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7.78mm"/>
    </style:style>
    <style:style style:name="co3" style:family="table-column">
      <style:table-column-properties fo:break-before="auto" style:column-width="46.37mm"/>
    </style:style>
    <style:style style:name="co4" style:family="table-column">
      <style:table-column-properties fo:break-before="auto" style:column-width="58.63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66.25mm"/>
    </style:style>
    <style:style style:name="co7" style:family="table-column">
      <style:table-column-properties fo:break-before="auto" style:column-width="53.73mm"/>
    </style:style>
    <style:style style:name="co8" style:family="table-column">
      <style:table-column-properties fo:break-before="auto" style:column-width="196.71mm"/>
    </style:style>
    <style:style style:name="co9" style:family="table-column">
      <style:table-column-properties fo:break-before="auto" style:column-width="76.32mm"/>
    </style:style>
    <style:style style:name="co10" style:family="table-column">
      <style:table-column-properties fo:break-before="auto" style:column-width="71.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3.76mm"/>
    </style:style>
    <style:style style:name="co13" style:family="table-column">
      <style:table-column-properties fo:break-before="auto" style:column-width="49.02mm"/>
    </style:style>
    <style:style style:name="co14" style:family="table-column">
      <style:table-column-properties fo:break-before="auto" style:column-width="13.42mm"/>
    </style:style>
    <style:style style:name="co15" style:family="table-column">
      <style:table-column-properties fo:break-before="auto" style:column-width="13.16mm"/>
    </style:style>
    <style:style style:name="co16" style:family="table-column">
      <style:table-column-properties fo:break-before="auto" style:column-width="30.85mm"/>
    </style:style>
    <style:style style:name="co17" style:family="table-column">
      <style:table-column-properties fo:break-before="auto" style:column-width="16.97mm"/>
    </style:style>
    <style:style style:name="co18" style:family="table-column">
      <style:table-column-properties fo:break-before="auto" style:column-width="45.19mm"/>
    </style:style>
    <style:style style:name="co19" style:family="table-column">
      <style:table-column-properties fo:break-before="auto" style:column-width="71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t" fo:country="E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r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onika Isberg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11.12.1967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OLITSEI- JA PIIRIVALVEAMET, ÕIGUSBÜROO JURIST</text:p>
          </table:table-cell>
          <table:table-cell/>
          <table:table-cell office:value-type="string" calcext:value-type="string">
            <text:p>veronika.isberg@gmail.com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dim Šaptšenko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07.04.1989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Põhiharidus</text:p>
          </table:table-cell>
          <table:table-cell office:value-type="string" calcext:value-type="string">
            <text:p>Vabatahtlik ettevõtja</text:p>
          </table:table-cell>
          <table:table-cell/>
          <table:table-cell office:value-type="string" calcext:value-type="string">
            <text:p>vadim.saptsenko@gmail.com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mar Jukkum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20.08.1977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Põhiharidus</text:p>
          </table:table-cell>
          <table:table-cell office:value-type="string" calcext:value-type="string">
            <text:p>AS SAKU ÕLLETEHAS, VILLIMISE OPERAATOR</text:p>
          </table:table-cell>
          <table:table-cell/>
          <table:table-cell office:value-type="string" calcext:value-type="string">
            <text:p>aimar@jukkum.net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ksandr Apolinsky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07.03.1980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õppejõud</text:p>
          </table:table-cell>
          <table:table-cell office:value-type="float" office:value="5016655" calcext:value-type="float">
            <text:p>5016655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trice Fenice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19.01.1970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Põhiharidus</text:p>
          </table:table-cell>
          <table:table-cell office:value-type="string" calcext:value-type="string">
            <text:p>Beatrice Mass Modelnet OÜ, juhatuse liige</text:p>
          </table:table-cell>
          <table:table-cell/>
          <table:table-cell office:value-type="string" calcext:value-type="string">
            <text:p>beatricemass@gmail.com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ta Pitk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20.03.1984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ARITAM GRUPP OÜ, tegevjuht</text:p>
          </table:table-cell>
          <table:table-cell/>
          <table:table-cell office:value-type="string" calcext:value-type="string">
            <text:p>marita@aritam.ee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rli Green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16.07.1988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ahva Ühtsuse Erakond, tegevsekretär</text:p>
          </table:table-cell>
          <table:table-cell/>
          <table:table-cell office:value-type="string" calcext:value-type="string">
            <text:p>kerligreen@hotmail.com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ne Snaith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05.07.1969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TÜ Igale Lapsele Pere, projektijuht</text:p>
          </table:table-cell>
          <table:table-cell/>
          <table:table-cell office:value-type="string" calcext:value-type="string">
            <text:p>jane@kasupered.ee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rea Green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17.04.1979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Callcenter OÜ, juhatuse liige</text:p>
          </table:table-cell>
          <table:table-cell/>
          <table:table-cell office:value-type="string" calcext:value-type="string">
            <text:p>andrea@rue.ee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io Märtson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24.10.1985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Credit Invest OÜ, turundusjuht</text:p>
          </table:table-cell>
          <table:table-cell/>
          <table:table-cell office:value-type="string" calcext:value-type="string">
            <text:p>mario@interpol.ee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imo Kägu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11.12.1954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MARRIOT juhatuse liige</text:p>
          </table:table-cell>
          <table:table-cell office:value-type="float" office:value="5010660" calcext:value-type="float">
            <text:p>5010660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rei Šaršov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11.11.1975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OÜ Tallinna Bekkeri Sadam, juhatuse liige</text:p>
          </table:table-cell>
          <table:table-cell/>
          <table:table-cell office:value-type="string" calcext:value-type="string">
            <text:p>andreisharshov@hot.ee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ivo Algur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08.02.1965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USS Security Eesti AS, turvatöötaja</text:p>
          </table:table-cell>
          <table:table-cell/>
          <table:table-cell office:value-type="string" calcext:value-type="string">
            <text:p>raivoalgur@hot.ee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avi Keedus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22.08.1979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esti Telekom AS, IT-spetsialist</text:p>
          </table:table-cell>
          <table:table-cell/>
          <table:table-cell office:value-type="string" calcext:value-type="string">
            <text:p>taavi.keedus@gmail.com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lja Trisberg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23.04.1965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TÜ LILLELAPSED, VABATAHTLIK</text:p>
          </table:table-cell>
          <table:table-cell/>
          <table:table-cell office:value-type="string" calcext:value-type="string">
            <text:p>trisbergsilja@gmail.com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ie Jaaniste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04.10.1968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MAKSU- JA TOLLIAMET, VANEMSPETSIALIST</text:p>
          </table:table-cell>
          <table:table-cell/>
          <table:table-cell office:value-type="string" calcext:value-type="string">
            <text:p>kaie.jaaniste@emta.ee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eks Saarnak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28.05.1991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Põhiharidus</text:p>
          </table:table-cell>
          <table:table-cell office:value-type="string" calcext:value-type="string">
            <text:p>AS SELVER, PAGAR</text:p>
          </table:table-cell>
          <table:table-cell/>
          <table:table-cell office:value-type="string" calcext:value-type="string">
            <text:p>aleks.saarnak@gmail.com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stiina Ojuland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17.12.1966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odune</text:p>
          </table:table-cell>
          <table:table-cell/>
          <table:table-cell office:value-type="string" calcext:value-type="string">
            <text:p>kristiina.ojuland@gmail.com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an Jaakus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01.10.1966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nema hooldaja</text:p>
          </table:table-cell>
          <table:table-cell/>
          <table:table-cell office:value-type="string" calcext:value-type="string">
            <text:p>allan.jaakus@gmail.com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Õnnela Raudsepp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28.11.1972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Rakvere Spordiselts Kalev, juhatuse esimees</text:p>
          </table:table-cell>
          <table:table-cell/>
          <table:table-cell office:value-type="string" calcext:value-type="string">
            <text:p>raudsepponnela@gmail.com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elyn Danilov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04.12.1983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West Wind OÜ juhatuse liige, jurist</text:p>
          </table:table-cell>
          <table:table-cell/>
          <table:table-cell office:value-type="string" calcext:value-type="string">
            <text:p>evelyn.danilov@gmail.com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nold Persidski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22.05.1972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Ida-Viru Keskhaigla EMO vanemarst</text:p>
          </table:table-cell>
          <table:table-cell/>
          <table:table-cell office:value-type="string" calcext:value-type="string">
            <text:p>arnold.persidski@ivkh.ee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jubov Dorošenko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21.07.1976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MTÜ Igale Lapsele Pere, vabatahtlik</text:p>
          </table:table-cell>
          <table:table-cell/>
          <table:table-cell office:value-type="string" calcext:value-type="string">
            <text:p>ljuba@kasupered.ee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vo Raudsepp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09.10.1973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.Õ.M.M. OÜ, tegevjuht</text:p>
          </table:table-cell>
          <table:table-cell/>
          <table:table-cell office:value-type="string" calcext:value-type="string">
            <text:p>pavo@hot.ee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mo Pener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11.05.1971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aide valla lasteaed-kool, õpetaja</text:p>
          </table:table-cell>
          <table:table-cell/>
          <table:table-cell office:value-type="string" calcext:value-type="string">
            <text:p>ramo.penner1@gmail.com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t Kukk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25.05.1984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iljandi Kutseõppekeskus, arvutiõppeosakonna juht</text:p>
          </table:table-cell>
          <table:table-cell/>
          <table:table-cell office:value-type="string" calcext:value-type="string">
            <text:p>ott.kukk@gmail.com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õnu Kalja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12.10.1973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ÜÜDIK&amp;KALJA OÜ, LOOMAARST KLIINIKU JUHATAJA</text:p>
          </table:table-cell>
          <table:table-cell/>
          <table:table-cell office:value-type="string" calcext:value-type="string">
            <text:p>tonukalja@hotmail.com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lver Kuusik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17.11.1983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silver@rue.ee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rlin Abedi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30.06.1980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</text:p>
          </table:table-cell>
          <table:table-cell office:value-type="float" office:value="53830916" calcext:value-type="float">
            <text:p>53830916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lis Fischer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01.04.1960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FIE</text:p>
          </table:table-cell>
          <table:table-cell/>
          <table:table-cell office:value-type="string" calcext:value-type="string">
            <text:p>aulis.fischer@gmail.com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iret Haljend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23.08.1971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Võru Arst, pereõde</text:p>
          </table:table-cell>
          <table:table-cell/>
          <table:table-cell office:value-type="string" calcext:value-type="string">
            <text:p>piretph@hot.ee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ak Metsalu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16.10.196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Ülempreester, MPEÕK Narva Kristuse Ülestõusmise Katedraal, Jacob-Antiquitas OÜ ja Liivimaa-Antiik MTÜ omanik</text:p>
          </table:table-cell>
          <table:table-cell/>
          <table:table-cell office:value-type="string" calcext:value-type="string">
            <text:p>jaak.jacob@gmail.com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uhan Liiv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31.03.1950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G4S turvatöötaja</text:p>
          </table:table-cell>
          <table:table-cell/>
          <table:table-cell office:value-type="string" calcext:value-type="string">
            <text:p>jorss7@hot.ee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drus Soopalu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28.05.1962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ÄÄDEMEESTE APTEEK OÜ, JUHATAJA</text:p>
          </table:table-cell>
          <table:table-cell/>
          <table:table-cell office:value-type="string" calcext:value-type="string">
            <text:p>asoopalu@gmail.com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dres Lainela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09.03.1988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FILMITEGIJA OÜ, produtsent</text:p>
          </table:table-cell>
          <table:table-cell/>
          <table:table-cell office:value-type="string" calcext:value-type="string">
            <text:p>andres.lainela@gmail.com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mas Espenberg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4.07.196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E TEENUSED OÜ, omanik ja juhataja</text:p>
          </table:table-cell>
          <table:table-cell office:value-type="float" office:value="58141650" calcext:value-type="float">
            <text:p>58141650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le Valgepe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2.12.1987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ONSULTANT, OÜ SCORO</text:p>
          </table:table-cell>
          <table:table-cell office:value-type="string" calcext:value-type="string">
            <text:p>55 12343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ivo Põr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5.02.1944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taivo.pork.001@mail.ee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kolai Jakobišvili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2.11.1952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FIE ARHITEKT, HÜÜBI tn 12</text:p>
          </table:table-cell>
          <table:table-cell/>
          <table:table-cell office:value-type="string" calcext:value-type="string">
            <text:p>njakobishvili@hot.ee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ho Rausm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6.08.1956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masterix@hot.ee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ka Istahl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4.05.1954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marika.marique@hotmail.com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nika Soots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4.11.1970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OÜ Marja Ilusalong, kosmeetik</text:p>
          </table:table-cell>
          <table:table-cell/>
          <table:table-cell office:value-type="string" calcext:value-type="string">
            <text:p>soots07@hot.ee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ksander Tšernikov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3.05.1963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MEELELAHUTAJATE LIIT, JUHATUSE LIIGE</text:p>
          </table:table-cell>
          <table:table-cell/>
          <table:table-cell office:value-type="string" calcext:value-type="string">
            <text:p>sass@djcenter.ee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mas Siemer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5.02.1962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Baltika Tailor OÜ, teenistuse juht</text:p>
          </table:table-cell>
          <table:table-cell office:value-type="float" office:value="5131245" calcext:value-type="float">
            <text:p>513124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in Pik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2.04.1950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</text:p>
          </table:table-cell>
          <table:table-cell office:value-type="float" office:value="5541639" calcext:value-type="float">
            <text:p>5541639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et Jõgi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4.02.1989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LLINNA LASTEAED "SINILILL", ÕPETAJA</text:p>
          </table:table-cell>
          <table:table-cell office:value-type="float" office:value="533212449" calcext:value-type="float">
            <text:p>533212449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e Liiger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9.11.1957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uusamo Tervisekeskus, arst</text:p>
          </table:table-cell>
          <table:table-cell/>
          <table:table-cell office:value-type="string" calcext:value-type="string">
            <text:p>mare@rkelu.ee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iret Grassmann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3.02.1975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TÜ Lillelapsed, direktor <text:s/>Melg-Auto OÜ, personalijuht</text:p>
          </table:table-cell>
          <table:table-cell/>
          <table:table-cell office:value-type="string" calcext:value-type="string">
            <text:p>kairet.grassmann@melgauto.ee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han Oktain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8.04.1989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Välisministeerium, seirespetsialist</text:p>
          </table:table-cell>
          <table:table-cell/>
          <table:table-cell office:value-type="string" calcext:value-type="string">
            <text:p>ohranoktain@gmail.com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nnar Stahl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1.06.1962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disainer</text:p>
          </table:table-cell>
          <table:table-cell/>
          <table:table-cell office:value-type="string" calcext:value-type="string">
            <text:p>gsbollux@hot.ee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omas Rull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1.01.1965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G. Otsa nim Tallinna Muusikakool, pedagoog</text:p>
          </table:table-cell>
          <table:table-cell/>
          <table:table-cell office:value-type="string" calcext:value-type="string">
            <text:p>info@toomasrull.com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iko Hartwig Valgepe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7.06.1964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ventlab OÜ, juhataja</text:p>
          </table:table-cell>
          <table:table-cell office:value-type="float" office:value="5512332" calcext:value-type="float">
            <text:p>5512332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ul Öpi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3.07.195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rukolonel</text:p>
          </table:table-cell>
          <table:table-cell/>
          <table:table-cell office:value-type="string" calcext:value-type="string">
            <text:p>raul_opik@hotmail.com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ho Nüüd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2.07.1958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OÜ HT Laevateenindus (Tallink), vanemmehaanik</text:p>
          </table:table-cell>
          <table:table-cell/>
          <table:table-cell office:value-type="string" calcext:value-type="string">
            <text:p>riho.nd@mail.ee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ev Piir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6.09.1949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olevpiir@hot.ee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in Tölp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1.10.194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Pensionäride Liit, tegevjuht</text:p>
          </table:table-cell>
          <table:table-cell office:value-type="float" office:value="5163119" calcext:value-type="float">
            <text:p>5163119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ar Ehal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8.01.1954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Kaitseliit, Tallinna malev, haldusspetsialist</text:p>
          </table:table-cell>
          <table:table-cell/>
          <table:table-cell office:value-type="string" calcext:value-type="string">
            <text:p>alar.ehala@mail.ee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han Kobin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6.01.1954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ionär</text:p>
          </table:table-cell>
          <table:table-cell office:value-type="float" office:value="56568796" calcext:value-type="float">
            <text:p>56568796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in Van Doorslaer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5.11.1972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ektor, tõlkija</text:p>
          </table:table-cell>
          <table:table-cell/>
          <table:table-cell office:value-type="string" calcext:value-type="string">
            <text:p>triin.van_doorslaer@tlu.ee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iko Krass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1.04.197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ööotsija</text:p>
          </table:table-cell>
          <table:table-cell table:number-columns-repeated="2"/>
          <table:table-cell office:value-type="string" calcext:value-type="string">
            <text:p>Jõeküla tee 14-13, Tallinn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in Helme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4.04.1976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juhataja, Kirjastus Kunst</text:p>
          </table:table-cell>
          <table:table-cell/>
          <table:table-cell office:value-type="string" calcext:value-type="string">
            <text:p>martinhelme@hotmail.com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rus Leberecht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4.04.1954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AS Ühisteenused, klienditeenindaja</text:p>
          </table:table-cell>
          <table:table-cell/>
          <table:table-cell office:value-type="string" calcext:value-type="string">
            <text:p>andrus5403@gmail.com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arel Jaak Roosaare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9.07.1954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ÜLIKOOL, ÕIGUSAKADEEMIA, ÕPPEJÕUD</text:p>
          </table:table-cell>
          <table:table-cell/>
          <table:table-cell office:value-type="string" calcext:value-type="string">
            <text:p>law_prof@hotmail.com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sse Alli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8.08.1985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G4S AS, Lennujulgestaja</text:p>
          </table:table-cell>
          <table:table-cell/>
          <table:table-cell office:value-type="string" calcext:value-type="string">
            <text:p>wesse.allik@hotmail.com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gus Reemets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4.06.1944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, ajakirjanik, ajaloohuviline</text:p>
          </table:table-cell>
          <table:table-cell office:value-type="float" office:value="5236508" calcext:value-type="float">
            <text:p>5236508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gar Viigimäe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31.07.1943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edgar.viigimae@gmail.com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ia Paemurru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3.09.1962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Muusika- ja Teatriakadeemia, lektor</text:p>
          </table:table-cell>
          <table:table-cell table:number-columns-repeated="2"/>
          <table:table-cell office:value-type="string" calcext:value-type="string">
            <text:p>Tatari 8-21, Tallinn 1011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ak Vimm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7.09.1946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esti Infotehnoloogia Kolledž, administraator</text:p>
          </table:table-cell>
          <table:table-cell/>
          <table:table-cell office:value-type="string" calcext:value-type="string">
            <text:p>jaak.vimm@gmail.com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vo Ratas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5.01.1974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aktor OÜ, juhatuse liige</text:p>
          </table:table-cell>
          <table:table-cell/>
          <table:table-cell office:value-type="string" calcext:value-type="string">
            <text:p>ivoratas@gmail.com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ju Mäti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6.09.1932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TÜ Eesti Mereakadeemia, õppejõud</text:p>
          </table:table-cell>
          <table:table-cell/>
          <table:table-cell office:value-type="string" calcext:value-type="string">
            <text:p>kaljumatik@yahoo.com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nn Põlluaas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6.02.1960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aue Linnavalitsus, linnapea</text:p>
          </table:table-cell>
          <table:table-cell/>
          <table:table-cell office:value-type="string" calcext:value-type="string">
            <text:p>hennpolluaas@gmail.com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im Pohla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4.05.1985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MTÜ TRE RAADIO ÜHING</text:p>
          </table:table-cell>
          <table:table-cell/>
          <table:table-cell office:value-type="string" calcext:value-type="string">
            <text:p>siim@tre.ee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t Järvi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1.02.1956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Järvakandi Vallavalitsus, vallavanem</text:p>
          </table:table-cell>
          <table:table-cell/>
          <table:table-cell office:value-type="string" calcext:value-type="string">
            <text:p>mart@jarvakandi.ee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ul Puustusma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5.09.1964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A-Juriidilised Teenused OÜ, juhataja</text:p>
          </table:table-cell>
          <table:table-cell/>
          <table:table-cell office:value-type="string" calcext:value-type="string">
            <text:p>paul@aa-teenused.ee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üri Derkun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4.07.1959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jyri@saltrooms.eu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ne Kok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4.03.1980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Jarex Invest OÜ, juhatuse liige</text:p>
          </table:table-cell>
          <table:table-cell/>
          <table:table-cell office:value-type="string" calcext:value-type="string">
            <text:p>rene@rmeinvest.ee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i Rimmel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3.11.1952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R Teenused OÜ, juhatuse liige</text:p>
          </table:table-cell>
          <table:table-cell/>
          <table:table-cell office:value-type="string" calcext:value-type="string">
            <text:p>kai.rimmel@hotmail.com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ino Lõiveke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1.02.1942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Taimekasvatuse Instituut, vanemspetsialist, põllumajandusdoktor</text:p>
          </table:table-cell>
          <table:table-cell/>
          <table:table-cell office:value-type="string" calcext:value-type="string">
            <text:p>heino.loiveke@etki.ee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uri Lasimer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0.11.198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aitseliit, Harju Malev, Valvekompanii Rühmaülem</text:p>
          </table:table-cell>
          <table:table-cell table:number-columns-repeated="2"/>
          <table:table-cell office:value-type="string" calcext:value-type="string">
            <text:p>Sõpruse pst 232-77, Tallinn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iko Vär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1.04.1967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KC Eesti AS, Protsessiarendusjuht</text:p>
          </table:table-cell>
          <table:table-cell/>
          <table:table-cell office:value-type="string" calcext:value-type="string">
            <text:p>es12bh@gmail.com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avi Tutt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1.12.1955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LLMANN GR OÜ, JUHATAJA</text:p>
          </table:table-cell>
          <table:table-cell office:value-type="float" office:value="4720155" calcext:value-type="float">
            <text:p>4720155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av Kruus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1.06.1957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alitsus Kultuuriväärtuste Amet, peaspetsialist</text:p>
          </table:table-cell>
          <table:table-cell/>
          <table:table-cell office:value-type="string" calcext:value-type="string">
            <text:p>olav.kruus@gmail.com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ivo Kirtsi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4.11.1949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toivo.kirtsi@gmail.com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ett Leos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9.11.1990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llinna Liivalossi lasteaed, õpetaja</text:p>
          </table:table-cell>
          <table:table-cell/>
          <table:table-cell office:value-type="string" calcext:value-type="string">
            <text:p>anett.leok@hotmail.com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avi Tapu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2.11.1993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3R Computers, Tugitehnik/helpdesk</text:p>
          </table:table-cell>
          <table:table-cell/>
          <table:table-cell office:value-type="string" calcext:value-type="string">
            <text:p>taavi.tapu@gmail.com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do Pajo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4.10.1950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jurist, pensionär</text:p>
          </table:table-cell>
          <table:table-cell/>
          <table:table-cell office:value-type="string" calcext:value-type="string">
            <text:p>maido@pajo.ee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lle-Moonika Helme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8.07.1966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LMF pedagoog</text:p>
          </table:table-cell>
          <table:table-cell/>
          <table:table-cell office:value-type="string" calcext:value-type="string">
            <text:p>moonika.toming@mail.ee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rdi Rehkalt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6.03.1972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Ohtla Põld OÜ juhatuse liige</text:p>
          </table:table-cell>
          <table:table-cell office:value-type="float" office:value="4795719" calcext:value-type="float">
            <text:p>4795719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rmas Selirand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5.08.1948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när</text:p>
          </table:table-cell>
          <table:table-cell/>
          <table:table-cell office:value-type="string" calcext:value-type="string">
            <text:p>urmas.esimene@mail.ee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vo Leppma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2.09.1960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iirsalu Põllumajanduse OÜ, tegevjuht</text:p>
          </table:table-cell>
          <table:table-cell/>
          <table:table-cell office:value-type="string" calcext:value-type="string">
            <text:p>elvoleppmaa@gmail.com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in Meril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2.10.1946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Vangla, kriminaalhooldusametnik</text:p>
          </table:table-cell>
          <table:table-cell office:value-type="float" office:value="4778241" calcext:value-type="float">
            <text:p>4778241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elis Mal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2.06.1970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Diakon, EELK Karuse Margareeta kogudus</text:p>
          </table:table-cell>
          <table:table-cell/>
          <table:table-cell office:value-type="string" calcext:value-type="string">
            <text:p>ef.meelismalk@gmail.com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var Rohilaid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7.12.1955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OÜ AIMARO, tegevjuht</text:p>
          </table:table-cell>
          <table:table-cell/>
          <table:table-cell office:value-type="string" calcext:value-type="string">
            <text:p>aivar55@hotmail.com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ret Kollo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7.10.1964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llinna Paekaare Lasteaed, õpetaja</text:p>
          </table:table-cell>
          <table:table-cell/>
          <table:table-cell office:value-type="string" calcext:value-type="string">
            <text:p>piretkollo@gmail.com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 Poolamets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2.02.197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jurist, lektor</text:p>
          </table:table-cell>
          <table:table-cell/>
          <table:table-cell office:value-type="string" calcext:value-type="string">
            <text:p>anti.poolamets@eesti.ee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e Saarne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4.01.1966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KÜ Kuldnoka 8, juhatuse liige</text:p>
          </table:table-cell>
          <table:table-cell/>
          <table:table-cell office:value-type="string" calcext:value-type="string">
            <text:p>are99@hot.ee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igar Põder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7.10.1970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aigarp@hot.ee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o Trumm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4.10.196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A VIRUMAA MUUSEUMID, TEADUR</text:p>
          </table:table-cell>
          <table:table-cell/>
          <table:table-cell office:value-type="string" calcext:value-type="string">
            <text:p>uno.trumm@mail.ee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no Pikhof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2.12.1950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</text:p>
          </table:table-cell>
          <table:table-cell office:value-type="float" office:value="58056828" calcext:value-type="float">
            <text:p>58056828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stjan Siimson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1.09.1988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rkvara arhitekt, Cach On Go Ltd</text:p>
          </table:table-cell>
          <table:table-cell/>
          <table:table-cell office:value-type="string" calcext:value-type="string">
            <text:p>kristjan.siimson@gmail.com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lmer Kalaus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1.06.1986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AS Katus, ehitaja</text:p>
          </table:table-cell>
          <table:table-cell/>
          <table:table-cell office:value-type="string" calcext:value-type="string">
            <text:p>kalaus01@gmail.com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no Kodu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6.03.1956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, Viru Vangla finants-majandusosakonna juhataja</text:p>
          </table:table-cell>
          <table:table-cell/>
          <table:table-cell office:value-type="string" calcext:value-type="string">
            <text:p>arno72234@gmail.com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ri-Liis Lillemets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1.08.199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TÜ Lillelapsed, õpetaja</text:p>
          </table:table-cell>
          <table:table-cell/>
          <table:table-cell office:value-type="string" calcext:value-type="string">
            <text:p>lillemets.mariliis@gmail.com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ai Ird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5.12.196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iru Vangla, meditsiiniosakonna juhataja</text:p>
          </table:table-cell>
          <table:table-cell table:number-columns-repeated="2"/>
          <table:table-cell office:value-type="string" calcext:value-type="string">
            <text:p>Paate 14-3 Kohtla-Järve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senia Võhm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0.07.1993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üliõpilane</text:p>
          </table:table-cell>
          <table:table-cell office:value-type="float" office:value="56988356" calcext:value-type="float">
            <text:p>56988356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rt Kalaus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9.11.1950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ionär</text:p>
          </table:table-cell>
          <table:table-cell/>
          <table:table-cell office:value-type="string" calcext:value-type="string">
            <text:p>kalamart@hot.ee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uri Õun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9.08.1989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administraator, töötav üliõpilane</text:p>
          </table:table-cell>
          <table:table-cell/>
          <table:table-cell office:value-type="string" calcext:value-type="string">
            <text:p>laurioun@hotmail.com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uri Karp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30.03.199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öötu</text:p>
          </table:table-cell>
          <table:table-cell office:value-type="float" office:value="56773226" calcext:value-type="float">
            <text:p>56773226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iret Janis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7.09.1957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sotsiaaltöötaja, OY SOL</text:p>
          </table:table-cell>
          <table:table-cell/>
          <table:table-cell office:value-type="string" calcext:value-type="string">
            <text:p>espadron2009@hotmail.com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nel Liiv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3.06.199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OÜ Sell It, müügikonsultant</text:p>
          </table:table-cell>
          <table:table-cell/>
          <table:table-cell office:value-type="string" calcext:value-type="string">
            <text:p>tanel.liiva@gmail.com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ak Madison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2.04.199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üliõpilane</text:p>
          </table:table-cell>
          <table:table-cell/>
          <table:table-cell office:value-type="string" calcext:value-type="string">
            <text:p>jaak.madison@ekre.ee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 Suurkas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5.05.1968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maaler, LATOOG OÜ</text:p>
          </table:table-cell>
          <table:table-cell office:value-type="float" office:value="51900902" calcext:value-type="float">
            <text:p>51900902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ve Piip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7.11.1978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OÜ KAFFA MARIIN JUHATUSE LIIGE</text:p>
          </table:table-cell>
          <table:table-cell office:value-type="float" office:value="56942885" calcext:value-type="float">
            <text:p>5694288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n Sarv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7.06.1959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, FIE</text:p>
          </table:table-cell>
          <table:table-cell/>
          <table:table-cell office:value-type="string" calcext:value-type="string">
            <text:p>ennsarv50@gmail.com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mo Hints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5.12.1974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AJAKESKUS WITTEWSTEIN, JÄRVAMAA MUUSEUM, kultuuri- ja programmijuht</text:p>
          </table:table-cell>
          <table:table-cell office:value-type="float" office:value="56459639" calcext:value-type="float">
            <text:p>56459639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ivo Asukül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8.02.1948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IRIKUÕPETAJA, PAISTU KOGUDUS</text:p>
          </table:table-cell>
          <table:table-cell office:value-type="float" office:value="56674415" calcext:value-type="float">
            <text:p>56674415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o Kalaus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0.08.198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Põhiharidus</text:p>
          </table:table-cell>
          <table:table-cell office:value-type="string" calcext:value-type="string">
            <text:p>KATUS AS, LAMEKATUSE TÖÖLINE</text:p>
          </table:table-cell>
          <table:table-cell office:value-type="float" office:value="56390847" calcext:value-type="float">
            <text:p>56390847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ustav Siniväli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3.06.1953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Jämejala Psühhiaatria Haigla sundravi osakonna hooldaja</text:p>
          </table:table-cell>
          <table:table-cell office:value-type="float" office:value="56655371" calcext:value-type="float">
            <text:p>56655371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lgi Lii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2.02.1957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Avitar hooldusõde</text:p>
          </table:table-cell>
          <table:table-cell office:value-type="float" office:value="53541813" calcext:value-type="float">
            <text:p>53541813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le Pärn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5.05.1945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bakutseline näitleja ja teoloog, pensionär</text:p>
          </table:table-cell>
          <table:table-cell/>
          <table:table-cell office:value-type="string" calcext:value-type="string">
            <text:p>tiliam@hot.ee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ivo Põldaru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9.05.195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raivo.poldaru@gmail.com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ristian Suve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1.07.1976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Salmonfarm OÜ, kalatöötleja</text:p>
          </table:table-cell>
          <table:table-cell/>
          <table:table-cell office:value-type="string" calcext:value-type="string">
            <text:p>ksummer007@hotmail.com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it Rosin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5.05.1949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uumajatehase OÜ, tootmisjuht</text:p>
          </table:table-cell>
          <table:table-cell/>
          <table:table-cell office:value-type="string" calcext:value-type="string">
            <text:p>tiit@puumaja.ee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ti Köhler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8.05.1937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 office:value-type="float" office:value="5090481" calcext:value-type="float">
            <text:p>5090481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lev Teder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4.03.1958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olev.teder@pkpk.ee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i Tennosaar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4.06.1943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kaitennosaar@hotmail.com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mo Avi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0.10.1989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õpilane</text:p>
          </table:table-cell>
          <table:table-cell/>
          <table:table-cell office:value-type="string" calcext:value-type="string">
            <text:p>timo.avi@gmail.com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ret Rätsep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9.09.1936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</text:p>
          </table:table-cell>
          <table:table-cell office:value-type="float" office:value="5151993" calcext:value-type="float">
            <text:p>5151993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rgit Avi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7.11.198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OÜ SOFTCOM, juurdelõikaja</text:p>
          </table:table-cell>
          <table:table-cell/>
          <table:table-cell office:value-type="string" calcext:value-type="string">
            <text:p>margit.avi@mail.ee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re Mür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8.06.1977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NALÜÜTIK, BALTI UURINGUTE INSTITUUT</text:p>
          </table:table-cell>
          <table:table-cell/>
          <table:table-cell office:value-type="string" calcext:value-type="string">
            <text:p>imremyrk@gmail.com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alev Essenson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6.03.1962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OÜ Terasplast juhatuse esimees</text:p>
          </table:table-cell>
          <table:table-cell/>
          <table:table-cell office:value-type="string" calcext:value-type="string">
            <text:p>kessenson@gmail.com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rike Lillenberg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2.01.1954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MÜ dotsent</text:p>
          </table:table-cell>
          <table:table-cell/>
          <table:table-cell office:value-type="string" calcext:value-type="string">
            <text:p>merike.lillenberg@emu.ee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uben Kaalep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1.09.1993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üliõpilane</text:p>
          </table:table-cell>
          <table:table-cell/>
          <table:table-cell office:value-type="string" calcext:value-type="string">
            <text:p>ruuben.kaalep@gmail.com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drek Kald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6.12.1960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FIE</text:p>
          </table:table-cell>
          <table:table-cell/>
          <table:table-cell office:value-type="string" calcext:value-type="string">
            <text:p>indrekkalda@gmail.com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ivo Suuroj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0.09.1940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MÜ emeriitprofessor</text:p>
          </table:table-cell>
          <table:table-cell office:value-type="float" office:value="5040103" calcext:value-type="float">
            <text:p>5040103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ili Tuhkanen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8.12.1965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Ülikool, õppejõud</text:p>
          </table:table-cell>
          <table:table-cell/>
          <table:table-cell office:value-type="string" calcext:value-type="string">
            <text:p>aili.tuhkanen@ut.ee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ina Pärnpuu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9.04.196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õlkija</text:p>
          </table:table-cell>
          <table:table-cell/>
          <table:table-cell office:value-type="string" calcext:value-type="string">
            <text:p>parnpuu@gmail.com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drek Särg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6.04.1966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TA õppejõud</text:p>
          </table:table-cell>
          <table:table-cell/>
          <table:table-cell office:value-type="string" calcext:value-type="string">
            <text:p>indreksarg@gmail.com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ndon Värsi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4.11.1992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üliõpilane</text:p>
          </table:table-cell>
          <table:table-cell/>
          <table:table-cell office:value-type="string" calcext:value-type="string">
            <text:p>randonv2rsi@gmail.com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o Kaskpeit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8.06.1957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uno.kaskpeit@gmail.com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rry Aart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31.03.1953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MERMIKO Consult, juhatuse liige, konsulent</text:p>
          </table:table-cell>
          <table:table-cell office:value-type="float" office:value="5093378" calcext:value-type="float">
            <text:p>5093378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rno Sild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6.04.1947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 office:value-type="float" office:value="5165624" calcext:value-type="float">
            <text:p>5165624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s Taul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7.03.1950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info@torupillitalu.ee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rtur Karas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6.05.1962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ABOVO OÜ, autovaruosade konsultant</text:p>
          </table:table-cell>
          <table:table-cell/>
          <table:table-cell office:value-type="string" calcext:value-type="string">
            <text:p>artur40@hot.ee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del-Haljand Susi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6.04.1940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äänemaa Kergejõustikuklubi president</text:p>
          </table:table-cell>
          <table:table-cell/>
          <table:table-cell office:value-type="string" calcext:value-type="string">
            <text:p>endelhsusi@hot.ee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rtti Kirotaj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5.07.1982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eskkonnaameti üldosakonna spetsialist</text:p>
          </table:table-cell>
          <table:table-cell office:value-type="float" office:value="56230301" calcext:value-type="float">
            <text:p>56230301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iina Sabalis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8.10.1957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rava vallavanem</text:p>
          </table:table-cell>
          <table:table-cell/>
          <table:table-cell office:value-type="string" calcext:value-type="string">
            <text:p>riina@orava.ee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eevi Hõra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5.11.1944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õuna-Eesti Haigla AS, õde</text:p>
          </table:table-cell>
          <table:table-cell office:value-type="float" office:value="5186774" calcext:value-type="float">
            <text:p>5186774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ivar Mesikäpp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6.01.1967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Notar</text:p>
          </table:table-cell>
          <table:table-cell/>
          <table:table-cell office:value-type="string" calcext:value-type="string">
            <text:p>aivar.mesikapp@gmail.com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aino Raub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3.08.193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 office:value-type="float" office:value="5094343" calcext:value-type="float">
            <text:p>5094343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rt Helme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31.10.1949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mart.helme@mail.ee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ldur Paulson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1.04.1963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AUPLUSE JUHATAJA, LL MERGE GRUPP AS</text:p>
          </table:table-cell>
          <table:table-cell office:value-type="float" office:value="56210744" calcext:value-type="float">
            <text:p>56210744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lle Kullerkupp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8.12.196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TERVE PERE STUUDIO, juhataja</text:p>
          </table:table-cell>
          <table:table-cell/>
          <table:table-cell office:value-type="string" calcext:value-type="string">
            <text:p>kullerkupphelle@gmail.com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äde Kalamees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2.02.1954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Maakarja Kasvatajate Seltsi tegevjuht, tõuraamatupidaja</text:p>
          </table:table-cell>
          <table:table-cell/>
          <table:table-cell office:value-type="string" calcext:value-type="string">
            <text:p>kade.kalamees@gmail.com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drus Lelov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2.11.1970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NOTE Pärnu OÜ, planeerija</text:p>
          </table:table-cell>
          <table:table-cell/>
          <table:table-cell office:value-type="string" calcext:value-type="string">
            <text:p>andrus.lelov@outlook.com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ti Lehol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2.06.1943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ruohvitser</text:p>
          </table:table-cell>
          <table:table-cell/>
          <table:table-cell office:value-type="string" calcext:value-type="string">
            <text:p>mati.lehola562@gmail.com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iki Merirand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30.07.1955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FIE, MTÜ Pärnumaa Rannakalurite Esindus</text:p>
          </table:table-cell>
          <table:table-cell/>
          <table:table-cell office:value-type="string" calcext:value-type="string">
            <text:p>heikimerirand@hot.ee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ivi Kallaste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8.12.196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Patsientide Esindusühing, Pärnu kontor, huvikaitsja</text:p>
          </table:table-cell>
          <table:table-cell/>
          <table:table-cell office:value-type="string" calcext:value-type="string">
            <text:p>parnu@epey.ee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ina Toomjõe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5.05.197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OÜ Terve Pere Stuudio, sekretär/assistent</text:p>
          </table:table-cell>
          <table:table-cell/>
          <table:table-cell office:value-type="string" calcext:value-type="string">
            <text:p>tiinatoomjoe@gmail.com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ina Espenberg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6.02.1970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DEMJANOV, PEARAAMTUPIDAJA</text:p>
          </table:table-cell>
          <table:table-cell table:number-columns-repeated="2"/>
          <table:table-cell office:value-type="string" calcext:value-type="string">
            <text:p>Taludevahe 21, Talinn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en Michal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2.07.1975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<text:s/>Eesti Reformierakonna fraktsiooni esimees</text:p>
          </table:table-cell>
          <table:table-cell/>
          <table:table-cell office:value-type="string" calcext:value-type="string">
            <text:p>kristen@reform.ee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idy Purg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8.03.1975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Laul produtsent</text:p>
          </table:table-cell>
          <table:table-cell/>
          <table:table-cell office:value-type="string" calcext:value-type="string">
            <text:p>heidy.purga@err.ee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 Holsmer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0.09.198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Eesti Reformierakonna fraktsiooni aseesimees</text:p>
          </table:table-cell>
          <table:table-cell/>
          <table:table-cell office:value-type="string" calcext:value-type="string">
            <text:p>remo.holsmer@riigikogu.ee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ja Savisaar-Toomast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5.08.1962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ööotsija</text:p>
          </table:table-cell>
          <table:table-cell/>
          <table:table-cell office:value-type="string" calcext:value-type="string">
            <text:p>viljatoomast@gmail.com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ina Lokk-Tramberg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1.10.1955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kultuurikomisjoni liige</text:p>
          </table:table-cell>
          <table:table-cell/>
          <table:table-cell office:value-type="string" calcext:value-type="string">
            <text:p>tiina.lokk@poff.ee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s Leemet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3.06.195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olikogu liige</text:p>
          </table:table-cell>
          <table:table-cell/>
          <table:table-cell office:value-type="string" calcext:value-type="string">
            <text:p>ants@svm.ee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tjana Muravjov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3.01.194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tatjana.muravjoa049@gmail.com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in Pärtel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0.04.195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Kristiine Gümnaasiumi õpetaja</text:p>
          </table:table-cell>
          <table:table-cell/>
          <table:table-cell office:value-type="string" calcext:value-type="string">
            <text:p>karin.partel@gmail.com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ina Hermakül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3.09.1941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Näitleja</text:p>
          </table:table-cell>
          <table:table-cell/>
          <table:table-cell office:value-type="string" calcext:value-type="string">
            <text:p>liina.orlof@gmail.com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s Aro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0.05.197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, jurist</text:p>
          </table:table-cell>
          <table:table-cell/>
          <table:table-cell office:value-type="string" calcext:value-type="string">
            <text:p>aroa@hot.ee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ol Silkin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5.02.197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gerol.silkin@gmail.com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it Pentus-Rosimannu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3.03.1976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älisminister</text:p>
          </table:table-cell>
          <table:table-cell/>
          <table:table-cell office:value-type="string" calcext:value-type="string">
            <text:p>keit@reform.ee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o Aa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9.06.198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majanduskomisjoni esimees</text:p>
          </table:table-cell>
          <table:table-cell/>
          <table:table-cell office:value-type="string" calcext:value-type="string">
            <text:p>arto.aas@riigikogu.ee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kolai Novosjolov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9.06.198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esti Vehklemisliit, sportlane</text:p>
          </table:table-cell>
          <table:table-cell/>
          <table:table-cell office:value-type="string" calcext:value-type="string">
            <text:p>nikolai.novosjolov@gmail.com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rmas Sutrop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7.06.1956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Keele Instituudi direktor</text:p>
          </table:table-cell>
          <table:table-cell/>
          <table:table-cell office:value-type="string" calcext:value-type="string">
            <text:p>urmas.sutrop@eki.ee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Ülle Rajasalu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6.05.1953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arju maavanem</text:p>
          </table:table-cell>
          <table:table-cell/>
          <table:table-cell office:value-type="string" calcext:value-type="string">
            <text:p>ulle.rajasalu@harju.maavalitsus.ee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re Sooäär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3.03.196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väliskomisjoni liige</text:p>
          </table:table-cell>
          <table:table-cell/>
          <table:table-cell office:value-type="string" calcext:value-type="string">
            <text:p>imre@padaste.ee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lev Kallemet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8.04.197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majanduskomisjoni liige</text:p>
          </table:table-cell>
          <table:table-cell/>
          <table:table-cell office:value-type="string" calcext:value-type="string">
            <text:p>kalev.kallemets@gmail.com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i Eenma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2.06.1943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olikogu Reformierakonna fraktsiooni esimees</text:p>
          </table:table-cell>
          <table:table-cell/>
          <table:table-cell office:value-type="string" calcext:value-type="string">
            <text:p>ivi.eenmaa@neti.ee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e Pärnaste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9.02.1951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, pensionär</text:p>
          </table:table-cell>
          <table:table-cell/>
          <table:table-cell office:value-type="string" calcext:value-type="string">
            <text:p>eve.parnaste@gmail.com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org Aher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1.05.1954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TÜ Koolitus- ja Nõustamiskeskus HARED juhatuse liige</text:p>
          </table:table-cell>
          <table:table-cell/>
          <table:table-cell office:value-type="string" calcext:value-type="string">
            <text:p>georg@hared.ee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ga Ašihmin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2.04.1984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Leibur, tootmis- ja väljastusteenistuse juht</text:p>
          </table:table-cell>
          <table:table-cell/>
          <table:table-cell office:value-type="string" calcext:value-type="string">
            <text:p>olgaasihmina@gmail.com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omas Vik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3.09.196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iseministeeriumi pressinõunik</text:p>
          </table:table-cell>
          <table:table-cell/>
          <table:table-cell office:value-type="string" calcext:value-type="string">
            <text:p>toomas.viks@siseministeerium.ee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lev Kukk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3.06.1951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Ülikooli inimgeograafia külalisõppejõud</text:p>
          </table:table-cell>
          <table:table-cell/>
          <table:table-cell office:value-type="string" calcext:value-type="string">
            <text:p>kalev.kukk@smail.ee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avi Toppi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7.04.199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Nõunik</text:p>
          </table:table-cell>
          <table:table-cell/>
          <table:table-cell office:value-type="string" calcext:value-type="string">
            <text:p>ttoppi@gmail.com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rmas Paet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0.04.1974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uroopa Parlamendi liige</text:p>
          </table:table-cell>
          <table:table-cell/>
          <table:table-cell office:value-type="string" calcext:value-type="string">
            <text:p>urmas.paet@europarl.euroopa.eu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is Lauri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1.01.1966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ahandusminister</text:p>
          </table:table-cell>
          <table:table-cell/>
          <table:table-cell office:value-type="string" calcext:value-type="string">
            <text:p>mlauri@neti.ee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erik-Niiles Kros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8.09.1967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rustcorp OÜ; Tallinna Linnavolikogu liige</text:p>
          </table:table-cell>
          <table:table-cell/>
          <table:table-cell office:value-type="string" calcext:value-type="string">
            <text:p>enkross@gmail.com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in Kukk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5.08.1987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eformierkonna peasekretär</text:p>
          </table:table-cell>
          <table:table-cell/>
          <table:table-cell office:value-type="string" calcext:value-type="string">
            <text:p>martin@reform.ee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ul-Eerik Rummo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9.01.1942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kultuurikomisjoni liige</text:p>
          </table:table-cell>
          <table:table-cell/>
          <table:table-cell office:value-type="string" calcext:value-type="string">
            <text:p>paul-eerik.rummo@riigikogu.ee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ido Kaaberm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8.11.1968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esti Vehklemisliit, peatreener</text:p>
          </table:table-cell>
          <table:table-cell/>
          <table:table-cell office:value-type="string" calcext:value-type="string">
            <text:p>kaaberma@hot.ee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onas Vänto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2.11.1987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siseministri nõunik</text:p>
          </table:table-cell>
          <table:table-cell/>
          <table:table-cell office:value-type="string" calcext:value-type="string">
            <text:p>joonas.vanto@siseministeerium.ee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el Jesse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7.09.198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arju Maavalitsuse arengu- ja planeeringuosakonna arengutalituse juhataja</text:p>
          </table:table-cell>
          <table:table-cell/>
          <table:table-cell office:value-type="string" calcext:value-type="string">
            <text:p>joel.jesse@harju.maavalitsus.ee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ero Merilind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0.04.1971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rearst</text:p>
          </table:table-cell>
          <table:table-cell/>
          <table:table-cell office:value-type="string" calcext:value-type="string">
            <text:p>eero.merilind@arst.ee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Õnne Pillak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3.02.1983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llinna Linnavolikogu Reformierakonna fraktsiooni aseesimees</text:p>
          </table:table-cell>
          <table:table-cell/>
          <table:table-cell office:value-type="string" calcext:value-type="string">
            <text:p>onne@reform.ee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avi Rõiva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6.09.197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aminister</text:p>
          </table:table-cell>
          <table:table-cell/>
          <table:table-cell office:value-type="string" calcext:value-type="string">
            <text:p>taavi@reform.ee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ine Randjärv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30.07.1964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I aseesimees</text:p>
          </table:table-cell>
          <table:table-cell/>
          <table:table-cell office:value-type="string" calcext:value-type="string">
            <text:p>laine.randjarv@gmail.com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lle Palling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7.02.1985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Euroopa Liidu asjade komisjoni esimees</text:p>
          </table:table-cell>
          <table:table-cell/>
          <table:table-cell office:value-type="string" calcext:value-type="string">
            <text:p>kalle@reform.ee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oko Alender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3.06.197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olikogu liige</text:p>
          </table:table-cell>
          <table:table-cell/>
          <table:table-cell office:value-type="string" calcext:value-type="string">
            <text:p>yoko.alender@gmail.com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var Sõerd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2.11.1964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rahanduskomisjoni liige</text:p>
          </table:table-cell>
          <table:table-cell/>
          <table:table-cell office:value-type="string" calcext:value-type="string">
            <text:p>aivar.soerd@riigikogu.ee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lev Lillo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30.11.1966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kalev@reform.ee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õnis Kõiv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9.10.197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keskkonnakomisjoni liige</text:p>
          </table:table-cell>
          <table:table-cell/>
          <table:table-cell office:value-type="string" calcext:value-type="string">
            <text:p>tonis.koiv@riigikogu.ee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re Sepp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5.10.1971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väliskomisjoni liige</text:p>
          </table:table-cell>
          <table:table-cell/>
          <table:table-cell office:value-type="string" calcext:value-type="string">
            <text:p>andre.sepp@riigikogu.ee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no Fel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6.09.1954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eila linnapea</text:p>
          </table:table-cell>
          <table:table-cell/>
          <table:table-cell office:value-type="string" calcext:value-type="string">
            <text:p>enno.fels@keila.ee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t Võrklaev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30.05.1984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ae Vallavalitsus, vallavanem</text:p>
          </table:table-cell>
          <table:table-cell/>
          <table:table-cell office:value-type="string" calcext:value-type="string">
            <text:p>martvorklaev@gmail.com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rus Umboj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8.11.1976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Jõelähtme vallavanem</text:p>
          </table:table-cell>
          <table:table-cell/>
          <table:table-cell office:value-type="string" calcext:value-type="string">
            <text:p>andrus.umboja@joelahtme,ee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neliis Kõiv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0.06.1972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ahvakultuurikeskus, rahvakultuuri osakonna juhataja</text:p>
          </table:table-cell>
          <table:table-cell/>
          <table:table-cell office:value-type="string" calcext:value-type="string">
            <text:p>anneliis.koiv@gmail.com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dis Milling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4.11.197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aue Linnavolikogu liige</text:p>
          </table:table-cell>
          <table:table-cell/>
          <table:table-cell office:value-type="string" calcext:value-type="string">
            <text:p>mmilling31@gmail.com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n Täpsi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4.08.1967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ain@rmw.ee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a Soodl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4.01.1978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A Väärtustades Elu tegevjuht</text:p>
          </table:table-cell>
          <table:table-cell/>
          <table:table-cell office:value-type="string" calcext:value-type="string">
            <text:p>ene.soodla@gmail.com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ladas Radvilavičiu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6.03.1972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vladas.radvila@gmail.com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rve Tiidu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6.06.1954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ultuuriminister</text:p>
          </table:table-cell>
          <table:table-cell/>
          <table:table-cell office:value-type="string" calcext:value-type="string">
            <text:p>urve.tiidus@gmail.com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lle Laanet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5.09.1965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õiguskomisjoni liige</text:p>
          </table:table-cell>
          <table:table-cell/>
          <table:table-cell office:value-type="string" calcext:value-type="string">
            <text:p>kalle.laanet@gmail.com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uri Luik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3.04.1982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kultuurikomisjoni esimees</text:p>
          </table:table-cell>
          <table:table-cell/>
          <table:table-cell office:value-type="string" calcext:value-type="string">
            <text:p>lauri@reform.ee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mo Mänd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9.08.195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rahanduskomisjoni liige</text:p>
          </table:table-cell>
          <table:table-cell/>
          <table:table-cell office:value-type="string" calcext:value-type="string">
            <text:p>tarmo.mand@gmail.com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iri Uustulnd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3.02.1982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apsehooldepuhkusel</text:p>
          </table:table-cell>
          <table:table-cell/>
          <table:table-cell office:value-type="string" calcext:value-type="string">
            <text:p>kairi@reform.ee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rmas Sukle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6.11.1958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aapsalu linnapea</text:p>
          </table:table-cell>
          <table:table-cell/>
          <table:table-cell office:value-type="string" calcext:value-type="string">
            <text:p>urmas.sukles@haapsalulv.ee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it Kelder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3.04.1978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koitkelder@gmail.com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nar Mäesalu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2.08.197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riigikaitsekomisjoni liige</text:p>
          </table:table-cell>
          <table:table-cell/>
          <table:table-cell office:value-type="string" calcext:value-type="string">
            <text:p>innar.maesalu@gmail.com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do Randpere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4.02.1958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õiguskomisjoni liige</text:p>
          </table:table-cell>
          <table:table-cell/>
          <table:table-cell office:value-type="string" calcext:value-type="string">
            <text:p>randpere@gmail.com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e Kivi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4.02.1957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Kunstiakadeemia rektor</text:p>
          </table:table-cell>
          <table:table-cell/>
          <table:table-cell office:value-type="string" calcext:value-type="string">
            <text:p>signe.kivi@artun.ee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ko Torm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2.03.198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ääne-Viru maavanem</text:p>
          </table:table-cell>
          <table:table-cell/>
          <table:table-cell office:value-type="string" calcext:value-type="string">
            <text:p>marko@eestimaraton.ee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omas Varek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6.06.1948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akvere Linnavolikogu esimees</text:p>
          </table:table-cell>
          <table:table-cell/>
          <table:table-cell office:value-type="string" calcext:value-type="string">
            <text:p>toomas.varek@neti.ee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 Aadel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0.07.1968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aljala Vallavalitsus, vallavanem</text:p>
          </table:table-cell>
          <table:table-cell/>
          <table:table-cell office:value-type="string" calcext:value-type="string">
            <text:p>leo@haljala.ee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ido Veski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4.06.1981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Kunda Linnavolikogu esimees</text:p>
          </table:table-cell>
          <table:table-cell/>
          <table:table-cell office:value-type="string" calcext:value-type="string">
            <text:p>kaido@kunda.ee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drek Keskül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8.09.1971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Väike-Maarja vallavanem</text:p>
          </table:table-cell>
          <table:table-cell/>
          <table:table-cell office:value-type="string" calcext:value-type="string">
            <text:p>indrek@v-maarja.ee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niss Boroditš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1.11.197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majanduskomisjoni liige</text:p>
          </table:table-cell>
          <table:table-cell/>
          <table:table-cell office:value-type="string" calcext:value-type="string">
            <text:p>deniss.borodits@riigikogu.ee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ivo Asmer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8.01.1947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toivo@markoracing.ee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in Aidm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8.09.195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sotsiaalkomisjoni liige</text:p>
          </table:table-cell>
          <table:table-cell/>
          <table:table-cell office:value-type="string" calcext:value-type="string">
            <text:p>rein.aidma@riigikogu.ee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ivar Surv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7.03.1962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Jõhvi vallavanem</text:p>
          </table:table-cell>
          <table:table-cell/>
          <table:table-cell office:value-type="string" calcext:value-type="string">
            <text:p>aivar@kultuuriveski.ee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ivar Saarel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6.01.1963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vinurme vallavanem</text:p>
          </table:table-cell>
          <table:table-cell/>
          <table:table-cell office:value-type="string" calcext:value-type="string">
            <text:p>aivar@avinurme.ee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ime Kei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4.10.1968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A Ida-Viru Keskhaigla ülemarst</text:p>
          </table:table-cell>
          <table:table-cell/>
          <table:table-cell office:value-type="string" calcext:value-type="string">
            <text:p>aime.keis@ut.ee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it Kuusmik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3.03.195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oila vallavanem</text:p>
          </table:table-cell>
          <table:table-cell/>
          <table:table-cell office:value-type="string" calcext:value-type="string">
            <text:p>tiit.kuusmik@gmail.com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no Vinni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1.06.1957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üganuse Vallavolikogu liige, SA Aidu Veespordikeskus nõukogu esimees</text:p>
          </table:table-cell>
          <table:table-cell/>
          <table:table-cell office:value-type="string" calcext:value-type="string">
            <text:p>enno.vinni@maidla.ee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in Seppik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2.03.1952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olikogu Reformierakonna fraktsiooni aseesimees</text:p>
          </table:table-cell>
          <table:table-cell/>
          <table:table-cell office:value-type="string" calcext:value-type="string">
            <text:p>seppika@gmail.com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ürgen Ligi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6.07.195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riigikaitsekomisjoni esimees</text:p>
          </table:table-cell>
          <table:table-cell/>
          <table:table-cell office:value-type="string" calcext:value-type="string">
            <text:p>jyrgen.ligi@riigikogu.ee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lle Jent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2.06.1957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õiguskomisjoni liige</text:p>
          </table:table-cell>
          <table:table-cell/>
          <table:table-cell office:value-type="string" calcext:value-type="string">
            <text:p>kalle.jents@riigikogu.ee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ohannes Kert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3.12.195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aitseministeerium, nõunik</text:p>
          </table:table-cell>
          <table:table-cell/>
          <table:table-cell office:value-type="string" calcext:value-type="string">
            <text:p>yohkert@gmail.com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ep Aru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0.04.1953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peep.aru@riigikogu.ee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ristjan Kõljalg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6.12.1982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Järvamaa Omavalitsuste Liidu esimees</text:p>
          </table:table-cell>
          <table:table-cell/>
          <table:table-cell office:value-type="string" calcext:value-type="string">
            <text:p>kristjan.koljalg@eesti.ee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dis Timpson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1.10.1974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iseministri nõunik</text:p>
          </table:table-cell>
          <table:table-cell/>
          <table:table-cell office:value-type="string" calcext:value-type="string">
            <text:p>madis.timpson@gmail.com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it Pihelga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9.04.1985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mbla vallavanem</text:p>
          </table:table-cell>
          <table:table-cell/>
          <table:table-cell office:value-type="string" calcext:value-type="string">
            <text:p>rait@ambla.ee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õnu Juul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1.04.1958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rst</text:p>
          </table:table-cell>
          <table:table-cell/>
          <table:table-cell office:value-type="string" calcext:value-type="string">
            <text:p>tonuju@gmail.com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rmas Kruuse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4.07.1965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ervise- ja tööminister</text:p>
          </table:table-cell>
          <table:table-cell/>
          <table:table-cell office:value-type="string" calcext:value-type="string">
            <text:p>urmas.kruuse@sm.ee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gor Gräzin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7.06.1952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õiguskomisjoni liige</text:p>
          </table:table-cell>
          <table:table-cell/>
          <table:table-cell office:value-type="string" calcext:value-type="string">
            <text:p>igorveel@hotmail.com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ti Raidm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7.04.1965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eskkonnaminister</text:p>
          </table:table-cell>
          <table:table-cell/>
          <table:table-cell office:value-type="string" calcext:value-type="string">
            <text:p>mati.raidma@envir.ee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rje Trei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1.05.1967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majanduskomisjoni liige</text:p>
          </table:table-cell>
          <table:table-cell/>
          <table:table-cell office:value-type="string" calcext:value-type="string">
            <text:p>terjetrei@gmail.com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no Laidre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6.07.1977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Maavalitsus, maavanem</text:p>
          </table:table-cell>
          <table:table-cell/>
          <table:table-cell office:value-type="string" calcext:value-type="string">
            <text:p>renolaidre@hot.ee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ktor Svjatõšev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0.02.1956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Jõgeva maavanem</text:p>
          </table:table-cell>
          <table:table-cell/>
          <table:table-cell office:value-type="string" calcext:value-type="string">
            <text:p>viktor@jogeva.maavalitsus.ee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omas Järveoj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3.04.1961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lva linnapea</text:p>
          </table:table-cell>
          <table:table-cell/>
          <table:table-cell office:value-type="string" calcext:value-type="string">
            <text:p>toomas.jarveoja@elva.ee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lmer Lain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7.06.1968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riigikaitsekomisjoni liige</text:p>
          </table:table-cell>
          <table:table-cell/>
          <table:table-cell office:value-type="string" calcext:value-type="string">
            <text:p>kalmer.lain@riigikogu.ee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isa Edenberg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0.11.1987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FIE, treener</text:p>
          </table:table-cell>
          <table:table-cell/>
          <table:table-cell office:value-type="string" calcext:value-type="string">
            <text:p>kaisa@danceact.ee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ivo Vadi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0.08.1957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ala Vallavolikogu liige</text:p>
          </table:table-cell>
          <table:table-cell/>
          <table:table-cell office:value-type="string" calcext:value-type="string">
            <text:p>raivo.vadi@gmail.com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ts Laaneot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6.01.1948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rukindral</text:p>
          </table:table-cell>
          <table:table-cell/>
          <table:table-cell office:value-type="string" calcext:value-type="string">
            <text:p>temra1949@gmail.com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ne Sulling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2.10.1976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äliskaubandus ja ettevõtlusminister</text:p>
          </table:table-cell>
          <table:table-cell/>
          <table:table-cell office:value-type="string" calcext:value-type="string">
            <text:p>anne.sulling@gmail.com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rmas Klaa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7.03.1971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linnapea</text:p>
          </table:table-cell>
          <table:table-cell/>
          <table:table-cell office:value-type="string" calcext:value-type="string">
            <text:p>urmas.klaas@raad.tartu.ee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t Maruste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7.09.1953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põhiseaduskomisjoni esimees</text:p>
          </table:table-cell>
          <table:table-cell/>
          <table:table-cell office:value-type="string" calcext:value-type="string">
            <text:p>raitmaru@gmail.com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gus Hanson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6.01.1958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riigieelarve kontrolli erikomisjoni aseesimees</text:p>
          </table:table-cell>
          <table:table-cell/>
          <table:table-cell office:value-type="string" calcext:value-type="string">
            <text:p>margus.hanson@riigikogu.ee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hkel Lee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0.01.1987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Linnavolikogu liige, tervise- ja tööministri nõunik</text:p>
          </table:table-cell>
          <table:table-cell/>
          <table:table-cell office:value-type="string" calcext:value-type="string">
            <text:p>mihkel.lees@sm.ee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tin Parma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9.01.1984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ntsukool Prestige peatreener-manager</text:p>
          </table:table-cell>
          <table:table-cell/>
          <table:table-cell office:value-type="string" calcext:value-type="string">
            <text:p>martinparmas@gmail.com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iin Anette Kaasik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8.02.1972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stiko-Plastar AS juhataja, Tartu Linnavolikogu aseesimees</text:p>
          </table:table-cell>
          <table:table-cell/>
          <table:table-cell office:value-type="string" calcext:value-type="string">
            <text:p>triin@estiko.ee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lmer Jõgi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2.01.1952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Jaan Poska Gümnaasiumi direktor</text:p>
          </table:table-cell>
          <table:table-cell/>
          <table:table-cell office:value-type="string" calcext:value-type="string">
            <text:p>helmer.jogi50@gmail.com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alvo Semilarski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6.04.1966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abilinnapea</text:p>
          </table:table-cell>
          <table:table-cell/>
          <table:table-cell office:value-type="string" calcext:value-type="string">
            <text:p>valvo@tirol.ee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nno Pevkur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2.04.1977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iseminister</text:p>
          </table:table-cell>
          <table:table-cell/>
          <table:table-cell office:value-type="string" calcext:value-type="string">
            <text:p>hanno@pevkur.ee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ina Kersn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3.04.198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aministri büroo juhataja</text:p>
          </table:table-cell>
          <table:table-cell/>
          <table:table-cell office:value-type="string" calcext:value-type="string">
            <text:p>liina.kersna@riigikantselei.ee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elis Mälberg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6.04.197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maaelukomisjoni liige</text:p>
          </table:table-cell>
          <table:table-cell/>
          <table:table-cell office:value-type="string" calcext:value-type="string">
            <text:p>meelismalberg@gmail.com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rgus Lepik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4.03.196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lga maavanem</text:p>
          </table:table-cell>
          <table:table-cell/>
          <table:table-cell office:value-type="string" calcext:value-type="string">
            <text:p>margus.lepik@hot.ee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ivar Rosenberg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4.09.1962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Riigikogu keskkonnakomisjoni liige</text:p>
          </table:table-cell>
          <table:table-cell/>
          <table:table-cell office:value-type="string" calcext:value-type="string">
            <text:p>aivarrosenberg@gmail.com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drus Seeme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8.11.196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õlleste vallavanem</text:p>
          </table:table-cell>
          <table:table-cell/>
          <table:table-cell office:value-type="string" calcext:value-type="string">
            <text:p>andrus@kolleste.ee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gu Kabrit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6.05.1958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lgamaa Omavalitsuste Liidu esimees, Õru vallavanem</text:p>
          </table:table-cell>
          <table:table-cell/>
          <table:table-cell office:value-type="string" calcext:value-type="string">
            <text:p>agu.kabrits@gmail.com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eter Sibul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7.10.1965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hja vallavanem</text:p>
          </table:table-cell>
          <table:table-cell/>
          <table:table-cell office:value-type="string" calcext:value-type="string">
            <text:p>peetersibul@gmail.com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üri Kaver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7.02.1974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jyri.kaver@gmail.com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 Hauga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0.10.1992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Reformierakonna Noortekogu peasekretär</text:p>
          </table:table-cell>
          <table:table-cell/>
          <table:table-cell office:value-type="string" calcext:value-type="string">
            <text:p>antihaugas@gmail.com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ivi Maran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3.02.1952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rst</text:p>
          </table:table-cell>
          <table:table-cell/>
          <table:table-cell office:value-type="string" calcext:value-type="string">
            <text:p>liivimaran@hot.ee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omas Kivimägi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6.02.1963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ärnu linnapea</text:p>
          </table:table-cell>
          <table:table-cell/>
          <table:table-cell office:value-type="string" calcext:value-type="string">
            <text:p>toomas.kivimagi@lv.parnu.ee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üri Jaanson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4.10.1965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Riigikogu sotsiaalkomisjoni liige</text:p>
          </table:table-cell>
          <table:table-cell/>
          <table:table-cell office:value-type="string" calcext:value-type="string">
            <text:p>jyri.jaanson@riigikogu.ee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äino Linde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31.01.195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põhiseaduskomisjoni liige</text:p>
          </table:table-cell>
          <table:table-cell/>
          <table:table-cell office:value-type="string" calcext:value-type="string">
            <text:p>vaino.linde@riigikogu.ee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äino Hallikmägi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3.03.1953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vaino.hallikmagi@mail.ee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eli Pärn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8.09.1964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MTÜ Valik Tantsukool WAF juht</text:p>
          </table:table-cell>
          <table:table-cell/>
          <table:table-cell office:value-type="string" calcext:value-type="string">
            <text:p>meeli@waf.ee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iido Villup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2.05.1981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mmiste Hooldekodu juhataja</text:p>
          </table:table-cell>
          <table:table-cell/>
          <table:table-cell office:value-type="string" calcext:value-type="string">
            <text:p>riido@tammiste.ee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arja Kõrv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3.03.198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esti Reformierakond, nõunik</text:p>
          </table:table-cell>
          <table:table-cell/>
          <table:table-cell office:value-type="string" calcext:value-type="string">
            <text:p>maarja@reform.ee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alev Päit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30.07.195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hitusinsener</text:p>
          </table:table-cell>
          <table:table-cell/>
          <table:table-cell office:value-type="string" calcext:value-type="string">
            <text:p>kalev.pait@telora.ee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rmen Illak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8.01.1978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rendusjuht</text:p>
          </table:table-cell>
          <table:table-cell/>
          <table:table-cell office:value-type="string" calcext:value-type="string">
            <text:p>carmen@reform.ee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ristjan Heamäe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3.02.198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llinna Linnavolikogu Reformierakonna fraktsiooni nõunik</text:p>
          </table:table-cell>
          <table:table-cell/>
          <table:table-cell office:value-type="string" calcext:value-type="string">
            <text:p>kristjan.heamae@reform.ee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-Marti Vahe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5.09.1974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, Korruptsioonivastase komisjoni esimees</text:p>
          </table:table-cell>
          <table:table-cell/>
          <table:table-cell office:value-type="string" calcext:value-type="string">
            <text:p>ken-marti.vaher@irl.ee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isa-Ly Pakosta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3.09.196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liisa@pakosta.ee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mo Kruusimäe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9.04.1967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esti Noorsoottöö Keskus, isamaalise kasvatuse nõunik</text:p>
          </table:table-cell>
          <table:table-cell/>
          <table:table-cell office:value-type="string" calcext:value-type="string">
            <text:p>tarmokruusimae@gmail.com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sim Rogalski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5.12.196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esti Rahvusringhääling, toimetaja-saatejuht (lastehoolduspuhkusel)</text:p>
          </table:table-cell>
          <table:table-cell/>
          <table:table-cell office:value-type="string" calcext:value-type="string">
            <text:p>maksim.rogalski@gmail.com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na Ingerainen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5.04.1971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Järveotsa Perearstikeskus, perearstikeskuse juhataja</text:p>
          </table:table-cell>
          <table:table-cell/>
          <table:table-cell office:value-type="string" calcext:value-type="string">
            <text:p>diana@tohter.ee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re Rammul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3.04.1961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rstlik Perenõuandla OÜ, kliinikujuhataja, arst</text:p>
          </table:table-cell>
          <table:table-cell/>
          <table:table-cell office:value-type="string" calcext:value-type="string">
            <text:p>imre@rammul.ee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ia Sihve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1.05.1969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Hooldajate Liit, programmijuht</text:p>
          </table:table-cell>
          <table:table-cell/>
          <table:table-cell office:value-type="string" calcext:value-type="string">
            <text:p>tiia.sihver@eesti.ee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o Üprus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0.01.1954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imulik</text:p>
          </table:table-cell>
          <table:table-cell/>
          <table:table-cell office:value-type="string" calcext:value-type="string">
            <text:p>avo@estodiac.eu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it Meren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1.06.1955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Taastava Kirurgia Kliinik, kirurg</text:p>
          </table:table-cell>
          <table:table-cell/>
          <table:table-cell office:value-type="string" calcext:value-type="string">
            <text:p>tiit@kirurgiakliinik.ee, info@irl.ee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nrik Aavi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6.08.1973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Investofon OÜ juhatuse liige</text:p>
          </table:table-cell>
          <table:table-cell/>
          <table:table-cell office:value-type="string" calcext:value-type="string">
            <text:p>henrik.aavik@irl.ee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it Riisalo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7.02.1967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rakond Isamaa ja Res Publica Liit, peasekretär</text:p>
          </table:table-cell>
          <table:table-cell/>
          <table:table-cell office:value-type="string" calcext:value-type="string">
            <text:p>tiit.riisalo@eesti.ee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ktoria Ladõnskaja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0.07.1981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jakirjanik</text:p>
          </table:table-cell>
          <table:table-cell/>
          <table:table-cell office:value-type="string" calcext:value-type="string">
            <text:p>viktoria.ladonskaja@irl.ee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ven Seste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4.07.196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, rahanduskomisjoni aseesimees</text:p>
          </table:table-cell>
          <table:table-cell/>
          <table:table-cell office:value-type="string" calcext:value-type="string">
            <text:p>sven.sester@riigikogu.ee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ki Nool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5.06.1970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erki.nool@riigikogu.ee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ndrik Agu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3.10.1965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Gustav Adolfi Gümnaasium, direktor</text:p>
          </table:table-cell>
          <table:table-cell/>
          <table:table-cell office:value-type="string" calcext:value-type="string">
            <text:p>hendrik@agur.ee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ina Solman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3.06.1972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ommunikatsiooni- ja arendusjuht Viimsi Vallavalitsuses</text:p>
          </table:table-cell>
          <table:table-cell/>
          <table:table-cell office:value-type="string" calcext:value-type="string">
            <text:p>riina.solman@gmail.com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lev Vappe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7.07.1953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ööotsija</text:p>
          </table:table-cell>
          <table:table-cell office:value-type="float" office:value="5028747" calcext:value-type="float">
            <text:p>5028747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gle Pare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7.04.1941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lagle@osss.ee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idu Pärna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5.05.1971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notar</text:p>
          </table:table-cell>
          <table:table-cell/>
          <table:table-cell office:value-type="string" calcext:value-type="string">
            <text:p>priidu.parna@notar.ee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et Trei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9.10.1954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älutreener, Tallinna Linnavolikogu linnavarakomisjoni liige</text:p>
          </table:table-cell>
          <table:table-cell/>
          <table:table-cell office:value-type="string" calcext:value-type="string">
            <text:p>reettrei@gmail.com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dis Päts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2.10.1966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Advokaadibüroo Luberg ja Päts, vandeadvokaat/ juhatuse liige</text:p>
          </table:table-cell>
          <table:table-cell/>
          <table:table-cell office:value-type="string" calcext:value-type="string">
            <text:p>madis.pats@lplaw.ee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da Eichle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4.06.1988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IRL Noorte esimees, üliõpilane, Brave Capital avalike ja investorsuhete juht</text:p>
          </table:table-cell>
          <table:table-cell/>
          <table:table-cell office:value-type="string" calcext:value-type="string">
            <text:p>linda.eichler@hotmail.com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limar Leppik Von Wirén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7.10.198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ÜLIÕPILANE</text:p>
          </table:table-cell>
          <table:table-cell/>
          <table:table-cell office:value-type="string" calcext:value-type="string">
            <text:p>illimarlepik@gmail.com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ülvi Sarapuu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4.06.1955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tü Kakora, kultuurikorraldaja/projektijuht</text:p>
          </table:table-cell>
          <table:table-cell/>
          <table:table-cell office:value-type="string" calcext:value-type="string">
            <text:p>sarap@smail.ee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ku-Kalle Raid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8.07.197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KesKus, Peatoimetaja</text:p>
          </table:table-cell>
          <table:table-cell/>
          <table:table-cell office:value-type="string" calcext:value-type="string">
            <text:p>juku-kalle@inimesed.eu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rmas Reinsalu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2.06.1975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IRL fraktsiooni esimees</text:p>
          </table:table-cell>
          <table:table-cell/>
          <table:table-cell office:value-type="string" calcext:value-type="string">
            <text:p>urmas.reinsalu@riigikogu.ee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im Valmar Kiisle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6.11.1965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siim.kiisler@irl.ee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 Nutt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1.03.1962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Inimõiguste Instituut, nõukogu liige</text:p>
          </table:table-cell>
          <table:table-cell/>
          <table:table-cell office:value-type="string" calcext:value-type="string">
            <text:p>mart.nutt@gmail.com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lin Samuel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3.05.1975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Ajakirjade Kirjastus, peatoimetaja</text:p>
          </table:table-cell>
          <table:table-cell/>
          <table:table-cell office:value-type="string" calcext:value-type="string">
            <text:p>evelin.samuel@irl.ee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rmas Mardi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3.10.196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Korteriühistute Liit, juhatuse liige/jurist; Nõmme halduskogu esimees</text:p>
          </table:table-cell>
          <table:table-cell/>
          <table:table-cell office:value-type="string" calcext:value-type="string">
            <text:p>urmas.mardi@mail.ee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res Öpi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4.05.1947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Tehnikaülikool, professor</text:p>
          </table:table-cell>
          <table:table-cell/>
          <table:table-cell office:value-type="string" calcext:value-type="string">
            <text:p>andres.opik@ttu.ee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res Ergma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4.10.1946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Pensionäride Ühenduste Liit, juhatuse esimees</text:p>
          </table:table-cell>
          <table:table-cell/>
          <table:table-cell office:value-type="string" calcext:value-type="string">
            <text:p>andres@nanso.ee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ak Uudmäe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3.09.195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olikogu liige</text:p>
          </table:table-cell>
          <table:table-cell/>
          <table:table-cell office:value-type="string" calcext:value-type="string">
            <text:p>jaak@uudmae.com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it Papp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4.03.1958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esti Kurtide Liit, juhatuse esimees</text:p>
          </table:table-cell>
          <table:table-cell/>
          <table:table-cell office:value-type="string" calcext:value-type="string">
            <text:p>ead@ead.ee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is Küba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9.10.1980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esti Linnade Liit, arendusdirektor</text:p>
          </table:table-cell>
          <table:table-cell/>
          <table:table-cell office:value-type="string" calcext:value-type="string">
            <text:p>madis.kybar@irl.ee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han Parts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7.08.1966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juhan.parts@irl.ee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ko Mihkelson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30.11.196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, väliskomisjoni esimees</text:p>
          </table:table-cell>
          <table:table-cell/>
          <table:table-cell office:value-type="string" calcext:value-type="string">
            <text:p>marko.mihkelson@gmail.com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rus Saare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9.12.1965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andrus.saare@riigikogu.ee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ina Kangro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3.04.1961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SL Õhtuleht, Linnalehe peatoimetaja</text:p>
          </table:table-cell>
          <table:table-cell/>
          <table:table-cell office:value-type="string" calcext:value-type="string">
            <text:p>puutepunkt@gmail.com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var Riisalu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3.03.1961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aivar.riisalu@riigikogu.ee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uri Vahtre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2.03.1960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aitseministeerium, avalike suhete osakond, nõunik</text:p>
          </table:table-cell>
          <table:table-cell/>
          <table:table-cell office:value-type="string" calcext:value-type="string">
            <text:p>lauri.vahtre@hot.ee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i-Ann Kelam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6.06.1946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iimsi Vallavolikogu liige</text:p>
          </table:table-cell>
          <table:table-cell/>
          <table:table-cell office:value-type="string" calcext:value-type="string">
            <text:p>kelam@neti.ee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upo Rätsepp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6.02.1977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arku Vallavalitsus, vallavanem</text:p>
          </table:table-cell>
          <table:table-cell/>
          <table:table-cell office:value-type="string" calcext:value-type="string">
            <text:p>kaupo.ratsepp@gmail.com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res Lais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4.09.1970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aue Vallavalitsus, vallavanem</text:p>
          </table:table-cell>
          <table:table-cell/>
          <table:table-cell office:value-type="string" calcext:value-type="string">
            <text:p>andres.laisk@sauevald.ee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dri Tillemann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1.11.1977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eskkonna- ja kodanikuühiskonna ekspert, Keila Vallavolikogu liige</text:p>
          </table:table-cell>
          <table:table-cell/>
          <table:table-cell office:value-type="string" calcext:value-type="string">
            <text:p>kadri.tillemann@keilavald.ee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it Leie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5.11.1975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MTÜ Rapla Hokiklubi eestvedaja</text:p>
          </table:table-cell>
          <table:table-cell/>
          <table:table-cell office:value-type="string" calcext:value-type="string">
            <text:p>tiit.leier@irl.ee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n Trei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31.10.197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iimsi Vallavalitsus, vallavanem</text:p>
          </table:table-cell>
          <table:table-cell/>
          <table:table-cell office:value-type="string" calcext:value-type="string">
            <text:p>jan@viimsivv.ee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it Põldmäe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4.08.1968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ae vald, abivallavanem</text:p>
          </table:table-cell>
          <table:table-cell/>
          <table:table-cell office:value-type="string" calcext:value-type="string">
            <text:p>priit@rae.ee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res Kaarmann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7.04.1976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iimsi Vallavalitsus, abivallavanem</text:p>
          </table:table-cell>
          <table:table-cell/>
          <table:table-cell office:value-type="string" calcext:value-type="string">
            <text:p>andres.kaarmann@irl.ee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et Roos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1.04.1973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reet@inspired.ee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omas Tõniste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6.04.1967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toomas.toniste@riigikogu.ee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vo Aeg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4.07.1962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olitseipensionär</text:p>
          </table:table-cell>
          <table:table-cell/>
          <table:table-cell office:value-type="string" calcext:value-type="string">
            <text:p>raivo.aeg@gmail.com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õnis Palts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9.03.1953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, ettevõtja</text:p>
          </table:table-cell>
          <table:table-cell/>
          <table:table-cell office:value-type="string" calcext:value-type="string">
            <text:p>tonis@palts.ee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le Mäesalu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7.07.1970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ääne Maavalitsus, arengu- ja planeeringuosakonna juhataja</text:p>
          </table:table-cell>
          <table:table-cell/>
          <table:table-cell office:value-type="string" calcext:value-type="string">
            <text:p>merle.maesalu@gmail.com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ido Kaasi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1.05.1968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aare Maavalitsus, maavanem</text:p>
          </table:table-cell>
          <table:table-cell/>
          <table:table-cell office:value-type="string" calcext:value-type="string">
            <text:p>kaido.kaasik@saare.maavalitsus.ee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org Linkov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31.12.1975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iiu vallavanem</text:p>
          </table:table-cell>
          <table:table-cell/>
          <table:table-cell office:value-type="string" calcext:value-type="string">
            <text:p>georg@hiiuvald.ee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mond Lunev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7.10.1955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aapsalu Tarbijate Ühistu, Juhatuse esimees</text:p>
          </table:table-cell>
          <table:table-cell office:value-type="float" office:value="4720020" calcext:value-type="float">
            <text:p>4720020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ar Schönberg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9.08.1974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uulaevaselts Vikan, juhatuse esimees</text:p>
          </table:table-cell>
          <table:table-cell/>
          <table:table-cell office:value-type="string" calcext:value-type="string">
            <text:p>alar.schonberg@vikan.ee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omas Takkis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7.07.1958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uressaare Gümnaasium, direktor; Kuressaare Linnavolikogu, esimees</text:p>
          </table:table-cell>
          <table:table-cell/>
          <table:table-cell office:value-type="string" calcext:value-type="string">
            <text:p>toomas.takkis@oesel.edu.ee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ko Pomerants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4.09.1964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marko.pomerants@riigikogu.ee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inar Vallbaum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9.10.1959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Lajos, juhatuse liige</text:p>
          </table:table-cell>
          <table:table-cell/>
          <table:table-cell office:value-type="string" calcext:value-type="string">
            <text:p>einar@lajos.ee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hkel Juhkami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2.07.1963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akvere linnapea</text:p>
          </table:table-cell>
          <table:table-cell/>
          <table:table-cell office:value-type="string" calcext:value-type="string">
            <text:p>mihkel.juhkami@mail.ee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lle Noorväli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9.07.1955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õdriku Rakenduskõrgkooli rektor</text:p>
          </table:table-cell>
          <table:table-cell/>
          <table:table-cell office:value-type="string" calcext:value-type="string">
            <text:p>helle@modriku.edu.ee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in Suurkaev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31.01.1963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Rakvere Haigla, juhatuse esimees</text:p>
          </table:table-cell>
          <table:table-cell/>
          <table:table-cell office:value-type="string" calcext:value-type="string">
            <text:p>ain@rh.ee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nnes Mets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4.05.1957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Ida-Virumaa Kutsehariduskeskus, direktor</text:p>
          </table:table-cell>
          <table:table-cell/>
          <table:table-cell office:value-type="string" calcext:value-type="string">
            <text:p>metshannes@hot.ee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no Toompuu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2.01.197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akvere Kolmainu Kogudus, vaimulik</text:p>
          </table:table-cell>
          <table:table-cell/>
          <table:table-cell office:value-type="string" calcext:value-type="string">
            <text:p>taunotoompuu@gmail.ee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var Samost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3.08.1971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ttevõtja</text:p>
          </table:table-cell>
          <table:table-cell office:value-type="float" office:value="5019262" calcext:value-type="float">
            <text:p>5019262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aja Kreisman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0.03.196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Kiviõli Kaubahoov, pearaamatupidaja</text:p>
          </table:table-cell>
          <table:table-cell/>
          <table:table-cell office:value-type="string" calcext:value-type="string">
            <text:p>kaja.kreisman@gmail.com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s Pauls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30.03.1940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 office:value-type="float" office:value="5641322" calcext:value-type="float">
            <text:p>5641322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nek Rai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2.03.1973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ööotsija</text:p>
          </table:table-cell>
          <table:table-cell/>
          <table:table-cell office:value-type="string" calcext:value-type="string">
            <text:p>janek.raik@gmail.com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isto Lindeberg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7.07.1975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Energia Tehnoloogiatööstus AS, allhanke projektijuht</text:p>
          </table:table-cell>
          <table:table-cell/>
          <table:table-cell office:value-type="string" calcext:value-type="string">
            <text:p>risto.lindeberg@gmail.com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ivo Tamm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8.07.1963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Jõhvi Vallavalitsus, ametnik</text:p>
          </table:table-cell>
          <table:table-cell/>
          <table:table-cell office:value-type="string" calcext:value-type="string">
            <text:p>aivo.tamm@johvi.ee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tur Põld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1.01.195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esti Metodisti Kirik, pastor</text:p>
          </table:table-cell>
          <table:table-cell/>
          <table:table-cell office:value-type="string" calcext:value-type="string">
            <text:p>artur.pold@mail.ee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uno Võhma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0.10.1971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Eesti Gaas, transpordikütuste valdkonna juht</text:p>
          </table:table-cell>
          <table:table-cell/>
          <table:table-cell office:value-type="string" calcext:value-type="string">
            <text:p>tauno.vohmar@johvi.ee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unne-Väldo Kelam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0.07.1936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uroopa Parlamendi liige</text:p>
          </table:table-cell>
          <table:table-cell/>
          <table:table-cell office:value-type="string" calcext:value-type="string">
            <text:p>tunne.kelam@irl.ee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lir-Valdor Seede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7.09.1964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 office:value-type="float" office:value="5042704" calcext:value-type="float">
            <text:p>5042704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ia Iva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8.04.1964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kaia.iva@riigikogu.ee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ina Oraste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2.10.1962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TÜ Järvamaa Ühistranspordikeskus, juhatuse liige</text:p>
          </table:table-cell>
          <table:table-cell/>
          <table:table-cell office:value-type="string" calcext:value-type="string">
            <text:p>tiinaoraste@hotmail.com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do Kiviberg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8.07.196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iljandi Linnavalitsus, linnapea</text:p>
          </table:table-cell>
          <table:table-cell/>
          <table:table-cell office:value-type="string" calcext:value-type="string">
            <text:p>ando.kiviberg@viljandi.ee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it Vär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1.04.1985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aide Linnavalitsus, linnapea</text:p>
          </table:table-cell>
          <table:table-cell/>
          <table:table-cell office:value-type="string" calcext:value-type="string">
            <text:p>priit.vark@gmail.com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e Saa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4.04.1955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iljandi Vallavalitsus, vallavanem</text:p>
          </table:table-cell>
          <table:table-cell/>
          <table:table-cell office:value-type="string" calcext:value-type="string">
            <text:p>ene.saar@viljandivald.ee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mbit Kruuse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4.05.1960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iljandimaa Omavalitsuste Liit , tegevdirektor</text:p>
          </table:table-cell>
          <table:table-cell/>
          <table:table-cell office:value-type="string" calcext:value-type="string">
            <text:p>lembit.kruuse@vol.ee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ko Tiitus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6.09.1971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Evangeelne Luterlik Kirik, vaimulik, Viljandi praostkonna praost</text:p>
          </table:table-cell>
          <table:table-cell/>
          <table:table-cell office:value-type="string" calcext:value-type="string">
            <text:p>marko.tiitus@eelk.ee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lju Kertsmi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1.05.1960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lbu Vallavalitsus, vallavanem</text:p>
          </table:table-cell>
          <table:table-cell/>
          <table:table-cell office:value-type="string" calcext:value-type="string">
            <text:p>kertsmik@albu.ee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ak Aaviksoo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1.01.1954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jaak.aavisoo@gmail.com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ivar Kok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5.04.1960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aivar.kokk@riigikogu.ee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lle Kull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5.01.1952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olikogu liige, vabakutseline näitleja</text:p>
          </table:table-cell>
          <table:table-cell/>
          <table:table-cell office:value-type="string" calcext:value-type="string">
            <text:p>elle.kull@gmail.com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dres Arra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7.07.1958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ajandusekspert</text:p>
          </table:table-cell>
          <table:table-cell/>
          <table:table-cell office:value-type="string" calcext:value-type="string">
            <text:p>andres.arrak@gmail.com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ti Orav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7.04.1970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te juhatuse liige</text:p>
          </table:table-cell>
          <table:table-cell/>
          <table:table-cell office:value-type="string" calcext:value-type="string">
            <text:p>oravanti@gmail.com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ivo Peets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1.11.1960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Anikor OÜ, juhatuse liige</text:p>
          </table:table-cell>
          <table:table-cell/>
          <table:table-cell office:value-type="string" calcext:value-type="string">
            <text:p>toivo.peets@gmail.com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oel Luhamets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9.03.1952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LK Tartu Pauluse kogudus, õpetaja</text:p>
          </table:table-cell>
          <table:table-cell/>
          <table:table-cell office:value-type="string" calcext:value-type="string">
            <text:p>joel.luhamets@eelk.ee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in Sangernebo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9.06.1964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Nõo Vallavalitsus, vallavanem</text:p>
          </table:table-cell>
          <table:table-cell/>
          <table:table-cell office:value-type="string" calcext:value-type="string">
            <text:p>rain@nvv.ee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are Anderson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8.12.1966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uunja vallavanem</text:p>
          </table:table-cell>
          <table:table-cell/>
          <table:table-cell office:value-type="string" calcext:value-type="string">
            <text:p>aare@luunja.ee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hkel Küba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9.04.1982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IRL piirkondade koordinaator</text:p>
          </table:table-cell>
          <table:table-cell/>
          <table:table-cell office:value-type="string" calcext:value-type="string">
            <text:p>mihkel.kybar@irl.ee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gus Tsahkna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3.04.1977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margus.tsahkna@gmail.com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eter Laurson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4.02.1971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peeter.laurson@riigikogu.ee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alle Muuli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0.01.1958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Õpetajate Leht, peatoimetaja</text:p>
          </table:table-cell>
          <table:table-cell/>
          <table:table-cell office:value-type="string" calcext:value-type="string">
            <text:p>kalle.muuli@irl.ee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neli Kannus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0.07.196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Tervishoiu Kõrgkool, rektor</text:p>
          </table:table-cell>
          <table:table-cell/>
          <table:table-cell office:value-type="string" calcext:value-type="string">
            <text:p>anneli.kannus@eesti.ee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hhail Lotman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2.09.1952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LÜ, professor; TÜ, vanemteadur</text:p>
          </table:table-cell>
          <table:table-cell/>
          <table:table-cell office:value-type="string" calcext:value-type="string">
            <text:p>mihhail@ehi.ee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üri Kõre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31.01.1953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Ülikool, lektor</text:p>
          </table:table-cell>
          <table:table-cell/>
          <table:table-cell office:value-type="string" calcext:value-type="string">
            <text:p>jyrikore@gmail.com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ret Orav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3.09.1968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Ülikool, sotsiaal- ja haridusteaduskonna dekanaadi juhataja</text:p>
          </table:table-cell>
          <table:table-cell/>
          <table:table-cell office:value-type="string" calcext:value-type="string">
            <text:p>piret.orav@irl.ee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arl Kull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1.12.198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ealme OÜ tegevjuht</text:p>
          </table:table-cell>
          <table:table-cell/>
          <table:table-cell office:value-type="string" calcext:value-type="string">
            <text:p>kkull@healme.eu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õnu Lehtsaa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2.05.1960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Ü professor</text:p>
          </table:table-cell>
          <table:table-cell/>
          <table:table-cell office:value-type="string" calcext:value-type="string">
            <text:p>tonu.lehtsaar@ut.ee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e Ergma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9.02.1944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ene.ergma@riigikogu.ee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ire Aunaste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7.11.1953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Rahvusringhäälingu ajakirjanik</text:p>
          </table:table-cell>
          <table:table-cell/>
          <table:table-cell office:value-type="string" calcext:value-type="string">
            <text:p>maire.aunaste@gmail.com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iit Sibul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31.12.1977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priit.sibul@irl.ee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Ülo Tuli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1.05.1957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ööotsija</text:p>
          </table:table-cell>
          <table:table-cell/>
          <table:table-cell office:value-type="string" calcext:value-type="string">
            <text:p>ylo.tulik@gmail.com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lla Preeden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9.04.1980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õlva maavalitsus, maavanem</text:p>
          </table:table-cell>
          <table:table-cell/>
          <table:table-cell office:value-type="string" calcext:value-type="string">
            <text:p>ulla.preeden@gmail.com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rne Til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3.09.196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K Serviti president</text:p>
          </table:table-cell>
          <table:table-cell/>
          <table:table-cell office:value-type="string" calcext:value-type="string">
            <text:p>arne.tilk@gmail.com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urmet Müürsepp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2.08.1968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ntsla Vallavolikogu, esimees</text:p>
          </table:table-cell>
          <table:table-cell/>
          <table:table-cell office:value-type="string" calcext:value-type="string">
            <text:p>kurmetster@gmail.com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rek Mek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4.02.1973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Koolitaja</text:p>
          </table:table-cell>
          <table:table-cell/>
          <table:table-cell office:value-type="string" calcext:value-type="string">
            <text:p>marekmekk@gmail.com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alle Viste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4.06.1962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lga Maavalitsus, haridus-ja kultuuritalituse juhataja</text:p>
          </table:table-cell>
          <table:table-cell/>
          <table:table-cell office:value-type="string" calcext:value-type="string">
            <text:p>kalle.vister@mail.ee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ak Pächte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6.02.1952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FIE</text:p>
          </table:table-cell>
          <table:table-cell/>
          <table:table-cell office:value-type="string" calcext:value-type="string">
            <text:p>jaak.pachter@gmail.com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rle Rosenfeldt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3.04.198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RAKOND ISAMAA JA RES PUBLICA LIIT, ARENDUSJUHT</text:p>
          </table:table-cell>
          <table:table-cell/>
          <table:table-cell office:value-type="string" calcext:value-type="string">
            <text:p>sirle.rosenfeldt@irl.ee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gor Taro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1.08.1981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RR-i Kagu-Eesti korrespondent</text:p>
          </table:table-cell>
          <table:table-cell/>
          <table:table-cell office:value-type="string" calcext:value-type="string">
            <text:p>igor.taro@setomaa.ee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nely Akkermann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5.10.1972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annely.akkermann@gmail.com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dres Metsoja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5.11.1978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JK juhatuse esimees</text:p>
          </table:table-cell>
          <table:table-cell office:value-type="float" office:value="5138045" calcext:value-type="float">
            <text:p>5138045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in Kil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8.03.1953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AS Pärnu Sadam, nõukogu esimees</text:p>
          </table:table-cell>
          <table:table-cell/>
          <table:table-cell office:value-type="string" calcext:value-type="string">
            <text:p>rein@kilk.ee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it Matsulevitš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7.09.1958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uroopa Liidu Nõustav Missioon Ukrainas; strateegilise kommunikatsiooni nõunik</text:p>
          </table:table-cell>
          <table:table-cell/>
          <table:table-cell office:value-type="string" calcext:value-type="string">
            <text:p>tmatsulevits@hotmail.com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elis Kuk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6.07.195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ärnu Linnavalitsus, abilinnapea</text:p>
          </table:table-cell>
          <table:table-cell/>
          <table:table-cell office:value-type="string" calcext:value-type="string">
            <text:p>mkukk@hot.ee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rista Nõmm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8.04.1972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rista Nõmm Kinnisvarabüroo, maakler; Pärnu Linnavolikogu liige, sotsiaalkomisjoni esimees</text:p>
          </table:table-cell>
          <table:table-cell/>
          <table:table-cell office:value-type="string" calcext:value-type="string">
            <text:p>info@knkinnisvara.ee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uri Luu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9.01.1981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re Vallavalitsus, Vallavanem</text:p>
          </table:table-cell>
          <table:table-cell/>
          <table:table-cell office:value-type="string" calcext:value-type="string">
            <text:p>lauri.luur@gmail.com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org Männi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5.01.1955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Almacon, juhatuse liige</text:p>
          </table:table-cell>
          <table:table-cell/>
          <table:table-cell office:value-type="string" calcext:value-type="string">
            <text:p>georgmannik@gmail.com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ri Suurväli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4.11.1948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Ü Pärnu Kolledž täiendkoolituse programmijuht</text:p>
          </table:table-cell>
          <table:table-cell/>
          <table:table-cell office:value-type="string" calcext:value-type="string">
            <text:p>mari.suurvali@ut.ee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ivimi Velliste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4.05.1947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Sõjamuuseum - Kindral Laidoneri Muuseum, projektijuht</text:p>
          </table:table-cell>
          <table:table-cell/>
          <table:table-cell office:value-type="string" calcext:value-type="string">
            <text:p>trivimi.velliste@gmail.com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ev-Andres Tinn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14.01.1973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olev.tinn@gmail.com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i Gudim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10.01.1977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eval Group OÜ, töökoja juhtaja</text:p>
          </table:table-cell>
          <table:table-cell/>
          <table:table-cell office:value-type="string" calcext:value-type="string">
            <text:p>andrei.gudim@gmail.com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ro Uustalu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11.05.1967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Ülikool, spetsialist</text:p>
          </table:table-cell>
          <table:table-cell/>
          <table:table-cell office:value-type="string" calcext:value-type="string">
            <text:p>eero.uustalu@gmail.com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vo Juurak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2.01.1949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jaleht Õpetajate Leht, toimetaja</text:p>
          </table:table-cell>
          <table:table-cell/>
          <table:table-cell office:value-type="string" calcext:value-type="string">
            <text:p>raivo.juurak@gmail.com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et Käige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12.07.1963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AS Tallink Grupp, kokk</text:p>
          </table:table-cell>
          <table:table-cell/>
          <table:table-cell office:value-type="string" calcext:value-type="string">
            <text:p>piret.kaige@gmail.com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hkel Veskimägi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4.02.1965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õstamaa perearstikekskus, arst</text:p>
          </table:table-cell>
          <table:table-cell/>
          <table:table-cell office:value-type="string" calcext:value-type="string">
            <text:p>mihkelvesimagi@hot.ee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ksander Laane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2.08.1968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erviselehe väljaandja</text:p>
          </table:table-cell>
          <table:table-cell/>
          <table:table-cell office:value-type="string" calcext:value-type="string">
            <text:p>aleksander.laane@gmail.com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ja Vorontsova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15.10.1971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ttevõtja, fotograaf</text:p>
          </table:table-cell>
          <table:table-cell/>
          <table:table-cell office:value-type="string" calcext:value-type="string">
            <text:p>darja.vorontsova@eesti.ee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üllike Reimaa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4.03.1951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rhitekt</text:p>
          </table:table-cell>
          <table:table-cell/>
          <table:table-cell office:value-type="string" calcext:value-type="string">
            <text:p>56506611, reimaa@hot.ee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ge Tjurin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2.07.1970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öötu</text:p>
          </table:table-cell>
          <table:table-cell/>
          <table:table-cell office:value-type="string" calcext:value-type="string">
            <text:p>serge.tjurin@gmail.com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ald Langebraun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3.09.1961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Antikvaar, juhataja</text:p>
          </table:table-cell>
          <table:table-cell office:value-type="float" office:value="5035348" calcext:value-type="float">
            <text:p>5035348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õnu Trubetsky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4.04.196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kirjanik, muusik, filmirežissöör</text:p>
          </table:table-cell>
          <table:table-cell/>
          <table:table-cell office:value-type="string" calcext:value-type="string">
            <text:p>blackplait@gmail.com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gi Käige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05.04.1984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aitsevägi, administratiivtöötaja</text:p>
          </table:table-cell>
          <table:table-cell/>
          <table:table-cell office:value-type="string" calcext:value-type="string">
            <text:p>maigi.kaige@gmail.com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ne Artus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01.08.1949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IMG Numeri OÜ, raamatupidaja</text:p>
          </table:table-cell>
          <table:table-cell/>
          <table:table-cell office:value-type="string" calcext:value-type="string">
            <text:p>anneartus@gmail.com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kk Paris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06.06.1984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Barona, renditööline</text:p>
          </table:table-cell>
          <table:table-cell/>
          <table:table-cell office:value-type="string" calcext:value-type="string">
            <text:p>rotid84@gmail.com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an Talu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15.07.197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Kunstimuuseum, restauraator-konservaator</text:p>
          </table:table-cell>
          <table:table-cell office:value-type="float" office:value="56780509" calcext:value-type="float">
            <text:p>56780509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dur Lahtvee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19.01.1958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A SÄÄSTVA EESTI INSTITUUT, PROGRAMMIJUHT</text:p>
          </table:table-cell>
          <table:table-cell/>
          <table:table-cell office:value-type="string" calcext:value-type="string">
            <text:p>valdur.lahtvee@seit.ee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res Meesak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30.08.1970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ÄIKEETTEVÕTJA</text:p>
          </table:table-cell>
          <table:table-cell/>
          <table:table-cell office:value-type="string" calcext:value-type="string">
            <text:p>andres.meesak@gmail.com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var Soone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06.07.1975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Tehnikakõrgkool, lektor</text:p>
          </table:table-cell>
          <table:table-cell/>
          <table:table-cell office:value-type="string" calcext:value-type="string">
            <text:p>ivar.soone@mail.ee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onas Laks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06.05.1987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AS Teede REV-2, liikluskorralduse juht</text:p>
          </table:table-cell>
          <table:table-cell office:value-type="float" office:value="56479412" calcext:value-type="float">
            <text:p>56479412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n Kabal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10.06.1962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DVOKAADIBÜROO HANSA LAW OFFICES OÜ, ÕIGUSNÕUNIK</text:p>
          </table:table-cell>
          <table:table-cell/>
          <table:table-cell office:value-type="string" calcext:value-type="string">
            <text:p>ain.kabal@balticlaw.ee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lju Valdmann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4.03.1959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-System OÜ, juhataja</text:p>
          </table:table-cell>
          <table:table-cell/>
          <table:table-cell office:value-type="string" calcext:value-type="string">
            <text:p>kalju.valdmann@gmail.com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risten Kannik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18.11.1988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Kodumaa Kapitali Hoiu-laenuühistu, juhatuse liige</text:p>
          </table:table-cell>
          <table:table-cell/>
          <table:table-cell office:value-type="string" calcext:value-type="string">
            <text:p>kristen.kannik@eesti.ee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eksei Lotman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06.05.1960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maa Looduse Fond, merekeskkonna kaitse ekspert</text:p>
          </table:table-cell>
          <table:table-cell/>
          <table:table-cell office:value-type="string" calcext:value-type="string">
            <text:p>alexlotman@gmail.com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gu Kivimägi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08.05.1963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odune</text:p>
          </table:table-cell>
          <table:table-cell/>
          <table:table-cell office:value-type="string" calcext:value-type="string">
            <text:p>agu.kivimagi@eesti.ee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igo Lehtla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31.08.1970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eskkonnaekspert</text:p>
          </table:table-cell>
          <table:table-cell/>
          <table:table-cell office:value-type="string" calcext:value-type="string">
            <text:p>reigo@hotmail.com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eksander Pototski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08.10.1958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ÜLIÕPILANE/DOKTORANT</text:p>
          </table:table-cell>
          <table:table-cell/>
          <table:table-cell office:value-type="string" calcext:value-type="string">
            <text:p>aleksander.pototski@gmail.com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lan Selin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13.10.196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A.S KAMINAD OÜ JUHATAJA</text:p>
          </table:table-cell>
          <table:table-cell/>
          <table:table-cell office:value-type="string" calcext:value-type="string">
            <text:p>allan.selin@gmail.com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rno Ilsen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15.05.1968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Vabakutseline</text:p>
          </table:table-cell>
          <table:table-cell/>
          <table:table-cell office:value-type="string" calcext:value-type="string">
            <text:p>erno.ilsen@gmail.com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in Kuningas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5.12.1950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</text:p>
          </table:table-cell>
          <table:table-cell table:number-columns-repeated="2"/>
          <table:table-cell office:value-type="string" calcext:value-type="string">
            <text:p>Kangru talu, Vilita küla, Türi vald, Järvamaa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smus Lahtvee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17.09.1980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RMIT, peaspetsialist</text:p>
          </table:table-cell>
          <table:table-cell/>
          <table:table-cell office:value-type="string" calcext:value-type="string">
            <text:p>rasmus.lahtvee@eesti.ee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vo Kuiv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6.11.1949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arvo1949@hot.ee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ko Kaasik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5.07.1966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Ülikool, Füüsika Instituut, vanemteadur</text:p>
          </table:table-cell>
          <table:table-cell/>
          <table:table-cell office:value-type="string" calcext:value-type="string">
            <text:p>marko.kaasik@ut.ee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t Jüssi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1.03.1965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A Eestimaa Looduse Fond, MTÜ Pro Mare, teadur</text:p>
          </table:table-cell>
          <table:table-cell/>
          <table:table-cell office:value-type="string" calcext:value-type="string">
            <text:p>mart.jussi@gmail.com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it Truusalu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6.06.1963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ernel AS, nõukogu esimees</text:p>
          </table:table-cell>
          <table:table-cell/>
          <table:table-cell office:value-type="string" calcext:value-type="string">
            <text:p>priit@kernel.ee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go Samoson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09.07.1955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JUHTIVTEADUR, TEHNOMEEDIKUM, TTÜ</text:p>
          </table:table-cell>
          <table:table-cell/>
          <table:table-cell office:value-type="string" calcext:value-type="string">
            <text:p>ago.samoson@gmail.com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Zoja Mellov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03.02.1950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Tugikeskus Juks sotsiaalpedagoog</text:p>
          </table:table-cell>
          <table:table-cell/>
          <table:table-cell office:value-type="string" calcext:value-type="string">
            <text:p>zoja.mellov@mail.ee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rvi Matvei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6.03.196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VABAKUTSELINE FOTOGRAAF</text:p>
          </table:table-cell>
          <table:table-cell/>
          <table:table-cell office:value-type="string" calcext:value-type="string">
            <text:p>arvimatvei@gmail.com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rt Saarso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6.09.196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Saaremaa Laevakompanii, vahimadrus</text:p>
          </table:table-cell>
          <table:table-cell/>
          <table:table-cell office:value-type="string" calcext:value-type="string">
            <text:p>saarso@hotmail.com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ve Varik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9.03.1962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Leiutaja</text:p>
          </table:table-cell>
          <table:table-cell/>
          <table:table-cell office:value-type="string" calcext:value-type="string">
            <text:p>varikove@gmail.com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ctor Polyakoff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09.05.1957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aardu Kultuuri- ja Infokeskus, direktori kt</text:p>
          </table:table-cell>
          <table:table-cell/>
          <table:table-cell office:value-type="string" calcext:value-type="string">
            <text:p>victor.polyakoff@mail.ee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na Vinogradova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22.03.1985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kodune, lapsepuhkusel</text:p>
          </table:table-cell>
          <table:table-cell/>
          <table:table-cell office:value-type="string" calcext:value-type="string">
            <text:p>diana777dar@gmail.com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 Leist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31.01.1953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Maxima OÜ, peakassapidaja</text:p>
          </table:table-cell>
          <table:table-cell/>
          <table:table-cell office:value-type="string" calcext:value-type="string">
            <text:p>ada.leist@gmail.com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katerina Kravtsova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09.11.1957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öötu, invaliid-pensionär</text:p>
          </table:table-cell>
          <table:table-cell/>
          <table:table-cell office:value-type="string" calcext:value-type="string">
            <text:p>katja.kravtsova@bk.ru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ev Kald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27.09.1984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aardu Linnavalitsus, abilinnapea</text:p>
          </table:table-cell>
          <table:table-cell/>
          <table:table-cell office:value-type="string" calcext:value-type="string">
            <text:p>valev.kald@vaskpartei.ee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ladimir Krutšinin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27.07.1956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öötu</text:p>
          </table:table-cell>
          <table:table-cell/>
          <table:table-cell office:value-type="string" calcext:value-type="string">
            <text:p>prezident@shi.ee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ksei Davõdov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15.01.1981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aardu Põhikool, õpetaja</text:p>
          </table:table-cell>
          <table:table-cell/>
          <table:table-cell office:value-type="string" calcext:value-type="string">
            <text:p>alekdavydov@gmail.com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ladimir Drozdov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21.09.1952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Allaneks, juhatuse liige</text:p>
          </table:table-cell>
          <table:table-cell/>
          <table:table-cell office:value-type="string" calcext:value-type="string">
            <text:p>drozdov@smail.ee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tlana Moskvina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15.04.1960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Fortis Koolitus OÜ, raamatupidaja</text:p>
          </table:table-cell>
          <table:table-cell/>
          <table:table-cell office:value-type="string" calcext:value-type="string">
            <text:p>rapidaja@hot.ee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orgi Bõstrov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10.10.1944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aardu linnavalitsus - linnavolikogu esimees</text:p>
          </table:table-cell>
          <table:table-cell/>
          <table:table-cell office:value-type="string" calcext:value-type="string">
            <text:p>juhatus@vasakpartei.ee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evgeni Golovatš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05.04.1978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TÜ Maardu Noorte Keskus, juhataja</text:p>
          </table:table-cell>
          <table:table-cell/>
          <table:table-cell office:value-type="string" calcext:value-type="string">
            <text:p>jevgeni.golovats@gmail.com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ino Rüütel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18.06.1947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heino.ryytel@mail.ee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eksandr Pauri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21.01.197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Zim Company OÜ, juhatuse liige</text:p>
          </table:table-cell>
          <table:table-cell/>
          <table:table-cell office:value-type="string" calcext:value-type="string">
            <text:p>alx74@mail.ru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dis Tänavsuu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09.03.1941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valev.kald@vasakpartei.ee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na Kald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01.07.1987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lapsehoolduspuhkusel</text:p>
          </table:table-cell>
          <table:table-cell/>
          <table:table-cell office:value-type="string" calcext:value-type="string">
            <text:p>valev.kald@vasakpartei.ee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õnu Veeremaa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24.12.1944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tvermaht@mail.ru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ktor Malõgin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12.04.1949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malygin124@rambler.ru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duard Tanvel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11.09.1958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aardu Linnavarahooldus OÜ, operatiivkorraldaja</text:p>
          </table:table-cell>
          <table:table-cell/>
          <table:table-cell office:value-type="string" calcext:value-type="string">
            <text:p>tanvel@hot.ee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gei Sumin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15.09.1976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KMS Viimistlus OÜ, juhatuse liige</text:p>
          </table:table-cell>
          <table:table-cell/>
          <table:table-cell office:value-type="string" calcext:value-type="string">
            <text:p>airoviimistlus@mail.ru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rijam Rannak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03.04.1950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aardu Põhikool, direktor</text:p>
          </table:table-cell>
          <table:table-cell/>
          <table:table-cell office:value-type="string" calcext:value-type="string">
            <text:p>pitkman@hot.ee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eksandr Širokov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04.11.1955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lunik</text:p>
          </table:table-cell>
          <table:table-cell/>
          <table:table-cell office:value-type="string" calcext:value-type="string">
            <text:p>starover55@bk.ru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ivi-Helbe Peljuhhovska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22.07.1941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mammafemiida@mail.ee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dres Laidvee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13.01.1970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Põhiharidus</text:p>
          </table:table-cell>
          <table:table-cell office:value-type="string" calcext:value-type="string">
            <text:p>USS, turvatöötaja</text:p>
          </table:table-cell>
          <table:table-cell/>
          <table:table-cell office:value-type="string" calcext:value-type="string">
            <text:p>andres.laidvee@hotmail.com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iina Netšajeva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09.02.1957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AS Vedru, direktor</text:p>
          </table:table-cell>
          <table:table-cell/>
          <table:table-cell office:value-type="string" calcext:value-type="string">
            <text:p>niina.netsajeva@mail.ru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nnadi Vereštšagin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03.10.1955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irjanik</text:p>
          </table:table-cell>
          <table:table-cell/>
          <table:table-cell office:value-type="string" calcext:value-type="string">
            <text:p>vgv19@mail.ru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eme Kuninga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4.10.1955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bakutseline lavastaja</text:p>
          </table:table-cell>
          <table:table-cell/>
          <table:table-cell office:value-type="string" calcext:value-type="string">
            <text:p>kuningasneeme@gmail.com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ülliki Kübarsepp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7.06.1981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Vabaerakonna juhatuse liige</text:p>
          </table:table-cell>
          <table:table-cell/>
          <table:table-cell office:value-type="string" calcext:value-type="string">
            <text:p>kylli.kybarsepp@vabaerakond.ee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s Miller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5.04.1962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table:number-columns-repeated="2"/>
          <table:table-cell office:value-type="string" calcext:value-type="string">
            <text:p>atsmiller@gmail.com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i Ramjalg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4.01.1977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esti Post AS, müügijuht</text:p>
          </table:table-cell>
          <table:table-cell/>
          <table:table-cell office:value-type="string" calcext:value-type="string">
            <text:p>lii.ramjalg@vabaerakond.ee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õnu Teeveer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30.03.1963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VR LIIGA OÜ JUHATAJA</text:p>
          </table:table-cell>
          <table:table-cell/>
          <table:table-cell office:value-type="string" calcext:value-type="string">
            <text:p>tonu.teeveer@vabaerakond.ee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ika Puust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8.06.1989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ttevõtja, OÜ Blue Productions</text:p>
          </table:table-cell>
          <table:table-cell/>
          <table:table-cell office:value-type="string" calcext:value-type="string">
            <text:p>ivika.puust@vabaerakond.ee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 Kirsberg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8.06.198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AEVAKAITSJA, Solace Global; kirjanik</text:p>
          </table:table-cell>
          <table:table-cell/>
          <table:table-cell office:value-type="string" calcext:value-type="string">
            <text:p>georg.kirsberg@gmail.com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eter Kõluvere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3.11.1954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ALTHEIM OÜ, PROJKETIJUHT</text:p>
          </table:table-cell>
          <table:table-cell/>
          <table:table-cell office:value-type="string" calcext:value-type="string">
            <text:p>altheim@hot.ee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omed Murtuzaliev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0.07.1979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etaphora OÜ, esimees</text:p>
          </table:table-cell>
          <table:table-cell/>
          <table:table-cell office:value-type="string" calcext:value-type="string">
            <text:p>magomed.murtuzaliev@thechechenpress.com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ido Merit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5.07.1962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ööotsija; vabakutseline</text:p>
          </table:table-cell>
          <table:table-cell/>
          <table:table-cell office:value-type="string" calcext:value-type="string">
            <text:p>kuitsmerits@gmail.com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anus Paasoja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31.10.1975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llinna Südalinna Kool, infojuht</text:p>
          </table:table-cell>
          <table:table-cell/>
          <table:table-cell office:value-type="string" calcext:value-type="string">
            <text:p>jann1975@hot.ee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s Herkel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4.08.1962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andres.herkel@vabaerakond.ee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vgeni Krištafovitš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2.03.1983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TÜ Euroopa Algatuste Keskus, juhataja</text:p>
          </table:table-cell>
          <table:table-cell/>
          <table:table-cell office:value-type="string" calcext:value-type="string">
            <text:p>jevgeni@krishtafovitsh.ee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ika Haukanõmm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2.05.1972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Puuetega Inimeste Koda, juhatuse esimees</text:p>
          </table:table-cell>
          <table:table-cell/>
          <table:table-cell office:value-type="string" calcext:value-type="string">
            <text:p>monika.haukanomm@gmail.com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s Meriste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0.01.1962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TÜ Pro Civitas, sotsiaaltöötaja</text:p>
          </table:table-cell>
          <table:table-cell/>
          <table:table-cell office:value-type="string" calcext:value-type="string">
            <text:p>maris.meriste@vabaerakond.ee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ivo Olmet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7.09.1951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Ordior Eesti müügiesindaja</text:p>
          </table:table-cell>
          <table:table-cell/>
          <table:table-cell office:value-type="string" calcext:value-type="string">
            <text:p>raivo.olmet@ordioreesti.ee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gus Maidla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6.06.1969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, teadusajakirjanik</text:p>
          </table:table-cell>
          <table:table-cell/>
          <table:table-cell office:value-type="string" calcext:value-type="string">
            <text:p>margus.maidla@gmail.com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anus Luka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0.12.1989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llinna Raekoda, vanemspetsialist</text:p>
          </table:table-cell>
          <table:table-cell/>
          <table:table-cell office:value-type="string" calcext:value-type="string">
            <text:p>jaanusluka@gmail.com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ksandr Dormidontov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3.09.1950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Vene arhiiv, direktor</text:p>
          </table:table-cell>
          <table:table-cell/>
          <table:table-cell office:value-type="string" calcext:value-type="string">
            <text:p>venearhiiv@gmail.com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ar Maa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5.06.1960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bakutseline</text:p>
          </table:table-cell>
          <table:table-cell/>
          <table:table-cell office:value-type="string" calcext:value-type="string">
            <text:p>alar.maas@gmail.com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an Rii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3.09.1958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Looduskiri, juhataja</text:p>
          </table:table-cell>
          <table:table-cell/>
          <table:table-cell office:value-type="string" calcext:value-type="string">
            <text:p>info@looduseomnibuss.ee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do Vaino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2.05.1971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ldoris OY, tegevjuht</text:p>
          </table:table-cell>
          <table:table-cell/>
          <table:table-cell office:value-type="string" calcext:value-type="string">
            <text:p>aldovaino@gmail.com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lno Kesküla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4.05.1964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ewlett Packard OY, konsultant</text:p>
          </table:table-cell>
          <table:table-cell/>
          <table:table-cell office:value-type="string" calcext:value-type="string">
            <text:p>kulno.keskula@eesti.ee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ger Peel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0.05.1959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kergejõustikutreener, ettevõtja</text:p>
          </table:table-cell>
          <table:table-cell office:value-type="float" office:value="5104699" calcext:value-type="float">
            <text:p>5104699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dur-Valdek Seeder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8.05.1960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finantsanalüütik</text:p>
          </table:table-cell>
          <table:table-cell/>
          <table:table-cell office:value-type="string" calcext:value-type="string">
            <text:p>valdek.seeder@gmail.com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n Lutsepp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6.05.1954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A Eesti Draamateater, näitleja; Eesti Teatriliit, esimees</text:p>
          </table:table-cell>
          <table:table-cell/>
          <table:table-cell office:value-type="string" calcext:value-type="string">
            <text:p>ainlutsepp@hotmail.com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gei Metlev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0.08.1991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MTÜ AVATUD VABARIIK, TEGEVJUHT</text:p>
          </table:table-cell>
          <table:table-cell/>
          <table:table-cell office:value-type="string" calcext:value-type="string">
            <text:p>sergei@or.ee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ne Hansberg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2.09.1946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A Keskkonnainvesteeringute Keskus, audiitor</text:p>
          </table:table-cell>
          <table:table-cell/>
          <table:table-cell office:value-type="string" calcext:value-type="string">
            <text:p>annehansberg@solo.delfi.ee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õnu Ploompuu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7.01.1960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Ülikool, lektor</text:p>
          </table:table-cell>
          <table:table-cell/>
          <table:table-cell office:value-type="string" calcext:value-type="string">
            <text:p>tonu.ploompuu@vabaerakond.ee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mo Kaldma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8.05.1965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eeteede amet, vanemspetsialist</text:p>
          </table:table-cell>
          <table:table-cell/>
          <table:table-cell office:value-type="string" calcext:value-type="string">
            <text:p>kaldmat@gmail.com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avi Simson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4.06.1989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Tehnikaülikool, <text:s/>mehaanikateaduskond, materjalitehnika instituut, nooremteadur</text:p>
          </table:table-cell>
          <table:table-cell/>
          <table:table-cell office:value-type="string" calcext:value-type="string">
            <text:p>taavi.simson@gmail.com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gus Jaago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2.09.1963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vent Center OÜ juhatuse liige/projektijuht; Epicest OÜ juhatuse liige</text:p>
          </table:table-cell>
          <table:table-cell/>
          <table:table-cell office:value-type="string" calcext:value-type="string">
            <text:p>margus@eestisada.ee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a Heinla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8.06.1953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Ülikool, dotsent</text:p>
          </table:table-cell>
          <table:table-cell/>
          <table:table-cell office:value-type="string" calcext:value-type="string">
            <text:p>edah@tlu.ee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an Mihkel Uustalu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3.06.1954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Nõukogu liige, VKG</text:p>
          </table:table-cell>
          <table:table-cell/>
          <table:table-cell office:value-type="string" calcext:value-type="string">
            <text:p>jaan@uustalu.ee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Ülo Mattheu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7.12.1956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EA Kirjastus, entsüklopeedia tegevtoimetaja</text:p>
          </table:table-cell>
          <table:table-cell/>
          <table:table-cell office:value-type="string" calcext:value-type="string">
            <text:p>ymattheus@gmail.com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tur Talvik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3.06.196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ASS ARTURI POSTKONTOR OÜ, PRODUTSENT</text:p>
          </table:table-cell>
          <table:table-cell/>
          <table:table-cell office:value-type="string" calcext:value-type="string">
            <text:p>artur@talvik.ee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ar Mutli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9.08.1966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alarmutli@gmail.com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ia Välk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5.01.1961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FIE</text:p>
          </table:table-cell>
          <table:table-cell/>
          <table:table-cell office:value-type="string" calcext:value-type="string">
            <text:p>tnorbek@gmail.com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mar Altosaar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7.03.1959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ISEMINISTEERIUM, IDA-VIRU NÕUNIK</text:p>
          </table:table-cell>
          <table:table-cell/>
          <table:table-cell office:value-type="string" calcext:value-type="string">
            <text:p>altosaar.aimar@gmail.com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var Koitla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1.05.1961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KLIIMA OÜ, TEGEVJUHT</text:p>
          </table:table-cell>
          <table:table-cell/>
          <table:table-cell office:value-type="string" calcext:value-type="string">
            <text:p>akoitla@gmail.com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trin Mesilane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6.11.1966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ide Astra OÜ juhatuse liige</text:p>
          </table:table-cell>
          <table:table-cell/>
          <table:table-cell office:value-type="string" calcext:value-type="string">
            <text:p>katrin.mesilane@gmail.com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it Kärsna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31.01.1969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igala Vallavalitsus, vallavanem</text:p>
          </table:table-cell>
          <table:table-cell/>
          <table:table-cell office:value-type="string" calcext:value-type="string">
            <text:p>priit@vigala.ee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isa Ojangu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8.03.1990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liisaojangu@hot.ee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iko Herode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7.09.1969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ÕHJA EESTI REGIONAALHAIGLA, ARST</text:p>
          </table:table-cell>
          <table:table-cell/>
          <table:table-cell office:value-type="string" calcext:value-type="string">
            <text:p>veikoherodes@hotmail.com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Ülle Lennuk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31.01.1962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If P&amp;C Insurance AS, müügitoe spetsialist</text:p>
          </table:table-cell>
          <table:table-cell/>
          <table:table-cell office:value-type="string" calcext:value-type="string">
            <text:p>yllen@gmail.com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t Mutso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4.01.1942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mart.mutso@gmail.com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it Jõekalda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6.09.1951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bakutseline</text:p>
          </table:table-cell>
          <table:table-cell/>
          <table:table-cell office:value-type="string" calcext:value-type="string">
            <text:p>loit.joekalda@vabaerakond.ee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rmas Kristal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3.01.1969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urmas.kristal@gmail.com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gge Kulbok-Lattik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9.08.1966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otsiaalteaduste doktorant Jyväskylä Ülikoolis</text:p>
          </table:table-cell>
          <table:table-cell/>
          <table:table-cell office:value-type="string" calcext:value-type="string">
            <text:p>egge.kulboklattik@gmail.com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i Sarevet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3.02.1966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EYKTAL AS, Juhatuse liige</text:p>
          </table:table-cell>
          <table:table-cell/>
          <table:table-cell office:value-type="string" calcext:value-type="string">
            <text:p>mati.sarevet@gmail.com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hur Herm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3.09.1967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CHW OÜ, juhatuse liige</text:p>
          </table:table-cell>
          <table:table-cell/>
          <table:table-cell office:value-type="string" calcext:value-type="string">
            <text:p>vahur.herm@chw.ee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dres Amma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5.02.1962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Noarootsi Gümnaasium, õpetaja</text:p>
          </table:table-cell>
          <table:table-cell/>
          <table:table-cell office:value-type="string" calcext:value-type="string">
            <text:p>andres.ammas1@gmail.com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n Meri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5.01.1942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erinvest OÜ, nõukogu esimees</text:p>
          </table:table-cell>
          <table:table-cell/>
          <table:table-cell office:value-type="string" calcext:value-type="string">
            <text:p>enn.meri@mail.ee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kko Nõuka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2.06.1966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mikkon24@gmail.com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üri Lember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4.01.196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Meremeeste Sõltumatu AÜ, esimees</text:p>
          </table:table-cell>
          <table:table-cell/>
          <table:table-cell office:value-type="string" calcext:value-type="string">
            <text:p>jlem@online.ee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les Taal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1.10.1973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Viru Elektrikaubandus, juhataja</text:p>
          </table:table-cell>
          <table:table-cell/>
          <table:table-cell office:value-type="string" calcext:value-type="string">
            <text:p>arlestaal@hotmail.com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ev Vaher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9.05.1965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ardmeier, programmeerija</text:p>
          </table:table-cell>
          <table:table-cell/>
          <table:table-cell office:value-type="string" calcext:value-type="string">
            <text:p>olev.vaher@mail.ee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an Laat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4.12.1959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K.MET, müügiesindaja</text:p>
          </table:table-cell>
          <table:table-cell/>
          <table:table-cell office:value-type="string" calcext:value-type="string">
            <text:p>jaanlaats@hot.ee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nno Lige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30.06.1971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oikako Kaubandus OÜ, autojuht</text:p>
          </table:table-cell>
          <table:table-cell/>
          <table:table-cell office:value-type="string" calcext:value-type="string">
            <text:p>rinno.lige@gmail.com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mil Rutiku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7.11.1963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bakutseline</text:p>
          </table:table-cell>
          <table:table-cell/>
          <table:table-cell office:value-type="string" calcext:value-type="string">
            <text:p>emil.rutiku@gmail.com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mu Koppelmann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5.07.1958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pa Gümnaasiumi direktor</text:p>
          </table:table-cell>
          <table:table-cell/>
          <table:table-cell office:value-type="string" calcext:value-type="string">
            <text:p>elmu.koppelmann@tapa.ee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in Kotšin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3.10.1966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lupidaja, talutooraine töötleja</text:p>
          </table:table-cell>
          <table:table-cell/>
          <table:table-cell office:value-type="string" calcext:value-type="string">
            <text:p>voorsetalu@gmail.com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ika Tali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7.02.1967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TÜ T6 Lapsevanemad, juhatuse liige</text:p>
          </table:table-cell>
          <table:table-cell/>
          <table:table-cell office:value-type="string" calcext:value-type="string">
            <text:p>tali.marika@gmail.com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sto Krumm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8.08.1972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TÜ Tallinna Kolledž, lektor</text:p>
          </table:table-cell>
          <table:table-cell/>
          <table:table-cell office:value-type="string" calcext:value-type="string">
            <text:p>kristo868@gmail.com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ana Heinmet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9.04.1987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Põhiharidus</text:p>
          </table:table-cell>
          <table:table-cell office:value-type="string" calcext:value-type="string">
            <text:p>OÜ Cleaning Angels, töödejuhataja</text:p>
          </table:table-cell>
          <table:table-cell/>
          <table:table-cell office:value-type="string" calcext:value-type="string">
            <text:p>veana.heinmets@vabaerakond.ee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iki Hallik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4.06.1968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äts OÜ, pagar-tootmisjuht</text:p>
          </table:table-cell>
          <table:table-cell/>
          <table:table-cell office:value-type="string" calcext:value-type="string">
            <text:p>heiki@pats.ee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eter Kapten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1.01.196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epnau Õigusbüroo, jurist</text:p>
          </table:table-cell>
          <table:table-cell/>
          <table:table-cell office:value-type="string" calcext:value-type="string">
            <text:p>prk.kapten@neti.ee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na Rose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0.04.1958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Inna.rose@vabaerakond.ee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üri Soone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8.07.1940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il Shale Institute OÜ juhataja, emeriitprofessor</text:p>
          </table:table-cell>
          <table:table-cell/>
          <table:table-cell office:value-type="string" calcext:value-type="string">
            <text:p>jksoone@gmail.com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mara Luiga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9.06.1958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Narva Linnavolikogu liige</text:p>
          </table:table-cell>
          <table:table-cell/>
          <table:table-cell office:value-type="string" calcext:value-type="string">
            <text:p>luigasta@gmail.com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lav Kivirand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1.06.195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XIOMA OÜ , juhataja</text:p>
          </table:table-cell>
          <table:table-cell office:value-type="float" office:value="55533270" calcext:value-type="float">
            <text:p>55533270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hen Tsybulenko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1.10.1972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rofessor KyMU, teadur TTÜ</text:p>
          </table:table-cell>
          <table:table-cell/>
          <table:table-cell office:value-type="string" calcext:value-type="string">
            <text:p>evhen.tsybulenko@ttu.ee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ury Gordeev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1.05.197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Narva Pähklimäe Gümnaasium, õpetaja</text:p>
          </table:table-cell>
          <table:table-cell/>
          <table:table-cell office:value-type="string" calcext:value-type="string">
            <text:p>juga@mail.ru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ino Muruste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9.05.1939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</text:p>
          </table:table-cell>
          <table:table-cell office:value-type="float" office:value="56681421" calcext:value-type="float">
            <text:p>56681421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vo Blankin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9.01.1948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avo.blankin@gmail.com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ti Ilisson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4.05.1960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Wilson Learning Estonia OÜ, juhatuse liige, konsultant</text:p>
          </table:table-cell>
          <table:table-cell/>
          <table:table-cell office:value-type="string" calcext:value-type="string">
            <text:p>mati.ilisson@vabaerakond.ee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let Palmiste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2.05.1973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juhatuse liige, Arulepiku talu OÜ</text:p>
          </table:table-cell>
          <table:table-cell/>
          <table:table-cell office:value-type="string" calcext:value-type="string">
            <text:p>palmistearlet@gmail.com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in Ostra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4.02.1971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BALTIC BOLT OÜ, <text:s/>kaupluse juhataja-müüja</text:p>
          </table:table-cell>
          <table:table-cell/>
          <table:table-cell office:value-type="string" calcext:value-type="string">
            <text:p>ain.ostra@vabaerakond.ee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lme Last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7.03.1959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REARST ILME LAST; TÖÖANDJA</text:p>
          </table:table-cell>
          <table:table-cell/>
          <table:table-cell office:value-type="string" calcext:value-type="string">
            <text:p>ilme@hot.ee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äino Rajangu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6.11.1945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TEHNIKAÜLIKOOLI EMERIITPROFESSOR</text:p>
          </table:table-cell>
          <table:table-cell/>
          <table:table-cell office:value-type="string" calcext:value-type="string">
            <text:p>vaino.rajangu@ttu.ee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gus Sardi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2.08.1968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THENA ÕIGUSBÜROO, JURIST</text:p>
          </table:table-cell>
          <table:table-cell office:value-type="float" office:value="58004642" calcext:value-type="float">
            <text:p>58004642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lev Rahnu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6.02.1943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olevrahnu@hotmail.com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i Kirschfeldt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3.04.1956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OÜ "ERIRIIE", ÕMBLEJA</text:p>
          </table:table-cell>
          <table:table-cell/>
          <table:table-cell office:value-type="string" calcext:value-type="string">
            <text:p>hanno3661201@gmail.com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ts Õun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9.09.1964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bakutseline kunstnik</text:p>
          </table:table-cell>
          <table:table-cell/>
          <table:table-cell office:value-type="string" calcext:value-type="string">
            <text:p>mats@apple.ee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ärt Meesak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1.04.1981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onguta Vallavolikogu esimees</text:p>
          </table:table-cell>
          <table:table-cell/>
          <table:table-cell office:value-type="string" calcext:value-type="string">
            <text:p>mart.meesak@vabaerakond.ee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lo Lutsepp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2.11.1959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A Eesti Vabaõhumuuseumi Maaarhitektuuri Keskuse juhataja</text:p>
          </table:table-cell>
          <table:table-cell/>
          <table:table-cell office:value-type="string" calcext:value-type="string">
            <text:p>elo@evm.ee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uno Kure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5.05.1957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KONESKO, automaatik-mehaanik</text:p>
          </table:table-cell>
          <table:table-cell/>
          <table:table-cell office:value-type="string" calcext:value-type="string">
            <text:p>tauno728@hot.ee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dis Avi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7.11.1954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Ü Kaarli juhatuse esimees</text:p>
          </table:table-cell>
          <table:table-cell/>
          <table:table-cell office:value-type="string" calcext:value-type="string">
            <text:p>kaarli@neti.ee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trin Hauk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3.08.1957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katrin.hauk@gmail.com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leria Kaljuorg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8.05.1964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LETRUM juhatuse liige</text:p>
          </table:table-cell>
          <table:table-cell/>
          <table:table-cell office:value-type="string" calcext:value-type="string">
            <text:p>valeria33@hot.ee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ino Kaljurand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5.05.1978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iivimaa Viljad OÜ, juhatuse liige</text:p>
          </table:table-cell>
          <table:table-cell/>
          <table:table-cell office:value-type="string" calcext:value-type="string">
            <text:p>kaljurandheino@gmail.com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ik-Hiio Mikelsaar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3.10.1939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Ülikooli emeriitprofessor</text:p>
          </table:table-cell>
          <table:table-cell/>
          <table:table-cell office:value-type="string" calcext:value-type="string">
            <text:p>raik.mikelsaar@ut.ee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gu Rillo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8.02.1971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iru Vangla, jurist</text:p>
          </table:table-cell>
          <table:table-cell/>
          <table:table-cell office:value-type="string" calcext:value-type="string">
            <text:p>agurillo@gmail.com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ärt Läänemet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4.07.1962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Ülikool, vanemteadur</text:p>
          </table:table-cell>
          <table:table-cell/>
          <table:table-cell office:value-type="string" calcext:value-type="string">
            <text:p>mart_laanemets@yahoo.com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rista Aru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1.08.1958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Teadusagentuur, sihtasutuse juhatuse liige</text:p>
          </table:table-cell>
          <table:table-cell/>
          <table:table-cell office:value-type="string" calcext:value-type="string">
            <text:p>kristaaru@gmail.com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üri Adam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2.11.1947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jyriadams@hot.ee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eter Volkonski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2.09.195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bakutseline</text:p>
          </table:table-cell>
          <table:table-cell/>
          <table:table-cell office:value-type="string" calcext:value-type="string">
            <text:p>pvolk@hot.ee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ret Tarto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0.06.1968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rtu Ülikool, üliõpilane</text:p>
          </table:table-cell>
          <table:table-cell/>
          <table:table-cell office:value-type="string" calcext:value-type="string">
            <text:p>pirettarto77@gmail.com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nnes Klaa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4.06.1983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Ülikool, spetsialist</text:p>
          </table:table-cell>
          <table:table-cell/>
          <table:table-cell office:value-type="string" calcext:value-type="string">
            <text:p>hannes.klaas@ut.ee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iki Krip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3.11.1952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Ülikool, lektor</text:p>
          </table:table-cell>
          <table:table-cell/>
          <table:table-cell office:value-type="string" calcext:value-type="string">
            <text:p>heiki.krips@vabaerakond.ee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rmet Külaot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1.05.1974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Infosüsteemide OÜ, spetsialist</text:p>
          </table:table-cell>
          <table:table-cell/>
          <table:table-cell office:value-type="string" calcext:value-type="string">
            <text:p>urmetkylaots@hot.ee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vo Päike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3.11.1951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paike2@hotmail.com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ili Jõgiaa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9.02.1974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Linnaraamatukogu, harukogu juhataja</text:p>
          </table:table-cell>
          <table:table-cell/>
          <table:table-cell office:value-type="string" calcext:value-type="string">
            <text:p>laili.jogiaas@gmail.com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alle Pilt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5.06.1966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Mükoloogiauuringute Keskus SA, nõukogu liige</text:p>
          </table:table-cell>
          <table:table-cell/>
          <table:table-cell office:value-type="string" calcext:value-type="string">
            <text:p>kalle.pilt@vabaerakond.ee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aul Nurm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7.03.1951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maa Talupidajate Keskliit, peadirektor</text:p>
          </table:table-cell>
          <table:table-cell/>
          <table:table-cell office:value-type="string" calcext:value-type="string">
            <text:p>kaul.nurm@gmail.com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rle Jääger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9.10.1965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nemuine, draamaartist</text:p>
          </table:table-cell>
          <table:table-cell/>
          <table:table-cell office:value-type="string" calcext:value-type="string">
            <text:p>madu.vana@gmail.com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alle Kaljuste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9.04.1961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kalle.kaljuste@vabaerakond.ee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vo Pill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6.04.1955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LK Sangaste ja Laatre koguduse õpetaja, Tsirguliina Keskkooli ajalooõpetaja</text:p>
          </table:table-cell>
          <table:table-cell/>
          <table:table-cell office:value-type="string" calcext:value-type="string">
            <text:p>pill@hot.ee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aie Herkel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2.11.1959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öötu</text:p>
          </table:table-cell>
          <table:table-cell/>
          <table:table-cell office:value-type="string" calcext:value-type="string">
            <text:p>herkelkaie@gmail.com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mas Heinaste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30.07.1961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Annelinna Gümnaasium, õpetaja</text:p>
          </table:table-cell>
          <table:table-cell/>
          <table:table-cell office:value-type="string" calcext:value-type="string">
            <text:p>urmas.heinaste@eesti.ee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duard Kassin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2.04.1961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A Uudistetalituse OÜ, toimetaja</text:p>
          </table:table-cell>
          <table:table-cell/>
          <table:table-cell office:value-type="string" calcext:value-type="string">
            <text:p>eduard@monitooring.ee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nel Valk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2.10.1975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Vandervalk OÜ, juhatuse liige</text:p>
          </table:table-cell>
          <table:table-cell/>
          <table:table-cell office:value-type="string" calcext:value-type="string">
            <text:p>valk.tanel@gmail.com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lver Saarva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1.02.1977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direktor, Blue Brilliant Enterprise</text:p>
          </table:table-cell>
          <table:table-cell/>
          <table:table-cell office:value-type="string" calcext:value-type="string">
            <text:p>silver.saarva@vabaerakond.ee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alev Elerand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4.07.1958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elme Koduloomuuseum, juhataja</text:p>
          </table:table-cell>
          <table:table-cell office:value-type="float" office:value="5282264" calcext:value-type="float">
            <text:p>5282264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mas Ott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2.10.1982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isso Kool, sekretär/majandusjuhataja</text:p>
          </table:table-cell>
          <table:table-cell/>
          <table:table-cell office:value-type="string" calcext:value-type="string">
            <text:p>urmas.ott82@gmail.com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üri Saar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1.10.1956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Ülikool, professor</text:p>
          </table:table-cell>
          <table:table-cell/>
          <table:table-cell office:value-type="string" calcext:value-type="string">
            <text:p>juri.saar@ut.ee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adri Jäätma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4.02.1961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TÜ Pro Civitas projektijuht; keraamik</text:p>
          </table:table-cell>
          <table:table-cell/>
          <table:table-cell office:value-type="string" calcext:value-type="string">
            <text:p>kadri@siirup.eu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lmo Joa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6.10.1960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ärnu Rääma Põhikool, direktor</text:p>
          </table:table-cell>
          <table:table-cell/>
          <table:table-cell office:value-type="string" calcext:value-type="string">
            <text:p>elmo@raama.ee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ts Erm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1.09.1953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Tehnikaülikooli Meresüsteemide Instituut, vanemteadur</text:p>
          </table:table-cell>
          <table:table-cell/>
          <table:table-cell office:value-type="string" calcext:value-type="string">
            <text:p>ants.erm@gmail.com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li Künnapa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0.03.1982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UUSE FARM OÜ, juhataja</text:p>
          </table:table-cell>
          <table:table-cell/>
          <table:table-cell office:value-type="string" calcext:value-type="string">
            <text:p>helikunnapas@gmail.com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ohannes Kas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4.05.1949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johanneskass.006@gmail.com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n Rähn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7.01.1944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enn@arinco.ee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llar Vaik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6.08.1950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DORMIKOR, vanem-klienditeenindaja</text:p>
          </table:table-cell>
          <table:table-cell/>
          <table:table-cell office:value-type="string" calcext:value-type="string">
            <text:p>hiva@hot.ee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in Prin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2.02.1960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Haikkobi Invest OÜ, tegevdirektor</text:p>
          </table:table-cell>
          <table:table-cell/>
          <table:table-cell office:value-type="string" calcext:value-type="string">
            <text:p>haikkobi@haikkobi.ee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aanus Ojangu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9.09.1966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MERKO INFRA ELO, TEHNIKAJUHT</text:p>
          </table:table-cell>
          <table:table-cell/>
          <table:table-cell office:value-type="string" calcext:value-type="string">
            <text:p>jaanus.ojangu@gmail.com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hhail Kõlvart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4.11.1977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alitsus, abilinnapea</text:p>
          </table:table-cell>
          <table:table-cell/>
          <table:table-cell office:value-type="string" calcext:value-type="string">
            <text:p>mihhail.kolvart@tallinnlv.ee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ktor Vassiljev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9.04.195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viktor.vassiljev@gmail.com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lev Kallo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6.12.1948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kalev.kallo@riigikogu.ee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ri Laasi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2.09.1974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lauri.laasi@riigikogu.ee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in Tammemägi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4.06.1975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õhja-Tallinna Valitsus linnaosa vanem</text:p>
          </table:table-cell>
          <table:table-cell/>
          <table:table-cell office:value-type="string" calcext:value-type="string">
            <text:p>karin.tammemagi@tallinnlv.ee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i Novikov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7.03.1982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ristiine Linnaosa Valitsus, linnaosa vanem</text:p>
          </table:table-cell>
          <table:table-cell/>
          <table:table-cell office:value-type="string" calcext:value-type="string">
            <text:p>andrei.novikov@tallinnlv.ee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ek Jürgenso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9.09.1977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aabersti Linnaosa Valitsus, linnaosa vanem</text:p>
          </table:table-cell>
          <table:table-cell/>
          <table:table-cell office:value-type="string" calcext:value-type="string">
            <text:p>marekj@hot.ee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na Antonjuk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1.01.1956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aabersti Vene Gümnaasium, direktor</text:p>
          </table:table-cell>
          <table:table-cell/>
          <table:table-cell office:value-type="string" calcext:value-type="string">
            <text:p>iantonjuk@hotmail.com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no Tamm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6.05.1960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transpordi AS, juhatuse esimees</text:p>
          </table:table-cell>
          <table:table-cell/>
          <table:table-cell office:value-type="string" calcext:value-type="string">
            <text:p>enno.tamm@tallinnlt.ee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on Stalnuhhi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8.10.1984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Nortal, vanem Java arendaja</text:p>
          </table:table-cell>
          <table:table-cell/>
          <table:table-cell office:value-type="string" calcext:value-type="string">
            <text:p>anton.stalnuhhin@gmail.com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rt Sults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4.03.1961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Kunstigümnaasiumi, direktor</text:p>
          </table:table-cell>
          <table:table-cell/>
          <table:table-cell office:value-type="string" calcext:value-type="string">
            <text:p>mart.sults@gmail.com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gar Savisaar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31.05.1950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alitsus, linnapea</text:p>
          </table:table-cell>
          <table:table-cell/>
          <table:table-cell office:value-type="string" calcext:value-type="string">
            <text:p>edgar.savisaar@tallinnlv.ee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ga Ivanov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5.10.1984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llinna Lasnamäe linnaosa vanem</text:p>
          </table:table-cell>
          <table:table-cell office:value-type="float" office:value="59095186" calcext:value-type="float">
            <text:p>59095186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omas Vitsut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1.01.1960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olikogu esimees</text:p>
          </table:table-cell>
          <table:table-cell/>
          <table:table-cell office:value-type="string" calcext:value-type="string">
            <text:p>toomas.vitsut@tallinnlv.ee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na Glebov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6.06.1989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ondiraba Spordikeskuse juhataja</text:p>
          </table:table-cell>
          <table:table-cell office:value-type="float" office:value="58414882" calcext:value-type="float">
            <text:p>58414882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lle Klandorf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7.01.1956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alitsus, abilinnapea</text:p>
          </table:table-cell>
          <table:table-cell office:value-type="float" office:value="6404115" calcext:value-type="float">
            <text:p>6404115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avi Aas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0.01.1966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alitsus, abilinnapea</text:p>
          </table:table-cell>
          <table:table-cell/>
          <table:table-cell office:value-type="string" calcext:value-type="string">
            <text:p>taavi.aas@tallinnlv.ee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mo Kriis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4.09.1975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AS Sillamäe Sadam, haldusjuht</text:p>
          </table:table-cell>
          <table:table-cell/>
          <table:table-cell office:value-type="string" calcext:value-type="string">
            <text:p>tarmokriis@icloud.com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ni Härm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9.04.1962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Kultuuriväärtuste Ameti juhataja</text:p>
          </table:table-cell>
          <table:table-cell/>
          <table:table-cell office:value-type="string" calcext:value-type="string">
            <text:p>aini.harm@tallinnlv.ee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õnis Mölder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9.10.1989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irita Linnaosa Valitsus, linnaosa vanem</text:p>
          </table:table-cell>
          <table:table-cell/>
          <table:table-cell office:value-type="string" calcext:value-type="string">
            <text:p>tonis.molder@tallinnlv.ee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a Juferev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1.10.1979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kantselei, meediaspetsialist</text:p>
          </table:table-cell>
          <table:table-cell/>
          <table:table-cell office:value-type="string" calcext:value-type="string">
            <text:p>mariajuf@gmail.com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ri Danilov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6.08.1987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Citadele Banka Eesti Filiaal AS, ärikliendihaldur</text:p>
          </table:table-cell>
          <table:table-cell/>
          <table:table-cell office:value-type="string" calcext:value-type="string">
            <text:p>juri.danilov@tallinn.ee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en Lausma-Saar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4.04.1988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Kesklinna Valitsus, vanema asetäitja - Rahvarinde muuseumi juhataja</text:p>
          </table:table-cell>
          <table:table-cell/>
          <table:table-cell office:value-type="string" calcext:value-type="string">
            <text:p>helen.lausma-saar@tallinnlv.ee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lli Privalov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7.02.1945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aadio 4, lepingu alusel saatejuht</text:p>
          </table:table-cell>
          <table:table-cell/>
          <table:table-cell office:value-type="string" calcext:value-type="string">
            <text:p>parabellum@hot.ee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hhail Korb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3.08.1980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mihhail.korb@riigikogu.ee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vo Sarapuu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6.08.195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alitsus, abilinnapea</text:p>
          </table:table-cell>
          <table:table-cell/>
          <table:table-cell office:value-type="string" calcext:value-type="string">
            <text:p>arvo.sarapuu@tallinnlv.ee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ike Martinso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9.10.1940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alitsus abilinnapea</text:p>
          </table:table-cell>
          <table:table-cell/>
          <table:table-cell office:value-type="string" calcext:value-type="string">
            <text:p>merike.martinson@tallinnlv.ee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ki Savisaar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6.06.1978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transpordi Aktsiaselts, IT osakond, juhataja</text:p>
          </table:table-cell>
          <table:table-cell/>
          <table:table-cell office:value-type="string" calcext:value-type="string">
            <text:p>erki@savisaar.ee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in Ratas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9.05.1938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Jõelähtme Vallavalitsus, keskkonnanõunik, Euroakadeemia, professor</text:p>
          </table:table-cell>
          <table:table-cell/>
          <table:table-cell office:value-type="string" calcext:value-type="string">
            <text:p>ratas.rein@gmail.com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le Kald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7.02.1950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ustamäe Linnaosa Valitsus, linnaosa vanem</text:p>
          </table:table-cell>
          <table:table-cell office:value-type="float" office:value="53449153" calcext:value-type="float">
            <text:p>53449153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it Terik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5.06.1979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Nõmme Linnaosa Valitsus, linnaosa vanem</text:p>
          </table:table-cell>
          <table:table-cell/>
          <table:table-cell office:value-type="string" calcext:value-type="string">
            <text:p>tiit.terik@eesti.ee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garita Tšernogorov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2.03.193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FIE</text:p>
          </table:table-cell>
          <table:table-cell/>
          <table:table-cell office:value-type="string" calcext:value-type="string">
            <text:p>martser@hot.ee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rina Embrich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2.07.1980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reener</text:p>
          </table:table-cell>
          <table:table-cell office:value-type="float" office:value="56609842" calcext:value-type="float">
            <text:p>56609842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uard Toma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5.05.1960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ene Kultuurikeskus arengudirektor</text:p>
          </table:table-cell>
          <table:table-cell/>
          <table:table-cell office:value-type="string" calcext:value-type="string">
            <text:p>venekeskus@venekeskus.ee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gor Kravtšenko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8.03.197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olikogu liige</text:p>
          </table:table-cell>
          <table:table-cell/>
          <table:table-cell office:value-type="string" calcext:value-type="string">
            <text:p>igor.kravtsenko@tallinn.ee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üri Ratas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2.07.1978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aseesimees</text:p>
          </table:table-cell>
          <table:table-cell/>
          <table:table-cell office:value-type="string" calcext:value-type="string">
            <text:p>jyri.ratas@riigikogu.ee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rstin-Oudekki Loone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5.02.1979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bakutseline poliitikateadlane, Tallinna Ülikooli doktorant</text:p>
          </table:table-cell>
          <table:table-cell/>
          <table:table-cell office:value-type="string" calcext:value-type="string">
            <text:p>oudekki@gmail.com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ärner Lootsman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8.08.1945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oksa Linnavalitus, linnapea</text:p>
          </table:table-cell>
          <table:table-cell/>
          <table:table-cell office:value-type="string" calcext:value-type="string">
            <text:p>varner.lootsmann@loksa.ee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ladimir Velma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5.09.1945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vladimir.velman@riigikogu.ee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né Toomse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6.05.1972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burgus OÜ, tegevjuht</text:p>
          </table:table-cell>
          <table:table-cell/>
          <table:table-cell office:value-type="string" calcext:value-type="string">
            <text:p>rene.toomse@gmail.com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üri Võigemast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8.11.1956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Linnade Liit, tegevdirektor</text:p>
          </table:table-cell>
          <table:table-cell/>
          <table:table-cell office:value-type="string" calcext:value-type="string">
            <text:p>jyri@ell.ee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ladimir Arhipov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6.09.1955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Maardu Linnavalitsus, abilinnapea</text:p>
          </table:table-cell>
          <table:table-cell/>
          <table:table-cell office:value-type="string" calcext:value-type="string">
            <text:p>vladimir.arhipov@mail.ee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eg Tšubarov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9.03.1977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esti Raudteelaste Ametiühing, juhatuse esimees</text:p>
          </table:table-cell>
          <table:table-cell/>
          <table:table-cell office:value-type="string" calcext:value-type="string">
            <text:p>evray@evray.ee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o Kokser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4.02.1952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eila Linnavolikogu liige</text:p>
          </table:table-cell>
          <table:table-cell/>
          <table:table-cell office:value-type="string" calcext:value-type="string">
            <text:p>agokokser@gmail.com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talia Malleus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3.01.195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bakutseline ajakirjanik, Tallinna Linnavolikogu liige</text:p>
          </table:table-cell>
          <table:table-cell/>
          <table:table-cell office:value-type="string" calcext:value-type="string">
            <text:p>nataliamalleus@gmail.com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eter Rebane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4.04.197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BDG Holdings, juhatuse liige</text:p>
          </table:table-cell>
          <table:table-cell/>
          <table:table-cell office:value-type="string" calcext:value-type="string">
            <text:p>assistant@bdg.ee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elis Pai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9.02.1968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alitsus, linnapea nõunik</text:p>
          </table:table-cell>
          <table:table-cell/>
          <table:table-cell office:value-type="string" calcext:value-type="string">
            <text:p>meelis.pai@gmail.com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drek Uuema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4.06.1958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ida Põhikool, direktor</text:p>
          </table:table-cell>
          <table:table-cell/>
          <table:table-cell office:value-type="string" calcext:value-type="string">
            <text:p>indrek@mae.ee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äino Sassi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9.06.1951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apla Tarbijate Ühistu, juhatuse liige</text:p>
          </table:table-cell>
          <table:table-cell/>
          <table:table-cell office:value-type="string" calcext:value-type="string">
            <text:p>vaino@raplaty.ee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iver Liideman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4.07.198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iimsi Vallavolikogu liige</text:p>
          </table:table-cell>
          <table:table-cell/>
          <table:table-cell office:value-type="string" calcext:value-type="string">
            <text:p>oliver.liidemann@outlook.com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lo Jõgisoo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5.09.1959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TÜ Harjumaa Ühistranspordikeskus, tegevjuht</text:p>
          </table:table-cell>
          <table:table-cell office:value-type="float" office:value="5082305" calcext:value-type="float">
            <text:p>5082305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n Eesma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7.06.1946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enn.eesmaa@riigikogu.ee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anus Karilaid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1.02.1977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aapsalu Linnavolikogu esimees</text:p>
          </table:table-cell>
          <table:table-cell/>
          <table:table-cell office:value-type="string" calcext:value-type="string">
            <text:p>jaanus.karilaid@haapsalulv.ee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nne Nurmik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1.09.1971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ÖÖTU</text:p>
          </table:table-cell>
          <table:table-cell office:value-type="float" office:value="5058666" calcext:value-type="float">
            <text:p>5058666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dres Kampman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2.06.197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ru Kool, direktor</text:p>
          </table:table-cell>
          <table:table-cell/>
          <table:table-cell office:value-type="string" calcext:value-type="string">
            <text:p>andres.kampmann@eesti.ee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s Vahtras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6.07.195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ILDIKODA OÜ tegevjuht</text:p>
          </table:table-cell>
          <table:table-cell/>
          <table:table-cell office:value-type="string" calcext:value-type="string">
            <text:p>ants@pildikoda.ee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t Mäeker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3.06.1957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TÜ Keskkonnateenused tegevjuht</text:p>
          </table:table-cell>
          <table:table-cell office:value-type="float" office:value="5114767" calcext:value-type="float">
            <text:p>5114767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rald Tõru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4.07.196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URESSAARE AMETIKOOL, ÕPPEDIREKTOR</text:p>
          </table:table-cell>
          <table:table-cell/>
          <table:table-cell office:value-type="string" calcext:value-type="string">
            <text:p>nurme1@hot.ee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üri Kuuskema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5.10.1942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kantselei, linnapea nõunik</text:p>
          </table:table-cell>
          <table:table-cell/>
          <table:table-cell office:value-type="string" calcext:value-type="string">
            <text:p>jyri@bestart.ee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ret Kotk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7.07.1986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siret.kotka@gmail.com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omas Väinaste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4.01.1950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INNI VALLAVALITSUS VALLAVANEM</text:p>
          </table:table-cell>
          <table:table-cell/>
          <table:table-cell office:value-type="string" calcext:value-type="string">
            <text:p>toomas.vainaste@vinnivald.ee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dres Jaadl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0.03.1965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A VIRUMAA KOMPETENTSI KESKUS, koolitus- ja arendussuuna juht</text:p>
          </table:table-cell>
          <table:table-cell/>
          <table:table-cell office:value-type="string" calcext:value-type="string">
            <text:p>andres.jaadla@gmail.com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elena Fjodorov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3.07.1978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ARELL KIIRABI, õde</text:p>
          </table:table-cell>
          <table:table-cell office:value-type="float" office:value="53448474" calcext:value-type="float">
            <text:p>53448474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anus Mutli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7.03.1974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alitsus, Tln Ettevõtlusamet, Ettevõtluse arendamise osakonna juhataja</text:p>
          </table:table-cell>
          <table:table-cell office:value-type="float" office:value="6404224" calcext:value-type="float">
            <text:p>6404224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dres Sõber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5.04.1956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ORVPALLIMEESKOND TARVAS PEATREENER</text:p>
          </table:table-cell>
          <table:table-cell office:value-type="float" office:value="5282992" calcext:value-type="float">
            <text:p>5282992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rmas Tamm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7.12.1954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transport AS, nõunik</text:p>
          </table:table-cell>
          <table:table-cell/>
          <table:table-cell office:value-type="string" calcext:value-type="string">
            <text:p>urmas.tamm54@gmail.com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ana Toom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5.10.1966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uroopa Parlament, liige</text:p>
          </table:table-cell>
          <table:table-cell/>
          <table:table-cell office:value-type="string" calcext:value-type="string">
            <text:p>yana.toom@europarl.europa.eu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hhail Stalnuhhi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5.09.1961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mihhail.stalnuhhin@riigikogu.ee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aleri Korb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3.07.1954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XII Riigikogu liige</text:p>
          </table:table-cell>
          <table:table-cell/>
          <table:table-cell office:value-type="string" calcext:value-type="string">
            <text:p>valeri.korb@gmail.com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dar Efendijev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9.06.1954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eldar.efendijev@riigikogu.ee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rmo Tammiste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7.08.1962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NARVA LINNAVOLIKOGU ESIMEES</text:p>
          </table:table-cell>
          <table:table-cell/>
          <table:table-cell office:value-type="string" calcext:value-type="string">
            <text:p>tarmo.tammiste@narva.ee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evi Paasmäe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1.05.1952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ILLAMÄE LINNAVALITSUS, ASELINNAPEA</text:p>
          </table:table-cell>
          <table:table-cell/>
          <table:table-cell office:value-type="string" calcext:value-type="string">
            <text:p>eevi.paasmae@mail.ee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mitri Dmitrijev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7.06.1982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IVIÕLI LINNAVALITSUS, LINNAPEA</text:p>
          </table:table-cell>
          <table:table-cell/>
          <table:table-cell office:value-type="string" calcext:value-type="string">
            <text:p>dmitri.dmitrijev@gmail.com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iho Kutsar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4.01.1959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ILLAMÄE LINNAVALITSUS, peaspetsialist</text:p>
          </table:table-cell>
          <table:table-cell/>
          <table:table-cell office:value-type="string" calcext:value-type="string">
            <text:p>riho.kutsar@mail.ee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rtin Repinski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6.08.1986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Konju Mõisa Talu, Tegevjuht</text:p>
          </table:table-cell>
          <table:table-cell/>
          <table:table-cell office:value-type="string" calcext:value-type="string">
            <text:p>konju.talu@gmail.com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lis Reps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3.01.1975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mailis.reps@riigikogu.ee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it Toobal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1.11.198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priit@keskerakond.ee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ersti Sarapuu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5.05.1954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Kingstor, AS Neli Kuningat, Kingstor Varad Grupp OÜ juhatuse liige</text:p>
          </table:table-cell>
          <table:table-cell/>
          <table:table-cell office:value-type="string" calcext:value-type="string">
            <text:p>kersti.sarapuu@paide.ee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lmut Hallema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30.06.1954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oodus ja Meie OÜ, arenduskonsultant</text:p>
          </table:table-cell>
          <table:table-cell/>
          <table:table-cell office:value-type="string" calcext:value-type="string">
            <text:p>helmut.hallemaa@gmail.com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ivo Matsin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5.05.1965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Stiilimees OÜ juhataja</text:p>
          </table:table-cell>
          <table:table-cell/>
          <table:table-cell office:value-type="string" calcext:value-type="string">
            <text:p>matsinaraivo@hot.ee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nnes Männik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3.05.1966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õhma Gümnaasiumi direktor</text:p>
          </table:table-cell>
          <table:table-cell/>
          <table:table-cell office:value-type="string" calcext:value-type="string">
            <text:p>hannes@vohma.ee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e Riista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0.04.1947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aide Vallavolikogu liige, Ojaküla külavanem, ettevõtja</text:p>
          </table:table-cell>
          <table:table-cell/>
          <table:table-cell office:value-type="string" calcext:value-type="string">
            <text:p>are.riistan@gmail.com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Ülle Leesma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6.03.1972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õuna-Järvamaa Koostöökogu tegevjuht</text:p>
          </table:table-cell>
          <table:table-cell/>
          <table:table-cell office:value-type="string" calcext:value-type="string">
            <text:p>ylle.leesmaa@gmail.com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t Maltis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3.02.1951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muusik, laulja</text:p>
          </table:table-cell>
          <table:table-cell/>
          <table:table-cell office:value-type="string" calcext:value-type="string">
            <text:p>mait1maltis@gmail.com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rika Tuus-Laul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2.05.1951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marika.tuus-laul@riigikogu.ee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rbo Vaarman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6.01.1977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urbo.vaarmann@riigikogu.ee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eter Ernits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1.06.195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aaleht, peatoimetaja asetäitja</text:p>
          </table:table-cell>
          <table:table-cell table:number-columns-repeated="2"/>
          <table:table-cell office:value-type="string" calcext:value-type="string">
            <text:p>Kalda talu, Haaslava vald, Tartumaa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eter Võs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8.12.1967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peeter.vosa@riigikogu.ee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are Olgo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1.05.1954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Jõgeva Linnavalitsus, linnapea</text:p>
          </table:table-cell>
          <table:table-cell/>
          <table:table-cell office:value-type="string" calcext:value-type="string">
            <text:p>aare@jogeva.ee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x Kaur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9.12.1969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ustvee Linnavalitsus, linnapea</text:p>
          </table:table-cell>
          <table:table-cell/>
          <table:table-cell office:value-type="string" calcext:value-type="string">
            <text:p>max_kaur@hotmail.com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dres Vää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3.07.1960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transpordi AS, sisekontrolör</text:p>
          </table:table-cell>
          <table:table-cell/>
          <table:table-cell office:value-type="string" calcext:value-type="string">
            <text:p>andres.vaan@poltsamaa.ee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dres Raid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4.05.1955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bakutseline ajakirjanik</text:p>
          </table:table-cell>
          <table:table-cell office:value-type="float" office:value="6273460" calcext:value-type="float">
            <text:p>6273460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lle Mihkels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9.05.1945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transpordi AS, avalike suhete spetsialist</text:p>
          </table:table-cell>
          <table:table-cell/>
          <table:table-cell office:value-type="string" calcext:value-type="string">
            <text:p>kalle.mihkels@tallinnlt.ee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eksandr Širokov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5.04.1978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ipsiääre Vallavalitsus, vallavanem</text:p>
          </table:table-cell>
          <table:table-cell/>
          <table:table-cell office:value-type="string" calcext:value-type="string">
            <text:p>sass@mail.ru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adu Must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5.03.1951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Ülikool, professor, Tartu Linnavolikogu esimees</text:p>
          </table:table-cell>
          <table:table-cell/>
          <table:table-cell office:value-type="string" calcext:value-type="string">
            <text:p>aadu.must@ut.ee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ina Riisalu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5.07.1964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ASTRI NARVA JURIST</text:p>
          </table:table-cell>
          <table:table-cell/>
          <table:table-cell office:value-type="string" calcext:value-type="string">
            <text:p>marina@astri.ee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ikolai Põdramägi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7.01.1944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A TÜ KLIINIKUM, ARST-ÕPPEJÕUD</text:p>
          </table:table-cell>
          <table:table-cell/>
          <table:table-cell office:value-type="string" calcext:value-type="string">
            <text:p>nikolai.podramagi@kliinikum.ee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tjom Suvorov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7.02.1989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Linnavolikogu liige</text:p>
          </table:table-cell>
          <table:table-cell/>
          <table:table-cell office:value-type="string" calcext:value-type="string">
            <text:p>suvorov.artjom@gmail.com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talja Trošin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5.07.196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I MUUSIKAKOOL, ÕPETAJA</text:p>
          </table:table-cell>
          <table:table-cell/>
          <table:table-cell office:value-type="string" calcext:value-type="string">
            <text:p>nataliatrosina@gmail.com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gor Abarenkov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6.08.196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FENOALFA juhatuse liige</text:p>
          </table:table-cell>
          <table:table-cell/>
          <table:table-cell office:value-type="string" calcext:value-type="string">
            <text:p>igor68@hot.ee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ana Klas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9.07.1967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näitleja</text:p>
          </table:table-cell>
          <table:table-cell/>
          <table:table-cell office:value-type="string" calcext:value-type="string">
            <text:p>diana.klas@mail.ee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n Suursaar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7.02.198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uxGraveer OÜ juhataja</text:p>
          </table:table-cell>
          <table:table-cell/>
          <table:table-cell office:value-type="string" calcext:value-type="string">
            <text:p>rsuursaar@gmail.com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ätlin Takis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4.03.198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KÄTY OÜ JUHATUSE LIIGE/ KANE HALL OÜ OSANIK</text:p>
          </table:table-cell>
          <table:table-cell office:value-type="float" office:value="6273460" calcext:value-type="float">
            <text:p>6273460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ladimir Šokma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6.04.1948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LINNAVALITSUS ABILINNAPEA</text:p>
          </table:table-cell>
          <table:table-cell/>
          <table:table-cell office:value-type="string" calcext:value-type="string">
            <text:p>vladimir.sokman@raad.tartu.ee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eimar Lenk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7.09.1946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heimar.lenk@gmail.com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neli Ott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2.05.1976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õru Linnavolikogu esimees</text:p>
          </table:table-cell>
          <table:table-cell/>
          <table:table-cell office:value-type="string" calcext:value-type="string">
            <text:p>anneli@lasva.ee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rmo Tamm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3.12.195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tarmotamm35@gmail.com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nika Usi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3.08.1972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õlva Vallavalitus, abivallavanem</text:p>
          </table:table-cell>
          <table:table-cell/>
          <table:table-cell office:value-type="string" calcext:value-type="string">
            <text:p>usin.janika@gmail.com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 Nääme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1.12.198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Kesklinna Valitsus, linnaosavanem</text:p>
          </table:table-cell>
          <table:table-cell/>
          <table:table-cell office:value-type="string" calcext:value-type="string">
            <text:p>alar.naame@gmail.com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ve Salundi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7.07.1966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õlva Koit OÜ, arvamustoimetaja</text:p>
          </table:table-cell>
          <table:table-cell/>
          <table:table-cell office:value-type="string" calcext:value-type="string">
            <text:p>eves38@hot.ee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dre Laine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8.03.198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õlva Vallavalitsus, noorsootöö spetsialist</text:p>
          </table:table-cell>
          <table:table-cell/>
          <table:table-cell office:value-type="string" calcext:value-type="string">
            <text:p>andre.tants@gmail.com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is Tappo-Treial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2.01.1970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llinna Linnavolikogu Kantselei aseesimehe nõunik</text:p>
          </table:table-cell>
          <table:table-cell/>
          <table:table-cell office:value-type="string" calcext:value-type="string">
            <text:p>liis.tappo-treial@tallinnlv.ee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ivo Tootse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7.06.194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olikogu aseesimees</text:p>
          </table:table-cell>
          <table:table-cell/>
          <table:table-cell office:value-type="string" calcext:value-type="string">
            <text:p>toivo.tootsen@mail.ee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eidy Tamme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5.04.194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heidy43@gmail.com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omas Paur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7.03.1949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Keskerakond, koordinaator</text:p>
          </table:table-cell>
          <table:table-cell office:value-type="float" office:value="5106850" calcext:value-type="float">
            <text:p>5106850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adri Simso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2.01.1977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 office:value-type="float" office:value="5294107" calcext:value-type="float">
            <text:p>5294107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rko Šori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9.06.1974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indi Linnavalitsus, linnapea</text:p>
          </table:table-cell>
          <table:table-cell/>
          <table:table-cell office:value-type="string" calcext:value-type="string">
            <text:p>markosorin@hot.ee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llar Talvik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5.03.1949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"Hinsotal" tegevjuht</text:p>
          </table:table-cell>
          <table:table-cell/>
          <table:table-cell office:value-type="string" calcext:value-type="string">
            <text:p>hillar.talvik.001@mail.ee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iho Alliksoo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7.01.1968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ÄRNU VENE GÜMNAASIUM DIREKTOR</text:p>
          </table:table-cell>
          <table:table-cell/>
          <table:table-cell office:value-type="string" calcext:value-type="string">
            <text:p>riho.alliksoo@gmail.com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alle Song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1.03.1962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SAARDE VALLAVOLIKOGU LIIGE</text:p>
          </table:table-cell>
          <table:table-cell/>
          <table:table-cell office:value-type="string" calcext:value-type="string">
            <text:p>kalle.song@saarde.ee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vetlana Tšipurin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0.01.195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ärnu Lasteaed Kelluke majandusalajuhataja</text:p>
          </table:table-cell>
          <table:table-cell/>
          <table:table-cell office:value-type="string" calcext:value-type="string">
            <text:p>tshipurina@mail.ru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vo Keel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1.10.1962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ärnu Võrkpalliklubi treener</text:p>
          </table:table-cell>
          <table:table-cell/>
          <table:table-cell office:value-type="string" calcext:value-type="string">
            <text:p>keeled@hot.ee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ts Lopsik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5.09.1949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AL Metsamajand, juhatuse esimees</text:p>
          </table:table-cell>
          <table:table-cell/>
          <table:table-cell office:value-type="string" calcext:value-type="string">
            <text:p>ants.lopsik@mail.ee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ne Betker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7.09.1968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ärnu korteriühistute juhatuse liige</text:p>
          </table:table-cell>
          <table:table-cell/>
          <table:table-cell office:value-type="string" calcext:value-type="string">
            <text:p>anne.betker5@gmail.com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go Mengel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5.05.197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hkuranna Vallavolikogu esimees</text:p>
          </table:table-cell>
          <table:table-cell/>
          <table:table-cell office:value-type="string" calcext:value-type="string">
            <text:p>argomengel@hot.ee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ki Nestor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5.09.1953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, esimees</text:p>
          </table:table-cell>
          <table:table-cell/>
          <table:table-cell office:value-type="string" calcext:value-type="string">
            <text:p>eiki.nestor@riigikogu.ee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nne Mikko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6.09.1961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mariannemikko@gmail.com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ksei Turovski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4.08.1946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oomaaed, vanem-metoodik</text:p>
          </table:table-cell>
          <table:table-cell office:value-type="float" office:value="55685360" calcext:value-type="float">
            <text:p>55685360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ak Juske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2.12.1976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GUSTAV ADOLFI GÜMAASIUM, ÕPETAJA</text:p>
          </table:table-cell>
          <table:table-cell office:value-type="float" office:value="5013160" calcext:value-type="float">
            <text:p>5013160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je Keevallik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2.05.1943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TÜ Meresüsteemide Instituut, professor</text:p>
          </table:table-cell>
          <table:table-cell/>
          <table:table-cell office:value-type="string" calcext:value-type="string">
            <text:p>sirje.keevallik@gmail.com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s Sild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5.03.1987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LLINNA LINNAVOLIKOGU, VOLIKOGU LIIGE</text:p>
          </table:table-cell>
          <table:table-cell/>
          <table:table-cell office:value-type="string" calcext:value-type="string">
            <text:p>maris.sild@sotsdem.ee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dra Kamilov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4.03.1987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aitseministeerium, kaitseministri nõunik</text:p>
          </table:table-cell>
          <table:table-cell/>
          <table:table-cell office:value-type="string" calcext:value-type="string">
            <text:p>sandra.kamilova@gmail.com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ko Puustusma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3.11.1989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üliõpilane</text:p>
          </table:table-cell>
          <table:table-cell/>
          <table:table-cell office:value-type="string" calcext:value-type="string">
            <text:p>raiko.puustusmaa@gmail.com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ia Tiik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3.11.1969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Sotsiaal- ja Tervishoiuamet, sotsiaaltöötaja</text:p>
          </table:table-cell>
          <table:table-cell/>
          <table:table-cell office:value-type="string" calcext:value-type="string">
            <text:p>tiiatiik@hot.ee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inart Puhkim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5.01.1951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rsonalikonsultant</text:p>
          </table:table-cell>
          <table:table-cell/>
          <table:table-cell office:value-type="string" calcext:value-type="string">
            <text:p>heinart.puhkim@gmail.com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trin Saks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9.11.1956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LÜ Balti Filmi- ja Meediakool, direktor</text:p>
          </table:table-cell>
          <table:table-cell/>
          <table:table-cell office:value-type="string" calcext:value-type="string">
            <text:p>katrin.saks@tlu.ee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s Anvelt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30.09.1969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JUSTIITSMINISTER</text:p>
          </table:table-cell>
          <table:table-cell/>
          <table:table-cell office:value-type="string" calcext:value-type="string">
            <text:p>andres.anvelt@eesti.ee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bi-Jenny Pilvre-Storgard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9.04.1963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bpilvre@gmail.com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lena Poverina-Tšernõh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8.11.1972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UUDISTETOIMETAJA</text:p>
          </table:table-cell>
          <table:table-cell/>
          <table:table-cell office:value-type="string" calcext:value-type="string">
            <text:p>jelena.poverina2015@gmail.com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dim Belobrovtsev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1.05.1978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, SDE FRAKTSIOONI NÕUNIK</text:p>
          </table:table-cell>
          <table:table-cell/>
          <table:table-cell office:value-type="string" calcext:value-type="string">
            <text:p>vadim@sotsdem.ee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a Veidemann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8.07.1955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pensionär</text:p>
          </table:table-cell>
          <table:table-cell/>
          <table:table-cell office:value-type="string" calcext:value-type="string">
            <text:p>andraveidemann149@gmail.com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t Pärn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30.01.1976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STONIAN INVESTMENT CORPORATION, JUHATUSE ESIMEES</text:p>
          </table:table-cell>
          <table:table-cell/>
          <table:table-cell office:value-type="string" calcext:value-type="string">
            <text:p>ott.parna@gmail.com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omas Alatalu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3.08.1942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FIE</text:p>
          </table:table-cell>
          <table:table-cell/>
          <table:table-cell office:value-type="string" calcext:value-type="string">
            <text:p>talatalu@online.ee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im Tuisk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1.01.1985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OÜ INSPIRATIO, JUHATUSE LIIGE</text:p>
          </table:table-cell>
          <table:table-cell/>
          <table:table-cell office:value-type="string" calcext:value-type="string">
            <text:p>siim@tuisk.ee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et Laj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5.07.1950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Haridusfoorum, juhatuse liige</text:p>
          </table:table-cell>
          <table:table-cell/>
          <table:table-cell office:value-type="string" calcext:value-type="string">
            <text:p>laja@laja.pri.ee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vgenia Kirilov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7.04.1985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UMAR SANTEHNIKA OÜ, TURUNDUSJUHT</text:p>
          </table:table-cell>
          <table:table-cell/>
          <table:table-cell office:value-type="string" calcext:value-type="string">
            <text:p>kirilova.jevgenia@gmail.com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iu Kuurme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3.05.195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Ülikool, dotsent</text:p>
          </table:table-cell>
          <table:table-cell/>
          <table:table-cell office:value-type="string" calcext:value-type="string">
            <text:p>kuurmet@tlu.ee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igo Kimmel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8.05.1980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üliõpilane</text:p>
          </table:table-cell>
          <table:table-cell/>
          <table:table-cell office:value-type="string" calcext:value-type="string">
            <text:p>reigo@videoturundus.ee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rl-Martin Sinijärv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4.06.1971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ESTI KIRJANIKE LIIT, ESIMEES</text:p>
          </table:table-cell>
          <table:table-cell/>
          <table:table-cell office:value-type="string" calcext:value-type="string">
            <text:p>karlmartinsinijarv@gmail.com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i Hvostov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0.07.1963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Ekspress, ajakirjanik</text:p>
          </table:table-cell>
          <table:table-cell office:value-type="float" office:value="56258664" calcext:value-type="float">
            <text:p>56258664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iner Vakr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0.03.1981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rainer.vakra@gmail.com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 Meri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5.02.1959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mart.meri@riigikogu.ee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ga Sõtnik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2.12.1980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olga.sotnik@eesti.ee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uri Laats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2.04.1981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olikogu, volikogu liige</text:p>
          </table:table-cell>
          <table:table-cell/>
          <table:table-cell office:value-type="string" calcext:value-type="string">
            <text:p>laurilaats@laurilaats.ee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di Pärnits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6.06.1965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K - Mainor, õppejõud</text:p>
          </table:table-cell>
          <table:table-cell/>
          <table:table-cell office:value-type="string" calcext:value-type="string">
            <text:p>kadi.parnits@eek.ee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o Liivat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3.09.1982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stonian Business School, juhtimise õppetooli lektor</text:p>
          </table:table-cell>
          <table:table-cell/>
          <table:table-cell office:value-type="string" calcext:value-type="string">
            <text:p>anto.liivat@sotsdem.ee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ülli Urb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9.12.1950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Nõmme Sotsiaalkeskus, pedagoog</text:p>
          </table:table-cell>
          <table:table-cell office:value-type="float" office:value="55672585" calcext:value-type="float">
            <text:p>55672585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ak Kangilaski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0.12.1939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Ülikooli emeriitprofessor</text:p>
          </table:table-cell>
          <table:table-cell office:value-type="float" office:value="53409012" calcext:value-type="float">
            <text:p>53409012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rd Tarand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2.09.1985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Mustamäe halduskogu liige, omanik ja tegevjuht Word Link Estonian OÜ (kirjalik ja suuline tõlge, turunduskonsultatsioonid)</text:p>
          </table:table-cell>
          <table:table-cell/>
          <table:table-cell office:value-type="string" calcext:value-type="string">
            <text:p>gerd@gerdtarand.eu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lver Meikar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2.02.1978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bakutseline ajakirjanik</text:p>
          </table:table-cell>
          <table:table-cell/>
          <table:table-cell office:value-type="string" calcext:value-type="string">
            <text:p>silver.meikar@gmail.com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ven Mikser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8.11.1973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V Kaitseministeerium, kaitseminister</text:p>
          </table:table-cell>
          <table:table-cell/>
          <table:table-cell office:value-type="string" calcext:value-type="string">
            <text:p>sven.mikser@kaitseministeerium.ee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rve Palo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0.07.1972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ajandus- ja Kommunikatsiooniministeerium, minister</text:p>
          </table:table-cell>
          <table:table-cell/>
          <table:table-cell office:value-type="string" calcext:value-type="string">
            <text:p>urve.palo@mkm.ee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rel Rüütli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5.12.1978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karel.ryytli@riigikogu.ee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isa Oviir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1.03.1977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Eesti Energia, juhtiv jurist</text:p>
          </table:table-cell>
          <table:table-cell office:value-type="float" office:value="5288613" calcext:value-type="float">
            <text:p>5288613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it Tammsaar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7.11.1951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 office:value-type="float" office:value="5039108" calcext:value-type="float">
            <text:p>5039108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lis Alt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8.06.1978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ajandus- ja Kommunikatsioonimisteerium, majandus- ja taristuministri nõunik</text:p>
          </table:table-cell>
          <table:table-cell/>
          <table:table-cell office:value-type="string" calcext:value-type="string">
            <text:p>mailisalt@gmail.com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ivo Uukkivi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9.03.1962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aasiku Vallavalitsus, vallavanem</text:p>
          </table:table-cell>
          <table:table-cell/>
          <table:table-cell office:value-type="string" calcext:value-type="string">
            <text:p>raivo@kivitalupuhkus.ee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nislav Tšerepanov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5.02.1969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tatam International OÜ Õigusbüroo, juhataja</text:p>
          </table:table-cell>
          <table:table-cell/>
          <table:table-cell office:value-type="string" calcext:value-type="string">
            <text:p>stanislav.tserepanov@statam.ee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trid Ojasoon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0.03.1950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aitseministeerium. Ministri nõunik</text:p>
          </table:table-cell>
          <table:table-cell/>
          <table:table-cell office:value-type="string" calcext:value-type="string">
            <text:p>astrid.ojasoon@gmail.com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õnis Blank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5.11.1954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Raamatupidajate Kogu juhatuse esimees</text:p>
          </table:table-cell>
          <table:table-cell/>
          <table:table-cell office:value-type="string" calcext:value-type="string">
            <text:p>tonis@erk.ee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ve Kislov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7.11.1966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to Ehituse OÜ, kvaliteedijuht</text:p>
          </table:table-cell>
          <table:table-cell/>
          <table:table-cell office:value-type="string" calcext:value-type="string">
            <text:p>eve.kislov@sotsdem.ee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dis Roodl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0.10.1991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Üliõpilane</text:p>
          </table:table-cell>
          <table:table-cell/>
          <table:table-cell office:value-type="string" calcext:value-type="string">
            <text:p>madisroodla@gmail.com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ne Leht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5.12.1963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llavanem, Raikküla Vallavalitsus</text:p>
          </table:table-cell>
          <table:table-cell/>
          <table:table-cell office:value-type="string" calcext:value-type="string">
            <text:p>anne.leht@raikkyla.ee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i Õunloo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1.09.1958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Valdek, kliendihaldur</text:p>
          </table:table-cell>
          <table:table-cell/>
          <table:table-cell office:value-type="string" calcext:value-type="string">
            <text:p>matiounloo@gmail.com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vely Purre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3.03.1976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apsehoolduspuhkusel</text:p>
          </table:table-cell>
          <table:table-cell/>
          <table:table-cell office:value-type="string" calcext:value-type="string">
            <text:p>info@argraff.ee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i Volmer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8.11.1957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bakutseline kunstnik-lavastaja</text:p>
          </table:table-cell>
          <table:table-cell/>
          <table:table-cell office:value-type="string" calcext:value-type="string">
            <text:p>volmondo@yahoo.com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nnes Hanso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6.10.1971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uressaare Linnavalitsus, Kuressaare linnapea</text:p>
          </table:table-cell>
          <table:table-cell/>
          <table:table-cell office:value-type="string" calcext:value-type="string">
            <text:p>hanneshanso@hotmail.com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eme Suur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2.09.1968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neeme.suur@gmail.com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lev Kotkas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0.04.1960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kalev@hiiumaa.ee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eve Kaasik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5.11.1949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TÜ Saarte Nõuandekeskus, taimekasvatuse konsulent</text:p>
          </table:table-cell>
          <table:table-cell/>
          <table:table-cell office:value-type="string" calcext:value-type="string">
            <text:p>veeve.kaasik@gmail.com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anus Sahk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2.03.195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jaanussahk@hot.ee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ili Rand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9.03.1991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ajandus- ja Kommunikatsiooniministeerium, nõunik</text:p>
          </table:table-cell>
          <table:table-cell/>
          <table:table-cell office:value-type="string" calcext:value-type="string">
            <text:p>reili.rand@gmail.com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no Peksar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7.04.1961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anila vallavanem</text:p>
          </table:table-cell>
          <table:table-cell/>
          <table:table-cell office:value-type="string" calcext:value-type="string">
            <text:p>arno@hanila.ee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mu Aardam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9.04.1952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ihelkonna Vallavalitsus, vallavanem</text:p>
          </table:table-cell>
          <table:table-cell/>
          <table:table-cell office:value-type="string" calcext:value-type="string">
            <text:p>raimu@kihelkonna.neti.ee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nnar Vassiljev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8.11.1981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RAHANDUSKOMISJONI ESIMEES</text:p>
          </table:table-cell>
          <table:table-cell office:value-type="float" office:value="56215610" calcext:value-type="float">
            <text:p>56215610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irit Pihlak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6.02.1969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AKVERE LINNAVALITSUS, ABILINNAPEA</text:p>
          </table:table-cell>
          <table:table-cell/>
          <table:table-cell office:value-type="string" calcext:value-type="string">
            <text:p>kairit.pihlak@gmail.com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erik Lumiste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9.10.1969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ÄÄNE-VIRU MAAVALITSUS, PEASPETSIALIST</text:p>
          </table:table-cell>
          <table:table-cell/>
          <table:table-cell office:value-type="string" calcext:value-type="string">
            <text:p>eerik.lumiste@gmail.com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e Augasmägi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5.07.1975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OTSIAALMINISTEERIUM, TERVISEPOLIITIKA JUHT</text:p>
          </table:table-cell>
          <table:table-cell/>
          <table:table-cell office:value-type="string" calcext:value-type="string">
            <text:p>ene1975@gmail.com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ul Lettens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2.01.1949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NERGIAHOID OÜ, Juhataja</text:p>
          </table:table-cell>
          <table:table-cell/>
          <table:table-cell office:value-type="string" calcext:value-type="string">
            <text:p>paullettens@hotmail.com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arri Raagma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6.12.1966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ÜLIKOOL, DOTSENT</text:p>
          </table:table-cell>
          <table:table-cell/>
          <table:table-cell office:value-type="string" calcext:value-type="string">
            <text:p>garri@ut.ee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mu Berg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7.08.1945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maimu.berg@riigikogu.ee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vgeni Ossinovski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5.03.1986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aridus- ja teadusminister</text:p>
          </table:table-cell>
          <table:table-cell/>
          <table:table-cell office:value-type="string" calcext:value-type="string">
            <text:p>minister@hm.ee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tti Kagarov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8.01.1956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etti.kagarov@gmail.com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ak Allik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8.10.1946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jaak.allik@riigikogu.ee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duard Odinets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7.05.1976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ultuuriministeerium, välisvahendite ekspert</text:p>
          </table:table-cell>
          <table:table-cell/>
          <table:table-cell office:value-type="string" calcext:value-type="string">
            <text:p>eduard.odinets@eesti.ee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na Nazarov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5.07.1961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illamäe Kutsekool, direktor</text:p>
          </table:table-cell>
          <table:table-cell/>
          <table:table-cell office:value-type="string" calcext:value-type="string">
            <text:p>inna.nazarova@svtc.ee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ristina Kallas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9.01.1976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Balti Uuringute Instituut, juhatuse liige</text:p>
          </table:table-cell>
          <table:table-cell/>
          <table:table-cell office:value-type="string" calcext:value-type="string">
            <text:p>kristina@ibs.ee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adi Afanassjev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0.05.1962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Lederson, grupijuhendaja</text:p>
          </table:table-cell>
          <table:table-cell/>
          <table:table-cell office:value-type="string" calcext:value-type="string">
            <text:p>g.afanassjev@mail.ru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s Kutti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2.05.1978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aksu- ja Tolliamet, osakonnajuhataja asetäitja</text:p>
          </table:table-cell>
          <table:table-cell/>
          <table:table-cell office:value-type="string" calcext:value-type="string">
            <text:p>ants.kutti.001@mail.ee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omas Nõmmiste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9.08.1972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-Kiosk Estonia piirkonna juht</text:p>
          </table:table-cell>
          <table:table-cell/>
          <table:table-cell office:value-type="string" calcext:value-type="string">
            <text:p>toomas@hito.ee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lmen Kütt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8.07.1961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otsiaalministeerium, sotsiaalkaitseminister</text:p>
          </table:table-cell>
          <table:table-cell/>
          <table:table-cell office:value-type="string" calcext:value-type="string">
            <text:p>helmen.kutt@sm.ee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anus Marrandi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3.03.1963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ESTONIA HALDUSJUHT, NÕUKOGU ESIMEES</text:p>
          </table:table-cell>
          <table:table-cell/>
          <table:table-cell office:value-type="string" calcext:value-type="string">
            <text:p>jaanus.marrandi@oyestonia.ee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Ülle Lumi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7.09.195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VILJANDI HAMBAKLIINIK JUHATAJA, Viljandi Linnavalitsuse liige, SA Viljandi Haigla nõukogu liige</text:p>
          </table:table-cell>
          <table:table-cell/>
          <table:table-cell office:value-type="string" calcext:value-type="string">
            <text:p>ulle.lumi@vilhambaravi.ee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o Aasm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5.01.1986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Järva maavanem</text:p>
          </table:table-cell>
          <table:table-cell/>
          <table:table-cell office:value-type="string" calcext:value-type="string">
            <text:p>alo.aasma@jarva.maavalitsus.ee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ndel Länts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6.05.1978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Viljandi Linnavolikogu esimees</text:p>
          </table:table-cell>
          <table:table-cell/>
          <table:table-cell office:value-type="string" calcext:value-type="string">
            <text:p>randel.lants@sotsdem.ee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to Saar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3.12.1982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Järva-Jaani Vallavalitsus, Vallavanem</text:p>
          </table:table-cell>
          <table:table-cell/>
          <table:table-cell office:value-type="string" calcext:value-type="string">
            <text:p>arto_saar@hotmail.com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rich Palm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7.02.1962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iljandi Maavalitsus, maavanem</text:p>
          </table:table-cell>
          <table:table-cell/>
          <table:table-cell office:value-type="string" calcext:value-type="string">
            <text:p>vabakutseline62@hot.ee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upo Känd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9.09.1970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nemnõunik, diplomaat OSCE</text:p>
          </table:table-cell>
          <table:table-cell/>
          <table:table-cell office:value-type="string" calcext:value-type="string">
            <text:p>k_kand@hotmail.com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ina Raud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8.05.1988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üliõpilane</text:p>
          </table:table-cell>
          <table:table-cell/>
          <table:table-cell office:value-type="string" calcext:value-type="string">
            <text:p>liinud@gmail.com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an Õunapuu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3.09.1958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jaan.ounapuu@riigikogu.ee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nel Talve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3.08.1976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AS Kanal 2, saatejuht; MTÜ Voose Külaselts, juhatuse liige, OÜ Winter Media Group, juhatuse liige</text:p>
          </table:table-cell>
          <table:table-cell/>
          <table:table-cell office:value-type="string" calcext:value-type="string">
            <text:p>tanel.talve@kanal2.ee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üri Morozov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0.09.1958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jyri.morozov@riigikogu.ee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iit Lomp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9.07.1984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Haaslava Vallavalitsus, vallavanem</text:p>
          </table:table-cell>
          <table:table-cell/>
          <table:table-cell office:value-type="string" calcext:value-type="string">
            <text:p>priit@haaslava.ee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in Pärsim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8.01.1977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orma Vallavalitsus, vallavanem</text:p>
          </table:table-cell>
          <table:table-cell/>
          <table:table-cell office:value-type="string" calcext:value-type="string">
            <text:p>triin@torma.ee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iri Kell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7.11.1981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Mustpanter juhatuse liige</text:p>
          </table:table-cell>
          <table:table-cell office:value-type="float" office:value="55687026" calcext:value-type="float">
            <text:p>55687026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an Aiaots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3.01.1953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õltsamaa Linnavalitsus, linnapea</text:p>
          </table:table-cell>
          <table:table-cell/>
          <table:table-cell office:value-type="string" calcext:value-type="string">
            <text:p>jaan@poltsamaa.ee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elis Karro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2.04.1980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lva Linnavolikogu esimees</text:p>
          </table:table-cell>
          <table:table-cell/>
          <table:table-cell office:value-type="string" calcext:value-type="string">
            <text:p>meelis.karro@mail.ee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o Nettan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30.08.1988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Regiooni Energiaagentuur, projektijuht</text:p>
          </table:table-cell>
          <table:table-cell/>
          <table:table-cell office:value-type="string" calcext:value-type="string">
            <text:p>assonettan21@gmail.com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an Sõrr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30.10.1954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rtumaa Põllumeeste Liit MTÜ, juhatuse esimees</text:p>
          </table:table-cell>
          <table:table-cell/>
          <table:table-cell office:value-type="string" calcext:value-type="string">
            <text:p>jaan.sorra@gmail.com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hkel Raud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8.01.1969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AUD MEEDIA OÜ, TEGEVJUHT</text:p>
          </table:table-cell>
          <table:table-cell/>
          <table:table-cell office:value-type="string" calcext:value-type="string">
            <text:p>mihkelraud@gmail.com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ljo Pikhof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0.10.1958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 office:value-type="float" office:value="5119637" calcext:value-type="float">
            <text:p>5119637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omas Jürgenstein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3.07.1964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UGO TREFFNERI GÜMNAASIUM, ÕPETAJA</text:p>
          </table:table-cell>
          <table:table-cell/>
          <table:table-cell office:value-type="string" calcext:value-type="string">
            <text:p>toomas.jyrgenstein@htg.tartu.ee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adri Leetma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0.08.1975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Ülikool, inimgeograafia teadur</text:p>
          </table:table-cell>
          <table:table-cell/>
          <table:table-cell office:value-type="string" calcext:value-type="string">
            <text:p>kadri.leetmaa@ut.ee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a Kangilaski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5.12.1978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Linnavolikogu, volikogu liige</text:p>
          </table:table-cell>
          <table:table-cell/>
          <table:table-cell office:value-type="string" calcext:value-type="string">
            <text:p>geakoverjalg@gmail.com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õnu Ints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2.11.1965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JOHANNES MIHKELSONI KESKUS, JUHATAJA</text:p>
          </table:table-cell>
          <table:table-cell/>
          <table:table-cell office:value-type="string" calcext:value-type="string">
            <text:p>tonu.ints@sotsdem.ee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nri Kaselo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5.10.1982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UROOPA PARLAMENT, EP SAADIKU MARJU LAURISTINI NÕUNIK</text:p>
          </table:table-cell>
          <table:table-cell/>
          <table:table-cell office:value-type="string" calcext:value-type="string">
            <text:p>henri.kaselo@ep.europa.eu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ina Merkuljev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7.12.1962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K MAINOR, ÕPPEJÕUD, INTERNATIONAL SUPERVISION AND COACHING INSTITUTE MTÜ - SUPERVIISOR</text:p>
          </table:table-cell>
          <table:table-cell/>
          <table:table-cell office:value-type="string" calcext:value-type="string">
            <text:p>tiina.merkuljeva@arengupartner.com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arno Laur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3.09.1975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Linnavalitsus, abilinnapea</text:p>
          </table:table-cell>
          <table:table-cell/>
          <table:table-cell office:value-type="string" calcext:value-type="string">
            <text:p>jarno.laur@gmail.com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ajar Lember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6.09.1976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Linnavalitsus, abilinnapea</text:p>
          </table:table-cell>
          <table:table-cell office:value-type="float" office:value="53333214" calcext:value-type="float">
            <text:p>53333214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vari Padar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2.03.1965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õllumajandusminister</text:p>
          </table:table-cell>
          <table:table-cell office:value-type="float" office:value="5131851" calcext:value-type="float">
            <text:p>5131851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rje Tobreluts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8.12.1954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aheda Vallavalitsus, vallavanem</text:p>
          </table:table-cell>
          <table:table-cell office:value-type="float" office:value="5050993" calcext:value-type="float">
            <text:p>5050993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in Randver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4.06.1956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rein.randver@mail.ee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alvi Kõv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6.11.1974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Riigikogu liige</text:p>
          </table:table-cell>
          <table:table-cell office:value-type="float" office:value="5216732" calcext:value-type="float">
            <text:p>5216732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ul Kudre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1.12.1970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ärska Vallavalitsus, vallavanem</text:p>
          </table:table-cell>
          <table:table-cell/>
          <table:table-cell office:value-type="string" calcext:value-type="string">
            <text:p>raul48@hot.ee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rmo Tamm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0.05.1965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elme Vallavalitsus, vallavanem</text:p>
          </table:table-cell>
          <table:table-cell office:value-type="float" office:value="5210345" calcext:value-type="float">
            <text:p>5210345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lja Suij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5.06.197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silja@siljasport.ee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in Järvelill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6.04.1966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eremäe vallavanem</text:p>
          </table:table-cell>
          <table:table-cell/>
          <table:table-cell office:value-type="string" calcext:value-type="string">
            <text:p>rein@seto.ee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alev Härk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5.03.1971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lga Linnavalitsus, linnapea</text:p>
          </table:table-cell>
          <table:table-cell/>
          <table:table-cell office:value-type="string" calcext:value-type="string">
            <text:p>kalev.hark@sotsdem.ee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xten Sild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9.06.196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õru Linnavalitsus, abilinnapea</text:p>
          </table:table-cell>
          <table:table-cell/>
          <table:table-cell office:value-type="string" calcext:value-type="string">
            <text:p>sixten@hot.ee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ra Luigas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3.01.1959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inara.luigas@riigikogu.ee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drek Saar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0.02.1973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indrek.saar@riigikogu.ee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tjana Jaanson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3.11.1966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tatjana.jaanson@gmail.com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et Maatee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0.11.1961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Laulu- ja Tantsupeo SA juhataja</text:p>
          </table:table-cell>
          <table:table-cell/>
          <table:table-cell office:value-type="string" calcext:value-type="string">
            <text:p>aet.maatee@laulupidu.ee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rk Soosaar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2.01.1946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ärnu RVA ühing, juhatuse esimees</text:p>
          </table:table-cell>
          <table:table-cell/>
          <table:table-cell office:value-type="string" calcext:value-type="string">
            <text:p>marksoosaar@hotmail.com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rcedes Merima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6.09.1954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ärnu Lahe Partnerluskogu tegevjuht</text:p>
          </table:table-cell>
          <table:table-cell/>
          <table:table-cell office:value-type="string" calcext:value-type="string">
            <text:p>merimaamecedes@gmail.com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alter Parve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1.02.1945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Ü Pärnu kolledž, lektor</text:p>
          </table:table-cell>
          <table:table-cell/>
          <table:table-cell office:value-type="string" calcext:value-type="string">
            <text:p>valter.parve@ut.ee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iit Ruut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5.07.197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auga Vallavalitsus, vallavanem</text:p>
          </table:table-cell>
          <table:table-cell/>
          <table:table-cell office:value-type="string" calcext:value-type="string">
            <text:p>priit@sauga.ee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alev Kaljuste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6.02.1978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ootsi Vallavalitsus, vallavanem</text:p>
          </table:table-cell>
          <table:table-cell/>
          <table:table-cell office:value-type="string" calcext:value-type="string">
            <text:p>kalev@parnumaa.ee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dres Hirvel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3.10.1955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FIE</text:p>
          </table:table-cell>
          <table:table-cell/>
          <table:table-cell office:value-type="string" calcext:value-type="string">
            <text:p>andreshirvela@hot.ee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adri-Aija Viik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0.11.1966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Hundimõisa, metsakonsultant</text:p>
          </table:table-cell>
          <table:table-cell/>
          <table:table-cell office:value-type="string" calcext:value-type="string">
            <text:p>kadri_aija@hotmail.com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vo Orgusaar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27.10.1968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ttevõtja</text:p>
          </table:table-cell>
          <table:table-cell office:value-type="float" office:value="56496796" calcext:value-type="float">
            <text:p>56496796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uri Liikane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10.06.1968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Leksiko Koolituskeskus, juhataja</text:p>
          </table:table-cell>
          <table:table-cell/>
          <table:table-cell office:value-type="string" calcext:value-type="string">
            <text:p>lauri.liikane@eesti.ee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le Otsmaa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27.06.1962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Doktorant</text:p>
          </table:table-cell>
          <table:table-cell/>
          <table:table-cell office:value-type="string" calcext:value-type="string">
            <text:p>merleotsmaa@gmail.com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lo Leito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25.08.1941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Iseseisvuspartei esimees</text:p>
          </table:table-cell>
          <table:table-cell office:value-type="float" office:value="58360299" calcext:value-type="float">
            <text:p>58360299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ev Ait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09.01.1947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aitolev@yahoo.com.br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omas Tamm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04.02.1971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õpetaja, tööotsija</text:p>
          </table:table-cell>
          <table:table-cell office:value-type="float" office:value="57852681" calcext:value-type="float">
            <text:p>57852681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le Kängsepp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30.05.1965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õpilane</text:p>
          </table:table-cell>
          <table:table-cell office:value-type="float" office:value="56339485" calcext:value-type="float">
            <text:p>56339485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anus Kruusmaa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31.08.1964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Lignatherm OÜ, juhatuse liige; MTÜ Abivägi in Corpore, juhatuse esimees</text:p>
          </table:table-cell>
          <table:table-cell/>
          <table:table-cell office:value-type="string" calcext:value-type="string">
            <text:p>lignatherm@gmail.com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ivo Õunapuu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03.03.194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Põhiharidus</text:p>
          </table:table-cell>
          <table:table-cell office:value-type="string" calcext:value-type="string">
            <text:p>pensionär</text:p>
          </table:table-cell>
          <table:table-cell office:value-type="float" office:value="56614856" calcext:value-type="float">
            <text:p>56614856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iko Rämmel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15.10.1964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bakutseline, jutlustaja</text:p>
          </table:table-cell>
          <table:table-cell/>
          <table:table-cell office:value-type="string" calcext:value-type="string">
            <text:p>teoloog@gmail.com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rgo Mõttus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08.10.1985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bakutseline</text:p>
          </table:table-cell>
          <table:table-cell/>
          <table:table-cell office:value-type="string" calcext:value-type="string">
            <text:p>argomottus@gmail.com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eter Paemurru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27.06.1948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Muusika- ja Teatriakadeemia, professor</text:p>
          </table:table-cell>
          <table:table-cell office:value-type="float" office:value="5179847" calcext:value-type="float">
            <text:p>5179847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mar Ibragimov</text:p>
          </table:table-cell>
          <table:table-cell office:value-type="string" calcext:value-type="string">
            <text:p>Üksikkandidaadid</text:p>
          </table:table-cell>
          <table:table-cell office:value-type="string" calcext:value-type="string">
            <text:p>20.02.197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Majanduskool, teadur</text:p>
          </table:table-cell>
          <table:table-cell/>
          <table:table-cell office:value-type="string" calcext:value-type="string">
            <text:p>eu.mail@mail.ru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ak Vackermann</text:p>
          </table:table-cell>
          <table:table-cell office:value-type="string" calcext:value-type="string">
            <text:p>Üksikkandidaadid</text:p>
          </table:table-cell>
          <table:table-cell office:value-type="string" calcext:value-type="string">
            <text:p>23.11.196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Jaak Vackermanni Laatsi talu, peremees</text:p>
          </table:table-cell>
          <table:table-cell/>
          <table:table-cell office:value-type="string" calcext:value-type="string">
            <text:p>jaakv@hk.tlu.ee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te Reinson</text:p>
          </table:table-cell>
          <table:table-cell office:value-type="string" calcext:value-type="string">
            <text:p>Üksikkandidaadid</text:p>
          </table:table-cell>
          <table:table-cell office:value-type="string" calcext:value-type="string">
            <text:p>22.04.1992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Põhihariduseta</text:p>
          </table:table-cell>
          <table:table-cell office:value-type="string" calcext:value-type="string">
            <text:p>Reinson &amp; Partnerid õigusbüroo OÜ juhatuse liige</text:p>
          </table:table-cell>
          <table:table-cell/>
          <table:table-cell office:value-type="string" calcext:value-type="string">
            <text:p>info@elatisabi.ee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rek Ranne</text:p>
          </table:table-cell>
          <table:table-cell office:value-type="string" calcext:value-type="string">
            <text:p>Üksikkandidaadid</text:p>
          </table:table-cell>
          <table:table-cell office:value-type="string" calcext:value-type="string">
            <text:p>22.12.197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enetlusteenistus, juhataja</text:p>
          </table:table-cell>
          <table:table-cell/>
          <table:table-cell office:value-type="string" calcext:value-type="string">
            <text:p>marekranne@gmail.com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nn Leetna</text:p>
          </table:table-cell>
          <table:table-cell office:value-type="string" calcext:value-type="string">
            <text:p>Üksikkandidaadid</text:p>
          </table:table-cell>
          <table:table-cell office:value-type="string" calcext:value-type="string">
            <text:p>03.10.1948</text:p>
          </table:table-cell>
          <table:table-cell office:value-type="string" calcext:value-type="string">
            <text:p>Eesti Vabaduspartei - Põllumeeste kogu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Elekter EURONA juhatuse esimees, elektriinsener</text:p>
          </table:table-cell>
          <table:table-cell/>
          <table:table-cell office:value-type="string" calcext:value-type="string">
            <text:p>henn.leetna@gmail.com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rmo Karusoo</text:p>
          </table:table-cell>
          <table:table-cell office:value-type="string" calcext:value-type="string">
            <text:p>Üksikkandidaadid</text:p>
          </table:table-cell>
          <table:table-cell office:value-type="string" calcext:value-type="string">
            <text:p>13.11.1981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Lihttööline</text:p>
          </table:table-cell>
          <table:table-cell/>
          <table:table-cell office:value-type="string" calcext:value-type="string">
            <text:p>ukarusoo@hotmail.com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etlana Ivnitskaja</text:p>
          </table:table-cell>
          <table:table-cell office:value-type="string" calcext:value-type="string">
            <text:p>Üksikkandidaadid</text:p>
          </table:table-cell>
          <table:table-cell office:value-type="string" calcext:value-type="string">
            <text:p>14.12.1956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öötu</text:p>
          </table:table-cell>
          <table:table-cell/>
          <table:table-cell office:value-type="string" calcext:value-type="string">
            <text:p>s.ivnitskaja@gmail.com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arika Pähklemäe</text:p>
          </table:table-cell>
          <table:table-cell office:value-type="string" calcext:value-type="string">
            <text:p>Üksikkandidaadid</text:p>
          </table:table-cell>
          <table:table-cell office:value-type="string" calcext:value-type="string">
            <text:p>26.01.1967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. Pähklemäe &amp; Co Law Office juhatuse liige, jurist, Eesti Naisjuristide Liit, juhatuse liige</text:p>
          </table:table-cell>
          <table:table-cell/>
          <table:table-cell office:value-type="string" calcext:value-type="string">
            <text:p>naisjuristid@gmail.com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rmo Porroson</text:p>
          </table:table-cell>
          <table:table-cell office:value-type="string" calcext:value-type="string">
            <text:p>Üksikkandidaadid</text:p>
          </table:table-cell>
          <table:table-cell office:value-type="string" calcext:value-type="string">
            <text:p>29.01.1970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esti Kristlik Nelipühi Kirik Valga Kogudus tööline</text:p>
          </table:table-cell>
          <table:table-cell office:value-type="float" office:value="53574562" calcext:value-type="float">
            <text:p>53574562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ge Hirv</text:p>
          </table:table-cell>
          <table:table-cell office:value-type="string" calcext:value-type="string">
            <text:p>Üksikkandidaadid</text:p>
          </table:table-cell>
          <table:table-cell office:value-type="string" calcext:value-type="string">
            <text:p>14.05.1960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egehirv01@gmail.com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li Koit</text:p>
          </table:table-cell>
          <table:table-cell office:value-type="string" calcext:value-type="string">
            <text:p>Üksikkandidaadid</text:p>
          </table:table-cell>
          <table:table-cell office:value-type="string" calcext:value-type="string">
            <text:p>21.01.1976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aurix OÜ juhatuse liige</text:p>
          </table:table-cell>
          <table:table-cell/>
          <table:table-cell office:value-type="string" calcext:value-type="string">
            <text:p>heli.koit@gmail.com</text:p>
          </table:table-cell>
          <table:table-cell/>
        </table:table-row>
      </table:table>
      <table:table table:name="res" table:style-name="ta1">
        <table:table-column table:style-name="co12" table:default-cell-style-name="ce2"/>
        <table:table-column table:style-name="co11" table:number-columns-repeated="2" table:default-cell-style-name="ce2"/>
        <table:table-column table:style-name="co13" table:default-cell-style-name="ce2"/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float" office:value="4296" calcext:value-type="float">
            <text:p>4296</text:p>
          </table:table-cell>
          <table:table-cell office:value-type="string" calcext:value-type="string">
            <text:p>Martin Helm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4309" calcext:value-type="float">
            <text:p>4309</text:p>
          </table:table-cell>
          <table:table-cell office:value-type="string" calcext:value-type="string">
            <text:p>Henn Põlluaas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" calcext:value-type="float">
            <text:p>8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Jaak Madison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" calcext:value-type="float">
            <text:p>9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Raivo Põldaru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1" calcext:value-type="float">
            <text:p>11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Uno Kaskpeit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" calcext:value-type="float">
            <text:p>11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Arno Sild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6714" calcext:value-type="float">
            <text:p>6714</text:p>
          </table:table-cell>
          <table:table-cell office:value-type="string" calcext:value-type="string">
            <text:p>Mart Helme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4766" calcext:value-type="float">
            <text:p>4766</text:p>
          </table:table-cell>
          <table:table-cell office:value-type="string" calcext:value-type="string">
            <text:p>Kristen Michal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3283" calcext:value-type="float">
            <text:p>3283</text:p>
          </table:table-cell>
          <table:table-cell office:value-type="string" calcext:value-type="string">
            <text:p>Heidy Purga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 office:value-type="float" office:value="5716" calcext:value-type="float">
            <text:p>5716</text:p>
          </table:table-cell>
          <table:table-cell office:value-type="string" calcext:value-type="string">
            <text:p>Keit Pentus-Rosimannus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2517" calcext:value-type="float">
            <text:p>2517</text:p>
          </table:table-cell>
          <table:table-cell office:value-type="string" calcext:value-type="string">
            <text:p>Arto Aas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" calcext:value-type="float">
            <text:p>3</text:p>
          </table:table-cell>
          <table:table-cell office:value-type="float" office:value="7868" calcext:value-type="float">
            <text:p>7868</text:p>
          </table:table-cell>
          <table:table-cell office:value-type="string" calcext:value-type="string">
            <text:p>Urmas Paet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Maris Lauri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" calcext:value-type="float">
            <text:p>3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Martin Kukk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float" office:value="15881" calcext:value-type="float">
            <text:p>15881</text:p>
          </table:table-cell>
          <table:table-cell office:value-type="string" calcext:value-type="string">
            <text:p>Taavi Rõivas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Laine Randjärv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Kalle Palling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715" calcext:value-type="float">
            <text:p>2715</text:p>
          </table:table-cell>
          <table:table-cell office:value-type="string" calcext:value-type="string">
            <text:p>Yoko Alender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" calcext:value-type="float">
            <text:p>4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Aivar Sõerd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" calcext:value-type="float">
            <text:p>4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Madis Milling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" calcext:value-type="float">
            <text:p>5</text:p>
          </table:table-cell>
          <table:table-cell office:value-type="float" office:value="4117" calcext:value-type="float">
            <text:p>4117</text:p>
          </table:table-cell>
          <table:table-cell office:value-type="string" calcext:value-type="string">
            <text:p>Urve Tiidus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" calcext:value-type="float">
            <text:p>5</text:p>
          </table:table-cell>
          <table:table-cell office:value-type="float" office:value="2388" calcext:value-type="float">
            <text:p>2388</text:p>
          </table:table-cell>
          <table:table-cell office:value-type="string" calcext:value-type="string">
            <text:p>Kalle Laanet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Lauri Luik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" calcext:value-type="float">
            <text:p>6</text:p>
          </table:table-cell>
          <table:table-cell office:value-type="float" office:value="3170" calcext:value-type="float">
            <text:p>3170</text:p>
          </table:table-cell>
          <table:table-cell office:value-type="string" calcext:value-type="string">
            <text:p>Valdo Randpere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Deniss Boroditš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8" calcext:value-type="float">
            <text:p>8</text:p>
          </table:table-cell>
          <table:table-cell office:value-type="float" office:value="6757" calcext:value-type="float">
            <text:p>6757</text:p>
          </table:table-cell>
          <table:table-cell office:value-type="string" calcext:value-type="string">
            <text:p>Jürgen Ligi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8" calcext:value-type="float">
            <text:p>8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Johannes Kert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9" calcext:value-type="float">
            <text:p>9</text:p>
          </table:table-cell>
          <table:table-cell office:value-type="float" office:value="5960" calcext:value-type="float">
            <text:p>5960</text:p>
          </table:table-cell>
          <table:table-cell office:value-type="string" calcext:value-type="string">
            <text:p>Urmas Kruuse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" calcext:value-type="float">
            <text:p>9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gor Gräzin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" calcext:value-type="float">
            <text:p>9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Terje Trei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0" calcext:value-type="float">
            <text:p>10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Ants Laaneots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" calcext:value-type="float">
            <text:p>10</text:p>
          </table:table-cell>
          <table:table-cell office:value-type="float" office:value="4197" calcext:value-type="float">
            <text:p>4197</text:p>
          </table:table-cell>
          <table:table-cell office:value-type="string" calcext:value-type="string">
            <text:p>Anne Sulling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" calcext:value-type="float">
            <text:p>10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Urmas Klaas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1" calcext:value-type="float">
            <text:p>11</text:p>
          </table:table-cell>
          <table:table-cell office:value-type="float" office:value="3816" calcext:value-type="float">
            <text:p>3816</text:p>
          </table:table-cell>
          <table:table-cell office:value-type="string" calcext:value-type="string">
            <text:p>Hanno Pevkur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1" calcext:value-type="float">
            <text:p>11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Liina Kersna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2" calcext:value-type="float">
            <text:p>12</text:p>
          </table:table-cell>
          <table:table-cell office:value-type="float" office:value="7603" calcext:value-type="float">
            <text:p>7603</text:p>
          </table:table-cell>
          <table:table-cell office:value-type="string" calcext:value-type="string">
            <text:p>Toomas Kivimägi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2" calcext:value-type="float">
            <text:p>12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Jüri Jaanson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float" office:value="2313" calcext:value-type="float">
            <text:p>2313</text:p>
          </table:table-cell>
          <table:table-cell office:value-type="string" calcext:value-type="string">
            <text:p>Ken-Marti Vaher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" calcext:value-type="float">
            <text:p>2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Viktoria Ladõnskaja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" calcext:value-type="float">
            <text:p>3</text:p>
          </table:table-cell>
          <table:table-cell office:value-type="float" office:value="2949" calcext:value-type="float">
            <text:p>2949</text:p>
          </table:table-cell>
          <table:table-cell office:value-type="string" calcext:value-type="string">
            <text:p>Urmas Reinsalu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" calcext:value-type="float">
            <text:p>4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Juhan Parts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" calcext:value-type="float">
            <text:p>4</text:p>
          </table:table-cell>
          <table:table-cell office:value-type="float" office:value="2842" calcext:value-type="float">
            <text:p>2842</text:p>
          </table:table-cell>
          <table:table-cell office:value-type="string" calcext:value-type="string">
            <text:p>Marko Mihkelson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Raivo Aeg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" calcext:value-type="float">
            <text:p>6</text:p>
          </table:table-cell>
          <table:table-cell office:value-type="float" office:value="2681" calcext:value-type="float">
            <text:p>2681</text:p>
          </table:table-cell>
          <table:table-cell office:value-type="string" calcext:value-type="string">
            <text:p>Marko Pomerants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8" calcext:value-type="float">
            <text:p>8</text:p>
          </table:table-cell>
          <table:table-cell office:value-type="float" office:value="2908" calcext:value-type="float">
            <text:p>2908</text:p>
          </table:table-cell>
          <table:table-cell office:value-type="string" calcext:value-type="string">
            <text:p>Helir-Valdor Seeder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9" calcext:value-type="float">
            <text:p>9</text:p>
          </table:table-cell>
          <table:table-cell office:value-type="float" office:value="1405" calcext:value-type="float">
            <text:p>1405</text:p>
          </table:table-cell>
          <table:table-cell office:value-type="string" calcext:value-type="string">
            <text:p>Jaak Aaviksoo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9" calcext:value-type="float">
            <text:p>9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Aivar Kokk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0" calcext:value-type="float">
            <text:p>10</text:p>
          </table:table-cell>
          <table:table-cell office:value-type="float" office:value="2267" calcext:value-type="float">
            <text:p>2267</text:p>
          </table:table-cell>
          <table:table-cell office:value-type="string" calcext:value-type="string">
            <text:p>Margus Tsahkna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" calcext:value-type="float">
            <text:p>11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Maire Aunaste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1" calcext:value-type="float">
            <text:p>11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Priit Sibul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2" calcext:value-type="float">
            <text:p>12</text:p>
          </table:table-cell>
          <table:table-cell office:value-type="float" office:value="2207" calcext:value-type="float">
            <text:p>2207</text:p>
          </table:table-cell>
          <table:table-cell office:value-type="string" calcext:value-type="string">
            <text:p>Andres Metsoja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Külliki Kübarsepp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" calcext:value-type="float">
            <text:p>2</text:p>
          </table:table-cell>
          <table:table-cell office:value-type="float" office:value="4227" calcext:value-type="float">
            <text:p>4227</text:p>
          </table:table-cell>
          <table:table-cell office:value-type="string" calcext:value-type="string">
            <text:p>Andres Herkel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onika Haukanõmm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" calcext:value-type="float">
            <text:p>3</text:p>
          </table:table-cell>
          <table:table-cell office:value-type="float" office:value="4109" calcext:value-type="float">
            <text:p>4109</text:p>
          </table:table-cell>
          <table:table-cell office:value-type="string" calcext:value-type="string">
            <text:p>Ain Lutsepp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" calcext:value-type="float">
            <text:p>4</text:p>
          </table:table-cell>
          <table:table-cell office:value-type="float" office:value="7308" calcext:value-type="float">
            <text:p>7308</text:p>
          </table:table-cell>
          <table:table-cell office:value-type="string" calcext:value-type="string">
            <text:p>Artur Talvik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5" calcext:value-type="float">
            <text:p>5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Andres Ammas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0" calcext:value-type="float">
            <text:p>10</text:p>
          </table:table-cell>
          <table:table-cell office:value-type="float" office:value="2529" calcext:value-type="float">
            <text:p>2529</text:p>
          </table:table-cell>
          <table:table-cell office:value-type="string" calcext:value-type="string">
            <text:p>Krista Aru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0" calcext:value-type="float">
            <text:p>1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Jüri Adams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office:value-type="float" office:value="10996" calcext:value-type="float">
            <text:p>10996</text:p>
          </table:table-cell>
          <table:table-cell office:value-type="string" calcext:value-type="string">
            <text:p>Mihhail Kõlvart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Viktor Vassiljev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Kalev Kallo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Lauri Laasi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Märt Sults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" calcext:value-type="float">
            <text:p>2</text:p>
          </table:table-cell>
          <table:table-cell office:value-type="float" office:value="25057" calcext:value-type="float">
            <text:p>25057</text:p>
          </table:table-cell>
          <table:table-cell office:value-type="string" calcext:value-type="string">
            <text:p>Edgar Savisaar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Olga Ivanova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" calcext:value-type="float">
            <text:p>2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Toomas Vitsut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" calcext:value-type="float">
            <text:p>2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Mihhail Korb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" calcext:value-type="float">
            <text:p>3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Erki Savisaar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" calcext:value-type="float">
            <text:p>3</text:p>
          </table:table-cell>
          <table:table-cell office:value-type="float" office:value="3449" calcext:value-type="float">
            <text:p>3449</text:p>
          </table:table-cell>
          <table:table-cell office:value-type="string" calcext:value-type="string">
            <text:p>Rein Ratas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" calcext:value-type="float">
            <text:p>4</text:p>
          </table:table-cell>
          <table:table-cell office:value-type="float" office:value="7932" calcext:value-type="float">
            <text:p>7932</text:p>
          </table:table-cell>
          <table:table-cell office:value-type="string" calcext:value-type="string">
            <text:p>Jüri Ratas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" calcext:value-type="float">
            <text:p>4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Vladimir Velman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5" calcext:value-type="float">
            <text:p>5</text:p>
          </table:table-cell>
          <table:table-cell office:value-type="float" office:value="2219" calcext:value-type="float">
            <text:p>2219</text:p>
          </table:table-cell>
          <table:table-cell office:value-type="string" calcext:value-type="string">
            <text:p>Enn Eesmaa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" calcext:value-type="float">
            <text:p>6</text:p>
          </table:table-cell>
          <table:table-cell office:value-type="float" office:value="2558" calcext:value-type="float">
            <text:p>2558</text:p>
          </table:table-cell>
          <table:table-cell office:value-type="string" calcext:value-type="string">
            <text:p>Siret Kotka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" calcext:value-type="float">
            <text:p>7</text:p>
          </table:table-cell>
          <table:table-cell office:value-type="float" office:value="11574" calcext:value-type="float">
            <text:p>11574</text:p>
          </table:table-cell>
          <table:table-cell office:value-type="string" calcext:value-type="string">
            <text:p>Yana Toom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" calcext:value-type="float">
            <text:p>7</text:p>
          </table:table-cell>
          <table:table-cell office:value-type="float" office:value="3648" calcext:value-type="float">
            <text:p>3648</text:p>
          </table:table-cell>
          <table:table-cell office:value-type="string" calcext:value-type="string">
            <text:p>Mihhail Stalnuhhin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" calcext:value-type="float">
            <text:p>7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Valeri Korb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" calcext:value-type="float">
            <text:p>7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Martin Repinski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8" calcext:value-type="float">
            <text:p>8</text:p>
          </table:table-cell>
          <table:table-cell office:value-type="float" office:value="2981" calcext:value-type="float">
            <text:p>2981</text:p>
          </table:table-cell>
          <table:table-cell office:value-type="string" calcext:value-type="string">
            <text:p>Mailis Reps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8" calcext:value-type="float">
            <text:p>8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Priit Toobal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8" calcext:value-type="float">
            <text:p>8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Kersti Sarapuu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9" calcext:value-type="float">
            <text:p>9</text:p>
          </table:table-cell>
          <table:table-cell office:value-type="float" office:value="2904" calcext:value-type="float">
            <text:p>2904</text:p>
          </table:table-cell>
          <table:table-cell office:value-type="string" calcext:value-type="string">
            <text:p>Marika Tuus-Laul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0" calcext:value-type="float">
            <text:p>10</text:p>
          </table:table-cell>
          <table:table-cell office:value-type="float" office:value="2139" calcext:value-type="float">
            <text:p>2139</text:p>
          </table:table-cell>
          <table:table-cell office:value-type="string" calcext:value-type="string">
            <text:p>Aadu Must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1" calcext:value-type="float">
            <text:p>11</text:p>
          </table:table-cell>
          <table:table-cell office:value-type="float" office:value="3398" calcext:value-type="float">
            <text:p>3398</text:p>
          </table:table-cell>
          <table:table-cell office:value-type="string" calcext:value-type="string">
            <text:p>Heimar Lenk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1" calcext:value-type="float">
            <text:p>11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Tarmo Tamm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2" calcext:value-type="float">
            <text:p>12</text:p>
          </table:table-cell>
          <table:table-cell office:value-type="float" office:value="5726" calcext:value-type="float">
            <text:p>5726</text:p>
          </table:table-cell>
          <table:table-cell office:value-type="string" calcext:value-type="string">
            <text:p>Kadri Simson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office:value-type="float" office:value="3744" calcext:value-type="float">
            <text:p>3744</text:p>
          </table:table-cell>
          <table:table-cell office:value-type="string" calcext:value-type="string">
            <text:p>Eiki Nestor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" calcext:value-type="float">
            <text:p>2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Andres Anvelt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" calcext:value-type="float">
            <text:p>3</text:p>
          </table:table-cell>
          <table:table-cell office:value-type="float" office:value="4132" calcext:value-type="float">
            <text:p>4132</text:p>
          </table:table-cell>
          <table:table-cell office:value-type="string" calcext:value-type="string">
            <text:p>Rainer Vakra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" calcext:value-type="float">
            <text:p>4</text:p>
          </table:table-cell>
          <table:table-cell office:value-type="float" office:value="4969" calcext:value-type="float">
            <text:p>4969</text:p>
          </table:table-cell>
          <table:table-cell office:value-type="string" calcext:value-type="string">
            <text:p>Sven Mikser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4" calcext:value-type="float">
            <text:p>4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Urve Palo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5" calcext:value-type="float">
            <text:p>5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Hannes Hanso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7" calcext:value-type="float">
            <text:p>7</text:p>
          </table:table-cell>
          <table:table-cell office:value-type="float" office:value="2784" calcext:value-type="float">
            <text:p>2784</text:p>
          </table:table-cell>
          <table:table-cell office:value-type="string" calcext:value-type="string">
            <text:p>Jevgeni Ossinovski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office:value-type="float" office:value="3817" calcext:value-type="float">
            <text:p>3817</text:p>
          </table:table-cell>
          <table:table-cell office:value-type="string" calcext:value-type="string">
            <text:p>Helmen Kütt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8" calcext:value-type="float">
            <text:p>8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Jaanus Marrandi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9" calcext:value-type="float">
            <text:p>9</text:p>
          </table:table-cell>
          <table:table-cell office:value-type="float" office:value="2294" calcext:value-type="float">
            <text:p>2294</text:p>
          </table:table-cell>
          <table:table-cell office:value-type="string" calcext:value-type="string">
            <text:p>Tanel Talve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0" calcext:value-type="float">
            <text:p>10</text:p>
          </table:table-cell>
          <table:table-cell office:value-type="float" office:value="3229" calcext:value-type="float">
            <text:p>3229</text:p>
          </table:table-cell>
          <table:table-cell office:value-type="string" calcext:value-type="string">
            <text:p>Mihkel Raud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0" calcext:value-type="float">
            <text:p>10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Heljo Pikhof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1" calcext:value-type="float">
            <text:p>11</text:p>
          </table:table-cell>
          <table:table-cell office:value-type="float" office:value="3992" calcext:value-type="float">
            <text:p>3992</text:p>
          </table:table-cell>
          <table:table-cell office:value-type="string" calcext:value-type="string">
            <text:p>Ivari Padar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1" calcext:value-type="float">
            <text:p>11</text:p>
          </table:table-cell>
          <table:table-cell office:value-type="float" office:value="2081" calcext:value-type="float">
            <text:p>2081</text:p>
          </table:table-cell>
          <table:table-cell office:value-type="string" calcext:value-type="string">
            <text:p>Kalvi Kõva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2" calcext:value-type="float">
            <text:p>12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ndrek Saar</text:p>
          </table:table-cell>
        </table:table-row>
      </table:table>
      <table:table table:name="ares" table:style-name="ta1"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Veronika Isberg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Vadim Šaptšenk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imar Jukkum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leksandr Apolinsky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Beatrice Fenic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arita Pitk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Kerli Green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Jane Snaith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ndrea Green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ario Märtson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aimo Kägu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ndrei Šaršov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aivo Algur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aavi Keedu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ilja Trisberg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Kaie Jaanist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leks Saarnak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Kristiina Ojuland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llan Jaakus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Õnnela Raudsepp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Evelyn Danilov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rnold Persidski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jubov Dorošenko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avo Raudsepp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Ramo Pener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Ott Kukk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õnu Kalja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ilver Kuusik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erlin Abedi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Aulis Fischer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iret Haljend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Jaak Metsalu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Juhan Liiv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ndrus Soopalu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Andres Lainela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Urmas Espenberg</text:p>
          </table:table-cell>
          <table:table-cell office:value-type="float" office:value="2087" calcext:value-type="float">
            <text:p>2087</text:p>
          </table:table-cell>
          <table:table-cell office:value-type="float" office:value="8" calcext:value-type="float">
            <text:p>8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Nele Valgepea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aivo Põrk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Nikolai Jakobišvili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iho Rausma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Marika Istahl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nnika Soots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leksander Tšernikov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Urmas Siemer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ein Pika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aret Jõgi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Mare Liiger</text:p>
          </table:table-cell>
          <table:table-cell office:value-type="float" office:value="1924" calcext:value-type="float">
            <text:p>1924</text:p>
          </table:table-cell>
          <table:table-cell office:value-type="float" office:value="4" calcext:value-type="float">
            <text:p>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Kairet Grassmann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Orhan Oktain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Gunnar Stahl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Toomas Rull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Veiko Hartwig Valgepea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aul Öpik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iho Nüüd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Olev Pii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Rein Tölp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lar Ehala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Juhan Kobin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riin Van Doorslaer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Veiko Krass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Martin Helme</text:p>
          </table:table-cell>
          <table:table-cell office:value-type="float" office:value="4296" calcext:value-type="float">
            <text:p>4296</text:p>
          </table:table-cell>
          <table:table-cell office:value-type="float" office:value="22" calcext:value-type="float">
            <text:p>22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ndrus Leberecht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Kaarel Jaak Roosaar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Wesse Allik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Margus Reemets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Edgar Viigimä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iia Paemurru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Jaak Vimm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Ivo Ratas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Kalju Mätik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Henn Põlluaas</text:p>
          </table:table-cell>
          <table:table-cell office:value-type="float" office:value="4309" calcext:value-type="float">
            <text:p>4309</text:p>
          </table:table-cell>
          <table:table-cell office:value-type="float" office:value="10" calcext:value-type="float">
            <text:p>10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iim Pohlak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Mart Järvik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Paul Puustusmaa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Jüri Derkun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Rene Kokk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Kai Rimmel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Heino Lõiveke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Lauri Lasimer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Veiko Värk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Olavi Tutt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Olav Kruu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oivo Kirtsi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Anett Leosk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aavi Tapu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Maido Pajo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Helle-Moonika Helme</text:p>
          </table:table-cell>
          <table:table-cell office:value-type="float" office:value="2399" calcext:value-type="float">
            <text:p>2399</text:p>
          </table:table-cell>
          <table:table-cell office:value-type="float" office:value="6" calcext:value-type="float">
            <text:p>6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Hardi Rehkalt</text:p>
          </table:table-cell>
          <table:table-cell office:value-type="float" office:value="359" calcext:value-type="float">
            <text:p>359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Urmas Selirand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Elvo Leppmaa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ein Merila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Meelis Malk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ivar Rohilai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Piret Kollo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Anti Poolamets</text:p>
          </table:table-cell>
          <table:table-cell office:value-type="float" office:value="2080" calcext:value-type="float">
            <text:p>2080</text:p>
          </table:table-cell>
          <table:table-cell office:value-type="float" office:value="3" calcext:value-type="float">
            <text:p>3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Are Saarne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Aigar Põder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o Trumm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rno Pikhof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Kristjan Siimson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Kalmer Kalaus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Arno Kodu</text:p>
          </table:table-cell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Mari-Liis Lillemets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Kai Ir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Ksenia Võhma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Mart Kalaus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Lauri Õun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Lauri Karp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Piret Jani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anel Liiv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Jaak Madison</text:p>
          </table:table-cell>
          <table:table-cell office:value-type="float" office:value="1883" calcext:value-type="float">
            <text:p>1883</text:p>
          </table:table-cell>
          <table:table-cell office:value-type="float" office:value="2" calcext:value-type="float">
            <text:p>2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Rein Suurkask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Marve Piip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Enn Sarv</text:p>
          </table:table-cell>
          <table:table-cell office:value-type="float" office:value="441" calcext:value-type="float">
            <text:p>441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armo Hints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Raivo Asuküla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imo Kalaus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Gustav Siniväli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Helgi Liik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Malle Pärn</text:p>
          </table:table-cell>
          <table:table-cell office:value-type="float" office:value="1867" calcext:value-type="float">
            <text:p>1867</text:p>
          </table:table-cell>
          <table:table-cell office:value-type="float" office:value="4" calcext:value-type="float">
            <text:p>4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Raivo Põldaru</text:p>
          </table:table-cell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Kristian Suve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iit Rosin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Mati Köhle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Olev Teder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Kai Tennosaar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imo Avi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Maret Rätsep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Margit Avi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Imre Mürk</text:p>
          </table:table-cell>
          <table:table-cell office:value-type="float" office:value="1577" calcext:value-type="float">
            <text:p>1577</text:p>
          </table:table-cell>
          <table:table-cell office:value-type="float" office:value="14" calcext:value-type="float">
            <text:p>14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Kalev Essenson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Merike Lillenberg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Ruuben Kaalep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Indrek Kalda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oivo Suuroja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Aili Tuhkanen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iina Pärnpuu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Indrek Särg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Randon Värsi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Uno Kaskpeit</text:p>
          </table:table-cell>
          <table:table-cell office:value-type="float" office:value="1807" calcext:value-type="float">
            <text:p>1807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erry Aart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Arno Sild</text:p>
          </table:table-cell>
          <table:table-cell office:value-type="float" office:value="523" calcext:value-type="float">
            <text:p>5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Ants Taul</text:p>
          </table:table-cell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Artur Karask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Endel-Haljand Susi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Martti Kirotaja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Riina Sabalisk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Veevi Hõrak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Aivar Mesikäpp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Vaino Rauba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Mart Helme</text:p>
          </table:table-cell>
          <table:table-cell office:value-type="float" office:value="6714" calcext:value-type="float">
            <text:p>6714</text:p>
          </table:table-cell>
          <table:table-cell office:value-type="float" office:value="10" calcext:value-type="float">
            <text:p>10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Heldur Paulson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Helle Kullerkupp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Käde Kalamees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Andrus Lelov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Mati Lehola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Heiki Meriran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Iivi Kallast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iina Toomjõ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iina Espenberg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Kristen Michal</text:p>
          </table:table-cell>
          <table:table-cell office:value-type="float" office:value="4766" calcext:value-type="float">
            <text:p>4766</text:p>
          </table:table-cell>
          <table:table-cell office:value-type="float" office:value="11" calcext:value-type="float">
            <text:p>11</text:p>
          </table:table-cell>
          <table:table-cell office:value-type="float" office:value="2394" calcext:value-type="float">
            <text:p>239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Heidy Purga</text:p>
          </table:table-cell>
          <table:table-cell office:value-type="float" office:value="3283" calcext:value-type="float">
            <text:p>3283</text:p>
          </table:table-cell>
          <table:table-cell office:value-type="float" office:value="13" calcext:value-type="float">
            <text:p>13</text:p>
          </table:table-cell>
          <table:table-cell office:value-type="float" office:value="1795" calcext:value-type="float">
            <text:p>179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Remo Holsmer</text:p>
          </table:table-cell>
          <table:table-cell office:value-type="float" office:value="1385" calcext:value-type="float">
            <text:p>1385</text:p>
          </table:table-cell>
          <table:table-cell office:value-type="float" office:value="3" calcext:value-type="float">
            <text:p>3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Vilja Savisaar-Toomast</text:p>
          </table:table-cell>
          <table:table-cell office:value-type="float" office:value="2395" calcext:value-type="float">
            <text:p>2395</text:p>
          </table:table-cell>
          <table:table-cell office:value-type="float" office:value="5" calcext:value-type="float">
            <text:p>5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Tiina Lokk-Tramberg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Ants Leemets</text:p>
          </table:table-cell>
          <table:table-cell office:value-type="float" office:value="570" calcext:value-type="float">
            <text:p>570</text:p>
          </table:table-cell>
          <table:table-cell office:value-type="float" office:value="4" calcext:value-type="float">
            <text:p>4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Tatjana Muravjov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Karin Pärtel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Liina Hermaküla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Andres Aro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Gerol Silkin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Keit Pentus-Rosimannus</text:p>
          </table:table-cell>
          <table:table-cell office:value-type="float" office:value="5716" calcext:value-type="float">
            <text:p>5716</text:p>
          </table:table-cell>
          <table:table-cell office:value-type="float" office:value="18" calcext:value-type="float">
            <text:p>18</text:p>
          </table:table-cell>
          <table:table-cell office:value-type="float" office:value="2846" calcext:value-type="float">
            <text:p>284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rto Aas</text:p>
          </table:table-cell>
          <table:table-cell office:value-type="float" office:value="2517" calcext:value-type="float">
            <text:p>2517</text:p>
          </table:table-cell>
          <table:table-cell office:value-type="float" office:value="1" calcext:value-type="float">
            <text:p>1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Nikolai Novosjolov</text:p>
          </table:table-cell>
          <table:table-cell office:value-type="float" office:value="1016" calcext:value-type="float">
            <text:p>1016</text:p>
          </table:table-cell>
          <table:table-cell office:value-type="float" office:value="2" calcext:value-type="float">
            <text:p>2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Urmas Sutrop</text:p>
          </table:table-cell>
          <table:table-cell office:value-type="float" office:value="1109" calcext:value-type="float">
            <text:p>1109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Ülle Rajasalu</text:p>
          </table:table-cell>
          <table:table-cell office:value-type="float" office:value="1066" calcext:value-type="float">
            <text:p>1066</text:p>
          </table:table-cell>
          <table:table-cell office:value-type="float" office:value="2" calcext:value-type="float">
            <text:p>2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Imre Sooäär</text:p>
          </table:table-cell>
          <table:table-cell office:value-type="float" office:value="2102" calcext:value-type="float">
            <text:p>2102</text:p>
          </table:table-cell>
          <table:table-cell office:value-type="float" office:value="5" calcext:value-type="float">
            <text:p>5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Kalev Kallemets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Ivi Eenmaa</text:p>
          </table:table-cell>
          <table:table-cell office:value-type="float" office:value="1407" calcext:value-type="float">
            <text:p>1407</text:p>
          </table:table-cell>
          <table:table-cell office:value-type="float" office:value="8" calcext:value-type="float">
            <text:p>8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Eve Pärnaste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Georg Aher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Olga Ašihmina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Toomas Viks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Kalev Kukk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Taavi Toppi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Urmas Paet</text:p>
          </table:table-cell>
          <table:table-cell office:value-type="float" office:value="7868" calcext:value-type="float">
            <text:p>7868</text:p>
          </table:table-cell>
          <table:table-cell office:value-type="float" office:value="21" calcext:value-type="float">
            <text:p>21</text:p>
          </table:table-cell>
          <table:table-cell office:value-type="float" office:value="3423" calcext:value-type="float">
            <text:p>342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Maris Lauri</text:p>
          </table:table-cell>
          <table:table-cell office:value-type="float" office:value="4019" calcext:value-type="float">
            <text:p>4019</text:p>
          </table:table-cell>
          <table:table-cell office:value-type="float" office:value="8" calcext:value-type="float">
            <text:p>8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Eerik-Niiles Kross</text:p>
          </table:table-cell>
          <table:table-cell office:value-type="float" office:value="1944" calcext:value-type="float">
            <text:p>1944</text:p>
          </table:table-cell>
          <table:table-cell office:value-type="float" office:value="9" calcext:value-type="float">
            <text:p>9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Martin Kukk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Paul-Eerik Rummo</text:p>
          </table:table-cell>
          <table:table-cell office:value-type="float" office:value="642" calcext:value-type="float">
            <text:p>642</text:p>
          </table:table-cell>
          <table:table-cell office:value-type="float" office:value="7" calcext:value-type="float">
            <text:p>7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Kaido Kaaberma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Joonas Vänto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Joel Jesse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Eero Merilind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Õnne Pillak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aavi Rõivas</text:p>
          </table:table-cell>
          <table:table-cell office:value-type="float" office:value="15881" calcext:value-type="float">
            <text:p>15881</text:p>
          </table:table-cell>
          <table:table-cell office:value-type="float" office:value="26" calcext:value-type="float">
            <text:p>26</text:p>
          </table:table-cell>
          <table:table-cell office:value-type="float" office:value="6423" calcext:value-type="float">
            <text:p>642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Laine Randjärv</text:p>
          </table:table-cell>
          <table:table-cell office:value-type="float" office:value="1698" calcext:value-type="float">
            <text:p>1698</text:p>
          </table:table-cell>
          <table:table-cell office:value-type="float" office:value="3" calcext:value-type="float">
            <text:p>3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Kalle Palling</text:p>
          </table:table-cell>
          <table:table-cell office:value-type="float" office:value="1917" calcext:value-type="float">
            <text:p>1917</text:p>
          </table:table-cell>
          <table:table-cell office:value-type="float" office:value="1" calcext:value-type="float">
            <text:p>1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Yoko Alender</text:p>
          </table:table-cell>
          <table:table-cell office:value-type="float" office:value="2715" calcext:value-type="float">
            <text:p>2715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ivar Sõerd</text:p>
          </table:table-cell>
          <table:table-cell office:value-type="float" office:value="2047" calcext:value-type="float">
            <text:p>2047</text:p>
          </table:table-cell>
          <table:table-cell office:value-type="float" office:value="2" calcext:value-type="float">
            <text:p>2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Kalev Lillo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Tõnis Kõiv</text:p>
          </table:table-cell>
          <table:table-cell office:value-type="float" office:value="355" calcext:value-type="float">
            <text:p>355</text:p>
          </table:table-cell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Andre Sepp</text:p>
          </table:table-cell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Enno Fels</text:p>
          </table:table-cell>
          <table:table-cell office:value-type="float" office:value="566" calcext:value-type="float">
            <text:p>566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Mart Võrklaev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Andrus Umboja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Anneliis Kõiv</text:p>
          </table:table-cell>
          <table:table-cell office:value-type="float" office:value="549" calcext:value-type="float">
            <text:p>549</text:p>
          </table:table-cell>
          <table:table-cell office:value-type="float" office:value="2" calcext:value-type="float">
            <text:p>2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Madis Milling</text:p>
          </table:table-cell>
          <table:table-cell office:value-type="float" office:value="2580" calcext:value-type="float">
            <text:p>2580</text:p>
          </table:table-cell>
          <table:table-cell office:value-type="float" office:value="2" calcext:value-type="float">
            <text:p>2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in Täpsi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Ena Soodla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Vladas Radvilavičius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Urve Tiidus</text:p>
          </table:table-cell>
          <table:table-cell office:value-type="float" office:value="4117" calcext:value-type="float">
            <text:p>4117</text:p>
          </table:table-cell>
          <table:table-cell office:value-type="float" office:value="10" calcext:value-type="float">
            <text:p>10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Kalle Laanet</text:p>
          </table:table-cell>
          <table:table-cell office:value-type="float" office:value="2388" calcext:value-type="float">
            <text:p>2388</text:p>
          </table:table-cell>
          <table:table-cell office:value-type="float" office:value="4" calcext:value-type="float">
            <text:p>4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Lauri Luik</text:p>
          </table:table-cell>
          <table:table-cell office:value-type="float" office:value="855" calcext:value-type="float">
            <text:p>855</text:p>
          </table:table-cell>
          <table:table-cell office:value-type="float" office:value="3" calcext:value-type="float">
            <text:p>3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armo Mänd</text:p>
          </table:table-cell>
          <table:table-cell office:value-type="float" office:value="1233" calcext:value-type="float">
            <text:p>1233</text:p>
          </table:table-cell>
          <table:table-cell office:value-type="float" office:value="2" calcext:value-type="float">
            <text:p>2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Kairi Uustulnd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Urmas Sukles</text:p>
          </table:table-cell>
          <table:table-cell office:value-type="float" office:value="661" calcext:value-type="float">
            <text:p>661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Koit Kelder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Innar Mäesalu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Valdo Randpere</text:p>
          </table:table-cell>
          <table:table-cell office:value-type="float" office:value="3170" calcext:value-type="float">
            <text:p>3170</text:p>
          </table:table-cell>
          <table:table-cell office:value-type="float" office:value="7" calcext:value-type="float">
            <text:p>7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igne Kivi</text:p>
          </table:table-cell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Marko Torm</text:p>
          </table:table-cell>
          <table:table-cell office:value-type="float" office:value="1165" calcext:value-type="float">
            <text:p>1165</text:p>
          </table:table-cell>
          <table:table-cell office:value-type="float" office:value="2" calcext:value-type="float">
            <text:p>2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Toomas Varek</text:p>
          </table:table-cell>
          <table:table-cell office:value-type="float" office:value="907" calcext:value-type="float">
            <text:p>907</text:p>
          </table:table-cell>
          <table:table-cell office:value-type="float" office:value="2" calcext:value-type="float">
            <text:p>2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Leo Aadel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Kaido Veski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Indrek Kesküla</text:p>
          </table:table-cell>
          <table:table-cell office:value-type="float" office:value="532" calcext:value-type="float">
            <text:p>532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Deniss Boroditš</text:p>
          </table:table-cell>
          <table:table-cell office:value-type="float" office:value="769" calcext:value-type="float">
            <text:p>769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Toivo Asmer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Rein Aidma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Aivar Surva</text:p>
          </table:table-cell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Aivar Saarela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Aime Keis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Tiit Kuusmik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Enno Vinni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Ain Seppik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Jürgen Ligi</text:p>
          </table:table-cell>
          <table:table-cell office:value-type="float" office:value="6757" calcext:value-type="float">
            <text:p>6757</text:p>
          </table:table-cell>
          <table:table-cell office:value-type="float" office:value="8" calcext:value-type="float">
            <text:p>8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Kalle Jents</text:p>
          </table:table-cell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Johannes Kert</text:p>
          </table:table-cell>
          <table:table-cell office:value-type="float" office:value="752" calcext:value-type="float">
            <text:p>752</text:p>
          </table:table-cell>
          <table:table-cell office:value-type="float" office:value="2" calcext:value-type="float">
            <text:p>2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Peep Aru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Kristjan Kõljalg</text:p>
          </table:table-cell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Madis Timpson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Rait Pihelgas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Tõnu Juul</text:p>
          </table:table-cell>
          <table:table-cell office:value-type="float" office:value="521" calcext:value-type="float">
            <text:p>521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Urmas Kruuse</text:p>
          </table:table-cell>
          <table:table-cell office:value-type="float" office:value="5960" calcext:value-type="float">
            <text:p>5960</text:p>
          </table:table-cell>
          <table:table-cell office:value-type="float" office:value="3" calcext:value-type="float">
            <text:p>3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Igor Gräzin</text:p>
          </table:table-cell>
          <table:table-cell office:value-type="float" office:value="1973" calcext:value-type="float">
            <text:p>1973</text:p>
          </table:table-cell>
          <table:table-cell office:value-type="float" office:value="6" calcext:value-type="float">
            <text:p>6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Mati Raidma</text:p>
          </table:table-cell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Terje Trei</text:p>
          </table:table-cell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Reno Laidre</text:p>
          </table:table-cell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Viktor Svjatõšev</text:p>
          </table:table-cell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Toomas Järveoja</text:p>
          </table:table-cell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Kalmer Lain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Kaisa Edenberg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Raivo Vadi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Ants Laaneots</text:p>
          </table:table-cell>
          <table:table-cell office:value-type="float" office:value="5920" calcext:value-type="float">
            <text:p>5920</text:p>
          </table:table-cell>
          <table:table-cell office:value-type="float" office:value="17" calcext:value-type="float">
            <text:p>17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Anne Sulling</text:p>
          </table:table-cell>
          <table:table-cell office:value-type="float" office:value="4197" calcext:value-type="float">
            <text:p>4197</text:p>
          </table:table-cell>
          <table:table-cell office:value-type="float" office:value="7" calcext:value-type="float">
            <text:p>7</text:p>
          </table:table-cell>
          <table:table-cell office:value-type="float" office:value="1877" calcext:value-type="float">
            <text:p>187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Urmas Klaas</text:p>
          </table:table-cell>
          <table:table-cell office:value-type="float" office:value="1501" calcext:value-type="float">
            <text:p>1501</text:p>
          </table:table-cell>
          <table:table-cell office:value-type="float" office:value="3" calcext:value-type="float">
            <text:p>3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Rait Maruste</text:p>
          </table:table-cell>
          <table:table-cell office:value-type="float" office:value="808" calcext:value-type="float">
            <text:p>808</text:p>
          </table:table-cell>
          <table:table-cell office:value-type="float" office:value="5" calcext:value-type="float">
            <text:p>5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argus Hanson</text:p>
          </table:table-cell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Mihkel Lees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Martin Parmas</text:p>
          </table:table-cell>
          <table:table-cell office:value-type="float" office:value="563" calcext:value-type="float">
            <text:p>563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Triin Anette Kaasik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Helmer Jõgi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Valvo Semilarski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Hanno Pevkur</text:p>
          </table:table-cell>
          <table:table-cell office:value-type="float" office:value="3816" calcext:value-type="float">
            <text:p>3816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Liina Kersna</text:p>
          </table:table-cell>
          <table:table-cell office:value-type="float" office:value="2387" calcext:value-type="float">
            <text:p>2387</text:p>
          </table:table-cell>
          <table:table-cell office:value-type="float" office:value="3" calcext:value-type="float">
            <text:p>3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Meelis Mälberg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Margus Lepik</text:p>
          </table:table-cell>
          <table:table-cell office:value-type="float" office:value="782" calcext:value-type="float">
            <text:p>782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Aivar Rosenberg</text:p>
          </table:table-cell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Andrus Seeme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Agu Kabrits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Peeter Sibul</text:p>
          </table:table-cell>
          <table:table-cell office:value-type="float" office:value="408" calcext:value-type="float">
            <text:p>408</text:p>
          </table:table-cell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Jüri Kaver</text:p>
          </table:table-cell>
          <table:table-cell office:value-type="float" office:value="395" calcext:value-type="float">
            <text:p>395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Anti Haugas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Liivi Maran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Toomas Kivimägi</text:p>
          </table:table-cell>
          <table:table-cell office:value-type="float" office:value="7603" calcext:value-type="float">
            <text:p>7603</text:p>
          </table:table-cell>
          <table:table-cell office:value-type="float" office:value="12" calcext:value-type="float">
            <text:p>12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Jüri Jaanson</text:p>
          </table:table-cell>
          <table:table-cell office:value-type="float" office:value="1328" calcext:value-type="float">
            <text:p>1328</text:p>
          </table:table-cell>
          <table:table-cell office:value-type="float" office:value="2" calcext:value-type="float">
            <text:p>2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Väino Linde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Väino Hallikmägi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Meeli Pärna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Riido Villup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Maarja Kõrv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Kalev Päit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armen Illak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Kristjan Heamäe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Ken-Marti Vaher</text:p>
          </table:table-cell>
          <table:table-cell office:value-type="float" office:value="2313" calcext:value-type="float">
            <text:p>2313</text:p>
          </table:table-cell>
          <table:table-cell office:value-type="float" office:value="9" calcext:value-type="float">
            <text:p>9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Liisa-Ly Pakosta</text:p>
          </table:table-cell>
          <table:table-cell office:value-type="float" office:value="1808" calcext:value-type="float">
            <text:p>1808</text:p>
          </table:table-cell>
          <table:table-cell office:value-type="float" office:value="13" calcext:value-type="float">
            <text:p>13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Tarmo Kruusimäe</text:p>
          </table:table-cell>
          <table:table-cell office:value-type="float" office:value="1260" calcext:value-type="float">
            <text:p>1260</text:p>
          </table:table-cell>
          <table:table-cell office:value-type="float" office:value="4" calcext:value-type="float">
            <text:p>4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Maksim Rogalski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Diana Ingerainen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Imre Rammul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Tiia Sihver</text:p>
          </table:table-cell>
          <table:table-cell office:value-type="float" office:value="233" calcext:value-type="float">
            <text:p>233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Avo Üprus</text:p>
          </table:table-cell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Tiit Meren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Henrik Aavik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Tiit Riisalo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Viktoria Ladõnskaja</text:p>
          </table:table-cell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ven Sester</text:p>
          </table:table-cell>
          <table:table-cell office:value-type="float" office:value="1392" calcext:value-type="float">
            <text:p>1392</text:p>
          </table:table-cell>
          <table:table-cell office:value-type="float" office:value="2" calcext:value-type="float">
            <text:p>2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Erki Nool</text:p>
          </table:table-cell>
          <table:table-cell office:value-type="float" office:value="1020" calcext:value-type="float">
            <text:p>1020</text:p>
          </table:table-cell>
          <table:table-cell office:value-type="float" office:value="7" calcext:value-type="float">
            <text:p>7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Hendrik Agur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Riina Solman</text:p>
          </table:table-cell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Kalev Vapper</text:p>
          </table:table-cell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Lagle Parek</text:p>
          </table:table-cell>
          <table:table-cell office:value-type="float" office:value="569" calcext:value-type="float">
            <text:p>569</text:p>
          </table:table-cell>
          <table:table-cell office:value-type="float" office:value="7" calcext:value-type="float">
            <text:p>7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Priidu Pärna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Reet Trei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Madis Päts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Linda Eichler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Illimar Leppik Von Wirén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ülvi Sarapuu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Juku-Kalle Raid</text:p>
          </table:table-cell>
          <table:table-cell office:value-type="float" office:value="1257" calcext:value-type="float">
            <text:p>1257</text:p>
          </table:table-cell>
          <table:table-cell office:value-type="float" office:value="4" calcext:value-type="float">
            <text:p>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Urmas Reinsalu</text:p>
          </table:table-cell>
          <table:table-cell office:value-type="float" office:value="2949" calcext:value-type="float">
            <text:p>2949</text:p>
          </table:table-cell>
          <table:table-cell office:value-type="float" office:value="20" calcext:value-type="float">
            <text:p>20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iim Valmar Kiisler</text:p>
          </table:table-cell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Mart Nutt</text:p>
          </table:table-cell>
          <table:table-cell office:value-type="float" office:value="1068" calcext:value-type="float">
            <text:p>1068</text:p>
          </table:table-cell>
          <table:table-cell office:value-type="float" office:value="7" calcext:value-type="float">
            <text:p>7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Evelin Samuel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Urmas Mardi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Andres Öpik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Andres Ergma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Jaak Uudmäe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Tiit Papp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Madis Kübar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Juhan Parts</text:p>
          </table:table-cell>
          <table:table-cell office:value-type="float" office:value="4208" calcext:value-type="float">
            <text:p>4208</text:p>
          </table:table-cell>
          <table:table-cell office:value-type="float" office:value="10" calcext:value-type="float">
            <text:p>10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Marko Mihkelson</text:p>
          </table:table-cell>
          <table:table-cell office:value-type="float" office:value="2842" calcext:value-type="float">
            <text:p>2842</text:p>
          </table:table-cell>
          <table:table-cell office:value-type="float" office:value="5" calcext:value-type="float">
            <text:p>5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Andrus Saare</text:p>
          </table:table-cell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Tiina Kangro</text:p>
          </table:table-cell>
          <table:table-cell office:value-type="float" office:value="1669" calcext:value-type="float">
            <text:p>1669</text:p>
          </table:table-cell>
          <table:table-cell office:value-type="float" office:value="2" calcext:value-type="float">
            <text:p>2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Aivar Riisalu</text:p>
          </table:table-cell>
          <table:table-cell office:value-type="float" office:value="1536" calcext:value-type="float">
            <text:p>1536</text:p>
          </table:table-cell>
          <table:table-cell office:value-type="float" office:value="1" calcext:value-type="float">
            <text:p>1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Lauri Vahtre</text:p>
          </table:table-cell>
          <table:table-cell office:value-type="float" office:value="419" calcext:value-type="float">
            <text:p>419</text:p>
          </table:table-cell>
          <table:table-cell office:value-type="float" office:value="7" calcext:value-type="float">
            <text:p>7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Mari-Ann Kelam</text:p>
          </table:table-cell>
          <table:table-cell office:value-type="float" office:value="581" calcext:value-type="float">
            <text:p>581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Kaupo Rätsepp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Andres Laisk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Kadri Tillemann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Tiit Leier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Jan Trei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Priit Põldmäe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Andres Kaarmann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Reet Roos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Toomas Tõniste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Raivo Aeg</text:p>
          </table:table-cell>
          <table:table-cell office:value-type="float" office:value="2001" calcext:value-type="float">
            <text:p>2001</text:p>
          </table:table-cell>
          <table:table-cell office:value-type="float" office:value="12" calcext:value-type="float">
            <text:p>12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Tõnis Palts</text:p>
          </table:table-cell>
          <table:table-cell office:value-type="float" office:value="1033" calcext:value-type="float">
            <text:p>1033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Merle Mäesalu</text:p>
          </table:table-cell>
          <table:table-cell office:value-type="float" office:value="289" calcext:value-type="float">
            <text:p>289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Kaido Kaasik</text:p>
          </table:table-cell>
          <table:table-cell office:value-type="float" office:value="478" calcext:value-type="float">
            <text:p>478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Georg Linkov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Raimond Lunev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Alar Schönberg</text:p>
          </table:table-cell>
          <table:table-cell office:value-type="float" office:value="277" calcext:value-type="float">
            <text:p>277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Toomas Takkis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Marko Pomerants</text:p>
          </table:table-cell>
          <table:table-cell office:value-type="float" office:value="2681" calcext:value-type="float">
            <text:p>2681</text:p>
          </table:table-cell>
          <table:table-cell office:value-type="float" office:value="5" calcext:value-type="float">
            <text:p>5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Einar Vallbaum</text:p>
          </table:table-cell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Mihkel Juhkami</text:p>
          </table:table-cell>
          <table:table-cell office:value-type="float" office:value="352" calcext:value-type="float">
            <text:p>352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Helle Noorväli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Ain Suurkaev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Hannes Mets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Tauno Toompuu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Anvar Samost</text:p>
          </table:table-cell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Kaja Kreisman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Ants Pauls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Janek Raik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Risto Lindeberg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Aivo Tamm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Artur Põld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Tauno Võhmar</text:p>
          </table:table-cell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Tunne-Väldo Kelam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Helir-Valdor Seeder</text:p>
          </table:table-cell>
          <table:table-cell office:value-type="float" office:value="2908" calcext:value-type="float">
            <text:p>2908</text:p>
          </table:table-cell>
          <table:table-cell office:value-type="float" office:value="7" calcext:value-type="float">
            <text:p>7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Kaia Iva</text:p>
          </table:table-cell>
          <table:table-cell office:value-type="float" office:value="1684" calcext:value-type="float">
            <text:p>1684</text:p>
          </table:table-cell>
          <table:table-cell office:value-type="float" office:value="1" calcext:value-type="float">
            <text:p>1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Tiina Oraste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Ando Kiviberg</text:p>
          </table:table-cell>
          <table:table-cell office:value-type="float" office:value="378" calcext:value-type="float">
            <text:p>378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Priit Värk</text:p>
          </table:table-cell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Ene Saar</text:p>
          </table:table-cell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Lembit Kruuse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Marko Tiitus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Kalju Kertsmik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Jaak Aaviksoo</text:p>
          </table:table-cell>
          <table:table-cell office:value-type="float" office:value="1405" calcext:value-type="float">
            <text:p>1405</text:p>
          </table:table-cell>
          <table:table-cell office:value-type="float" office:value="5" calcext:value-type="float">
            <text:p>5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Aivar Kokk</text:p>
          </table:table-cell>
          <table:table-cell office:value-type="float" office:value="1725" calcext:value-type="float">
            <text:p>1725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Elle Kull</text:p>
          </table:table-cell>
          <table:table-cell office:value-type="float" office:value="467" calcext:value-type="float">
            <text:p>467</text:p>
          </table:table-cell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Andres Arrak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Anti Orav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Toivo Peets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Joel Luhamets</text:p>
          </table:table-cell>
          <table:table-cell office:value-type="float" office:value="413" calcext:value-type="float">
            <text:p>413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Rain Sangernebo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Aare Anderson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Mihkel Kübar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Margus Tsahkna</text:p>
          </table:table-cell>
          <table:table-cell office:value-type="float" office:value="2267" calcext:value-type="float">
            <text:p>2267</text:p>
          </table:table-cell>
          <table:table-cell office:value-type="float" office:value="9" calcext:value-type="float">
            <text:p>9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Peeter Laurson</text:p>
          </table:table-cell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Kalle Muuli</text:p>
          </table:table-cell>
          <table:table-cell office:value-type="float" office:value="1196" calcext:value-type="float">
            <text:p>1196</text:p>
          </table:table-cell>
          <table:table-cell office:value-type="float" office:value="3" calcext:value-type="float">
            <text:p>3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Anneli Kannus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Mihhail Lotman</text:p>
          </table:table-cell>
          <table:table-cell office:value-type="float" office:value="460" calcext:value-type="float">
            <text:p>460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Jüri Kõre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Piret Orav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Karl Kull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Tõnu Lehtsaar</text:p>
          </table:table-cell>
          <table:table-cell office:value-type="float" office:value="538" calcext:value-type="float">
            <text:p>538</text:p>
          </table:table-cell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Ene Ergma</text:p>
          </table:table-cell>
          <table:table-cell office:value-type="float" office:value="798" calcext:value-type="float">
            <text:p>798</text:p>
          </table:table-cell>
          <table:table-cell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Maire Aunaste</text:p>
          </table:table-cell>
          <table:table-cell office:value-type="float" office:value="679" calcext:value-type="float">
            <text:p>679</text:p>
          </table:table-cell>
          <table:table-cell office:value-type="float" office:value="8" calcext:value-type="float">
            <text:p>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Priit Sibul</text:p>
          </table:table-cell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Ülo Tulik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Ulla Preeden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Arne Tilk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Kurmet Müürsepp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Marek Mekk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Kalle Vister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Jaak Pächter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Sirle Rosenfeldt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Igor Taro</text:p>
          </table:table-cell>
          <table:table-cell office:value-type="float" office:value="1202" calcext:value-type="float">
            <text:p>1202</text:p>
          </table:table-cell>
          <table:table-cell office:value-type="float" office:value="2" calcext:value-type="float">
            <text:p>2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Annely Akkermann</text:p>
          </table:table-cell>
          <table:table-cell office:value-type="float" office:value="1571" calcext:value-type="float">
            <text:p>1571</text:p>
          </table:table-cell>
          <table:table-cell office:value-type="float" office:value="6" calcext:value-type="float">
            <text:p>6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Andres Metsoja</text:p>
          </table:table-cell>
          <table:table-cell office:value-type="float" office:value="2207" calcext:value-type="float">
            <text:p>2207</text:p>
          </table:table-cell>
          <table:table-cell office:value-type="float" office:value="2" calcext:value-type="float">
            <text:p>2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Rein Kilk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Tiit Matsulevitš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Meelis Kukk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Krista Nõmm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Lauri Luur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Georg Männik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Mari Suurväli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Trivimi Velliste</text:p>
          </table:table-cell>
          <table:table-cell office:value-type="float" office:value="451" calcext:value-type="float">
            <text:p>451</text:p>
          </table:table-cell>
          <table:table-cell office:value-type="float" office:value="13" calcext:value-type="float">
            <text:p>1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Olev-Andres Tinn</text:p>
          </table:table-cell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Andrei Gudi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Eero Uustalu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Raivo Juurak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Piret Käige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Mihkel Veskimägi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Aleksander Laane</text:p>
          </table:table-cell>
          <table:table-cell office:value-type="float" office:value="404" calcext:value-type="float">
            <text:p>404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Darja Vorontsova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Küllike Reimaa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Serge Tjuri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Evald Langebraun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Tõnu Trubetsky</text:p>
          </table:table-cell>
          <table:table-cell office:value-type="float" office:value="347" calcext:value-type="float">
            <text:p>347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Maigi Käige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Anne Artus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Mikk Paris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Allan Talu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Valdur Lahtvee</text:p>
          </table:table-cell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Andres Meesak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Ivar Soone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Joonas Laks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Ain Kaba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Kalju Valdmann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Kristen Kannik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Aleksei Lotman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Agu Kivimägi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Reigo Lehtla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Aleksander Pototski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Allan Selin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Erno Ilsen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Ain Kuninga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Rasmus Lahtvee</text:p>
          </table:table-cell>
          <table:table-cell office:value-type="float" office:value="321" calcext:value-type="float">
            <text:p>321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Arvo Kuiv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Marko Kaasik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Mart Jüssi</text:p>
          </table:table-cell>
          <table:table-cell office:value-type="float" office:value="376" calcext:value-type="float">
            <text:p>376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Priit Truusalu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Ago Samoson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Zoja Mellov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Arvi Matvei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Mart Saarso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Ove Varik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Victor Polyakoff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Diana Vinogradov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Ada Leis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Jekaterina Kravtsova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Valev Kal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Vladimir Krutšinin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Aleksei Davõdov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Vladimir Drozdov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Svetlana Moskvina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Georgi Bõstrov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Jevgeni Golovatš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Heino Rüüte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Aleksandr Paur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Madis Tänavsuu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Inna Kald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Tõnu Veeremaa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Viktor Malõgin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Eduard Tanve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Sergei Sumin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Marijam Rannak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Aleksandr Širokov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Viivi-Helbe Peljuhhovsk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Andres Laidve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Niina Netšajeva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Gennadi Vereštšagin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Neeme Kuningas</text:p>
          </table:table-cell>
          <table:table-cell office:value-type="float" office:value="2432" calcext:value-type="float">
            <text:p>2432</text:p>
          </table:table-cell>
          <table:table-cell office:value-type="float" office:value="7" calcext:value-type="float">
            <text:p>7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Külliki Kübarsepp</text:p>
          </table:table-cell>
          <table:table-cell office:value-type="float" office:value="1032" calcext:value-type="float">
            <text:p>1032</text:p>
          </table:table-cell>
          <table:table-cell office:value-type="float" office:value="5" calcext:value-type="float">
            <text:p>5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Ants Miller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Lii Ramjalg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Tõnu Teeveer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Ivika Puust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Georg Kirsberg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Peeter Kõluver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Magomed Murtuzaliev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Kuido Merits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Jaanus Paasoja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Andres Herkel</text:p>
          </table:table-cell>
          <table:table-cell office:value-type="float" office:value="4227" calcext:value-type="float">
            <text:p>4227</text:p>
          </table:table-cell>
          <table:table-cell office:value-type="float" office:value="14" calcext:value-type="float">
            <text:p>14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Jevgeni Krištafovitš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Monika Haukanõmm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Maris Meriste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Raivo Olmet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Margus Maidla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Jaanus Luka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Aleksandr Dormidontov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Alar Maa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Jaan Riis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Aldo Vaino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Kulno Kesküla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Holger Pee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Heldur-Valdek Seed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Ain Lutsepp</text:p>
          </table:table-cell>
          <table:table-cell office:value-type="float" office:value="4109" calcext:value-type="float">
            <text:p>4109</text:p>
          </table:table-cell>
          <table:table-cell office:value-type="float" office:value="9" calcext:value-type="float">
            <text:p>9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Sergei Metlev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Anne Hansberg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Tõnu Ploompuu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Tarmo Kaldma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Taavi Simson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Margus Jaago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Eda Heinla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Jaan Mihkel Uustalu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Ülo Mattheus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Artur Talvik</text:p>
          </table:table-cell>
          <table:table-cell office:value-type="float" office:value="7308" calcext:value-type="float">
            <text:p>7308</text:p>
          </table:table-cell>
          <table:table-cell office:value-type="float" office:value="12" calcext:value-type="float">
            <text:p>12</text:p>
          </table:table-cell>
          <table:table-cell office:value-type="float" office:value="3293" calcext:value-type="float">
            <text:p>329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Alar Mutli</text:p>
          </table:table-cell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Tiia Välk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Aimar Altosaar</text:p>
          </table:table-cell>
          <table:table-cell office:value-type="float" office:value="413" calcext:value-type="float">
            <text:p>413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Aivar Koitla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Katrin Mesilane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Priit Kärsna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Liisa Ojangu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Veiko Herodes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Ülle Lennuk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Mart Mutso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Loit Jõekalda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Urmas Kristal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Egge Kulbok-Lattik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Mati Sarevet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Vahur Herm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Andres Ammas</text:p>
          </table:table-cell>
          <table:table-cell office:value-type="float" office:value="1859" calcext:value-type="float">
            <text:p>1859</text:p>
          </table:table-cell>
          <table:table-cell office:value-type="float" office:value="5" calcext:value-type="float">
            <text:p>5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Enn Meri</text:p>
          </table:table-cell>
          <table:table-cell office:value-type="float" office:value="1619" calcext:value-type="float">
            <text:p>1619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Mikko Nõukas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Jüri Lember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Arles Taa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Olev Vaher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Jaan Laats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Rinno Lige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Emil Rutiku</text:p>
          </table:table-cell>
          <table:table-cell office:value-type="float" office:value="1243" calcext:value-type="float">
            <text:p>1243</text:p>
          </table:table-cell>
          <table:table-cell office:value-type="float" office:value="3" calcext:value-type="float">
            <text:p>3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Elmu Koppelmann</text:p>
          </table:table-cell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Rein Kotšin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Marika Tali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Kristo Krumm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Veana Heinmet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Heiki Hallik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Peeter Kapten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Inna Rose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Jüri Soone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Tamara Luigas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Olav Kivirand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Evhen Tsybulenk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Yury Gordeev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Eino Murust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Avo Blankin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Mati Ilisson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Arlet Palmiste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Ain Ostra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Ilme Last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Väino Rajangu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Margus Sardis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Olev Rahnu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Evi Kirschfeldt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Mats Õun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Märt Meesak</text:p>
          </table:table-cell>
          <table:table-cell office:value-type="float" office:value="1094" calcext:value-type="float">
            <text:p>1094</text:p>
          </table:table-cell>
          <table:table-cell office:value-type="float" office:value="2" calcext:value-type="float">
            <text:p>2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Elo Lutsepp</text:p>
          </table:table-cell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Tauno Kure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Madis Avi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Katrin Hauk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Valeria Kaljuorg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Heino Kaljurand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Raik-Hiio Mikelsaar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Agu Rillo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Märt Läänemets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Krista Aru</text:p>
          </table:table-cell>
          <table:table-cell office:value-type="float" office:value="2529" calcext:value-type="float">
            <text:p>2529</text:p>
          </table:table-cell>
          <table:table-cell office:value-type="float" office:value="5" calcext:value-type="float">
            <text:p>5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Jüri Adams</text:p>
          </table:table-cell>
          <table:table-cell office:value-type="float" office:value="720" calcext:value-type="float">
            <text:p>720</text:p>
          </table:table-cell>
          <table:table-cell office:value-type="float" office:value="3" calcext:value-type="float">
            <text:p>3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Peeter Volkonski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Piret Tarto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Hannes Klaas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Heiki Krips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Urmet Külaots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Arvo Päike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Laili Jõgiaas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Kalle Pilt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Kaul Nurm</text:p>
          </table:table-cell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Merle Jääger</text:p>
          </table:table-cell>
          <table:table-cell office:value-type="float" office:value="986" calcext:value-type="float">
            <text:p>986</text:p>
          </table:table-cell>
          <table:table-cell office:value-type="float" office:value="3" calcext:value-type="float">
            <text:p>3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Kalle Kaljuste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Ivo Pill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Kaie Herkel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Urmas Heinaste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Eduard Kassin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Tanel Valk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Silver Saarva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Valev Eleran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Urmas Ott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Jüri Saar</text:p>
          </table:table-cell>
          <table:table-cell office:value-type="float" office:value="1161" calcext:value-type="float">
            <text:p>1161</text:p>
          </table:table-cell>
          <table:table-cell office:value-type="float" office:value="3" calcext:value-type="float">
            <text:p>3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Kadri Jäätma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Elmo Joa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Ants Erm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Heli Künnapas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Johannes Kass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Enn Rähn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Hillar Vaik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Rein Prins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Jaanus Ojangu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Mihhail Kõlvart</text:p>
          </table:table-cell>
          <table:table-cell office:value-type="float" office:value="10996" calcext:value-type="float">
            <text:p>10996</text:p>
          </table:table-cell>
          <table:table-cell office:value-type="float" office:value="16" calcext:value-type="float">
            <text:p>16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Viktor Vassiljev</text:p>
          </table:table-cell>
          <table:table-cell office:value-type="float" office:value="1862" calcext:value-type="float">
            <text:p>1862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Kalev Kallo</text:p>
          </table:table-cell>
          <table:table-cell office:value-type="float" office:value="575" calcext:value-type="float">
            <text:p>575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Lauri Laasi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Karin Tammemägi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Andrei Novikov</text:p>
          </table:table-cell>
          <table:table-cell office:value-type="float" office:value="1096" calcext:value-type="float">
            <text:p>1096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Marek Jürgenson</text:p>
          </table:table-cell>
          <table:table-cell office:value-type="float" office:value="687" calcext:value-type="float">
            <text:p>687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Irina Antonjuk</text:p>
          </table:table-cell>
          <table:table-cell office:value-type="float" office:value="290" calcext:value-type="float">
            <text:p>29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Enno Tamm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Anton Stalnuhhin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Märt Sults</text:p>
          </table:table-cell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Edgar Savisaar</text:p>
          </table:table-cell>
          <table:table-cell office:value-type="float" office:value="25057" calcext:value-type="float">
            <text:p>25057</text:p>
          </table:table-cell>
          <table:table-cell office:value-type="float" office:value="59" calcext:value-type="float">
            <text:p>59</text:p>
          </table:table-cell>
          <table:table-cell office:value-type="float" office:value="1835" calcext:value-type="float">
            <text:p>183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Olga Ivanova</text:p>
          </table:table-cell>
          <table:table-cell office:value-type="float" office:value="1948" calcext:value-type="float">
            <text:p>1948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Toomas Vitsut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Elena Glebova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Kalle Klandorf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Taavi Aas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Tarmo Kriis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Aini Härm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Tõnis Mölder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Maria Jufereva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Juri Danilov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Helen Lausma-Saar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Nelli Privalova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Mihhail Korb</text:p>
          </table:table-cell>
          <table:table-cell office:value-type="float" office:value="1904" calcext:value-type="float">
            <text:p>1904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Arvo Sarapuu</text:p>
          </table:table-cell>
          <table:table-cell office:value-type="float" office:value="1662" calcext:value-type="float">
            <text:p>1662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Merike Martinson</text:p>
          </table:table-cell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Erki Savisaar</text:p>
          </table:table-cell>
          <table:table-cell office:value-type="float" office:value="1826" calcext:value-type="float">
            <text:p>1826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Rein Ratas</text:p>
          </table:table-cell>
          <table:table-cell office:value-type="float" office:value="3449" calcext:value-type="float">
            <text:p>3449</text:p>
          </table:table-cell>
          <table:table-cell office:value-type="float" office:value="3" calcext:value-type="float">
            <text:p>3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Helle Kalda</text:p>
          </table:table-cell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Tiit Terik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Margarita Tšernogorova</text:p>
          </table:table-cell>
          <table:table-cell office:value-type="float" office:value="1159" calcext:value-type="float">
            <text:p>1159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Irina Embrich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Eduard Toman</text:p>
          </table:table-cell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Igor Kravtšenko</text:p>
          </table:table-cell>
          <table:table-cell office:value-type="float" office:value="1360" calcext:value-type="float">
            <text:p>1360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Jüri Ratas</text:p>
          </table:table-cell>
          <table:table-cell office:value-type="float" office:value="7932" calcext:value-type="float">
            <text:p>7932</text:p>
          </table:table-cell>
          <table:table-cell office:value-type="float" office:value="11" calcext:value-type="float">
            <text:p>11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Kerstin-Oudekki Loone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Värner Lootsmann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Vladimir Velman</text:p>
          </table:table-cell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René Toomse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Jüri Võigemast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Vladimir Arhipov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Oleg Tšubarov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Ago Kokser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Natalia Malleus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Peeter Rebane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Meelis Pai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Indrek Uuemaa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Väino Sassi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Oliver Liidemann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Vello Jõgisoo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Enn Eesmaa</text:p>
          </table:table-cell>
          <table:table-cell office:value-type="float" office:value="2219" calcext:value-type="float">
            <text:p>2219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Jaanus Karilaid</text:p>
          </table:table-cell>
          <table:table-cell office:value-type="float" office:value="1056" calcext:value-type="float">
            <text:p>105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Janne Nurmik</text:p>
          </table:table-cell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Andres Kampmann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Ants Vahtras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Mart Mäeker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Harald Tõru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Jüri Kuuskemaa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Siret Kotka</text:p>
          </table:table-cell>
          <table:table-cell office:value-type="float" office:value="2558" calcext:value-type="float">
            <text:p>2558</text:p>
          </table:table-cell>
          <table:table-cell office:value-type="float" office:value="4" calcext:value-type="float">
            <text:p>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Toomas Väinaste</text:p>
          </table:table-cell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Andres Jaadla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Jelena Fjodorova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Jaanus Mutli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Andres Sõber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Urmas Tamm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Yana Toom</text:p>
          </table:table-cell>
          <table:table-cell office:value-type="float" office:value="11574" calcext:value-type="float">
            <text:p>11574</text:p>
          </table:table-cell>
          <table:table-cell office:value-type="float" office:value="1" calcext:value-type="float">
            <text:p>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Mihhail Stalnuhhin</text:p>
          </table:table-cell>
          <table:table-cell office:value-type="float" office:value="3648" calcext:value-type="float">
            <text:p>3648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Valeri Korb</text:p>
          </table:table-cell>
          <table:table-cell office:value-type="float" office:value="1046" calcext:value-type="float">
            <text:p>104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Eldar Efendijev</text:p>
          </table:table-cell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Tarmo Tammiste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Eevi Paasmäe</text:p>
          </table:table-cell>
          <table:table-cell office:value-type="float" office:value="639" calcext:value-type="float">
            <text:p>63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Dmitri Dmitrijev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Riho Kutsar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Martin Repinski</text:p>
          </table:table-cell>
          <table:table-cell office:value-type="float" office:value="1556" calcext:value-type="float">
            <text:p>1556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Mailis Reps</text:p>
          </table:table-cell>
          <table:table-cell office:value-type="float" office:value="2981" calcext:value-type="float">
            <text:p>2981</text:p>
          </table:table-cell>
          <table:table-cell office:value-type="float" office:value="1" calcext:value-type="float">
            <text:p>1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Priit Toobal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Kersti Sarapuu</text:p>
          </table:table-cell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Helmut Hallemaa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Raivo Matsina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Hannes Männik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Are Riistan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Ülle Leesmaa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Mait Maltis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Marika Tuus-Laul</text:p>
          </table:table-cell>
          <table:table-cell office:value-type="float" office:value="2904" calcext:value-type="float">
            <text:p>2904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Urbo Vaarmann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Peeter Ernits</text:p>
          </table:table-cell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Peeter Võsa</text:p>
          </table:table-cell>
          <table:table-cell office:value-type="float" office:value="1235" calcext:value-type="float">
            <text:p>1235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Aare Olgo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Max Kaur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Andres Vään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Andres Raid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Kalle Mihkels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Aleksandr Širokov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Aadu Must</text:p>
          </table:table-cell>
          <table:table-cell office:value-type="float" office:value="2139" calcext:value-type="float">
            <text:p>2139</text:p>
          </table:table-cell>
          <table:table-cell office:value-type="float" office:value="5" calcext:value-type="float">
            <text:p>5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Marina Riisalu</text:p>
          </table:table-cell>
          <table:table-cell office:value-type="float" office:value="1284" calcext:value-type="float">
            <text:p>1284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Nikolai Põdramägi</text:p>
          </table:table-cell>
          <table:table-cell office:value-type="float" office:value="1105" calcext:value-type="float">
            <text:p>1105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Artjom Suvorov</text:p>
          </table:table-cell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Natalja Trošina</text:p>
          </table:table-cell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Igor Abarenkov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Diana Klas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Rain Suursaa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Kätlin Takis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Vladimir Šokman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Heimar Lenk</text:p>
          </table:table-cell>
          <table:table-cell office:value-type="float" office:value="3398" calcext:value-type="float">
            <text:p>3398</text:p>
          </table:table-cell>
          <table:table-cell office:value-type="float" office:value="3" calcext:value-type="float">
            <text:p>3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Anneli Ott</text:p>
          </table:table-cell>
          <table:table-cell office:value-type="float" office:value="1119" calcext:value-type="float">
            <text:p>1119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Tarmo Tamm</text:p>
          </table:table-cell>
          <table:table-cell office:value-type="float" office:value="1721" calcext:value-type="float">
            <text:p>1721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Janika Usin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Alar Nääme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Eve Salundi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Andre Laine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Liis Tappo-Treial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Toivo Tootsen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Heidy Tamme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Toomas Paur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Kadri Simson</text:p>
          </table:table-cell>
          <table:table-cell office:value-type="float" office:value="5726" calcext:value-type="float">
            <text:p>5726</text:p>
          </table:table-cell>
          <table:table-cell office:value-type="float" office:value="9" calcext:value-type="float">
            <text:p>9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Marko Šorin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Hillar Talvik</text:p>
          </table:table-cell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Riho Alliksoo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Kalle Song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Svetlana Tšipurina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Avo Keel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Ants Lopsik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Anne Betk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Argo Menge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Eiki Nestor</text:p>
          </table:table-cell>
          <table:table-cell office:value-type="float" office:value="3744" calcext:value-type="float">
            <text:p>3744</text:p>
          </table:table-cell>
          <table:table-cell office:value-type="float" office:value="10" calcext:value-type="float">
            <text:p>10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Marianne Mikko</text:p>
          </table:table-cell>
          <table:table-cell office:value-type="float" office:value="859" calcext:value-type="float">
            <text:p>859</text:p>
          </table:table-cell>
          <table:table-cell office:value-type="float" office:value="9" calcext:value-type="float">
            <text:p>9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Aleksei Turovski</text:p>
          </table:table-cell>
          <table:table-cell office:value-type="float" office:value="1787" calcext:value-type="float">
            <text:p>1787</text:p>
          </table:table-cell>
          <table:table-cell office:value-type="float" office:value="3" calcext:value-type="float">
            <text:p>3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Jaak Juske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Sirje Keevallik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Maris Sild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Sandra Kamilova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Raiko Puustusmaa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Tiia Tiik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Heinart Puhkim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Katrin Saks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Andres Anvelt</text:p>
          </table:table-cell>
          <table:table-cell office:value-type="float" office:value="3558" calcext:value-type="float">
            <text:p>3558</text:p>
          </table:table-cell>
          <table:table-cell office:value-type="float" office:value="12" calcext:value-type="float">
            <text:p>12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Barbi-Jenny Pilvre-Storgard</text:p>
          </table:table-cell>
          <table:table-cell office:value-type="float" office:value="909" calcext:value-type="float">
            <text:p>909</text:p>
          </table:table-cell>
          <table:table-cell office:value-type="float" office:value="8" calcext:value-type="float">
            <text:p>8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Jelena Poverina-Tšernõh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Vadim Belobrovtsev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Andra Veidemann</text:p>
          </table:table-cell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Ott Pärna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Toomas Alatalu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Siim Tuisk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Reet Laja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Jevgenia Kirilova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Tiiu Kuurme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Reigo Kimme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Karl-Martin Sinijärv</text:p>
          </table:table-cell>
          <table:table-cell office:value-type="float" office:value="565" calcext:value-type="float">
            <text:p>565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Andrei Hvostov</text:p>
          </table:table-cell>
          <table:table-cell office:value-type="float" office:value="740" calcext:value-type="float">
            <text:p>740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Rainer Vakra</text:p>
          </table:table-cell>
          <table:table-cell office:value-type="float" office:value="4132" calcext:value-type="float">
            <text:p>4132</text:p>
          </table:table-cell>
          <table:table-cell office:value-type="float" office:value="5" calcext:value-type="float">
            <text:p>5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Mart Meri</text:p>
          </table:table-cell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Olga Sõtnik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Lauri Laats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Kadi Pärnits</text:p>
          </table:table-cell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Anto Liivat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Külli Urb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Jaak Kangilaski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Gerd Taran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Silver Meikar</text:p>
          </table:table-cell>
          <table:table-cell office:value-type="float" office:value="738" calcext:value-type="float">
            <text:p>738</text:p>
          </table:table-cell>
          <table:table-cell office:value-type="float" office:value="5" calcext:value-type="float">
            <text:p>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Sven Mikser</text:p>
          </table:table-cell>
          <table:table-cell office:value-type="float" office:value="4969" calcext:value-type="float">
            <text:p>4969</text:p>
          </table:table-cell>
          <table:table-cell office:value-type="float" office:value="8" calcext:value-type="float">
            <text:p>8</text:p>
          </table:table-cell>
          <table:table-cell office:value-type="float" office:value="1830" calcext:value-type="float">
            <text:p>183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Urve Palo</text:p>
          </table:table-cell>
          <table:table-cell office:value-type="float" office:value="2028" calcext:value-type="float">
            <text:p>2028</text:p>
          </table:table-cell>
          <table:table-cell office:value-type="float" office:value="1" calcext:value-type="float">
            <text:p>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Karel Rüütli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Liisa Oviir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Tiit Tammsaar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Mailis Alt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Raivo Uukkivi</text:p>
          </table:table-cell>
          <table:table-cell office:value-type="float" office:value="578" calcext:value-type="float">
            <text:p>578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Stanislav Tšerepanov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Astrid Ojasoon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Tõnis Blank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Eve Kislov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Madis Roodla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Anne Leht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Mati Õunloo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Evely Purre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Hardi Volmer</text:p>
          </table:table-cell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Hannes Hanso</text:p>
          </table:table-cell>
          <table:table-cell office:value-type="float" office:value="2038" calcext:value-type="float">
            <text:p>2038</text:p>
          </table:table-cell>
          <table:table-cell office:value-type="float" office:value="3" calcext:value-type="float">
            <text:p>3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Neeme Suur</text:p>
          </table:table-cell>
          <table:table-cell office:value-type="float" office:value="1213" calcext:value-type="float">
            <text:p>1213</text:p>
          </table:table-cell>
          <table:table-cell office:value-type="float" office:value="2" calcext:value-type="float">
            <text:p>2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Kalev Kotkas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Veeve Kaasik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Jaanus Sahk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Reili Rand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Arno Peksar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Raimu Aardam</text:p>
          </table:table-cell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Rannar Vassiljev</text:p>
          </table:table-cell>
          <table:table-cell office:value-type="float" office:value="2172" calcext:value-type="float">
            <text:p>2172</text:p>
          </table:table-cell>
          <table:table-cell office:value-type="float" office:value="3" calcext:value-type="float">
            <text:p>3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Kairit Pihlak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Eerik Lumiste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Ene Augasmägi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Paul Lettens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Garri Raagmaa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Maimu Berg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Jevgeni Ossinovski</text:p>
          </table:table-cell>
          <table:table-cell office:value-type="float" office:value="2784" calcext:value-type="float">
            <text:p>2784</text:p>
          </table:table-cell>
          <table:table-cell office:value-type="float" office:value="2" calcext:value-type="float">
            <text:p>2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Etti Kagarov</text:p>
          </table:table-cell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Jaak Allik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Eduard Odinets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Inna Nazarova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Kristina Kallas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Genadi Afanassjev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Ants Kutti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Toomas Nõmmiste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Helmen Kütt</text:p>
          </table:table-cell>
          <table:table-cell office:value-type="float" office:value="3817" calcext:value-type="float">
            <text:p>3817</text:p>
          </table:table-cell>
          <table:table-cell office:value-type="float" office:value="8" calcext:value-type="float">
            <text:p>8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Jaanus Marrandi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Ülle Lumi</text:p>
          </table:table-cell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Alo Aasma</text:p>
          </table:table-cell>
          <table:table-cell office:value-type="float" office:value="857" calcext:value-type="float">
            <text:p>857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Randel Länts</text:p>
          </table:table-cell>
          <table:table-cell office:value-type="float" office:value="584" calcext:value-type="float">
            <text:p>584</text:p>
          </table:table-cell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Arto Saar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Erich Palm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Kaupo Känd</text:p>
          </table:table-cell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Liina Raud</text:p>
          </table:table-cell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Jaan Õunapuu</text:p>
          </table:table-cell>
          <table:table-cell office:value-type="float" office:value="1447" calcext:value-type="float">
            <text:p>1447</text:p>
          </table:table-cell>
          <table:table-cell office:value-type="float" office:value="3" calcext:value-type="float">
            <text:p>3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Tanel Talve</text:p>
          </table:table-cell>
          <table:table-cell office:value-type="float" office:value="2294" calcext:value-type="float">
            <text:p>2294</text:p>
          </table:table-cell>
          <table:table-cell office:value-type="float" office:value="6" calcext:value-type="float">
            <text:p>6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Jüri Morozov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Priit Lomp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Triin Pärsim</text:p>
          </table:table-cell>
          <table:table-cell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Kairi Kell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Jaan Aiaots</text:p>
          </table:table-cell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Meelis Karro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Asso Nettan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Jaan Sõrra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Mihkel Raud</text:p>
          </table:table-cell>
          <table:table-cell office:value-type="float" office:value="3229" calcext:value-type="float">
            <text:p>3229</text:p>
          </table:table-cell>
          <table:table-cell office:value-type="float" office:value="10" calcext:value-type="float">
            <text:p>10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Heljo Pikhof</text:p>
          </table:table-cell>
          <table:table-cell office:value-type="float" office:value="2042" calcext:value-type="float">
            <text:p>2042</text:p>
          </table:table-cell>
          <table:table-cell office:value-type="float" office:value="3" calcext:value-type="float">
            <text:p>3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Toomas Jürgenstein</text:p>
          </table:table-cell>
          <table:table-cell office:value-type="float" office:value="817" calcext:value-type="float">
            <text:p>817</text:p>
          </table:table-cell>
          <table:table-cell office:value-type="float" office:value="4" calcext:value-type="float">
            <text:p>4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Kadri Leetmaa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Gea Kangilaski</text:p>
          </table:table-cell>
          <table:table-cell office:value-type="float" office:value="595" calcext:value-type="float">
            <text:p>595</text:p>
          </table:table-cell>
          <table:table-cell office:value-type="float" office:value="7" calcext:value-type="float">
            <text:p>7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Tõnu Int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Henri Kaselo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Tiina Merkuljeva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Jarno Lau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Kajar Lember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Ivari Padar</text:p>
          </table:table-cell>
          <table:table-cell office:value-type="float" office:value="3992" calcext:value-type="float">
            <text:p>3992</text:p>
          </table:table-cell>
          <table:table-cell office:value-type="float" office:value="6" calcext:value-type="float">
            <text:p>6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Sirje Tobreluts</text:p>
          </table:table-cell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Rein Randver</text:p>
          </table:table-cell>
          <table:table-cell office:value-type="float" office:value="1003" calcext:value-type="float">
            <text:p>1003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Kalvi Kõva</text:p>
          </table:table-cell>
          <table:table-cell office:value-type="float" office:value="2081" calcext:value-type="float">
            <text:p>2081</text:p>
          </table:table-cell>
          <table:table-cell office:value-type="float" office:value="2" calcext:value-type="float">
            <text:p>2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Raul Kudre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Tarmo Tamm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Silja Suija</text:p>
          </table:table-cell>
          <table:table-cell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Rein Järvelill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Kalev Härk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Sixten Sild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Inara Luigas</text:p>
          </table:table-cell>
          <table:table-cell office:value-type="float" office:value="1192" calcext:value-type="float">
            <text:p>1192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Indrek Saar</text:p>
          </table:table-cell>
          <table:table-cell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Tatjana Jaanson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Aet Maatee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Mark Soosaar</text:p>
          </table:table-cell>
          <table:table-cell office:value-type="float" office:value="613" calcext:value-type="float">
            <text:p>613</text:p>
          </table:table-cell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Mercedes Merimaa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Valter Parve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Priit Ruut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Kalev Kaljuste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Andres Hirvela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Kadri-Aija Viik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Raivo Orgusaar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Lauri Liikane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Merle Otsmaa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Vello Leito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Olev Ait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Toomas Tamm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Hele Kängsepp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Jaanus Kruusmaa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Toivo Õunapuu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Veiko Rämmel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Argo Mõttus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Peeter Paemurru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Ilmar Ibragimov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Jaak Vackermann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Greete Reinson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Marek Ranne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Henn Leetna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Urmo Karusoo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Svetlana Ivnitskaja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Maarika Pähklemäe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Tarmo Porroson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Ege Hirv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Heli Koit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</table:table-row>
      </table:table>
      <table:table table:name="kokku" table:style-name="ta1">
        <table:table-column table:style-name="co18" table:default-cell-style-name="Default"/>
        <table:table-column table:style-name="co19" table:default-cell-style-name="ce3"/>
        <table:table-column table:style-name="co11" table:number-columns-repeated="4" table:default-cell-style-name="Default"/>
        <table:table-column table:style-name="co11" table:default-cell-style-name="ce3"/>
        <table:table-row table:style-name="ro1">
          <table:table-cell table:formula="of:=[rk.A694]" office:value-type="float" office:value="796" calcext:value-type="float">
            <text:p>796</text:p>
          </table:table-cell>
          <table:table-cell table:formula="of:=VLOOKUP([kokku.A1];[rk.A$1:.D$1048576];3;0)" office:value-type="string" office:string-value="Aadu Must" calcext:value-type="string">
            <text:p>Aadu Must</text:p>
          </table:table-cell>
          <table:table-cell table:formula="of:=VLOOKUP([kokku.A1];[res.A$1:.D$1048576];3;0)" office:value-type="float" office:value="2139" calcext:value-type="float">
            <text:p>2139</text:p>
          </table:table-cell>
          <table:table-cell table:formula="of:=VLOOKUP([kokku.A1];[res.A$1:.E$1048576];2;0)" office:value-type="float" office:value="10" calcext:value-type="float">
            <text:p>10</text:p>
          </table:table-cell>
          <table:table-cell table:formula="of:=VLOOKUP([kokku.A1];[ares.A$1:.E$1048576];3;0)" office:value-type="float" office:value="2139" calcext:value-type="float">
            <text:p>2139</text:p>
          </table:table-cell>
          <table:table-cell table:formula="of:=VLOOKUP([kokku.A1];[ares.A$1:.E$1048576];4;0)" office:value-type="float" office:value="5" calcext:value-type="float">
            <text:p>5</text:p>
          </table:table-cell>
          <table:table-cell table:formula="of:=VLOOKUP([kokku.A1];[ares.A$1:.E$1048576];5;0)" office:value-type="float" office:value="223" calcext:value-type="float">
            <text:p>223</text:p>
          </table:table-cell>
        </table:table-row>
        <table:table-row table:style-name="ro1">
          <table:table-cell table:formula="of:=[rk.A500]" office:value-type="float" office:value="602" calcext:value-type="float">
            <text:p>602</text:p>
          </table:table-cell>
          <table:table-cell table:formula="of:=VLOOKUP([kokku.A2];[rk.A$1:.D$1048576];3;0)" office:value-type="string" office:string-value="Ain Lutsepp" calcext:value-type="string">
            <text:p>Ain Lutsepp</text:p>
          </table:table-cell>
          <table:table-cell table:formula="of:=VLOOKUP([kokku.A2];[res.A$1:.D$1048576];3;0)" office:value-type="float" office:value="4109" calcext:value-type="float">
            <text:p>4109</text:p>
          </table:table-cell>
          <table:table-cell table:formula="of:=VLOOKUP([kokku.A2];[res.A$1:.E$1048576];2;0)" office:value-type="float" office:value="3" calcext:value-type="float">
            <text:p>3</text:p>
          </table:table-cell>
          <table:table-cell table:formula="of:=VLOOKUP([kokku.A2];[ares.A$1:.E$1048576];3;0)" office:value-type="float" office:value="4109" calcext:value-type="float">
            <text:p>4109</text:p>
          </table:table-cell>
          <table:table-cell table:formula="of:=VLOOKUP([kokku.A2];[ares.A$1:.E$1048576];4;0)" office:value-type="float" office:value="9" calcext:value-type="float">
            <text:p>9</text:p>
          </table:table-cell>
          <table:table-cell table:formula="of:=VLOOKUP([kokku.A2];[ares.A$1:.E$1048576];5;0)" office:value-type="float" office:value="1755" calcext:value-type="float">
            <text:p>1755</text:p>
          </table:table-cell>
        </table:table-row>
        <table:table-row table:style-name="ro1">
          <table:table-cell table:formula="of:=[rk.A370]" office:value-type="float" office:value="472" calcext:value-type="float">
            <text:p>472</text:p>
          </table:table-cell>
          <table:table-cell table:formula="of:=VLOOKUP([kokku.A3];[rk.A$1:.D$1048576];3;0)" office:value-type="string" office:string-value="Aivar Kokk" calcext:value-type="string">
            <text:p>Aivar Kokk</text:p>
          </table:table-cell>
          <table:table-cell table:formula="of:=VLOOKUP([kokku.A3];[res.A$1:.D$1048576];3;0)" office:value-type="float" office:value="1725" calcext:value-type="float">
            <text:p>1725</text:p>
          </table:table-cell>
          <table:table-cell table:formula="of:=VLOOKUP([kokku.A3];[res.A$1:.E$1048576];2;0)" office:value-type="float" office:value="9" calcext:value-type="float">
            <text:p>9</text:p>
          </table:table-cell>
          <table:table-cell table:formula="of:=VLOOKUP([kokku.A3];[ares.A$1:.E$1048576];3;0)" office:value-type="float" office:value="1725" calcext:value-type="float">
            <text:p>1725</text:p>
          </table:table-cell>
          <table:table-cell table:formula="of:=VLOOKUP([kokku.A3];[ares.A$1:.E$1048576];4;0)" office:value-type="float" office:value="0" calcext:value-type="float">
            <text:p>0</text:p>
          </table:table-cell>
          <table:table-cell table:formula="of:=VLOOKUP([kokku.A3];[ares.A$1:.E$1048576];5;0)" office:value-type="float" office:value="389" calcext:value-type="float">
            <text:p>389</text:p>
          </table:table-cell>
        </table:table-row>
        <table:table-row table:style-name="ro1">
          <table:table-cell table:formula="of:=[rk.A200]" office:value-type="float" office:value="301" calcext:value-type="float">
            <text:p>301</text:p>
          </table:table-cell>
          <table:table-cell table:formula="of:=VLOOKUP([kokku.A4];[rk.A$1:.D$1048576];3;0)" office:value-type="string" office:string-value="Aivar Sõerd" calcext:value-type="string">
            <text:p>Aivar Sõerd</text:p>
          </table:table-cell>
          <table:table-cell table:formula="of:=VLOOKUP([kokku.A4];[res.A$1:.D$1048576];3;0)" office:value-type="float" office:value="2047" calcext:value-type="float">
            <text:p>2047</text:p>
          </table:table-cell>
          <table:table-cell table:formula="of:=VLOOKUP([kokku.A4];[res.A$1:.E$1048576];2;0)" office:value-type="float" office:value="4" calcext:value-type="float">
            <text:p>4</text:p>
          </table:table-cell>
          <table:table-cell table:formula="of:=VLOOKUP([kokku.A4];[ares.A$1:.E$1048576];3;0)" office:value-type="float" office:value="2047" calcext:value-type="float">
            <text:p>2047</text:p>
          </table:table-cell>
          <table:table-cell table:formula="of:=VLOOKUP([kokku.A4];[ares.A$1:.E$1048576];4;0)" office:value-type="float" office:value="2" calcext:value-type="float">
            <text:p>2</text:p>
          </table:table-cell>
          <table:table-cell table:formula="of:=VLOOKUP([kokku.A4];[ares.A$1:.E$1048576];5;0)" office:value-type="float" office:value="1156" calcext:value-type="float">
            <text:p>1156</text:p>
          </table:table-cell>
        </table:table-row>
        <table:table-row table:style-name="ro1">
          <table:table-cell table:formula="of:=[rk.A526]" office:value-type="float" office:value="628" calcext:value-type="float">
            <text:p>628</text:p>
          </table:table-cell>
          <table:table-cell table:formula="of:=VLOOKUP([kokku.A5];[rk.A$1:.D$1048576];3;0)" office:value-type="string" office:string-value="Andres Ammas" calcext:value-type="string">
            <text:p>Andres Ammas</text:p>
          </table:table-cell>
          <table:table-cell table:formula="of:=VLOOKUP([kokku.A5];[res.A$1:.D$1048576];3;0)" office:value-type="float" office:value="1859" calcext:value-type="float">
            <text:p>1859</text:p>
          </table:table-cell>
          <table:table-cell table:formula="of:=VLOOKUP([kokku.A5];[res.A$1:.E$1048576];2;0)" office:value-type="float" office:value="5" calcext:value-type="float">
            <text:p>5</text:p>
          </table:table-cell>
          <table:table-cell table:formula="of:=VLOOKUP([kokku.A5];[ares.A$1:.E$1048576];3;0)" office:value-type="float" office:value="1859" calcext:value-type="float">
            <text:p>1859</text:p>
          </table:table-cell>
          <table:table-cell table:formula="of:=VLOOKUP([kokku.A5];[ares.A$1:.E$1048576];4;0)" office:value-type="float" office:value="5" calcext:value-type="float">
            <text:p>5</text:p>
          </table:table-cell>
          <table:table-cell table:formula="of:=VLOOKUP([kokku.A5];[ares.A$1:.E$1048576];5;0)" office:value-type="float" office:value="718" calcext:value-type="float">
            <text:p>718</text:p>
          </table:table-cell>
        </table:table-row>
        <table:table-row table:style-name="ro1">
          <table:table-cell table:formula="of:=[rk.A736]" office:value-type="float" office:value="838" calcext:value-type="float">
            <text:p>838</text:p>
          </table:table-cell>
          <table:table-cell table:formula="of:=VLOOKUP([kokku.A6];[rk.A$1:.D$1048576];3;0)" office:value-type="string" office:string-value="Andres Anvelt" calcext:value-type="string">
            <text:p>Andres Anvelt</text:p>
          </table:table-cell>
          <table:table-cell table:formula="of:=VLOOKUP([kokku.A6];[res.A$1:.D$1048576];3;0)" office:value-type="float" office:value="3558" calcext:value-type="float">
            <text:p>3558</text:p>
          </table:table-cell>
          <table:table-cell table:formula="of:=VLOOKUP([kokku.A6];[res.A$1:.E$1048576];2;0)" office:value-type="float" office:value="2" calcext:value-type="float">
            <text:p>2</text:p>
          </table:table-cell>
          <table:table-cell table:formula="of:=VLOOKUP([kokku.A6];[ares.A$1:.E$1048576];3;0)" office:value-type="float" office:value="3558" calcext:value-type="float">
            <text:p>3558</text:p>
          </table:table-cell>
          <table:table-cell table:formula="of:=VLOOKUP([kokku.A6];[ares.A$1:.E$1048576];4;0)" office:value-type="float" office:value="12" calcext:value-type="float">
            <text:p>12</text:p>
          </table:table-cell>
          <table:table-cell table:formula="of:=VLOOKUP([kokku.A6];[ares.A$1:.E$1048576];5;0)" office:value-type="float" office:value="1499" calcext:value-type="float">
            <text:p>1499</text:p>
          </table:table-cell>
        </table:table-row>
        <table:table-row table:style-name="ro1">
          <table:table-cell table:formula="of:=[rk.A486]" office:value-type="float" office:value="588" calcext:value-type="float">
            <text:p>588</text:p>
          </table:table-cell>
          <table:table-cell table:formula="of:=VLOOKUP([kokku.A7];[rk.A$1:.D$1048576];3;0)" office:value-type="string" office:string-value="Andres Herkel" calcext:value-type="string">
            <text:p>Andres Herkel</text:p>
          </table:table-cell>
          <table:table-cell table:formula="of:=VLOOKUP([kokku.A7];[res.A$1:.D$1048576];3;0)" office:value-type="float" office:value="4227" calcext:value-type="float">
            <text:p>4227</text:p>
          </table:table-cell>
          <table:table-cell table:formula="of:=VLOOKUP([kokku.A7];[res.A$1:.E$1048576];2;0)" office:value-type="float" office:value="2" calcext:value-type="float">
            <text:p>2</text:p>
          </table:table-cell>
          <table:table-cell table:formula="of:=VLOOKUP([kokku.A7];[ares.A$1:.E$1048576];3;0)" office:value-type="float" office:value="4227" calcext:value-type="float">
            <text:p>4227</text:p>
          </table:table-cell>
          <table:table-cell table:formula="of:=VLOOKUP([kokku.A7];[ares.A$1:.E$1048576];4;0)" office:value-type="float" office:value="14" calcext:value-type="float">
            <text:p>14</text:p>
          </table:table-cell>
          <table:table-cell table:formula="of:=VLOOKUP([kokku.A7];[ares.A$1:.E$1048576];5;0)" office:value-type="float" office:value="1941" calcext:value-type="float">
            <text:p>1941</text:p>
          </table:table-cell>
        </table:table-row>
        <table:table-row table:style-name="ro1">
          <table:table-cell table:formula="of:=[rk.A401]" office:value-type="float" office:value="503" calcext:value-type="float">
            <text:p>503</text:p>
          </table:table-cell>
          <table:table-cell table:formula="of:=VLOOKUP([kokku.A8];[rk.A$1:.D$1048576];3;0)" office:value-type="string" office:string-value="Andres Metsoja" calcext:value-type="string">
            <text:p>Andres Metsoja</text:p>
          </table:table-cell>
          <table:table-cell table:formula="of:=VLOOKUP([kokku.A8];[res.A$1:.D$1048576];3;0)" office:value-type="float" office:value="2207" calcext:value-type="float">
            <text:p>2207</text:p>
          </table:table-cell>
          <table:table-cell table:formula="of:=VLOOKUP([kokku.A8];[res.A$1:.E$1048576];2;0)" office:value-type="float" office:value="12" calcext:value-type="float">
            <text:p>12</text:p>
          </table:table-cell>
          <table:table-cell table:formula="of:=VLOOKUP([kokku.A8];[ares.A$1:.E$1048576];3;0)" office:value-type="float" office:value="2207" calcext:value-type="float">
            <text:p>2207</text:p>
          </table:table-cell>
          <table:table-cell table:formula="of:=VLOOKUP([kokku.A8];[ares.A$1:.E$1048576];4;0)" office:value-type="float" office:value="2" calcext:value-type="float">
            <text:p>2</text:p>
          </table:table-cell>
          <table:table-cell table:formula="of:=VLOOKUP([kokku.A8];[ares.A$1:.E$1048576];5;0)" office:value-type="float" office:value="760" calcext:value-type="float">
            <text:p>760</text:p>
          </table:table-cell>
        </table:table-row>
        <table:table-row table:style-name="ro1">
          <table:table-cell table:formula="of:=[rk.A255]" office:value-type="float" office:value="357" calcext:value-type="float">
            <text:p>357</text:p>
          </table:table-cell>
          <table:table-cell table:formula="of:=VLOOKUP([kokku.A9];[rk.A$1:.D$1048576];3;0)" office:value-type="string" office:string-value="Anne Sulling" calcext:value-type="string">
            <text:p>Anne Sulling</text:p>
          </table:table-cell>
          <table:table-cell table:formula="of:=VLOOKUP([kokku.A9];[res.A$1:.D$1048576];3;0)" office:value-type="float" office:value="4197" calcext:value-type="float">
            <text:p>4197</text:p>
          </table:table-cell>
          <table:table-cell table:formula="of:=VLOOKUP([kokku.A9];[res.A$1:.E$1048576];2;0)" office:value-type="float" office:value="10" calcext:value-type="float">
            <text:p>10</text:p>
          </table:table-cell>
          <table:table-cell table:formula="of:=VLOOKUP([kokku.A9];[ares.A$1:.E$1048576];3;0)" office:value-type="float" office:value="4197" calcext:value-type="float">
            <text:p>4197</text:p>
          </table:table-cell>
          <table:table-cell table:formula="of:=VLOOKUP([kokku.A9];[ares.A$1:.E$1048576];4;0)" office:value-type="float" office:value="7" calcext:value-type="float">
            <text:p>7</text:p>
          </table:table-cell>
          <table:table-cell table:formula="of:=VLOOKUP([kokku.A9];[ares.A$1:.E$1048576];5;0)" office:value-type="float" office:value="1877" calcext:value-type="float">
            <text:p>1877</text:p>
          </table:table-cell>
        </table:table-row>
        <table:table-row table:style-name="ro1">
          <table:table-cell table:formula="of:=[rk.A254]" office:value-type="float" office:value="356" calcext:value-type="float">
            <text:p>356</text:p>
          </table:table-cell>
          <table:table-cell table:formula="of:=VLOOKUP([kokku.A10];[rk.A$1:.D$1048576];3;0)" office:value-type="string" office:string-value="Ants Laaneots" calcext:value-type="string">
            <text:p>Ants Laaneots</text:p>
          </table:table-cell>
          <table:table-cell table:formula="of:=VLOOKUP([kokku.A10];[res.A$1:.D$1048576];3;0)" office:value-type="float" office:value="5920" calcext:value-type="float">
            <text:p>5920</text:p>
          </table:table-cell>
          <table:table-cell table:formula="of:=VLOOKUP([kokku.A10];[res.A$1:.E$1048576];2;0)" office:value-type="float" office:value="10" calcext:value-type="float">
            <text:p>10</text:p>
          </table:table-cell>
          <table:table-cell table:formula="of:=VLOOKUP([kokku.A10];[ares.A$1:.E$1048576];3;0)" office:value-type="float" office:value="5920" calcext:value-type="float">
            <text:p>5920</text:p>
          </table:table-cell>
          <table:table-cell table:formula="of:=VLOOKUP([kokku.A10];[ares.A$1:.E$1048576];4;0)" office:value-type="float" office:value="17" calcext:value-type="float">
            <text:p>17</text:p>
          </table:table-cell>
          <table:table-cell table:formula="of:=VLOOKUP([kokku.A10];[ares.A$1:.E$1048576];5;0)" office:value-type="float" office:value="2048" calcext:value-type="float">
            <text:p>2048</text:p>
          </table:table-cell>
        </table:table-row>
        <table:table-row table:style-name="ro1">
          <table:table-cell table:formula="of:=[rk.A142]" office:value-type="float" office:value="243" calcext:value-type="float">
            <text:p>243</text:p>
          </table:table-cell>
          <table:table-cell table:formula="of:=VLOOKUP([kokku.A11];[rk.A$1:.D$1048576];3;0)" office:value-type="string" office:string-value="Arno Sild" calcext:value-type="string">
            <text:p>Arno Sild</text:p>
          </table:table-cell>
          <table:table-cell table:formula="of:=VLOOKUP([kokku.A11];[res.A$1:.D$1048576];3;0)" office:value-type="float" office:value="523" calcext:value-type="float">
            <text:p>523</text:p>
          </table:table-cell>
          <table:table-cell table:formula="of:=VLOOKUP([kokku.A11];[res.A$1:.E$1048576];2;0)" office:value-type="float" office:value="11" calcext:value-type="float">
            <text:p>11</text:p>
          </table:table-cell>
          <table:table-cell table:formula="of:=VLOOKUP([kokku.A11];[ares.A$1:.E$1048576];3;0)" office:value-type="float" office:value="523" calcext:value-type="float">
            <text:p>523</text:p>
          </table:table-cell>
          <table:table-cell table:formula="of:=VLOOKUP([kokku.A11];[ares.A$1:.E$1048576];4;0)" office:value-type="float" office:value="8" calcext:value-type="float">
            <text:p>8</text:p>
          </table:table-cell>
          <table:table-cell table:formula="of:=VLOOKUP([kokku.A11];[ares.A$1:.E$1048576];5;0)" office:value-type="float" office:value="78" calcext:value-type="float">
            <text:p>78</text:p>
          </table:table-cell>
        </table:table-row>
        <table:table-row table:style-name="ro1">
          <table:table-cell table:formula="of:=[rk.A173]" office:value-type="float" office:value="274" calcext:value-type="float">
            <text:p>274</text:p>
          </table:table-cell>
          <table:table-cell table:formula="of:=VLOOKUP([kokku.A12];[rk.A$1:.D$1048576];3;0)" office:value-type="string" office:string-value="Arto Aas" calcext:value-type="string">
            <text:p>Arto Aas</text:p>
          </table:table-cell>
          <table:table-cell table:formula="of:=VLOOKUP([kokku.A12];[res.A$1:.D$1048576];3;0)" office:value-type="float" office:value="2517" calcext:value-type="float">
            <text:p>2517</text:p>
          </table:table-cell>
          <table:table-cell table:formula="of:=VLOOKUP([kokku.A12];[res.A$1:.E$1048576];2;0)" office:value-type="float" office:value="2" calcext:value-type="float">
            <text:p>2</text:p>
          </table:table-cell>
          <table:table-cell table:formula="of:=VLOOKUP([kokku.A12];[ares.A$1:.E$1048576];3;0)" office:value-type="float" office:value="2517" calcext:value-type="float">
            <text:p>2517</text:p>
          </table:table-cell>
          <table:table-cell table:formula="of:=VLOOKUP([kokku.A12];[ares.A$1:.E$1048576];4;0)" office:value-type="float" office:value="1" calcext:value-type="float">
            <text:p>1</text:p>
          </table:table-cell>
          <table:table-cell table:formula="of:=VLOOKUP([kokku.A12];[ares.A$1:.E$1048576];5;0)" office:value-type="float" office:value="1491" calcext:value-type="float">
            <text:p>1491</text:p>
          </table:table-cell>
        </table:table-row>
        <table:table-row table:style-name="ro1">
          <table:table-cell table:formula="of:=[rk.A510]" office:value-type="float" office:value="612" calcext:value-type="float">
            <text:p>612</text:p>
          </table:table-cell>
          <table:table-cell table:formula="of:=VLOOKUP([kokku.A13];[rk.A$1:.D$1048576];3;0)" office:value-type="string" office:string-value="Artur Talvik" calcext:value-type="string">
            <text:p>Artur Talvik</text:p>
          </table:table-cell>
          <table:table-cell table:formula="of:=VLOOKUP([kokku.A13];[res.A$1:.D$1048576];3;0)" office:value-type="float" office:value="7308" calcext:value-type="float">
            <text:p>7308</text:p>
          </table:table-cell>
          <table:table-cell table:formula="of:=VLOOKUP([kokku.A13];[res.A$1:.E$1048576];2;0)" office:value-type="float" office:value="4" calcext:value-type="float">
            <text:p>4</text:p>
          </table:table-cell>
          <table:table-cell table:formula="of:=VLOOKUP([kokku.A13];[ares.A$1:.E$1048576];3;0)" office:value-type="float" office:value="7308" calcext:value-type="float">
            <text:p>7308</text:p>
          </table:table-cell>
          <table:table-cell table:formula="of:=VLOOKUP([kokku.A13];[ares.A$1:.E$1048576];4;0)" office:value-type="float" office:value="12" calcext:value-type="float">
            <text:p>12</text:p>
          </table:table-cell>
          <table:table-cell table:formula="of:=VLOOKUP([kokku.A13];[ares.A$1:.E$1048576];5;0)" office:value-type="float" office:value="3293" calcext:value-type="float">
            <text:p>3293</text:p>
          </table:table-cell>
        </table:table-row>
        <table:table-row table:style-name="ro1">
          <table:table-cell table:formula="of:=[rk.A227]" office:value-type="float" office:value="328" calcext:value-type="float">
            <text:p>328</text:p>
          </table:table-cell>
          <table:table-cell table:formula="of:=VLOOKUP([kokku.A14];[rk.A$1:.D$1048576];3;0)" office:value-type="string" office:string-value="Deniss Boroditš" calcext:value-type="string">
            <text:p>Deniss Boroditš</text:p>
          </table:table-cell>
          <table:table-cell table:formula="of:=VLOOKUP([kokku.A14];[res.A$1:.D$1048576];3;0)" office:value-type="float" office:value="769" calcext:value-type="float">
            <text:p>769</text:p>
          </table:table-cell>
          <table:table-cell table:formula="of:=VLOOKUP([kokku.A14];[res.A$1:.E$1048576];2;0)" office:value-type="float" office:value="7" calcext:value-type="float">
            <text:p>7</text:p>
          </table:table-cell>
          <table:table-cell table:formula="of:=VLOOKUP([kokku.A14];[ares.A$1:.E$1048576];3;0)" office:value-type="float" office:value="769" calcext:value-type="float">
            <text:p>769</text:p>
          </table:table-cell>
          <table:table-cell table:formula="of:=VLOOKUP([kokku.A14];[ares.A$1:.E$1048576];4;0)" office:value-type="float" office:value="1" calcext:value-type="float">
            <text:p>1</text:p>
          </table:table-cell>
          <table:table-cell table:formula="of:=VLOOKUP([kokku.A14];[ares.A$1:.E$1048576];5;0)" office:value-type="float" office:value="188" calcext:value-type="float">
            <text:p>188</text:p>
          </table:table-cell>
        </table:table-row>
        <table:table-row table:style-name="ro1">
          <table:table-cell table:formula="of:=[rk.A611]" office:value-type="float" office:value="713" calcext:value-type="float">
            <text:p>713</text:p>
          </table:table-cell>
          <table:table-cell table:formula="of:=VLOOKUP([kokku.A15];[rk.A$1:.D$1048576];3;0)" office:value-type="string" office:string-value="Edgar Savisaar" calcext:value-type="string">
            <text:p>Edgar Savisaar</text:p>
          </table:table-cell>
          <table:table-cell table:formula="of:=VLOOKUP([kokku.A15];[res.A$1:.D$1048576];3;0)" office:value-type="float" office:value="25057" calcext:value-type="float">
            <text:p>25057</text:p>
          </table:table-cell>
          <table:table-cell table:formula="of:=VLOOKUP([kokku.A15];[res.A$1:.E$1048576];2;0)" office:value-type="float" office:value="2" calcext:value-type="float">
            <text:p>2</text:p>
          </table:table-cell>
          <table:table-cell table:formula="of:=VLOOKUP([kokku.A15];[ares.A$1:.E$1048576];3;0)" office:value-type="float" office:value="25057" calcext:value-type="float">
            <text:p>25057</text:p>
          </table:table-cell>
          <table:table-cell table:formula="of:=VLOOKUP([kokku.A15];[ares.A$1:.E$1048576];4;0)" office:value-type="float" office:value="59" calcext:value-type="float">
            <text:p>59</text:p>
          </table:table-cell>
          <table:table-cell table:formula="of:=VLOOKUP([kokku.A15];[ares.A$1:.E$1048576];5;0)" office:value-type="float" office:value="1835" calcext:value-type="float">
            <text:p>1835</text:p>
          </table:table-cell>
        </table:table-row>
        <table:table-row table:style-name="ro1">
          <table:table-cell table:formula="of:=[rk.A725]" office:value-type="float" office:value="827" calcext:value-type="float">
            <text:p>827</text:p>
          </table:table-cell>
          <table:table-cell table:formula="of:=VLOOKUP([kokku.A16];[rk.A$1:.D$1048576];3;0)" office:value-type="string" office:string-value="Eiki Nestor" calcext:value-type="string">
            <text:p>Eiki Nestor</text:p>
          </table:table-cell>
          <table:table-cell table:formula="of:=VLOOKUP([kokku.A16];[res.A$1:.D$1048576];3;0)" office:value-type="float" office:value="3744" calcext:value-type="float">
            <text:p>3744</text:p>
          </table:table-cell>
          <table:table-cell table:formula="of:=VLOOKUP([kokku.A16];[res.A$1:.E$1048576];2;0)" office:value-type="float" office:value="1" calcext:value-type="float">
            <text:p>1</text:p>
          </table:table-cell>
          <table:table-cell table:formula="of:=VLOOKUP([kokku.A16];[ares.A$1:.E$1048576];3;0)" office:value-type="float" office:value="3744" calcext:value-type="float">
            <text:p>3744</text:p>
          </table:table-cell>
          <table:table-cell table:formula="of:=VLOOKUP([kokku.A16];[ares.A$1:.E$1048576];4;0)" office:value-type="float" office:value="10" calcext:value-type="float">
            <text:p>10</text:p>
          </table:table-cell>
          <table:table-cell table:formula="of:=VLOOKUP([kokku.A16];[ares.A$1:.E$1048576];5;0)" office:value-type="float" office:value="1678" calcext:value-type="float">
            <text:p>1678</text:p>
          </table:table-cell>
        </table:table-row>
        <table:table-row table:style-name="ro1">
          <table:table-cell table:formula="of:=[rk.A651]" office:value-type="float" office:value="753" calcext:value-type="float">
            <text:p>753</text:p>
          </table:table-cell>
          <table:table-cell table:formula="of:=VLOOKUP([kokku.A17];[rk.A$1:.D$1048576];3;0)" office:value-type="string" office:string-value="Enn Eesmaa" calcext:value-type="string">
            <text:p>Enn Eesmaa</text:p>
          </table:table-cell>
          <table:table-cell table:formula="of:=VLOOKUP([kokku.A17];[res.A$1:.D$1048576];3;0)" office:value-type="float" office:value="2219" calcext:value-type="float">
            <text:p>2219</text:p>
          </table:table-cell>
          <table:table-cell table:formula="of:=VLOOKUP([kokku.A17];[res.A$1:.E$1048576];2;0)" office:value-type="float" office:value="5" calcext:value-type="float">
            <text:p>5</text:p>
          </table:table-cell>
          <table:table-cell table:formula="of:=VLOOKUP([kokku.A17];[ares.A$1:.E$1048576];3;0)" office:value-type="float" office:value="2219" calcext:value-type="float">
            <text:p>2219</text:p>
          </table:table-cell>
          <table:table-cell table:formula="of:=VLOOKUP([kokku.A17];[ares.A$1:.E$1048576];4;0)" office:value-type="float" office:value="2" calcext:value-type="float">
            <text:p>2</text:p>
          </table:table-cell>
          <table:table-cell table:formula="of:=VLOOKUP([kokku.A17];[ares.A$1:.E$1048576];5;0)" office:value-type="float" office:value="275" calcext:value-type="float">
            <text:p>275</text:p>
          </table:table-cell>
        </table:table-row>
        <table:table-row table:style-name="ro1">
          <table:table-cell table:formula="of:=[rk.A627]" office:value-type="float" office:value="729" calcext:value-type="float">
            <text:p>729</text:p>
          </table:table-cell>
          <table:table-cell table:formula="of:=VLOOKUP([kokku.A18];[rk.A$1:.D$1048576];3;0)" office:value-type="string" office:string-value="Erki Savisaar" calcext:value-type="string">
            <text:p>Erki Savisaar</text:p>
          </table:table-cell>
          <table:table-cell table:formula="of:=VLOOKUP([kokku.A18];[res.A$1:.D$1048576];3;0)" office:value-type="float" office:value="1826" calcext:value-type="float">
            <text:p>1826</text:p>
          </table:table-cell>
          <table:table-cell table:formula="of:=VLOOKUP([kokku.A18];[res.A$1:.E$1048576];2;0)" office:value-type="float" office:value="3" calcext:value-type="float">
            <text:p>3</text:p>
          </table:table-cell>
          <table:table-cell table:formula="of:=VLOOKUP([kokku.A18];[ares.A$1:.E$1048576];3;0)" office:value-type="float" office:value="1826" calcext:value-type="float">
            <text:p>1826</text:p>
          </table:table-cell>
          <table:table-cell table:formula="of:=VLOOKUP([kokku.A18];[ares.A$1:.E$1048576];4;0)" office:value-type="float" office:value="3" calcext:value-type="float">
            <text:p>3</text:p>
          </table:table-cell>
          <table:table-cell table:formula="of:=VLOOKUP([kokku.A18];[ares.A$1:.E$1048576];5;0)" office:value-type="float" office:value="104" calcext:value-type="float">
            <text:p>104</text:p>
          </table:table-cell>
        </table:table-row>
        <table:table-row table:style-name="ro1">
          <table:table-cell table:formula="of:=[rk.A776]" office:value-type="float" office:value="878" calcext:value-type="float">
            <text:p>878</text:p>
          </table:table-cell>
          <table:table-cell table:formula="of:=VLOOKUP([kokku.A19];[rk.A$1:.D$1048576];3;0)" office:value-type="string" office:string-value="Hannes Hanso" calcext:value-type="string">
            <text:p>Hannes Hanso</text:p>
          </table:table-cell>
          <table:table-cell table:formula="of:=VLOOKUP([kokku.A19];[res.A$1:.D$1048576];3;0)" office:value-type="float" office:value="2038" calcext:value-type="float">
            <text:p>2038</text:p>
          </table:table-cell>
          <table:table-cell table:formula="of:=VLOOKUP([kokku.A19];[res.A$1:.E$1048576];2;0)" office:value-type="float" office:value="5" calcext:value-type="float">
            <text:p>5</text:p>
          </table:table-cell>
          <table:table-cell table:formula="of:=VLOOKUP([kokku.A19];[ares.A$1:.E$1048576];3;0)" office:value-type="float" office:value="2038" calcext:value-type="float">
            <text:p>2038</text:p>
          </table:table-cell>
          <table:table-cell table:formula="of:=VLOOKUP([kokku.A19];[ares.A$1:.E$1048576];4;0)" office:value-type="float" office:value="3" calcext:value-type="float">
            <text:p>3</text:p>
          </table:table-cell>
          <table:table-cell table:formula="of:=VLOOKUP([kokku.A19];[ares.A$1:.E$1048576];5;0)" office:value-type="float" office:value="823" calcext:value-type="float">
            <text:p>823</text:p>
          </table:table-cell>
        </table:table-row>
        <table:table-row table:style-name="ro1">
          <table:table-cell table:formula="of:=[rk.A264]" office:value-type="float" office:value="366" calcext:value-type="float">
            <text:p>366</text:p>
          </table:table-cell>
          <table:table-cell table:formula="of:=VLOOKUP([kokku.A20];[rk.A$1:.D$1048576];3;0)" office:value-type="string" office:string-value="Hanno Pevkur" calcext:value-type="string">
            <text:p>Hanno Pevkur</text:p>
          </table:table-cell>
          <table:table-cell table:formula="of:=VLOOKUP([kokku.A20];[res.A$1:.D$1048576];3;0)" office:value-type="float" office:value="3816" calcext:value-type="float">
            <text:p>3816</text:p>
          </table:table-cell>
          <table:table-cell table:formula="of:=VLOOKUP([kokku.A20];[res.A$1:.E$1048576];2;0)" office:value-type="float" office:value="11" calcext:value-type="float">
            <text:p>11</text:p>
          </table:table-cell>
          <table:table-cell table:formula="of:=VLOOKUP([kokku.A20];[ares.A$1:.E$1048576];3;0)" office:value-type="float" office:value="3816" calcext:value-type="float">
            <text:p>3816</text:p>
          </table:table-cell>
          <table:table-cell table:formula="of:=VLOOKUP([kokku.A20];[ares.A$1:.E$1048576];4;0)" office:value-type="float" office:value="1" calcext:value-type="float">
            <text:p>1</text:p>
          </table:table-cell>
          <table:table-cell table:formula="of:=VLOOKUP([kokku.A20];[ares.A$1:.E$1048576];5;0)" office:value-type="float" office:value="1400" calcext:value-type="float">
            <text:p>1400</text:p>
          </table:table-cell>
        </table:table-row>
        <table:table-row table:style-name="ro1">
          <table:table-cell table:formula="of:=[rk.A162]" office:value-type="float" office:value="263" calcext:value-type="float">
            <text:p>263</text:p>
          </table:table-cell>
          <table:table-cell table:formula="of:=VLOOKUP([kokku.A21];[rk.A$1:.D$1048576];3;0)" office:value-type="string" office:string-value="Heidy Purga" calcext:value-type="string">
            <text:p>Heidy Purga</text:p>
          </table:table-cell>
          <table:table-cell table:formula="of:=VLOOKUP([kokku.A21];[res.A$1:.D$1048576];3;0)" office:value-type="float" office:value="3283" calcext:value-type="float">
            <text:p>3283</text:p>
          </table:table-cell>
          <table:table-cell table:formula="of:=VLOOKUP([kokku.A21];[res.A$1:.E$1048576];2;0)" office:value-type="float" office:value="1" calcext:value-type="float">
            <text:p>1</text:p>
          </table:table-cell>
          <table:table-cell table:formula="of:=VLOOKUP([kokku.A21];[ares.A$1:.E$1048576];3;0)" office:value-type="float" office:value="3283" calcext:value-type="float">
            <text:p>3283</text:p>
          </table:table-cell>
          <table:table-cell table:formula="of:=VLOOKUP([kokku.A21];[ares.A$1:.E$1048576];4;0)" office:value-type="float" office:value="13" calcext:value-type="float">
            <text:p>13</text:p>
          </table:table-cell>
          <table:table-cell table:formula="of:=VLOOKUP([kokku.A21];[ares.A$1:.E$1048576];5;0)" office:value-type="float" office:value="1795" calcext:value-type="float">
            <text:p>1795</text:p>
          </table:table-cell>
        </table:table-row>
        <table:table-row table:style-name="ro1">
          <table:table-cell table:formula="of:=[rk.A704]" office:value-type="float" office:value="806" calcext:value-type="float">
            <text:p>806</text:p>
          </table:table-cell>
          <table:table-cell table:formula="of:=VLOOKUP([kokku.A22];[rk.A$1:.D$1048576];3;0)" office:value-type="string" office:string-value="Heimar Lenk" calcext:value-type="string">
            <text:p>Heimar Lenk</text:p>
          </table:table-cell>
          <table:table-cell table:formula="of:=VLOOKUP([kokku.A22];[res.A$1:.D$1048576];3;0)" office:value-type="float" office:value="3398" calcext:value-type="float">
            <text:p>3398</text:p>
          </table:table-cell>
          <table:table-cell table:formula="of:=VLOOKUP([kokku.A22];[res.A$1:.E$1048576];2;0)" office:value-type="float" office:value="11" calcext:value-type="float">
            <text:p>11</text:p>
          </table:table-cell>
          <table:table-cell table:formula="of:=VLOOKUP([kokku.A22];[ares.A$1:.E$1048576];3;0)" office:value-type="float" office:value="3398" calcext:value-type="float">
            <text:p>3398</text:p>
          </table:table-cell>
          <table:table-cell table:formula="of:=VLOOKUP([kokku.A22];[ares.A$1:.E$1048576];4;0)" office:value-type="float" office:value="3" calcext:value-type="float">
            <text:p>3</text:p>
          </table:table-cell>
          <table:table-cell table:formula="of:=VLOOKUP([kokku.A22];[ares.A$1:.E$1048576];5;0)" office:value-type="float" office:value="279" calcext:value-type="float">
            <text:p>279</text:p>
          </table:table-cell>
        </table:table-row>
        <table:table-row table:style-name="ro1">
          <table:table-cell table:formula="of:=[rk.A360]" office:value-type="float" office:value="462" calcext:value-type="float">
            <text:p>462</text:p>
          </table:table-cell>
          <table:table-cell table:formula="of:=VLOOKUP([kokku.A23];[rk.A$1:.D$1048576];3;0)" office:value-type="string" office:string-value="Helir-Valdor Seeder" calcext:value-type="string">
            <text:p>Helir-Valdor Seeder</text:p>
          </table:table-cell>
          <table:table-cell table:formula="of:=VLOOKUP([kokku.A23];[res.A$1:.D$1048576];3;0)" office:value-type="float" office:value="2908" calcext:value-type="float">
            <text:p>2908</text:p>
          </table:table-cell>
          <table:table-cell table:formula="of:=VLOOKUP([kokku.A23];[res.A$1:.E$1048576];2;0)" office:value-type="float" office:value="8" calcext:value-type="float">
            <text:p>8</text:p>
          </table:table-cell>
          <table:table-cell table:formula="of:=VLOOKUP([kokku.A23];[ares.A$1:.E$1048576];3;0)" office:value-type="float" office:value="2908" calcext:value-type="float">
            <text:p>2908</text:p>
          </table:table-cell>
          <table:table-cell table:formula="of:=VLOOKUP([kokku.A23];[ares.A$1:.E$1048576];4;0)" office:value-type="float" office:value="7" calcext:value-type="float">
            <text:p>7</text:p>
          </table:table-cell>
          <table:table-cell table:formula="of:=VLOOKUP([kokku.A23];[ares.A$1:.E$1048576];5;0)" office:value-type="float" office:value="928" calcext:value-type="float">
            <text:p>928</text:p>
          </table:table-cell>
        </table:table-row>
        <table:table-row table:style-name="ro1">
          <table:table-cell table:formula="of:=[rk.A820]" office:value-type="float" office:value="922" calcext:value-type="float">
            <text:p>922</text:p>
          </table:table-cell>
          <table:table-cell table:formula="of:=VLOOKUP([kokku.A24];[rk.A$1:.D$1048576];3;0)" office:value-type="string" office:string-value="Heljo Pikhof" calcext:value-type="string">
            <text:p>Heljo Pikhof</text:p>
          </table:table-cell>
          <table:table-cell table:formula="of:=VLOOKUP([kokku.A24];[res.A$1:.D$1048576];3;0)" office:value-type="float" office:value="2042" calcext:value-type="float">
            <text:p>2042</text:p>
          </table:table-cell>
          <table:table-cell table:formula="of:=VLOOKUP([kokku.A24];[res.A$1:.E$1048576];2;0)" office:value-type="float" office:value="10" calcext:value-type="float">
            <text:p>10</text:p>
          </table:table-cell>
          <table:table-cell table:formula="of:=VLOOKUP([kokku.A24];[ares.A$1:.E$1048576];3;0)" office:value-type="float" office:value="2042" calcext:value-type="float">
            <text:p>2042</text:p>
          </table:table-cell>
          <table:table-cell table:formula="of:=VLOOKUP([kokku.A24];[ares.A$1:.E$1048576];4;0)" office:value-type="float" office:value="3" calcext:value-type="float">
            <text:p>3</text:p>
          </table:table-cell>
          <table:table-cell table:formula="of:=VLOOKUP([kokku.A24];[ares.A$1:.E$1048576];5;0)" office:value-type="float" office:value="482" calcext:value-type="float">
            <text:p>482</text:p>
          </table:table-cell>
        </table:table-row>
        <table:table-row table:style-name="ro1">
          <table:table-cell table:formula="of:=[rk.A800]" office:value-type="float" office:value="902" calcext:value-type="float">
            <text:p>902</text:p>
          </table:table-cell>
          <table:table-cell table:formula="of:=VLOOKUP([kokku.A25];[rk.A$1:.D$1048576];3;0)" office:value-type="string" office:string-value="Helmen Kütt" calcext:value-type="string">
            <text:p>Helmen Kütt</text:p>
          </table:table-cell>
          <table:table-cell table:formula="of:=VLOOKUP([kokku.A25];[res.A$1:.D$1048576];3;0)" office:value-type="float" office:value="3817" calcext:value-type="float">
            <text:p>3817</text:p>
          </table:table-cell>
          <table:table-cell table:formula="of:=VLOOKUP([kokku.A25];[res.A$1:.E$1048576];2;0)" office:value-type="float" office:value="8" calcext:value-type="float">
            <text:p>8</text:p>
          </table:table-cell>
          <table:table-cell table:formula="of:=VLOOKUP([kokku.A25];[ares.A$1:.E$1048576];3;0)" office:value-type="float" office:value="3817" calcext:value-type="float">
            <text:p>3817</text:p>
          </table:table-cell>
          <table:table-cell table:formula="of:=VLOOKUP([kokku.A25];[ares.A$1:.E$1048576];4;0)" office:value-type="float" office:value="8" calcext:value-type="float">
            <text:p>8</text:p>
          </table:table-cell>
          <table:table-cell table:formula="of:=VLOOKUP([kokku.A25];[ares.A$1:.E$1048576];5;0)" office:value-type="float" office:value="983" calcext:value-type="float">
            <text:p>983</text:p>
          </table:table-cell>
        </table:table-row>
        <table:table-row table:style-name="ro1">
          <table:table-cell table:formula="of:=[rk.A71]" office:value-type="float" office:value="172" calcext:value-type="float">
            <text:p>172</text:p>
          </table:table-cell>
          <table:table-cell table:formula="of:=VLOOKUP([kokku.A26];[rk.A$1:.D$1048576];3;0)" office:value-type="string" office:string-value="Henn Põlluaas" calcext:value-type="string">
            <text:p>Henn Põlluaas</text:p>
          </table:table-cell>
          <table:table-cell table:formula="of:=VLOOKUP([kokku.A26];[res.A$1:.D$1048576];3;0)" office:value-type="float" office:value="4309" calcext:value-type="float">
            <text:p>4309</text:p>
          </table:table-cell>
          <table:table-cell table:formula="of:=VLOOKUP([kokku.A26];[res.A$1:.E$1048576];2;0)" office:value-type="float" office:value="4" calcext:value-type="float">
            <text:p>4</text:p>
          </table:table-cell>
          <table:table-cell table:formula="of:=VLOOKUP([kokku.A26];[ares.A$1:.E$1048576];3;0)" office:value-type="float" office:value="4309" calcext:value-type="float">
            <text:p>4309</text:p>
          </table:table-cell>
          <table:table-cell table:formula="of:=VLOOKUP([kokku.A26];[ares.A$1:.E$1048576];4;0)" office:value-type="float" office:value="10" calcext:value-type="float">
            <text:p>10</text:p>
          </table:table-cell>
          <table:table-cell table:formula="of:=VLOOKUP([kokku.A26];[ares.A$1:.E$1048576];5;0)" office:value-type="float" office:value="1283" calcext:value-type="float">
            <text:p>1283</text:p>
          </table:table-cell>
        </table:table-row>
        <table:table-row table:style-name="ro1">
          <table:table-cell table:formula="of:=[rk.A245]" office:value-type="float" office:value="347" calcext:value-type="float">
            <text:p>347</text:p>
          </table:table-cell>
          <table:table-cell table:formula="of:=VLOOKUP([kokku.A27];[rk.A$1:.D$1048576];3;0)" office:value-type="string" office:string-value="Igor Gräzin" calcext:value-type="string">
            <text:p>Igor Gräzin</text:p>
          </table:table-cell>
          <table:table-cell table:formula="of:=VLOOKUP([kokku.A27];[res.A$1:.D$1048576];3;0)" office:value-type="float" office:value="1973" calcext:value-type="float">
            <text:p>1973</text:p>
          </table:table-cell>
          <table:table-cell table:formula="of:=VLOOKUP([kokku.A27];[res.A$1:.E$1048576];2;0)" office:value-type="float" office:value="9" calcext:value-type="float">
            <text:p>9</text:p>
          </table:table-cell>
          <table:table-cell table:formula="of:=VLOOKUP([kokku.A27];[ares.A$1:.E$1048576];3;0)" office:value-type="float" office:value="1973" calcext:value-type="float">
            <text:p>1973</text:p>
          </table:table-cell>
          <table:table-cell table:formula="of:=VLOOKUP([kokku.A27];[ares.A$1:.E$1048576];4;0)" office:value-type="float" office:value="6" calcext:value-type="float">
            <text:p>6</text:p>
          </table:table-cell>
          <table:table-cell table:formula="of:=VLOOKUP([kokku.A27];[ares.A$1:.E$1048576];5;0)" office:value-type="float" office:value="701" calcext:value-type="float">
            <text:p>701</text:p>
          </table:table-cell>
        </table:table-row>
        <table:table-row table:style-name="ro1">
          <table:table-cell table:formula="of:=[rk.A840]" office:value-type="float" office:value="942" calcext:value-type="float">
            <text:p>942</text:p>
          </table:table-cell>
          <table:table-cell table:formula="of:=VLOOKUP([kokku.A28];[rk.A$1:.D$1048576];3;0)" office:value-type="string" office:string-value="Indrek Saar" calcext:value-type="string">
            <text:p>Indrek Saar</text:p>
          </table:table-cell>
          <table:table-cell table:formula="of:=VLOOKUP([kokku.A28];[res.A$1:.D$1048576];3;0)" office:value-type="float" office:value="1944" calcext:value-type="float">
            <text:p>1944</text:p>
          </table:table-cell>
          <table:table-cell table:formula="of:=VLOOKUP([kokku.A28];[res.A$1:.E$1048576];2;0)" office:value-type="float" office:value="12" calcext:value-type="float">
            <text:p>12</text:p>
          </table:table-cell>
          <table:table-cell table:formula="of:=VLOOKUP([kokku.A28];[ares.A$1:.E$1048576];3;0)" office:value-type="float" office:value="1944" calcext:value-type="float">
            <text:p>1944</text:p>
          </table:table-cell>
          <table:table-cell table:formula="of:=VLOOKUP([kokku.A28];[ares.A$1:.E$1048576];4;0)" office:value-type="float" office:value="5" calcext:value-type="float">
            <text:p>5</text:p>
          </table:table-cell>
          <table:table-cell table:formula="of:=VLOOKUP([kokku.A28];[ares.A$1:.E$1048576];5;0)" office:value-type="float" office:value="597" calcext:value-type="float">
            <text:p>597</text:p>
          </table:table-cell>
        </table:table-row>
        <table:table-row table:style-name="ro1">
          <table:table-cell table:formula="of:=[rk.A829]" office:value-type="float" office:value="931" calcext:value-type="float">
            <text:p>931</text:p>
          </table:table-cell>
          <table:table-cell table:formula="of:=VLOOKUP([kokku.A29];[rk.A$1:.D$1048576];3;0)" office:value-type="string" office:string-value="Ivari Padar" calcext:value-type="string">
            <text:p>Ivari Padar</text:p>
          </table:table-cell>
          <table:table-cell table:formula="of:=VLOOKUP([kokku.A29];[res.A$1:.D$1048576];3;0)" office:value-type="float" office:value="3992" calcext:value-type="float">
            <text:p>3992</text:p>
          </table:table-cell>
          <table:table-cell table:formula="of:=VLOOKUP([kokku.A29];[res.A$1:.E$1048576];2;0)" office:value-type="float" office:value="11" calcext:value-type="float">
            <text:p>11</text:p>
          </table:table-cell>
          <table:table-cell table:formula="of:=VLOOKUP([kokku.A29];[ares.A$1:.E$1048576];3;0)" office:value-type="float" office:value="3992" calcext:value-type="float">
            <text:p>3992</text:p>
          </table:table-cell>
          <table:table-cell table:formula="of:=VLOOKUP([kokku.A29];[ares.A$1:.E$1048576];4;0)" office:value-type="float" office:value="6" calcext:value-type="float">
            <text:p>6</text:p>
          </table:table-cell>
          <table:table-cell table:formula="of:=VLOOKUP([kokku.A29];[ares.A$1:.E$1048576];5;0)" office:value-type="float" office:value="1184" calcext:value-type="float">
            <text:p>1184</text:p>
          </table:table-cell>
        </table:table-row>
        <table:table-row table:style-name="ro1">
          <table:table-cell table:formula="of:=[rk.A369]" office:value-type="float" office:value="471" calcext:value-type="float">
            <text:p>471</text:p>
          </table:table-cell>
          <table:table-cell table:formula="of:=VLOOKUP([kokku.A30];[rk.A$1:.D$1048576];3;0)" office:value-type="string" office:string-value="Jaak Aaviksoo" calcext:value-type="string">
            <text:p>Jaak Aaviksoo</text:p>
          </table:table-cell>
          <table:table-cell table:formula="of:=VLOOKUP([kokku.A30];[res.A$1:.D$1048576];3;0)" office:value-type="float" office:value="1405" calcext:value-type="float">
            <text:p>1405</text:p>
          </table:table-cell>
          <table:table-cell table:formula="of:=VLOOKUP([kokku.A30];[res.A$1:.E$1048576];2;0)" office:value-type="float" office:value="9" calcext:value-type="float">
            <text:p>9</text:p>
          </table:table-cell>
          <table:table-cell table:formula="of:=VLOOKUP([kokku.A30];[ares.A$1:.E$1048576];3;0)" office:value-type="float" office:value="1405" calcext:value-type="float">
            <text:p>1405</text:p>
          </table:table-cell>
          <table:table-cell table:formula="of:=VLOOKUP([kokku.A30];[ares.A$1:.E$1048576];4;0)" office:value-type="float" office:value="5" calcext:value-type="float">
            <text:p>5</text:p>
          </table:table-cell>
          <table:table-cell table:formula="of:=VLOOKUP([kokku.A30];[ares.A$1:.E$1048576];5;0)" office:value-type="float" office:value="577" calcext:value-type="float">
            <text:p>577</text:p>
          </table:table-cell>
        </table:table-row>
        <table:table-row table:style-name="ro1">
          <table:table-cell table:formula="of:=[rk.A111]" office:value-type="float" office:value="212" calcext:value-type="float">
            <text:p>212</text:p>
          </table:table-cell>
          <table:table-cell table:formula="of:=VLOOKUP([kokku.A31];[rk.A$1:.D$1048576];3;0)" office:value-type="string" office:string-value="Jaak Madison" calcext:value-type="string">
            <text:p>Jaak Madison</text:p>
          </table:table-cell>
          <table:table-cell table:formula="of:=VLOOKUP([kokku.A31];[res.A$1:.D$1048576];3;0)" office:value-type="float" office:value="1883" calcext:value-type="float">
            <text:p>1883</text:p>
          </table:table-cell>
          <table:table-cell table:formula="of:=VLOOKUP([kokku.A31];[res.A$1:.E$1048576];2;0)" office:value-type="float" office:value="8" calcext:value-type="float">
            <text:p>8</text:p>
          </table:table-cell>
          <table:table-cell table:formula="of:=VLOOKUP([kokku.A31];[ares.A$1:.E$1048576];3;0)" office:value-type="float" office:value="1883" calcext:value-type="float">
            <text:p>1883</text:p>
          </table:table-cell>
          <table:table-cell table:formula="of:=VLOOKUP([kokku.A31];[ares.A$1:.E$1048576];4;0)" office:value-type="float" office:value="2" calcext:value-type="float">
            <text:p>2</text:p>
          </table:table-cell>
          <table:table-cell table:formula="of:=VLOOKUP([kokku.A31];[ares.A$1:.E$1048576];5;0)" office:value-type="float" office:value="443" calcext:value-type="float">
            <text:p>443</text:p>
          </table:table-cell>
        </table:table-row>
        <table:table-row table:style-name="ro1">
          <table:table-cell table:formula="of:=[rk.A801]" office:value-type="float" office:value="903" calcext:value-type="float">
            <text:p>903</text:p>
          </table:table-cell>
          <table:table-cell table:formula="of:=VLOOKUP([kokku.A32];[rk.A$1:.D$1048576];3;0)" office:value-type="string" office:string-value="Jaanus Marrandi" calcext:value-type="string">
            <text:p>Jaanus Marrandi</text:p>
          </table:table-cell>
          <table:table-cell table:formula="of:=VLOOKUP([kokku.A32];[res.A$1:.D$1048576];3;0)" office:value-type="float" office:value="1050" calcext:value-type="float">
            <text:p>1050</text:p>
          </table:table-cell>
          <table:table-cell table:formula="of:=VLOOKUP([kokku.A32];[res.A$1:.E$1048576];2;0)" office:value-type="float" office:value="8" calcext:value-type="float">
            <text:p>8</text:p>
          </table:table-cell>
          <table:table-cell table:formula="of:=VLOOKUP([kokku.A32];[ares.A$1:.E$1048576];3;0)" office:value-type="float" office:value="1050" calcext:value-type="float">
            <text:p>1050</text:p>
          </table:table-cell>
          <table:table-cell table:formula="of:=VLOOKUP([kokku.A32];[ares.A$1:.E$1048576];4;0)" office:value-type="float" office:value="1" calcext:value-type="float">
            <text:p>1</text:p>
          </table:table-cell>
          <table:table-cell table:formula="of:=VLOOKUP([kokku.A32];[ares.A$1:.E$1048576];5;0)" office:value-type="float" office:value="283" calcext:value-type="float">
            <text:p>283</text:p>
          </table:table-cell>
        </table:table-row>
        <table:table-row table:style-name="ro1">
          <table:table-cell table:formula="of:=[rk.A791]" office:value-type="float" office:value="893" calcext:value-type="float">
            <text:p>893</text:p>
          </table:table-cell>
          <table:table-cell table:formula="of:=VLOOKUP([kokku.A33];[rk.A$1:.D$1048576];3;0)" office:value-type="string" office:string-value="Jevgeni Ossinovski" calcext:value-type="string">
            <text:p>Jevgeni Ossinovski</text:p>
          </table:table-cell>
          <table:table-cell table:formula="of:=VLOOKUP([kokku.A33];[res.A$1:.D$1048576];3;0)" office:value-type="float" office:value="2784" calcext:value-type="float">
            <text:p>2784</text:p>
          </table:table-cell>
          <table:table-cell table:formula="of:=VLOOKUP([kokku.A33];[res.A$1:.E$1048576];2;0)" office:value-type="float" office:value="7" calcext:value-type="float">
            <text:p>7</text:p>
          </table:table-cell>
          <table:table-cell table:formula="of:=VLOOKUP([kokku.A33];[ares.A$1:.E$1048576];3;0)" office:value-type="float" office:value="2784" calcext:value-type="float">
            <text:p>2784</text:p>
          </table:table-cell>
          <table:table-cell table:formula="of:=VLOOKUP([kokku.A33];[ares.A$1:.E$1048576];4;0)" office:value-type="float" office:value="2" calcext:value-type="float">
            <text:p>2</text:p>
          </table:table-cell>
          <table:table-cell table:formula="of:=VLOOKUP([kokku.A33];[ares.A$1:.E$1048576];5;0)" office:value-type="float" office:value="589" calcext:value-type="float">
            <text:p>589</text:p>
          </table:table-cell>
        </table:table-row>
        <table:table-row table:style-name="ro1">
          <table:table-cell table:formula="of:=[rk.A238]" office:value-type="float" office:value="339" calcext:value-type="float">
            <text:p>339</text:p>
          </table:table-cell>
          <table:table-cell table:formula="of:=VLOOKUP([kokku.A34];[rk.A$1:.D$1048576];3;0)" office:value-type="string" office:string-value="Johannes Kert" calcext:value-type="string">
            <text:p>Johannes Kert</text:p>
          </table:table-cell>
          <table:table-cell table:formula="of:=VLOOKUP([kokku.A34];[res.A$1:.D$1048576];3;0)" office:value-type="float" office:value="752" calcext:value-type="float">
            <text:p>752</text:p>
          </table:table-cell>
          <table:table-cell table:formula="of:=VLOOKUP([kokku.A34];[res.A$1:.E$1048576];2;0)" office:value-type="float" office:value="8" calcext:value-type="float">
            <text:p>8</text:p>
          </table:table-cell>
          <table:table-cell table:formula="of:=VLOOKUP([kokku.A34];[ares.A$1:.E$1048576];3;0)" office:value-type="float" office:value="752" calcext:value-type="float">
            <text:p>752</text:p>
          </table:table-cell>
          <table:table-cell table:formula="of:=VLOOKUP([kokku.A34];[ares.A$1:.E$1048576];4;0)" office:value-type="float" office:value="2" calcext:value-type="float">
            <text:p>2</text:p>
          </table:table-cell>
          <table:table-cell table:formula="of:=VLOOKUP([kokku.A34];[ares.A$1:.E$1048576];5;0)" office:value-type="float" office:value="322" calcext:value-type="float">
            <text:p>322</text:p>
          </table:table-cell>
        </table:table-row>
        <table:table-row table:style-name="ro1">
          <table:table-cell table:formula="of:=[rk.A320]" office:value-type="float" office:value="422" calcext:value-type="float">
            <text:p>422</text:p>
          </table:table-cell>
          <table:table-cell table:formula="of:=VLOOKUP([kokku.A35];[rk.A$1:.D$1048576];3;0)" office:value-type="string" office:string-value="Juhan Parts" calcext:value-type="string">
            <text:p>Juhan Parts</text:p>
          </table:table-cell>
          <table:table-cell table:formula="of:=VLOOKUP([kokku.A35];[res.A$1:.D$1048576];3;0)" office:value-type="float" office:value="4208" calcext:value-type="float">
            <text:p>4208</text:p>
          </table:table-cell>
          <table:table-cell table:formula="of:=VLOOKUP([kokku.A35];[res.A$1:.E$1048576];2;0)" office:value-type="float" office:value="4" calcext:value-type="float">
            <text:p>4</text:p>
          </table:table-cell>
          <table:table-cell table:formula="of:=VLOOKUP([kokku.A35];[ares.A$1:.E$1048576];3;0)" office:value-type="float" office:value="4208" calcext:value-type="float">
            <text:p>4208</text:p>
          </table:table-cell>
          <table:table-cell table:formula="of:=VLOOKUP([kokku.A35];[ares.A$1:.E$1048576];4;0)" office:value-type="float" office:value="10" calcext:value-type="float">
            <text:p>10</text:p>
          </table:table-cell>
          <table:table-cell table:formula="of:=VLOOKUP([kokku.A35];[ares.A$1:.E$1048576];5;0)" office:value-type="float" office:value="1648" calcext:value-type="float">
            <text:p>1648</text:p>
          </table:table-cell>
        </table:table-row>
        <table:table-row table:style-name="ro1">
          <table:table-cell table:formula="of:=[rk.A236]" office:value-type="float" office:value="337" calcext:value-type="float">
            <text:p>337</text:p>
          </table:table-cell>
          <table:table-cell table:formula="of:=VLOOKUP([kokku.A36];[rk.A$1:.D$1048576];3;0)" office:value-type="string" office:string-value="Jürgen Ligi" calcext:value-type="string">
            <text:p>Jürgen Ligi</text:p>
          </table:table-cell>
          <table:table-cell table:formula="of:=VLOOKUP([kokku.A36];[res.A$1:.D$1048576];3;0)" office:value-type="float" office:value="6757" calcext:value-type="float">
            <text:p>6757</text:p>
          </table:table-cell>
          <table:table-cell table:formula="of:=VLOOKUP([kokku.A36];[res.A$1:.E$1048576];2;0)" office:value-type="float" office:value="8" calcext:value-type="float">
            <text:p>8</text:p>
          </table:table-cell>
          <table:table-cell table:formula="of:=VLOOKUP([kokku.A36];[ares.A$1:.E$1048576];3;0)" office:value-type="float" office:value="6757" calcext:value-type="float">
            <text:p>6757</text:p>
          </table:table-cell>
          <table:table-cell table:formula="of:=VLOOKUP([kokku.A36];[ares.A$1:.E$1048576];4;0)" office:value-type="float" office:value="8" calcext:value-type="float">
            <text:p>8</text:p>
          </table:table-cell>
          <table:table-cell table:formula="of:=VLOOKUP([kokku.A36];[ares.A$1:.E$1048576];5;0)" office:value-type="float" office:value="2523" calcext:value-type="float">
            <text:p>2523</text:p>
          </table:table-cell>
        </table:table-row>
        <table:table-row table:style-name="ro1">
          <table:table-cell table:formula="of:=[rk.A570]" office:value-type="float" office:value="672" calcext:value-type="float">
            <text:p>672</text:p>
          </table:table-cell>
          <table:table-cell table:formula="of:=VLOOKUP([kokku.A37];[rk.A$1:.D$1048576];3;0)" office:value-type="string" office:string-value="Jüri Adams" calcext:value-type="string">
            <text:p>Jüri Adams</text:p>
          </table:table-cell>
          <table:table-cell table:formula="of:=VLOOKUP([kokku.A37];[res.A$1:.D$1048576];3;0)" office:value-type="float" office:value="720" calcext:value-type="float">
            <text:p>720</text:p>
          </table:table-cell>
          <table:table-cell table:formula="of:=VLOOKUP([kokku.A37];[res.A$1:.E$1048576];2;0)" office:value-type="float" office:value="10" calcext:value-type="float">
            <text:p>10</text:p>
          </table:table-cell>
          <table:table-cell table:formula="of:=VLOOKUP([kokku.A37];[ares.A$1:.E$1048576];3;0)" office:value-type="float" office:value="720" calcext:value-type="float">
            <text:p>720</text:p>
          </table:table-cell>
          <table:table-cell table:formula="of:=VLOOKUP([kokku.A37];[ares.A$1:.E$1048576];4;0)" office:value-type="float" office:value="3" calcext:value-type="float">
            <text:p>3</text:p>
          </table:table-cell>
          <table:table-cell table:formula="of:=VLOOKUP([kokku.A37];[ares.A$1:.E$1048576];5;0)" office:value-type="float" office:value="312" calcext:value-type="float">
            <text:p>312</text:p>
          </table:table-cell>
        </table:table-row>
        <table:table-row table:style-name="ro1">
          <table:table-cell table:formula="of:=[rk.A276]" office:value-type="float" office:value="378" calcext:value-type="float">
            <text:p>378</text:p>
          </table:table-cell>
          <table:table-cell table:formula="of:=VLOOKUP([kokku.A38];[rk.A$1:.D$1048576];3;0)" office:value-type="string" office:string-value="Jüri Jaanson" calcext:value-type="string">
            <text:p>Jüri Jaanson</text:p>
          </table:table-cell>
          <table:table-cell table:formula="of:=VLOOKUP([kokku.A38];[res.A$1:.D$1048576];3;0)" office:value-type="float" office:value="1328" calcext:value-type="float">
            <text:p>1328</text:p>
          </table:table-cell>
          <table:table-cell table:formula="of:=VLOOKUP([kokku.A38];[res.A$1:.E$1048576];2;0)" office:value-type="float" office:value="12" calcext:value-type="float">
            <text:p>12</text:p>
          </table:table-cell>
          <table:table-cell table:formula="of:=VLOOKUP([kokku.A38];[ares.A$1:.E$1048576];3;0)" office:value-type="float" office:value="1328" calcext:value-type="float">
            <text:p>1328</text:p>
          </table:table-cell>
          <table:table-cell table:formula="of:=VLOOKUP([kokku.A38];[ares.A$1:.E$1048576];4;0)" office:value-type="float" office:value="2" calcext:value-type="float">
            <text:p>2</text:p>
          </table:table-cell>
          <table:table-cell table:formula="of:=VLOOKUP([kokku.A38];[ares.A$1:.E$1048576];5;0)" office:value-type="float" office:value="469" calcext:value-type="float">
            <text:p>469</text:p>
          </table:table-cell>
        </table:table-row>
        <table:table-row table:style-name="ro1">
          <table:table-cell table:formula="of:=[rk.A635]" office:value-type="float" office:value="737" calcext:value-type="float">
            <text:p>737</text:p>
          </table:table-cell>
          <table:table-cell table:formula="of:=VLOOKUP([kokku.A39];[rk.A$1:.D$1048576];3;0)" office:value-type="string" office:string-value="Jüri Ratas" calcext:value-type="string">
            <text:p>Jüri Ratas</text:p>
          </table:table-cell>
          <table:table-cell table:formula="of:=VLOOKUP([kokku.A39];[res.A$1:.D$1048576];3;0)" office:value-type="float" office:value="7932" calcext:value-type="float">
            <text:p>7932</text:p>
          </table:table-cell>
          <table:table-cell table:formula="of:=VLOOKUP([kokku.A39];[res.A$1:.E$1048576];2;0)" office:value-type="float" office:value="4" calcext:value-type="float">
            <text:p>4</text:p>
          </table:table-cell>
          <table:table-cell table:formula="of:=VLOOKUP([kokku.A39];[ares.A$1:.E$1048576];3;0)" office:value-type="float" office:value="7932" calcext:value-type="float">
            <text:p>7932</text:p>
          </table:table-cell>
          <table:table-cell table:formula="of:=VLOOKUP([kokku.A39];[ares.A$1:.E$1048576];4;0)" office:value-type="float" office:value="11" calcext:value-type="float">
            <text:p>11</text:p>
          </table:table-cell>
          <table:table-cell table:formula="of:=VLOOKUP([kokku.A39];[ares.A$1:.E$1048576];5;0)" office:value-type="float" office:value="1102" calcext:value-type="float">
            <text:p>1102</text:p>
          </table:table-cell>
        </table:table-row>
        <table:table-row table:style-name="ro1">
          <table:table-cell table:formula="of:=[rk.A715]" office:value-type="float" office:value="817" calcext:value-type="float">
            <text:p>817</text:p>
          </table:table-cell>
          <table:table-cell table:formula="of:=VLOOKUP([kokku.A40];[rk.A$1:.D$1048576];3;0)" office:value-type="string" office:string-value="Kadri Simson" calcext:value-type="string">
            <text:p>Kadri Simson</text:p>
          </table:table-cell>
          <table:table-cell table:formula="of:=VLOOKUP([kokku.A40];[res.A$1:.D$1048576];3;0)" office:value-type="float" office:value="5726" calcext:value-type="float">
            <text:p>5726</text:p>
          </table:table-cell>
          <table:table-cell table:formula="of:=VLOOKUP([kokku.A40];[res.A$1:.E$1048576];2;0)" office:value-type="float" office:value="12" calcext:value-type="float">
            <text:p>12</text:p>
          </table:table-cell>
          <table:table-cell table:formula="of:=VLOOKUP([kokku.A40];[ares.A$1:.E$1048576];3;0)" office:value-type="float" office:value="5726" calcext:value-type="float">
            <text:p>5726</text:p>
          </table:table-cell>
          <table:table-cell table:formula="of:=VLOOKUP([kokku.A40];[ares.A$1:.E$1048576];4;0)" office:value-type="float" office:value="9" calcext:value-type="float">
            <text:p>9</text:p>
          </table:table-cell>
          <table:table-cell table:formula="of:=VLOOKUP([kokku.A40];[ares.A$1:.E$1048576];5;0)" office:value-type="float" office:value="646" calcext:value-type="float">
            <text:p>646</text:p>
          </table:table-cell>
        </table:table-row>
        <table:table-row table:style-name="ro1">
          <table:table-cell table:formula="of:=[rk.A602]" office:value-type="float" office:value="704" calcext:value-type="float">
            <text:p>704</text:p>
          </table:table-cell>
          <table:table-cell table:formula="of:=VLOOKUP([kokku.A41];[rk.A$1:.D$1048576];3;0)" office:value-type="string" office:string-value="Kalev Kallo" calcext:value-type="string">
            <text:p>Kalev Kallo</text:p>
          </table:table-cell>
          <table:table-cell table:formula="of:=VLOOKUP([kokku.A41];[res.A$1:.D$1048576];3;0)" office:value-type="float" office:value="575" calcext:value-type="float">
            <text:p>575</text:p>
          </table:table-cell>
          <table:table-cell table:formula="of:=VLOOKUP([kokku.A41];[res.A$1:.E$1048576];2;0)" office:value-type="float" office:value="1" calcext:value-type="float">
            <text:p>1</text:p>
          </table:table-cell>
          <table:table-cell table:formula="of:=VLOOKUP([kokku.A41];[ares.A$1:.E$1048576];3;0)" office:value-type="float" office:value="575" calcext:value-type="float">
            <text:p>575</text:p>
          </table:table-cell>
          <table:table-cell table:formula="of:=VLOOKUP([kokku.A41];[ares.A$1:.E$1048576];4;0)" office:value-type="float" office:value="2" calcext:value-type="float">
            <text:p>2</text:p>
          </table:table-cell>
          <table:table-cell table:formula="of:=VLOOKUP([kokku.A41];[ares.A$1:.E$1048576];5;0)" office:value-type="float" office:value="55" calcext:value-type="float">
            <text:p>55</text:p>
          </table:table-cell>
        </table:table-row>
        <table:table-row table:style-name="ro1">
          <table:table-cell table:formula="of:=[rk.A213]" office:value-type="float" office:value="314" calcext:value-type="float">
            <text:p>314</text:p>
          </table:table-cell>
          <table:table-cell table:formula="of:=VLOOKUP([kokku.A42];[rk.A$1:.D$1048576];3;0)" office:value-type="string" office:string-value="Kalle Laanet" calcext:value-type="string">
            <text:p>Kalle Laanet</text:p>
          </table:table-cell>
          <table:table-cell table:formula="of:=VLOOKUP([kokku.A42];[res.A$1:.D$1048576];3;0)" office:value-type="float" office:value="2388" calcext:value-type="float">
            <text:p>2388</text:p>
          </table:table-cell>
          <table:table-cell table:formula="of:=VLOOKUP([kokku.A42];[res.A$1:.E$1048576];2;0)" office:value-type="float" office:value="5" calcext:value-type="float">
            <text:p>5</text:p>
          </table:table-cell>
          <table:table-cell table:formula="of:=VLOOKUP([kokku.A42];[ares.A$1:.E$1048576];3;0)" office:value-type="float" office:value="2388" calcext:value-type="float">
            <text:p>2388</text:p>
          </table:table-cell>
          <table:table-cell table:formula="of:=VLOOKUP([kokku.A42];[ares.A$1:.E$1048576];4;0)" office:value-type="float" office:value="4" calcext:value-type="float">
            <text:p>4</text:p>
          </table:table-cell>
          <table:table-cell table:formula="of:=VLOOKUP([kokku.A42];[ares.A$1:.E$1048576];5;0)" office:value-type="float" office:value="934" calcext:value-type="float">
            <text:p>934</text:p>
          </table:table-cell>
        </table:table-row>
        <table:table-row table:style-name="ro1">
          <table:table-cell table:formula="of:=[rk.A198]" office:value-type="float" office:value="299" calcext:value-type="float">
            <text:p>299</text:p>
          </table:table-cell>
          <table:table-cell table:formula="of:=VLOOKUP([kokku.A43];[rk.A$1:.D$1048576];3;0)" office:value-type="string" office:string-value="Kalle Palling" calcext:value-type="string">
            <text:p>Kalle Palling</text:p>
          </table:table-cell>
          <table:table-cell table:formula="of:=VLOOKUP([kokku.A43];[res.A$1:.D$1048576];3;0)" office:value-type="float" office:value="1917" calcext:value-type="float">
            <text:p>1917</text:p>
          </table:table-cell>
          <table:table-cell table:formula="of:=VLOOKUP([kokku.A43];[res.A$1:.E$1048576];2;0)" office:value-type="float" office:value="4" calcext:value-type="float">
            <text:p>4</text:p>
          </table:table-cell>
          <table:table-cell table:formula="of:=VLOOKUP([kokku.A43];[ares.A$1:.E$1048576];3;0)" office:value-type="float" office:value="1917" calcext:value-type="float">
            <text:p>1917</text:p>
          </table:table-cell>
          <table:table-cell table:formula="of:=VLOOKUP([kokku.A43];[ares.A$1:.E$1048576];4;0)" office:value-type="float" office:value="1" calcext:value-type="float">
            <text:p>1</text:p>
          </table:table-cell>
          <table:table-cell table:formula="of:=VLOOKUP([kokku.A43];[ares.A$1:.E$1048576];5;0)" office:value-type="float" office:value="627" calcext:value-type="float">
            <text:p>627</text:p>
          </table:table-cell>
        </table:table-row>
        <table:table-row table:style-name="ro1">
          <table:table-cell table:formula="of:=[rk.A832]" office:value-type="float" office:value="934" calcext:value-type="float">
            <text:p>934</text:p>
          </table:table-cell>
          <table:table-cell table:formula="of:=VLOOKUP([kokku.A44];[rk.A$1:.D$1048576];3;0)" office:value-type="string" office:string-value="Kalvi Kõva" calcext:value-type="string">
            <text:p>Kalvi Kõva</text:p>
          </table:table-cell>
          <table:table-cell table:formula="of:=VLOOKUP([kokku.A44];[res.A$1:.D$1048576];3;0)" office:value-type="float" office:value="2081" calcext:value-type="float">
            <text:p>2081</text:p>
          </table:table-cell>
          <table:table-cell table:formula="of:=VLOOKUP([kokku.A44];[res.A$1:.E$1048576];2;0)" office:value-type="float" office:value="11" calcext:value-type="float">
            <text:p>11</text:p>
          </table:table-cell>
          <table:table-cell table:formula="of:=VLOOKUP([kokku.A44];[ares.A$1:.E$1048576];3;0)" office:value-type="float" office:value="2081" calcext:value-type="float">
            <text:p>2081</text:p>
          </table:table-cell>
          <table:table-cell table:formula="of:=VLOOKUP([kokku.A44];[ares.A$1:.E$1048576];4;0)" office:value-type="float" office:value="2" calcext:value-type="float">
            <text:p>2</text:p>
          </table:table-cell>
          <table:table-cell table:formula="of:=VLOOKUP([kokku.A44];[ares.A$1:.E$1048576];5;0)" office:value-type="float" office:value="554" calcext:value-type="float">
            <text:p>554</text:p>
          </table:table-cell>
        </table:table-row>
        <table:table-row table:style-name="ro1">
          <table:table-cell table:formula="of:=[rk.A172]" office:value-type="float" office:value="273" calcext:value-type="float">
            <text:p>273</text:p>
          </table:table-cell>
          <table:table-cell table:formula="of:=VLOOKUP([kokku.A45];[rk.A$1:.D$1048576];3;0)" office:value-type="string" office:string-value="Keit Pentus-Rosimannus" calcext:value-type="string">
            <text:p>Keit Pentus-Rosimannus</text:p>
          </table:table-cell>
          <table:table-cell table:formula="of:=VLOOKUP([kokku.A45];[res.A$1:.D$1048576];3;0)" office:value-type="float" office:value="5716" calcext:value-type="float">
            <text:p>5716</text:p>
          </table:table-cell>
          <table:table-cell table:formula="of:=VLOOKUP([kokku.A45];[res.A$1:.E$1048576];2;0)" office:value-type="float" office:value="2" calcext:value-type="float">
            <text:p>2</text:p>
          </table:table-cell>
          <table:table-cell table:formula="of:=VLOOKUP([kokku.A45];[ares.A$1:.E$1048576];3;0)" office:value-type="float" office:value="5716" calcext:value-type="float">
            <text:p>5716</text:p>
          </table:table-cell>
          <table:table-cell table:formula="of:=VLOOKUP([kokku.A45];[ares.A$1:.E$1048576];4;0)" office:value-type="float" office:value="18" calcext:value-type="float">
            <text:p>18</text:p>
          </table:table-cell>
          <table:table-cell table:formula="of:=VLOOKUP([kokku.A45];[ares.A$1:.E$1048576];5;0)" office:value-type="float" office:value="2846" calcext:value-type="float">
            <text:p>2846</text:p>
          </table:table-cell>
        </table:table-row>
        <table:table-row table:style-name="ro1">
          <table:table-cell table:formula="of:=[rk.A285]" office:value-type="float" office:value="387" calcext:value-type="float">
            <text:p>387</text:p>
          </table:table-cell>
          <table:table-cell table:formula="of:=VLOOKUP([kokku.A46];[rk.A$1:.D$1048576];3;0)" office:value-type="string" office:string-value="Ken-Marti Vaher" calcext:value-type="string">
            <text:p>Ken-Marti Vaher</text:p>
          </table:table-cell>
          <table:table-cell table:formula="of:=VLOOKUP([kokku.A46];[res.A$1:.D$1048576];3;0)" office:value-type="float" office:value="2313" calcext:value-type="float">
            <text:p>2313</text:p>
          </table:table-cell>
          <table:table-cell table:formula="of:=VLOOKUP([kokku.A46];[res.A$1:.E$1048576];2;0)" office:value-type="float" office:value="1" calcext:value-type="float">
            <text:p>1</text:p>
          </table:table-cell>
          <table:table-cell table:formula="of:=VLOOKUP([kokku.A46];[ares.A$1:.E$1048576];3;0)" office:value-type="float" office:value="2313" calcext:value-type="float">
            <text:p>2313</text:p>
          </table:table-cell>
          <table:table-cell table:formula="of:=VLOOKUP([kokku.A46];[ares.A$1:.E$1048576];4;0)" office:value-type="float" office:value="9" calcext:value-type="float">
            <text:p>9</text:p>
          </table:table-cell>
          <table:table-cell table:formula="of:=VLOOKUP([kokku.A46];[ares.A$1:.E$1048576];5;0)" office:value-type="float" office:value="963" calcext:value-type="float">
            <text:p>963</text:p>
          </table:table-cell>
        </table:table-row>
        <table:table-row table:style-name="ro1">
          <table:table-cell table:formula="of:=[rk.A677]" office:value-type="float" office:value="779" calcext:value-type="float">
            <text:p>779</text:p>
          </table:table-cell>
          <table:table-cell table:formula="of:=VLOOKUP([kokku.A47];[rk.A$1:.D$1048576];3;0)" office:value-type="string" office:string-value="Kersti Sarapuu" calcext:value-type="string">
            <text:p>Kersti Sarapuu</text:p>
          </table:table-cell>
          <table:table-cell table:formula="of:=VLOOKUP([kokku.A47];[res.A$1:.D$1048576];3;0)" office:value-type="float" office:value="1164" calcext:value-type="float">
            <text:p>1164</text:p>
          </table:table-cell>
          <table:table-cell table:formula="of:=VLOOKUP([kokku.A47];[res.A$1:.E$1048576];2;0)" office:value-type="float" office:value="8" calcext:value-type="float">
            <text:p>8</text:p>
          </table:table-cell>
          <table:table-cell table:formula="of:=VLOOKUP([kokku.A47];[ares.A$1:.E$1048576];3;0)" office:value-type="float" office:value="1164" calcext:value-type="float">
            <text:p>1164</text:p>
          </table:table-cell>
          <table:table-cell table:formula="of:=VLOOKUP([kokku.A47];[ares.A$1:.E$1048576];4;0)" office:value-type="float" office:value="1" calcext:value-type="float">
            <text:p>1</text:p>
          </table:table-cell>
          <table:table-cell table:formula="of:=VLOOKUP([kokku.A47];[ares.A$1:.E$1048576];5;0)" office:value-type="float" office:value="127" calcext:value-type="float">
            <text:p>127</text:p>
          </table:table-cell>
        </table:table-row>
        <table:table-row table:style-name="ro1">
          <table:table-cell table:formula="of:=[rk.A569]" office:value-type="float" office:value="671" calcext:value-type="float">
            <text:p>671</text:p>
          </table:table-cell>
          <table:table-cell table:formula="of:=VLOOKUP([kokku.A48];[rk.A$1:.D$1048576];3;0)" office:value-type="string" office:string-value="Krista Aru" calcext:value-type="string">
            <text:p>Krista Aru</text:p>
          </table:table-cell>
          <table:table-cell table:formula="of:=VLOOKUP([kokku.A48];[res.A$1:.D$1048576];3;0)" office:value-type="float" office:value="2529" calcext:value-type="float">
            <text:p>2529</text:p>
          </table:table-cell>
          <table:table-cell table:formula="of:=VLOOKUP([kokku.A48];[res.A$1:.E$1048576];2;0)" office:value-type="float" office:value="10" calcext:value-type="float">
            <text:p>10</text:p>
          </table:table-cell>
          <table:table-cell table:formula="of:=VLOOKUP([kokku.A48];[ares.A$1:.E$1048576];3;0)" office:value-type="float" office:value="2529" calcext:value-type="float">
            <text:p>2529</text:p>
          </table:table-cell>
          <table:table-cell table:formula="of:=VLOOKUP([kokku.A48];[ares.A$1:.E$1048576];4;0)" office:value-type="float" office:value="5" calcext:value-type="float">
            <text:p>5</text:p>
          </table:table-cell>
          <table:table-cell table:formula="of:=VLOOKUP([kokku.A48];[ares.A$1:.E$1048576];5;0)" office:value-type="float" office:value="933" calcext:value-type="float">
            <text:p>933</text:p>
          </table:table-cell>
        </table:table-row>
        <table:table-row table:style-name="ro1">
          <table:table-cell table:formula="of:=[rk.A161]" office:value-type="float" office:value="262" calcext:value-type="float">
            <text:p>262</text:p>
          </table:table-cell>
          <table:table-cell table:formula="of:=VLOOKUP([kokku.A49];[rk.A$1:.D$1048576];3;0)" office:value-type="string" office:string-value="Kristen Michal" calcext:value-type="string">
            <text:p>Kristen Michal</text:p>
          </table:table-cell>
          <table:table-cell table:formula="of:=VLOOKUP([kokku.A49];[res.A$1:.D$1048576];3;0)" office:value-type="float" office:value="4766" calcext:value-type="float">
            <text:p>4766</text:p>
          </table:table-cell>
          <table:table-cell table:formula="of:=VLOOKUP([kokku.A49];[res.A$1:.E$1048576];2;0)" office:value-type="float" office:value="1" calcext:value-type="float">
            <text:p>1</text:p>
          </table:table-cell>
          <table:table-cell table:formula="of:=VLOOKUP([kokku.A49];[ares.A$1:.E$1048576];3;0)" office:value-type="float" office:value="4766" calcext:value-type="float">
            <text:p>4766</text:p>
          </table:table-cell>
          <table:table-cell table:formula="of:=VLOOKUP([kokku.A49];[ares.A$1:.E$1048576];4;0)" office:value-type="float" office:value="11" calcext:value-type="float">
            <text:p>11</text:p>
          </table:table-cell>
          <table:table-cell table:formula="of:=VLOOKUP([kokku.A49];[ares.A$1:.E$1048576];5;0)" office:value-type="float" office:value="2394" calcext:value-type="float">
            <text:p>2394</text:p>
          </table:table-cell>
        </table:table-row>
        <table:table-row table:style-name="ro1">
          <table:table-cell table:formula="of:=[rk.A476]" office:value-type="float" office:value="578" calcext:value-type="float">
            <text:p>578</text:p>
          </table:table-cell>
          <table:table-cell table:formula="of:=VLOOKUP([kokku.A50];[rk.A$1:.D$1048576];3;0)" office:value-type="string" office:string-value="Külliki Kübarsepp" calcext:value-type="string">
            <text:p>Külliki Kübarsepp</text:p>
          </table:table-cell>
          <table:table-cell table:formula="of:=VLOOKUP([kokku.A50];[res.A$1:.D$1048576];3;0)" office:value-type="float" office:value="1032" calcext:value-type="float">
            <text:p>1032</text:p>
          </table:table-cell>
          <table:table-cell table:formula="of:=VLOOKUP([kokku.A50];[res.A$1:.E$1048576];2;0)" office:value-type="float" office:value="1" calcext:value-type="float">
            <text:p>1</text:p>
          </table:table-cell>
          <table:table-cell table:formula="of:=VLOOKUP([kokku.A50];[ares.A$1:.E$1048576];3;0)" office:value-type="float" office:value="1032" calcext:value-type="float">
            <text:p>1032</text:p>
          </table:table-cell>
          <table:table-cell table:formula="of:=VLOOKUP([kokku.A50];[ares.A$1:.E$1048576];4;0)" office:value-type="float" office:value="5" calcext:value-type="float">
            <text:p>5</text:p>
          </table:table-cell>
          <table:table-cell table:formula="of:=VLOOKUP([kokku.A50];[ares.A$1:.E$1048576];5;0)" office:value-type="float" office:value="545" calcext:value-type="float">
            <text:p>545</text:p>
          </table:table-cell>
        </table:table-row>
        <table:table-row table:style-name="ro1">
          <table:table-cell table:formula="of:=[rk.A197]" office:value-type="float" office:value="298" calcext:value-type="float">
            <text:p>298</text:p>
          </table:table-cell>
          <table:table-cell table:formula="of:=VLOOKUP([kokku.A51];[rk.A$1:.D$1048576];3;0)" office:value-type="string" office:string-value="Laine Randjärv" calcext:value-type="string">
            <text:p>Laine Randjärv</text:p>
          </table:table-cell>
          <table:table-cell table:formula="of:=VLOOKUP([kokku.A51];[res.A$1:.D$1048576];3;0)" office:value-type="float" office:value="1698" calcext:value-type="float">
            <text:p>1698</text:p>
          </table:table-cell>
          <table:table-cell table:formula="of:=VLOOKUP([kokku.A51];[res.A$1:.E$1048576];2;0)" office:value-type="float" office:value="4" calcext:value-type="float">
            <text:p>4</text:p>
          </table:table-cell>
          <table:table-cell table:formula="of:=VLOOKUP([kokku.A51];[ares.A$1:.E$1048576];3;0)" office:value-type="float" office:value="1698" calcext:value-type="float">
            <text:p>1698</text:p>
          </table:table-cell>
          <table:table-cell table:formula="of:=VLOOKUP([kokku.A51];[ares.A$1:.E$1048576];4;0)" office:value-type="float" office:value="3" calcext:value-type="float">
            <text:p>3</text:p>
          </table:table-cell>
          <table:table-cell table:formula="of:=VLOOKUP([kokku.A51];[ares.A$1:.E$1048576];5;0)" office:value-type="float" office:value="715" calcext:value-type="float">
            <text:p>715</text:p>
          </table:table-cell>
        </table:table-row>
        <table:table-row table:style-name="ro1">
          <table:table-cell table:formula="of:=[rk.A603]" office:value-type="float" office:value="705" calcext:value-type="float">
            <text:p>705</text:p>
          </table:table-cell>
          <table:table-cell table:formula="of:=VLOOKUP([kokku.A52];[rk.A$1:.D$1048576];3;0)" office:value-type="string" office:string-value="Lauri Laasi" calcext:value-type="string">
            <text:p>Lauri Laasi</text:p>
          </table:table-cell>
          <table:table-cell table:formula="of:=VLOOKUP([kokku.A52];[res.A$1:.D$1048576];3;0)" office:value-type="float" office:value="407" calcext:value-type="float">
            <text:p>407</text:p>
          </table:table-cell>
          <table:table-cell table:formula="of:=VLOOKUP([kokku.A52];[res.A$1:.E$1048576];2;0)" office:value-type="float" office:value="1" calcext:value-type="float">
            <text:p>1</text:p>
          </table:table-cell>
          <table:table-cell table:formula="of:=VLOOKUP([kokku.A52];[ares.A$1:.E$1048576];3;0)" office:value-type="float" office:value="407" calcext:value-type="float">
            <text:p>407</text:p>
          </table:table-cell>
          <table:table-cell table:formula="of:=VLOOKUP([kokku.A52];[ares.A$1:.E$1048576];4;0)" office:value-type="float" office:value="0" calcext:value-type="float">
            <text:p>0</text:p>
          </table:table-cell>
          <table:table-cell table:formula="of:=VLOOKUP([kokku.A52];[ares.A$1:.E$1048576];5;0)" office:value-type="float" office:value="40" calcext:value-type="float">
            <text:p>40</text:p>
          </table:table-cell>
        </table:table-row>
        <table:table-row table:style-name="ro1">
          <table:table-cell table:formula="of:=[rk.A214]" office:value-type="float" office:value="315" calcext:value-type="float">
            <text:p>315</text:p>
          </table:table-cell>
          <table:table-cell table:formula="of:=VLOOKUP([kokku.A53];[rk.A$1:.D$1048576];3;0)" office:value-type="string" office:string-value="Lauri Luik" calcext:value-type="string">
            <text:p>Lauri Luik</text:p>
          </table:table-cell>
          <table:table-cell table:formula="of:=VLOOKUP([kokku.A53];[res.A$1:.D$1048576];3;0)" office:value-type="float" office:value="855" calcext:value-type="float">
            <text:p>855</text:p>
          </table:table-cell>
          <table:table-cell table:formula="of:=VLOOKUP([kokku.A53];[res.A$1:.E$1048576];2;0)" office:value-type="float" office:value="5" calcext:value-type="float">
            <text:p>5</text:p>
          </table:table-cell>
          <table:table-cell table:formula="of:=VLOOKUP([kokku.A53];[ares.A$1:.E$1048576];3;0)" office:value-type="float" office:value="855" calcext:value-type="float">
            <text:p>855</text:p>
          </table:table-cell>
          <table:table-cell table:formula="of:=VLOOKUP([kokku.A53];[ares.A$1:.E$1048576];4;0)" office:value-type="float" office:value="3" calcext:value-type="float">
            <text:p>3</text:p>
          </table:table-cell>
          <table:table-cell table:formula="of:=VLOOKUP([kokku.A53];[ares.A$1:.E$1048576];5;0)" office:value-type="float" office:value="313" calcext:value-type="float">
            <text:p>313</text:p>
          </table:table-cell>
        </table:table-row>
        <table:table-row table:style-name="ro1">
          <table:table-cell table:formula="of:=[rk.A265]" office:value-type="float" office:value="367" calcext:value-type="float">
            <text:p>367</text:p>
          </table:table-cell>
          <table:table-cell table:formula="of:=VLOOKUP([kokku.A54];[rk.A$1:.D$1048576];3;0)" office:value-type="string" office:string-value="Liina Kersna" calcext:value-type="string">
            <text:p>Liina Kersna</text:p>
          </table:table-cell>
          <table:table-cell table:formula="of:=VLOOKUP([kokku.A54];[res.A$1:.D$1048576];3;0)" office:value-type="float" office:value="2387" calcext:value-type="float">
            <text:p>2387</text:p>
          </table:table-cell>
          <table:table-cell table:formula="of:=VLOOKUP([kokku.A54];[res.A$1:.E$1048576];2;0)" office:value-type="float" office:value="11" calcext:value-type="float">
            <text:p>11</text:p>
          </table:table-cell>
          <table:table-cell table:formula="of:=VLOOKUP([kokku.A54];[ares.A$1:.E$1048576];3;0)" office:value-type="float" office:value="2387" calcext:value-type="float">
            <text:p>2387</text:p>
          </table:table-cell>
          <table:table-cell table:formula="of:=VLOOKUP([kokku.A54];[ares.A$1:.E$1048576];4;0)" office:value-type="float" office:value="3" calcext:value-type="float">
            <text:p>3</text:p>
          </table:table-cell>
          <table:table-cell table:formula="of:=VLOOKUP([kokku.A54];[ares.A$1:.E$1048576];5;0)" office:value-type="float" office:value="887" calcext:value-type="float">
            <text:p>887</text:p>
          </table:table-cell>
        </table:table-row>
        <table:table-row table:style-name="ro1">
          <table:table-cell table:formula="of:=[rk.A208]" office:value-type="float" office:value="309" calcext:value-type="float">
            <text:p>309</text:p>
          </table:table-cell>
          <table:table-cell table:formula="of:=VLOOKUP([kokku.A55];[rk.A$1:.D$1048576];3;0)" office:value-type="string" office:string-value="Madis Milling" calcext:value-type="string">
            <text:p>Madis Milling</text:p>
          </table:table-cell>
          <table:table-cell table:formula="of:=VLOOKUP([kokku.A55];[res.A$1:.D$1048576];3;0)" office:value-type="float" office:value="2580" calcext:value-type="float">
            <text:p>2580</text:p>
          </table:table-cell>
          <table:table-cell table:formula="of:=VLOOKUP([kokku.A55];[res.A$1:.E$1048576];2;0)" office:value-type="float" office:value="4" calcext:value-type="float">
            <text:p>4</text:p>
          </table:table-cell>
          <table:table-cell table:formula="of:=VLOOKUP([kokku.A55];[ares.A$1:.E$1048576];3;0)" office:value-type="float" office:value="2580" calcext:value-type="float">
            <text:p>2580</text:p>
          </table:table-cell>
          <table:table-cell table:formula="of:=VLOOKUP([kokku.A55];[ares.A$1:.E$1048576];4;0)" office:value-type="float" office:value="2" calcext:value-type="float">
            <text:p>2</text:p>
          </table:table-cell>
          <table:table-cell table:formula="of:=VLOOKUP([kokku.A55];[ares.A$1:.E$1048576];5;0)" office:value-type="float" office:value="1260" calcext:value-type="float">
            <text:p>1260</text:p>
          </table:table-cell>
        </table:table-row>
        <table:table-row table:style-name="ro1">
          <table:table-cell table:formula="of:=[rk.A675]" office:value-type="float" office:value="777" calcext:value-type="float">
            <text:p>777</text:p>
          </table:table-cell>
          <table:table-cell table:formula="of:=VLOOKUP([kokku.A56];[rk.A$1:.D$1048576];3;0)" office:value-type="string" office:string-value="Mailis Reps" calcext:value-type="string">
            <text:p>Mailis Reps</text:p>
          </table:table-cell>
          <table:table-cell table:formula="of:=VLOOKUP([kokku.A56];[res.A$1:.D$1048576];3;0)" office:value-type="float" office:value="2981" calcext:value-type="float">
            <text:p>2981</text:p>
          </table:table-cell>
          <table:table-cell table:formula="of:=VLOOKUP([kokku.A56];[res.A$1:.E$1048576];2;0)" office:value-type="float" office:value="8" calcext:value-type="float">
            <text:p>8</text:p>
          </table:table-cell>
          <table:table-cell table:formula="of:=VLOOKUP([kokku.A56];[ares.A$1:.E$1048576];3;0)" office:value-type="float" office:value="2981" calcext:value-type="float">
            <text:p>2981</text:p>
          </table:table-cell>
          <table:table-cell table:formula="of:=VLOOKUP([kokku.A56];[ares.A$1:.E$1048576];4;0)" office:value-type="float" office:value="1" calcext:value-type="float">
            <text:p>1</text:p>
          </table:table-cell>
          <table:table-cell table:formula="of:=VLOOKUP([kokku.A56];[ares.A$1:.E$1048576];5;0)" office:value-type="float" office:value="369" calcext:value-type="float">
            <text:p>369</text:p>
          </table:table-cell>
        </table:table-row>
        <table:table-row table:style-name="ro1">
          <table:table-cell table:formula="of:=[rk.A389]" office:value-type="float" office:value="491" calcext:value-type="float">
            <text:p>491</text:p>
          </table:table-cell>
          <table:table-cell table:formula="of:=VLOOKUP([kokku.A57];[rk.A$1:.D$1048576];3;0)" office:value-type="string" office:string-value="Maire Aunaste" calcext:value-type="string">
            <text:p>Maire Aunaste</text:p>
          </table:table-cell>
          <table:table-cell table:formula="of:=VLOOKUP([kokku.A57];[res.A$1:.D$1048576];3;0)" office:value-type="float" office:value="679" calcext:value-type="float">
            <text:p>679</text:p>
          </table:table-cell>
          <table:table-cell table:formula="of:=VLOOKUP([kokku.A57];[res.A$1:.E$1048576];2;0)" office:value-type="float" office:value="11" calcext:value-type="float">
            <text:p>11</text:p>
          </table:table-cell>
          <table:table-cell table:formula="of:=VLOOKUP([kokku.A57];[ares.A$1:.E$1048576];3;0)" office:value-type="float" office:value="679" calcext:value-type="float">
            <text:p>679</text:p>
          </table:table-cell>
          <table:table-cell table:formula="of:=VLOOKUP([kokku.A57];[ares.A$1:.E$1048576];4;0)" office:value-type="float" office:value="8" calcext:value-type="float">
            <text:p>8</text:p>
          </table:table-cell>
          <table:table-cell table:formula="of:=VLOOKUP([kokku.A57];[ares.A$1:.E$1048576];5;0)" office:value-type="float" office:value="173" calcext:value-type="float">
            <text:p>173</text:p>
          </table:table-cell>
        </table:table-row>
        <table:table-row table:style-name="ro1">
          <table:table-cell table:formula="of:=[rk.A379]" office:value-type="float" office:value="481" calcext:value-type="float">
            <text:p>481</text:p>
          </table:table-cell>
          <table:table-cell table:formula="of:=VLOOKUP([kokku.A58];[rk.A$1:.D$1048576];3;0)" office:value-type="string" office:string-value="Margus Tsahkna" calcext:value-type="string">
            <text:p>Margus Tsahkna</text:p>
          </table:table-cell>
          <table:table-cell table:formula="of:=VLOOKUP([kokku.A58];[res.A$1:.D$1048576];3;0)" office:value-type="float" office:value="2267" calcext:value-type="float">
            <text:p>2267</text:p>
          </table:table-cell>
          <table:table-cell table:formula="of:=VLOOKUP([kokku.A58];[res.A$1:.E$1048576];2;0)" office:value-type="float" office:value="10" calcext:value-type="float">
            <text:p>10</text:p>
          </table:table-cell>
          <table:table-cell table:formula="of:=VLOOKUP([kokku.A58];[ares.A$1:.E$1048576];3;0)" office:value-type="float" office:value="2267" calcext:value-type="float">
            <text:p>2267</text:p>
          </table:table-cell>
          <table:table-cell table:formula="of:=VLOOKUP([kokku.A58];[ares.A$1:.E$1048576];4;0)" office:value-type="float" office:value="9" calcext:value-type="float">
            <text:p>9</text:p>
          </table:table-cell>
          <table:table-cell table:formula="of:=VLOOKUP([kokku.A58];[ares.A$1:.E$1048576];5;0)" office:value-type="float" office:value="711" calcext:value-type="float">
            <text:p>711</text:p>
          </table:table-cell>
        </table:table-row>
        <table:table-row table:style-name="ro1">
          <table:table-cell table:formula="of:=[rk.A684]" office:value-type="float" office:value="786" calcext:value-type="float">
            <text:p>786</text:p>
          </table:table-cell>
          <table:table-cell table:formula="of:=VLOOKUP([kokku.A59];[rk.A$1:.D$1048576];3;0)" office:value-type="string" office:string-value="Marika Tuus-Laul" calcext:value-type="string">
            <text:p>Marika Tuus-Laul</text:p>
          </table:table-cell>
          <table:table-cell table:formula="of:=VLOOKUP([kokku.A59];[res.A$1:.D$1048576];3;0)" office:value-type="float" office:value="2904" calcext:value-type="float">
            <text:p>2904</text:p>
          </table:table-cell>
          <table:table-cell table:formula="of:=VLOOKUP([kokku.A59];[res.A$1:.E$1048576];2;0)" office:value-type="float" office:value="9" calcext:value-type="float">
            <text:p>9</text:p>
          </table:table-cell>
          <table:table-cell table:formula="of:=VLOOKUP([kokku.A59];[ares.A$1:.E$1048576];3;0)" office:value-type="float" office:value="2904" calcext:value-type="float">
            <text:p>2904</text:p>
          </table:table-cell>
          <table:table-cell table:formula="of:=VLOOKUP([kokku.A59];[ares.A$1:.E$1048576];4;0)" office:value-type="float" office:value="0" calcext:value-type="float">
            <text:p>0</text:p>
          </table:table-cell>
          <table:table-cell table:formula="of:=VLOOKUP([kokku.A59];[ares.A$1:.E$1048576];5;0)" office:value-type="float" office:value="249" calcext:value-type="float">
            <text:p>249</text:p>
          </table:table-cell>
        </table:table-row>
        <table:table-row table:style-name="ro1">
          <table:table-cell table:formula="of:=[rk.A187]" office:value-type="float" office:value="288" calcext:value-type="float">
            <text:p>288</text:p>
          </table:table-cell>
          <table:table-cell table:formula="of:=VLOOKUP([kokku.A60];[rk.A$1:.D$1048576];3;0)" office:value-type="string" office:string-value="Maris Lauri" calcext:value-type="string">
            <text:p>Maris Lauri</text:p>
          </table:table-cell>
          <table:table-cell table:formula="of:=VLOOKUP([kokku.A60];[res.A$1:.D$1048576];3;0)" office:value-type="float" office:value="4019" calcext:value-type="float">
            <text:p>4019</text:p>
          </table:table-cell>
          <table:table-cell table:formula="of:=VLOOKUP([kokku.A60];[res.A$1:.E$1048576];2;0)" office:value-type="float" office:value="3" calcext:value-type="float">
            <text:p>3</text:p>
          </table:table-cell>
          <table:table-cell table:formula="of:=VLOOKUP([kokku.A60];[ares.A$1:.E$1048576];3;0)" office:value-type="float" office:value="4019" calcext:value-type="float">
            <text:p>4019</text:p>
          </table:table-cell>
          <table:table-cell table:formula="of:=VLOOKUP([kokku.A60];[ares.A$1:.E$1048576];4;0)" office:value-type="float" office:value="8" calcext:value-type="float">
            <text:p>8</text:p>
          </table:table-cell>
          <table:table-cell table:formula="of:=VLOOKUP([kokku.A60];[ares.A$1:.E$1048576];5;0)" office:value-type="float" office:value="2250" calcext:value-type="float">
            <text:p>2250</text:p>
          </table:table-cell>
        </table:table-row>
        <table:table-row table:style-name="ro1">
          <table:table-cell table:formula="of:=[rk.A321]" office:value-type="float" office:value="423" calcext:value-type="float">
            <text:p>423</text:p>
          </table:table-cell>
          <table:table-cell table:formula="of:=VLOOKUP([kokku.A61];[rk.A$1:.D$1048576];3;0)" office:value-type="string" office:string-value="Marko Mihkelson" calcext:value-type="string">
            <text:p>Marko Mihkelson</text:p>
          </table:table-cell>
          <table:table-cell table:formula="of:=VLOOKUP([kokku.A61];[res.A$1:.D$1048576];3;0)" office:value-type="float" office:value="2842" calcext:value-type="float">
            <text:p>2842</text:p>
          </table:table-cell>
          <table:table-cell table:formula="of:=VLOOKUP([kokku.A61];[res.A$1:.E$1048576];2;0)" office:value-type="float" office:value="4" calcext:value-type="float">
            <text:p>4</text:p>
          </table:table-cell>
          <table:table-cell table:formula="of:=VLOOKUP([kokku.A61];[ares.A$1:.E$1048576];3;0)" office:value-type="float" office:value="2842" calcext:value-type="float">
            <text:p>2842</text:p>
          </table:table-cell>
          <table:table-cell table:formula="of:=VLOOKUP([kokku.A61];[ares.A$1:.E$1048576];4;0)" office:value-type="float" office:value="5" calcext:value-type="float">
            <text:p>5</text:p>
          </table:table-cell>
          <table:table-cell table:formula="of:=VLOOKUP([kokku.A61];[ares.A$1:.E$1048576];5;0)" office:value-type="float" office:value="1525" calcext:value-type="float">
            <text:p>1525</text:p>
          </table:table-cell>
        </table:table-row>
        <table:table-row table:style-name="ro1">
          <table:table-cell table:formula="of:=[rk.A344]" office:value-type="float" office:value="446" calcext:value-type="float">
            <text:p>446</text:p>
          </table:table-cell>
          <table:table-cell table:formula="of:=VLOOKUP([kokku.A62];[rk.A$1:.D$1048576];3;0)" office:value-type="string" office:string-value="Marko Pomerants" calcext:value-type="string">
            <text:p>Marko Pomerants</text:p>
          </table:table-cell>
          <table:table-cell table:formula="of:=VLOOKUP([kokku.A62];[res.A$1:.D$1048576];3;0)" office:value-type="float" office:value="2681" calcext:value-type="float">
            <text:p>2681</text:p>
          </table:table-cell>
          <table:table-cell table:formula="of:=VLOOKUP([kokku.A62];[res.A$1:.E$1048576];2;0)" office:value-type="float" office:value="6" calcext:value-type="float">
            <text:p>6</text:p>
          </table:table-cell>
          <table:table-cell table:formula="of:=VLOOKUP([kokku.A62];[ares.A$1:.E$1048576];3;0)" office:value-type="float" office:value="2681" calcext:value-type="float">
            <text:p>2681</text:p>
          </table:table-cell>
          <table:table-cell table:formula="of:=VLOOKUP([kokku.A62];[ares.A$1:.E$1048576];4;0)" office:value-type="float" office:value="5" calcext:value-type="float">
            <text:p>5</text:p>
          </table:table-cell>
          <table:table-cell table:formula="of:=VLOOKUP([kokku.A62];[ares.A$1:.E$1048576];5;0)" office:value-type="float" office:value="936" calcext:value-type="float">
            <text:p>936</text:p>
          </table:table-cell>
        </table:table-row>
        <table:table-row table:style-name="ro1">
          <table:table-cell table:formula="of:=[rk.A151]" office:value-type="float" office:value="252" calcext:value-type="float">
            <text:p>252</text:p>
          </table:table-cell>
          <table:table-cell table:formula="of:=VLOOKUP([kokku.A63];[rk.A$1:.D$1048576];3;0)" office:value-type="string" office:string-value="Mart Helme" calcext:value-type="string">
            <text:p>Mart Helme</text:p>
          </table:table-cell>
          <table:table-cell table:formula="of:=VLOOKUP([kokku.A63];[res.A$1:.D$1048576];3;0)" office:value-type="float" office:value="6714" calcext:value-type="float">
            <text:p>6714</text:p>
          </table:table-cell>
          <table:table-cell table:formula="of:=VLOOKUP([kokku.A63];[res.A$1:.E$1048576];2;0)" office:value-type="float" office:value="12" calcext:value-type="float">
            <text:p>12</text:p>
          </table:table-cell>
          <table:table-cell table:formula="of:=VLOOKUP([kokku.A63];[ares.A$1:.E$1048576];3;0)" office:value-type="float" office:value="6714" calcext:value-type="float">
            <text:p>6714</text:p>
          </table:table-cell>
          <table:table-cell table:formula="of:=VLOOKUP([kokku.A63];[ares.A$1:.E$1048576];4;0)" office:value-type="float" office:value="10" calcext:value-type="float">
            <text:p>10</text:p>
          </table:table-cell>
          <table:table-cell table:formula="of:=VLOOKUP([kokku.A63];[ares.A$1:.E$1048576];5;0)" office:value-type="float" office:value="1516" calcext:value-type="float">
            <text:p>1516</text:p>
          </table:table-cell>
        </table:table-row>
        <table:table-row table:style-name="ro1">
          <table:table-cell table:formula="of:=[rk.A61]" office:value-type="float" office:value="162" calcext:value-type="float">
            <text:p>162</text:p>
          </table:table-cell>
          <table:table-cell table:formula="of:=VLOOKUP([kokku.A64];[rk.A$1:.D$1048576];3;0)" office:value-type="string" office:string-value="Martin Helme" calcext:value-type="string">
            <text:p>Martin Helme</text:p>
          </table:table-cell>
          <table:table-cell table:formula="of:=VLOOKUP([kokku.A64];[res.A$1:.D$1048576];3;0)" office:value-type="float" office:value="4296" calcext:value-type="float">
            <text:p>4296</text:p>
          </table:table-cell>
          <table:table-cell table:formula="of:=VLOOKUP([kokku.A64];[res.A$1:.E$1048576];2;0)" office:value-type="float" office:value="3" calcext:value-type="float">
            <text:p>3</text:p>
          </table:table-cell>
          <table:table-cell table:formula="of:=VLOOKUP([kokku.A64];[ares.A$1:.E$1048576];3;0)" office:value-type="float" office:value="4296" calcext:value-type="float">
            <text:p>4296</text:p>
          </table:table-cell>
          <table:table-cell table:formula="of:=VLOOKUP([kokku.A64];[ares.A$1:.E$1048576];4;0)" office:value-type="float" office:value="22" calcext:value-type="float">
            <text:p>22</text:p>
          </table:table-cell>
          <table:table-cell table:formula="of:=VLOOKUP([kokku.A64];[ares.A$1:.E$1048576];5;0)" office:value-type="float" office:value="1205" calcext:value-type="float">
            <text:p>1205</text:p>
          </table:table-cell>
        </table:table-row>
        <table:table-row table:style-name="ro1">
          <table:table-cell table:formula="of:=[rk.A189]" office:value-type="float" office:value="290" calcext:value-type="float">
            <text:p>290</text:p>
          </table:table-cell>
          <table:table-cell table:formula="of:=VLOOKUP([kokku.A65];[rk.A$1:.D$1048576];3;0)" office:value-type="string" office:string-value="Martin Kukk" calcext:value-type="string">
            <text:p>Martin Kukk</text:p>
          </table:table-cell>
          <table:table-cell table:formula="of:=VLOOKUP([kokku.A65];[res.A$1:.D$1048576];3;0)" office:value-type="float" office:value="456" calcext:value-type="float">
            <text:p>456</text:p>
          </table:table-cell>
          <table:table-cell table:formula="of:=VLOOKUP([kokku.A65];[res.A$1:.E$1048576];2;0)" office:value-type="float" office:value="3" calcext:value-type="float">
            <text:p>3</text:p>
          </table:table-cell>
          <table:table-cell table:formula="of:=VLOOKUP([kokku.A65];[ares.A$1:.E$1048576];3;0)" office:value-type="float" office:value="456" calcext:value-type="float">
            <text:p>456</text:p>
          </table:table-cell>
          <table:table-cell table:formula="of:=VLOOKUP([kokku.A65];[ares.A$1:.E$1048576];4;0)" office:value-type="float" office:value="0" calcext:value-type="float">
            <text:p>0</text:p>
          </table:table-cell>
          <table:table-cell table:formula="of:=VLOOKUP([kokku.A65];[ares.A$1:.E$1048576];5;0)" office:value-type="float" office:value="211" calcext:value-type="float">
            <text:p>211</text:p>
          </table:table-cell>
        </table:table-row>
        <table:table-row table:style-name="ro1">
          <table:table-cell table:formula="of:=[rk.A674]" office:value-type="float" office:value="776" calcext:value-type="float">
            <text:p>776</text:p>
          </table:table-cell>
          <table:table-cell table:formula="of:=VLOOKUP([kokku.A66];[rk.A$1:.D$1048576];3;0)" office:value-type="string" office:string-value="Martin Repinski" calcext:value-type="string">
            <text:p>Martin Repinski</text:p>
          </table:table-cell>
          <table:table-cell table:formula="of:=VLOOKUP([kokku.A66];[res.A$1:.D$1048576];3;0)" office:value-type="float" office:value="1556" calcext:value-type="float">
            <text:p>1556</text:p>
          </table:table-cell>
          <table:table-cell table:formula="of:=VLOOKUP([kokku.A66];[res.A$1:.E$1048576];2;0)" office:value-type="float" office:value="7" calcext:value-type="float">
            <text:p>7</text:p>
          </table:table-cell>
          <table:table-cell table:formula="of:=VLOOKUP([kokku.A66];[ares.A$1:.E$1048576];3;0)" office:value-type="float" office:value="1556" calcext:value-type="float">
            <text:p>1556</text:p>
          </table:table-cell>
          <table:table-cell table:formula="of:=VLOOKUP([kokku.A66];[ares.A$1:.E$1048576];4;0)" office:value-type="float" office:value="0" calcext:value-type="float">
            <text:p>0</text:p>
          </table:table-cell>
          <table:table-cell table:formula="of:=VLOOKUP([kokku.A66];[ares.A$1:.E$1048576];5;0)" office:value-type="float" office:value="124" calcext:value-type="float">
            <text:p>124</text:p>
          </table:table-cell>
        </table:table-row>
        <table:table-row table:style-name="ro1">
          <table:table-cell table:formula="of:=[rk.A624]" office:value-type="float" office:value="726" calcext:value-type="float">
            <text:p>726</text:p>
          </table:table-cell>
          <table:table-cell table:formula="of:=VLOOKUP([kokku.A67];[rk.A$1:.D$1048576];3;0)" office:value-type="string" office:string-value="Mihhail Korb" calcext:value-type="string">
            <text:p>Mihhail Korb</text:p>
          </table:table-cell>
          <table:table-cell table:formula="of:=VLOOKUP([kokku.A67];[res.A$1:.D$1048576];3;0)" office:value-type="float" office:value="1904" calcext:value-type="float">
            <text:p>1904</text:p>
          </table:table-cell>
          <table:table-cell table:formula="of:=VLOOKUP([kokku.A67];[res.A$1:.E$1048576];2;0)" office:value-type="float" office:value="2" calcext:value-type="float">
            <text:p>2</text:p>
          </table:table-cell>
          <table:table-cell table:formula="of:=VLOOKUP([kokku.A67];[ares.A$1:.E$1048576];3;0)" office:value-type="float" office:value="1904" calcext:value-type="float">
            <text:p>1904</text:p>
          </table:table-cell>
          <table:table-cell table:formula="of:=VLOOKUP([kokku.A67];[ares.A$1:.E$1048576];4;0)" office:value-type="float" office:value="1" calcext:value-type="float">
            <text:p>1</text:p>
          </table:table-cell>
          <table:table-cell table:formula="of:=VLOOKUP([kokku.A67];[ares.A$1:.E$1048576];5;0)" office:value-type="float" office:value="193" calcext:value-type="float">
            <text:p>193</text:p>
          </table:table-cell>
        </table:table-row>
        <table:table-row table:style-name="ro1">
          <table:table-cell table:formula="of:=[rk.A600]" office:value-type="float" office:value="702" calcext:value-type="float">
            <text:p>702</text:p>
          </table:table-cell>
          <table:table-cell table:formula="of:=VLOOKUP([kokku.A68];[rk.A$1:.D$1048576];3;0)" office:value-type="string" office:string-value="Mihhail Kõlvart" calcext:value-type="string">
            <text:p>Mihhail Kõlvart</text:p>
          </table:table-cell>
          <table:table-cell table:formula="of:=VLOOKUP([kokku.A68];[res.A$1:.D$1048576];3;0)" office:value-type="float" office:value="10996" calcext:value-type="float">
            <text:p>10996</text:p>
          </table:table-cell>
          <table:table-cell table:formula="of:=VLOOKUP([kokku.A68];[res.A$1:.E$1048576];2;0)" office:value-type="float" office:value="1" calcext:value-type="float">
            <text:p>1</text:p>
          </table:table-cell>
          <table:table-cell table:formula="of:=VLOOKUP([kokku.A68];[ares.A$1:.E$1048576];3;0)" office:value-type="float" office:value="10996" calcext:value-type="float">
            <text:p>10996</text:p>
          </table:table-cell>
          <table:table-cell table:formula="of:=VLOOKUP([kokku.A68];[ares.A$1:.E$1048576];4;0)" office:value-type="float" office:value="16" calcext:value-type="float">
            <text:p>16</text:p>
          </table:table-cell>
          <table:table-cell table:formula="of:=VLOOKUP([kokku.A68];[ares.A$1:.E$1048576];5;0)" office:value-type="float" office:value="869" calcext:value-type="float">
            <text:p>869</text:p>
          </table:table-cell>
        </table:table-row>
        <table:table-row table:style-name="ro1">
          <table:table-cell table:formula="of:=[rk.A667]" office:value-type="float" office:value="769" calcext:value-type="float">
            <text:p>769</text:p>
          </table:table-cell>
          <table:table-cell table:formula="of:=VLOOKUP([kokku.A69];[rk.A$1:.D$1048576];3;0)" office:value-type="string" office:string-value="Mihhail Stalnuhhin" calcext:value-type="string">
            <text:p>Mihhail Stalnuhhin</text:p>
          </table:table-cell>
          <table:table-cell table:formula="of:=VLOOKUP([kokku.A69];[res.A$1:.D$1048576];3;0)" office:value-type="float" office:value="3648" calcext:value-type="float">
            <text:p>3648</text:p>
          </table:table-cell>
          <table:table-cell table:formula="of:=VLOOKUP([kokku.A69];[res.A$1:.E$1048576];2;0)" office:value-type="float" office:value="7" calcext:value-type="float">
            <text:p>7</text:p>
          </table:table-cell>
          <table:table-cell table:formula="of:=VLOOKUP([kokku.A69];[ares.A$1:.E$1048576];3;0)" office:value-type="float" office:value="3648" calcext:value-type="float">
            <text:p>3648</text:p>
          </table:table-cell>
          <table:table-cell table:formula="of:=VLOOKUP([kokku.A69];[ares.A$1:.E$1048576];4;0)" office:value-type="float" office:value="1" calcext:value-type="float">
            <text:p>1</text:p>
          </table:table-cell>
          <table:table-cell table:formula="of:=VLOOKUP([kokku.A69];[ares.A$1:.E$1048576];5;0)" office:value-type="float" office:value="227" calcext:value-type="float">
            <text:p>227</text:p>
          </table:table-cell>
        </table:table-row>
        <table:table-row table:style-name="ro1">
          <table:table-cell table:formula="of:=[rk.A819]" office:value-type="float" office:value="921" calcext:value-type="float">
            <text:p>921</text:p>
          </table:table-cell>
          <table:table-cell table:formula="of:=VLOOKUP([kokku.A70];[rk.A$1:.D$1048576];3;0)" office:value-type="string" office:string-value="Mihkel Raud" calcext:value-type="string">
            <text:p>Mihkel Raud</text:p>
          </table:table-cell>
          <table:table-cell table:formula="of:=VLOOKUP([kokku.A70];[res.A$1:.D$1048576];3;0)" office:value-type="float" office:value="3229" calcext:value-type="float">
            <text:p>3229</text:p>
          </table:table-cell>
          <table:table-cell table:formula="of:=VLOOKUP([kokku.A70];[res.A$1:.E$1048576];2;0)" office:value-type="float" office:value="10" calcext:value-type="float">
            <text:p>10</text:p>
          </table:table-cell>
          <table:table-cell table:formula="of:=VLOOKUP([kokku.A70];[ares.A$1:.E$1048576];3;0)" office:value-type="float" office:value="3229" calcext:value-type="float">
            <text:p>3229</text:p>
          </table:table-cell>
          <table:table-cell table:formula="of:=VLOOKUP([kokku.A70];[ares.A$1:.E$1048576];4;0)" office:value-type="float" office:value="10" calcext:value-type="float">
            <text:p>10</text:p>
          </table:table-cell>
          <table:table-cell table:formula="of:=VLOOKUP([kokku.A70];[ares.A$1:.E$1048576];5;0)" office:value-type="float" office:value="1141" calcext:value-type="float">
            <text:p>1141</text:p>
          </table:table-cell>
        </table:table-row>
        <table:table-row table:style-name="ro1">
          <table:table-cell table:formula="of:=[rk.A488]" office:value-type="float" office:value="590" calcext:value-type="float">
            <text:p>590</text:p>
          </table:table-cell>
          <table:table-cell table:formula="of:=VLOOKUP([kokku.A71];[rk.A$1:.D$1048576];3;0)" office:value-type="string" office:string-value="Monika Haukanõmm" calcext:value-type="string">
            <text:p>Monika Haukanõmm</text:p>
          </table:table-cell>
          <table:table-cell table:formula="of:=VLOOKUP([kokku.A71];[res.A$1:.D$1048576];3;0)" office:value-type="float" office:value="450" calcext:value-type="float">
            <text:p>450</text:p>
          </table:table-cell>
          <table:table-cell table:formula="of:=VLOOKUP([kokku.A71];[res.A$1:.E$1048576];2;0)" office:value-type="float" office:value="2" calcext:value-type="float">
            <text:p>2</text:p>
          </table:table-cell>
          <table:table-cell table:formula="of:=VLOOKUP([kokku.A71];[ares.A$1:.E$1048576];3;0)" office:value-type="float" office:value="450" calcext:value-type="float">
            <text:p>450</text:p>
          </table:table-cell>
          <table:table-cell table:formula="of:=VLOOKUP([kokku.A71];[ares.A$1:.E$1048576];4;0)" office:value-type="float" office:value="1" calcext:value-type="float">
            <text:p>1</text:p>
          </table:table-cell>
          <table:table-cell table:formula="of:=VLOOKUP([kokku.A71];[ares.A$1:.E$1048576];5;0)" office:value-type="float" office:value="269" calcext:value-type="float">
            <text:p>269</text:p>
          </table:table-cell>
        </table:table-row>
        <table:table-row table:style-name="ro1">
          <table:table-cell table:formula="of:=[rk.A610]" office:value-type="float" office:value="712" calcext:value-type="float">
            <text:p>712</text:p>
          </table:table-cell>
          <table:table-cell table:formula="of:=VLOOKUP([kokku.A72];[rk.A$1:.D$1048576];3;0)" office:value-type="string" office:string-value="Märt Sults" calcext:value-type="string">
            <text:p>Märt Sults</text:p>
          </table:table-cell>
          <table:table-cell table:formula="of:=VLOOKUP([kokku.A72];[res.A$1:.D$1048576];3;0)" office:value-type="float" office:value="1285" calcext:value-type="float">
            <text:p>1285</text:p>
          </table:table-cell>
          <table:table-cell table:formula="of:=VLOOKUP([kokku.A72];[res.A$1:.E$1048576];2;0)" office:value-type="float" office:value="1" calcext:value-type="float">
            <text:p>1</text:p>
          </table:table-cell>
          <table:table-cell table:formula="of:=VLOOKUP([kokku.A72];[ares.A$1:.E$1048576];3;0)" office:value-type="float" office:value="1285" calcext:value-type="float">
            <text:p>1285</text:p>
          </table:table-cell>
          <table:table-cell table:formula="of:=VLOOKUP([kokku.A72];[ares.A$1:.E$1048576];4;0)" office:value-type="float" office:value="1" calcext:value-type="float">
            <text:p>1</text:p>
          </table:table-cell>
          <table:table-cell table:formula="of:=VLOOKUP([kokku.A72];[ares.A$1:.E$1048576];5;0)" office:value-type="float" office:value="131" calcext:value-type="float">
            <text:p>131</text:p>
          </table:table-cell>
        </table:table-row>
        <table:table-row table:style-name="ro1">
          <table:table-cell table:formula="of:=[rk.A612]" office:value-type="float" office:value="714" calcext:value-type="float">
            <text:p>714</text:p>
          </table:table-cell>
          <table:table-cell table:formula="of:=VLOOKUP([kokku.A73];[rk.A$1:.D$1048576];3;0)" office:value-type="string" office:string-value="Olga Ivanova" calcext:value-type="string">
            <text:p>Olga Ivanova</text:p>
          </table:table-cell>
          <table:table-cell table:formula="of:=VLOOKUP([kokku.A73];[res.A$1:.D$1048576];3;0)" office:value-type="float" office:value="1948" calcext:value-type="float">
            <text:p>1948</text:p>
          </table:table-cell>
          <table:table-cell table:formula="of:=VLOOKUP([kokku.A73];[res.A$1:.E$1048576];2;0)" office:value-type="float" office:value="2" calcext:value-type="float">
            <text:p>2</text:p>
          </table:table-cell>
          <table:table-cell table:formula="of:=VLOOKUP([kokku.A73];[ares.A$1:.E$1048576];3;0)" office:value-type="float" office:value="1948" calcext:value-type="float">
            <text:p>1948</text:p>
          </table:table-cell>
          <table:table-cell table:formula="of:=VLOOKUP([kokku.A73];[ares.A$1:.E$1048576];4;0)" office:value-type="float" office:value="1" calcext:value-type="float">
            <text:p>1</text:p>
          </table:table-cell>
          <table:table-cell table:formula="of:=VLOOKUP([kokku.A73];[ares.A$1:.E$1048576];5;0)" office:value-type="float" office:value="217" calcext:value-type="float">
            <text:p>217</text:p>
          </table:table-cell>
        </table:table-row>
        <table:table-row table:style-name="ro1">
          <table:table-cell table:formula="of:=[rk.A390]" office:value-type="float" office:value="492" calcext:value-type="float">
            <text:p>492</text:p>
          </table:table-cell>
          <table:table-cell table:formula="of:=VLOOKUP([kokku.A74];[rk.A$1:.D$1048576];3;0)" office:value-type="string" office:string-value="Priit Sibul" calcext:value-type="string">
            <text:p>Priit Sibul</text:p>
          </table:table-cell>
          <table:table-cell table:formula="of:=VLOOKUP([kokku.A74];[res.A$1:.D$1048576];3;0)" office:value-type="float" office:value="1491" calcext:value-type="float">
            <text:p>1491</text:p>
          </table:table-cell>
          <table:table-cell table:formula="of:=VLOOKUP([kokku.A74];[res.A$1:.E$1048576];2;0)" office:value-type="float" office:value="11" calcext:value-type="float">
            <text:p>11</text:p>
          </table:table-cell>
          <table:table-cell table:formula="of:=VLOOKUP([kokku.A74];[ares.A$1:.E$1048576];3;0)" office:value-type="float" office:value="1491" calcext:value-type="float">
            <text:p>1491</text:p>
          </table:table-cell>
          <table:table-cell table:formula="of:=VLOOKUP([kokku.A74];[ares.A$1:.E$1048576];4;0)" office:value-type="float" office:value="1" calcext:value-type="float">
            <text:p>1</text:p>
          </table:table-cell>
          <table:table-cell table:formula="of:=VLOOKUP([kokku.A74];[ares.A$1:.E$1048576];5;0)" office:value-type="float" office:value="374" calcext:value-type="float">
            <text:p>374</text:p>
          </table:table-cell>
        </table:table-row>
        <table:table-row table:style-name="ro1">
          <table:table-cell table:formula="of:=[rk.A676]" office:value-type="float" office:value="778" calcext:value-type="float">
            <text:p>778</text:p>
          </table:table-cell>
          <table:table-cell table:formula="of:=VLOOKUP([kokku.A75];[rk.A$1:.D$1048576];3;0)" office:value-type="string" office:string-value="Priit Toobal" calcext:value-type="string">
            <text:p>Priit Toobal</text:p>
          </table:table-cell>
          <table:table-cell table:formula="of:=VLOOKUP([kokku.A75];[res.A$1:.D$1048576];3;0)" office:value-type="float" office:value="1045" calcext:value-type="float">
            <text:p>1045</text:p>
          </table:table-cell>
          <table:table-cell table:formula="of:=VLOOKUP([kokku.A75];[res.A$1:.E$1048576];2;0)" office:value-type="float" office:value="8" calcext:value-type="float">
            <text:p>8</text:p>
          </table:table-cell>
          <table:table-cell table:formula="of:=VLOOKUP([kokku.A75];[ares.A$1:.E$1048576];3;0)" office:value-type="float" office:value="1045" calcext:value-type="float">
            <text:p>1045</text:p>
          </table:table-cell>
          <table:table-cell table:formula="of:=VLOOKUP([kokku.A75];[ares.A$1:.E$1048576];4;0)" office:value-type="float" office:value="0" calcext:value-type="float">
            <text:p>0</text:p>
          </table:table-cell>
          <table:table-cell table:formula="of:=VLOOKUP([kokku.A75];[ares.A$1:.E$1048576];5;0)" office:value-type="float" office:value="92" calcext:value-type="float">
            <text:p>92</text:p>
          </table:table-cell>
        </table:table-row>
        <table:table-row table:style-name="ro1">
          <table:table-cell table:formula="of:=[rk.A750]" office:value-type="float" office:value="852" calcext:value-type="float">
            <text:p>852</text:p>
          </table:table-cell>
          <table:table-cell table:formula="of:=VLOOKUP([kokku.A76];[rk.A$1:.D$1048576];3;0)" office:value-type="string" office:string-value="Rainer Vakra" calcext:value-type="string">
            <text:p>Rainer Vakra</text:p>
          </table:table-cell>
          <table:table-cell table:formula="of:=VLOOKUP([kokku.A76];[res.A$1:.D$1048576];3;0)" office:value-type="float" office:value="4132" calcext:value-type="float">
            <text:p>4132</text:p>
          </table:table-cell>
          <table:table-cell table:formula="of:=VLOOKUP([kokku.A76];[res.A$1:.E$1048576];2;0)" office:value-type="float" office:value="3" calcext:value-type="float">
            <text:p>3</text:p>
          </table:table-cell>
          <table:table-cell table:formula="of:=VLOOKUP([kokku.A76];[ares.A$1:.E$1048576];3;0)" office:value-type="float" office:value="4132" calcext:value-type="float">
            <text:p>4132</text:p>
          </table:table-cell>
          <table:table-cell table:formula="of:=VLOOKUP([kokku.A76];[ares.A$1:.E$1048576];4;0)" office:value-type="float" office:value="5" calcext:value-type="float">
            <text:p>5</text:p>
          </table:table-cell>
          <table:table-cell table:formula="of:=VLOOKUP([kokku.A76];[ares.A$1:.E$1048576];5;0)" office:value-type="float" office:value="1383" calcext:value-type="float">
            <text:p>1383</text:p>
          </table:table-cell>
        </table:table-row>
        <table:table-row table:style-name="ro1">
          <table:table-cell table:formula="of:=[rk.A336]" office:value-type="float" office:value="438" calcext:value-type="float">
            <text:p>438</text:p>
          </table:table-cell>
          <table:table-cell table:formula="of:=VLOOKUP([kokku.A77];[rk.A$1:.D$1048576];3;0)" office:value-type="string" office:string-value="Raivo Aeg" calcext:value-type="string">
            <text:p>Raivo Aeg</text:p>
          </table:table-cell>
          <table:table-cell table:formula="of:=VLOOKUP([kokku.A77];[res.A$1:.D$1048576];3;0)" office:value-type="float" office:value="2001" calcext:value-type="float">
            <text:p>2001</text:p>
          </table:table-cell>
          <table:table-cell table:formula="of:=VLOOKUP([kokku.A77];[res.A$1:.E$1048576];2;0)" office:value-type="float" office:value="5" calcext:value-type="float">
            <text:p>5</text:p>
          </table:table-cell>
          <table:table-cell table:formula="of:=VLOOKUP([kokku.A77];[ares.A$1:.E$1048576];3;0)" office:value-type="float" office:value="2001" calcext:value-type="float">
            <text:p>2001</text:p>
          </table:table-cell>
          <table:table-cell table:formula="of:=VLOOKUP([kokku.A77];[ares.A$1:.E$1048576];4;0)" office:value-type="float" office:value="12" calcext:value-type="float">
            <text:p>12</text:p>
          </table:table-cell>
          <table:table-cell table:formula="of:=VLOOKUP([kokku.A77];[ares.A$1:.E$1048576];5;0)" office:value-type="float" office:value="618" calcext:value-type="float">
            <text:p>618</text:p>
          </table:table-cell>
        </table:table-row>
        <table:table-row table:style-name="ro1">
          <table:table-cell table:formula="of:=[rk.A121]" office:value-type="float" office:value="222" calcext:value-type="float">
            <text:p>222</text:p>
          </table:table-cell>
          <table:table-cell table:formula="of:=VLOOKUP([kokku.A78];[rk.A$1:.D$1048576];3;0)" office:value-type="string" office:string-value="Raivo Põldaru" calcext:value-type="string">
            <text:p>Raivo Põldaru</text:p>
          </table:table-cell>
          <table:table-cell table:formula="of:=VLOOKUP([kokku.A78];[res.A$1:.D$1048576];3;0)" office:value-type="float" office:value="919" calcext:value-type="float">
            <text:p>919</text:p>
          </table:table-cell>
          <table:table-cell table:formula="of:=VLOOKUP([kokku.A78];[res.A$1:.E$1048576];2;0)" office:value-type="float" office:value="9" calcext:value-type="float">
            <text:p>9</text:p>
          </table:table-cell>
          <table:table-cell table:formula="of:=VLOOKUP([kokku.A78];[ares.A$1:.E$1048576];3;0)" office:value-type="float" office:value="919" calcext:value-type="float">
            <text:p>919</text:p>
          </table:table-cell>
          <table:table-cell table:formula="of:=VLOOKUP([kokku.A78];[ares.A$1:.E$1048576];4;0)" office:value-type="float" office:value="0" calcext:value-type="float">
            <text:p>0</text:p>
          </table:table-cell>
          <table:table-cell table:formula="of:=VLOOKUP([kokku.A78];[ares.A$1:.E$1048576];5;0)" office:value-type="float" office:value="186" calcext:value-type="float">
            <text:p>186</text:p>
          </table:table-cell>
        </table:table-row>
        <table:table-row table:style-name="ro1">
          <table:table-cell table:formula="of:=[rk.A628]" office:value-type="float" office:value="730" calcext:value-type="float">
            <text:p>730</text:p>
          </table:table-cell>
          <table:table-cell table:formula="of:=VLOOKUP([kokku.A79];[rk.A$1:.D$1048576];3;0)" office:value-type="string" office:string-value="Rein Ratas" calcext:value-type="string">
            <text:p>Rein Ratas</text:p>
          </table:table-cell>
          <table:table-cell table:formula="of:=VLOOKUP([kokku.A79];[res.A$1:.D$1048576];3;0)" office:value-type="float" office:value="3449" calcext:value-type="float">
            <text:p>3449</text:p>
          </table:table-cell>
          <table:table-cell table:formula="of:=VLOOKUP([kokku.A79];[res.A$1:.E$1048576];2;0)" office:value-type="float" office:value="3" calcext:value-type="float">
            <text:p>3</text:p>
          </table:table-cell>
          <table:table-cell table:formula="of:=VLOOKUP([kokku.A79];[ares.A$1:.E$1048576];3;0)" office:value-type="float" office:value="3449" calcext:value-type="float">
            <text:p>3449</text:p>
          </table:table-cell>
          <table:table-cell table:formula="of:=VLOOKUP([kokku.A79];[ares.A$1:.E$1048576];4;0)" office:value-type="float" office:value="3" calcext:value-type="float">
            <text:p>3</text:p>
          </table:table-cell>
          <table:table-cell table:formula="of:=VLOOKUP([kokku.A79];[ares.A$1:.E$1048576];5;0)" office:value-type="float" office:value="306" calcext:value-type="float">
            <text:p>306</text:p>
          </table:table-cell>
        </table:table-row>
        <table:table-row table:style-name="ro1">
          <table:table-cell table:formula="of:=[rk.A659]" office:value-type="float" office:value="761" calcext:value-type="float">
            <text:p>761</text:p>
          </table:table-cell>
          <table:table-cell table:formula="of:=VLOOKUP([kokku.A80];[rk.A$1:.D$1048576];3;0)" office:value-type="string" office:string-value="Siret Kotka" calcext:value-type="string">
            <text:p>Siret Kotka</text:p>
          </table:table-cell>
          <table:table-cell table:formula="of:=VLOOKUP([kokku.A80];[res.A$1:.D$1048576];3;0)" office:value-type="float" office:value="2558" calcext:value-type="float">
            <text:p>2558</text:p>
          </table:table-cell>
          <table:table-cell table:formula="of:=VLOOKUP([kokku.A80];[res.A$1:.E$1048576];2;0)" office:value-type="float" office:value="6" calcext:value-type="float">
            <text:p>6</text:p>
          </table:table-cell>
          <table:table-cell table:formula="of:=VLOOKUP([kokku.A80];[ares.A$1:.E$1048576];3;0)" office:value-type="float" office:value="2558" calcext:value-type="float">
            <text:p>2558</text:p>
          </table:table-cell>
          <table:table-cell table:formula="of:=VLOOKUP([kokku.A80];[ares.A$1:.E$1048576];4;0)" office:value-type="float" office:value="4" calcext:value-type="float">
            <text:p>4</text:p>
          </table:table-cell>
          <table:table-cell table:formula="of:=VLOOKUP([kokku.A80];[ares.A$1:.E$1048576];5;0)" office:value-type="float" office:value="210" calcext:value-type="float">
            <text:p>210</text:p>
          </table:table-cell>
        </table:table-row>
        <table:table-row table:style-name="ro1">
          <table:table-cell table:formula="of:=[rk.A760]" office:value-type="float" office:value="862" calcext:value-type="float">
            <text:p>862</text:p>
          </table:table-cell>
          <table:table-cell table:formula="of:=VLOOKUP([kokku.A81];[rk.A$1:.D$1048576];3;0)" office:value-type="string" office:string-value="Sven Mikser" calcext:value-type="string">
            <text:p>Sven Mikser</text:p>
          </table:table-cell>
          <table:table-cell table:formula="of:=VLOOKUP([kokku.A81];[res.A$1:.D$1048576];3;0)" office:value-type="float" office:value="4969" calcext:value-type="float">
            <text:p>4969</text:p>
          </table:table-cell>
          <table:table-cell table:formula="of:=VLOOKUP([kokku.A81];[res.A$1:.E$1048576];2;0)" office:value-type="float" office:value="4" calcext:value-type="float">
            <text:p>4</text:p>
          </table:table-cell>
          <table:table-cell table:formula="of:=VLOOKUP([kokku.A81];[ares.A$1:.E$1048576];3;0)" office:value-type="float" office:value="4969" calcext:value-type="float">
            <text:p>4969</text:p>
          </table:table-cell>
          <table:table-cell table:formula="of:=VLOOKUP([kokku.A81];[ares.A$1:.E$1048576];4;0)" office:value-type="float" office:value="8" calcext:value-type="float">
            <text:p>8</text:p>
          </table:table-cell>
          <table:table-cell table:formula="of:=VLOOKUP([kokku.A81];[ares.A$1:.E$1048576];5;0)" office:value-type="float" office:value="1830" calcext:value-type="float">
            <text:p>1830</text:p>
          </table:table-cell>
        </table:table-row>
        <table:table-row table:style-name="ro1">
          <table:table-cell table:formula="of:=[rk.A196]" office:value-type="float" office:value="297" calcext:value-type="float">
            <text:p>297</text:p>
          </table:table-cell>
          <table:table-cell table:formula="of:=VLOOKUP([kokku.A82];[rk.A$1:.D$1048576];3;0)" office:value-type="string" office:string-value="Taavi Rõivas" calcext:value-type="string">
            <text:p>Taavi Rõivas</text:p>
          </table:table-cell>
          <table:table-cell table:formula="of:=VLOOKUP([kokku.A82];[res.A$1:.D$1048576];3;0)" office:value-type="float" office:value="15881" calcext:value-type="float">
            <text:p>15881</text:p>
          </table:table-cell>
          <table:table-cell table:formula="of:=VLOOKUP([kokku.A82];[res.A$1:.E$1048576];2;0)" office:value-type="float" office:value="4" calcext:value-type="float">
            <text:p>4</text:p>
          </table:table-cell>
          <table:table-cell table:formula="of:=VLOOKUP([kokku.A82];[ares.A$1:.E$1048576];3;0)" office:value-type="float" office:value="15881" calcext:value-type="float">
            <text:p>15881</text:p>
          </table:table-cell>
          <table:table-cell table:formula="of:=VLOOKUP([kokku.A82];[ares.A$1:.E$1048576];4;0)" office:value-type="float" office:value="26" calcext:value-type="float">
            <text:p>26</text:p>
          </table:table-cell>
          <table:table-cell table:formula="of:=VLOOKUP([kokku.A82];[ares.A$1:.E$1048576];5;0)" office:value-type="float" office:value="6423" calcext:value-type="float">
            <text:p>6423</text:p>
          </table:table-cell>
        </table:table-row>
        <table:table-row table:style-name="ro1">
          <table:table-cell table:formula="of:=[rk.A810]" office:value-type="float" office:value="912" calcext:value-type="float">
            <text:p>912</text:p>
          </table:table-cell>
          <table:table-cell table:formula="of:=VLOOKUP([kokku.A83];[rk.A$1:.D$1048576];3;0)" office:value-type="string" office:string-value="Tanel Talve" calcext:value-type="string">
            <text:p>Tanel Talve</text:p>
          </table:table-cell>
          <table:table-cell table:formula="of:=VLOOKUP([kokku.A83];[res.A$1:.D$1048576];3;0)" office:value-type="float" office:value="2294" calcext:value-type="float">
            <text:p>2294</text:p>
          </table:table-cell>
          <table:table-cell table:formula="of:=VLOOKUP([kokku.A83];[res.A$1:.E$1048576];2;0)" office:value-type="float" office:value="9" calcext:value-type="float">
            <text:p>9</text:p>
          </table:table-cell>
          <table:table-cell table:formula="of:=VLOOKUP([kokku.A83];[ares.A$1:.E$1048576];3;0)" office:value-type="float" office:value="2294" calcext:value-type="float">
            <text:p>2294</text:p>
          </table:table-cell>
          <table:table-cell table:formula="of:=VLOOKUP([kokku.A83];[ares.A$1:.E$1048576];4;0)" office:value-type="float" office:value="6" calcext:value-type="float">
            <text:p>6</text:p>
          </table:table-cell>
          <table:table-cell table:formula="of:=VLOOKUP([kokku.A83];[ares.A$1:.E$1048576];5;0)" office:value-type="float" office:value="691" calcext:value-type="float">
            <text:p>691</text:p>
          </table:table-cell>
        </table:table-row>
        <table:table-row table:style-name="ro1">
          <table:table-cell table:formula="of:=[rk.A706]" office:value-type="float" office:value="808" calcext:value-type="float">
            <text:p>808</text:p>
          </table:table-cell>
          <table:table-cell table:formula="of:=VLOOKUP([kokku.A84];[rk.A$1:.D$1048576];3;0)" office:value-type="string" office:string-value="Tarmo Tamm" calcext:value-type="string">
            <text:p>Tarmo Tamm</text:p>
          </table:table-cell>
          <table:table-cell table:formula="of:=VLOOKUP([kokku.A84];[res.A$1:.D$1048576];3;0)" office:value-type="float" office:value="1721" calcext:value-type="float">
            <text:p>1721</text:p>
          </table:table-cell>
          <table:table-cell table:formula="of:=VLOOKUP([kokku.A84];[res.A$1:.E$1048576];2;0)" office:value-type="float" office:value="11" calcext:value-type="float">
            <text:p>11</text:p>
          </table:table-cell>
          <table:table-cell table:formula="of:=VLOOKUP([kokku.A84];[ares.A$1:.E$1048576];3;0)" office:value-type="float" office:value="1721" calcext:value-type="float">
            <text:p>1721</text:p>
          </table:table-cell>
          <table:table-cell table:formula="of:=VLOOKUP([kokku.A84];[ares.A$1:.E$1048576];4;0)" office:value-type="float" office:value="0" calcext:value-type="float">
            <text:p>0</text:p>
          </table:table-cell>
          <table:table-cell table:formula="of:=VLOOKUP([kokku.A84];[ares.A$1:.E$1048576];5;0)" office:value-type="float" office:value="204" calcext:value-type="float">
            <text:p>204</text:p>
          </table:table-cell>
        </table:table-row>
        <table:table-row table:style-name="ro1">
          <table:table-cell table:formula="of:=[rk.A247]" office:value-type="float" office:value="349" calcext:value-type="float">
            <text:p>349</text:p>
          </table:table-cell>
          <table:table-cell table:formula="of:=VLOOKUP([kokku.A85];[rk.A$1:.D$1048576];3;0)" office:value-type="string" office:string-value="Terje Trei" calcext:value-type="string">
            <text:p>Terje Trei</text:p>
          </table:table-cell>
          <table:table-cell table:formula="of:=VLOOKUP([kokku.A85];[res.A$1:.D$1048576];3;0)" office:value-type="float" office:value="557" calcext:value-type="float">
            <text:p>557</text:p>
          </table:table-cell>
          <table:table-cell table:formula="of:=VLOOKUP([kokku.A85];[res.A$1:.E$1048576];2;0)" office:value-type="float" office:value="9" calcext:value-type="float">
            <text:p>9</text:p>
          </table:table-cell>
          <table:table-cell table:formula="of:=VLOOKUP([kokku.A85];[ares.A$1:.E$1048576];3;0)" office:value-type="float" office:value="557" calcext:value-type="float">
            <text:p>557</text:p>
          </table:table-cell>
          <table:table-cell table:formula="of:=VLOOKUP([kokku.A85];[ares.A$1:.E$1048576];4;0)" office:value-type="float" office:value="1" calcext:value-type="float">
            <text:p>1</text:p>
          </table:table-cell>
          <table:table-cell table:formula="of:=VLOOKUP([kokku.A85];[ares.A$1:.E$1048576];5;0)" office:value-type="float" office:value="191" calcext:value-type="float">
            <text:p>191</text:p>
          </table:table-cell>
        </table:table-row>
        <table:table-row table:style-name="ro1">
          <table:table-cell table:formula="of:=[rk.A275]" office:value-type="float" office:value="377" calcext:value-type="float">
            <text:p>377</text:p>
          </table:table-cell>
          <table:table-cell table:formula="of:=VLOOKUP([kokku.A86];[rk.A$1:.D$1048576];3;0)" office:value-type="string" office:string-value="Toomas Kivimägi" calcext:value-type="string">
            <text:p>Toomas Kivimägi</text:p>
          </table:table-cell>
          <table:table-cell table:formula="of:=VLOOKUP([kokku.A86];[res.A$1:.D$1048576];3;0)" office:value-type="float" office:value="7603" calcext:value-type="float">
            <text:p>7603</text:p>
          </table:table-cell>
          <table:table-cell table:formula="of:=VLOOKUP([kokku.A86];[res.A$1:.E$1048576];2;0)" office:value-type="float" office:value="12" calcext:value-type="float">
            <text:p>12</text:p>
          </table:table-cell>
          <table:table-cell table:formula="of:=VLOOKUP([kokku.A86];[ares.A$1:.E$1048576];3;0)" office:value-type="float" office:value="7603" calcext:value-type="float">
            <text:p>7603</text:p>
          </table:table-cell>
          <table:table-cell table:formula="of:=VLOOKUP([kokku.A86];[ares.A$1:.E$1048576];4;0)" office:value-type="float" office:value="12" calcext:value-type="float">
            <text:p>12</text:p>
          </table:table-cell>
          <table:table-cell table:formula="of:=VLOOKUP([kokku.A86];[ares.A$1:.E$1048576];5;0)" office:value-type="float" office:value="2511" calcext:value-type="float">
            <text:p>2511</text:p>
          </table:table-cell>
        </table:table-row>
        <table:table-row table:style-name="ro1">
          <table:table-cell table:formula="of:=[rk.A613]" office:value-type="float" office:value="715" calcext:value-type="float">
            <text:p>715</text:p>
          </table:table-cell>
          <table:table-cell table:formula="of:=VLOOKUP([kokku.A87];[rk.A$1:.D$1048576];3;0)" office:value-type="string" office:string-value="Toomas Vitsut" calcext:value-type="string">
            <text:p>Toomas Vitsut</text:p>
          </table:table-cell>
          <table:table-cell table:formula="of:=VLOOKUP([kokku.A87];[res.A$1:.D$1048576];3;0)" office:value-type="float" office:value="503" calcext:value-type="float">
            <text:p>503</text:p>
          </table:table-cell>
          <table:table-cell table:formula="of:=VLOOKUP([kokku.A87];[res.A$1:.E$1048576];2;0)" office:value-type="float" office:value="2" calcext:value-type="float">
            <text:p>2</text:p>
          </table:table-cell>
          <table:table-cell table:formula="of:=VLOOKUP([kokku.A87];[ares.A$1:.E$1048576];3;0)" office:value-type="float" office:value="503" calcext:value-type="float">
            <text:p>503</text:p>
          </table:table-cell>
          <table:table-cell table:formula="of:=VLOOKUP([kokku.A87];[ares.A$1:.E$1048576];4;0)" office:value-type="float" office:value="0" calcext:value-type="float">
            <text:p>0</text:p>
          </table:table-cell>
          <table:table-cell table:formula="of:=VLOOKUP([kokku.A87];[ares.A$1:.E$1048576];5;0)" office:value-type="float" office:value="74" calcext:value-type="float">
            <text:p>74</text:p>
          </table:table-cell>
        </table:table-row>
        <table:table-row table:style-name="ro1">
          <table:table-cell table:formula="of:=[rk.A140]" office:value-type="float" office:value="241" calcext:value-type="float">
            <text:p>241</text:p>
          </table:table-cell>
          <table:table-cell table:formula="of:=VLOOKUP([kokku.A88];[rk.A$1:.D$1048576];3;0)" office:value-type="string" office:string-value="Uno Kaskpeit" calcext:value-type="string">
            <text:p>Uno Kaskpeit</text:p>
          </table:table-cell>
          <table:table-cell table:formula="of:=VLOOKUP([kokku.A88];[res.A$1:.D$1048576];3;0)" office:value-type="float" office:value="1807" calcext:value-type="float">
            <text:p>1807</text:p>
          </table:table-cell>
          <table:table-cell table:formula="of:=VLOOKUP([kokku.A88];[res.A$1:.E$1048576];2;0)" office:value-type="float" office:value="11" calcext:value-type="float">
            <text:p>11</text:p>
          </table:table-cell>
          <table:table-cell table:formula="of:=VLOOKUP([kokku.A88];[ares.A$1:.E$1048576];3;0)" office:value-type="float" office:value="1807" calcext:value-type="float">
            <text:p>1807</text:p>
          </table:table-cell>
          <table:table-cell table:formula="of:=VLOOKUP([kokku.A88];[ares.A$1:.E$1048576];4;0)" office:value-type="float" office:value="5" calcext:value-type="float">
            <text:p>5</text:p>
          </table:table-cell>
          <table:table-cell table:formula="of:=VLOOKUP([kokku.A88];[ares.A$1:.E$1048576];5;0)" office:value-type="float" office:value="450" calcext:value-type="float">
            <text:p>450</text:p>
          </table:table-cell>
        </table:table-row>
        <table:table-row table:style-name="ro1">
          <table:table-cell table:formula="of:=[rk.A256]" office:value-type="float" office:value="358" calcext:value-type="float">
            <text:p>358</text:p>
          </table:table-cell>
          <table:table-cell table:formula="of:=VLOOKUP([kokku.A89];[rk.A$1:.D$1048576];3;0)" office:value-type="string" office:string-value="Urmas Klaas" calcext:value-type="string">
            <text:p>Urmas Klaas</text:p>
          </table:table-cell>
          <table:table-cell table:formula="of:=VLOOKUP([kokku.A89];[res.A$1:.D$1048576];3;0)" office:value-type="float" office:value="1501" calcext:value-type="float">
            <text:p>1501</text:p>
          </table:table-cell>
          <table:table-cell table:formula="of:=VLOOKUP([kokku.A89];[res.A$1:.E$1048576];2;0)" office:value-type="float" office:value="10" calcext:value-type="float">
            <text:p>10</text:p>
          </table:table-cell>
          <table:table-cell table:formula="of:=VLOOKUP([kokku.A89];[ares.A$1:.E$1048576];3;0)" office:value-type="float" office:value="1501" calcext:value-type="float">
            <text:p>1501</text:p>
          </table:table-cell>
          <table:table-cell table:formula="of:=VLOOKUP([kokku.A89];[ares.A$1:.E$1048576];4;0)" office:value-type="float" office:value="3" calcext:value-type="float">
            <text:p>3</text:p>
          </table:table-cell>
          <table:table-cell table:formula="of:=VLOOKUP([kokku.A89];[ares.A$1:.E$1048576];5;0)" office:value-type="float" office:value="465" calcext:value-type="float">
            <text:p>465</text:p>
          </table:table-cell>
        </table:table-row>
        <table:table-row table:style-name="ro1">
          <table:table-cell table:formula="of:=[rk.A244]" office:value-type="float" office:value="346" calcext:value-type="float">
            <text:p>346</text:p>
          </table:table-cell>
          <table:table-cell table:formula="of:=VLOOKUP([kokku.A90];[rk.A$1:.D$1048576];3;0)" office:value-type="string" office:string-value="Urmas Kruuse" calcext:value-type="string">
            <text:p>Urmas Kruuse</text:p>
          </table:table-cell>
          <table:table-cell table:formula="of:=VLOOKUP([kokku.A90];[res.A$1:.D$1048576];3;0)" office:value-type="float" office:value="5960" calcext:value-type="float">
            <text:p>5960</text:p>
          </table:table-cell>
          <table:table-cell table:formula="of:=VLOOKUP([kokku.A90];[res.A$1:.E$1048576];2;0)" office:value-type="float" office:value="9" calcext:value-type="float">
            <text:p>9</text:p>
          </table:table-cell>
          <table:table-cell table:formula="of:=VLOOKUP([kokku.A90];[ares.A$1:.E$1048576];3;0)" office:value-type="float" office:value="5960" calcext:value-type="float">
            <text:p>5960</text:p>
          </table:table-cell>
          <table:table-cell table:formula="of:=VLOOKUP([kokku.A90];[ares.A$1:.E$1048576];4;0)" office:value-type="float" office:value="3" calcext:value-type="float">
            <text:p>3</text:p>
          </table:table-cell>
          <table:table-cell table:formula="of:=VLOOKUP([kokku.A90];[ares.A$1:.E$1048576];5;0)" office:value-type="float" office:value="2086" calcext:value-type="float">
            <text:p>2086</text:p>
          </table:table-cell>
        </table:table-row>
        <table:table-row table:style-name="ro1">
          <table:table-cell table:formula="of:=[rk.A186]" office:value-type="float" office:value="287" calcext:value-type="float">
            <text:p>287</text:p>
          </table:table-cell>
          <table:table-cell table:formula="of:=VLOOKUP([kokku.A91];[rk.A$1:.D$1048576];3;0)" office:value-type="string" office:string-value="Urmas Paet" calcext:value-type="string">
            <text:p>Urmas Paet</text:p>
          </table:table-cell>
          <table:table-cell table:formula="of:=VLOOKUP([kokku.A91];[res.A$1:.D$1048576];3;0)" office:value-type="float" office:value="7868" calcext:value-type="float">
            <text:p>7868</text:p>
          </table:table-cell>
          <table:table-cell table:formula="of:=VLOOKUP([kokku.A91];[res.A$1:.E$1048576];2;0)" office:value-type="float" office:value="3" calcext:value-type="float">
            <text:p>3</text:p>
          </table:table-cell>
          <table:table-cell table:formula="of:=VLOOKUP([kokku.A91];[ares.A$1:.E$1048576];3;0)" office:value-type="float" office:value="7868" calcext:value-type="float">
            <text:p>7868</text:p>
          </table:table-cell>
          <table:table-cell table:formula="of:=VLOOKUP([kokku.A91];[ares.A$1:.E$1048576];4;0)" office:value-type="float" office:value="21" calcext:value-type="float">
            <text:p>21</text:p>
          </table:table-cell>
          <table:table-cell table:formula="of:=VLOOKUP([kokku.A91];[ares.A$1:.E$1048576];5;0)" office:value-type="float" office:value="3423" calcext:value-type="float">
            <text:p>3423</text:p>
          </table:table-cell>
        </table:table-row>
        <table:table-row table:style-name="ro1">
          <table:table-cell table:formula="of:=[rk.A310]" office:value-type="float" office:value="412" calcext:value-type="float">
            <text:p>412</text:p>
          </table:table-cell>
          <table:table-cell table:formula="of:=VLOOKUP([kokku.A92];[rk.A$1:.D$1048576];3;0)" office:value-type="string" office:string-value="Urmas Reinsalu" calcext:value-type="string">
            <text:p>Urmas Reinsalu</text:p>
          </table:table-cell>
          <table:table-cell table:formula="of:=VLOOKUP([kokku.A92];[res.A$1:.D$1048576];3;0)" office:value-type="float" office:value="2949" calcext:value-type="float">
            <text:p>2949</text:p>
          </table:table-cell>
          <table:table-cell table:formula="of:=VLOOKUP([kokku.A92];[res.A$1:.E$1048576];2;0)" office:value-type="float" office:value="3" calcext:value-type="float">
            <text:p>3</text:p>
          </table:table-cell>
          <table:table-cell table:formula="of:=VLOOKUP([kokku.A92];[ares.A$1:.E$1048576];3;0)" office:value-type="float" office:value="2949" calcext:value-type="float">
            <text:p>2949</text:p>
          </table:table-cell>
          <table:table-cell table:formula="of:=VLOOKUP([kokku.A92];[ares.A$1:.E$1048576];4;0)" office:value-type="float" office:value="20" calcext:value-type="float">
            <text:p>20</text:p>
          </table:table-cell>
          <table:table-cell table:formula="of:=VLOOKUP([kokku.A92];[ares.A$1:.E$1048576];5;0)" office:value-type="float" office:value="1152" calcext:value-type="float">
            <text:p>1152</text:p>
          </table:table-cell>
        </table:table-row>
        <table:table-row table:style-name="ro1">
          <table:table-cell table:formula="of:=[rk.A761]" office:value-type="float" office:value="863" calcext:value-type="float">
            <text:p>863</text:p>
          </table:table-cell>
          <table:table-cell table:formula="of:=VLOOKUP([kokku.A93];[rk.A$1:.D$1048576];3;0)" office:value-type="string" office:string-value="Urve Palo" calcext:value-type="string">
            <text:p>Urve Palo</text:p>
          </table:table-cell>
          <table:table-cell table:formula="of:=VLOOKUP([kokku.A93];[res.A$1:.D$1048576];3;0)" office:value-type="float" office:value="2028" calcext:value-type="float">
            <text:p>2028</text:p>
          </table:table-cell>
          <table:table-cell table:formula="of:=VLOOKUP([kokku.A93];[res.A$1:.E$1048576];2;0)" office:value-type="float" office:value="4" calcext:value-type="float">
            <text:p>4</text:p>
          </table:table-cell>
          <table:table-cell table:formula="of:=VLOOKUP([kokku.A93];[ares.A$1:.E$1048576];3;0)" office:value-type="float" office:value="2028" calcext:value-type="float">
            <text:p>2028</text:p>
          </table:table-cell>
          <table:table-cell table:formula="of:=VLOOKUP([kokku.A93];[ares.A$1:.E$1048576];4;0)" office:value-type="float" office:value="1" calcext:value-type="float">
            <text:p>1</text:p>
          </table:table-cell>
          <table:table-cell table:formula="of:=VLOOKUP([kokku.A93];[ares.A$1:.E$1048576];5;0)" office:value-type="float" office:value="709" calcext:value-type="float">
            <text:p>709</text:p>
          </table:table-cell>
        </table:table-row>
        <table:table-row table:style-name="ro1">
          <table:table-cell table:formula="of:=[rk.A212]" office:value-type="float" office:value="313" calcext:value-type="float">
            <text:p>313</text:p>
          </table:table-cell>
          <table:table-cell table:formula="of:=VLOOKUP([kokku.A94];[rk.A$1:.D$1048576];3;0)" office:value-type="string" office:string-value="Urve Tiidus" calcext:value-type="string">
            <text:p>Urve Tiidus</text:p>
          </table:table-cell>
          <table:table-cell table:formula="of:=VLOOKUP([kokku.A94];[res.A$1:.D$1048576];3;0)" office:value-type="float" office:value="4117" calcext:value-type="float">
            <text:p>4117</text:p>
          </table:table-cell>
          <table:table-cell table:formula="of:=VLOOKUP([kokku.A94];[res.A$1:.E$1048576];2;0)" office:value-type="float" office:value="5" calcext:value-type="float">
            <text:p>5</text:p>
          </table:table-cell>
          <table:table-cell table:formula="of:=VLOOKUP([kokku.A94];[ares.A$1:.E$1048576];3;0)" office:value-type="float" office:value="4117" calcext:value-type="float">
            <text:p>4117</text:p>
          </table:table-cell>
          <table:table-cell table:formula="of:=VLOOKUP([kokku.A94];[ares.A$1:.E$1048576];4;0)" office:value-type="float" office:value="10" calcext:value-type="float">
            <text:p>10</text:p>
          </table:table-cell>
          <table:table-cell table:formula="of:=VLOOKUP([kokku.A94];[ares.A$1:.E$1048576];5;0)" office:value-type="float" office:value="1554" calcext:value-type="float">
            <text:p>1554</text:p>
          </table:table-cell>
        </table:table-row>
        <table:table-row table:style-name="ro1">
          <table:table-cell table:formula="of:=[rk.A220]" office:value-type="float" office:value="321" calcext:value-type="float">
            <text:p>321</text:p>
          </table:table-cell>
          <table:table-cell table:formula="of:=VLOOKUP([kokku.A95];[rk.A$1:.D$1048576];3;0)" office:value-type="string" office:string-value="Valdo Randpere" calcext:value-type="string">
            <text:p>Valdo Randpere</text:p>
          </table:table-cell>
          <table:table-cell table:formula="of:=VLOOKUP([kokku.A95];[res.A$1:.D$1048576];3;0)" office:value-type="float" office:value="3170" calcext:value-type="float">
            <text:p>3170</text:p>
          </table:table-cell>
          <table:table-cell table:formula="of:=VLOOKUP([kokku.A95];[res.A$1:.E$1048576];2;0)" office:value-type="float" office:value="6" calcext:value-type="float">
            <text:p>6</text:p>
          </table:table-cell>
          <table:table-cell table:formula="of:=VLOOKUP([kokku.A95];[ares.A$1:.E$1048576];3;0)" office:value-type="float" office:value="3170" calcext:value-type="float">
            <text:p>3170</text:p>
          </table:table-cell>
          <table:table-cell table:formula="of:=VLOOKUP([kokku.A95];[ares.A$1:.E$1048576];4;0)" office:value-type="float" office:value="7" calcext:value-type="float">
            <text:p>7</text:p>
          </table:table-cell>
          <table:table-cell table:formula="of:=VLOOKUP([kokku.A95];[ares.A$1:.E$1048576];5;0)" office:value-type="float" office:value="1161" calcext:value-type="float">
            <text:p>1161</text:p>
          </table:table-cell>
        </table:table-row>
        <table:table-row table:style-name="ro1">
          <table:table-cell table:formula="of:=[rk.A668]" office:value-type="float" office:value="770" calcext:value-type="float">
            <text:p>770</text:p>
          </table:table-cell>
          <table:table-cell table:formula="of:=VLOOKUP([kokku.A96];[rk.A$1:.D$1048576];3;0)" office:value-type="string" office:string-value="Valeri Korb" calcext:value-type="string">
            <text:p>Valeri Korb</text:p>
          </table:table-cell>
          <table:table-cell table:formula="of:=VLOOKUP([kokku.A96];[res.A$1:.D$1048576];3;0)" office:value-type="float" office:value="1046" calcext:value-type="float">
            <text:p>1046</text:p>
          </table:table-cell>
          <table:table-cell table:formula="of:=VLOOKUP([kokku.A96];[res.A$1:.E$1048576];2;0)" office:value-type="float" office:value="7" calcext:value-type="float">
            <text:p>7</text:p>
          </table:table-cell>
          <table:table-cell table:formula="of:=VLOOKUP([kokku.A96];[ares.A$1:.E$1048576];3;0)" office:value-type="float" office:value="1046" calcext:value-type="float">
            <text:p>1046</text:p>
          </table:table-cell>
          <table:table-cell table:formula="of:=VLOOKUP([kokku.A96];[ares.A$1:.E$1048576];4;0)" office:value-type="float" office:value="1" calcext:value-type="float">
            <text:p>1</text:p>
          </table:table-cell>
          <table:table-cell table:formula="of:=VLOOKUP([kokku.A96];[ares.A$1:.E$1048576];5;0)" office:value-type="float" office:value="90" calcext:value-type="float">
            <text:p>90</text:p>
          </table:table-cell>
        </table:table-row>
        <table:table-row table:style-name="ro1">
          <table:table-cell table:formula="of:=[rk.A601]" office:value-type="float" office:value="703" calcext:value-type="float">
            <text:p>703</text:p>
          </table:table-cell>
          <table:table-cell table:formula="of:=VLOOKUP([kokku.A97];[rk.A$1:.D$1048576];3;0)" office:value-type="string" office:string-value="Viktor Vassiljev" calcext:value-type="string">
            <text:p>Viktor Vassiljev</text:p>
          </table:table-cell>
          <table:table-cell table:formula="of:=VLOOKUP([kokku.A97];[res.A$1:.D$1048576];3;0)" office:value-type="float" office:value="1862" calcext:value-type="float">
            <text:p>1862</text:p>
          </table:table-cell>
          <table:table-cell table:formula="of:=VLOOKUP([kokku.A97];[res.A$1:.E$1048576];2;0)" office:value-type="float" office:value="1" calcext:value-type="float">
            <text:p>1</text:p>
          </table:table-cell>
          <table:table-cell table:formula="of:=VLOOKUP([kokku.A97];[ares.A$1:.E$1048576];3;0)" office:value-type="float" office:value="1862" calcext:value-type="float">
            <text:p>1862</text:p>
          </table:table-cell>
          <table:table-cell table:formula="of:=VLOOKUP([kokku.A97];[ares.A$1:.E$1048576];4;0)" office:value-type="float" office:value="2" calcext:value-type="float">
            <text:p>2</text:p>
          </table:table-cell>
          <table:table-cell table:formula="of:=VLOOKUP([kokku.A97];[ares.A$1:.E$1048576];5;0)" office:value-type="float" office:value="206" calcext:value-type="float">
            <text:p>206</text:p>
          </table:table-cell>
        </table:table-row>
        <table:table-row table:style-name="ro1">
          <table:table-cell table:formula="of:=[rk.A296]" office:value-type="float" office:value="398" calcext:value-type="float">
            <text:p>398</text:p>
          </table:table-cell>
          <table:table-cell table:formula="of:=VLOOKUP([kokku.A98];[rk.A$1:.D$1048576];3;0)" office:value-type="string" office:string-value="Viktoria Ladõnskaja" calcext:value-type="string">
            <text:p>Viktoria Ladõnskaja</text:p>
          </table:table-cell>
          <table:table-cell table:formula="of:=VLOOKUP([kokku.A98];[res.A$1:.D$1048576];3;0)" office:value-type="float" office:value="1393" calcext:value-type="float">
            <text:p>1393</text:p>
          </table:table-cell>
          <table:table-cell table:formula="of:=VLOOKUP([kokku.A98];[res.A$1:.E$1048576];2;0)" office:value-type="float" office:value="2" calcext:value-type="float">
            <text:p>2</text:p>
          </table:table-cell>
          <table:table-cell table:formula="of:=VLOOKUP([kokku.A98];[ares.A$1:.E$1048576];3;0)" office:value-type="float" office:value="1393" calcext:value-type="float">
            <text:p>1393</text:p>
          </table:table-cell>
          <table:table-cell table:formula="of:=VLOOKUP([kokku.A98];[ares.A$1:.E$1048576];4;0)" office:value-type="float" office:value="1" calcext:value-type="float">
            <text:p>1</text:p>
          </table:table-cell>
          <table:table-cell table:formula="of:=VLOOKUP([kokku.A98];[ares.A$1:.E$1048576];5;0)" office:value-type="float" office:value="747" calcext:value-type="float">
            <text:p>747</text:p>
          </table:table-cell>
        </table:table-row>
        <table:table-row table:style-name="ro1">
          <table:table-cell table:formula="of:=[rk.A638]" office:value-type="float" office:value="740" calcext:value-type="float">
            <text:p>740</text:p>
          </table:table-cell>
          <table:table-cell table:formula="of:=VLOOKUP([kokku.A99];[rk.A$1:.D$1048576];3;0)" office:value-type="string" office:string-value="Vladimir Velman" calcext:value-type="string">
            <text:p>Vladimir Velman</text:p>
          </table:table-cell>
          <table:table-cell table:formula="of:=VLOOKUP([kokku.A99];[res.A$1:.D$1048576];3;0)" office:value-type="float" office:value="1294" calcext:value-type="float">
            <text:p>1294</text:p>
          </table:table-cell>
          <table:table-cell table:formula="of:=VLOOKUP([kokku.A99];[res.A$1:.E$1048576];2;0)" office:value-type="float" office:value="4" calcext:value-type="float">
            <text:p>4</text:p>
          </table:table-cell>
          <table:table-cell table:formula="of:=VLOOKUP([kokku.A99];[ares.A$1:.E$1048576];3;0)" office:value-type="float" office:value="1294" calcext:value-type="float">
            <text:p>1294</text:p>
          </table:table-cell>
          <table:table-cell table:formula="of:=VLOOKUP([kokku.A99];[ares.A$1:.E$1048576];4;0)" office:value-type="float" office:value="0" calcext:value-type="float">
            <text:p>0</text:p>
          </table:table-cell>
          <table:table-cell table:formula="of:=VLOOKUP([kokku.A99];[ares.A$1:.E$1048576];5;0)" office:value-type="float" office:value="134" calcext:value-type="float">
            <text:p>134</text:p>
          </table:table-cell>
        </table:table-row>
        <table:table-row table:style-name="ro1">
          <table:table-cell table:formula="of:=[rk.A666]" office:value-type="float" office:value="768" calcext:value-type="float">
            <text:p>768</text:p>
          </table:table-cell>
          <table:table-cell table:formula="of:=VLOOKUP([kokku.A100];[rk.A$1:.D$1048576];3;0)" office:value-type="string" office:string-value="Yana Toom" calcext:value-type="string">
            <text:p>Yana Toom</text:p>
          </table:table-cell>
          <table:table-cell table:formula="of:=VLOOKUP([kokku.A100];[res.A$1:.D$1048576];3;0)" office:value-type="float" office:value="11574" calcext:value-type="float">
            <text:p>11574</text:p>
          </table:table-cell>
          <table:table-cell table:formula="of:=VLOOKUP([kokku.A100];[res.A$1:.E$1048576];2;0)" office:value-type="float" office:value="7" calcext:value-type="float">
            <text:p>7</text:p>
          </table:table-cell>
          <table:table-cell table:formula="of:=VLOOKUP([kokku.A100];[ares.A$1:.E$1048576];3;0)" office:value-type="float" office:value="11574" calcext:value-type="float">
            <text:p>11574</text:p>
          </table:table-cell>
          <table:table-cell table:formula="of:=VLOOKUP([kokku.A100];[ares.A$1:.E$1048576];4;0)" office:value-type="float" office:value="1" calcext:value-type="float">
            <text:p>1</text:p>
          </table:table-cell>
          <table:table-cell table:formula="of:=VLOOKUP([kokku.A100];[ares.A$1:.E$1048576];5;0)" office:value-type="float" office:value="746" calcext:value-type="float">
            <text:p>746</text:p>
          </table:table-cell>
        </table:table-row>
        <table:table-row table:style-name="ro1">
          <table:table-cell table:formula="of:=[rk.A199]" office:value-type="float" office:value="300" calcext:value-type="float">
            <text:p>300</text:p>
          </table:table-cell>
          <table:table-cell table:formula="of:=VLOOKUP([kokku.A101];[rk.A$1:.D$1048576];3;0)" office:value-type="string" office:string-value="Yoko Alender" calcext:value-type="string">
            <text:p>Yoko Alender</text:p>
          </table:table-cell>
          <table:table-cell table:formula="of:=VLOOKUP([kokku.A101];[res.A$1:.D$1048576];3;0)" office:value-type="float" office:value="2715" calcext:value-type="float">
            <text:p>2715</text:p>
          </table:table-cell>
          <table:table-cell table:formula="of:=VLOOKUP([kokku.A101];[res.A$1:.E$1048576];2;0)" office:value-type="float" office:value="4" calcext:value-type="float">
            <text:p>4</text:p>
          </table:table-cell>
          <table:table-cell table:formula="of:=VLOOKUP([kokku.A101];[ares.A$1:.E$1048576];3;0)" office:value-type="float" office:value="2715" calcext:value-type="float">
            <text:p>2715</text:p>
          </table:table-cell>
          <table:table-cell table:formula="of:=VLOOKUP([kokku.A101];[ares.A$1:.E$1048576];4;0)" office:value-type="float" office:value="1" calcext:value-type="float">
            <text:p>1</text:p>
          </table:table-cell>
          <table:table-cell table:formula="of:=VLOOKUP([kokku.A101];[ares.A$1:.E$1048576];5;0)" office:value-type="float" office:value="1379" calcext:value-type="float">
            <text:p>1379</text:p>
          </table:table-cell>
        </table:table-row>
        <table:table-row table:style-name="ro1">
          <table:table-cell table:formula="of:=[rk.A1]" office:value-type="float" office:value="101" calcext:value-type="float">
            <text:p>101</text:p>
          </table:table-cell>
          <table:table-cell table:formula="of:=VLOOKUP([kokku.A102];[rk.A$1:.D$1048576];3;0)" office:value-type="string" office:string-value="Veronika Isberg" calcext:value-type="string">
            <text:p>Veronika Isberg</text:p>
          </table:table-cell>
          <table:table-cell table:formula="of:=VLOOKUP([kokku.A102];[res.A$1:.D$1048576];3;0)" office:value-type="string" office:string-value="" calcext:value-type="error">
            <text:p>#N/A</text:p>
          </table:table-cell>
          <table:table-cell table:formula="of:=VLOOKUP([kokku.A102];[res.A$1:.E$1048576];2;0)" office:value-type="string" office:string-value="" calcext:value-type="error">
            <text:p>#N/A</text:p>
          </table:table-cell>
          <table:table-cell table:formula="of:=VLOOKUP([kokku.A102];[ares.A$1:.E$1048576];3;0)" office:value-type="float" office:value="55" calcext:value-type="float">
            <text:p>55</text:p>
          </table:table-cell>
          <table:table-cell table:formula="of:=VLOOKUP([kokku.A102];[ares.A$1:.E$1048576];4;0)" office:value-type="float" office:value="1" calcext:value-type="float">
            <text:p>1</text:p>
          </table:table-cell>
          <table:table-cell table:formula="of:=VLOOKUP([kokku.A102];[ares.A$1:.E$1048576];5;0)" office:value-type="float" office:value="21" calcext:value-type="float">
            <text:p>21</text:p>
          </table:table-cell>
        </table:table-row>
        <table:table-row table:style-name="ro1">
          <table:table-cell table:formula="of:=[rk.A2]" office:value-type="float" office:value="102" calcext:value-type="float">
            <text:p>102</text:p>
          </table:table-cell>
          <table:table-cell table:formula="of:=VLOOKUP([kokku.A103];[rk.A$1:.D$1048576];3;0)" office:value-type="string" office:string-value="Vadim Šaptšenko" calcext:value-type="string">
            <text:p>Vadim Šaptšenko</text:p>
          </table:table-cell>
          <table:table-cell table:formula="of:=VLOOKUP([kokku.A103];[res.A$1:.D$1048576];3;0)" office:value-type="string" office:string-value="" calcext:value-type="error">
            <text:p>#N/A</text:p>
          </table:table-cell>
          <table:table-cell table:formula="of:=VLOOKUP([kokku.A103];[res.A$1:.E$1048576];2;0)" office:value-type="string" office:string-value="" calcext:value-type="error">
            <text:p>#N/A</text:p>
          </table:table-cell>
          <table:table-cell table:formula="of:=VLOOKUP([kokku.A103];[ares.A$1:.E$1048576];3;0)" office:value-type="float" office:value="20" calcext:value-type="float">
            <text:p>20</text:p>
          </table:table-cell>
          <table:table-cell table:formula="of:=VLOOKUP([kokku.A103];[ares.A$1:.E$1048576];4;0)" office:value-type="float" office:value="1" calcext:value-type="float">
            <text:p>1</text:p>
          </table:table-cell>
          <table:table-cell table:formula="of:=VLOOKUP([kokku.A103];[ares.A$1:.E$1048576];5;0)" office:value-type="float" office:value="5" calcext:value-type="float">
            <text:p>5</text:p>
          </table:table-cell>
        </table:table-row>
        <table:table-row table:style-name="ro1">
          <table:table-cell table:formula="of:=[rk.A3]" office:value-type="float" office:value="103" calcext:value-type="float">
            <text:p>103</text:p>
          </table:table-cell>
          <table:table-cell table:formula="of:=VLOOKUP([kokku.A104];[rk.A$1:.D$1048576];3;0)" office:value-type="string" office:string-value="Aimar Jukkum" calcext:value-type="string">
            <text:p>Aimar Jukkum</text:p>
          </table:table-cell>
          <table:table-cell table:formula="of:=VLOOKUP([kokku.A104];[res.A$1:.D$1048576];3;0)" office:value-type="string" office:string-value="" calcext:value-type="error">
            <text:p>#N/A</text:p>
          </table:table-cell>
          <table:table-cell table:formula="of:=VLOOKUP([kokku.A104];[res.A$1:.E$1048576];2;0)" office:value-type="string" office:string-value="" calcext:value-type="error">
            <text:p>#N/A</text:p>
          </table:table-cell>
          <table:table-cell table:formula="of:=VLOOKUP([kokku.A104];[ares.A$1:.E$1048576];3;0)" office:value-type="float" office:value="14" calcext:value-type="float">
            <text:p>14</text:p>
          </table:table-cell>
          <table:table-cell table:formula="of:=VLOOKUP([kokku.A104];[ares.A$1:.E$1048576];4;0)" office:value-type="float" office:value="0" calcext:value-type="float">
            <text:p>0</text:p>
          </table:table-cell>
          <table:table-cell table:formula="of:=VLOOKUP([kokku.A104];[ares.A$1:.E$1048576];5;0)" office:value-type="float" office:value="4" calcext:value-type="float">
            <text:p>4</text:p>
          </table:table-cell>
        </table:table-row>
        <table:table-row table:style-name="ro1">
          <table:table-cell table:formula="of:=[rk.A4]" office:value-type="float" office:value="104" calcext:value-type="float">
            <text:p>104</text:p>
          </table:table-cell>
          <table:table-cell table:formula="of:=VLOOKUP([kokku.A105];[rk.A$1:.D$1048576];3;0)" office:value-type="string" office:string-value="Aleksandr Apolinsky" calcext:value-type="string">
            <text:p>Aleksandr Apolinsky</text:p>
          </table:table-cell>
          <table:table-cell table:formula="of:=VLOOKUP([kokku.A105];[res.A$1:.D$1048576];3;0)" office:value-type="string" office:string-value="" calcext:value-type="error">
            <text:p>#N/A</text:p>
          </table:table-cell>
          <table:table-cell table:formula="of:=VLOOKUP([kokku.A105];[res.A$1:.E$1048576];2;0)" office:value-type="string" office:string-value="" calcext:value-type="error">
            <text:p>#N/A</text:p>
          </table:table-cell>
          <table:table-cell table:formula="of:=VLOOKUP([kokku.A105];[ares.A$1:.E$1048576];3;0)" office:value-type="float" office:value="38" calcext:value-type="float">
            <text:p>38</text:p>
          </table:table-cell>
          <table:table-cell table:formula="of:=VLOOKUP([kokku.A105];[ares.A$1:.E$1048576];4;0)" office:value-type="float" office:value="0" calcext:value-type="float">
            <text:p>0</text:p>
          </table:table-cell>
          <table:table-cell table:formula="of:=VLOOKUP([kokku.A105];[ares.A$1:.E$1048576];5;0)" office:value-type="float" office:value="5" calcext:value-type="float">
            <text:p>5</text:p>
          </table:table-cell>
        </table:table-row>
        <table:table-row table:style-name="ro1">
          <table:table-cell table:formula="of:=[rk.A5]" office:value-type="float" office:value="105" calcext:value-type="float">
            <text:p>105</text:p>
          </table:table-cell>
          <table:table-cell table:formula="of:=VLOOKUP([kokku.A106];[rk.A$1:.D$1048576];3;0)" office:value-type="string" office:string-value="Beatrice Fenice" calcext:value-type="string">
            <text:p>Beatrice Fenice</text:p>
          </table:table-cell>
          <table:table-cell table:formula="of:=VLOOKUP([kokku.A106];[res.A$1:.D$1048576];3;0)" office:value-type="string" office:string-value="" calcext:value-type="error">
            <text:p>#N/A</text:p>
          </table:table-cell>
          <table:table-cell table:formula="of:=VLOOKUP([kokku.A106];[res.A$1:.E$1048576];2;0)" office:value-type="string" office:string-value="" calcext:value-type="error">
            <text:p>#N/A</text:p>
          </table:table-cell>
          <table:table-cell table:formula="of:=VLOOKUP([kokku.A106];[ares.A$1:.E$1048576];3;0)" office:value-type="float" office:value="25" calcext:value-type="float">
            <text:p>25</text:p>
          </table:table-cell>
          <table:table-cell table:formula="of:=VLOOKUP([kokku.A106];[ares.A$1:.E$1048576];4;0)" office:value-type="float" office:value="1" calcext:value-type="float">
            <text:p>1</text:p>
          </table:table-cell>
          <table:table-cell table:formula="of:=VLOOKUP([kokku.A106];[ares.A$1:.E$1048576];5;0)" office:value-type="float" office:value="6" calcext:value-type="float">
            <text:p>6</text:p>
          </table:table-cell>
        </table:table-row>
        <table:table-row table:style-name="ro1">
          <table:table-cell table:formula="of:=[rk.A6]" office:value-type="float" office:value="106" calcext:value-type="float">
            <text:p>106</text:p>
          </table:table-cell>
          <table:table-cell table:formula="of:=VLOOKUP([kokku.A107];[rk.A$1:.D$1048576];3;0)" office:value-type="string" office:string-value="Marita Pitk" calcext:value-type="string">
            <text:p>Marita Pitk</text:p>
          </table:table-cell>
          <table:table-cell table:formula="of:=VLOOKUP([kokku.A107];[res.A$1:.D$1048576];3;0)" office:value-type="string" office:string-value="" calcext:value-type="error">
            <text:p>#N/A</text:p>
          </table:table-cell>
          <table:table-cell table:formula="of:=VLOOKUP([kokku.A107];[res.A$1:.E$1048576];2;0)" office:value-type="string" office:string-value="" calcext:value-type="error">
            <text:p>#N/A</text:p>
          </table:table-cell>
          <table:table-cell table:formula="of:=VLOOKUP([kokku.A107];[ares.A$1:.E$1048576];3;0)" office:value-type="float" office:value="15" calcext:value-type="float">
            <text:p>15</text:p>
          </table:table-cell>
          <table:table-cell table:formula="of:=VLOOKUP([kokku.A107];[ares.A$1:.E$1048576];4;0)" office:value-type="float" office:value="0" calcext:value-type="float">
            <text:p>0</text:p>
          </table:table-cell>
          <table:table-cell table:formula="of:=VLOOKUP([kokku.A107];[ares.A$1:.E$1048576];5;0)" office:value-type="float" office:value="4" calcext:value-type="float">
            <text:p>4</text:p>
          </table:table-cell>
        </table:table-row>
        <table:table-row table:style-name="ro1">
          <table:table-cell table:formula="of:=[rk.A7]" office:value-type="float" office:value="107" calcext:value-type="float">
            <text:p>107</text:p>
          </table:table-cell>
          <table:table-cell table:formula="of:=VLOOKUP([kokku.A108];[rk.A$1:.D$1048576];3;0)" office:value-type="string" office:string-value="Kerli Green" calcext:value-type="string">
            <text:p>Kerli Green</text:p>
          </table:table-cell>
          <table:table-cell table:formula="of:=VLOOKUP([kokku.A108];[res.A$1:.D$1048576];3;0)" office:value-type="string" office:string-value="" calcext:value-type="error">
            <text:p>#N/A</text:p>
          </table:table-cell>
          <table:table-cell table:formula="of:=VLOOKUP([kokku.A108];[res.A$1:.E$1048576];2;0)" office:value-type="string" office:string-value="" calcext:value-type="error">
            <text:p>#N/A</text:p>
          </table:table-cell>
          <table:table-cell table:formula="of:=VLOOKUP([kokku.A108];[ares.A$1:.E$1048576];3;0)" office:value-type="float" office:value="43" calcext:value-type="float">
            <text:p>43</text:p>
          </table:table-cell>
          <table:table-cell table:formula="of:=VLOOKUP([kokku.A108];[ares.A$1:.E$1048576];4;0)" office:value-type="float" office:value="0" calcext:value-type="float">
            <text:p>0</text:p>
          </table:table-cell>
          <table:table-cell table:formula="of:=VLOOKUP([kokku.A108];[ares.A$1:.E$1048576];5;0)" office:value-type="float" office:value="16" calcext:value-type="float">
            <text:p>16</text:p>
          </table:table-cell>
        </table:table-row>
        <table:table-row table:style-name="ro1">
          <table:table-cell table:formula="of:=[rk.A8]" office:value-type="float" office:value="108" calcext:value-type="float">
            <text:p>108</text:p>
          </table:table-cell>
          <table:table-cell table:formula="of:=VLOOKUP([kokku.A109];[rk.A$1:.D$1048576];3;0)" office:value-type="string" office:string-value="Jane Snaith" calcext:value-type="string">
            <text:p>Jane Snaith</text:p>
          </table:table-cell>
          <table:table-cell table:formula="of:=VLOOKUP([kokku.A109];[res.A$1:.D$1048576];3;0)" office:value-type="string" office:string-value="" calcext:value-type="error">
            <text:p>#N/A</text:p>
          </table:table-cell>
          <table:table-cell table:formula="of:=VLOOKUP([kokku.A109];[res.A$1:.E$1048576];2;0)" office:value-type="string" office:string-value="" calcext:value-type="error">
            <text:p>#N/A</text:p>
          </table:table-cell>
          <table:table-cell table:formula="of:=VLOOKUP([kokku.A109];[ares.A$1:.E$1048576];3;0)" office:value-type="float" office:value="41" calcext:value-type="float">
            <text:p>41</text:p>
          </table:table-cell>
          <table:table-cell table:formula="of:=VLOOKUP([kokku.A109];[ares.A$1:.E$1048576];4;0)" office:value-type="float" office:value="1" calcext:value-type="float">
            <text:p>1</text:p>
          </table:table-cell>
          <table:table-cell table:formula="of:=VLOOKUP([kokku.A109];[ares.A$1:.E$1048576];5;0)" office:value-type="float" office:value="17" calcext:value-type="float">
            <text:p>17</text:p>
          </table:table-cell>
        </table:table-row>
        <table:table-row table:style-name="ro1">
          <table:table-cell table:formula="of:=[rk.A9]" office:value-type="float" office:value="109" calcext:value-type="float">
            <text:p>109</text:p>
          </table:table-cell>
          <table:table-cell table:formula="of:=VLOOKUP([kokku.A110];[rk.A$1:.D$1048576];3;0)" office:value-type="string" office:string-value="Andrea Green" calcext:value-type="string">
            <text:p>Andrea Green</text:p>
          </table:table-cell>
          <table:table-cell table:formula="of:=VLOOKUP([kokku.A110];[res.A$1:.D$1048576];3;0)" office:value-type="string" office:string-value="" calcext:value-type="error">
            <text:p>#N/A</text:p>
          </table:table-cell>
          <table:table-cell table:formula="of:=VLOOKUP([kokku.A110];[res.A$1:.E$1048576];2;0)" office:value-type="string" office:string-value="" calcext:value-type="error">
            <text:p>#N/A</text:p>
          </table:table-cell>
          <table:table-cell table:formula="of:=VLOOKUP([kokku.A110];[ares.A$1:.E$1048576];3;0)" office:value-type="float" office:value="18" calcext:value-type="float">
            <text:p>18</text:p>
          </table:table-cell>
          <table:table-cell table:formula="of:=VLOOKUP([kokku.A110];[ares.A$1:.E$1048576];4;0)" office:value-type="float" office:value="0" calcext:value-type="float">
            <text:p>0</text:p>
          </table:table-cell>
          <table:table-cell table:formula="of:=VLOOKUP([kokku.A110];[ares.A$1:.E$1048576];5;0)" office:value-type="float" office:value="4" calcext:value-type="float">
            <text:p>4</text:p>
          </table:table-cell>
        </table:table-row>
        <table:table-row table:style-name="ro1">
          <table:table-cell table:formula="of:=[rk.A10]" office:value-type="float" office:value="110" calcext:value-type="float">
            <text:p>110</text:p>
          </table:table-cell>
          <table:table-cell table:formula="of:=VLOOKUP([kokku.A111];[rk.A$1:.D$1048576];3;0)" office:value-type="string" office:string-value="Mario Märtson" calcext:value-type="string">
            <text:p>Mario Märtson</text:p>
          </table:table-cell>
          <table:table-cell table:formula="of:=VLOOKUP([kokku.A111];[res.A$1:.D$1048576];3;0)" office:value-type="string" office:string-value="" calcext:value-type="error">
            <text:p>#N/A</text:p>
          </table:table-cell>
          <table:table-cell table:formula="of:=VLOOKUP([kokku.A111];[res.A$1:.E$1048576];2;0)" office:value-type="string" office:string-value="" calcext:value-type="error">
            <text:p>#N/A</text:p>
          </table:table-cell>
          <table:table-cell table:formula="of:=VLOOKUP([kokku.A111];[ares.A$1:.E$1048576];3;0)" office:value-type="float" office:value="19" calcext:value-type="float">
            <text:p>19</text:p>
          </table:table-cell>
          <table:table-cell table:formula="of:=VLOOKUP([kokku.A111];[ares.A$1:.E$1048576];4;0)" office:value-type="float" office:value="0" calcext:value-type="float">
            <text:p>0</text:p>
          </table:table-cell>
          <table:table-cell table:formula="of:=VLOOKUP([kokku.A111];[ares.A$1:.E$1048576];5;0)" office:value-type="float" office:value="8" calcext:value-type="float">
            <text:p>8</text:p>
          </table:table-cell>
        </table:table-row>
        <table:table-row table:style-name="ro1">
          <table:table-cell table:formula="of:=[rk.A11]" office:value-type="float" office:value="111" calcext:value-type="float">
            <text:p>111</text:p>
          </table:table-cell>
          <table:table-cell table:formula="of:=VLOOKUP([kokku.A112];[rk.A$1:.D$1048576];3;0)" office:value-type="string" office:string-value="Raimo Kägu" calcext:value-type="string">
            <text:p>Raimo Kägu</text:p>
          </table:table-cell>
          <table:table-cell table:formula="of:=VLOOKUP([kokku.A112];[res.A$1:.D$1048576];3;0)" office:value-type="string" office:string-value="" calcext:value-type="error">
            <text:p>#N/A</text:p>
          </table:table-cell>
          <table:table-cell table:formula="of:=VLOOKUP([kokku.A112];[res.A$1:.E$1048576];2;0)" office:value-type="string" office:string-value="" calcext:value-type="error">
            <text:p>#N/A</text:p>
          </table:table-cell>
          <table:table-cell table:formula="of:=VLOOKUP([kokku.A112];[ares.A$1:.E$1048576];3;0)" office:value-type="float" office:value="205" calcext:value-type="float">
            <text:p>205</text:p>
          </table:table-cell>
          <table:table-cell table:formula="of:=VLOOKUP([kokku.A112];[ares.A$1:.E$1048576];4;0)" office:value-type="float" office:value="0" calcext:value-type="float">
            <text:p>0</text:p>
          </table:table-cell>
          <table:table-cell table:formula="of:=VLOOKUP([kokku.A112];[ares.A$1:.E$1048576];5;0)" office:value-type="float" office:value="68" calcext:value-type="float">
            <text:p>68</text:p>
          </table:table-cell>
        </table:table-row>
        <table:table-row table:style-name="ro1">
          <table:table-cell table:formula="of:=[rk.A12]" office:value-type="float" office:value="112" calcext:value-type="float">
            <text:p>112</text:p>
          </table:table-cell>
          <table:table-cell table:formula="of:=VLOOKUP([kokku.A113];[rk.A$1:.D$1048576];3;0)" office:value-type="string" office:string-value="Andrei Šaršov" calcext:value-type="string">
            <text:p>Andrei Šaršov</text:p>
          </table:table-cell>
          <table:table-cell table:formula="of:=VLOOKUP([kokku.A113];[res.A$1:.D$1048576];3;0)" office:value-type="string" office:string-value="" calcext:value-type="error">
            <text:p>#N/A</text:p>
          </table:table-cell>
          <table:table-cell table:formula="of:=VLOOKUP([kokku.A113];[res.A$1:.E$1048576];2;0)" office:value-type="string" office:string-value="" calcext:value-type="error">
            <text:p>#N/A</text:p>
          </table:table-cell>
          <table:table-cell table:formula="of:=VLOOKUP([kokku.A113];[ares.A$1:.E$1048576];3;0)" office:value-type="float" office:value="40" calcext:value-type="float">
            <text:p>40</text:p>
          </table:table-cell>
          <table:table-cell table:formula="of:=VLOOKUP([kokku.A113];[ares.A$1:.E$1048576];4;0)" office:value-type="float" office:value="0" calcext:value-type="float">
            <text:p>0</text:p>
          </table:table-cell>
          <table:table-cell table:formula="of:=VLOOKUP([kokku.A113];[ares.A$1:.E$1048576];5;0)" office:value-type="float" office:value="17" calcext:value-type="float">
            <text:p>17</text:p>
          </table:table-cell>
        </table:table-row>
        <table:table-row table:style-name="ro1">
          <table:table-cell table:formula="of:=[rk.A13]" office:value-type="float" office:value="113" calcext:value-type="float">
            <text:p>113</text:p>
          </table:table-cell>
          <table:table-cell table:formula="of:=VLOOKUP([kokku.A114];[rk.A$1:.D$1048576];3;0)" office:value-type="string" office:string-value="Raivo Algur" calcext:value-type="string">
            <text:p>Raivo Algur</text:p>
          </table:table-cell>
          <table:table-cell table:formula="of:=VLOOKUP([kokku.A114];[res.A$1:.D$1048576];3;0)" office:value-type="string" office:string-value="" calcext:value-type="error">
            <text:p>#N/A</text:p>
          </table:table-cell>
          <table:table-cell table:formula="of:=VLOOKUP([kokku.A114];[res.A$1:.E$1048576];2;0)" office:value-type="string" office:string-value="" calcext:value-type="error">
            <text:p>#N/A</text:p>
          </table:table-cell>
          <table:table-cell table:formula="of:=VLOOKUP([kokku.A114];[ares.A$1:.E$1048576];3;0)" office:value-type="float" office:value="25" calcext:value-type="float">
            <text:p>25</text:p>
          </table:table-cell>
          <table:table-cell table:formula="of:=VLOOKUP([kokku.A114];[ares.A$1:.E$1048576];4;0)" office:value-type="float" office:value="0" calcext:value-type="float">
            <text:p>0</text:p>
          </table:table-cell>
          <table:table-cell table:formula="of:=VLOOKUP([kokku.A114];[ares.A$1:.E$1048576];5;0)" office:value-type="float" office:value="9" calcext:value-type="float">
            <text:p>9</text:p>
          </table:table-cell>
        </table:table-row>
        <table:table-row table:style-name="ro1">
          <table:table-cell table:formula="of:=[rk.A14]" office:value-type="float" office:value="114" calcext:value-type="float">
            <text:p>114</text:p>
          </table:table-cell>
          <table:table-cell table:formula="of:=VLOOKUP([kokku.A115];[rk.A$1:.D$1048576];3;0)" office:value-type="string" office:string-value="Taavi Keedus" calcext:value-type="string">
            <text:p>Taavi Keedus</text:p>
          </table:table-cell>
          <table:table-cell table:formula="of:=VLOOKUP([kokku.A115];[res.A$1:.D$1048576];3;0)" office:value-type="string" office:string-value="" calcext:value-type="error">
            <text:p>#N/A</text:p>
          </table:table-cell>
          <table:table-cell table:formula="of:=VLOOKUP([kokku.A115];[res.A$1:.E$1048576];2;0)" office:value-type="string" office:string-value="" calcext:value-type="error">
            <text:p>#N/A</text:p>
          </table:table-cell>
          <table:table-cell table:formula="of:=VLOOKUP([kokku.A115];[ares.A$1:.E$1048576];3;0)" office:value-type="float" office:value="16" calcext:value-type="float">
            <text:p>16</text:p>
          </table:table-cell>
          <table:table-cell table:formula="of:=VLOOKUP([kokku.A115];[ares.A$1:.E$1048576];4;0)" office:value-type="float" office:value="0" calcext:value-type="float">
            <text:p>0</text:p>
          </table:table-cell>
          <table:table-cell table:formula="of:=VLOOKUP([kokku.A115];[ares.A$1:.E$1048576];5;0)" office:value-type="float" office:value="7" calcext:value-type="float">
            <text:p>7</text:p>
          </table:table-cell>
        </table:table-row>
        <table:table-row table:style-name="ro1">
          <table:table-cell table:formula="of:=[rk.A15]" office:value-type="float" office:value="115" calcext:value-type="float">
            <text:p>115</text:p>
          </table:table-cell>
          <table:table-cell table:formula="of:=VLOOKUP([kokku.A116];[rk.A$1:.D$1048576];3;0)" office:value-type="string" office:string-value="Silja Trisberg" calcext:value-type="string">
            <text:p>Silja Trisberg</text:p>
          </table:table-cell>
          <table:table-cell table:formula="of:=VLOOKUP([kokku.A116];[res.A$1:.D$1048576];3;0)" office:value-type="string" office:string-value="" calcext:value-type="error">
            <text:p>#N/A</text:p>
          </table:table-cell>
          <table:table-cell table:formula="of:=VLOOKUP([kokku.A116];[res.A$1:.E$1048576];2;0)" office:value-type="string" office:string-value="" calcext:value-type="error">
            <text:p>#N/A</text:p>
          </table:table-cell>
          <table:table-cell table:formula="of:=VLOOKUP([kokku.A116];[ares.A$1:.E$1048576];3;0)" office:value-type="float" office:value="17" calcext:value-type="float">
            <text:p>17</text:p>
          </table:table-cell>
          <table:table-cell table:formula="of:=VLOOKUP([kokku.A116];[ares.A$1:.E$1048576];4;0)" office:value-type="float" office:value="0" calcext:value-type="float">
            <text:p>0</text:p>
          </table:table-cell>
          <table:table-cell table:formula="of:=VLOOKUP([kokku.A116];[ares.A$1:.E$1048576];5;0)" office:value-type="float" office:value="3" calcext:value-type="float">
            <text:p>3</text:p>
          </table:table-cell>
        </table:table-row>
        <table:table-row table:style-name="ro1">
          <table:table-cell table:formula="of:=[rk.A16]" office:value-type="float" office:value="116" calcext:value-type="float">
            <text:p>116</text:p>
          </table:table-cell>
          <table:table-cell table:formula="of:=VLOOKUP([kokku.A117];[rk.A$1:.D$1048576];3;0)" office:value-type="string" office:string-value="Kaie Jaaniste" calcext:value-type="string">
            <text:p>Kaie Jaaniste</text:p>
          </table:table-cell>
          <table:table-cell table:formula="of:=VLOOKUP([kokku.A117];[res.A$1:.D$1048576];3;0)" office:value-type="string" office:string-value="" calcext:value-type="error">
            <text:p>#N/A</text:p>
          </table:table-cell>
          <table:table-cell table:formula="of:=VLOOKUP([kokku.A117];[res.A$1:.E$1048576];2;0)" office:value-type="string" office:string-value="" calcext:value-type="error">
            <text:p>#N/A</text:p>
          </table:table-cell>
          <table:table-cell table:formula="of:=VLOOKUP([kokku.A117];[ares.A$1:.E$1048576];3;0)" office:value-type="float" office:value="50" calcext:value-type="float">
            <text:p>50</text:p>
          </table:table-cell>
          <table:table-cell table:formula="of:=VLOOKUP([kokku.A117];[ares.A$1:.E$1048576];4;0)" office:value-type="float" office:value="0" calcext:value-type="float">
            <text:p>0</text:p>
          </table:table-cell>
          <table:table-cell table:formula="of:=VLOOKUP([kokku.A117];[ares.A$1:.E$1048576];5;0)" office:value-type="float" office:value="14" calcext:value-type="float">
            <text:p>14</text:p>
          </table:table-cell>
        </table:table-row>
        <table:table-row table:style-name="ro1">
          <table:table-cell table:formula="of:=[rk.A17]" office:value-type="float" office:value="117" calcext:value-type="float">
            <text:p>117</text:p>
          </table:table-cell>
          <table:table-cell table:formula="of:=VLOOKUP([kokku.A118];[rk.A$1:.D$1048576];3;0)" office:value-type="string" office:string-value="Aleks Saarnak" calcext:value-type="string">
            <text:p>Aleks Saarnak</text:p>
          </table:table-cell>
          <table:table-cell table:formula="of:=VLOOKUP([kokku.A118];[res.A$1:.D$1048576];3;0)" office:value-type="string" office:string-value="" calcext:value-type="error">
            <text:p>#N/A</text:p>
          </table:table-cell>
          <table:table-cell table:formula="of:=VLOOKUP([kokku.A118];[res.A$1:.E$1048576];2;0)" office:value-type="string" office:string-value="" calcext:value-type="error">
            <text:p>#N/A</text:p>
          </table:table-cell>
          <table:table-cell table:formula="of:=VLOOKUP([kokku.A118];[ares.A$1:.E$1048576];3;0)" office:value-type="float" office:value="25" calcext:value-type="float">
            <text:p>25</text:p>
          </table:table-cell>
          <table:table-cell table:formula="of:=VLOOKUP([kokku.A118];[ares.A$1:.E$1048576];4;0)" office:value-type="float" office:value="0" calcext:value-type="float">
            <text:p>0</text:p>
          </table:table-cell>
          <table:table-cell table:formula="of:=VLOOKUP([kokku.A118];[ares.A$1:.E$1048576];5;0)" office:value-type="float" office:value="5" calcext:value-type="float">
            <text:p>5</text:p>
          </table:table-cell>
        </table:table-row>
        <table:table-row table:style-name="ro1">
          <table:table-cell table:formula="of:=[rk.A18]" office:value-type="float" office:value="118" calcext:value-type="float">
            <text:p>118</text:p>
          </table:table-cell>
          <table:table-cell table:formula="of:=VLOOKUP([kokku.A119];[rk.A$1:.D$1048576];3;0)" office:value-type="string" office:string-value="Kristiina Ojuland" calcext:value-type="string">
            <text:p>Kristiina Ojuland</text:p>
          </table:table-cell>
          <table:table-cell table:formula="of:=VLOOKUP([kokku.A119];[res.A$1:.D$1048576];3;0)" office:value-type="string" office:string-value="" calcext:value-type="error">
            <text:p>#N/A</text:p>
          </table:table-cell>
          <table:table-cell table:formula="of:=VLOOKUP([kokku.A119];[res.A$1:.E$1048576];2;0)" office:value-type="string" office:string-value="" calcext:value-type="error">
            <text:p>#N/A</text:p>
          </table:table-cell>
          <table:table-cell table:formula="of:=VLOOKUP([kokku.A119];[ares.A$1:.E$1048576];3;0)" office:value-type="float" office:value="273" calcext:value-type="float">
            <text:p>273</text:p>
          </table:table-cell>
          <table:table-cell table:formula="of:=VLOOKUP([kokku.A119];[ares.A$1:.E$1048576];4;0)" office:value-type="float" office:value="0" calcext:value-type="float">
            <text:p>0</text:p>
          </table:table-cell>
          <table:table-cell table:formula="of:=VLOOKUP([kokku.A119];[ares.A$1:.E$1048576];5;0)" office:value-type="float" office:value="69" calcext:value-type="float">
            <text:p>69</text:p>
          </table:table-cell>
        </table:table-row>
        <table:table-row table:style-name="ro1">
          <table:table-cell table:formula="of:=[rk.A19]" office:value-type="float" office:value="119" calcext:value-type="float">
            <text:p>119</text:p>
          </table:table-cell>
          <table:table-cell table:formula="of:=VLOOKUP([kokku.A120];[rk.A$1:.D$1048576];3;0)" office:value-type="string" office:string-value="Allan Jaakus" calcext:value-type="string">
            <text:p>Allan Jaakus</text:p>
          </table:table-cell>
          <table:table-cell table:formula="of:=VLOOKUP([kokku.A120];[res.A$1:.D$1048576];3;0)" office:value-type="string" office:string-value="" calcext:value-type="error">
            <text:p>#N/A</text:p>
          </table:table-cell>
          <table:table-cell table:formula="of:=VLOOKUP([kokku.A120];[res.A$1:.E$1048576];2;0)" office:value-type="string" office:string-value="" calcext:value-type="error">
            <text:p>#N/A</text:p>
          </table:table-cell>
          <table:table-cell table:formula="of:=VLOOKUP([kokku.A120];[ares.A$1:.E$1048576];3;0)" office:value-type="float" office:value="12" calcext:value-type="float">
            <text:p>12</text:p>
          </table:table-cell>
          <table:table-cell table:formula="of:=VLOOKUP([kokku.A120];[ares.A$1:.E$1048576];4;0)" office:value-type="float" office:value="0" calcext:value-type="float">
            <text:p>0</text:p>
          </table:table-cell>
          <table:table-cell table:formula="of:=VLOOKUP([kokku.A120];[ares.A$1:.E$1048576];5;0)" office:value-type="float" office:value="2" calcext:value-type="float">
            <text:p>2</text:p>
          </table:table-cell>
        </table:table-row>
        <table:table-row table:style-name="ro1">
          <table:table-cell table:formula="of:=[rk.A20]" office:value-type="float" office:value="120" calcext:value-type="float">
            <text:p>120</text:p>
          </table:table-cell>
          <table:table-cell table:formula="of:=VLOOKUP([kokku.A121];[rk.A$1:.D$1048576];3;0)" office:value-type="string" office:string-value="Õnnela Raudsepp" calcext:value-type="string">
            <text:p>Õnnela Raudsepp</text:p>
          </table:table-cell>
          <table:table-cell table:formula="of:=VLOOKUP([kokku.A121];[res.A$1:.D$1048576];3;0)" office:value-type="string" office:string-value="" calcext:value-type="error">
            <text:p>#N/A</text:p>
          </table:table-cell>
          <table:table-cell table:formula="of:=VLOOKUP([kokku.A121];[res.A$1:.E$1048576];2;0)" office:value-type="string" office:string-value="" calcext:value-type="error">
            <text:p>#N/A</text:p>
          </table:table-cell>
          <table:table-cell table:formula="of:=VLOOKUP([kokku.A121];[ares.A$1:.E$1048576];3;0)" office:value-type="float" office:value="39" calcext:value-type="float">
            <text:p>39</text:p>
          </table:table-cell>
          <table:table-cell table:formula="of:=VLOOKUP([kokku.A121];[ares.A$1:.E$1048576];4;0)" office:value-type="float" office:value="0" calcext:value-type="float">
            <text:p>0</text:p>
          </table:table-cell>
          <table:table-cell table:formula="of:=VLOOKUP([kokku.A121];[ares.A$1:.E$1048576];5;0)" office:value-type="float" office:value="5" calcext:value-type="float">
            <text:p>5</text:p>
          </table:table-cell>
        </table:table-row>
        <table:table-row table:style-name="ro1">
          <table:table-cell table:formula="of:=[rk.A21]" office:value-type="float" office:value="121" calcext:value-type="float">
            <text:p>121</text:p>
          </table:table-cell>
          <table:table-cell table:formula="of:=VLOOKUP([kokku.A122];[rk.A$1:.D$1048576];3;0)" office:value-type="string" office:string-value="Evelyn Danilov" calcext:value-type="string">
            <text:p>Evelyn Danilov</text:p>
          </table:table-cell>
          <table:table-cell table:formula="of:=VLOOKUP([kokku.A122];[res.A$1:.D$1048576];3;0)" office:value-type="string" office:string-value="" calcext:value-type="error">
            <text:p>#N/A</text:p>
          </table:table-cell>
          <table:table-cell table:formula="of:=VLOOKUP([kokku.A122];[res.A$1:.E$1048576];2;0)" office:value-type="string" office:string-value="" calcext:value-type="error">
            <text:p>#N/A</text:p>
          </table:table-cell>
          <table:table-cell table:formula="of:=VLOOKUP([kokku.A122];[ares.A$1:.E$1048576];3;0)" office:value-type="float" office:value="97" calcext:value-type="float">
            <text:p>97</text:p>
          </table:table-cell>
          <table:table-cell table:formula="of:=VLOOKUP([kokku.A122];[ares.A$1:.E$1048576];4;0)" office:value-type="float" office:value="0" calcext:value-type="float">
            <text:p>0</text:p>
          </table:table-cell>
          <table:table-cell table:formula="of:=VLOOKUP([kokku.A122];[ares.A$1:.E$1048576];5;0)" office:value-type="float" office:value="19" calcext:value-type="float">
            <text:p>19</text:p>
          </table:table-cell>
        </table:table-row>
        <table:table-row table:style-name="ro1">
          <table:table-cell table:formula="of:=[rk.A22]" office:value-type="float" office:value="122" calcext:value-type="float">
            <text:p>122</text:p>
          </table:table-cell>
          <table:table-cell table:formula="of:=VLOOKUP([kokku.A123];[rk.A$1:.D$1048576];3;0)" office:value-type="string" office:string-value="Arnold Persidski" calcext:value-type="string">
            <text:p>Arnold Persidski</text:p>
          </table:table-cell>
          <table:table-cell table:formula="of:=VLOOKUP([kokku.A123];[res.A$1:.D$1048576];3;0)" office:value-type="string" office:string-value="" calcext:value-type="error">
            <text:p>#N/A</text:p>
          </table:table-cell>
          <table:table-cell table:formula="of:=VLOOKUP([kokku.A123];[res.A$1:.E$1048576];2;0)" office:value-type="string" office:string-value="" calcext:value-type="error">
            <text:p>#N/A</text:p>
          </table:table-cell>
          <table:table-cell table:formula="of:=VLOOKUP([kokku.A123];[ares.A$1:.E$1048576];3;0)" office:value-type="float" office:value="43" calcext:value-type="float">
            <text:p>43</text:p>
          </table:table-cell>
          <table:table-cell table:formula="of:=VLOOKUP([kokku.A123];[ares.A$1:.E$1048576];4;0)" office:value-type="float" office:value="0" calcext:value-type="float">
            <text:p>0</text:p>
          </table:table-cell>
          <table:table-cell table:formula="of:=VLOOKUP([kokku.A123];[ares.A$1:.E$1048576];5;0)" office:value-type="float" office:value="11" calcext:value-type="float">
            <text:p>11</text:p>
          </table:table-cell>
        </table:table-row>
        <table:table-row table:style-name="ro1">
          <table:table-cell table:formula="of:=[rk.A23]" office:value-type="float" office:value="123" calcext:value-type="float">
            <text:p>123</text:p>
          </table:table-cell>
          <table:table-cell table:formula="of:=VLOOKUP([kokku.A124];[rk.A$1:.D$1048576];3;0)" office:value-type="string" office:string-value="Ljubov Dorošenko" calcext:value-type="string">
            <text:p>Ljubov Dorošenko</text:p>
          </table:table-cell>
          <table:table-cell table:formula="of:=VLOOKUP([kokku.A124];[res.A$1:.D$1048576];3;0)" office:value-type="string" office:string-value="" calcext:value-type="error">
            <text:p>#N/A</text:p>
          </table:table-cell>
          <table:table-cell table:formula="of:=VLOOKUP([kokku.A124];[res.A$1:.E$1048576];2;0)" office:value-type="string" office:string-value="" calcext:value-type="error">
            <text:p>#N/A</text:p>
          </table:table-cell>
          <table:table-cell table:formula="of:=VLOOKUP([kokku.A124];[ares.A$1:.E$1048576];3;0)" office:value-type="float" office:value="34" calcext:value-type="float">
            <text:p>34</text:p>
          </table:table-cell>
          <table:table-cell table:formula="of:=VLOOKUP([kokku.A124];[ares.A$1:.E$1048576];4;0)" office:value-type="float" office:value="1" calcext:value-type="float">
            <text:p>1</text:p>
          </table:table-cell>
          <table:table-cell table:formula="of:=VLOOKUP([kokku.A124];[ares.A$1:.E$1048576];5;0)" office:value-type="float" office:value="2" calcext:value-type="float">
            <text:p>2</text:p>
          </table:table-cell>
        </table:table-row>
        <table:table-row table:style-name="ro1">
          <table:table-cell table:formula="of:=[rk.A24]" office:value-type="float" office:value="124" calcext:value-type="float">
            <text:p>124</text:p>
          </table:table-cell>
          <table:table-cell table:formula="of:=VLOOKUP([kokku.A125];[rk.A$1:.D$1048576];3;0)" office:value-type="string" office:string-value="Pavo Raudsepp" calcext:value-type="string">
            <text:p>Pavo Raudsepp</text:p>
          </table:table-cell>
          <table:table-cell table:formula="of:=VLOOKUP([kokku.A125];[res.A$1:.D$1048576];3;0)" office:value-type="string" office:string-value="" calcext:value-type="error">
            <text:p>#N/A</text:p>
          </table:table-cell>
          <table:table-cell table:formula="of:=VLOOKUP([kokku.A125];[res.A$1:.E$1048576];2;0)" office:value-type="string" office:string-value="" calcext:value-type="error">
            <text:p>#N/A</text:p>
          </table:table-cell>
          <table:table-cell table:formula="of:=VLOOKUP([kokku.A125];[ares.A$1:.E$1048576];3;0)" office:value-type="float" office:value="109" calcext:value-type="float">
            <text:p>109</text:p>
          </table:table-cell>
          <table:table-cell table:formula="of:=VLOOKUP([kokku.A125];[ares.A$1:.E$1048576];4;0)" office:value-type="float" office:value="0" calcext:value-type="float">
            <text:p>0</text:p>
          </table:table-cell>
          <table:table-cell table:formula="of:=VLOOKUP([kokku.A125];[ares.A$1:.E$1048576];5;0)" office:value-type="float" office:value="28" calcext:value-type="float">
            <text:p>28</text:p>
          </table:table-cell>
        </table:table-row>
        <table:table-row table:style-name="ro1">
          <table:table-cell table:formula="of:=[rk.A25]" office:value-type="float" office:value="125" calcext:value-type="float">
            <text:p>125</text:p>
          </table:table-cell>
          <table:table-cell table:formula="of:=VLOOKUP([kokku.A126];[rk.A$1:.D$1048576];3;0)" office:value-type="string" office:string-value="Ramo Pener" calcext:value-type="string">
            <text:p>Ramo Pener</text:p>
          </table:table-cell>
          <table:table-cell table:formula="of:=VLOOKUP([kokku.A126];[res.A$1:.D$1048576];3;0)" office:value-type="string" office:string-value="" calcext:value-type="error">
            <text:p>#N/A</text:p>
          </table:table-cell>
          <table:table-cell table:formula="of:=VLOOKUP([kokku.A126];[res.A$1:.E$1048576];2;0)" office:value-type="string" office:string-value="" calcext:value-type="error">
            <text:p>#N/A</text:p>
          </table:table-cell>
          <table:table-cell table:formula="of:=VLOOKUP([kokku.A126];[ares.A$1:.E$1048576];3;0)" office:value-type="float" office:value="16" calcext:value-type="float">
            <text:p>16</text:p>
          </table:table-cell>
          <table:table-cell table:formula="of:=VLOOKUP([kokku.A126];[ares.A$1:.E$1048576];4;0)" office:value-type="float" office:value="0" calcext:value-type="float">
            <text:p>0</text:p>
          </table:table-cell>
          <table:table-cell table:formula="of:=VLOOKUP([kokku.A126];[ares.A$1:.E$1048576];5;0)" office:value-type="float" office:value="6" calcext:value-type="float">
            <text:p>6</text:p>
          </table:table-cell>
        </table:table-row>
        <table:table-row table:style-name="ro1">
          <table:table-cell table:formula="of:=[rk.A26]" office:value-type="float" office:value="126" calcext:value-type="float">
            <text:p>126</text:p>
          </table:table-cell>
          <table:table-cell table:formula="of:=VLOOKUP([kokku.A127];[rk.A$1:.D$1048576];3;0)" office:value-type="string" office:string-value="Ott Kukk" calcext:value-type="string">
            <text:p>Ott Kukk</text:p>
          </table:table-cell>
          <table:table-cell table:formula="of:=VLOOKUP([kokku.A127];[res.A$1:.D$1048576];3;0)" office:value-type="string" office:string-value="" calcext:value-type="error">
            <text:p>#N/A</text:p>
          </table:table-cell>
          <table:table-cell table:formula="of:=VLOOKUP([kokku.A127];[res.A$1:.E$1048576];2;0)" office:value-type="string" office:string-value="" calcext:value-type="error">
            <text:p>#N/A</text:p>
          </table:table-cell>
          <table:table-cell table:formula="of:=VLOOKUP([kokku.A127];[ares.A$1:.E$1048576];3;0)" office:value-type="float" office:value="80" calcext:value-type="float">
            <text:p>80</text:p>
          </table:table-cell>
          <table:table-cell table:formula="of:=VLOOKUP([kokku.A127];[ares.A$1:.E$1048576];4;0)" office:value-type="float" office:value="0" calcext:value-type="float">
            <text:p>0</text:p>
          </table:table-cell>
          <table:table-cell table:formula="of:=VLOOKUP([kokku.A127];[ares.A$1:.E$1048576];5;0)" office:value-type="float" office:value="28" calcext:value-type="float">
            <text:p>28</text:p>
          </table:table-cell>
        </table:table-row>
        <table:table-row table:style-name="ro1">
          <table:table-cell table:formula="of:=[rk.A27]" office:value-type="float" office:value="127" calcext:value-type="float">
            <text:p>127</text:p>
          </table:table-cell>
          <table:table-cell table:formula="of:=VLOOKUP([kokku.A128];[rk.A$1:.D$1048576];3;0)" office:value-type="string" office:string-value="Tõnu Kalja" calcext:value-type="string">
            <text:p>Tõnu Kalja</text:p>
          </table:table-cell>
          <table:table-cell table:formula="of:=VLOOKUP([kokku.A128];[res.A$1:.D$1048576];3;0)" office:value-type="string" office:string-value="" calcext:value-type="error">
            <text:p>#N/A</text:p>
          </table:table-cell>
          <table:table-cell table:formula="of:=VLOOKUP([kokku.A128];[res.A$1:.E$1048576];2;0)" office:value-type="string" office:string-value="" calcext:value-type="error">
            <text:p>#N/A</text:p>
          </table:table-cell>
          <table:table-cell table:formula="of:=VLOOKUP([kokku.A128];[ares.A$1:.E$1048576];3;0)" office:value-type="float" office:value="151" calcext:value-type="float">
            <text:p>151</text:p>
          </table:table-cell>
          <table:table-cell table:formula="of:=VLOOKUP([kokku.A128];[ares.A$1:.E$1048576];4;0)" office:value-type="float" office:value="0" calcext:value-type="float">
            <text:p>0</text:p>
          </table:table-cell>
          <table:table-cell table:formula="of:=VLOOKUP([kokku.A128];[ares.A$1:.E$1048576];5;0)" office:value-type="float" office:value="34" calcext:value-type="float">
            <text:p>34</text:p>
          </table:table-cell>
        </table:table-row>
        <table:table-row table:style-name="ro1">
          <table:table-cell table:formula="of:=[rk.A28]" office:value-type="float" office:value="129" calcext:value-type="float">
            <text:p>129</text:p>
          </table:table-cell>
          <table:table-cell table:formula="of:=VLOOKUP([kokku.A129];[rk.A$1:.D$1048576];3;0)" office:value-type="string" office:string-value="Silver Kuusik" calcext:value-type="string">
            <text:p>Silver Kuusik</text:p>
          </table:table-cell>
          <table:table-cell table:formula="of:=VLOOKUP([kokku.A129];[res.A$1:.D$1048576];3;0)" office:value-type="string" office:string-value="" calcext:value-type="error">
            <text:p>#N/A</text:p>
          </table:table-cell>
          <table:table-cell table:formula="of:=VLOOKUP([kokku.A129];[res.A$1:.E$1048576];2;0)" office:value-type="string" office:string-value="" calcext:value-type="error">
            <text:p>#N/A</text:p>
          </table:table-cell>
          <table:table-cell table:formula="of:=VLOOKUP([kokku.A129];[ares.A$1:.E$1048576];3;0)" office:value-type="float" office:value="72" calcext:value-type="float">
            <text:p>72</text:p>
          </table:table-cell>
          <table:table-cell table:formula="of:=VLOOKUP([kokku.A129];[ares.A$1:.E$1048576];4;0)" office:value-type="float" office:value="1" calcext:value-type="float">
            <text:p>1</text:p>
          </table:table-cell>
          <table:table-cell table:formula="of:=VLOOKUP([kokku.A129];[ares.A$1:.E$1048576];5;0)" office:value-type="float" office:value="19" calcext:value-type="float">
            <text:p>19</text:p>
          </table:table-cell>
        </table:table-row>
        <table:table-row table:style-name="ro1">
          <table:table-cell table:formula="of:=[rk.A29]" office:value-type="float" office:value="130" calcext:value-type="float">
            <text:p>130</text:p>
          </table:table-cell>
          <table:table-cell table:formula="of:=VLOOKUP([kokku.A130];[rk.A$1:.D$1048576];3;0)" office:value-type="string" office:string-value="Merlin Abedi" calcext:value-type="string">
            <text:p>Merlin Abedi</text:p>
          </table:table-cell>
          <table:table-cell table:formula="of:=VLOOKUP([kokku.A130];[res.A$1:.D$1048576];3;0)" office:value-type="string" office:string-value="" calcext:value-type="error">
            <text:p>#N/A</text:p>
          </table:table-cell>
          <table:table-cell table:formula="of:=VLOOKUP([kokku.A130];[res.A$1:.E$1048576];2;0)" office:value-type="string" office:string-value="" calcext:value-type="error">
            <text:p>#N/A</text:p>
          </table:table-cell>
          <table:table-cell table:formula="of:=VLOOKUP([kokku.A130];[ares.A$1:.E$1048576];3;0)" office:value-type="float" office:value="13" calcext:value-type="float">
            <text:p>13</text:p>
          </table:table-cell>
          <table:table-cell table:formula="of:=VLOOKUP([kokku.A130];[ares.A$1:.E$1048576];4;0)" office:value-type="float" office:value="0" calcext:value-type="float">
            <text:p>0</text:p>
          </table:table-cell>
          <table:table-cell table:formula="of:=VLOOKUP([kokku.A130];[ares.A$1:.E$1048576];5;0)" office:value-type="float" office:value="7" calcext:value-type="float">
            <text:p>7</text:p>
          </table:table-cell>
        </table:table-row>
        <table:table-row table:style-name="ro1">
          <table:table-cell table:formula="of:=[rk.A30]" office:value-type="float" office:value="131" calcext:value-type="float">
            <text:p>131</text:p>
          </table:table-cell>
          <table:table-cell table:formula="of:=VLOOKUP([kokku.A131];[rk.A$1:.D$1048576];3;0)" office:value-type="string" office:string-value="Aulis Fischer" calcext:value-type="string">
            <text:p>Aulis Fischer</text:p>
          </table:table-cell>
          <table:table-cell table:formula="of:=VLOOKUP([kokku.A131];[res.A$1:.D$1048576];3;0)" office:value-type="string" office:string-value="" calcext:value-type="error">
            <text:p>#N/A</text:p>
          </table:table-cell>
          <table:table-cell table:formula="of:=VLOOKUP([kokku.A131];[res.A$1:.E$1048576];2;0)" office:value-type="string" office:string-value="" calcext:value-type="error">
            <text:p>#N/A</text:p>
          </table:table-cell>
          <table:table-cell table:formula="of:=VLOOKUP([kokku.A131];[ares.A$1:.E$1048576];3;0)" office:value-type="float" office:value="23" calcext:value-type="float">
            <text:p>23</text:p>
          </table:table-cell>
          <table:table-cell table:formula="of:=VLOOKUP([kokku.A131];[ares.A$1:.E$1048576];4;0)" office:value-type="float" office:value="0" calcext:value-type="float">
            <text:p>0</text:p>
          </table:table-cell>
          <table:table-cell table:formula="of:=VLOOKUP([kokku.A131];[ares.A$1:.E$1048576];5;0)" office:value-type="float" office:value="3" calcext:value-type="float">
            <text:p>3</text:p>
          </table:table-cell>
        </table:table-row>
        <table:table-row table:style-name="ro1">
          <table:table-cell table:formula="of:=[rk.A31]" office:value-type="float" office:value="132" calcext:value-type="float">
            <text:p>132</text:p>
          </table:table-cell>
          <table:table-cell table:formula="of:=VLOOKUP([kokku.A132];[rk.A$1:.D$1048576];3;0)" office:value-type="string" office:string-value="Piret Haljend" calcext:value-type="string">
            <text:p>Piret Haljend</text:p>
          </table:table-cell>
          <table:table-cell table:formula="of:=VLOOKUP([kokku.A132];[res.A$1:.D$1048576];3;0)" office:value-type="string" office:string-value="" calcext:value-type="error">
            <text:p>#N/A</text:p>
          </table:table-cell>
          <table:table-cell table:formula="of:=VLOOKUP([kokku.A132];[res.A$1:.E$1048576];2;0)" office:value-type="string" office:string-value="" calcext:value-type="error">
            <text:p>#N/A</text:p>
          </table:table-cell>
          <table:table-cell table:formula="of:=VLOOKUP([kokku.A132];[ares.A$1:.E$1048576];3;0)" office:value-type="float" office:value="169" calcext:value-type="float">
            <text:p>169</text:p>
          </table:table-cell>
          <table:table-cell table:formula="of:=VLOOKUP([kokku.A132];[ares.A$1:.E$1048576];4;0)" office:value-type="float" office:value="0" calcext:value-type="float">
            <text:p>0</text:p>
          </table:table-cell>
          <table:table-cell table:formula="of:=VLOOKUP([kokku.A132];[ares.A$1:.E$1048576];5;0)" office:value-type="float" office:value="36" calcext:value-type="float">
            <text:p>36</text:p>
          </table:table-cell>
        </table:table-row>
        <table:table-row table:style-name="ro1">
          <table:table-cell table:formula="of:=[rk.A32]" office:value-type="float" office:value="133" calcext:value-type="float">
            <text:p>133</text:p>
          </table:table-cell>
          <table:table-cell table:formula="of:=VLOOKUP([kokku.A133];[rk.A$1:.D$1048576];3;0)" office:value-type="string" office:string-value="Jaak Metsalu" calcext:value-type="string">
            <text:p>Jaak Metsalu</text:p>
          </table:table-cell>
          <table:table-cell table:formula="of:=VLOOKUP([kokku.A133];[res.A$1:.D$1048576];3;0)" office:value-type="string" office:string-value="" calcext:value-type="error">
            <text:p>#N/A</text:p>
          </table:table-cell>
          <table:table-cell table:formula="of:=VLOOKUP([kokku.A133];[res.A$1:.E$1048576];2;0)" office:value-type="string" office:string-value="" calcext:value-type="error">
            <text:p>#N/A</text:p>
          </table:table-cell>
          <table:table-cell table:formula="of:=VLOOKUP([kokku.A133];[ares.A$1:.E$1048576];3;0)" office:value-type="float" office:value="38" calcext:value-type="float">
            <text:p>38</text:p>
          </table:table-cell>
          <table:table-cell table:formula="of:=VLOOKUP([kokku.A133];[ares.A$1:.E$1048576];4;0)" office:value-type="float" office:value="0" calcext:value-type="float">
            <text:p>0</text:p>
          </table:table-cell>
          <table:table-cell table:formula="of:=VLOOKUP([kokku.A133];[ares.A$1:.E$1048576];5;0)" office:value-type="float" office:value="3" calcext:value-type="float">
            <text:p>3</text:p>
          </table:table-cell>
        </table:table-row>
        <table:table-row table:style-name="ro1">
          <table:table-cell table:formula="of:=[rk.A33]" office:value-type="float" office:value="134" calcext:value-type="float">
            <text:p>134</text:p>
          </table:table-cell>
          <table:table-cell table:formula="of:=VLOOKUP([kokku.A134];[rk.A$1:.D$1048576];3;0)" office:value-type="string" office:string-value="Juhan Liiv" calcext:value-type="string">
            <text:p>Juhan Liiv</text:p>
          </table:table-cell>
          <table:table-cell table:formula="of:=VLOOKUP([kokku.A134];[res.A$1:.D$1048576];3;0)" office:value-type="string" office:string-value="" calcext:value-type="error">
            <text:p>#N/A</text:p>
          </table:table-cell>
          <table:table-cell table:formula="of:=VLOOKUP([kokku.A134];[res.A$1:.E$1048576];2;0)" office:value-type="string" office:string-value="" calcext:value-type="error">
            <text:p>#N/A</text:p>
          </table:table-cell>
          <table:table-cell table:formula="of:=VLOOKUP([kokku.A134];[ares.A$1:.E$1048576];3;0)" office:value-type="float" office:value="73" calcext:value-type="float">
            <text:p>73</text:p>
          </table:table-cell>
          <table:table-cell table:formula="of:=VLOOKUP([kokku.A134];[ares.A$1:.E$1048576];4;0)" office:value-type="float" office:value="1" calcext:value-type="float">
            <text:p>1</text:p>
          </table:table-cell>
          <table:table-cell table:formula="of:=VLOOKUP([kokku.A134];[ares.A$1:.E$1048576];5;0)" office:value-type="float" office:value="15" calcext:value-type="float">
            <text:p>15</text:p>
          </table:table-cell>
        </table:table-row>
        <table:table-row table:style-name="ro1">
          <table:table-cell table:formula="of:=[rk.A34]" office:value-type="float" office:value="135" calcext:value-type="float">
            <text:p>135</text:p>
          </table:table-cell>
          <table:table-cell table:formula="of:=VLOOKUP([kokku.A135];[rk.A$1:.D$1048576];3;0)" office:value-type="string" office:string-value="Andrus Soopalu" calcext:value-type="string">
            <text:p>Andrus Soopalu</text:p>
          </table:table-cell>
          <table:table-cell table:formula="of:=VLOOKUP([kokku.A135];[res.A$1:.D$1048576];3;0)" office:value-type="string" office:string-value="" calcext:value-type="error">
            <text:p>#N/A</text:p>
          </table:table-cell>
          <table:table-cell table:formula="of:=VLOOKUP([kokku.A135];[res.A$1:.E$1048576];2;0)" office:value-type="string" office:string-value="" calcext:value-type="error">
            <text:p>#N/A</text:p>
          </table:table-cell>
          <table:table-cell table:formula="of:=VLOOKUP([kokku.A135];[ares.A$1:.E$1048576];3;0)" office:value-type="float" office:value="349" calcext:value-type="float">
            <text:p>349</text:p>
          </table:table-cell>
          <table:table-cell table:formula="of:=VLOOKUP([kokku.A135];[ares.A$1:.E$1048576];4;0)" office:value-type="float" office:value="0" calcext:value-type="float">
            <text:p>0</text:p>
          </table:table-cell>
          <table:table-cell table:formula="of:=VLOOKUP([kokku.A135];[ares.A$1:.E$1048576];5;0)" office:value-type="float" office:value="78" calcext:value-type="float">
            <text:p>78</text:p>
          </table:table-cell>
        </table:table-row>
        <table:table-row table:style-name="ro1">
          <table:table-cell table:formula="of:=[rk.A35]" office:value-type="float" office:value="136" calcext:value-type="float">
            <text:p>136</text:p>
          </table:table-cell>
          <table:table-cell table:formula="of:=VLOOKUP([kokku.A136];[rk.A$1:.D$1048576];3;0)" office:value-type="string" office:string-value="Andres Lainela" calcext:value-type="string">
            <text:p>Andres Lainela</text:p>
          </table:table-cell>
          <table:table-cell table:formula="of:=VLOOKUP([kokku.A136];[res.A$1:.D$1048576];3;0)" office:value-type="string" office:string-value="" calcext:value-type="error">
            <text:p>#N/A</text:p>
          </table:table-cell>
          <table:table-cell table:formula="of:=VLOOKUP([kokku.A136];[res.A$1:.E$1048576];2;0)" office:value-type="string" office:string-value="" calcext:value-type="error">
            <text:p>#N/A</text:p>
          </table:table-cell>
          <table:table-cell table:formula="of:=VLOOKUP([kokku.A136];[ares.A$1:.E$1048576];3;0)" office:value-type="float" office:value="32" calcext:value-type="float">
            <text:p>32</text:p>
          </table:table-cell>
          <table:table-cell table:formula="of:=VLOOKUP([kokku.A136];[ares.A$1:.E$1048576];4;0)" office:value-type="float" office:value="0" calcext:value-type="float">
            <text:p>0</text:p>
          </table:table-cell>
          <table:table-cell table:formula="of:=VLOOKUP([kokku.A136];[ares.A$1:.E$1048576];5;0)" office:value-type="float" office:value="8" calcext:value-type="float">
            <text:p>8</text:p>
          </table:table-cell>
        </table:table-row>
        <table:table-row table:style-name="ro1">
          <table:table-cell table:formula="of:=[rk.A36]" office:value-type="float" office:value="137" calcext:value-type="float">
            <text:p>137</text:p>
          </table:table-cell>
          <table:table-cell table:formula="of:=VLOOKUP([kokku.A137];[rk.A$1:.D$1048576];3;0)" office:value-type="string" office:string-value="Urmas Espenberg" calcext:value-type="string">
            <text:p>Urmas Espenberg</text:p>
          </table:table-cell>
          <table:table-cell table:formula="of:=VLOOKUP([kokku.A137];[res.A$1:.D$1048576];3;0)" office:value-type="string" office:string-value="" calcext:value-type="error">
            <text:p>#N/A</text:p>
          </table:table-cell>
          <table:table-cell table:formula="of:=VLOOKUP([kokku.A137];[res.A$1:.E$1048576];2;0)" office:value-type="string" office:string-value="" calcext:value-type="error">
            <text:p>#N/A</text:p>
          </table:table-cell>
          <table:table-cell table:formula="of:=VLOOKUP([kokku.A137];[ares.A$1:.E$1048576];3;0)" office:value-type="float" office:value="2087" calcext:value-type="float">
            <text:p>2087</text:p>
          </table:table-cell>
          <table:table-cell table:formula="of:=VLOOKUP([kokku.A137];[ares.A$1:.E$1048576];4;0)" office:value-type="float" office:value="8" calcext:value-type="float">
            <text:p>8</text:p>
          </table:table-cell>
          <table:table-cell table:formula="of:=VLOOKUP([kokku.A137];[ares.A$1:.E$1048576];5;0)" office:value-type="float" office:value="646" calcext:value-type="float">
            <text:p>646</text:p>
          </table:table-cell>
        </table:table-row>
        <table:table-row table:style-name="ro1">
          <table:table-cell table:formula="of:=[rk.A37]" office:value-type="float" office:value="138" calcext:value-type="float">
            <text:p>138</text:p>
          </table:table-cell>
          <table:table-cell table:formula="of:=VLOOKUP([kokku.A138];[rk.A$1:.D$1048576];3;0)" office:value-type="string" office:string-value="Nele Valgepea" calcext:value-type="string">
            <text:p>Nele Valgepea</text:p>
          </table:table-cell>
          <table:table-cell table:formula="of:=VLOOKUP([kokku.A138];[res.A$1:.D$1048576];3;0)" office:value-type="string" office:string-value="" calcext:value-type="error">
            <text:p>#N/A</text:p>
          </table:table-cell>
          <table:table-cell table:formula="of:=VLOOKUP([kokku.A138];[res.A$1:.E$1048576];2;0)" office:value-type="string" office:string-value="" calcext:value-type="error">
            <text:p>#N/A</text:p>
          </table:table-cell>
          <table:table-cell table:formula="of:=VLOOKUP([kokku.A138];[ares.A$1:.E$1048576];3;0)" office:value-type="float" office:value="281" calcext:value-type="float">
            <text:p>281</text:p>
          </table:table-cell>
          <table:table-cell table:formula="of:=VLOOKUP([kokku.A138];[ares.A$1:.E$1048576];4;0)" office:value-type="float" office:value="0" calcext:value-type="float">
            <text:p>0</text:p>
          </table:table-cell>
          <table:table-cell table:formula="of:=VLOOKUP([kokku.A138];[ares.A$1:.E$1048576];5;0)" office:value-type="float" office:value="94" calcext:value-type="float">
            <text:p>94</text:p>
          </table:table-cell>
        </table:table-row>
        <table:table-row table:style-name="ro1">
          <table:table-cell table:formula="of:=[rk.A38]" office:value-type="float" office:value="139" calcext:value-type="float">
            <text:p>139</text:p>
          </table:table-cell>
          <table:table-cell table:formula="of:=VLOOKUP([kokku.A139];[rk.A$1:.D$1048576];3;0)" office:value-type="string" office:string-value="Taivo Põrk" calcext:value-type="string">
            <text:p>Taivo Põrk</text:p>
          </table:table-cell>
          <table:table-cell table:formula="of:=VLOOKUP([kokku.A139];[res.A$1:.D$1048576];3;0)" office:value-type="string" office:string-value="" calcext:value-type="error">
            <text:p>#N/A</text:p>
          </table:table-cell>
          <table:table-cell table:formula="of:=VLOOKUP([kokku.A139];[res.A$1:.E$1048576];2;0)" office:value-type="string" office:string-value="" calcext:value-type="error">
            <text:p>#N/A</text:p>
          </table:table-cell>
          <table:table-cell table:formula="of:=VLOOKUP([kokku.A139];[ares.A$1:.E$1048576];3;0)" office:value-type="float" office:value="83" calcext:value-type="float">
            <text:p>83</text:p>
          </table:table-cell>
          <table:table-cell table:formula="of:=VLOOKUP([kokku.A139];[ares.A$1:.E$1048576];4;0)" office:value-type="float" office:value="0" calcext:value-type="float">
            <text:p>0</text:p>
          </table:table-cell>
          <table:table-cell table:formula="of:=VLOOKUP([kokku.A139];[ares.A$1:.E$1048576];5;0)" office:value-type="float" office:value="21" calcext:value-type="float">
            <text:p>21</text:p>
          </table:table-cell>
        </table:table-row>
        <table:table-row table:style-name="ro1">
          <table:table-cell table:formula="of:=[rk.A39]" office:value-type="float" office:value="140" calcext:value-type="float">
            <text:p>140</text:p>
          </table:table-cell>
          <table:table-cell table:formula="of:=VLOOKUP([kokku.A140];[rk.A$1:.D$1048576];3;0)" office:value-type="string" office:string-value="Nikolai Jakobišvili" calcext:value-type="string">
            <text:p>Nikolai Jakobišvili</text:p>
          </table:table-cell>
          <table:table-cell table:formula="of:=VLOOKUP([kokku.A140];[res.A$1:.D$1048576];3;0)" office:value-type="string" office:string-value="" calcext:value-type="error">
            <text:p>#N/A</text:p>
          </table:table-cell>
          <table:table-cell table:formula="of:=VLOOKUP([kokku.A140];[res.A$1:.E$1048576];2;0)" office:value-type="string" office:string-value="" calcext:value-type="error">
            <text:p>#N/A</text:p>
          </table:table-cell>
          <table:table-cell table:formula="of:=VLOOKUP([kokku.A140];[ares.A$1:.E$1048576];3;0)" office:value-type="float" office:value="28" calcext:value-type="float">
            <text:p>28</text:p>
          </table:table-cell>
          <table:table-cell table:formula="of:=VLOOKUP([kokku.A140];[ares.A$1:.E$1048576];4;0)" office:value-type="float" office:value="1" calcext:value-type="float">
            <text:p>1</text:p>
          </table:table-cell>
          <table:table-cell table:formula="of:=VLOOKUP([kokku.A140];[ares.A$1:.E$1048576];5;0)" office:value-type="float" office:value="8" calcext:value-type="float">
            <text:p>8</text:p>
          </table:table-cell>
        </table:table-row>
        <table:table-row table:style-name="ro1">
          <table:table-cell table:formula="of:=[rk.A40]" office:value-type="float" office:value="141" calcext:value-type="float">
            <text:p>141</text:p>
          </table:table-cell>
          <table:table-cell table:formula="of:=VLOOKUP([kokku.A141];[rk.A$1:.D$1048576];3;0)" office:value-type="string" office:string-value="Riho Rausma" calcext:value-type="string">
            <text:p>Riho Rausma</text:p>
          </table:table-cell>
          <table:table-cell table:formula="of:=VLOOKUP([kokku.A141];[res.A$1:.D$1048576];3;0)" office:value-type="string" office:string-value="" calcext:value-type="error">
            <text:p>#N/A</text:p>
          </table:table-cell>
          <table:table-cell table:formula="of:=VLOOKUP([kokku.A141];[res.A$1:.E$1048576];2;0)" office:value-type="string" office:string-value="" calcext:value-type="error">
            <text:p>#N/A</text:p>
          </table:table-cell>
          <table:table-cell table:formula="of:=VLOOKUP([kokku.A141];[ares.A$1:.E$1048576];3;0)" office:value-type="float" office:value="116" calcext:value-type="float">
            <text:p>116</text:p>
          </table:table-cell>
          <table:table-cell table:formula="of:=VLOOKUP([kokku.A141];[ares.A$1:.E$1048576];4;0)" office:value-type="float" office:value="0" calcext:value-type="float">
            <text:p>0</text:p>
          </table:table-cell>
          <table:table-cell table:formula="of:=VLOOKUP([kokku.A141];[ares.A$1:.E$1048576];5;0)" office:value-type="float" office:value="30" calcext:value-type="float">
            <text:p>30</text:p>
          </table:table-cell>
        </table:table-row>
        <table:table-row table:style-name="ro1">
          <table:table-cell table:formula="of:=[rk.A41]" office:value-type="float" office:value="142" calcext:value-type="float">
            <text:p>142</text:p>
          </table:table-cell>
          <table:table-cell table:formula="of:=VLOOKUP([kokku.A142];[rk.A$1:.D$1048576];3;0)" office:value-type="string" office:string-value="Marika Istahl" calcext:value-type="string">
            <text:p>Marika Istahl</text:p>
          </table:table-cell>
          <table:table-cell table:formula="of:=VLOOKUP([kokku.A142];[res.A$1:.D$1048576];3;0)" office:value-type="string" office:string-value="" calcext:value-type="error">
            <text:p>#N/A</text:p>
          </table:table-cell>
          <table:table-cell table:formula="of:=VLOOKUP([kokku.A142];[res.A$1:.E$1048576];2;0)" office:value-type="string" office:string-value="" calcext:value-type="error">
            <text:p>#N/A</text:p>
          </table:table-cell>
          <table:table-cell table:formula="of:=VLOOKUP([kokku.A142];[ares.A$1:.E$1048576];3;0)" office:value-type="float" office:value="28" calcext:value-type="float">
            <text:p>28</text:p>
          </table:table-cell>
          <table:table-cell table:formula="of:=VLOOKUP([kokku.A142];[ares.A$1:.E$1048576];4;0)" office:value-type="float" office:value="0" calcext:value-type="float">
            <text:p>0</text:p>
          </table:table-cell>
          <table:table-cell table:formula="of:=VLOOKUP([kokku.A142];[ares.A$1:.E$1048576];5;0)" office:value-type="float" office:value="6" calcext:value-type="float">
            <text:p>6</text:p>
          </table:table-cell>
        </table:table-row>
        <table:table-row table:style-name="ro1">
          <table:table-cell table:formula="of:=[rk.A42]" office:value-type="float" office:value="143" calcext:value-type="float">
            <text:p>143</text:p>
          </table:table-cell>
          <table:table-cell table:formula="of:=VLOOKUP([kokku.A143];[rk.A$1:.D$1048576];3;0)" office:value-type="string" office:string-value="Annika Soots" calcext:value-type="string">
            <text:p>Annika Soots</text:p>
          </table:table-cell>
          <table:table-cell table:formula="of:=VLOOKUP([kokku.A143];[res.A$1:.D$1048576];3;0)" office:value-type="string" office:string-value="" calcext:value-type="error">
            <text:p>#N/A</text:p>
          </table:table-cell>
          <table:table-cell table:formula="of:=VLOOKUP([kokku.A143];[res.A$1:.E$1048576];2;0)" office:value-type="string" office:string-value="" calcext:value-type="error">
            <text:p>#N/A</text:p>
          </table:table-cell>
          <table:table-cell table:formula="of:=VLOOKUP([kokku.A143];[ares.A$1:.E$1048576];3;0)" office:value-type="float" office:value="101" calcext:value-type="float">
            <text:p>101</text:p>
          </table:table-cell>
          <table:table-cell table:formula="of:=VLOOKUP([kokku.A143];[ares.A$1:.E$1048576];4;0)" office:value-type="float" office:value="1" calcext:value-type="float">
            <text:p>1</text:p>
          </table:table-cell>
          <table:table-cell table:formula="of:=VLOOKUP([kokku.A143];[ares.A$1:.E$1048576];5;0)" office:value-type="float" office:value="21" calcext:value-type="float">
            <text:p>21</text:p>
          </table:table-cell>
        </table:table-row>
        <table:table-row table:style-name="ro1">
          <table:table-cell table:formula="of:=[rk.A43]" office:value-type="float" office:value="144" calcext:value-type="float">
            <text:p>144</text:p>
          </table:table-cell>
          <table:table-cell table:formula="of:=VLOOKUP([kokku.A144];[rk.A$1:.D$1048576];3;0)" office:value-type="string" office:string-value="Aleksander Tšernikov" calcext:value-type="string">
            <text:p>Aleksander Tšernikov</text:p>
          </table:table-cell>
          <table:table-cell table:formula="of:=VLOOKUP([kokku.A144];[res.A$1:.D$1048576];3;0)" office:value-type="string" office:string-value="" calcext:value-type="error">
            <text:p>#N/A</text:p>
          </table:table-cell>
          <table:table-cell table:formula="of:=VLOOKUP([kokku.A144];[res.A$1:.E$1048576];2;0)" office:value-type="string" office:string-value="" calcext:value-type="error">
            <text:p>#N/A</text:p>
          </table:table-cell>
          <table:table-cell table:formula="of:=VLOOKUP([kokku.A144];[ares.A$1:.E$1048576];3;0)" office:value-type="float" office:value="28" calcext:value-type="float">
            <text:p>28</text:p>
          </table:table-cell>
          <table:table-cell table:formula="of:=VLOOKUP([kokku.A144];[ares.A$1:.E$1048576];4;0)" office:value-type="float" office:value="0" calcext:value-type="float">
            <text:p>0</text:p>
          </table:table-cell>
          <table:table-cell table:formula="of:=VLOOKUP([kokku.A144];[ares.A$1:.E$1048576];5;0)" office:value-type="float" office:value="5" calcext:value-type="float">
            <text:p>5</text:p>
          </table:table-cell>
        </table:table-row>
        <table:table-row table:style-name="ro1">
          <table:table-cell table:formula="of:=[rk.A44]" office:value-type="float" office:value="145" calcext:value-type="float">
            <text:p>145</text:p>
          </table:table-cell>
          <table:table-cell table:formula="of:=VLOOKUP([kokku.A145];[rk.A$1:.D$1048576];3;0)" office:value-type="string" office:string-value="Urmas Siemer" calcext:value-type="string">
            <text:p>Urmas Siemer</text:p>
          </table:table-cell>
          <table:table-cell table:formula="of:=VLOOKUP([kokku.A145];[res.A$1:.D$1048576];3;0)" office:value-type="string" office:string-value="" calcext:value-type="error">
            <text:p>#N/A</text:p>
          </table:table-cell>
          <table:table-cell table:formula="of:=VLOOKUP([kokku.A145];[res.A$1:.E$1048576];2;0)" office:value-type="string" office:string-value="" calcext:value-type="error">
            <text:p>#N/A</text:p>
          </table:table-cell>
          <table:table-cell table:formula="of:=VLOOKUP([kokku.A145];[ares.A$1:.E$1048576];3;0)" office:value-type="float" office:value="47" calcext:value-type="float">
            <text:p>47</text:p>
          </table:table-cell>
          <table:table-cell table:formula="of:=VLOOKUP([kokku.A145];[ares.A$1:.E$1048576];4;0)" office:value-type="float" office:value="0" calcext:value-type="float">
            <text:p>0</text:p>
          </table:table-cell>
          <table:table-cell table:formula="of:=VLOOKUP([kokku.A145];[ares.A$1:.E$1048576];5;0)" office:value-type="float" office:value="11" calcext:value-type="float">
            <text:p>11</text:p>
          </table:table-cell>
        </table:table-row>
        <table:table-row table:style-name="ro1">
          <table:table-cell table:formula="of:=[rk.A45]" office:value-type="float" office:value="146" calcext:value-type="float">
            <text:p>146</text:p>
          </table:table-cell>
          <table:table-cell table:formula="of:=VLOOKUP([kokku.A146];[rk.A$1:.D$1048576];3;0)" office:value-type="string" office:string-value="Rein Pika" calcext:value-type="string">
            <text:p>Rein Pika</text:p>
          </table:table-cell>
          <table:table-cell table:formula="of:=VLOOKUP([kokku.A146];[res.A$1:.D$1048576];3;0)" office:value-type="string" office:string-value="" calcext:value-type="error">
            <text:p>#N/A</text:p>
          </table:table-cell>
          <table:table-cell table:formula="of:=VLOOKUP([kokku.A146];[res.A$1:.E$1048576];2;0)" office:value-type="string" office:string-value="" calcext:value-type="error">
            <text:p>#N/A</text:p>
          </table:table-cell>
          <table:table-cell table:formula="of:=VLOOKUP([kokku.A146];[ares.A$1:.E$1048576];3;0)" office:value-type="float" office:value="57" calcext:value-type="float">
            <text:p>57</text:p>
          </table:table-cell>
          <table:table-cell table:formula="of:=VLOOKUP([kokku.A146];[ares.A$1:.E$1048576];4;0)" office:value-type="float" office:value="0" calcext:value-type="float">
            <text:p>0</text:p>
          </table:table-cell>
          <table:table-cell table:formula="of:=VLOOKUP([kokku.A146];[ares.A$1:.E$1048576];5;0)" office:value-type="float" office:value="8" calcext:value-type="float">
            <text:p>8</text:p>
          </table:table-cell>
        </table:table-row>
        <table:table-row table:style-name="ro1">
          <table:table-cell table:formula="of:=[rk.A46]" office:value-type="float" office:value="147" calcext:value-type="float">
            <text:p>147</text:p>
          </table:table-cell>
          <table:table-cell table:formula="of:=VLOOKUP([kokku.A147];[rk.A$1:.D$1048576];3;0)" office:value-type="string" office:string-value="Maret Jõgi" calcext:value-type="string">
            <text:p>Maret Jõgi</text:p>
          </table:table-cell>
          <table:table-cell table:formula="of:=VLOOKUP([kokku.A147];[res.A$1:.D$1048576];3;0)" office:value-type="string" office:string-value="" calcext:value-type="error">
            <text:p>#N/A</text:p>
          </table:table-cell>
          <table:table-cell table:formula="of:=VLOOKUP([kokku.A147];[res.A$1:.E$1048576];2;0)" office:value-type="string" office:string-value="" calcext:value-type="error">
            <text:p>#N/A</text:p>
          </table:table-cell>
          <table:table-cell table:formula="of:=VLOOKUP([kokku.A147];[ares.A$1:.E$1048576];3;0)" office:value-type="float" office:value="130" calcext:value-type="float">
            <text:p>130</text:p>
          </table:table-cell>
          <table:table-cell table:formula="of:=VLOOKUP([kokku.A147];[ares.A$1:.E$1048576];4;0)" office:value-type="float" office:value="1" calcext:value-type="float">
            <text:p>1</text:p>
          </table:table-cell>
          <table:table-cell table:formula="of:=VLOOKUP([kokku.A147];[ares.A$1:.E$1048576];5;0)" office:value-type="float" office:value="50" calcext:value-type="float">
            <text:p>50</text:p>
          </table:table-cell>
        </table:table-row>
        <table:table-row table:style-name="ro1">
          <table:table-cell table:formula="of:=[rk.A47]" office:value-type="float" office:value="148" calcext:value-type="float">
            <text:p>148</text:p>
          </table:table-cell>
          <table:table-cell table:formula="of:=VLOOKUP([kokku.A148];[rk.A$1:.D$1048576];3;0)" office:value-type="string" office:string-value="Mare Liiger" calcext:value-type="string">
            <text:p>Mare Liiger</text:p>
          </table:table-cell>
          <table:table-cell table:formula="of:=VLOOKUP([kokku.A148];[res.A$1:.D$1048576];3;0)" office:value-type="string" office:string-value="" calcext:value-type="error">
            <text:p>#N/A</text:p>
          </table:table-cell>
          <table:table-cell table:formula="of:=VLOOKUP([kokku.A148];[res.A$1:.E$1048576];2;0)" office:value-type="string" office:string-value="" calcext:value-type="error">
            <text:p>#N/A</text:p>
          </table:table-cell>
          <table:table-cell table:formula="of:=VLOOKUP([kokku.A148];[ares.A$1:.E$1048576];3;0)" office:value-type="float" office:value="1924" calcext:value-type="float">
            <text:p>1924</text:p>
          </table:table-cell>
          <table:table-cell table:formula="of:=VLOOKUP([kokku.A148];[ares.A$1:.E$1048576];4;0)" office:value-type="float" office:value="4" calcext:value-type="float">
            <text:p>4</text:p>
          </table:table-cell>
          <table:table-cell table:formula="of:=VLOOKUP([kokku.A148];[ares.A$1:.E$1048576];5;0)" office:value-type="float" office:value="499" calcext:value-type="float">
            <text:p>499</text:p>
          </table:table-cell>
        </table:table-row>
        <table:table-row table:style-name="ro1">
          <table:table-cell table:formula="of:=[rk.A48]" office:value-type="float" office:value="149" calcext:value-type="float">
            <text:p>149</text:p>
          </table:table-cell>
          <table:table-cell table:formula="of:=VLOOKUP([kokku.A149];[rk.A$1:.D$1048576];3;0)" office:value-type="string" office:string-value="Kairet Grassmann" calcext:value-type="string">
            <text:p>Kairet Grassmann</text:p>
          </table:table-cell>
          <table:table-cell table:formula="of:=VLOOKUP([kokku.A149];[res.A$1:.D$1048576];3;0)" office:value-type="string" office:string-value="" calcext:value-type="error">
            <text:p>#N/A</text:p>
          </table:table-cell>
          <table:table-cell table:formula="of:=VLOOKUP([kokku.A149];[res.A$1:.E$1048576];2;0)" office:value-type="string" office:string-value="" calcext:value-type="error">
            <text:p>#N/A</text:p>
          </table:table-cell>
          <table:table-cell table:formula="of:=VLOOKUP([kokku.A149];[ares.A$1:.E$1048576];3;0)" office:value-type="float" office:value="132" calcext:value-type="float">
            <text:p>132</text:p>
          </table:table-cell>
          <table:table-cell table:formula="of:=VLOOKUP([kokku.A149];[ares.A$1:.E$1048576];4;0)" office:value-type="float" office:value="0" calcext:value-type="float">
            <text:p>0</text:p>
          </table:table-cell>
          <table:table-cell table:formula="of:=VLOOKUP([kokku.A149];[ares.A$1:.E$1048576];5;0)" office:value-type="float" office:value="55" calcext:value-type="float">
            <text:p>55</text:p>
          </table:table-cell>
        </table:table-row>
        <table:table-row table:style-name="ro1">
          <table:table-cell table:formula="of:=[rk.A49]" office:value-type="float" office:value="150" calcext:value-type="float">
            <text:p>150</text:p>
          </table:table-cell>
          <table:table-cell table:formula="of:=VLOOKUP([kokku.A150];[rk.A$1:.D$1048576];3;0)" office:value-type="string" office:string-value="Orhan Oktain" calcext:value-type="string">
            <text:p>Orhan Oktain</text:p>
          </table:table-cell>
          <table:table-cell table:formula="of:=VLOOKUP([kokku.A150];[res.A$1:.D$1048576];3;0)" office:value-type="string" office:string-value="" calcext:value-type="error">
            <text:p>#N/A</text:p>
          </table:table-cell>
          <table:table-cell table:formula="of:=VLOOKUP([kokku.A150];[res.A$1:.E$1048576];2;0)" office:value-type="string" office:string-value="" calcext:value-type="error">
            <text:p>#N/A</text:p>
          </table:table-cell>
          <table:table-cell table:formula="of:=VLOOKUP([kokku.A150];[ares.A$1:.E$1048576];3;0)" office:value-type="float" office:value="125" calcext:value-type="float">
            <text:p>125</text:p>
          </table:table-cell>
          <table:table-cell table:formula="of:=VLOOKUP([kokku.A150];[ares.A$1:.E$1048576];4;0)" office:value-type="float" office:value="1" calcext:value-type="float">
            <text:p>1</text:p>
          </table:table-cell>
          <table:table-cell table:formula="of:=VLOOKUP([kokku.A150];[ares.A$1:.E$1048576];5;0)" office:value-type="float" office:value="45" calcext:value-type="float">
            <text:p>45</text:p>
          </table:table-cell>
        </table:table-row>
        <table:table-row table:style-name="ro1">
          <table:table-cell table:formula="of:=[rk.A50]" office:value-type="float" office:value="151" calcext:value-type="float">
            <text:p>151</text:p>
          </table:table-cell>
          <table:table-cell table:formula="of:=VLOOKUP([kokku.A151];[rk.A$1:.D$1048576];3;0)" office:value-type="string" office:string-value="Gunnar Stahl" calcext:value-type="string">
            <text:p>Gunnar Stahl</text:p>
          </table:table-cell>
          <table:table-cell table:formula="of:=VLOOKUP([kokku.A151];[res.A$1:.D$1048576];3;0)" office:value-type="string" office:string-value="" calcext:value-type="error">
            <text:p>#N/A</text:p>
          </table:table-cell>
          <table:table-cell table:formula="of:=VLOOKUP([kokku.A151];[res.A$1:.E$1048576];2;0)" office:value-type="string" office:string-value="" calcext:value-type="error">
            <text:p>#N/A</text:p>
          </table:table-cell>
          <table:table-cell table:formula="of:=VLOOKUP([kokku.A151];[ares.A$1:.E$1048576];3;0)" office:value-type="float" office:value="155" calcext:value-type="float">
            <text:p>155</text:p>
          </table:table-cell>
          <table:table-cell table:formula="of:=VLOOKUP([kokku.A151];[ares.A$1:.E$1048576];4;0)" office:value-type="float" office:value="1" calcext:value-type="float">
            <text:p>1</text:p>
          </table:table-cell>
          <table:table-cell table:formula="of:=VLOOKUP([kokku.A151];[ares.A$1:.E$1048576];5;0)" office:value-type="float" office:value="44" calcext:value-type="float">
            <text:p>44</text:p>
          </table:table-cell>
        </table:table-row>
        <table:table-row table:style-name="ro1">
          <table:table-cell table:formula="of:=[rk.A51]" office:value-type="float" office:value="152" calcext:value-type="float">
            <text:p>152</text:p>
          </table:table-cell>
          <table:table-cell table:formula="of:=VLOOKUP([kokku.A152];[rk.A$1:.D$1048576];3;0)" office:value-type="string" office:string-value="Toomas Rull" calcext:value-type="string">
            <text:p>Toomas Rull</text:p>
          </table:table-cell>
          <table:table-cell table:formula="of:=VLOOKUP([kokku.A152];[res.A$1:.D$1048576];3;0)" office:value-type="string" office:string-value="" calcext:value-type="error">
            <text:p>#N/A</text:p>
          </table:table-cell>
          <table:table-cell table:formula="of:=VLOOKUP([kokku.A152];[res.A$1:.E$1048576];2;0)" office:value-type="string" office:string-value="" calcext:value-type="error">
            <text:p>#N/A</text:p>
          </table:table-cell>
          <table:table-cell table:formula="of:=VLOOKUP([kokku.A152];[ares.A$1:.E$1048576];3;0)" office:value-type="float" office:value="205" calcext:value-type="float">
            <text:p>205</text:p>
          </table:table-cell>
          <table:table-cell table:formula="of:=VLOOKUP([kokku.A152];[ares.A$1:.E$1048576];4;0)" office:value-type="float" office:value="2" calcext:value-type="float">
            <text:p>2</text:p>
          </table:table-cell>
          <table:table-cell table:formula="of:=VLOOKUP([kokku.A152];[ares.A$1:.E$1048576];5;0)" office:value-type="float" office:value="58" calcext:value-type="float">
            <text:p>58</text:p>
          </table:table-cell>
        </table:table-row>
        <table:table-row table:style-name="ro1">
          <table:table-cell table:formula="of:=[rk.A52]" office:value-type="float" office:value="153" calcext:value-type="float">
            <text:p>153</text:p>
          </table:table-cell>
          <table:table-cell table:formula="of:=VLOOKUP([kokku.A153];[rk.A$1:.D$1048576];3;0)" office:value-type="string" office:string-value="Veiko Hartwig Valgepea" calcext:value-type="string">
            <text:p>Veiko Hartwig Valgepea</text:p>
          </table:table-cell>
          <table:table-cell table:formula="of:=VLOOKUP([kokku.A153];[res.A$1:.D$1048576];3;0)" office:value-type="string" office:string-value="" calcext:value-type="error">
            <text:p>#N/A</text:p>
          </table:table-cell>
          <table:table-cell table:formula="of:=VLOOKUP([kokku.A153];[res.A$1:.E$1048576];2;0)" office:value-type="string" office:string-value="" calcext:value-type="error">
            <text:p>#N/A</text:p>
          </table:table-cell>
          <table:table-cell table:formula="of:=VLOOKUP([kokku.A153];[ares.A$1:.E$1048576];3;0)" office:value-type="float" office:value="87" calcext:value-type="float">
            <text:p>87</text:p>
          </table:table-cell>
          <table:table-cell table:formula="of:=VLOOKUP([kokku.A153];[ares.A$1:.E$1048576];4;0)" office:value-type="float" office:value="0" calcext:value-type="float">
            <text:p>0</text:p>
          </table:table-cell>
          <table:table-cell table:formula="of:=VLOOKUP([kokku.A153];[ares.A$1:.E$1048576];5;0)" office:value-type="float" office:value="43" calcext:value-type="float">
            <text:p>43</text:p>
          </table:table-cell>
        </table:table-row>
        <table:table-row table:style-name="ro1">
          <table:table-cell table:formula="of:=[rk.A53]" office:value-type="float" office:value="154" calcext:value-type="float">
            <text:p>154</text:p>
          </table:table-cell>
          <table:table-cell table:formula="of:=VLOOKUP([kokku.A154];[rk.A$1:.D$1048576];3;0)" office:value-type="string" office:string-value="Raul Öpik" calcext:value-type="string">
            <text:p>Raul Öpik</text:p>
          </table:table-cell>
          <table:table-cell table:formula="of:=VLOOKUP([kokku.A154];[res.A$1:.D$1048576];3;0)" office:value-type="string" office:string-value="" calcext:value-type="error">
            <text:p>#N/A</text:p>
          </table:table-cell>
          <table:table-cell table:formula="of:=VLOOKUP([kokku.A154];[res.A$1:.E$1048576];2;0)" office:value-type="string" office:string-value="" calcext:value-type="error">
            <text:p>#N/A</text:p>
          </table:table-cell>
          <table:table-cell table:formula="of:=VLOOKUP([kokku.A154];[ares.A$1:.E$1048576];3;0)" office:value-type="float" office:value="265" calcext:value-type="float">
            <text:p>265</text:p>
          </table:table-cell>
          <table:table-cell table:formula="of:=VLOOKUP([kokku.A154];[ares.A$1:.E$1048576];4;0)" office:value-type="float" office:value="0" calcext:value-type="float">
            <text:p>0</text:p>
          </table:table-cell>
          <table:table-cell table:formula="of:=VLOOKUP([kokku.A154];[ares.A$1:.E$1048576];5;0)" office:value-type="float" office:value="98" calcext:value-type="float">
            <text:p>98</text:p>
          </table:table-cell>
        </table:table-row>
        <table:table-row table:style-name="ro1">
          <table:table-cell table:formula="of:=[rk.A54]" office:value-type="float" office:value="155" calcext:value-type="float">
            <text:p>155</text:p>
          </table:table-cell>
          <table:table-cell table:formula="of:=VLOOKUP([kokku.A155];[rk.A$1:.D$1048576];3;0)" office:value-type="string" office:string-value="Riho Nüüd" calcext:value-type="string">
            <text:p>Riho Nüüd</text:p>
          </table:table-cell>
          <table:table-cell table:formula="of:=VLOOKUP([kokku.A155];[res.A$1:.D$1048576];3;0)" office:value-type="string" office:string-value="" calcext:value-type="error">
            <text:p>#N/A</text:p>
          </table:table-cell>
          <table:table-cell table:formula="of:=VLOOKUP([kokku.A155];[res.A$1:.E$1048576];2;0)" office:value-type="string" office:string-value="" calcext:value-type="error">
            <text:p>#N/A</text:p>
          </table:table-cell>
          <table:table-cell table:formula="of:=VLOOKUP([kokku.A155];[ares.A$1:.E$1048576];3;0)" office:value-type="float" office:value="44" calcext:value-type="float">
            <text:p>44</text:p>
          </table:table-cell>
          <table:table-cell table:formula="of:=VLOOKUP([kokku.A155];[ares.A$1:.E$1048576];4;0)" office:value-type="float" office:value="1" calcext:value-type="float">
            <text:p>1</text:p>
          </table:table-cell>
          <table:table-cell table:formula="of:=VLOOKUP([kokku.A155];[ares.A$1:.E$1048576];5;0)" office:value-type="float" office:value="12" calcext:value-type="float">
            <text:p>12</text:p>
          </table:table-cell>
        </table:table-row>
        <table:table-row table:style-name="ro1">
          <table:table-cell table:formula="of:=[rk.A55]" office:value-type="float" office:value="156" calcext:value-type="float">
            <text:p>156</text:p>
          </table:table-cell>
          <table:table-cell table:formula="of:=VLOOKUP([kokku.A156];[rk.A$1:.D$1048576];3;0)" office:value-type="string" office:string-value="Olev Piir" calcext:value-type="string">
            <text:p>Olev Piir</text:p>
          </table:table-cell>
          <table:table-cell table:formula="of:=VLOOKUP([kokku.A156];[res.A$1:.D$1048576];3;0)" office:value-type="string" office:string-value="" calcext:value-type="error">
            <text:p>#N/A</text:p>
          </table:table-cell>
          <table:table-cell table:formula="of:=VLOOKUP([kokku.A156];[res.A$1:.E$1048576];2;0)" office:value-type="string" office:string-value="" calcext:value-type="error">
            <text:p>#N/A</text:p>
          </table:table-cell>
          <table:table-cell table:formula="of:=VLOOKUP([kokku.A156];[ares.A$1:.E$1048576];3;0)" office:value-type="float" office:value="29" calcext:value-type="float">
            <text:p>29</text:p>
          </table:table-cell>
          <table:table-cell table:formula="of:=VLOOKUP([kokku.A156];[ares.A$1:.E$1048576];4;0)" office:value-type="float" office:value="0" calcext:value-type="float">
            <text:p>0</text:p>
          </table:table-cell>
          <table:table-cell table:formula="of:=VLOOKUP([kokku.A156];[ares.A$1:.E$1048576];5;0)" office:value-type="float" office:value="8" calcext:value-type="float">
            <text:p>8</text:p>
          </table:table-cell>
        </table:table-row>
        <table:table-row table:style-name="ro1">
          <table:table-cell table:formula="of:=[rk.A56]" office:value-type="float" office:value="157" calcext:value-type="float">
            <text:p>157</text:p>
          </table:table-cell>
          <table:table-cell table:formula="of:=VLOOKUP([kokku.A157];[rk.A$1:.D$1048576];3;0)" office:value-type="string" office:string-value="Rein Tölp" calcext:value-type="string">
            <text:p>Rein Tölp</text:p>
          </table:table-cell>
          <table:table-cell table:formula="of:=VLOOKUP([kokku.A157];[res.A$1:.D$1048576];3;0)" office:value-type="string" office:string-value="" calcext:value-type="error">
            <text:p>#N/A</text:p>
          </table:table-cell>
          <table:table-cell table:formula="of:=VLOOKUP([kokku.A157];[res.A$1:.E$1048576];2;0)" office:value-type="string" office:string-value="" calcext:value-type="error">
            <text:p>#N/A</text:p>
          </table:table-cell>
          <table:table-cell table:formula="of:=VLOOKUP([kokku.A157];[ares.A$1:.E$1048576];3;0)" office:value-type="float" office:value="225" calcext:value-type="float">
            <text:p>225</text:p>
          </table:table-cell>
          <table:table-cell table:formula="of:=VLOOKUP([kokku.A157];[ares.A$1:.E$1048576];4;0)" office:value-type="float" office:value="2" calcext:value-type="float">
            <text:p>2</text:p>
          </table:table-cell>
          <table:table-cell table:formula="of:=VLOOKUP([kokku.A157];[ares.A$1:.E$1048576];5;0)" office:value-type="float" office:value="57" calcext:value-type="float">
            <text:p>57</text:p>
          </table:table-cell>
        </table:table-row>
        <table:table-row table:style-name="ro1">
          <table:table-cell table:formula="of:=[rk.A57]" office:value-type="float" office:value="158" calcext:value-type="float">
            <text:p>158</text:p>
          </table:table-cell>
          <table:table-cell table:formula="of:=VLOOKUP([kokku.A158];[rk.A$1:.D$1048576];3;0)" office:value-type="string" office:string-value="Alar Ehala" calcext:value-type="string">
            <text:p>Alar Ehala</text:p>
          </table:table-cell>
          <table:table-cell table:formula="of:=VLOOKUP([kokku.A158];[res.A$1:.D$1048576];3;0)" office:value-type="string" office:string-value="" calcext:value-type="error">
            <text:p>#N/A</text:p>
          </table:table-cell>
          <table:table-cell table:formula="of:=VLOOKUP([kokku.A158];[res.A$1:.E$1048576];2;0)" office:value-type="string" office:string-value="" calcext:value-type="error">
            <text:p>#N/A</text:p>
          </table:table-cell>
          <table:table-cell table:formula="of:=VLOOKUP([kokku.A158];[ares.A$1:.E$1048576];3;0)" office:value-type="float" office:value="68" calcext:value-type="float">
            <text:p>68</text:p>
          </table:table-cell>
          <table:table-cell table:formula="of:=VLOOKUP([kokku.A158];[ares.A$1:.E$1048576];4;0)" office:value-type="float" office:value="0" calcext:value-type="float">
            <text:p>0</text:p>
          </table:table-cell>
          <table:table-cell table:formula="of:=VLOOKUP([kokku.A158];[ares.A$1:.E$1048576];5;0)" office:value-type="float" office:value="27" calcext:value-type="float">
            <text:p>27</text:p>
          </table:table-cell>
        </table:table-row>
        <table:table-row table:style-name="ro1">
          <table:table-cell table:formula="of:=[rk.A58]" office:value-type="float" office:value="159" calcext:value-type="float">
            <text:p>159</text:p>
          </table:table-cell>
          <table:table-cell table:formula="of:=VLOOKUP([kokku.A159];[rk.A$1:.D$1048576];3;0)" office:value-type="string" office:string-value="Juhan Kobin" calcext:value-type="string">
            <text:p>Juhan Kobin</text:p>
          </table:table-cell>
          <table:table-cell table:formula="of:=VLOOKUP([kokku.A159];[res.A$1:.D$1048576];3;0)" office:value-type="string" office:string-value="" calcext:value-type="error">
            <text:p>#N/A</text:p>
          </table:table-cell>
          <table:table-cell table:formula="of:=VLOOKUP([kokku.A159];[res.A$1:.E$1048576];2;0)" office:value-type="string" office:string-value="" calcext:value-type="error">
            <text:p>#N/A</text:p>
          </table:table-cell>
          <table:table-cell table:formula="of:=VLOOKUP([kokku.A159];[ares.A$1:.E$1048576];3;0)" office:value-type="float" office:value="35" calcext:value-type="float">
            <text:p>35</text:p>
          </table:table-cell>
          <table:table-cell table:formula="of:=VLOOKUP([kokku.A159];[ares.A$1:.E$1048576];4;0)" office:value-type="float" office:value="0" calcext:value-type="float">
            <text:p>0</text:p>
          </table:table-cell>
          <table:table-cell table:formula="of:=VLOOKUP([kokku.A159];[ares.A$1:.E$1048576];5;0)" office:value-type="float" office:value="10" calcext:value-type="float">
            <text:p>10</text:p>
          </table:table-cell>
        </table:table-row>
        <table:table-row table:style-name="ro1">
          <table:table-cell table:formula="of:=[rk.A59]" office:value-type="float" office:value="160" calcext:value-type="float">
            <text:p>160</text:p>
          </table:table-cell>
          <table:table-cell table:formula="of:=VLOOKUP([kokku.A160];[rk.A$1:.D$1048576];3;0)" office:value-type="string" office:string-value="Triin Van Doorslaer" calcext:value-type="string">
            <text:p>Triin Van Doorslaer</text:p>
          </table:table-cell>
          <table:table-cell table:formula="of:=VLOOKUP([kokku.A160];[res.A$1:.D$1048576];3;0)" office:value-type="string" office:string-value="" calcext:value-type="error">
            <text:p>#N/A</text:p>
          </table:table-cell>
          <table:table-cell table:formula="of:=VLOOKUP([kokku.A160];[res.A$1:.E$1048576];2;0)" office:value-type="string" office:string-value="" calcext:value-type="error">
            <text:p>#N/A</text:p>
          </table:table-cell>
          <table:table-cell table:formula="of:=VLOOKUP([kokku.A160];[ares.A$1:.E$1048576];3;0)" office:value-type="float" office:value="53" calcext:value-type="float">
            <text:p>53</text:p>
          </table:table-cell>
          <table:table-cell table:formula="of:=VLOOKUP([kokku.A160];[ares.A$1:.E$1048576];4;0)" office:value-type="float" office:value="0" calcext:value-type="float">
            <text:p>0</text:p>
          </table:table-cell>
          <table:table-cell table:formula="of:=VLOOKUP([kokku.A160];[ares.A$1:.E$1048576];5;0)" office:value-type="float" office:value="19" calcext:value-type="float">
            <text:p>19</text:p>
          </table:table-cell>
        </table:table-row>
        <table:table-row table:style-name="ro1">
          <table:table-cell table:formula="of:=[rk.A60]" office:value-type="float" office:value="161" calcext:value-type="float">
            <text:p>161</text:p>
          </table:table-cell>
          <table:table-cell table:formula="of:=VLOOKUP([kokku.A161];[rk.A$1:.D$1048576];3;0)" office:value-type="string" office:string-value="Veiko Krass" calcext:value-type="string">
            <text:p>Veiko Krass</text:p>
          </table:table-cell>
          <table:table-cell table:formula="of:=VLOOKUP([kokku.A161];[res.A$1:.D$1048576];3;0)" office:value-type="string" office:string-value="" calcext:value-type="error">
            <text:p>#N/A</text:p>
          </table:table-cell>
          <table:table-cell table:formula="of:=VLOOKUP([kokku.A161];[res.A$1:.E$1048576];2;0)" office:value-type="string" office:string-value="" calcext:value-type="error">
            <text:p>#N/A</text:p>
          </table:table-cell>
          <table:table-cell table:formula="of:=VLOOKUP([kokku.A161];[ares.A$1:.E$1048576];3;0)" office:value-type="float" office:value="49" calcext:value-type="float">
            <text:p>49</text:p>
          </table:table-cell>
          <table:table-cell table:formula="of:=VLOOKUP([kokku.A161];[ares.A$1:.E$1048576];4;0)" office:value-type="float" office:value="0" calcext:value-type="float">
            <text:p>0</text:p>
          </table:table-cell>
          <table:table-cell table:formula="of:=VLOOKUP([kokku.A161];[ares.A$1:.E$1048576];5;0)" office:value-type="float" office:value="21" calcext:value-type="float">
            <text:p>21</text:p>
          </table:table-cell>
        </table:table-row>
        <table:table-row table:style-name="ro1">
          <table:table-cell table:formula="of:=[rk.A62]" office:value-type="float" office:value="163" calcext:value-type="float">
            <text:p>163</text:p>
          </table:table-cell>
          <table:table-cell table:formula="of:=VLOOKUP([kokku.A162];[rk.A$1:.D$1048576];3;0)" office:value-type="string" office:string-value="Andrus Leberecht" calcext:value-type="string">
            <text:p>Andrus Leberecht</text:p>
          </table:table-cell>
          <table:table-cell table:formula="of:=VLOOKUP([kokku.A162];[res.A$1:.D$1048576];3;0)" office:value-type="string" office:string-value="" calcext:value-type="error">
            <text:p>#N/A</text:p>
          </table:table-cell>
          <table:table-cell table:formula="of:=VLOOKUP([kokku.A162];[res.A$1:.E$1048576];2;0)" office:value-type="string" office:string-value="" calcext:value-type="error">
            <text:p>#N/A</text:p>
          </table:table-cell>
          <table:table-cell table:formula="of:=VLOOKUP([kokku.A162];[ares.A$1:.E$1048576];3;0)" office:value-type="float" office:value="32" calcext:value-type="float">
            <text:p>32</text:p>
          </table:table-cell>
          <table:table-cell table:formula="of:=VLOOKUP([kokku.A162];[ares.A$1:.E$1048576];4;0)" office:value-type="float" office:value="0" calcext:value-type="float">
            <text:p>0</text:p>
          </table:table-cell>
          <table:table-cell table:formula="of:=VLOOKUP([kokku.A162];[ares.A$1:.E$1048576];5;0)" office:value-type="float" office:value="7" calcext:value-type="float">
            <text:p>7</text:p>
          </table:table-cell>
        </table:table-row>
        <table:table-row table:style-name="ro1">
          <table:table-cell table:formula="of:=[rk.A63]" office:value-type="float" office:value="164" calcext:value-type="float">
            <text:p>164</text:p>
          </table:table-cell>
          <table:table-cell table:formula="of:=VLOOKUP([kokku.A163];[rk.A$1:.D$1048576];3;0)" office:value-type="string" office:string-value="Kaarel Jaak Roosaare" calcext:value-type="string">
            <text:p>Kaarel Jaak Roosaare</text:p>
          </table:table-cell>
          <table:table-cell table:formula="of:=VLOOKUP([kokku.A163];[res.A$1:.D$1048576];3;0)" office:value-type="string" office:string-value="" calcext:value-type="error">
            <text:p>#N/A</text:p>
          </table:table-cell>
          <table:table-cell table:formula="of:=VLOOKUP([kokku.A163];[res.A$1:.E$1048576];2;0)" office:value-type="string" office:string-value="" calcext:value-type="error">
            <text:p>#N/A</text:p>
          </table:table-cell>
          <table:table-cell table:formula="of:=VLOOKUP([kokku.A163];[ares.A$1:.E$1048576];3;0)" office:value-type="float" office:value="51" calcext:value-type="float">
            <text:p>51</text:p>
          </table:table-cell>
          <table:table-cell table:formula="of:=VLOOKUP([kokku.A163];[ares.A$1:.E$1048576];4;0)" office:value-type="float" office:value="0" calcext:value-type="float">
            <text:p>0</text:p>
          </table:table-cell>
          <table:table-cell table:formula="of:=VLOOKUP([kokku.A163];[ares.A$1:.E$1048576];5;0)" office:value-type="float" office:value="18" calcext:value-type="float">
            <text:p>18</text:p>
          </table:table-cell>
        </table:table-row>
        <table:table-row table:style-name="ro1">
          <table:table-cell table:formula="of:=[rk.A64]" office:value-type="float" office:value="165" calcext:value-type="float">
            <text:p>165</text:p>
          </table:table-cell>
          <table:table-cell table:formula="of:=VLOOKUP([kokku.A164];[rk.A$1:.D$1048576];3;0)" office:value-type="string" office:string-value="Wesse Allik" calcext:value-type="string">
            <text:p>Wesse Allik</text:p>
          </table:table-cell>
          <table:table-cell table:formula="of:=VLOOKUP([kokku.A164];[res.A$1:.D$1048576];3;0)" office:value-type="string" office:string-value="" calcext:value-type="error">
            <text:p>#N/A</text:p>
          </table:table-cell>
          <table:table-cell table:formula="of:=VLOOKUP([kokku.A164];[res.A$1:.E$1048576];2;0)" office:value-type="string" office:string-value="" calcext:value-type="error">
            <text:p>#N/A</text:p>
          </table:table-cell>
          <table:table-cell table:formula="of:=VLOOKUP([kokku.A164];[ares.A$1:.E$1048576];3;0)" office:value-type="float" office:value="21" calcext:value-type="float">
            <text:p>21</text:p>
          </table:table-cell>
          <table:table-cell table:formula="of:=VLOOKUP([kokku.A164];[ares.A$1:.E$1048576];4;0)" office:value-type="float" office:value="1" calcext:value-type="float">
            <text:p>1</text:p>
          </table:table-cell>
          <table:table-cell table:formula="of:=VLOOKUP([kokku.A164];[ares.A$1:.E$1048576];5;0)" office:value-type="float" office:value="6" calcext:value-type="float">
            <text:p>6</text:p>
          </table:table-cell>
        </table:table-row>
        <table:table-row table:style-name="ro1">
          <table:table-cell table:formula="of:=[rk.A65]" office:value-type="float" office:value="166" calcext:value-type="float">
            <text:p>166</text:p>
          </table:table-cell>
          <table:table-cell table:formula="of:=VLOOKUP([kokku.A165];[rk.A$1:.D$1048576];3;0)" office:value-type="string" office:string-value="Margus Reemets" calcext:value-type="string">
            <text:p>Margus Reemets</text:p>
          </table:table-cell>
          <table:table-cell table:formula="of:=VLOOKUP([kokku.A165];[res.A$1:.D$1048576];3;0)" office:value-type="string" office:string-value="" calcext:value-type="error">
            <text:p>#N/A</text:p>
          </table:table-cell>
          <table:table-cell table:formula="of:=VLOOKUP([kokku.A165];[res.A$1:.E$1048576];2;0)" office:value-type="string" office:string-value="" calcext:value-type="error">
            <text:p>#N/A</text:p>
          </table:table-cell>
          <table:table-cell table:formula="of:=VLOOKUP([kokku.A165];[ares.A$1:.E$1048576];3;0)" office:value-type="float" office:value="12" calcext:value-type="float">
            <text:p>12</text:p>
          </table:table-cell>
          <table:table-cell table:formula="of:=VLOOKUP([kokku.A165];[ares.A$1:.E$1048576];4;0)" office:value-type="float" office:value="0" calcext:value-type="float">
            <text:p>0</text:p>
          </table:table-cell>
          <table:table-cell table:formula="of:=VLOOKUP([kokku.A165];[ares.A$1:.E$1048576];5;0)" office:value-type="float" office:value="5" calcext:value-type="float">
            <text:p>5</text:p>
          </table:table-cell>
        </table:table-row>
        <table:table-row table:style-name="ro1">
          <table:table-cell table:formula="of:=[rk.A66]" office:value-type="float" office:value="167" calcext:value-type="float">
            <text:p>167</text:p>
          </table:table-cell>
          <table:table-cell table:formula="of:=VLOOKUP([kokku.A166];[rk.A$1:.D$1048576];3;0)" office:value-type="string" office:string-value="Edgar Viigimäe" calcext:value-type="string">
            <text:p>Edgar Viigimäe</text:p>
          </table:table-cell>
          <table:table-cell table:formula="of:=VLOOKUP([kokku.A166];[res.A$1:.D$1048576];3;0)" office:value-type="string" office:string-value="" calcext:value-type="error">
            <text:p>#N/A</text:p>
          </table:table-cell>
          <table:table-cell table:formula="of:=VLOOKUP([kokku.A166];[res.A$1:.E$1048576];2;0)" office:value-type="string" office:string-value="" calcext:value-type="error">
            <text:p>#N/A</text:p>
          </table:table-cell>
          <table:table-cell table:formula="of:=VLOOKUP([kokku.A166];[ares.A$1:.E$1048576];3;0)" office:value-type="float" office:value="11" calcext:value-type="float">
            <text:p>11</text:p>
          </table:table-cell>
          <table:table-cell table:formula="of:=VLOOKUP([kokku.A166];[ares.A$1:.E$1048576];4;0)" office:value-type="float" office:value="0" calcext:value-type="float">
            <text:p>0</text:p>
          </table:table-cell>
          <table:table-cell table:formula="of:=VLOOKUP([kokku.A166];[ares.A$1:.E$1048576];5;0)" office:value-type="float" office:value="1" calcext:value-type="float">
            <text:p>1</text:p>
          </table:table-cell>
        </table:table-row>
        <table:table-row table:style-name="ro1">
          <table:table-cell table:formula="of:=[rk.A67]" office:value-type="float" office:value="168" calcext:value-type="float">
            <text:p>168</text:p>
          </table:table-cell>
          <table:table-cell table:formula="of:=VLOOKUP([kokku.A167];[rk.A$1:.D$1048576];3;0)" office:value-type="string" office:string-value="Piia Paemurru" calcext:value-type="string">
            <text:p>Piia Paemurru</text:p>
          </table:table-cell>
          <table:table-cell table:formula="of:=VLOOKUP([kokku.A167];[res.A$1:.D$1048576];3;0)" office:value-type="string" office:string-value="" calcext:value-type="error">
            <text:p>#N/A</text:p>
          </table:table-cell>
          <table:table-cell table:formula="of:=VLOOKUP([kokku.A167];[res.A$1:.E$1048576];2;0)" office:value-type="string" office:string-value="" calcext:value-type="error">
            <text:p>#N/A</text:p>
          </table:table-cell>
          <table:table-cell table:formula="of:=VLOOKUP([kokku.A167];[ares.A$1:.E$1048576];3;0)" office:value-type="float" office:value="76" calcext:value-type="float">
            <text:p>76</text:p>
          </table:table-cell>
          <table:table-cell table:formula="of:=VLOOKUP([kokku.A167];[ares.A$1:.E$1048576];4;0)" office:value-type="float" office:value="0" calcext:value-type="float">
            <text:p>0</text:p>
          </table:table-cell>
          <table:table-cell table:formula="of:=VLOOKUP([kokku.A167];[ares.A$1:.E$1048576];5;0)" office:value-type="float" office:value="24" calcext:value-type="float">
            <text:p>24</text:p>
          </table:table-cell>
        </table:table-row>
        <table:table-row table:style-name="ro1">
          <table:table-cell table:formula="of:=[rk.A68]" office:value-type="float" office:value="169" calcext:value-type="float">
            <text:p>169</text:p>
          </table:table-cell>
          <table:table-cell table:formula="of:=VLOOKUP([kokku.A168];[rk.A$1:.D$1048576];3;0)" office:value-type="string" office:string-value="Jaak Vimm" calcext:value-type="string">
            <text:p>Jaak Vimm</text:p>
          </table:table-cell>
          <table:table-cell table:formula="of:=VLOOKUP([kokku.A168];[res.A$1:.D$1048576];3;0)" office:value-type="string" office:string-value="" calcext:value-type="error">
            <text:p>#N/A</text:p>
          </table:table-cell>
          <table:table-cell table:formula="of:=VLOOKUP([kokku.A168];[res.A$1:.E$1048576];2;0)" office:value-type="string" office:string-value="" calcext:value-type="error">
            <text:p>#N/A</text:p>
          </table:table-cell>
          <table:table-cell table:formula="of:=VLOOKUP([kokku.A168];[ares.A$1:.E$1048576];3;0)" office:value-type="float" office:value="15" calcext:value-type="float">
            <text:p>15</text:p>
          </table:table-cell>
          <table:table-cell table:formula="of:=VLOOKUP([kokku.A168];[ares.A$1:.E$1048576];4;0)" office:value-type="float" office:value="0" calcext:value-type="float">
            <text:p>0</text:p>
          </table:table-cell>
          <table:table-cell table:formula="of:=VLOOKUP([kokku.A168];[ares.A$1:.E$1048576];5;0)" office:value-type="float" office:value="2" calcext:value-type="float">
            <text:p>2</text:p>
          </table:table-cell>
        </table:table-row>
        <table:table-row table:style-name="ro1">
          <table:table-cell table:formula="of:=[rk.A69]" office:value-type="float" office:value="170" calcext:value-type="float">
            <text:p>170</text:p>
          </table:table-cell>
          <table:table-cell table:formula="of:=VLOOKUP([kokku.A169];[rk.A$1:.D$1048576];3;0)" office:value-type="string" office:string-value="Ivo Ratas" calcext:value-type="string">
            <text:p>Ivo Ratas</text:p>
          </table:table-cell>
          <table:table-cell table:formula="of:=VLOOKUP([kokku.A169];[res.A$1:.D$1048576];3;0)" office:value-type="string" office:string-value="" calcext:value-type="error">
            <text:p>#N/A</text:p>
          </table:table-cell>
          <table:table-cell table:formula="of:=VLOOKUP([kokku.A169];[res.A$1:.E$1048576];2;0)" office:value-type="string" office:string-value="" calcext:value-type="error">
            <text:p>#N/A</text:p>
          </table:table-cell>
          <table:table-cell table:formula="of:=VLOOKUP([kokku.A169];[ares.A$1:.E$1048576];3;0)" office:value-type="float" office:value="32" calcext:value-type="float">
            <text:p>32</text:p>
          </table:table-cell>
          <table:table-cell table:formula="of:=VLOOKUP([kokku.A169];[ares.A$1:.E$1048576];4;0)" office:value-type="float" office:value="0" calcext:value-type="float">
            <text:p>0</text:p>
          </table:table-cell>
          <table:table-cell table:formula="of:=VLOOKUP([kokku.A169];[ares.A$1:.E$1048576];5;0)" office:value-type="float" office:value="5" calcext:value-type="float">
            <text:p>5</text:p>
          </table:table-cell>
        </table:table-row>
        <table:table-row table:style-name="ro1">
          <table:table-cell table:formula="of:=[rk.A70]" office:value-type="float" office:value="171" calcext:value-type="float">
            <text:p>171</text:p>
          </table:table-cell>
          <table:table-cell table:formula="of:=VLOOKUP([kokku.A170];[rk.A$1:.D$1048576];3;0)" office:value-type="string" office:string-value="Kalju Mätik" calcext:value-type="string">
            <text:p>Kalju Mätik</text:p>
          </table:table-cell>
          <table:table-cell table:formula="of:=VLOOKUP([kokku.A170];[res.A$1:.D$1048576];3;0)" office:value-type="string" office:string-value="" calcext:value-type="error">
            <text:p>#N/A</text:p>
          </table:table-cell>
          <table:table-cell table:formula="of:=VLOOKUP([kokku.A170];[res.A$1:.E$1048576];2;0)" office:value-type="string" office:string-value="" calcext:value-type="error">
            <text:p>#N/A</text:p>
          </table:table-cell>
          <table:table-cell table:formula="of:=VLOOKUP([kokku.A170];[ares.A$1:.E$1048576];3;0)" office:value-type="float" office:value="24" calcext:value-type="float">
            <text:p>24</text:p>
          </table:table-cell>
          <table:table-cell table:formula="of:=VLOOKUP([kokku.A170];[ares.A$1:.E$1048576];4;0)" office:value-type="float" office:value="0" calcext:value-type="float">
            <text:p>0</text:p>
          </table:table-cell>
          <table:table-cell table:formula="of:=VLOOKUP([kokku.A170];[ares.A$1:.E$1048576];5;0)" office:value-type="float" office:value="4" calcext:value-type="float">
            <text:p>4</text:p>
          </table:table-cell>
        </table:table-row>
        <table:table-row table:style-name="ro1">
          <table:table-cell table:formula="of:=[rk.A72]" office:value-type="float" office:value="173" calcext:value-type="float">
            <text:p>173</text:p>
          </table:table-cell>
          <table:table-cell table:formula="of:=VLOOKUP([kokku.A171];[rk.A$1:.D$1048576];3;0)" office:value-type="string" office:string-value="Siim Pohlak" calcext:value-type="string">
            <text:p>Siim Pohlak</text:p>
          </table:table-cell>
          <table:table-cell table:formula="of:=VLOOKUP([kokku.A171];[res.A$1:.D$1048576];3;0)" office:value-type="string" office:string-value="" calcext:value-type="error">
            <text:p>#N/A</text:p>
          </table:table-cell>
          <table:table-cell table:formula="of:=VLOOKUP([kokku.A171];[res.A$1:.E$1048576];2;0)" office:value-type="string" office:string-value="" calcext:value-type="error">
            <text:p>#N/A</text:p>
          </table:table-cell>
          <table:table-cell table:formula="of:=VLOOKUP([kokku.A171];[ares.A$1:.E$1048576];3;0)" office:value-type="float" office:value="1128" calcext:value-type="float">
            <text:p>1128</text:p>
          </table:table-cell>
          <table:table-cell table:formula="of:=VLOOKUP([kokku.A171];[ares.A$1:.E$1048576];4;0)" office:value-type="float" office:value="1" calcext:value-type="float">
            <text:p>1</text:p>
          </table:table-cell>
          <table:table-cell table:formula="of:=VLOOKUP([kokku.A171];[ares.A$1:.E$1048576];5;0)" office:value-type="float" office:value="232" calcext:value-type="float">
            <text:p>232</text:p>
          </table:table-cell>
        </table:table-row>
        <table:table-row table:style-name="ro1">
          <table:table-cell table:formula="of:=[rk.A73]" office:value-type="float" office:value="174" calcext:value-type="float">
            <text:p>174</text:p>
          </table:table-cell>
          <table:table-cell table:formula="of:=VLOOKUP([kokku.A172];[rk.A$1:.D$1048576];3;0)" office:value-type="string" office:string-value="Mart Järvik" calcext:value-type="string">
            <text:p>Mart Järvik</text:p>
          </table:table-cell>
          <table:table-cell table:formula="of:=VLOOKUP([kokku.A172];[res.A$1:.D$1048576];3;0)" office:value-type="string" office:string-value="" calcext:value-type="error">
            <text:p>#N/A</text:p>
          </table:table-cell>
          <table:table-cell table:formula="of:=VLOOKUP([kokku.A172];[res.A$1:.E$1048576];2;0)" office:value-type="string" office:string-value="" calcext:value-type="error">
            <text:p>#N/A</text:p>
          </table:table-cell>
          <table:table-cell table:formula="of:=VLOOKUP([kokku.A172];[ares.A$1:.E$1048576];3;0)" office:value-type="float" office:value="323" calcext:value-type="float">
            <text:p>323</text:p>
          </table:table-cell>
          <table:table-cell table:formula="of:=VLOOKUP([kokku.A172];[ares.A$1:.E$1048576];4;0)" office:value-type="float" office:value="0" calcext:value-type="float">
            <text:p>0</text:p>
          </table:table-cell>
          <table:table-cell table:formula="of:=VLOOKUP([kokku.A172];[ares.A$1:.E$1048576];5;0)" office:value-type="float" office:value="94" calcext:value-type="float">
            <text:p>94</text:p>
          </table:table-cell>
        </table:table-row>
        <table:table-row table:style-name="ro1">
          <table:table-cell table:formula="of:=[rk.A74]" office:value-type="float" office:value="175" calcext:value-type="float">
            <text:p>175</text:p>
          </table:table-cell>
          <table:table-cell table:formula="of:=VLOOKUP([kokku.A173];[rk.A$1:.D$1048576];3;0)" office:value-type="string" office:string-value="Paul Puustusmaa" calcext:value-type="string">
            <text:p>Paul Puustusmaa</text:p>
          </table:table-cell>
          <table:table-cell table:formula="of:=VLOOKUP([kokku.A173];[res.A$1:.D$1048576];3;0)" office:value-type="string" office:string-value="" calcext:value-type="error">
            <text:p>#N/A</text:p>
          </table:table-cell>
          <table:table-cell table:formula="of:=VLOOKUP([kokku.A173];[res.A$1:.E$1048576];2;0)" office:value-type="string" office:string-value="" calcext:value-type="error">
            <text:p>#N/A</text:p>
          </table:table-cell>
          <table:table-cell table:formula="of:=VLOOKUP([kokku.A173];[ares.A$1:.E$1048576];3;0)" office:value-type="float" office:value="116" calcext:value-type="float">
            <text:p>116</text:p>
          </table:table-cell>
          <table:table-cell table:formula="of:=VLOOKUP([kokku.A173];[ares.A$1:.E$1048576];4;0)" office:value-type="float" office:value="0" calcext:value-type="float">
            <text:p>0</text:p>
          </table:table-cell>
          <table:table-cell table:formula="of:=VLOOKUP([kokku.A173];[ares.A$1:.E$1048576];5;0)" office:value-type="float" office:value="57" calcext:value-type="float">
            <text:p>57</text:p>
          </table:table-cell>
        </table:table-row>
        <table:table-row table:style-name="ro1">
          <table:table-cell table:formula="of:=[rk.A75]" office:value-type="float" office:value="176" calcext:value-type="float">
            <text:p>176</text:p>
          </table:table-cell>
          <table:table-cell table:formula="of:=VLOOKUP([kokku.A174];[rk.A$1:.D$1048576];3;0)" office:value-type="string" office:string-value="Jüri Derkun" calcext:value-type="string">
            <text:p>Jüri Derkun</text:p>
          </table:table-cell>
          <table:table-cell table:formula="of:=VLOOKUP([kokku.A174];[res.A$1:.D$1048576];3;0)" office:value-type="string" office:string-value="" calcext:value-type="error">
            <text:p>#N/A</text:p>
          </table:table-cell>
          <table:table-cell table:formula="of:=VLOOKUP([kokku.A174];[res.A$1:.E$1048576];2;0)" office:value-type="string" office:string-value="" calcext:value-type="error">
            <text:p>#N/A</text:p>
          </table:table-cell>
          <table:table-cell table:formula="of:=VLOOKUP([kokku.A174];[ares.A$1:.E$1048576];3;0)" office:value-type="float" office:value="31" calcext:value-type="float">
            <text:p>31</text:p>
          </table:table-cell>
          <table:table-cell table:formula="of:=VLOOKUP([kokku.A174];[ares.A$1:.E$1048576];4;0)" office:value-type="float" office:value="1" calcext:value-type="float">
            <text:p>1</text:p>
          </table:table-cell>
          <table:table-cell table:formula="of:=VLOOKUP([kokku.A174];[ares.A$1:.E$1048576];5;0)" office:value-type="float" office:value="6" calcext:value-type="float">
            <text:p>6</text:p>
          </table:table-cell>
        </table:table-row>
        <table:table-row table:style-name="ro1">
          <table:table-cell table:formula="of:=[rk.A76]" office:value-type="float" office:value="177" calcext:value-type="float">
            <text:p>177</text:p>
          </table:table-cell>
          <table:table-cell table:formula="of:=VLOOKUP([kokku.A175];[rk.A$1:.D$1048576];3;0)" office:value-type="string" office:string-value="Rene Kokk" calcext:value-type="string">
            <text:p>Rene Kokk</text:p>
          </table:table-cell>
          <table:table-cell table:formula="of:=VLOOKUP([kokku.A175];[res.A$1:.D$1048576];3;0)" office:value-type="string" office:string-value="" calcext:value-type="error">
            <text:p>#N/A</text:p>
          </table:table-cell>
          <table:table-cell table:formula="of:=VLOOKUP([kokku.A175];[res.A$1:.E$1048576];2;0)" office:value-type="string" office:string-value="" calcext:value-type="error">
            <text:p>#N/A</text:p>
          </table:table-cell>
          <table:table-cell table:formula="of:=VLOOKUP([kokku.A175];[ares.A$1:.E$1048576];3;0)" office:value-type="float" office:value="180" calcext:value-type="float">
            <text:p>180</text:p>
          </table:table-cell>
          <table:table-cell table:formula="of:=VLOOKUP([kokku.A175];[ares.A$1:.E$1048576];4;0)" office:value-type="float" office:value="2" calcext:value-type="float">
            <text:p>2</text:p>
          </table:table-cell>
          <table:table-cell table:formula="of:=VLOOKUP([kokku.A175];[ares.A$1:.E$1048576];5;0)" office:value-type="float" office:value="47" calcext:value-type="float">
            <text:p>47</text:p>
          </table:table-cell>
        </table:table-row>
        <table:table-row table:style-name="ro1">
          <table:table-cell table:formula="of:=[rk.A77]" office:value-type="float" office:value="178" calcext:value-type="float">
            <text:p>178</text:p>
          </table:table-cell>
          <table:table-cell table:formula="of:=VLOOKUP([kokku.A176];[rk.A$1:.D$1048576];3;0)" office:value-type="string" office:string-value="Kai Rimmel" calcext:value-type="string">
            <text:p>Kai Rimmel</text:p>
          </table:table-cell>
          <table:table-cell table:formula="of:=VLOOKUP([kokku.A176];[res.A$1:.D$1048576];3;0)" office:value-type="string" office:string-value="" calcext:value-type="error">
            <text:p>#N/A</text:p>
          </table:table-cell>
          <table:table-cell table:formula="of:=VLOOKUP([kokku.A176];[res.A$1:.E$1048576];2;0)" office:value-type="string" office:string-value="" calcext:value-type="error">
            <text:p>#N/A</text:p>
          </table:table-cell>
          <table:table-cell table:formula="of:=VLOOKUP([kokku.A176];[ares.A$1:.E$1048576];3;0)" office:value-type="float" office:value="175" calcext:value-type="float">
            <text:p>175</text:p>
          </table:table-cell>
          <table:table-cell table:formula="of:=VLOOKUP([kokku.A176];[ares.A$1:.E$1048576];4;0)" office:value-type="float" office:value="1" calcext:value-type="float">
            <text:p>1</text:p>
          </table:table-cell>
          <table:table-cell table:formula="of:=VLOOKUP([kokku.A176];[ares.A$1:.E$1048576];5;0)" office:value-type="float" office:value="62" calcext:value-type="float">
            <text:p>62</text:p>
          </table:table-cell>
        </table:table-row>
        <table:table-row table:style-name="ro1">
          <table:table-cell table:formula="of:=[rk.A78]" office:value-type="float" office:value="179" calcext:value-type="float">
            <text:p>179</text:p>
          </table:table-cell>
          <table:table-cell table:formula="of:=VLOOKUP([kokku.A177];[rk.A$1:.D$1048576];3;0)" office:value-type="string" office:string-value="Heino Lõiveke" calcext:value-type="string">
            <text:p>Heino Lõiveke</text:p>
          </table:table-cell>
          <table:table-cell table:formula="of:=VLOOKUP([kokku.A177];[res.A$1:.D$1048576];3;0)" office:value-type="string" office:string-value="" calcext:value-type="error">
            <text:p>#N/A</text:p>
          </table:table-cell>
          <table:table-cell table:formula="of:=VLOOKUP([kokku.A177];[res.A$1:.E$1048576];2;0)" office:value-type="string" office:string-value="" calcext:value-type="error">
            <text:p>#N/A</text:p>
          </table:table-cell>
          <table:table-cell table:formula="of:=VLOOKUP([kokku.A177];[ares.A$1:.E$1048576];3;0)" office:value-type="float" office:value="97" calcext:value-type="float">
            <text:p>97</text:p>
          </table:table-cell>
          <table:table-cell table:formula="of:=VLOOKUP([kokku.A177];[ares.A$1:.E$1048576];4;0)" office:value-type="float" office:value="1" calcext:value-type="float">
            <text:p>1</text:p>
          </table:table-cell>
          <table:table-cell table:formula="of:=VLOOKUP([kokku.A177];[ares.A$1:.E$1048576];5;0)" office:value-type="float" office:value="17" calcext:value-type="float">
            <text:p>17</text:p>
          </table:table-cell>
        </table:table-row>
        <table:table-row table:style-name="ro1">
          <table:table-cell table:formula="of:=[rk.A79]" office:value-type="float" office:value="180" calcext:value-type="float">
            <text:p>180</text:p>
          </table:table-cell>
          <table:table-cell table:formula="of:=VLOOKUP([kokku.A178];[rk.A$1:.D$1048576];3;0)" office:value-type="string" office:string-value="Lauri Lasimer" calcext:value-type="string">
            <text:p>Lauri Lasimer</text:p>
          </table:table-cell>
          <table:table-cell table:formula="of:=VLOOKUP([kokku.A178];[res.A$1:.D$1048576];3;0)" office:value-type="string" office:string-value="" calcext:value-type="error">
            <text:p>#N/A</text:p>
          </table:table-cell>
          <table:table-cell table:formula="of:=VLOOKUP([kokku.A178];[res.A$1:.E$1048576];2;0)" office:value-type="string" office:string-value="" calcext:value-type="error">
            <text:p>#N/A</text:p>
          </table:table-cell>
          <table:table-cell table:formula="of:=VLOOKUP([kokku.A178];[ares.A$1:.E$1048576];3;0)" office:value-type="float" office:value="122" calcext:value-type="float">
            <text:p>122</text:p>
          </table:table-cell>
          <table:table-cell table:formula="of:=VLOOKUP([kokku.A178];[ares.A$1:.E$1048576];4;0)" office:value-type="float" office:value="0" calcext:value-type="float">
            <text:p>0</text:p>
          </table:table-cell>
          <table:table-cell table:formula="of:=VLOOKUP([kokku.A178];[ares.A$1:.E$1048576];5;0)" office:value-type="float" office:value="52" calcext:value-type="float">
            <text:p>52</text:p>
          </table:table-cell>
        </table:table-row>
        <table:table-row table:style-name="ro1">
          <table:table-cell table:formula="of:=[rk.A80]" office:value-type="float" office:value="181" calcext:value-type="float">
            <text:p>181</text:p>
          </table:table-cell>
          <table:table-cell table:formula="of:=VLOOKUP([kokku.A179];[rk.A$1:.D$1048576];3;0)" office:value-type="string" office:string-value="Veiko Värk" calcext:value-type="string">
            <text:p>Veiko Värk</text:p>
          </table:table-cell>
          <table:table-cell table:formula="of:=VLOOKUP([kokku.A179];[res.A$1:.D$1048576];3;0)" office:value-type="string" office:string-value="" calcext:value-type="error">
            <text:p>#N/A</text:p>
          </table:table-cell>
          <table:table-cell table:formula="of:=VLOOKUP([kokku.A179];[res.A$1:.E$1048576];2;0)" office:value-type="string" office:string-value="" calcext:value-type="error">
            <text:p>#N/A</text:p>
          </table:table-cell>
          <table:table-cell table:formula="of:=VLOOKUP([kokku.A179];[ares.A$1:.E$1048576];3;0)" office:value-type="float" office:value="50" calcext:value-type="float">
            <text:p>50</text:p>
          </table:table-cell>
          <table:table-cell table:formula="of:=VLOOKUP([kokku.A179];[ares.A$1:.E$1048576];4;0)" office:value-type="float" office:value="0" calcext:value-type="float">
            <text:p>0</text:p>
          </table:table-cell>
          <table:table-cell table:formula="of:=VLOOKUP([kokku.A179];[ares.A$1:.E$1048576];5;0)" office:value-type="float" office:value="16" calcext:value-type="float">
            <text:p>16</text:p>
          </table:table-cell>
        </table:table-row>
        <table:table-row table:style-name="ro1">
          <table:table-cell table:formula="of:=[rk.A81]" office:value-type="float" office:value="182" calcext:value-type="float">
            <text:p>182</text:p>
          </table:table-cell>
          <table:table-cell table:formula="of:=VLOOKUP([kokku.A180];[rk.A$1:.D$1048576];3;0)" office:value-type="string" office:string-value="Olavi Tutt" calcext:value-type="string">
            <text:p>Olavi Tutt</text:p>
          </table:table-cell>
          <table:table-cell table:formula="of:=VLOOKUP([kokku.A180];[res.A$1:.D$1048576];3;0)" office:value-type="string" office:string-value="" calcext:value-type="error">
            <text:p>#N/A</text:p>
          </table:table-cell>
          <table:table-cell table:formula="of:=VLOOKUP([kokku.A180];[res.A$1:.E$1048576];2;0)" office:value-type="string" office:string-value="" calcext:value-type="error">
            <text:p>#N/A</text:p>
          </table:table-cell>
          <table:table-cell table:formula="of:=VLOOKUP([kokku.A180];[ares.A$1:.E$1048576];3;0)" office:value-type="float" office:value="39" calcext:value-type="float">
            <text:p>39</text:p>
          </table:table-cell>
          <table:table-cell table:formula="of:=VLOOKUP([kokku.A180];[ares.A$1:.E$1048576];4;0)" office:value-type="float" office:value="0" calcext:value-type="float">
            <text:p>0</text:p>
          </table:table-cell>
          <table:table-cell table:formula="of:=VLOOKUP([kokku.A180];[ares.A$1:.E$1048576];5;0)" office:value-type="float" office:value="7" calcext:value-type="float">
            <text:p>7</text:p>
          </table:table-cell>
        </table:table-row>
        <table:table-row table:style-name="ro1">
          <table:table-cell table:formula="of:=[rk.A82]" office:value-type="float" office:value="183" calcext:value-type="float">
            <text:p>183</text:p>
          </table:table-cell>
          <table:table-cell table:formula="of:=VLOOKUP([kokku.A181];[rk.A$1:.D$1048576];3;0)" office:value-type="string" office:string-value="Olav Kruus" calcext:value-type="string">
            <text:p>Olav Kruus</text:p>
          </table:table-cell>
          <table:table-cell table:formula="of:=VLOOKUP([kokku.A181];[res.A$1:.D$1048576];3;0)" office:value-type="string" office:string-value="" calcext:value-type="error">
            <text:p>#N/A</text:p>
          </table:table-cell>
          <table:table-cell table:formula="of:=VLOOKUP([kokku.A181];[res.A$1:.E$1048576];2;0)" office:value-type="string" office:string-value="" calcext:value-type="error">
            <text:p>#N/A</text:p>
          </table:table-cell>
          <table:table-cell table:formula="of:=VLOOKUP([kokku.A181];[ares.A$1:.E$1048576];3;0)" office:value-type="float" office:value="25" calcext:value-type="float">
            <text:p>25</text:p>
          </table:table-cell>
          <table:table-cell table:formula="of:=VLOOKUP([kokku.A181];[ares.A$1:.E$1048576];4;0)" office:value-type="float" office:value="0" calcext:value-type="float">
            <text:p>0</text:p>
          </table:table-cell>
          <table:table-cell table:formula="of:=VLOOKUP([kokku.A181];[ares.A$1:.E$1048576];5;0)" office:value-type="float" office:value="6" calcext:value-type="float">
            <text:p>6</text:p>
          </table:table-cell>
        </table:table-row>
        <table:table-row table:style-name="ro1">
          <table:table-cell table:formula="of:=[rk.A83]" office:value-type="float" office:value="184" calcext:value-type="float">
            <text:p>184</text:p>
          </table:table-cell>
          <table:table-cell table:formula="of:=VLOOKUP([kokku.A182];[rk.A$1:.D$1048576];3;0)" office:value-type="string" office:string-value="Toivo Kirtsi" calcext:value-type="string">
            <text:p>Toivo Kirtsi</text:p>
          </table:table-cell>
          <table:table-cell table:formula="of:=VLOOKUP([kokku.A182];[res.A$1:.D$1048576];3;0)" office:value-type="string" office:string-value="" calcext:value-type="error">
            <text:p>#N/A</text:p>
          </table:table-cell>
          <table:table-cell table:formula="of:=VLOOKUP([kokku.A182];[res.A$1:.E$1048576];2;0)" office:value-type="string" office:string-value="" calcext:value-type="error">
            <text:p>#N/A</text:p>
          </table:table-cell>
          <table:table-cell table:formula="of:=VLOOKUP([kokku.A182];[ares.A$1:.E$1048576];3;0)" office:value-type="float" office:value="18" calcext:value-type="float">
            <text:p>18</text:p>
          </table:table-cell>
          <table:table-cell table:formula="of:=VLOOKUP([kokku.A182];[ares.A$1:.E$1048576];4;0)" office:value-type="float" office:value="0" calcext:value-type="float">
            <text:p>0</text:p>
          </table:table-cell>
          <table:table-cell table:formula="of:=VLOOKUP([kokku.A182];[ares.A$1:.E$1048576];5;0)" office:value-type="float" office:value="3" calcext:value-type="float">
            <text:p>3</text:p>
          </table:table-cell>
        </table:table-row>
        <table:table-row table:style-name="ro1">
          <table:table-cell table:formula="of:=[rk.A84]" office:value-type="float" office:value="185" calcext:value-type="float">
            <text:p>185</text:p>
          </table:table-cell>
          <table:table-cell table:formula="of:=VLOOKUP([kokku.A183];[rk.A$1:.D$1048576];3;0)" office:value-type="string" office:string-value="Anett Leosk" calcext:value-type="string">
            <text:p>Anett Leosk</text:p>
          </table:table-cell>
          <table:table-cell table:formula="of:=VLOOKUP([kokku.A183];[res.A$1:.D$1048576];3;0)" office:value-type="string" office:string-value="" calcext:value-type="error">
            <text:p>#N/A</text:p>
          </table:table-cell>
          <table:table-cell table:formula="of:=VLOOKUP([kokku.A183];[res.A$1:.E$1048576];2;0)" office:value-type="string" office:string-value="" calcext:value-type="error">
            <text:p>#N/A</text:p>
          </table:table-cell>
          <table:table-cell table:formula="of:=VLOOKUP([kokku.A183];[ares.A$1:.E$1048576];3;0)" office:value-type="float" office:value="100" calcext:value-type="float">
            <text:p>100</text:p>
          </table:table-cell>
          <table:table-cell table:formula="of:=VLOOKUP([kokku.A183];[ares.A$1:.E$1048576];4;0)" office:value-type="float" office:value="0" calcext:value-type="float">
            <text:p>0</text:p>
          </table:table-cell>
          <table:table-cell table:formula="of:=VLOOKUP([kokku.A183];[ares.A$1:.E$1048576];5;0)" office:value-type="float" office:value="46" calcext:value-type="float">
            <text:p>46</text:p>
          </table:table-cell>
        </table:table-row>
        <table:table-row table:style-name="ro1">
          <table:table-cell table:formula="of:=[rk.A85]" office:value-type="float" office:value="186" calcext:value-type="float">
            <text:p>186</text:p>
          </table:table-cell>
          <table:table-cell table:formula="of:=VLOOKUP([kokku.A184];[rk.A$1:.D$1048576];3;0)" office:value-type="string" office:string-value="Taavi Tapu" calcext:value-type="string">
            <text:p>Taavi Tapu</text:p>
          </table:table-cell>
          <table:table-cell table:formula="of:=VLOOKUP([kokku.A184];[res.A$1:.D$1048576];3;0)" office:value-type="string" office:string-value="" calcext:value-type="error">
            <text:p>#N/A</text:p>
          </table:table-cell>
          <table:table-cell table:formula="of:=VLOOKUP([kokku.A184];[res.A$1:.E$1048576];2;0)" office:value-type="string" office:string-value="" calcext:value-type="error">
            <text:p>#N/A</text:p>
          </table:table-cell>
          <table:table-cell table:formula="of:=VLOOKUP([kokku.A184];[ares.A$1:.E$1048576];3;0)" office:value-type="float" office:value="39" calcext:value-type="float">
            <text:p>39</text:p>
          </table:table-cell>
          <table:table-cell table:formula="of:=VLOOKUP([kokku.A184];[ares.A$1:.E$1048576];4;0)" office:value-type="float" office:value="0" calcext:value-type="float">
            <text:p>0</text:p>
          </table:table-cell>
          <table:table-cell table:formula="of:=VLOOKUP([kokku.A184];[ares.A$1:.E$1048576];5;0)" office:value-type="float" office:value="10" calcext:value-type="float">
            <text:p>10</text:p>
          </table:table-cell>
        </table:table-row>
        <table:table-row table:style-name="ro1">
          <table:table-cell table:formula="of:=[rk.A86]" office:value-type="float" office:value="187" calcext:value-type="float">
            <text:p>187</text:p>
          </table:table-cell>
          <table:table-cell table:formula="of:=VLOOKUP([kokku.A185];[rk.A$1:.D$1048576];3;0)" office:value-type="string" office:string-value="Maido Pajo" calcext:value-type="string">
            <text:p>Maido Pajo</text:p>
          </table:table-cell>
          <table:table-cell table:formula="of:=VLOOKUP([kokku.A185];[res.A$1:.D$1048576];3;0)" office:value-type="string" office:string-value="" calcext:value-type="error">
            <text:p>#N/A</text:p>
          </table:table-cell>
          <table:table-cell table:formula="of:=VLOOKUP([kokku.A185];[res.A$1:.E$1048576];2;0)" office:value-type="string" office:string-value="" calcext:value-type="error">
            <text:p>#N/A</text:p>
          </table:table-cell>
          <table:table-cell table:formula="of:=VLOOKUP([kokku.A185];[ares.A$1:.E$1048576];3;0)" office:value-type="float" office:value="298" calcext:value-type="float">
            <text:p>298</text:p>
          </table:table-cell>
          <table:table-cell table:formula="of:=VLOOKUP([kokku.A185];[ares.A$1:.E$1048576];4;0)" office:value-type="float" office:value="0" calcext:value-type="float">
            <text:p>0</text:p>
          </table:table-cell>
          <table:table-cell table:formula="of:=VLOOKUP([kokku.A185];[ares.A$1:.E$1048576];5;0)" office:value-type="float" office:value="97" calcext:value-type="float">
            <text:p>97</text:p>
          </table:table-cell>
        </table:table-row>
        <table:table-row table:style-name="ro1">
          <table:table-cell table:formula="of:=[rk.A87]" office:value-type="float" office:value="188" calcext:value-type="float">
            <text:p>188</text:p>
          </table:table-cell>
          <table:table-cell table:formula="of:=VLOOKUP([kokku.A186];[rk.A$1:.D$1048576];3;0)" office:value-type="string" office:string-value="Helle-Moonika Helme" calcext:value-type="string">
            <text:p>Helle-Moonika Helme</text:p>
          </table:table-cell>
          <table:table-cell table:formula="of:=VLOOKUP([kokku.A186];[res.A$1:.D$1048576];3;0)" office:value-type="string" office:string-value="" calcext:value-type="error">
            <text:p>#N/A</text:p>
          </table:table-cell>
          <table:table-cell table:formula="of:=VLOOKUP([kokku.A186];[res.A$1:.E$1048576];2;0)" office:value-type="string" office:string-value="" calcext:value-type="error">
            <text:p>#N/A</text:p>
          </table:table-cell>
          <table:table-cell table:formula="of:=VLOOKUP([kokku.A186];[ares.A$1:.E$1048576];3;0)" office:value-type="float" office:value="2399" calcext:value-type="float">
            <text:p>2399</text:p>
          </table:table-cell>
          <table:table-cell table:formula="of:=VLOOKUP([kokku.A186];[ares.A$1:.E$1048576];4;0)" office:value-type="float" office:value="6" calcext:value-type="float">
            <text:p>6</text:p>
          </table:table-cell>
          <table:table-cell table:formula="of:=VLOOKUP([kokku.A186];[ares.A$1:.E$1048576];5;0)" office:value-type="float" office:value="627" calcext:value-type="float">
            <text:p>627</text:p>
          </table:table-cell>
        </table:table-row>
        <table:table-row table:style-name="ro1">
          <table:table-cell table:formula="of:=[rk.A88]" office:value-type="float" office:value="189" calcext:value-type="float">
            <text:p>189</text:p>
          </table:table-cell>
          <table:table-cell table:formula="of:=VLOOKUP([kokku.A187];[rk.A$1:.D$1048576];3;0)" office:value-type="string" office:string-value="Hardi Rehkalt" calcext:value-type="string">
            <text:p>Hardi Rehkalt</text:p>
          </table:table-cell>
          <table:table-cell table:formula="of:=VLOOKUP([kokku.A187];[res.A$1:.D$1048576];3;0)" office:value-type="string" office:string-value="" calcext:value-type="error">
            <text:p>#N/A</text:p>
          </table:table-cell>
          <table:table-cell table:formula="of:=VLOOKUP([kokku.A187];[res.A$1:.E$1048576];2;0)" office:value-type="string" office:string-value="" calcext:value-type="error">
            <text:p>#N/A</text:p>
          </table:table-cell>
          <table:table-cell table:formula="of:=VLOOKUP([kokku.A187];[ares.A$1:.E$1048576];3;0)" office:value-type="float" office:value="359" calcext:value-type="float">
            <text:p>359</text:p>
          </table:table-cell>
          <table:table-cell table:formula="of:=VLOOKUP([kokku.A187];[ares.A$1:.E$1048576];4;0)" office:value-type="float" office:value="2" calcext:value-type="float">
            <text:p>2</text:p>
          </table:table-cell>
          <table:table-cell table:formula="of:=VLOOKUP([kokku.A187];[ares.A$1:.E$1048576];5;0)" office:value-type="float" office:value="122" calcext:value-type="float">
            <text:p>122</text:p>
          </table:table-cell>
        </table:table-row>
        <table:table-row table:style-name="ro1">
          <table:table-cell table:formula="of:=[rk.A89]" office:value-type="float" office:value="190" calcext:value-type="float">
            <text:p>190</text:p>
          </table:table-cell>
          <table:table-cell table:formula="of:=VLOOKUP([kokku.A188];[rk.A$1:.D$1048576];3;0)" office:value-type="string" office:string-value="Urmas Selirand" calcext:value-type="string">
            <text:p>Urmas Selirand</text:p>
          </table:table-cell>
          <table:table-cell table:formula="of:=VLOOKUP([kokku.A188];[res.A$1:.D$1048576];3;0)" office:value-type="string" office:string-value="" calcext:value-type="error">
            <text:p>#N/A</text:p>
          </table:table-cell>
          <table:table-cell table:formula="of:=VLOOKUP([kokku.A188];[res.A$1:.E$1048576];2;0)" office:value-type="string" office:string-value="" calcext:value-type="error">
            <text:p>#N/A</text:p>
          </table:table-cell>
          <table:table-cell table:formula="of:=VLOOKUP([kokku.A188];[ares.A$1:.E$1048576];3;0)" office:value-type="float" office:value="442" calcext:value-type="float">
            <text:p>442</text:p>
          </table:table-cell>
          <table:table-cell table:formula="of:=VLOOKUP([kokku.A188];[ares.A$1:.E$1048576];4;0)" office:value-type="float" office:value="1" calcext:value-type="float">
            <text:p>1</text:p>
          </table:table-cell>
          <table:table-cell table:formula="of:=VLOOKUP([kokku.A188];[ares.A$1:.E$1048576];5;0)" office:value-type="float" office:value="134" calcext:value-type="float">
            <text:p>134</text:p>
          </table:table-cell>
        </table:table-row>
        <table:table-row table:style-name="ro1">
          <table:table-cell table:formula="of:=[rk.A90]" office:value-type="float" office:value="191" calcext:value-type="float">
            <text:p>191</text:p>
          </table:table-cell>
          <table:table-cell table:formula="of:=VLOOKUP([kokku.A189];[rk.A$1:.D$1048576];3;0)" office:value-type="string" office:string-value="Elvo Leppmaa" calcext:value-type="string">
            <text:p>Elvo Leppmaa</text:p>
          </table:table-cell>
          <table:table-cell table:formula="of:=VLOOKUP([kokku.A189];[res.A$1:.D$1048576];3;0)" office:value-type="string" office:string-value="" calcext:value-type="error">
            <text:p>#N/A</text:p>
          </table:table-cell>
          <table:table-cell table:formula="of:=VLOOKUP([kokku.A189];[res.A$1:.E$1048576];2;0)" office:value-type="string" office:string-value="" calcext:value-type="error">
            <text:p>#N/A</text:p>
          </table:table-cell>
          <table:table-cell table:formula="of:=VLOOKUP([kokku.A189];[ares.A$1:.E$1048576];3;0)" office:value-type="float" office:value="188" calcext:value-type="float">
            <text:p>188</text:p>
          </table:table-cell>
          <table:table-cell table:formula="of:=VLOOKUP([kokku.A189];[ares.A$1:.E$1048576];4;0)" office:value-type="float" office:value="0" calcext:value-type="float">
            <text:p>0</text:p>
          </table:table-cell>
          <table:table-cell table:formula="of:=VLOOKUP([kokku.A189];[ares.A$1:.E$1048576];5;0)" office:value-type="float" office:value="28" calcext:value-type="float">
            <text:p>28</text:p>
          </table:table-cell>
        </table:table-row>
        <table:table-row table:style-name="ro1">
          <table:table-cell table:formula="of:=[rk.A91]" office:value-type="float" office:value="192" calcext:value-type="float">
            <text:p>192</text:p>
          </table:table-cell>
          <table:table-cell table:formula="of:=VLOOKUP([kokku.A190];[rk.A$1:.D$1048576];3;0)" office:value-type="string" office:string-value="Rein Merila" calcext:value-type="string">
            <text:p>Rein Merila</text:p>
          </table:table-cell>
          <table:table-cell table:formula="of:=VLOOKUP([kokku.A190];[res.A$1:.D$1048576];3;0)" office:value-type="string" office:string-value="" calcext:value-type="error">
            <text:p>#N/A</text:p>
          </table:table-cell>
          <table:table-cell table:formula="of:=VLOOKUP([kokku.A190];[res.A$1:.E$1048576];2;0)" office:value-type="string" office:string-value="" calcext:value-type="error">
            <text:p>#N/A</text:p>
          </table:table-cell>
          <table:table-cell table:formula="of:=VLOOKUP([kokku.A190];[ares.A$1:.E$1048576];3;0)" office:value-type="float" office:value="87" calcext:value-type="float">
            <text:p>87</text:p>
          </table:table-cell>
          <table:table-cell table:formula="of:=VLOOKUP([kokku.A190];[ares.A$1:.E$1048576];4;0)" office:value-type="float" office:value="0" calcext:value-type="float">
            <text:p>0</text:p>
          </table:table-cell>
          <table:table-cell table:formula="of:=VLOOKUP([kokku.A190];[ares.A$1:.E$1048576];5;0)" office:value-type="float" office:value="27" calcext:value-type="float">
            <text:p>27</text:p>
          </table:table-cell>
        </table:table-row>
        <table:table-row table:style-name="ro1">
          <table:table-cell table:formula="of:=[rk.A92]" office:value-type="float" office:value="193" calcext:value-type="float">
            <text:p>193</text:p>
          </table:table-cell>
          <table:table-cell table:formula="of:=VLOOKUP([kokku.A191];[rk.A$1:.D$1048576];3;0)" office:value-type="string" office:string-value="Meelis Malk" calcext:value-type="string">
            <text:p>Meelis Malk</text:p>
          </table:table-cell>
          <table:table-cell table:formula="of:=VLOOKUP([kokku.A191];[res.A$1:.D$1048576];3;0)" office:value-type="string" office:string-value="" calcext:value-type="error">
            <text:p>#N/A</text:p>
          </table:table-cell>
          <table:table-cell table:formula="of:=VLOOKUP([kokku.A191];[res.A$1:.E$1048576];2;0)" office:value-type="string" office:string-value="" calcext:value-type="error">
            <text:p>#N/A</text:p>
          </table:table-cell>
          <table:table-cell table:formula="of:=VLOOKUP([kokku.A191];[ares.A$1:.E$1048576];3;0)" office:value-type="float" office:value="144" calcext:value-type="float">
            <text:p>144</text:p>
          </table:table-cell>
          <table:table-cell table:formula="of:=VLOOKUP([kokku.A191];[ares.A$1:.E$1048576];4;0)" office:value-type="float" office:value="0" calcext:value-type="float">
            <text:p>0</text:p>
          </table:table-cell>
          <table:table-cell table:formula="of:=VLOOKUP([kokku.A191];[ares.A$1:.E$1048576];5;0)" office:value-type="float" office:value="39" calcext:value-type="float">
            <text:p>39</text:p>
          </table:table-cell>
        </table:table-row>
        <table:table-row table:style-name="ro1">
          <table:table-cell table:formula="of:=[rk.A93]" office:value-type="float" office:value="194" calcext:value-type="float">
            <text:p>194</text:p>
          </table:table-cell>
          <table:table-cell table:formula="of:=VLOOKUP([kokku.A192];[rk.A$1:.D$1048576];3;0)" office:value-type="string" office:string-value="Aivar Rohilaid" calcext:value-type="string">
            <text:p>Aivar Rohilaid</text:p>
          </table:table-cell>
          <table:table-cell table:formula="of:=VLOOKUP([kokku.A192];[res.A$1:.D$1048576];3;0)" office:value-type="string" office:string-value="" calcext:value-type="error">
            <text:p>#N/A</text:p>
          </table:table-cell>
          <table:table-cell table:formula="of:=VLOOKUP([kokku.A192];[res.A$1:.E$1048576];2;0)" office:value-type="string" office:string-value="" calcext:value-type="error">
            <text:p>#N/A</text:p>
          </table:table-cell>
          <table:table-cell table:formula="of:=VLOOKUP([kokku.A192];[ares.A$1:.E$1048576];3;0)" office:value-type="float" office:value="71" calcext:value-type="float">
            <text:p>71</text:p>
          </table:table-cell>
          <table:table-cell table:formula="of:=VLOOKUP([kokku.A192];[ares.A$1:.E$1048576];4;0)" office:value-type="float" office:value="0" calcext:value-type="float">
            <text:p>0</text:p>
          </table:table-cell>
          <table:table-cell table:formula="of:=VLOOKUP([kokku.A192];[ares.A$1:.E$1048576];5;0)" office:value-type="float" office:value="19" calcext:value-type="float">
            <text:p>19</text:p>
          </table:table-cell>
        </table:table-row>
        <table:table-row table:style-name="ro1">
          <table:table-cell table:formula="of:=[rk.A94]" office:value-type="float" office:value="195" calcext:value-type="float">
            <text:p>195</text:p>
          </table:table-cell>
          <table:table-cell table:formula="of:=VLOOKUP([kokku.A193];[rk.A$1:.D$1048576];3;0)" office:value-type="string" office:string-value="Piret Kollo" calcext:value-type="string">
            <text:p>Piret Kollo</text:p>
          </table:table-cell>
          <table:table-cell table:formula="of:=VLOOKUP([kokku.A193];[res.A$1:.D$1048576];3;0)" office:value-type="string" office:string-value="" calcext:value-type="error">
            <text:p>#N/A</text:p>
          </table:table-cell>
          <table:table-cell table:formula="of:=VLOOKUP([kokku.A193];[res.A$1:.E$1048576];2;0)" office:value-type="string" office:string-value="" calcext:value-type="error">
            <text:p>#N/A</text:p>
          </table:table-cell>
          <table:table-cell table:formula="of:=VLOOKUP([kokku.A193];[ares.A$1:.E$1048576];3;0)" office:value-type="float" office:value="80" calcext:value-type="float">
            <text:p>80</text:p>
          </table:table-cell>
          <table:table-cell table:formula="of:=VLOOKUP([kokku.A193];[ares.A$1:.E$1048576];4;0)" office:value-type="float" office:value="0" calcext:value-type="float">
            <text:p>0</text:p>
          </table:table-cell>
          <table:table-cell table:formula="of:=VLOOKUP([kokku.A193];[ares.A$1:.E$1048576];5;0)" office:value-type="float" office:value="16" calcext:value-type="float">
            <text:p>16</text:p>
          </table:table-cell>
        </table:table-row>
        <table:table-row table:style-name="ro1">
          <table:table-cell table:formula="of:=[rk.A95]" office:value-type="float" office:value="196" calcext:value-type="float">
            <text:p>196</text:p>
          </table:table-cell>
          <table:table-cell table:formula="of:=VLOOKUP([kokku.A194];[rk.A$1:.D$1048576];3;0)" office:value-type="string" office:string-value="Anti Poolamets" calcext:value-type="string">
            <text:p>Anti Poolamets</text:p>
          </table:table-cell>
          <table:table-cell table:formula="of:=VLOOKUP([kokku.A194];[res.A$1:.D$1048576];3;0)" office:value-type="string" office:string-value="" calcext:value-type="error">
            <text:p>#N/A</text:p>
          </table:table-cell>
          <table:table-cell table:formula="of:=VLOOKUP([kokku.A194];[res.A$1:.E$1048576];2;0)" office:value-type="string" office:string-value="" calcext:value-type="error">
            <text:p>#N/A</text:p>
          </table:table-cell>
          <table:table-cell table:formula="of:=VLOOKUP([kokku.A194];[ares.A$1:.E$1048576];3;0)" office:value-type="float" office:value="2080" calcext:value-type="float">
            <text:p>2080</text:p>
          </table:table-cell>
          <table:table-cell table:formula="of:=VLOOKUP([kokku.A194];[ares.A$1:.E$1048576];4;0)" office:value-type="float" office:value="3" calcext:value-type="float">
            <text:p>3</text:p>
          </table:table-cell>
          <table:table-cell table:formula="of:=VLOOKUP([kokku.A194];[ares.A$1:.E$1048576];5;0)" office:value-type="float" office:value="533" calcext:value-type="float">
            <text:p>533</text:p>
          </table:table-cell>
        </table:table-row>
        <table:table-row table:style-name="ro1">
          <table:table-cell table:formula="of:=[rk.A96]" office:value-type="float" office:value="197" calcext:value-type="float">
            <text:p>197</text:p>
          </table:table-cell>
          <table:table-cell table:formula="of:=VLOOKUP([kokku.A195];[rk.A$1:.D$1048576];3;0)" office:value-type="string" office:string-value="Are Saarne" calcext:value-type="string">
            <text:p>Are Saarne</text:p>
          </table:table-cell>
          <table:table-cell table:formula="of:=VLOOKUP([kokku.A195];[res.A$1:.D$1048576];3;0)" office:value-type="string" office:string-value="" calcext:value-type="error">
            <text:p>#N/A</text:p>
          </table:table-cell>
          <table:table-cell table:formula="of:=VLOOKUP([kokku.A195];[res.A$1:.E$1048576];2;0)" office:value-type="string" office:string-value="" calcext:value-type="error">
            <text:p>#N/A</text:p>
          </table:table-cell>
          <table:table-cell table:formula="of:=VLOOKUP([kokku.A195];[ares.A$1:.E$1048576];3;0)" office:value-type="float" office:value="46" calcext:value-type="float">
            <text:p>46</text:p>
          </table:table-cell>
          <table:table-cell table:formula="of:=VLOOKUP([kokku.A195];[ares.A$1:.E$1048576];4;0)" office:value-type="float" office:value="0" calcext:value-type="float">
            <text:p>0</text:p>
          </table:table-cell>
          <table:table-cell table:formula="of:=VLOOKUP([kokku.A195];[ares.A$1:.E$1048576];5;0)" office:value-type="float" office:value="13" calcext:value-type="float">
            <text:p>13</text:p>
          </table:table-cell>
        </table:table-row>
        <table:table-row table:style-name="ro1">
          <table:table-cell table:formula="of:=[rk.A97]" office:value-type="float" office:value="198" calcext:value-type="float">
            <text:p>198</text:p>
          </table:table-cell>
          <table:table-cell table:formula="of:=VLOOKUP([kokku.A196];[rk.A$1:.D$1048576];3;0)" office:value-type="string" office:string-value="Aigar Põder" calcext:value-type="string">
            <text:p>Aigar Põder</text:p>
          </table:table-cell>
          <table:table-cell table:formula="of:=VLOOKUP([kokku.A196];[res.A$1:.D$1048576];3;0)" office:value-type="string" office:string-value="" calcext:value-type="error">
            <text:p>#N/A</text:p>
          </table:table-cell>
          <table:table-cell table:formula="of:=VLOOKUP([kokku.A196];[res.A$1:.E$1048576];2;0)" office:value-type="string" office:string-value="" calcext:value-type="error">
            <text:p>#N/A</text:p>
          </table:table-cell>
          <table:table-cell table:formula="of:=VLOOKUP([kokku.A196];[ares.A$1:.E$1048576];3;0)" office:value-type="float" office:value="83" calcext:value-type="float">
            <text:p>83</text:p>
          </table:table-cell>
          <table:table-cell table:formula="of:=VLOOKUP([kokku.A196];[ares.A$1:.E$1048576];4;0)" office:value-type="float" office:value="1" calcext:value-type="float">
            <text:p>1</text:p>
          </table:table-cell>
          <table:table-cell table:formula="of:=VLOOKUP([kokku.A196];[ares.A$1:.E$1048576];5;0)" office:value-type="float" office:value="31" calcext:value-type="float">
            <text:p>31</text:p>
          </table:table-cell>
        </table:table-row>
        <table:table-row table:style-name="ro1">
          <table:table-cell table:formula="of:=[rk.A98]" office:value-type="float" office:value="199" calcext:value-type="float">
            <text:p>199</text:p>
          </table:table-cell>
          <table:table-cell table:formula="of:=VLOOKUP([kokku.A197];[rk.A$1:.D$1048576];3;0)" office:value-type="string" office:string-value="Uno Trumm" calcext:value-type="string">
            <text:p>Uno Trumm</text:p>
          </table:table-cell>
          <table:table-cell table:formula="of:=VLOOKUP([kokku.A197];[res.A$1:.D$1048576];3;0)" office:value-type="string" office:string-value="" calcext:value-type="error">
            <text:p>#N/A</text:p>
          </table:table-cell>
          <table:table-cell table:formula="of:=VLOOKUP([kokku.A197];[res.A$1:.E$1048576];2;0)" office:value-type="string" office:string-value="" calcext:value-type="error">
            <text:p>#N/A</text:p>
          </table:table-cell>
          <table:table-cell table:formula="of:=VLOOKUP([kokku.A197];[ares.A$1:.E$1048576];3;0)" office:value-type="float" office:value="102" calcext:value-type="float">
            <text:p>102</text:p>
          </table:table-cell>
          <table:table-cell table:formula="of:=VLOOKUP([kokku.A197];[ares.A$1:.E$1048576];4;0)" office:value-type="float" office:value="1" calcext:value-type="float">
            <text:p>1</text:p>
          </table:table-cell>
          <table:table-cell table:formula="of:=VLOOKUP([kokku.A197];[ares.A$1:.E$1048576];5;0)" office:value-type="float" office:value="32" calcext:value-type="float">
            <text:p>32</text:p>
          </table:table-cell>
        </table:table-row>
        <table:table-row table:style-name="ro1">
          <table:table-cell table:formula="of:=[rk.A99]" office:value-type="float" office:value="200" calcext:value-type="float">
            <text:p>200</text:p>
          </table:table-cell>
          <table:table-cell table:formula="of:=VLOOKUP([kokku.A198];[rk.A$1:.D$1048576];3;0)" office:value-type="string" office:string-value="Arno Pikhof" calcext:value-type="string">
            <text:p>Arno Pikhof</text:p>
          </table:table-cell>
          <table:table-cell table:formula="of:=VLOOKUP([kokku.A198];[res.A$1:.D$1048576];3;0)" office:value-type="string" office:string-value="" calcext:value-type="error">
            <text:p>#N/A</text:p>
          </table:table-cell>
          <table:table-cell table:formula="of:=VLOOKUP([kokku.A198];[res.A$1:.E$1048576];2;0)" office:value-type="string" office:string-value="" calcext:value-type="error">
            <text:p>#N/A</text:p>
          </table:table-cell>
          <table:table-cell table:formula="of:=VLOOKUP([kokku.A198];[ares.A$1:.E$1048576];3;0)" office:value-type="float" office:value="63" calcext:value-type="float">
            <text:p>63</text:p>
          </table:table-cell>
          <table:table-cell table:formula="of:=VLOOKUP([kokku.A198];[ares.A$1:.E$1048576];4;0)" office:value-type="float" office:value="0" calcext:value-type="float">
            <text:p>0</text:p>
          </table:table-cell>
          <table:table-cell table:formula="of:=VLOOKUP([kokku.A198];[ares.A$1:.E$1048576];5;0)" office:value-type="float" office:value="10" calcext:value-type="float">
            <text:p>10</text:p>
          </table:table-cell>
        </table:table-row>
        <table:table-row table:style-name="ro1">
          <table:table-cell table:formula="of:=[rk.A100]" office:value-type="float" office:value="201" calcext:value-type="float">
            <text:p>201</text:p>
          </table:table-cell>
          <table:table-cell table:formula="of:=VLOOKUP([kokku.A199];[rk.A$1:.D$1048576];3;0)" office:value-type="string" office:string-value="Kristjan Siimson" calcext:value-type="string">
            <text:p>Kristjan Siimson</text:p>
          </table:table-cell>
          <table:table-cell table:formula="of:=VLOOKUP([kokku.A199];[res.A$1:.D$1048576];3;0)" office:value-type="string" office:string-value="" calcext:value-type="error">
            <text:p>#N/A</text:p>
          </table:table-cell>
          <table:table-cell table:formula="of:=VLOOKUP([kokku.A199];[res.A$1:.E$1048576];2;0)" office:value-type="string" office:string-value="" calcext:value-type="error">
            <text:p>#N/A</text:p>
          </table:table-cell>
          <table:table-cell table:formula="of:=VLOOKUP([kokku.A199];[ares.A$1:.E$1048576];3;0)" office:value-type="float" office:value="22" calcext:value-type="float">
            <text:p>22</text:p>
          </table:table-cell>
          <table:table-cell table:formula="of:=VLOOKUP([kokku.A199];[ares.A$1:.E$1048576];4;0)" office:value-type="float" office:value="0" calcext:value-type="float">
            <text:p>0</text:p>
          </table:table-cell>
          <table:table-cell table:formula="of:=VLOOKUP([kokku.A199];[ares.A$1:.E$1048576];5;0)" office:value-type="float" office:value="4" calcext:value-type="float">
            <text:p>4</text:p>
          </table:table-cell>
        </table:table-row>
        <table:table-row table:style-name="ro1">
          <table:table-cell table:formula="of:=[rk.A101]" office:value-type="float" office:value="202" calcext:value-type="float">
            <text:p>202</text:p>
          </table:table-cell>
          <table:table-cell table:formula="of:=VLOOKUP([kokku.A200];[rk.A$1:.D$1048576];3;0)" office:value-type="string" office:string-value="Kalmer Kalaus" calcext:value-type="string">
            <text:p>Kalmer Kalaus</text:p>
          </table:table-cell>
          <table:table-cell table:formula="of:=VLOOKUP([kokku.A200];[res.A$1:.D$1048576];3;0)" office:value-type="string" office:string-value="" calcext:value-type="error">
            <text:p>#N/A</text:p>
          </table:table-cell>
          <table:table-cell table:formula="of:=VLOOKUP([kokku.A200];[res.A$1:.E$1048576];2;0)" office:value-type="string" office:string-value="" calcext:value-type="error">
            <text:p>#N/A</text:p>
          </table:table-cell>
          <table:table-cell table:formula="of:=VLOOKUP([kokku.A200];[ares.A$1:.E$1048576];3;0)" office:value-type="float" office:value="96" calcext:value-type="float">
            <text:p>96</text:p>
          </table:table-cell>
          <table:table-cell table:formula="of:=VLOOKUP([kokku.A200];[ares.A$1:.E$1048576];4;0)" office:value-type="float" office:value="0" calcext:value-type="float">
            <text:p>0</text:p>
          </table:table-cell>
          <table:table-cell table:formula="of:=VLOOKUP([kokku.A200];[ares.A$1:.E$1048576];5;0)" office:value-type="float" office:value="19" calcext:value-type="float">
            <text:p>19</text:p>
          </table:table-cell>
        </table:table-row>
        <table:table-row table:style-name="ro1">
          <table:table-cell table:formula="of:=[rk.A102]" office:value-type="float" office:value="203" calcext:value-type="float">
            <text:p>203</text:p>
          </table:table-cell>
          <table:table-cell table:formula="of:=VLOOKUP([kokku.A201];[rk.A$1:.D$1048576];3;0)" office:value-type="string" office:string-value="Arno Kodu" calcext:value-type="string">
            <text:p>Arno Kodu</text:p>
          </table:table-cell>
          <table:table-cell table:formula="of:=VLOOKUP([kokku.A201];[res.A$1:.D$1048576];3;0)" office:value-type="string" office:string-value="" calcext:value-type="error">
            <text:p>#N/A</text:p>
          </table:table-cell>
          <table:table-cell table:formula="of:=VLOOKUP([kokku.A201];[res.A$1:.E$1048576];2;0)" office:value-type="string" office:string-value="" calcext:value-type="error">
            <text:p>#N/A</text:p>
          </table:table-cell>
          <table:table-cell table:formula="of:=VLOOKUP([kokku.A201];[ares.A$1:.E$1048576];3;0)" office:value-type="float" office:value="693" calcext:value-type="float">
            <text:p>693</text:p>
          </table:table-cell>
          <table:table-cell table:formula="of:=VLOOKUP([kokku.A201];[ares.A$1:.E$1048576];4;0)" office:value-type="float" office:value="0" calcext:value-type="float">
            <text:p>0</text:p>
          </table:table-cell>
          <table:table-cell table:formula="of:=VLOOKUP([kokku.A201];[ares.A$1:.E$1048576];5;0)" office:value-type="float" office:value="200" calcext:value-type="float">
            <text:p>200</text:p>
          </table:table-cell>
        </table:table-row>
        <table:table-row table:style-name="ro1">
          <table:table-cell table:formula="of:=[rk.A103]" office:value-type="float" office:value="204" calcext:value-type="float">
            <text:p>204</text:p>
          </table:table-cell>
          <table:table-cell table:formula="of:=VLOOKUP([kokku.A202];[rk.A$1:.D$1048576];3;0)" office:value-type="string" office:string-value="Mari-Liis Lillemets" calcext:value-type="string">
            <text:p>Mari-Liis Lillemets</text:p>
          </table:table-cell>
          <table:table-cell table:formula="of:=VLOOKUP([kokku.A202];[res.A$1:.D$1048576];3;0)" office:value-type="string" office:string-value="" calcext:value-type="error">
            <text:p>#N/A</text:p>
          </table:table-cell>
          <table:table-cell table:formula="of:=VLOOKUP([kokku.A202];[res.A$1:.E$1048576];2;0)" office:value-type="string" office:string-value="" calcext:value-type="error">
            <text:p>#N/A</text:p>
          </table:table-cell>
          <table:table-cell table:formula="of:=VLOOKUP([kokku.A202];[ares.A$1:.E$1048576];3;0)" office:value-type="float" office:value="141" calcext:value-type="float">
            <text:p>141</text:p>
          </table:table-cell>
          <table:table-cell table:formula="of:=VLOOKUP([kokku.A202];[ares.A$1:.E$1048576];4;0)" office:value-type="float" office:value="0" calcext:value-type="float">
            <text:p>0</text:p>
          </table:table-cell>
          <table:table-cell table:formula="of:=VLOOKUP([kokku.A202];[ares.A$1:.E$1048576];5;0)" office:value-type="float" office:value="36" calcext:value-type="float">
            <text:p>36</text:p>
          </table:table-cell>
        </table:table-row>
        <table:table-row table:style-name="ro1">
          <table:table-cell table:formula="of:=[rk.A104]" office:value-type="float" office:value="205" calcext:value-type="float">
            <text:p>205</text:p>
          </table:table-cell>
          <table:table-cell table:formula="of:=VLOOKUP([kokku.A203];[rk.A$1:.D$1048576];3;0)" office:value-type="string" office:string-value="Kai Ird" calcext:value-type="string">
            <text:p>Kai Ird</text:p>
          </table:table-cell>
          <table:table-cell table:formula="of:=VLOOKUP([kokku.A203];[res.A$1:.D$1048576];3;0)" office:value-type="string" office:string-value="" calcext:value-type="error">
            <text:p>#N/A</text:p>
          </table:table-cell>
          <table:table-cell table:formula="of:=VLOOKUP([kokku.A203];[res.A$1:.E$1048576];2;0)" office:value-type="string" office:string-value="" calcext:value-type="error">
            <text:p>#N/A</text:p>
          </table:table-cell>
          <table:table-cell table:formula="of:=VLOOKUP([kokku.A203];[ares.A$1:.E$1048576];3;0)" office:value-type="float" office:value="52" calcext:value-type="float">
            <text:p>52</text:p>
          </table:table-cell>
          <table:table-cell table:formula="of:=VLOOKUP([kokku.A203];[ares.A$1:.E$1048576];4;0)" office:value-type="float" office:value="0" calcext:value-type="float">
            <text:p>0</text:p>
          </table:table-cell>
          <table:table-cell table:formula="of:=VLOOKUP([kokku.A203];[ares.A$1:.E$1048576];5;0)" office:value-type="float" office:value="19" calcext:value-type="float">
            <text:p>19</text:p>
          </table:table-cell>
        </table:table-row>
        <table:table-row table:style-name="ro1">
          <table:table-cell table:formula="of:=[rk.A105]" office:value-type="float" office:value="206" calcext:value-type="float">
            <text:p>206</text:p>
          </table:table-cell>
          <table:table-cell table:formula="of:=VLOOKUP([kokku.A204];[rk.A$1:.D$1048576];3;0)" office:value-type="string" office:string-value="Ksenia Võhma" calcext:value-type="string">
            <text:p>Ksenia Võhma</text:p>
          </table:table-cell>
          <table:table-cell table:formula="of:=VLOOKUP([kokku.A204];[res.A$1:.D$1048576];3;0)" office:value-type="string" office:string-value="" calcext:value-type="error">
            <text:p>#N/A</text:p>
          </table:table-cell>
          <table:table-cell table:formula="of:=VLOOKUP([kokku.A204];[res.A$1:.E$1048576];2;0)" office:value-type="string" office:string-value="" calcext:value-type="error">
            <text:p>#N/A</text:p>
          </table:table-cell>
          <table:table-cell table:formula="of:=VLOOKUP([kokku.A204];[ares.A$1:.E$1048576];3;0)" office:value-type="float" office:value="29" calcext:value-type="float">
            <text:p>29</text:p>
          </table:table-cell>
          <table:table-cell table:formula="of:=VLOOKUP([kokku.A204];[ares.A$1:.E$1048576];4;0)" office:value-type="float" office:value="0" calcext:value-type="float">
            <text:p>0</text:p>
          </table:table-cell>
          <table:table-cell table:formula="of:=VLOOKUP([kokku.A204];[ares.A$1:.E$1048576];5;0)" office:value-type="float" office:value="9" calcext:value-type="float">
            <text:p>9</text:p>
          </table:table-cell>
        </table:table-row>
        <table:table-row table:style-name="ro1">
          <table:table-cell table:formula="of:=[rk.A106]" office:value-type="float" office:value="207" calcext:value-type="float">
            <text:p>207</text:p>
          </table:table-cell>
          <table:table-cell table:formula="of:=VLOOKUP([kokku.A205];[rk.A$1:.D$1048576];3;0)" office:value-type="string" office:string-value="Mart Kalaus" calcext:value-type="string">
            <text:p>Mart Kalaus</text:p>
          </table:table-cell>
          <table:table-cell table:formula="of:=VLOOKUP([kokku.A205];[res.A$1:.D$1048576];3;0)" office:value-type="string" office:string-value="" calcext:value-type="error">
            <text:p>#N/A</text:p>
          </table:table-cell>
          <table:table-cell table:formula="of:=VLOOKUP([kokku.A205];[res.A$1:.E$1048576];2;0)" office:value-type="string" office:string-value="" calcext:value-type="error">
            <text:p>#N/A</text:p>
          </table:table-cell>
          <table:table-cell table:formula="of:=VLOOKUP([kokku.A205];[ares.A$1:.E$1048576];3;0)" office:value-type="float" office:value="95" calcext:value-type="float">
            <text:p>95</text:p>
          </table:table-cell>
          <table:table-cell table:formula="of:=VLOOKUP([kokku.A205];[ares.A$1:.E$1048576];4;0)" office:value-type="float" office:value="0" calcext:value-type="float">
            <text:p>0</text:p>
          </table:table-cell>
          <table:table-cell table:formula="of:=VLOOKUP([kokku.A205];[ares.A$1:.E$1048576];5;0)" office:value-type="float" office:value="15" calcext:value-type="float">
            <text:p>15</text:p>
          </table:table-cell>
        </table:table-row>
        <table:table-row table:style-name="ro1">
          <table:table-cell table:formula="of:=[rk.A107]" office:value-type="float" office:value="208" calcext:value-type="float">
            <text:p>208</text:p>
          </table:table-cell>
          <table:table-cell table:formula="of:=VLOOKUP([kokku.A206];[rk.A$1:.D$1048576];3;0)" office:value-type="string" office:string-value="Lauri Õun" calcext:value-type="string">
            <text:p>Lauri Õun</text:p>
          </table:table-cell>
          <table:table-cell table:formula="of:=VLOOKUP([kokku.A206];[res.A$1:.D$1048576];3;0)" office:value-type="string" office:string-value="" calcext:value-type="error">
            <text:p>#N/A</text:p>
          </table:table-cell>
          <table:table-cell table:formula="of:=VLOOKUP([kokku.A206];[res.A$1:.E$1048576];2;0)" office:value-type="string" office:string-value="" calcext:value-type="error">
            <text:p>#N/A</text:p>
          </table:table-cell>
          <table:table-cell table:formula="of:=VLOOKUP([kokku.A206];[ares.A$1:.E$1048576];3;0)" office:value-type="float" office:value="19" calcext:value-type="float">
            <text:p>19</text:p>
          </table:table-cell>
          <table:table-cell table:formula="of:=VLOOKUP([kokku.A206];[ares.A$1:.E$1048576];4;0)" office:value-type="float" office:value="2" calcext:value-type="float">
            <text:p>2</text:p>
          </table:table-cell>
          <table:table-cell table:formula="of:=VLOOKUP([kokku.A206];[ares.A$1:.E$1048576];5;0)" office:value-type="float" office:value="4" calcext:value-type="float">
            <text:p>4</text:p>
          </table:table-cell>
        </table:table-row>
        <table:table-row table:style-name="ro1">
          <table:table-cell table:formula="of:=[rk.A108]" office:value-type="float" office:value="209" calcext:value-type="float">
            <text:p>209</text:p>
          </table:table-cell>
          <table:table-cell table:formula="of:=VLOOKUP([kokku.A207];[rk.A$1:.D$1048576];3;0)" office:value-type="string" office:string-value="Lauri Karp" calcext:value-type="string">
            <text:p>Lauri Karp</text:p>
          </table:table-cell>
          <table:table-cell table:formula="of:=VLOOKUP([kokku.A207];[res.A$1:.D$1048576];3;0)" office:value-type="string" office:string-value="" calcext:value-type="error">
            <text:p>#N/A</text:p>
          </table:table-cell>
          <table:table-cell table:formula="of:=VLOOKUP([kokku.A207];[res.A$1:.E$1048576];2;0)" office:value-type="string" office:string-value="" calcext:value-type="error">
            <text:p>#N/A</text:p>
          </table:table-cell>
          <table:table-cell table:formula="of:=VLOOKUP([kokku.A207];[ares.A$1:.E$1048576];3;0)" office:value-type="float" office:value="15" calcext:value-type="float">
            <text:p>15</text:p>
          </table:table-cell>
          <table:table-cell table:formula="of:=VLOOKUP([kokku.A207];[ares.A$1:.E$1048576];4;0)" office:value-type="float" office:value="0" calcext:value-type="float">
            <text:p>0</text:p>
          </table:table-cell>
          <table:table-cell table:formula="of:=VLOOKUP([kokku.A207];[ares.A$1:.E$1048576];5;0)" office:value-type="float" office:value="4" calcext:value-type="float">
            <text:p>4</text:p>
          </table:table-cell>
        </table:table-row>
        <table:table-row table:style-name="ro1">
          <table:table-cell table:formula="of:=[rk.A109]" office:value-type="float" office:value="210" calcext:value-type="float">
            <text:p>210</text:p>
          </table:table-cell>
          <table:table-cell table:formula="of:=VLOOKUP([kokku.A208];[rk.A$1:.D$1048576];3;0)" office:value-type="string" office:string-value="Piret Janis" calcext:value-type="string">
            <text:p>Piret Janis</text:p>
          </table:table-cell>
          <table:table-cell table:formula="of:=VLOOKUP([kokku.A208];[res.A$1:.D$1048576];3;0)" office:value-type="string" office:string-value="" calcext:value-type="error">
            <text:p>#N/A</text:p>
          </table:table-cell>
          <table:table-cell table:formula="of:=VLOOKUP([kokku.A208];[res.A$1:.E$1048576];2;0)" office:value-type="string" office:string-value="" calcext:value-type="error">
            <text:p>#N/A</text:p>
          </table:table-cell>
          <table:table-cell table:formula="of:=VLOOKUP([kokku.A208];[ares.A$1:.E$1048576];3;0)" office:value-type="float" office:value="6" calcext:value-type="float">
            <text:p>6</text:p>
          </table:table-cell>
          <table:table-cell table:formula="of:=VLOOKUP([kokku.A208];[ares.A$1:.E$1048576];4;0)" office:value-type="float" office:value="0" calcext:value-type="float">
            <text:p>0</text:p>
          </table:table-cell>
          <table:table-cell table:formula="of:=VLOOKUP([kokku.A208];[ares.A$1:.E$1048576];5;0)" office:value-type="float" office:value="1" calcext:value-type="float">
            <text:p>1</text:p>
          </table:table-cell>
        </table:table-row>
        <table:table-row table:style-name="ro1">
          <table:table-cell table:formula="of:=[rk.A110]" office:value-type="float" office:value="211" calcext:value-type="float">
            <text:p>211</text:p>
          </table:table-cell>
          <table:table-cell table:formula="of:=VLOOKUP([kokku.A209];[rk.A$1:.D$1048576];3;0)" office:value-type="string" office:string-value="Tanel Liiva" calcext:value-type="string">
            <text:p>Tanel Liiva</text:p>
          </table:table-cell>
          <table:table-cell table:formula="of:=VLOOKUP([kokku.A209];[res.A$1:.D$1048576];3;0)" office:value-type="string" office:string-value="" calcext:value-type="error">
            <text:p>#N/A</text:p>
          </table:table-cell>
          <table:table-cell table:formula="of:=VLOOKUP([kokku.A209];[res.A$1:.E$1048576];2;0)" office:value-type="string" office:string-value="" calcext:value-type="error">
            <text:p>#N/A</text:p>
          </table:table-cell>
          <table:table-cell table:formula="of:=VLOOKUP([kokku.A209];[ares.A$1:.E$1048576];3;0)" office:value-type="float" office:value="18" calcext:value-type="float">
            <text:p>18</text:p>
          </table:table-cell>
          <table:table-cell table:formula="of:=VLOOKUP([kokku.A209];[ares.A$1:.E$1048576];4;0)" office:value-type="float" office:value="0" calcext:value-type="float">
            <text:p>0</text:p>
          </table:table-cell>
          <table:table-cell table:formula="of:=VLOOKUP([kokku.A209];[ares.A$1:.E$1048576];5;0)" office:value-type="float" office:value="3" calcext:value-type="float">
            <text:p>3</text:p>
          </table:table-cell>
        </table:table-row>
        <table:table-row table:style-name="ro1">
          <table:table-cell table:formula="of:=[rk.A112]" office:value-type="float" office:value="213" calcext:value-type="float">
            <text:p>213</text:p>
          </table:table-cell>
          <table:table-cell table:formula="of:=VLOOKUP([kokku.A210];[rk.A$1:.D$1048576];3;0)" office:value-type="string" office:string-value="Rein Suurkask" calcext:value-type="string">
            <text:p>Rein Suurkask</text:p>
          </table:table-cell>
          <table:table-cell table:formula="of:=VLOOKUP([kokku.A210];[res.A$1:.D$1048576];3;0)" office:value-type="string" office:string-value="" calcext:value-type="error">
            <text:p>#N/A</text:p>
          </table:table-cell>
          <table:table-cell table:formula="of:=VLOOKUP([kokku.A210];[res.A$1:.E$1048576];2;0)" office:value-type="string" office:string-value="" calcext:value-type="error">
            <text:p>#N/A</text:p>
          </table:table-cell>
          <table:table-cell table:formula="of:=VLOOKUP([kokku.A210];[ares.A$1:.E$1048576];3;0)" office:value-type="float" office:value="197" calcext:value-type="float">
            <text:p>197</text:p>
          </table:table-cell>
          <table:table-cell table:formula="of:=VLOOKUP([kokku.A210];[ares.A$1:.E$1048576];4;0)" office:value-type="float" office:value="0" calcext:value-type="float">
            <text:p>0</text:p>
          </table:table-cell>
          <table:table-cell table:formula="of:=VLOOKUP([kokku.A210];[ares.A$1:.E$1048576];5;0)" office:value-type="float" office:value="28" calcext:value-type="float">
            <text:p>28</text:p>
          </table:table-cell>
        </table:table-row>
        <table:table-row table:style-name="ro1">
          <table:table-cell table:formula="of:=[rk.A113]" office:value-type="float" office:value="214" calcext:value-type="float">
            <text:p>214</text:p>
          </table:table-cell>
          <table:table-cell table:formula="of:=VLOOKUP([kokku.A211];[rk.A$1:.D$1048576];3;0)" office:value-type="string" office:string-value="Marve Piip" calcext:value-type="string">
            <text:p>Marve Piip</text:p>
          </table:table-cell>
          <table:table-cell table:formula="of:=VLOOKUP([kokku.A211];[res.A$1:.D$1048576];3;0)" office:value-type="string" office:string-value="" calcext:value-type="error">
            <text:p>#N/A</text:p>
          </table:table-cell>
          <table:table-cell table:formula="of:=VLOOKUP([kokku.A211];[res.A$1:.E$1048576];2;0)" office:value-type="string" office:string-value="" calcext:value-type="error">
            <text:p>#N/A</text:p>
          </table:table-cell>
          <table:table-cell table:formula="of:=VLOOKUP([kokku.A211];[ares.A$1:.E$1048576];3;0)" office:value-type="float" office:value="124" calcext:value-type="float">
            <text:p>124</text:p>
          </table:table-cell>
          <table:table-cell table:formula="of:=VLOOKUP([kokku.A211];[ares.A$1:.E$1048576];4;0)" office:value-type="float" office:value="0" calcext:value-type="float">
            <text:p>0</text:p>
          </table:table-cell>
          <table:table-cell table:formula="of:=VLOOKUP([kokku.A211];[ares.A$1:.E$1048576];5;0)" office:value-type="float" office:value="39" calcext:value-type="float">
            <text:p>39</text:p>
          </table:table-cell>
        </table:table-row>
        <table:table-row table:style-name="ro1">
          <table:table-cell table:formula="of:=[rk.A114]" office:value-type="float" office:value="215" calcext:value-type="float">
            <text:p>215</text:p>
          </table:table-cell>
          <table:table-cell table:formula="of:=VLOOKUP([kokku.A212];[rk.A$1:.D$1048576];3;0)" office:value-type="string" office:string-value="Enn Sarv" calcext:value-type="string">
            <text:p>Enn Sarv</text:p>
          </table:table-cell>
          <table:table-cell table:formula="of:=VLOOKUP([kokku.A212];[res.A$1:.D$1048576];3;0)" office:value-type="string" office:string-value="" calcext:value-type="error">
            <text:p>#N/A</text:p>
          </table:table-cell>
          <table:table-cell table:formula="of:=VLOOKUP([kokku.A212];[res.A$1:.E$1048576];2;0)" office:value-type="string" office:string-value="" calcext:value-type="error">
            <text:p>#N/A</text:p>
          </table:table-cell>
          <table:table-cell table:formula="of:=VLOOKUP([kokku.A212];[ares.A$1:.E$1048576];3;0)" office:value-type="float" office:value="441" calcext:value-type="float">
            <text:p>441</text:p>
          </table:table-cell>
          <table:table-cell table:formula="of:=VLOOKUP([kokku.A212];[ares.A$1:.E$1048576];4;0)" office:value-type="float" office:value="2" calcext:value-type="float">
            <text:p>2</text:p>
          </table:table-cell>
          <table:table-cell table:formula="of:=VLOOKUP([kokku.A212];[ares.A$1:.E$1048576];5;0)" office:value-type="float" office:value="121" calcext:value-type="float">
            <text:p>121</text:p>
          </table:table-cell>
        </table:table-row>
        <table:table-row table:style-name="ro1">
          <table:table-cell table:formula="of:=[rk.A115]" office:value-type="float" office:value="216" calcext:value-type="float">
            <text:p>216</text:p>
          </table:table-cell>
          <table:table-cell table:formula="of:=VLOOKUP([kokku.A213];[rk.A$1:.D$1048576];3;0)" office:value-type="string" office:string-value="Tarmo Hints" calcext:value-type="string">
            <text:p>Tarmo Hints</text:p>
          </table:table-cell>
          <table:table-cell table:formula="of:=VLOOKUP([kokku.A213];[res.A$1:.D$1048576];3;0)" office:value-type="string" office:string-value="" calcext:value-type="error">
            <text:p>#N/A</text:p>
          </table:table-cell>
          <table:table-cell table:formula="of:=VLOOKUP([kokku.A213];[res.A$1:.E$1048576];2;0)" office:value-type="string" office:string-value="" calcext:value-type="error">
            <text:p>#N/A</text:p>
          </table:table-cell>
          <table:table-cell table:formula="of:=VLOOKUP([kokku.A213];[ares.A$1:.E$1048576];3;0)" office:value-type="float" office:value="99" calcext:value-type="float">
            <text:p>99</text:p>
          </table:table-cell>
          <table:table-cell table:formula="of:=VLOOKUP([kokku.A213];[ares.A$1:.E$1048576];4;0)" office:value-type="float" office:value="0" calcext:value-type="float">
            <text:p>0</text:p>
          </table:table-cell>
          <table:table-cell table:formula="of:=VLOOKUP([kokku.A213];[ares.A$1:.E$1048576];5;0)" office:value-type="float" office:value="26" calcext:value-type="float">
            <text:p>26</text:p>
          </table:table-cell>
        </table:table-row>
        <table:table-row table:style-name="ro1">
          <table:table-cell table:formula="of:=[rk.A116]" office:value-type="float" office:value="217" calcext:value-type="float">
            <text:p>217</text:p>
          </table:table-cell>
          <table:table-cell table:formula="of:=VLOOKUP([kokku.A214];[rk.A$1:.D$1048576];3;0)" office:value-type="string" office:string-value="Raivo Asuküla" calcext:value-type="string">
            <text:p>Raivo Asuküla</text:p>
          </table:table-cell>
          <table:table-cell table:formula="of:=VLOOKUP([kokku.A214];[res.A$1:.D$1048576];3;0)" office:value-type="string" office:string-value="" calcext:value-type="error">
            <text:p>#N/A</text:p>
          </table:table-cell>
          <table:table-cell table:formula="of:=VLOOKUP([kokku.A214];[res.A$1:.E$1048576];2;0)" office:value-type="string" office:string-value="" calcext:value-type="error">
            <text:p>#N/A</text:p>
          </table:table-cell>
          <table:table-cell table:formula="of:=VLOOKUP([kokku.A214];[ares.A$1:.E$1048576];3;0)" office:value-type="float" office:value="94" calcext:value-type="float">
            <text:p>94</text:p>
          </table:table-cell>
          <table:table-cell table:formula="of:=VLOOKUP([kokku.A214];[ares.A$1:.E$1048576];4;0)" office:value-type="float" office:value="0" calcext:value-type="float">
            <text:p>0</text:p>
          </table:table-cell>
          <table:table-cell table:formula="of:=VLOOKUP([kokku.A214];[ares.A$1:.E$1048576];5;0)" office:value-type="float" office:value="28" calcext:value-type="float">
            <text:p>28</text:p>
          </table:table-cell>
        </table:table-row>
        <table:table-row table:style-name="ro1">
          <table:table-cell table:formula="of:=[rk.A117]" office:value-type="float" office:value="218" calcext:value-type="float">
            <text:p>218</text:p>
          </table:table-cell>
          <table:table-cell table:formula="of:=VLOOKUP([kokku.A215];[rk.A$1:.D$1048576];3;0)" office:value-type="string" office:string-value="Timo Kalaus" calcext:value-type="string">
            <text:p>Timo Kalaus</text:p>
          </table:table-cell>
          <table:table-cell table:formula="of:=VLOOKUP([kokku.A215];[res.A$1:.D$1048576];3;0)" office:value-type="string" office:string-value="" calcext:value-type="error">
            <text:p>#N/A</text:p>
          </table:table-cell>
          <table:table-cell table:formula="of:=VLOOKUP([kokku.A215];[res.A$1:.E$1048576];2;0)" office:value-type="string" office:string-value="" calcext:value-type="error">
            <text:p>#N/A</text:p>
          </table:table-cell>
          <table:table-cell table:formula="of:=VLOOKUP([kokku.A215];[ares.A$1:.E$1048576];3;0)" office:value-type="float" office:value="38" calcext:value-type="float">
            <text:p>38</text:p>
          </table:table-cell>
          <table:table-cell table:formula="of:=VLOOKUP([kokku.A215];[ares.A$1:.E$1048576];4;0)" office:value-type="float" office:value="0" calcext:value-type="float">
            <text:p>0</text:p>
          </table:table-cell>
          <table:table-cell table:formula="of:=VLOOKUP([kokku.A215];[ares.A$1:.E$1048576];5;0)" office:value-type="float" office:value="9" calcext:value-type="float">
            <text:p>9</text:p>
          </table:table-cell>
        </table:table-row>
        <table:table-row table:style-name="ro1">
          <table:table-cell table:formula="of:=[rk.A118]" office:value-type="float" office:value="219" calcext:value-type="float">
            <text:p>219</text:p>
          </table:table-cell>
          <table:table-cell table:formula="of:=VLOOKUP([kokku.A216];[rk.A$1:.D$1048576];3;0)" office:value-type="string" office:string-value="Gustav Siniväli" calcext:value-type="string">
            <text:p>Gustav Siniväli</text:p>
          </table:table-cell>
          <table:table-cell table:formula="of:=VLOOKUP([kokku.A216];[res.A$1:.D$1048576];3;0)" office:value-type="string" office:string-value="" calcext:value-type="error">
            <text:p>#N/A</text:p>
          </table:table-cell>
          <table:table-cell table:formula="of:=VLOOKUP([kokku.A216];[res.A$1:.E$1048576];2;0)" office:value-type="string" office:string-value="" calcext:value-type="error">
            <text:p>#N/A</text:p>
          </table:table-cell>
          <table:table-cell table:formula="of:=VLOOKUP([kokku.A216];[ares.A$1:.E$1048576];3;0)" office:value-type="float" office:value="77" calcext:value-type="float">
            <text:p>77</text:p>
          </table:table-cell>
          <table:table-cell table:formula="of:=VLOOKUP([kokku.A216];[ares.A$1:.E$1048576];4;0)" office:value-type="float" office:value="0" calcext:value-type="float">
            <text:p>0</text:p>
          </table:table-cell>
          <table:table-cell table:formula="of:=VLOOKUP([kokku.A216];[ares.A$1:.E$1048576];5;0)" office:value-type="float" office:value="24" calcext:value-type="float">
            <text:p>24</text:p>
          </table:table-cell>
        </table:table-row>
        <table:table-row table:style-name="ro1">
          <table:table-cell table:formula="of:=[rk.A119]" office:value-type="float" office:value="220" calcext:value-type="float">
            <text:p>220</text:p>
          </table:table-cell>
          <table:table-cell table:formula="of:=VLOOKUP([kokku.A217];[rk.A$1:.D$1048576];3;0)" office:value-type="string" office:string-value="Helgi Liik" calcext:value-type="string">
            <text:p>Helgi Liik</text:p>
          </table:table-cell>
          <table:table-cell table:formula="of:=VLOOKUP([kokku.A217];[res.A$1:.D$1048576];3;0)" office:value-type="string" office:string-value="" calcext:value-type="error">
            <text:p>#N/A</text:p>
          </table:table-cell>
          <table:table-cell table:formula="of:=VLOOKUP([kokku.A217];[res.A$1:.E$1048576];2;0)" office:value-type="string" office:string-value="" calcext:value-type="error">
            <text:p>#N/A</text:p>
          </table:table-cell>
          <table:table-cell table:formula="of:=VLOOKUP([kokku.A217];[ares.A$1:.E$1048576];3;0)" office:value-type="float" office:value="101" calcext:value-type="float">
            <text:p>101</text:p>
          </table:table-cell>
          <table:table-cell table:formula="of:=VLOOKUP([kokku.A217];[ares.A$1:.E$1048576];4;0)" office:value-type="float" office:value="0" calcext:value-type="float">
            <text:p>0</text:p>
          </table:table-cell>
          <table:table-cell table:formula="of:=VLOOKUP([kokku.A217];[ares.A$1:.E$1048576];5;0)" office:value-type="float" office:value="14" calcext:value-type="float">
            <text:p>14</text:p>
          </table:table-cell>
        </table:table-row>
        <table:table-row table:style-name="ro1">
          <table:table-cell table:formula="of:=[rk.A120]" office:value-type="float" office:value="221" calcext:value-type="float">
            <text:p>221</text:p>
          </table:table-cell>
          <table:table-cell table:formula="of:=VLOOKUP([kokku.A218];[rk.A$1:.D$1048576];3;0)" office:value-type="string" office:string-value="Malle Pärn" calcext:value-type="string">
            <text:p>Malle Pärn</text:p>
          </table:table-cell>
          <table:table-cell table:formula="of:=VLOOKUP([kokku.A218];[res.A$1:.D$1048576];3;0)" office:value-type="string" office:string-value="" calcext:value-type="error">
            <text:p>#N/A</text:p>
          </table:table-cell>
          <table:table-cell table:formula="of:=VLOOKUP([kokku.A218];[res.A$1:.E$1048576];2;0)" office:value-type="string" office:string-value="" calcext:value-type="error">
            <text:p>#N/A</text:p>
          </table:table-cell>
          <table:table-cell table:formula="of:=VLOOKUP([kokku.A218];[ares.A$1:.E$1048576];3;0)" office:value-type="float" office:value="1867" calcext:value-type="float">
            <text:p>1867</text:p>
          </table:table-cell>
          <table:table-cell table:formula="of:=VLOOKUP([kokku.A218];[ares.A$1:.E$1048576];4;0)" office:value-type="float" office:value="4" calcext:value-type="float">
            <text:p>4</text:p>
          </table:table-cell>
          <table:table-cell table:formula="of:=VLOOKUP([kokku.A218];[ares.A$1:.E$1048576];5;0)" office:value-type="float" office:value="457" calcext:value-type="float">
            <text:p>457</text:p>
          </table:table-cell>
        </table:table-row>
        <table:table-row table:style-name="ro1">
          <table:table-cell table:formula="of:=[rk.A122]" office:value-type="float" office:value="223" calcext:value-type="float">
            <text:p>223</text:p>
          </table:table-cell>
          <table:table-cell table:formula="of:=VLOOKUP([kokku.A219];[rk.A$1:.D$1048576];3;0)" office:value-type="string" office:string-value="Kristian Suve" calcext:value-type="string">
            <text:p>Kristian Suve</text:p>
          </table:table-cell>
          <table:table-cell table:formula="of:=VLOOKUP([kokku.A219];[res.A$1:.D$1048576];3;0)" office:value-type="string" office:string-value="" calcext:value-type="error">
            <text:p>#N/A</text:p>
          </table:table-cell>
          <table:table-cell table:formula="of:=VLOOKUP([kokku.A219];[res.A$1:.E$1048576];2;0)" office:value-type="string" office:string-value="" calcext:value-type="error">
            <text:p>#N/A</text:p>
          </table:table-cell>
          <table:table-cell table:formula="of:=VLOOKUP([kokku.A219];[ares.A$1:.E$1048576];3;0)" office:value-type="float" office:value="67" calcext:value-type="float">
            <text:p>67</text:p>
          </table:table-cell>
          <table:table-cell table:formula="of:=VLOOKUP([kokku.A219];[ares.A$1:.E$1048576];4;0)" office:value-type="float" office:value="2" calcext:value-type="float">
            <text:p>2</text:p>
          </table:table-cell>
          <table:table-cell table:formula="of:=VLOOKUP([kokku.A219];[ares.A$1:.E$1048576];5;0)" office:value-type="float" office:value="19" calcext:value-type="float">
            <text:p>19</text:p>
          </table:table-cell>
        </table:table-row>
        <table:table-row table:style-name="ro1">
          <table:table-cell table:formula="of:=[rk.A123]" office:value-type="float" office:value="224" calcext:value-type="float">
            <text:p>224</text:p>
          </table:table-cell>
          <table:table-cell table:formula="of:=VLOOKUP([kokku.A220];[rk.A$1:.D$1048576];3;0)" office:value-type="string" office:string-value="Tiit Rosin" calcext:value-type="string">
            <text:p>Tiit Rosin</text:p>
          </table:table-cell>
          <table:table-cell table:formula="of:=VLOOKUP([kokku.A220];[res.A$1:.D$1048576];3;0)" office:value-type="string" office:string-value="" calcext:value-type="error">
            <text:p>#N/A</text:p>
          </table:table-cell>
          <table:table-cell table:formula="of:=VLOOKUP([kokku.A220];[res.A$1:.E$1048576];2;0)" office:value-type="string" office:string-value="" calcext:value-type="error">
            <text:p>#N/A</text:p>
          </table:table-cell>
          <table:table-cell table:formula="of:=VLOOKUP([kokku.A220];[ares.A$1:.E$1048576];3;0)" office:value-type="float" office:value="352" calcext:value-type="float">
            <text:p>352</text:p>
          </table:table-cell>
          <table:table-cell table:formula="of:=VLOOKUP([kokku.A220];[ares.A$1:.E$1048576];4;0)" office:value-type="float" office:value="0" calcext:value-type="float">
            <text:p>0</text:p>
          </table:table-cell>
          <table:table-cell table:formula="of:=VLOOKUP([kokku.A220];[ares.A$1:.E$1048576];5;0)" office:value-type="float" office:value="79" calcext:value-type="float">
            <text:p>79</text:p>
          </table:table-cell>
        </table:table-row>
        <table:table-row table:style-name="ro1">
          <table:table-cell table:formula="of:=[rk.A124]" office:value-type="float" office:value="225" calcext:value-type="float">
            <text:p>225</text:p>
          </table:table-cell>
          <table:table-cell table:formula="of:=VLOOKUP([kokku.A221];[rk.A$1:.D$1048576];3;0)" office:value-type="string" office:string-value="Mati Köhler" calcext:value-type="string">
            <text:p>Mati Köhler</text:p>
          </table:table-cell>
          <table:table-cell table:formula="of:=VLOOKUP([kokku.A221];[res.A$1:.D$1048576];3;0)" office:value-type="string" office:string-value="" calcext:value-type="error">
            <text:p>#N/A</text:p>
          </table:table-cell>
          <table:table-cell table:formula="of:=VLOOKUP([kokku.A221];[res.A$1:.E$1048576];2;0)" office:value-type="string" office:string-value="" calcext:value-type="error">
            <text:p>#N/A</text:p>
          </table:table-cell>
          <table:table-cell table:formula="of:=VLOOKUP([kokku.A221];[ares.A$1:.E$1048576];3;0)" office:value-type="float" office:value="121" calcext:value-type="float">
            <text:p>121</text:p>
          </table:table-cell>
          <table:table-cell table:formula="of:=VLOOKUP([kokku.A221];[ares.A$1:.E$1048576];4;0)" office:value-type="float" office:value="1" calcext:value-type="float">
            <text:p>1</text:p>
          </table:table-cell>
          <table:table-cell table:formula="of:=VLOOKUP([kokku.A221];[ares.A$1:.E$1048576];5;0)" office:value-type="float" office:value="24" calcext:value-type="float">
            <text:p>24</text:p>
          </table:table-cell>
        </table:table-row>
        <table:table-row table:style-name="ro1">
          <table:table-cell table:formula="of:=[rk.A125]" office:value-type="float" office:value="226" calcext:value-type="float">
            <text:p>226</text:p>
          </table:table-cell>
          <table:table-cell table:formula="of:=VLOOKUP([kokku.A222];[rk.A$1:.D$1048576];3;0)" office:value-type="string" office:string-value="Olev Teder" calcext:value-type="string">
            <text:p>Olev Teder</text:p>
          </table:table-cell>
          <table:table-cell table:formula="of:=VLOOKUP([kokku.A222];[res.A$1:.D$1048576];3;0)" office:value-type="string" office:string-value="" calcext:value-type="error">
            <text:p>#N/A</text:p>
          </table:table-cell>
          <table:table-cell table:formula="of:=VLOOKUP([kokku.A222];[res.A$1:.E$1048576];2;0)" office:value-type="string" office:string-value="" calcext:value-type="error">
            <text:p>#N/A</text:p>
          </table:table-cell>
          <table:table-cell table:formula="of:=VLOOKUP([kokku.A222];[ares.A$1:.E$1048576];3;0)" office:value-type="float" office:value="179" calcext:value-type="float">
            <text:p>179</text:p>
          </table:table-cell>
          <table:table-cell table:formula="of:=VLOOKUP([kokku.A222];[ares.A$1:.E$1048576];4;0)" office:value-type="float" office:value="0" calcext:value-type="float">
            <text:p>0</text:p>
          </table:table-cell>
          <table:table-cell table:formula="of:=VLOOKUP([kokku.A222];[ares.A$1:.E$1048576];5;0)" office:value-type="float" office:value="50" calcext:value-type="float">
            <text:p>50</text:p>
          </table:table-cell>
        </table:table-row>
        <table:table-row table:style-name="ro1">
          <table:table-cell table:formula="of:=[rk.A126]" office:value-type="float" office:value="227" calcext:value-type="float">
            <text:p>227</text:p>
          </table:table-cell>
          <table:table-cell table:formula="of:=VLOOKUP([kokku.A223];[rk.A$1:.D$1048576];3;0)" office:value-type="string" office:string-value="Kai Tennosaar" calcext:value-type="string">
            <text:p>Kai Tennosaar</text:p>
          </table:table-cell>
          <table:table-cell table:formula="of:=VLOOKUP([kokku.A223];[res.A$1:.D$1048576];3;0)" office:value-type="string" office:string-value="" calcext:value-type="error">
            <text:p>#N/A</text:p>
          </table:table-cell>
          <table:table-cell table:formula="of:=VLOOKUP([kokku.A223];[res.A$1:.E$1048576];2;0)" office:value-type="string" office:string-value="" calcext:value-type="error">
            <text:p>#N/A</text:p>
          </table:table-cell>
          <table:table-cell table:formula="of:=VLOOKUP([kokku.A223];[ares.A$1:.E$1048576];3;0)" office:value-type="float" office:value="161" calcext:value-type="float">
            <text:p>161</text:p>
          </table:table-cell>
          <table:table-cell table:formula="of:=VLOOKUP([kokku.A223];[ares.A$1:.E$1048576];4;0)" office:value-type="float" office:value="0" calcext:value-type="float">
            <text:p>0</text:p>
          </table:table-cell>
          <table:table-cell table:formula="of:=VLOOKUP([kokku.A223];[ares.A$1:.E$1048576];5;0)" office:value-type="float" office:value="50" calcext:value-type="float">
            <text:p>50</text:p>
          </table:table-cell>
        </table:table-row>
        <table:table-row table:style-name="ro1">
          <table:table-cell table:formula="of:=[rk.A127]" office:value-type="float" office:value="228" calcext:value-type="float">
            <text:p>228</text:p>
          </table:table-cell>
          <table:table-cell table:formula="of:=VLOOKUP([kokku.A224];[rk.A$1:.D$1048576];3;0)" office:value-type="string" office:string-value="Timo Avi" calcext:value-type="string">
            <text:p>Timo Avi</text:p>
          </table:table-cell>
          <table:table-cell table:formula="of:=VLOOKUP([kokku.A224];[res.A$1:.D$1048576];3;0)" office:value-type="string" office:string-value="" calcext:value-type="error">
            <text:p>#N/A</text:p>
          </table:table-cell>
          <table:table-cell table:formula="of:=VLOOKUP([kokku.A224];[res.A$1:.E$1048576];2;0)" office:value-type="string" office:string-value="" calcext:value-type="error">
            <text:p>#N/A</text:p>
          </table:table-cell>
          <table:table-cell table:formula="of:=VLOOKUP([kokku.A224];[ares.A$1:.E$1048576];3;0)" office:value-type="float" office:value="46" calcext:value-type="float">
            <text:p>46</text:p>
          </table:table-cell>
          <table:table-cell table:formula="of:=VLOOKUP([kokku.A224];[ares.A$1:.E$1048576];4;0)" office:value-type="float" office:value="0" calcext:value-type="float">
            <text:p>0</text:p>
          </table:table-cell>
          <table:table-cell table:formula="of:=VLOOKUP([kokku.A224];[ares.A$1:.E$1048576];5;0)" office:value-type="float" office:value="12" calcext:value-type="float">
            <text:p>12</text:p>
          </table:table-cell>
        </table:table-row>
        <table:table-row table:style-name="ro1">
          <table:table-cell table:formula="of:=[rk.A128]" office:value-type="float" office:value="229" calcext:value-type="float">
            <text:p>229</text:p>
          </table:table-cell>
          <table:table-cell table:formula="of:=VLOOKUP([kokku.A225];[rk.A$1:.D$1048576];3;0)" office:value-type="string" office:string-value="Maret Rätsep" calcext:value-type="string">
            <text:p>Maret Rätsep</text:p>
          </table:table-cell>
          <table:table-cell table:formula="of:=VLOOKUP([kokku.A225];[res.A$1:.D$1048576];3;0)" office:value-type="string" office:string-value="" calcext:value-type="error">
            <text:p>#N/A</text:p>
          </table:table-cell>
          <table:table-cell table:formula="of:=VLOOKUP([kokku.A225];[res.A$1:.E$1048576];2;0)" office:value-type="string" office:string-value="" calcext:value-type="error">
            <text:p>#N/A</text:p>
          </table:table-cell>
          <table:table-cell table:formula="of:=VLOOKUP([kokku.A225];[ares.A$1:.E$1048576];3;0)" office:value-type="float" office:value="34" calcext:value-type="float">
            <text:p>34</text:p>
          </table:table-cell>
          <table:table-cell table:formula="of:=VLOOKUP([kokku.A225];[ares.A$1:.E$1048576];4;0)" office:value-type="float" office:value="0" calcext:value-type="float">
            <text:p>0</text:p>
          </table:table-cell>
          <table:table-cell table:formula="of:=VLOOKUP([kokku.A225];[ares.A$1:.E$1048576];5;0)" office:value-type="float" office:value="6" calcext:value-type="float">
            <text:p>6</text:p>
          </table:table-cell>
        </table:table-row>
        <table:table-row table:style-name="ro1">
          <table:table-cell table:formula="of:=[rk.A129]" office:value-type="float" office:value="230" calcext:value-type="float">
            <text:p>230</text:p>
          </table:table-cell>
          <table:table-cell table:formula="of:=VLOOKUP([kokku.A226];[rk.A$1:.D$1048576];3;0)" office:value-type="string" office:string-value="Margit Avi" calcext:value-type="string">
            <text:p>Margit Avi</text:p>
          </table:table-cell>
          <table:table-cell table:formula="of:=VLOOKUP([kokku.A226];[res.A$1:.D$1048576];3;0)" office:value-type="string" office:string-value="" calcext:value-type="error">
            <text:p>#N/A</text:p>
          </table:table-cell>
          <table:table-cell table:formula="of:=VLOOKUP([kokku.A226];[res.A$1:.E$1048576];2;0)" office:value-type="string" office:string-value="" calcext:value-type="error">
            <text:p>#N/A</text:p>
          </table:table-cell>
          <table:table-cell table:formula="of:=VLOOKUP([kokku.A226];[ares.A$1:.E$1048576];3;0)" office:value-type="float" office:value="68" calcext:value-type="float">
            <text:p>68</text:p>
          </table:table-cell>
          <table:table-cell table:formula="of:=VLOOKUP([kokku.A226];[ares.A$1:.E$1048576];4;0)" office:value-type="float" office:value="0" calcext:value-type="float">
            <text:p>0</text:p>
          </table:table-cell>
          <table:table-cell table:formula="of:=VLOOKUP([kokku.A226];[ares.A$1:.E$1048576];5;0)" office:value-type="float" office:value="15" calcext:value-type="float">
            <text:p>15</text:p>
          </table:table-cell>
        </table:table-row>
        <table:table-row table:style-name="ro1">
          <table:table-cell table:formula="of:=[rk.A130]" office:value-type="float" office:value="231" calcext:value-type="float">
            <text:p>231</text:p>
          </table:table-cell>
          <table:table-cell table:formula="of:=VLOOKUP([kokku.A227];[rk.A$1:.D$1048576];3;0)" office:value-type="string" office:string-value="Imre Mürk" calcext:value-type="string">
            <text:p>Imre Mürk</text:p>
          </table:table-cell>
          <table:table-cell table:formula="of:=VLOOKUP([kokku.A227];[res.A$1:.D$1048576];3;0)" office:value-type="string" office:string-value="" calcext:value-type="error">
            <text:p>#N/A</text:p>
          </table:table-cell>
          <table:table-cell table:formula="of:=VLOOKUP([kokku.A227];[res.A$1:.E$1048576];2;0)" office:value-type="string" office:string-value="" calcext:value-type="error">
            <text:p>#N/A</text:p>
          </table:table-cell>
          <table:table-cell table:formula="of:=VLOOKUP([kokku.A227];[ares.A$1:.E$1048576];3;0)" office:value-type="float" office:value="1577" calcext:value-type="float">
            <text:p>1577</text:p>
          </table:table-cell>
          <table:table-cell table:formula="of:=VLOOKUP([kokku.A227];[ares.A$1:.E$1048576];4;0)" office:value-type="float" office:value="14" calcext:value-type="float">
            <text:p>14</text:p>
          </table:table-cell>
          <table:table-cell table:formula="of:=VLOOKUP([kokku.A227];[ares.A$1:.E$1048576];5;0)" office:value-type="float" office:value="385" calcext:value-type="float">
            <text:p>385</text:p>
          </table:table-cell>
        </table:table-row>
        <table:table-row table:style-name="ro1">
          <table:table-cell table:formula="of:=[rk.A131]" office:value-type="float" office:value="232" calcext:value-type="float">
            <text:p>232</text:p>
          </table:table-cell>
          <table:table-cell table:formula="of:=VLOOKUP([kokku.A228];[rk.A$1:.D$1048576];3;0)" office:value-type="string" office:string-value="Kalev Essenson" calcext:value-type="string">
            <text:p>Kalev Essenson</text:p>
          </table:table-cell>
          <table:table-cell table:formula="of:=VLOOKUP([kokku.A228];[res.A$1:.D$1048576];3;0)" office:value-type="string" office:string-value="" calcext:value-type="error">
            <text:p>#N/A</text:p>
          </table:table-cell>
          <table:table-cell table:formula="of:=VLOOKUP([kokku.A228];[res.A$1:.E$1048576];2;0)" office:value-type="string" office:string-value="" calcext:value-type="error">
            <text:p>#N/A</text:p>
          </table:table-cell>
          <table:table-cell table:formula="of:=VLOOKUP([kokku.A228];[ares.A$1:.E$1048576];3;0)" office:value-type="float" office:value="214" calcext:value-type="float">
            <text:p>214</text:p>
          </table:table-cell>
          <table:table-cell table:formula="of:=VLOOKUP([kokku.A228];[ares.A$1:.E$1048576];4;0)" office:value-type="float" office:value="1" calcext:value-type="float">
            <text:p>1</text:p>
          </table:table-cell>
          <table:table-cell table:formula="of:=VLOOKUP([kokku.A228];[ares.A$1:.E$1048576];5;0)" office:value-type="float" office:value="51" calcext:value-type="float">
            <text:p>51</text:p>
          </table:table-cell>
        </table:table-row>
        <table:table-row table:style-name="ro1">
          <table:table-cell table:formula="of:=[rk.A132]" office:value-type="float" office:value="233" calcext:value-type="float">
            <text:p>233</text:p>
          </table:table-cell>
          <table:table-cell table:formula="of:=VLOOKUP([kokku.A229];[rk.A$1:.D$1048576];3;0)" office:value-type="string" office:string-value="Merike Lillenberg" calcext:value-type="string">
            <text:p>Merike Lillenberg</text:p>
          </table:table-cell>
          <table:table-cell table:formula="of:=VLOOKUP([kokku.A229];[res.A$1:.D$1048576];3;0)" office:value-type="string" office:string-value="" calcext:value-type="error">
            <text:p>#N/A</text:p>
          </table:table-cell>
          <table:table-cell table:formula="of:=VLOOKUP([kokku.A229];[res.A$1:.E$1048576];2;0)" office:value-type="string" office:string-value="" calcext:value-type="error">
            <text:p>#N/A</text:p>
          </table:table-cell>
          <table:table-cell table:formula="of:=VLOOKUP([kokku.A229];[ares.A$1:.E$1048576];3;0)" office:value-type="float" office:value="229" calcext:value-type="float">
            <text:p>229</text:p>
          </table:table-cell>
          <table:table-cell table:formula="of:=VLOOKUP([kokku.A229];[ares.A$1:.E$1048576];4;0)" office:value-type="float" office:value="1" calcext:value-type="float">
            <text:p>1</text:p>
          </table:table-cell>
          <table:table-cell table:formula="of:=VLOOKUP([kokku.A229];[ares.A$1:.E$1048576];5;0)" office:value-type="float" office:value="49" calcext:value-type="float">
            <text:p>49</text:p>
          </table:table-cell>
        </table:table-row>
        <table:table-row table:style-name="ro1">
          <table:table-cell table:formula="of:=[rk.A133]" office:value-type="float" office:value="234" calcext:value-type="float">
            <text:p>234</text:p>
          </table:table-cell>
          <table:table-cell table:formula="of:=VLOOKUP([kokku.A230];[rk.A$1:.D$1048576];3;0)" office:value-type="string" office:string-value="Ruuben Kaalep" calcext:value-type="string">
            <text:p>Ruuben Kaalep</text:p>
          </table:table-cell>
          <table:table-cell table:formula="of:=VLOOKUP([kokku.A230];[res.A$1:.D$1048576];3;0)" office:value-type="string" office:string-value="" calcext:value-type="error">
            <text:p>#N/A</text:p>
          </table:table-cell>
          <table:table-cell table:formula="of:=VLOOKUP([kokku.A230];[res.A$1:.E$1048576];2;0)" office:value-type="string" office:string-value="" calcext:value-type="error">
            <text:p>#N/A</text:p>
          </table:table-cell>
          <table:table-cell table:formula="of:=VLOOKUP([kokku.A230];[ares.A$1:.E$1048576];3;0)" office:value-type="float" office:value="102" calcext:value-type="float">
            <text:p>102</text:p>
          </table:table-cell>
          <table:table-cell table:formula="of:=VLOOKUP([kokku.A230];[ares.A$1:.E$1048576];4;0)" office:value-type="float" office:value="0" calcext:value-type="float">
            <text:p>0</text:p>
          </table:table-cell>
          <table:table-cell table:formula="of:=VLOOKUP([kokku.A230];[ares.A$1:.E$1048576];5;0)" office:value-type="float" office:value="20" calcext:value-type="float">
            <text:p>20</text:p>
          </table:table-cell>
        </table:table-row>
        <table:table-row table:style-name="ro1">
          <table:table-cell table:formula="of:=[rk.A134]" office:value-type="float" office:value="235" calcext:value-type="float">
            <text:p>235</text:p>
          </table:table-cell>
          <table:table-cell table:formula="of:=VLOOKUP([kokku.A231];[rk.A$1:.D$1048576];3;0)" office:value-type="string" office:string-value="Indrek Kalda" calcext:value-type="string">
            <text:p>Indrek Kalda</text:p>
          </table:table-cell>
          <table:table-cell table:formula="of:=VLOOKUP([kokku.A231];[res.A$1:.D$1048576];3;0)" office:value-type="string" office:string-value="" calcext:value-type="error">
            <text:p>#N/A</text:p>
          </table:table-cell>
          <table:table-cell table:formula="of:=VLOOKUP([kokku.A231];[res.A$1:.E$1048576];2;0)" office:value-type="string" office:string-value="" calcext:value-type="error">
            <text:p>#N/A</text:p>
          </table:table-cell>
          <table:table-cell table:formula="of:=VLOOKUP([kokku.A231];[ares.A$1:.E$1048576];3;0)" office:value-type="float" office:value="542" calcext:value-type="float">
            <text:p>542</text:p>
          </table:table-cell>
          <table:table-cell table:formula="of:=VLOOKUP([kokku.A231];[ares.A$1:.E$1048576];4;0)" office:value-type="float" office:value="0" calcext:value-type="float">
            <text:p>0</text:p>
          </table:table-cell>
          <table:table-cell table:formula="of:=VLOOKUP([kokku.A231];[ares.A$1:.E$1048576];5;0)" office:value-type="float" office:value="101" calcext:value-type="float">
            <text:p>101</text:p>
          </table:table-cell>
        </table:table-row>
        <table:table-row table:style-name="ro1">
          <table:table-cell table:formula="of:=[rk.A135]" office:value-type="float" office:value="236" calcext:value-type="float">
            <text:p>236</text:p>
          </table:table-cell>
          <table:table-cell table:formula="of:=VLOOKUP([kokku.A232];[rk.A$1:.D$1048576];3;0)" office:value-type="string" office:string-value="Toivo Suuroja" calcext:value-type="string">
            <text:p>Toivo Suuroja</text:p>
          </table:table-cell>
          <table:table-cell table:formula="of:=VLOOKUP([kokku.A232];[res.A$1:.D$1048576];3;0)" office:value-type="string" office:string-value="" calcext:value-type="error">
            <text:p>#N/A</text:p>
          </table:table-cell>
          <table:table-cell table:formula="of:=VLOOKUP([kokku.A232];[res.A$1:.E$1048576];2;0)" office:value-type="string" office:string-value="" calcext:value-type="error">
            <text:p>#N/A</text:p>
          </table:table-cell>
          <table:table-cell table:formula="of:=VLOOKUP([kokku.A232];[ares.A$1:.E$1048576];3;0)" office:value-type="float" office:value="133" calcext:value-type="float">
            <text:p>133</text:p>
          </table:table-cell>
          <table:table-cell table:formula="of:=VLOOKUP([kokku.A232];[ares.A$1:.E$1048576];4;0)" office:value-type="float" office:value="1" calcext:value-type="float">
            <text:p>1</text:p>
          </table:table-cell>
          <table:table-cell table:formula="of:=VLOOKUP([kokku.A232];[ares.A$1:.E$1048576];5;0)" office:value-type="float" office:value="46" calcext:value-type="float">
            <text:p>46</text:p>
          </table:table-cell>
        </table:table-row>
        <table:table-row table:style-name="ro1">
          <table:table-cell table:formula="of:=[rk.A136]" office:value-type="float" office:value="237" calcext:value-type="float">
            <text:p>237</text:p>
          </table:table-cell>
          <table:table-cell table:formula="of:=VLOOKUP([kokku.A233];[rk.A$1:.D$1048576];3;0)" office:value-type="string" office:string-value="Aili Tuhkanen" calcext:value-type="string">
            <text:p>Aili Tuhkanen</text:p>
          </table:table-cell>
          <table:table-cell table:formula="of:=VLOOKUP([kokku.A233];[res.A$1:.D$1048576];3;0)" office:value-type="string" office:string-value="" calcext:value-type="error">
            <text:p>#N/A</text:p>
          </table:table-cell>
          <table:table-cell table:formula="of:=VLOOKUP([kokku.A233];[res.A$1:.E$1048576];2;0)" office:value-type="string" office:string-value="" calcext:value-type="error">
            <text:p>#N/A</text:p>
          </table:table-cell>
          <table:table-cell table:formula="of:=VLOOKUP([kokku.A233];[ares.A$1:.E$1048576];3;0)" office:value-type="float" office:value="91" calcext:value-type="float">
            <text:p>91</text:p>
          </table:table-cell>
          <table:table-cell table:formula="of:=VLOOKUP([kokku.A233];[ares.A$1:.E$1048576];4;0)" office:value-type="float" office:value="1" calcext:value-type="float">
            <text:p>1</text:p>
          </table:table-cell>
          <table:table-cell table:formula="of:=VLOOKUP([kokku.A233];[ares.A$1:.E$1048576];5;0)" office:value-type="float" office:value="23" calcext:value-type="float">
            <text:p>23</text:p>
          </table:table-cell>
        </table:table-row>
        <table:table-row table:style-name="ro1">
          <table:table-cell table:formula="of:=[rk.A137]" office:value-type="float" office:value="238" calcext:value-type="float">
            <text:p>238</text:p>
          </table:table-cell>
          <table:table-cell table:formula="of:=VLOOKUP([kokku.A234];[rk.A$1:.D$1048576];3;0)" office:value-type="string" office:string-value="Tiina Pärnpuu" calcext:value-type="string">
            <text:p>Tiina Pärnpuu</text:p>
          </table:table-cell>
          <table:table-cell table:formula="of:=VLOOKUP([kokku.A234];[res.A$1:.D$1048576];3;0)" office:value-type="string" office:string-value="" calcext:value-type="error">
            <text:p>#N/A</text:p>
          </table:table-cell>
          <table:table-cell table:formula="of:=VLOOKUP([kokku.A234];[res.A$1:.E$1048576];2;0)" office:value-type="string" office:string-value="" calcext:value-type="error">
            <text:p>#N/A</text:p>
          </table:table-cell>
          <table:table-cell table:formula="of:=VLOOKUP([kokku.A234];[ares.A$1:.E$1048576];3;0)" office:value-type="float" office:value="77" calcext:value-type="float">
            <text:p>77</text:p>
          </table:table-cell>
          <table:table-cell table:formula="of:=VLOOKUP([kokku.A234];[ares.A$1:.E$1048576];4;0)" office:value-type="float" office:value="1" calcext:value-type="float">
            <text:p>1</text:p>
          </table:table-cell>
          <table:table-cell table:formula="of:=VLOOKUP([kokku.A234];[ares.A$1:.E$1048576];5;0)" office:value-type="float" office:value="24" calcext:value-type="float">
            <text:p>24</text:p>
          </table:table-cell>
        </table:table-row>
        <table:table-row table:style-name="ro1">
          <table:table-cell table:formula="of:=[rk.A138]" office:value-type="float" office:value="239" calcext:value-type="float">
            <text:p>239</text:p>
          </table:table-cell>
          <table:table-cell table:formula="of:=VLOOKUP([kokku.A235];[rk.A$1:.D$1048576];3;0)" office:value-type="string" office:string-value="Indrek Särg" calcext:value-type="string">
            <text:p>Indrek Särg</text:p>
          </table:table-cell>
          <table:table-cell table:formula="of:=VLOOKUP([kokku.A235];[res.A$1:.D$1048576];3;0)" office:value-type="string" office:string-value="" calcext:value-type="error">
            <text:p>#N/A</text:p>
          </table:table-cell>
          <table:table-cell table:formula="of:=VLOOKUP([kokku.A235];[res.A$1:.E$1048576];2;0)" office:value-type="string" office:string-value="" calcext:value-type="error">
            <text:p>#N/A</text:p>
          </table:table-cell>
          <table:table-cell table:formula="of:=VLOOKUP([kokku.A235];[ares.A$1:.E$1048576];3;0)" office:value-type="float" office:value="116" calcext:value-type="float">
            <text:p>116</text:p>
          </table:table-cell>
          <table:table-cell table:formula="of:=VLOOKUP([kokku.A235];[ares.A$1:.E$1048576];4;0)" office:value-type="float" office:value="0" calcext:value-type="float">
            <text:p>0</text:p>
          </table:table-cell>
          <table:table-cell table:formula="of:=VLOOKUP([kokku.A235];[ares.A$1:.E$1048576];5;0)" office:value-type="float" office:value="23" calcext:value-type="float">
            <text:p>23</text:p>
          </table:table-cell>
        </table:table-row>
        <table:table-row table:style-name="ro1">
          <table:table-cell table:formula="of:=[rk.A139]" office:value-type="float" office:value="240" calcext:value-type="float">
            <text:p>240</text:p>
          </table:table-cell>
          <table:table-cell table:formula="of:=VLOOKUP([kokku.A236];[rk.A$1:.D$1048576];3;0)" office:value-type="string" office:string-value="Randon Värsi" calcext:value-type="string">
            <text:p>Randon Värsi</text:p>
          </table:table-cell>
          <table:table-cell table:formula="of:=VLOOKUP([kokku.A236];[res.A$1:.D$1048576];3;0)" office:value-type="string" office:string-value="" calcext:value-type="error">
            <text:p>#N/A</text:p>
          </table:table-cell>
          <table:table-cell table:formula="of:=VLOOKUP([kokku.A236];[res.A$1:.E$1048576];2;0)" office:value-type="string" office:string-value="" calcext:value-type="error">
            <text:p>#N/A</text:p>
          </table:table-cell>
          <table:table-cell table:formula="of:=VLOOKUP([kokku.A236];[ares.A$1:.E$1048576];3;0)" office:value-type="float" office:value="28" calcext:value-type="float">
            <text:p>28</text:p>
          </table:table-cell>
          <table:table-cell table:formula="of:=VLOOKUP([kokku.A236];[ares.A$1:.E$1048576];4;0)" office:value-type="float" office:value="0" calcext:value-type="float">
            <text:p>0</text:p>
          </table:table-cell>
          <table:table-cell table:formula="of:=VLOOKUP([kokku.A236];[ares.A$1:.E$1048576];5;0)" office:value-type="float" office:value="9" calcext:value-type="float">
            <text:p>9</text:p>
          </table:table-cell>
        </table:table-row>
        <table:table-row table:style-name="ro1">
          <table:table-cell table:formula="of:=[rk.A141]" office:value-type="float" office:value="242" calcext:value-type="float">
            <text:p>242</text:p>
          </table:table-cell>
          <table:table-cell table:formula="of:=VLOOKUP([kokku.A237];[rk.A$1:.D$1048576];3;0)" office:value-type="string" office:string-value="Merry Aart" calcext:value-type="string">
            <text:p>Merry Aart</text:p>
          </table:table-cell>
          <table:table-cell table:formula="of:=VLOOKUP([kokku.A237];[res.A$1:.D$1048576];3;0)" office:value-type="string" office:string-value="" calcext:value-type="error">
            <text:p>#N/A</text:p>
          </table:table-cell>
          <table:table-cell table:formula="of:=VLOOKUP([kokku.A237];[res.A$1:.E$1048576];2;0)" office:value-type="string" office:string-value="" calcext:value-type="error">
            <text:p>#N/A</text:p>
          </table:table-cell>
          <table:table-cell table:formula="of:=VLOOKUP([kokku.A237];[ares.A$1:.E$1048576];3;0)" office:value-type="float" office:value="279" calcext:value-type="float">
            <text:p>279</text:p>
          </table:table-cell>
          <table:table-cell table:formula="of:=VLOOKUP([kokku.A237];[ares.A$1:.E$1048576];4;0)" office:value-type="float" office:value="1" calcext:value-type="float">
            <text:p>1</text:p>
          </table:table-cell>
          <table:table-cell table:formula="of:=VLOOKUP([kokku.A237];[ares.A$1:.E$1048576];5;0)" office:value-type="float" office:value="70" calcext:value-type="float">
            <text:p>70</text:p>
          </table:table-cell>
        </table:table-row>
        <table:table-row table:style-name="ro1">
          <table:table-cell table:formula="of:=[rk.A143]" office:value-type="float" office:value="244" calcext:value-type="float">
            <text:p>244</text:p>
          </table:table-cell>
          <table:table-cell table:formula="of:=VLOOKUP([kokku.A238];[rk.A$1:.D$1048576];3;0)" office:value-type="string" office:string-value="Ants Taul" calcext:value-type="string">
            <text:p>Ants Taul</text:p>
          </table:table-cell>
          <table:table-cell table:formula="of:=VLOOKUP([kokku.A238];[res.A$1:.D$1048576];3;0)" office:value-type="string" office:string-value="" calcext:value-type="error">
            <text:p>#N/A</text:p>
          </table:table-cell>
          <table:table-cell table:formula="of:=VLOOKUP([kokku.A238];[res.A$1:.E$1048576];2;0)" office:value-type="string" office:string-value="" calcext:value-type="error">
            <text:p>#N/A</text:p>
          </table:table-cell>
          <table:table-cell table:formula="of:=VLOOKUP([kokku.A238];[ares.A$1:.E$1048576];3;0)" office:value-type="float" office:value="619" calcext:value-type="float">
            <text:p>619</text:p>
          </table:table-cell>
          <table:table-cell table:formula="of:=VLOOKUP([kokku.A238];[ares.A$1:.E$1048576];4;0)" office:value-type="float" office:value="0" calcext:value-type="float">
            <text:p>0</text:p>
          </table:table-cell>
          <table:table-cell table:formula="of:=VLOOKUP([kokku.A238];[ares.A$1:.E$1048576];5;0)" office:value-type="float" office:value="137" calcext:value-type="float">
            <text:p>137</text:p>
          </table:table-cell>
        </table:table-row>
        <table:table-row table:style-name="ro1">
          <table:table-cell table:formula="of:=[rk.A144]" office:value-type="float" office:value="245" calcext:value-type="float">
            <text:p>245</text:p>
          </table:table-cell>
          <table:table-cell table:formula="of:=VLOOKUP([kokku.A239];[rk.A$1:.D$1048576];3;0)" office:value-type="string" office:string-value="Artur Karask" calcext:value-type="string">
            <text:p>Artur Karask</text:p>
          </table:table-cell>
          <table:table-cell table:formula="of:=VLOOKUP([kokku.A239];[res.A$1:.D$1048576];3;0)" office:value-type="string" office:string-value="" calcext:value-type="error">
            <text:p>#N/A</text:p>
          </table:table-cell>
          <table:table-cell table:formula="of:=VLOOKUP([kokku.A239];[res.A$1:.E$1048576];2;0)" office:value-type="string" office:string-value="" calcext:value-type="error">
            <text:p>#N/A</text:p>
          </table:table-cell>
          <table:table-cell table:formula="of:=VLOOKUP([kokku.A239];[ares.A$1:.E$1048576];3;0)" office:value-type="float" office:value="88" calcext:value-type="float">
            <text:p>88</text:p>
          </table:table-cell>
          <table:table-cell table:formula="of:=VLOOKUP([kokku.A239];[ares.A$1:.E$1048576];4;0)" office:value-type="float" office:value="0" calcext:value-type="float">
            <text:p>0</text:p>
          </table:table-cell>
          <table:table-cell table:formula="of:=VLOOKUP([kokku.A239];[ares.A$1:.E$1048576];5;0)" office:value-type="float" office:value="17" calcext:value-type="float">
            <text:p>17</text:p>
          </table:table-cell>
        </table:table-row>
        <table:table-row table:style-name="ro1">
          <table:table-cell table:formula="of:=[rk.A145]" office:value-type="float" office:value="246" calcext:value-type="float">
            <text:p>246</text:p>
          </table:table-cell>
          <table:table-cell table:formula="of:=VLOOKUP([kokku.A240];[rk.A$1:.D$1048576];3;0)" office:value-type="string" office:string-value="Endel-Haljand Susi" calcext:value-type="string">
            <text:p>Endel-Haljand Susi</text:p>
          </table:table-cell>
          <table:table-cell table:formula="of:=VLOOKUP([kokku.A240];[res.A$1:.D$1048576];3;0)" office:value-type="string" office:string-value="" calcext:value-type="error">
            <text:p>#N/A</text:p>
          </table:table-cell>
          <table:table-cell table:formula="of:=VLOOKUP([kokku.A240];[res.A$1:.E$1048576];2;0)" office:value-type="string" office:string-value="" calcext:value-type="error">
            <text:p>#N/A</text:p>
          </table:table-cell>
          <table:table-cell table:formula="of:=VLOOKUP([kokku.A240];[ares.A$1:.E$1048576];3;0)" office:value-type="float" office:value="56" calcext:value-type="float">
            <text:p>56</text:p>
          </table:table-cell>
          <table:table-cell table:formula="of:=VLOOKUP([kokku.A240];[ares.A$1:.E$1048576];4;0)" office:value-type="float" office:value="0" calcext:value-type="float">
            <text:p>0</text:p>
          </table:table-cell>
          <table:table-cell table:formula="of:=VLOOKUP([kokku.A240];[ares.A$1:.E$1048576];5;0)" office:value-type="float" office:value="7" calcext:value-type="float">
            <text:p>7</text:p>
          </table:table-cell>
        </table:table-row>
        <table:table-row table:style-name="ro1">
          <table:table-cell table:formula="of:=[rk.A146]" office:value-type="float" office:value="247" calcext:value-type="float">
            <text:p>247</text:p>
          </table:table-cell>
          <table:table-cell table:formula="of:=VLOOKUP([kokku.A241];[rk.A$1:.D$1048576];3;0)" office:value-type="string" office:string-value="Martti Kirotaja" calcext:value-type="string">
            <text:p>Martti Kirotaja</text:p>
          </table:table-cell>
          <table:table-cell table:formula="of:=VLOOKUP([kokku.A241];[res.A$1:.D$1048576];3;0)" office:value-type="string" office:string-value="" calcext:value-type="error">
            <text:p>#N/A</text:p>
          </table:table-cell>
          <table:table-cell table:formula="of:=VLOOKUP([kokku.A241];[res.A$1:.E$1048576];2;0)" office:value-type="string" office:string-value="" calcext:value-type="error">
            <text:p>#N/A</text:p>
          </table:table-cell>
          <table:table-cell table:formula="of:=VLOOKUP([kokku.A241];[ares.A$1:.E$1048576];3;0)" office:value-type="float" office:value="171" calcext:value-type="float">
            <text:p>171</text:p>
          </table:table-cell>
          <table:table-cell table:formula="of:=VLOOKUP([kokku.A241];[ares.A$1:.E$1048576];4;0)" office:value-type="float" office:value="1" calcext:value-type="float">
            <text:p>1</text:p>
          </table:table-cell>
          <table:table-cell table:formula="of:=VLOOKUP([kokku.A241];[ares.A$1:.E$1048576];5;0)" office:value-type="float" office:value="71" calcext:value-type="float">
            <text:p>71</text:p>
          </table:table-cell>
        </table:table-row>
        <table:table-row table:style-name="ro1">
          <table:table-cell table:formula="of:=[rk.A147]" office:value-type="float" office:value="248" calcext:value-type="float">
            <text:p>248</text:p>
          </table:table-cell>
          <table:table-cell table:formula="of:=VLOOKUP([kokku.A242];[rk.A$1:.D$1048576];3;0)" office:value-type="string" office:string-value="Riina Sabalisk" calcext:value-type="string">
            <text:p>Riina Sabalisk</text:p>
          </table:table-cell>
          <table:table-cell table:formula="of:=VLOOKUP([kokku.A242];[res.A$1:.D$1048576];3;0)" office:value-type="string" office:string-value="" calcext:value-type="error">
            <text:p>#N/A</text:p>
          </table:table-cell>
          <table:table-cell table:formula="of:=VLOOKUP([kokku.A242];[res.A$1:.E$1048576];2;0)" office:value-type="string" office:string-value="" calcext:value-type="error">
            <text:p>#N/A</text:p>
          </table:table-cell>
          <table:table-cell table:formula="of:=VLOOKUP([kokku.A242];[ares.A$1:.E$1048576];3;0)" office:value-type="float" office:value="229" calcext:value-type="float">
            <text:p>229</text:p>
          </table:table-cell>
          <table:table-cell table:formula="of:=VLOOKUP([kokku.A242];[ares.A$1:.E$1048576];4;0)" office:value-type="float" office:value="0" calcext:value-type="float">
            <text:p>0</text:p>
          </table:table-cell>
          <table:table-cell table:formula="of:=VLOOKUP([kokku.A242];[ares.A$1:.E$1048576];5;0)" office:value-type="float" office:value="53" calcext:value-type="float">
            <text:p>53</text:p>
          </table:table-cell>
        </table:table-row>
        <table:table-row table:style-name="ro1">
          <table:table-cell table:formula="of:=[rk.A148]" office:value-type="float" office:value="249" calcext:value-type="float">
            <text:p>249</text:p>
          </table:table-cell>
          <table:table-cell table:formula="of:=VLOOKUP([kokku.A243];[rk.A$1:.D$1048576];3;0)" office:value-type="string" office:string-value="Veevi Hõrak" calcext:value-type="string">
            <text:p>Veevi Hõrak</text:p>
          </table:table-cell>
          <table:table-cell table:formula="of:=VLOOKUP([kokku.A243];[res.A$1:.D$1048576];3;0)" office:value-type="string" office:string-value="" calcext:value-type="error">
            <text:p>#N/A</text:p>
          </table:table-cell>
          <table:table-cell table:formula="of:=VLOOKUP([kokku.A243];[res.A$1:.E$1048576];2;0)" office:value-type="string" office:string-value="" calcext:value-type="error">
            <text:p>#N/A</text:p>
          </table:table-cell>
          <table:table-cell table:formula="of:=VLOOKUP([kokku.A243];[ares.A$1:.E$1048576];3;0)" office:value-type="float" office:value="115" calcext:value-type="float">
            <text:p>115</text:p>
          </table:table-cell>
          <table:table-cell table:formula="of:=VLOOKUP([kokku.A243];[ares.A$1:.E$1048576];4;0)" office:value-type="float" office:value="0" calcext:value-type="float">
            <text:p>0</text:p>
          </table:table-cell>
          <table:table-cell table:formula="of:=VLOOKUP([kokku.A243];[ares.A$1:.E$1048576];5;0)" office:value-type="float" office:value="24" calcext:value-type="float">
            <text:p>24</text:p>
          </table:table-cell>
        </table:table-row>
        <table:table-row table:style-name="ro1">
          <table:table-cell table:formula="of:=[rk.A149]" office:value-type="float" office:value="250" calcext:value-type="float">
            <text:p>250</text:p>
          </table:table-cell>
          <table:table-cell table:formula="of:=VLOOKUP([kokku.A244];[rk.A$1:.D$1048576];3;0)" office:value-type="string" office:string-value="Aivar Mesikäpp" calcext:value-type="string">
            <text:p>Aivar Mesikäpp</text:p>
          </table:table-cell>
          <table:table-cell table:formula="of:=VLOOKUP([kokku.A244];[res.A$1:.D$1048576];3;0)" office:value-type="string" office:string-value="" calcext:value-type="error">
            <text:p>#N/A</text:p>
          </table:table-cell>
          <table:table-cell table:formula="of:=VLOOKUP([kokku.A244];[res.A$1:.E$1048576];2;0)" office:value-type="string" office:string-value="" calcext:value-type="error">
            <text:p>#N/A</text:p>
          </table:table-cell>
          <table:table-cell table:formula="of:=VLOOKUP([kokku.A244];[ares.A$1:.E$1048576];3;0)" office:value-type="float" office:value="281" calcext:value-type="float">
            <text:p>281</text:p>
          </table:table-cell>
          <table:table-cell table:formula="of:=VLOOKUP([kokku.A244];[ares.A$1:.E$1048576];4;0)" office:value-type="float" office:value="0" calcext:value-type="float">
            <text:p>0</text:p>
          </table:table-cell>
          <table:table-cell table:formula="of:=VLOOKUP([kokku.A244];[ares.A$1:.E$1048576];5;0)" office:value-type="float" office:value="63" calcext:value-type="float">
            <text:p>63</text:p>
          </table:table-cell>
        </table:table-row>
        <table:table-row table:style-name="ro1">
          <table:table-cell table:formula="of:=[rk.A150]" office:value-type="float" office:value="251" calcext:value-type="float">
            <text:p>251</text:p>
          </table:table-cell>
          <table:table-cell table:formula="of:=VLOOKUP([kokku.A245];[rk.A$1:.D$1048576];3;0)" office:value-type="string" office:string-value="Vaino Rauba" calcext:value-type="string">
            <text:p>Vaino Rauba</text:p>
          </table:table-cell>
          <table:table-cell table:formula="of:=VLOOKUP([kokku.A245];[res.A$1:.D$1048576];3;0)" office:value-type="string" office:string-value="" calcext:value-type="error">
            <text:p>#N/A</text:p>
          </table:table-cell>
          <table:table-cell table:formula="of:=VLOOKUP([kokku.A245];[res.A$1:.E$1048576];2;0)" office:value-type="string" office:string-value="" calcext:value-type="error">
            <text:p>#N/A</text:p>
          </table:table-cell>
          <table:table-cell table:formula="of:=VLOOKUP([kokku.A245];[ares.A$1:.E$1048576];3;0)" office:value-type="float" office:value="107" calcext:value-type="float">
            <text:p>107</text:p>
          </table:table-cell>
          <table:table-cell table:formula="of:=VLOOKUP([kokku.A245];[ares.A$1:.E$1048576];4;0)" office:value-type="float" office:value="0" calcext:value-type="float">
            <text:p>0</text:p>
          </table:table-cell>
          <table:table-cell table:formula="of:=VLOOKUP([kokku.A245];[ares.A$1:.E$1048576];5;0)" office:value-type="float" office:value="21" calcext:value-type="float">
            <text:p>21</text:p>
          </table:table-cell>
        </table:table-row>
        <table:table-row table:style-name="ro1">
          <table:table-cell table:formula="of:=[rk.A152]" office:value-type="float" office:value="253" calcext:value-type="float">
            <text:p>253</text:p>
          </table:table-cell>
          <table:table-cell table:formula="of:=VLOOKUP([kokku.A246];[rk.A$1:.D$1048576];3;0)" office:value-type="string" office:string-value="Heldur Paulson" calcext:value-type="string">
            <text:p>Heldur Paulson</text:p>
          </table:table-cell>
          <table:table-cell table:formula="of:=VLOOKUP([kokku.A246];[res.A$1:.D$1048576];3;0)" office:value-type="string" office:string-value="" calcext:value-type="error">
            <text:p>#N/A</text:p>
          </table:table-cell>
          <table:table-cell table:formula="of:=VLOOKUP([kokku.A246];[res.A$1:.E$1048576];2;0)" office:value-type="string" office:string-value="" calcext:value-type="error">
            <text:p>#N/A</text:p>
          </table:table-cell>
          <table:table-cell table:formula="of:=VLOOKUP([kokku.A246];[ares.A$1:.E$1048576];3;0)" office:value-type="float" office:value="132" calcext:value-type="float">
            <text:p>132</text:p>
          </table:table-cell>
          <table:table-cell table:formula="of:=VLOOKUP([kokku.A246];[ares.A$1:.E$1048576];4;0)" office:value-type="float" office:value="0" calcext:value-type="float">
            <text:p>0</text:p>
          </table:table-cell>
          <table:table-cell table:formula="of:=VLOOKUP([kokku.A246];[ares.A$1:.E$1048576];5;0)" office:value-type="float" office:value="49" calcext:value-type="float">
            <text:p>49</text:p>
          </table:table-cell>
        </table:table-row>
        <table:table-row table:style-name="ro1">
          <table:table-cell table:formula="of:=[rk.A153]" office:value-type="float" office:value="254" calcext:value-type="float">
            <text:p>254</text:p>
          </table:table-cell>
          <table:table-cell table:formula="of:=VLOOKUP([kokku.A247];[rk.A$1:.D$1048576];3;0)" office:value-type="string" office:string-value="Helle Kullerkupp" calcext:value-type="string">
            <text:p>Helle Kullerkupp</text:p>
          </table:table-cell>
          <table:table-cell table:formula="of:=VLOOKUP([kokku.A247];[res.A$1:.D$1048576];3;0)" office:value-type="string" office:string-value="" calcext:value-type="error">
            <text:p>#N/A</text:p>
          </table:table-cell>
          <table:table-cell table:formula="of:=VLOOKUP([kokku.A247];[res.A$1:.E$1048576];2;0)" office:value-type="string" office:string-value="" calcext:value-type="error">
            <text:p>#N/A</text:p>
          </table:table-cell>
          <table:table-cell table:formula="of:=VLOOKUP([kokku.A247];[ares.A$1:.E$1048576];3;0)" office:value-type="float" office:value="70" calcext:value-type="float">
            <text:p>70</text:p>
          </table:table-cell>
          <table:table-cell table:formula="of:=VLOOKUP([kokku.A247];[ares.A$1:.E$1048576];4;0)" office:value-type="float" office:value="0" calcext:value-type="float">
            <text:p>0</text:p>
          </table:table-cell>
          <table:table-cell table:formula="of:=VLOOKUP([kokku.A247];[ares.A$1:.E$1048576];5;0)" office:value-type="float" office:value="15" calcext:value-type="float">
            <text:p>15</text:p>
          </table:table-cell>
        </table:table-row>
        <table:table-row table:style-name="ro1">
          <table:table-cell table:formula="of:=[rk.A154]" office:value-type="float" office:value="255" calcext:value-type="float">
            <text:p>255</text:p>
          </table:table-cell>
          <table:table-cell table:formula="of:=VLOOKUP([kokku.A248];[rk.A$1:.D$1048576];3;0)" office:value-type="string" office:string-value="Käde Kalamees" calcext:value-type="string">
            <text:p>Käde Kalamees</text:p>
          </table:table-cell>
          <table:table-cell table:formula="of:=VLOOKUP([kokku.A248];[res.A$1:.D$1048576];3;0)" office:value-type="string" office:string-value="" calcext:value-type="error">
            <text:p>#N/A</text:p>
          </table:table-cell>
          <table:table-cell table:formula="of:=VLOOKUP([kokku.A248];[res.A$1:.E$1048576];2;0)" office:value-type="string" office:string-value="" calcext:value-type="error">
            <text:p>#N/A</text:p>
          </table:table-cell>
          <table:table-cell table:formula="of:=VLOOKUP([kokku.A248];[ares.A$1:.E$1048576];3;0)" office:value-type="float" office:value="84" calcext:value-type="float">
            <text:p>84</text:p>
          </table:table-cell>
          <table:table-cell table:formula="of:=VLOOKUP([kokku.A248];[ares.A$1:.E$1048576];4;0)" office:value-type="float" office:value="0" calcext:value-type="float">
            <text:p>0</text:p>
          </table:table-cell>
          <table:table-cell table:formula="of:=VLOOKUP([kokku.A248];[ares.A$1:.E$1048576];5;0)" office:value-type="float" office:value="24" calcext:value-type="float">
            <text:p>24</text:p>
          </table:table-cell>
        </table:table-row>
        <table:table-row table:style-name="ro1">
          <table:table-cell table:formula="of:=[rk.A155]" office:value-type="float" office:value="256" calcext:value-type="float">
            <text:p>256</text:p>
          </table:table-cell>
          <table:table-cell table:formula="of:=VLOOKUP([kokku.A249];[rk.A$1:.D$1048576];3;0)" office:value-type="string" office:string-value="Andrus Lelov" calcext:value-type="string">
            <text:p>Andrus Lelov</text:p>
          </table:table-cell>
          <table:table-cell table:formula="of:=VLOOKUP([kokku.A249];[res.A$1:.D$1048576];3;0)" office:value-type="string" office:string-value="" calcext:value-type="error">
            <text:p>#N/A</text:p>
          </table:table-cell>
          <table:table-cell table:formula="of:=VLOOKUP([kokku.A249];[res.A$1:.E$1048576];2;0)" office:value-type="string" office:string-value="" calcext:value-type="error">
            <text:p>#N/A</text:p>
          </table:table-cell>
          <table:table-cell table:formula="of:=VLOOKUP([kokku.A249];[ares.A$1:.E$1048576];3;0)" office:value-type="float" office:value="24" calcext:value-type="float">
            <text:p>24</text:p>
          </table:table-cell>
          <table:table-cell table:formula="of:=VLOOKUP([kokku.A249];[ares.A$1:.E$1048576];4;0)" office:value-type="float" office:value="0" calcext:value-type="float">
            <text:p>0</text:p>
          </table:table-cell>
          <table:table-cell table:formula="of:=VLOOKUP([kokku.A249];[ares.A$1:.E$1048576];5;0)" office:value-type="float" office:value="10" calcext:value-type="float">
            <text:p>10</text:p>
          </table:table-cell>
        </table:table-row>
        <table:table-row table:style-name="ro1">
          <table:table-cell table:formula="of:=[rk.A156]" office:value-type="float" office:value="257" calcext:value-type="float">
            <text:p>257</text:p>
          </table:table-cell>
          <table:table-cell table:formula="of:=VLOOKUP([kokku.A250];[rk.A$1:.D$1048576];3;0)" office:value-type="string" office:string-value="Mati Lehola" calcext:value-type="string">
            <text:p>Mati Lehola</text:p>
          </table:table-cell>
          <table:table-cell table:formula="of:=VLOOKUP([kokku.A250];[res.A$1:.D$1048576];3;0)" office:value-type="string" office:string-value="" calcext:value-type="error">
            <text:p>#N/A</text:p>
          </table:table-cell>
          <table:table-cell table:formula="of:=VLOOKUP([kokku.A250];[res.A$1:.E$1048576];2;0)" office:value-type="string" office:string-value="" calcext:value-type="error">
            <text:p>#N/A</text:p>
          </table:table-cell>
          <table:table-cell table:formula="of:=VLOOKUP([kokku.A250];[ares.A$1:.E$1048576];3;0)" office:value-type="float" office:value="28" calcext:value-type="float">
            <text:p>28</text:p>
          </table:table-cell>
          <table:table-cell table:formula="of:=VLOOKUP([kokku.A250];[ares.A$1:.E$1048576];4;0)" office:value-type="float" office:value="0" calcext:value-type="float">
            <text:p>0</text:p>
          </table:table-cell>
          <table:table-cell table:formula="of:=VLOOKUP([kokku.A250];[ares.A$1:.E$1048576];5;0)" office:value-type="float" office:value="11" calcext:value-type="float">
            <text:p>11</text:p>
          </table:table-cell>
        </table:table-row>
        <table:table-row table:style-name="ro1">
          <table:table-cell table:formula="of:=[rk.A157]" office:value-type="float" office:value="258" calcext:value-type="float">
            <text:p>258</text:p>
          </table:table-cell>
          <table:table-cell table:formula="of:=VLOOKUP([kokku.A251];[rk.A$1:.D$1048576];3;0)" office:value-type="string" office:string-value="Heiki Merirand" calcext:value-type="string">
            <text:p>Heiki Merirand</text:p>
          </table:table-cell>
          <table:table-cell table:formula="of:=VLOOKUP([kokku.A251];[res.A$1:.D$1048576];3;0)" office:value-type="string" office:string-value="" calcext:value-type="error">
            <text:p>#N/A</text:p>
          </table:table-cell>
          <table:table-cell table:formula="of:=VLOOKUP([kokku.A251];[res.A$1:.E$1048576];2;0)" office:value-type="string" office:string-value="" calcext:value-type="error">
            <text:p>#N/A</text:p>
          </table:table-cell>
          <table:table-cell table:formula="of:=VLOOKUP([kokku.A251];[ares.A$1:.E$1048576];3;0)" office:value-type="float" office:value="28" calcext:value-type="float">
            <text:p>28</text:p>
          </table:table-cell>
          <table:table-cell table:formula="of:=VLOOKUP([kokku.A251];[ares.A$1:.E$1048576];4;0)" office:value-type="float" office:value="0" calcext:value-type="float">
            <text:p>0</text:p>
          </table:table-cell>
          <table:table-cell table:formula="of:=VLOOKUP([kokku.A251];[ares.A$1:.E$1048576];5;0)" office:value-type="float" office:value="6" calcext:value-type="float">
            <text:p>6</text:p>
          </table:table-cell>
        </table:table-row>
        <table:table-row table:style-name="ro1">
          <table:table-cell table:formula="of:=[rk.A158]" office:value-type="float" office:value="259" calcext:value-type="float">
            <text:p>259</text:p>
          </table:table-cell>
          <table:table-cell table:formula="of:=VLOOKUP([kokku.A252];[rk.A$1:.D$1048576];3;0)" office:value-type="string" office:string-value="Iivi Kallaste" calcext:value-type="string">
            <text:p>Iivi Kallaste</text:p>
          </table:table-cell>
          <table:table-cell table:formula="of:=VLOOKUP([kokku.A252];[res.A$1:.D$1048576];3;0)" office:value-type="string" office:string-value="" calcext:value-type="error">
            <text:p>#N/A</text:p>
          </table:table-cell>
          <table:table-cell table:formula="of:=VLOOKUP([kokku.A252];[res.A$1:.E$1048576];2;0)" office:value-type="string" office:string-value="" calcext:value-type="error">
            <text:p>#N/A</text:p>
          </table:table-cell>
          <table:table-cell table:formula="of:=VLOOKUP([kokku.A252];[ares.A$1:.E$1048576];3;0)" office:value-type="float" office:value="58" calcext:value-type="float">
            <text:p>58</text:p>
          </table:table-cell>
          <table:table-cell table:formula="of:=VLOOKUP([kokku.A252];[ares.A$1:.E$1048576];4;0)" office:value-type="float" office:value="0" calcext:value-type="float">
            <text:p>0</text:p>
          </table:table-cell>
          <table:table-cell table:formula="of:=VLOOKUP([kokku.A252];[ares.A$1:.E$1048576];5;0)" office:value-type="float" office:value="17" calcext:value-type="float">
            <text:p>17</text:p>
          </table:table-cell>
        </table:table-row>
        <table:table-row table:style-name="ro1">
          <table:table-cell table:formula="of:=[rk.A159]" office:value-type="float" office:value="260" calcext:value-type="float">
            <text:p>260</text:p>
          </table:table-cell>
          <table:table-cell table:formula="of:=VLOOKUP([kokku.A253];[rk.A$1:.D$1048576];3;0)" office:value-type="string" office:string-value="Tiina Toomjõe" calcext:value-type="string">
            <text:p>Tiina Toomjõe</text:p>
          </table:table-cell>
          <table:table-cell table:formula="of:=VLOOKUP([kokku.A253];[res.A$1:.D$1048576];3;0)" office:value-type="string" office:string-value="" calcext:value-type="error">
            <text:p>#N/A</text:p>
          </table:table-cell>
          <table:table-cell table:formula="of:=VLOOKUP([kokku.A253];[res.A$1:.E$1048576];2;0)" office:value-type="string" office:string-value="" calcext:value-type="error">
            <text:p>#N/A</text:p>
          </table:table-cell>
          <table:table-cell table:formula="of:=VLOOKUP([kokku.A253];[ares.A$1:.E$1048576];3;0)" office:value-type="float" office:value="41" calcext:value-type="float">
            <text:p>41</text:p>
          </table:table-cell>
          <table:table-cell table:formula="of:=VLOOKUP([kokku.A253];[ares.A$1:.E$1048576];4;0)" office:value-type="float" office:value="0" calcext:value-type="float">
            <text:p>0</text:p>
          </table:table-cell>
          <table:table-cell table:formula="of:=VLOOKUP([kokku.A253];[ares.A$1:.E$1048576];5;0)" office:value-type="float" office:value="11" calcext:value-type="float">
            <text:p>11</text:p>
          </table:table-cell>
        </table:table-row>
        <table:table-row table:style-name="ro1">
          <table:table-cell table:formula="of:=[rk.A160]" office:value-type="float" office:value="261" calcext:value-type="float">
            <text:p>261</text:p>
          </table:table-cell>
          <table:table-cell table:formula="of:=VLOOKUP([kokku.A254];[rk.A$1:.D$1048576];3;0)" office:value-type="string" office:string-value="Tiina Espenberg" calcext:value-type="string">
            <text:p>Tiina Espenberg</text:p>
          </table:table-cell>
          <table:table-cell table:formula="of:=VLOOKUP([kokku.A254];[res.A$1:.D$1048576];3;0)" office:value-type="string" office:string-value="" calcext:value-type="error">
            <text:p>#N/A</text:p>
          </table:table-cell>
          <table:table-cell table:formula="of:=VLOOKUP([kokku.A254];[res.A$1:.E$1048576];2;0)" office:value-type="string" office:string-value="" calcext:value-type="error">
            <text:p>#N/A</text:p>
          </table:table-cell>
          <table:table-cell table:formula="of:=VLOOKUP([kokku.A254];[ares.A$1:.E$1048576];3;0)" office:value-type="float" office:value="9" calcext:value-type="float">
            <text:p>9</text:p>
          </table:table-cell>
          <table:table-cell table:formula="of:=VLOOKUP([kokku.A254];[ares.A$1:.E$1048576];4;0)" office:value-type="float" office:value="0" calcext:value-type="float">
            <text:p>0</text:p>
          </table:table-cell>
          <table:table-cell table:formula="of:=VLOOKUP([kokku.A254];[ares.A$1:.E$1048576];5;0)" office:value-type="float" office:value="3" calcext:value-type="float">
            <text:p>3</text:p>
          </table:table-cell>
        </table:table-row>
        <table:table-row table:style-name="ro1">
          <table:table-cell table:formula="of:=[rk.A163]" office:value-type="float" office:value="264" calcext:value-type="float">
            <text:p>264</text:p>
          </table:table-cell>
          <table:table-cell table:formula="of:=VLOOKUP([kokku.A255];[rk.A$1:.D$1048576];3;0)" office:value-type="string" office:string-value="Remo Holsmer" calcext:value-type="string">
            <text:p>Remo Holsmer</text:p>
          </table:table-cell>
          <table:table-cell table:formula="of:=VLOOKUP([kokku.A255];[res.A$1:.D$1048576];3;0)" office:value-type="string" office:string-value="" calcext:value-type="error">
            <text:p>#N/A</text:p>
          </table:table-cell>
          <table:table-cell table:formula="of:=VLOOKUP([kokku.A255];[res.A$1:.E$1048576];2;0)" office:value-type="string" office:string-value="" calcext:value-type="error">
            <text:p>#N/A</text:p>
          </table:table-cell>
          <table:table-cell table:formula="of:=VLOOKUP([kokku.A255];[ares.A$1:.E$1048576];3;0)" office:value-type="float" office:value="1385" calcext:value-type="float">
            <text:p>1385</text:p>
          </table:table-cell>
          <table:table-cell table:formula="of:=VLOOKUP([kokku.A255];[ares.A$1:.E$1048576];4;0)" office:value-type="float" office:value="3" calcext:value-type="float">
            <text:p>3</text:p>
          </table:table-cell>
          <table:table-cell table:formula="of:=VLOOKUP([kokku.A255];[ares.A$1:.E$1048576];5;0)" office:value-type="float" office:value="780" calcext:value-type="float">
            <text:p>780</text:p>
          </table:table-cell>
        </table:table-row>
        <table:table-row table:style-name="ro1">
          <table:table-cell table:formula="of:=[rk.A164]" office:value-type="float" office:value="265" calcext:value-type="float">
            <text:p>265</text:p>
          </table:table-cell>
          <table:table-cell table:formula="of:=VLOOKUP([kokku.A256];[rk.A$1:.D$1048576];3;0)" office:value-type="string" office:string-value="Vilja Savisaar-Toomast" calcext:value-type="string">
            <text:p>Vilja Savisaar-Toomast</text:p>
          </table:table-cell>
          <table:table-cell table:formula="of:=VLOOKUP([kokku.A256];[res.A$1:.D$1048576];3;0)" office:value-type="string" office:string-value="" calcext:value-type="error">
            <text:p>#N/A</text:p>
          </table:table-cell>
          <table:table-cell table:formula="of:=VLOOKUP([kokku.A256];[res.A$1:.E$1048576];2;0)" office:value-type="string" office:string-value="" calcext:value-type="error">
            <text:p>#N/A</text:p>
          </table:table-cell>
          <table:table-cell table:formula="of:=VLOOKUP([kokku.A256];[ares.A$1:.E$1048576];3;0)" office:value-type="float" office:value="2395" calcext:value-type="float">
            <text:p>2395</text:p>
          </table:table-cell>
          <table:table-cell table:formula="of:=VLOOKUP([kokku.A256];[ares.A$1:.E$1048576];4;0)" office:value-type="float" office:value="5" calcext:value-type="float">
            <text:p>5</text:p>
          </table:table-cell>
          <table:table-cell table:formula="of:=VLOOKUP([kokku.A256];[ares.A$1:.E$1048576];5;0)" office:value-type="float" office:value="1115" calcext:value-type="float">
            <text:p>1115</text:p>
          </table:table-cell>
        </table:table-row>
        <table:table-row table:style-name="ro1">
          <table:table-cell table:formula="of:=[rk.A165]" office:value-type="float" office:value="266" calcext:value-type="float">
            <text:p>266</text:p>
          </table:table-cell>
          <table:table-cell table:formula="of:=VLOOKUP([kokku.A257];[rk.A$1:.D$1048576];3;0)" office:value-type="string" office:string-value="Tiina Lokk-Tramberg" calcext:value-type="string">
            <text:p>Tiina Lokk-Tramberg</text:p>
          </table:table-cell>
          <table:table-cell table:formula="of:=VLOOKUP([kokku.A257];[res.A$1:.D$1048576];3;0)" office:value-type="string" office:string-value="" calcext:value-type="error">
            <text:p>#N/A</text:p>
          </table:table-cell>
          <table:table-cell table:formula="of:=VLOOKUP([kokku.A257];[res.A$1:.E$1048576];2;0)" office:value-type="string" office:string-value="" calcext:value-type="error">
            <text:p>#N/A</text:p>
          </table:table-cell>
          <table:table-cell table:formula="of:=VLOOKUP([kokku.A257];[ares.A$1:.E$1048576];3;0)" office:value-type="float" office:value="977" calcext:value-type="float">
            <text:p>977</text:p>
          </table:table-cell>
          <table:table-cell table:formula="of:=VLOOKUP([kokku.A257];[ares.A$1:.E$1048576];4;0)" office:value-type="float" office:value="1" calcext:value-type="float">
            <text:p>1</text:p>
          </table:table-cell>
          <table:table-cell table:formula="of:=VLOOKUP([kokku.A257];[ares.A$1:.E$1048576];5;0)" office:value-type="float" office:value="568" calcext:value-type="float">
            <text:p>568</text:p>
          </table:table-cell>
        </table:table-row>
        <table:table-row table:style-name="ro1">
          <table:table-cell table:formula="of:=[rk.A166]" office:value-type="float" office:value="267" calcext:value-type="float">
            <text:p>267</text:p>
          </table:table-cell>
          <table:table-cell table:formula="of:=VLOOKUP([kokku.A258];[rk.A$1:.D$1048576];3;0)" office:value-type="string" office:string-value="Ants Leemets" calcext:value-type="string">
            <text:p>Ants Leemets</text:p>
          </table:table-cell>
          <table:table-cell table:formula="of:=VLOOKUP([kokku.A258];[res.A$1:.D$1048576];3;0)" office:value-type="string" office:string-value="" calcext:value-type="error">
            <text:p>#N/A</text:p>
          </table:table-cell>
          <table:table-cell table:formula="of:=VLOOKUP([kokku.A258];[res.A$1:.E$1048576];2;0)" office:value-type="string" office:string-value="" calcext:value-type="error">
            <text:p>#N/A</text:p>
          </table:table-cell>
          <table:table-cell table:formula="of:=VLOOKUP([kokku.A258];[ares.A$1:.E$1048576];3;0)" office:value-type="float" office:value="570" calcext:value-type="float">
            <text:p>570</text:p>
          </table:table-cell>
          <table:table-cell table:formula="of:=VLOOKUP([kokku.A258];[ares.A$1:.E$1048576];4;0)" office:value-type="float" office:value="4" calcext:value-type="float">
            <text:p>4</text:p>
          </table:table-cell>
          <table:table-cell table:formula="of:=VLOOKUP([kokku.A258];[ares.A$1:.E$1048576];5;0)" office:value-type="float" office:value="286" calcext:value-type="float">
            <text:p>286</text:p>
          </table:table-cell>
        </table:table-row>
        <table:table-row table:style-name="ro1">
          <table:table-cell table:formula="of:=[rk.A167]" office:value-type="float" office:value="268" calcext:value-type="float">
            <text:p>268</text:p>
          </table:table-cell>
          <table:table-cell table:formula="of:=VLOOKUP([kokku.A259];[rk.A$1:.D$1048576];3;0)" office:value-type="string" office:string-value="Tatjana Muravjova" calcext:value-type="string">
            <text:p>Tatjana Muravjova</text:p>
          </table:table-cell>
          <table:table-cell table:formula="of:=VLOOKUP([kokku.A259];[res.A$1:.D$1048576];3;0)" office:value-type="string" office:string-value="" calcext:value-type="error">
            <text:p>#N/A</text:p>
          </table:table-cell>
          <table:table-cell table:formula="of:=VLOOKUP([kokku.A259];[res.A$1:.E$1048576];2;0)" office:value-type="string" office:string-value="" calcext:value-type="error">
            <text:p>#N/A</text:p>
          </table:table-cell>
          <table:table-cell table:formula="of:=VLOOKUP([kokku.A259];[ares.A$1:.E$1048576];3;0)" office:value-type="float" office:value="144" calcext:value-type="float">
            <text:p>144</text:p>
          </table:table-cell>
          <table:table-cell table:formula="of:=VLOOKUP([kokku.A259];[ares.A$1:.E$1048576];4;0)" office:value-type="float" office:value="1" calcext:value-type="float">
            <text:p>1</text:p>
          </table:table-cell>
          <table:table-cell table:formula="of:=VLOOKUP([kokku.A259];[ares.A$1:.E$1048576];5;0)" office:value-type="float" office:value="68" calcext:value-type="float">
            <text:p>68</text:p>
          </table:table-cell>
        </table:table-row>
        <table:table-row table:style-name="ro1">
          <table:table-cell table:formula="of:=[rk.A168]" office:value-type="float" office:value="269" calcext:value-type="float">
            <text:p>269</text:p>
          </table:table-cell>
          <table:table-cell table:formula="of:=VLOOKUP([kokku.A260];[rk.A$1:.D$1048576];3;0)" office:value-type="string" office:string-value="Karin Pärtel" calcext:value-type="string">
            <text:p>Karin Pärtel</text:p>
          </table:table-cell>
          <table:table-cell table:formula="of:=VLOOKUP([kokku.A260];[res.A$1:.D$1048576];3;0)" office:value-type="string" office:string-value="" calcext:value-type="error">
            <text:p>#N/A</text:p>
          </table:table-cell>
          <table:table-cell table:formula="of:=VLOOKUP([kokku.A260];[res.A$1:.E$1048576];2;0)" office:value-type="string" office:string-value="" calcext:value-type="error">
            <text:p>#N/A</text:p>
          </table:table-cell>
          <table:table-cell table:formula="of:=VLOOKUP([kokku.A260];[ares.A$1:.E$1048576];3;0)" office:value-type="float" office:value="150" calcext:value-type="float">
            <text:p>150</text:p>
          </table:table-cell>
          <table:table-cell table:formula="of:=VLOOKUP([kokku.A260];[ares.A$1:.E$1048576];4;0)" office:value-type="float" office:value="2" calcext:value-type="float">
            <text:p>2</text:p>
          </table:table-cell>
          <table:table-cell table:formula="of:=VLOOKUP([kokku.A260];[ares.A$1:.E$1048576];5;0)" office:value-type="float" office:value="82" calcext:value-type="float">
            <text:p>82</text:p>
          </table:table-cell>
        </table:table-row>
        <table:table-row table:style-name="ro1">
          <table:table-cell table:formula="of:=[rk.A169]" office:value-type="float" office:value="270" calcext:value-type="float">
            <text:p>270</text:p>
          </table:table-cell>
          <table:table-cell table:formula="of:=VLOOKUP([kokku.A261];[rk.A$1:.D$1048576];3;0)" office:value-type="string" office:string-value="Liina Hermaküla" calcext:value-type="string">
            <text:p>Liina Hermaküla</text:p>
          </table:table-cell>
          <table:table-cell table:formula="of:=VLOOKUP([kokku.A261];[res.A$1:.D$1048576];3;0)" office:value-type="string" office:string-value="" calcext:value-type="error">
            <text:p>#N/A</text:p>
          </table:table-cell>
          <table:table-cell table:formula="of:=VLOOKUP([kokku.A261];[res.A$1:.E$1048576];2;0)" office:value-type="string" office:string-value="" calcext:value-type="error">
            <text:p>#N/A</text:p>
          </table:table-cell>
          <table:table-cell table:formula="of:=VLOOKUP([kokku.A261];[ares.A$1:.E$1048576];3;0)" office:value-type="float" office:value="184" calcext:value-type="float">
            <text:p>184</text:p>
          </table:table-cell>
          <table:table-cell table:formula="of:=VLOOKUP([kokku.A261];[ares.A$1:.E$1048576];4;0)" office:value-type="float" office:value="0" calcext:value-type="float">
            <text:p>0</text:p>
          </table:table-cell>
          <table:table-cell table:formula="of:=VLOOKUP([kokku.A261];[ares.A$1:.E$1048576];5;0)" office:value-type="float" office:value="85" calcext:value-type="float">
            <text:p>85</text:p>
          </table:table-cell>
        </table:table-row>
        <table:table-row table:style-name="ro1">
          <table:table-cell table:formula="of:=[rk.A170]" office:value-type="float" office:value="271" calcext:value-type="float">
            <text:p>271</text:p>
          </table:table-cell>
          <table:table-cell table:formula="of:=VLOOKUP([kokku.A262];[rk.A$1:.D$1048576];3;0)" office:value-type="string" office:string-value="Andres Aro" calcext:value-type="string">
            <text:p>Andres Aro</text:p>
          </table:table-cell>
          <table:table-cell table:formula="of:=VLOOKUP([kokku.A262];[res.A$1:.D$1048576];3;0)" office:value-type="string" office:string-value="" calcext:value-type="error">
            <text:p>#N/A</text:p>
          </table:table-cell>
          <table:table-cell table:formula="of:=VLOOKUP([kokku.A262];[res.A$1:.E$1048576];2;0)" office:value-type="string" office:string-value="" calcext:value-type="error">
            <text:p>#N/A</text:p>
          </table:table-cell>
          <table:table-cell table:formula="of:=VLOOKUP([kokku.A262];[ares.A$1:.E$1048576];3;0)" office:value-type="float" office:value="206" calcext:value-type="float">
            <text:p>206</text:p>
          </table:table-cell>
          <table:table-cell table:formula="of:=VLOOKUP([kokku.A262];[ares.A$1:.E$1048576];4;0)" office:value-type="float" office:value="0" calcext:value-type="float">
            <text:p>0</text:p>
          </table:table-cell>
          <table:table-cell table:formula="of:=VLOOKUP([kokku.A262];[ares.A$1:.E$1048576];5;0)" office:value-type="float" office:value="95" calcext:value-type="float">
            <text:p>95</text:p>
          </table:table-cell>
        </table:table-row>
        <table:table-row table:style-name="ro1">
          <table:table-cell table:formula="of:=[rk.A171]" office:value-type="float" office:value="272" calcext:value-type="float">
            <text:p>272</text:p>
          </table:table-cell>
          <table:table-cell table:formula="of:=VLOOKUP([kokku.A263];[rk.A$1:.D$1048576];3;0)" office:value-type="string" office:string-value="Gerol Silkin" calcext:value-type="string">
            <text:p>Gerol Silkin</text:p>
          </table:table-cell>
          <table:table-cell table:formula="of:=VLOOKUP([kokku.A263];[res.A$1:.D$1048576];3;0)" office:value-type="string" office:string-value="" calcext:value-type="error">
            <text:p>#N/A</text:p>
          </table:table-cell>
          <table:table-cell table:formula="of:=VLOOKUP([kokku.A263];[res.A$1:.E$1048576];2;0)" office:value-type="string" office:string-value="" calcext:value-type="error">
            <text:p>#N/A</text:p>
          </table:table-cell>
          <table:table-cell table:formula="of:=VLOOKUP([kokku.A263];[ares.A$1:.E$1048576];3;0)" office:value-type="float" office:value="89" calcext:value-type="float">
            <text:p>89</text:p>
          </table:table-cell>
          <table:table-cell table:formula="of:=VLOOKUP([kokku.A263];[ares.A$1:.E$1048576];4;0)" office:value-type="float" office:value="0" calcext:value-type="float">
            <text:p>0</text:p>
          </table:table-cell>
          <table:table-cell table:formula="of:=VLOOKUP([kokku.A263];[ares.A$1:.E$1048576];5;0)" office:value-type="float" office:value="45" calcext:value-type="float">
            <text:p>45</text:p>
          </table:table-cell>
        </table:table-row>
        <table:table-row table:style-name="ro1">
          <table:table-cell table:formula="of:=[rk.A174]" office:value-type="float" office:value="275" calcext:value-type="float">
            <text:p>275</text:p>
          </table:table-cell>
          <table:table-cell table:formula="of:=VLOOKUP([kokku.A264];[rk.A$1:.D$1048576];3;0)" office:value-type="string" office:string-value="Nikolai Novosjolov" calcext:value-type="string">
            <text:p>Nikolai Novosjolov</text:p>
          </table:table-cell>
          <table:table-cell table:formula="of:=VLOOKUP([kokku.A264];[res.A$1:.D$1048576];3;0)" office:value-type="string" office:string-value="" calcext:value-type="error">
            <text:p>#N/A</text:p>
          </table:table-cell>
          <table:table-cell table:formula="of:=VLOOKUP([kokku.A264];[res.A$1:.E$1048576];2;0)" office:value-type="string" office:string-value="" calcext:value-type="error">
            <text:p>#N/A</text:p>
          </table:table-cell>
          <table:table-cell table:formula="of:=VLOOKUP([kokku.A264];[ares.A$1:.E$1048576];3;0)" office:value-type="float" office:value="1016" calcext:value-type="float">
            <text:p>1016</text:p>
          </table:table-cell>
          <table:table-cell table:formula="of:=VLOOKUP([kokku.A264];[ares.A$1:.E$1048576];4;0)" office:value-type="float" office:value="2" calcext:value-type="float">
            <text:p>2</text:p>
          </table:table-cell>
          <table:table-cell table:formula="of:=VLOOKUP([kokku.A264];[ares.A$1:.E$1048576];5;0)" office:value-type="float" office:value="501" calcext:value-type="float">
            <text:p>501</text:p>
          </table:table-cell>
        </table:table-row>
        <table:table-row table:style-name="ro1">
          <table:table-cell table:formula="of:=[rk.A175]" office:value-type="float" office:value="276" calcext:value-type="float">
            <text:p>276</text:p>
          </table:table-cell>
          <table:table-cell table:formula="of:=VLOOKUP([kokku.A265];[rk.A$1:.D$1048576];3;0)" office:value-type="string" office:string-value="Urmas Sutrop" calcext:value-type="string">
            <text:p>Urmas Sutrop</text:p>
          </table:table-cell>
          <table:table-cell table:formula="of:=VLOOKUP([kokku.A265];[res.A$1:.D$1048576];3;0)" office:value-type="string" office:string-value="" calcext:value-type="error">
            <text:p>#N/A</text:p>
          </table:table-cell>
          <table:table-cell table:formula="of:=VLOOKUP([kokku.A265];[res.A$1:.E$1048576];2;0)" office:value-type="string" office:string-value="" calcext:value-type="error">
            <text:p>#N/A</text:p>
          </table:table-cell>
          <table:table-cell table:formula="of:=VLOOKUP([kokku.A265];[ares.A$1:.E$1048576];3;0)" office:value-type="float" office:value="1109" calcext:value-type="float">
            <text:p>1109</text:p>
          </table:table-cell>
          <table:table-cell table:formula="of:=VLOOKUP([kokku.A265];[ares.A$1:.E$1048576];4;0)" office:value-type="float" office:value="0" calcext:value-type="float">
            <text:p>0</text:p>
          </table:table-cell>
          <table:table-cell table:formula="of:=VLOOKUP([kokku.A265];[ares.A$1:.E$1048576];5;0)" office:value-type="float" office:value="616" calcext:value-type="float">
            <text:p>616</text:p>
          </table:table-cell>
        </table:table-row>
        <table:table-row table:style-name="ro1">
          <table:table-cell table:formula="of:=[rk.A176]" office:value-type="float" office:value="277" calcext:value-type="float">
            <text:p>277</text:p>
          </table:table-cell>
          <table:table-cell table:formula="of:=VLOOKUP([kokku.A266];[rk.A$1:.D$1048576];3;0)" office:value-type="string" office:string-value="Ülle Rajasalu" calcext:value-type="string">
            <text:p>Ülle Rajasalu</text:p>
          </table:table-cell>
          <table:table-cell table:formula="of:=VLOOKUP([kokku.A266];[res.A$1:.D$1048576];3;0)" office:value-type="string" office:string-value="" calcext:value-type="error">
            <text:p>#N/A</text:p>
          </table:table-cell>
          <table:table-cell table:formula="of:=VLOOKUP([kokku.A266];[res.A$1:.E$1048576];2;0)" office:value-type="string" office:string-value="" calcext:value-type="error">
            <text:p>#N/A</text:p>
          </table:table-cell>
          <table:table-cell table:formula="of:=VLOOKUP([kokku.A266];[ares.A$1:.E$1048576];3;0)" office:value-type="float" office:value="1066" calcext:value-type="float">
            <text:p>1066</text:p>
          </table:table-cell>
          <table:table-cell table:formula="of:=VLOOKUP([kokku.A266];[ares.A$1:.E$1048576];4;0)" office:value-type="float" office:value="2" calcext:value-type="float">
            <text:p>2</text:p>
          </table:table-cell>
          <table:table-cell table:formula="of:=VLOOKUP([kokku.A266];[ares.A$1:.E$1048576];5;0)" office:value-type="float" office:value="519" calcext:value-type="float">
            <text:p>519</text:p>
          </table:table-cell>
        </table:table-row>
        <table:table-row table:style-name="ro1">
          <table:table-cell table:formula="of:=[rk.A177]" office:value-type="float" office:value="278" calcext:value-type="float">
            <text:p>278</text:p>
          </table:table-cell>
          <table:table-cell table:formula="of:=VLOOKUP([kokku.A267];[rk.A$1:.D$1048576];3;0)" office:value-type="string" office:string-value="Imre Sooäär" calcext:value-type="string">
            <text:p>Imre Sooäär</text:p>
          </table:table-cell>
          <table:table-cell table:formula="of:=VLOOKUP([kokku.A267];[res.A$1:.D$1048576];3;0)" office:value-type="string" office:string-value="" calcext:value-type="error">
            <text:p>#N/A</text:p>
          </table:table-cell>
          <table:table-cell table:formula="of:=VLOOKUP([kokku.A267];[res.A$1:.E$1048576];2;0)" office:value-type="string" office:string-value="" calcext:value-type="error">
            <text:p>#N/A</text:p>
          </table:table-cell>
          <table:table-cell table:formula="of:=VLOOKUP([kokku.A267];[ares.A$1:.E$1048576];3;0)" office:value-type="float" office:value="2102" calcext:value-type="float">
            <text:p>2102</text:p>
          </table:table-cell>
          <table:table-cell table:formula="of:=VLOOKUP([kokku.A267];[ares.A$1:.E$1048576];4;0)" office:value-type="float" office:value="5" calcext:value-type="float">
            <text:p>5</text:p>
          </table:table-cell>
          <table:table-cell table:formula="of:=VLOOKUP([kokku.A267];[ares.A$1:.E$1048576];5;0)" office:value-type="float" office:value="1110" calcext:value-type="float">
            <text:p>1110</text:p>
          </table:table-cell>
        </table:table-row>
        <table:table-row table:style-name="ro1">
          <table:table-cell table:formula="of:=[rk.A178]" office:value-type="float" office:value="279" calcext:value-type="float">
            <text:p>279</text:p>
          </table:table-cell>
          <table:table-cell table:formula="of:=VLOOKUP([kokku.A268];[rk.A$1:.D$1048576];3;0)" office:value-type="string" office:string-value="Kalev Kallemets" calcext:value-type="string">
            <text:p>Kalev Kallemets</text:p>
          </table:table-cell>
          <table:table-cell table:formula="of:=VLOOKUP([kokku.A268];[res.A$1:.D$1048576];3;0)" office:value-type="string" office:string-value="" calcext:value-type="error">
            <text:p>#N/A</text:p>
          </table:table-cell>
          <table:table-cell table:formula="of:=VLOOKUP([kokku.A268];[res.A$1:.E$1048576];2;0)" office:value-type="string" office:string-value="" calcext:value-type="error">
            <text:p>#N/A</text:p>
          </table:table-cell>
          <table:table-cell table:formula="of:=VLOOKUP([kokku.A268];[ares.A$1:.E$1048576];3;0)" office:value-type="float" office:value="423" calcext:value-type="float">
            <text:p>423</text:p>
          </table:table-cell>
          <table:table-cell table:formula="of:=VLOOKUP([kokku.A268];[ares.A$1:.E$1048576];4;0)" office:value-type="float" office:value="1" calcext:value-type="float">
            <text:p>1</text:p>
          </table:table-cell>
          <table:table-cell table:formula="of:=VLOOKUP([kokku.A268];[ares.A$1:.E$1048576];5;0)" office:value-type="float" office:value="218" calcext:value-type="float">
            <text:p>218</text:p>
          </table:table-cell>
        </table:table-row>
        <table:table-row table:style-name="ro1">
          <table:table-cell table:formula="of:=[rk.A179]" office:value-type="float" office:value="280" calcext:value-type="float">
            <text:p>280</text:p>
          </table:table-cell>
          <table:table-cell table:formula="of:=VLOOKUP([kokku.A269];[rk.A$1:.D$1048576];3;0)" office:value-type="string" office:string-value="Ivi Eenmaa" calcext:value-type="string">
            <text:p>Ivi Eenmaa</text:p>
          </table:table-cell>
          <table:table-cell table:formula="of:=VLOOKUP([kokku.A269];[res.A$1:.D$1048576];3;0)" office:value-type="string" office:string-value="" calcext:value-type="error">
            <text:p>#N/A</text:p>
          </table:table-cell>
          <table:table-cell table:formula="of:=VLOOKUP([kokku.A269];[res.A$1:.E$1048576];2;0)" office:value-type="string" office:string-value="" calcext:value-type="error">
            <text:p>#N/A</text:p>
          </table:table-cell>
          <table:table-cell table:formula="of:=VLOOKUP([kokku.A269];[ares.A$1:.E$1048576];3;0)" office:value-type="float" office:value="1407" calcext:value-type="float">
            <text:p>1407</text:p>
          </table:table-cell>
          <table:table-cell table:formula="of:=VLOOKUP([kokku.A269];[ares.A$1:.E$1048576];4;0)" office:value-type="float" office:value="8" calcext:value-type="float">
            <text:p>8</text:p>
          </table:table-cell>
          <table:table-cell table:formula="of:=VLOOKUP([kokku.A269];[ares.A$1:.E$1048576];5;0)" office:value-type="float" office:value="688" calcext:value-type="float">
            <text:p>688</text:p>
          </table:table-cell>
        </table:table-row>
        <table:table-row table:style-name="ro1">
          <table:table-cell table:formula="of:=[rk.A180]" office:value-type="float" office:value="281" calcext:value-type="float">
            <text:p>281</text:p>
          </table:table-cell>
          <table:table-cell table:formula="of:=VLOOKUP([kokku.A270];[rk.A$1:.D$1048576];3;0)" office:value-type="string" office:string-value="Eve Pärnaste" calcext:value-type="string">
            <text:p>Eve Pärnaste</text:p>
          </table:table-cell>
          <table:table-cell table:formula="of:=VLOOKUP([kokku.A270];[res.A$1:.D$1048576];3;0)" office:value-type="string" office:string-value="" calcext:value-type="error">
            <text:p>#N/A</text:p>
          </table:table-cell>
          <table:table-cell table:formula="of:=VLOOKUP([kokku.A270];[res.A$1:.E$1048576];2;0)" office:value-type="string" office:string-value="" calcext:value-type="error">
            <text:p>#N/A</text:p>
          </table:table-cell>
          <table:table-cell table:formula="of:=VLOOKUP([kokku.A270];[ares.A$1:.E$1048576];3;0)" office:value-type="float" office:value="183" calcext:value-type="float">
            <text:p>183</text:p>
          </table:table-cell>
          <table:table-cell table:formula="of:=VLOOKUP([kokku.A270];[ares.A$1:.E$1048576];4;0)" office:value-type="float" office:value="1" calcext:value-type="float">
            <text:p>1</text:p>
          </table:table-cell>
          <table:table-cell table:formula="of:=VLOOKUP([kokku.A270];[ares.A$1:.E$1048576];5;0)" office:value-type="float" office:value="96" calcext:value-type="float">
            <text:p>96</text:p>
          </table:table-cell>
        </table:table-row>
        <table:table-row table:style-name="ro1">
          <table:table-cell table:formula="of:=[rk.A181]" office:value-type="float" office:value="282" calcext:value-type="float">
            <text:p>282</text:p>
          </table:table-cell>
          <table:table-cell table:formula="of:=VLOOKUP([kokku.A271];[rk.A$1:.D$1048576];3;0)" office:value-type="string" office:string-value="Georg Aher" calcext:value-type="string">
            <text:p>Georg Aher</text:p>
          </table:table-cell>
          <table:table-cell table:formula="of:=VLOOKUP([kokku.A271];[res.A$1:.D$1048576];3;0)" office:value-type="string" office:string-value="" calcext:value-type="error">
            <text:p>#N/A</text:p>
          </table:table-cell>
          <table:table-cell table:formula="of:=VLOOKUP([kokku.A271];[res.A$1:.E$1048576];2;0)" office:value-type="string" office:string-value="" calcext:value-type="error">
            <text:p>#N/A</text:p>
          </table:table-cell>
          <table:table-cell table:formula="of:=VLOOKUP([kokku.A271];[ares.A$1:.E$1048576];3;0)" office:value-type="float" office:value="174" calcext:value-type="float">
            <text:p>174</text:p>
          </table:table-cell>
          <table:table-cell table:formula="of:=VLOOKUP([kokku.A271];[ares.A$1:.E$1048576];4;0)" office:value-type="float" office:value="0" calcext:value-type="float">
            <text:p>0</text:p>
          </table:table-cell>
          <table:table-cell table:formula="of:=VLOOKUP([kokku.A271];[ares.A$1:.E$1048576];5;0)" office:value-type="float" office:value="104" calcext:value-type="float">
            <text:p>104</text:p>
          </table:table-cell>
        </table:table-row>
        <table:table-row table:style-name="ro1">
          <table:table-cell table:formula="of:=[rk.A182]" office:value-type="float" office:value="283" calcext:value-type="float">
            <text:p>283</text:p>
          </table:table-cell>
          <table:table-cell table:formula="of:=VLOOKUP([kokku.A272];[rk.A$1:.D$1048576];3;0)" office:value-type="string" office:string-value="Olga Ašihmina" calcext:value-type="string">
            <text:p>Olga Ašihmina</text:p>
          </table:table-cell>
          <table:table-cell table:formula="of:=VLOOKUP([kokku.A272];[res.A$1:.D$1048576];3;0)" office:value-type="string" office:string-value="" calcext:value-type="error">
            <text:p>#N/A</text:p>
          </table:table-cell>
          <table:table-cell table:formula="of:=VLOOKUP([kokku.A272];[res.A$1:.E$1048576];2;0)" office:value-type="string" office:string-value="" calcext:value-type="error">
            <text:p>#N/A</text:p>
          </table:table-cell>
          <table:table-cell table:formula="of:=VLOOKUP([kokku.A272];[ares.A$1:.E$1048576];3;0)" office:value-type="float" office:value="40" calcext:value-type="float">
            <text:p>40</text:p>
          </table:table-cell>
          <table:table-cell table:formula="of:=VLOOKUP([kokku.A272];[ares.A$1:.E$1048576];4;0)" office:value-type="float" office:value="0" calcext:value-type="float">
            <text:p>0</text:p>
          </table:table-cell>
          <table:table-cell table:formula="of:=VLOOKUP([kokku.A272];[ares.A$1:.E$1048576];5;0)" office:value-type="float" office:value="25" calcext:value-type="float">
            <text:p>25</text:p>
          </table:table-cell>
        </table:table-row>
        <table:table-row table:style-name="ro1">
          <table:table-cell table:formula="of:=[rk.A183]" office:value-type="float" office:value="284" calcext:value-type="float">
            <text:p>284</text:p>
          </table:table-cell>
          <table:table-cell table:formula="of:=VLOOKUP([kokku.A273];[rk.A$1:.D$1048576];3;0)" office:value-type="string" office:string-value="Toomas Viks" calcext:value-type="string">
            <text:p>Toomas Viks</text:p>
          </table:table-cell>
          <table:table-cell table:formula="of:=VLOOKUP([kokku.A273];[res.A$1:.D$1048576];3;0)" office:value-type="string" office:string-value="" calcext:value-type="error">
            <text:p>#N/A</text:p>
          </table:table-cell>
          <table:table-cell table:formula="of:=VLOOKUP([kokku.A273];[res.A$1:.E$1048576];2;0)" office:value-type="string" office:string-value="" calcext:value-type="error">
            <text:p>#N/A</text:p>
          </table:table-cell>
          <table:table-cell table:formula="of:=VLOOKUP([kokku.A273];[ares.A$1:.E$1048576];3;0)" office:value-type="float" office:value="95" calcext:value-type="float">
            <text:p>95</text:p>
          </table:table-cell>
          <table:table-cell table:formula="of:=VLOOKUP([kokku.A273];[ares.A$1:.E$1048576];4;0)" office:value-type="float" office:value="0" calcext:value-type="float">
            <text:p>0</text:p>
          </table:table-cell>
          <table:table-cell table:formula="of:=VLOOKUP([kokku.A273];[ares.A$1:.E$1048576];5;0)" office:value-type="float" office:value="58" calcext:value-type="float">
            <text:p>58</text:p>
          </table:table-cell>
        </table:table-row>
        <table:table-row table:style-name="ro1">
          <table:table-cell table:formula="of:=[rk.A184]" office:value-type="float" office:value="285" calcext:value-type="float">
            <text:p>285</text:p>
          </table:table-cell>
          <table:table-cell table:formula="of:=VLOOKUP([kokku.A274];[rk.A$1:.D$1048576];3;0)" office:value-type="string" office:string-value="Kalev Kukk" calcext:value-type="string">
            <text:p>Kalev Kukk</text:p>
          </table:table-cell>
          <table:table-cell table:formula="of:=VLOOKUP([kokku.A274];[res.A$1:.D$1048576];3;0)" office:value-type="string" office:string-value="" calcext:value-type="error">
            <text:p>#N/A</text:p>
          </table:table-cell>
          <table:table-cell table:formula="of:=VLOOKUP([kokku.A274];[res.A$1:.E$1048576];2;0)" office:value-type="string" office:string-value="" calcext:value-type="error">
            <text:p>#N/A</text:p>
          </table:table-cell>
          <table:table-cell table:formula="of:=VLOOKUP([kokku.A274];[ares.A$1:.E$1048576];3;0)" office:value-type="float" office:value="256" calcext:value-type="float">
            <text:p>256</text:p>
          </table:table-cell>
          <table:table-cell table:formula="of:=VLOOKUP([kokku.A274];[ares.A$1:.E$1048576];4;0)" office:value-type="float" office:value="0" calcext:value-type="float">
            <text:p>0</text:p>
          </table:table-cell>
          <table:table-cell table:formula="of:=VLOOKUP([kokku.A274];[ares.A$1:.E$1048576];5;0)" office:value-type="float" office:value="150" calcext:value-type="float">
            <text:p>150</text:p>
          </table:table-cell>
        </table:table-row>
        <table:table-row table:style-name="ro1">
          <table:table-cell table:formula="of:=[rk.A185]" office:value-type="float" office:value="286" calcext:value-type="float">
            <text:p>286</text:p>
          </table:table-cell>
          <table:table-cell table:formula="of:=VLOOKUP([kokku.A275];[rk.A$1:.D$1048576];3;0)" office:value-type="string" office:string-value="Taavi Toppi" calcext:value-type="string">
            <text:p>Taavi Toppi</text:p>
          </table:table-cell>
          <table:table-cell table:formula="of:=VLOOKUP([kokku.A275];[res.A$1:.D$1048576];3;0)" office:value-type="string" office:string-value="" calcext:value-type="error">
            <text:p>#N/A</text:p>
          </table:table-cell>
          <table:table-cell table:formula="of:=VLOOKUP([kokku.A275];[res.A$1:.E$1048576];2;0)" office:value-type="string" office:string-value="" calcext:value-type="error">
            <text:p>#N/A</text:p>
          </table:table-cell>
          <table:table-cell table:formula="of:=VLOOKUP([kokku.A275];[ares.A$1:.E$1048576];3;0)" office:value-type="float" office:value="131" calcext:value-type="float">
            <text:p>131</text:p>
          </table:table-cell>
          <table:table-cell table:formula="of:=VLOOKUP([kokku.A275];[ares.A$1:.E$1048576];4;0)" office:value-type="float" office:value="0" calcext:value-type="float">
            <text:p>0</text:p>
          </table:table-cell>
          <table:table-cell table:formula="of:=VLOOKUP([kokku.A275];[ares.A$1:.E$1048576];5;0)" office:value-type="float" office:value="68" calcext:value-type="float">
            <text:p>68</text:p>
          </table:table-cell>
        </table:table-row>
        <table:table-row table:style-name="ro1">
          <table:table-cell table:formula="of:=[rk.A188]" office:value-type="float" office:value="289" calcext:value-type="float">
            <text:p>289</text:p>
          </table:table-cell>
          <table:table-cell table:formula="of:=VLOOKUP([kokku.A276];[rk.A$1:.D$1048576];3;0)" office:value-type="string" office:string-value="Eerik-Niiles Kross" calcext:value-type="string">
            <text:p>Eerik-Niiles Kross</text:p>
          </table:table-cell>
          <table:table-cell table:formula="of:=VLOOKUP([kokku.A276];[res.A$1:.D$1048576];3;0)" office:value-type="string" office:string-value="" calcext:value-type="error">
            <text:p>#N/A</text:p>
          </table:table-cell>
          <table:table-cell table:formula="of:=VLOOKUP([kokku.A276];[res.A$1:.E$1048576];2;0)" office:value-type="string" office:string-value="" calcext:value-type="error">
            <text:p>#N/A</text:p>
          </table:table-cell>
          <table:table-cell table:formula="of:=VLOOKUP([kokku.A276];[ares.A$1:.E$1048576];3;0)" office:value-type="float" office:value="1944" calcext:value-type="float">
            <text:p>1944</text:p>
          </table:table-cell>
          <table:table-cell table:formula="of:=VLOOKUP([kokku.A276];[ares.A$1:.E$1048576];4;0)" office:value-type="float" office:value="9" calcext:value-type="float">
            <text:p>9</text:p>
          </table:table-cell>
          <table:table-cell table:formula="of:=VLOOKUP([kokku.A276];[ares.A$1:.E$1048576];5;0)" office:value-type="float" office:value="889" calcext:value-type="float">
            <text:p>889</text:p>
          </table:table-cell>
        </table:table-row>
        <table:table-row table:style-name="ro1">
          <table:table-cell table:formula="of:=[rk.A190]" office:value-type="float" office:value="291" calcext:value-type="float">
            <text:p>291</text:p>
          </table:table-cell>
          <table:table-cell table:formula="of:=VLOOKUP([kokku.A277];[rk.A$1:.D$1048576];3;0)" office:value-type="string" office:string-value="Paul-Eerik Rummo" calcext:value-type="string">
            <text:p>Paul-Eerik Rummo</text:p>
          </table:table-cell>
          <table:table-cell table:formula="of:=VLOOKUP([kokku.A277];[res.A$1:.D$1048576];3;0)" office:value-type="string" office:string-value="" calcext:value-type="error">
            <text:p>#N/A</text:p>
          </table:table-cell>
          <table:table-cell table:formula="of:=VLOOKUP([kokku.A277];[res.A$1:.E$1048576];2;0)" office:value-type="string" office:string-value="" calcext:value-type="error">
            <text:p>#N/A</text:p>
          </table:table-cell>
          <table:table-cell table:formula="of:=VLOOKUP([kokku.A277];[ares.A$1:.E$1048576];3;0)" office:value-type="float" office:value="642" calcext:value-type="float">
            <text:p>642</text:p>
          </table:table-cell>
          <table:table-cell table:formula="of:=VLOOKUP([kokku.A277];[ares.A$1:.E$1048576];4;0)" office:value-type="float" office:value="7" calcext:value-type="float">
            <text:p>7</text:p>
          </table:table-cell>
          <table:table-cell table:formula="of:=VLOOKUP([kokku.A277];[ares.A$1:.E$1048576];5;0)" office:value-type="float" office:value="332" calcext:value-type="float">
            <text:p>332</text:p>
          </table:table-cell>
        </table:table-row>
        <table:table-row table:style-name="ro1">
          <table:table-cell table:formula="of:=[rk.A191]" office:value-type="float" office:value="292" calcext:value-type="float">
            <text:p>292</text:p>
          </table:table-cell>
          <table:table-cell table:formula="of:=VLOOKUP([kokku.A278];[rk.A$1:.D$1048576];3;0)" office:value-type="string" office:string-value="Kaido Kaaberma" calcext:value-type="string">
            <text:p>Kaido Kaaberma</text:p>
          </table:table-cell>
          <table:table-cell table:formula="of:=VLOOKUP([kokku.A278];[res.A$1:.D$1048576];3;0)" office:value-type="string" office:string-value="" calcext:value-type="error">
            <text:p>#N/A</text:p>
          </table:table-cell>
          <table:table-cell table:formula="of:=VLOOKUP([kokku.A278];[res.A$1:.E$1048576];2;0)" office:value-type="string" office:string-value="" calcext:value-type="error">
            <text:p>#N/A</text:p>
          </table:table-cell>
          <table:table-cell table:formula="of:=VLOOKUP([kokku.A278];[ares.A$1:.E$1048576];3;0)" office:value-type="float" office:value="131" calcext:value-type="float">
            <text:p>131</text:p>
          </table:table-cell>
          <table:table-cell table:formula="of:=VLOOKUP([kokku.A278];[ares.A$1:.E$1048576];4;0)" office:value-type="float" office:value="0" calcext:value-type="float">
            <text:p>0</text:p>
          </table:table-cell>
          <table:table-cell table:formula="of:=VLOOKUP([kokku.A278];[ares.A$1:.E$1048576];5;0)" office:value-type="float" office:value="58" calcext:value-type="float">
            <text:p>58</text:p>
          </table:table-cell>
        </table:table-row>
        <table:table-row table:style-name="ro1">
          <table:table-cell table:formula="of:=[rk.A192]" office:value-type="float" office:value="293" calcext:value-type="float">
            <text:p>293</text:p>
          </table:table-cell>
          <table:table-cell table:formula="of:=VLOOKUP([kokku.A279];[rk.A$1:.D$1048576];3;0)" office:value-type="string" office:string-value="Joonas Vänto" calcext:value-type="string">
            <text:p>Joonas Vänto</text:p>
          </table:table-cell>
          <table:table-cell table:formula="of:=VLOOKUP([kokku.A279];[res.A$1:.D$1048576];3;0)" office:value-type="string" office:string-value="" calcext:value-type="error">
            <text:p>#N/A</text:p>
          </table:table-cell>
          <table:table-cell table:formula="of:=VLOOKUP([kokku.A279];[res.A$1:.E$1048576];2;0)" office:value-type="string" office:string-value="" calcext:value-type="error">
            <text:p>#N/A</text:p>
          </table:table-cell>
          <table:table-cell table:formula="of:=VLOOKUP([kokku.A279];[ares.A$1:.E$1048576];3;0)" office:value-type="float" office:value="160" calcext:value-type="float">
            <text:p>160</text:p>
          </table:table-cell>
          <table:table-cell table:formula="of:=VLOOKUP([kokku.A279];[ares.A$1:.E$1048576];4;0)" office:value-type="float" office:value="1" calcext:value-type="float">
            <text:p>1</text:p>
          </table:table-cell>
          <table:table-cell table:formula="of:=VLOOKUP([kokku.A279];[ares.A$1:.E$1048576];5;0)" office:value-type="float" office:value="83" calcext:value-type="float">
            <text:p>83</text:p>
          </table:table-cell>
        </table:table-row>
        <table:table-row table:style-name="ro1">
          <table:table-cell table:formula="of:=[rk.A193]" office:value-type="float" office:value="294" calcext:value-type="float">
            <text:p>294</text:p>
          </table:table-cell>
          <table:table-cell table:formula="of:=VLOOKUP([kokku.A280];[rk.A$1:.D$1048576];3;0)" office:value-type="string" office:string-value="Joel Jesse" calcext:value-type="string">
            <text:p>Joel Jesse</text:p>
          </table:table-cell>
          <table:table-cell table:formula="of:=VLOOKUP([kokku.A280];[res.A$1:.D$1048576];3;0)" office:value-type="string" office:string-value="" calcext:value-type="error">
            <text:p>#N/A</text:p>
          </table:table-cell>
          <table:table-cell table:formula="of:=VLOOKUP([kokku.A280];[res.A$1:.E$1048576];2;0)" office:value-type="string" office:string-value="" calcext:value-type="error">
            <text:p>#N/A</text:p>
          </table:table-cell>
          <table:table-cell table:formula="of:=VLOOKUP([kokku.A280];[ares.A$1:.E$1048576];3;0)" office:value-type="float" office:value="70" calcext:value-type="float">
            <text:p>70</text:p>
          </table:table-cell>
          <table:table-cell table:formula="of:=VLOOKUP([kokku.A280];[ares.A$1:.E$1048576];4;0)" office:value-type="float" office:value="0" calcext:value-type="float">
            <text:p>0</text:p>
          </table:table-cell>
          <table:table-cell table:formula="of:=VLOOKUP([kokku.A280];[ares.A$1:.E$1048576];5;0)" office:value-type="float" office:value="32" calcext:value-type="float">
            <text:p>32</text:p>
          </table:table-cell>
        </table:table-row>
        <table:table-row table:style-name="ro1">
          <table:table-cell table:formula="of:=[rk.A194]" office:value-type="float" office:value="295" calcext:value-type="float">
            <text:p>295</text:p>
          </table:table-cell>
          <table:table-cell table:formula="of:=VLOOKUP([kokku.A281];[rk.A$1:.D$1048576];3;0)" office:value-type="string" office:string-value="Eero Merilind" calcext:value-type="string">
            <text:p>Eero Merilind</text:p>
          </table:table-cell>
          <table:table-cell table:formula="of:=VLOOKUP([kokku.A281];[res.A$1:.D$1048576];3;0)" office:value-type="string" office:string-value="" calcext:value-type="error">
            <text:p>#N/A</text:p>
          </table:table-cell>
          <table:table-cell table:formula="of:=VLOOKUP([kokku.A281];[res.A$1:.E$1048576];2;0)" office:value-type="string" office:string-value="" calcext:value-type="error">
            <text:p>#N/A</text:p>
          </table:table-cell>
          <table:table-cell table:formula="of:=VLOOKUP([kokku.A281];[ares.A$1:.E$1048576];3;0)" office:value-type="float" office:value="291" calcext:value-type="float">
            <text:p>291</text:p>
          </table:table-cell>
          <table:table-cell table:formula="of:=VLOOKUP([kokku.A281];[ares.A$1:.E$1048576];4;0)" office:value-type="float" office:value="0" calcext:value-type="float">
            <text:p>0</text:p>
          </table:table-cell>
          <table:table-cell table:formula="of:=VLOOKUP([kokku.A281];[ares.A$1:.E$1048576];5;0)" office:value-type="float" office:value="139" calcext:value-type="float">
            <text:p>139</text:p>
          </table:table-cell>
        </table:table-row>
        <table:table-row table:style-name="ro1">
          <table:table-cell table:formula="of:=[rk.A195]" office:value-type="float" office:value="296" calcext:value-type="float">
            <text:p>296</text:p>
          </table:table-cell>
          <table:table-cell table:formula="of:=VLOOKUP([kokku.A282];[rk.A$1:.D$1048576];3;0)" office:value-type="string" office:string-value="Õnne Pillak" calcext:value-type="string">
            <text:p>Õnne Pillak</text:p>
          </table:table-cell>
          <table:table-cell table:formula="of:=VLOOKUP([kokku.A282];[res.A$1:.D$1048576];3;0)" office:value-type="string" office:string-value="" calcext:value-type="error">
            <text:p>#N/A</text:p>
          </table:table-cell>
          <table:table-cell table:formula="of:=VLOOKUP([kokku.A282];[res.A$1:.E$1048576];2;0)" office:value-type="string" office:string-value="" calcext:value-type="error">
            <text:p>#N/A</text:p>
          </table:table-cell>
          <table:table-cell table:formula="of:=VLOOKUP([kokku.A282];[ares.A$1:.E$1048576];3;0)" office:value-type="float" office:value="203" calcext:value-type="float">
            <text:p>203</text:p>
          </table:table-cell>
          <table:table-cell table:formula="of:=VLOOKUP([kokku.A282];[ares.A$1:.E$1048576];4;0)" office:value-type="float" office:value="1" calcext:value-type="float">
            <text:p>1</text:p>
          </table:table-cell>
          <table:table-cell table:formula="of:=VLOOKUP([kokku.A282];[ares.A$1:.E$1048576];5;0)" office:value-type="float" office:value="113" calcext:value-type="float">
            <text:p>113</text:p>
          </table:table-cell>
        </table:table-row>
        <table:table-row table:style-name="ro1">
          <table:table-cell table:formula="of:=[rk.A201]" office:value-type="float" office:value="302" calcext:value-type="float">
            <text:p>302</text:p>
          </table:table-cell>
          <table:table-cell table:formula="of:=VLOOKUP([kokku.A283];[rk.A$1:.D$1048576];3;0)" office:value-type="string" office:string-value="Kalev Lillo" calcext:value-type="string">
            <text:p>Kalev Lillo</text:p>
          </table:table-cell>
          <table:table-cell table:formula="of:=VLOOKUP([kokku.A283];[res.A$1:.D$1048576];3;0)" office:value-type="string" office:string-value="" calcext:value-type="error">
            <text:p>#N/A</text:p>
          </table:table-cell>
          <table:table-cell table:formula="of:=VLOOKUP([kokku.A283];[res.A$1:.E$1048576];2;0)" office:value-type="string" office:string-value="" calcext:value-type="error">
            <text:p>#N/A</text:p>
          </table:table-cell>
          <table:table-cell table:formula="of:=VLOOKUP([kokku.A283];[ares.A$1:.E$1048576];3;0)" office:value-type="float" office:value="168" calcext:value-type="float">
            <text:p>168</text:p>
          </table:table-cell>
          <table:table-cell table:formula="of:=VLOOKUP([kokku.A283];[ares.A$1:.E$1048576];4;0)" office:value-type="float" office:value="1" calcext:value-type="float">
            <text:p>1</text:p>
          </table:table-cell>
          <table:table-cell table:formula="of:=VLOOKUP([kokku.A283];[ares.A$1:.E$1048576];5;0)" office:value-type="float" office:value="81" calcext:value-type="float">
            <text:p>81</text:p>
          </table:table-cell>
        </table:table-row>
        <table:table-row table:style-name="ro1">
          <table:table-cell table:formula="of:=[rk.A202]" office:value-type="float" office:value="303" calcext:value-type="float">
            <text:p>303</text:p>
          </table:table-cell>
          <table:table-cell table:formula="of:=VLOOKUP([kokku.A284];[rk.A$1:.D$1048576];3;0)" office:value-type="string" office:string-value="Tõnis Kõiv" calcext:value-type="string">
            <text:p>Tõnis Kõiv</text:p>
          </table:table-cell>
          <table:table-cell table:formula="of:=VLOOKUP([kokku.A284];[res.A$1:.D$1048576];3;0)" office:value-type="string" office:string-value="" calcext:value-type="error">
            <text:p>#N/A</text:p>
          </table:table-cell>
          <table:table-cell table:formula="of:=VLOOKUP([kokku.A284];[res.A$1:.E$1048576];2;0)" office:value-type="string" office:string-value="" calcext:value-type="error">
            <text:p>#N/A</text:p>
          </table:table-cell>
          <table:table-cell table:formula="of:=VLOOKUP([kokku.A284];[ares.A$1:.E$1048576];3;0)" office:value-type="float" office:value="355" calcext:value-type="float">
            <text:p>355</text:p>
          </table:table-cell>
          <table:table-cell table:formula="of:=VLOOKUP([kokku.A284];[ares.A$1:.E$1048576];4;0)" office:value-type="float" office:value="2" calcext:value-type="float">
            <text:p>2</text:p>
          </table:table-cell>
          <table:table-cell table:formula="of:=VLOOKUP([kokku.A284];[ares.A$1:.E$1048576];5;0)" office:value-type="float" office:value="186" calcext:value-type="float">
            <text:p>186</text:p>
          </table:table-cell>
        </table:table-row>
        <table:table-row table:style-name="ro1">
          <table:table-cell table:formula="of:=[rk.A203]" office:value-type="float" office:value="304" calcext:value-type="float">
            <text:p>304</text:p>
          </table:table-cell>
          <table:table-cell table:formula="of:=VLOOKUP([kokku.A285];[rk.A$1:.D$1048576];3;0)" office:value-type="string" office:string-value="Andre Sepp" calcext:value-type="string">
            <text:p>Andre Sepp</text:p>
          </table:table-cell>
          <table:table-cell table:formula="of:=VLOOKUP([kokku.A285];[res.A$1:.D$1048576];3;0)" office:value-type="string" office:string-value="" calcext:value-type="error">
            <text:p>#N/A</text:p>
          </table:table-cell>
          <table:table-cell table:formula="of:=VLOOKUP([kokku.A285];[res.A$1:.E$1048576];2;0)" office:value-type="string" office:string-value="" calcext:value-type="error">
            <text:p>#N/A</text:p>
          </table:table-cell>
          <table:table-cell table:formula="of:=VLOOKUP([kokku.A285];[ares.A$1:.E$1048576];3;0)" office:value-type="float" office:value="679" calcext:value-type="float">
            <text:p>679</text:p>
          </table:table-cell>
          <table:table-cell table:formula="of:=VLOOKUP([kokku.A285];[ares.A$1:.E$1048576];4;0)" office:value-type="float" office:value="0" calcext:value-type="float">
            <text:p>0</text:p>
          </table:table-cell>
          <table:table-cell table:formula="of:=VLOOKUP([kokku.A285];[ares.A$1:.E$1048576];5;0)" office:value-type="float" office:value="232" calcext:value-type="float">
            <text:p>232</text:p>
          </table:table-cell>
        </table:table-row>
        <table:table-row table:style-name="ro1">
          <table:table-cell table:formula="of:=[rk.A204]" office:value-type="float" office:value="305" calcext:value-type="float">
            <text:p>305</text:p>
          </table:table-cell>
          <table:table-cell table:formula="of:=VLOOKUP([kokku.A286];[rk.A$1:.D$1048576];3;0)" office:value-type="string" office:string-value="Enno Fels" calcext:value-type="string">
            <text:p>Enno Fels</text:p>
          </table:table-cell>
          <table:table-cell table:formula="of:=VLOOKUP([kokku.A286];[res.A$1:.D$1048576];3;0)" office:value-type="string" office:string-value="" calcext:value-type="error">
            <text:p>#N/A</text:p>
          </table:table-cell>
          <table:table-cell table:formula="of:=VLOOKUP([kokku.A286];[res.A$1:.E$1048576];2;0)" office:value-type="string" office:string-value="" calcext:value-type="error">
            <text:p>#N/A</text:p>
          </table:table-cell>
          <table:table-cell table:formula="of:=VLOOKUP([kokku.A286];[ares.A$1:.E$1048576];3;0)" office:value-type="float" office:value="566" calcext:value-type="float">
            <text:p>566</text:p>
          </table:table-cell>
          <table:table-cell table:formula="of:=VLOOKUP([kokku.A286];[ares.A$1:.E$1048576];4;0)" office:value-type="float" office:value="2" calcext:value-type="float">
            <text:p>2</text:p>
          </table:table-cell>
          <table:table-cell table:formula="of:=VLOOKUP([kokku.A286];[ares.A$1:.E$1048576];5;0)" office:value-type="float" office:value="204" calcext:value-type="float">
            <text:p>204</text:p>
          </table:table-cell>
        </table:table-row>
        <table:table-row table:style-name="ro1">
          <table:table-cell table:formula="of:=[rk.A205]" office:value-type="float" office:value="306" calcext:value-type="float">
            <text:p>306</text:p>
          </table:table-cell>
          <table:table-cell table:formula="of:=VLOOKUP([kokku.A287];[rk.A$1:.D$1048576];3;0)" office:value-type="string" office:string-value="Mart Võrklaev" calcext:value-type="string">
            <text:p>Mart Võrklaev</text:p>
          </table:table-cell>
          <table:table-cell table:formula="of:=VLOOKUP([kokku.A287];[res.A$1:.D$1048576];3;0)" office:value-type="string" office:string-value="" calcext:value-type="error">
            <text:p>#N/A</text:p>
          </table:table-cell>
          <table:table-cell table:formula="of:=VLOOKUP([kokku.A287];[res.A$1:.E$1048576];2;0)" office:value-type="string" office:string-value="" calcext:value-type="error">
            <text:p>#N/A</text:p>
          </table:table-cell>
          <table:table-cell table:formula="of:=VLOOKUP([kokku.A287];[ares.A$1:.E$1048576];3;0)" office:value-type="float" office:value="615" calcext:value-type="float">
            <text:p>615</text:p>
          </table:table-cell>
          <table:table-cell table:formula="of:=VLOOKUP([kokku.A287];[ares.A$1:.E$1048576];4;0)" office:value-type="float" office:value="0" calcext:value-type="float">
            <text:p>0</text:p>
          </table:table-cell>
          <table:table-cell table:formula="of:=VLOOKUP([kokku.A287];[ares.A$1:.E$1048576];5;0)" office:value-type="float" office:value="340" calcext:value-type="float">
            <text:p>340</text:p>
          </table:table-cell>
        </table:table-row>
        <table:table-row table:style-name="ro1">
          <table:table-cell table:formula="of:=[rk.A206]" office:value-type="float" office:value="307" calcext:value-type="float">
            <text:p>307</text:p>
          </table:table-cell>
          <table:table-cell table:formula="of:=VLOOKUP([kokku.A288];[rk.A$1:.D$1048576];3;0)" office:value-type="string" office:string-value="Andrus Umboja" calcext:value-type="string">
            <text:p>Andrus Umboja</text:p>
          </table:table-cell>
          <table:table-cell table:formula="of:=VLOOKUP([kokku.A288];[res.A$1:.D$1048576];3;0)" office:value-type="string" office:string-value="" calcext:value-type="error">
            <text:p>#N/A</text:p>
          </table:table-cell>
          <table:table-cell table:formula="of:=VLOOKUP([kokku.A288];[res.A$1:.E$1048576];2;0)" office:value-type="string" office:string-value="" calcext:value-type="error">
            <text:p>#N/A</text:p>
          </table:table-cell>
          <table:table-cell table:formula="of:=VLOOKUP([kokku.A288];[ares.A$1:.E$1048576];3;0)" office:value-type="float" office:value="369" calcext:value-type="float">
            <text:p>369</text:p>
          </table:table-cell>
          <table:table-cell table:formula="of:=VLOOKUP([kokku.A288];[ares.A$1:.E$1048576];4;0)" office:value-type="float" office:value="0" calcext:value-type="float">
            <text:p>0</text:p>
          </table:table-cell>
          <table:table-cell table:formula="of:=VLOOKUP([kokku.A288];[ares.A$1:.E$1048576];5;0)" office:value-type="float" office:value="167" calcext:value-type="float">
            <text:p>167</text:p>
          </table:table-cell>
        </table:table-row>
        <table:table-row table:style-name="ro1">
          <table:table-cell table:formula="of:=[rk.A207]" office:value-type="float" office:value="308" calcext:value-type="float">
            <text:p>308</text:p>
          </table:table-cell>
          <table:table-cell table:formula="of:=VLOOKUP([kokku.A289];[rk.A$1:.D$1048576];3;0)" office:value-type="string" office:string-value="Anneliis Kõiv" calcext:value-type="string">
            <text:p>Anneliis Kõiv</text:p>
          </table:table-cell>
          <table:table-cell table:formula="of:=VLOOKUP([kokku.A289];[res.A$1:.D$1048576];3;0)" office:value-type="string" office:string-value="" calcext:value-type="error">
            <text:p>#N/A</text:p>
          </table:table-cell>
          <table:table-cell table:formula="of:=VLOOKUP([kokku.A289];[res.A$1:.E$1048576];2;0)" office:value-type="string" office:string-value="" calcext:value-type="error">
            <text:p>#N/A</text:p>
          </table:table-cell>
          <table:table-cell table:formula="of:=VLOOKUP([kokku.A289];[ares.A$1:.E$1048576];3;0)" office:value-type="float" office:value="549" calcext:value-type="float">
            <text:p>549</text:p>
          </table:table-cell>
          <table:table-cell table:formula="of:=VLOOKUP([kokku.A289];[ares.A$1:.E$1048576];4;0)" office:value-type="float" office:value="2" calcext:value-type="float">
            <text:p>2</text:p>
          </table:table-cell>
          <table:table-cell table:formula="of:=VLOOKUP([kokku.A289];[ares.A$1:.E$1048576];5;0)" office:value-type="float" office:value="281" calcext:value-type="float">
            <text:p>281</text:p>
          </table:table-cell>
        </table:table-row>
        <table:table-row table:style-name="ro1">
          <table:table-cell table:formula="of:=[rk.A209]" office:value-type="float" office:value="310" calcext:value-type="float">
            <text:p>310</text:p>
          </table:table-cell>
          <table:table-cell table:formula="of:=VLOOKUP([kokku.A290];[rk.A$1:.D$1048576];3;0)" office:value-type="string" office:string-value="Ain Täpsi" calcext:value-type="string">
            <text:p>Ain Täpsi</text:p>
          </table:table-cell>
          <table:table-cell table:formula="of:=VLOOKUP([kokku.A290];[res.A$1:.D$1048576];3;0)" office:value-type="string" office:string-value="" calcext:value-type="error">
            <text:p>#N/A</text:p>
          </table:table-cell>
          <table:table-cell table:formula="of:=VLOOKUP([kokku.A290];[res.A$1:.E$1048576];2;0)" office:value-type="string" office:string-value="" calcext:value-type="error">
            <text:p>#N/A</text:p>
          </table:table-cell>
          <table:table-cell table:formula="of:=VLOOKUP([kokku.A290];[ares.A$1:.E$1048576];3;0)" office:value-type="float" office:value="237" calcext:value-type="float">
            <text:p>237</text:p>
          </table:table-cell>
          <table:table-cell table:formula="of:=VLOOKUP([kokku.A290];[ares.A$1:.E$1048576];4;0)" office:value-type="float" office:value="0" calcext:value-type="float">
            <text:p>0</text:p>
          </table:table-cell>
          <table:table-cell table:formula="of:=VLOOKUP([kokku.A290];[ares.A$1:.E$1048576];5;0)" office:value-type="float" office:value="96" calcext:value-type="float">
            <text:p>96</text:p>
          </table:table-cell>
        </table:table-row>
        <table:table-row table:style-name="ro1">
          <table:table-cell table:formula="of:=[rk.A210]" office:value-type="float" office:value="311" calcext:value-type="float">
            <text:p>311</text:p>
          </table:table-cell>
          <table:table-cell table:formula="of:=VLOOKUP([kokku.A291];[rk.A$1:.D$1048576];3;0)" office:value-type="string" office:string-value="Ena Soodla" calcext:value-type="string">
            <text:p>Ena Soodla</text:p>
          </table:table-cell>
          <table:table-cell table:formula="of:=VLOOKUP([kokku.A291];[res.A$1:.D$1048576];3;0)" office:value-type="string" office:string-value="" calcext:value-type="error">
            <text:p>#N/A</text:p>
          </table:table-cell>
          <table:table-cell table:formula="of:=VLOOKUP([kokku.A291];[res.A$1:.E$1048576];2;0)" office:value-type="string" office:string-value="" calcext:value-type="error">
            <text:p>#N/A</text:p>
          </table:table-cell>
          <table:table-cell table:formula="of:=VLOOKUP([kokku.A291];[ares.A$1:.E$1048576];3;0)" office:value-type="float" office:value="147" calcext:value-type="float">
            <text:p>147</text:p>
          </table:table-cell>
          <table:table-cell table:formula="of:=VLOOKUP([kokku.A291];[ares.A$1:.E$1048576];4;0)" office:value-type="float" office:value="0" calcext:value-type="float">
            <text:p>0</text:p>
          </table:table-cell>
          <table:table-cell table:formula="of:=VLOOKUP([kokku.A291];[ares.A$1:.E$1048576];5;0)" office:value-type="float" office:value="76" calcext:value-type="float">
            <text:p>76</text:p>
          </table:table-cell>
        </table:table-row>
        <table:table-row table:style-name="ro1">
          <table:table-cell table:formula="of:=[rk.A211]" office:value-type="float" office:value="312" calcext:value-type="float">
            <text:p>312</text:p>
          </table:table-cell>
          <table:table-cell table:formula="of:=VLOOKUP([kokku.A292];[rk.A$1:.D$1048576];3;0)" office:value-type="string" office:string-value="Vladas Radvilavičius" calcext:value-type="string">
            <text:p>Vladas Radvilavičius</text:p>
          </table:table-cell>
          <table:table-cell table:formula="of:=VLOOKUP([kokku.A292];[res.A$1:.D$1048576];3;0)" office:value-type="string" office:string-value="" calcext:value-type="error">
            <text:p>#N/A</text:p>
          </table:table-cell>
          <table:table-cell table:formula="of:=VLOOKUP([kokku.A292];[res.A$1:.E$1048576];2;0)" office:value-type="string" office:string-value="" calcext:value-type="error">
            <text:p>#N/A</text:p>
          </table:table-cell>
          <table:table-cell table:formula="of:=VLOOKUP([kokku.A292];[ares.A$1:.E$1048576];3;0)" office:value-type="float" office:value="401" calcext:value-type="float">
            <text:p>401</text:p>
          </table:table-cell>
          <table:table-cell table:formula="of:=VLOOKUP([kokku.A292];[ares.A$1:.E$1048576];4;0)" office:value-type="float" office:value="0" calcext:value-type="float">
            <text:p>0</text:p>
          </table:table-cell>
          <table:table-cell table:formula="of:=VLOOKUP([kokku.A292];[ares.A$1:.E$1048576];5;0)" office:value-type="float" office:value="204" calcext:value-type="float">
            <text:p>204</text:p>
          </table:table-cell>
        </table:table-row>
        <table:table-row table:style-name="ro1">
          <table:table-cell table:formula="of:=[rk.A215]" office:value-type="float" office:value="316" calcext:value-type="float">
            <text:p>316</text:p>
          </table:table-cell>
          <table:table-cell table:formula="of:=VLOOKUP([kokku.A293];[rk.A$1:.D$1048576];3;0)" office:value-type="string" office:string-value="Tarmo Mänd" calcext:value-type="string">
            <text:p>Tarmo Mänd</text:p>
          </table:table-cell>
          <table:table-cell table:formula="of:=VLOOKUP([kokku.A293];[res.A$1:.D$1048576];3;0)" office:value-type="string" office:string-value="" calcext:value-type="error">
            <text:p>#N/A</text:p>
          </table:table-cell>
          <table:table-cell table:formula="of:=VLOOKUP([kokku.A293];[res.A$1:.E$1048576];2;0)" office:value-type="string" office:string-value="" calcext:value-type="error">
            <text:p>#N/A</text:p>
          </table:table-cell>
          <table:table-cell table:formula="of:=VLOOKUP([kokku.A293];[ares.A$1:.E$1048576];3;0)" office:value-type="float" office:value="1233" calcext:value-type="float">
            <text:p>1233</text:p>
          </table:table-cell>
          <table:table-cell table:formula="of:=VLOOKUP([kokku.A293];[ares.A$1:.E$1048576];4;0)" office:value-type="float" office:value="2" calcext:value-type="float">
            <text:p>2</text:p>
          </table:table-cell>
          <table:table-cell table:formula="of:=VLOOKUP([kokku.A293];[ares.A$1:.E$1048576];5;0)" office:value-type="float" office:value="385" calcext:value-type="float">
            <text:p>385</text:p>
          </table:table-cell>
        </table:table-row>
        <table:table-row table:style-name="ro1">
          <table:table-cell table:formula="of:=[rk.A216]" office:value-type="float" office:value="317" calcext:value-type="float">
            <text:p>317</text:p>
          </table:table-cell>
          <table:table-cell table:formula="of:=VLOOKUP([kokku.A294];[rk.A$1:.D$1048576];3;0)" office:value-type="string" office:string-value="Kairi Uustulnd" calcext:value-type="string">
            <text:p>Kairi Uustulnd</text:p>
          </table:table-cell>
          <table:table-cell table:formula="of:=VLOOKUP([kokku.A294];[res.A$1:.D$1048576];3;0)" office:value-type="string" office:string-value="" calcext:value-type="error">
            <text:p>#N/A</text:p>
          </table:table-cell>
          <table:table-cell table:formula="of:=VLOOKUP([kokku.A294];[res.A$1:.E$1048576];2;0)" office:value-type="string" office:string-value="" calcext:value-type="error">
            <text:p>#N/A</text:p>
          </table:table-cell>
          <table:table-cell table:formula="of:=VLOOKUP([kokku.A294];[ares.A$1:.E$1048576];3;0)" office:value-type="float" office:value="497" calcext:value-type="float">
            <text:p>497</text:p>
          </table:table-cell>
          <table:table-cell table:formula="of:=VLOOKUP([kokku.A294];[ares.A$1:.E$1048576];4;0)" office:value-type="float" office:value="0" calcext:value-type="float">
            <text:p>0</text:p>
          </table:table-cell>
          <table:table-cell table:formula="of:=VLOOKUP([kokku.A294];[ares.A$1:.E$1048576];5;0)" office:value-type="float" office:value="269" calcext:value-type="float">
            <text:p>269</text:p>
          </table:table-cell>
        </table:table-row>
        <table:table-row table:style-name="ro1">
          <table:table-cell table:formula="of:=[rk.A217]" office:value-type="float" office:value="318" calcext:value-type="float">
            <text:p>318</text:p>
          </table:table-cell>
          <table:table-cell table:formula="of:=VLOOKUP([kokku.A295];[rk.A$1:.D$1048576];3;0)" office:value-type="string" office:string-value="Urmas Sukles" calcext:value-type="string">
            <text:p>Urmas Sukles</text:p>
          </table:table-cell>
          <table:table-cell table:formula="of:=VLOOKUP([kokku.A295];[res.A$1:.D$1048576];3;0)" office:value-type="string" office:string-value="" calcext:value-type="error">
            <text:p>#N/A</text:p>
          </table:table-cell>
          <table:table-cell table:formula="of:=VLOOKUP([kokku.A295];[res.A$1:.E$1048576];2;0)" office:value-type="string" office:string-value="" calcext:value-type="error">
            <text:p>#N/A</text:p>
          </table:table-cell>
          <table:table-cell table:formula="of:=VLOOKUP([kokku.A295];[ares.A$1:.E$1048576];3;0)" office:value-type="float" office:value="661" calcext:value-type="float">
            <text:p>661</text:p>
          </table:table-cell>
          <table:table-cell table:formula="of:=VLOOKUP([kokku.A295];[ares.A$1:.E$1048576];4;0)" office:value-type="float" office:value="2" calcext:value-type="float">
            <text:p>2</text:p>
          </table:table-cell>
          <table:table-cell table:formula="of:=VLOOKUP([kokku.A295];[ares.A$1:.E$1048576];5;0)" office:value-type="float" office:value="250" calcext:value-type="float">
            <text:p>250</text:p>
          </table:table-cell>
        </table:table-row>
        <table:table-row table:style-name="ro1">
          <table:table-cell table:formula="of:=[rk.A218]" office:value-type="float" office:value="319" calcext:value-type="float">
            <text:p>319</text:p>
          </table:table-cell>
          <table:table-cell table:formula="of:=VLOOKUP([kokku.A296];[rk.A$1:.D$1048576];3;0)" office:value-type="string" office:string-value="Koit Kelder" calcext:value-type="string">
            <text:p>Koit Kelder</text:p>
          </table:table-cell>
          <table:table-cell table:formula="of:=VLOOKUP([kokku.A296];[res.A$1:.D$1048576];3;0)" office:value-type="string" office:string-value="" calcext:value-type="error">
            <text:p>#N/A</text:p>
          </table:table-cell>
          <table:table-cell table:formula="of:=VLOOKUP([kokku.A296];[res.A$1:.E$1048576];2;0)" office:value-type="string" office:string-value="" calcext:value-type="error">
            <text:p>#N/A</text:p>
          </table:table-cell>
          <table:table-cell table:formula="of:=VLOOKUP([kokku.A296];[ares.A$1:.E$1048576];3;0)" office:value-type="float" office:value="529" calcext:value-type="float">
            <text:p>529</text:p>
          </table:table-cell>
          <table:table-cell table:formula="of:=VLOOKUP([kokku.A296];[ares.A$1:.E$1048576];4;0)" office:value-type="float" office:value="0" calcext:value-type="float">
            <text:p>0</text:p>
          </table:table-cell>
          <table:table-cell table:formula="of:=VLOOKUP([kokku.A296];[ares.A$1:.E$1048576];5;0)" office:value-type="float" office:value="237" calcext:value-type="float">
            <text:p>237</text:p>
          </table:table-cell>
        </table:table-row>
        <table:table-row table:style-name="ro1">
          <table:table-cell table:formula="of:=[rk.A219]" office:value-type="float" office:value="320" calcext:value-type="float">
            <text:p>320</text:p>
          </table:table-cell>
          <table:table-cell table:formula="of:=VLOOKUP([kokku.A297];[rk.A$1:.D$1048576];3;0)" office:value-type="string" office:string-value="Innar Mäesalu" calcext:value-type="string">
            <text:p>Innar Mäesalu</text:p>
          </table:table-cell>
          <table:table-cell table:formula="of:=VLOOKUP([kokku.A297];[res.A$1:.D$1048576];3;0)" office:value-type="string" office:string-value="" calcext:value-type="error">
            <text:p>#N/A</text:p>
          </table:table-cell>
          <table:table-cell table:formula="of:=VLOOKUP([kokku.A297];[res.A$1:.E$1048576];2;0)" office:value-type="string" office:string-value="" calcext:value-type="error">
            <text:p>#N/A</text:p>
          </table:table-cell>
          <table:table-cell table:formula="of:=VLOOKUP([kokku.A297];[ares.A$1:.E$1048576];3;0)" office:value-type="float" office:value="209" calcext:value-type="float">
            <text:p>209</text:p>
          </table:table-cell>
          <table:table-cell table:formula="of:=VLOOKUP([kokku.A297];[ares.A$1:.E$1048576];4;0)" office:value-type="float" office:value="0" calcext:value-type="float">
            <text:p>0</text:p>
          </table:table-cell>
          <table:table-cell table:formula="of:=VLOOKUP([kokku.A297];[ares.A$1:.E$1048576];5;0)" office:value-type="float" office:value="63" calcext:value-type="float">
            <text:p>63</text:p>
          </table:table-cell>
        </table:table-row>
        <table:table-row table:style-name="ro1">
          <table:table-cell table:formula="of:=[rk.A221]" office:value-type="float" office:value="322" calcext:value-type="float">
            <text:p>322</text:p>
          </table:table-cell>
          <table:table-cell table:formula="of:=VLOOKUP([kokku.A298];[rk.A$1:.D$1048576];3;0)" office:value-type="string" office:string-value="Signe Kivi" calcext:value-type="string">
            <text:p>Signe Kivi</text:p>
          </table:table-cell>
          <table:table-cell table:formula="of:=VLOOKUP([kokku.A298];[res.A$1:.D$1048576];3;0)" office:value-type="string" office:string-value="" calcext:value-type="error">
            <text:p>#N/A</text:p>
          </table:table-cell>
          <table:table-cell table:formula="of:=VLOOKUP([kokku.A298];[res.A$1:.E$1048576];2;0)" office:value-type="string" office:string-value="" calcext:value-type="error">
            <text:p>#N/A</text:p>
          </table:table-cell>
          <table:table-cell table:formula="of:=VLOOKUP([kokku.A298];[ares.A$1:.E$1048576];3;0)" office:value-type="float" office:value="995" calcext:value-type="float">
            <text:p>995</text:p>
          </table:table-cell>
          <table:table-cell table:formula="of:=VLOOKUP([kokku.A298];[ares.A$1:.E$1048576];4;0)" office:value-type="float" office:value="1" calcext:value-type="float">
            <text:p>1</text:p>
          </table:table-cell>
          <table:table-cell table:formula="of:=VLOOKUP([kokku.A298];[ares.A$1:.E$1048576];5;0)" office:value-type="float" office:value="387" calcext:value-type="float">
            <text:p>387</text:p>
          </table:table-cell>
        </table:table-row>
        <table:table-row table:style-name="ro1">
          <table:table-cell table:formula="of:=[rk.A222]" office:value-type="float" office:value="323" calcext:value-type="float">
            <text:p>323</text:p>
          </table:table-cell>
          <table:table-cell table:formula="of:=VLOOKUP([kokku.A299];[rk.A$1:.D$1048576];3;0)" office:value-type="string" office:string-value="Marko Torm" calcext:value-type="string">
            <text:p>Marko Torm</text:p>
          </table:table-cell>
          <table:table-cell table:formula="of:=VLOOKUP([kokku.A299];[res.A$1:.D$1048576];3;0)" office:value-type="string" office:string-value="" calcext:value-type="error">
            <text:p>#N/A</text:p>
          </table:table-cell>
          <table:table-cell table:formula="of:=VLOOKUP([kokku.A299];[res.A$1:.E$1048576];2;0)" office:value-type="string" office:string-value="" calcext:value-type="error">
            <text:p>#N/A</text:p>
          </table:table-cell>
          <table:table-cell table:formula="of:=VLOOKUP([kokku.A299];[ares.A$1:.E$1048576];3;0)" office:value-type="float" office:value="1165" calcext:value-type="float">
            <text:p>1165</text:p>
          </table:table-cell>
          <table:table-cell table:formula="of:=VLOOKUP([kokku.A299];[ares.A$1:.E$1048576];4;0)" office:value-type="float" office:value="2" calcext:value-type="float">
            <text:p>2</text:p>
          </table:table-cell>
          <table:table-cell table:formula="of:=VLOOKUP([kokku.A299];[ares.A$1:.E$1048576];5;0)" office:value-type="float" office:value="381" calcext:value-type="float">
            <text:p>381</text:p>
          </table:table-cell>
        </table:table-row>
        <table:table-row table:style-name="ro1">
          <table:table-cell table:formula="of:=[rk.A223]" office:value-type="float" office:value="324" calcext:value-type="float">
            <text:p>324</text:p>
          </table:table-cell>
          <table:table-cell table:formula="of:=VLOOKUP([kokku.A300];[rk.A$1:.D$1048576];3;0)" office:value-type="string" office:string-value="Toomas Varek" calcext:value-type="string">
            <text:p>Toomas Varek</text:p>
          </table:table-cell>
          <table:table-cell table:formula="of:=VLOOKUP([kokku.A300];[res.A$1:.D$1048576];3;0)" office:value-type="string" office:string-value="" calcext:value-type="error">
            <text:p>#N/A</text:p>
          </table:table-cell>
          <table:table-cell table:formula="of:=VLOOKUP([kokku.A300];[res.A$1:.E$1048576];2;0)" office:value-type="string" office:string-value="" calcext:value-type="error">
            <text:p>#N/A</text:p>
          </table:table-cell>
          <table:table-cell table:formula="of:=VLOOKUP([kokku.A300];[ares.A$1:.E$1048576];3;0)" office:value-type="float" office:value="907" calcext:value-type="float">
            <text:p>907</text:p>
          </table:table-cell>
          <table:table-cell table:formula="of:=VLOOKUP([kokku.A300];[ares.A$1:.E$1048576];4;0)" office:value-type="float" office:value="2" calcext:value-type="float">
            <text:p>2</text:p>
          </table:table-cell>
          <table:table-cell table:formula="of:=VLOOKUP([kokku.A300];[ares.A$1:.E$1048576];5;0)" office:value-type="float" office:value="278" calcext:value-type="float">
            <text:p>278</text:p>
          </table:table-cell>
        </table:table-row>
        <table:table-row table:style-name="ro1">
          <table:table-cell table:formula="of:=[rk.A224]" office:value-type="float" office:value="325" calcext:value-type="float">
            <text:p>325</text:p>
          </table:table-cell>
          <table:table-cell table:formula="of:=VLOOKUP([kokku.A301];[rk.A$1:.D$1048576];3;0)" office:value-type="string" office:string-value="Leo Aadel" calcext:value-type="string">
            <text:p>Leo Aadel</text:p>
          </table:table-cell>
          <table:table-cell table:formula="of:=VLOOKUP([kokku.A301];[res.A$1:.D$1048576];3;0)" office:value-type="string" office:string-value="" calcext:value-type="error">
            <text:p>#N/A</text:p>
          </table:table-cell>
          <table:table-cell table:formula="of:=VLOOKUP([kokku.A301];[res.A$1:.E$1048576];2;0)" office:value-type="string" office:string-value="" calcext:value-type="error">
            <text:p>#N/A</text:p>
          </table:table-cell>
          <table:table-cell table:formula="of:=VLOOKUP([kokku.A301];[ares.A$1:.E$1048576];3;0)" office:value-type="float" office:value="255" calcext:value-type="float">
            <text:p>255</text:p>
          </table:table-cell>
          <table:table-cell table:formula="of:=VLOOKUP([kokku.A301];[ares.A$1:.E$1048576];4;0)" office:value-type="float" office:value="0" calcext:value-type="float">
            <text:p>0</text:p>
          </table:table-cell>
          <table:table-cell table:formula="of:=VLOOKUP([kokku.A301];[ares.A$1:.E$1048576];5;0)" office:value-type="float" office:value="85" calcext:value-type="float">
            <text:p>85</text:p>
          </table:table-cell>
        </table:table-row>
        <table:table-row table:style-name="ro1">
          <table:table-cell table:formula="of:=[rk.A225]" office:value-type="float" office:value="326" calcext:value-type="float">
            <text:p>326</text:p>
          </table:table-cell>
          <table:table-cell table:formula="of:=VLOOKUP([kokku.A302];[rk.A$1:.D$1048576];3;0)" office:value-type="string" office:string-value="Kaido Veski" calcext:value-type="string">
            <text:p>Kaido Veski</text:p>
          </table:table-cell>
          <table:table-cell table:formula="of:=VLOOKUP([kokku.A302];[res.A$1:.D$1048576];3;0)" office:value-type="string" office:string-value="" calcext:value-type="error">
            <text:p>#N/A</text:p>
          </table:table-cell>
          <table:table-cell table:formula="of:=VLOOKUP([kokku.A302];[res.A$1:.E$1048576];2;0)" office:value-type="string" office:string-value="" calcext:value-type="error">
            <text:p>#N/A</text:p>
          </table:table-cell>
          <table:table-cell table:formula="of:=VLOOKUP([kokku.A302];[ares.A$1:.E$1048576];3;0)" office:value-type="float" office:value="223" calcext:value-type="float">
            <text:p>223</text:p>
          </table:table-cell>
          <table:table-cell table:formula="of:=VLOOKUP([kokku.A302];[ares.A$1:.E$1048576];4;0)" office:value-type="float" office:value="0" calcext:value-type="float">
            <text:p>0</text:p>
          </table:table-cell>
          <table:table-cell table:formula="of:=VLOOKUP([kokku.A302];[ares.A$1:.E$1048576];5;0)" office:value-type="float" office:value="64" calcext:value-type="float">
            <text:p>64</text:p>
          </table:table-cell>
        </table:table-row>
        <table:table-row table:style-name="ro1">
          <table:table-cell table:formula="of:=[rk.A226]" office:value-type="float" office:value="327" calcext:value-type="float">
            <text:p>327</text:p>
          </table:table-cell>
          <table:table-cell table:formula="of:=VLOOKUP([kokku.A303];[rk.A$1:.D$1048576];3;0)" office:value-type="string" office:string-value="Indrek Kesküla" calcext:value-type="string">
            <text:p>Indrek Kesküla</text:p>
          </table:table-cell>
          <table:table-cell table:formula="of:=VLOOKUP([kokku.A303];[res.A$1:.D$1048576];3;0)" office:value-type="string" office:string-value="" calcext:value-type="error">
            <text:p>#N/A</text:p>
          </table:table-cell>
          <table:table-cell table:formula="of:=VLOOKUP([kokku.A303];[res.A$1:.E$1048576];2;0)" office:value-type="string" office:string-value="" calcext:value-type="error">
            <text:p>#N/A</text:p>
          </table:table-cell>
          <table:table-cell table:formula="of:=VLOOKUP([kokku.A303];[ares.A$1:.E$1048576];3;0)" office:value-type="float" office:value="532" calcext:value-type="float">
            <text:p>532</text:p>
          </table:table-cell>
          <table:table-cell table:formula="of:=VLOOKUP([kokku.A303];[ares.A$1:.E$1048576];4;0)" office:value-type="float" office:value="4" calcext:value-type="float">
            <text:p>4</text:p>
          </table:table-cell>
          <table:table-cell table:formula="of:=VLOOKUP([kokku.A303];[ares.A$1:.E$1048576];5;0)" office:value-type="float" office:value="151" calcext:value-type="float">
            <text:p>151</text:p>
          </table:table-cell>
        </table:table-row>
        <table:table-row table:style-name="ro1">
          <table:table-cell table:formula="of:=[rk.A228]" office:value-type="float" office:value="329" calcext:value-type="float">
            <text:p>329</text:p>
          </table:table-cell>
          <table:table-cell table:formula="of:=VLOOKUP([kokku.A304];[rk.A$1:.D$1048576];3;0)" office:value-type="string" office:string-value="Toivo Asmer" calcext:value-type="string">
            <text:p>Toivo Asmer</text:p>
          </table:table-cell>
          <table:table-cell table:formula="of:=VLOOKUP([kokku.A304];[res.A$1:.D$1048576];3;0)" office:value-type="string" office:string-value="" calcext:value-type="error">
            <text:p>#N/A</text:p>
          </table:table-cell>
          <table:table-cell table:formula="of:=VLOOKUP([kokku.A304];[res.A$1:.E$1048576];2;0)" office:value-type="string" office:string-value="" calcext:value-type="error">
            <text:p>#N/A</text:p>
          </table:table-cell>
          <table:table-cell table:formula="of:=VLOOKUP([kokku.A304];[ares.A$1:.E$1048576];3;0)" office:value-type="float" office:value="296" calcext:value-type="float">
            <text:p>296</text:p>
          </table:table-cell>
          <table:table-cell table:formula="of:=VLOOKUP([kokku.A304];[ares.A$1:.E$1048576];4;0)" office:value-type="float" office:value="1" calcext:value-type="float">
            <text:p>1</text:p>
          </table:table-cell>
          <table:table-cell table:formula="of:=VLOOKUP([kokku.A304];[ares.A$1:.E$1048576];5;0)" office:value-type="float" office:value="103" calcext:value-type="float">
            <text:p>103</text:p>
          </table:table-cell>
        </table:table-row>
        <table:table-row table:style-name="ro1">
          <table:table-cell table:formula="of:=[rk.A229]" office:value-type="float" office:value="330" calcext:value-type="float">
            <text:p>330</text:p>
          </table:table-cell>
          <table:table-cell table:formula="of:=VLOOKUP([kokku.A305];[rk.A$1:.D$1048576];3;0)" office:value-type="string" office:string-value="Rein Aidma" calcext:value-type="string">
            <text:p>Rein Aidma</text:p>
          </table:table-cell>
          <table:table-cell table:formula="of:=VLOOKUP([kokku.A305];[res.A$1:.D$1048576];3;0)" office:value-type="string" office:string-value="" calcext:value-type="error">
            <text:p>#N/A</text:p>
          </table:table-cell>
          <table:table-cell table:formula="of:=VLOOKUP([kokku.A305];[res.A$1:.E$1048576];2;0)" office:value-type="string" office:string-value="" calcext:value-type="error">
            <text:p>#N/A</text:p>
          </table:table-cell>
          <table:table-cell table:formula="of:=VLOOKUP([kokku.A305];[ares.A$1:.E$1048576];3;0)" office:value-type="float" office:value="655" calcext:value-type="float">
            <text:p>655</text:p>
          </table:table-cell>
          <table:table-cell table:formula="of:=VLOOKUP([kokku.A305];[ares.A$1:.E$1048576];4;0)" office:value-type="float" office:value="0" calcext:value-type="float">
            <text:p>0</text:p>
          </table:table-cell>
          <table:table-cell table:formula="of:=VLOOKUP([kokku.A305];[ares.A$1:.E$1048576];5;0)" office:value-type="float" office:value="227" calcext:value-type="float">
            <text:p>227</text:p>
          </table:table-cell>
        </table:table-row>
        <table:table-row table:style-name="ro1">
          <table:table-cell table:formula="of:=[rk.A230]" office:value-type="float" office:value="331" calcext:value-type="float">
            <text:p>331</text:p>
          </table:table-cell>
          <table:table-cell table:formula="of:=VLOOKUP([kokku.A306];[rk.A$1:.D$1048576];3;0)" office:value-type="string" office:string-value="Aivar Surva" calcext:value-type="string">
            <text:p>Aivar Surva</text:p>
          </table:table-cell>
          <table:table-cell table:formula="of:=VLOOKUP([kokku.A306];[res.A$1:.D$1048576];3;0)" office:value-type="string" office:string-value="" calcext:value-type="error">
            <text:p>#N/A</text:p>
          </table:table-cell>
          <table:table-cell table:formula="of:=VLOOKUP([kokku.A306];[res.A$1:.E$1048576];2;0)" office:value-type="string" office:string-value="" calcext:value-type="error">
            <text:p>#N/A</text:p>
          </table:table-cell>
          <table:table-cell table:formula="of:=VLOOKUP([kokku.A306];[ares.A$1:.E$1048576];3;0)" office:value-type="float" office:value="754" calcext:value-type="float">
            <text:p>754</text:p>
          </table:table-cell>
          <table:table-cell table:formula="of:=VLOOKUP([kokku.A306];[ares.A$1:.E$1048576];4;0)" office:value-type="float" office:value="0" calcext:value-type="float">
            <text:p>0</text:p>
          </table:table-cell>
          <table:table-cell table:formula="of:=VLOOKUP([kokku.A306];[ares.A$1:.E$1048576];5;0)" office:value-type="float" office:value="222" calcext:value-type="float">
            <text:p>222</text:p>
          </table:table-cell>
        </table:table-row>
        <table:table-row table:style-name="ro1">
          <table:table-cell table:formula="of:=[rk.A231]" office:value-type="float" office:value="332" calcext:value-type="float">
            <text:p>332</text:p>
          </table:table-cell>
          <table:table-cell table:formula="of:=VLOOKUP([kokku.A307];[rk.A$1:.D$1048576];3;0)" office:value-type="string" office:string-value="Aivar Saarela" calcext:value-type="string">
            <text:p>Aivar Saarela</text:p>
          </table:table-cell>
          <table:table-cell table:formula="of:=VLOOKUP([kokku.A307];[res.A$1:.D$1048576];3;0)" office:value-type="string" office:string-value="" calcext:value-type="error">
            <text:p>#N/A</text:p>
          </table:table-cell>
          <table:table-cell table:formula="of:=VLOOKUP([kokku.A307];[res.A$1:.E$1048576];2;0)" office:value-type="string" office:string-value="" calcext:value-type="error">
            <text:p>#N/A</text:p>
          </table:table-cell>
          <table:table-cell table:formula="of:=VLOOKUP([kokku.A307];[ares.A$1:.E$1048576];3;0)" office:value-type="float" office:value="535" calcext:value-type="float">
            <text:p>535</text:p>
          </table:table-cell>
          <table:table-cell table:formula="of:=VLOOKUP([kokku.A307];[ares.A$1:.E$1048576];4;0)" office:value-type="float" office:value="0" calcext:value-type="float">
            <text:p>0</text:p>
          </table:table-cell>
          <table:table-cell table:formula="of:=VLOOKUP([kokku.A307];[ares.A$1:.E$1048576];5;0)" office:value-type="float" office:value="183" calcext:value-type="float">
            <text:p>183</text:p>
          </table:table-cell>
        </table:table-row>
        <table:table-row table:style-name="ro1">
          <table:table-cell table:formula="of:=[rk.A232]" office:value-type="float" office:value="333" calcext:value-type="float">
            <text:p>333</text:p>
          </table:table-cell>
          <table:table-cell table:formula="of:=VLOOKUP([kokku.A308];[rk.A$1:.D$1048576];3;0)" office:value-type="string" office:string-value="Aime Keis" calcext:value-type="string">
            <text:p>Aime Keis</text:p>
          </table:table-cell>
          <table:table-cell table:formula="of:=VLOOKUP([kokku.A308];[res.A$1:.D$1048576];3;0)" office:value-type="string" office:string-value="" calcext:value-type="error">
            <text:p>#N/A</text:p>
          </table:table-cell>
          <table:table-cell table:formula="of:=VLOOKUP([kokku.A308];[res.A$1:.E$1048576];2;0)" office:value-type="string" office:string-value="" calcext:value-type="error">
            <text:p>#N/A</text:p>
          </table:table-cell>
          <table:table-cell table:formula="of:=VLOOKUP([kokku.A308];[ares.A$1:.E$1048576];3;0)" office:value-type="float" office:value="98" calcext:value-type="float">
            <text:p>98</text:p>
          </table:table-cell>
          <table:table-cell table:formula="of:=VLOOKUP([kokku.A308];[ares.A$1:.E$1048576];4;0)" office:value-type="float" office:value="0" calcext:value-type="float">
            <text:p>0</text:p>
          </table:table-cell>
          <table:table-cell table:formula="of:=VLOOKUP([kokku.A308];[ares.A$1:.E$1048576];5;0)" office:value-type="float" office:value="34" calcext:value-type="float">
            <text:p>34</text:p>
          </table:table-cell>
        </table:table-row>
        <table:table-row table:style-name="ro1">
          <table:table-cell table:formula="of:=[rk.A233]" office:value-type="float" office:value="334" calcext:value-type="float">
            <text:p>334</text:p>
          </table:table-cell>
          <table:table-cell table:formula="of:=VLOOKUP([kokku.A309];[rk.A$1:.D$1048576];3;0)" office:value-type="string" office:string-value="Tiit Kuusmik" calcext:value-type="string">
            <text:p>Tiit Kuusmik</text:p>
          </table:table-cell>
          <table:table-cell table:formula="of:=VLOOKUP([kokku.A309];[res.A$1:.D$1048576];3;0)" office:value-type="string" office:string-value="" calcext:value-type="error">
            <text:p>#N/A</text:p>
          </table:table-cell>
          <table:table-cell table:formula="of:=VLOOKUP([kokku.A309];[res.A$1:.E$1048576];2;0)" office:value-type="string" office:string-value="" calcext:value-type="error">
            <text:p>#N/A</text:p>
          </table:table-cell>
          <table:table-cell table:formula="of:=VLOOKUP([kokku.A309];[ares.A$1:.E$1048576];3;0)" office:value-type="float" office:value="438" calcext:value-type="float">
            <text:p>438</text:p>
          </table:table-cell>
          <table:table-cell table:formula="of:=VLOOKUP([kokku.A309];[ares.A$1:.E$1048576];4;0)" office:value-type="float" office:value="1" calcext:value-type="float">
            <text:p>1</text:p>
          </table:table-cell>
          <table:table-cell table:formula="of:=VLOOKUP([kokku.A309];[ares.A$1:.E$1048576];5;0)" office:value-type="float" office:value="126" calcext:value-type="float">
            <text:p>126</text:p>
          </table:table-cell>
        </table:table-row>
        <table:table-row table:style-name="ro1">
          <table:table-cell table:formula="of:=[rk.A234]" office:value-type="float" office:value="335" calcext:value-type="float">
            <text:p>335</text:p>
          </table:table-cell>
          <table:table-cell table:formula="of:=VLOOKUP([kokku.A310];[rk.A$1:.D$1048576];3;0)" office:value-type="string" office:string-value="Enno Vinni" calcext:value-type="string">
            <text:p>Enno Vinni</text:p>
          </table:table-cell>
          <table:table-cell table:formula="of:=VLOOKUP([kokku.A310];[res.A$1:.D$1048576];3;0)" office:value-type="string" office:string-value="" calcext:value-type="error">
            <text:p>#N/A</text:p>
          </table:table-cell>
          <table:table-cell table:formula="of:=VLOOKUP([kokku.A310];[res.A$1:.E$1048576];2;0)" office:value-type="string" office:string-value="" calcext:value-type="error">
            <text:p>#N/A</text:p>
          </table:table-cell>
          <table:table-cell table:formula="of:=VLOOKUP([kokku.A310];[ares.A$1:.E$1048576];3;0)" office:value-type="float" office:value="243" calcext:value-type="float">
            <text:p>243</text:p>
          </table:table-cell>
          <table:table-cell table:formula="of:=VLOOKUP([kokku.A310];[ares.A$1:.E$1048576];4;0)" office:value-type="float" office:value="0" calcext:value-type="float">
            <text:p>0</text:p>
          </table:table-cell>
          <table:table-cell table:formula="of:=VLOOKUP([kokku.A310];[ares.A$1:.E$1048576];5;0)" office:value-type="float" office:value="84" calcext:value-type="float">
            <text:p>84</text:p>
          </table:table-cell>
        </table:table-row>
        <table:table-row table:style-name="ro1">
          <table:table-cell table:formula="of:=[rk.A235]" office:value-type="float" office:value="336" calcext:value-type="float">
            <text:p>336</text:p>
          </table:table-cell>
          <table:table-cell table:formula="of:=VLOOKUP([kokku.A311];[rk.A$1:.D$1048576];3;0)" office:value-type="string" office:string-value="Ain Seppik" calcext:value-type="string">
            <text:p>Ain Seppik</text:p>
          </table:table-cell>
          <table:table-cell table:formula="of:=VLOOKUP([kokku.A311];[res.A$1:.D$1048576];3;0)" office:value-type="string" office:string-value="" calcext:value-type="error">
            <text:p>#N/A</text:p>
          </table:table-cell>
          <table:table-cell table:formula="of:=VLOOKUP([kokku.A311];[res.A$1:.E$1048576];2;0)" office:value-type="string" office:string-value="" calcext:value-type="error">
            <text:p>#N/A</text:p>
          </table:table-cell>
          <table:table-cell table:formula="of:=VLOOKUP([kokku.A311];[ares.A$1:.E$1048576];3;0)" office:value-type="float" office:value="326" calcext:value-type="float">
            <text:p>326</text:p>
          </table:table-cell>
          <table:table-cell table:formula="of:=VLOOKUP([kokku.A311];[ares.A$1:.E$1048576];4;0)" office:value-type="float" office:value="0" calcext:value-type="float">
            <text:p>0</text:p>
          </table:table-cell>
          <table:table-cell table:formula="of:=VLOOKUP([kokku.A311];[ares.A$1:.E$1048576];5;0)" office:value-type="float" office:value="93" calcext:value-type="float">
            <text:p>93</text:p>
          </table:table-cell>
        </table:table-row>
        <table:table-row table:style-name="ro1">
          <table:table-cell table:formula="of:=[rk.A237]" office:value-type="float" office:value="338" calcext:value-type="float">
            <text:p>338</text:p>
          </table:table-cell>
          <table:table-cell table:formula="of:=VLOOKUP([kokku.A312];[rk.A$1:.D$1048576];3;0)" office:value-type="string" office:string-value="Kalle Jents" calcext:value-type="string">
            <text:p>Kalle Jents</text:p>
          </table:table-cell>
          <table:table-cell table:formula="of:=VLOOKUP([kokku.A312];[res.A$1:.D$1048576];3;0)" office:value-type="string" office:string-value="" calcext:value-type="error">
            <text:p>#N/A</text:p>
          </table:table-cell>
          <table:table-cell table:formula="of:=VLOOKUP([kokku.A312];[res.A$1:.E$1048576];2;0)" office:value-type="string" office:string-value="" calcext:value-type="error">
            <text:p>#N/A</text:p>
          </table:table-cell>
          <table:table-cell table:formula="of:=VLOOKUP([kokku.A312];[ares.A$1:.E$1048576];3;0)" office:value-type="float" office:value="704" calcext:value-type="float">
            <text:p>704</text:p>
          </table:table-cell>
          <table:table-cell table:formula="of:=VLOOKUP([kokku.A312];[ares.A$1:.E$1048576];4;0)" office:value-type="float" office:value="0" calcext:value-type="float">
            <text:p>0</text:p>
          </table:table-cell>
          <table:table-cell table:formula="of:=VLOOKUP([kokku.A312];[ares.A$1:.E$1048576];5;0)" office:value-type="float" office:value="218" calcext:value-type="float">
            <text:p>218</text:p>
          </table:table-cell>
        </table:table-row>
        <table:table-row table:style-name="ro1">
          <table:table-cell table:formula="of:=[rk.A239]" office:value-type="float" office:value="340" calcext:value-type="float">
            <text:p>340</text:p>
          </table:table-cell>
          <table:table-cell table:formula="of:=VLOOKUP([kokku.A313];[rk.A$1:.D$1048576];3;0)" office:value-type="string" office:string-value="Peep Aru" calcext:value-type="string">
            <text:p>Peep Aru</text:p>
          </table:table-cell>
          <table:table-cell table:formula="of:=VLOOKUP([kokku.A313];[res.A$1:.D$1048576];3;0)" office:value-type="string" office:string-value="" calcext:value-type="error">
            <text:p>#N/A</text:p>
          </table:table-cell>
          <table:table-cell table:formula="of:=VLOOKUP([kokku.A313];[res.A$1:.E$1048576];2;0)" office:value-type="string" office:string-value="" calcext:value-type="error">
            <text:p>#N/A</text:p>
          </table:table-cell>
          <table:table-cell table:formula="of:=VLOOKUP([kokku.A313];[ares.A$1:.E$1048576];3;0)" office:value-type="float" office:value="416" calcext:value-type="float">
            <text:p>416</text:p>
          </table:table-cell>
          <table:table-cell table:formula="of:=VLOOKUP([kokku.A313];[ares.A$1:.E$1048576];4;0)" office:value-type="float" office:value="0" calcext:value-type="float">
            <text:p>0</text:p>
          </table:table-cell>
          <table:table-cell table:formula="of:=VLOOKUP([kokku.A313];[ares.A$1:.E$1048576];5;0)" office:value-type="float" office:value="158" calcext:value-type="float">
            <text:p>158</text:p>
          </table:table-cell>
        </table:table-row>
        <table:table-row table:style-name="ro1">
          <table:table-cell table:formula="of:=[rk.A240]" office:value-type="float" office:value="341" calcext:value-type="float">
            <text:p>341</text:p>
          </table:table-cell>
          <table:table-cell table:formula="of:=VLOOKUP([kokku.A314];[rk.A$1:.D$1048576];3;0)" office:value-type="string" office:string-value="Kristjan Kõljalg" calcext:value-type="string">
            <text:p>Kristjan Kõljalg</text:p>
          </table:table-cell>
          <table:table-cell table:formula="of:=VLOOKUP([kokku.A314];[res.A$1:.D$1048576];3;0)" office:value-type="string" office:string-value="" calcext:value-type="error">
            <text:p>#N/A</text:p>
          </table:table-cell>
          <table:table-cell table:formula="of:=VLOOKUP([kokku.A314];[res.A$1:.E$1048576];2;0)" office:value-type="string" office:string-value="" calcext:value-type="error">
            <text:p>#N/A</text:p>
          </table:table-cell>
          <table:table-cell table:formula="of:=VLOOKUP([kokku.A314];[ares.A$1:.E$1048576];3;0)" office:value-type="float" office:value="714" calcext:value-type="float">
            <text:p>714</text:p>
          </table:table-cell>
          <table:table-cell table:formula="of:=VLOOKUP([kokku.A314];[ares.A$1:.E$1048576];4;0)" office:value-type="float" office:value="0" calcext:value-type="float">
            <text:p>0</text:p>
          </table:table-cell>
          <table:table-cell table:formula="of:=VLOOKUP([kokku.A314];[ares.A$1:.E$1048576];5;0)" office:value-type="float" office:value="302" calcext:value-type="float">
            <text:p>302</text:p>
          </table:table-cell>
        </table:table-row>
        <table:table-row table:style-name="ro1">
          <table:table-cell table:formula="of:=[rk.A241]" office:value-type="float" office:value="342" calcext:value-type="float">
            <text:p>342</text:p>
          </table:table-cell>
          <table:table-cell table:formula="of:=VLOOKUP([kokku.A315];[rk.A$1:.D$1048576];3;0)" office:value-type="string" office:string-value="Madis Timpson" calcext:value-type="string">
            <text:p>Madis Timpson</text:p>
          </table:table-cell>
          <table:table-cell table:formula="of:=VLOOKUP([kokku.A315];[res.A$1:.D$1048576];3;0)" office:value-type="string" office:string-value="" calcext:value-type="error">
            <text:p>#N/A</text:p>
          </table:table-cell>
          <table:table-cell table:formula="of:=VLOOKUP([kokku.A315];[res.A$1:.E$1048576];2;0)" office:value-type="string" office:string-value="" calcext:value-type="error">
            <text:p>#N/A</text:p>
          </table:table-cell>
          <table:table-cell table:formula="of:=VLOOKUP([kokku.A315];[ares.A$1:.E$1048576];3;0)" office:value-type="float" office:value="430" calcext:value-type="float">
            <text:p>430</text:p>
          </table:table-cell>
          <table:table-cell table:formula="of:=VLOOKUP([kokku.A315];[ares.A$1:.E$1048576];4;0)" office:value-type="float" office:value="0" calcext:value-type="float">
            <text:p>0</text:p>
          </table:table-cell>
          <table:table-cell table:formula="of:=VLOOKUP([kokku.A315];[ares.A$1:.E$1048576];5;0)" office:value-type="float" office:value="147" calcext:value-type="float">
            <text:p>147</text:p>
          </table:table-cell>
        </table:table-row>
        <table:table-row table:style-name="ro1">
          <table:table-cell table:formula="of:=[rk.A242]" office:value-type="float" office:value="344" calcext:value-type="float">
            <text:p>344</text:p>
          </table:table-cell>
          <table:table-cell table:formula="of:=VLOOKUP([kokku.A316];[rk.A$1:.D$1048576];3;0)" office:value-type="string" office:string-value="Rait Pihelgas" calcext:value-type="string">
            <text:p>Rait Pihelgas</text:p>
          </table:table-cell>
          <table:table-cell table:formula="of:=VLOOKUP([kokku.A316];[res.A$1:.D$1048576];3;0)" office:value-type="string" office:string-value="" calcext:value-type="error">
            <text:p>#N/A</text:p>
          </table:table-cell>
          <table:table-cell table:formula="of:=VLOOKUP([kokku.A316];[res.A$1:.E$1048576];2;0)" office:value-type="string" office:string-value="" calcext:value-type="error">
            <text:p>#N/A</text:p>
          </table:table-cell>
          <table:table-cell table:formula="of:=VLOOKUP([kokku.A316];[ares.A$1:.E$1048576];3;0)" office:value-type="float" office:value="409" calcext:value-type="float">
            <text:p>409</text:p>
          </table:table-cell>
          <table:table-cell table:formula="of:=VLOOKUP([kokku.A316];[ares.A$1:.E$1048576];4;0)" office:value-type="float" office:value="0" calcext:value-type="float">
            <text:p>0</text:p>
          </table:table-cell>
          <table:table-cell table:formula="of:=VLOOKUP([kokku.A316];[ares.A$1:.E$1048576];5;0)" office:value-type="float" office:value="159" calcext:value-type="float">
            <text:p>159</text:p>
          </table:table-cell>
        </table:table-row>
        <table:table-row table:style-name="ro1">
          <table:table-cell table:formula="of:=[rk.A243]" office:value-type="float" office:value="345" calcext:value-type="float">
            <text:p>345</text:p>
          </table:table-cell>
          <table:table-cell table:formula="of:=VLOOKUP([kokku.A317];[rk.A$1:.D$1048576];3;0)" office:value-type="string" office:string-value="Tõnu Juul" calcext:value-type="string">
            <text:p>Tõnu Juul</text:p>
          </table:table-cell>
          <table:table-cell table:formula="of:=VLOOKUP([kokku.A317];[res.A$1:.D$1048576];3;0)" office:value-type="string" office:string-value="" calcext:value-type="error">
            <text:p>#N/A</text:p>
          </table:table-cell>
          <table:table-cell table:formula="of:=VLOOKUP([kokku.A317];[res.A$1:.E$1048576];2;0)" office:value-type="string" office:string-value="" calcext:value-type="error">
            <text:p>#N/A</text:p>
          </table:table-cell>
          <table:table-cell table:formula="of:=VLOOKUP([kokku.A317];[ares.A$1:.E$1048576];3;0)" office:value-type="float" office:value="521" calcext:value-type="float">
            <text:p>521</text:p>
          </table:table-cell>
          <table:table-cell table:formula="of:=VLOOKUP([kokku.A317];[ares.A$1:.E$1048576];4;0)" office:value-type="float" office:value="2" calcext:value-type="float">
            <text:p>2</text:p>
          </table:table-cell>
          <table:table-cell table:formula="of:=VLOOKUP([kokku.A317];[ares.A$1:.E$1048576];5;0)" office:value-type="float" office:value="108" calcext:value-type="float">
            <text:p>108</text:p>
          </table:table-cell>
        </table:table-row>
        <table:table-row table:style-name="ro1">
          <table:table-cell table:formula="of:=[rk.A246]" office:value-type="float" office:value="348" calcext:value-type="float">
            <text:p>348</text:p>
          </table:table-cell>
          <table:table-cell table:formula="of:=VLOOKUP([kokku.A318];[rk.A$1:.D$1048576];3;0)" office:value-type="string" office:string-value="Mati Raidma" calcext:value-type="string">
            <text:p>Mati Raidma</text:p>
          </table:table-cell>
          <table:table-cell table:formula="of:=VLOOKUP([kokku.A318];[res.A$1:.D$1048576];3;0)" office:value-type="string" office:string-value="" calcext:value-type="error">
            <text:p>#N/A</text:p>
          </table:table-cell>
          <table:table-cell table:formula="of:=VLOOKUP([kokku.A318];[res.A$1:.E$1048576];2;0)" office:value-type="string" office:string-value="" calcext:value-type="error">
            <text:p>#N/A</text:p>
          </table:table-cell>
          <table:table-cell table:formula="of:=VLOOKUP([kokku.A318];[ares.A$1:.E$1048576];3;0)" office:value-type="float" office:value="959" calcext:value-type="float">
            <text:p>959</text:p>
          </table:table-cell>
          <table:table-cell table:formula="of:=VLOOKUP([kokku.A318];[ares.A$1:.E$1048576];4;0)" office:value-type="float" office:value="1" calcext:value-type="float">
            <text:p>1</text:p>
          </table:table-cell>
          <table:table-cell table:formula="of:=VLOOKUP([kokku.A318];[ares.A$1:.E$1048576];5;0)" office:value-type="float" office:value="397" calcext:value-type="float">
            <text:p>397</text:p>
          </table:table-cell>
        </table:table-row>
        <table:table-row table:style-name="ro1">
          <table:table-cell table:formula="of:=[rk.A248]" office:value-type="float" office:value="350" calcext:value-type="float">
            <text:p>350</text:p>
          </table:table-cell>
          <table:table-cell table:formula="of:=VLOOKUP([kokku.A319];[rk.A$1:.D$1048576];3;0)" office:value-type="string" office:string-value="Reno Laidre" calcext:value-type="string">
            <text:p>Reno Laidre</text:p>
          </table:table-cell>
          <table:table-cell table:formula="of:=VLOOKUP([kokku.A319];[res.A$1:.D$1048576];3;0)" office:value-type="string" office:string-value="" calcext:value-type="error">
            <text:p>#N/A</text:p>
          </table:table-cell>
          <table:table-cell table:formula="of:=VLOOKUP([kokku.A319];[res.A$1:.E$1048576];2;0)" office:value-type="string" office:string-value="" calcext:value-type="error">
            <text:p>#N/A</text:p>
          </table:table-cell>
          <table:table-cell table:formula="of:=VLOOKUP([kokku.A319];[ares.A$1:.E$1048576];3;0)" office:value-type="float" office:value="544" calcext:value-type="float">
            <text:p>544</text:p>
          </table:table-cell>
          <table:table-cell table:formula="of:=VLOOKUP([kokku.A319];[ares.A$1:.E$1048576];4;0)" office:value-type="float" office:value="1" calcext:value-type="float">
            <text:p>1</text:p>
          </table:table-cell>
          <table:table-cell table:formula="of:=VLOOKUP([kokku.A319];[ares.A$1:.E$1048576];5;0)" office:value-type="float" office:value="246" calcext:value-type="float">
            <text:p>246</text:p>
          </table:table-cell>
        </table:table-row>
        <table:table-row table:style-name="ro1">
          <table:table-cell table:formula="of:=[rk.A249]" office:value-type="float" office:value="351" calcext:value-type="float">
            <text:p>351</text:p>
          </table:table-cell>
          <table:table-cell table:formula="of:=VLOOKUP([kokku.A320];[rk.A$1:.D$1048576];3;0)" office:value-type="string" office:string-value="Viktor Svjatõšev" calcext:value-type="string">
            <text:p>Viktor Svjatõšev</text:p>
          </table:table-cell>
          <table:table-cell table:formula="of:=VLOOKUP([kokku.A320];[res.A$1:.D$1048576];3;0)" office:value-type="string" office:string-value="" calcext:value-type="error">
            <text:p>#N/A</text:p>
          </table:table-cell>
          <table:table-cell table:formula="of:=VLOOKUP([kokku.A320];[res.A$1:.E$1048576];2;0)" office:value-type="string" office:string-value="" calcext:value-type="error">
            <text:p>#N/A</text:p>
          </table:table-cell>
          <table:table-cell table:formula="of:=VLOOKUP([kokku.A320];[ares.A$1:.E$1048576];3;0)" office:value-type="float" office:value="297" calcext:value-type="float">
            <text:p>297</text:p>
          </table:table-cell>
          <table:table-cell table:formula="of:=VLOOKUP([kokku.A320];[ares.A$1:.E$1048576];4;0)" office:value-type="float" office:value="3" calcext:value-type="float">
            <text:p>3</text:p>
          </table:table-cell>
          <table:table-cell table:formula="of:=VLOOKUP([kokku.A320];[ares.A$1:.E$1048576];5;0)" office:value-type="float" office:value="104" calcext:value-type="float">
            <text:p>104</text:p>
          </table:table-cell>
        </table:table-row>
        <table:table-row table:style-name="ro1">
          <table:table-cell table:formula="of:=[rk.A250]" office:value-type="float" office:value="352" calcext:value-type="float">
            <text:p>352</text:p>
          </table:table-cell>
          <table:table-cell table:formula="of:=VLOOKUP([kokku.A321];[rk.A$1:.D$1048576];3;0)" office:value-type="string" office:string-value="Toomas Järveoja" calcext:value-type="string">
            <text:p>Toomas Järveoja</text:p>
          </table:table-cell>
          <table:table-cell table:formula="of:=VLOOKUP([kokku.A321];[res.A$1:.D$1048576];3;0)" office:value-type="string" office:string-value="" calcext:value-type="error">
            <text:p>#N/A</text:p>
          </table:table-cell>
          <table:table-cell table:formula="of:=VLOOKUP([kokku.A321];[res.A$1:.E$1048576];2;0)" office:value-type="string" office:string-value="" calcext:value-type="error">
            <text:p>#N/A</text:p>
          </table:table-cell>
          <table:table-cell table:formula="of:=VLOOKUP([kokku.A321];[ares.A$1:.E$1048576];3;0)" office:value-type="float" office:value="853" calcext:value-type="float">
            <text:p>853</text:p>
          </table:table-cell>
          <table:table-cell table:formula="of:=VLOOKUP([kokku.A321];[ares.A$1:.E$1048576];4;0)" office:value-type="float" office:value="0" calcext:value-type="float">
            <text:p>0</text:p>
          </table:table-cell>
          <table:table-cell table:formula="of:=VLOOKUP([kokku.A321];[ares.A$1:.E$1048576];5;0)" office:value-type="float" office:value="295" calcext:value-type="float">
            <text:p>295</text:p>
          </table:table-cell>
        </table:table-row>
        <table:table-row table:style-name="ro1">
          <table:table-cell table:formula="of:=[rk.A251]" office:value-type="float" office:value="353" calcext:value-type="float">
            <text:p>353</text:p>
          </table:table-cell>
          <table:table-cell table:formula="of:=VLOOKUP([kokku.A322];[rk.A$1:.D$1048576];3;0)" office:value-type="string" office:string-value="Kalmer Lain" calcext:value-type="string">
            <text:p>Kalmer Lain</text:p>
          </table:table-cell>
          <table:table-cell table:formula="of:=VLOOKUP([kokku.A322];[res.A$1:.D$1048576];3;0)" office:value-type="string" office:string-value="" calcext:value-type="error">
            <text:p>#N/A</text:p>
          </table:table-cell>
          <table:table-cell table:formula="of:=VLOOKUP([kokku.A322];[res.A$1:.E$1048576];2;0)" office:value-type="string" office:string-value="" calcext:value-type="error">
            <text:p>#N/A</text:p>
          </table:table-cell>
          <table:table-cell table:formula="of:=VLOOKUP([kokku.A322];[ares.A$1:.E$1048576];3;0)" office:value-type="float" office:value="319" calcext:value-type="float">
            <text:p>319</text:p>
          </table:table-cell>
          <table:table-cell table:formula="of:=VLOOKUP([kokku.A322];[ares.A$1:.E$1048576];4;0)" office:value-type="float" office:value="0" calcext:value-type="float">
            <text:p>0</text:p>
          </table:table-cell>
          <table:table-cell table:formula="of:=VLOOKUP([kokku.A322];[ares.A$1:.E$1048576];5;0)" office:value-type="float" office:value="102" calcext:value-type="float">
            <text:p>102</text:p>
          </table:table-cell>
        </table:table-row>
        <table:table-row table:style-name="ro1">
          <table:table-cell table:formula="of:=[rk.A252]" office:value-type="float" office:value="354" calcext:value-type="float">
            <text:p>354</text:p>
          </table:table-cell>
          <table:table-cell table:formula="of:=VLOOKUP([kokku.A323];[rk.A$1:.D$1048576];3;0)" office:value-type="string" office:string-value="Kaisa Edenberg" calcext:value-type="string">
            <text:p>Kaisa Edenberg</text:p>
          </table:table-cell>
          <table:table-cell table:formula="of:=VLOOKUP([kokku.A323];[res.A$1:.D$1048576];3;0)" office:value-type="string" office:string-value="" calcext:value-type="error">
            <text:p>#N/A</text:p>
          </table:table-cell>
          <table:table-cell table:formula="of:=VLOOKUP([kokku.A323];[res.A$1:.E$1048576];2;0)" office:value-type="string" office:string-value="" calcext:value-type="error">
            <text:p>#N/A</text:p>
          </table:table-cell>
          <table:table-cell table:formula="of:=VLOOKUP([kokku.A323];[ares.A$1:.E$1048576];3;0)" office:value-type="float" office:value="262" calcext:value-type="float">
            <text:p>262</text:p>
          </table:table-cell>
          <table:table-cell table:formula="of:=VLOOKUP([kokku.A323];[ares.A$1:.E$1048576];4;0)" office:value-type="float" office:value="1" calcext:value-type="float">
            <text:p>1</text:p>
          </table:table-cell>
          <table:table-cell table:formula="of:=VLOOKUP([kokku.A323];[ares.A$1:.E$1048576];5;0)" office:value-type="float" office:value="113" calcext:value-type="float">
            <text:p>113</text:p>
          </table:table-cell>
        </table:table-row>
        <table:table-row table:style-name="ro1">
          <table:table-cell table:formula="of:=[rk.A253]" office:value-type="float" office:value="355" calcext:value-type="float">
            <text:p>355</text:p>
          </table:table-cell>
          <table:table-cell table:formula="of:=VLOOKUP([kokku.A324];[rk.A$1:.D$1048576];3;0)" office:value-type="string" office:string-value="Raivo Vadi" calcext:value-type="string">
            <text:p>Raivo Vadi</text:p>
          </table:table-cell>
          <table:table-cell table:formula="of:=VLOOKUP([kokku.A324];[res.A$1:.D$1048576];3;0)" office:value-type="string" office:string-value="" calcext:value-type="error">
            <text:p>#N/A</text:p>
          </table:table-cell>
          <table:table-cell table:formula="of:=VLOOKUP([kokku.A324];[res.A$1:.E$1048576];2;0)" office:value-type="string" office:string-value="" calcext:value-type="error">
            <text:p>#N/A</text:p>
          </table:table-cell>
          <table:table-cell table:formula="of:=VLOOKUP([kokku.A324];[ares.A$1:.E$1048576];3;0)" office:value-type="float" office:value="172" calcext:value-type="float">
            <text:p>172</text:p>
          </table:table-cell>
          <table:table-cell table:formula="of:=VLOOKUP([kokku.A324];[ares.A$1:.E$1048576];4;0)" office:value-type="float" office:value="0" calcext:value-type="float">
            <text:p>0</text:p>
          </table:table-cell>
          <table:table-cell table:formula="of:=VLOOKUP([kokku.A324];[ares.A$1:.E$1048576];5;0)" office:value-type="float" office:value="59" calcext:value-type="float">
            <text:p>59</text:p>
          </table:table-cell>
        </table:table-row>
        <table:table-row table:style-name="ro1">
          <table:table-cell table:formula="of:=[rk.A257]" office:value-type="float" office:value="359" calcext:value-type="float">
            <text:p>359</text:p>
          </table:table-cell>
          <table:table-cell table:formula="of:=VLOOKUP([kokku.A325];[rk.A$1:.D$1048576];3;0)" office:value-type="string" office:string-value="Rait Maruste" calcext:value-type="string">
            <text:p>Rait Maruste</text:p>
          </table:table-cell>
          <table:table-cell table:formula="of:=VLOOKUP([kokku.A325];[res.A$1:.D$1048576];3;0)" office:value-type="string" office:string-value="" calcext:value-type="error">
            <text:p>#N/A</text:p>
          </table:table-cell>
          <table:table-cell table:formula="of:=VLOOKUP([kokku.A325];[res.A$1:.E$1048576];2;0)" office:value-type="string" office:string-value="" calcext:value-type="error">
            <text:p>#N/A</text:p>
          </table:table-cell>
          <table:table-cell table:formula="of:=VLOOKUP([kokku.A325];[ares.A$1:.E$1048576];3;0)" office:value-type="float" office:value="808" calcext:value-type="float">
            <text:p>808</text:p>
          </table:table-cell>
          <table:table-cell table:formula="of:=VLOOKUP([kokku.A325];[ares.A$1:.E$1048576];4;0)" office:value-type="float" office:value="5" calcext:value-type="float">
            <text:p>5</text:p>
          </table:table-cell>
          <table:table-cell table:formula="of:=VLOOKUP([kokku.A325];[ares.A$1:.E$1048576];5;0)" office:value-type="float" office:value="344" calcext:value-type="float">
            <text:p>344</text:p>
          </table:table-cell>
        </table:table-row>
        <table:table-row table:style-name="ro1">
          <table:table-cell table:formula="of:=[rk.A258]" office:value-type="float" office:value="360" calcext:value-type="float">
            <text:p>360</text:p>
          </table:table-cell>
          <table:table-cell table:formula="of:=VLOOKUP([kokku.A326];[rk.A$1:.D$1048576];3;0)" office:value-type="string" office:string-value="Margus Hanson" calcext:value-type="string">
            <text:p>Margus Hanson</text:p>
          </table:table-cell>
          <table:table-cell table:formula="of:=VLOOKUP([kokku.A326];[res.A$1:.D$1048576];3;0)" office:value-type="string" office:string-value="" calcext:value-type="error">
            <text:p>#N/A</text:p>
          </table:table-cell>
          <table:table-cell table:formula="of:=VLOOKUP([kokku.A326];[res.A$1:.E$1048576];2;0)" office:value-type="string" office:string-value="" calcext:value-type="error">
            <text:p>#N/A</text:p>
          </table:table-cell>
          <table:table-cell table:formula="of:=VLOOKUP([kokku.A326];[ares.A$1:.E$1048576];3;0)" office:value-type="float" office:value="733" calcext:value-type="float">
            <text:p>733</text:p>
          </table:table-cell>
          <table:table-cell table:formula="of:=VLOOKUP([kokku.A326];[ares.A$1:.E$1048576];4;0)" office:value-type="float" office:value="1" calcext:value-type="float">
            <text:p>1</text:p>
          </table:table-cell>
          <table:table-cell table:formula="of:=VLOOKUP([kokku.A326];[ares.A$1:.E$1048576];5;0)" office:value-type="float" office:value="243" calcext:value-type="float">
            <text:p>243</text:p>
          </table:table-cell>
        </table:table-row>
        <table:table-row table:style-name="ro1">
          <table:table-cell table:formula="of:=[rk.A259]" office:value-type="float" office:value="361" calcext:value-type="float">
            <text:p>361</text:p>
          </table:table-cell>
          <table:table-cell table:formula="of:=VLOOKUP([kokku.A327];[rk.A$1:.D$1048576];3;0)" office:value-type="string" office:string-value="Mihkel Lees" calcext:value-type="string">
            <text:p>Mihkel Lees</text:p>
          </table:table-cell>
          <table:table-cell table:formula="of:=VLOOKUP([kokku.A327];[res.A$1:.D$1048576];3;0)" office:value-type="string" office:string-value="" calcext:value-type="error">
            <text:p>#N/A</text:p>
          </table:table-cell>
          <table:table-cell table:formula="of:=VLOOKUP([kokku.A327];[res.A$1:.E$1048576];2;0)" office:value-type="string" office:string-value="" calcext:value-type="error">
            <text:p>#N/A</text:p>
          </table:table-cell>
          <table:table-cell table:formula="of:=VLOOKUP([kokku.A327];[ares.A$1:.E$1048576];3;0)" office:value-type="float" office:value="354" calcext:value-type="float">
            <text:p>354</text:p>
          </table:table-cell>
          <table:table-cell table:formula="of:=VLOOKUP([kokku.A327];[ares.A$1:.E$1048576];4;0)" office:value-type="float" office:value="0" calcext:value-type="float">
            <text:p>0</text:p>
          </table:table-cell>
          <table:table-cell table:formula="of:=VLOOKUP([kokku.A327];[ares.A$1:.E$1048576];5;0)" office:value-type="float" office:value="172" calcext:value-type="float">
            <text:p>172</text:p>
          </table:table-cell>
        </table:table-row>
        <table:table-row table:style-name="ro1">
          <table:table-cell table:formula="of:=[rk.A260]" office:value-type="float" office:value="362" calcext:value-type="float">
            <text:p>362</text:p>
          </table:table-cell>
          <table:table-cell table:formula="of:=VLOOKUP([kokku.A328];[rk.A$1:.D$1048576];3;0)" office:value-type="string" office:string-value="Martin Parmas" calcext:value-type="string">
            <text:p>Martin Parmas</text:p>
          </table:table-cell>
          <table:table-cell table:formula="of:=VLOOKUP([kokku.A328];[res.A$1:.D$1048576];3;0)" office:value-type="string" office:string-value="" calcext:value-type="error">
            <text:p>#N/A</text:p>
          </table:table-cell>
          <table:table-cell table:formula="of:=VLOOKUP([kokku.A328];[res.A$1:.E$1048576];2;0)" office:value-type="string" office:string-value="" calcext:value-type="error">
            <text:p>#N/A</text:p>
          </table:table-cell>
          <table:table-cell table:formula="of:=VLOOKUP([kokku.A328];[ares.A$1:.E$1048576];3;0)" office:value-type="float" office:value="563" calcext:value-type="float">
            <text:p>563</text:p>
          </table:table-cell>
          <table:table-cell table:formula="of:=VLOOKUP([kokku.A328];[ares.A$1:.E$1048576];4;0)" office:value-type="float" office:value="2" calcext:value-type="float">
            <text:p>2</text:p>
          </table:table-cell>
          <table:table-cell table:formula="of:=VLOOKUP([kokku.A328];[ares.A$1:.E$1048576];5;0)" office:value-type="float" office:value="167" calcext:value-type="float">
            <text:p>167</text:p>
          </table:table-cell>
        </table:table-row>
        <table:table-row table:style-name="ro1">
          <table:table-cell table:formula="of:=[rk.A261]" office:value-type="float" office:value="363" calcext:value-type="float">
            <text:p>363</text:p>
          </table:table-cell>
          <table:table-cell table:formula="of:=VLOOKUP([kokku.A329];[rk.A$1:.D$1048576];3;0)" office:value-type="string" office:string-value="Triin Anette Kaasik" calcext:value-type="string">
            <text:p>Triin Anette Kaasik</text:p>
          </table:table-cell>
          <table:table-cell table:formula="of:=VLOOKUP([kokku.A329];[res.A$1:.D$1048576];3;0)" office:value-type="string" office:string-value="" calcext:value-type="error">
            <text:p>#N/A</text:p>
          </table:table-cell>
          <table:table-cell table:formula="of:=VLOOKUP([kokku.A329];[res.A$1:.E$1048576];2;0)" office:value-type="string" office:string-value="" calcext:value-type="error">
            <text:p>#N/A</text:p>
          </table:table-cell>
          <table:table-cell table:formula="of:=VLOOKUP([kokku.A329];[ares.A$1:.E$1048576];3;0)" office:value-type="float" office:value="253" calcext:value-type="float">
            <text:p>253</text:p>
          </table:table-cell>
          <table:table-cell table:formula="of:=VLOOKUP([kokku.A329];[ares.A$1:.E$1048576];4;0)" office:value-type="float" office:value="2" calcext:value-type="float">
            <text:p>2</text:p>
          </table:table-cell>
          <table:table-cell table:formula="of:=VLOOKUP([kokku.A329];[ares.A$1:.E$1048576];5;0)" office:value-type="float" office:value="111" calcext:value-type="float">
            <text:p>111</text:p>
          </table:table-cell>
        </table:table-row>
        <table:table-row table:style-name="ro1">
          <table:table-cell table:formula="of:=[rk.A262]" office:value-type="float" office:value="364" calcext:value-type="float">
            <text:p>364</text:p>
          </table:table-cell>
          <table:table-cell table:formula="of:=VLOOKUP([kokku.A330];[rk.A$1:.D$1048576];3;0)" office:value-type="string" office:string-value="Helmer Jõgi" calcext:value-type="string">
            <text:p>Helmer Jõgi</text:p>
          </table:table-cell>
          <table:table-cell table:formula="of:=VLOOKUP([kokku.A330];[res.A$1:.D$1048576];3;0)" office:value-type="string" office:string-value="" calcext:value-type="error">
            <text:p>#N/A</text:p>
          </table:table-cell>
          <table:table-cell table:formula="of:=VLOOKUP([kokku.A330];[res.A$1:.E$1048576];2;0)" office:value-type="string" office:string-value="" calcext:value-type="error">
            <text:p>#N/A</text:p>
          </table:table-cell>
          <table:table-cell table:formula="of:=VLOOKUP([kokku.A330];[ares.A$1:.E$1048576];3;0)" office:value-type="float" office:value="243" calcext:value-type="float">
            <text:p>243</text:p>
          </table:table-cell>
          <table:table-cell table:formula="of:=VLOOKUP([kokku.A330];[ares.A$1:.E$1048576];4;0)" office:value-type="float" office:value="0" calcext:value-type="float">
            <text:p>0</text:p>
          </table:table-cell>
          <table:table-cell table:formula="of:=VLOOKUP([kokku.A330];[ares.A$1:.E$1048576];5;0)" office:value-type="float" office:value="114" calcext:value-type="float">
            <text:p>114</text:p>
          </table:table-cell>
        </table:table-row>
        <table:table-row table:style-name="ro1">
          <table:table-cell table:formula="of:=[rk.A263]" office:value-type="float" office:value="365" calcext:value-type="float">
            <text:p>365</text:p>
          </table:table-cell>
          <table:table-cell table:formula="of:=VLOOKUP([kokku.A331];[rk.A$1:.D$1048576];3;0)" office:value-type="string" office:string-value="Valvo Semilarski" calcext:value-type="string">
            <text:p>Valvo Semilarski</text:p>
          </table:table-cell>
          <table:table-cell table:formula="of:=VLOOKUP([kokku.A331];[res.A$1:.D$1048576];3;0)" office:value-type="string" office:string-value="" calcext:value-type="error">
            <text:p>#N/A</text:p>
          </table:table-cell>
          <table:table-cell table:formula="of:=VLOOKUP([kokku.A331];[res.A$1:.E$1048576];2;0)" office:value-type="string" office:string-value="" calcext:value-type="error">
            <text:p>#N/A</text:p>
          </table:table-cell>
          <table:table-cell table:formula="of:=VLOOKUP([kokku.A331];[ares.A$1:.E$1048576];3;0)" office:value-type="float" office:value="412" calcext:value-type="float">
            <text:p>412</text:p>
          </table:table-cell>
          <table:table-cell table:formula="of:=VLOOKUP([kokku.A331];[ares.A$1:.E$1048576];4;0)" office:value-type="float" office:value="0" calcext:value-type="float">
            <text:p>0</text:p>
          </table:table-cell>
          <table:table-cell table:formula="of:=VLOOKUP([kokku.A331];[ares.A$1:.E$1048576];5;0)" office:value-type="float" office:value="151" calcext:value-type="float">
            <text:p>151</text:p>
          </table:table-cell>
        </table:table-row>
        <table:table-row table:style-name="ro1">
          <table:table-cell table:formula="of:=[rk.A266]" office:value-type="float" office:value="368" calcext:value-type="float">
            <text:p>368</text:p>
          </table:table-cell>
          <table:table-cell table:formula="of:=VLOOKUP([kokku.A332];[rk.A$1:.D$1048576];3;0)" office:value-type="string" office:string-value="Meelis Mälberg" calcext:value-type="string">
            <text:p>Meelis Mälberg</text:p>
          </table:table-cell>
          <table:table-cell table:formula="of:=VLOOKUP([kokku.A332];[res.A$1:.D$1048576];3;0)" office:value-type="string" office:string-value="" calcext:value-type="error">
            <text:p>#N/A</text:p>
          </table:table-cell>
          <table:table-cell table:formula="of:=VLOOKUP([kokku.A332];[res.A$1:.E$1048576];2;0)" office:value-type="string" office:string-value="" calcext:value-type="error">
            <text:p>#N/A</text:p>
          </table:table-cell>
          <table:table-cell table:formula="of:=VLOOKUP([kokku.A332];[ares.A$1:.E$1048576];3;0)" office:value-type="float" office:value="1040" calcext:value-type="float">
            <text:p>1040</text:p>
          </table:table-cell>
          <table:table-cell table:formula="of:=VLOOKUP([kokku.A332];[ares.A$1:.E$1048576];4;0)" office:value-type="float" office:value="1" calcext:value-type="float">
            <text:p>1</text:p>
          </table:table-cell>
          <table:table-cell table:formula="of:=VLOOKUP([kokku.A332];[ares.A$1:.E$1048576];5;0)" office:value-type="float" office:value="338" calcext:value-type="float">
            <text:p>338</text:p>
          </table:table-cell>
        </table:table-row>
        <table:table-row table:style-name="ro1">
          <table:table-cell table:formula="of:=[rk.A267]" office:value-type="float" office:value="369" calcext:value-type="float">
            <text:p>369</text:p>
          </table:table-cell>
          <table:table-cell table:formula="of:=VLOOKUP([kokku.A333];[rk.A$1:.D$1048576];3;0)" office:value-type="string" office:string-value="Margus Lepik" calcext:value-type="string">
            <text:p>Margus Lepik</text:p>
          </table:table-cell>
          <table:table-cell table:formula="of:=VLOOKUP([kokku.A333];[res.A$1:.D$1048576];3;0)" office:value-type="string" office:string-value="" calcext:value-type="error">
            <text:p>#N/A</text:p>
          </table:table-cell>
          <table:table-cell table:formula="of:=VLOOKUP([kokku.A333];[res.A$1:.E$1048576];2;0)" office:value-type="string" office:string-value="" calcext:value-type="error">
            <text:p>#N/A</text:p>
          </table:table-cell>
          <table:table-cell table:formula="of:=VLOOKUP([kokku.A333];[ares.A$1:.E$1048576];3;0)" office:value-type="float" office:value="782" calcext:value-type="float">
            <text:p>782</text:p>
          </table:table-cell>
          <table:table-cell table:formula="of:=VLOOKUP([kokku.A333];[ares.A$1:.E$1048576];4;0)" office:value-type="float" office:value="1" calcext:value-type="float">
            <text:p>1</text:p>
          </table:table-cell>
          <table:table-cell table:formula="of:=VLOOKUP([kokku.A333];[ares.A$1:.E$1048576];5;0)" office:value-type="float" office:value="291" calcext:value-type="float">
            <text:p>291</text:p>
          </table:table-cell>
        </table:table-row>
        <table:table-row table:style-name="ro1">
          <table:table-cell table:formula="of:=[rk.A268]" office:value-type="float" office:value="370" calcext:value-type="float">
            <text:p>370</text:p>
          </table:table-cell>
          <table:table-cell table:formula="of:=VLOOKUP([kokku.A334];[rk.A$1:.D$1048576];3;0)" office:value-type="string" office:string-value="Aivar Rosenberg" calcext:value-type="string">
            <text:p>Aivar Rosenberg</text:p>
          </table:table-cell>
          <table:table-cell table:formula="of:=VLOOKUP([kokku.A334];[res.A$1:.D$1048576];3;0)" office:value-type="string" office:string-value="" calcext:value-type="error">
            <text:p>#N/A</text:p>
          </table:table-cell>
          <table:table-cell table:formula="of:=VLOOKUP([kokku.A334];[res.A$1:.E$1048576];2;0)" office:value-type="string" office:string-value="" calcext:value-type="error">
            <text:p>#N/A</text:p>
          </table:table-cell>
          <table:table-cell table:formula="of:=VLOOKUP([kokku.A334];[ares.A$1:.E$1048576];3;0)" office:value-type="float" office:value="645" calcext:value-type="float">
            <text:p>645</text:p>
          </table:table-cell>
          <table:table-cell table:formula="of:=VLOOKUP([kokku.A334];[ares.A$1:.E$1048576];4;0)" office:value-type="float" office:value="1" calcext:value-type="float">
            <text:p>1</text:p>
          </table:table-cell>
          <table:table-cell table:formula="of:=VLOOKUP([kokku.A334];[ares.A$1:.E$1048576];5;0)" office:value-type="float" office:value="195" calcext:value-type="float">
            <text:p>195</text:p>
          </table:table-cell>
        </table:table-row>
        <table:table-row table:style-name="ro1">
          <table:table-cell table:formula="of:=[rk.A269]" office:value-type="float" office:value="371" calcext:value-type="float">
            <text:p>371</text:p>
          </table:table-cell>
          <table:table-cell table:formula="of:=VLOOKUP([kokku.A335];[rk.A$1:.D$1048576];3;0)" office:value-type="string" office:string-value="Andrus Seeme" calcext:value-type="string">
            <text:p>Andrus Seeme</text:p>
          </table:table-cell>
          <table:table-cell table:formula="of:=VLOOKUP([kokku.A335];[res.A$1:.D$1048576];3;0)" office:value-type="string" office:string-value="" calcext:value-type="error">
            <text:p>#N/A</text:p>
          </table:table-cell>
          <table:table-cell table:formula="of:=VLOOKUP([kokku.A335];[res.A$1:.E$1048576];2;0)" office:value-type="string" office:string-value="" calcext:value-type="error">
            <text:p>#N/A</text:p>
          </table:table-cell>
          <table:table-cell table:formula="of:=VLOOKUP([kokku.A335];[ares.A$1:.E$1048576];3;0)" office:value-type="float" office:value="472" calcext:value-type="float">
            <text:p>472</text:p>
          </table:table-cell>
          <table:table-cell table:formula="of:=VLOOKUP([kokku.A335];[ares.A$1:.E$1048576];4;0)" office:value-type="float" office:value="0" calcext:value-type="float">
            <text:p>0</text:p>
          </table:table-cell>
          <table:table-cell table:formula="of:=VLOOKUP([kokku.A335];[ares.A$1:.E$1048576];5;0)" office:value-type="float" office:value="169" calcext:value-type="float">
            <text:p>169</text:p>
          </table:table-cell>
        </table:table-row>
        <table:table-row table:style-name="ro1">
          <table:table-cell table:formula="of:=[rk.A270]" office:value-type="float" office:value="372" calcext:value-type="float">
            <text:p>372</text:p>
          </table:table-cell>
          <table:table-cell table:formula="of:=VLOOKUP([kokku.A336];[rk.A$1:.D$1048576];3;0)" office:value-type="string" office:string-value="Agu Kabrits" calcext:value-type="string">
            <text:p>Agu Kabrits</text:p>
          </table:table-cell>
          <table:table-cell table:formula="of:=VLOOKUP([kokku.A336];[res.A$1:.D$1048576];3;0)" office:value-type="string" office:string-value="" calcext:value-type="error">
            <text:p>#N/A</text:p>
          </table:table-cell>
          <table:table-cell table:formula="of:=VLOOKUP([kokku.A336];[res.A$1:.E$1048576];2;0)" office:value-type="string" office:string-value="" calcext:value-type="error">
            <text:p>#N/A</text:p>
          </table:table-cell>
          <table:table-cell table:formula="of:=VLOOKUP([kokku.A336];[ares.A$1:.E$1048576];3;0)" office:value-type="float" office:value="519" calcext:value-type="float">
            <text:p>519</text:p>
          </table:table-cell>
          <table:table-cell table:formula="of:=VLOOKUP([kokku.A336];[ares.A$1:.E$1048576];4;0)" office:value-type="float" office:value="0" calcext:value-type="float">
            <text:p>0</text:p>
          </table:table-cell>
          <table:table-cell table:formula="of:=VLOOKUP([kokku.A336];[ares.A$1:.E$1048576];5;0)" office:value-type="float" office:value="115" calcext:value-type="float">
            <text:p>115</text:p>
          </table:table-cell>
        </table:table-row>
        <table:table-row table:style-name="ro1">
          <table:table-cell table:formula="of:=[rk.A271]" office:value-type="float" office:value="373" calcext:value-type="float">
            <text:p>373</text:p>
          </table:table-cell>
          <table:table-cell table:formula="of:=VLOOKUP([kokku.A337];[rk.A$1:.D$1048576];3;0)" office:value-type="string" office:string-value="Peeter Sibul" calcext:value-type="string">
            <text:p>Peeter Sibul</text:p>
          </table:table-cell>
          <table:table-cell table:formula="of:=VLOOKUP([kokku.A337];[res.A$1:.D$1048576];3;0)" office:value-type="string" office:string-value="" calcext:value-type="error">
            <text:p>#N/A</text:p>
          </table:table-cell>
          <table:table-cell table:formula="of:=VLOOKUP([kokku.A337];[res.A$1:.E$1048576];2;0)" office:value-type="string" office:string-value="" calcext:value-type="error">
            <text:p>#N/A</text:p>
          </table:table-cell>
          <table:table-cell table:formula="of:=VLOOKUP([kokku.A337];[ares.A$1:.E$1048576];3;0)" office:value-type="float" office:value="408" calcext:value-type="float">
            <text:p>408</text:p>
          </table:table-cell>
          <table:table-cell table:formula="of:=VLOOKUP([kokku.A337];[ares.A$1:.E$1048576];4;0)" office:value-type="float" office:value="4" calcext:value-type="float">
            <text:p>4</text:p>
          </table:table-cell>
          <table:table-cell table:formula="of:=VLOOKUP([kokku.A337];[ares.A$1:.E$1048576];5;0)" office:value-type="float" office:value="131" calcext:value-type="float">
            <text:p>131</text:p>
          </table:table-cell>
        </table:table-row>
        <table:table-row table:style-name="ro1">
          <table:table-cell table:formula="of:=[rk.A272]" office:value-type="float" office:value="374" calcext:value-type="float">
            <text:p>374</text:p>
          </table:table-cell>
          <table:table-cell table:formula="of:=VLOOKUP([kokku.A338];[rk.A$1:.D$1048576];3;0)" office:value-type="string" office:string-value="Jüri Kaver" calcext:value-type="string">
            <text:p>Jüri Kaver</text:p>
          </table:table-cell>
          <table:table-cell table:formula="of:=VLOOKUP([kokku.A338];[res.A$1:.D$1048576];3;0)" office:value-type="string" office:string-value="" calcext:value-type="error">
            <text:p>#N/A</text:p>
          </table:table-cell>
          <table:table-cell table:formula="of:=VLOOKUP([kokku.A338];[res.A$1:.E$1048576];2;0)" office:value-type="string" office:string-value="" calcext:value-type="error">
            <text:p>#N/A</text:p>
          </table:table-cell>
          <table:table-cell table:formula="of:=VLOOKUP([kokku.A338];[ares.A$1:.E$1048576];3;0)" office:value-type="float" office:value="395" calcext:value-type="float">
            <text:p>395</text:p>
          </table:table-cell>
          <table:table-cell table:formula="of:=VLOOKUP([kokku.A338];[ares.A$1:.E$1048576];4;0)" office:value-type="float" office:value="2" calcext:value-type="float">
            <text:p>2</text:p>
          </table:table-cell>
          <table:table-cell table:formula="of:=VLOOKUP([kokku.A338];[ares.A$1:.E$1048576];5;0)" office:value-type="float" office:value="129" calcext:value-type="float">
            <text:p>129</text:p>
          </table:table-cell>
        </table:table-row>
        <table:table-row table:style-name="ro1">
          <table:table-cell table:formula="of:=[rk.A273]" office:value-type="float" office:value="375" calcext:value-type="float">
            <text:p>375</text:p>
          </table:table-cell>
          <table:table-cell table:formula="of:=VLOOKUP([kokku.A339];[rk.A$1:.D$1048576];3;0)" office:value-type="string" office:string-value="Anti Haugas" calcext:value-type="string">
            <text:p>Anti Haugas</text:p>
          </table:table-cell>
          <table:table-cell table:formula="of:=VLOOKUP([kokku.A339];[res.A$1:.D$1048576];3;0)" office:value-type="string" office:string-value="" calcext:value-type="error">
            <text:p>#N/A</text:p>
          </table:table-cell>
          <table:table-cell table:formula="of:=VLOOKUP([kokku.A339];[res.A$1:.E$1048576];2;0)" office:value-type="string" office:string-value="" calcext:value-type="error">
            <text:p>#N/A</text:p>
          </table:table-cell>
          <table:table-cell table:formula="of:=VLOOKUP([kokku.A339];[ares.A$1:.E$1048576];3;0)" office:value-type="float" office:value="186" calcext:value-type="float">
            <text:p>186</text:p>
          </table:table-cell>
          <table:table-cell table:formula="of:=VLOOKUP([kokku.A339];[ares.A$1:.E$1048576];4;0)" office:value-type="float" office:value="0" calcext:value-type="float">
            <text:p>0</text:p>
          </table:table-cell>
          <table:table-cell table:formula="of:=VLOOKUP([kokku.A339];[ares.A$1:.E$1048576];5;0)" office:value-type="float" office:value="94" calcext:value-type="float">
            <text:p>94</text:p>
          </table:table-cell>
        </table:table-row>
        <table:table-row table:style-name="ro1">
          <table:table-cell table:formula="of:=[rk.A274]" office:value-type="float" office:value="376" calcext:value-type="float">
            <text:p>376</text:p>
          </table:table-cell>
          <table:table-cell table:formula="of:=VLOOKUP([kokku.A340];[rk.A$1:.D$1048576];3;0)" office:value-type="string" office:string-value="Liivi Maran" calcext:value-type="string">
            <text:p>Liivi Maran</text:p>
          </table:table-cell>
          <table:table-cell table:formula="of:=VLOOKUP([kokku.A340];[res.A$1:.D$1048576];3;0)" office:value-type="string" office:string-value="" calcext:value-type="error">
            <text:p>#N/A</text:p>
          </table:table-cell>
          <table:table-cell table:formula="of:=VLOOKUP([kokku.A340];[res.A$1:.E$1048576];2;0)" office:value-type="string" office:string-value="" calcext:value-type="error">
            <text:p>#N/A</text:p>
          </table:table-cell>
          <table:table-cell table:formula="of:=VLOOKUP([kokku.A340];[ares.A$1:.E$1048576];3;0)" office:value-type="float" office:value="384" calcext:value-type="float">
            <text:p>384</text:p>
          </table:table-cell>
          <table:table-cell table:formula="of:=VLOOKUP([kokku.A340];[ares.A$1:.E$1048576];4;0)" office:value-type="float" office:value="1" calcext:value-type="float">
            <text:p>1</text:p>
          </table:table-cell>
          <table:table-cell table:formula="of:=VLOOKUP([kokku.A340];[ares.A$1:.E$1048576];5;0)" office:value-type="float" office:value="112" calcext:value-type="float">
            <text:p>112</text:p>
          </table:table-cell>
        </table:table-row>
        <table:table-row table:style-name="ro1">
          <table:table-cell table:formula="of:=[rk.A277]" office:value-type="float" office:value="379" calcext:value-type="float">
            <text:p>379</text:p>
          </table:table-cell>
          <table:table-cell table:formula="of:=VLOOKUP([kokku.A341];[rk.A$1:.D$1048576];3;0)" office:value-type="string" office:string-value="Väino Linde" calcext:value-type="string">
            <text:p>Väino Linde</text:p>
          </table:table-cell>
          <table:table-cell table:formula="of:=VLOOKUP([kokku.A341];[res.A$1:.D$1048576];3;0)" office:value-type="string" office:string-value="" calcext:value-type="error">
            <text:p>#N/A</text:p>
          </table:table-cell>
          <table:table-cell table:formula="of:=VLOOKUP([kokku.A341];[res.A$1:.E$1048576];2;0)" office:value-type="string" office:string-value="" calcext:value-type="error">
            <text:p>#N/A</text:p>
          </table:table-cell>
          <table:table-cell table:formula="of:=VLOOKUP([kokku.A341];[ares.A$1:.E$1048576];3;0)" office:value-type="float" office:value="1206" calcext:value-type="float">
            <text:p>1206</text:p>
          </table:table-cell>
          <table:table-cell table:formula="of:=VLOOKUP([kokku.A341];[ares.A$1:.E$1048576];4;0)" office:value-type="float" office:value="1" calcext:value-type="float">
            <text:p>1</text:p>
          </table:table-cell>
          <table:table-cell table:formula="of:=VLOOKUP([kokku.A341];[ares.A$1:.E$1048576];5;0)" office:value-type="float" office:value="476" calcext:value-type="float">
            <text:p>476</text:p>
          </table:table-cell>
        </table:table-row>
        <table:table-row table:style-name="ro1">
          <table:table-cell table:formula="of:=[rk.A278]" office:value-type="float" office:value="380" calcext:value-type="float">
            <text:p>380</text:p>
          </table:table-cell>
          <table:table-cell table:formula="of:=VLOOKUP([kokku.A342];[rk.A$1:.D$1048576];3;0)" office:value-type="string" office:string-value="Väino Hallikmägi" calcext:value-type="string">
            <text:p>Väino Hallikmägi</text:p>
          </table:table-cell>
          <table:table-cell table:formula="of:=VLOOKUP([kokku.A342];[res.A$1:.D$1048576];3;0)" office:value-type="string" office:string-value="" calcext:value-type="error">
            <text:p>#N/A</text:p>
          </table:table-cell>
          <table:table-cell table:formula="of:=VLOOKUP([kokku.A342];[res.A$1:.E$1048576];2;0)" office:value-type="string" office:string-value="" calcext:value-type="error">
            <text:p>#N/A</text:p>
          </table:table-cell>
          <table:table-cell table:formula="of:=VLOOKUP([kokku.A342];[ares.A$1:.E$1048576];3;0)" office:value-type="float" office:value="293" calcext:value-type="float">
            <text:p>293</text:p>
          </table:table-cell>
          <table:table-cell table:formula="of:=VLOOKUP([kokku.A342];[ares.A$1:.E$1048576];4;0)" office:value-type="float" office:value="0" calcext:value-type="float">
            <text:p>0</text:p>
          </table:table-cell>
          <table:table-cell table:formula="of:=VLOOKUP([kokku.A342];[ares.A$1:.E$1048576];5;0)" office:value-type="float" office:value="121" calcext:value-type="float">
            <text:p>121</text:p>
          </table:table-cell>
        </table:table-row>
        <table:table-row table:style-name="ro1">
          <table:table-cell table:formula="of:=[rk.A279]" office:value-type="float" office:value="381" calcext:value-type="float">
            <text:p>381</text:p>
          </table:table-cell>
          <table:table-cell table:formula="of:=VLOOKUP([kokku.A343];[rk.A$1:.D$1048576];3;0)" office:value-type="string" office:string-value="Meeli Pärna" calcext:value-type="string">
            <text:p>Meeli Pärna</text:p>
          </table:table-cell>
          <table:table-cell table:formula="of:=VLOOKUP([kokku.A343];[res.A$1:.D$1048576];3;0)" office:value-type="string" office:string-value="" calcext:value-type="error">
            <text:p>#N/A</text:p>
          </table:table-cell>
          <table:table-cell table:formula="of:=VLOOKUP([kokku.A343];[res.A$1:.E$1048576];2;0)" office:value-type="string" office:string-value="" calcext:value-type="error">
            <text:p>#N/A</text:p>
          </table:table-cell>
          <table:table-cell table:formula="of:=VLOOKUP([kokku.A343];[ares.A$1:.E$1048576];3;0)" office:value-type="float" office:value="263" calcext:value-type="float">
            <text:p>263</text:p>
          </table:table-cell>
          <table:table-cell table:formula="of:=VLOOKUP([kokku.A343];[ares.A$1:.E$1048576];4;0)" office:value-type="float" office:value="0" calcext:value-type="float">
            <text:p>0</text:p>
          </table:table-cell>
          <table:table-cell table:formula="of:=VLOOKUP([kokku.A343];[ares.A$1:.E$1048576];5;0)" office:value-type="float" office:value="104" calcext:value-type="float">
            <text:p>104</text:p>
          </table:table-cell>
        </table:table-row>
        <table:table-row table:style-name="ro1">
          <table:table-cell table:formula="of:=[rk.A280]" office:value-type="float" office:value="382" calcext:value-type="float">
            <text:p>382</text:p>
          </table:table-cell>
          <table:table-cell table:formula="of:=VLOOKUP([kokku.A344];[rk.A$1:.D$1048576];3;0)" office:value-type="string" office:string-value="Riido Villup" calcext:value-type="string">
            <text:p>Riido Villup</text:p>
          </table:table-cell>
          <table:table-cell table:formula="of:=VLOOKUP([kokku.A344];[res.A$1:.D$1048576];3;0)" office:value-type="string" office:string-value="" calcext:value-type="error">
            <text:p>#N/A</text:p>
          </table:table-cell>
          <table:table-cell table:formula="of:=VLOOKUP([kokku.A344];[res.A$1:.E$1048576];2;0)" office:value-type="string" office:string-value="" calcext:value-type="error">
            <text:p>#N/A</text:p>
          </table:table-cell>
          <table:table-cell table:formula="of:=VLOOKUP([kokku.A344];[ares.A$1:.E$1048576];3;0)" office:value-type="float" office:value="202" calcext:value-type="float">
            <text:p>202</text:p>
          </table:table-cell>
          <table:table-cell table:formula="of:=VLOOKUP([kokku.A344];[ares.A$1:.E$1048576];4;0)" office:value-type="float" office:value="0" calcext:value-type="float">
            <text:p>0</text:p>
          </table:table-cell>
          <table:table-cell table:formula="of:=VLOOKUP([kokku.A344];[ares.A$1:.E$1048576];5;0)" office:value-type="float" office:value="69" calcext:value-type="float">
            <text:p>69</text:p>
          </table:table-cell>
        </table:table-row>
        <table:table-row table:style-name="ro1">
          <table:table-cell table:formula="of:=[rk.A281]" office:value-type="float" office:value="383" calcext:value-type="float">
            <text:p>383</text:p>
          </table:table-cell>
          <table:table-cell table:formula="of:=VLOOKUP([kokku.A345];[rk.A$1:.D$1048576];3;0)" office:value-type="string" office:string-value="Maarja Kõrv" calcext:value-type="string">
            <text:p>Maarja Kõrv</text:p>
          </table:table-cell>
          <table:table-cell table:formula="of:=VLOOKUP([kokku.A345];[res.A$1:.D$1048576];3;0)" office:value-type="string" office:string-value="" calcext:value-type="error">
            <text:p>#N/A</text:p>
          </table:table-cell>
          <table:table-cell table:formula="of:=VLOOKUP([kokku.A345];[res.A$1:.E$1048576];2;0)" office:value-type="string" office:string-value="" calcext:value-type="error">
            <text:p>#N/A</text:p>
          </table:table-cell>
          <table:table-cell table:formula="of:=VLOOKUP([kokku.A345];[ares.A$1:.E$1048576];3;0)" office:value-type="float" office:value="162" calcext:value-type="float">
            <text:p>162</text:p>
          </table:table-cell>
          <table:table-cell table:formula="of:=VLOOKUP([kokku.A345];[ares.A$1:.E$1048576];4;0)" office:value-type="float" office:value="0" calcext:value-type="float">
            <text:p>0</text:p>
          </table:table-cell>
          <table:table-cell table:formula="of:=VLOOKUP([kokku.A345];[ares.A$1:.E$1048576];5;0)" office:value-type="float" office:value="71" calcext:value-type="float">
            <text:p>71</text:p>
          </table:table-cell>
        </table:table-row>
        <table:table-row table:style-name="ro1">
          <table:table-cell table:formula="of:=[rk.A282]" office:value-type="float" office:value="384" calcext:value-type="float">
            <text:p>384</text:p>
          </table:table-cell>
          <table:table-cell table:formula="of:=VLOOKUP([kokku.A346];[rk.A$1:.D$1048576];3;0)" office:value-type="string" office:string-value="Kalev Päit" calcext:value-type="string">
            <text:p>Kalev Päit</text:p>
          </table:table-cell>
          <table:table-cell table:formula="of:=VLOOKUP([kokku.A346];[res.A$1:.D$1048576];3;0)" office:value-type="string" office:string-value="" calcext:value-type="error">
            <text:p>#N/A</text:p>
          </table:table-cell>
          <table:table-cell table:formula="of:=VLOOKUP([kokku.A346];[res.A$1:.E$1048576];2;0)" office:value-type="string" office:string-value="" calcext:value-type="error">
            <text:p>#N/A</text:p>
          </table:table-cell>
          <table:table-cell table:formula="of:=VLOOKUP([kokku.A346];[ares.A$1:.E$1048576];3;0)" office:value-type="float" office:value="96" calcext:value-type="float">
            <text:p>96</text:p>
          </table:table-cell>
          <table:table-cell table:formula="of:=VLOOKUP([kokku.A346];[ares.A$1:.E$1048576];4;0)" office:value-type="float" office:value="1" calcext:value-type="float">
            <text:p>1</text:p>
          </table:table-cell>
          <table:table-cell table:formula="of:=VLOOKUP([kokku.A346];[ares.A$1:.E$1048576];5;0)" office:value-type="float" office:value="33" calcext:value-type="float">
            <text:p>33</text:p>
          </table:table-cell>
        </table:table-row>
        <table:table-row table:style-name="ro1">
          <table:table-cell table:formula="of:=[rk.A283]" office:value-type="float" office:value="385" calcext:value-type="float">
            <text:p>385</text:p>
          </table:table-cell>
          <table:table-cell table:formula="of:=VLOOKUP([kokku.A347];[rk.A$1:.D$1048576];3;0)" office:value-type="string" office:string-value="Carmen Illak" calcext:value-type="string">
            <text:p>Carmen Illak</text:p>
          </table:table-cell>
          <table:table-cell table:formula="of:=VLOOKUP([kokku.A347];[res.A$1:.D$1048576];3;0)" office:value-type="string" office:string-value="" calcext:value-type="error">
            <text:p>#N/A</text:p>
          </table:table-cell>
          <table:table-cell table:formula="of:=VLOOKUP([kokku.A347];[res.A$1:.E$1048576];2;0)" office:value-type="string" office:string-value="" calcext:value-type="error">
            <text:p>#N/A</text:p>
          </table:table-cell>
          <table:table-cell table:formula="of:=VLOOKUP([kokku.A347];[ares.A$1:.E$1048576];3;0)" office:value-type="float" office:value="92" calcext:value-type="float">
            <text:p>92</text:p>
          </table:table-cell>
          <table:table-cell table:formula="of:=VLOOKUP([kokku.A347];[ares.A$1:.E$1048576];4;0)" office:value-type="float" office:value="0" calcext:value-type="float">
            <text:p>0</text:p>
          </table:table-cell>
          <table:table-cell table:formula="of:=VLOOKUP([kokku.A347];[ares.A$1:.E$1048576];5;0)" office:value-type="float" office:value="50" calcext:value-type="float">
            <text:p>50</text:p>
          </table:table-cell>
        </table:table-row>
        <table:table-row table:style-name="ro1">
          <table:table-cell table:formula="of:=[rk.A284]" office:value-type="float" office:value="386" calcext:value-type="float">
            <text:p>386</text:p>
          </table:table-cell>
          <table:table-cell table:formula="of:=VLOOKUP([kokku.A348];[rk.A$1:.D$1048576];3;0)" office:value-type="string" office:string-value="Kristjan Heamäe" calcext:value-type="string">
            <text:p>Kristjan Heamäe</text:p>
          </table:table-cell>
          <table:table-cell table:formula="of:=VLOOKUP([kokku.A348];[res.A$1:.D$1048576];3;0)" office:value-type="string" office:string-value="" calcext:value-type="error">
            <text:p>#N/A</text:p>
          </table:table-cell>
          <table:table-cell table:formula="of:=VLOOKUP([kokku.A348];[res.A$1:.E$1048576];2;0)" office:value-type="string" office:string-value="" calcext:value-type="error">
            <text:p>#N/A</text:p>
          </table:table-cell>
          <table:table-cell table:formula="of:=VLOOKUP([kokku.A348];[ares.A$1:.E$1048576];3;0)" office:value-type="float" office:value="167" calcext:value-type="float">
            <text:p>167</text:p>
          </table:table-cell>
          <table:table-cell table:formula="of:=VLOOKUP([kokku.A348];[ares.A$1:.E$1048576];4;0)" office:value-type="float" office:value="1" calcext:value-type="float">
            <text:p>1</text:p>
          </table:table-cell>
          <table:table-cell table:formula="of:=VLOOKUP([kokku.A348];[ares.A$1:.E$1048576];5;0)" office:value-type="float" office:value="63" calcext:value-type="float">
            <text:p>63</text:p>
          </table:table-cell>
        </table:table-row>
        <table:table-row table:style-name="ro1">
          <table:table-cell table:formula="of:=[rk.A286]" office:value-type="float" office:value="388" calcext:value-type="float">
            <text:p>388</text:p>
          </table:table-cell>
          <table:table-cell table:formula="of:=VLOOKUP([kokku.A349];[rk.A$1:.D$1048576];3;0)" office:value-type="string" office:string-value="Liisa-Ly Pakosta" calcext:value-type="string">
            <text:p>Liisa-Ly Pakosta</text:p>
          </table:table-cell>
          <table:table-cell table:formula="of:=VLOOKUP([kokku.A349];[res.A$1:.D$1048576];3;0)" office:value-type="string" office:string-value="" calcext:value-type="error">
            <text:p>#N/A</text:p>
          </table:table-cell>
          <table:table-cell table:formula="of:=VLOOKUP([kokku.A349];[res.A$1:.E$1048576];2;0)" office:value-type="string" office:string-value="" calcext:value-type="error">
            <text:p>#N/A</text:p>
          </table:table-cell>
          <table:table-cell table:formula="of:=VLOOKUP([kokku.A349];[ares.A$1:.E$1048576];3;0)" office:value-type="float" office:value="1808" calcext:value-type="float">
            <text:p>1808</text:p>
          </table:table-cell>
          <table:table-cell table:formula="of:=VLOOKUP([kokku.A349];[ares.A$1:.E$1048576];4;0)" office:value-type="float" office:value="13" calcext:value-type="float">
            <text:p>13</text:p>
          </table:table-cell>
          <table:table-cell table:formula="of:=VLOOKUP([kokku.A349];[ares.A$1:.E$1048576];5;0)" office:value-type="float" office:value="894" calcext:value-type="float">
            <text:p>894</text:p>
          </table:table-cell>
        </table:table-row>
        <table:table-row table:style-name="ro1">
          <table:table-cell table:formula="of:=[rk.A287]" office:value-type="float" office:value="389" calcext:value-type="float">
            <text:p>389</text:p>
          </table:table-cell>
          <table:table-cell table:formula="of:=VLOOKUP([kokku.A350];[rk.A$1:.D$1048576];3;0)" office:value-type="string" office:string-value="Tarmo Kruusimäe" calcext:value-type="string">
            <text:p>Tarmo Kruusimäe</text:p>
          </table:table-cell>
          <table:table-cell table:formula="of:=VLOOKUP([kokku.A350];[res.A$1:.D$1048576];3;0)" office:value-type="string" office:string-value="" calcext:value-type="error">
            <text:p>#N/A</text:p>
          </table:table-cell>
          <table:table-cell table:formula="of:=VLOOKUP([kokku.A350];[res.A$1:.E$1048576];2;0)" office:value-type="string" office:string-value="" calcext:value-type="error">
            <text:p>#N/A</text:p>
          </table:table-cell>
          <table:table-cell table:formula="of:=VLOOKUP([kokku.A350];[ares.A$1:.E$1048576];3;0)" office:value-type="float" office:value="1260" calcext:value-type="float">
            <text:p>1260</text:p>
          </table:table-cell>
          <table:table-cell table:formula="of:=VLOOKUP([kokku.A350];[ares.A$1:.E$1048576];4;0)" office:value-type="float" office:value="4" calcext:value-type="float">
            <text:p>4</text:p>
          </table:table-cell>
          <table:table-cell table:formula="of:=VLOOKUP([kokku.A350];[ares.A$1:.E$1048576];5;0)" office:value-type="float" office:value="618" calcext:value-type="float">
            <text:p>618</text:p>
          </table:table-cell>
        </table:table-row>
        <table:table-row table:style-name="ro1">
          <table:table-cell table:formula="of:=[rk.A288]" office:value-type="float" office:value="390" calcext:value-type="float">
            <text:p>390</text:p>
          </table:table-cell>
          <table:table-cell table:formula="of:=VLOOKUP([kokku.A351];[rk.A$1:.D$1048576];3;0)" office:value-type="string" office:string-value="Maksim Rogalski" calcext:value-type="string">
            <text:p>Maksim Rogalski</text:p>
          </table:table-cell>
          <table:table-cell table:formula="of:=VLOOKUP([kokku.A351];[res.A$1:.D$1048576];3;0)" office:value-type="string" office:string-value="" calcext:value-type="error">
            <text:p>#N/A</text:p>
          </table:table-cell>
          <table:table-cell table:formula="of:=VLOOKUP([kokku.A351];[res.A$1:.E$1048576];2;0)" office:value-type="string" office:string-value="" calcext:value-type="error">
            <text:p>#N/A</text:p>
          </table:table-cell>
          <table:table-cell table:formula="of:=VLOOKUP([kokku.A351];[ares.A$1:.E$1048576];3;0)" office:value-type="float" office:value="278" calcext:value-type="float">
            <text:p>278</text:p>
          </table:table-cell>
          <table:table-cell table:formula="of:=VLOOKUP([kokku.A351];[ares.A$1:.E$1048576];4;0)" office:value-type="float" office:value="0" calcext:value-type="float">
            <text:p>0</text:p>
          </table:table-cell>
          <table:table-cell table:formula="of:=VLOOKUP([kokku.A351];[ares.A$1:.E$1048576];5;0)" office:value-type="float" office:value="73" calcext:value-type="float">
            <text:p>73</text:p>
          </table:table-cell>
        </table:table-row>
        <table:table-row table:style-name="ro1">
          <table:table-cell table:formula="of:=[rk.A289]" office:value-type="float" office:value="391" calcext:value-type="float">
            <text:p>391</text:p>
          </table:table-cell>
          <table:table-cell table:formula="of:=VLOOKUP([kokku.A352];[rk.A$1:.D$1048576];3;0)" office:value-type="string" office:string-value="Diana Ingerainen" calcext:value-type="string">
            <text:p>Diana Ingerainen</text:p>
          </table:table-cell>
          <table:table-cell table:formula="of:=VLOOKUP([kokku.A352];[res.A$1:.D$1048576];3;0)" office:value-type="string" office:string-value="" calcext:value-type="error">
            <text:p>#N/A</text:p>
          </table:table-cell>
          <table:table-cell table:formula="of:=VLOOKUP([kokku.A352];[res.A$1:.E$1048576];2;0)" office:value-type="string" office:string-value="" calcext:value-type="error">
            <text:p>#N/A</text:p>
          </table:table-cell>
          <table:table-cell table:formula="of:=VLOOKUP([kokku.A352];[ares.A$1:.E$1048576];3;0)" office:value-type="float" office:value="288" calcext:value-type="float">
            <text:p>288</text:p>
          </table:table-cell>
          <table:table-cell table:formula="of:=VLOOKUP([kokku.A352];[ares.A$1:.E$1048576];4;0)" office:value-type="float" office:value="0" calcext:value-type="float">
            <text:p>0</text:p>
          </table:table-cell>
          <table:table-cell table:formula="of:=VLOOKUP([kokku.A352];[ares.A$1:.E$1048576];5;0)" office:value-type="float" office:value="146" calcext:value-type="float">
            <text:p>146</text:p>
          </table:table-cell>
        </table:table-row>
        <table:table-row table:style-name="ro1">
          <table:table-cell table:formula="of:=[rk.A290]" office:value-type="float" office:value="392" calcext:value-type="float">
            <text:p>392</text:p>
          </table:table-cell>
          <table:table-cell table:formula="of:=VLOOKUP([kokku.A353];[rk.A$1:.D$1048576];3;0)" office:value-type="string" office:string-value="Imre Rammul" calcext:value-type="string">
            <text:p>Imre Rammul</text:p>
          </table:table-cell>
          <table:table-cell table:formula="of:=VLOOKUP([kokku.A353];[res.A$1:.D$1048576];3;0)" office:value-type="string" office:string-value="" calcext:value-type="error">
            <text:p>#N/A</text:p>
          </table:table-cell>
          <table:table-cell table:formula="of:=VLOOKUP([kokku.A353];[res.A$1:.E$1048576];2;0)" office:value-type="string" office:string-value="" calcext:value-type="error">
            <text:p>#N/A</text:p>
          </table:table-cell>
          <table:table-cell table:formula="of:=VLOOKUP([kokku.A353];[ares.A$1:.E$1048576];3;0)" office:value-type="float" office:value="158" calcext:value-type="float">
            <text:p>158</text:p>
          </table:table-cell>
          <table:table-cell table:formula="of:=VLOOKUP([kokku.A353];[ares.A$1:.E$1048576];4;0)" office:value-type="float" office:value="1" calcext:value-type="float">
            <text:p>1</text:p>
          </table:table-cell>
          <table:table-cell table:formula="of:=VLOOKUP([kokku.A353];[ares.A$1:.E$1048576];5;0)" office:value-type="float" office:value="75" calcext:value-type="float">
            <text:p>75</text:p>
          </table:table-cell>
        </table:table-row>
        <table:table-row table:style-name="ro1">
          <table:table-cell table:formula="of:=[rk.A291]" office:value-type="float" office:value="393" calcext:value-type="float">
            <text:p>393</text:p>
          </table:table-cell>
          <table:table-cell table:formula="of:=VLOOKUP([kokku.A354];[rk.A$1:.D$1048576];3;0)" office:value-type="string" office:string-value="Tiia Sihver" calcext:value-type="string">
            <text:p>Tiia Sihver</text:p>
          </table:table-cell>
          <table:table-cell table:formula="of:=VLOOKUP([kokku.A354];[res.A$1:.D$1048576];3;0)" office:value-type="string" office:string-value="" calcext:value-type="error">
            <text:p>#N/A</text:p>
          </table:table-cell>
          <table:table-cell table:formula="of:=VLOOKUP([kokku.A354];[res.A$1:.E$1048576];2;0)" office:value-type="string" office:string-value="" calcext:value-type="error">
            <text:p>#N/A</text:p>
          </table:table-cell>
          <table:table-cell table:formula="of:=VLOOKUP([kokku.A354];[ares.A$1:.E$1048576];3;0)" office:value-type="float" office:value="233" calcext:value-type="float">
            <text:p>233</text:p>
          </table:table-cell>
          <table:table-cell table:formula="of:=VLOOKUP([kokku.A354];[ares.A$1:.E$1048576];4;0)" office:value-type="float" office:value="5" calcext:value-type="float">
            <text:p>5</text:p>
          </table:table-cell>
          <table:table-cell table:formula="of:=VLOOKUP([kokku.A354];[ares.A$1:.E$1048576];5;0)" office:value-type="float" office:value="111" calcext:value-type="float">
            <text:p>111</text:p>
          </table:table-cell>
        </table:table-row>
        <table:table-row table:style-name="ro1">
          <table:table-cell table:formula="of:=[rk.A292]" office:value-type="float" office:value="394" calcext:value-type="float">
            <text:p>394</text:p>
          </table:table-cell>
          <table:table-cell table:formula="of:=VLOOKUP([kokku.A355];[rk.A$1:.D$1048576];3;0)" office:value-type="string" office:string-value="Avo Üprus" calcext:value-type="string">
            <text:p>Avo Üprus</text:p>
          </table:table-cell>
          <table:table-cell table:formula="of:=VLOOKUP([kokku.A355];[res.A$1:.D$1048576];3;0)" office:value-type="string" office:string-value="" calcext:value-type="error">
            <text:p>#N/A</text:p>
          </table:table-cell>
          <table:table-cell table:formula="of:=VLOOKUP([kokku.A355];[res.A$1:.E$1048576];2;0)" office:value-type="string" office:string-value="" calcext:value-type="error">
            <text:p>#N/A</text:p>
          </table:table-cell>
          <table:table-cell table:formula="of:=VLOOKUP([kokku.A355];[ares.A$1:.E$1048576];3;0)" office:value-type="float" office:value="247" calcext:value-type="float">
            <text:p>247</text:p>
          </table:table-cell>
          <table:table-cell table:formula="of:=VLOOKUP([kokku.A355];[ares.A$1:.E$1048576];4;0)" office:value-type="float" office:value="2" calcext:value-type="float">
            <text:p>2</text:p>
          </table:table-cell>
          <table:table-cell table:formula="of:=VLOOKUP([kokku.A355];[ares.A$1:.E$1048576];5;0)" office:value-type="float" office:value="80" calcext:value-type="float">
            <text:p>80</text:p>
          </table:table-cell>
        </table:table-row>
        <table:table-row table:style-name="ro1">
          <table:table-cell table:formula="of:=[rk.A293]" office:value-type="float" office:value="395" calcext:value-type="float">
            <text:p>395</text:p>
          </table:table-cell>
          <table:table-cell table:formula="of:=VLOOKUP([kokku.A356];[rk.A$1:.D$1048576];3;0)" office:value-type="string" office:string-value="Tiit Meren" calcext:value-type="string">
            <text:p>Tiit Meren</text:p>
          </table:table-cell>
          <table:table-cell table:formula="of:=VLOOKUP([kokku.A356];[res.A$1:.D$1048576];3;0)" office:value-type="string" office:string-value="" calcext:value-type="error">
            <text:p>#N/A</text:p>
          </table:table-cell>
          <table:table-cell table:formula="of:=VLOOKUP([kokku.A356];[res.A$1:.E$1048576];2;0)" office:value-type="string" office:string-value="" calcext:value-type="error">
            <text:p>#N/A</text:p>
          </table:table-cell>
          <table:table-cell table:formula="of:=VLOOKUP([kokku.A356];[ares.A$1:.E$1048576];3;0)" office:value-type="float" office:value="292" calcext:value-type="float">
            <text:p>292</text:p>
          </table:table-cell>
          <table:table-cell table:formula="of:=VLOOKUP([kokku.A356];[ares.A$1:.E$1048576];4;0)" office:value-type="float" office:value="1" calcext:value-type="float">
            <text:p>1</text:p>
          </table:table-cell>
          <table:table-cell table:formula="of:=VLOOKUP([kokku.A356];[ares.A$1:.E$1048576];5;0)" office:value-type="float" office:value="158" calcext:value-type="float">
            <text:p>158</text:p>
          </table:table-cell>
        </table:table-row>
        <table:table-row table:style-name="ro1">
          <table:table-cell table:formula="of:=[rk.A294]" office:value-type="float" office:value="396" calcext:value-type="float">
            <text:p>396</text:p>
          </table:table-cell>
          <table:table-cell table:formula="of:=VLOOKUP([kokku.A357];[rk.A$1:.D$1048576];3;0)" office:value-type="string" office:string-value="Henrik Aavik" calcext:value-type="string">
            <text:p>Henrik Aavik</text:p>
          </table:table-cell>
          <table:table-cell table:formula="of:=VLOOKUP([kokku.A357];[res.A$1:.D$1048576];3;0)" office:value-type="string" office:string-value="" calcext:value-type="error">
            <text:p>#N/A</text:p>
          </table:table-cell>
          <table:table-cell table:formula="of:=VLOOKUP([kokku.A357];[res.A$1:.E$1048576];2;0)" office:value-type="string" office:string-value="" calcext:value-type="error">
            <text:p>#N/A</text:p>
          </table:table-cell>
          <table:table-cell table:formula="of:=VLOOKUP([kokku.A357];[ares.A$1:.E$1048576];3;0)" office:value-type="float" office:value="87" calcext:value-type="float">
            <text:p>87</text:p>
          </table:table-cell>
          <table:table-cell table:formula="of:=VLOOKUP([kokku.A357];[ares.A$1:.E$1048576];4;0)" office:value-type="float" office:value="0" calcext:value-type="float">
            <text:p>0</text:p>
          </table:table-cell>
          <table:table-cell table:formula="of:=VLOOKUP([kokku.A357];[ares.A$1:.E$1048576];5;0)" office:value-type="float" office:value="47" calcext:value-type="float">
            <text:p>47</text:p>
          </table:table-cell>
        </table:table-row>
        <table:table-row table:style-name="ro1">
          <table:table-cell table:formula="of:=[rk.A295]" office:value-type="float" office:value="397" calcext:value-type="float">
            <text:p>397</text:p>
          </table:table-cell>
          <table:table-cell table:formula="of:=VLOOKUP([kokku.A358];[rk.A$1:.D$1048576];3;0)" office:value-type="string" office:string-value="Tiit Riisalo" calcext:value-type="string">
            <text:p>Tiit Riisalo</text:p>
          </table:table-cell>
          <table:table-cell table:formula="of:=VLOOKUP([kokku.A358];[res.A$1:.D$1048576];3;0)" office:value-type="string" office:string-value="" calcext:value-type="error">
            <text:p>#N/A</text:p>
          </table:table-cell>
          <table:table-cell table:formula="of:=VLOOKUP([kokku.A358];[res.A$1:.E$1048576];2;0)" office:value-type="string" office:string-value="" calcext:value-type="error">
            <text:p>#N/A</text:p>
          </table:table-cell>
          <table:table-cell table:formula="of:=VLOOKUP([kokku.A358];[ares.A$1:.E$1048576];3;0)" office:value-type="float" office:value="229" calcext:value-type="float">
            <text:p>229</text:p>
          </table:table-cell>
          <table:table-cell table:formula="of:=VLOOKUP([kokku.A358];[ares.A$1:.E$1048576];4;0)" office:value-type="float" office:value="0" calcext:value-type="float">
            <text:p>0</text:p>
          </table:table-cell>
          <table:table-cell table:formula="of:=VLOOKUP([kokku.A358];[ares.A$1:.E$1048576];5;0)" office:value-type="float" office:value="114" calcext:value-type="float">
            <text:p>114</text:p>
          </table:table-cell>
        </table:table-row>
        <table:table-row table:style-name="ro1">
          <table:table-cell table:formula="of:=[rk.A297]" office:value-type="float" office:value="399" calcext:value-type="float">
            <text:p>399</text:p>
          </table:table-cell>
          <table:table-cell table:formula="of:=VLOOKUP([kokku.A359];[rk.A$1:.D$1048576];3;0)" office:value-type="string" office:string-value="Sven Sester" calcext:value-type="string">
            <text:p>Sven Sester</text:p>
          </table:table-cell>
          <table:table-cell table:formula="of:=VLOOKUP([kokku.A359];[res.A$1:.D$1048576];3;0)" office:value-type="string" office:string-value="" calcext:value-type="error">
            <text:p>#N/A</text:p>
          </table:table-cell>
          <table:table-cell table:formula="of:=VLOOKUP([kokku.A359];[res.A$1:.E$1048576];2;0)" office:value-type="string" office:string-value="" calcext:value-type="error">
            <text:p>#N/A</text:p>
          </table:table-cell>
          <table:table-cell table:formula="of:=VLOOKUP([kokku.A359];[ares.A$1:.E$1048576];3;0)" office:value-type="float" office:value="1392" calcext:value-type="float">
            <text:p>1392</text:p>
          </table:table-cell>
          <table:table-cell table:formula="of:=VLOOKUP([kokku.A359];[ares.A$1:.E$1048576];4;0)" office:value-type="float" office:value="2" calcext:value-type="float">
            <text:p>2</text:p>
          </table:table-cell>
          <table:table-cell table:formula="of:=VLOOKUP([kokku.A359];[ares.A$1:.E$1048576];5;0)" office:value-type="float" office:value="629" calcext:value-type="float">
            <text:p>629</text:p>
          </table:table-cell>
        </table:table-row>
        <table:table-row table:style-name="ro1">
          <table:table-cell table:formula="of:=[rk.A298]" office:value-type="float" office:value="400" calcext:value-type="float">
            <text:p>400</text:p>
          </table:table-cell>
          <table:table-cell table:formula="of:=VLOOKUP([kokku.A360];[rk.A$1:.D$1048576];3;0)" office:value-type="string" office:string-value="Erki Nool" calcext:value-type="string">
            <text:p>Erki Nool</text:p>
          </table:table-cell>
          <table:table-cell table:formula="of:=VLOOKUP([kokku.A360];[res.A$1:.D$1048576];3;0)" office:value-type="string" office:string-value="" calcext:value-type="error">
            <text:p>#N/A</text:p>
          </table:table-cell>
          <table:table-cell table:formula="of:=VLOOKUP([kokku.A360];[res.A$1:.E$1048576];2;0)" office:value-type="string" office:string-value="" calcext:value-type="error">
            <text:p>#N/A</text:p>
          </table:table-cell>
          <table:table-cell table:formula="of:=VLOOKUP([kokku.A360];[ares.A$1:.E$1048576];3;0)" office:value-type="float" office:value="1020" calcext:value-type="float">
            <text:p>1020</text:p>
          </table:table-cell>
          <table:table-cell table:formula="of:=VLOOKUP([kokku.A360];[ares.A$1:.E$1048576];4;0)" office:value-type="float" office:value="7" calcext:value-type="float">
            <text:p>7</text:p>
          </table:table-cell>
          <table:table-cell table:formula="of:=VLOOKUP([kokku.A360];[ares.A$1:.E$1048576];5;0)" office:value-type="float" office:value="409" calcext:value-type="float">
            <text:p>409</text:p>
          </table:table-cell>
        </table:table-row>
        <table:table-row table:style-name="ro1">
          <table:table-cell table:formula="of:=[rk.A299]" office:value-type="float" office:value="401" calcext:value-type="float">
            <text:p>401</text:p>
          </table:table-cell>
          <table:table-cell table:formula="of:=VLOOKUP([kokku.A361];[rk.A$1:.D$1048576];3;0)" office:value-type="string" office:string-value="Hendrik Agur" calcext:value-type="string">
            <text:p>Hendrik Agur</text:p>
          </table:table-cell>
          <table:table-cell table:formula="of:=VLOOKUP([kokku.A361];[res.A$1:.D$1048576];3;0)" office:value-type="string" office:string-value="" calcext:value-type="error">
            <text:p>#N/A</text:p>
          </table:table-cell>
          <table:table-cell table:formula="of:=VLOOKUP([kokku.A361];[res.A$1:.E$1048576];2;0)" office:value-type="string" office:string-value="" calcext:value-type="error">
            <text:p>#N/A</text:p>
          </table:table-cell>
          <table:table-cell table:formula="of:=VLOOKUP([kokku.A361];[ares.A$1:.E$1048576];3;0)" office:value-type="float" office:value="336" calcext:value-type="float">
            <text:p>336</text:p>
          </table:table-cell>
          <table:table-cell table:formula="of:=VLOOKUP([kokku.A361];[ares.A$1:.E$1048576];4;0)" office:value-type="float" office:value="1" calcext:value-type="float">
            <text:p>1</text:p>
          </table:table-cell>
          <table:table-cell table:formula="of:=VLOOKUP([kokku.A361];[ares.A$1:.E$1048576];5;0)" office:value-type="float" office:value="188" calcext:value-type="float">
            <text:p>188</text:p>
          </table:table-cell>
        </table:table-row>
        <table:table-row table:style-name="ro1">
          <table:table-cell table:formula="of:=[rk.A300]" office:value-type="float" office:value="402" calcext:value-type="float">
            <text:p>402</text:p>
          </table:table-cell>
          <table:table-cell table:formula="of:=VLOOKUP([kokku.A362];[rk.A$1:.D$1048576];3;0)" office:value-type="string" office:string-value="Riina Solman" calcext:value-type="string">
            <text:p>Riina Solman</text:p>
          </table:table-cell>
          <table:table-cell table:formula="of:=VLOOKUP([kokku.A362];[res.A$1:.D$1048576];3;0)" office:value-type="string" office:string-value="" calcext:value-type="error">
            <text:p>#N/A</text:p>
          </table:table-cell>
          <table:table-cell table:formula="of:=VLOOKUP([kokku.A362];[res.A$1:.E$1048576];2;0)" office:value-type="string" office:string-value="" calcext:value-type="error">
            <text:p>#N/A</text:p>
          </table:table-cell>
          <table:table-cell table:formula="of:=VLOOKUP([kokku.A362];[ares.A$1:.E$1048576];3;0)" office:value-type="float" office:value="810" calcext:value-type="float">
            <text:p>810</text:p>
          </table:table-cell>
          <table:table-cell table:formula="of:=VLOOKUP([kokku.A362];[ares.A$1:.E$1048576];4;0)" office:value-type="float" office:value="1" calcext:value-type="float">
            <text:p>1</text:p>
          </table:table-cell>
          <table:table-cell table:formula="of:=VLOOKUP([kokku.A362];[ares.A$1:.E$1048576];5;0)" office:value-type="float" office:value="329" calcext:value-type="float">
            <text:p>329</text:p>
          </table:table-cell>
        </table:table-row>
        <table:table-row table:style-name="ro1">
          <table:table-cell table:formula="of:=[rk.A301]" office:value-type="float" office:value="403" calcext:value-type="float">
            <text:p>403</text:p>
          </table:table-cell>
          <table:table-cell table:formula="of:=VLOOKUP([kokku.A363];[rk.A$1:.D$1048576];3;0)" office:value-type="string" office:string-value="Kalev Vapper" calcext:value-type="string">
            <text:p>Kalev Vapper</text:p>
          </table:table-cell>
          <table:table-cell table:formula="of:=VLOOKUP([kokku.A363];[res.A$1:.D$1048576];3;0)" office:value-type="string" office:string-value="" calcext:value-type="error">
            <text:p>#N/A</text:p>
          </table:table-cell>
          <table:table-cell table:formula="of:=VLOOKUP([kokku.A363];[res.A$1:.E$1048576];2;0)" office:value-type="string" office:string-value="" calcext:value-type="error">
            <text:p>#N/A</text:p>
          </table:table-cell>
          <table:table-cell table:formula="of:=VLOOKUP([kokku.A363];[ares.A$1:.E$1048576];3;0)" office:value-type="float" office:value="264" calcext:value-type="float">
            <text:p>264</text:p>
          </table:table-cell>
          <table:table-cell table:formula="of:=VLOOKUP([kokku.A363];[ares.A$1:.E$1048576];4;0)" office:value-type="float" office:value="2" calcext:value-type="float">
            <text:p>2</text:p>
          </table:table-cell>
          <table:table-cell table:formula="of:=VLOOKUP([kokku.A363];[ares.A$1:.E$1048576];5;0)" office:value-type="float" office:value="137" calcext:value-type="float">
            <text:p>137</text:p>
          </table:table-cell>
        </table:table-row>
        <table:table-row table:style-name="ro1">
          <table:table-cell table:formula="of:=[rk.A302]" office:value-type="float" office:value="404" calcext:value-type="float">
            <text:p>404</text:p>
          </table:table-cell>
          <table:table-cell table:formula="of:=VLOOKUP([kokku.A364];[rk.A$1:.D$1048576];3;0)" office:value-type="string" office:string-value="Lagle Parek" calcext:value-type="string">
            <text:p>Lagle Parek</text:p>
          </table:table-cell>
          <table:table-cell table:formula="of:=VLOOKUP([kokku.A364];[res.A$1:.D$1048576];3;0)" office:value-type="string" office:string-value="" calcext:value-type="error">
            <text:p>#N/A</text:p>
          </table:table-cell>
          <table:table-cell table:formula="of:=VLOOKUP([kokku.A364];[res.A$1:.E$1048576];2;0)" office:value-type="string" office:string-value="" calcext:value-type="error">
            <text:p>#N/A</text:p>
          </table:table-cell>
          <table:table-cell table:formula="of:=VLOOKUP([kokku.A364];[ares.A$1:.E$1048576];3;0)" office:value-type="float" office:value="569" calcext:value-type="float">
            <text:p>569</text:p>
          </table:table-cell>
          <table:table-cell table:formula="of:=VLOOKUP([kokku.A364];[ares.A$1:.E$1048576];4;0)" office:value-type="float" office:value="7" calcext:value-type="float">
            <text:p>7</text:p>
          </table:table-cell>
          <table:table-cell table:formula="of:=VLOOKUP([kokku.A364];[ares.A$1:.E$1048576];5;0)" office:value-type="float" office:value="245" calcext:value-type="float">
            <text:p>245</text:p>
          </table:table-cell>
        </table:table-row>
        <table:table-row table:style-name="ro1">
          <table:table-cell table:formula="of:=[rk.A303]" office:value-type="float" office:value="405" calcext:value-type="float">
            <text:p>405</text:p>
          </table:table-cell>
          <table:table-cell table:formula="of:=VLOOKUP([kokku.A365];[rk.A$1:.D$1048576];3;0)" office:value-type="string" office:string-value="Priidu Pärna" calcext:value-type="string">
            <text:p>Priidu Pärna</text:p>
          </table:table-cell>
          <table:table-cell table:formula="of:=VLOOKUP([kokku.A365];[res.A$1:.D$1048576];3;0)" office:value-type="string" office:string-value="" calcext:value-type="error">
            <text:p>#N/A</text:p>
          </table:table-cell>
          <table:table-cell table:formula="of:=VLOOKUP([kokku.A365];[res.A$1:.E$1048576];2;0)" office:value-type="string" office:string-value="" calcext:value-type="error">
            <text:p>#N/A</text:p>
          </table:table-cell>
          <table:table-cell table:formula="of:=VLOOKUP([kokku.A365];[ares.A$1:.E$1048576];3;0)" office:value-type="float" office:value="381" calcext:value-type="float">
            <text:p>381</text:p>
          </table:table-cell>
          <table:table-cell table:formula="of:=VLOOKUP([kokku.A365];[ares.A$1:.E$1048576];4;0)" office:value-type="float" office:value="1" calcext:value-type="float">
            <text:p>1</text:p>
          </table:table-cell>
          <table:table-cell table:formula="of:=VLOOKUP([kokku.A365];[ares.A$1:.E$1048576];5;0)" office:value-type="float" office:value="219" calcext:value-type="float">
            <text:p>219</text:p>
          </table:table-cell>
        </table:table-row>
        <table:table-row table:style-name="ro1">
          <table:table-cell table:formula="of:=[rk.A304]" office:value-type="float" office:value="406" calcext:value-type="float">
            <text:p>406</text:p>
          </table:table-cell>
          <table:table-cell table:formula="of:=VLOOKUP([kokku.A366];[rk.A$1:.D$1048576];3;0)" office:value-type="string" office:string-value="Reet Trei" calcext:value-type="string">
            <text:p>Reet Trei</text:p>
          </table:table-cell>
          <table:table-cell table:formula="of:=VLOOKUP([kokku.A366];[res.A$1:.D$1048576];3;0)" office:value-type="string" office:string-value="" calcext:value-type="error">
            <text:p>#N/A</text:p>
          </table:table-cell>
          <table:table-cell table:formula="of:=VLOOKUP([kokku.A366];[res.A$1:.E$1048576];2;0)" office:value-type="string" office:string-value="" calcext:value-type="error">
            <text:p>#N/A</text:p>
          </table:table-cell>
          <table:table-cell table:formula="of:=VLOOKUP([kokku.A366];[ares.A$1:.E$1048576];3;0)" office:value-type="float" office:value="62" calcext:value-type="float">
            <text:p>62</text:p>
          </table:table-cell>
          <table:table-cell table:formula="of:=VLOOKUP([kokku.A366];[ares.A$1:.E$1048576];4;0)" office:value-type="float" office:value="1" calcext:value-type="float">
            <text:p>1</text:p>
          </table:table-cell>
          <table:table-cell table:formula="of:=VLOOKUP([kokku.A366];[ares.A$1:.E$1048576];5;0)" office:value-type="float" office:value="28" calcext:value-type="float">
            <text:p>28</text:p>
          </table:table-cell>
        </table:table-row>
        <table:table-row table:style-name="ro1">
          <table:table-cell table:formula="of:=[rk.A305]" office:value-type="float" office:value="407" calcext:value-type="float">
            <text:p>407</text:p>
          </table:table-cell>
          <table:table-cell table:formula="of:=VLOOKUP([kokku.A367];[rk.A$1:.D$1048576];3;0)" office:value-type="string" office:string-value="Madis Päts" calcext:value-type="string">
            <text:p>Madis Päts</text:p>
          </table:table-cell>
          <table:table-cell table:formula="of:=VLOOKUP([kokku.A367];[res.A$1:.D$1048576];3;0)" office:value-type="string" office:string-value="" calcext:value-type="error">
            <text:p>#N/A</text:p>
          </table:table-cell>
          <table:table-cell table:formula="of:=VLOOKUP([kokku.A367];[res.A$1:.E$1048576];2;0)" office:value-type="string" office:string-value="" calcext:value-type="error">
            <text:p>#N/A</text:p>
          </table:table-cell>
          <table:table-cell table:formula="of:=VLOOKUP([kokku.A367];[ares.A$1:.E$1048576];3;0)" office:value-type="float" office:value="194" calcext:value-type="float">
            <text:p>194</text:p>
          </table:table-cell>
          <table:table-cell table:formula="of:=VLOOKUP([kokku.A367];[ares.A$1:.E$1048576];4;0)" office:value-type="float" office:value="3" calcext:value-type="float">
            <text:p>3</text:p>
          </table:table-cell>
          <table:table-cell table:formula="of:=VLOOKUP([kokku.A367];[ares.A$1:.E$1048576];5;0)" office:value-type="float" office:value="91" calcext:value-type="float">
            <text:p>91</text:p>
          </table:table-cell>
        </table:table-row>
        <table:table-row table:style-name="ro1">
          <table:table-cell table:formula="of:=[rk.A306]" office:value-type="float" office:value="408" calcext:value-type="float">
            <text:p>408</text:p>
          </table:table-cell>
          <table:table-cell table:formula="of:=VLOOKUP([kokku.A368];[rk.A$1:.D$1048576];3;0)" office:value-type="string" office:string-value="Linda Eichler" calcext:value-type="string">
            <text:p>Linda Eichler</text:p>
          </table:table-cell>
          <table:table-cell table:formula="of:=VLOOKUP([kokku.A368];[res.A$1:.D$1048576];3;0)" office:value-type="string" office:string-value="" calcext:value-type="error">
            <text:p>#N/A</text:p>
          </table:table-cell>
          <table:table-cell table:formula="of:=VLOOKUP([kokku.A368];[res.A$1:.E$1048576];2;0)" office:value-type="string" office:string-value="" calcext:value-type="error">
            <text:p>#N/A</text:p>
          </table:table-cell>
          <table:table-cell table:formula="of:=VLOOKUP([kokku.A368];[ares.A$1:.E$1048576];3;0)" office:value-type="float" office:value="133" calcext:value-type="float">
            <text:p>133</text:p>
          </table:table-cell>
          <table:table-cell table:formula="of:=VLOOKUP([kokku.A368];[ares.A$1:.E$1048576];4;0)" office:value-type="float" office:value="0" calcext:value-type="float">
            <text:p>0</text:p>
          </table:table-cell>
          <table:table-cell table:formula="of:=VLOOKUP([kokku.A368];[ares.A$1:.E$1048576];5;0)" office:value-type="float" office:value="84" calcext:value-type="float">
            <text:p>84</text:p>
          </table:table-cell>
        </table:table-row>
        <table:table-row table:style-name="ro1">
          <table:table-cell table:formula="of:=[rk.A307]" office:value-type="float" office:value="409" calcext:value-type="float">
            <text:p>409</text:p>
          </table:table-cell>
          <table:table-cell table:formula="of:=VLOOKUP([kokku.A369];[rk.A$1:.D$1048576];3;0)" office:value-type="string" office:string-value="Illimar Leppik Von Wirén" calcext:value-type="string">
            <text:p>Illimar Leppik Von Wirén</text:p>
          </table:table-cell>
          <table:table-cell table:formula="of:=VLOOKUP([kokku.A369];[res.A$1:.D$1048576];3;0)" office:value-type="string" office:string-value="" calcext:value-type="error">
            <text:p>#N/A</text:p>
          </table:table-cell>
          <table:table-cell table:formula="of:=VLOOKUP([kokku.A369];[res.A$1:.E$1048576];2;0)" office:value-type="string" office:string-value="" calcext:value-type="error">
            <text:p>#N/A</text:p>
          </table:table-cell>
          <table:table-cell table:formula="of:=VLOOKUP([kokku.A369];[ares.A$1:.E$1048576];3;0)" office:value-type="float" office:value="160" calcext:value-type="float">
            <text:p>160</text:p>
          </table:table-cell>
          <table:table-cell table:formula="of:=VLOOKUP([kokku.A369];[ares.A$1:.E$1048576];4;0)" office:value-type="float" office:value="15" calcext:value-type="float">
            <text:p>15</text:p>
          </table:table-cell>
          <table:table-cell table:formula="of:=VLOOKUP([kokku.A369];[ares.A$1:.E$1048576];5;0)" office:value-type="float" office:value="78" calcext:value-type="float">
            <text:p>78</text:p>
          </table:table-cell>
        </table:table-row>
        <table:table-row table:style-name="ro1">
          <table:table-cell table:formula="of:=[rk.A308]" office:value-type="float" office:value="410" calcext:value-type="float">
            <text:p>410</text:p>
          </table:table-cell>
          <table:table-cell table:formula="of:=VLOOKUP([kokku.A370];[rk.A$1:.D$1048576];3;0)" office:value-type="string" office:string-value="Sülvi Sarapuu" calcext:value-type="string">
            <text:p>Sülvi Sarapuu</text:p>
          </table:table-cell>
          <table:table-cell table:formula="of:=VLOOKUP([kokku.A370];[res.A$1:.D$1048576];3;0)" office:value-type="string" office:string-value="" calcext:value-type="error">
            <text:p>#N/A</text:p>
          </table:table-cell>
          <table:table-cell table:formula="of:=VLOOKUP([kokku.A370];[res.A$1:.E$1048576];2;0)" office:value-type="string" office:string-value="" calcext:value-type="error">
            <text:p>#N/A</text:p>
          </table:table-cell>
          <table:table-cell table:formula="of:=VLOOKUP([kokku.A370];[ares.A$1:.E$1048576];3;0)" office:value-type="float" office:value="87" calcext:value-type="float">
            <text:p>87</text:p>
          </table:table-cell>
          <table:table-cell table:formula="of:=VLOOKUP([kokku.A370];[ares.A$1:.E$1048576];4;0)" office:value-type="float" office:value="0" calcext:value-type="float">
            <text:p>0</text:p>
          </table:table-cell>
          <table:table-cell table:formula="of:=VLOOKUP([kokku.A370];[ares.A$1:.E$1048576];5;0)" office:value-type="float" office:value="38" calcext:value-type="float">
            <text:p>38</text:p>
          </table:table-cell>
        </table:table-row>
        <table:table-row table:style-name="ro1">
          <table:table-cell table:formula="of:=[rk.A309]" office:value-type="float" office:value="411" calcext:value-type="float">
            <text:p>411</text:p>
          </table:table-cell>
          <table:table-cell table:formula="of:=VLOOKUP([kokku.A371];[rk.A$1:.D$1048576];3;0)" office:value-type="string" office:string-value="Juku-Kalle Raid" calcext:value-type="string">
            <text:p>Juku-Kalle Raid</text:p>
          </table:table-cell>
          <table:table-cell table:formula="of:=VLOOKUP([kokku.A371];[res.A$1:.D$1048576];3;0)" office:value-type="string" office:string-value="" calcext:value-type="error">
            <text:p>#N/A</text:p>
          </table:table-cell>
          <table:table-cell table:formula="of:=VLOOKUP([kokku.A371];[res.A$1:.E$1048576];2;0)" office:value-type="string" office:string-value="" calcext:value-type="error">
            <text:p>#N/A</text:p>
          </table:table-cell>
          <table:table-cell table:formula="of:=VLOOKUP([kokku.A371];[ares.A$1:.E$1048576];3;0)" office:value-type="float" office:value="1257" calcext:value-type="float">
            <text:p>1257</text:p>
          </table:table-cell>
          <table:table-cell table:formula="of:=VLOOKUP([kokku.A371];[ares.A$1:.E$1048576];4;0)" office:value-type="float" office:value="4" calcext:value-type="float">
            <text:p>4</text:p>
          </table:table-cell>
          <table:table-cell table:formula="of:=VLOOKUP([kokku.A371];[ares.A$1:.E$1048576];5;0)" office:value-type="float" office:value="655" calcext:value-type="float">
            <text:p>655</text:p>
          </table:table-cell>
        </table:table-row>
        <table:table-row table:style-name="ro1">
          <table:table-cell table:formula="of:=[rk.A311]" office:value-type="float" office:value="413" calcext:value-type="float">
            <text:p>413</text:p>
          </table:table-cell>
          <table:table-cell table:formula="of:=VLOOKUP([kokku.A372];[rk.A$1:.D$1048576];3;0)" office:value-type="string" office:string-value="Siim Valmar Kiisler" calcext:value-type="string">
            <text:p>Siim Valmar Kiisler</text:p>
          </table:table-cell>
          <table:table-cell table:formula="of:=VLOOKUP([kokku.A372];[res.A$1:.D$1048576];3;0)" office:value-type="string" office:string-value="" calcext:value-type="error">
            <text:p>#N/A</text:p>
          </table:table-cell>
          <table:table-cell table:formula="of:=VLOOKUP([kokku.A372];[res.A$1:.E$1048576];2;0)" office:value-type="string" office:string-value="" calcext:value-type="error">
            <text:p>#N/A</text:p>
          </table:table-cell>
          <table:table-cell table:formula="of:=VLOOKUP([kokku.A372];[ares.A$1:.E$1048576];3;0)" office:value-type="float" office:value="556" calcext:value-type="float">
            <text:p>556</text:p>
          </table:table-cell>
          <table:table-cell table:formula="of:=VLOOKUP([kokku.A372];[ares.A$1:.E$1048576];4;0)" office:value-type="float" office:value="0" calcext:value-type="float">
            <text:p>0</text:p>
          </table:table-cell>
          <table:table-cell table:formula="of:=VLOOKUP([kokku.A372];[ares.A$1:.E$1048576];5;0)" office:value-type="float" office:value="241" calcext:value-type="float">
            <text:p>241</text:p>
          </table:table-cell>
        </table:table-row>
        <table:table-row table:style-name="ro1">
          <table:table-cell table:formula="of:=[rk.A312]" office:value-type="float" office:value="414" calcext:value-type="float">
            <text:p>414</text:p>
          </table:table-cell>
          <table:table-cell table:formula="of:=VLOOKUP([kokku.A373];[rk.A$1:.D$1048576];3;0)" office:value-type="string" office:string-value="Mart Nutt" calcext:value-type="string">
            <text:p>Mart Nutt</text:p>
          </table:table-cell>
          <table:table-cell table:formula="of:=VLOOKUP([kokku.A373];[res.A$1:.D$1048576];3;0)" office:value-type="string" office:string-value="" calcext:value-type="error">
            <text:p>#N/A</text:p>
          </table:table-cell>
          <table:table-cell table:formula="of:=VLOOKUP([kokku.A373];[res.A$1:.E$1048576];2;0)" office:value-type="string" office:string-value="" calcext:value-type="error">
            <text:p>#N/A</text:p>
          </table:table-cell>
          <table:table-cell table:formula="of:=VLOOKUP([kokku.A373];[ares.A$1:.E$1048576];3;0)" office:value-type="float" office:value="1068" calcext:value-type="float">
            <text:p>1068</text:p>
          </table:table-cell>
          <table:table-cell table:formula="of:=VLOOKUP([kokku.A373];[ares.A$1:.E$1048576];4;0)" office:value-type="float" office:value="7" calcext:value-type="float">
            <text:p>7</text:p>
          </table:table-cell>
          <table:table-cell table:formula="of:=VLOOKUP([kokku.A373];[ares.A$1:.E$1048576];5;0)" office:value-type="float" office:value="484" calcext:value-type="float">
            <text:p>484</text:p>
          </table:table-cell>
        </table:table-row>
        <table:table-row table:style-name="ro1">
          <table:table-cell table:formula="of:=[rk.A313]" office:value-type="float" office:value="415" calcext:value-type="float">
            <text:p>415</text:p>
          </table:table-cell>
          <table:table-cell table:formula="of:=VLOOKUP([kokku.A374];[rk.A$1:.D$1048576];3;0)" office:value-type="string" office:string-value="Evelin Samuel" calcext:value-type="string">
            <text:p>Evelin Samuel</text:p>
          </table:table-cell>
          <table:table-cell table:formula="of:=VLOOKUP([kokku.A374];[res.A$1:.D$1048576];3;0)" office:value-type="string" office:string-value="" calcext:value-type="error">
            <text:p>#N/A</text:p>
          </table:table-cell>
          <table:table-cell table:formula="of:=VLOOKUP([kokku.A374];[res.A$1:.E$1048576];2;0)" office:value-type="string" office:string-value="" calcext:value-type="error">
            <text:p>#N/A</text:p>
          </table:table-cell>
          <table:table-cell table:formula="of:=VLOOKUP([kokku.A374];[ares.A$1:.E$1048576];3;0)" office:value-type="float" office:value="268" calcext:value-type="float">
            <text:p>268</text:p>
          </table:table-cell>
          <table:table-cell table:formula="of:=VLOOKUP([kokku.A374];[ares.A$1:.E$1048576];4;0)" office:value-type="float" office:value="3" calcext:value-type="float">
            <text:p>3</text:p>
          </table:table-cell>
          <table:table-cell table:formula="of:=VLOOKUP([kokku.A374];[ares.A$1:.E$1048576];5;0)" office:value-type="float" office:value="107" calcext:value-type="float">
            <text:p>107</text:p>
          </table:table-cell>
        </table:table-row>
        <table:table-row table:style-name="ro1">
          <table:table-cell table:formula="of:=[rk.A314]" office:value-type="float" office:value="416" calcext:value-type="float">
            <text:p>416</text:p>
          </table:table-cell>
          <table:table-cell table:formula="of:=VLOOKUP([kokku.A375];[rk.A$1:.D$1048576];3;0)" office:value-type="string" office:string-value="Urmas Mardi" calcext:value-type="string">
            <text:p>Urmas Mardi</text:p>
          </table:table-cell>
          <table:table-cell table:formula="of:=VLOOKUP([kokku.A375];[res.A$1:.D$1048576];3;0)" office:value-type="string" office:string-value="" calcext:value-type="error">
            <text:p>#N/A</text:p>
          </table:table-cell>
          <table:table-cell table:formula="of:=VLOOKUP([kokku.A375];[res.A$1:.E$1048576];2;0)" office:value-type="string" office:string-value="" calcext:value-type="error">
            <text:p>#N/A</text:p>
          </table:table-cell>
          <table:table-cell table:formula="of:=VLOOKUP([kokku.A375];[ares.A$1:.E$1048576];3;0)" office:value-type="float" office:value="108" calcext:value-type="float">
            <text:p>108</text:p>
          </table:table-cell>
          <table:table-cell table:formula="of:=VLOOKUP([kokku.A375];[ares.A$1:.E$1048576];4;0)" office:value-type="float" office:value="0" calcext:value-type="float">
            <text:p>0</text:p>
          </table:table-cell>
          <table:table-cell table:formula="of:=VLOOKUP([kokku.A375];[ares.A$1:.E$1048576];5;0)" office:value-type="float" office:value="49" calcext:value-type="float">
            <text:p>49</text:p>
          </table:table-cell>
        </table:table-row>
        <table:table-row table:style-name="ro1">
          <table:table-cell table:formula="of:=[rk.A315]" office:value-type="float" office:value="417" calcext:value-type="float">
            <text:p>417</text:p>
          </table:table-cell>
          <table:table-cell table:formula="of:=VLOOKUP([kokku.A376];[rk.A$1:.D$1048576];3;0)" office:value-type="string" office:string-value="Andres Öpik" calcext:value-type="string">
            <text:p>Andres Öpik</text:p>
          </table:table-cell>
          <table:table-cell table:formula="of:=VLOOKUP([kokku.A376];[res.A$1:.D$1048576];3;0)" office:value-type="string" office:string-value="" calcext:value-type="error">
            <text:p>#N/A</text:p>
          </table:table-cell>
          <table:table-cell table:formula="of:=VLOOKUP([kokku.A376];[res.A$1:.E$1048576];2;0)" office:value-type="string" office:string-value="" calcext:value-type="error">
            <text:p>#N/A</text:p>
          </table:table-cell>
          <table:table-cell table:formula="of:=VLOOKUP([kokku.A376];[ares.A$1:.E$1048576];3;0)" office:value-type="float" office:value="198" calcext:value-type="float">
            <text:p>198</text:p>
          </table:table-cell>
          <table:table-cell table:formula="of:=VLOOKUP([kokku.A376];[ares.A$1:.E$1048576];4;0)" office:value-type="float" office:value="0" calcext:value-type="float">
            <text:p>0</text:p>
          </table:table-cell>
          <table:table-cell table:formula="of:=VLOOKUP([kokku.A376];[ares.A$1:.E$1048576];5;0)" office:value-type="float" office:value="108" calcext:value-type="float">
            <text:p>108</text:p>
          </table:table-cell>
        </table:table-row>
        <table:table-row table:style-name="ro1">
          <table:table-cell table:formula="of:=[rk.A316]" office:value-type="float" office:value="418" calcext:value-type="float">
            <text:p>418</text:p>
          </table:table-cell>
          <table:table-cell table:formula="of:=VLOOKUP([kokku.A377];[rk.A$1:.D$1048576];3;0)" office:value-type="string" office:string-value="Andres Ergma" calcext:value-type="string">
            <text:p>Andres Ergma</text:p>
          </table:table-cell>
          <table:table-cell table:formula="of:=VLOOKUP([kokku.A377];[res.A$1:.D$1048576];3;0)" office:value-type="string" office:string-value="" calcext:value-type="error">
            <text:p>#N/A</text:p>
          </table:table-cell>
          <table:table-cell table:formula="of:=VLOOKUP([kokku.A377];[res.A$1:.E$1048576];2;0)" office:value-type="string" office:string-value="" calcext:value-type="error">
            <text:p>#N/A</text:p>
          </table:table-cell>
          <table:table-cell table:formula="of:=VLOOKUP([kokku.A377];[ares.A$1:.E$1048576];3;0)" office:value-type="float" office:value="132" calcext:value-type="float">
            <text:p>132</text:p>
          </table:table-cell>
          <table:table-cell table:formula="of:=VLOOKUP([kokku.A377];[ares.A$1:.E$1048576];4;0)" office:value-type="float" office:value="0" calcext:value-type="float">
            <text:p>0</text:p>
          </table:table-cell>
          <table:table-cell table:formula="of:=VLOOKUP([kokku.A377];[ares.A$1:.E$1048576];5;0)" office:value-type="float" office:value="37" calcext:value-type="float">
            <text:p>37</text:p>
          </table:table-cell>
        </table:table-row>
        <table:table-row table:style-name="ro1">
          <table:table-cell table:formula="of:=[rk.A317]" office:value-type="float" office:value="419" calcext:value-type="float">
            <text:p>419</text:p>
          </table:table-cell>
          <table:table-cell table:formula="of:=VLOOKUP([kokku.A378];[rk.A$1:.D$1048576];3;0)" office:value-type="string" office:string-value="Jaak Uudmäe" calcext:value-type="string">
            <text:p>Jaak Uudmäe</text:p>
          </table:table-cell>
          <table:table-cell table:formula="of:=VLOOKUP([kokku.A378];[res.A$1:.D$1048576];3;0)" office:value-type="string" office:string-value="" calcext:value-type="error">
            <text:p>#N/A</text:p>
          </table:table-cell>
          <table:table-cell table:formula="of:=VLOOKUP([kokku.A378];[res.A$1:.E$1048576];2;0)" office:value-type="string" office:string-value="" calcext:value-type="error">
            <text:p>#N/A</text:p>
          </table:table-cell>
          <table:table-cell table:formula="of:=VLOOKUP([kokku.A378];[ares.A$1:.E$1048576];3;0)" office:value-type="float" office:value="187" calcext:value-type="float">
            <text:p>187</text:p>
          </table:table-cell>
          <table:table-cell table:formula="of:=VLOOKUP([kokku.A378];[ares.A$1:.E$1048576];4;0)" office:value-type="float" office:value="0" calcext:value-type="float">
            <text:p>0</text:p>
          </table:table-cell>
          <table:table-cell table:formula="of:=VLOOKUP([kokku.A378];[ares.A$1:.E$1048576];5;0)" office:value-type="float" office:value="81" calcext:value-type="float">
            <text:p>81</text:p>
          </table:table-cell>
        </table:table-row>
        <table:table-row table:style-name="ro1">
          <table:table-cell table:formula="of:=[rk.A318]" office:value-type="float" office:value="420" calcext:value-type="float">
            <text:p>420</text:p>
          </table:table-cell>
          <table:table-cell table:formula="of:=VLOOKUP([kokku.A379];[rk.A$1:.D$1048576];3;0)" office:value-type="string" office:string-value="Tiit Papp" calcext:value-type="string">
            <text:p>Tiit Papp</text:p>
          </table:table-cell>
          <table:table-cell table:formula="of:=VLOOKUP([kokku.A379];[res.A$1:.D$1048576];3;0)" office:value-type="string" office:string-value="" calcext:value-type="error">
            <text:p>#N/A</text:p>
          </table:table-cell>
          <table:table-cell table:formula="of:=VLOOKUP([kokku.A379];[res.A$1:.E$1048576];2;0)" office:value-type="string" office:string-value="" calcext:value-type="error">
            <text:p>#N/A</text:p>
          </table:table-cell>
          <table:table-cell table:formula="of:=VLOOKUP([kokku.A379];[ares.A$1:.E$1048576];3;0)" office:value-type="float" office:value="144" calcext:value-type="float">
            <text:p>144</text:p>
          </table:table-cell>
          <table:table-cell table:formula="of:=VLOOKUP([kokku.A379];[ares.A$1:.E$1048576];4;0)" office:value-type="float" office:value="0" calcext:value-type="float">
            <text:p>0</text:p>
          </table:table-cell>
          <table:table-cell table:formula="of:=VLOOKUP([kokku.A379];[ares.A$1:.E$1048576];5;0)" office:value-type="float" office:value="45" calcext:value-type="float">
            <text:p>45</text:p>
          </table:table-cell>
        </table:table-row>
        <table:table-row table:style-name="ro1">
          <table:table-cell table:formula="of:=[rk.A319]" office:value-type="float" office:value="421" calcext:value-type="float">
            <text:p>421</text:p>
          </table:table-cell>
          <table:table-cell table:formula="of:=VLOOKUP([kokku.A380];[rk.A$1:.D$1048576];3;0)" office:value-type="string" office:string-value="Madis Kübar" calcext:value-type="string">
            <text:p>Madis Kübar</text:p>
          </table:table-cell>
          <table:table-cell table:formula="of:=VLOOKUP([kokku.A380];[res.A$1:.D$1048576];3;0)" office:value-type="string" office:string-value="" calcext:value-type="error">
            <text:p>#N/A</text:p>
          </table:table-cell>
          <table:table-cell table:formula="of:=VLOOKUP([kokku.A380];[res.A$1:.E$1048576];2;0)" office:value-type="string" office:string-value="" calcext:value-type="error">
            <text:p>#N/A</text:p>
          </table:table-cell>
          <table:table-cell table:formula="of:=VLOOKUP([kokku.A380];[ares.A$1:.E$1048576];3;0)" office:value-type="float" office:value="86" calcext:value-type="float">
            <text:p>86</text:p>
          </table:table-cell>
          <table:table-cell table:formula="of:=VLOOKUP([kokku.A380];[ares.A$1:.E$1048576];4;0)" office:value-type="float" office:value="2" calcext:value-type="float">
            <text:p>2</text:p>
          </table:table-cell>
          <table:table-cell table:formula="of:=VLOOKUP([kokku.A380];[ares.A$1:.E$1048576];5;0)" office:value-type="float" office:value="41" calcext:value-type="float">
            <text:p>41</text:p>
          </table:table-cell>
        </table:table-row>
        <table:table-row table:style-name="ro1">
          <table:table-cell table:formula="of:=[rk.A322]" office:value-type="float" office:value="424" calcext:value-type="float">
            <text:p>424</text:p>
          </table:table-cell>
          <table:table-cell table:formula="of:=VLOOKUP([kokku.A381];[rk.A$1:.D$1048576];3;0)" office:value-type="string" office:string-value="Andrus Saare" calcext:value-type="string">
            <text:p>Andrus Saare</text:p>
          </table:table-cell>
          <table:table-cell table:formula="of:=VLOOKUP([kokku.A381];[res.A$1:.D$1048576];3;0)" office:value-type="string" office:string-value="" calcext:value-type="error">
            <text:p>#N/A</text:p>
          </table:table-cell>
          <table:table-cell table:formula="of:=VLOOKUP([kokku.A381];[res.A$1:.E$1048576];2;0)" office:value-type="string" office:string-value="" calcext:value-type="error">
            <text:p>#N/A</text:p>
          </table:table-cell>
          <table:table-cell table:formula="of:=VLOOKUP([kokku.A381];[ares.A$1:.E$1048576];3;0)" office:value-type="float" office:value="1054" calcext:value-type="float">
            <text:p>1054</text:p>
          </table:table-cell>
          <table:table-cell table:formula="of:=VLOOKUP([kokku.A381];[ares.A$1:.E$1048576];4;0)" office:value-type="float" office:value="1" calcext:value-type="float">
            <text:p>1</text:p>
          </table:table-cell>
          <table:table-cell table:formula="of:=VLOOKUP([kokku.A381];[ares.A$1:.E$1048576];5;0)" office:value-type="float" office:value="365" calcext:value-type="float">
            <text:p>365</text:p>
          </table:table-cell>
        </table:table-row>
        <table:table-row table:style-name="ro1">
          <table:table-cell table:formula="of:=[rk.A323]" office:value-type="float" office:value="425" calcext:value-type="float">
            <text:p>425</text:p>
          </table:table-cell>
          <table:table-cell table:formula="of:=VLOOKUP([kokku.A382];[rk.A$1:.D$1048576];3;0)" office:value-type="string" office:string-value="Tiina Kangro" calcext:value-type="string">
            <text:p>Tiina Kangro</text:p>
          </table:table-cell>
          <table:table-cell table:formula="of:=VLOOKUP([kokku.A382];[res.A$1:.D$1048576];3;0)" office:value-type="string" office:string-value="" calcext:value-type="error">
            <text:p>#N/A</text:p>
          </table:table-cell>
          <table:table-cell table:formula="of:=VLOOKUP([kokku.A382];[res.A$1:.E$1048576];2;0)" office:value-type="string" office:string-value="" calcext:value-type="error">
            <text:p>#N/A</text:p>
          </table:table-cell>
          <table:table-cell table:formula="of:=VLOOKUP([kokku.A382];[ares.A$1:.E$1048576];3;0)" office:value-type="float" office:value="1669" calcext:value-type="float">
            <text:p>1669</text:p>
          </table:table-cell>
          <table:table-cell table:formula="of:=VLOOKUP([kokku.A382];[ares.A$1:.E$1048576];4;0)" office:value-type="float" office:value="2" calcext:value-type="float">
            <text:p>2</text:p>
          </table:table-cell>
          <table:table-cell table:formula="of:=VLOOKUP([kokku.A382];[ares.A$1:.E$1048576];5;0)" office:value-type="float" office:value="693" calcext:value-type="float">
            <text:p>693</text:p>
          </table:table-cell>
        </table:table-row>
        <table:table-row table:style-name="ro1">
          <table:table-cell table:formula="of:=[rk.A324]" office:value-type="float" office:value="426" calcext:value-type="float">
            <text:p>426</text:p>
          </table:table-cell>
          <table:table-cell table:formula="of:=VLOOKUP([kokku.A383];[rk.A$1:.D$1048576];3;0)" office:value-type="string" office:string-value="Aivar Riisalu" calcext:value-type="string">
            <text:p>Aivar Riisalu</text:p>
          </table:table-cell>
          <table:table-cell table:formula="of:=VLOOKUP([kokku.A383];[res.A$1:.D$1048576];3;0)" office:value-type="string" office:string-value="" calcext:value-type="error">
            <text:p>#N/A</text:p>
          </table:table-cell>
          <table:table-cell table:formula="of:=VLOOKUP([kokku.A383];[res.A$1:.E$1048576];2;0)" office:value-type="string" office:string-value="" calcext:value-type="error">
            <text:p>#N/A</text:p>
          </table:table-cell>
          <table:table-cell table:formula="of:=VLOOKUP([kokku.A383];[ares.A$1:.E$1048576];3;0)" office:value-type="float" office:value="1536" calcext:value-type="float">
            <text:p>1536</text:p>
          </table:table-cell>
          <table:table-cell table:formula="of:=VLOOKUP([kokku.A383];[ares.A$1:.E$1048576];4;0)" office:value-type="float" office:value="1" calcext:value-type="float">
            <text:p>1</text:p>
          </table:table-cell>
          <table:table-cell table:formula="of:=VLOOKUP([kokku.A383];[ares.A$1:.E$1048576];5;0)" office:value-type="float" office:value="653" calcext:value-type="float">
            <text:p>653</text:p>
          </table:table-cell>
        </table:table-row>
        <table:table-row table:style-name="ro1">
          <table:table-cell table:formula="of:=[rk.A325]" office:value-type="float" office:value="427" calcext:value-type="float">
            <text:p>427</text:p>
          </table:table-cell>
          <table:table-cell table:formula="of:=VLOOKUP([kokku.A384];[rk.A$1:.D$1048576];3;0)" office:value-type="string" office:string-value="Lauri Vahtre" calcext:value-type="string">
            <text:p>Lauri Vahtre</text:p>
          </table:table-cell>
          <table:table-cell table:formula="of:=VLOOKUP([kokku.A384];[res.A$1:.D$1048576];3;0)" office:value-type="string" office:string-value="" calcext:value-type="error">
            <text:p>#N/A</text:p>
          </table:table-cell>
          <table:table-cell table:formula="of:=VLOOKUP([kokku.A384];[res.A$1:.E$1048576];2;0)" office:value-type="string" office:string-value="" calcext:value-type="error">
            <text:p>#N/A</text:p>
          </table:table-cell>
          <table:table-cell table:formula="of:=VLOOKUP([kokku.A384];[ares.A$1:.E$1048576];3;0)" office:value-type="float" office:value="419" calcext:value-type="float">
            <text:p>419</text:p>
          </table:table-cell>
          <table:table-cell table:formula="of:=VLOOKUP([kokku.A384];[ares.A$1:.E$1048576];4;0)" office:value-type="float" office:value="7" calcext:value-type="float">
            <text:p>7</text:p>
          </table:table-cell>
          <table:table-cell table:formula="of:=VLOOKUP([kokku.A384];[ares.A$1:.E$1048576];5;0)" office:value-type="float" office:value="221" calcext:value-type="float">
            <text:p>221</text:p>
          </table:table-cell>
        </table:table-row>
        <table:table-row table:style-name="ro1">
          <table:table-cell table:formula="of:=[rk.A326]" office:value-type="float" office:value="428" calcext:value-type="float">
            <text:p>428</text:p>
          </table:table-cell>
          <table:table-cell table:formula="of:=VLOOKUP([kokku.A385];[rk.A$1:.D$1048576];3;0)" office:value-type="string" office:string-value="Mari-Ann Kelam" calcext:value-type="string">
            <text:p>Mari-Ann Kelam</text:p>
          </table:table-cell>
          <table:table-cell table:formula="of:=VLOOKUP([kokku.A385];[res.A$1:.D$1048576];3;0)" office:value-type="string" office:string-value="" calcext:value-type="error">
            <text:p>#N/A</text:p>
          </table:table-cell>
          <table:table-cell table:formula="of:=VLOOKUP([kokku.A385];[res.A$1:.E$1048576];2;0)" office:value-type="string" office:string-value="" calcext:value-type="error">
            <text:p>#N/A</text:p>
          </table:table-cell>
          <table:table-cell table:formula="of:=VLOOKUP([kokku.A385];[ares.A$1:.E$1048576];3;0)" office:value-type="float" office:value="581" calcext:value-type="float">
            <text:p>581</text:p>
          </table:table-cell>
          <table:table-cell table:formula="of:=VLOOKUP([kokku.A385];[ares.A$1:.E$1048576];4;0)" office:value-type="float" office:value="4" calcext:value-type="float">
            <text:p>4</text:p>
          </table:table-cell>
          <table:table-cell table:formula="of:=VLOOKUP([kokku.A385];[ares.A$1:.E$1048576];5;0)" office:value-type="float" office:value="270" calcext:value-type="float">
            <text:p>270</text:p>
          </table:table-cell>
        </table:table-row>
        <table:table-row table:style-name="ro1">
          <table:table-cell table:formula="of:=[rk.A327]" office:value-type="float" office:value="429" calcext:value-type="float">
            <text:p>429</text:p>
          </table:table-cell>
          <table:table-cell table:formula="of:=VLOOKUP([kokku.A386];[rk.A$1:.D$1048576];3;0)" office:value-type="string" office:string-value="Kaupo Rätsepp" calcext:value-type="string">
            <text:p>Kaupo Rätsepp</text:p>
          </table:table-cell>
          <table:table-cell table:formula="of:=VLOOKUP([kokku.A386];[res.A$1:.D$1048576];3;0)" office:value-type="string" office:string-value="" calcext:value-type="error">
            <text:p>#N/A</text:p>
          </table:table-cell>
          <table:table-cell table:formula="of:=VLOOKUP([kokku.A386];[res.A$1:.E$1048576];2;0)" office:value-type="string" office:string-value="" calcext:value-type="error">
            <text:p>#N/A</text:p>
          </table:table-cell>
          <table:table-cell table:formula="of:=VLOOKUP([kokku.A386];[ares.A$1:.E$1048576];3;0)" office:value-type="float" office:value="475" calcext:value-type="float">
            <text:p>475</text:p>
          </table:table-cell>
          <table:table-cell table:formula="of:=VLOOKUP([kokku.A386];[ares.A$1:.E$1048576];4;0)" office:value-type="float" office:value="1" calcext:value-type="float">
            <text:p>1</text:p>
          </table:table-cell>
          <table:table-cell table:formula="of:=VLOOKUP([kokku.A386];[ares.A$1:.E$1048576];5;0)" office:value-type="float" office:value="210" calcext:value-type="float">
            <text:p>210</text:p>
          </table:table-cell>
        </table:table-row>
        <table:table-row table:style-name="ro1">
          <table:table-cell table:formula="of:=[rk.A328]" office:value-type="float" office:value="430" calcext:value-type="float">
            <text:p>430</text:p>
          </table:table-cell>
          <table:table-cell table:formula="of:=VLOOKUP([kokku.A387];[rk.A$1:.D$1048576];3;0)" office:value-type="string" office:string-value="Andres Laisk" calcext:value-type="string">
            <text:p>Andres Laisk</text:p>
          </table:table-cell>
          <table:table-cell table:formula="of:=VLOOKUP([kokku.A387];[res.A$1:.D$1048576];3;0)" office:value-type="string" office:string-value="" calcext:value-type="error">
            <text:p>#N/A</text:p>
          </table:table-cell>
          <table:table-cell table:formula="of:=VLOOKUP([kokku.A387];[res.A$1:.E$1048576];2;0)" office:value-type="string" office:string-value="" calcext:value-type="error">
            <text:p>#N/A</text:p>
          </table:table-cell>
          <table:table-cell table:formula="of:=VLOOKUP([kokku.A387];[ares.A$1:.E$1048576];3;0)" office:value-type="float" office:value="281" calcext:value-type="float">
            <text:p>281</text:p>
          </table:table-cell>
          <table:table-cell table:formula="of:=VLOOKUP([kokku.A387];[ares.A$1:.E$1048576];4;0)" office:value-type="float" office:value="1" calcext:value-type="float">
            <text:p>1</text:p>
          </table:table-cell>
          <table:table-cell table:formula="of:=VLOOKUP([kokku.A387];[ares.A$1:.E$1048576];5;0)" office:value-type="float" office:value="150" calcext:value-type="float">
            <text:p>150</text:p>
          </table:table-cell>
        </table:table-row>
        <table:table-row table:style-name="ro1">
          <table:table-cell table:formula="of:=[rk.A329]" office:value-type="float" office:value="431" calcext:value-type="float">
            <text:p>431</text:p>
          </table:table-cell>
          <table:table-cell table:formula="of:=VLOOKUP([kokku.A388];[rk.A$1:.D$1048576];3;0)" office:value-type="string" office:string-value="Kadri Tillemann" calcext:value-type="string">
            <text:p>Kadri Tillemann</text:p>
          </table:table-cell>
          <table:table-cell table:formula="of:=VLOOKUP([kokku.A388];[res.A$1:.D$1048576];3;0)" office:value-type="string" office:string-value="" calcext:value-type="error">
            <text:p>#N/A</text:p>
          </table:table-cell>
          <table:table-cell table:formula="of:=VLOOKUP([kokku.A388];[res.A$1:.E$1048576];2;0)" office:value-type="string" office:string-value="" calcext:value-type="error">
            <text:p>#N/A</text:p>
          </table:table-cell>
          <table:table-cell table:formula="of:=VLOOKUP([kokku.A388];[ares.A$1:.E$1048576];3;0)" office:value-type="float" office:value="92" calcext:value-type="float">
            <text:p>92</text:p>
          </table:table-cell>
          <table:table-cell table:formula="of:=VLOOKUP([kokku.A388];[ares.A$1:.E$1048576];4;0)" office:value-type="float" office:value="0" calcext:value-type="float">
            <text:p>0</text:p>
          </table:table-cell>
          <table:table-cell table:formula="of:=VLOOKUP([kokku.A388];[ares.A$1:.E$1048576];5;0)" office:value-type="float" office:value="53" calcext:value-type="float">
            <text:p>53</text:p>
          </table:table-cell>
        </table:table-row>
        <table:table-row table:style-name="ro1">
          <table:table-cell table:formula="of:=[rk.A330]" office:value-type="float" office:value="432" calcext:value-type="float">
            <text:p>432</text:p>
          </table:table-cell>
          <table:table-cell table:formula="of:=VLOOKUP([kokku.A389];[rk.A$1:.D$1048576];3;0)" office:value-type="string" office:string-value="Tiit Leier" calcext:value-type="string">
            <text:p>Tiit Leier</text:p>
          </table:table-cell>
          <table:table-cell table:formula="of:=VLOOKUP([kokku.A389];[res.A$1:.D$1048576];3;0)" office:value-type="string" office:string-value="" calcext:value-type="error">
            <text:p>#N/A</text:p>
          </table:table-cell>
          <table:table-cell table:formula="of:=VLOOKUP([kokku.A389];[res.A$1:.E$1048576];2;0)" office:value-type="string" office:string-value="" calcext:value-type="error">
            <text:p>#N/A</text:p>
          </table:table-cell>
          <table:table-cell table:formula="of:=VLOOKUP([kokku.A389];[ares.A$1:.E$1048576];3;0)" office:value-type="float" office:value="183" calcext:value-type="float">
            <text:p>183</text:p>
          </table:table-cell>
          <table:table-cell table:formula="of:=VLOOKUP([kokku.A389];[ares.A$1:.E$1048576];4;0)" office:value-type="float" office:value="0" calcext:value-type="float">
            <text:p>0</text:p>
          </table:table-cell>
          <table:table-cell table:formula="of:=VLOOKUP([kokku.A389];[ares.A$1:.E$1048576];5;0)" office:value-type="float" office:value="54" calcext:value-type="float">
            <text:p>54</text:p>
          </table:table-cell>
        </table:table-row>
        <table:table-row table:style-name="ro1">
          <table:table-cell table:formula="of:=[rk.A331]" office:value-type="float" office:value="433" calcext:value-type="float">
            <text:p>433</text:p>
          </table:table-cell>
          <table:table-cell table:formula="of:=VLOOKUP([kokku.A390];[rk.A$1:.D$1048576];3;0)" office:value-type="string" office:string-value="Jan Trei" calcext:value-type="string">
            <text:p>Jan Trei</text:p>
          </table:table-cell>
          <table:table-cell table:formula="of:=VLOOKUP([kokku.A390];[res.A$1:.D$1048576];3;0)" office:value-type="string" office:string-value="" calcext:value-type="error">
            <text:p>#N/A</text:p>
          </table:table-cell>
          <table:table-cell table:formula="of:=VLOOKUP([kokku.A390];[res.A$1:.E$1048576];2;0)" office:value-type="string" office:string-value="" calcext:value-type="error">
            <text:p>#N/A</text:p>
          </table:table-cell>
          <table:table-cell table:formula="of:=VLOOKUP([kokku.A390];[ares.A$1:.E$1048576];3;0)" office:value-type="float" office:value="135" calcext:value-type="float">
            <text:p>135</text:p>
          </table:table-cell>
          <table:table-cell table:formula="of:=VLOOKUP([kokku.A390];[ares.A$1:.E$1048576];4;0)" office:value-type="float" office:value="0" calcext:value-type="float">
            <text:p>0</text:p>
          </table:table-cell>
          <table:table-cell table:formula="of:=VLOOKUP([kokku.A390];[ares.A$1:.E$1048576];5;0)" office:value-type="float" office:value="56" calcext:value-type="float">
            <text:p>56</text:p>
          </table:table-cell>
        </table:table-row>
        <table:table-row table:style-name="ro1">
          <table:table-cell table:formula="of:=[rk.A332]" office:value-type="float" office:value="434" calcext:value-type="float">
            <text:p>434</text:p>
          </table:table-cell>
          <table:table-cell table:formula="of:=VLOOKUP([kokku.A391];[rk.A$1:.D$1048576];3;0)" office:value-type="string" office:string-value="Priit Põldmäe" calcext:value-type="string">
            <text:p>Priit Põldmäe</text:p>
          </table:table-cell>
          <table:table-cell table:formula="of:=VLOOKUP([kokku.A391];[res.A$1:.D$1048576];3;0)" office:value-type="string" office:string-value="" calcext:value-type="error">
            <text:p>#N/A</text:p>
          </table:table-cell>
          <table:table-cell table:formula="of:=VLOOKUP([kokku.A391];[res.A$1:.E$1048576];2;0)" office:value-type="string" office:string-value="" calcext:value-type="error">
            <text:p>#N/A</text:p>
          </table:table-cell>
          <table:table-cell table:formula="of:=VLOOKUP([kokku.A391];[ares.A$1:.E$1048576];3;0)" office:value-type="float" office:value="101" calcext:value-type="float">
            <text:p>101</text:p>
          </table:table-cell>
          <table:table-cell table:formula="of:=VLOOKUP([kokku.A391];[ares.A$1:.E$1048576];4;0)" office:value-type="float" office:value="0" calcext:value-type="float">
            <text:p>0</text:p>
          </table:table-cell>
          <table:table-cell table:formula="of:=VLOOKUP([kokku.A391];[ares.A$1:.E$1048576];5;0)" office:value-type="float" office:value="36" calcext:value-type="float">
            <text:p>36</text:p>
          </table:table-cell>
        </table:table-row>
        <table:table-row table:style-name="ro1">
          <table:table-cell table:formula="of:=[rk.A333]" office:value-type="float" office:value="435" calcext:value-type="float">
            <text:p>435</text:p>
          </table:table-cell>
          <table:table-cell table:formula="of:=VLOOKUP([kokku.A392];[rk.A$1:.D$1048576];3;0)" office:value-type="string" office:string-value="Andres Kaarmann" calcext:value-type="string">
            <text:p>Andres Kaarmann</text:p>
          </table:table-cell>
          <table:table-cell table:formula="of:=VLOOKUP([kokku.A392];[res.A$1:.D$1048576];3;0)" office:value-type="string" office:string-value="" calcext:value-type="error">
            <text:p>#N/A</text:p>
          </table:table-cell>
          <table:table-cell table:formula="of:=VLOOKUP([kokku.A392];[res.A$1:.E$1048576];2;0)" office:value-type="string" office:string-value="" calcext:value-type="error">
            <text:p>#N/A</text:p>
          </table:table-cell>
          <table:table-cell table:formula="of:=VLOOKUP([kokku.A392];[ares.A$1:.E$1048576];3;0)" office:value-type="float" office:value="192" calcext:value-type="float">
            <text:p>192</text:p>
          </table:table-cell>
          <table:table-cell table:formula="of:=VLOOKUP([kokku.A392];[ares.A$1:.E$1048576];4;0)" office:value-type="float" office:value="1" calcext:value-type="float">
            <text:p>1</text:p>
          </table:table-cell>
          <table:table-cell table:formula="of:=VLOOKUP([kokku.A392];[ares.A$1:.E$1048576];5;0)" office:value-type="float" office:value="83" calcext:value-type="float">
            <text:p>83</text:p>
          </table:table-cell>
        </table:table-row>
        <table:table-row table:style-name="ro1">
          <table:table-cell table:formula="of:=[rk.A334]" office:value-type="float" office:value="436" calcext:value-type="float">
            <text:p>436</text:p>
          </table:table-cell>
          <table:table-cell table:formula="of:=VLOOKUP([kokku.A393];[rk.A$1:.D$1048576];3;0)" office:value-type="string" office:string-value="Reet Roos" calcext:value-type="string">
            <text:p>Reet Roos</text:p>
          </table:table-cell>
          <table:table-cell table:formula="of:=VLOOKUP([kokku.A393];[res.A$1:.D$1048576];3;0)" office:value-type="string" office:string-value="" calcext:value-type="error">
            <text:p>#N/A</text:p>
          </table:table-cell>
          <table:table-cell table:formula="of:=VLOOKUP([kokku.A393];[res.A$1:.E$1048576];2;0)" office:value-type="string" office:string-value="" calcext:value-type="error">
            <text:p>#N/A</text:p>
          </table:table-cell>
          <table:table-cell table:formula="of:=VLOOKUP([kokku.A393];[ares.A$1:.E$1048576];3;0)" office:value-type="float" office:value="254" calcext:value-type="float">
            <text:p>254</text:p>
          </table:table-cell>
          <table:table-cell table:formula="of:=VLOOKUP([kokku.A393];[ares.A$1:.E$1048576];4;0)" office:value-type="float" office:value="1" calcext:value-type="float">
            <text:p>1</text:p>
          </table:table-cell>
          <table:table-cell table:formula="of:=VLOOKUP([kokku.A393];[ares.A$1:.E$1048576];5;0)" office:value-type="float" office:value="138" calcext:value-type="float">
            <text:p>138</text:p>
          </table:table-cell>
        </table:table-row>
        <table:table-row table:style-name="ro1">
          <table:table-cell table:formula="of:=[rk.A335]" office:value-type="float" office:value="437" calcext:value-type="float">
            <text:p>437</text:p>
          </table:table-cell>
          <table:table-cell table:formula="of:=VLOOKUP([kokku.A394];[rk.A$1:.D$1048576];3;0)" office:value-type="string" office:string-value="Toomas Tõniste" calcext:value-type="string">
            <text:p>Toomas Tõniste</text:p>
          </table:table-cell>
          <table:table-cell table:formula="of:=VLOOKUP([kokku.A394];[res.A$1:.D$1048576];3;0)" office:value-type="string" office:string-value="" calcext:value-type="error">
            <text:p>#N/A</text:p>
          </table:table-cell>
          <table:table-cell table:formula="of:=VLOOKUP([kokku.A394];[res.A$1:.E$1048576];2;0)" office:value-type="string" office:string-value="" calcext:value-type="error">
            <text:p>#N/A</text:p>
          </table:table-cell>
          <table:table-cell table:formula="of:=VLOOKUP([kokku.A394];[ares.A$1:.E$1048576];3;0)" office:value-type="float" office:value="462" calcext:value-type="float">
            <text:p>462</text:p>
          </table:table-cell>
          <table:table-cell table:formula="of:=VLOOKUP([kokku.A394];[ares.A$1:.E$1048576];4;0)" office:value-type="float" office:value="0" calcext:value-type="float">
            <text:p>0</text:p>
          </table:table-cell>
          <table:table-cell table:formula="of:=VLOOKUP([kokku.A394];[ares.A$1:.E$1048576];5;0)" office:value-type="float" office:value="216" calcext:value-type="float">
            <text:p>216</text:p>
          </table:table-cell>
        </table:table-row>
        <table:table-row table:style-name="ro1">
          <table:table-cell table:formula="of:=[rk.A337]" office:value-type="float" office:value="439" calcext:value-type="float">
            <text:p>439</text:p>
          </table:table-cell>
          <table:table-cell table:formula="of:=VLOOKUP([kokku.A395];[rk.A$1:.D$1048576];3;0)" office:value-type="string" office:string-value="Tõnis Palts" calcext:value-type="string">
            <text:p>Tõnis Palts</text:p>
          </table:table-cell>
          <table:table-cell table:formula="of:=VLOOKUP([kokku.A395];[res.A$1:.D$1048576];3;0)" office:value-type="string" office:string-value="" calcext:value-type="error">
            <text:p>#N/A</text:p>
          </table:table-cell>
          <table:table-cell table:formula="of:=VLOOKUP([kokku.A395];[res.A$1:.E$1048576];2;0)" office:value-type="string" office:string-value="" calcext:value-type="error">
            <text:p>#N/A</text:p>
          </table:table-cell>
          <table:table-cell table:formula="of:=VLOOKUP([kokku.A395];[ares.A$1:.E$1048576];3;0)" office:value-type="float" office:value="1033" calcext:value-type="float">
            <text:p>1033</text:p>
          </table:table-cell>
          <table:table-cell table:formula="of:=VLOOKUP([kokku.A395];[ares.A$1:.E$1048576];4;0)" office:value-type="float" office:value="8" calcext:value-type="float">
            <text:p>8</text:p>
          </table:table-cell>
          <table:table-cell table:formula="of:=VLOOKUP([kokku.A395];[ares.A$1:.E$1048576];5;0)" office:value-type="float" office:value="351" calcext:value-type="float">
            <text:p>351</text:p>
          </table:table-cell>
        </table:table-row>
        <table:table-row table:style-name="ro1">
          <table:table-cell table:formula="of:=[rk.A338]" office:value-type="float" office:value="440" calcext:value-type="float">
            <text:p>440</text:p>
          </table:table-cell>
          <table:table-cell table:formula="of:=VLOOKUP([kokku.A396];[rk.A$1:.D$1048576];3;0)" office:value-type="string" office:string-value="Merle Mäesalu" calcext:value-type="string">
            <text:p>Merle Mäesalu</text:p>
          </table:table-cell>
          <table:table-cell table:formula="of:=VLOOKUP([kokku.A396];[res.A$1:.D$1048576];3;0)" office:value-type="string" office:string-value="" calcext:value-type="error">
            <text:p>#N/A</text:p>
          </table:table-cell>
          <table:table-cell table:formula="of:=VLOOKUP([kokku.A396];[res.A$1:.E$1048576];2;0)" office:value-type="string" office:string-value="" calcext:value-type="error">
            <text:p>#N/A</text:p>
          </table:table-cell>
          <table:table-cell table:formula="of:=VLOOKUP([kokku.A396];[ares.A$1:.E$1048576];3;0)" office:value-type="float" office:value="289" calcext:value-type="float">
            <text:p>289</text:p>
          </table:table-cell>
          <table:table-cell table:formula="of:=VLOOKUP([kokku.A396];[ares.A$1:.E$1048576];4;0)" office:value-type="float" office:value="3" calcext:value-type="float">
            <text:p>3</text:p>
          </table:table-cell>
          <table:table-cell table:formula="of:=VLOOKUP([kokku.A396];[ares.A$1:.E$1048576];5;0)" office:value-type="float" office:value="104" calcext:value-type="float">
            <text:p>104</text:p>
          </table:table-cell>
        </table:table-row>
        <table:table-row table:style-name="ro1">
          <table:table-cell table:formula="of:=[rk.A339]" office:value-type="float" office:value="441" calcext:value-type="float">
            <text:p>441</text:p>
          </table:table-cell>
          <table:table-cell table:formula="of:=VLOOKUP([kokku.A397];[rk.A$1:.D$1048576];3;0)" office:value-type="string" office:string-value="Kaido Kaasik" calcext:value-type="string">
            <text:p>Kaido Kaasik</text:p>
          </table:table-cell>
          <table:table-cell table:formula="of:=VLOOKUP([kokku.A397];[res.A$1:.D$1048576];3;0)" office:value-type="string" office:string-value="" calcext:value-type="error">
            <text:p>#N/A</text:p>
          </table:table-cell>
          <table:table-cell table:formula="of:=VLOOKUP([kokku.A397];[res.A$1:.E$1048576];2;0)" office:value-type="string" office:string-value="" calcext:value-type="error">
            <text:p>#N/A</text:p>
          </table:table-cell>
          <table:table-cell table:formula="of:=VLOOKUP([kokku.A397];[ares.A$1:.E$1048576];3;0)" office:value-type="float" office:value="478" calcext:value-type="float">
            <text:p>478</text:p>
          </table:table-cell>
          <table:table-cell table:formula="of:=VLOOKUP([kokku.A397];[ares.A$1:.E$1048576];4;0)" office:value-type="float" office:value="2" calcext:value-type="float">
            <text:p>2</text:p>
          </table:table-cell>
          <table:table-cell table:formula="of:=VLOOKUP([kokku.A397];[ares.A$1:.E$1048576];5;0)" office:value-type="float" office:value="169" calcext:value-type="float">
            <text:p>169</text:p>
          </table:table-cell>
        </table:table-row>
        <table:table-row table:style-name="ro1">
          <table:table-cell table:formula="of:=[rk.A340]" office:value-type="float" office:value="442" calcext:value-type="float">
            <text:p>442</text:p>
          </table:table-cell>
          <table:table-cell table:formula="of:=VLOOKUP([kokku.A398];[rk.A$1:.D$1048576];3;0)" office:value-type="string" office:string-value="Georg Linkov" calcext:value-type="string">
            <text:p>Georg Linkov</text:p>
          </table:table-cell>
          <table:table-cell table:formula="of:=VLOOKUP([kokku.A398];[res.A$1:.D$1048576];3;0)" office:value-type="string" office:string-value="" calcext:value-type="error">
            <text:p>#N/A</text:p>
          </table:table-cell>
          <table:table-cell table:formula="of:=VLOOKUP([kokku.A398];[res.A$1:.E$1048576];2;0)" office:value-type="string" office:string-value="" calcext:value-type="error">
            <text:p>#N/A</text:p>
          </table:table-cell>
          <table:table-cell table:formula="of:=VLOOKUP([kokku.A398];[ares.A$1:.E$1048576];3;0)" office:value-type="float" office:value="344" calcext:value-type="float">
            <text:p>344</text:p>
          </table:table-cell>
          <table:table-cell table:formula="of:=VLOOKUP([kokku.A398];[ares.A$1:.E$1048576];4;0)" office:value-type="float" office:value="1" calcext:value-type="float">
            <text:p>1</text:p>
          </table:table-cell>
          <table:table-cell table:formula="of:=VLOOKUP([kokku.A398];[ares.A$1:.E$1048576];5;0)" office:value-type="float" office:value="143" calcext:value-type="float">
            <text:p>143</text:p>
          </table:table-cell>
        </table:table-row>
        <table:table-row table:style-name="ro1">
          <table:table-cell table:formula="of:=[rk.A341]" office:value-type="float" office:value="443" calcext:value-type="float">
            <text:p>443</text:p>
          </table:table-cell>
          <table:table-cell table:formula="of:=VLOOKUP([kokku.A399];[rk.A$1:.D$1048576];3;0)" office:value-type="string" office:string-value="Raimond Lunev" calcext:value-type="string">
            <text:p>Raimond Lunev</text:p>
          </table:table-cell>
          <table:table-cell table:formula="of:=VLOOKUP([kokku.A399];[res.A$1:.D$1048576];3;0)" office:value-type="string" office:string-value="" calcext:value-type="error">
            <text:p>#N/A</text:p>
          </table:table-cell>
          <table:table-cell table:formula="of:=VLOOKUP([kokku.A399];[res.A$1:.E$1048576];2;0)" office:value-type="string" office:string-value="" calcext:value-type="error">
            <text:p>#N/A</text:p>
          </table:table-cell>
          <table:table-cell table:formula="of:=VLOOKUP([kokku.A399];[ares.A$1:.E$1048576];3;0)" office:value-type="float" office:value="269" calcext:value-type="float">
            <text:p>269</text:p>
          </table:table-cell>
          <table:table-cell table:formula="of:=VLOOKUP([kokku.A399];[ares.A$1:.E$1048576];4;0)" office:value-type="float" office:value="1" calcext:value-type="float">
            <text:p>1</text:p>
          </table:table-cell>
          <table:table-cell table:formula="of:=VLOOKUP([kokku.A399];[ares.A$1:.E$1048576];5;0)" office:value-type="float" office:value="65" calcext:value-type="float">
            <text:p>65</text:p>
          </table:table-cell>
        </table:table-row>
        <table:table-row table:style-name="ro1">
          <table:table-cell table:formula="of:=[rk.A342]" office:value-type="float" office:value="444" calcext:value-type="float">
            <text:p>444</text:p>
          </table:table-cell>
          <table:table-cell table:formula="of:=VLOOKUP([kokku.A400];[rk.A$1:.D$1048576];3;0)" office:value-type="string" office:string-value="Alar Schönberg" calcext:value-type="string">
            <text:p>Alar Schönberg</text:p>
          </table:table-cell>
          <table:table-cell table:formula="of:=VLOOKUP([kokku.A400];[res.A$1:.D$1048576];3;0)" office:value-type="string" office:string-value="" calcext:value-type="error">
            <text:p>#N/A</text:p>
          </table:table-cell>
          <table:table-cell table:formula="of:=VLOOKUP([kokku.A400];[res.A$1:.E$1048576];2;0)" office:value-type="string" office:string-value="" calcext:value-type="error">
            <text:p>#N/A</text:p>
          </table:table-cell>
          <table:table-cell table:formula="of:=VLOOKUP([kokku.A400];[ares.A$1:.E$1048576];3;0)" office:value-type="float" office:value="277" calcext:value-type="float">
            <text:p>277</text:p>
          </table:table-cell>
          <table:table-cell table:formula="of:=VLOOKUP([kokku.A400];[ares.A$1:.E$1048576];4;0)" office:value-type="float" office:value="2" calcext:value-type="float">
            <text:p>2</text:p>
          </table:table-cell>
          <table:table-cell table:formula="of:=VLOOKUP([kokku.A400];[ares.A$1:.E$1048576];5;0)" office:value-type="float" office:value="85" calcext:value-type="float">
            <text:p>85</text:p>
          </table:table-cell>
        </table:table-row>
        <table:table-row table:style-name="ro1">
          <table:table-cell table:formula="of:=[rk.A343]" office:value-type="float" office:value="445" calcext:value-type="float">
            <text:p>445</text:p>
          </table:table-cell>
          <table:table-cell table:formula="of:=VLOOKUP([kokku.A401];[rk.A$1:.D$1048576];3;0)" office:value-type="string" office:string-value="Toomas Takkis" calcext:value-type="string">
            <text:p>Toomas Takkis</text:p>
          </table:table-cell>
          <table:table-cell table:formula="of:=VLOOKUP([kokku.A401];[res.A$1:.D$1048576];3;0)" office:value-type="string" office:string-value="" calcext:value-type="error">
            <text:p>#N/A</text:p>
          </table:table-cell>
          <table:table-cell table:formula="of:=VLOOKUP([kokku.A401];[res.A$1:.E$1048576];2;0)" office:value-type="string" office:string-value="" calcext:value-type="error">
            <text:p>#N/A</text:p>
          </table:table-cell>
          <table:table-cell table:formula="of:=VLOOKUP([kokku.A401];[ares.A$1:.E$1048576];3;0)" office:value-type="float" office:value="247" calcext:value-type="float">
            <text:p>247</text:p>
          </table:table-cell>
          <table:table-cell table:formula="of:=VLOOKUP([kokku.A401];[ares.A$1:.E$1048576];4;0)" office:value-type="float" office:value="1" calcext:value-type="float">
            <text:p>1</text:p>
          </table:table-cell>
          <table:table-cell table:formula="of:=VLOOKUP([kokku.A401];[ares.A$1:.E$1048576];5;0)" office:value-type="float" office:value="107" calcext:value-type="float">
            <text:p>107</text:p>
          </table:table-cell>
        </table:table-row>
        <table:table-row table:style-name="ro1">
          <table:table-cell table:formula="of:=[rk.A345]" office:value-type="float" office:value="447" calcext:value-type="float">
            <text:p>447</text:p>
          </table:table-cell>
          <table:table-cell table:formula="of:=VLOOKUP([kokku.A402];[rk.A$1:.D$1048576];3;0)" office:value-type="string" office:string-value="Einar Vallbaum" calcext:value-type="string">
            <text:p>Einar Vallbaum</text:p>
          </table:table-cell>
          <table:table-cell table:formula="of:=VLOOKUP([kokku.A402];[res.A$1:.D$1048576];3;0)" office:value-type="string" office:string-value="" calcext:value-type="error">
            <text:p>#N/A</text:p>
          </table:table-cell>
          <table:table-cell table:formula="of:=VLOOKUP([kokku.A402];[res.A$1:.E$1048576];2;0)" office:value-type="string" office:string-value="" calcext:value-type="error">
            <text:p>#N/A</text:p>
          </table:table-cell>
          <table:table-cell table:formula="of:=VLOOKUP([kokku.A402];[ares.A$1:.E$1048576];3;0)" office:value-type="float" office:value="1044" calcext:value-type="float">
            <text:p>1044</text:p>
          </table:table-cell>
          <table:table-cell table:formula="of:=VLOOKUP([kokku.A402];[ares.A$1:.E$1048576];4;0)" office:value-type="float" office:value="1" calcext:value-type="float">
            <text:p>1</text:p>
          </table:table-cell>
          <table:table-cell table:formula="of:=VLOOKUP([kokku.A402];[ares.A$1:.E$1048576];5;0)" office:value-type="float" office:value="283" calcext:value-type="float">
            <text:p>283</text:p>
          </table:table-cell>
        </table:table-row>
        <table:table-row table:style-name="ro1">
          <table:table-cell table:formula="of:=[rk.A346]" office:value-type="float" office:value="448" calcext:value-type="float">
            <text:p>448</text:p>
          </table:table-cell>
          <table:table-cell table:formula="of:=VLOOKUP([kokku.A403];[rk.A$1:.D$1048576];3;0)" office:value-type="string" office:string-value="Mihkel Juhkami" calcext:value-type="string">
            <text:p>Mihkel Juhkami</text:p>
          </table:table-cell>
          <table:table-cell table:formula="of:=VLOOKUP([kokku.A403];[res.A$1:.D$1048576];3;0)" office:value-type="string" office:string-value="" calcext:value-type="error">
            <text:p>#N/A</text:p>
          </table:table-cell>
          <table:table-cell table:formula="of:=VLOOKUP([kokku.A403];[res.A$1:.E$1048576];2;0)" office:value-type="string" office:string-value="" calcext:value-type="error">
            <text:p>#N/A</text:p>
          </table:table-cell>
          <table:table-cell table:formula="of:=VLOOKUP([kokku.A403];[ares.A$1:.E$1048576];3;0)" office:value-type="float" office:value="352" calcext:value-type="float">
            <text:p>352</text:p>
          </table:table-cell>
          <table:table-cell table:formula="of:=VLOOKUP([kokku.A403];[ares.A$1:.E$1048576];4;0)" office:value-type="float" office:value="4" calcext:value-type="float">
            <text:p>4</text:p>
          </table:table-cell>
          <table:table-cell table:formula="of:=VLOOKUP([kokku.A403];[ares.A$1:.E$1048576];5;0)" office:value-type="float" office:value="135" calcext:value-type="float">
            <text:p>135</text:p>
          </table:table-cell>
        </table:table-row>
        <table:table-row table:style-name="ro1">
          <table:table-cell table:formula="of:=[rk.A347]" office:value-type="float" office:value="449" calcext:value-type="float">
            <text:p>449</text:p>
          </table:table-cell>
          <table:table-cell table:formula="of:=VLOOKUP([kokku.A404];[rk.A$1:.D$1048576];3;0)" office:value-type="string" office:string-value="Helle Noorväli" calcext:value-type="string">
            <text:p>Helle Noorväli</text:p>
          </table:table-cell>
          <table:table-cell table:formula="of:=VLOOKUP([kokku.A404];[res.A$1:.D$1048576];3;0)" office:value-type="string" office:string-value="" calcext:value-type="error">
            <text:p>#N/A</text:p>
          </table:table-cell>
          <table:table-cell table:formula="of:=VLOOKUP([kokku.A404];[res.A$1:.E$1048576];2;0)" office:value-type="string" office:string-value="" calcext:value-type="error">
            <text:p>#N/A</text:p>
          </table:table-cell>
          <table:table-cell table:formula="of:=VLOOKUP([kokku.A404];[ares.A$1:.E$1048576];3;0)" office:value-type="float" office:value="215" calcext:value-type="float">
            <text:p>215</text:p>
          </table:table-cell>
          <table:table-cell table:formula="of:=VLOOKUP([kokku.A404];[ares.A$1:.E$1048576];4;0)" office:value-type="float" office:value="1" calcext:value-type="float">
            <text:p>1</text:p>
          </table:table-cell>
          <table:table-cell table:formula="of:=VLOOKUP([kokku.A404];[ares.A$1:.E$1048576];5;0)" office:value-type="float" office:value="80" calcext:value-type="float">
            <text:p>80</text:p>
          </table:table-cell>
        </table:table-row>
        <table:table-row table:style-name="ro1">
          <table:table-cell table:formula="of:=[rk.A348]" office:value-type="float" office:value="450" calcext:value-type="float">
            <text:p>450</text:p>
          </table:table-cell>
          <table:table-cell table:formula="of:=VLOOKUP([kokku.A405];[rk.A$1:.D$1048576];3;0)" office:value-type="string" office:string-value="Ain Suurkaev" calcext:value-type="string">
            <text:p>Ain Suurkaev</text:p>
          </table:table-cell>
          <table:table-cell table:formula="of:=VLOOKUP([kokku.A405];[res.A$1:.D$1048576];3;0)" office:value-type="string" office:string-value="" calcext:value-type="error">
            <text:p>#N/A</text:p>
          </table:table-cell>
          <table:table-cell table:formula="of:=VLOOKUP([kokku.A405];[res.A$1:.E$1048576];2;0)" office:value-type="string" office:string-value="" calcext:value-type="error">
            <text:p>#N/A</text:p>
          </table:table-cell>
          <table:table-cell table:formula="of:=VLOOKUP([kokku.A405];[ares.A$1:.E$1048576];3;0)" office:value-type="float" office:value="297" calcext:value-type="float">
            <text:p>297</text:p>
          </table:table-cell>
          <table:table-cell table:formula="of:=VLOOKUP([kokku.A405];[ares.A$1:.E$1048576];4;0)" office:value-type="float" office:value="0" calcext:value-type="float">
            <text:p>0</text:p>
          </table:table-cell>
          <table:table-cell table:formula="of:=VLOOKUP([kokku.A405];[ares.A$1:.E$1048576];5;0)" office:value-type="float" office:value="93" calcext:value-type="float">
            <text:p>93</text:p>
          </table:table-cell>
        </table:table-row>
        <table:table-row table:style-name="ro1">
          <table:table-cell table:formula="of:=[rk.A349]" office:value-type="float" office:value="451" calcext:value-type="float">
            <text:p>451</text:p>
          </table:table-cell>
          <table:table-cell table:formula="of:=VLOOKUP([kokku.A406];[rk.A$1:.D$1048576];3;0)" office:value-type="string" office:string-value="Hannes Mets" calcext:value-type="string">
            <text:p>Hannes Mets</text:p>
          </table:table-cell>
          <table:table-cell table:formula="of:=VLOOKUP([kokku.A406];[res.A$1:.D$1048576];3;0)" office:value-type="string" office:string-value="" calcext:value-type="error">
            <text:p>#N/A</text:p>
          </table:table-cell>
          <table:table-cell table:formula="of:=VLOOKUP([kokku.A406];[res.A$1:.E$1048576];2;0)" office:value-type="string" office:string-value="" calcext:value-type="error">
            <text:p>#N/A</text:p>
          </table:table-cell>
          <table:table-cell table:formula="of:=VLOOKUP([kokku.A406];[ares.A$1:.E$1048576];3;0)" office:value-type="float" office:value="228" calcext:value-type="float">
            <text:p>228</text:p>
          </table:table-cell>
          <table:table-cell table:formula="of:=VLOOKUP([kokku.A406];[ares.A$1:.E$1048576];4;0)" office:value-type="float" office:value="1" calcext:value-type="float">
            <text:p>1</text:p>
          </table:table-cell>
          <table:table-cell table:formula="of:=VLOOKUP([kokku.A406];[ares.A$1:.E$1048576];5;0)" office:value-type="float" office:value="69" calcext:value-type="float">
            <text:p>69</text:p>
          </table:table-cell>
        </table:table-row>
        <table:table-row table:style-name="ro1">
          <table:table-cell table:formula="of:=[rk.A350]" office:value-type="float" office:value="452" calcext:value-type="float">
            <text:p>452</text:p>
          </table:table-cell>
          <table:table-cell table:formula="of:=VLOOKUP([kokku.A407];[rk.A$1:.D$1048576];3;0)" office:value-type="string" office:string-value="Tauno Toompuu" calcext:value-type="string">
            <text:p>Tauno Toompuu</text:p>
          </table:table-cell>
          <table:table-cell table:formula="of:=VLOOKUP([kokku.A407];[res.A$1:.D$1048576];3;0)" office:value-type="string" office:string-value="" calcext:value-type="error">
            <text:p>#N/A</text:p>
          </table:table-cell>
          <table:table-cell table:formula="of:=VLOOKUP([kokku.A407];[res.A$1:.E$1048576];2;0)" office:value-type="string" office:string-value="" calcext:value-type="error">
            <text:p>#N/A</text:p>
          </table:table-cell>
          <table:table-cell table:formula="of:=VLOOKUP([kokku.A407];[ares.A$1:.E$1048576];3;0)" office:value-type="float" office:value="310" calcext:value-type="float">
            <text:p>310</text:p>
          </table:table-cell>
          <table:table-cell table:formula="of:=VLOOKUP([kokku.A407];[ares.A$1:.E$1048576];4;0)" office:value-type="float" office:value="0" calcext:value-type="float">
            <text:p>0</text:p>
          </table:table-cell>
          <table:table-cell table:formula="of:=VLOOKUP([kokku.A407];[ares.A$1:.E$1048576];5;0)" office:value-type="float" office:value="98" calcext:value-type="float">
            <text:p>98</text:p>
          </table:table-cell>
        </table:table-row>
        <table:table-row table:style-name="ro1">
          <table:table-cell table:formula="of:=[rk.A351]" office:value-type="float" office:value="453" calcext:value-type="float">
            <text:p>453</text:p>
          </table:table-cell>
          <table:table-cell table:formula="of:=VLOOKUP([kokku.A408];[rk.A$1:.D$1048576];3;0)" office:value-type="string" office:string-value="Anvar Samost" calcext:value-type="string">
            <text:p>Anvar Samost</text:p>
          </table:table-cell>
          <table:table-cell table:formula="of:=VLOOKUP([kokku.A408];[res.A$1:.D$1048576];3;0)" office:value-type="string" office:string-value="" calcext:value-type="error">
            <text:p>#N/A</text:p>
          </table:table-cell>
          <table:table-cell table:formula="of:=VLOOKUP([kokku.A408];[res.A$1:.E$1048576];2;0)" office:value-type="string" office:string-value="" calcext:value-type="error">
            <text:p>#N/A</text:p>
          </table:table-cell>
          <table:table-cell table:formula="of:=VLOOKUP([kokku.A408];[ares.A$1:.E$1048576];3;0)" office:value-type="float" office:value="761" calcext:value-type="float">
            <text:p>761</text:p>
          </table:table-cell>
          <table:table-cell table:formula="of:=VLOOKUP([kokku.A408];[ares.A$1:.E$1048576];4;0)" office:value-type="float" office:value="0" calcext:value-type="float">
            <text:p>0</text:p>
          </table:table-cell>
          <table:table-cell table:formula="of:=VLOOKUP([kokku.A408];[ares.A$1:.E$1048576];5;0)" office:value-type="float" office:value="293" calcext:value-type="float">
            <text:p>293</text:p>
          </table:table-cell>
        </table:table-row>
        <table:table-row table:style-name="ro1">
          <table:table-cell table:formula="of:=[rk.A352]" office:value-type="float" office:value="454" calcext:value-type="float">
            <text:p>454</text:p>
          </table:table-cell>
          <table:table-cell table:formula="of:=VLOOKUP([kokku.A409];[rk.A$1:.D$1048576];3;0)" office:value-type="string" office:string-value="Kaja Kreisman" calcext:value-type="string">
            <text:p>Kaja Kreisman</text:p>
          </table:table-cell>
          <table:table-cell table:formula="of:=VLOOKUP([kokku.A409];[res.A$1:.D$1048576];3;0)" office:value-type="string" office:string-value="" calcext:value-type="error">
            <text:p>#N/A</text:p>
          </table:table-cell>
          <table:table-cell table:formula="of:=VLOOKUP([kokku.A409];[res.A$1:.E$1048576];2;0)" office:value-type="string" office:string-value="" calcext:value-type="error">
            <text:p>#N/A</text:p>
          </table:table-cell>
          <table:table-cell table:formula="of:=VLOOKUP([kokku.A409];[ares.A$1:.E$1048576];3;0)" office:value-type="float" office:value="421" calcext:value-type="float">
            <text:p>421</text:p>
          </table:table-cell>
          <table:table-cell table:formula="of:=VLOOKUP([kokku.A409];[ares.A$1:.E$1048576];4;0)" office:value-type="float" office:value="1" calcext:value-type="float">
            <text:p>1</text:p>
          </table:table-cell>
          <table:table-cell table:formula="of:=VLOOKUP([kokku.A409];[ares.A$1:.E$1048576];5;0)" office:value-type="float" office:value="140" calcext:value-type="float">
            <text:p>140</text:p>
          </table:table-cell>
        </table:table-row>
        <table:table-row table:style-name="ro1">
          <table:table-cell table:formula="of:=[rk.A353]" office:value-type="float" office:value="455" calcext:value-type="float">
            <text:p>455</text:p>
          </table:table-cell>
          <table:table-cell table:formula="of:=VLOOKUP([kokku.A410];[rk.A$1:.D$1048576];3;0)" office:value-type="string" office:string-value="Ants Pauls" calcext:value-type="string">
            <text:p>Ants Pauls</text:p>
          </table:table-cell>
          <table:table-cell table:formula="of:=VLOOKUP([kokku.A410];[res.A$1:.D$1048576];3;0)" office:value-type="string" office:string-value="" calcext:value-type="error">
            <text:p>#N/A</text:p>
          </table:table-cell>
          <table:table-cell table:formula="of:=VLOOKUP([kokku.A410];[res.A$1:.E$1048576];2;0)" office:value-type="string" office:string-value="" calcext:value-type="error">
            <text:p>#N/A</text:p>
          </table:table-cell>
          <table:table-cell table:formula="of:=VLOOKUP([kokku.A410];[ares.A$1:.E$1048576];3;0)" office:value-type="float" office:value="118" calcext:value-type="float">
            <text:p>118</text:p>
          </table:table-cell>
          <table:table-cell table:formula="of:=VLOOKUP([kokku.A410];[ares.A$1:.E$1048576];4;0)" office:value-type="float" office:value="0" calcext:value-type="float">
            <text:p>0</text:p>
          </table:table-cell>
          <table:table-cell table:formula="of:=VLOOKUP([kokku.A410];[ares.A$1:.E$1048576];5;0)" office:value-type="float" office:value="30" calcext:value-type="float">
            <text:p>30</text:p>
          </table:table-cell>
        </table:table-row>
        <table:table-row table:style-name="ro1">
          <table:table-cell table:formula="of:=[rk.A354]" office:value-type="float" office:value="456" calcext:value-type="float">
            <text:p>456</text:p>
          </table:table-cell>
          <table:table-cell table:formula="of:=VLOOKUP([kokku.A411];[rk.A$1:.D$1048576];3;0)" office:value-type="string" office:string-value="Janek Raik" calcext:value-type="string">
            <text:p>Janek Raik</text:p>
          </table:table-cell>
          <table:table-cell table:formula="of:=VLOOKUP([kokku.A411];[res.A$1:.D$1048576];3;0)" office:value-type="string" office:string-value="" calcext:value-type="error">
            <text:p>#N/A</text:p>
          </table:table-cell>
          <table:table-cell table:formula="of:=VLOOKUP([kokku.A411];[res.A$1:.E$1048576];2;0)" office:value-type="string" office:string-value="" calcext:value-type="error">
            <text:p>#N/A</text:p>
          </table:table-cell>
          <table:table-cell table:formula="of:=VLOOKUP([kokku.A411];[ares.A$1:.E$1048576];3;0)" office:value-type="float" office:value="180" calcext:value-type="float">
            <text:p>180</text:p>
          </table:table-cell>
          <table:table-cell table:formula="of:=VLOOKUP([kokku.A411];[ares.A$1:.E$1048576];4;0)" office:value-type="float" office:value="2" calcext:value-type="float">
            <text:p>2</text:p>
          </table:table-cell>
          <table:table-cell table:formula="of:=VLOOKUP([kokku.A411];[ares.A$1:.E$1048576];5;0)" office:value-type="float" office:value="38" calcext:value-type="float">
            <text:p>38</text:p>
          </table:table-cell>
        </table:table-row>
        <table:table-row table:style-name="ro1">
          <table:table-cell table:formula="of:=[rk.A355]" office:value-type="float" office:value="457" calcext:value-type="float">
            <text:p>457</text:p>
          </table:table-cell>
          <table:table-cell table:formula="of:=VLOOKUP([kokku.A412];[rk.A$1:.D$1048576];3;0)" office:value-type="string" office:string-value="Risto Lindeberg" calcext:value-type="string">
            <text:p>Risto Lindeberg</text:p>
          </table:table-cell>
          <table:table-cell table:formula="of:=VLOOKUP([kokku.A412];[res.A$1:.D$1048576];3;0)" office:value-type="string" office:string-value="" calcext:value-type="error">
            <text:p>#N/A</text:p>
          </table:table-cell>
          <table:table-cell table:formula="of:=VLOOKUP([kokku.A412];[res.A$1:.E$1048576];2;0)" office:value-type="string" office:string-value="" calcext:value-type="error">
            <text:p>#N/A</text:p>
          </table:table-cell>
          <table:table-cell table:formula="of:=VLOOKUP([kokku.A412];[ares.A$1:.E$1048576];3;0)" office:value-type="float" office:value="119" calcext:value-type="float">
            <text:p>119</text:p>
          </table:table-cell>
          <table:table-cell table:formula="of:=VLOOKUP([kokku.A412];[ares.A$1:.E$1048576];4;0)" office:value-type="float" office:value="0" calcext:value-type="float">
            <text:p>0</text:p>
          </table:table-cell>
          <table:table-cell table:formula="of:=VLOOKUP([kokku.A412];[ares.A$1:.E$1048576];5;0)" office:value-type="float" office:value="27" calcext:value-type="float">
            <text:p>27</text:p>
          </table:table-cell>
        </table:table-row>
        <table:table-row table:style-name="ro1">
          <table:table-cell table:formula="of:=[rk.A356]" office:value-type="float" office:value="458" calcext:value-type="float">
            <text:p>458</text:p>
          </table:table-cell>
          <table:table-cell table:formula="of:=VLOOKUP([kokku.A413];[rk.A$1:.D$1048576];3;0)" office:value-type="string" office:string-value="Aivo Tamm" calcext:value-type="string">
            <text:p>Aivo Tamm</text:p>
          </table:table-cell>
          <table:table-cell table:formula="of:=VLOOKUP([kokku.A413];[res.A$1:.D$1048576];3;0)" office:value-type="string" office:string-value="" calcext:value-type="error">
            <text:p>#N/A</text:p>
          </table:table-cell>
          <table:table-cell table:formula="of:=VLOOKUP([kokku.A413];[res.A$1:.E$1048576];2;0)" office:value-type="string" office:string-value="" calcext:value-type="error">
            <text:p>#N/A</text:p>
          </table:table-cell>
          <table:table-cell table:formula="of:=VLOOKUP([kokku.A413];[ares.A$1:.E$1048576];3;0)" office:value-type="float" office:value="104" calcext:value-type="float">
            <text:p>104</text:p>
          </table:table-cell>
          <table:table-cell table:formula="of:=VLOOKUP([kokku.A413];[ares.A$1:.E$1048576];4;0)" office:value-type="float" office:value="0" calcext:value-type="float">
            <text:p>0</text:p>
          </table:table-cell>
          <table:table-cell table:formula="of:=VLOOKUP([kokku.A413];[ares.A$1:.E$1048576];5;0)" office:value-type="float" office:value="19" calcext:value-type="float">
            <text:p>19</text:p>
          </table:table-cell>
        </table:table-row>
        <table:table-row table:style-name="ro1">
          <table:table-cell table:formula="of:=[rk.A357]" office:value-type="float" office:value="459" calcext:value-type="float">
            <text:p>459</text:p>
          </table:table-cell>
          <table:table-cell table:formula="of:=VLOOKUP([kokku.A414];[rk.A$1:.D$1048576];3;0)" office:value-type="string" office:string-value="Artur Põld" calcext:value-type="string">
            <text:p>Artur Põld</text:p>
          </table:table-cell>
          <table:table-cell table:formula="of:=VLOOKUP([kokku.A414];[res.A$1:.D$1048576];3;0)" office:value-type="string" office:string-value="" calcext:value-type="error">
            <text:p>#N/A</text:p>
          </table:table-cell>
          <table:table-cell table:formula="of:=VLOOKUP([kokku.A414];[res.A$1:.E$1048576];2;0)" office:value-type="string" office:string-value="" calcext:value-type="error">
            <text:p>#N/A</text:p>
          </table:table-cell>
          <table:table-cell table:formula="of:=VLOOKUP([kokku.A414];[ares.A$1:.E$1048576];3;0)" office:value-type="float" office:value="147" calcext:value-type="float">
            <text:p>147</text:p>
          </table:table-cell>
          <table:table-cell table:formula="of:=VLOOKUP([kokku.A414];[ares.A$1:.E$1048576];4;0)" office:value-type="float" office:value="0" calcext:value-type="float">
            <text:p>0</text:p>
          </table:table-cell>
          <table:table-cell table:formula="of:=VLOOKUP([kokku.A414];[ares.A$1:.E$1048576];5;0)" office:value-type="float" office:value="34" calcext:value-type="float">
            <text:p>34</text:p>
          </table:table-cell>
        </table:table-row>
        <table:table-row table:style-name="ro1">
          <table:table-cell table:formula="of:=[rk.A358]" office:value-type="float" office:value="460" calcext:value-type="float">
            <text:p>460</text:p>
          </table:table-cell>
          <table:table-cell table:formula="of:=VLOOKUP([kokku.A415];[rk.A$1:.D$1048576];3;0)" office:value-type="string" office:string-value="Tauno Võhmar" calcext:value-type="string">
            <text:p>Tauno Võhmar</text:p>
          </table:table-cell>
          <table:table-cell table:formula="of:=VLOOKUP([kokku.A415];[res.A$1:.D$1048576];3;0)" office:value-type="string" office:string-value="" calcext:value-type="error">
            <text:p>#N/A</text:p>
          </table:table-cell>
          <table:table-cell table:formula="of:=VLOOKUP([kokku.A415];[res.A$1:.E$1048576];2;0)" office:value-type="string" office:string-value="" calcext:value-type="error">
            <text:p>#N/A</text:p>
          </table:table-cell>
          <table:table-cell table:formula="of:=VLOOKUP([kokku.A415];[ares.A$1:.E$1048576];3;0)" office:value-type="float" office:value="716" calcext:value-type="float">
            <text:p>716</text:p>
          </table:table-cell>
          <table:table-cell table:formula="of:=VLOOKUP([kokku.A415];[ares.A$1:.E$1048576];4;0)" office:value-type="float" office:value="0" calcext:value-type="float">
            <text:p>0</text:p>
          </table:table-cell>
          <table:table-cell table:formula="of:=VLOOKUP([kokku.A415];[ares.A$1:.E$1048576];5;0)" office:value-type="float" office:value="271" calcext:value-type="float">
            <text:p>271</text:p>
          </table:table-cell>
        </table:table-row>
        <table:table-row table:style-name="ro1">
          <table:table-cell table:formula="of:=[rk.A359]" office:value-type="float" office:value="461" calcext:value-type="float">
            <text:p>461</text:p>
          </table:table-cell>
          <table:table-cell table:formula="of:=VLOOKUP([kokku.A416];[rk.A$1:.D$1048576];3;0)" office:value-type="string" office:string-value="Tunne-Väldo Kelam" calcext:value-type="string">
            <text:p>Tunne-Väldo Kelam</text:p>
          </table:table-cell>
          <table:table-cell table:formula="of:=VLOOKUP([kokku.A416];[res.A$1:.D$1048576];3;0)" office:value-type="string" office:string-value="" calcext:value-type="error">
            <text:p>#N/A</text:p>
          </table:table-cell>
          <table:table-cell table:formula="of:=VLOOKUP([kokku.A416];[res.A$1:.E$1048576];2;0)" office:value-type="string" office:string-value="" calcext:value-type="error">
            <text:p>#N/A</text:p>
          </table:table-cell>
          <table:table-cell table:formula="of:=VLOOKUP([kokku.A416];[ares.A$1:.E$1048576];3;0)" office:value-type="float" office:value="260" calcext:value-type="float">
            <text:p>260</text:p>
          </table:table-cell>
          <table:table-cell table:formula="of:=VLOOKUP([kokku.A416];[ares.A$1:.E$1048576];4;0)" office:value-type="float" office:value="1" calcext:value-type="float">
            <text:p>1</text:p>
          </table:table-cell>
          <table:table-cell table:formula="of:=VLOOKUP([kokku.A416];[ares.A$1:.E$1048576];5;0)" office:value-type="float" office:value="83" calcext:value-type="float">
            <text:p>83</text:p>
          </table:table-cell>
        </table:table-row>
        <table:table-row table:style-name="ro1">
          <table:table-cell table:formula="of:=[rk.A361]" office:value-type="float" office:value="463" calcext:value-type="float">
            <text:p>463</text:p>
          </table:table-cell>
          <table:table-cell table:formula="of:=VLOOKUP([kokku.A417];[rk.A$1:.D$1048576];3;0)" office:value-type="string" office:string-value="Kaia Iva" calcext:value-type="string">
            <text:p>Kaia Iva</text:p>
          </table:table-cell>
          <table:table-cell table:formula="of:=VLOOKUP([kokku.A417];[res.A$1:.D$1048576];3;0)" office:value-type="string" office:string-value="" calcext:value-type="error">
            <text:p>#N/A</text:p>
          </table:table-cell>
          <table:table-cell table:formula="of:=VLOOKUP([kokku.A417];[res.A$1:.E$1048576];2;0)" office:value-type="string" office:string-value="" calcext:value-type="error">
            <text:p>#N/A</text:p>
          </table:table-cell>
          <table:table-cell table:formula="of:=VLOOKUP([kokku.A417];[ares.A$1:.E$1048576];3;0)" office:value-type="float" office:value="1684" calcext:value-type="float">
            <text:p>1684</text:p>
          </table:table-cell>
          <table:table-cell table:formula="of:=VLOOKUP([kokku.A417];[ares.A$1:.E$1048576];4;0)" office:value-type="float" office:value="1" calcext:value-type="float">
            <text:p>1</text:p>
          </table:table-cell>
          <table:table-cell table:formula="of:=VLOOKUP([kokku.A417];[ares.A$1:.E$1048576];5;0)" office:value-type="float" office:value="522" calcext:value-type="float">
            <text:p>522</text:p>
          </table:table-cell>
        </table:table-row>
        <table:table-row table:style-name="ro1">
          <table:table-cell table:formula="of:=[rk.A362]" office:value-type="float" office:value="464" calcext:value-type="float">
            <text:p>464</text:p>
          </table:table-cell>
          <table:table-cell table:formula="of:=VLOOKUP([kokku.A418];[rk.A$1:.D$1048576];3;0)" office:value-type="string" office:string-value="Tiina Oraste" calcext:value-type="string">
            <text:p>Tiina Oraste</text:p>
          </table:table-cell>
          <table:table-cell table:formula="of:=VLOOKUP([kokku.A418];[res.A$1:.D$1048576];3;0)" office:value-type="string" office:string-value="" calcext:value-type="error">
            <text:p>#N/A</text:p>
          </table:table-cell>
          <table:table-cell table:formula="of:=VLOOKUP([kokku.A418];[res.A$1:.E$1048576];2;0)" office:value-type="string" office:string-value="" calcext:value-type="error">
            <text:p>#N/A</text:p>
          </table:table-cell>
          <table:table-cell table:formula="of:=VLOOKUP([kokku.A418];[ares.A$1:.E$1048576];3;0)" office:value-type="float" office:value="391" calcext:value-type="float">
            <text:p>391</text:p>
          </table:table-cell>
          <table:table-cell table:formula="of:=VLOOKUP([kokku.A418];[ares.A$1:.E$1048576];4;0)" office:value-type="float" office:value="1" calcext:value-type="float">
            <text:p>1</text:p>
          </table:table-cell>
          <table:table-cell table:formula="of:=VLOOKUP([kokku.A418];[ares.A$1:.E$1048576];5;0)" office:value-type="float" office:value="133" calcext:value-type="float">
            <text:p>133</text:p>
          </table:table-cell>
        </table:table-row>
        <table:table-row table:style-name="ro1">
          <table:table-cell table:formula="of:=[rk.A363]" office:value-type="float" office:value="465" calcext:value-type="float">
            <text:p>465</text:p>
          </table:table-cell>
          <table:table-cell table:formula="of:=VLOOKUP([kokku.A419];[rk.A$1:.D$1048576];3;0)" office:value-type="string" office:string-value="Ando Kiviberg" calcext:value-type="string">
            <text:p>Ando Kiviberg</text:p>
          </table:table-cell>
          <table:table-cell table:formula="of:=VLOOKUP([kokku.A419];[res.A$1:.D$1048576];3;0)" office:value-type="string" office:string-value="" calcext:value-type="error">
            <text:p>#N/A</text:p>
          </table:table-cell>
          <table:table-cell table:formula="of:=VLOOKUP([kokku.A419];[res.A$1:.E$1048576];2;0)" office:value-type="string" office:string-value="" calcext:value-type="error">
            <text:p>#N/A</text:p>
          </table:table-cell>
          <table:table-cell table:formula="of:=VLOOKUP([kokku.A419];[ares.A$1:.E$1048576];3;0)" office:value-type="float" office:value="378" calcext:value-type="float">
            <text:p>378</text:p>
          </table:table-cell>
          <table:table-cell table:formula="of:=VLOOKUP([kokku.A419];[ares.A$1:.E$1048576];4;0)" office:value-type="float" office:value="2" calcext:value-type="float">
            <text:p>2</text:p>
          </table:table-cell>
          <table:table-cell table:formula="of:=VLOOKUP([kokku.A419];[ares.A$1:.E$1048576];5;0)" office:value-type="float" office:value="155" calcext:value-type="float">
            <text:p>155</text:p>
          </table:table-cell>
        </table:table-row>
        <table:table-row table:style-name="ro1">
          <table:table-cell table:formula="of:=[rk.A364]" office:value-type="float" office:value="466" calcext:value-type="float">
            <text:p>466</text:p>
          </table:table-cell>
          <table:table-cell table:formula="of:=VLOOKUP([kokku.A420];[rk.A$1:.D$1048576];3;0)" office:value-type="string" office:string-value="Priit Värk" calcext:value-type="string">
            <text:p>Priit Värk</text:p>
          </table:table-cell>
          <table:table-cell table:formula="of:=VLOOKUP([kokku.A420];[res.A$1:.D$1048576];3;0)" office:value-type="string" office:string-value="" calcext:value-type="error">
            <text:p>#N/A</text:p>
          </table:table-cell>
          <table:table-cell table:formula="of:=VLOOKUP([kokku.A420];[res.A$1:.E$1048576];2;0)" office:value-type="string" office:string-value="" calcext:value-type="error">
            <text:p>#N/A</text:p>
          </table:table-cell>
          <table:table-cell table:formula="of:=VLOOKUP([kokku.A420];[ares.A$1:.E$1048576];3;0)" office:value-type="float" office:value="313" calcext:value-type="float">
            <text:p>313</text:p>
          </table:table-cell>
          <table:table-cell table:formula="of:=VLOOKUP([kokku.A420];[ares.A$1:.E$1048576];4;0)" office:value-type="float" office:value="1" calcext:value-type="float">
            <text:p>1</text:p>
          </table:table-cell>
          <table:table-cell table:formula="of:=VLOOKUP([kokku.A420];[ares.A$1:.E$1048576];5;0)" office:value-type="float" office:value="102" calcext:value-type="float">
            <text:p>102</text:p>
          </table:table-cell>
        </table:table-row>
        <table:table-row table:style-name="ro1">
          <table:table-cell table:formula="of:=[rk.A365]" office:value-type="float" office:value="467" calcext:value-type="float">
            <text:p>467</text:p>
          </table:table-cell>
          <table:table-cell table:formula="of:=VLOOKUP([kokku.A421];[rk.A$1:.D$1048576];3;0)" office:value-type="string" office:string-value="Ene Saar" calcext:value-type="string">
            <text:p>Ene Saar</text:p>
          </table:table-cell>
          <table:table-cell table:formula="of:=VLOOKUP([kokku.A421];[res.A$1:.D$1048576];3;0)" office:value-type="string" office:string-value="" calcext:value-type="error">
            <text:p>#N/A</text:p>
          </table:table-cell>
          <table:table-cell table:formula="of:=VLOOKUP([kokku.A421];[res.A$1:.E$1048576];2;0)" office:value-type="string" office:string-value="" calcext:value-type="error">
            <text:p>#N/A</text:p>
          </table:table-cell>
          <table:table-cell table:formula="of:=VLOOKUP([kokku.A421];[ares.A$1:.E$1048576];3;0)" office:value-type="float" office:value="463" calcext:value-type="float">
            <text:p>463</text:p>
          </table:table-cell>
          <table:table-cell table:formula="of:=VLOOKUP([kokku.A421];[ares.A$1:.E$1048576];4;0)" office:value-type="float" office:value="1" calcext:value-type="float">
            <text:p>1</text:p>
          </table:table-cell>
          <table:table-cell table:formula="of:=VLOOKUP([kokku.A421];[ares.A$1:.E$1048576];5;0)" office:value-type="float" office:value="164" calcext:value-type="float">
            <text:p>164</text:p>
          </table:table-cell>
        </table:table-row>
        <table:table-row table:style-name="ro1">
          <table:table-cell table:formula="of:=[rk.A366]" office:value-type="float" office:value="468" calcext:value-type="float">
            <text:p>468</text:p>
          </table:table-cell>
          <table:table-cell table:formula="of:=VLOOKUP([kokku.A422];[rk.A$1:.D$1048576];3;0)" office:value-type="string" office:string-value="Lembit Kruuse" calcext:value-type="string">
            <text:p>Lembit Kruuse</text:p>
          </table:table-cell>
          <table:table-cell table:formula="of:=VLOOKUP([kokku.A422];[res.A$1:.D$1048576];3;0)" office:value-type="string" office:string-value="" calcext:value-type="error">
            <text:p>#N/A</text:p>
          </table:table-cell>
          <table:table-cell table:formula="of:=VLOOKUP([kokku.A422];[res.A$1:.E$1048576];2;0)" office:value-type="string" office:string-value="" calcext:value-type="error">
            <text:p>#N/A</text:p>
          </table:table-cell>
          <table:table-cell table:formula="of:=VLOOKUP([kokku.A422];[ares.A$1:.E$1048576];3;0)" office:value-type="float" office:value="336" calcext:value-type="float">
            <text:p>336</text:p>
          </table:table-cell>
          <table:table-cell table:formula="of:=VLOOKUP([kokku.A422];[ares.A$1:.E$1048576];4;0)" office:value-type="float" office:value="0" calcext:value-type="float">
            <text:p>0</text:p>
          </table:table-cell>
          <table:table-cell table:formula="of:=VLOOKUP([kokku.A422];[ares.A$1:.E$1048576];5;0)" office:value-type="float" office:value="103" calcext:value-type="float">
            <text:p>103</text:p>
          </table:table-cell>
        </table:table-row>
        <table:table-row table:style-name="ro1">
          <table:table-cell table:formula="of:=[rk.A367]" office:value-type="float" office:value="469" calcext:value-type="float">
            <text:p>469</text:p>
          </table:table-cell>
          <table:table-cell table:formula="of:=VLOOKUP([kokku.A423];[rk.A$1:.D$1048576];3;0)" office:value-type="string" office:string-value="Marko Tiitus" calcext:value-type="string">
            <text:p>Marko Tiitus</text:p>
          </table:table-cell>
          <table:table-cell table:formula="of:=VLOOKUP([kokku.A423];[res.A$1:.D$1048576];3;0)" office:value-type="string" office:string-value="" calcext:value-type="error">
            <text:p>#N/A</text:p>
          </table:table-cell>
          <table:table-cell table:formula="of:=VLOOKUP([kokku.A423];[res.A$1:.E$1048576];2;0)" office:value-type="string" office:string-value="" calcext:value-type="error">
            <text:p>#N/A</text:p>
          </table:table-cell>
          <table:table-cell table:formula="of:=VLOOKUP([kokku.A423];[ares.A$1:.E$1048576];3;0)" office:value-type="float" office:value="82" calcext:value-type="float">
            <text:p>82</text:p>
          </table:table-cell>
          <table:table-cell table:formula="of:=VLOOKUP([kokku.A423];[ares.A$1:.E$1048576];4;0)" office:value-type="float" office:value="0" calcext:value-type="float">
            <text:p>0</text:p>
          </table:table-cell>
          <table:table-cell table:formula="of:=VLOOKUP([kokku.A423];[ares.A$1:.E$1048576];5;0)" office:value-type="float" office:value="20" calcext:value-type="float">
            <text:p>20</text:p>
          </table:table-cell>
        </table:table-row>
        <table:table-row table:style-name="ro1">
          <table:table-cell table:formula="of:=[rk.A368]" office:value-type="float" office:value="470" calcext:value-type="float">
            <text:p>470</text:p>
          </table:table-cell>
          <table:table-cell table:formula="of:=VLOOKUP([kokku.A424];[rk.A$1:.D$1048576];3;0)" office:value-type="string" office:string-value="Kalju Kertsmik" calcext:value-type="string">
            <text:p>Kalju Kertsmik</text:p>
          </table:table-cell>
          <table:table-cell table:formula="of:=VLOOKUP([kokku.A424];[res.A$1:.D$1048576];3;0)" office:value-type="string" office:string-value="" calcext:value-type="error">
            <text:p>#N/A</text:p>
          </table:table-cell>
          <table:table-cell table:formula="of:=VLOOKUP([kokku.A424];[res.A$1:.E$1048576];2;0)" office:value-type="string" office:string-value="" calcext:value-type="error">
            <text:p>#N/A</text:p>
          </table:table-cell>
          <table:table-cell table:formula="of:=VLOOKUP([kokku.A424];[ares.A$1:.E$1048576];3;0)" office:value-type="float" office:value="269" calcext:value-type="float">
            <text:p>269</text:p>
          </table:table-cell>
          <table:table-cell table:formula="of:=VLOOKUP([kokku.A424];[ares.A$1:.E$1048576];4;0)" office:value-type="float" office:value="1" calcext:value-type="float">
            <text:p>1</text:p>
          </table:table-cell>
          <table:table-cell table:formula="of:=VLOOKUP([kokku.A424];[ares.A$1:.E$1048576];5;0)" office:value-type="float" office:value="75" calcext:value-type="float">
            <text:p>75</text:p>
          </table:table-cell>
        </table:table-row>
        <table:table-row table:style-name="ro1">
          <table:table-cell table:formula="of:=[rk.A371]" office:value-type="float" office:value="473" calcext:value-type="float">
            <text:p>473</text:p>
          </table:table-cell>
          <table:table-cell table:formula="of:=VLOOKUP([kokku.A425];[rk.A$1:.D$1048576];3;0)" office:value-type="string" office:string-value="Elle Kull" calcext:value-type="string">
            <text:p>Elle Kull</text:p>
          </table:table-cell>
          <table:table-cell table:formula="of:=VLOOKUP([kokku.A425];[res.A$1:.D$1048576];3;0)" office:value-type="string" office:string-value="" calcext:value-type="error">
            <text:p>#N/A</text:p>
          </table:table-cell>
          <table:table-cell table:formula="of:=VLOOKUP([kokku.A425];[res.A$1:.E$1048576];2;0)" office:value-type="string" office:string-value="" calcext:value-type="error">
            <text:p>#N/A</text:p>
          </table:table-cell>
          <table:table-cell table:formula="of:=VLOOKUP([kokku.A425];[ares.A$1:.E$1048576];3;0)" office:value-type="float" office:value="467" calcext:value-type="float">
            <text:p>467</text:p>
          </table:table-cell>
          <table:table-cell table:formula="of:=VLOOKUP([kokku.A425];[ares.A$1:.E$1048576];4;0)" office:value-type="float" office:value="4" calcext:value-type="float">
            <text:p>4</text:p>
          </table:table-cell>
          <table:table-cell table:formula="of:=VLOOKUP([kokku.A425];[ares.A$1:.E$1048576];5;0)" office:value-type="float" office:value="178" calcext:value-type="float">
            <text:p>178</text:p>
          </table:table-cell>
        </table:table-row>
        <table:table-row table:style-name="ro1">
          <table:table-cell table:formula="of:=[rk.A372]" office:value-type="float" office:value="474" calcext:value-type="float">
            <text:p>474</text:p>
          </table:table-cell>
          <table:table-cell table:formula="of:=VLOOKUP([kokku.A426];[rk.A$1:.D$1048576];3;0)" office:value-type="string" office:string-value="Andres Arrak" calcext:value-type="string">
            <text:p>Andres Arrak</text:p>
          </table:table-cell>
          <table:table-cell table:formula="of:=VLOOKUP([kokku.A426];[res.A$1:.D$1048576];3;0)" office:value-type="string" office:string-value="" calcext:value-type="error">
            <text:p>#N/A</text:p>
          </table:table-cell>
          <table:table-cell table:formula="of:=VLOOKUP([kokku.A426];[res.A$1:.E$1048576];2;0)" office:value-type="string" office:string-value="" calcext:value-type="error">
            <text:p>#N/A</text:p>
          </table:table-cell>
          <table:table-cell table:formula="of:=VLOOKUP([kokku.A426];[ares.A$1:.E$1048576];3;0)" office:value-type="float" office:value="794" calcext:value-type="float">
            <text:p>794</text:p>
          </table:table-cell>
          <table:table-cell table:formula="of:=VLOOKUP([kokku.A426];[ares.A$1:.E$1048576];4;0)" office:value-type="float" office:value="0" calcext:value-type="float">
            <text:p>0</text:p>
          </table:table-cell>
          <table:table-cell table:formula="of:=VLOOKUP([kokku.A426];[ares.A$1:.E$1048576];5;0)" office:value-type="float" office:value="390" calcext:value-type="float">
            <text:p>390</text:p>
          </table:table-cell>
        </table:table-row>
        <table:table-row table:style-name="ro1">
          <table:table-cell table:formula="of:=[rk.A373]" office:value-type="float" office:value="475" calcext:value-type="float">
            <text:p>475</text:p>
          </table:table-cell>
          <table:table-cell table:formula="of:=VLOOKUP([kokku.A427];[rk.A$1:.D$1048576];3;0)" office:value-type="string" office:string-value="Anti Orav" calcext:value-type="string">
            <text:p>Anti Orav</text:p>
          </table:table-cell>
          <table:table-cell table:formula="of:=VLOOKUP([kokku.A427];[res.A$1:.D$1048576];3;0)" office:value-type="string" office:string-value="" calcext:value-type="error">
            <text:p>#N/A</text:p>
          </table:table-cell>
          <table:table-cell table:formula="of:=VLOOKUP([kokku.A427];[res.A$1:.E$1048576];2;0)" office:value-type="string" office:string-value="" calcext:value-type="error">
            <text:p>#N/A</text:p>
          </table:table-cell>
          <table:table-cell table:formula="of:=VLOOKUP([kokku.A427];[ares.A$1:.E$1048576];3;0)" office:value-type="float" office:value="365" calcext:value-type="float">
            <text:p>365</text:p>
          </table:table-cell>
          <table:table-cell table:formula="of:=VLOOKUP([kokku.A427];[ares.A$1:.E$1048576];4;0)" office:value-type="float" office:value="0" calcext:value-type="float">
            <text:p>0</text:p>
          </table:table-cell>
          <table:table-cell table:formula="of:=VLOOKUP([kokku.A427];[ares.A$1:.E$1048576];5;0)" office:value-type="float" office:value="116" calcext:value-type="float">
            <text:p>116</text:p>
          </table:table-cell>
        </table:table-row>
        <table:table-row table:style-name="ro1">
          <table:table-cell table:formula="of:=[rk.A374]" office:value-type="float" office:value="476" calcext:value-type="float">
            <text:p>476</text:p>
          </table:table-cell>
          <table:table-cell table:formula="of:=VLOOKUP([kokku.A428];[rk.A$1:.D$1048576];3;0)" office:value-type="string" office:string-value="Toivo Peets" calcext:value-type="string">
            <text:p>Toivo Peets</text:p>
          </table:table-cell>
          <table:table-cell table:formula="of:=VLOOKUP([kokku.A428];[res.A$1:.D$1048576];3;0)" office:value-type="string" office:string-value="" calcext:value-type="error">
            <text:p>#N/A</text:p>
          </table:table-cell>
          <table:table-cell table:formula="of:=VLOOKUP([kokku.A428];[res.A$1:.E$1048576];2;0)" office:value-type="string" office:string-value="" calcext:value-type="error">
            <text:p>#N/A</text:p>
          </table:table-cell>
          <table:table-cell table:formula="of:=VLOOKUP([kokku.A428];[ares.A$1:.E$1048576];3;0)" office:value-type="float" office:value="269" calcext:value-type="float">
            <text:p>269</text:p>
          </table:table-cell>
          <table:table-cell table:formula="of:=VLOOKUP([kokku.A428];[ares.A$1:.E$1048576];4;0)" office:value-type="float" office:value="0" calcext:value-type="float">
            <text:p>0</text:p>
          </table:table-cell>
          <table:table-cell table:formula="of:=VLOOKUP([kokku.A428];[ares.A$1:.E$1048576];5;0)" office:value-type="float" office:value="68" calcext:value-type="float">
            <text:p>68</text:p>
          </table:table-cell>
        </table:table-row>
        <table:table-row table:style-name="ro1">
          <table:table-cell table:formula="of:=[rk.A375]" office:value-type="float" office:value="477" calcext:value-type="float">
            <text:p>477</text:p>
          </table:table-cell>
          <table:table-cell table:formula="of:=VLOOKUP([kokku.A429];[rk.A$1:.D$1048576];3;0)" office:value-type="string" office:string-value="Joel Luhamets" calcext:value-type="string">
            <text:p>Joel Luhamets</text:p>
          </table:table-cell>
          <table:table-cell table:formula="of:=VLOOKUP([kokku.A429];[res.A$1:.D$1048576];3;0)" office:value-type="string" office:string-value="" calcext:value-type="error">
            <text:p>#N/A</text:p>
          </table:table-cell>
          <table:table-cell table:formula="of:=VLOOKUP([kokku.A429];[res.A$1:.E$1048576];2;0)" office:value-type="string" office:string-value="" calcext:value-type="error">
            <text:p>#N/A</text:p>
          </table:table-cell>
          <table:table-cell table:formula="of:=VLOOKUP([kokku.A429];[ares.A$1:.E$1048576];3;0)" office:value-type="float" office:value="413" calcext:value-type="float">
            <text:p>413</text:p>
          </table:table-cell>
          <table:table-cell table:formula="of:=VLOOKUP([kokku.A429];[ares.A$1:.E$1048576];4;0)" office:value-type="float" office:value="3" calcext:value-type="float">
            <text:p>3</text:p>
          </table:table-cell>
          <table:table-cell table:formula="of:=VLOOKUP([kokku.A429];[ares.A$1:.E$1048576];5;0)" office:value-type="float" office:value="136" calcext:value-type="float">
            <text:p>136</text:p>
          </table:table-cell>
        </table:table-row>
        <table:table-row table:style-name="ro1">
          <table:table-cell table:formula="of:=[rk.A376]" office:value-type="float" office:value="478" calcext:value-type="float">
            <text:p>478</text:p>
          </table:table-cell>
          <table:table-cell table:formula="of:=VLOOKUP([kokku.A430];[rk.A$1:.D$1048576];3;0)" office:value-type="string" office:string-value="Rain Sangernebo" calcext:value-type="string">
            <text:p>Rain Sangernebo</text:p>
          </table:table-cell>
          <table:table-cell table:formula="of:=VLOOKUP([kokku.A430];[res.A$1:.D$1048576];3;0)" office:value-type="string" office:string-value="" calcext:value-type="error">
            <text:p>#N/A</text:p>
          </table:table-cell>
          <table:table-cell table:formula="of:=VLOOKUP([kokku.A430];[res.A$1:.E$1048576];2;0)" office:value-type="string" office:string-value="" calcext:value-type="error">
            <text:p>#N/A</text:p>
          </table:table-cell>
          <table:table-cell table:formula="of:=VLOOKUP([kokku.A430];[ares.A$1:.E$1048576];3;0)" office:value-type="float" office:value="179" calcext:value-type="float">
            <text:p>179</text:p>
          </table:table-cell>
          <table:table-cell table:formula="of:=VLOOKUP([kokku.A430];[ares.A$1:.E$1048576];4;0)" office:value-type="float" office:value="0" calcext:value-type="float">
            <text:p>0</text:p>
          </table:table-cell>
          <table:table-cell table:formula="of:=VLOOKUP([kokku.A430];[ares.A$1:.E$1048576];5;0)" office:value-type="float" office:value="56" calcext:value-type="float">
            <text:p>56</text:p>
          </table:table-cell>
        </table:table-row>
        <table:table-row table:style-name="ro1">
          <table:table-cell table:formula="of:=[rk.A377]" office:value-type="float" office:value="479" calcext:value-type="float">
            <text:p>479</text:p>
          </table:table-cell>
          <table:table-cell table:formula="of:=VLOOKUP([kokku.A431];[rk.A$1:.D$1048576];3;0)" office:value-type="string" office:string-value="Aare Anderson" calcext:value-type="string">
            <text:p>Aare Anderson</text:p>
          </table:table-cell>
          <table:table-cell table:formula="of:=VLOOKUP([kokku.A431];[res.A$1:.D$1048576];3;0)" office:value-type="string" office:string-value="" calcext:value-type="error">
            <text:p>#N/A</text:p>
          </table:table-cell>
          <table:table-cell table:formula="of:=VLOOKUP([kokku.A431];[res.A$1:.E$1048576];2;0)" office:value-type="string" office:string-value="" calcext:value-type="error">
            <text:p>#N/A</text:p>
          </table:table-cell>
          <table:table-cell table:formula="of:=VLOOKUP([kokku.A431];[ares.A$1:.E$1048576];3;0)" office:value-type="float" office:value="180" calcext:value-type="float">
            <text:p>180</text:p>
          </table:table-cell>
          <table:table-cell table:formula="of:=VLOOKUP([kokku.A431];[ares.A$1:.E$1048576];4;0)" office:value-type="float" office:value="0" calcext:value-type="float">
            <text:p>0</text:p>
          </table:table-cell>
          <table:table-cell table:formula="of:=VLOOKUP([kokku.A431];[ares.A$1:.E$1048576];5;0)" office:value-type="float" office:value="64" calcext:value-type="float">
            <text:p>64</text:p>
          </table:table-cell>
        </table:table-row>
        <table:table-row table:style-name="ro1">
          <table:table-cell table:formula="of:=[rk.A378]" office:value-type="float" office:value="480" calcext:value-type="float">
            <text:p>480</text:p>
          </table:table-cell>
          <table:table-cell table:formula="of:=VLOOKUP([kokku.A432];[rk.A$1:.D$1048576];3;0)" office:value-type="string" office:string-value="Mihkel Kübar" calcext:value-type="string">
            <text:p>Mihkel Kübar</text:p>
          </table:table-cell>
          <table:table-cell table:formula="of:=VLOOKUP([kokku.A432];[res.A$1:.D$1048576];3;0)" office:value-type="string" office:string-value="" calcext:value-type="error">
            <text:p>#N/A</text:p>
          </table:table-cell>
          <table:table-cell table:formula="of:=VLOOKUP([kokku.A432];[res.A$1:.E$1048576];2;0)" office:value-type="string" office:string-value="" calcext:value-type="error">
            <text:p>#N/A</text:p>
          </table:table-cell>
          <table:table-cell table:formula="of:=VLOOKUP([kokku.A432];[ares.A$1:.E$1048576];3;0)" office:value-type="float" office:value="302" calcext:value-type="float">
            <text:p>302</text:p>
          </table:table-cell>
          <table:table-cell table:formula="of:=VLOOKUP([kokku.A432];[ares.A$1:.E$1048576];4;0)" office:value-type="float" office:value="0" calcext:value-type="float">
            <text:p>0</text:p>
          </table:table-cell>
          <table:table-cell table:formula="of:=VLOOKUP([kokku.A432];[ares.A$1:.E$1048576];5;0)" office:value-type="float" office:value="114" calcext:value-type="float">
            <text:p>114</text:p>
          </table:table-cell>
        </table:table-row>
        <table:table-row table:style-name="ro1">
          <table:table-cell table:formula="of:=[rk.A380]" office:value-type="float" office:value="482" calcext:value-type="float">
            <text:p>482</text:p>
          </table:table-cell>
          <table:table-cell table:formula="of:=VLOOKUP([kokku.A433];[rk.A$1:.D$1048576];3;0)" office:value-type="string" office:string-value="Peeter Laurson" calcext:value-type="string">
            <text:p>Peeter Laurson</text:p>
          </table:table-cell>
          <table:table-cell table:formula="of:=VLOOKUP([kokku.A433];[res.A$1:.D$1048576];3;0)" office:value-type="string" office:string-value="" calcext:value-type="error">
            <text:p>#N/A</text:p>
          </table:table-cell>
          <table:table-cell table:formula="of:=VLOOKUP([kokku.A433];[res.A$1:.E$1048576];2;0)" office:value-type="string" office:string-value="" calcext:value-type="error">
            <text:p>#N/A</text:p>
          </table:table-cell>
          <table:table-cell table:formula="of:=VLOOKUP([kokku.A433];[ares.A$1:.E$1048576];3;0)" office:value-type="float" office:value="578" calcext:value-type="float">
            <text:p>578</text:p>
          </table:table-cell>
          <table:table-cell table:formula="of:=VLOOKUP([kokku.A433];[ares.A$1:.E$1048576];4;0)" office:value-type="float" office:value="0" calcext:value-type="float">
            <text:p>0</text:p>
          </table:table-cell>
          <table:table-cell table:formula="of:=VLOOKUP([kokku.A433];[ares.A$1:.E$1048576];5;0)" office:value-type="float" office:value="173" calcext:value-type="float">
            <text:p>173</text:p>
          </table:table-cell>
        </table:table-row>
        <table:table-row table:style-name="ro1">
          <table:table-cell table:formula="of:=[rk.A381]" office:value-type="float" office:value="483" calcext:value-type="float">
            <text:p>483</text:p>
          </table:table-cell>
          <table:table-cell table:formula="of:=VLOOKUP([kokku.A434];[rk.A$1:.D$1048576];3;0)" office:value-type="string" office:string-value="Kalle Muuli" calcext:value-type="string">
            <text:p>Kalle Muuli</text:p>
          </table:table-cell>
          <table:table-cell table:formula="of:=VLOOKUP([kokku.A434];[res.A$1:.D$1048576];3;0)" office:value-type="string" office:string-value="" calcext:value-type="error">
            <text:p>#N/A</text:p>
          </table:table-cell>
          <table:table-cell table:formula="of:=VLOOKUP([kokku.A434];[res.A$1:.E$1048576];2;0)" office:value-type="string" office:string-value="" calcext:value-type="error">
            <text:p>#N/A</text:p>
          </table:table-cell>
          <table:table-cell table:formula="of:=VLOOKUP([kokku.A434];[ares.A$1:.E$1048576];3;0)" office:value-type="float" office:value="1196" calcext:value-type="float">
            <text:p>1196</text:p>
          </table:table-cell>
          <table:table-cell table:formula="of:=VLOOKUP([kokku.A434];[ares.A$1:.E$1048576];4;0)" office:value-type="float" office:value="3" calcext:value-type="float">
            <text:p>3</text:p>
          </table:table-cell>
          <table:table-cell table:formula="of:=VLOOKUP([kokku.A434];[ares.A$1:.E$1048576];5;0)" office:value-type="float" office:value="441" calcext:value-type="float">
            <text:p>441</text:p>
          </table:table-cell>
        </table:table-row>
        <table:table-row table:style-name="ro1">
          <table:table-cell table:formula="of:=[rk.A382]" office:value-type="float" office:value="484" calcext:value-type="float">
            <text:p>484</text:p>
          </table:table-cell>
          <table:table-cell table:formula="of:=VLOOKUP([kokku.A435];[rk.A$1:.D$1048576];3;0)" office:value-type="string" office:string-value="Anneli Kannus" calcext:value-type="string">
            <text:p>Anneli Kannus</text:p>
          </table:table-cell>
          <table:table-cell table:formula="of:=VLOOKUP([kokku.A435];[res.A$1:.D$1048576];3;0)" office:value-type="string" office:string-value="" calcext:value-type="error">
            <text:p>#N/A</text:p>
          </table:table-cell>
          <table:table-cell table:formula="of:=VLOOKUP([kokku.A435];[res.A$1:.E$1048576];2;0)" office:value-type="string" office:string-value="" calcext:value-type="error">
            <text:p>#N/A</text:p>
          </table:table-cell>
          <table:table-cell table:formula="of:=VLOOKUP([kokku.A435];[ares.A$1:.E$1048576];3;0)" office:value-type="float" office:value="195" calcext:value-type="float">
            <text:p>195</text:p>
          </table:table-cell>
          <table:table-cell table:formula="of:=VLOOKUP([kokku.A435];[ares.A$1:.E$1048576];4;0)" office:value-type="float" office:value="2" calcext:value-type="float">
            <text:p>2</text:p>
          </table:table-cell>
          <table:table-cell table:formula="of:=VLOOKUP([kokku.A435];[ares.A$1:.E$1048576];5;0)" office:value-type="float" office:value="75" calcext:value-type="float">
            <text:p>75</text:p>
          </table:table-cell>
        </table:table-row>
        <table:table-row table:style-name="ro1">
          <table:table-cell table:formula="of:=[rk.A383]" office:value-type="float" office:value="485" calcext:value-type="float">
            <text:p>485</text:p>
          </table:table-cell>
          <table:table-cell table:formula="of:=VLOOKUP([kokku.A436];[rk.A$1:.D$1048576];3;0)" office:value-type="string" office:string-value="Mihhail Lotman" calcext:value-type="string">
            <text:p>Mihhail Lotman</text:p>
          </table:table-cell>
          <table:table-cell table:formula="of:=VLOOKUP([kokku.A436];[res.A$1:.D$1048576];3;0)" office:value-type="string" office:string-value="" calcext:value-type="error">
            <text:p>#N/A</text:p>
          </table:table-cell>
          <table:table-cell table:formula="of:=VLOOKUP([kokku.A436];[res.A$1:.E$1048576];2;0)" office:value-type="string" office:string-value="" calcext:value-type="error">
            <text:p>#N/A</text:p>
          </table:table-cell>
          <table:table-cell table:formula="of:=VLOOKUP([kokku.A436];[ares.A$1:.E$1048576];3;0)" office:value-type="float" office:value="460" calcext:value-type="float">
            <text:p>460</text:p>
          </table:table-cell>
          <table:table-cell table:formula="of:=VLOOKUP([kokku.A436];[ares.A$1:.E$1048576];4;0)" office:value-type="float" office:value="5" calcext:value-type="float">
            <text:p>5</text:p>
          </table:table-cell>
          <table:table-cell table:formula="of:=VLOOKUP([kokku.A436];[ares.A$1:.E$1048576];5;0)" office:value-type="float" office:value="228" calcext:value-type="float">
            <text:p>228</text:p>
          </table:table-cell>
        </table:table-row>
        <table:table-row table:style-name="ro1">
          <table:table-cell table:formula="of:=[rk.A384]" office:value-type="float" office:value="486" calcext:value-type="float">
            <text:p>486</text:p>
          </table:table-cell>
          <table:table-cell table:formula="of:=VLOOKUP([kokku.A437];[rk.A$1:.D$1048576];3;0)" office:value-type="string" office:string-value="Jüri Kõre" calcext:value-type="string">
            <text:p>Jüri Kõre</text:p>
          </table:table-cell>
          <table:table-cell table:formula="of:=VLOOKUP([kokku.A437];[res.A$1:.D$1048576];3;0)" office:value-type="string" office:string-value="" calcext:value-type="error">
            <text:p>#N/A</text:p>
          </table:table-cell>
          <table:table-cell table:formula="of:=VLOOKUP([kokku.A437];[res.A$1:.E$1048576];2;0)" office:value-type="string" office:string-value="" calcext:value-type="error">
            <text:p>#N/A</text:p>
          </table:table-cell>
          <table:table-cell table:formula="of:=VLOOKUP([kokku.A437];[ares.A$1:.E$1048576];3;0)" office:value-type="float" office:value="113" calcext:value-type="float">
            <text:p>113</text:p>
          </table:table-cell>
          <table:table-cell table:formula="of:=VLOOKUP([kokku.A437];[ares.A$1:.E$1048576];4;0)" office:value-type="float" office:value="2" calcext:value-type="float">
            <text:p>2</text:p>
          </table:table-cell>
          <table:table-cell table:formula="of:=VLOOKUP([kokku.A437];[ares.A$1:.E$1048576];5;0)" office:value-type="float" office:value="49" calcext:value-type="float">
            <text:p>49</text:p>
          </table:table-cell>
        </table:table-row>
        <table:table-row table:style-name="ro1">
          <table:table-cell table:formula="of:=[rk.A385]" office:value-type="float" office:value="487" calcext:value-type="float">
            <text:p>487</text:p>
          </table:table-cell>
          <table:table-cell table:formula="of:=VLOOKUP([kokku.A438];[rk.A$1:.D$1048576];3;0)" office:value-type="string" office:string-value="Piret Orav" calcext:value-type="string">
            <text:p>Piret Orav</text:p>
          </table:table-cell>
          <table:table-cell table:formula="of:=VLOOKUP([kokku.A438];[res.A$1:.D$1048576];3;0)" office:value-type="string" office:string-value="" calcext:value-type="error">
            <text:p>#N/A</text:p>
          </table:table-cell>
          <table:table-cell table:formula="of:=VLOOKUP([kokku.A438];[res.A$1:.E$1048576];2;0)" office:value-type="string" office:string-value="" calcext:value-type="error">
            <text:p>#N/A</text:p>
          </table:table-cell>
          <table:table-cell table:formula="of:=VLOOKUP([kokku.A438];[ares.A$1:.E$1048576];3;0)" office:value-type="float" office:value="63" calcext:value-type="float">
            <text:p>63</text:p>
          </table:table-cell>
          <table:table-cell table:formula="of:=VLOOKUP([kokku.A438];[ares.A$1:.E$1048576];4;0)" office:value-type="float" office:value="1" calcext:value-type="float">
            <text:p>1</text:p>
          </table:table-cell>
          <table:table-cell table:formula="of:=VLOOKUP([kokku.A438];[ares.A$1:.E$1048576];5;0)" office:value-type="float" office:value="24" calcext:value-type="float">
            <text:p>24</text:p>
          </table:table-cell>
        </table:table-row>
        <table:table-row table:style-name="ro1">
          <table:table-cell table:formula="of:=[rk.A386]" office:value-type="float" office:value="488" calcext:value-type="float">
            <text:p>488</text:p>
          </table:table-cell>
          <table:table-cell table:formula="of:=VLOOKUP([kokku.A439];[rk.A$1:.D$1048576];3;0)" office:value-type="string" office:string-value="Karl Kull" calcext:value-type="string">
            <text:p>Karl Kull</text:p>
          </table:table-cell>
          <table:table-cell table:formula="of:=VLOOKUP([kokku.A439];[res.A$1:.D$1048576];3;0)" office:value-type="string" office:string-value="" calcext:value-type="error">
            <text:p>#N/A</text:p>
          </table:table-cell>
          <table:table-cell table:formula="of:=VLOOKUP([kokku.A439];[res.A$1:.E$1048576];2;0)" office:value-type="string" office:string-value="" calcext:value-type="error">
            <text:p>#N/A</text:p>
          </table:table-cell>
          <table:table-cell table:formula="of:=VLOOKUP([kokku.A439];[ares.A$1:.E$1048576];3;0)" office:value-type="float" office:value="270" calcext:value-type="float">
            <text:p>270</text:p>
          </table:table-cell>
          <table:table-cell table:formula="of:=VLOOKUP([kokku.A439];[ares.A$1:.E$1048576];4;0)" office:value-type="float" office:value="2" calcext:value-type="float">
            <text:p>2</text:p>
          </table:table-cell>
          <table:table-cell table:formula="of:=VLOOKUP([kokku.A439];[ares.A$1:.E$1048576];5;0)" office:value-type="float" office:value="124" calcext:value-type="float">
            <text:p>124</text:p>
          </table:table-cell>
        </table:table-row>
        <table:table-row table:style-name="ro1">
          <table:table-cell table:formula="of:=[rk.A387]" office:value-type="float" office:value="489" calcext:value-type="float">
            <text:p>489</text:p>
          </table:table-cell>
          <table:table-cell table:formula="of:=VLOOKUP([kokku.A440];[rk.A$1:.D$1048576];3;0)" office:value-type="string" office:string-value="Tõnu Lehtsaar" calcext:value-type="string">
            <text:p>Tõnu Lehtsaar</text:p>
          </table:table-cell>
          <table:table-cell table:formula="of:=VLOOKUP([kokku.A440];[res.A$1:.D$1048576];3;0)" office:value-type="string" office:string-value="" calcext:value-type="error">
            <text:p>#N/A</text:p>
          </table:table-cell>
          <table:table-cell table:formula="of:=VLOOKUP([kokku.A440];[res.A$1:.E$1048576];2;0)" office:value-type="string" office:string-value="" calcext:value-type="error">
            <text:p>#N/A</text:p>
          </table:table-cell>
          <table:table-cell table:formula="of:=VLOOKUP([kokku.A440];[ares.A$1:.E$1048576];3;0)" office:value-type="float" office:value="538" calcext:value-type="float">
            <text:p>538</text:p>
          </table:table-cell>
          <table:table-cell table:formula="of:=VLOOKUP([kokku.A440];[ares.A$1:.E$1048576];4;0)" office:value-type="float" office:value="4" calcext:value-type="float">
            <text:p>4</text:p>
          </table:table-cell>
          <table:table-cell table:formula="of:=VLOOKUP([kokku.A440];[ares.A$1:.E$1048576];5;0)" office:value-type="float" office:value="184" calcext:value-type="float">
            <text:p>184</text:p>
          </table:table-cell>
        </table:table-row>
        <table:table-row table:style-name="ro1">
          <table:table-cell table:formula="of:=[rk.A388]" office:value-type="float" office:value="490" calcext:value-type="float">
            <text:p>490</text:p>
          </table:table-cell>
          <table:table-cell table:formula="of:=VLOOKUP([kokku.A441];[rk.A$1:.D$1048576];3;0)" office:value-type="string" office:string-value="Ene Ergma" calcext:value-type="string">
            <text:p>Ene Ergma</text:p>
          </table:table-cell>
          <table:table-cell table:formula="of:=VLOOKUP([kokku.A441];[res.A$1:.D$1048576];3;0)" office:value-type="string" office:string-value="" calcext:value-type="error">
            <text:p>#N/A</text:p>
          </table:table-cell>
          <table:table-cell table:formula="of:=VLOOKUP([kokku.A441];[res.A$1:.E$1048576];2;0)" office:value-type="string" office:string-value="" calcext:value-type="error">
            <text:p>#N/A</text:p>
          </table:table-cell>
          <table:table-cell table:formula="of:=VLOOKUP([kokku.A441];[ares.A$1:.E$1048576];3;0)" office:value-type="float" office:value="798" calcext:value-type="float">
            <text:p>798</text:p>
          </table:table-cell>
          <table:table-cell table:formula="of:=VLOOKUP([kokku.A441];[ares.A$1:.E$1048576];4;0)" office:value-type="float" office:value="5" calcext:value-type="float">
            <text:p>5</text:p>
          </table:table-cell>
          <table:table-cell table:formula="of:=VLOOKUP([kokku.A441];[ares.A$1:.E$1048576];5;0)" office:value-type="float" office:value="321" calcext:value-type="float">
            <text:p>321</text:p>
          </table:table-cell>
        </table:table-row>
        <table:table-row table:style-name="ro1">
          <table:table-cell table:formula="of:=[rk.A391]" office:value-type="float" office:value="493" calcext:value-type="float">
            <text:p>493</text:p>
          </table:table-cell>
          <table:table-cell table:formula="of:=VLOOKUP([kokku.A442];[rk.A$1:.D$1048576];3;0)" office:value-type="string" office:string-value="Ülo Tulik" calcext:value-type="string">
            <text:p>Ülo Tulik</text:p>
          </table:table-cell>
          <table:table-cell table:formula="of:=VLOOKUP([kokku.A442];[res.A$1:.D$1048576];3;0)" office:value-type="string" office:string-value="" calcext:value-type="error">
            <text:p>#N/A</text:p>
          </table:table-cell>
          <table:table-cell table:formula="of:=VLOOKUP([kokku.A442];[res.A$1:.E$1048576];2;0)" office:value-type="string" office:string-value="" calcext:value-type="error">
            <text:p>#N/A</text:p>
          </table:table-cell>
          <table:table-cell table:formula="of:=VLOOKUP([kokku.A442];[ares.A$1:.E$1048576];3;0)" office:value-type="float" office:value="490" calcext:value-type="float">
            <text:p>490</text:p>
          </table:table-cell>
          <table:table-cell table:formula="of:=VLOOKUP([kokku.A442];[ares.A$1:.E$1048576];4;0)" office:value-type="float" office:value="0" calcext:value-type="float">
            <text:p>0</text:p>
          </table:table-cell>
          <table:table-cell table:formula="of:=VLOOKUP([kokku.A442];[ares.A$1:.E$1048576];5;0)" office:value-type="float" office:value="150" calcext:value-type="float">
            <text:p>150</text:p>
          </table:table-cell>
        </table:table-row>
        <table:table-row table:style-name="ro1">
          <table:table-cell table:formula="of:=[rk.A392]" office:value-type="float" office:value="494" calcext:value-type="float">
            <text:p>494</text:p>
          </table:table-cell>
          <table:table-cell table:formula="of:=VLOOKUP([kokku.A443];[rk.A$1:.D$1048576];3;0)" office:value-type="string" office:string-value="Ulla Preeden" calcext:value-type="string">
            <text:p>Ulla Preeden</text:p>
          </table:table-cell>
          <table:table-cell table:formula="of:=VLOOKUP([kokku.A443];[res.A$1:.D$1048576];3;0)" office:value-type="string" office:string-value="" calcext:value-type="error">
            <text:p>#N/A</text:p>
          </table:table-cell>
          <table:table-cell table:formula="of:=VLOOKUP([kokku.A443];[res.A$1:.E$1048576];2;0)" office:value-type="string" office:string-value="" calcext:value-type="error">
            <text:p>#N/A</text:p>
          </table:table-cell>
          <table:table-cell table:formula="of:=VLOOKUP([kokku.A443];[ares.A$1:.E$1048576];3;0)" office:value-type="float" office:value="539" calcext:value-type="float">
            <text:p>539</text:p>
          </table:table-cell>
          <table:table-cell table:formula="of:=VLOOKUP([kokku.A443];[ares.A$1:.E$1048576];4;0)" office:value-type="float" office:value="0" calcext:value-type="float">
            <text:p>0</text:p>
          </table:table-cell>
          <table:table-cell table:formula="of:=VLOOKUP([kokku.A443];[ares.A$1:.E$1048576];5;0)" office:value-type="float" office:value="174" calcext:value-type="float">
            <text:p>174</text:p>
          </table:table-cell>
        </table:table-row>
        <table:table-row table:style-name="ro1">
          <table:table-cell table:formula="of:=[rk.A393]" office:value-type="float" office:value="495" calcext:value-type="float">
            <text:p>495</text:p>
          </table:table-cell>
          <table:table-cell table:formula="of:=VLOOKUP([kokku.A444];[rk.A$1:.D$1048576];3;0)" office:value-type="string" office:string-value="Arne Tilk" calcext:value-type="string">
            <text:p>Arne Tilk</text:p>
          </table:table-cell>
          <table:table-cell table:formula="of:=VLOOKUP([kokku.A444];[res.A$1:.D$1048576];3;0)" office:value-type="string" office:string-value="" calcext:value-type="error">
            <text:p>#N/A</text:p>
          </table:table-cell>
          <table:table-cell table:formula="of:=VLOOKUP([kokku.A444];[res.A$1:.E$1048576];2;0)" office:value-type="string" office:string-value="" calcext:value-type="error">
            <text:p>#N/A</text:p>
          </table:table-cell>
          <table:table-cell table:formula="of:=VLOOKUP([kokku.A444];[ares.A$1:.E$1048576];3;0)" office:value-type="float" office:value="292" calcext:value-type="float">
            <text:p>292</text:p>
          </table:table-cell>
          <table:table-cell table:formula="of:=VLOOKUP([kokku.A444];[ares.A$1:.E$1048576];4;0)" office:value-type="float" office:value="1" calcext:value-type="float">
            <text:p>1</text:p>
          </table:table-cell>
          <table:table-cell table:formula="of:=VLOOKUP([kokku.A444];[ares.A$1:.E$1048576];5;0)" office:value-type="float" office:value="91" calcext:value-type="float">
            <text:p>91</text:p>
          </table:table-cell>
        </table:table-row>
        <table:table-row table:style-name="ro1">
          <table:table-cell table:formula="of:=[rk.A394]" office:value-type="float" office:value="496" calcext:value-type="float">
            <text:p>496</text:p>
          </table:table-cell>
          <table:table-cell table:formula="of:=VLOOKUP([kokku.A445];[rk.A$1:.D$1048576];3;0)" office:value-type="string" office:string-value="Kurmet Müürsepp" calcext:value-type="string">
            <text:p>Kurmet Müürsepp</text:p>
          </table:table-cell>
          <table:table-cell table:formula="of:=VLOOKUP([kokku.A445];[res.A$1:.D$1048576];3;0)" office:value-type="string" office:string-value="" calcext:value-type="error">
            <text:p>#N/A</text:p>
          </table:table-cell>
          <table:table-cell table:formula="of:=VLOOKUP([kokku.A445];[res.A$1:.E$1048576];2;0)" office:value-type="string" office:string-value="" calcext:value-type="error">
            <text:p>#N/A</text:p>
          </table:table-cell>
          <table:table-cell table:formula="of:=VLOOKUP([kokku.A445];[ares.A$1:.E$1048576];3;0)" office:value-type="float" office:value="330" calcext:value-type="float">
            <text:p>330</text:p>
          </table:table-cell>
          <table:table-cell table:formula="of:=VLOOKUP([kokku.A445];[ares.A$1:.E$1048576];4;0)" office:value-type="float" office:value="1" calcext:value-type="float">
            <text:p>1</text:p>
          </table:table-cell>
          <table:table-cell table:formula="of:=VLOOKUP([kokku.A445];[ares.A$1:.E$1048576];5;0)" office:value-type="float" office:value="96" calcext:value-type="float">
            <text:p>96</text:p>
          </table:table-cell>
        </table:table-row>
        <table:table-row table:style-name="ro1">
          <table:table-cell table:formula="of:=[rk.A395]" office:value-type="float" office:value="497" calcext:value-type="float">
            <text:p>497</text:p>
          </table:table-cell>
          <table:table-cell table:formula="of:=VLOOKUP([kokku.A446];[rk.A$1:.D$1048576];3;0)" office:value-type="string" office:string-value="Marek Mekk" calcext:value-type="string">
            <text:p>Marek Mekk</text:p>
          </table:table-cell>
          <table:table-cell table:formula="of:=VLOOKUP([kokku.A446];[res.A$1:.D$1048576];3;0)" office:value-type="string" office:string-value="" calcext:value-type="error">
            <text:p>#N/A</text:p>
          </table:table-cell>
          <table:table-cell table:formula="of:=VLOOKUP([kokku.A446];[res.A$1:.E$1048576];2;0)" office:value-type="string" office:string-value="" calcext:value-type="error">
            <text:p>#N/A</text:p>
          </table:table-cell>
          <table:table-cell table:formula="of:=VLOOKUP([kokku.A446];[ares.A$1:.E$1048576];3;0)" office:value-type="float" office:value="208" calcext:value-type="float">
            <text:p>208</text:p>
          </table:table-cell>
          <table:table-cell table:formula="of:=VLOOKUP([kokku.A446];[ares.A$1:.E$1048576];4;0)" office:value-type="float" office:value="0" calcext:value-type="float">
            <text:p>0</text:p>
          </table:table-cell>
          <table:table-cell table:formula="of:=VLOOKUP([kokku.A446];[ares.A$1:.E$1048576];5;0)" office:value-type="float" office:value="77" calcext:value-type="float">
            <text:p>77</text:p>
          </table:table-cell>
        </table:table-row>
        <table:table-row table:style-name="ro1">
          <table:table-cell table:formula="of:=[rk.A396]" office:value-type="float" office:value="498" calcext:value-type="float">
            <text:p>498</text:p>
          </table:table-cell>
          <table:table-cell table:formula="of:=VLOOKUP([kokku.A447];[rk.A$1:.D$1048576];3;0)" office:value-type="string" office:string-value="Kalle Vister" calcext:value-type="string">
            <text:p>Kalle Vister</text:p>
          </table:table-cell>
          <table:table-cell table:formula="of:=VLOOKUP([kokku.A447];[res.A$1:.D$1048576];3;0)" office:value-type="string" office:string-value="" calcext:value-type="error">
            <text:p>#N/A</text:p>
          </table:table-cell>
          <table:table-cell table:formula="of:=VLOOKUP([kokku.A447];[res.A$1:.E$1048576];2;0)" office:value-type="string" office:string-value="" calcext:value-type="error">
            <text:p>#N/A</text:p>
          </table:table-cell>
          <table:table-cell table:formula="of:=VLOOKUP([kokku.A447];[ares.A$1:.E$1048576];3;0)" office:value-type="float" office:value="205" calcext:value-type="float">
            <text:p>205</text:p>
          </table:table-cell>
          <table:table-cell table:formula="of:=VLOOKUP([kokku.A447];[ares.A$1:.E$1048576];4;0)" office:value-type="float" office:value="0" calcext:value-type="float">
            <text:p>0</text:p>
          </table:table-cell>
          <table:table-cell table:formula="of:=VLOOKUP([kokku.A447];[ares.A$1:.E$1048576];5;0)" office:value-type="float" office:value="45" calcext:value-type="float">
            <text:p>45</text:p>
          </table:table-cell>
        </table:table-row>
        <table:table-row table:style-name="ro1">
          <table:table-cell table:formula="of:=[rk.A397]" office:value-type="float" office:value="499" calcext:value-type="float">
            <text:p>499</text:p>
          </table:table-cell>
          <table:table-cell table:formula="of:=VLOOKUP([kokku.A448];[rk.A$1:.D$1048576];3;0)" office:value-type="string" office:string-value="Jaak Pächter" calcext:value-type="string">
            <text:p>Jaak Pächter</text:p>
          </table:table-cell>
          <table:table-cell table:formula="of:=VLOOKUP([kokku.A448];[res.A$1:.D$1048576];3;0)" office:value-type="string" office:string-value="" calcext:value-type="error">
            <text:p>#N/A</text:p>
          </table:table-cell>
          <table:table-cell table:formula="of:=VLOOKUP([kokku.A448];[res.A$1:.E$1048576];2;0)" office:value-type="string" office:string-value="" calcext:value-type="error">
            <text:p>#N/A</text:p>
          </table:table-cell>
          <table:table-cell table:formula="of:=VLOOKUP([kokku.A448];[ares.A$1:.E$1048576];3;0)" office:value-type="float" office:value="127" calcext:value-type="float">
            <text:p>127</text:p>
          </table:table-cell>
          <table:table-cell table:formula="of:=VLOOKUP([kokku.A448];[ares.A$1:.E$1048576];4;0)" office:value-type="float" office:value="0" calcext:value-type="float">
            <text:p>0</text:p>
          </table:table-cell>
          <table:table-cell table:formula="of:=VLOOKUP([kokku.A448];[ares.A$1:.E$1048576];5;0)" office:value-type="float" office:value="37" calcext:value-type="float">
            <text:p>37</text:p>
          </table:table-cell>
        </table:table-row>
        <table:table-row table:style-name="ro1">
          <table:table-cell table:formula="of:=[rk.A398]" office:value-type="float" office:value="500" calcext:value-type="float">
            <text:p>500</text:p>
          </table:table-cell>
          <table:table-cell table:formula="of:=VLOOKUP([kokku.A449];[rk.A$1:.D$1048576];3;0)" office:value-type="string" office:string-value="Sirle Rosenfeldt" calcext:value-type="string">
            <text:p>Sirle Rosenfeldt</text:p>
          </table:table-cell>
          <table:table-cell table:formula="of:=VLOOKUP([kokku.A449];[res.A$1:.D$1048576];3;0)" office:value-type="string" office:string-value="" calcext:value-type="error">
            <text:p>#N/A</text:p>
          </table:table-cell>
          <table:table-cell table:formula="of:=VLOOKUP([kokku.A449];[res.A$1:.E$1048576];2;0)" office:value-type="string" office:string-value="" calcext:value-type="error">
            <text:p>#N/A</text:p>
          </table:table-cell>
          <table:table-cell table:formula="of:=VLOOKUP([kokku.A449];[ares.A$1:.E$1048576];3;0)" office:value-type="float" office:value="74" calcext:value-type="float">
            <text:p>74</text:p>
          </table:table-cell>
          <table:table-cell table:formula="of:=VLOOKUP([kokku.A449];[ares.A$1:.E$1048576];4;0)" office:value-type="float" office:value="1" calcext:value-type="float">
            <text:p>1</text:p>
          </table:table-cell>
          <table:table-cell table:formula="of:=VLOOKUP([kokku.A449];[ares.A$1:.E$1048576];5;0)" office:value-type="float" office:value="33" calcext:value-type="float">
            <text:p>33</text:p>
          </table:table-cell>
        </table:table-row>
        <table:table-row table:style-name="ro1">
          <table:table-cell table:formula="of:=[rk.A399]" office:value-type="float" office:value="501" calcext:value-type="float">
            <text:p>501</text:p>
          </table:table-cell>
          <table:table-cell table:formula="of:=VLOOKUP([kokku.A450];[rk.A$1:.D$1048576];3;0)" office:value-type="string" office:string-value="Igor Taro" calcext:value-type="string">
            <text:p>Igor Taro</text:p>
          </table:table-cell>
          <table:table-cell table:formula="of:=VLOOKUP([kokku.A450];[res.A$1:.D$1048576];3;0)" office:value-type="string" office:string-value="" calcext:value-type="error">
            <text:p>#N/A</text:p>
          </table:table-cell>
          <table:table-cell table:formula="of:=VLOOKUP([kokku.A450];[res.A$1:.E$1048576];2;0)" office:value-type="string" office:string-value="" calcext:value-type="error">
            <text:p>#N/A</text:p>
          </table:table-cell>
          <table:table-cell table:formula="of:=VLOOKUP([kokku.A450];[ares.A$1:.E$1048576];3;0)" office:value-type="float" office:value="1202" calcext:value-type="float">
            <text:p>1202</text:p>
          </table:table-cell>
          <table:table-cell table:formula="of:=VLOOKUP([kokku.A450];[ares.A$1:.E$1048576];4;0)" office:value-type="float" office:value="2" calcext:value-type="float">
            <text:p>2</text:p>
          </table:table-cell>
          <table:table-cell table:formula="of:=VLOOKUP([kokku.A450];[ares.A$1:.E$1048576];5;0)" office:value-type="float" office:value="493" calcext:value-type="float">
            <text:p>493</text:p>
          </table:table-cell>
        </table:table-row>
        <table:table-row table:style-name="ro1">
          <table:table-cell table:formula="of:=[rk.A400]" office:value-type="float" office:value="502" calcext:value-type="float">
            <text:p>502</text:p>
          </table:table-cell>
          <table:table-cell table:formula="of:=VLOOKUP([kokku.A451];[rk.A$1:.D$1048576];3;0)" office:value-type="string" office:string-value="Annely Akkermann" calcext:value-type="string">
            <text:p>Annely Akkermann</text:p>
          </table:table-cell>
          <table:table-cell table:formula="of:=VLOOKUP([kokku.A451];[res.A$1:.D$1048576];3;0)" office:value-type="string" office:string-value="" calcext:value-type="error">
            <text:p>#N/A</text:p>
          </table:table-cell>
          <table:table-cell table:formula="of:=VLOOKUP([kokku.A451];[res.A$1:.E$1048576];2;0)" office:value-type="string" office:string-value="" calcext:value-type="error">
            <text:p>#N/A</text:p>
          </table:table-cell>
          <table:table-cell table:formula="of:=VLOOKUP([kokku.A451];[ares.A$1:.E$1048576];3;0)" office:value-type="float" office:value="1571" calcext:value-type="float">
            <text:p>1571</text:p>
          </table:table-cell>
          <table:table-cell table:formula="of:=VLOOKUP([kokku.A451];[ares.A$1:.E$1048576];4;0)" office:value-type="float" office:value="6" calcext:value-type="float">
            <text:p>6</text:p>
          </table:table-cell>
          <table:table-cell table:formula="of:=VLOOKUP([kokku.A451];[ares.A$1:.E$1048576];5;0)" office:value-type="float" office:value="504" calcext:value-type="float">
            <text:p>504</text:p>
          </table:table-cell>
        </table:table-row>
        <table:table-row table:style-name="ro1">
          <table:table-cell table:formula="of:=[rk.A402]" office:value-type="float" office:value="504" calcext:value-type="float">
            <text:p>504</text:p>
          </table:table-cell>
          <table:table-cell table:formula="of:=VLOOKUP([kokku.A452];[rk.A$1:.D$1048576];3;0)" office:value-type="string" office:string-value="Rein Kilk" calcext:value-type="string">
            <text:p>Rein Kilk</text:p>
          </table:table-cell>
          <table:table-cell table:formula="of:=VLOOKUP([kokku.A452];[res.A$1:.D$1048576];3;0)" office:value-type="string" office:string-value="" calcext:value-type="error">
            <text:p>#N/A</text:p>
          </table:table-cell>
          <table:table-cell table:formula="of:=VLOOKUP([kokku.A452];[res.A$1:.E$1048576];2;0)" office:value-type="string" office:string-value="" calcext:value-type="error">
            <text:p>#N/A</text:p>
          </table:table-cell>
          <table:table-cell table:formula="of:=VLOOKUP([kokku.A452];[ares.A$1:.E$1048576];3;0)" office:value-type="float" office:value="260" calcext:value-type="float">
            <text:p>260</text:p>
          </table:table-cell>
          <table:table-cell table:formula="of:=VLOOKUP([kokku.A452];[ares.A$1:.E$1048576];4;0)" office:value-type="float" office:value="1" calcext:value-type="float">
            <text:p>1</text:p>
          </table:table-cell>
          <table:table-cell table:formula="of:=VLOOKUP([kokku.A452];[ares.A$1:.E$1048576];5;0)" office:value-type="float" office:value="91" calcext:value-type="float">
            <text:p>91</text:p>
          </table:table-cell>
        </table:table-row>
        <table:table-row table:style-name="ro1">
          <table:table-cell table:formula="of:=[rk.A403]" office:value-type="float" office:value="505" calcext:value-type="float">
            <text:p>505</text:p>
          </table:table-cell>
          <table:table-cell table:formula="of:=VLOOKUP([kokku.A453];[rk.A$1:.D$1048576];3;0)" office:value-type="string" office:string-value="Tiit Matsulevitš" calcext:value-type="string">
            <text:p>Tiit Matsulevitš</text:p>
          </table:table-cell>
          <table:table-cell table:formula="of:=VLOOKUP([kokku.A453];[res.A$1:.D$1048576];3;0)" office:value-type="string" office:string-value="" calcext:value-type="error">
            <text:p>#N/A</text:p>
          </table:table-cell>
          <table:table-cell table:formula="of:=VLOOKUP([kokku.A453];[res.A$1:.E$1048576];2;0)" office:value-type="string" office:string-value="" calcext:value-type="error">
            <text:p>#N/A</text:p>
          </table:table-cell>
          <table:table-cell table:formula="of:=VLOOKUP([kokku.A453];[ares.A$1:.E$1048576];3;0)" office:value-type="float" office:value="39" calcext:value-type="float">
            <text:p>39</text:p>
          </table:table-cell>
          <table:table-cell table:formula="of:=VLOOKUP([kokku.A453];[ares.A$1:.E$1048576];4;0)" office:value-type="float" office:value="1" calcext:value-type="float">
            <text:p>1</text:p>
          </table:table-cell>
          <table:table-cell table:formula="of:=VLOOKUP([kokku.A453];[ares.A$1:.E$1048576];5;0)" office:value-type="float" office:value="25" calcext:value-type="float">
            <text:p>25</text:p>
          </table:table-cell>
        </table:table-row>
        <table:table-row table:style-name="ro1">
          <table:table-cell table:formula="of:=[rk.A404]" office:value-type="float" office:value="506" calcext:value-type="float">
            <text:p>506</text:p>
          </table:table-cell>
          <table:table-cell table:formula="of:=VLOOKUP([kokku.A454];[rk.A$1:.D$1048576];3;0)" office:value-type="string" office:string-value="Meelis Kukk" calcext:value-type="string">
            <text:p>Meelis Kukk</text:p>
          </table:table-cell>
          <table:table-cell table:formula="of:=VLOOKUP([kokku.A454];[res.A$1:.D$1048576];3;0)" office:value-type="string" office:string-value="" calcext:value-type="error">
            <text:p>#N/A</text:p>
          </table:table-cell>
          <table:table-cell table:formula="of:=VLOOKUP([kokku.A454];[res.A$1:.E$1048576];2;0)" office:value-type="string" office:string-value="" calcext:value-type="error">
            <text:p>#N/A</text:p>
          </table:table-cell>
          <table:table-cell table:formula="of:=VLOOKUP([kokku.A454];[ares.A$1:.E$1048576];3;0)" office:value-type="float" office:value="236" calcext:value-type="float">
            <text:p>236</text:p>
          </table:table-cell>
          <table:table-cell table:formula="of:=VLOOKUP([kokku.A454];[ares.A$1:.E$1048576];4;0)" office:value-type="float" office:value="0" calcext:value-type="float">
            <text:p>0</text:p>
          </table:table-cell>
          <table:table-cell table:formula="of:=VLOOKUP([kokku.A454];[ares.A$1:.E$1048576];5;0)" office:value-type="float" office:value="78" calcext:value-type="float">
            <text:p>78</text:p>
          </table:table-cell>
        </table:table-row>
        <table:table-row table:style-name="ro1">
          <table:table-cell table:formula="of:=[rk.A405]" office:value-type="float" office:value="507" calcext:value-type="float">
            <text:p>507</text:p>
          </table:table-cell>
          <table:table-cell table:formula="of:=VLOOKUP([kokku.A455];[rk.A$1:.D$1048576];3;0)" office:value-type="string" office:string-value="Krista Nõmm" calcext:value-type="string">
            <text:p>Krista Nõmm</text:p>
          </table:table-cell>
          <table:table-cell table:formula="of:=VLOOKUP([kokku.A455];[res.A$1:.D$1048576];3;0)" office:value-type="string" office:string-value="" calcext:value-type="error">
            <text:p>#N/A</text:p>
          </table:table-cell>
          <table:table-cell table:formula="of:=VLOOKUP([kokku.A455];[res.A$1:.E$1048576];2;0)" office:value-type="string" office:string-value="" calcext:value-type="error">
            <text:p>#N/A</text:p>
          </table:table-cell>
          <table:table-cell table:formula="of:=VLOOKUP([kokku.A455];[ares.A$1:.E$1048576];3;0)" office:value-type="float" office:value="221" calcext:value-type="float">
            <text:p>221</text:p>
          </table:table-cell>
          <table:table-cell table:formula="of:=VLOOKUP([kokku.A455];[ares.A$1:.E$1048576];4;0)" office:value-type="float" office:value="0" calcext:value-type="float">
            <text:p>0</text:p>
          </table:table-cell>
          <table:table-cell table:formula="of:=VLOOKUP([kokku.A455];[ares.A$1:.E$1048576];5;0)" office:value-type="float" office:value="63" calcext:value-type="float">
            <text:p>63</text:p>
          </table:table-cell>
        </table:table-row>
        <table:table-row table:style-name="ro1">
          <table:table-cell table:formula="of:=[rk.A406]" office:value-type="float" office:value="508" calcext:value-type="float">
            <text:p>508</text:p>
          </table:table-cell>
          <table:table-cell table:formula="of:=VLOOKUP([kokku.A456];[rk.A$1:.D$1048576];3;0)" office:value-type="string" office:string-value="Lauri Luur" calcext:value-type="string">
            <text:p>Lauri Luur</text:p>
          </table:table-cell>
          <table:table-cell table:formula="of:=VLOOKUP([kokku.A456];[res.A$1:.D$1048576];3;0)" office:value-type="string" office:string-value="" calcext:value-type="error">
            <text:p>#N/A</text:p>
          </table:table-cell>
          <table:table-cell table:formula="of:=VLOOKUP([kokku.A456];[res.A$1:.E$1048576];2;0)" office:value-type="string" office:string-value="" calcext:value-type="error">
            <text:p>#N/A</text:p>
          </table:table-cell>
          <table:table-cell table:formula="of:=VLOOKUP([kokku.A456];[ares.A$1:.E$1048576];3;0)" office:value-type="float" office:value="251" calcext:value-type="float">
            <text:p>251</text:p>
          </table:table-cell>
          <table:table-cell table:formula="of:=VLOOKUP([kokku.A456];[ares.A$1:.E$1048576];4;0)" office:value-type="float" office:value="0" calcext:value-type="float">
            <text:p>0</text:p>
          </table:table-cell>
          <table:table-cell table:formula="of:=VLOOKUP([kokku.A456];[ares.A$1:.E$1048576];5;0)" office:value-type="float" office:value="77" calcext:value-type="float">
            <text:p>77</text:p>
          </table:table-cell>
        </table:table-row>
        <table:table-row table:style-name="ro1">
          <table:table-cell table:formula="of:=[rk.A407]" office:value-type="float" office:value="509" calcext:value-type="float">
            <text:p>509</text:p>
          </table:table-cell>
          <table:table-cell table:formula="of:=VLOOKUP([kokku.A457];[rk.A$1:.D$1048576];3;0)" office:value-type="string" office:string-value="Georg Männik" calcext:value-type="string">
            <text:p>Georg Männik</text:p>
          </table:table-cell>
          <table:table-cell table:formula="of:=VLOOKUP([kokku.A457];[res.A$1:.D$1048576];3;0)" office:value-type="string" office:string-value="" calcext:value-type="error">
            <text:p>#N/A</text:p>
          </table:table-cell>
          <table:table-cell table:formula="of:=VLOOKUP([kokku.A457];[res.A$1:.E$1048576];2;0)" office:value-type="string" office:string-value="" calcext:value-type="error">
            <text:p>#N/A</text:p>
          </table:table-cell>
          <table:table-cell table:formula="of:=VLOOKUP([kokku.A457];[ares.A$1:.E$1048576];3;0)" office:value-type="float" office:value="30" calcext:value-type="float">
            <text:p>30</text:p>
          </table:table-cell>
          <table:table-cell table:formula="of:=VLOOKUP([kokku.A457];[ares.A$1:.E$1048576];4;0)" office:value-type="float" office:value="0" calcext:value-type="float">
            <text:p>0</text:p>
          </table:table-cell>
          <table:table-cell table:formula="of:=VLOOKUP([kokku.A457];[ares.A$1:.E$1048576];5;0)" office:value-type="float" office:value="7" calcext:value-type="float">
            <text:p>7</text:p>
          </table:table-cell>
        </table:table-row>
        <table:table-row table:style-name="ro1">
          <table:table-cell table:formula="of:=[rk.A408]" office:value-type="float" office:value="510" calcext:value-type="float">
            <text:p>510</text:p>
          </table:table-cell>
          <table:table-cell table:formula="of:=VLOOKUP([kokku.A458];[rk.A$1:.D$1048576];3;0)" office:value-type="string" office:string-value="Mari Suurväli" calcext:value-type="string">
            <text:p>Mari Suurväli</text:p>
          </table:table-cell>
          <table:table-cell table:formula="of:=VLOOKUP([kokku.A458];[res.A$1:.D$1048576];3;0)" office:value-type="string" office:string-value="" calcext:value-type="error">
            <text:p>#N/A</text:p>
          </table:table-cell>
          <table:table-cell table:formula="of:=VLOOKUP([kokku.A458];[res.A$1:.E$1048576];2;0)" office:value-type="string" office:string-value="" calcext:value-type="error">
            <text:p>#N/A</text:p>
          </table:table-cell>
          <table:table-cell table:formula="of:=VLOOKUP([kokku.A458];[ares.A$1:.E$1048576];3;0)" office:value-type="float" office:value="71" calcext:value-type="float">
            <text:p>71</text:p>
          </table:table-cell>
          <table:table-cell table:formula="of:=VLOOKUP([kokku.A458];[ares.A$1:.E$1048576];4;0)" office:value-type="float" office:value="1" calcext:value-type="float">
            <text:p>1</text:p>
          </table:table-cell>
          <table:table-cell table:formula="of:=VLOOKUP([kokku.A458];[ares.A$1:.E$1048576];5;0)" office:value-type="float" office:value="21" calcext:value-type="float">
            <text:p>21</text:p>
          </table:table-cell>
        </table:table-row>
        <table:table-row table:style-name="ro1">
          <table:table-cell table:formula="of:=[rk.A409]" office:value-type="float" office:value="511" calcext:value-type="float">
            <text:p>511</text:p>
          </table:table-cell>
          <table:table-cell table:formula="of:=VLOOKUP([kokku.A459];[rk.A$1:.D$1048576];3;0)" office:value-type="string" office:string-value="Trivimi Velliste" calcext:value-type="string">
            <text:p>Trivimi Velliste</text:p>
          </table:table-cell>
          <table:table-cell table:formula="of:=VLOOKUP([kokku.A459];[res.A$1:.D$1048576];3;0)" office:value-type="string" office:string-value="" calcext:value-type="error">
            <text:p>#N/A</text:p>
          </table:table-cell>
          <table:table-cell table:formula="of:=VLOOKUP([kokku.A459];[res.A$1:.E$1048576];2;0)" office:value-type="string" office:string-value="" calcext:value-type="error">
            <text:p>#N/A</text:p>
          </table:table-cell>
          <table:table-cell table:formula="of:=VLOOKUP([kokku.A459];[ares.A$1:.E$1048576];3;0)" office:value-type="float" office:value="451" calcext:value-type="float">
            <text:p>451</text:p>
          </table:table-cell>
          <table:table-cell table:formula="of:=VLOOKUP([kokku.A459];[ares.A$1:.E$1048576];4;0)" office:value-type="float" office:value="13" calcext:value-type="float">
            <text:p>13</text:p>
          </table:table-cell>
          <table:table-cell table:formula="of:=VLOOKUP([kokku.A459];[ares.A$1:.E$1048576];5;0)" office:value-type="float" office:value="167" calcext:value-type="float">
            <text:p>167</text:p>
          </table:table-cell>
        </table:table-row>
        <table:table-row table:style-name="ro1">
          <table:table-cell table:formula="of:=[rk.A410]" office:value-type="float" office:value="512" calcext:value-type="float">
            <text:p>512</text:p>
          </table:table-cell>
          <table:table-cell table:formula="of:=VLOOKUP([kokku.A460];[rk.A$1:.D$1048576];3;0)" office:value-type="string" office:string-value="Olev-Andres Tinn" calcext:value-type="string">
            <text:p>Olev-Andres Tinn</text:p>
          </table:table-cell>
          <table:table-cell table:formula="of:=VLOOKUP([kokku.A460];[res.A$1:.D$1048576];3;0)" office:value-type="string" office:string-value="" calcext:value-type="error">
            <text:p>#N/A</text:p>
          </table:table-cell>
          <table:table-cell table:formula="of:=VLOOKUP([kokku.A460];[res.A$1:.E$1048576];2;0)" office:value-type="string" office:string-value="" calcext:value-type="error">
            <text:p>#N/A</text:p>
          </table:table-cell>
          <table:table-cell table:formula="of:=VLOOKUP([kokku.A460];[ares.A$1:.E$1048576];3;0)" office:value-type="float" office:value="247" calcext:value-type="float">
            <text:p>247</text:p>
          </table:table-cell>
          <table:table-cell table:formula="of:=VLOOKUP([kokku.A460];[ares.A$1:.E$1048576];4;0)" office:value-type="float" office:value="2" calcext:value-type="float">
            <text:p>2</text:p>
          </table:table-cell>
          <table:table-cell table:formula="of:=VLOOKUP([kokku.A460];[ares.A$1:.E$1048576];5;0)" office:value-type="float" office:value="113" calcext:value-type="float">
            <text:p>113</text:p>
          </table:table-cell>
        </table:table-row>
        <table:table-row table:style-name="ro1">
          <table:table-cell table:formula="of:=[rk.A411]" office:value-type="float" office:value="513" calcext:value-type="float">
            <text:p>513</text:p>
          </table:table-cell>
          <table:table-cell table:formula="of:=VLOOKUP([kokku.A461];[rk.A$1:.D$1048576];3;0)" office:value-type="string" office:string-value="Andrei Gudim" calcext:value-type="string">
            <text:p>Andrei Gudim</text:p>
          </table:table-cell>
          <table:table-cell table:formula="of:=VLOOKUP([kokku.A461];[res.A$1:.D$1048576];3;0)" office:value-type="string" office:string-value="" calcext:value-type="error">
            <text:p>#N/A</text:p>
          </table:table-cell>
          <table:table-cell table:formula="of:=VLOOKUP([kokku.A461];[res.A$1:.E$1048576];2;0)" office:value-type="string" office:string-value="" calcext:value-type="error">
            <text:p>#N/A</text:p>
          </table:table-cell>
          <table:table-cell table:formula="of:=VLOOKUP([kokku.A461];[ares.A$1:.E$1048576];3;0)" office:value-type="float" office:value="37" calcext:value-type="float">
            <text:p>37</text:p>
          </table:table-cell>
          <table:table-cell table:formula="of:=VLOOKUP([kokku.A461];[ares.A$1:.E$1048576];4;0)" office:value-type="float" office:value="0" calcext:value-type="float">
            <text:p>0</text:p>
          </table:table-cell>
          <table:table-cell table:formula="of:=VLOOKUP([kokku.A461];[ares.A$1:.E$1048576];5;0)" office:value-type="float" office:value="11" calcext:value-type="float">
            <text:p>11</text:p>
          </table:table-cell>
        </table:table-row>
        <table:table-row table:style-name="ro1">
          <table:table-cell table:formula="of:=[rk.A412]" office:value-type="float" office:value="514" calcext:value-type="float">
            <text:p>514</text:p>
          </table:table-cell>
          <table:table-cell table:formula="of:=VLOOKUP([kokku.A462];[rk.A$1:.D$1048576];3;0)" office:value-type="string" office:string-value="Eero Uustalu" calcext:value-type="string">
            <text:p>Eero Uustalu</text:p>
          </table:table-cell>
          <table:table-cell table:formula="of:=VLOOKUP([kokku.A462];[res.A$1:.D$1048576];3;0)" office:value-type="string" office:string-value="" calcext:value-type="error">
            <text:p>#N/A</text:p>
          </table:table-cell>
          <table:table-cell table:formula="of:=VLOOKUP([kokku.A462];[res.A$1:.E$1048576];2;0)" office:value-type="string" office:string-value="" calcext:value-type="error">
            <text:p>#N/A</text:p>
          </table:table-cell>
          <table:table-cell table:formula="of:=VLOOKUP([kokku.A462];[ares.A$1:.E$1048576];3;0)" office:value-type="float" office:value="85" calcext:value-type="float">
            <text:p>85</text:p>
          </table:table-cell>
          <table:table-cell table:formula="of:=VLOOKUP([kokku.A462];[ares.A$1:.E$1048576];4;0)" office:value-type="float" office:value="0" calcext:value-type="float">
            <text:p>0</text:p>
          </table:table-cell>
          <table:table-cell table:formula="of:=VLOOKUP([kokku.A462];[ares.A$1:.E$1048576];5;0)" office:value-type="float" office:value="37" calcext:value-type="float">
            <text:p>37</text:p>
          </table:table-cell>
        </table:table-row>
        <table:table-row table:style-name="ro1">
          <table:table-cell table:formula="of:=[rk.A413]" office:value-type="float" office:value="515" calcext:value-type="float">
            <text:p>515</text:p>
          </table:table-cell>
          <table:table-cell table:formula="of:=VLOOKUP([kokku.A463];[rk.A$1:.D$1048576];3;0)" office:value-type="string" office:string-value="Raivo Juurak" calcext:value-type="string">
            <text:p>Raivo Juurak</text:p>
          </table:table-cell>
          <table:table-cell table:formula="of:=VLOOKUP([kokku.A463];[res.A$1:.D$1048576];3;0)" office:value-type="string" office:string-value="" calcext:value-type="error">
            <text:p>#N/A</text:p>
          </table:table-cell>
          <table:table-cell table:formula="of:=VLOOKUP([kokku.A463];[res.A$1:.E$1048576];2;0)" office:value-type="string" office:string-value="" calcext:value-type="error">
            <text:p>#N/A</text:p>
          </table:table-cell>
          <table:table-cell table:formula="of:=VLOOKUP([kokku.A463];[ares.A$1:.E$1048576];3;0)" office:value-type="float" office:value="39" calcext:value-type="float">
            <text:p>39</text:p>
          </table:table-cell>
          <table:table-cell table:formula="of:=VLOOKUP([kokku.A463];[ares.A$1:.E$1048576];4;0)" office:value-type="float" office:value="0" calcext:value-type="float">
            <text:p>0</text:p>
          </table:table-cell>
          <table:table-cell table:formula="of:=VLOOKUP([kokku.A463];[ares.A$1:.E$1048576];5;0)" office:value-type="float" office:value="17" calcext:value-type="float">
            <text:p>17</text:p>
          </table:table-cell>
        </table:table-row>
        <table:table-row table:style-name="ro1">
          <table:table-cell table:formula="of:=[rk.A414]" office:value-type="float" office:value="516" calcext:value-type="float">
            <text:p>516</text:p>
          </table:table-cell>
          <table:table-cell table:formula="of:=VLOOKUP([kokku.A464];[rk.A$1:.D$1048576];3;0)" office:value-type="string" office:string-value="Piret Käige" calcext:value-type="string">
            <text:p>Piret Käige</text:p>
          </table:table-cell>
          <table:table-cell table:formula="of:=VLOOKUP([kokku.A464];[res.A$1:.D$1048576];3;0)" office:value-type="string" office:string-value="" calcext:value-type="error">
            <text:p>#N/A</text:p>
          </table:table-cell>
          <table:table-cell table:formula="of:=VLOOKUP([kokku.A464];[res.A$1:.E$1048576];2;0)" office:value-type="string" office:string-value="" calcext:value-type="error">
            <text:p>#N/A</text:p>
          </table:table-cell>
          <table:table-cell table:formula="of:=VLOOKUP([kokku.A464];[ares.A$1:.E$1048576];3;0)" office:value-type="float" office:value="62" calcext:value-type="float">
            <text:p>62</text:p>
          </table:table-cell>
          <table:table-cell table:formula="of:=VLOOKUP([kokku.A464];[ares.A$1:.E$1048576];4;0)" office:value-type="float" office:value="1" calcext:value-type="float">
            <text:p>1</text:p>
          </table:table-cell>
          <table:table-cell table:formula="of:=VLOOKUP([kokku.A464];[ares.A$1:.E$1048576];5;0)" office:value-type="float" office:value="24" calcext:value-type="float">
            <text:p>24</text:p>
          </table:table-cell>
        </table:table-row>
        <table:table-row table:style-name="ro1">
          <table:table-cell table:formula="of:=[rk.A415]" office:value-type="float" office:value="517" calcext:value-type="float">
            <text:p>517</text:p>
          </table:table-cell>
          <table:table-cell table:formula="of:=VLOOKUP([kokku.A465];[rk.A$1:.D$1048576];3;0)" office:value-type="string" office:string-value="Mihkel Veskimägi" calcext:value-type="string">
            <text:p>Mihkel Veskimägi</text:p>
          </table:table-cell>
          <table:table-cell table:formula="of:=VLOOKUP([kokku.A465];[res.A$1:.D$1048576];3;0)" office:value-type="string" office:string-value="" calcext:value-type="error">
            <text:p>#N/A</text:p>
          </table:table-cell>
          <table:table-cell table:formula="of:=VLOOKUP([kokku.A465];[res.A$1:.E$1048576];2;0)" office:value-type="string" office:string-value="" calcext:value-type="error">
            <text:p>#N/A</text:p>
          </table:table-cell>
          <table:table-cell table:formula="of:=VLOOKUP([kokku.A465];[ares.A$1:.E$1048576];3;0)" office:value-type="float" office:value="69" calcext:value-type="float">
            <text:p>69</text:p>
          </table:table-cell>
          <table:table-cell table:formula="of:=VLOOKUP([kokku.A465];[ares.A$1:.E$1048576];4;0)" office:value-type="float" office:value="0" calcext:value-type="float">
            <text:p>0</text:p>
          </table:table-cell>
          <table:table-cell table:formula="of:=VLOOKUP([kokku.A465];[ares.A$1:.E$1048576];5;0)" office:value-type="float" office:value="24" calcext:value-type="float">
            <text:p>24</text:p>
          </table:table-cell>
        </table:table-row>
        <table:table-row table:style-name="ro1">
          <table:table-cell table:formula="of:=[rk.A416]" office:value-type="float" office:value="518" calcext:value-type="float">
            <text:p>518</text:p>
          </table:table-cell>
          <table:table-cell table:formula="of:=VLOOKUP([kokku.A466];[rk.A$1:.D$1048576];3;0)" office:value-type="string" office:string-value="Aleksander Laane" calcext:value-type="string">
            <text:p>Aleksander Laane</text:p>
          </table:table-cell>
          <table:table-cell table:formula="of:=VLOOKUP([kokku.A466];[res.A$1:.D$1048576];3;0)" office:value-type="string" office:string-value="" calcext:value-type="error">
            <text:p>#N/A</text:p>
          </table:table-cell>
          <table:table-cell table:formula="of:=VLOOKUP([kokku.A466];[res.A$1:.E$1048576];2;0)" office:value-type="string" office:string-value="" calcext:value-type="error">
            <text:p>#N/A</text:p>
          </table:table-cell>
          <table:table-cell table:formula="of:=VLOOKUP([kokku.A466];[ares.A$1:.E$1048576];3;0)" office:value-type="float" office:value="404" calcext:value-type="float">
            <text:p>404</text:p>
          </table:table-cell>
          <table:table-cell table:formula="of:=VLOOKUP([kokku.A466];[ares.A$1:.E$1048576];4;0)" office:value-type="float" office:value="2" calcext:value-type="float">
            <text:p>2</text:p>
          </table:table-cell>
          <table:table-cell table:formula="of:=VLOOKUP([kokku.A466];[ares.A$1:.E$1048576];5;0)" office:value-type="float" office:value="145" calcext:value-type="float">
            <text:p>145</text:p>
          </table:table-cell>
        </table:table-row>
        <table:table-row table:style-name="ro1">
          <table:table-cell table:formula="of:=[rk.A417]" office:value-type="float" office:value="519" calcext:value-type="float">
            <text:p>519</text:p>
          </table:table-cell>
          <table:table-cell table:formula="of:=VLOOKUP([kokku.A467];[rk.A$1:.D$1048576];3;0)" office:value-type="string" office:string-value="Darja Vorontsova" calcext:value-type="string">
            <text:p>Darja Vorontsova</text:p>
          </table:table-cell>
          <table:table-cell table:formula="of:=VLOOKUP([kokku.A467];[res.A$1:.D$1048576];3;0)" office:value-type="string" office:string-value="" calcext:value-type="error">
            <text:p>#N/A</text:p>
          </table:table-cell>
          <table:table-cell table:formula="of:=VLOOKUP([kokku.A467];[res.A$1:.E$1048576];2;0)" office:value-type="string" office:string-value="" calcext:value-type="error">
            <text:p>#N/A</text:p>
          </table:table-cell>
          <table:table-cell table:formula="of:=VLOOKUP([kokku.A467];[ares.A$1:.E$1048576];3;0)" office:value-type="float" office:value="43" calcext:value-type="float">
            <text:p>43</text:p>
          </table:table-cell>
          <table:table-cell table:formula="of:=VLOOKUP([kokku.A467];[ares.A$1:.E$1048576];4;0)" office:value-type="float" office:value="0" calcext:value-type="float">
            <text:p>0</text:p>
          </table:table-cell>
          <table:table-cell table:formula="of:=VLOOKUP([kokku.A467];[ares.A$1:.E$1048576];5;0)" office:value-type="float" office:value="17" calcext:value-type="float">
            <text:p>17</text:p>
          </table:table-cell>
        </table:table-row>
        <table:table-row table:style-name="ro1">
          <table:table-cell table:formula="of:=[rk.A418]" office:value-type="float" office:value="520" calcext:value-type="float">
            <text:p>520</text:p>
          </table:table-cell>
          <table:table-cell table:formula="of:=VLOOKUP([kokku.A468];[rk.A$1:.D$1048576];3;0)" office:value-type="string" office:string-value="Küllike Reimaa" calcext:value-type="string">
            <text:p>Küllike Reimaa</text:p>
          </table:table-cell>
          <table:table-cell table:formula="of:=VLOOKUP([kokku.A468];[res.A$1:.D$1048576];3;0)" office:value-type="string" office:string-value="" calcext:value-type="error">
            <text:p>#N/A</text:p>
          </table:table-cell>
          <table:table-cell table:formula="of:=VLOOKUP([kokku.A468];[res.A$1:.E$1048576];2;0)" office:value-type="string" office:string-value="" calcext:value-type="error">
            <text:p>#N/A</text:p>
          </table:table-cell>
          <table:table-cell table:formula="of:=VLOOKUP([kokku.A468];[ares.A$1:.E$1048576];3;0)" office:value-type="float" office:value="104" calcext:value-type="float">
            <text:p>104</text:p>
          </table:table-cell>
          <table:table-cell table:formula="of:=VLOOKUP([kokku.A468];[ares.A$1:.E$1048576];4;0)" office:value-type="float" office:value="1" calcext:value-type="float">
            <text:p>1</text:p>
          </table:table-cell>
          <table:table-cell table:formula="of:=VLOOKUP([kokku.A468];[ares.A$1:.E$1048576];5;0)" office:value-type="float" office:value="42" calcext:value-type="float">
            <text:p>42</text:p>
          </table:table-cell>
        </table:table-row>
        <table:table-row table:style-name="ro1">
          <table:table-cell table:formula="of:=[rk.A419]" office:value-type="float" office:value="521" calcext:value-type="float">
            <text:p>521</text:p>
          </table:table-cell>
          <table:table-cell table:formula="of:=VLOOKUP([kokku.A469];[rk.A$1:.D$1048576];3;0)" office:value-type="string" office:string-value="Serge Tjurin" calcext:value-type="string">
            <text:p>Serge Tjurin</text:p>
          </table:table-cell>
          <table:table-cell table:formula="of:=VLOOKUP([kokku.A469];[res.A$1:.D$1048576];3;0)" office:value-type="string" office:string-value="" calcext:value-type="error">
            <text:p>#N/A</text:p>
          </table:table-cell>
          <table:table-cell table:formula="of:=VLOOKUP([kokku.A469];[res.A$1:.E$1048576];2;0)" office:value-type="string" office:string-value="" calcext:value-type="error">
            <text:p>#N/A</text:p>
          </table:table-cell>
          <table:table-cell table:formula="of:=VLOOKUP([kokku.A469];[ares.A$1:.E$1048576];3;0)" office:value-type="float" office:value="10" calcext:value-type="float">
            <text:p>10</text:p>
          </table:table-cell>
          <table:table-cell table:formula="of:=VLOOKUP([kokku.A469];[ares.A$1:.E$1048576];4;0)" office:value-type="float" office:value="0" calcext:value-type="float">
            <text:p>0</text:p>
          </table:table-cell>
          <table:table-cell table:formula="of:=VLOOKUP([kokku.A469];[ares.A$1:.E$1048576];5;0)" office:value-type="float" office:value="4" calcext:value-type="float">
            <text:p>4</text:p>
          </table:table-cell>
        </table:table-row>
        <table:table-row table:style-name="ro1">
          <table:table-cell table:formula="of:=[rk.A420]" office:value-type="float" office:value="522" calcext:value-type="float">
            <text:p>522</text:p>
          </table:table-cell>
          <table:table-cell table:formula="of:=VLOOKUP([kokku.A470];[rk.A$1:.D$1048576];3;0)" office:value-type="string" office:string-value="Evald Langebraun" calcext:value-type="string">
            <text:p>Evald Langebraun</text:p>
          </table:table-cell>
          <table:table-cell table:formula="of:=VLOOKUP([kokku.A470];[res.A$1:.D$1048576];3;0)" office:value-type="string" office:string-value="" calcext:value-type="error">
            <text:p>#N/A</text:p>
          </table:table-cell>
          <table:table-cell table:formula="of:=VLOOKUP([kokku.A470];[res.A$1:.E$1048576];2;0)" office:value-type="string" office:string-value="" calcext:value-type="error">
            <text:p>#N/A</text:p>
          </table:table-cell>
          <table:table-cell table:formula="of:=VLOOKUP([kokku.A470];[ares.A$1:.E$1048576];3;0)" office:value-type="float" office:value="37" calcext:value-type="float">
            <text:p>37</text:p>
          </table:table-cell>
          <table:table-cell table:formula="of:=VLOOKUP([kokku.A470];[ares.A$1:.E$1048576];4;0)" office:value-type="float" office:value="0" calcext:value-type="float">
            <text:p>0</text:p>
          </table:table-cell>
          <table:table-cell table:formula="of:=VLOOKUP([kokku.A470];[ares.A$1:.E$1048576];5;0)" office:value-type="float" office:value="9" calcext:value-type="float">
            <text:p>9</text:p>
          </table:table-cell>
        </table:table-row>
        <table:table-row table:style-name="ro1">
          <table:table-cell table:formula="of:=[rk.A421]" office:value-type="float" office:value="523" calcext:value-type="float">
            <text:p>523</text:p>
          </table:table-cell>
          <table:table-cell table:formula="of:=VLOOKUP([kokku.A471];[rk.A$1:.D$1048576];3;0)" office:value-type="string" office:string-value="Tõnu Trubetsky" calcext:value-type="string">
            <text:p>Tõnu Trubetsky</text:p>
          </table:table-cell>
          <table:table-cell table:formula="of:=VLOOKUP([kokku.A471];[res.A$1:.D$1048576];3;0)" office:value-type="string" office:string-value="" calcext:value-type="error">
            <text:p>#N/A</text:p>
          </table:table-cell>
          <table:table-cell table:formula="of:=VLOOKUP([kokku.A471];[res.A$1:.E$1048576];2;0)" office:value-type="string" office:string-value="" calcext:value-type="error">
            <text:p>#N/A</text:p>
          </table:table-cell>
          <table:table-cell table:formula="of:=VLOOKUP([kokku.A471];[ares.A$1:.E$1048576];3;0)" office:value-type="float" office:value="347" calcext:value-type="float">
            <text:p>347</text:p>
          </table:table-cell>
          <table:table-cell table:formula="of:=VLOOKUP([kokku.A471];[ares.A$1:.E$1048576];4;0)" office:value-type="float" office:value="4" calcext:value-type="float">
            <text:p>4</text:p>
          </table:table-cell>
          <table:table-cell table:formula="of:=VLOOKUP([kokku.A471];[ares.A$1:.E$1048576];5;0)" office:value-type="float" office:value="120" calcext:value-type="float">
            <text:p>120</text:p>
          </table:table-cell>
        </table:table-row>
        <table:table-row table:style-name="ro1">
          <table:table-cell table:formula="of:=[rk.A422]" office:value-type="float" office:value="524" calcext:value-type="float">
            <text:p>524</text:p>
          </table:table-cell>
          <table:table-cell table:formula="of:=VLOOKUP([kokku.A472];[rk.A$1:.D$1048576];3;0)" office:value-type="string" office:string-value="Maigi Käige" calcext:value-type="string">
            <text:p>Maigi Käige</text:p>
          </table:table-cell>
          <table:table-cell table:formula="of:=VLOOKUP([kokku.A472];[res.A$1:.D$1048576];3;0)" office:value-type="string" office:string-value="" calcext:value-type="error">
            <text:p>#N/A</text:p>
          </table:table-cell>
          <table:table-cell table:formula="of:=VLOOKUP([kokku.A472];[res.A$1:.E$1048576];2;0)" office:value-type="string" office:string-value="" calcext:value-type="error">
            <text:p>#N/A</text:p>
          </table:table-cell>
          <table:table-cell table:formula="of:=VLOOKUP([kokku.A472];[ares.A$1:.E$1048576];3;0)" office:value-type="float" office:value="65" calcext:value-type="float">
            <text:p>65</text:p>
          </table:table-cell>
          <table:table-cell table:formula="of:=VLOOKUP([kokku.A472];[ares.A$1:.E$1048576];4;0)" office:value-type="float" office:value="0" calcext:value-type="float">
            <text:p>0</text:p>
          </table:table-cell>
          <table:table-cell table:formula="of:=VLOOKUP([kokku.A472];[ares.A$1:.E$1048576];5;0)" office:value-type="float" office:value="36" calcext:value-type="float">
            <text:p>36</text:p>
          </table:table-cell>
        </table:table-row>
        <table:table-row table:style-name="ro1">
          <table:table-cell table:formula="of:=[rk.A423]" office:value-type="float" office:value="525" calcext:value-type="float">
            <text:p>525</text:p>
          </table:table-cell>
          <table:table-cell table:formula="of:=VLOOKUP([kokku.A473];[rk.A$1:.D$1048576];3;0)" office:value-type="string" office:string-value="Anne Artus" calcext:value-type="string">
            <text:p>Anne Artus</text:p>
          </table:table-cell>
          <table:table-cell table:formula="of:=VLOOKUP([kokku.A473];[res.A$1:.D$1048576];3;0)" office:value-type="string" office:string-value="" calcext:value-type="error">
            <text:p>#N/A</text:p>
          </table:table-cell>
          <table:table-cell table:formula="of:=VLOOKUP([kokku.A473];[res.A$1:.E$1048576];2;0)" office:value-type="string" office:string-value="" calcext:value-type="error">
            <text:p>#N/A</text:p>
          </table:table-cell>
          <table:table-cell table:formula="of:=VLOOKUP([kokku.A473];[ares.A$1:.E$1048576];3;0)" office:value-type="float" office:value="43" calcext:value-type="float">
            <text:p>43</text:p>
          </table:table-cell>
          <table:table-cell table:formula="of:=VLOOKUP([kokku.A473];[ares.A$1:.E$1048576];4;0)" office:value-type="float" office:value="0" calcext:value-type="float">
            <text:p>0</text:p>
          </table:table-cell>
          <table:table-cell table:formula="of:=VLOOKUP([kokku.A473];[ares.A$1:.E$1048576];5;0)" office:value-type="float" office:value="21" calcext:value-type="float">
            <text:p>21</text:p>
          </table:table-cell>
        </table:table-row>
        <table:table-row table:style-name="ro1">
          <table:table-cell table:formula="of:=[rk.A424]" office:value-type="float" office:value="526" calcext:value-type="float">
            <text:p>526</text:p>
          </table:table-cell>
          <table:table-cell table:formula="of:=VLOOKUP([kokku.A474];[rk.A$1:.D$1048576];3;0)" office:value-type="string" office:string-value="Mikk Paris" calcext:value-type="string">
            <text:p>Mikk Paris</text:p>
          </table:table-cell>
          <table:table-cell table:formula="of:=VLOOKUP([kokku.A474];[res.A$1:.D$1048576];3;0)" office:value-type="string" office:string-value="" calcext:value-type="error">
            <text:p>#N/A</text:p>
          </table:table-cell>
          <table:table-cell table:formula="of:=VLOOKUP([kokku.A474];[res.A$1:.E$1048576];2;0)" office:value-type="string" office:string-value="" calcext:value-type="error">
            <text:p>#N/A</text:p>
          </table:table-cell>
          <table:table-cell table:formula="of:=VLOOKUP([kokku.A474];[ares.A$1:.E$1048576];3;0)" office:value-type="float" office:value="23" calcext:value-type="float">
            <text:p>23</text:p>
          </table:table-cell>
          <table:table-cell table:formula="of:=VLOOKUP([kokku.A474];[ares.A$1:.E$1048576];4;0)" office:value-type="float" office:value="0" calcext:value-type="float">
            <text:p>0</text:p>
          </table:table-cell>
          <table:table-cell table:formula="of:=VLOOKUP([kokku.A474];[ares.A$1:.E$1048576];5;0)" office:value-type="float" office:value="7" calcext:value-type="float">
            <text:p>7</text:p>
          </table:table-cell>
        </table:table-row>
        <table:table-row table:style-name="ro1">
          <table:table-cell table:formula="of:=[rk.A425]" office:value-type="float" office:value="527" calcext:value-type="float">
            <text:p>527</text:p>
          </table:table-cell>
          <table:table-cell table:formula="of:=VLOOKUP([kokku.A475];[rk.A$1:.D$1048576];3;0)" office:value-type="string" office:string-value="Allan Talu" calcext:value-type="string">
            <text:p>Allan Talu</text:p>
          </table:table-cell>
          <table:table-cell table:formula="of:=VLOOKUP([kokku.A475];[res.A$1:.D$1048576];3;0)" office:value-type="string" office:string-value="" calcext:value-type="error">
            <text:p>#N/A</text:p>
          </table:table-cell>
          <table:table-cell table:formula="of:=VLOOKUP([kokku.A475];[res.A$1:.E$1048576];2;0)" office:value-type="string" office:string-value="" calcext:value-type="error">
            <text:p>#N/A</text:p>
          </table:table-cell>
          <table:table-cell table:formula="of:=VLOOKUP([kokku.A475];[ares.A$1:.E$1048576];3;0)" office:value-type="float" office:value="34" calcext:value-type="float">
            <text:p>34</text:p>
          </table:table-cell>
          <table:table-cell table:formula="of:=VLOOKUP([kokku.A475];[ares.A$1:.E$1048576];4;0)" office:value-type="float" office:value="0" calcext:value-type="float">
            <text:p>0</text:p>
          </table:table-cell>
          <table:table-cell table:formula="of:=VLOOKUP([kokku.A475];[ares.A$1:.E$1048576];5;0)" office:value-type="float" office:value="21" calcext:value-type="float">
            <text:p>21</text:p>
          </table:table-cell>
        </table:table-row>
        <table:table-row table:style-name="ro1">
          <table:table-cell table:formula="of:=[rk.A426]" office:value-type="float" office:value="528" calcext:value-type="float">
            <text:p>528</text:p>
          </table:table-cell>
          <table:table-cell table:formula="of:=VLOOKUP([kokku.A476];[rk.A$1:.D$1048576];3;0)" office:value-type="string" office:string-value="Valdur Lahtvee" calcext:value-type="string">
            <text:p>Valdur Lahtvee</text:p>
          </table:table-cell>
          <table:table-cell table:formula="of:=VLOOKUP([kokku.A476];[res.A$1:.D$1048576];3;0)" office:value-type="string" office:string-value="" calcext:value-type="error">
            <text:p>#N/A</text:p>
          </table:table-cell>
          <table:table-cell table:formula="of:=VLOOKUP([kokku.A476];[res.A$1:.E$1048576];2;0)" office:value-type="string" office:string-value="" calcext:value-type="error">
            <text:p>#N/A</text:p>
          </table:table-cell>
          <table:table-cell table:formula="of:=VLOOKUP([kokku.A476];[ares.A$1:.E$1048576];3;0)" office:value-type="float" office:value="427" calcext:value-type="float">
            <text:p>427</text:p>
          </table:table-cell>
          <table:table-cell table:formula="of:=VLOOKUP([kokku.A476];[ares.A$1:.E$1048576];4;0)" office:value-type="float" office:value="1" calcext:value-type="float">
            <text:p>1</text:p>
          </table:table-cell>
          <table:table-cell table:formula="of:=VLOOKUP([kokku.A476];[ares.A$1:.E$1048576];5;0)" office:value-type="float" office:value="176" calcext:value-type="float">
            <text:p>176</text:p>
          </table:table-cell>
        </table:table-row>
        <table:table-row table:style-name="ro1">
          <table:table-cell table:formula="of:=[rk.A427]" office:value-type="float" office:value="529" calcext:value-type="float">
            <text:p>529</text:p>
          </table:table-cell>
          <table:table-cell table:formula="of:=VLOOKUP([kokku.A477];[rk.A$1:.D$1048576];3;0)" office:value-type="string" office:string-value="Andres Meesak" calcext:value-type="string">
            <text:p>Andres Meesak</text:p>
          </table:table-cell>
          <table:table-cell table:formula="of:=VLOOKUP([kokku.A477];[res.A$1:.D$1048576];3;0)" office:value-type="string" office:string-value="" calcext:value-type="error">
            <text:p>#N/A</text:p>
          </table:table-cell>
          <table:table-cell table:formula="of:=VLOOKUP([kokku.A477];[res.A$1:.E$1048576];2;0)" office:value-type="string" office:string-value="" calcext:value-type="error">
            <text:p>#N/A</text:p>
          </table:table-cell>
          <table:table-cell table:formula="of:=VLOOKUP([kokku.A477];[ares.A$1:.E$1048576];3;0)" office:value-type="float" office:value="63" calcext:value-type="float">
            <text:p>63</text:p>
          </table:table-cell>
          <table:table-cell table:formula="of:=VLOOKUP([kokku.A477];[ares.A$1:.E$1048576];4;0)" office:value-type="float" office:value="1" calcext:value-type="float">
            <text:p>1</text:p>
          </table:table-cell>
          <table:table-cell table:formula="of:=VLOOKUP([kokku.A477];[ares.A$1:.E$1048576];5;0)" office:value-type="float" office:value="35" calcext:value-type="float">
            <text:p>35</text:p>
          </table:table-cell>
        </table:table-row>
        <table:table-row table:style-name="ro1">
          <table:table-cell table:formula="of:=[rk.A428]" office:value-type="float" office:value="530" calcext:value-type="float">
            <text:p>530</text:p>
          </table:table-cell>
          <table:table-cell table:formula="of:=VLOOKUP([kokku.A478];[rk.A$1:.D$1048576];3;0)" office:value-type="string" office:string-value="Ivar Soone" calcext:value-type="string">
            <text:p>Ivar Soone</text:p>
          </table:table-cell>
          <table:table-cell table:formula="of:=VLOOKUP([kokku.A478];[res.A$1:.D$1048576];3;0)" office:value-type="string" office:string-value="" calcext:value-type="error">
            <text:p>#N/A</text:p>
          </table:table-cell>
          <table:table-cell table:formula="of:=VLOOKUP([kokku.A478];[res.A$1:.E$1048576];2;0)" office:value-type="string" office:string-value="" calcext:value-type="error">
            <text:p>#N/A</text:p>
          </table:table-cell>
          <table:table-cell table:formula="of:=VLOOKUP([kokku.A478];[ares.A$1:.E$1048576];3;0)" office:value-type="float" office:value="94" calcext:value-type="float">
            <text:p>94</text:p>
          </table:table-cell>
          <table:table-cell table:formula="of:=VLOOKUP([kokku.A478];[ares.A$1:.E$1048576];4;0)" office:value-type="float" office:value="0" calcext:value-type="float">
            <text:p>0</text:p>
          </table:table-cell>
          <table:table-cell table:formula="of:=VLOOKUP([kokku.A478];[ares.A$1:.E$1048576];5;0)" office:value-type="float" office:value="36" calcext:value-type="float">
            <text:p>36</text:p>
          </table:table-cell>
        </table:table-row>
        <table:table-row table:style-name="ro1">
          <table:table-cell table:formula="of:=[rk.A429]" office:value-type="float" office:value="531" calcext:value-type="float">
            <text:p>531</text:p>
          </table:table-cell>
          <table:table-cell table:formula="of:=VLOOKUP([kokku.A479];[rk.A$1:.D$1048576];3;0)" office:value-type="string" office:string-value="Joonas Laks" calcext:value-type="string">
            <text:p>Joonas Laks</text:p>
          </table:table-cell>
          <table:table-cell table:formula="of:=VLOOKUP([kokku.A479];[res.A$1:.D$1048576];3;0)" office:value-type="string" office:string-value="" calcext:value-type="error">
            <text:p>#N/A</text:p>
          </table:table-cell>
          <table:table-cell table:formula="of:=VLOOKUP([kokku.A479];[res.A$1:.E$1048576];2;0)" office:value-type="string" office:string-value="" calcext:value-type="error">
            <text:p>#N/A</text:p>
          </table:table-cell>
          <table:table-cell table:formula="of:=VLOOKUP([kokku.A479];[ares.A$1:.E$1048576];3;0)" office:value-type="float" office:value="155" calcext:value-type="float">
            <text:p>155</text:p>
          </table:table-cell>
          <table:table-cell table:formula="of:=VLOOKUP([kokku.A479];[ares.A$1:.E$1048576];4;0)" office:value-type="float" office:value="0" calcext:value-type="float">
            <text:p>0</text:p>
          </table:table-cell>
          <table:table-cell table:formula="of:=VLOOKUP([kokku.A479];[ares.A$1:.E$1048576];5;0)" office:value-type="float" office:value="54" calcext:value-type="float">
            <text:p>54</text:p>
          </table:table-cell>
        </table:table-row>
        <table:table-row table:style-name="ro1">
          <table:table-cell table:formula="of:=[rk.A430]" office:value-type="float" office:value="532" calcext:value-type="float">
            <text:p>532</text:p>
          </table:table-cell>
          <table:table-cell table:formula="of:=VLOOKUP([kokku.A480];[rk.A$1:.D$1048576];3;0)" office:value-type="string" office:string-value="Ain Kabal" calcext:value-type="string">
            <text:p>Ain Kabal</text:p>
          </table:table-cell>
          <table:table-cell table:formula="of:=VLOOKUP([kokku.A480];[res.A$1:.D$1048576];3;0)" office:value-type="string" office:string-value="" calcext:value-type="error">
            <text:p>#N/A</text:p>
          </table:table-cell>
          <table:table-cell table:formula="of:=VLOOKUP([kokku.A480];[res.A$1:.E$1048576];2;0)" office:value-type="string" office:string-value="" calcext:value-type="error">
            <text:p>#N/A</text:p>
          </table:table-cell>
          <table:table-cell table:formula="of:=VLOOKUP([kokku.A480];[ares.A$1:.E$1048576];3;0)" office:value-type="float" office:value="44" calcext:value-type="float">
            <text:p>44</text:p>
          </table:table-cell>
          <table:table-cell table:formula="of:=VLOOKUP([kokku.A480];[ares.A$1:.E$1048576];4;0)" office:value-type="float" office:value="0" calcext:value-type="float">
            <text:p>0</text:p>
          </table:table-cell>
          <table:table-cell table:formula="of:=VLOOKUP([kokku.A480];[ares.A$1:.E$1048576];5;0)" office:value-type="float" office:value="17" calcext:value-type="float">
            <text:p>17</text:p>
          </table:table-cell>
        </table:table-row>
        <table:table-row table:style-name="ro1">
          <table:table-cell table:formula="of:=[rk.A431]" office:value-type="float" office:value="533" calcext:value-type="float">
            <text:p>533</text:p>
          </table:table-cell>
          <table:table-cell table:formula="of:=VLOOKUP([kokku.A481];[rk.A$1:.D$1048576];3;0)" office:value-type="string" office:string-value="Kalju Valdmann" calcext:value-type="string">
            <text:p>Kalju Valdmann</text:p>
          </table:table-cell>
          <table:table-cell table:formula="of:=VLOOKUP([kokku.A481];[res.A$1:.D$1048576];3;0)" office:value-type="string" office:string-value="" calcext:value-type="error">
            <text:p>#N/A</text:p>
          </table:table-cell>
          <table:table-cell table:formula="of:=VLOOKUP([kokku.A481];[res.A$1:.E$1048576];2;0)" office:value-type="string" office:string-value="" calcext:value-type="error">
            <text:p>#N/A</text:p>
          </table:table-cell>
          <table:table-cell table:formula="of:=VLOOKUP([kokku.A481];[ares.A$1:.E$1048576];3;0)" office:value-type="float" office:value="53" calcext:value-type="float">
            <text:p>53</text:p>
          </table:table-cell>
          <table:table-cell table:formula="of:=VLOOKUP([kokku.A481];[ares.A$1:.E$1048576];4;0)" office:value-type="float" office:value="0" calcext:value-type="float">
            <text:p>0</text:p>
          </table:table-cell>
          <table:table-cell table:formula="of:=VLOOKUP([kokku.A481];[ares.A$1:.E$1048576];5;0)" office:value-type="float" office:value="19" calcext:value-type="float">
            <text:p>19</text:p>
          </table:table-cell>
        </table:table-row>
        <table:table-row table:style-name="ro1">
          <table:table-cell table:formula="of:=[rk.A432]" office:value-type="float" office:value="534" calcext:value-type="float">
            <text:p>534</text:p>
          </table:table-cell>
          <table:table-cell table:formula="of:=VLOOKUP([kokku.A482];[rk.A$1:.D$1048576];3;0)" office:value-type="string" office:string-value="Kristen Kannik" calcext:value-type="string">
            <text:p>Kristen Kannik</text:p>
          </table:table-cell>
          <table:table-cell table:formula="of:=VLOOKUP([kokku.A482];[res.A$1:.D$1048576];3;0)" office:value-type="string" office:string-value="" calcext:value-type="error">
            <text:p>#N/A</text:p>
          </table:table-cell>
          <table:table-cell table:formula="of:=VLOOKUP([kokku.A482];[res.A$1:.E$1048576];2;0)" office:value-type="string" office:string-value="" calcext:value-type="error">
            <text:p>#N/A</text:p>
          </table:table-cell>
          <table:table-cell table:formula="of:=VLOOKUP([kokku.A482];[ares.A$1:.E$1048576];3;0)" office:value-type="float" office:value="160" calcext:value-type="float">
            <text:p>160</text:p>
          </table:table-cell>
          <table:table-cell table:formula="of:=VLOOKUP([kokku.A482];[ares.A$1:.E$1048576];4;0)" office:value-type="float" office:value="1" calcext:value-type="float">
            <text:p>1</text:p>
          </table:table-cell>
          <table:table-cell table:formula="of:=VLOOKUP([kokku.A482];[ares.A$1:.E$1048576];5;0)" office:value-type="float" office:value="68" calcext:value-type="float">
            <text:p>68</text:p>
          </table:table-cell>
        </table:table-row>
        <table:table-row table:style-name="ro1">
          <table:table-cell table:formula="of:=[rk.A433]" office:value-type="float" office:value="535" calcext:value-type="float">
            <text:p>535</text:p>
          </table:table-cell>
          <table:table-cell table:formula="of:=VLOOKUP([kokku.A483];[rk.A$1:.D$1048576];3;0)" office:value-type="string" office:string-value="Aleksei Lotman" calcext:value-type="string">
            <text:p>Aleksei Lotman</text:p>
          </table:table-cell>
          <table:table-cell table:formula="of:=VLOOKUP([kokku.A483];[res.A$1:.D$1048576];3;0)" office:value-type="string" office:string-value="" calcext:value-type="error">
            <text:p>#N/A</text:p>
          </table:table-cell>
          <table:table-cell table:formula="of:=VLOOKUP([kokku.A483];[res.A$1:.E$1048576];2;0)" office:value-type="string" office:string-value="" calcext:value-type="error">
            <text:p>#N/A</text:p>
          </table:table-cell>
          <table:table-cell table:formula="of:=VLOOKUP([kokku.A483];[ares.A$1:.E$1048576];3;0)" office:value-type="float" office:value="430" calcext:value-type="float">
            <text:p>430</text:p>
          </table:table-cell>
          <table:table-cell table:formula="of:=VLOOKUP([kokku.A483];[ares.A$1:.E$1048576];4;0)" office:value-type="float" office:value="1" calcext:value-type="float">
            <text:p>1</text:p>
          </table:table-cell>
          <table:table-cell table:formula="of:=VLOOKUP([kokku.A483];[ares.A$1:.E$1048576];5;0)" office:value-type="float" office:value="228" calcext:value-type="float">
            <text:p>228</text:p>
          </table:table-cell>
        </table:table-row>
        <table:table-row table:style-name="ro1">
          <table:table-cell table:formula="of:=[rk.A434]" office:value-type="float" office:value="536" calcext:value-type="float">
            <text:p>536</text:p>
          </table:table-cell>
          <table:table-cell table:formula="of:=VLOOKUP([kokku.A484];[rk.A$1:.D$1048576];3;0)" office:value-type="string" office:string-value="Agu Kivimägi" calcext:value-type="string">
            <text:p>Agu Kivimägi</text:p>
          </table:table-cell>
          <table:table-cell table:formula="of:=VLOOKUP([kokku.A484];[res.A$1:.D$1048576];3;0)" office:value-type="string" office:string-value="" calcext:value-type="error">
            <text:p>#N/A</text:p>
          </table:table-cell>
          <table:table-cell table:formula="of:=VLOOKUP([kokku.A484];[res.A$1:.E$1048576];2;0)" office:value-type="string" office:string-value="" calcext:value-type="error">
            <text:p>#N/A</text:p>
          </table:table-cell>
          <table:table-cell table:formula="of:=VLOOKUP([kokku.A484];[ares.A$1:.E$1048576];3;0)" office:value-type="float" office:value="124" calcext:value-type="float">
            <text:p>124</text:p>
          </table:table-cell>
          <table:table-cell table:formula="of:=VLOOKUP([kokku.A484];[ares.A$1:.E$1048576];4;0)" office:value-type="float" office:value="0" calcext:value-type="float">
            <text:p>0</text:p>
          </table:table-cell>
          <table:table-cell table:formula="of:=VLOOKUP([kokku.A484];[ares.A$1:.E$1048576];5;0)" office:value-type="float" office:value="55" calcext:value-type="float">
            <text:p>55</text:p>
          </table:table-cell>
        </table:table-row>
        <table:table-row table:style-name="ro1">
          <table:table-cell table:formula="of:=[rk.A435]" office:value-type="float" office:value="537" calcext:value-type="float">
            <text:p>537</text:p>
          </table:table-cell>
          <table:table-cell table:formula="of:=VLOOKUP([kokku.A485];[rk.A$1:.D$1048576];3;0)" office:value-type="string" office:string-value="Reigo Lehtla" calcext:value-type="string">
            <text:p>Reigo Lehtla</text:p>
          </table:table-cell>
          <table:table-cell table:formula="of:=VLOOKUP([kokku.A485];[res.A$1:.D$1048576];3;0)" office:value-type="string" office:string-value="" calcext:value-type="error">
            <text:p>#N/A</text:p>
          </table:table-cell>
          <table:table-cell table:formula="of:=VLOOKUP([kokku.A485];[res.A$1:.E$1048576];2;0)" office:value-type="string" office:string-value="" calcext:value-type="error">
            <text:p>#N/A</text:p>
          </table:table-cell>
          <table:table-cell table:formula="of:=VLOOKUP([kokku.A485];[ares.A$1:.E$1048576];3;0)" office:value-type="float" office:value="75" calcext:value-type="float">
            <text:p>75</text:p>
          </table:table-cell>
          <table:table-cell table:formula="of:=VLOOKUP([kokku.A485];[ares.A$1:.E$1048576];4;0)" office:value-type="float" office:value="0" calcext:value-type="float">
            <text:p>0</text:p>
          </table:table-cell>
          <table:table-cell table:formula="of:=VLOOKUP([kokku.A485];[ares.A$1:.E$1048576];5;0)" office:value-type="float" office:value="30" calcext:value-type="float">
            <text:p>30</text:p>
          </table:table-cell>
        </table:table-row>
        <table:table-row table:style-name="ro1">
          <table:table-cell table:formula="of:=[rk.A436]" office:value-type="float" office:value="538" calcext:value-type="float">
            <text:p>538</text:p>
          </table:table-cell>
          <table:table-cell table:formula="of:=VLOOKUP([kokku.A486];[rk.A$1:.D$1048576];3;0)" office:value-type="string" office:string-value="Aleksander Pototski" calcext:value-type="string">
            <text:p>Aleksander Pototski</text:p>
          </table:table-cell>
          <table:table-cell table:formula="of:=VLOOKUP([kokku.A486];[res.A$1:.D$1048576];3;0)" office:value-type="string" office:string-value="" calcext:value-type="error">
            <text:p>#N/A</text:p>
          </table:table-cell>
          <table:table-cell table:formula="of:=VLOOKUP([kokku.A486];[res.A$1:.E$1048576];2;0)" office:value-type="string" office:string-value="" calcext:value-type="error">
            <text:p>#N/A</text:p>
          </table:table-cell>
          <table:table-cell table:formula="of:=VLOOKUP([kokku.A486];[ares.A$1:.E$1048576];3;0)" office:value-type="float" office:value="57" calcext:value-type="float">
            <text:p>57</text:p>
          </table:table-cell>
          <table:table-cell table:formula="of:=VLOOKUP([kokku.A486];[ares.A$1:.E$1048576];4;0)" office:value-type="float" office:value="0" calcext:value-type="float">
            <text:p>0</text:p>
          </table:table-cell>
          <table:table-cell table:formula="of:=VLOOKUP([kokku.A486];[ares.A$1:.E$1048576];5;0)" office:value-type="float" office:value="19" calcext:value-type="float">
            <text:p>19</text:p>
          </table:table-cell>
        </table:table-row>
        <table:table-row table:style-name="ro1">
          <table:table-cell table:formula="of:=[rk.A437]" office:value-type="float" office:value="539" calcext:value-type="float">
            <text:p>539</text:p>
          </table:table-cell>
          <table:table-cell table:formula="of:=VLOOKUP([kokku.A487];[rk.A$1:.D$1048576];3;0)" office:value-type="string" office:string-value="Allan Selin" calcext:value-type="string">
            <text:p>Allan Selin</text:p>
          </table:table-cell>
          <table:table-cell table:formula="of:=VLOOKUP([kokku.A487];[res.A$1:.D$1048576];3;0)" office:value-type="string" office:string-value="" calcext:value-type="error">
            <text:p>#N/A</text:p>
          </table:table-cell>
          <table:table-cell table:formula="of:=VLOOKUP([kokku.A487];[res.A$1:.E$1048576];2;0)" office:value-type="string" office:string-value="" calcext:value-type="error">
            <text:p>#N/A</text:p>
          </table:table-cell>
          <table:table-cell table:formula="of:=VLOOKUP([kokku.A487];[ares.A$1:.E$1048576];3;0)" office:value-type="float" office:value="43" calcext:value-type="float">
            <text:p>43</text:p>
          </table:table-cell>
          <table:table-cell table:formula="of:=VLOOKUP([kokku.A487];[ares.A$1:.E$1048576];4;0)" office:value-type="float" office:value="0" calcext:value-type="float">
            <text:p>0</text:p>
          </table:table-cell>
          <table:table-cell table:formula="of:=VLOOKUP([kokku.A487];[ares.A$1:.E$1048576];5;0)" office:value-type="float" office:value="13" calcext:value-type="float">
            <text:p>13</text:p>
          </table:table-cell>
        </table:table-row>
        <table:table-row table:style-name="ro1">
          <table:table-cell table:formula="of:=[rk.A438]" office:value-type="float" office:value="540" calcext:value-type="float">
            <text:p>540</text:p>
          </table:table-cell>
          <table:table-cell table:formula="of:=VLOOKUP([kokku.A488];[rk.A$1:.D$1048576];3;0)" office:value-type="string" office:string-value="Erno Ilsen" calcext:value-type="string">
            <text:p>Erno Ilsen</text:p>
          </table:table-cell>
          <table:table-cell table:formula="of:=VLOOKUP([kokku.A488];[res.A$1:.D$1048576];3;0)" office:value-type="string" office:string-value="" calcext:value-type="error">
            <text:p>#N/A</text:p>
          </table:table-cell>
          <table:table-cell table:formula="of:=VLOOKUP([kokku.A488];[res.A$1:.E$1048576];2;0)" office:value-type="string" office:string-value="" calcext:value-type="error">
            <text:p>#N/A</text:p>
          </table:table-cell>
          <table:table-cell table:formula="of:=VLOOKUP([kokku.A488];[ares.A$1:.E$1048576];3;0)" office:value-type="float" office:value="103" calcext:value-type="float">
            <text:p>103</text:p>
          </table:table-cell>
          <table:table-cell table:formula="of:=VLOOKUP([kokku.A488];[ares.A$1:.E$1048576];4;0)" office:value-type="float" office:value="0" calcext:value-type="float">
            <text:p>0</text:p>
          </table:table-cell>
          <table:table-cell table:formula="of:=VLOOKUP([kokku.A488];[ares.A$1:.E$1048576];5;0)" office:value-type="float" office:value="35" calcext:value-type="float">
            <text:p>35</text:p>
          </table:table-cell>
        </table:table-row>
        <table:table-row table:style-name="ro1">
          <table:table-cell table:formula="of:=[rk.A439]" office:value-type="float" office:value="541" calcext:value-type="float">
            <text:p>541</text:p>
          </table:table-cell>
          <table:table-cell table:formula="of:=VLOOKUP([kokku.A489];[rk.A$1:.D$1048576];3;0)" office:value-type="string" office:string-value="Ain Kuningas" calcext:value-type="string">
            <text:p>Ain Kuningas</text:p>
          </table:table-cell>
          <table:table-cell table:formula="of:=VLOOKUP([kokku.A489];[res.A$1:.D$1048576];3;0)" office:value-type="string" office:string-value="" calcext:value-type="error">
            <text:p>#N/A</text:p>
          </table:table-cell>
          <table:table-cell table:formula="of:=VLOOKUP([kokku.A489];[res.A$1:.E$1048576];2;0)" office:value-type="string" office:string-value="" calcext:value-type="error">
            <text:p>#N/A</text:p>
          </table:table-cell>
          <table:table-cell table:formula="of:=VLOOKUP([kokku.A489];[ares.A$1:.E$1048576];3;0)" office:value-type="float" office:value="80" calcext:value-type="float">
            <text:p>80</text:p>
          </table:table-cell>
          <table:table-cell table:formula="of:=VLOOKUP([kokku.A489];[ares.A$1:.E$1048576];4;0)" office:value-type="float" office:value="0" calcext:value-type="float">
            <text:p>0</text:p>
          </table:table-cell>
          <table:table-cell table:formula="of:=VLOOKUP([kokku.A489];[ares.A$1:.E$1048576];5;0)" office:value-type="float" office:value="24" calcext:value-type="float">
            <text:p>24</text:p>
          </table:table-cell>
        </table:table-row>
        <table:table-row table:style-name="ro1">
          <table:table-cell table:formula="of:=[rk.A440]" office:value-type="float" office:value="542" calcext:value-type="float">
            <text:p>542</text:p>
          </table:table-cell>
          <table:table-cell table:formula="of:=VLOOKUP([kokku.A490];[rk.A$1:.D$1048576];3;0)" office:value-type="string" office:string-value="Rasmus Lahtvee" calcext:value-type="string">
            <text:p>Rasmus Lahtvee</text:p>
          </table:table-cell>
          <table:table-cell table:formula="of:=VLOOKUP([kokku.A490];[res.A$1:.D$1048576];3;0)" office:value-type="string" office:string-value="" calcext:value-type="error">
            <text:p>#N/A</text:p>
          </table:table-cell>
          <table:table-cell table:formula="of:=VLOOKUP([kokku.A490];[res.A$1:.E$1048576];2;0)" office:value-type="string" office:string-value="" calcext:value-type="error">
            <text:p>#N/A</text:p>
          </table:table-cell>
          <table:table-cell table:formula="of:=VLOOKUP([kokku.A490];[ares.A$1:.E$1048576];3;0)" office:value-type="float" office:value="321" calcext:value-type="float">
            <text:p>321</text:p>
          </table:table-cell>
          <table:table-cell table:formula="of:=VLOOKUP([kokku.A490];[ares.A$1:.E$1048576];4;0)" office:value-type="float" office:value="3" calcext:value-type="float">
            <text:p>3</text:p>
          </table:table-cell>
          <table:table-cell table:formula="of:=VLOOKUP([kokku.A490];[ares.A$1:.E$1048576];5;0)" office:value-type="float" office:value="146" calcext:value-type="float">
            <text:p>146</text:p>
          </table:table-cell>
        </table:table-row>
        <table:table-row table:style-name="ro1">
          <table:table-cell table:formula="of:=[rk.A441]" office:value-type="float" office:value="543" calcext:value-type="float">
            <text:p>543</text:p>
          </table:table-cell>
          <table:table-cell table:formula="of:=VLOOKUP([kokku.A491];[rk.A$1:.D$1048576];3;0)" office:value-type="string" office:string-value="Arvo Kuiv" calcext:value-type="string">
            <text:p>Arvo Kuiv</text:p>
          </table:table-cell>
          <table:table-cell table:formula="of:=VLOOKUP([kokku.A491];[res.A$1:.D$1048576];3;0)" office:value-type="string" office:string-value="" calcext:value-type="error">
            <text:p>#N/A</text:p>
          </table:table-cell>
          <table:table-cell table:formula="of:=VLOOKUP([kokku.A491];[res.A$1:.E$1048576];2;0)" office:value-type="string" office:string-value="" calcext:value-type="error">
            <text:p>#N/A</text:p>
          </table:table-cell>
          <table:table-cell table:formula="of:=VLOOKUP([kokku.A491];[ares.A$1:.E$1048576];3;0)" office:value-type="float" office:value="48" calcext:value-type="float">
            <text:p>48</text:p>
          </table:table-cell>
          <table:table-cell table:formula="of:=VLOOKUP([kokku.A491];[ares.A$1:.E$1048576];4;0)" office:value-type="float" office:value="0" calcext:value-type="float">
            <text:p>0</text:p>
          </table:table-cell>
          <table:table-cell table:formula="of:=VLOOKUP([kokku.A491];[ares.A$1:.E$1048576];5;0)" office:value-type="float" office:value="13" calcext:value-type="float">
            <text:p>13</text:p>
          </table:table-cell>
        </table:table-row>
        <table:table-row table:style-name="ro1">
          <table:table-cell table:formula="of:=[rk.A442]" office:value-type="float" office:value="544" calcext:value-type="float">
            <text:p>544</text:p>
          </table:table-cell>
          <table:table-cell table:formula="of:=VLOOKUP([kokku.A492];[rk.A$1:.D$1048576];3;0)" office:value-type="string" office:string-value="Marko Kaasik" calcext:value-type="string">
            <text:p>Marko Kaasik</text:p>
          </table:table-cell>
          <table:table-cell table:formula="of:=VLOOKUP([kokku.A492];[res.A$1:.D$1048576];3;0)" office:value-type="string" office:string-value="" calcext:value-type="error">
            <text:p>#N/A</text:p>
          </table:table-cell>
          <table:table-cell table:formula="of:=VLOOKUP([kokku.A492];[res.A$1:.E$1048576];2;0)" office:value-type="string" office:string-value="" calcext:value-type="error">
            <text:p>#N/A</text:p>
          </table:table-cell>
          <table:table-cell table:formula="of:=VLOOKUP([kokku.A492];[ares.A$1:.E$1048576];3;0)" office:value-type="float" office:value="283" calcext:value-type="float">
            <text:p>283</text:p>
          </table:table-cell>
          <table:table-cell table:formula="of:=VLOOKUP([kokku.A492];[ares.A$1:.E$1048576];4;0)" office:value-type="float" office:value="0" calcext:value-type="float">
            <text:p>0</text:p>
          </table:table-cell>
          <table:table-cell table:formula="of:=VLOOKUP([kokku.A492];[ares.A$1:.E$1048576];5;0)" office:value-type="float" office:value="106" calcext:value-type="float">
            <text:p>106</text:p>
          </table:table-cell>
        </table:table-row>
        <table:table-row table:style-name="ro1">
          <table:table-cell table:formula="of:=[rk.A443]" office:value-type="float" office:value="545" calcext:value-type="float">
            <text:p>545</text:p>
          </table:table-cell>
          <table:table-cell table:formula="of:=VLOOKUP([kokku.A493];[rk.A$1:.D$1048576];3;0)" office:value-type="string" office:string-value="Mart Jüssi" calcext:value-type="string">
            <text:p>Mart Jüssi</text:p>
          </table:table-cell>
          <table:table-cell table:formula="of:=VLOOKUP([kokku.A493];[res.A$1:.D$1048576];3;0)" office:value-type="string" office:string-value="" calcext:value-type="error">
            <text:p>#N/A</text:p>
          </table:table-cell>
          <table:table-cell table:formula="of:=VLOOKUP([kokku.A493];[res.A$1:.E$1048576];2;0)" office:value-type="string" office:string-value="" calcext:value-type="error">
            <text:p>#N/A</text:p>
          </table:table-cell>
          <table:table-cell table:formula="of:=VLOOKUP([kokku.A493];[ares.A$1:.E$1048576];3;0)" office:value-type="float" office:value="376" calcext:value-type="float">
            <text:p>376</text:p>
          </table:table-cell>
          <table:table-cell table:formula="of:=VLOOKUP([kokku.A493];[ares.A$1:.E$1048576];4;0)" office:value-type="float" office:value="2" calcext:value-type="float">
            <text:p>2</text:p>
          </table:table-cell>
          <table:table-cell table:formula="of:=VLOOKUP([kokku.A493];[ares.A$1:.E$1048576];5;0)" office:value-type="float" office:value="150" calcext:value-type="float">
            <text:p>150</text:p>
          </table:table-cell>
        </table:table-row>
        <table:table-row table:style-name="ro1">
          <table:table-cell table:formula="of:=[rk.A444]" office:value-type="float" office:value="546" calcext:value-type="float">
            <text:p>546</text:p>
          </table:table-cell>
          <table:table-cell table:formula="of:=VLOOKUP([kokku.A494];[rk.A$1:.D$1048576];3;0)" office:value-type="string" office:string-value="Priit Truusalu" calcext:value-type="string">
            <text:p>Priit Truusalu</text:p>
          </table:table-cell>
          <table:table-cell table:formula="of:=VLOOKUP([kokku.A494];[res.A$1:.D$1048576];3;0)" office:value-type="string" office:string-value="" calcext:value-type="error">
            <text:p>#N/A</text:p>
          </table:table-cell>
          <table:table-cell table:formula="of:=VLOOKUP([kokku.A494];[res.A$1:.E$1048576];2;0)" office:value-type="string" office:string-value="" calcext:value-type="error">
            <text:p>#N/A</text:p>
          </table:table-cell>
          <table:table-cell table:formula="of:=VLOOKUP([kokku.A494];[ares.A$1:.E$1048576];3;0)" office:value-type="float" office:value="66" calcext:value-type="float">
            <text:p>66</text:p>
          </table:table-cell>
          <table:table-cell table:formula="of:=VLOOKUP([kokku.A494];[ares.A$1:.E$1048576];4;0)" office:value-type="float" office:value="0" calcext:value-type="float">
            <text:p>0</text:p>
          </table:table-cell>
          <table:table-cell table:formula="of:=VLOOKUP([kokku.A494];[ares.A$1:.E$1048576];5;0)" office:value-type="float" office:value="36" calcext:value-type="float">
            <text:p>36</text:p>
          </table:table-cell>
        </table:table-row>
        <table:table-row table:style-name="ro1">
          <table:table-cell table:formula="of:=[rk.A445]" office:value-type="float" office:value="547" calcext:value-type="float">
            <text:p>547</text:p>
          </table:table-cell>
          <table:table-cell table:formula="of:=VLOOKUP([kokku.A495];[rk.A$1:.D$1048576];3;0)" office:value-type="string" office:string-value="Ago Samoson" calcext:value-type="string">
            <text:p>Ago Samoson</text:p>
          </table:table-cell>
          <table:table-cell table:formula="of:=VLOOKUP([kokku.A495];[res.A$1:.D$1048576];3;0)" office:value-type="string" office:string-value="" calcext:value-type="error">
            <text:p>#N/A</text:p>
          </table:table-cell>
          <table:table-cell table:formula="of:=VLOOKUP([kokku.A495];[res.A$1:.E$1048576];2;0)" office:value-type="string" office:string-value="" calcext:value-type="error">
            <text:p>#N/A</text:p>
          </table:table-cell>
          <table:table-cell table:formula="of:=VLOOKUP([kokku.A495];[ares.A$1:.E$1048576];3;0)" office:value-type="float" office:value="196" calcext:value-type="float">
            <text:p>196</text:p>
          </table:table-cell>
          <table:table-cell table:formula="of:=VLOOKUP([kokku.A495];[ares.A$1:.E$1048576];4;0)" office:value-type="float" office:value="0" calcext:value-type="float">
            <text:p>0</text:p>
          </table:table-cell>
          <table:table-cell table:formula="of:=VLOOKUP([kokku.A495];[ares.A$1:.E$1048576];5;0)" office:value-type="float" office:value="71" calcext:value-type="float">
            <text:p>71</text:p>
          </table:table-cell>
        </table:table-row>
        <table:table-row table:style-name="ro1">
          <table:table-cell table:formula="of:=[rk.A446]" office:value-type="float" office:value="548" calcext:value-type="float">
            <text:p>548</text:p>
          </table:table-cell>
          <table:table-cell table:formula="of:=VLOOKUP([kokku.A496];[rk.A$1:.D$1048576];3;0)" office:value-type="string" office:string-value="Zoja Mellov" calcext:value-type="string">
            <text:p>Zoja Mellov</text:p>
          </table:table-cell>
          <table:table-cell table:formula="of:=VLOOKUP([kokku.A496];[res.A$1:.D$1048576];3;0)" office:value-type="string" office:string-value="" calcext:value-type="error">
            <text:p>#N/A</text:p>
          </table:table-cell>
          <table:table-cell table:formula="of:=VLOOKUP([kokku.A496];[res.A$1:.E$1048576];2;0)" office:value-type="string" office:string-value="" calcext:value-type="error">
            <text:p>#N/A</text:p>
          </table:table-cell>
          <table:table-cell table:formula="of:=VLOOKUP([kokku.A496];[ares.A$1:.E$1048576];3;0)" office:value-type="float" office:value="52" calcext:value-type="float">
            <text:p>52</text:p>
          </table:table-cell>
          <table:table-cell table:formula="of:=VLOOKUP([kokku.A496];[ares.A$1:.E$1048576];4;0)" office:value-type="float" office:value="0" calcext:value-type="float">
            <text:p>0</text:p>
          </table:table-cell>
          <table:table-cell table:formula="of:=VLOOKUP([kokku.A496];[ares.A$1:.E$1048576];5;0)" office:value-type="float" office:value="20" calcext:value-type="float">
            <text:p>20</text:p>
          </table:table-cell>
        </table:table-row>
        <table:table-row table:style-name="ro1">
          <table:table-cell table:formula="of:=[rk.A447]" office:value-type="float" office:value="549" calcext:value-type="float">
            <text:p>549</text:p>
          </table:table-cell>
          <table:table-cell table:formula="of:=VLOOKUP([kokku.A497];[rk.A$1:.D$1048576];3;0)" office:value-type="string" office:string-value="Arvi Matvei" calcext:value-type="string">
            <text:p>Arvi Matvei</text:p>
          </table:table-cell>
          <table:table-cell table:formula="of:=VLOOKUP([kokku.A497];[res.A$1:.D$1048576];3;0)" office:value-type="string" office:string-value="" calcext:value-type="error">
            <text:p>#N/A</text:p>
          </table:table-cell>
          <table:table-cell table:formula="of:=VLOOKUP([kokku.A497];[res.A$1:.E$1048576];2;0)" office:value-type="string" office:string-value="" calcext:value-type="error">
            <text:p>#N/A</text:p>
          </table:table-cell>
          <table:table-cell table:formula="of:=VLOOKUP([kokku.A497];[ares.A$1:.E$1048576];3;0)" office:value-type="float" office:value="43" calcext:value-type="float">
            <text:p>43</text:p>
          </table:table-cell>
          <table:table-cell table:formula="of:=VLOOKUP([kokku.A497];[ares.A$1:.E$1048576];4;0)" office:value-type="float" office:value="0" calcext:value-type="float">
            <text:p>0</text:p>
          </table:table-cell>
          <table:table-cell table:formula="of:=VLOOKUP([kokku.A497];[ares.A$1:.E$1048576];5;0)" office:value-type="float" office:value="16" calcext:value-type="float">
            <text:p>16</text:p>
          </table:table-cell>
        </table:table-row>
        <table:table-row table:style-name="ro1">
          <table:table-cell table:formula="of:=[rk.A448]" office:value-type="float" office:value="550" calcext:value-type="float">
            <text:p>550</text:p>
          </table:table-cell>
          <table:table-cell table:formula="of:=VLOOKUP([kokku.A498];[rk.A$1:.D$1048576];3;0)" office:value-type="string" office:string-value="Mart Saarso" calcext:value-type="string">
            <text:p>Mart Saarso</text:p>
          </table:table-cell>
          <table:table-cell table:formula="of:=VLOOKUP([kokku.A498];[res.A$1:.D$1048576];3;0)" office:value-type="string" office:string-value="" calcext:value-type="error">
            <text:p>#N/A</text:p>
          </table:table-cell>
          <table:table-cell table:formula="of:=VLOOKUP([kokku.A498];[res.A$1:.E$1048576];2;0)" office:value-type="string" office:string-value="" calcext:value-type="error">
            <text:p>#N/A</text:p>
          </table:table-cell>
          <table:table-cell table:formula="of:=VLOOKUP([kokku.A498];[ares.A$1:.E$1048576];3;0)" office:value-type="float" office:value="202" calcext:value-type="float">
            <text:p>202</text:p>
          </table:table-cell>
          <table:table-cell table:formula="of:=VLOOKUP([kokku.A498];[ares.A$1:.E$1048576];4;0)" office:value-type="float" office:value="2" calcext:value-type="float">
            <text:p>2</text:p>
          </table:table-cell>
          <table:table-cell table:formula="of:=VLOOKUP([kokku.A498];[ares.A$1:.E$1048576];5;0)" office:value-type="float" office:value="83" calcext:value-type="float">
            <text:p>83</text:p>
          </table:table-cell>
        </table:table-row>
        <table:table-row table:style-name="ro1">
          <table:table-cell table:formula="of:=[rk.A449]" office:value-type="float" office:value="551" calcext:value-type="float">
            <text:p>551</text:p>
          </table:table-cell>
          <table:table-cell table:formula="of:=VLOOKUP([kokku.A499];[rk.A$1:.D$1048576];3;0)" office:value-type="string" office:string-value="Ove Varik" calcext:value-type="string">
            <text:p>Ove Varik</text:p>
          </table:table-cell>
          <table:table-cell table:formula="of:=VLOOKUP([kokku.A499];[res.A$1:.D$1048576];3;0)" office:value-type="string" office:string-value="" calcext:value-type="error">
            <text:p>#N/A</text:p>
          </table:table-cell>
          <table:table-cell table:formula="of:=VLOOKUP([kokku.A499];[res.A$1:.E$1048576];2;0)" office:value-type="string" office:string-value="" calcext:value-type="error">
            <text:p>#N/A</text:p>
          </table:table-cell>
          <table:table-cell table:formula="of:=VLOOKUP([kokku.A499];[ares.A$1:.E$1048576];3;0)" office:value-type="float" office:value="49" calcext:value-type="float">
            <text:p>49</text:p>
          </table:table-cell>
          <table:table-cell table:formula="of:=VLOOKUP([kokku.A499];[ares.A$1:.E$1048576];4;0)" office:value-type="float" office:value="1" calcext:value-type="float">
            <text:p>1</text:p>
          </table:table-cell>
          <table:table-cell table:formula="of:=VLOOKUP([kokku.A499];[ares.A$1:.E$1048576];5;0)" office:value-type="float" office:value="20" calcext:value-type="float">
            <text:p>20</text:p>
          </table:table-cell>
        </table:table-row>
        <table:table-row table:style-name="ro1">
          <table:table-cell table:formula="of:=[rk.A450]" office:value-type="float" office:value="552" calcext:value-type="float">
            <text:p>552</text:p>
          </table:table-cell>
          <table:table-cell table:formula="of:=VLOOKUP([kokku.A500];[rk.A$1:.D$1048576];3;0)" office:value-type="string" office:string-value="Victor Polyakoff" calcext:value-type="string">
            <text:p>Victor Polyakoff</text:p>
          </table:table-cell>
          <table:table-cell table:formula="of:=VLOOKUP([kokku.A500];[res.A$1:.D$1048576];3;0)" office:value-type="string" office:string-value="" calcext:value-type="error">
            <text:p>#N/A</text:p>
          </table:table-cell>
          <table:table-cell table:formula="of:=VLOOKUP([kokku.A500];[res.A$1:.E$1048576];2;0)" office:value-type="string" office:string-value="" calcext:value-type="error">
            <text:p>#N/A</text:p>
          </table:table-cell>
          <table:table-cell table:formula="of:=VLOOKUP([kokku.A500];[ares.A$1:.E$1048576];3;0)" office:value-type="float" office:value="16" calcext:value-type="float">
            <text:p>16</text:p>
          </table:table-cell>
          <table:table-cell table:formula="of:=VLOOKUP([kokku.A500];[ares.A$1:.E$1048576];4;0)" office:value-type="float" office:value="0" calcext:value-type="float">
            <text:p>0</text:p>
          </table:table-cell>
          <table:table-cell table:formula="of:=VLOOKUP([kokku.A500];[ares.A$1:.E$1048576];5;0)" office:value-type="float" office:value="2" calcext:value-type="float">
            <text:p>2</text:p>
          </table:table-cell>
        </table:table-row>
        <table:table-row table:style-name="ro1">
          <table:table-cell table:formula="of:=[rk.A451]" office:value-type="float" office:value="553" calcext:value-type="float">
            <text:p>553</text:p>
          </table:table-cell>
          <table:table-cell table:formula="of:=VLOOKUP([kokku.A501];[rk.A$1:.D$1048576];3;0)" office:value-type="string" office:string-value="Diana Vinogradova" calcext:value-type="string">
            <text:p>Diana Vinogradova</text:p>
          </table:table-cell>
          <table:table-cell table:formula="of:=VLOOKUP([kokku.A501];[res.A$1:.D$1048576];3;0)" office:value-type="string" office:string-value="" calcext:value-type="error">
            <text:p>#N/A</text:p>
          </table:table-cell>
          <table:table-cell table:formula="of:=VLOOKUP([kokku.A501];[res.A$1:.E$1048576];2;0)" office:value-type="string" office:string-value="" calcext:value-type="error">
            <text:p>#N/A</text:p>
          </table:table-cell>
          <table:table-cell table:formula="of:=VLOOKUP([kokku.A501];[ares.A$1:.E$1048576];3;0)" office:value-type="float" office:value="9" calcext:value-type="float">
            <text:p>9</text:p>
          </table:table-cell>
          <table:table-cell table:formula="of:=VLOOKUP([kokku.A501];[ares.A$1:.E$1048576];4;0)" office:value-type="float" office:value="0" calcext:value-type="float">
            <text:p>0</text:p>
          </table:table-cell>
          <table:table-cell table:formula="of:=VLOOKUP([kokku.A501];[ares.A$1:.E$1048576];5;0)" office:value-type="float" office:value="0" calcext:value-type="float">
            <text:p>0</text:p>
          </table:table-cell>
        </table:table-row>
        <table:table-row table:style-name="ro1">
          <table:table-cell table:formula="of:=[rk.A452]" office:value-type="float" office:value="554" calcext:value-type="float">
            <text:p>554</text:p>
          </table:table-cell>
          <table:table-cell table:formula="of:=VLOOKUP([kokku.A502];[rk.A$1:.D$1048576];3;0)" office:value-type="string" office:string-value="Ada Leist" calcext:value-type="string">
            <text:p>Ada Leist</text:p>
          </table:table-cell>
          <table:table-cell table:formula="of:=VLOOKUP([kokku.A502];[res.A$1:.D$1048576];3;0)" office:value-type="string" office:string-value="" calcext:value-type="error">
            <text:p>#N/A</text:p>
          </table:table-cell>
          <table:table-cell table:formula="of:=VLOOKUP([kokku.A502];[res.A$1:.E$1048576];2;0)" office:value-type="string" office:string-value="" calcext:value-type="error">
            <text:p>#N/A</text:p>
          </table:table-cell>
          <table:table-cell table:formula="of:=VLOOKUP([kokku.A502];[ares.A$1:.E$1048576];3;0)" office:value-type="float" office:value="3" calcext:value-type="float">
            <text:p>3</text:p>
          </table:table-cell>
          <table:table-cell table:formula="of:=VLOOKUP([kokku.A502];[ares.A$1:.E$1048576];4;0)" office:value-type="float" office:value="0" calcext:value-type="float">
            <text:p>0</text:p>
          </table:table-cell>
          <table:table-cell table:formula="of:=VLOOKUP([kokku.A502];[ares.A$1:.E$1048576];5;0)" office:value-type="float" office:value="0" calcext:value-type="float">
            <text:p>0</text:p>
          </table:table-cell>
        </table:table-row>
        <table:table-row table:style-name="ro1">
          <table:table-cell table:formula="of:=[rk.A453]" office:value-type="float" office:value="555" calcext:value-type="float">
            <text:p>555</text:p>
          </table:table-cell>
          <table:table-cell table:formula="of:=VLOOKUP([kokku.A503];[rk.A$1:.D$1048576];3;0)" office:value-type="string" office:string-value="Jekaterina Kravtsova" calcext:value-type="string">
            <text:p>Jekaterina Kravtsova</text:p>
          </table:table-cell>
          <table:table-cell table:formula="of:=VLOOKUP([kokku.A503];[res.A$1:.D$1048576];3;0)" office:value-type="string" office:string-value="" calcext:value-type="error">
            <text:p>#N/A</text:p>
          </table:table-cell>
          <table:table-cell table:formula="of:=VLOOKUP([kokku.A503];[res.A$1:.E$1048576];2;0)" office:value-type="string" office:string-value="" calcext:value-type="error">
            <text:p>#N/A</text:p>
          </table:table-cell>
          <table:table-cell table:formula="of:=VLOOKUP([kokku.A503];[ares.A$1:.E$1048576];3;0)" office:value-type="float" office:value="11" calcext:value-type="float">
            <text:p>11</text:p>
          </table:table-cell>
          <table:table-cell table:formula="of:=VLOOKUP([kokku.A503];[ares.A$1:.E$1048576];4;0)" office:value-type="float" office:value="0" calcext:value-type="float">
            <text:p>0</text:p>
          </table:table-cell>
          <table:table-cell table:formula="of:=VLOOKUP([kokku.A503];[ares.A$1:.E$1048576];5;0)" office:value-type="float" office:value="1" calcext:value-type="float">
            <text:p>1</text:p>
          </table:table-cell>
        </table:table-row>
        <table:table-row table:style-name="ro1">
          <table:table-cell table:formula="of:=[rk.A454]" office:value-type="float" office:value="556" calcext:value-type="float">
            <text:p>556</text:p>
          </table:table-cell>
          <table:table-cell table:formula="of:=VLOOKUP([kokku.A504];[rk.A$1:.D$1048576];3;0)" office:value-type="string" office:string-value="Valev Kald" calcext:value-type="string">
            <text:p>Valev Kald</text:p>
          </table:table-cell>
          <table:table-cell table:formula="of:=VLOOKUP([kokku.A504];[res.A$1:.D$1048576];3;0)" office:value-type="string" office:string-value="" calcext:value-type="error">
            <text:p>#N/A</text:p>
          </table:table-cell>
          <table:table-cell table:formula="of:=VLOOKUP([kokku.A504];[res.A$1:.E$1048576];2;0)" office:value-type="string" office:string-value="" calcext:value-type="error">
            <text:p>#N/A</text:p>
          </table:table-cell>
          <table:table-cell table:formula="of:=VLOOKUP([kokku.A504];[ares.A$1:.E$1048576];3;0)" office:value-type="float" office:value="30" calcext:value-type="float">
            <text:p>30</text:p>
          </table:table-cell>
          <table:table-cell table:formula="of:=VLOOKUP([kokku.A504];[ares.A$1:.E$1048576];4;0)" office:value-type="float" office:value="0" calcext:value-type="float">
            <text:p>0</text:p>
          </table:table-cell>
          <table:table-cell table:formula="of:=VLOOKUP([kokku.A504];[ares.A$1:.E$1048576];5;0)" office:value-type="float" office:value="7" calcext:value-type="float">
            <text:p>7</text:p>
          </table:table-cell>
        </table:table-row>
        <table:table-row table:style-name="ro1">
          <table:table-cell table:formula="of:=[rk.A455]" office:value-type="float" office:value="557" calcext:value-type="float">
            <text:p>557</text:p>
          </table:table-cell>
          <table:table-cell table:formula="of:=VLOOKUP([kokku.A505];[rk.A$1:.D$1048576];3;0)" office:value-type="string" office:string-value="Vladimir Krutšinin" calcext:value-type="string">
            <text:p>Vladimir Krutšinin</text:p>
          </table:table-cell>
          <table:table-cell table:formula="of:=VLOOKUP([kokku.A505];[res.A$1:.D$1048576];3;0)" office:value-type="string" office:string-value="" calcext:value-type="error">
            <text:p>#N/A</text:p>
          </table:table-cell>
          <table:table-cell table:formula="of:=VLOOKUP([kokku.A505];[res.A$1:.E$1048576];2;0)" office:value-type="string" office:string-value="" calcext:value-type="error">
            <text:p>#N/A</text:p>
          </table:table-cell>
          <table:table-cell table:formula="of:=VLOOKUP([kokku.A505];[ares.A$1:.E$1048576];3;0)" office:value-type="float" office:value="11" calcext:value-type="float">
            <text:p>11</text:p>
          </table:table-cell>
          <table:table-cell table:formula="of:=VLOOKUP([kokku.A505];[ares.A$1:.E$1048576];4;0)" office:value-type="float" office:value="0" calcext:value-type="float">
            <text:p>0</text:p>
          </table:table-cell>
          <table:table-cell table:formula="of:=VLOOKUP([kokku.A505];[ares.A$1:.E$1048576];5;0)" office:value-type="float" office:value="1" calcext:value-type="float">
            <text:p>1</text:p>
          </table:table-cell>
        </table:table-row>
        <table:table-row table:style-name="ro1">
          <table:table-cell table:formula="of:=[rk.A456]" office:value-type="float" office:value="558" calcext:value-type="float">
            <text:p>558</text:p>
          </table:table-cell>
          <table:table-cell table:formula="of:=VLOOKUP([kokku.A506];[rk.A$1:.D$1048576];3;0)" office:value-type="string" office:string-value="Aleksei Davõdov" calcext:value-type="string">
            <text:p>Aleksei Davõdov</text:p>
          </table:table-cell>
          <table:table-cell table:formula="of:=VLOOKUP([kokku.A506];[res.A$1:.D$1048576];3;0)" office:value-type="string" office:string-value="" calcext:value-type="error">
            <text:p>#N/A</text:p>
          </table:table-cell>
          <table:table-cell table:formula="of:=VLOOKUP([kokku.A506];[res.A$1:.E$1048576];2;0)" office:value-type="string" office:string-value="" calcext:value-type="error">
            <text:p>#N/A</text:p>
          </table:table-cell>
          <table:table-cell table:formula="of:=VLOOKUP([kokku.A506];[ares.A$1:.E$1048576];3;0)" office:value-type="float" office:value="17" calcext:value-type="float">
            <text:p>17</text:p>
          </table:table-cell>
          <table:table-cell table:formula="of:=VLOOKUP([kokku.A506];[ares.A$1:.E$1048576];4;0)" office:value-type="float" office:value="0" calcext:value-type="float">
            <text:p>0</text:p>
          </table:table-cell>
          <table:table-cell table:formula="of:=VLOOKUP([kokku.A506];[ares.A$1:.E$1048576];5;0)" office:value-type="float" office:value="2" calcext:value-type="float">
            <text:p>2</text:p>
          </table:table-cell>
        </table:table-row>
        <table:table-row table:style-name="ro1">
          <table:table-cell table:formula="of:=[rk.A457]" office:value-type="float" office:value="559" calcext:value-type="float">
            <text:p>559</text:p>
          </table:table-cell>
          <table:table-cell table:formula="of:=VLOOKUP([kokku.A507];[rk.A$1:.D$1048576];3;0)" office:value-type="string" office:string-value="Vladimir Drozdov" calcext:value-type="string">
            <text:p>Vladimir Drozdov</text:p>
          </table:table-cell>
          <table:table-cell table:formula="of:=VLOOKUP([kokku.A507];[res.A$1:.D$1048576];3;0)" office:value-type="string" office:string-value="" calcext:value-type="error">
            <text:p>#N/A</text:p>
          </table:table-cell>
          <table:table-cell table:formula="of:=VLOOKUP([kokku.A507];[res.A$1:.E$1048576];2;0)" office:value-type="string" office:string-value="" calcext:value-type="error">
            <text:p>#N/A</text:p>
          </table:table-cell>
          <table:table-cell table:formula="of:=VLOOKUP([kokku.A507];[ares.A$1:.E$1048576];3;0)" office:value-type="float" office:value="28" calcext:value-type="float">
            <text:p>28</text:p>
          </table:table-cell>
          <table:table-cell table:formula="of:=VLOOKUP([kokku.A507];[ares.A$1:.E$1048576];4;0)" office:value-type="float" office:value="0" calcext:value-type="float">
            <text:p>0</text:p>
          </table:table-cell>
          <table:table-cell table:formula="of:=VLOOKUP([kokku.A507];[ares.A$1:.E$1048576];5;0)" office:value-type="float" office:value="2" calcext:value-type="float">
            <text:p>2</text:p>
          </table:table-cell>
        </table:table-row>
        <table:table-row table:style-name="ro1">
          <table:table-cell table:formula="of:=[rk.A458]" office:value-type="float" office:value="560" calcext:value-type="float">
            <text:p>560</text:p>
          </table:table-cell>
          <table:table-cell table:formula="of:=VLOOKUP([kokku.A508];[rk.A$1:.D$1048576];3;0)" office:value-type="string" office:string-value="Svetlana Moskvina" calcext:value-type="string">
            <text:p>Svetlana Moskvina</text:p>
          </table:table-cell>
          <table:table-cell table:formula="of:=VLOOKUP([kokku.A508];[res.A$1:.D$1048576];3;0)" office:value-type="string" office:string-value="" calcext:value-type="error">
            <text:p>#N/A</text:p>
          </table:table-cell>
          <table:table-cell table:formula="of:=VLOOKUP([kokku.A508];[res.A$1:.E$1048576];2;0)" office:value-type="string" office:string-value="" calcext:value-type="error">
            <text:p>#N/A</text:p>
          </table:table-cell>
          <table:table-cell table:formula="of:=VLOOKUP([kokku.A508];[ares.A$1:.E$1048576];3;0)" office:value-type="float" office:value="11" calcext:value-type="float">
            <text:p>11</text:p>
          </table:table-cell>
          <table:table-cell table:formula="of:=VLOOKUP([kokku.A508];[ares.A$1:.E$1048576];4;0)" office:value-type="float" office:value="0" calcext:value-type="float">
            <text:p>0</text:p>
          </table:table-cell>
          <table:table-cell table:formula="of:=VLOOKUP([kokku.A508];[ares.A$1:.E$1048576];5;0)" office:value-type="float" office:value="1" calcext:value-type="float">
            <text:p>1</text:p>
          </table:table-cell>
        </table:table-row>
        <table:table-row table:style-name="ro1">
          <table:table-cell table:formula="of:=[rk.A459]" office:value-type="float" office:value="561" calcext:value-type="float">
            <text:p>561</text:p>
          </table:table-cell>
          <table:table-cell table:formula="of:=VLOOKUP([kokku.A509];[rk.A$1:.D$1048576];3;0)" office:value-type="string" office:string-value="Georgi Bõstrov" calcext:value-type="string">
            <text:p>Georgi Bõstrov</text:p>
          </table:table-cell>
          <table:table-cell table:formula="of:=VLOOKUP([kokku.A509];[res.A$1:.D$1048576];3;0)" office:value-type="string" office:string-value="" calcext:value-type="error">
            <text:p>#N/A</text:p>
          </table:table-cell>
          <table:table-cell table:formula="of:=VLOOKUP([kokku.A509];[res.A$1:.E$1048576];2;0)" office:value-type="string" office:string-value="" calcext:value-type="error">
            <text:p>#N/A</text:p>
          </table:table-cell>
          <table:table-cell table:formula="of:=VLOOKUP([kokku.A509];[ares.A$1:.E$1048576];3;0)" office:value-type="float" office:value="233" calcext:value-type="float">
            <text:p>233</text:p>
          </table:table-cell>
          <table:table-cell table:formula="of:=VLOOKUP([kokku.A509];[ares.A$1:.E$1048576];4;0)" office:value-type="float" office:value="0" calcext:value-type="float">
            <text:p>0</text:p>
          </table:table-cell>
          <table:table-cell table:formula="of:=VLOOKUP([kokku.A509];[ares.A$1:.E$1048576];5;0)" office:value-type="float" office:value="23" calcext:value-type="float">
            <text:p>23</text:p>
          </table:table-cell>
        </table:table-row>
        <table:table-row table:style-name="ro1">
          <table:table-cell table:formula="of:=[rk.A460]" office:value-type="float" office:value="562" calcext:value-type="float">
            <text:p>562</text:p>
          </table:table-cell>
          <table:table-cell table:formula="of:=VLOOKUP([kokku.A510];[rk.A$1:.D$1048576];3;0)" office:value-type="string" office:string-value="Jevgeni Golovatš" calcext:value-type="string">
            <text:p>Jevgeni Golovatš</text:p>
          </table:table-cell>
          <table:table-cell table:formula="of:=VLOOKUP([kokku.A510];[res.A$1:.D$1048576];3;0)" office:value-type="string" office:string-value="" calcext:value-type="error">
            <text:p>#N/A</text:p>
          </table:table-cell>
          <table:table-cell table:formula="of:=VLOOKUP([kokku.A510];[res.A$1:.E$1048576];2;0)" office:value-type="string" office:string-value="" calcext:value-type="error">
            <text:p>#N/A</text:p>
          </table:table-cell>
          <table:table-cell table:formula="of:=VLOOKUP([kokku.A510];[ares.A$1:.E$1048576];3;0)" office:value-type="float" office:value="85" calcext:value-type="float">
            <text:p>85</text:p>
          </table:table-cell>
          <table:table-cell table:formula="of:=VLOOKUP([kokku.A510];[ares.A$1:.E$1048576];4;0)" office:value-type="float" office:value="0" calcext:value-type="float">
            <text:p>0</text:p>
          </table:table-cell>
          <table:table-cell table:formula="of:=VLOOKUP([kokku.A510];[ares.A$1:.E$1048576];5;0)" office:value-type="float" office:value="7" calcext:value-type="float">
            <text:p>7</text:p>
          </table:table-cell>
        </table:table-row>
        <table:table-row table:style-name="ro1">
          <table:table-cell table:formula="of:=[rk.A461]" office:value-type="float" office:value="563" calcext:value-type="float">
            <text:p>563</text:p>
          </table:table-cell>
          <table:table-cell table:formula="of:=VLOOKUP([kokku.A511];[rk.A$1:.D$1048576];3;0)" office:value-type="string" office:string-value="Heino Rüütel" calcext:value-type="string">
            <text:p>Heino Rüütel</text:p>
          </table:table-cell>
          <table:table-cell table:formula="of:=VLOOKUP([kokku.A511];[res.A$1:.D$1048576];3;0)" office:value-type="string" office:string-value="" calcext:value-type="error">
            <text:p>#N/A</text:p>
          </table:table-cell>
          <table:table-cell table:formula="of:=VLOOKUP([kokku.A511];[res.A$1:.E$1048576];2;0)" office:value-type="string" office:string-value="" calcext:value-type="error">
            <text:p>#N/A</text:p>
          </table:table-cell>
          <table:table-cell table:formula="of:=VLOOKUP([kokku.A511];[ares.A$1:.E$1048576];3;0)" office:value-type="float" office:value="19" calcext:value-type="float">
            <text:p>19</text:p>
          </table:table-cell>
          <table:table-cell table:formula="of:=VLOOKUP([kokku.A511];[ares.A$1:.E$1048576];4;0)" office:value-type="float" office:value="0" calcext:value-type="float">
            <text:p>0</text:p>
          </table:table-cell>
          <table:table-cell table:formula="of:=VLOOKUP([kokku.A511];[ares.A$1:.E$1048576];5;0)" office:value-type="float" office:value="1" calcext:value-type="float">
            <text:p>1</text:p>
          </table:table-cell>
        </table:table-row>
        <table:table-row table:style-name="ro1">
          <table:table-cell table:formula="of:=[rk.A462]" office:value-type="float" office:value="564" calcext:value-type="float">
            <text:p>564</text:p>
          </table:table-cell>
          <table:table-cell table:formula="of:=VLOOKUP([kokku.A512];[rk.A$1:.D$1048576];3;0)" office:value-type="string" office:string-value="Aleksandr Pauri" calcext:value-type="string">
            <text:p>Aleksandr Pauri</text:p>
          </table:table-cell>
          <table:table-cell table:formula="of:=VLOOKUP([kokku.A512];[res.A$1:.D$1048576];3;0)" office:value-type="string" office:string-value="" calcext:value-type="error">
            <text:p>#N/A</text:p>
          </table:table-cell>
          <table:table-cell table:formula="of:=VLOOKUP([kokku.A512];[res.A$1:.E$1048576];2;0)" office:value-type="string" office:string-value="" calcext:value-type="error">
            <text:p>#N/A</text:p>
          </table:table-cell>
          <table:table-cell table:formula="of:=VLOOKUP([kokku.A512];[ares.A$1:.E$1048576];3;0)" office:value-type="float" office:value="2" calcext:value-type="float">
            <text:p>2</text:p>
          </table:table-cell>
          <table:table-cell table:formula="of:=VLOOKUP([kokku.A512];[ares.A$1:.E$1048576];4;0)" office:value-type="float" office:value="0" calcext:value-type="float">
            <text:p>0</text:p>
          </table:table-cell>
          <table:table-cell table:formula="of:=VLOOKUP([kokku.A512];[ares.A$1:.E$1048576];5;0)" office:value-type="float" office:value="2" calcext:value-type="float">
            <text:p>2</text:p>
          </table:table-cell>
        </table:table-row>
        <table:table-row table:style-name="ro1">
          <table:table-cell table:formula="of:=[rk.A463]" office:value-type="float" office:value="565" calcext:value-type="float">
            <text:p>565</text:p>
          </table:table-cell>
          <table:table-cell table:formula="of:=VLOOKUP([kokku.A513];[rk.A$1:.D$1048576];3;0)" office:value-type="string" office:string-value="Madis Tänavsuu" calcext:value-type="string">
            <text:p>Madis Tänavsuu</text:p>
          </table:table-cell>
          <table:table-cell table:formula="of:=VLOOKUP([kokku.A513];[res.A$1:.D$1048576];3;0)" office:value-type="string" office:string-value="" calcext:value-type="error">
            <text:p>#N/A</text:p>
          </table:table-cell>
          <table:table-cell table:formula="of:=VLOOKUP([kokku.A513];[res.A$1:.E$1048576];2;0)" office:value-type="string" office:string-value="" calcext:value-type="error">
            <text:p>#N/A</text:p>
          </table:table-cell>
          <table:table-cell table:formula="of:=VLOOKUP([kokku.A513];[ares.A$1:.E$1048576];3;0)" office:value-type="float" office:value="12" calcext:value-type="float">
            <text:p>12</text:p>
          </table:table-cell>
          <table:table-cell table:formula="of:=VLOOKUP([kokku.A513];[ares.A$1:.E$1048576];4;0)" office:value-type="float" office:value="0" calcext:value-type="float">
            <text:p>0</text:p>
          </table:table-cell>
          <table:table-cell table:formula="of:=VLOOKUP([kokku.A513];[ares.A$1:.E$1048576];5;0)" office:value-type="float" office:value="0" calcext:value-type="float">
            <text:p>0</text:p>
          </table:table-cell>
        </table:table-row>
        <table:table-row table:style-name="ro1">
          <table:table-cell table:formula="of:=[rk.A464]" office:value-type="float" office:value="566" calcext:value-type="float">
            <text:p>566</text:p>
          </table:table-cell>
          <table:table-cell table:formula="of:=VLOOKUP([kokku.A514];[rk.A$1:.D$1048576];3;0)" office:value-type="string" office:string-value="Inna Kald" calcext:value-type="string">
            <text:p>Inna Kald</text:p>
          </table:table-cell>
          <table:table-cell table:formula="of:=VLOOKUP([kokku.A514];[res.A$1:.D$1048576];3;0)" office:value-type="string" office:string-value="" calcext:value-type="error">
            <text:p>#N/A</text:p>
          </table:table-cell>
          <table:table-cell table:formula="of:=VLOOKUP([kokku.A514];[res.A$1:.E$1048576];2;0)" office:value-type="string" office:string-value="" calcext:value-type="error">
            <text:p>#N/A</text:p>
          </table:table-cell>
          <table:table-cell table:formula="of:=VLOOKUP([kokku.A514];[ares.A$1:.E$1048576];3;0)" office:value-type="float" office:value="15" calcext:value-type="float">
            <text:p>15</text:p>
          </table:table-cell>
          <table:table-cell table:formula="of:=VLOOKUP([kokku.A514];[ares.A$1:.E$1048576];4;0)" office:value-type="float" office:value="0" calcext:value-type="float">
            <text:p>0</text:p>
          </table:table-cell>
          <table:table-cell table:formula="of:=VLOOKUP([kokku.A514];[ares.A$1:.E$1048576];5;0)" office:value-type="float" office:value="1" calcext:value-type="float">
            <text:p>1</text:p>
          </table:table-cell>
        </table:table-row>
        <table:table-row table:style-name="ro1">
          <table:table-cell table:formula="of:=[rk.A465]" office:value-type="float" office:value="567" calcext:value-type="float">
            <text:p>567</text:p>
          </table:table-cell>
          <table:table-cell table:formula="of:=VLOOKUP([kokku.A515];[rk.A$1:.D$1048576];3;0)" office:value-type="string" office:string-value="Tõnu Veeremaa" calcext:value-type="string">
            <text:p>Tõnu Veeremaa</text:p>
          </table:table-cell>
          <table:table-cell table:formula="of:=VLOOKUP([kokku.A515];[res.A$1:.D$1048576];3;0)" office:value-type="string" office:string-value="" calcext:value-type="error">
            <text:p>#N/A</text:p>
          </table:table-cell>
          <table:table-cell table:formula="of:=VLOOKUP([kokku.A515];[res.A$1:.E$1048576];2;0)" office:value-type="string" office:string-value="" calcext:value-type="error">
            <text:p>#N/A</text:p>
          </table:table-cell>
          <table:table-cell table:formula="of:=VLOOKUP([kokku.A515];[ares.A$1:.E$1048576];3;0)" office:value-type="float" office:value="17" calcext:value-type="float">
            <text:p>17</text:p>
          </table:table-cell>
          <table:table-cell table:formula="of:=VLOOKUP([kokku.A515];[ares.A$1:.E$1048576];4;0)" office:value-type="float" office:value="0" calcext:value-type="float">
            <text:p>0</text:p>
          </table:table-cell>
          <table:table-cell table:formula="of:=VLOOKUP([kokku.A515];[ares.A$1:.E$1048576];5;0)" office:value-type="float" office:value="3" calcext:value-type="float">
            <text:p>3</text:p>
          </table:table-cell>
        </table:table-row>
        <table:table-row table:style-name="ro1">
          <table:table-cell table:formula="of:=[rk.A466]" office:value-type="float" office:value="568" calcext:value-type="float">
            <text:p>568</text:p>
          </table:table-cell>
          <table:table-cell table:formula="of:=VLOOKUP([kokku.A516];[rk.A$1:.D$1048576];3;0)" office:value-type="string" office:string-value="Viktor Malõgin" calcext:value-type="string">
            <text:p>Viktor Malõgin</text:p>
          </table:table-cell>
          <table:table-cell table:formula="of:=VLOOKUP([kokku.A516];[res.A$1:.D$1048576];3;0)" office:value-type="string" office:string-value="" calcext:value-type="error">
            <text:p>#N/A</text:p>
          </table:table-cell>
          <table:table-cell table:formula="of:=VLOOKUP([kokku.A516];[res.A$1:.E$1048576];2;0)" office:value-type="string" office:string-value="" calcext:value-type="error">
            <text:p>#N/A</text:p>
          </table:table-cell>
          <table:table-cell table:formula="of:=VLOOKUP([kokku.A516];[ares.A$1:.E$1048576];3;0)" office:value-type="float" office:value="58" calcext:value-type="float">
            <text:p>58</text:p>
          </table:table-cell>
          <table:table-cell table:formula="of:=VLOOKUP([kokku.A516];[ares.A$1:.E$1048576];4;0)" office:value-type="float" office:value="0" calcext:value-type="float">
            <text:p>0</text:p>
          </table:table-cell>
          <table:table-cell table:formula="of:=VLOOKUP([kokku.A516];[ares.A$1:.E$1048576];5;0)" office:value-type="float" office:value="7" calcext:value-type="float">
            <text:p>7</text:p>
          </table:table-cell>
        </table:table-row>
        <table:table-row table:style-name="ro1">
          <table:table-cell table:formula="of:=[rk.A467]" office:value-type="float" office:value="569" calcext:value-type="float">
            <text:p>569</text:p>
          </table:table-cell>
          <table:table-cell table:formula="of:=VLOOKUP([kokku.A517];[rk.A$1:.D$1048576];3;0)" office:value-type="string" office:string-value="Eduard Tanvel" calcext:value-type="string">
            <text:p>Eduard Tanvel</text:p>
          </table:table-cell>
          <table:table-cell table:formula="of:=VLOOKUP([kokku.A517];[res.A$1:.D$1048576];3;0)" office:value-type="string" office:string-value="" calcext:value-type="error">
            <text:p>#N/A</text:p>
          </table:table-cell>
          <table:table-cell table:formula="of:=VLOOKUP([kokku.A517];[res.A$1:.E$1048576];2;0)" office:value-type="string" office:string-value="" calcext:value-type="error">
            <text:p>#N/A</text:p>
          </table:table-cell>
          <table:table-cell table:formula="of:=VLOOKUP([kokku.A517];[ares.A$1:.E$1048576];3;0)" office:value-type="float" office:value="17" calcext:value-type="float">
            <text:p>17</text:p>
          </table:table-cell>
          <table:table-cell table:formula="of:=VLOOKUP([kokku.A517];[ares.A$1:.E$1048576];4;0)" office:value-type="float" office:value="0" calcext:value-type="float">
            <text:p>0</text:p>
          </table:table-cell>
          <table:table-cell table:formula="of:=VLOOKUP([kokku.A517];[ares.A$1:.E$1048576];5;0)" office:value-type="float" office:value="1" calcext:value-type="float">
            <text:p>1</text:p>
          </table:table-cell>
        </table:table-row>
        <table:table-row table:style-name="ro1">
          <table:table-cell table:formula="of:=[rk.A468]" office:value-type="float" office:value="570" calcext:value-type="float">
            <text:p>570</text:p>
          </table:table-cell>
          <table:table-cell table:formula="of:=VLOOKUP([kokku.A518];[rk.A$1:.D$1048576];3;0)" office:value-type="string" office:string-value="Sergei Sumin" calcext:value-type="string">
            <text:p>Sergei Sumin</text:p>
          </table:table-cell>
          <table:table-cell table:formula="of:=VLOOKUP([kokku.A518];[res.A$1:.D$1048576];3;0)" office:value-type="string" office:string-value="" calcext:value-type="error">
            <text:p>#N/A</text:p>
          </table:table-cell>
          <table:table-cell table:formula="of:=VLOOKUP([kokku.A518];[res.A$1:.E$1048576];2;0)" office:value-type="string" office:string-value="" calcext:value-type="error">
            <text:p>#N/A</text:p>
          </table:table-cell>
          <table:table-cell table:formula="of:=VLOOKUP([kokku.A518];[ares.A$1:.E$1048576];3;0)" office:value-type="float" office:value="21" calcext:value-type="float">
            <text:p>21</text:p>
          </table:table-cell>
          <table:table-cell table:formula="of:=VLOOKUP([kokku.A518];[ares.A$1:.E$1048576];4;0)" office:value-type="float" office:value="0" calcext:value-type="float">
            <text:p>0</text:p>
          </table:table-cell>
          <table:table-cell table:formula="of:=VLOOKUP([kokku.A518];[ares.A$1:.E$1048576];5;0)" office:value-type="float" office:value="0" calcext:value-type="float">
            <text:p>0</text:p>
          </table:table-cell>
        </table:table-row>
        <table:table-row table:style-name="ro1">
          <table:table-cell table:formula="of:=[rk.A469]" office:value-type="float" office:value="571" calcext:value-type="float">
            <text:p>571</text:p>
          </table:table-cell>
          <table:table-cell table:formula="of:=VLOOKUP([kokku.A519];[rk.A$1:.D$1048576];3;0)" office:value-type="string" office:string-value="Marijam Rannak" calcext:value-type="string">
            <text:p>Marijam Rannak</text:p>
          </table:table-cell>
          <table:table-cell table:formula="of:=VLOOKUP([kokku.A519];[res.A$1:.D$1048576];3;0)" office:value-type="string" office:string-value="" calcext:value-type="error">
            <text:p>#N/A</text:p>
          </table:table-cell>
          <table:table-cell table:formula="of:=VLOOKUP([kokku.A519];[res.A$1:.E$1048576];2;0)" office:value-type="string" office:string-value="" calcext:value-type="error">
            <text:p>#N/A</text:p>
          </table:table-cell>
          <table:table-cell table:formula="of:=VLOOKUP([kokku.A519];[ares.A$1:.E$1048576];3;0)" office:value-type="float" office:value="8" calcext:value-type="float">
            <text:p>8</text:p>
          </table:table-cell>
          <table:table-cell table:formula="of:=VLOOKUP([kokku.A519];[ares.A$1:.E$1048576];4;0)" office:value-type="float" office:value="0" calcext:value-type="float">
            <text:p>0</text:p>
          </table:table-cell>
          <table:table-cell table:formula="of:=VLOOKUP([kokku.A519];[ares.A$1:.E$1048576];5;0)" office:value-type="float" office:value="0" calcext:value-type="float">
            <text:p>0</text:p>
          </table:table-cell>
        </table:table-row>
        <table:table-row table:style-name="ro1">
          <table:table-cell table:formula="of:=[rk.A470]" office:value-type="float" office:value="572" calcext:value-type="float">
            <text:p>572</text:p>
          </table:table-cell>
          <table:table-cell table:formula="of:=VLOOKUP([kokku.A520];[rk.A$1:.D$1048576];3;0)" office:value-type="string" office:string-value="Aleksandr Širokov" calcext:value-type="string">
            <text:p>Aleksandr Širokov</text:p>
          </table:table-cell>
          <table:table-cell table:formula="of:=VLOOKUP([kokku.A520];[res.A$1:.D$1048576];3;0)" office:value-type="string" office:string-value="" calcext:value-type="error">
            <text:p>#N/A</text:p>
          </table:table-cell>
          <table:table-cell table:formula="of:=VLOOKUP([kokku.A520];[res.A$1:.E$1048576];2;0)" office:value-type="string" office:string-value="" calcext:value-type="error">
            <text:p>#N/A</text:p>
          </table:table-cell>
          <table:table-cell table:formula="of:=VLOOKUP([kokku.A520];[ares.A$1:.E$1048576];3;0)" office:value-type="float" office:value="58" calcext:value-type="float">
            <text:p>58</text:p>
          </table:table-cell>
          <table:table-cell table:formula="of:=VLOOKUP([kokku.A520];[ares.A$1:.E$1048576];4;0)" office:value-type="float" office:value="1" calcext:value-type="float">
            <text:p>1</text:p>
          </table:table-cell>
          <table:table-cell table:formula="of:=VLOOKUP([kokku.A520];[ares.A$1:.E$1048576];5;0)" office:value-type="float" office:value="4" calcext:value-type="float">
            <text:p>4</text:p>
          </table:table-cell>
        </table:table-row>
        <table:table-row table:style-name="ro1">
          <table:table-cell table:formula="of:=[rk.A471]" office:value-type="float" office:value="573" calcext:value-type="float">
            <text:p>573</text:p>
          </table:table-cell>
          <table:table-cell table:formula="of:=VLOOKUP([kokku.A521];[rk.A$1:.D$1048576];3;0)" office:value-type="string" office:string-value="Viivi-Helbe Peljuhhovska" calcext:value-type="string">
            <text:p>Viivi-Helbe Peljuhhovska</text:p>
          </table:table-cell>
          <table:table-cell table:formula="of:=VLOOKUP([kokku.A521];[res.A$1:.D$1048576];3;0)" office:value-type="string" office:string-value="" calcext:value-type="error">
            <text:p>#N/A</text:p>
          </table:table-cell>
          <table:table-cell table:formula="of:=VLOOKUP([kokku.A521];[res.A$1:.E$1048576];2;0)" office:value-type="string" office:string-value="" calcext:value-type="error">
            <text:p>#N/A</text:p>
          </table:table-cell>
          <table:table-cell table:formula="of:=VLOOKUP([kokku.A521];[ares.A$1:.E$1048576];3;0)" office:value-type="float" office:value="16" calcext:value-type="float">
            <text:p>16</text:p>
          </table:table-cell>
          <table:table-cell table:formula="of:=VLOOKUP([kokku.A521];[ares.A$1:.E$1048576];4;0)" office:value-type="float" office:value="0" calcext:value-type="float">
            <text:p>0</text:p>
          </table:table-cell>
          <table:table-cell table:formula="of:=VLOOKUP([kokku.A521];[ares.A$1:.E$1048576];5;0)" office:value-type="float" office:value="0" calcext:value-type="float">
            <text:p>0</text:p>
          </table:table-cell>
        </table:table-row>
        <table:table-row table:style-name="ro1">
          <table:table-cell table:formula="of:=[rk.A472]" office:value-type="float" office:value="574" calcext:value-type="float">
            <text:p>574</text:p>
          </table:table-cell>
          <table:table-cell table:formula="of:=VLOOKUP([kokku.A522];[rk.A$1:.D$1048576];3;0)" office:value-type="string" office:string-value="Andres Laidvee" calcext:value-type="string">
            <text:p>Andres Laidvee</text:p>
          </table:table-cell>
          <table:table-cell table:formula="of:=VLOOKUP([kokku.A522];[res.A$1:.D$1048576];3;0)" office:value-type="string" office:string-value="" calcext:value-type="error">
            <text:p>#N/A</text:p>
          </table:table-cell>
          <table:table-cell table:formula="of:=VLOOKUP([kokku.A522];[res.A$1:.E$1048576];2;0)" office:value-type="string" office:string-value="" calcext:value-type="error">
            <text:p>#N/A</text:p>
          </table:table-cell>
          <table:table-cell table:formula="of:=VLOOKUP([kokku.A522];[ares.A$1:.E$1048576];3;0)" office:value-type="float" office:value="6" calcext:value-type="float">
            <text:p>6</text:p>
          </table:table-cell>
          <table:table-cell table:formula="of:=VLOOKUP([kokku.A522];[ares.A$1:.E$1048576];4;0)" office:value-type="float" office:value="0" calcext:value-type="float">
            <text:p>0</text:p>
          </table:table-cell>
          <table:table-cell table:formula="of:=VLOOKUP([kokku.A522];[ares.A$1:.E$1048576];5;0)" office:value-type="float" office:value="1" calcext:value-type="float">
            <text:p>1</text:p>
          </table:table-cell>
        </table:table-row>
        <table:table-row table:style-name="ro1">
          <table:table-cell table:formula="of:=[rk.A473]" office:value-type="float" office:value="575" calcext:value-type="float">
            <text:p>575</text:p>
          </table:table-cell>
          <table:table-cell table:formula="of:=VLOOKUP([kokku.A523];[rk.A$1:.D$1048576];3;0)" office:value-type="string" office:string-value="Niina Netšajeva" calcext:value-type="string">
            <text:p>Niina Netšajeva</text:p>
          </table:table-cell>
          <table:table-cell table:formula="of:=VLOOKUP([kokku.A523];[res.A$1:.D$1048576];3;0)" office:value-type="string" office:string-value="" calcext:value-type="error">
            <text:p>#N/A</text:p>
          </table:table-cell>
          <table:table-cell table:formula="of:=VLOOKUP([kokku.A523];[res.A$1:.E$1048576];2;0)" office:value-type="string" office:string-value="" calcext:value-type="error">
            <text:p>#N/A</text:p>
          </table:table-cell>
          <table:table-cell table:formula="of:=VLOOKUP([kokku.A523];[ares.A$1:.E$1048576];3;0)" office:value-type="float" office:value="40" calcext:value-type="float">
            <text:p>40</text:p>
          </table:table-cell>
          <table:table-cell table:formula="of:=VLOOKUP([kokku.A523];[ares.A$1:.E$1048576];4;0)" office:value-type="float" office:value="2" calcext:value-type="float">
            <text:p>2</text:p>
          </table:table-cell>
          <table:table-cell table:formula="of:=VLOOKUP([kokku.A523];[ares.A$1:.E$1048576];5;0)" office:value-type="float" office:value="3" calcext:value-type="float">
            <text:p>3</text:p>
          </table:table-cell>
        </table:table-row>
        <table:table-row table:style-name="ro1">
          <table:table-cell table:formula="of:=[rk.A474]" office:value-type="float" office:value="576" calcext:value-type="float">
            <text:p>576</text:p>
          </table:table-cell>
          <table:table-cell table:formula="of:=VLOOKUP([kokku.A524];[rk.A$1:.D$1048576];3;0)" office:value-type="string" office:string-value="Gennadi Vereštšagin" calcext:value-type="string">
            <text:p>Gennadi Vereštšagin</text:p>
          </table:table-cell>
          <table:table-cell table:formula="of:=VLOOKUP([kokku.A524];[res.A$1:.D$1048576];3;0)" office:value-type="string" office:string-value="" calcext:value-type="error">
            <text:p>#N/A</text:p>
          </table:table-cell>
          <table:table-cell table:formula="of:=VLOOKUP([kokku.A524];[res.A$1:.E$1048576];2;0)" office:value-type="string" office:string-value="" calcext:value-type="error">
            <text:p>#N/A</text:p>
          </table:table-cell>
          <table:table-cell table:formula="of:=VLOOKUP([kokku.A524];[ares.A$1:.E$1048576];3;0)" office:value-type="float" office:value="21" calcext:value-type="float">
            <text:p>21</text:p>
          </table:table-cell>
          <table:table-cell table:formula="of:=VLOOKUP([kokku.A524];[ares.A$1:.E$1048576];4;0)" office:value-type="float" office:value="0" calcext:value-type="float">
            <text:p>0</text:p>
          </table:table-cell>
          <table:table-cell table:formula="of:=VLOOKUP([kokku.A524];[ares.A$1:.E$1048576];5;0)" office:value-type="float" office:value="1" calcext:value-type="float">
            <text:p>1</text:p>
          </table:table-cell>
        </table:table-row>
        <table:table-row table:style-name="ro1">
          <table:table-cell table:formula="of:=[rk.A475]" office:value-type="float" office:value="577" calcext:value-type="float">
            <text:p>577</text:p>
          </table:table-cell>
          <table:table-cell table:formula="of:=VLOOKUP([kokku.A525];[rk.A$1:.D$1048576];3;0)" office:value-type="string" office:string-value="Neeme Kuningas" calcext:value-type="string">
            <text:p>Neeme Kuningas</text:p>
          </table:table-cell>
          <table:table-cell table:formula="of:=VLOOKUP([kokku.A525];[res.A$1:.D$1048576];3;0)" office:value-type="string" office:string-value="" calcext:value-type="error">
            <text:p>#N/A</text:p>
          </table:table-cell>
          <table:table-cell table:formula="of:=VLOOKUP([kokku.A525];[res.A$1:.E$1048576];2;0)" office:value-type="string" office:string-value="" calcext:value-type="error">
            <text:p>#N/A</text:p>
          </table:table-cell>
          <table:table-cell table:formula="of:=VLOOKUP([kokku.A525];[ares.A$1:.E$1048576];3;0)" office:value-type="float" office:value="2432" calcext:value-type="float">
            <text:p>2432</text:p>
          </table:table-cell>
          <table:table-cell table:formula="of:=VLOOKUP([kokku.A525];[ares.A$1:.E$1048576];4;0)" office:value-type="float" office:value="7" calcext:value-type="float">
            <text:p>7</text:p>
          </table:table-cell>
          <table:table-cell table:formula="of:=VLOOKUP([kokku.A525];[ares.A$1:.E$1048576];5;0)" office:value-type="float" office:value="1081" calcext:value-type="float">
            <text:p>1081</text:p>
          </table:table-cell>
        </table:table-row>
        <table:table-row table:style-name="ro1">
          <table:table-cell table:formula="of:=[rk.A477]" office:value-type="float" office:value="579" calcext:value-type="float">
            <text:p>579</text:p>
          </table:table-cell>
          <table:table-cell table:formula="of:=VLOOKUP([kokku.A526];[rk.A$1:.D$1048576];3;0)" office:value-type="string" office:string-value="Ants Miller" calcext:value-type="string">
            <text:p>Ants Miller</text:p>
          </table:table-cell>
          <table:table-cell table:formula="of:=VLOOKUP([kokku.A526];[res.A$1:.D$1048576];3;0)" office:value-type="string" office:string-value="" calcext:value-type="error">
            <text:p>#N/A</text:p>
          </table:table-cell>
          <table:table-cell table:formula="of:=VLOOKUP([kokku.A526];[res.A$1:.E$1048576];2;0)" office:value-type="string" office:string-value="" calcext:value-type="error">
            <text:p>#N/A</text:p>
          </table:table-cell>
          <table:table-cell table:formula="of:=VLOOKUP([kokku.A526];[ares.A$1:.E$1048576];3;0)" office:value-type="float" office:value="227" calcext:value-type="float">
            <text:p>227</text:p>
          </table:table-cell>
          <table:table-cell table:formula="of:=VLOOKUP([kokku.A526];[ares.A$1:.E$1048576];4;0)" office:value-type="float" office:value="0" calcext:value-type="float">
            <text:p>0</text:p>
          </table:table-cell>
          <table:table-cell table:formula="of:=VLOOKUP([kokku.A526];[ares.A$1:.E$1048576];5;0)" office:value-type="float" office:value="119" calcext:value-type="float">
            <text:p>119</text:p>
          </table:table-cell>
        </table:table-row>
        <table:table-row table:style-name="ro1">
          <table:table-cell table:formula="of:=[rk.A478]" office:value-type="float" office:value="580" calcext:value-type="float">
            <text:p>580</text:p>
          </table:table-cell>
          <table:table-cell table:formula="of:=VLOOKUP([kokku.A527];[rk.A$1:.D$1048576];3;0)" office:value-type="string" office:string-value="Lii Ramjalg" calcext:value-type="string">
            <text:p>Lii Ramjalg</text:p>
          </table:table-cell>
          <table:table-cell table:formula="of:=VLOOKUP([kokku.A527];[res.A$1:.D$1048576];3;0)" office:value-type="string" office:string-value="" calcext:value-type="error">
            <text:p>#N/A</text:p>
          </table:table-cell>
          <table:table-cell table:formula="of:=VLOOKUP([kokku.A527];[res.A$1:.E$1048576];2;0)" office:value-type="string" office:string-value="" calcext:value-type="error">
            <text:p>#N/A</text:p>
          </table:table-cell>
          <table:table-cell table:formula="of:=VLOOKUP([kokku.A527];[ares.A$1:.E$1048576];3;0)" office:value-type="float" office:value="192" calcext:value-type="float">
            <text:p>192</text:p>
          </table:table-cell>
          <table:table-cell table:formula="of:=VLOOKUP([kokku.A527];[ares.A$1:.E$1048576];4;0)" office:value-type="float" office:value="0" calcext:value-type="float">
            <text:p>0</text:p>
          </table:table-cell>
          <table:table-cell table:formula="of:=VLOOKUP([kokku.A527];[ares.A$1:.E$1048576];5;0)" office:value-type="float" office:value="99" calcext:value-type="float">
            <text:p>99</text:p>
          </table:table-cell>
        </table:table-row>
        <table:table-row table:style-name="ro1">
          <table:table-cell table:formula="of:=[rk.A479]" office:value-type="float" office:value="581" calcext:value-type="float">
            <text:p>581</text:p>
          </table:table-cell>
          <table:table-cell table:formula="of:=VLOOKUP([kokku.A528];[rk.A$1:.D$1048576];3;0)" office:value-type="string" office:string-value="Tõnu Teeveer" calcext:value-type="string">
            <text:p>Tõnu Teeveer</text:p>
          </table:table-cell>
          <table:table-cell table:formula="of:=VLOOKUP([kokku.A528];[res.A$1:.D$1048576];3;0)" office:value-type="string" office:string-value="" calcext:value-type="error">
            <text:p>#N/A</text:p>
          </table:table-cell>
          <table:table-cell table:formula="of:=VLOOKUP([kokku.A528];[res.A$1:.E$1048576];2;0)" office:value-type="string" office:string-value="" calcext:value-type="error">
            <text:p>#N/A</text:p>
          </table:table-cell>
          <table:table-cell table:formula="of:=VLOOKUP([kokku.A528];[ares.A$1:.E$1048576];3;0)" office:value-type="float" office:value="210" calcext:value-type="float">
            <text:p>210</text:p>
          </table:table-cell>
          <table:table-cell table:formula="of:=VLOOKUP([kokku.A528];[ares.A$1:.E$1048576];4;0)" office:value-type="float" office:value="0" calcext:value-type="float">
            <text:p>0</text:p>
          </table:table-cell>
          <table:table-cell table:formula="of:=VLOOKUP([kokku.A528];[ares.A$1:.E$1048576];5;0)" office:value-type="float" office:value="116" calcext:value-type="float">
            <text:p>116</text:p>
          </table:table-cell>
        </table:table-row>
        <table:table-row table:style-name="ro1">
          <table:table-cell table:formula="of:=[rk.A480]" office:value-type="float" office:value="582" calcext:value-type="float">
            <text:p>582</text:p>
          </table:table-cell>
          <table:table-cell table:formula="of:=VLOOKUP([kokku.A529];[rk.A$1:.D$1048576];3;0)" office:value-type="string" office:string-value="Ivika Puust" calcext:value-type="string">
            <text:p>Ivika Puust</text:p>
          </table:table-cell>
          <table:table-cell table:formula="of:=VLOOKUP([kokku.A529];[res.A$1:.D$1048576];3;0)" office:value-type="string" office:string-value="" calcext:value-type="error">
            <text:p>#N/A</text:p>
          </table:table-cell>
          <table:table-cell table:formula="of:=VLOOKUP([kokku.A529];[res.A$1:.E$1048576];2;0)" office:value-type="string" office:string-value="" calcext:value-type="error">
            <text:p>#N/A</text:p>
          </table:table-cell>
          <table:table-cell table:formula="of:=VLOOKUP([kokku.A529];[ares.A$1:.E$1048576];3;0)" office:value-type="float" office:value="70" calcext:value-type="float">
            <text:p>70</text:p>
          </table:table-cell>
          <table:table-cell table:formula="of:=VLOOKUP([kokku.A529];[ares.A$1:.E$1048576];4;0)" office:value-type="float" office:value="1" calcext:value-type="float">
            <text:p>1</text:p>
          </table:table-cell>
          <table:table-cell table:formula="of:=VLOOKUP([kokku.A529];[ares.A$1:.E$1048576];5;0)" office:value-type="float" office:value="30" calcext:value-type="float">
            <text:p>30</text:p>
          </table:table-cell>
        </table:table-row>
        <table:table-row table:style-name="ro1">
          <table:table-cell table:formula="of:=[rk.A481]" office:value-type="float" office:value="583" calcext:value-type="float">
            <text:p>583</text:p>
          </table:table-cell>
          <table:table-cell table:formula="of:=VLOOKUP([kokku.A530];[rk.A$1:.D$1048576];3;0)" office:value-type="string" office:string-value="Georg Kirsberg" calcext:value-type="string">
            <text:p>Georg Kirsberg</text:p>
          </table:table-cell>
          <table:table-cell table:formula="of:=VLOOKUP([kokku.A530];[res.A$1:.D$1048576];3;0)" office:value-type="string" office:string-value="" calcext:value-type="error">
            <text:p>#N/A</text:p>
          </table:table-cell>
          <table:table-cell table:formula="of:=VLOOKUP([kokku.A530];[res.A$1:.E$1048576];2;0)" office:value-type="string" office:string-value="" calcext:value-type="error">
            <text:p>#N/A</text:p>
          </table:table-cell>
          <table:table-cell table:formula="of:=VLOOKUP([kokku.A530];[ares.A$1:.E$1048576];3;0)" office:value-type="float" office:value="179" calcext:value-type="float">
            <text:p>179</text:p>
          </table:table-cell>
          <table:table-cell table:formula="of:=VLOOKUP([kokku.A530];[ares.A$1:.E$1048576];4;0)" office:value-type="float" office:value="0" calcext:value-type="float">
            <text:p>0</text:p>
          </table:table-cell>
          <table:table-cell table:formula="of:=VLOOKUP([kokku.A530];[ares.A$1:.E$1048576];5;0)" office:value-type="float" office:value="103" calcext:value-type="float">
            <text:p>103</text:p>
          </table:table-cell>
        </table:table-row>
        <table:table-row table:style-name="ro1">
          <table:table-cell table:formula="of:=[rk.A482]" office:value-type="float" office:value="584" calcext:value-type="float">
            <text:p>584</text:p>
          </table:table-cell>
          <table:table-cell table:formula="of:=VLOOKUP([kokku.A531];[rk.A$1:.D$1048576];3;0)" office:value-type="string" office:string-value="Peeter Kõluvere" calcext:value-type="string">
            <text:p>Peeter Kõluvere</text:p>
          </table:table-cell>
          <table:table-cell table:formula="of:=VLOOKUP([kokku.A531];[res.A$1:.D$1048576];3;0)" office:value-type="string" office:string-value="" calcext:value-type="error">
            <text:p>#N/A</text:p>
          </table:table-cell>
          <table:table-cell table:formula="of:=VLOOKUP([kokku.A531];[res.A$1:.E$1048576];2;0)" office:value-type="string" office:string-value="" calcext:value-type="error">
            <text:p>#N/A</text:p>
          </table:table-cell>
          <table:table-cell table:formula="of:=VLOOKUP([kokku.A531];[ares.A$1:.E$1048576];3;0)" office:value-type="float" office:value="50" calcext:value-type="float">
            <text:p>50</text:p>
          </table:table-cell>
          <table:table-cell table:formula="of:=VLOOKUP([kokku.A531];[ares.A$1:.E$1048576];4;0)" office:value-type="float" office:value="0" calcext:value-type="float">
            <text:p>0</text:p>
          </table:table-cell>
          <table:table-cell table:formula="of:=VLOOKUP([kokku.A531];[ares.A$1:.E$1048576];5;0)" office:value-type="float" office:value="19" calcext:value-type="float">
            <text:p>19</text:p>
          </table:table-cell>
        </table:table-row>
        <table:table-row table:style-name="ro1">
          <table:table-cell table:formula="of:=[rk.A483]" office:value-type="float" office:value="585" calcext:value-type="float">
            <text:p>585</text:p>
          </table:table-cell>
          <table:table-cell table:formula="of:=VLOOKUP([kokku.A532];[rk.A$1:.D$1048576];3;0)" office:value-type="string" office:string-value="Magomed Murtuzaliev" calcext:value-type="string">
            <text:p>Magomed Murtuzaliev</text:p>
          </table:table-cell>
          <table:table-cell table:formula="of:=VLOOKUP([kokku.A532];[res.A$1:.D$1048576];3;0)" office:value-type="string" office:string-value="" calcext:value-type="error">
            <text:p>#N/A</text:p>
          </table:table-cell>
          <table:table-cell table:formula="of:=VLOOKUP([kokku.A532];[res.A$1:.E$1048576];2;0)" office:value-type="string" office:string-value="" calcext:value-type="error">
            <text:p>#N/A</text:p>
          </table:table-cell>
          <table:table-cell table:formula="of:=VLOOKUP([kokku.A532];[ares.A$1:.E$1048576];3;0)" office:value-type="float" office:value="19" calcext:value-type="float">
            <text:p>19</text:p>
          </table:table-cell>
          <table:table-cell table:formula="of:=VLOOKUP([kokku.A532];[ares.A$1:.E$1048576];4;0)" office:value-type="float" office:value="0" calcext:value-type="float">
            <text:p>0</text:p>
          </table:table-cell>
          <table:table-cell table:formula="of:=VLOOKUP([kokku.A532];[ares.A$1:.E$1048576];5;0)" office:value-type="float" office:value="14" calcext:value-type="float">
            <text:p>14</text:p>
          </table:table-cell>
        </table:table-row>
        <table:table-row table:style-name="ro1">
          <table:table-cell table:formula="of:=[rk.A484]" office:value-type="float" office:value="586" calcext:value-type="float">
            <text:p>586</text:p>
          </table:table-cell>
          <table:table-cell table:formula="of:=VLOOKUP([kokku.A533];[rk.A$1:.D$1048576];3;0)" office:value-type="string" office:string-value="Kuido Merits" calcext:value-type="string">
            <text:p>Kuido Merits</text:p>
          </table:table-cell>
          <table:table-cell table:formula="of:=VLOOKUP([kokku.A533];[res.A$1:.D$1048576];3;0)" office:value-type="string" office:string-value="" calcext:value-type="error">
            <text:p>#N/A</text:p>
          </table:table-cell>
          <table:table-cell table:formula="of:=VLOOKUP([kokku.A533];[res.A$1:.E$1048576];2;0)" office:value-type="string" office:string-value="" calcext:value-type="error">
            <text:p>#N/A</text:p>
          </table:table-cell>
          <table:table-cell table:formula="of:=VLOOKUP([kokku.A533];[ares.A$1:.E$1048576];3;0)" office:value-type="float" office:value="87" calcext:value-type="float">
            <text:p>87</text:p>
          </table:table-cell>
          <table:table-cell table:formula="of:=VLOOKUP([kokku.A533];[ares.A$1:.E$1048576];4;0)" office:value-type="float" office:value="0" calcext:value-type="float">
            <text:p>0</text:p>
          </table:table-cell>
          <table:table-cell table:formula="of:=VLOOKUP([kokku.A533];[ares.A$1:.E$1048576];5;0)" office:value-type="float" office:value="46" calcext:value-type="float">
            <text:p>46</text:p>
          </table:table-cell>
        </table:table-row>
        <table:table-row table:style-name="ro1">
          <table:table-cell table:formula="of:=[rk.A485]" office:value-type="float" office:value="587" calcext:value-type="float">
            <text:p>587</text:p>
          </table:table-cell>
          <table:table-cell table:formula="of:=VLOOKUP([kokku.A534];[rk.A$1:.D$1048576];3;0)" office:value-type="string" office:string-value="Jaanus Paasoja" calcext:value-type="string">
            <text:p>Jaanus Paasoja</text:p>
          </table:table-cell>
          <table:table-cell table:formula="of:=VLOOKUP([kokku.A534];[res.A$1:.D$1048576];3;0)" office:value-type="string" office:string-value="" calcext:value-type="error">
            <text:p>#N/A</text:p>
          </table:table-cell>
          <table:table-cell table:formula="of:=VLOOKUP([kokku.A534];[res.A$1:.E$1048576];2;0)" office:value-type="string" office:string-value="" calcext:value-type="error">
            <text:p>#N/A</text:p>
          </table:table-cell>
          <table:table-cell table:formula="of:=VLOOKUP([kokku.A534];[ares.A$1:.E$1048576];3;0)" office:value-type="float" office:value="59" calcext:value-type="float">
            <text:p>59</text:p>
          </table:table-cell>
          <table:table-cell table:formula="of:=VLOOKUP([kokku.A534];[ares.A$1:.E$1048576];4;0)" office:value-type="float" office:value="0" calcext:value-type="float">
            <text:p>0</text:p>
          </table:table-cell>
          <table:table-cell table:formula="of:=VLOOKUP([kokku.A534];[ares.A$1:.E$1048576];5;0)" office:value-type="float" office:value="29" calcext:value-type="float">
            <text:p>29</text:p>
          </table:table-cell>
        </table:table-row>
        <table:table-row table:style-name="ro1">
          <table:table-cell table:formula="of:=[rk.A487]" office:value-type="float" office:value="589" calcext:value-type="float">
            <text:p>589</text:p>
          </table:table-cell>
          <table:table-cell table:formula="of:=VLOOKUP([kokku.A535];[rk.A$1:.D$1048576];3;0)" office:value-type="string" office:string-value="Jevgeni Krištafovitš" calcext:value-type="string">
            <text:p>Jevgeni Krištafovitš</text:p>
          </table:table-cell>
          <table:table-cell table:formula="of:=VLOOKUP([kokku.A535];[res.A$1:.D$1048576];3;0)" office:value-type="string" office:string-value="" calcext:value-type="error">
            <text:p>#N/A</text:p>
          </table:table-cell>
          <table:table-cell table:formula="of:=VLOOKUP([kokku.A535];[res.A$1:.E$1048576];2;0)" office:value-type="string" office:string-value="" calcext:value-type="error">
            <text:p>#N/A</text:p>
          </table:table-cell>
          <table:table-cell table:formula="of:=VLOOKUP([kokku.A535];[ares.A$1:.E$1048576];3;0)" office:value-type="float" office:value="446" calcext:value-type="float">
            <text:p>446</text:p>
          </table:table-cell>
          <table:table-cell table:formula="of:=VLOOKUP([kokku.A535];[ares.A$1:.E$1048576];4;0)" office:value-type="float" office:value="1" calcext:value-type="float">
            <text:p>1</text:p>
          </table:table-cell>
          <table:table-cell table:formula="of:=VLOOKUP([kokku.A535];[ares.A$1:.E$1048576];5;0)" office:value-type="float" office:value="250" calcext:value-type="float">
            <text:p>250</text:p>
          </table:table-cell>
        </table:table-row>
        <table:table-row table:style-name="ro1">
          <table:table-cell table:formula="of:=[rk.A489]" office:value-type="float" office:value="591" calcext:value-type="float">
            <text:p>591</text:p>
          </table:table-cell>
          <table:table-cell table:formula="of:=VLOOKUP([kokku.A536];[rk.A$1:.D$1048576];3;0)" office:value-type="string" office:string-value="Maris Meriste" calcext:value-type="string">
            <text:p>Maris Meriste</text:p>
          </table:table-cell>
          <table:table-cell table:formula="of:=VLOOKUP([kokku.A536];[res.A$1:.D$1048576];3;0)" office:value-type="string" office:string-value="" calcext:value-type="error">
            <text:p>#N/A</text:p>
          </table:table-cell>
          <table:table-cell table:formula="of:=VLOOKUP([kokku.A536];[res.A$1:.E$1048576];2;0)" office:value-type="string" office:string-value="" calcext:value-type="error">
            <text:p>#N/A</text:p>
          </table:table-cell>
          <table:table-cell table:formula="of:=VLOOKUP([kokku.A536];[ares.A$1:.E$1048576];3;0)" office:value-type="float" office:value="127" calcext:value-type="float">
            <text:p>127</text:p>
          </table:table-cell>
          <table:table-cell table:formula="of:=VLOOKUP([kokku.A536];[ares.A$1:.E$1048576];4;0)" office:value-type="float" office:value="1" calcext:value-type="float">
            <text:p>1</text:p>
          </table:table-cell>
          <table:table-cell table:formula="of:=VLOOKUP([kokku.A536];[ares.A$1:.E$1048576];5;0)" office:value-type="float" office:value="54" calcext:value-type="float">
            <text:p>54</text:p>
          </table:table-cell>
        </table:table-row>
        <table:table-row table:style-name="ro1">
          <table:table-cell table:formula="of:=[rk.A490]" office:value-type="float" office:value="592" calcext:value-type="float">
            <text:p>592</text:p>
          </table:table-cell>
          <table:table-cell table:formula="of:=VLOOKUP([kokku.A537];[rk.A$1:.D$1048576];3;0)" office:value-type="string" office:string-value="Raivo Olmet" calcext:value-type="string">
            <text:p>Raivo Olmet</text:p>
          </table:table-cell>
          <table:table-cell table:formula="of:=VLOOKUP([kokku.A537];[res.A$1:.D$1048576];3;0)" office:value-type="string" office:string-value="" calcext:value-type="error">
            <text:p>#N/A</text:p>
          </table:table-cell>
          <table:table-cell table:formula="of:=VLOOKUP([kokku.A537];[res.A$1:.E$1048576];2;0)" office:value-type="string" office:string-value="" calcext:value-type="error">
            <text:p>#N/A</text:p>
          </table:table-cell>
          <table:table-cell table:formula="of:=VLOOKUP([kokku.A537];[ares.A$1:.E$1048576];3;0)" office:value-type="float" office:value="20" calcext:value-type="float">
            <text:p>20</text:p>
          </table:table-cell>
          <table:table-cell table:formula="of:=VLOOKUP([kokku.A537];[ares.A$1:.E$1048576];4;0)" office:value-type="float" office:value="0" calcext:value-type="float">
            <text:p>0</text:p>
          </table:table-cell>
          <table:table-cell table:formula="of:=VLOOKUP([kokku.A537];[ares.A$1:.E$1048576];5;0)" office:value-type="float" office:value="6" calcext:value-type="float">
            <text:p>6</text:p>
          </table:table-cell>
        </table:table-row>
        <table:table-row table:style-name="ro1">
          <table:table-cell table:formula="of:=[rk.A491]" office:value-type="float" office:value="593" calcext:value-type="float">
            <text:p>593</text:p>
          </table:table-cell>
          <table:table-cell table:formula="of:=VLOOKUP([kokku.A538];[rk.A$1:.D$1048576];3;0)" office:value-type="string" office:string-value="Margus Maidla" calcext:value-type="string">
            <text:p>Margus Maidla</text:p>
          </table:table-cell>
          <table:table-cell table:formula="of:=VLOOKUP([kokku.A538];[res.A$1:.D$1048576];3;0)" office:value-type="string" office:string-value="" calcext:value-type="error">
            <text:p>#N/A</text:p>
          </table:table-cell>
          <table:table-cell table:formula="of:=VLOOKUP([kokku.A538];[res.A$1:.E$1048576];2;0)" office:value-type="string" office:string-value="" calcext:value-type="error">
            <text:p>#N/A</text:p>
          </table:table-cell>
          <table:table-cell table:formula="of:=VLOOKUP([kokku.A538];[ares.A$1:.E$1048576];3;0)" office:value-type="float" office:value="131" calcext:value-type="float">
            <text:p>131</text:p>
          </table:table-cell>
          <table:table-cell table:formula="of:=VLOOKUP([kokku.A538];[ares.A$1:.E$1048576];4;0)" office:value-type="float" office:value="0" calcext:value-type="float">
            <text:p>0</text:p>
          </table:table-cell>
          <table:table-cell table:formula="of:=VLOOKUP([kokku.A538];[ares.A$1:.E$1048576];5;0)" office:value-type="float" office:value="74" calcext:value-type="float">
            <text:p>74</text:p>
          </table:table-cell>
        </table:table-row>
        <table:table-row table:style-name="ro1">
          <table:table-cell table:formula="of:=[rk.A492]" office:value-type="float" office:value="594" calcext:value-type="float">
            <text:p>594</text:p>
          </table:table-cell>
          <table:table-cell table:formula="of:=VLOOKUP([kokku.A539];[rk.A$1:.D$1048576];3;0)" office:value-type="string" office:string-value="Jaanus Luka" calcext:value-type="string">
            <text:p>Jaanus Luka</text:p>
          </table:table-cell>
          <table:table-cell table:formula="of:=VLOOKUP([kokku.A539];[res.A$1:.D$1048576];3;0)" office:value-type="string" office:string-value="" calcext:value-type="error">
            <text:p>#N/A</text:p>
          </table:table-cell>
          <table:table-cell table:formula="of:=VLOOKUP([kokku.A539];[res.A$1:.E$1048576];2;0)" office:value-type="string" office:string-value="" calcext:value-type="error">
            <text:p>#N/A</text:p>
          </table:table-cell>
          <table:table-cell table:formula="of:=VLOOKUP([kokku.A539];[ares.A$1:.E$1048576];3;0)" office:value-type="float" office:value="69" calcext:value-type="float">
            <text:p>69</text:p>
          </table:table-cell>
          <table:table-cell table:formula="of:=VLOOKUP([kokku.A539];[ares.A$1:.E$1048576];4;0)" office:value-type="float" office:value="1" calcext:value-type="float">
            <text:p>1</text:p>
          </table:table-cell>
          <table:table-cell table:formula="of:=VLOOKUP([kokku.A539];[ares.A$1:.E$1048576];5;0)" office:value-type="float" office:value="41" calcext:value-type="float">
            <text:p>41</text:p>
          </table:table-cell>
        </table:table-row>
        <table:table-row table:style-name="ro1">
          <table:table-cell table:formula="of:=[rk.A493]" office:value-type="float" office:value="595" calcext:value-type="float">
            <text:p>595</text:p>
          </table:table-cell>
          <table:table-cell table:formula="of:=VLOOKUP([kokku.A540];[rk.A$1:.D$1048576];3;0)" office:value-type="string" office:string-value="Aleksandr Dormidontov" calcext:value-type="string">
            <text:p>Aleksandr Dormidontov</text:p>
          </table:table-cell>
          <table:table-cell table:formula="of:=VLOOKUP([kokku.A540];[res.A$1:.D$1048576];3;0)" office:value-type="string" office:string-value="" calcext:value-type="error">
            <text:p>#N/A</text:p>
          </table:table-cell>
          <table:table-cell table:formula="of:=VLOOKUP([kokku.A540];[res.A$1:.E$1048576];2;0)" office:value-type="string" office:string-value="" calcext:value-type="error">
            <text:p>#N/A</text:p>
          </table:table-cell>
          <table:table-cell table:formula="of:=VLOOKUP([kokku.A540];[ares.A$1:.E$1048576];3;0)" office:value-type="float" office:value="29" calcext:value-type="float">
            <text:p>29</text:p>
          </table:table-cell>
          <table:table-cell table:formula="of:=VLOOKUP([kokku.A540];[ares.A$1:.E$1048576];4;0)" office:value-type="float" office:value="0" calcext:value-type="float">
            <text:p>0</text:p>
          </table:table-cell>
          <table:table-cell table:formula="of:=VLOOKUP([kokku.A540];[ares.A$1:.E$1048576];5;0)" office:value-type="float" office:value="6" calcext:value-type="float">
            <text:p>6</text:p>
          </table:table-cell>
        </table:table-row>
        <table:table-row table:style-name="ro1">
          <table:table-cell table:formula="of:=[rk.A494]" office:value-type="float" office:value="596" calcext:value-type="float">
            <text:p>596</text:p>
          </table:table-cell>
          <table:table-cell table:formula="of:=VLOOKUP([kokku.A541];[rk.A$1:.D$1048576];3;0)" office:value-type="string" office:string-value="Alar Maas" calcext:value-type="string">
            <text:p>Alar Maas</text:p>
          </table:table-cell>
          <table:table-cell table:formula="of:=VLOOKUP([kokku.A541];[res.A$1:.D$1048576];3;0)" office:value-type="string" office:string-value="" calcext:value-type="error">
            <text:p>#N/A</text:p>
          </table:table-cell>
          <table:table-cell table:formula="of:=VLOOKUP([kokku.A541];[res.A$1:.E$1048576];2;0)" office:value-type="string" office:string-value="" calcext:value-type="error">
            <text:p>#N/A</text:p>
          </table:table-cell>
          <table:table-cell table:formula="of:=VLOOKUP([kokku.A541];[ares.A$1:.E$1048576];3;0)" office:value-type="float" office:value="25" calcext:value-type="float">
            <text:p>25</text:p>
          </table:table-cell>
          <table:table-cell table:formula="of:=VLOOKUP([kokku.A541];[ares.A$1:.E$1048576];4;0)" office:value-type="float" office:value="0" calcext:value-type="float">
            <text:p>0</text:p>
          </table:table-cell>
          <table:table-cell table:formula="of:=VLOOKUP([kokku.A541];[ares.A$1:.E$1048576];5;0)" office:value-type="float" office:value="10" calcext:value-type="float">
            <text:p>10</text:p>
          </table:table-cell>
        </table:table-row>
        <table:table-row table:style-name="ro1">
          <table:table-cell table:formula="of:=[rk.A495]" office:value-type="float" office:value="597" calcext:value-type="float">
            <text:p>597</text:p>
          </table:table-cell>
          <table:table-cell table:formula="of:=VLOOKUP([kokku.A542];[rk.A$1:.D$1048576];3;0)" office:value-type="string" office:string-value="Jaan Riis" calcext:value-type="string">
            <text:p>Jaan Riis</text:p>
          </table:table-cell>
          <table:table-cell table:formula="of:=VLOOKUP([kokku.A542];[res.A$1:.D$1048576];3;0)" office:value-type="string" office:string-value="" calcext:value-type="error">
            <text:p>#N/A</text:p>
          </table:table-cell>
          <table:table-cell table:formula="of:=VLOOKUP([kokku.A542];[res.A$1:.E$1048576];2;0)" office:value-type="string" office:string-value="" calcext:value-type="error">
            <text:p>#N/A</text:p>
          </table:table-cell>
          <table:table-cell table:formula="of:=VLOOKUP([kokku.A542];[ares.A$1:.E$1048576];3;0)" office:value-type="float" office:value="236" calcext:value-type="float">
            <text:p>236</text:p>
          </table:table-cell>
          <table:table-cell table:formula="of:=VLOOKUP([kokku.A542];[ares.A$1:.E$1048576];4;0)" office:value-type="float" office:value="1" calcext:value-type="float">
            <text:p>1</text:p>
          </table:table-cell>
          <table:table-cell table:formula="of:=VLOOKUP([kokku.A542];[ares.A$1:.E$1048576];5;0)" office:value-type="float" office:value="111" calcext:value-type="float">
            <text:p>111</text:p>
          </table:table-cell>
        </table:table-row>
        <table:table-row table:style-name="ro1">
          <table:table-cell table:formula="of:=[rk.A496]" office:value-type="float" office:value="598" calcext:value-type="float">
            <text:p>598</text:p>
          </table:table-cell>
          <table:table-cell table:formula="of:=VLOOKUP([kokku.A543];[rk.A$1:.D$1048576];3;0)" office:value-type="string" office:string-value="Aldo Vaino" calcext:value-type="string">
            <text:p>Aldo Vaino</text:p>
          </table:table-cell>
          <table:table-cell table:formula="of:=VLOOKUP([kokku.A543];[res.A$1:.D$1048576];3;0)" office:value-type="string" office:string-value="" calcext:value-type="error">
            <text:p>#N/A</text:p>
          </table:table-cell>
          <table:table-cell table:formula="of:=VLOOKUP([kokku.A543];[res.A$1:.E$1048576];2;0)" office:value-type="string" office:string-value="" calcext:value-type="error">
            <text:p>#N/A</text:p>
          </table:table-cell>
          <table:table-cell table:formula="of:=VLOOKUP([kokku.A543];[ares.A$1:.E$1048576];3;0)" office:value-type="float" office:value="48" calcext:value-type="float">
            <text:p>48</text:p>
          </table:table-cell>
          <table:table-cell table:formula="of:=VLOOKUP([kokku.A543];[ares.A$1:.E$1048576];4;0)" office:value-type="float" office:value="0" calcext:value-type="float">
            <text:p>0</text:p>
          </table:table-cell>
          <table:table-cell table:formula="of:=VLOOKUP([kokku.A543];[ares.A$1:.E$1048576];5;0)" office:value-type="float" office:value="19" calcext:value-type="float">
            <text:p>19</text:p>
          </table:table-cell>
        </table:table-row>
        <table:table-row table:style-name="ro1">
          <table:table-cell table:formula="of:=[rk.A497]" office:value-type="float" office:value="599" calcext:value-type="float">
            <text:p>599</text:p>
          </table:table-cell>
          <table:table-cell table:formula="of:=VLOOKUP([kokku.A544];[rk.A$1:.D$1048576];3;0)" office:value-type="string" office:string-value="Kulno Kesküla" calcext:value-type="string">
            <text:p>Kulno Kesküla</text:p>
          </table:table-cell>
          <table:table-cell table:formula="of:=VLOOKUP([kokku.A544];[res.A$1:.D$1048576];3;0)" office:value-type="string" office:string-value="" calcext:value-type="error">
            <text:p>#N/A</text:p>
          </table:table-cell>
          <table:table-cell table:formula="of:=VLOOKUP([kokku.A544];[res.A$1:.E$1048576];2;0)" office:value-type="string" office:string-value="" calcext:value-type="error">
            <text:p>#N/A</text:p>
          </table:table-cell>
          <table:table-cell table:formula="of:=VLOOKUP([kokku.A544];[ares.A$1:.E$1048576];3;0)" office:value-type="float" office:value="72" calcext:value-type="float">
            <text:p>72</text:p>
          </table:table-cell>
          <table:table-cell table:formula="of:=VLOOKUP([kokku.A544];[ares.A$1:.E$1048576];4;0)" office:value-type="float" office:value="0" calcext:value-type="float">
            <text:p>0</text:p>
          </table:table-cell>
          <table:table-cell table:formula="of:=VLOOKUP([kokku.A544];[ares.A$1:.E$1048576];5;0)" office:value-type="float" office:value="43" calcext:value-type="float">
            <text:p>43</text:p>
          </table:table-cell>
        </table:table-row>
        <table:table-row table:style-name="ro1">
          <table:table-cell table:formula="of:=[rk.A498]" office:value-type="float" office:value="600" calcext:value-type="float">
            <text:p>600</text:p>
          </table:table-cell>
          <table:table-cell table:formula="of:=VLOOKUP([kokku.A545];[rk.A$1:.D$1048576];3;0)" office:value-type="string" office:string-value="Holger Peel" calcext:value-type="string">
            <text:p>Holger Peel</text:p>
          </table:table-cell>
          <table:table-cell table:formula="of:=VLOOKUP([kokku.A545];[res.A$1:.D$1048576];3;0)" office:value-type="string" office:string-value="" calcext:value-type="error">
            <text:p>#N/A</text:p>
          </table:table-cell>
          <table:table-cell table:formula="of:=VLOOKUP([kokku.A545];[res.A$1:.E$1048576];2;0)" office:value-type="string" office:string-value="" calcext:value-type="error">
            <text:p>#N/A</text:p>
          </table:table-cell>
          <table:table-cell table:formula="of:=VLOOKUP([kokku.A545];[ares.A$1:.E$1048576];3;0)" office:value-type="float" office:value="95" calcext:value-type="float">
            <text:p>95</text:p>
          </table:table-cell>
          <table:table-cell table:formula="of:=VLOOKUP([kokku.A545];[ares.A$1:.E$1048576];4;0)" office:value-type="float" office:value="0" calcext:value-type="float">
            <text:p>0</text:p>
          </table:table-cell>
          <table:table-cell table:formula="of:=VLOOKUP([kokku.A545];[ares.A$1:.E$1048576];5;0)" office:value-type="float" office:value="44" calcext:value-type="float">
            <text:p>44</text:p>
          </table:table-cell>
        </table:table-row>
        <table:table-row table:style-name="ro1">
          <table:table-cell table:formula="of:=[rk.A499]" office:value-type="float" office:value="601" calcext:value-type="float">
            <text:p>601</text:p>
          </table:table-cell>
          <table:table-cell table:formula="of:=VLOOKUP([kokku.A546];[rk.A$1:.D$1048576];3;0)" office:value-type="string" office:string-value="Heldur-Valdek Seeder" calcext:value-type="string">
            <text:p>Heldur-Valdek Seeder</text:p>
          </table:table-cell>
          <table:table-cell table:formula="of:=VLOOKUP([kokku.A546];[res.A$1:.D$1048576];3;0)" office:value-type="string" office:string-value="" calcext:value-type="error">
            <text:p>#N/A</text:p>
          </table:table-cell>
          <table:table-cell table:formula="of:=VLOOKUP([kokku.A546];[res.A$1:.E$1048576];2;0)" office:value-type="string" office:string-value="" calcext:value-type="error">
            <text:p>#N/A</text:p>
          </table:table-cell>
          <table:table-cell table:formula="of:=VLOOKUP([kokku.A546];[ares.A$1:.E$1048576];3;0)" office:value-type="float" office:value="104" calcext:value-type="float">
            <text:p>104</text:p>
          </table:table-cell>
          <table:table-cell table:formula="of:=VLOOKUP([kokku.A546];[ares.A$1:.E$1048576];4;0)" office:value-type="float" office:value="0" calcext:value-type="float">
            <text:p>0</text:p>
          </table:table-cell>
          <table:table-cell table:formula="of:=VLOOKUP([kokku.A546];[ares.A$1:.E$1048576];5;0)" office:value-type="float" office:value="30" calcext:value-type="float">
            <text:p>30</text:p>
          </table:table-cell>
        </table:table-row>
        <table:table-row table:style-name="ro1">
          <table:table-cell table:formula="of:=[rk.A501]" office:value-type="float" office:value="603" calcext:value-type="float">
            <text:p>603</text:p>
          </table:table-cell>
          <table:table-cell table:formula="of:=VLOOKUP([kokku.A547];[rk.A$1:.D$1048576];3;0)" office:value-type="string" office:string-value="Sergei Metlev" calcext:value-type="string">
            <text:p>Sergei Metlev</text:p>
          </table:table-cell>
          <table:table-cell table:formula="of:=VLOOKUP([kokku.A547];[res.A$1:.D$1048576];3;0)" office:value-type="string" office:string-value="" calcext:value-type="error">
            <text:p>#N/A</text:p>
          </table:table-cell>
          <table:table-cell table:formula="of:=VLOOKUP([kokku.A547];[res.A$1:.E$1048576];2;0)" office:value-type="string" office:string-value="" calcext:value-type="error">
            <text:p>#N/A</text:p>
          </table:table-cell>
          <table:table-cell table:formula="of:=VLOOKUP([kokku.A547];[ares.A$1:.E$1048576];3;0)" office:value-type="float" office:value="509" calcext:value-type="float">
            <text:p>509</text:p>
          </table:table-cell>
          <table:table-cell table:formula="of:=VLOOKUP([kokku.A547];[ares.A$1:.E$1048576];4;0)" office:value-type="float" office:value="0" calcext:value-type="float">
            <text:p>0</text:p>
          </table:table-cell>
          <table:table-cell table:formula="of:=VLOOKUP([kokku.A547];[ares.A$1:.E$1048576];5;0)" office:value-type="float" office:value="252" calcext:value-type="float">
            <text:p>252</text:p>
          </table:table-cell>
        </table:table-row>
        <table:table-row table:style-name="ro1">
          <table:table-cell table:formula="of:=[rk.A502]" office:value-type="float" office:value="604" calcext:value-type="float">
            <text:p>604</text:p>
          </table:table-cell>
          <table:table-cell table:formula="of:=VLOOKUP([kokku.A548];[rk.A$1:.D$1048576];3;0)" office:value-type="string" office:string-value="Anne Hansberg" calcext:value-type="string">
            <text:p>Anne Hansberg</text:p>
          </table:table-cell>
          <table:table-cell table:formula="of:=VLOOKUP([kokku.A548];[res.A$1:.D$1048576];3;0)" office:value-type="string" office:string-value="" calcext:value-type="error">
            <text:p>#N/A</text:p>
          </table:table-cell>
          <table:table-cell table:formula="of:=VLOOKUP([kokku.A548];[res.A$1:.E$1048576];2;0)" office:value-type="string" office:string-value="" calcext:value-type="error">
            <text:p>#N/A</text:p>
          </table:table-cell>
          <table:table-cell table:formula="of:=VLOOKUP([kokku.A548];[ares.A$1:.E$1048576];3;0)" office:value-type="float" office:value="126" calcext:value-type="float">
            <text:p>126</text:p>
          </table:table-cell>
          <table:table-cell table:formula="of:=VLOOKUP([kokku.A548];[ares.A$1:.E$1048576];4;0)" office:value-type="float" office:value="0" calcext:value-type="float">
            <text:p>0</text:p>
          </table:table-cell>
          <table:table-cell table:formula="of:=VLOOKUP([kokku.A548];[ares.A$1:.E$1048576];5;0)" office:value-type="float" office:value="59" calcext:value-type="float">
            <text:p>59</text:p>
          </table:table-cell>
        </table:table-row>
        <table:table-row table:style-name="ro1">
          <table:table-cell table:formula="of:=[rk.A503]" office:value-type="float" office:value="605" calcext:value-type="float">
            <text:p>605</text:p>
          </table:table-cell>
          <table:table-cell table:formula="of:=VLOOKUP([kokku.A549];[rk.A$1:.D$1048576];3;0)" office:value-type="string" office:string-value="Tõnu Ploompuu" calcext:value-type="string">
            <text:p>Tõnu Ploompuu</text:p>
          </table:table-cell>
          <table:table-cell table:formula="of:=VLOOKUP([kokku.A549];[res.A$1:.D$1048576];3;0)" office:value-type="string" office:string-value="" calcext:value-type="error">
            <text:p>#N/A</text:p>
          </table:table-cell>
          <table:table-cell table:formula="of:=VLOOKUP([kokku.A549];[res.A$1:.E$1048576];2;0)" office:value-type="string" office:string-value="" calcext:value-type="error">
            <text:p>#N/A</text:p>
          </table:table-cell>
          <table:table-cell table:formula="of:=VLOOKUP([kokku.A549];[ares.A$1:.E$1048576];3;0)" office:value-type="float" office:value="143" calcext:value-type="float">
            <text:p>143</text:p>
          </table:table-cell>
          <table:table-cell table:formula="of:=VLOOKUP([kokku.A549];[ares.A$1:.E$1048576];4;0)" office:value-type="float" office:value="0" calcext:value-type="float">
            <text:p>0</text:p>
          </table:table-cell>
          <table:table-cell table:formula="of:=VLOOKUP([kokku.A549];[ares.A$1:.E$1048576];5;0)" office:value-type="float" office:value="66" calcext:value-type="float">
            <text:p>66</text:p>
          </table:table-cell>
        </table:table-row>
        <table:table-row table:style-name="ro1">
          <table:table-cell table:formula="of:=[rk.A504]" office:value-type="float" office:value="606" calcext:value-type="float">
            <text:p>606</text:p>
          </table:table-cell>
          <table:table-cell table:formula="of:=VLOOKUP([kokku.A550];[rk.A$1:.D$1048576];3;0)" office:value-type="string" office:string-value="Tarmo Kaldma" calcext:value-type="string">
            <text:p>Tarmo Kaldma</text:p>
          </table:table-cell>
          <table:table-cell table:formula="of:=VLOOKUP([kokku.A550];[res.A$1:.D$1048576];3;0)" office:value-type="string" office:string-value="" calcext:value-type="error">
            <text:p>#N/A</text:p>
          </table:table-cell>
          <table:table-cell table:formula="of:=VLOOKUP([kokku.A550];[res.A$1:.E$1048576];2;0)" office:value-type="string" office:string-value="" calcext:value-type="error">
            <text:p>#N/A</text:p>
          </table:table-cell>
          <table:table-cell table:formula="of:=VLOOKUP([kokku.A550];[ares.A$1:.E$1048576];3;0)" office:value-type="float" office:value="97" calcext:value-type="float">
            <text:p>97</text:p>
          </table:table-cell>
          <table:table-cell table:formula="of:=VLOOKUP([kokku.A550];[ares.A$1:.E$1048576];4;0)" office:value-type="float" office:value="0" calcext:value-type="float">
            <text:p>0</text:p>
          </table:table-cell>
          <table:table-cell table:formula="of:=VLOOKUP([kokku.A550];[ares.A$1:.E$1048576];5;0)" office:value-type="float" office:value="60" calcext:value-type="float">
            <text:p>60</text:p>
          </table:table-cell>
        </table:table-row>
        <table:table-row table:style-name="ro1">
          <table:table-cell table:formula="of:=[rk.A505]" office:value-type="float" office:value="607" calcext:value-type="float">
            <text:p>607</text:p>
          </table:table-cell>
          <table:table-cell table:formula="of:=VLOOKUP([kokku.A551];[rk.A$1:.D$1048576];3;0)" office:value-type="string" office:string-value="Taavi Simson" calcext:value-type="string">
            <text:p>Taavi Simson</text:p>
          </table:table-cell>
          <table:table-cell table:formula="of:=VLOOKUP([kokku.A551];[res.A$1:.D$1048576];3;0)" office:value-type="string" office:string-value="" calcext:value-type="error">
            <text:p>#N/A</text:p>
          </table:table-cell>
          <table:table-cell table:formula="of:=VLOOKUP([kokku.A551];[res.A$1:.E$1048576];2;0)" office:value-type="string" office:string-value="" calcext:value-type="error">
            <text:p>#N/A</text:p>
          </table:table-cell>
          <table:table-cell table:formula="of:=VLOOKUP([kokku.A551];[ares.A$1:.E$1048576];3;0)" office:value-type="float" office:value="69" calcext:value-type="float">
            <text:p>69</text:p>
          </table:table-cell>
          <table:table-cell table:formula="of:=VLOOKUP([kokku.A551];[ares.A$1:.E$1048576];4;0)" office:value-type="float" office:value="0" calcext:value-type="float">
            <text:p>0</text:p>
          </table:table-cell>
          <table:table-cell table:formula="of:=VLOOKUP([kokku.A551];[ares.A$1:.E$1048576];5;0)" office:value-type="float" office:value="28" calcext:value-type="float">
            <text:p>28</text:p>
          </table:table-cell>
        </table:table-row>
        <table:table-row table:style-name="ro1">
          <table:table-cell table:formula="of:=[rk.A506]" office:value-type="float" office:value="608" calcext:value-type="float">
            <text:p>608</text:p>
          </table:table-cell>
          <table:table-cell table:formula="of:=VLOOKUP([kokku.A552];[rk.A$1:.D$1048576];3;0)" office:value-type="string" office:string-value="Margus Jaago" calcext:value-type="string">
            <text:p>Margus Jaago</text:p>
          </table:table-cell>
          <table:table-cell table:formula="of:=VLOOKUP([kokku.A552];[res.A$1:.D$1048576];3;0)" office:value-type="string" office:string-value="" calcext:value-type="error">
            <text:p>#N/A</text:p>
          </table:table-cell>
          <table:table-cell table:formula="of:=VLOOKUP([kokku.A552];[res.A$1:.E$1048576];2;0)" office:value-type="string" office:string-value="" calcext:value-type="error">
            <text:p>#N/A</text:p>
          </table:table-cell>
          <table:table-cell table:formula="of:=VLOOKUP([kokku.A552];[ares.A$1:.E$1048576];3;0)" office:value-type="float" office:value="36" calcext:value-type="float">
            <text:p>36</text:p>
          </table:table-cell>
          <table:table-cell table:formula="of:=VLOOKUP([kokku.A552];[ares.A$1:.E$1048576];4;0)" office:value-type="float" office:value="0" calcext:value-type="float">
            <text:p>0</text:p>
          </table:table-cell>
          <table:table-cell table:formula="of:=VLOOKUP([kokku.A552];[ares.A$1:.E$1048576];5;0)" office:value-type="float" office:value="23" calcext:value-type="float">
            <text:p>23</text:p>
          </table:table-cell>
        </table:table-row>
        <table:table-row table:style-name="ro1">
          <table:table-cell table:formula="of:=[rk.A507]" office:value-type="float" office:value="609" calcext:value-type="float">
            <text:p>609</text:p>
          </table:table-cell>
          <table:table-cell table:formula="of:=VLOOKUP([kokku.A553];[rk.A$1:.D$1048576];3;0)" office:value-type="string" office:string-value="Eda Heinla" calcext:value-type="string">
            <text:p>Eda Heinla</text:p>
          </table:table-cell>
          <table:table-cell table:formula="of:=VLOOKUP([kokku.A553];[res.A$1:.D$1048576];3;0)" office:value-type="string" office:string-value="" calcext:value-type="error">
            <text:p>#N/A</text:p>
          </table:table-cell>
          <table:table-cell table:formula="of:=VLOOKUP([kokku.A553];[res.A$1:.E$1048576];2;0)" office:value-type="string" office:string-value="" calcext:value-type="error">
            <text:p>#N/A</text:p>
          </table:table-cell>
          <table:table-cell table:formula="of:=VLOOKUP([kokku.A553];[ares.A$1:.E$1048576];3;0)" office:value-type="float" office:value="97" calcext:value-type="float">
            <text:p>97</text:p>
          </table:table-cell>
          <table:table-cell table:formula="of:=VLOOKUP([kokku.A553];[ares.A$1:.E$1048576];4;0)" office:value-type="float" office:value="0" calcext:value-type="float">
            <text:p>0</text:p>
          </table:table-cell>
          <table:table-cell table:formula="of:=VLOOKUP([kokku.A553];[ares.A$1:.E$1048576];5;0)" office:value-type="float" office:value="54" calcext:value-type="float">
            <text:p>54</text:p>
          </table:table-cell>
        </table:table-row>
        <table:table-row table:style-name="ro1">
          <table:table-cell table:formula="of:=[rk.A508]" office:value-type="float" office:value="610" calcext:value-type="float">
            <text:p>610</text:p>
          </table:table-cell>
          <table:table-cell table:formula="of:=VLOOKUP([kokku.A554];[rk.A$1:.D$1048576];3;0)" office:value-type="string" office:string-value="Jaan Mihkel Uustalu" calcext:value-type="string">
            <text:p>Jaan Mihkel Uustalu</text:p>
          </table:table-cell>
          <table:table-cell table:formula="of:=VLOOKUP([kokku.A554];[res.A$1:.D$1048576];3;0)" office:value-type="string" office:string-value="" calcext:value-type="error">
            <text:p>#N/A</text:p>
          </table:table-cell>
          <table:table-cell table:formula="of:=VLOOKUP([kokku.A554];[res.A$1:.E$1048576];2;0)" office:value-type="string" office:string-value="" calcext:value-type="error">
            <text:p>#N/A</text:p>
          </table:table-cell>
          <table:table-cell table:formula="of:=VLOOKUP([kokku.A554];[ares.A$1:.E$1048576];3;0)" office:value-type="float" office:value="68" calcext:value-type="float">
            <text:p>68</text:p>
          </table:table-cell>
          <table:table-cell table:formula="of:=VLOOKUP([kokku.A554];[ares.A$1:.E$1048576];4;0)" office:value-type="float" office:value="0" calcext:value-type="float">
            <text:p>0</text:p>
          </table:table-cell>
          <table:table-cell table:formula="of:=VLOOKUP([kokku.A554];[ares.A$1:.E$1048576];5;0)" office:value-type="float" office:value="39" calcext:value-type="float">
            <text:p>39</text:p>
          </table:table-cell>
        </table:table-row>
        <table:table-row table:style-name="ro1">
          <table:table-cell table:formula="of:=[rk.A509]" office:value-type="float" office:value="611" calcext:value-type="float">
            <text:p>611</text:p>
          </table:table-cell>
          <table:table-cell table:formula="of:=VLOOKUP([kokku.A555];[rk.A$1:.D$1048576];3;0)" office:value-type="string" office:string-value="Ülo Mattheus" calcext:value-type="string">
            <text:p>Ülo Mattheus</text:p>
          </table:table-cell>
          <table:table-cell table:formula="of:=VLOOKUP([kokku.A555];[res.A$1:.D$1048576];3;0)" office:value-type="string" office:string-value="" calcext:value-type="error">
            <text:p>#N/A</text:p>
          </table:table-cell>
          <table:table-cell table:formula="of:=VLOOKUP([kokku.A555];[res.A$1:.E$1048576];2;0)" office:value-type="string" office:string-value="" calcext:value-type="error">
            <text:p>#N/A</text:p>
          </table:table-cell>
          <table:table-cell table:formula="of:=VLOOKUP([kokku.A555];[ares.A$1:.E$1048576];3;0)" office:value-type="float" office:value="167" calcext:value-type="float">
            <text:p>167</text:p>
          </table:table-cell>
          <table:table-cell table:formula="of:=VLOOKUP([kokku.A555];[ares.A$1:.E$1048576];4;0)" office:value-type="float" office:value="0" calcext:value-type="float">
            <text:p>0</text:p>
          </table:table-cell>
          <table:table-cell table:formula="of:=VLOOKUP([kokku.A555];[ares.A$1:.E$1048576];5;0)" office:value-type="float" office:value="90" calcext:value-type="float">
            <text:p>90</text:p>
          </table:table-cell>
        </table:table-row>
        <table:table-row table:style-name="ro1">
          <table:table-cell table:formula="of:=[rk.A511]" office:value-type="float" office:value="613" calcext:value-type="float">
            <text:p>613</text:p>
          </table:table-cell>
          <table:table-cell table:formula="of:=VLOOKUP([kokku.A556];[rk.A$1:.D$1048576];3;0)" office:value-type="string" office:string-value="Alar Mutli" calcext:value-type="string">
            <text:p>Alar Mutli</text:p>
          </table:table-cell>
          <table:table-cell table:formula="of:=VLOOKUP([kokku.A556];[res.A$1:.D$1048576];3;0)" office:value-type="string" office:string-value="" calcext:value-type="error">
            <text:p>#N/A</text:p>
          </table:table-cell>
          <table:table-cell table:formula="of:=VLOOKUP([kokku.A556];[res.A$1:.E$1048576];2;0)" office:value-type="string" office:string-value="" calcext:value-type="error">
            <text:p>#N/A</text:p>
          </table:table-cell>
          <table:table-cell table:formula="of:=VLOOKUP([kokku.A556];[ares.A$1:.E$1048576];3;0)" office:value-type="float" office:value="995" calcext:value-type="float">
            <text:p>995</text:p>
          </table:table-cell>
          <table:table-cell table:formula="of:=VLOOKUP([kokku.A556];[ares.A$1:.E$1048576];4;0)" office:value-type="float" office:value="1" calcext:value-type="float">
            <text:p>1</text:p>
          </table:table-cell>
          <table:table-cell table:formula="of:=VLOOKUP([kokku.A556];[ares.A$1:.E$1048576];5;0)" office:value-type="float" office:value="396" calcext:value-type="float">
            <text:p>396</text:p>
          </table:table-cell>
        </table:table-row>
        <table:table-row table:style-name="ro1">
          <table:table-cell table:formula="of:=[rk.A512]" office:value-type="float" office:value="614" calcext:value-type="float">
            <text:p>614</text:p>
          </table:table-cell>
          <table:table-cell table:formula="of:=VLOOKUP([kokku.A557];[rk.A$1:.D$1048576];3;0)" office:value-type="string" office:string-value="Tiia Välk" calcext:value-type="string">
            <text:p>Tiia Välk</text:p>
          </table:table-cell>
          <table:table-cell table:formula="of:=VLOOKUP([kokku.A557];[res.A$1:.D$1048576];3;0)" office:value-type="string" office:string-value="" calcext:value-type="error">
            <text:p>#N/A</text:p>
          </table:table-cell>
          <table:table-cell table:formula="of:=VLOOKUP([kokku.A557];[res.A$1:.E$1048576];2;0)" office:value-type="string" office:string-value="" calcext:value-type="error">
            <text:p>#N/A</text:p>
          </table:table-cell>
          <table:table-cell table:formula="of:=VLOOKUP([kokku.A557];[ares.A$1:.E$1048576];3;0)" office:value-type="float" office:value="255" calcext:value-type="float">
            <text:p>255</text:p>
          </table:table-cell>
          <table:table-cell table:formula="of:=VLOOKUP([kokku.A557];[ares.A$1:.E$1048576];4;0)" office:value-type="float" office:value="1" calcext:value-type="float">
            <text:p>1</text:p>
          </table:table-cell>
          <table:table-cell table:formula="of:=VLOOKUP([kokku.A557];[ares.A$1:.E$1048576];5;0)" office:value-type="float" office:value="111" calcext:value-type="float">
            <text:p>111</text:p>
          </table:table-cell>
        </table:table-row>
        <table:table-row table:style-name="ro1">
          <table:table-cell table:formula="of:=[rk.A513]" office:value-type="float" office:value="615" calcext:value-type="float">
            <text:p>615</text:p>
          </table:table-cell>
          <table:table-cell table:formula="of:=VLOOKUP([kokku.A558];[rk.A$1:.D$1048576];3;0)" office:value-type="string" office:string-value="Aimar Altosaar" calcext:value-type="string">
            <text:p>Aimar Altosaar</text:p>
          </table:table-cell>
          <table:table-cell table:formula="of:=VLOOKUP([kokku.A558];[res.A$1:.D$1048576];3;0)" office:value-type="string" office:string-value="" calcext:value-type="error">
            <text:p>#N/A</text:p>
          </table:table-cell>
          <table:table-cell table:formula="of:=VLOOKUP([kokku.A558];[res.A$1:.E$1048576];2;0)" office:value-type="string" office:string-value="" calcext:value-type="error">
            <text:p>#N/A</text:p>
          </table:table-cell>
          <table:table-cell table:formula="of:=VLOOKUP([kokku.A558];[ares.A$1:.E$1048576];3;0)" office:value-type="float" office:value="413" calcext:value-type="float">
            <text:p>413</text:p>
          </table:table-cell>
          <table:table-cell table:formula="of:=VLOOKUP([kokku.A558];[ares.A$1:.E$1048576];4;0)" office:value-type="float" office:value="2" calcext:value-type="float">
            <text:p>2</text:p>
          </table:table-cell>
          <table:table-cell table:formula="of:=VLOOKUP([kokku.A558];[ares.A$1:.E$1048576];5;0)" office:value-type="float" office:value="230" calcext:value-type="float">
            <text:p>230</text:p>
          </table:table-cell>
        </table:table-row>
        <table:table-row table:style-name="ro1">
          <table:table-cell table:formula="of:=[rk.A514]" office:value-type="float" office:value="616" calcext:value-type="float">
            <text:p>616</text:p>
          </table:table-cell>
          <table:table-cell table:formula="of:=VLOOKUP([kokku.A559];[rk.A$1:.D$1048576];3;0)" office:value-type="string" office:string-value="Aivar Koitla" calcext:value-type="string">
            <text:p>Aivar Koitla</text:p>
          </table:table-cell>
          <table:table-cell table:formula="of:=VLOOKUP([kokku.A559];[res.A$1:.D$1048576];3;0)" office:value-type="string" office:string-value="" calcext:value-type="error">
            <text:p>#N/A</text:p>
          </table:table-cell>
          <table:table-cell table:formula="of:=VLOOKUP([kokku.A559];[res.A$1:.E$1048576];2;0)" office:value-type="string" office:string-value="" calcext:value-type="error">
            <text:p>#N/A</text:p>
          </table:table-cell>
          <table:table-cell table:formula="of:=VLOOKUP([kokku.A559];[ares.A$1:.E$1048576];3;0)" office:value-type="float" office:value="103" calcext:value-type="float">
            <text:p>103</text:p>
          </table:table-cell>
          <table:table-cell table:formula="of:=VLOOKUP([kokku.A559];[ares.A$1:.E$1048576];4;0)" office:value-type="float" office:value="0" calcext:value-type="float">
            <text:p>0</text:p>
          </table:table-cell>
          <table:table-cell table:formula="of:=VLOOKUP([kokku.A559];[ares.A$1:.E$1048576];5;0)" office:value-type="float" office:value="43" calcext:value-type="float">
            <text:p>43</text:p>
          </table:table-cell>
        </table:table-row>
        <table:table-row table:style-name="ro1">
          <table:table-cell table:formula="of:=[rk.A515]" office:value-type="float" office:value="617" calcext:value-type="float">
            <text:p>617</text:p>
          </table:table-cell>
          <table:table-cell table:formula="of:=VLOOKUP([kokku.A560];[rk.A$1:.D$1048576];3;0)" office:value-type="string" office:string-value="Katrin Mesilane" calcext:value-type="string">
            <text:p>Katrin Mesilane</text:p>
          </table:table-cell>
          <table:table-cell table:formula="of:=VLOOKUP([kokku.A560];[res.A$1:.D$1048576];3;0)" office:value-type="string" office:string-value="" calcext:value-type="error">
            <text:p>#N/A</text:p>
          </table:table-cell>
          <table:table-cell table:formula="of:=VLOOKUP([kokku.A560];[res.A$1:.E$1048576];2;0)" office:value-type="string" office:string-value="" calcext:value-type="error">
            <text:p>#N/A</text:p>
          </table:table-cell>
          <table:table-cell table:formula="of:=VLOOKUP([kokku.A560];[ares.A$1:.E$1048576];3;0)" office:value-type="float" office:value="110" calcext:value-type="float">
            <text:p>110</text:p>
          </table:table-cell>
          <table:table-cell table:formula="of:=VLOOKUP([kokku.A560];[ares.A$1:.E$1048576];4;0)" office:value-type="float" office:value="1" calcext:value-type="float">
            <text:p>1</text:p>
          </table:table-cell>
          <table:table-cell table:formula="of:=VLOOKUP([kokku.A560];[ares.A$1:.E$1048576];5;0)" office:value-type="float" office:value="52" calcext:value-type="float">
            <text:p>52</text:p>
          </table:table-cell>
        </table:table-row>
        <table:table-row table:style-name="ro1">
          <table:table-cell table:formula="of:=[rk.A516]" office:value-type="float" office:value="618" calcext:value-type="float">
            <text:p>618</text:p>
          </table:table-cell>
          <table:table-cell table:formula="of:=VLOOKUP([kokku.A561];[rk.A$1:.D$1048576];3;0)" office:value-type="string" office:string-value="Priit Kärsna" calcext:value-type="string">
            <text:p>Priit Kärsna</text:p>
          </table:table-cell>
          <table:table-cell table:formula="of:=VLOOKUP([kokku.A561];[res.A$1:.D$1048576];3;0)" office:value-type="string" office:string-value="" calcext:value-type="error">
            <text:p>#N/A</text:p>
          </table:table-cell>
          <table:table-cell table:formula="of:=VLOOKUP([kokku.A561];[res.A$1:.E$1048576];2;0)" office:value-type="string" office:string-value="" calcext:value-type="error">
            <text:p>#N/A</text:p>
          </table:table-cell>
          <table:table-cell table:formula="of:=VLOOKUP([kokku.A561];[ares.A$1:.E$1048576];3;0)" office:value-type="float" office:value="296" calcext:value-type="float">
            <text:p>296</text:p>
          </table:table-cell>
          <table:table-cell table:formula="of:=VLOOKUP([kokku.A561];[ares.A$1:.E$1048576];4;0)" office:value-type="float" office:value="0" calcext:value-type="float">
            <text:p>0</text:p>
          </table:table-cell>
          <table:table-cell table:formula="of:=VLOOKUP([kokku.A561];[ares.A$1:.E$1048576];5;0)" office:value-type="float" office:value="124" calcext:value-type="float">
            <text:p>124</text:p>
          </table:table-cell>
        </table:table-row>
        <table:table-row table:style-name="ro1">
          <table:table-cell table:formula="of:=[rk.A517]" office:value-type="float" office:value="619" calcext:value-type="float">
            <text:p>619</text:p>
          </table:table-cell>
          <table:table-cell table:formula="of:=VLOOKUP([kokku.A562];[rk.A$1:.D$1048576];3;0)" office:value-type="string" office:string-value="Liisa Ojangu" calcext:value-type="string">
            <text:p>Liisa Ojangu</text:p>
          </table:table-cell>
          <table:table-cell table:formula="of:=VLOOKUP([kokku.A562];[res.A$1:.D$1048576];3;0)" office:value-type="string" office:string-value="" calcext:value-type="error">
            <text:p>#N/A</text:p>
          </table:table-cell>
          <table:table-cell table:formula="of:=VLOOKUP([kokku.A562];[res.A$1:.E$1048576];2;0)" office:value-type="string" office:string-value="" calcext:value-type="error">
            <text:p>#N/A</text:p>
          </table:table-cell>
          <table:table-cell table:formula="of:=VLOOKUP([kokku.A562];[ares.A$1:.E$1048576];3;0)" office:value-type="float" office:value="112" calcext:value-type="float">
            <text:p>112</text:p>
          </table:table-cell>
          <table:table-cell table:formula="of:=VLOOKUP([kokku.A562];[ares.A$1:.E$1048576];4;0)" office:value-type="float" office:value="0" calcext:value-type="float">
            <text:p>0</text:p>
          </table:table-cell>
          <table:table-cell table:formula="of:=VLOOKUP([kokku.A562];[ares.A$1:.E$1048576];5;0)" office:value-type="float" office:value="49" calcext:value-type="float">
            <text:p>49</text:p>
          </table:table-cell>
        </table:table-row>
        <table:table-row table:style-name="ro1">
          <table:table-cell table:formula="of:=[rk.A518]" office:value-type="float" office:value="620" calcext:value-type="float">
            <text:p>620</text:p>
          </table:table-cell>
          <table:table-cell table:formula="of:=VLOOKUP([kokku.A563];[rk.A$1:.D$1048576];3;0)" office:value-type="string" office:string-value="Veiko Herodes" calcext:value-type="string">
            <text:p>Veiko Herodes</text:p>
          </table:table-cell>
          <table:table-cell table:formula="of:=VLOOKUP([kokku.A563];[res.A$1:.D$1048576];3;0)" office:value-type="string" office:string-value="" calcext:value-type="error">
            <text:p>#N/A</text:p>
          </table:table-cell>
          <table:table-cell table:formula="of:=VLOOKUP([kokku.A563];[res.A$1:.E$1048576];2;0)" office:value-type="string" office:string-value="" calcext:value-type="error">
            <text:p>#N/A</text:p>
          </table:table-cell>
          <table:table-cell table:formula="of:=VLOOKUP([kokku.A563];[ares.A$1:.E$1048576];3;0)" office:value-type="float" office:value="135" calcext:value-type="float">
            <text:p>135</text:p>
          </table:table-cell>
          <table:table-cell table:formula="of:=VLOOKUP([kokku.A563];[ares.A$1:.E$1048576];4;0)" office:value-type="float" office:value="0" calcext:value-type="float">
            <text:p>0</text:p>
          </table:table-cell>
          <table:table-cell table:formula="of:=VLOOKUP([kokku.A563];[ares.A$1:.E$1048576];5;0)" office:value-type="float" office:value="69" calcext:value-type="float">
            <text:p>69</text:p>
          </table:table-cell>
        </table:table-row>
        <table:table-row table:style-name="ro1">
          <table:table-cell table:formula="of:=[rk.A519]" office:value-type="float" office:value="621" calcext:value-type="float">
            <text:p>621</text:p>
          </table:table-cell>
          <table:table-cell table:formula="of:=VLOOKUP([kokku.A564];[rk.A$1:.D$1048576];3;0)" office:value-type="string" office:string-value="Ülle Lennuk" calcext:value-type="string">
            <text:p>Ülle Lennuk</text:p>
          </table:table-cell>
          <table:table-cell table:formula="of:=VLOOKUP([kokku.A564];[res.A$1:.D$1048576];3;0)" office:value-type="string" office:string-value="" calcext:value-type="error">
            <text:p>#N/A</text:p>
          </table:table-cell>
          <table:table-cell table:formula="of:=VLOOKUP([kokku.A564];[res.A$1:.E$1048576];2;0)" office:value-type="string" office:string-value="" calcext:value-type="error">
            <text:p>#N/A</text:p>
          </table:table-cell>
          <table:table-cell table:formula="of:=VLOOKUP([kokku.A564];[ares.A$1:.E$1048576];3;0)" office:value-type="float" office:value="70" calcext:value-type="float">
            <text:p>70</text:p>
          </table:table-cell>
          <table:table-cell table:formula="of:=VLOOKUP([kokku.A564];[ares.A$1:.E$1048576];4;0)" office:value-type="float" office:value="0" calcext:value-type="float">
            <text:p>0</text:p>
          </table:table-cell>
          <table:table-cell table:formula="of:=VLOOKUP([kokku.A564];[ares.A$1:.E$1048576];5;0)" office:value-type="float" office:value="20" calcext:value-type="float">
            <text:p>20</text:p>
          </table:table-cell>
        </table:table-row>
        <table:table-row table:style-name="ro1">
          <table:table-cell table:formula="of:=[rk.A520]" office:value-type="float" office:value="622" calcext:value-type="float">
            <text:p>622</text:p>
          </table:table-cell>
          <table:table-cell table:formula="of:=VLOOKUP([kokku.A565];[rk.A$1:.D$1048576];3;0)" office:value-type="string" office:string-value="Mart Mutso" calcext:value-type="string">
            <text:p>Mart Mutso</text:p>
          </table:table-cell>
          <table:table-cell table:formula="of:=VLOOKUP([kokku.A565];[res.A$1:.D$1048576];3;0)" office:value-type="string" office:string-value="" calcext:value-type="error">
            <text:p>#N/A</text:p>
          </table:table-cell>
          <table:table-cell table:formula="of:=VLOOKUP([kokku.A565];[res.A$1:.E$1048576];2;0)" office:value-type="string" office:string-value="" calcext:value-type="error">
            <text:p>#N/A</text:p>
          </table:table-cell>
          <table:table-cell table:formula="of:=VLOOKUP([kokku.A565];[ares.A$1:.E$1048576];3;0)" office:value-type="float" office:value="57" calcext:value-type="float">
            <text:p>57</text:p>
          </table:table-cell>
          <table:table-cell table:formula="of:=VLOOKUP([kokku.A565];[ares.A$1:.E$1048576];4;0)" office:value-type="float" office:value="0" calcext:value-type="float">
            <text:p>0</text:p>
          </table:table-cell>
          <table:table-cell table:formula="of:=VLOOKUP([kokku.A565];[ares.A$1:.E$1048576];5;0)" office:value-type="float" office:value="19" calcext:value-type="float">
            <text:p>19</text:p>
          </table:table-cell>
        </table:table-row>
        <table:table-row table:style-name="ro1">
          <table:table-cell table:formula="of:=[rk.A521]" office:value-type="float" office:value="623" calcext:value-type="float">
            <text:p>623</text:p>
          </table:table-cell>
          <table:table-cell table:formula="of:=VLOOKUP([kokku.A566];[rk.A$1:.D$1048576];3;0)" office:value-type="string" office:string-value="Loit Jõekalda" calcext:value-type="string">
            <text:p>Loit Jõekalda</text:p>
          </table:table-cell>
          <table:table-cell table:formula="of:=VLOOKUP([kokku.A566];[res.A$1:.D$1048576];3;0)" office:value-type="string" office:string-value="" calcext:value-type="error">
            <text:p>#N/A</text:p>
          </table:table-cell>
          <table:table-cell table:formula="of:=VLOOKUP([kokku.A566];[res.A$1:.E$1048576];2;0)" office:value-type="string" office:string-value="" calcext:value-type="error">
            <text:p>#N/A</text:p>
          </table:table-cell>
          <table:table-cell table:formula="of:=VLOOKUP([kokku.A566];[ares.A$1:.E$1048576];3;0)" office:value-type="float" office:value="37" calcext:value-type="float">
            <text:p>37</text:p>
          </table:table-cell>
          <table:table-cell table:formula="of:=VLOOKUP([kokku.A566];[ares.A$1:.E$1048576];4;0)" office:value-type="float" office:value="0" calcext:value-type="float">
            <text:p>0</text:p>
          </table:table-cell>
          <table:table-cell table:formula="of:=VLOOKUP([kokku.A566];[ares.A$1:.E$1048576];5;0)" office:value-type="float" office:value="19" calcext:value-type="float">
            <text:p>19</text:p>
          </table:table-cell>
        </table:table-row>
        <table:table-row table:style-name="ro1">
          <table:table-cell table:formula="of:=[rk.A522]" office:value-type="float" office:value="624" calcext:value-type="float">
            <text:p>624</text:p>
          </table:table-cell>
          <table:table-cell table:formula="of:=VLOOKUP([kokku.A567];[rk.A$1:.D$1048576];3;0)" office:value-type="string" office:string-value="Urmas Kristal" calcext:value-type="string">
            <text:p>Urmas Kristal</text:p>
          </table:table-cell>
          <table:table-cell table:formula="of:=VLOOKUP([kokku.A567];[res.A$1:.D$1048576];3;0)" office:value-type="string" office:string-value="" calcext:value-type="error">
            <text:p>#N/A</text:p>
          </table:table-cell>
          <table:table-cell table:formula="of:=VLOOKUP([kokku.A567];[res.A$1:.E$1048576];2;0)" office:value-type="string" office:string-value="" calcext:value-type="error">
            <text:p>#N/A</text:p>
          </table:table-cell>
          <table:table-cell table:formula="of:=VLOOKUP([kokku.A567];[ares.A$1:.E$1048576];3;0)" office:value-type="float" office:value="113" calcext:value-type="float">
            <text:p>113</text:p>
          </table:table-cell>
          <table:table-cell table:formula="of:=VLOOKUP([kokku.A567];[ares.A$1:.E$1048576];4;0)" office:value-type="float" office:value="0" calcext:value-type="float">
            <text:p>0</text:p>
          </table:table-cell>
          <table:table-cell table:formula="of:=VLOOKUP([kokku.A567];[ares.A$1:.E$1048576];5;0)" office:value-type="float" office:value="34" calcext:value-type="float">
            <text:p>34</text:p>
          </table:table-cell>
        </table:table-row>
        <table:table-row table:style-name="ro1">
          <table:table-cell table:formula="of:=[rk.A523]" office:value-type="float" office:value="625" calcext:value-type="float">
            <text:p>625</text:p>
          </table:table-cell>
          <table:table-cell table:formula="of:=VLOOKUP([kokku.A568];[rk.A$1:.D$1048576];3;0)" office:value-type="string" office:string-value="Egge Kulbok-Lattik" calcext:value-type="string">
            <text:p>Egge Kulbok-Lattik</text:p>
          </table:table-cell>
          <table:table-cell table:formula="of:=VLOOKUP([kokku.A568];[res.A$1:.D$1048576];3;0)" office:value-type="string" office:string-value="" calcext:value-type="error">
            <text:p>#N/A</text:p>
          </table:table-cell>
          <table:table-cell table:formula="of:=VLOOKUP([kokku.A568];[res.A$1:.E$1048576];2;0)" office:value-type="string" office:string-value="" calcext:value-type="error">
            <text:p>#N/A</text:p>
          </table:table-cell>
          <table:table-cell table:formula="of:=VLOOKUP([kokku.A568];[ares.A$1:.E$1048576];3;0)" office:value-type="float" office:value="89" calcext:value-type="float">
            <text:p>89</text:p>
          </table:table-cell>
          <table:table-cell table:formula="of:=VLOOKUP([kokku.A568];[ares.A$1:.E$1048576];4;0)" office:value-type="float" office:value="0" calcext:value-type="float">
            <text:p>0</text:p>
          </table:table-cell>
          <table:table-cell table:formula="of:=VLOOKUP([kokku.A568];[ares.A$1:.E$1048576];5;0)" office:value-type="float" office:value="55" calcext:value-type="float">
            <text:p>55</text:p>
          </table:table-cell>
        </table:table-row>
        <table:table-row table:style-name="ro1">
          <table:table-cell table:formula="of:=[rk.A524]" office:value-type="float" office:value="626" calcext:value-type="float">
            <text:p>626</text:p>
          </table:table-cell>
          <table:table-cell table:formula="of:=VLOOKUP([kokku.A569];[rk.A$1:.D$1048576];3;0)" office:value-type="string" office:string-value="Mati Sarevet" calcext:value-type="string">
            <text:p>Mati Sarevet</text:p>
          </table:table-cell>
          <table:table-cell table:formula="of:=VLOOKUP([kokku.A569];[res.A$1:.D$1048576];3;0)" office:value-type="string" office:string-value="" calcext:value-type="error">
            <text:p>#N/A</text:p>
          </table:table-cell>
          <table:table-cell table:formula="of:=VLOOKUP([kokku.A569];[res.A$1:.E$1048576];2;0)" office:value-type="string" office:string-value="" calcext:value-type="error">
            <text:p>#N/A</text:p>
          </table:table-cell>
          <table:table-cell table:formula="of:=VLOOKUP([kokku.A569];[ares.A$1:.E$1048576];3;0)" office:value-type="float" office:value="60" calcext:value-type="float">
            <text:p>60</text:p>
          </table:table-cell>
          <table:table-cell table:formula="of:=VLOOKUP([kokku.A569];[ares.A$1:.E$1048576];4;0)" office:value-type="float" office:value="0" calcext:value-type="float">
            <text:p>0</text:p>
          </table:table-cell>
          <table:table-cell table:formula="of:=VLOOKUP([kokku.A569];[ares.A$1:.E$1048576];5;0)" office:value-type="float" office:value="38" calcext:value-type="float">
            <text:p>38</text:p>
          </table:table-cell>
        </table:table-row>
        <table:table-row table:style-name="ro1">
          <table:table-cell table:formula="of:=[rk.A525]" office:value-type="float" office:value="627" calcext:value-type="float">
            <text:p>627</text:p>
          </table:table-cell>
          <table:table-cell table:formula="of:=VLOOKUP([kokku.A570];[rk.A$1:.D$1048576];3;0)" office:value-type="string" office:string-value="Vahur Herm" calcext:value-type="string">
            <text:p>Vahur Herm</text:p>
          </table:table-cell>
          <table:table-cell table:formula="of:=VLOOKUP([kokku.A570];[res.A$1:.D$1048576];3;0)" office:value-type="string" office:string-value="" calcext:value-type="error">
            <text:p>#N/A</text:p>
          </table:table-cell>
          <table:table-cell table:formula="of:=VLOOKUP([kokku.A570];[res.A$1:.E$1048576];2;0)" office:value-type="string" office:string-value="" calcext:value-type="error">
            <text:p>#N/A</text:p>
          </table:table-cell>
          <table:table-cell table:formula="of:=VLOOKUP([kokku.A570];[ares.A$1:.E$1048576];3;0)" office:value-type="float" office:value="57" calcext:value-type="float">
            <text:p>57</text:p>
          </table:table-cell>
          <table:table-cell table:formula="of:=VLOOKUP([kokku.A570];[ares.A$1:.E$1048576];4;0)" office:value-type="float" office:value="0" calcext:value-type="float">
            <text:p>0</text:p>
          </table:table-cell>
          <table:table-cell table:formula="of:=VLOOKUP([kokku.A570];[ares.A$1:.E$1048576];5;0)" office:value-type="float" office:value="17" calcext:value-type="float">
            <text:p>17</text:p>
          </table:table-cell>
        </table:table-row>
        <table:table-row table:style-name="ro1">
          <table:table-cell table:formula="of:=[rk.A527]" office:value-type="float" office:value="629" calcext:value-type="float">
            <text:p>629</text:p>
          </table:table-cell>
          <table:table-cell table:formula="of:=VLOOKUP([kokku.A571];[rk.A$1:.D$1048576];3;0)" office:value-type="string" office:string-value="Enn Meri" calcext:value-type="string">
            <text:p>Enn Meri</text:p>
          </table:table-cell>
          <table:table-cell table:formula="of:=VLOOKUP([kokku.A571];[res.A$1:.D$1048576];3;0)" office:value-type="string" office:string-value="" calcext:value-type="error">
            <text:p>#N/A</text:p>
          </table:table-cell>
          <table:table-cell table:formula="of:=VLOOKUP([kokku.A571];[res.A$1:.E$1048576];2;0)" office:value-type="string" office:string-value="" calcext:value-type="error">
            <text:p>#N/A</text:p>
          </table:table-cell>
          <table:table-cell table:formula="of:=VLOOKUP([kokku.A571];[ares.A$1:.E$1048576];3;0)" office:value-type="float" office:value="1619" calcext:value-type="float">
            <text:p>1619</text:p>
          </table:table-cell>
          <table:table-cell table:formula="of:=VLOOKUP([kokku.A571];[ares.A$1:.E$1048576];4;0)" office:value-type="float" office:value="2" calcext:value-type="float">
            <text:p>2</text:p>
          </table:table-cell>
          <table:table-cell table:formula="of:=VLOOKUP([kokku.A571];[ares.A$1:.E$1048576];5;0)" office:value-type="float" office:value="600" calcext:value-type="float">
            <text:p>600</text:p>
          </table:table-cell>
        </table:table-row>
        <table:table-row table:style-name="ro1">
          <table:table-cell table:formula="of:=[rk.A528]" office:value-type="float" office:value="630" calcext:value-type="float">
            <text:p>630</text:p>
          </table:table-cell>
          <table:table-cell table:formula="of:=VLOOKUP([kokku.A572];[rk.A$1:.D$1048576];3;0)" office:value-type="string" office:string-value="Mikko Nõukas" calcext:value-type="string">
            <text:p>Mikko Nõukas</text:p>
          </table:table-cell>
          <table:table-cell table:formula="of:=VLOOKUP([kokku.A572];[res.A$1:.D$1048576];3;0)" office:value-type="string" office:string-value="" calcext:value-type="error">
            <text:p>#N/A</text:p>
          </table:table-cell>
          <table:table-cell table:formula="of:=VLOOKUP([kokku.A572];[res.A$1:.E$1048576];2;0)" office:value-type="string" office:string-value="" calcext:value-type="error">
            <text:p>#N/A</text:p>
          </table:table-cell>
          <table:table-cell table:formula="of:=VLOOKUP([kokku.A572];[ares.A$1:.E$1048576];3;0)" office:value-type="float" office:value="157" calcext:value-type="float">
            <text:p>157</text:p>
          </table:table-cell>
          <table:table-cell table:formula="of:=VLOOKUP([kokku.A572];[ares.A$1:.E$1048576];4;0)" office:value-type="float" office:value="0" calcext:value-type="float">
            <text:p>0</text:p>
          </table:table-cell>
          <table:table-cell table:formula="of:=VLOOKUP([kokku.A572];[ares.A$1:.E$1048576];5;0)" office:value-type="float" office:value="48" calcext:value-type="float">
            <text:p>48</text:p>
          </table:table-cell>
        </table:table-row>
        <table:table-row table:style-name="ro1">
          <table:table-cell table:formula="of:=[rk.A529]" office:value-type="float" office:value="631" calcext:value-type="float">
            <text:p>631</text:p>
          </table:table-cell>
          <table:table-cell table:formula="of:=VLOOKUP([kokku.A573];[rk.A$1:.D$1048576];3;0)" office:value-type="string" office:string-value="Jüri Lember" calcext:value-type="string">
            <text:p>Jüri Lember</text:p>
          </table:table-cell>
          <table:table-cell table:formula="of:=VLOOKUP([kokku.A573];[res.A$1:.D$1048576];3;0)" office:value-type="string" office:string-value="" calcext:value-type="error">
            <text:p>#N/A</text:p>
          </table:table-cell>
          <table:table-cell table:formula="of:=VLOOKUP([kokku.A573];[res.A$1:.E$1048576];2;0)" office:value-type="string" office:string-value="" calcext:value-type="error">
            <text:p>#N/A</text:p>
          </table:table-cell>
          <table:table-cell table:formula="of:=VLOOKUP([kokku.A573];[ares.A$1:.E$1048576];3;0)" office:value-type="float" office:value="267" calcext:value-type="float">
            <text:p>267</text:p>
          </table:table-cell>
          <table:table-cell table:formula="of:=VLOOKUP([kokku.A573];[ares.A$1:.E$1048576];4;0)" office:value-type="float" office:value="0" calcext:value-type="float">
            <text:p>0</text:p>
          </table:table-cell>
          <table:table-cell table:formula="of:=VLOOKUP([kokku.A573];[ares.A$1:.E$1048576];5;0)" office:value-type="float" office:value="127" calcext:value-type="float">
            <text:p>127</text:p>
          </table:table-cell>
        </table:table-row>
        <table:table-row table:style-name="ro1">
          <table:table-cell table:formula="of:=[rk.A530]" office:value-type="float" office:value="632" calcext:value-type="float">
            <text:p>632</text:p>
          </table:table-cell>
          <table:table-cell table:formula="of:=VLOOKUP([kokku.A574];[rk.A$1:.D$1048576];3;0)" office:value-type="string" office:string-value="Arles Taal" calcext:value-type="string">
            <text:p>Arles Taal</text:p>
          </table:table-cell>
          <table:table-cell table:formula="of:=VLOOKUP([kokku.A574];[res.A$1:.D$1048576];3;0)" office:value-type="string" office:string-value="" calcext:value-type="error">
            <text:p>#N/A</text:p>
          </table:table-cell>
          <table:table-cell table:formula="of:=VLOOKUP([kokku.A574];[res.A$1:.E$1048576];2;0)" office:value-type="string" office:string-value="" calcext:value-type="error">
            <text:p>#N/A</text:p>
          </table:table-cell>
          <table:table-cell table:formula="of:=VLOOKUP([kokku.A574];[ares.A$1:.E$1048576];3;0)" office:value-type="float" office:value="72" calcext:value-type="float">
            <text:p>72</text:p>
          </table:table-cell>
          <table:table-cell table:formula="of:=VLOOKUP([kokku.A574];[ares.A$1:.E$1048576];4;0)" office:value-type="float" office:value="0" calcext:value-type="float">
            <text:p>0</text:p>
          </table:table-cell>
          <table:table-cell table:formula="of:=VLOOKUP([kokku.A574];[ares.A$1:.E$1048576];5;0)" office:value-type="float" office:value="35" calcext:value-type="float">
            <text:p>35</text:p>
          </table:table-cell>
        </table:table-row>
        <table:table-row table:style-name="ro1">
          <table:table-cell table:formula="of:=[rk.A531]" office:value-type="float" office:value="633" calcext:value-type="float">
            <text:p>633</text:p>
          </table:table-cell>
          <table:table-cell table:formula="of:=VLOOKUP([kokku.A575];[rk.A$1:.D$1048576];3;0)" office:value-type="string" office:string-value="Olev Vaher" calcext:value-type="string">
            <text:p>Olev Vaher</text:p>
          </table:table-cell>
          <table:table-cell table:formula="of:=VLOOKUP([kokku.A575];[res.A$1:.D$1048576];3;0)" office:value-type="string" office:string-value="" calcext:value-type="error">
            <text:p>#N/A</text:p>
          </table:table-cell>
          <table:table-cell table:formula="of:=VLOOKUP([kokku.A575];[res.A$1:.E$1048576];2;0)" office:value-type="string" office:string-value="" calcext:value-type="error">
            <text:p>#N/A</text:p>
          </table:table-cell>
          <table:table-cell table:formula="of:=VLOOKUP([kokku.A575];[ares.A$1:.E$1048576];3;0)" office:value-type="float" office:value="58" calcext:value-type="float">
            <text:p>58</text:p>
          </table:table-cell>
          <table:table-cell table:formula="of:=VLOOKUP([kokku.A575];[ares.A$1:.E$1048576];4;0)" office:value-type="float" office:value="0" calcext:value-type="float">
            <text:p>0</text:p>
          </table:table-cell>
          <table:table-cell table:formula="of:=VLOOKUP([kokku.A575];[ares.A$1:.E$1048576];5;0)" office:value-type="float" office:value="33" calcext:value-type="float">
            <text:p>33</text:p>
          </table:table-cell>
        </table:table-row>
        <table:table-row table:style-name="ro1">
          <table:table-cell table:formula="of:=[rk.A532]" office:value-type="float" office:value="634" calcext:value-type="float">
            <text:p>634</text:p>
          </table:table-cell>
          <table:table-cell table:formula="of:=VLOOKUP([kokku.A576];[rk.A$1:.D$1048576];3;0)" office:value-type="string" office:string-value="Jaan Laats" calcext:value-type="string">
            <text:p>Jaan Laats</text:p>
          </table:table-cell>
          <table:table-cell table:formula="of:=VLOOKUP([kokku.A576];[res.A$1:.D$1048576];3;0)" office:value-type="string" office:string-value="" calcext:value-type="error">
            <text:p>#N/A</text:p>
          </table:table-cell>
          <table:table-cell table:formula="of:=VLOOKUP([kokku.A576];[res.A$1:.E$1048576];2;0)" office:value-type="string" office:string-value="" calcext:value-type="error">
            <text:p>#N/A</text:p>
          </table:table-cell>
          <table:table-cell table:formula="of:=VLOOKUP([kokku.A576];[ares.A$1:.E$1048576];3;0)" office:value-type="float" office:value="63" calcext:value-type="float">
            <text:p>63</text:p>
          </table:table-cell>
          <table:table-cell table:formula="of:=VLOOKUP([kokku.A576];[ares.A$1:.E$1048576];4;0)" office:value-type="float" office:value="0" calcext:value-type="float">
            <text:p>0</text:p>
          </table:table-cell>
          <table:table-cell table:formula="of:=VLOOKUP([kokku.A576];[ares.A$1:.E$1048576];5;0)" office:value-type="float" office:value="18" calcext:value-type="float">
            <text:p>18</text:p>
          </table:table-cell>
        </table:table-row>
        <table:table-row table:style-name="ro1">
          <table:table-cell table:formula="of:=[rk.A533]" office:value-type="float" office:value="635" calcext:value-type="float">
            <text:p>635</text:p>
          </table:table-cell>
          <table:table-cell table:formula="of:=VLOOKUP([kokku.A577];[rk.A$1:.D$1048576];3;0)" office:value-type="string" office:string-value="Rinno Lige" calcext:value-type="string">
            <text:p>Rinno Lige</text:p>
          </table:table-cell>
          <table:table-cell table:formula="of:=VLOOKUP([kokku.A577];[res.A$1:.D$1048576];3;0)" office:value-type="string" office:string-value="" calcext:value-type="error">
            <text:p>#N/A</text:p>
          </table:table-cell>
          <table:table-cell table:formula="of:=VLOOKUP([kokku.A577];[res.A$1:.E$1048576];2;0)" office:value-type="string" office:string-value="" calcext:value-type="error">
            <text:p>#N/A</text:p>
          </table:table-cell>
          <table:table-cell table:formula="of:=VLOOKUP([kokku.A577];[ares.A$1:.E$1048576];3;0)" office:value-type="float" office:value="202" calcext:value-type="float">
            <text:p>202</text:p>
          </table:table-cell>
          <table:table-cell table:formula="of:=VLOOKUP([kokku.A577];[ares.A$1:.E$1048576];4;0)" office:value-type="float" office:value="0" calcext:value-type="float">
            <text:p>0</text:p>
          </table:table-cell>
          <table:table-cell table:formula="of:=VLOOKUP([kokku.A577];[ares.A$1:.E$1048576];5;0)" office:value-type="float" office:value="90" calcext:value-type="float">
            <text:p>90</text:p>
          </table:table-cell>
        </table:table-row>
        <table:table-row table:style-name="ro1">
          <table:table-cell table:formula="of:=[rk.A534]" office:value-type="float" office:value="636" calcext:value-type="float">
            <text:p>636</text:p>
          </table:table-cell>
          <table:table-cell table:formula="of:=VLOOKUP([kokku.A578];[rk.A$1:.D$1048576];3;0)" office:value-type="string" office:string-value="Emil Rutiku" calcext:value-type="string">
            <text:p>Emil Rutiku</text:p>
          </table:table-cell>
          <table:table-cell table:formula="of:=VLOOKUP([kokku.A578];[res.A$1:.D$1048576];3;0)" office:value-type="string" office:string-value="" calcext:value-type="error">
            <text:p>#N/A</text:p>
          </table:table-cell>
          <table:table-cell table:formula="of:=VLOOKUP([kokku.A578];[res.A$1:.E$1048576];2;0)" office:value-type="string" office:string-value="" calcext:value-type="error">
            <text:p>#N/A</text:p>
          </table:table-cell>
          <table:table-cell table:formula="of:=VLOOKUP([kokku.A578];[ares.A$1:.E$1048576];3;0)" office:value-type="float" office:value="1243" calcext:value-type="float">
            <text:p>1243</text:p>
          </table:table-cell>
          <table:table-cell table:formula="of:=VLOOKUP([kokku.A578];[ares.A$1:.E$1048576];4;0)" office:value-type="float" office:value="3" calcext:value-type="float">
            <text:p>3</text:p>
          </table:table-cell>
          <table:table-cell table:formula="of:=VLOOKUP([kokku.A578];[ares.A$1:.E$1048576];5;0)" office:value-type="float" office:value="416" calcext:value-type="float">
            <text:p>416</text:p>
          </table:table-cell>
        </table:table-row>
        <table:table-row table:style-name="ro1">
          <table:table-cell table:formula="of:=[rk.A535]" office:value-type="float" office:value="637" calcext:value-type="float">
            <text:p>637</text:p>
          </table:table-cell>
          <table:table-cell table:formula="of:=VLOOKUP([kokku.A579];[rk.A$1:.D$1048576];3;0)" office:value-type="string" office:string-value="Elmu Koppelmann" calcext:value-type="string">
            <text:p>Elmu Koppelmann</text:p>
          </table:table-cell>
          <table:table-cell table:formula="of:=VLOOKUP([kokku.A579];[res.A$1:.D$1048576];3;0)" office:value-type="string" office:string-value="" calcext:value-type="error">
            <text:p>#N/A</text:p>
          </table:table-cell>
          <table:table-cell table:formula="of:=VLOOKUP([kokku.A579];[res.A$1:.E$1048576];2;0)" office:value-type="string" office:string-value="" calcext:value-type="error">
            <text:p>#N/A</text:p>
          </table:table-cell>
          <table:table-cell table:formula="of:=VLOOKUP([kokku.A579];[ares.A$1:.E$1048576];3;0)" office:value-type="float" office:value="469" calcext:value-type="float">
            <text:p>469</text:p>
          </table:table-cell>
          <table:table-cell table:formula="of:=VLOOKUP([kokku.A579];[ares.A$1:.E$1048576];4;0)" office:value-type="float" office:value="1" calcext:value-type="float">
            <text:p>1</text:p>
          </table:table-cell>
          <table:table-cell table:formula="of:=VLOOKUP([kokku.A579];[ares.A$1:.E$1048576];5;0)" office:value-type="float" office:value="196" calcext:value-type="float">
            <text:p>196</text:p>
          </table:table-cell>
        </table:table-row>
        <table:table-row table:style-name="ro1">
          <table:table-cell table:formula="of:=[rk.A536]" office:value-type="float" office:value="638" calcext:value-type="float">
            <text:p>638</text:p>
          </table:table-cell>
          <table:table-cell table:formula="of:=VLOOKUP([kokku.A580];[rk.A$1:.D$1048576];3;0)" office:value-type="string" office:string-value="Rein Kotšin" calcext:value-type="string">
            <text:p>Rein Kotšin</text:p>
          </table:table-cell>
          <table:table-cell table:formula="of:=VLOOKUP([kokku.A580];[res.A$1:.D$1048576];3;0)" office:value-type="string" office:string-value="" calcext:value-type="error">
            <text:p>#N/A</text:p>
          </table:table-cell>
          <table:table-cell table:formula="of:=VLOOKUP([kokku.A580];[res.A$1:.E$1048576];2;0)" office:value-type="string" office:string-value="" calcext:value-type="error">
            <text:p>#N/A</text:p>
          </table:table-cell>
          <table:table-cell table:formula="of:=VLOOKUP([kokku.A580];[ares.A$1:.E$1048576];3;0)" office:value-type="float" office:value="33" calcext:value-type="float">
            <text:p>33</text:p>
          </table:table-cell>
          <table:table-cell table:formula="of:=VLOOKUP([kokku.A580];[ares.A$1:.E$1048576];4;0)" office:value-type="float" office:value="0" calcext:value-type="float">
            <text:p>0</text:p>
          </table:table-cell>
          <table:table-cell table:formula="of:=VLOOKUP([kokku.A580];[ares.A$1:.E$1048576];5;0)" office:value-type="float" office:value="20" calcext:value-type="float">
            <text:p>20</text:p>
          </table:table-cell>
        </table:table-row>
        <table:table-row table:style-name="ro1">
          <table:table-cell table:formula="of:=[rk.A537]" office:value-type="float" office:value="639" calcext:value-type="float">
            <text:p>639</text:p>
          </table:table-cell>
          <table:table-cell table:formula="of:=VLOOKUP([kokku.A581];[rk.A$1:.D$1048576];3;0)" office:value-type="string" office:string-value="Marika Tali" calcext:value-type="string">
            <text:p>Marika Tali</text:p>
          </table:table-cell>
          <table:table-cell table:formula="of:=VLOOKUP([kokku.A581];[res.A$1:.D$1048576];3;0)" office:value-type="string" office:string-value="" calcext:value-type="error">
            <text:p>#N/A</text:p>
          </table:table-cell>
          <table:table-cell table:formula="of:=VLOOKUP([kokku.A581];[res.A$1:.E$1048576];2;0)" office:value-type="string" office:string-value="" calcext:value-type="error">
            <text:p>#N/A</text:p>
          </table:table-cell>
          <table:table-cell table:formula="of:=VLOOKUP([kokku.A581];[ares.A$1:.E$1048576];3;0)" office:value-type="float" office:value="104" calcext:value-type="float">
            <text:p>104</text:p>
          </table:table-cell>
          <table:table-cell table:formula="of:=VLOOKUP([kokku.A581];[ares.A$1:.E$1048576];4;0)" office:value-type="float" office:value="0" calcext:value-type="float">
            <text:p>0</text:p>
          </table:table-cell>
          <table:table-cell table:formula="of:=VLOOKUP([kokku.A581];[ares.A$1:.E$1048576];5;0)" office:value-type="float" office:value="30" calcext:value-type="float">
            <text:p>30</text:p>
          </table:table-cell>
        </table:table-row>
        <table:table-row table:style-name="ro1">
          <table:table-cell table:formula="of:=[rk.A538]" office:value-type="float" office:value="640" calcext:value-type="float">
            <text:p>640</text:p>
          </table:table-cell>
          <table:table-cell table:formula="of:=VLOOKUP([kokku.A582];[rk.A$1:.D$1048576];3;0)" office:value-type="string" office:string-value="Kristo Krumm" calcext:value-type="string">
            <text:p>Kristo Krumm</text:p>
          </table:table-cell>
          <table:table-cell table:formula="of:=VLOOKUP([kokku.A582];[res.A$1:.D$1048576];3;0)" office:value-type="string" office:string-value="" calcext:value-type="error">
            <text:p>#N/A</text:p>
          </table:table-cell>
          <table:table-cell table:formula="of:=VLOOKUP([kokku.A582];[res.A$1:.E$1048576];2;0)" office:value-type="string" office:string-value="" calcext:value-type="error">
            <text:p>#N/A</text:p>
          </table:table-cell>
          <table:table-cell table:formula="of:=VLOOKUP([kokku.A582];[ares.A$1:.E$1048576];3;0)" office:value-type="float" office:value="95" calcext:value-type="float">
            <text:p>95</text:p>
          </table:table-cell>
          <table:table-cell table:formula="of:=VLOOKUP([kokku.A582];[ares.A$1:.E$1048576];4;0)" office:value-type="float" office:value="0" calcext:value-type="float">
            <text:p>0</text:p>
          </table:table-cell>
          <table:table-cell table:formula="of:=VLOOKUP([kokku.A582];[ares.A$1:.E$1048576];5;0)" office:value-type="float" office:value="41" calcext:value-type="float">
            <text:p>41</text:p>
          </table:table-cell>
        </table:table-row>
        <table:table-row table:style-name="ro1">
          <table:table-cell table:formula="of:=[rk.A539]" office:value-type="float" office:value="641" calcext:value-type="float">
            <text:p>641</text:p>
          </table:table-cell>
          <table:table-cell table:formula="of:=VLOOKUP([kokku.A583];[rk.A$1:.D$1048576];3;0)" office:value-type="string" office:string-value="Veana Heinmets" calcext:value-type="string">
            <text:p>Veana Heinmets</text:p>
          </table:table-cell>
          <table:table-cell table:formula="of:=VLOOKUP([kokku.A583];[res.A$1:.D$1048576];3;0)" office:value-type="string" office:string-value="" calcext:value-type="error">
            <text:p>#N/A</text:p>
          </table:table-cell>
          <table:table-cell table:formula="of:=VLOOKUP([kokku.A583];[res.A$1:.E$1048576];2;0)" office:value-type="string" office:string-value="" calcext:value-type="error">
            <text:p>#N/A</text:p>
          </table:table-cell>
          <table:table-cell table:formula="of:=VLOOKUP([kokku.A583];[ares.A$1:.E$1048576];3;0)" office:value-type="float" office:value="19" calcext:value-type="float">
            <text:p>19</text:p>
          </table:table-cell>
          <table:table-cell table:formula="of:=VLOOKUP([kokku.A583];[ares.A$1:.E$1048576];4;0)" office:value-type="float" office:value="0" calcext:value-type="float">
            <text:p>0</text:p>
          </table:table-cell>
          <table:table-cell table:formula="of:=VLOOKUP([kokku.A583];[ares.A$1:.E$1048576];5;0)" office:value-type="float" office:value="6" calcext:value-type="float">
            <text:p>6</text:p>
          </table:table-cell>
        </table:table-row>
        <table:table-row table:style-name="ro1">
          <table:table-cell table:formula="of:=[rk.A540]" office:value-type="float" office:value="642" calcext:value-type="float">
            <text:p>642</text:p>
          </table:table-cell>
          <table:table-cell table:formula="of:=VLOOKUP([kokku.A584];[rk.A$1:.D$1048576];3;0)" office:value-type="string" office:string-value="Heiki Hallik" calcext:value-type="string">
            <text:p>Heiki Hallik</text:p>
          </table:table-cell>
          <table:table-cell table:formula="of:=VLOOKUP([kokku.A584];[res.A$1:.D$1048576];3;0)" office:value-type="string" office:string-value="" calcext:value-type="error">
            <text:p>#N/A</text:p>
          </table:table-cell>
          <table:table-cell table:formula="of:=VLOOKUP([kokku.A584];[res.A$1:.E$1048576];2;0)" office:value-type="string" office:string-value="" calcext:value-type="error">
            <text:p>#N/A</text:p>
          </table:table-cell>
          <table:table-cell table:formula="of:=VLOOKUP([kokku.A584];[ares.A$1:.E$1048576];3;0)" office:value-type="float" office:value="241" calcext:value-type="float">
            <text:p>241</text:p>
          </table:table-cell>
          <table:table-cell table:formula="of:=VLOOKUP([kokku.A584];[ares.A$1:.E$1048576];4;0)" office:value-type="float" office:value="0" calcext:value-type="float">
            <text:p>0</text:p>
          </table:table-cell>
          <table:table-cell table:formula="of:=VLOOKUP([kokku.A584];[ares.A$1:.E$1048576];5;0)" office:value-type="float" office:value="80" calcext:value-type="float">
            <text:p>80</text:p>
          </table:table-cell>
        </table:table-row>
        <table:table-row table:style-name="ro1">
          <table:table-cell table:formula="of:=[rk.A541]" office:value-type="float" office:value="643" calcext:value-type="float">
            <text:p>643</text:p>
          </table:table-cell>
          <table:table-cell table:formula="of:=VLOOKUP([kokku.A585];[rk.A$1:.D$1048576];3;0)" office:value-type="string" office:string-value="Peeter Kapten" calcext:value-type="string">
            <text:p>Peeter Kapten</text:p>
          </table:table-cell>
          <table:table-cell table:formula="of:=VLOOKUP([kokku.A585];[res.A$1:.D$1048576];3;0)" office:value-type="string" office:string-value="" calcext:value-type="error">
            <text:p>#N/A</text:p>
          </table:table-cell>
          <table:table-cell table:formula="of:=VLOOKUP([kokku.A585];[res.A$1:.E$1048576];2;0)" office:value-type="string" office:string-value="" calcext:value-type="error">
            <text:p>#N/A</text:p>
          </table:table-cell>
          <table:table-cell table:formula="of:=VLOOKUP([kokku.A585];[ares.A$1:.E$1048576];3;0)" office:value-type="float" office:value="265" calcext:value-type="float">
            <text:p>265</text:p>
          </table:table-cell>
          <table:table-cell table:formula="of:=VLOOKUP([kokku.A585];[ares.A$1:.E$1048576];4;0)" office:value-type="float" office:value="1" calcext:value-type="float">
            <text:p>1</text:p>
          </table:table-cell>
          <table:table-cell table:formula="of:=VLOOKUP([kokku.A585];[ares.A$1:.E$1048576];5;0)" office:value-type="float" office:value="105" calcext:value-type="float">
            <text:p>105</text:p>
          </table:table-cell>
        </table:table-row>
        <table:table-row table:style-name="ro1">
          <table:table-cell table:formula="of:=[rk.A542]" office:value-type="float" office:value="644" calcext:value-type="float">
            <text:p>644</text:p>
          </table:table-cell>
          <table:table-cell table:formula="of:=VLOOKUP([kokku.A586];[rk.A$1:.D$1048576];3;0)" office:value-type="string" office:string-value="Inna Rose" calcext:value-type="string">
            <text:p>Inna Rose</text:p>
          </table:table-cell>
          <table:table-cell table:formula="of:=VLOOKUP([kokku.A586];[res.A$1:.D$1048576];3;0)" office:value-type="string" office:string-value="" calcext:value-type="error">
            <text:p>#N/A</text:p>
          </table:table-cell>
          <table:table-cell table:formula="of:=VLOOKUP([kokku.A586];[res.A$1:.E$1048576];2;0)" office:value-type="string" office:string-value="" calcext:value-type="error">
            <text:p>#N/A</text:p>
          </table:table-cell>
          <table:table-cell table:formula="of:=VLOOKUP([kokku.A586];[ares.A$1:.E$1048576];3;0)" office:value-type="float" office:value="108" calcext:value-type="float">
            <text:p>108</text:p>
          </table:table-cell>
          <table:table-cell table:formula="of:=VLOOKUP([kokku.A586];[ares.A$1:.E$1048576];4;0)" office:value-type="float" office:value="0" calcext:value-type="float">
            <text:p>0</text:p>
          </table:table-cell>
          <table:table-cell table:formula="of:=VLOOKUP([kokku.A586];[ares.A$1:.E$1048576];5;0)" office:value-type="float" office:value="38" calcext:value-type="float">
            <text:p>38</text:p>
          </table:table-cell>
        </table:table-row>
        <table:table-row table:style-name="ro1">
          <table:table-cell table:formula="of:=[rk.A543]" office:value-type="float" office:value="645" calcext:value-type="float">
            <text:p>645</text:p>
          </table:table-cell>
          <table:table-cell table:formula="of:=VLOOKUP([kokku.A587];[rk.A$1:.D$1048576];3;0)" office:value-type="string" office:string-value="Jüri Soone" calcext:value-type="string">
            <text:p>Jüri Soone</text:p>
          </table:table-cell>
          <table:table-cell table:formula="of:=VLOOKUP([kokku.A587];[res.A$1:.D$1048576];3;0)" office:value-type="string" office:string-value="" calcext:value-type="error">
            <text:p>#N/A</text:p>
          </table:table-cell>
          <table:table-cell table:formula="of:=VLOOKUP([kokku.A587];[res.A$1:.E$1048576];2;0)" office:value-type="string" office:string-value="" calcext:value-type="error">
            <text:p>#N/A</text:p>
          </table:table-cell>
          <table:table-cell table:formula="of:=VLOOKUP([kokku.A587];[ares.A$1:.E$1048576];3;0)" office:value-type="float" office:value="73" calcext:value-type="float">
            <text:p>73</text:p>
          </table:table-cell>
          <table:table-cell table:formula="of:=VLOOKUP([kokku.A587];[ares.A$1:.E$1048576];4;0)" office:value-type="float" office:value="0" calcext:value-type="float">
            <text:p>0</text:p>
          </table:table-cell>
          <table:table-cell table:formula="of:=VLOOKUP([kokku.A587];[ares.A$1:.E$1048576];5;0)" office:value-type="float" office:value="37" calcext:value-type="float">
            <text:p>37</text:p>
          </table:table-cell>
        </table:table-row>
        <table:table-row table:style-name="ro1">
          <table:table-cell table:formula="of:=[rk.A544]" office:value-type="float" office:value="646" calcext:value-type="float">
            <text:p>646</text:p>
          </table:table-cell>
          <table:table-cell table:formula="of:=VLOOKUP([kokku.A588];[rk.A$1:.D$1048576];3;0)" office:value-type="string" office:string-value="Tamara Luigas" calcext:value-type="string">
            <text:p>Tamara Luigas</text:p>
          </table:table-cell>
          <table:table-cell table:formula="of:=VLOOKUP([kokku.A588];[res.A$1:.D$1048576];3;0)" office:value-type="string" office:string-value="" calcext:value-type="error">
            <text:p>#N/A</text:p>
          </table:table-cell>
          <table:table-cell table:formula="of:=VLOOKUP([kokku.A588];[res.A$1:.E$1048576];2;0)" office:value-type="string" office:string-value="" calcext:value-type="error">
            <text:p>#N/A</text:p>
          </table:table-cell>
          <table:table-cell table:formula="of:=VLOOKUP([kokku.A588];[ares.A$1:.E$1048576];3;0)" office:value-type="float" office:value="197" calcext:value-type="float">
            <text:p>197</text:p>
          </table:table-cell>
          <table:table-cell table:formula="of:=VLOOKUP([kokku.A588];[ares.A$1:.E$1048576];4;0)" office:value-type="float" office:value="0" calcext:value-type="float">
            <text:p>0</text:p>
          </table:table-cell>
          <table:table-cell table:formula="of:=VLOOKUP([kokku.A588];[ares.A$1:.E$1048576];5;0)" office:value-type="float" office:value="19" calcext:value-type="float">
            <text:p>19</text:p>
          </table:table-cell>
        </table:table-row>
        <table:table-row table:style-name="ro1">
          <table:table-cell table:formula="of:=[rk.A545]" office:value-type="float" office:value="647" calcext:value-type="float">
            <text:p>647</text:p>
          </table:table-cell>
          <table:table-cell table:formula="of:=VLOOKUP([kokku.A589];[rk.A$1:.D$1048576];3;0)" office:value-type="string" office:string-value="Olav Kivirand" calcext:value-type="string">
            <text:p>Olav Kivirand</text:p>
          </table:table-cell>
          <table:table-cell table:formula="of:=VLOOKUP([kokku.A589];[res.A$1:.D$1048576];3;0)" office:value-type="string" office:string-value="" calcext:value-type="error">
            <text:p>#N/A</text:p>
          </table:table-cell>
          <table:table-cell table:formula="of:=VLOOKUP([kokku.A589];[res.A$1:.E$1048576];2;0)" office:value-type="string" office:string-value="" calcext:value-type="error">
            <text:p>#N/A</text:p>
          </table:table-cell>
          <table:table-cell table:formula="of:=VLOOKUP([kokku.A589];[ares.A$1:.E$1048576];3;0)" office:value-type="float" office:value="58" calcext:value-type="float">
            <text:p>58</text:p>
          </table:table-cell>
          <table:table-cell table:formula="of:=VLOOKUP([kokku.A589];[ares.A$1:.E$1048576];4;0)" office:value-type="float" office:value="0" calcext:value-type="float">
            <text:p>0</text:p>
          </table:table-cell>
          <table:table-cell table:formula="of:=VLOOKUP([kokku.A589];[ares.A$1:.E$1048576];5;0)" office:value-type="float" office:value="22" calcext:value-type="float">
            <text:p>22</text:p>
          </table:table-cell>
        </table:table-row>
        <table:table-row table:style-name="ro1">
          <table:table-cell table:formula="of:=[rk.A546]" office:value-type="float" office:value="648" calcext:value-type="float">
            <text:p>648</text:p>
          </table:table-cell>
          <table:table-cell table:formula="of:=VLOOKUP([kokku.A590];[rk.A$1:.D$1048576];3;0)" office:value-type="string" office:string-value="Evhen Tsybulenko" calcext:value-type="string">
            <text:p>Evhen Tsybulenko</text:p>
          </table:table-cell>
          <table:table-cell table:formula="of:=VLOOKUP([kokku.A590];[res.A$1:.D$1048576];3;0)" office:value-type="string" office:string-value="" calcext:value-type="error">
            <text:p>#N/A</text:p>
          </table:table-cell>
          <table:table-cell table:formula="of:=VLOOKUP([kokku.A590];[res.A$1:.E$1048576];2;0)" office:value-type="string" office:string-value="" calcext:value-type="error">
            <text:p>#N/A</text:p>
          </table:table-cell>
          <table:table-cell table:formula="of:=VLOOKUP([kokku.A590];[ares.A$1:.E$1048576];3;0)" office:value-type="float" office:value="25" calcext:value-type="float">
            <text:p>25</text:p>
          </table:table-cell>
          <table:table-cell table:formula="of:=VLOOKUP([kokku.A590];[ares.A$1:.E$1048576];4;0)" office:value-type="float" office:value="0" calcext:value-type="float">
            <text:p>0</text:p>
          </table:table-cell>
          <table:table-cell table:formula="of:=VLOOKUP([kokku.A590];[ares.A$1:.E$1048576];5;0)" office:value-type="float" office:value="9" calcext:value-type="float">
            <text:p>9</text:p>
          </table:table-cell>
        </table:table-row>
        <table:table-row table:style-name="ro1">
          <table:table-cell table:formula="of:=[rk.A547]" office:value-type="float" office:value="649" calcext:value-type="float">
            <text:p>649</text:p>
          </table:table-cell>
          <table:table-cell table:formula="of:=VLOOKUP([kokku.A591];[rk.A$1:.D$1048576];3;0)" office:value-type="string" office:string-value="Yury Gordeev" calcext:value-type="string">
            <text:p>Yury Gordeev</text:p>
          </table:table-cell>
          <table:table-cell table:formula="of:=VLOOKUP([kokku.A591];[res.A$1:.D$1048576];3;0)" office:value-type="string" office:string-value="" calcext:value-type="error">
            <text:p>#N/A</text:p>
          </table:table-cell>
          <table:table-cell table:formula="of:=VLOOKUP([kokku.A591];[res.A$1:.E$1048576];2;0)" office:value-type="string" office:string-value="" calcext:value-type="error">
            <text:p>#N/A</text:p>
          </table:table-cell>
          <table:table-cell table:formula="of:=VLOOKUP([kokku.A591];[ares.A$1:.E$1048576];3;0)" office:value-type="float" office:value="26" calcext:value-type="float">
            <text:p>26</text:p>
          </table:table-cell>
          <table:table-cell table:formula="of:=VLOOKUP([kokku.A591];[ares.A$1:.E$1048576];4;0)" office:value-type="float" office:value="0" calcext:value-type="float">
            <text:p>0</text:p>
          </table:table-cell>
          <table:table-cell table:formula="of:=VLOOKUP([kokku.A591];[ares.A$1:.E$1048576];5;0)" office:value-type="float" office:value="10" calcext:value-type="float">
            <text:p>10</text:p>
          </table:table-cell>
        </table:table-row>
        <table:table-row table:style-name="ro1">
          <table:table-cell table:formula="of:=[rk.A548]" office:value-type="float" office:value="650" calcext:value-type="float">
            <text:p>650</text:p>
          </table:table-cell>
          <table:table-cell table:formula="of:=VLOOKUP([kokku.A592];[rk.A$1:.D$1048576];3;0)" office:value-type="string" office:string-value="Eino Muruste" calcext:value-type="string">
            <text:p>Eino Muruste</text:p>
          </table:table-cell>
          <table:table-cell table:formula="of:=VLOOKUP([kokku.A592];[res.A$1:.D$1048576];3;0)" office:value-type="string" office:string-value="" calcext:value-type="error">
            <text:p>#N/A</text:p>
          </table:table-cell>
          <table:table-cell table:formula="of:=VLOOKUP([kokku.A592];[res.A$1:.E$1048576];2;0)" office:value-type="string" office:string-value="" calcext:value-type="error">
            <text:p>#N/A</text:p>
          </table:table-cell>
          <table:table-cell table:formula="of:=VLOOKUP([kokku.A592];[ares.A$1:.E$1048576];3;0)" office:value-type="float" office:value="18" calcext:value-type="float">
            <text:p>18</text:p>
          </table:table-cell>
          <table:table-cell table:formula="of:=VLOOKUP([kokku.A592];[ares.A$1:.E$1048576];4;0)" office:value-type="float" office:value="0" calcext:value-type="float">
            <text:p>0</text:p>
          </table:table-cell>
          <table:table-cell table:formula="of:=VLOOKUP([kokku.A592];[ares.A$1:.E$1048576];5;0)" office:value-type="float" office:value="6" calcext:value-type="float">
            <text:p>6</text:p>
          </table:table-cell>
        </table:table-row>
        <table:table-row table:style-name="ro1">
          <table:table-cell table:formula="of:=[rk.A549]" office:value-type="float" office:value="651" calcext:value-type="float">
            <text:p>651</text:p>
          </table:table-cell>
          <table:table-cell table:formula="of:=VLOOKUP([kokku.A593];[rk.A$1:.D$1048576];3;0)" office:value-type="string" office:string-value="Avo Blankin" calcext:value-type="string">
            <text:p>Avo Blankin</text:p>
          </table:table-cell>
          <table:table-cell table:formula="of:=VLOOKUP([kokku.A593];[res.A$1:.D$1048576];3;0)" office:value-type="string" office:string-value="" calcext:value-type="error">
            <text:p>#N/A</text:p>
          </table:table-cell>
          <table:table-cell table:formula="of:=VLOOKUP([kokku.A593];[res.A$1:.E$1048576];2;0)" office:value-type="string" office:string-value="" calcext:value-type="error">
            <text:p>#N/A</text:p>
          </table:table-cell>
          <table:table-cell table:formula="of:=VLOOKUP([kokku.A593];[ares.A$1:.E$1048576];3;0)" office:value-type="float" office:value="55" calcext:value-type="float">
            <text:p>55</text:p>
          </table:table-cell>
          <table:table-cell table:formula="of:=VLOOKUP([kokku.A593];[ares.A$1:.E$1048576];4;0)" office:value-type="float" office:value="0" calcext:value-type="float">
            <text:p>0</text:p>
          </table:table-cell>
          <table:table-cell table:formula="of:=VLOOKUP([kokku.A593];[ares.A$1:.E$1048576];5;0)" office:value-type="float" office:value="18" calcext:value-type="float">
            <text:p>18</text:p>
          </table:table-cell>
        </table:table-row>
        <table:table-row table:style-name="ro1">
          <table:table-cell table:formula="of:=[rk.A550]" office:value-type="float" office:value="652" calcext:value-type="float">
            <text:p>652</text:p>
          </table:table-cell>
          <table:table-cell table:formula="of:=VLOOKUP([kokku.A594];[rk.A$1:.D$1048576];3;0)" office:value-type="string" office:string-value="Mati Ilisson" calcext:value-type="string">
            <text:p>Mati Ilisson</text:p>
          </table:table-cell>
          <table:table-cell table:formula="of:=VLOOKUP([kokku.A594];[res.A$1:.D$1048576];3;0)" office:value-type="string" office:string-value="" calcext:value-type="error">
            <text:p>#N/A</text:p>
          </table:table-cell>
          <table:table-cell table:formula="of:=VLOOKUP([kokku.A594];[res.A$1:.E$1048576];2;0)" office:value-type="string" office:string-value="" calcext:value-type="error">
            <text:p>#N/A</text:p>
          </table:table-cell>
          <table:table-cell table:formula="of:=VLOOKUP([kokku.A594];[ares.A$1:.E$1048576];3;0)" office:value-type="float" office:value="1075" calcext:value-type="float">
            <text:p>1075</text:p>
          </table:table-cell>
          <table:table-cell table:formula="of:=VLOOKUP([kokku.A594];[ares.A$1:.E$1048576];4;0)" office:value-type="float" office:value="0" calcext:value-type="float">
            <text:p>0</text:p>
          </table:table-cell>
          <table:table-cell table:formula="of:=VLOOKUP([kokku.A594];[ares.A$1:.E$1048576];5;0)" office:value-type="float" office:value="386" calcext:value-type="float">
            <text:p>386</text:p>
          </table:table-cell>
        </table:table-row>
        <table:table-row table:style-name="ro1">
          <table:table-cell table:formula="of:=[rk.A551]" office:value-type="float" office:value="653" calcext:value-type="float">
            <text:p>653</text:p>
          </table:table-cell>
          <table:table-cell table:formula="of:=VLOOKUP([kokku.A595];[rk.A$1:.D$1048576];3;0)" office:value-type="string" office:string-value="Arlet Palmiste" calcext:value-type="string">
            <text:p>Arlet Palmiste</text:p>
          </table:table-cell>
          <table:table-cell table:formula="of:=VLOOKUP([kokku.A595];[res.A$1:.D$1048576];3;0)" office:value-type="string" office:string-value="" calcext:value-type="error">
            <text:p>#N/A</text:p>
          </table:table-cell>
          <table:table-cell table:formula="of:=VLOOKUP([kokku.A595];[res.A$1:.E$1048576];2;0)" office:value-type="string" office:string-value="" calcext:value-type="error">
            <text:p>#N/A</text:p>
          </table:table-cell>
          <table:table-cell table:formula="of:=VLOOKUP([kokku.A595];[ares.A$1:.E$1048576];3;0)" office:value-type="float" office:value="519" calcext:value-type="float">
            <text:p>519</text:p>
          </table:table-cell>
          <table:table-cell table:formula="of:=VLOOKUP([kokku.A595];[ares.A$1:.E$1048576];4;0)" office:value-type="float" office:value="0" calcext:value-type="float">
            <text:p>0</text:p>
          </table:table-cell>
          <table:table-cell table:formula="of:=VLOOKUP([kokku.A595];[ares.A$1:.E$1048576];5;0)" office:value-type="float" office:value="205" calcext:value-type="float">
            <text:p>205</text:p>
          </table:table-cell>
        </table:table-row>
        <table:table-row table:style-name="ro1">
          <table:table-cell table:formula="of:=[rk.A552]" office:value-type="float" office:value="654" calcext:value-type="float">
            <text:p>654</text:p>
          </table:table-cell>
          <table:table-cell table:formula="of:=VLOOKUP([kokku.A596];[rk.A$1:.D$1048576];3;0)" office:value-type="string" office:string-value="Ain Ostra" calcext:value-type="string">
            <text:p>Ain Ostra</text:p>
          </table:table-cell>
          <table:table-cell table:formula="of:=VLOOKUP([kokku.A596];[res.A$1:.D$1048576];3;0)" office:value-type="string" office:string-value="" calcext:value-type="error">
            <text:p>#N/A</text:p>
          </table:table-cell>
          <table:table-cell table:formula="of:=VLOOKUP([kokku.A596];[res.A$1:.E$1048576];2;0)" office:value-type="string" office:string-value="" calcext:value-type="error">
            <text:p>#N/A</text:p>
          </table:table-cell>
          <table:table-cell table:formula="of:=VLOOKUP([kokku.A596];[ares.A$1:.E$1048576];3;0)" office:value-type="float" office:value="170" calcext:value-type="float">
            <text:p>170</text:p>
          </table:table-cell>
          <table:table-cell table:formula="of:=VLOOKUP([kokku.A596];[ares.A$1:.E$1048576];4;0)" office:value-type="float" office:value="0" calcext:value-type="float">
            <text:p>0</text:p>
          </table:table-cell>
          <table:table-cell table:formula="of:=VLOOKUP([kokku.A596];[ares.A$1:.E$1048576];5;0)" office:value-type="float" office:value="62" calcext:value-type="float">
            <text:p>62</text:p>
          </table:table-cell>
        </table:table-row>
        <table:table-row table:style-name="ro1">
          <table:table-cell table:formula="of:=[rk.A553]" office:value-type="float" office:value="655" calcext:value-type="float">
            <text:p>655</text:p>
          </table:table-cell>
          <table:table-cell table:formula="of:=VLOOKUP([kokku.A597];[rk.A$1:.D$1048576];3;0)" office:value-type="string" office:string-value="Ilme Last" calcext:value-type="string">
            <text:p>Ilme Last</text:p>
          </table:table-cell>
          <table:table-cell table:formula="of:=VLOOKUP([kokku.A597];[res.A$1:.D$1048576];3;0)" office:value-type="string" office:string-value="" calcext:value-type="error">
            <text:p>#N/A</text:p>
          </table:table-cell>
          <table:table-cell table:formula="of:=VLOOKUP([kokku.A597];[res.A$1:.E$1048576];2;0)" office:value-type="string" office:string-value="" calcext:value-type="error">
            <text:p>#N/A</text:p>
          </table:table-cell>
          <table:table-cell table:formula="of:=VLOOKUP([kokku.A597];[ares.A$1:.E$1048576];3;0)" office:value-type="float" office:value="143" calcext:value-type="float">
            <text:p>143</text:p>
          </table:table-cell>
          <table:table-cell table:formula="of:=VLOOKUP([kokku.A597];[ares.A$1:.E$1048576];4;0)" office:value-type="float" office:value="0" calcext:value-type="float">
            <text:p>0</text:p>
          </table:table-cell>
          <table:table-cell table:formula="of:=VLOOKUP([kokku.A597];[ares.A$1:.E$1048576];5;0)" office:value-type="float" office:value="55" calcext:value-type="float">
            <text:p>55</text:p>
          </table:table-cell>
        </table:table-row>
        <table:table-row table:style-name="ro1">
          <table:table-cell table:formula="of:=[rk.A554]" office:value-type="float" office:value="656" calcext:value-type="float">
            <text:p>656</text:p>
          </table:table-cell>
          <table:table-cell table:formula="of:=VLOOKUP([kokku.A598];[rk.A$1:.D$1048576];3;0)" office:value-type="string" office:string-value="Väino Rajangu" calcext:value-type="string">
            <text:p>Väino Rajangu</text:p>
          </table:table-cell>
          <table:table-cell table:formula="of:=VLOOKUP([kokku.A598];[res.A$1:.D$1048576];3;0)" office:value-type="string" office:string-value="" calcext:value-type="error">
            <text:p>#N/A</text:p>
          </table:table-cell>
          <table:table-cell table:formula="of:=VLOOKUP([kokku.A598];[res.A$1:.E$1048576];2;0)" office:value-type="string" office:string-value="" calcext:value-type="error">
            <text:p>#N/A</text:p>
          </table:table-cell>
          <table:table-cell table:formula="of:=VLOOKUP([kokku.A598];[ares.A$1:.E$1048576];3;0)" office:value-type="float" office:value="127" calcext:value-type="float">
            <text:p>127</text:p>
          </table:table-cell>
          <table:table-cell table:formula="of:=VLOOKUP([kokku.A598];[ares.A$1:.E$1048576];4;0)" office:value-type="float" office:value="1" calcext:value-type="float">
            <text:p>1</text:p>
          </table:table-cell>
          <table:table-cell table:formula="of:=VLOOKUP([kokku.A598];[ares.A$1:.E$1048576];5;0)" office:value-type="float" office:value="56" calcext:value-type="float">
            <text:p>56</text:p>
          </table:table-cell>
        </table:table-row>
        <table:table-row table:style-name="ro1">
          <table:table-cell table:formula="of:=[rk.A555]" office:value-type="float" office:value="657" calcext:value-type="float">
            <text:p>657</text:p>
          </table:table-cell>
          <table:table-cell table:formula="of:=VLOOKUP([kokku.A599];[rk.A$1:.D$1048576];3;0)" office:value-type="string" office:string-value="Margus Sardis" calcext:value-type="string">
            <text:p>Margus Sardis</text:p>
          </table:table-cell>
          <table:table-cell table:formula="of:=VLOOKUP([kokku.A599];[res.A$1:.D$1048576];3;0)" office:value-type="string" office:string-value="" calcext:value-type="error">
            <text:p>#N/A</text:p>
          </table:table-cell>
          <table:table-cell table:formula="of:=VLOOKUP([kokku.A599];[res.A$1:.E$1048576];2;0)" office:value-type="string" office:string-value="" calcext:value-type="error">
            <text:p>#N/A</text:p>
          </table:table-cell>
          <table:table-cell table:formula="of:=VLOOKUP([kokku.A599];[ares.A$1:.E$1048576];3;0)" office:value-type="float" office:value="62" calcext:value-type="float">
            <text:p>62</text:p>
          </table:table-cell>
          <table:table-cell table:formula="of:=VLOOKUP([kokku.A599];[ares.A$1:.E$1048576];4;0)" office:value-type="float" office:value="1" calcext:value-type="float">
            <text:p>1</text:p>
          </table:table-cell>
          <table:table-cell table:formula="of:=VLOOKUP([kokku.A599];[ares.A$1:.E$1048576];5;0)" office:value-type="float" office:value="32" calcext:value-type="float">
            <text:p>32</text:p>
          </table:table-cell>
        </table:table-row>
        <table:table-row table:style-name="ro1">
          <table:table-cell table:formula="of:=[rk.A556]" office:value-type="float" office:value="658" calcext:value-type="float">
            <text:p>658</text:p>
          </table:table-cell>
          <table:table-cell table:formula="of:=VLOOKUP([kokku.A600];[rk.A$1:.D$1048576];3;0)" office:value-type="string" office:string-value="Olev Rahnu" calcext:value-type="string">
            <text:p>Olev Rahnu</text:p>
          </table:table-cell>
          <table:table-cell table:formula="of:=VLOOKUP([kokku.A600];[res.A$1:.D$1048576];3;0)" office:value-type="string" office:string-value="" calcext:value-type="error">
            <text:p>#N/A</text:p>
          </table:table-cell>
          <table:table-cell table:formula="of:=VLOOKUP([kokku.A600];[res.A$1:.E$1048576];2;0)" office:value-type="string" office:string-value="" calcext:value-type="error">
            <text:p>#N/A</text:p>
          </table:table-cell>
          <table:table-cell table:formula="of:=VLOOKUP([kokku.A600];[ares.A$1:.E$1048576];3;0)" office:value-type="float" office:value="104" calcext:value-type="float">
            <text:p>104</text:p>
          </table:table-cell>
          <table:table-cell table:formula="of:=VLOOKUP([kokku.A600];[ares.A$1:.E$1048576];4;0)" office:value-type="float" office:value="0" calcext:value-type="float">
            <text:p>0</text:p>
          </table:table-cell>
          <table:table-cell table:formula="of:=VLOOKUP([kokku.A600];[ares.A$1:.E$1048576];5;0)" office:value-type="float" office:value="34" calcext:value-type="float">
            <text:p>34</text:p>
          </table:table-cell>
        </table:table-row>
        <table:table-row table:style-name="ro1">
          <table:table-cell table:formula="of:=[rk.A557]" office:value-type="float" office:value="659" calcext:value-type="float">
            <text:p>659</text:p>
          </table:table-cell>
          <table:table-cell table:formula="of:=VLOOKUP([kokku.A601];[rk.A$1:.D$1048576];3;0)" office:value-type="string" office:string-value="Evi Kirschfeldt" calcext:value-type="string">
            <text:p>Evi Kirschfeldt</text:p>
          </table:table-cell>
          <table:table-cell table:formula="of:=VLOOKUP([kokku.A601];[res.A$1:.D$1048576];3;0)" office:value-type="string" office:string-value="" calcext:value-type="error">
            <text:p>#N/A</text:p>
          </table:table-cell>
          <table:table-cell table:formula="of:=VLOOKUP([kokku.A601];[res.A$1:.E$1048576];2;0)" office:value-type="string" office:string-value="" calcext:value-type="error">
            <text:p>#N/A</text:p>
          </table:table-cell>
          <table:table-cell table:formula="of:=VLOOKUP([kokku.A601];[ares.A$1:.E$1048576];3;0)" office:value-type="float" office:value="40" calcext:value-type="float">
            <text:p>40</text:p>
          </table:table-cell>
          <table:table-cell table:formula="of:=VLOOKUP([kokku.A601];[ares.A$1:.E$1048576];4;0)" office:value-type="float" office:value="0" calcext:value-type="float">
            <text:p>0</text:p>
          </table:table-cell>
          <table:table-cell table:formula="of:=VLOOKUP([kokku.A601];[ares.A$1:.E$1048576];5;0)" office:value-type="float" office:value="14" calcext:value-type="float">
            <text:p>14</text:p>
          </table:table-cell>
        </table:table-row>
        <table:table-row table:style-name="ro1">
          <table:table-cell table:formula="of:=[rk.A558]" office:value-type="float" office:value="660" calcext:value-type="float">
            <text:p>660</text:p>
          </table:table-cell>
          <table:table-cell table:formula="of:=VLOOKUP([kokku.A602];[rk.A$1:.D$1048576];3;0)" office:value-type="string" office:string-value="Mats Õun" calcext:value-type="string">
            <text:p>Mats Õun</text:p>
          </table:table-cell>
          <table:table-cell table:formula="of:=VLOOKUP([kokku.A602];[res.A$1:.D$1048576];3;0)" office:value-type="string" office:string-value="" calcext:value-type="error">
            <text:p>#N/A</text:p>
          </table:table-cell>
          <table:table-cell table:formula="of:=VLOOKUP([kokku.A602];[res.A$1:.E$1048576];2;0)" office:value-type="string" office:string-value="" calcext:value-type="error">
            <text:p>#N/A</text:p>
          </table:table-cell>
          <table:table-cell table:formula="of:=VLOOKUP([kokku.A602];[ares.A$1:.E$1048576];3;0)" office:value-type="float" office:value="128" calcext:value-type="float">
            <text:p>128</text:p>
          </table:table-cell>
          <table:table-cell table:formula="of:=VLOOKUP([kokku.A602];[ares.A$1:.E$1048576];4;0)" office:value-type="float" office:value="1" calcext:value-type="float">
            <text:p>1</text:p>
          </table:table-cell>
          <table:table-cell table:formula="of:=VLOOKUP([kokku.A602];[ares.A$1:.E$1048576];5;0)" office:value-type="float" office:value="59" calcext:value-type="float">
            <text:p>59</text:p>
          </table:table-cell>
        </table:table-row>
        <table:table-row table:style-name="ro1">
          <table:table-cell table:formula="of:=[rk.A559]" office:value-type="float" office:value="661" calcext:value-type="float">
            <text:p>661</text:p>
          </table:table-cell>
          <table:table-cell table:formula="of:=VLOOKUP([kokku.A603];[rk.A$1:.D$1048576];3;0)" office:value-type="string" office:string-value="Märt Meesak" calcext:value-type="string">
            <text:p>Märt Meesak</text:p>
          </table:table-cell>
          <table:table-cell table:formula="of:=VLOOKUP([kokku.A603];[res.A$1:.D$1048576];3;0)" office:value-type="string" office:string-value="" calcext:value-type="error">
            <text:p>#N/A</text:p>
          </table:table-cell>
          <table:table-cell table:formula="of:=VLOOKUP([kokku.A603];[res.A$1:.E$1048576];2;0)" office:value-type="string" office:string-value="" calcext:value-type="error">
            <text:p>#N/A</text:p>
          </table:table-cell>
          <table:table-cell table:formula="of:=VLOOKUP([kokku.A603];[ares.A$1:.E$1048576];3;0)" office:value-type="float" office:value="1094" calcext:value-type="float">
            <text:p>1094</text:p>
          </table:table-cell>
          <table:table-cell table:formula="of:=VLOOKUP([kokku.A603];[ares.A$1:.E$1048576];4;0)" office:value-type="float" office:value="2" calcext:value-type="float">
            <text:p>2</text:p>
          </table:table-cell>
          <table:table-cell table:formula="of:=VLOOKUP([kokku.A603];[ares.A$1:.E$1048576];5;0)" office:value-type="float" office:value="412" calcext:value-type="float">
            <text:p>412</text:p>
          </table:table-cell>
        </table:table-row>
        <table:table-row table:style-name="ro1">
          <table:table-cell table:formula="of:=[rk.A560]" office:value-type="float" office:value="662" calcext:value-type="float">
            <text:p>662</text:p>
          </table:table-cell>
          <table:table-cell table:formula="of:=VLOOKUP([kokku.A604];[rk.A$1:.D$1048576];3;0)" office:value-type="string" office:string-value="Elo Lutsepp" calcext:value-type="string">
            <text:p>Elo Lutsepp</text:p>
          </table:table-cell>
          <table:table-cell table:formula="of:=VLOOKUP([kokku.A604];[res.A$1:.D$1048576];3;0)" office:value-type="string" office:string-value="" calcext:value-type="error">
            <text:p>#N/A</text:p>
          </table:table-cell>
          <table:table-cell table:formula="of:=VLOOKUP([kokku.A604];[res.A$1:.E$1048576];2;0)" office:value-type="string" office:string-value="" calcext:value-type="error">
            <text:p>#N/A</text:p>
          </table:table-cell>
          <table:table-cell table:formula="of:=VLOOKUP([kokku.A604];[ares.A$1:.E$1048576];3;0)" office:value-type="float" office:value="784" calcext:value-type="float">
            <text:p>784</text:p>
          </table:table-cell>
          <table:table-cell table:formula="of:=VLOOKUP([kokku.A604];[ares.A$1:.E$1048576];4;0)" office:value-type="float" office:value="1" calcext:value-type="float">
            <text:p>1</text:p>
          </table:table-cell>
          <table:table-cell table:formula="of:=VLOOKUP([kokku.A604];[ares.A$1:.E$1048576];5;0)" office:value-type="float" office:value="317" calcext:value-type="float">
            <text:p>317</text:p>
          </table:table-cell>
        </table:table-row>
        <table:table-row table:style-name="ro1">
          <table:table-cell table:formula="of:=[rk.A561]" office:value-type="float" office:value="663" calcext:value-type="float">
            <text:p>663</text:p>
          </table:table-cell>
          <table:table-cell table:formula="of:=VLOOKUP([kokku.A605];[rk.A$1:.D$1048576];3;0)" office:value-type="string" office:string-value="Tauno Kure" calcext:value-type="string">
            <text:p>Tauno Kure</text:p>
          </table:table-cell>
          <table:table-cell table:formula="of:=VLOOKUP([kokku.A605];[res.A$1:.D$1048576];3;0)" office:value-type="string" office:string-value="" calcext:value-type="error">
            <text:p>#N/A</text:p>
          </table:table-cell>
          <table:table-cell table:formula="of:=VLOOKUP([kokku.A605];[res.A$1:.E$1048576];2;0)" office:value-type="string" office:string-value="" calcext:value-type="error">
            <text:p>#N/A</text:p>
          </table:table-cell>
          <table:table-cell table:formula="of:=VLOOKUP([kokku.A605];[ares.A$1:.E$1048576];3;0)" office:value-type="float" office:value="119" calcext:value-type="float">
            <text:p>119</text:p>
          </table:table-cell>
          <table:table-cell table:formula="of:=VLOOKUP([kokku.A605];[ares.A$1:.E$1048576];4;0)" office:value-type="float" office:value="0" calcext:value-type="float">
            <text:p>0</text:p>
          </table:table-cell>
          <table:table-cell table:formula="of:=VLOOKUP([kokku.A605];[ares.A$1:.E$1048576];5;0)" office:value-type="float" office:value="56" calcext:value-type="float">
            <text:p>56</text:p>
          </table:table-cell>
        </table:table-row>
        <table:table-row table:style-name="ro1">
          <table:table-cell table:formula="of:=[rk.A562]" office:value-type="float" office:value="664" calcext:value-type="float">
            <text:p>664</text:p>
          </table:table-cell>
          <table:table-cell table:formula="of:=VLOOKUP([kokku.A606];[rk.A$1:.D$1048576];3;0)" office:value-type="string" office:string-value="Madis Avi" calcext:value-type="string">
            <text:p>Madis Avi</text:p>
          </table:table-cell>
          <table:table-cell table:formula="of:=VLOOKUP([kokku.A606];[res.A$1:.D$1048576];3;0)" office:value-type="string" office:string-value="" calcext:value-type="error">
            <text:p>#N/A</text:p>
          </table:table-cell>
          <table:table-cell table:formula="of:=VLOOKUP([kokku.A606];[res.A$1:.E$1048576];2;0)" office:value-type="string" office:string-value="" calcext:value-type="error">
            <text:p>#N/A</text:p>
          </table:table-cell>
          <table:table-cell table:formula="of:=VLOOKUP([kokku.A606];[ares.A$1:.E$1048576];3;0)" office:value-type="float" office:value="321" calcext:value-type="float">
            <text:p>321</text:p>
          </table:table-cell>
          <table:table-cell table:formula="of:=VLOOKUP([kokku.A606];[ares.A$1:.E$1048576];4;0)" office:value-type="float" office:value="1" calcext:value-type="float">
            <text:p>1</text:p>
          </table:table-cell>
          <table:table-cell table:formula="of:=VLOOKUP([kokku.A606];[ares.A$1:.E$1048576];5;0)" office:value-type="float" office:value="118" calcext:value-type="float">
            <text:p>118</text:p>
          </table:table-cell>
        </table:table-row>
        <table:table-row table:style-name="ro1">
          <table:table-cell table:formula="of:=[rk.A563]" office:value-type="float" office:value="665" calcext:value-type="float">
            <text:p>665</text:p>
          </table:table-cell>
          <table:table-cell table:formula="of:=VLOOKUP([kokku.A607];[rk.A$1:.D$1048576];3;0)" office:value-type="string" office:string-value="Katrin Hauk" calcext:value-type="string">
            <text:p>Katrin Hauk</text:p>
          </table:table-cell>
          <table:table-cell table:formula="of:=VLOOKUP([kokku.A607];[res.A$1:.D$1048576];3;0)" office:value-type="string" office:string-value="" calcext:value-type="error">
            <text:p>#N/A</text:p>
          </table:table-cell>
          <table:table-cell table:formula="of:=VLOOKUP([kokku.A607];[res.A$1:.E$1048576];2;0)" office:value-type="string" office:string-value="" calcext:value-type="error">
            <text:p>#N/A</text:p>
          </table:table-cell>
          <table:table-cell table:formula="of:=VLOOKUP([kokku.A607];[ares.A$1:.E$1048576];3;0)" office:value-type="float" office:value="128" calcext:value-type="float">
            <text:p>128</text:p>
          </table:table-cell>
          <table:table-cell table:formula="of:=VLOOKUP([kokku.A607];[ares.A$1:.E$1048576];4;0)" office:value-type="float" office:value="0" calcext:value-type="float">
            <text:p>0</text:p>
          </table:table-cell>
          <table:table-cell table:formula="of:=VLOOKUP([kokku.A607];[ares.A$1:.E$1048576];5;0)" office:value-type="float" office:value="46" calcext:value-type="float">
            <text:p>46</text:p>
          </table:table-cell>
        </table:table-row>
        <table:table-row table:style-name="ro1">
          <table:table-cell table:formula="of:=[rk.A564]" office:value-type="float" office:value="666" calcext:value-type="float">
            <text:p>666</text:p>
          </table:table-cell>
          <table:table-cell table:formula="of:=VLOOKUP([kokku.A608];[rk.A$1:.D$1048576];3;0)" office:value-type="string" office:string-value="Valeria Kaljuorg" calcext:value-type="string">
            <text:p>Valeria Kaljuorg</text:p>
          </table:table-cell>
          <table:table-cell table:formula="of:=VLOOKUP([kokku.A608];[res.A$1:.D$1048576];3;0)" office:value-type="string" office:string-value="" calcext:value-type="error">
            <text:p>#N/A</text:p>
          </table:table-cell>
          <table:table-cell table:formula="of:=VLOOKUP([kokku.A608];[res.A$1:.E$1048576];2;0)" office:value-type="string" office:string-value="" calcext:value-type="error">
            <text:p>#N/A</text:p>
          </table:table-cell>
          <table:table-cell table:formula="of:=VLOOKUP([kokku.A608];[ares.A$1:.E$1048576];3;0)" office:value-type="float" office:value="57" calcext:value-type="float">
            <text:p>57</text:p>
          </table:table-cell>
          <table:table-cell table:formula="of:=VLOOKUP([kokku.A608];[ares.A$1:.E$1048576];4;0)" office:value-type="float" office:value="0" calcext:value-type="float">
            <text:p>0</text:p>
          </table:table-cell>
          <table:table-cell table:formula="of:=VLOOKUP([kokku.A608];[ares.A$1:.E$1048576];5;0)" office:value-type="float" office:value="16" calcext:value-type="float">
            <text:p>16</text:p>
          </table:table-cell>
        </table:table-row>
        <table:table-row table:style-name="ro1">
          <table:table-cell table:formula="of:=[rk.A565]" office:value-type="float" office:value="667" calcext:value-type="float">
            <text:p>667</text:p>
          </table:table-cell>
          <table:table-cell table:formula="of:=VLOOKUP([kokku.A609];[rk.A$1:.D$1048576];3;0)" office:value-type="string" office:string-value="Heino Kaljurand" calcext:value-type="string">
            <text:p>Heino Kaljurand</text:p>
          </table:table-cell>
          <table:table-cell table:formula="of:=VLOOKUP([kokku.A609];[res.A$1:.D$1048576];3;0)" office:value-type="string" office:string-value="" calcext:value-type="error">
            <text:p>#N/A</text:p>
          </table:table-cell>
          <table:table-cell table:formula="of:=VLOOKUP([kokku.A609];[res.A$1:.E$1048576];2;0)" office:value-type="string" office:string-value="" calcext:value-type="error">
            <text:p>#N/A</text:p>
          </table:table-cell>
          <table:table-cell table:formula="of:=VLOOKUP([kokku.A609];[ares.A$1:.E$1048576];3;0)" office:value-type="float" office:value="59" calcext:value-type="float">
            <text:p>59</text:p>
          </table:table-cell>
          <table:table-cell table:formula="of:=VLOOKUP([kokku.A609];[ares.A$1:.E$1048576];4;0)" office:value-type="float" office:value="0" calcext:value-type="float">
            <text:p>0</text:p>
          </table:table-cell>
          <table:table-cell table:formula="of:=VLOOKUP([kokku.A609];[ares.A$1:.E$1048576];5;0)" office:value-type="float" office:value="20" calcext:value-type="float">
            <text:p>20</text:p>
          </table:table-cell>
        </table:table-row>
        <table:table-row table:style-name="ro1">
          <table:table-cell table:formula="of:=[rk.A566]" office:value-type="float" office:value="668" calcext:value-type="float">
            <text:p>668</text:p>
          </table:table-cell>
          <table:table-cell table:formula="of:=VLOOKUP([kokku.A610];[rk.A$1:.D$1048576];3;0)" office:value-type="string" office:string-value="Raik-Hiio Mikelsaar" calcext:value-type="string">
            <text:p>Raik-Hiio Mikelsaar</text:p>
          </table:table-cell>
          <table:table-cell table:formula="of:=VLOOKUP([kokku.A610];[res.A$1:.D$1048576];3;0)" office:value-type="string" office:string-value="" calcext:value-type="error">
            <text:p>#N/A</text:p>
          </table:table-cell>
          <table:table-cell table:formula="of:=VLOOKUP([kokku.A610];[res.A$1:.E$1048576];2;0)" office:value-type="string" office:string-value="" calcext:value-type="error">
            <text:p>#N/A</text:p>
          </table:table-cell>
          <table:table-cell table:formula="of:=VLOOKUP([kokku.A610];[ares.A$1:.E$1048576];3;0)" office:value-type="float" office:value="121" calcext:value-type="float">
            <text:p>121</text:p>
          </table:table-cell>
          <table:table-cell table:formula="of:=VLOOKUP([kokku.A610];[ares.A$1:.E$1048576];4;0)" office:value-type="float" office:value="0" calcext:value-type="float">
            <text:p>0</text:p>
          </table:table-cell>
          <table:table-cell table:formula="of:=VLOOKUP([kokku.A610];[ares.A$1:.E$1048576];5;0)" office:value-type="float" office:value="65" calcext:value-type="float">
            <text:p>65</text:p>
          </table:table-cell>
        </table:table-row>
        <table:table-row table:style-name="ro1">
          <table:table-cell table:formula="of:=[rk.A567]" office:value-type="float" office:value="669" calcext:value-type="float">
            <text:p>669</text:p>
          </table:table-cell>
          <table:table-cell table:formula="of:=VLOOKUP([kokku.A611];[rk.A$1:.D$1048576];3;0)" office:value-type="string" office:string-value="Agu Rillo" calcext:value-type="string">
            <text:p>Agu Rillo</text:p>
          </table:table-cell>
          <table:table-cell table:formula="of:=VLOOKUP([kokku.A611];[res.A$1:.D$1048576];3;0)" office:value-type="string" office:string-value="" calcext:value-type="error">
            <text:p>#N/A</text:p>
          </table:table-cell>
          <table:table-cell table:formula="of:=VLOOKUP([kokku.A611];[res.A$1:.E$1048576];2;0)" office:value-type="string" office:string-value="" calcext:value-type="error">
            <text:p>#N/A</text:p>
          </table:table-cell>
          <table:table-cell table:formula="of:=VLOOKUP([kokku.A611];[ares.A$1:.E$1048576];3;0)" office:value-type="float" office:value="80" calcext:value-type="float">
            <text:p>80</text:p>
          </table:table-cell>
          <table:table-cell table:formula="of:=VLOOKUP([kokku.A611];[ares.A$1:.E$1048576];4;0)" office:value-type="float" office:value="0" calcext:value-type="float">
            <text:p>0</text:p>
          </table:table-cell>
          <table:table-cell table:formula="of:=VLOOKUP([kokku.A611];[ares.A$1:.E$1048576];5;0)" office:value-type="float" office:value="29" calcext:value-type="float">
            <text:p>29</text:p>
          </table:table-cell>
        </table:table-row>
        <table:table-row table:style-name="ro1">
          <table:table-cell table:formula="of:=[rk.A568]" office:value-type="float" office:value="670" calcext:value-type="float">
            <text:p>670</text:p>
          </table:table-cell>
          <table:table-cell table:formula="of:=VLOOKUP([kokku.A612];[rk.A$1:.D$1048576];3;0)" office:value-type="string" office:string-value="Märt Läänemets" calcext:value-type="string">
            <text:p>Märt Läänemets</text:p>
          </table:table-cell>
          <table:table-cell table:formula="of:=VLOOKUP([kokku.A612];[res.A$1:.D$1048576];3;0)" office:value-type="string" office:string-value="" calcext:value-type="error">
            <text:p>#N/A</text:p>
          </table:table-cell>
          <table:table-cell table:formula="of:=VLOOKUP([kokku.A612];[res.A$1:.E$1048576];2;0)" office:value-type="string" office:string-value="" calcext:value-type="error">
            <text:p>#N/A</text:p>
          </table:table-cell>
          <table:table-cell table:formula="of:=VLOOKUP([kokku.A612];[ares.A$1:.E$1048576];3;0)" office:value-type="float" office:value="326" calcext:value-type="float">
            <text:p>326</text:p>
          </table:table-cell>
          <table:table-cell table:formula="of:=VLOOKUP([kokku.A612];[ares.A$1:.E$1048576];4;0)" office:value-type="float" office:value="0" calcext:value-type="float">
            <text:p>0</text:p>
          </table:table-cell>
          <table:table-cell table:formula="of:=VLOOKUP([kokku.A612];[ares.A$1:.E$1048576];5;0)" office:value-type="float" office:value="145" calcext:value-type="float">
            <text:p>145</text:p>
          </table:table-cell>
        </table:table-row>
        <table:table-row table:style-name="ro1">
          <table:table-cell table:formula="of:=[rk.A571]" office:value-type="float" office:value="673" calcext:value-type="float">
            <text:p>673</text:p>
          </table:table-cell>
          <table:table-cell table:formula="of:=VLOOKUP([kokku.A613];[rk.A$1:.D$1048576];3;0)" office:value-type="string" office:string-value="Peeter Volkonski" calcext:value-type="string">
            <text:p>Peeter Volkonski</text:p>
          </table:table-cell>
          <table:table-cell table:formula="of:=VLOOKUP([kokku.A613];[res.A$1:.D$1048576];3;0)" office:value-type="string" office:string-value="" calcext:value-type="error">
            <text:p>#N/A</text:p>
          </table:table-cell>
          <table:table-cell table:formula="of:=VLOOKUP([kokku.A613];[res.A$1:.E$1048576];2;0)" office:value-type="string" office:string-value="" calcext:value-type="error">
            <text:p>#N/A</text:p>
          </table:table-cell>
          <table:table-cell table:formula="of:=VLOOKUP([kokku.A613];[ares.A$1:.E$1048576];3;0)" office:value-type="float" office:value="916" calcext:value-type="float">
            <text:p>916</text:p>
          </table:table-cell>
          <table:table-cell table:formula="of:=VLOOKUP([kokku.A613];[ares.A$1:.E$1048576];4;0)" office:value-type="float" office:value="3" calcext:value-type="float">
            <text:p>3</text:p>
          </table:table-cell>
          <table:table-cell table:formula="of:=VLOOKUP([kokku.A613];[ares.A$1:.E$1048576];5;0)" office:value-type="float" office:value="375" calcext:value-type="float">
            <text:p>375</text:p>
          </table:table-cell>
        </table:table-row>
        <table:table-row table:style-name="ro1">
          <table:table-cell table:formula="of:=[rk.A572]" office:value-type="float" office:value="674" calcext:value-type="float">
            <text:p>674</text:p>
          </table:table-cell>
          <table:table-cell table:formula="of:=VLOOKUP([kokku.A614];[rk.A$1:.D$1048576];3;0)" office:value-type="string" office:string-value="Piret Tarto" calcext:value-type="string">
            <text:p>Piret Tarto</text:p>
          </table:table-cell>
          <table:table-cell table:formula="of:=VLOOKUP([kokku.A614];[res.A$1:.D$1048576];3;0)" office:value-type="string" office:string-value="" calcext:value-type="error">
            <text:p>#N/A</text:p>
          </table:table-cell>
          <table:table-cell table:formula="of:=VLOOKUP([kokku.A614];[res.A$1:.E$1048576];2;0)" office:value-type="string" office:string-value="" calcext:value-type="error">
            <text:p>#N/A</text:p>
          </table:table-cell>
          <table:table-cell table:formula="of:=VLOOKUP([kokku.A614];[ares.A$1:.E$1048576];3;0)" office:value-type="float" office:value="161" calcext:value-type="float">
            <text:p>161</text:p>
          </table:table-cell>
          <table:table-cell table:formula="of:=VLOOKUP([kokku.A614];[ares.A$1:.E$1048576];4;0)" office:value-type="float" office:value="2" calcext:value-type="float">
            <text:p>2</text:p>
          </table:table-cell>
          <table:table-cell table:formula="of:=VLOOKUP([kokku.A614];[ares.A$1:.E$1048576];5;0)" office:value-type="float" office:value="47" calcext:value-type="float">
            <text:p>47</text:p>
          </table:table-cell>
        </table:table-row>
        <table:table-row table:style-name="ro1">
          <table:table-cell table:formula="of:=[rk.A573]" office:value-type="float" office:value="675" calcext:value-type="float">
            <text:p>675</text:p>
          </table:table-cell>
          <table:table-cell table:formula="of:=VLOOKUP([kokku.A615];[rk.A$1:.D$1048576];3;0)" office:value-type="string" office:string-value="Hannes Klaas" calcext:value-type="string">
            <text:p>Hannes Klaas</text:p>
          </table:table-cell>
          <table:table-cell table:formula="of:=VLOOKUP([kokku.A615];[res.A$1:.D$1048576];3;0)" office:value-type="string" office:string-value="" calcext:value-type="error">
            <text:p>#N/A</text:p>
          </table:table-cell>
          <table:table-cell table:formula="of:=VLOOKUP([kokku.A615];[res.A$1:.E$1048576];2;0)" office:value-type="string" office:string-value="" calcext:value-type="error">
            <text:p>#N/A</text:p>
          </table:table-cell>
          <table:table-cell table:formula="of:=VLOOKUP([kokku.A615];[ares.A$1:.E$1048576];3;0)" office:value-type="float" office:value="148" calcext:value-type="float">
            <text:p>148</text:p>
          </table:table-cell>
          <table:table-cell table:formula="of:=VLOOKUP([kokku.A615];[ares.A$1:.E$1048576];4;0)" office:value-type="float" office:value="0" calcext:value-type="float">
            <text:p>0</text:p>
          </table:table-cell>
          <table:table-cell table:formula="of:=VLOOKUP([kokku.A615];[ares.A$1:.E$1048576];5;0)" office:value-type="float" office:value="76" calcext:value-type="float">
            <text:p>76</text:p>
          </table:table-cell>
        </table:table-row>
        <table:table-row table:style-name="ro1">
          <table:table-cell table:formula="of:=[rk.A574]" office:value-type="float" office:value="676" calcext:value-type="float">
            <text:p>676</text:p>
          </table:table-cell>
          <table:table-cell table:formula="of:=VLOOKUP([kokku.A616];[rk.A$1:.D$1048576];3;0)" office:value-type="string" office:string-value="Heiki Krips" calcext:value-type="string">
            <text:p>Heiki Krips</text:p>
          </table:table-cell>
          <table:table-cell table:formula="of:=VLOOKUP([kokku.A616];[res.A$1:.D$1048576];3;0)" office:value-type="string" office:string-value="" calcext:value-type="error">
            <text:p>#N/A</text:p>
          </table:table-cell>
          <table:table-cell table:formula="of:=VLOOKUP([kokku.A616];[res.A$1:.E$1048576];2;0)" office:value-type="string" office:string-value="" calcext:value-type="error">
            <text:p>#N/A</text:p>
          </table:table-cell>
          <table:table-cell table:formula="of:=VLOOKUP([kokku.A616];[ares.A$1:.E$1048576];3;0)" office:value-type="float" office:value="124" calcext:value-type="float">
            <text:p>124</text:p>
          </table:table-cell>
          <table:table-cell table:formula="of:=VLOOKUP([kokku.A616];[ares.A$1:.E$1048576];4;0)" office:value-type="float" office:value="1" calcext:value-type="float">
            <text:p>1</text:p>
          </table:table-cell>
          <table:table-cell table:formula="of:=VLOOKUP([kokku.A616];[ares.A$1:.E$1048576];5;0)" office:value-type="float" office:value="45" calcext:value-type="float">
            <text:p>45</text:p>
          </table:table-cell>
        </table:table-row>
        <table:table-row table:style-name="ro1">
          <table:table-cell table:formula="of:=[rk.A575]" office:value-type="float" office:value="677" calcext:value-type="float">
            <text:p>677</text:p>
          </table:table-cell>
          <table:table-cell table:formula="of:=VLOOKUP([kokku.A617];[rk.A$1:.D$1048576];3;0)" office:value-type="string" office:string-value="Urmet Külaots" calcext:value-type="string">
            <text:p>Urmet Külaots</text:p>
          </table:table-cell>
          <table:table-cell table:formula="of:=VLOOKUP([kokku.A617];[res.A$1:.D$1048576];3;0)" office:value-type="string" office:string-value="" calcext:value-type="error">
            <text:p>#N/A</text:p>
          </table:table-cell>
          <table:table-cell table:formula="of:=VLOOKUP([kokku.A617];[res.A$1:.E$1048576];2;0)" office:value-type="string" office:string-value="" calcext:value-type="error">
            <text:p>#N/A</text:p>
          </table:table-cell>
          <table:table-cell table:formula="of:=VLOOKUP([kokku.A617];[ares.A$1:.E$1048576];3;0)" office:value-type="float" office:value="107" calcext:value-type="float">
            <text:p>107</text:p>
          </table:table-cell>
          <table:table-cell table:formula="of:=VLOOKUP([kokku.A617];[ares.A$1:.E$1048576];4;0)" office:value-type="float" office:value="0" calcext:value-type="float">
            <text:p>0</text:p>
          </table:table-cell>
          <table:table-cell table:formula="of:=VLOOKUP([kokku.A617];[ares.A$1:.E$1048576];5;0)" office:value-type="float" office:value="58" calcext:value-type="float">
            <text:p>58</text:p>
          </table:table-cell>
        </table:table-row>
        <table:table-row table:style-name="ro1">
          <table:table-cell table:formula="of:=[rk.A576]" office:value-type="float" office:value="678" calcext:value-type="float">
            <text:p>678</text:p>
          </table:table-cell>
          <table:table-cell table:formula="of:=VLOOKUP([kokku.A618];[rk.A$1:.D$1048576];3;0)" office:value-type="string" office:string-value="Arvo Päike" calcext:value-type="string">
            <text:p>Arvo Päike</text:p>
          </table:table-cell>
          <table:table-cell table:formula="of:=VLOOKUP([kokku.A618];[res.A$1:.D$1048576];3;0)" office:value-type="string" office:string-value="" calcext:value-type="error">
            <text:p>#N/A</text:p>
          </table:table-cell>
          <table:table-cell table:formula="of:=VLOOKUP([kokku.A618];[res.A$1:.E$1048576];2;0)" office:value-type="string" office:string-value="" calcext:value-type="error">
            <text:p>#N/A</text:p>
          </table:table-cell>
          <table:table-cell table:formula="of:=VLOOKUP([kokku.A618];[ares.A$1:.E$1048576];3;0)" office:value-type="float" office:value="66" calcext:value-type="float">
            <text:p>66</text:p>
          </table:table-cell>
          <table:table-cell table:formula="of:=VLOOKUP([kokku.A618];[ares.A$1:.E$1048576];4;0)" office:value-type="float" office:value="0" calcext:value-type="float">
            <text:p>0</text:p>
          </table:table-cell>
          <table:table-cell table:formula="of:=VLOOKUP([kokku.A618];[ares.A$1:.E$1048576];5;0)" office:value-type="float" office:value="10" calcext:value-type="float">
            <text:p>10</text:p>
          </table:table-cell>
        </table:table-row>
        <table:table-row table:style-name="ro1">
          <table:table-cell table:formula="of:=[rk.A577]" office:value-type="float" office:value="679" calcext:value-type="float">
            <text:p>679</text:p>
          </table:table-cell>
          <table:table-cell table:formula="of:=VLOOKUP([kokku.A619];[rk.A$1:.D$1048576];3;0)" office:value-type="string" office:string-value="Laili Jõgiaas" calcext:value-type="string">
            <text:p>Laili Jõgiaas</text:p>
          </table:table-cell>
          <table:table-cell table:formula="of:=VLOOKUP([kokku.A619];[res.A$1:.D$1048576];3;0)" office:value-type="string" office:string-value="" calcext:value-type="error">
            <text:p>#N/A</text:p>
          </table:table-cell>
          <table:table-cell table:formula="of:=VLOOKUP([kokku.A619];[res.A$1:.E$1048576];2;0)" office:value-type="string" office:string-value="" calcext:value-type="error">
            <text:p>#N/A</text:p>
          </table:table-cell>
          <table:table-cell table:formula="of:=VLOOKUP([kokku.A619];[ares.A$1:.E$1048576];3;0)" office:value-type="float" office:value="75" calcext:value-type="float">
            <text:p>75</text:p>
          </table:table-cell>
          <table:table-cell table:formula="of:=VLOOKUP([kokku.A619];[ares.A$1:.E$1048576];4;0)" office:value-type="float" office:value="0" calcext:value-type="float">
            <text:p>0</text:p>
          </table:table-cell>
          <table:table-cell table:formula="of:=VLOOKUP([kokku.A619];[ares.A$1:.E$1048576];5;0)" office:value-type="float" office:value="34" calcext:value-type="float">
            <text:p>34</text:p>
          </table:table-cell>
        </table:table-row>
        <table:table-row table:style-name="ro1">
          <table:table-cell table:formula="of:=[rk.A578]" office:value-type="float" office:value="680" calcext:value-type="float">
            <text:p>680</text:p>
          </table:table-cell>
          <table:table-cell table:formula="of:=VLOOKUP([kokku.A620];[rk.A$1:.D$1048576];3;0)" office:value-type="string" office:string-value="Kalle Pilt" calcext:value-type="string">
            <text:p>Kalle Pilt</text:p>
          </table:table-cell>
          <table:table-cell table:formula="of:=VLOOKUP([kokku.A620];[res.A$1:.D$1048576];3;0)" office:value-type="string" office:string-value="" calcext:value-type="error">
            <text:p>#N/A</text:p>
          </table:table-cell>
          <table:table-cell table:formula="of:=VLOOKUP([kokku.A620];[res.A$1:.E$1048576];2;0)" office:value-type="string" office:string-value="" calcext:value-type="error">
            <text:p>#N/A</text:p>
          </table:table-cell>
          <table:table-cell table:formula="of:=VLOOKUP([kokku.A620];[ares.A$1:.E$1048576];3;0)" office:value-type="float" office:value="157" calcext:value-type="float">
            <text:p>157</text:p>
          </table:table-cell>
          <table:table-cell table:formula="of:=VLOOKUP([kokku.A620];[ares.A$1:.E$1048576];4;0)" office:value-type="float" office:value="0" calcext:value-type="float">
            <text:p>0</text:p>
          </table:table-cell>
          <table:table-cell table:formula="of:=VLOOKUP([kokku.A620];[ares.A$1:.E$1048576];5;0)" office:value-type="float" office:value="84" calcext:value-type="float">
            <text:p>84</text:p>
          </table:table-cell>
        </table:table-row>
        <table:table-row table:style-name="ro1">
          <table:table-cell table:formula="of:=[rk.A579]" office:value-type="float" office:value="681" calcext:value-type="float">
            <text:p>681</text:p>
          </table:table-cell>
          <table:table-cell table:formula="of:=VLOOKUP([kokku.A621];[rk.A$1:.D$1048576];3;0)" office:value-type="string" office:string-value="Kaul Nurm" calcext:value-type="string">
            <text:p>Kaul Nurm</text:p>
          </table:table-cell>
          <table:table-cell table:formula="of:=VLOOKUP([kokku.A621];[res.A$1:.D$1048576];3;0)" office:value-type="string" office:string-value="" calcext:value-type="error">
            <text:p>#N/A</text:p>
          </table:table-cell>
          <table:table-cell table:formula="of:=VLOOKUP([kokku.A621];[res.A$1:.E$1048576];2;0)" office:value-type="string" office:string-value="" calcext:value-type="error">
            <text:p>#N/A</text:p>
          </table:table-cell>
          <table:table-cell table:formula="of:=VLOOKUP([kokku.A621];[ares.A$1:.E$1048576];3;0)" office:value-type="float" office:value="1315" calcext:value-type="float">
            <text:p>1315</text:p>
          </table:table-cell>
          <table:table-cell table:formula="of:=VLOOKUP([kokku.A621];[ares.A$1:.E$1048576];4;0)" office:value-type="float" office:value="1" calcext:value-type="float">
            <text:p>1</text:p>
          </table:table-cell>
          <table:table-cell table:formula="of:=VLOOKUP([kokku.A621];[ares.A$1:.E$1048576];5;0)" office:value-type="float" office:value="509" calcext:value-type="float">
            <text:p>509</text:p>
          </table:table-cell>
        </table:table-row>
        <table:table-row table:style-name="ro1">
          <table:table-cell table:formula="of:=[rk.A580]" office:value-type="float" office:value="682" calcext:value-type="float">
            <text:p>682</text:p>
          </table:table-cell>
          <table:table-cell table:formula="of:=VLOOKUP([kokku.A622];[rk.A$1:.D$1048576];3;0)" office:value-type="string" office:string-value="Merle Jääger" calcext:value-type="string">
            <text:p>Merle Jääger</text:p>
          </table:table-cell>
          <table:table-cell table:formula="of:=VLOOKUP([kokku.A622];[res.A$1:.D$1048576];3;0)" office:value-type="string" office:string-value="" calcext:value-type="error">
            <text:p>#N/A</text:p>
          </table:table-cell>
          <table:table-cell table:formula="of:=VLOOKUP([kokku.A622];[res.A$1:.E$1048576];2;0)" office:value-type="string" office:string-value="" calcext:value-type="error">
            <text:p>#N/A</text:p>
          </table:table-cell>
          <table:table-cell table:formula="of:=VLOOKUP([kokku.A622];[ares.A$1:.E$1048576];3;0)" office:value-type="float" office:value="986" calcext:value-type="float">
            <text:p>986</text:p>
          </table:table-cell>
          <table:table-cell table:formula="of:=VLOOKUP([kokku.A622];[ares.A$1:.E$1048576];4;0)" office:value-type="float" office:value="3" calcext:value-type="float">
            <text:p>3</text:p>
          </table:table-cell>
          <table:table-cell table:formula="of:=VLOOKUP([kokku.A622];[ares.A$1:.E$1048576];5;0)" office:value-type="float" office:value="385" calcext:value-type="float">
            <text:p>385</text:p>
          </table:table-cell>
        </table:table-row>
        <table:table-row table:style-name="ro1">
          <table:table-cell table:formula="of:=[rk.A581]" office:value-type="float" office:value="683" calcext:value-type="float">
            <text:p>683</text:p>
          </table:table-cell>
          <table:table-cell table:formula="of:=VLOOKUP([kokku.A623];[rk.A$1:.D$1048576];3;0)" office:value-type="string" office:string-value="Kalle Kaljuste" calcext:value-type="string">
            <text:p>Kalle Kaljuste</text:p>
          </table:table-cell>
          <table:table-cell table:formula="of:=VLOOKUP([kokku.A623];[res.A$1:.D$1048576];3;0)" office:value-type="string" office:string-value="" calcext:value-type="error">
            <text:p>#N/A</text:p>
          </table:table-cell>
          <table:table-cell table:formula="of:=VLOOKUP([kokku.A623];[res.A$1:.E$1048576];2;0)" office:value-type="string" office:string-value="" calcext:value-type="error">
            <text:p>#N/A</text:p>
          </table:table-cell>
          <table:table-cell table:formula="of:=VLOOKUP([kokku.A623];[ares.A$1:.E$1048576];3;0)" office:value-type="float" office:value="96" calcext:value-type="float">
            <text:p>96</text:p>
          </table:table-cell>
          <table:table-cell table:formula="of:=VLOOKUP([kokku.A623];[ares.A$1:.E$1048576];4;0)" office:value-type="float" office:value="0" calcext:value-type="float">
            <text:p>0</text:p>
          </table:table-cell>
          <table:table-cell table:formula="of:=VLOOKUP([kokku.A623];[ares.A$1:.E$1048576];5;0)" office:value-type="float" office:value="33" calcext:value-type="float">
            <text:p>33</text:p>
          </table:table-cell>
        </table:table-row>
        <table:table-row table:style-name="ro1">
          <table:table-cell table:formula="of:=[rk.A582]" office:value-type="float" office:value="684" calcext:value-type="float">
            <text:p>684</text:p>
          </table:table-cell>
          <table:table-cell table:formula="of:=VLOOKUP([kokku.A624];[rk.A$1:.D$1048576];3;0)" office:value-type="string" office:string-value="Ivo Pill" calcext:value-type="string">
            <text:p>Ivo Pill</text:p>
          </table:table-cell>
          <table:table-cell table:formula="of:=VLOOKUP([kokku.A624];[res.A$1:.D$1048576];3;0)" office:value-type="string" office:string-value="" calcext:value-type="error">
            <text:p>#N/A</text:p>
          </table:table-cell>
          <table:table-cell table:formula="of:=VLOOKUP([kokku.A624];[res.A$1:.E$1048576];2;0)" office:value-type="string" office:string-value="" calcext:value-type="error">
            <text:p>#N/A</text:p>
          </table:table-cell>
          <table:table-cell table:formula="of:=VLOOKUP([kokku.A624];[ares.A$1:.E$1048576];3;0)" office:value-type="float" office:value="123" calcext:value-type="float">
            <text:p>123</text:p>
          </table:table-cell>
          <table:table-cell table:formula="of:=VLOOKUP([kokku.A624];[ares.A$1:.E$1048576];4;0)" office:value-type="float" office:value="0" calcext:value-type="float">
            <text:p>0</text:p>
          </table:table-cell>
          <table:table-cell table:formula="of:=VLOOKUP([kokku.A624];[ares.A$1:.E$1048576];5;0)" office:value-type="float" office:value="46" calcext:value-type="float">
            <text:p>46</text:p>
          </table:table-cell>
        </table:table-row>
        <table:table-row table:style-name="ro1">
          <table:table-cell table:formula="of:=[rk.A583]" office:value-type="float" office:value="685" calcext:value-type="float">
            <text:p>685</text:p>
          </table:table-cell>
          <table:table-cell table:formula="of:=VLOOKUP([kokku.A625];[rk.A$1:.D$1048576];3;0)" office:value-type="string" office:string-value="Kaie Herkel" calcext:value-type="string">
            <text:p>Kaie Herkel</text:p>
          </table:table-cell>
          <table:table-cell table:formula="of:=VLOOKUP([kokku.A625];[res.A$1:.D$1048576];3;0)" office:value-type="string" office:string-value="" calcext:value-type="error">
            <text:p>#N/A</text:p>
          </table:table-cell>
          <table:table-cell table:formula="of:=VLOOKUP([kokku.A625];[res.A$1:.E$1048576];2;0)" office:value-type="string" office:string-value="" calcext:value-type="error">
            <text:p>#N/A</text:p>
          </table:table-cell>
          <table:table-cell table:formula="of:=VLOOKUP([kokku.A625];[ares.A$1:.E$1048576];3;0)" office:value-type="float" office:value="185" calcext:value-type="float">
            <text:p>185</text:p>
          </table:table-cell>
          <table:table-cell table:formula="of:=VLOOKUP([kokku.A625];[ares.A$1:.E$1048576];4;0)" office:value-type="float" office:value="0" calcext:value-type="float">
            <text:p>0</text:p>
          </table:table-cell>
          <table:table-cell table:formula="of:=VLOOKUP([kokku.A625];[ares.A$1:.E$1048576];5;0)" office:value-type="float" office:value="67" calcext:value-type="float">
            <text:p>67</text:p>
          </table:table-cell>
        </table:table-row>
        <table:table-row table:style-name="ro1">
          <table:table-cell table:formula="of:=[rk.A584]" office:value-type="float" office:value="686" calcext:value-type="float">
            <text:p>686</text:p>
          </table:table-cell>
          <table:table-cell table:formula="of:=VLOOKUP([kokku.A626];[rk.A$1:.D$1048576];3;0)" office:value-type="string" office:string-value="Urmas Heinaste" calcext:value-type="string">
            <text:p>Urmas Heinaste</text:p>
          </table:table-cell>
          <table:table-cell table:formula="of:=VLOOKUP([kokku.A626];[res.A$1:.D$1048576];3;0)" office:value-type="string" office:string-value="" calcext:value-type="error">
            <text:p>#N/A</text:p>
          </table:table-cell>
          <table:table-cell table:formula="of:=VLOOKUP([kokku.A626];[res.A$1:.E$1048576];2;0)" office:value-type="string" office:string-value="" calcext:value-type="error">
            <text:p>#N/A</text:p>
          </table:table-cell>
          <table:table-cell table:formula="of:=VLOOKUP([kokku.A626];[ares.A$1:.E$1048576];3;0)" office:value-type="float" office:value="93" calcext:value-type="float">
            <text:p>93</text:p>
          </table:table-cell>
          <table:table-cell table:formula="of:=VLOOKUP([kokku.A626];[ares.A$1:.E$1048576];4;0)" office:value-type="float" office:value="1" calcext:value-type="float">
            <text:p>1</text:p>
          </table:table-cell>
          <table:table-cell table:formula="of:=VLOOKUP([kokku.A626];[ares.A$1:.E$1048576];5;0)" office:value-type="float" office:value="46" calcext:value-type="float">
            <text:p>46</text:p>
          </table:table-cell>
        </table:table-row>
        <table:table-row table:style-name="ro1">
          <table:table-cell table:formula="of:=[rk.A585]" office:value-type="float" office:value="687" calcext:value-type="float">
            <text:p>687</text:p>
          </table:table-cell>
          <table:table-cell table:formula="of:=VLOOKUP([kokku.A627];[rk.A$1:.D$1048576];3;0)" office:value-type="string" office:string-value="Eduard Kassin" calcext:value-type="string">
            <text:p>Eduard Kassin</text:p>
          </table:table-cell>
          <table:table-cell table:formula="of:=VLOOKUP([kokku.A627];[res.A$1:.D$1048576];3;0)" office:value-type="string" office:string-value="" calcext:value-type="error">
            <text:p>#N/A</text:p>
          </table:table-cell>
          <table:table-cell table:formula="of:=VLOOKUP([kokku.A627];[res.A$1:.E$1048576];2;0)" office:value-type="string" office:string-value="" calcext:value-type="error">
            <text:p>#N/A</text:p>
          </table:table-cell>
          <table:table-cell table:formula="of:=VLOOKUP([kokku.A627];[ares.A$1:.E$1048576];3;0)" office:value-type="float" office:value="15" calcext:value-type="float">
            <text:p>15</text:p>
          </table:table-cell>
          <table:table-cell table:formula="of:=VLOOKUP([kokku.A627];[ares.A$1:.E$1048576];4;0)" office:value-type="float" office:value="0" calcext:value-type="float">
            <text:p>0</text:p>
          </table:table-cell>
          <table:table-cell table:formula="of:=VLOOKUP([kokku.A627];[ares.A$1:.E$1048576];5;0)" office:value-type="float" office:value="3" calcext:value-type="float">
            <text:p>3</text:p>
          </table:table-cell>
        </table:table-row>
        <table:table-row table:style-name="ro1">
          <table:table-cell table:formula="of:=[rk.A586]" office:value-type="float" office:value="688" calcext:value-type="float">
            <text:p>688</text:p>
          </table:table-cell>
          <table:table-cell table:formula="of:=VLOOKUP([kokku.A628];[rk.A$1:.D$1048576];3;0)" office:value-type="string" office:string-value="Tanel Valk" calcext:value-type="string">
            <text:p>Tanel Valk</text:p>
          </table:table-cell>
          <table:table-cell table:formula="of:=VLOOKUP([kokku.A628];[res.A$1:.D$1048576];3;0)" office:value-type="string" office:string-value="" calcext:value-type="error">
            <text:p>#N/A</text:p>
          </table:table-cell>
          <table:table-cell table:formula="of:=VLOOKUP([kokku.A628];[res.A$1:.E$1048576];2;0)" office:value-type="string" office:string-value="" calcext:value-type="error">
            <text:p>#N/A</text:p>
          </table:table-cell>
          <table:table-cell table:formula="of:=VLOOKUP([kokku.A628];[ares.A$1:.E$1048576];3;0)" office:value-type="float" office:value="161" calcext:value-type="float">
            <text:p>161</text:p>
          </table:table-cell>
          <table:table-cell table:formula="of:=VLOOKUP([kokku.A628];[ares.A$1:.E$1048576];4;0)" office:value-type="float" office:value="1" calcext:value-type="float">
            <text:p>1</text:p>
          </table:table-cell>
          <table:table-cell table:formula="of:=VLOOKUP([kokku.A628];[ares.A$1:.E$1048576];5;0)" office:value-type="float" office:value="43" calcext:value-type="float">
            <text:p>43</text:p>
          </table:table-cell>
        </table:table-row>
        <table:table-row table:style-name="ro1">
          <table:table-cell table:formula="of:=[rk.A587]" office:value-type="float" office:value="689" calcext:value-type="float">
            <text:p>689</text:p>
          </table:table-cell>
          <table:table-cell table:formula="of:=VLOOKUP([kokku.A629];[rk.A$1:.D$1048576];3;0)" office:value-type="string" office:string-value="Silver Saarva" calcext:value-type="string">
            <text:p>Silver Saarva</text:p>
          </table:table-cell>
          <table:table-cell table:formula="of:=VLOOKUP([kokku.A629];[res.A$1:.D$1048576];3;0)" office:value-type="string" office:string-value="" calcext:value-type="error">
            <text:p>#N/A</text:p>
          </table:table-cell>
          <table:table-cell table:formula="of:=VLOOKUP([kokku.A629];[res.A$1:.E$1048576];2;0)" office:value-type="string" office:string-value="" calcext:value-type="error">
            <text:p>#N/A</text:p>
          </table:table-cell>
          <table:table-cell table:formula="of:=VLOOKUP([kokku.A629];[ares.A$1:.E$1048576];3;0)" office:value-type="float" office:value="59" calcext:value-type="float">
            <text:p>59</text:p>
          </table:table-cell>
          <table:table-cell table:formula="of:=VLOOKUP([kokku.A629];[ares.A$1:.E$1048576];4;0)" office:value-type="float" office:value="0" calcext:value-type="float">
            <text:p>0</text:p>
          </table:table-cell>
          <table:table-cell table:formula="of:=VLOOKUP([kokku.A629];[ares.A$1:.E$1048576];5;0)" office:value-type="float" office:value="34" calcext:value-type="float">
            <text:p>34</text:p>
          </table:table-cell>
        </table:table-row>
        <table:table-row table:style-name="ro1">
          <table:table-cell table:formula="of:=[rk.A588]" office:value-type="float" office:value="690" calcext:value-type="float">
            <text:p>690</text:p>
          </table:table-cell>
          <table:table-cell table:formula="of:=VLOOKUP([kokku.A630];[rk.A$1:.D$1048576];3;0)" office:value-type="string" office:string-value="Valev Elerand" calcext:value-type="string">
            <text:p>Valev Elerand</text:p>
          </table:table-cell>
          <table:table-cell table:formula="of:=VLOOKUP([kokku.A630];[res.A$1:.D$1048576];3;0)" office:value-type="string" office:string-value="" calcext:value-type="error">
            <text:p>#N/A</text:p>
          </table:table-cell>
          <table:table-cell table:formula="of:=VLOOKUP([kokku.A630];[res.A$1:.E$1048576];2;0)" office:value-type="string" office:string-value="" calcext:value-type="error">
            <text:p>#N/A</text:p>
          </table:table-cell>
          <table:table-cell table:formula="of:=VLOOKUP([kokku.A630];[ares.A$1:.E$1048576];3;0)" office:value-type="float" office:value="72" calcext:value-type="float">
            <text:p>72</text:p>
          </table:table-cell>
          <table:table-cell table:formula="of:=VLOOKUP([kokku.A630];[ares.A$1:.E$1048576];4;0)" office:value-type="float" office:value="0" calcext:value-type="float">
            <text:p>0</text:p>
          </table:table-cell>
          <table:table-cell table:formula="of:=VLOOKUP([kokku.A630];[ares.A$1:.E$1048576];5;0)" office:value-type="float" office:value="26" calcext:value-type="float">
            <text:p>26</text:p>
          </table:table-cell>
        </table:table-row>
        <table:table-row table:style-name="ro1">
          <table:table-cell table:formula="of:=[rk.A589]" office:value-type="float" office:value="691" calcext:value-type="float">
            <text:p>691</text:p>
          </table:table-cell>
          <table:table-cell table:formula="of:=VLOOKUP([kokku.A631];[rk.A$1:.D$1048576];3;0)" office:value-type="string" office:string-value="Urmas Ott" calcext:value-type="string">
            <text:p>Urmas Ott</text:p>
          </table:table-cell>
          <table:table-cell table:formula="of:=VLOOKUP([kokku.A631];[res.A$1:.D$1048576];3;0)" office:value-type="string" office:string-value="" calcext:value-type="error">
            <text:p>#N/A</text:p>
          </table:table-cell>
          <table:table-cell table:formula="of:=VLOOKUP([kokku.A631];[res.A$1:.E$1048576];2;0)" office:value-type="string" office:string-value="" calcext:value-type="error">
            <text:p>#N/A</text:p>
          </table:table-cell>
          <table:table-cell table:formula="of:=VLOOKUP([kokku.A631];[ares.A$1:.E$1048576];3;0)" office:value-type="float" office:value="129" calcext:value-type="float">
            <text:p>129</text:p>
          </table:table-cell>
          <table:table-cell table:formula="of:=VLOOKUP([kokku.A631];[ares.A$1:.E$1048576];4;0)" office:value-type="float" office:value="0" calcext:value-type="float">
            <text:p>0</text:p>
          </table:table-cell>
          <table:table-cell table:formula="of:=VLOOKUP([kokku.A631];[ares.A$1:.E$1048576];5;0)" office:value-type="float" office:value="37" calcext:value-type="float">
            <text:p>37</text:p>
          </table:table-cell>
        </table:table-row>
        <table:table-row table:style-name="ro1">
          <table:table-cell table:formula="of:=[rk.A590]" office:value-type="float" office:value="692" calcext:value-type="float">
            <text:p>692</text:p>
          </table:table-cell>
          <table:table-cell table:formula="of:=VLOOKUP([kokku.A632];[rk.A$1:.D$1048576];3;0)" office:value-type="string" office:string-value="Jüri Saar" calcext:value-type="string">
            <text:p>Jüri Saar</text:p>
          </table:table-cell>
          <table:table-cell table:formula="of:=VLOOKUP([kokku.A632];[res.A$1:.D$1048576];3;0)" office:value-type="string" office:string-value="" calcext:value-type="error">
            <text:p>#N/A</text:p>
          </table:table-cell>
          <table:table-cell table:formula="of:=VLOOKUP([kokku.A632];[res.A$1:.E$1048576];2;0)" office:value-type="string" office:string-value="" calcext:value-type="error">
            <text:p>#N/A</text:p>
          </table:table-cell>
          <table:table-cell table:formula="of:=VLOOKUP([kokku.A632];[ares.A$1:.E$1048576];3;0)" office:value-type="float" office:value="1161" calcext:value-type="float">
            <text:p>1161</text:p>
          </table:table-cell>
          <table:table-cell table:formula="of:=VLOOKUP([kokku.A632];[ares.A$1:.E$1048576];4;0)" office:value-type="float" office:value="3" calcext:value-type="float">
            <text:p>3</text:p>
          </table:table-cell>
          <table:table-cell table:formula="of:=VLOOKUP([kokku.A632];[ares.A$1:.E$1048576];5;0)" office:value-type="float" office:value="448" calcext:value-type="float">
            <text:p>448</text:p>
          </table:table-cell>
        </table:table-row>
        <table:table-row table:style-name="ro1">
          <table:table-cell table:formula="of:=[rk.A591]" office:value-type="float" office:value="693" calcext:value-type="float">
            <text:p>693</text:p>
          </table:table-cell>
          <table:table-cell table:formula="of:=VLOOKUP([kokku.A633];[rk.A$1:.D$1048576];3;0)" office:value-type="string" office:string-value="Kadri Jäätma" calcext:value-type="string">
            <text:p>Kadri Jäätma</text:p>
          </table:table-cell>
          <table:table-cell table:formula="of:=VLOOKUP([kokku.A633];[res.A$1:.D$1048576];3;0)" office:value-type="string" office:string-value="" calcext:value-type="error">
            <text:p>#N/A</text:p>
          </table:table-cell>
          <table:table-cell table:formula="of:=VLOOKUP([kokku.A633];[res.A$1:.E$1048576];2;0)" office:value-type="string" office:string-value="" calcext:value-type="error">
            <text:p>#N/A</text:p>
          </table:table-cell>
          <table:table-cell table:formula="of:=VLOOKUP([kokku.A633];[ares.A$1:.E$1048576];3;0)" office:value-type="float" office:value="407" calcext:value-type="float">
            <text:p>407</text:p>
          </table:table-cell>
          <table:table-cell table:formula="of:=VLOOKUP([kokku.A633];[ares.A$1:.E$1048576];4;0)" office:value-type="float" office:value="1" calcext:value-type="float">
            <text:p>1</text:p>
          </table:table-cell>
          <table:table-cell table:formula="of:=VLOOKUP([kokku.A633];[ares.A$1:.E$1048576];5;0)" office:value-type="float" office:value="174" calcext:value-type="float">
            <text:p>174</text:p>
          </table:table-cell>
        </table:table-row>
        <table:table-row table:style-name="ro1">
          <table:table-cell table:formula="of:=[rk.A592]" office:value-type="float" office:value="694" calcext:value-type="float">
            <text:p>694</text:p>
          </table:table-cell>
          <table:table-cell table:formula="of:=VLOOKUP([kokku.A634];[rk.A$1:.D$1048576];3;0)" office:value-type="string" office:string-value="Elmo Joa" calcext:value-type="string">
            <text:p>Elmo Joa</text:p>
          </table:table-cell>
          <table:table-cell table:formula="of:=VLOOKUP([kokku.A634];[res.A$1:.D$1048576];3;0)" office:value-type="string" office:string-value="" calcext:value-type="error">
            <text:p>#N/A</text:p>
          </table:table-cell>
          <table:table-cell table:formula="of:=VLOOKUP([kokku.A634];[res.A$1:.E$1048576];2;0)" office:value-type="string" office:string-value="" calcext:value-type="error">
            <text:p>#N/A</text:p>
          </table:table-cell>
          <table:table-cell table:formula="of:=VLOOKUP([kokku.A634];[ares.A$1:.E$1048576];3;0)" office:value-type="float" office:value="289" calcext:value-type="float">
            <text:p>289</text:p>
          </table:table-cell>
          <table:table-cell table:formula="of:=VLOOKUP([kokku.A634];[ares.A$1:.E$1048576];4;0)" office:value-type="float" office:value="1" calcext:value-type="float">
            <text:p>1</text:p>
          </table:table-cell>
          <table:table-cell table:formula="of:=VLOOKUP([kokku.A634];[ares.A$1:.E$1048576];5;0)" office:value-type="float" office:value="107" calcext:value-type="float">
            <text:p>107</text:p>
          </table:table-cell>
        </table:table-row>
        <table:table-row table:style-name="ro1">
          <table:table-cell table:formula="of:=[rk.A593]" office:value-type="float" office:value="695" calcext:value-type="float">
            <text:p>695</text:p>
          </table:table-cell>
          <table:table-cell table:formula="of:=VLOOKUP([kokku.A635];[rk.A$1:.D$1048576];3;0)" office:value-type="string" office:string-value="Ants Erm" calcext:value-type="string">
            <text:p>Ants Erm</text:p>
          </table:table-cell>
          <table:table-cell table:formula="of:=VLOOKUP([kokku.A635];[res.A$1:.D$1048576];3;0)" office:value-type="string" office:string-value="" calcext:value-type="error">
            <text:p>#N/A</text:p>
          </table:table-cell>
          <table:table-cell table:formula="of:=VLOOKUP([kokku.A635];[res.A$1:.E$1048576];2;0)" office:value-type="string" office:string-value="" calcext:value-type="error">
            <text:p>#N/A</text:p>
          </table:table-cell>
          <table:table-cell table:formula="of:=VLOOKUP([kokku.A635];[ares.A$1:.E$1048576];3;0)" office:value-type="float" office:value="111" calcext:value-type="float">
            <text:p>111</text:p>
          </table:table-cell>
          <table:table-cell table:formula="of:=VLOOKUP([kokku.A635];[ares.A$1:.E$1048576];4;0)" office:value-type="float" office:value="0" calcext:value-type="float">
            <text:p>0</text:p>
          </table:table-cell>
          <table:table-cell table:formula="of:=VLOOKUP([kokku.A635];[ares.A$1:.E$1048576];5;0)" office:value-type="float" office:value="44" calcext:value-type="float">
            <text:p>44</text:p>
          </table:table-cell>
        </table:table-row>
        <table:table-row table:style-name="ro1">
          <table:table-cell table:formula="of:=[rk.A594]" office:value-type="float" office:value="696" calcext:value-type="float">
            <text:p>696</text:p>
          </table:table-cell>
          <table:table-cell table:formula="of:=VLOOKUP([kokku.A636];[rk.A$1:.D$1048576];3;0)" office:value-type="string" office:string-value="Heli Künnapas" calcext:value-type="string">
            <text:p>Heli Künnapas</text:p>
          </table:table-cell>
          <table:table-cell table:formula="of:=VLOOKUP([kokku.A636];[res.A$1:.D$1048576];3;0)" office:value-type="string" office:string-value="" calcext:value-type="error">
            <text:p>#N/A</text:p>
          </table:table-cell>
          <table:table-cell table:formula="of:=VLOOKUP([kokku.A636];[res.A$1:.E$1048576];2;0)" office:value-type="string" office:string-value="" calcext:value-type="error">
            <text:p>#N/A</text:p>
          </table:table-cell>
          <table:table-cell table:formula="of:=VLOOKUP([kokku.A636];[ares.A$1:.E$1048576];3;0)" office:value-type="float" office:value="277" calcext:value-type="float">
            <text:p>277</text:p>
          </table:table-cell>
          <table:table-cell table:formula="of:=VLOOKUP([kokku.A636];[ares.A$1:.E$1048576];4;0)" office:value-type="float" office:value="0" calcext:value-type="float">
            <text:p>0</text:p>
          </table:table-cell>
          <table:table-cell table:formula="of:=VLOOKUP([kokku.A636];[ares.A$1:.E$1048576];5;0)" office:value-type="float" office:value="113" calcext:value-type="float">
            <text:p>113</text:p>
          </table:table-cell>
        </table:table-row>
        <table:table-row table:style-name="ro1">
          <table:table-cell table:formula="of:=[rk.A595]" office:value-type="float" office:value="697" calcext:value-type="float">
            <text:p>697</text:p>
          </table:table-cell>
          <table:table-cell table:formula="of:=VLOOKUP([kokku.A637];[rk.A$1:.D$1048576];3;0)" office:value-type="string" office:string-value="Johannes Kass" calcext:value-type="string">
            <text:p>Johannes Kass</text:p>
          </table:table-cell>
          <table:table-cell table:formula="of:=VLOOKUP([kokku.A637];[res.A$1:.D$1048576];3;0)" office:value-type="string" office:string-value="" calcext:value-type="error">
            <text:p>#N/A</text:p>
          </table:table-cell>
          <table:table-cell table:formula="of:=VLOOKUP([kokku.A637];[res.A$1:.E$1048576];2;0)" office:value-type="string" office:string-value="" calcext:value-type="error">
            <text:p>#N/A</text:p>
          </table:table-cell>
          <table:table-cell table:formula="of:=VLOOKUP([kokku.A637];[ares.A$1:.E$1048576];3;0)" office:value-type="float" office:value="122" calcext:value-type="float">
            <text:p>122</text:p>
          </table:table-cell>
          <table:table-cell table:formula="of:=VLOOKUP([kokku.A637];[ares.A$1:.E$1048576];4;0)" office:value-type="float" office:value="0" calcext:value-type="float">
            <text:p>0</text:p>
          </table:table-cell>
          <table:table-cell table:formula="of:=VLOOKUP([kokku.A637];[ares.A$1:.E$1048576];5;0)" office:value-type="float" office:value="25" calcext:value-type="float">
            <text:p>25</text:p>
          </table:table-cell>
        </table:table-row>
        <table:table-row table:style-name="ro1">
          <table:table-cell table:formula="of:=[rk.A596]" office:value-type="float" office:value="698" calcext:value-type="float">
            <text:p>698</text:p>
          </table:table-cell>
          <table:table-cell table:formula="of:=VLOOKUP([kokku.A638];[rk.A$1:.D$1048576];3;0)" office:value-type="string" office:string-value="Enn Rähn" calcext:value-type="string">
            <text:p>Enn Rähn</text:p>
          </table:table-cell>
          <table:table-cell table:formula="of:=VLOOKUP([kokku.A638];[res.A$1:.D$1048576];3;0)" office:value-type="string" office:string-value="" calcext:value-type="error">
            <text:p>#N/A</text:p>
          </table:table-cell>
          <table:table-cell table:formula="of:=VLOOKUP([kokku.A638];[res.A$1:.E$1048576];2;0)" office:value-type="string" office:string-value="" calcext:value-type="error">
            <text:p>#N/A</text:p>
          </table:table-cell>
          <table:table-cell table:formula="of:=VLOOKUP([kokku.A638];[ares.A$1:.E$1048576];3;0)" office:value-type="float" office:value="47" calcext:value-type="float">
            <text:p>47</text:p>
          </table:table-cell>
          <table:table-cell table:formula="of:=VLOOKUP([kokku.A638];[ares.A$1:.E$1048576];4;0)" office:value-type="float" office:value="0" calcext:value-type="float">
            <text:p>0</text:p>
          </table:table-cell>
          <table:table-cell table:formula="of:=VLOOKUP([kokku.A638];[ares.A$1:.E$1048576];5;0)" office:value-type="float" office:value="12" calcext:value-type="float">
            <text:p>12</text:p>
          </table:table-cell>
        </table:table-row>
        <table:table-row table:style-name="ro1">
          <table:table-cell table:formula="of:=[rk.A597]" office:value-type="float" office:value="699" calcext:value-type="float">
            <text:p>699</text:p>
          </table:table-cell>
          <table:table-cell table:formula="of:=VLOOKUP([kokku.A639];[rk.A$1:.D$1048576];3;0)" office:value-type="string" office:string-value="Hillar Vaik" calcext:value-type="string">
            <text:p>Hillar Vaik</text:p>
          </table:table-cell>
          <table:table-cell table:formula="of:=VLOOKUP([kokku.A639];[res.A$1:.D$1048576];3;0)" office:value-type="string" office:string-value="" calcext:value-type="error">
            <text:p>#N/A</text:p>
          </table:table-cell>
          <table:table-cell table:formula="of:=VLOOKUP([kokku.A639];[res.A$1:.E$1048576];2;0)" office:value-type="string" office:string-value="" calcext:value-type="error">
            <text:p>#N/A</text:p>
          </table:table-cell>
          <table:table-cell table:formula="of:=VLOOKUP([kokku.A639];[ares.A$1:.E$1048576];3;0)" office:value-type="float" office:value="46" calcext:value-type="float">
            <text:p>46</text:p>
          </table:table-cell>
          <table:table-cell table:formula="of:=VLOOKUP([kokku.A639];[ares.A$1:.E$1048576];4;0)" office:value-type="float" office:value="0" calcext:value-type="float">
            <text:p>0</text:p>
          </table:table-cell>
          <table:table-cell table:formula="of:=VLOOKUP([kokku.A639];[ares.A$1:.E$1048576];5;0)" office:value-type="float" office:value="20" calcext:value-type="float">
            <text:p>20</text:p>
          </table:table-cell>
        </table:table-row>
        <table:table-row table:style-name="ro1">
          <table:table-cell table:formula="of:=[rk.A598]" office:value-type="float" office:value="700" calcext:value-type="float">
            <text:p>700</text:p>
          </table:table-cell>
          <table:table-cell table:formula="of:=VLOOKUP([kokku.A640];[rk.A$1:.D$1048576];3;0)" office:value-type="string" office:string-value="Rein Prins" calcext:value-type="string">
            <text:p>Rein Prins</text:p>
          </table:table-cell>
          <table:table-cell table:formula="of:=VLOOKUP([kokku.A640];[res.A$1:.D$1048576];3;0)" office:value-type="string" office:string-value="" calcext:value-type="error">
            <text:p>#N/A</text:p>
          </table:table-cell>
          <table:table-cell table:formula="of:=VLOOKUP([kokku.A640];[res.A$1:.E$1048576];2;0)" office:value-type="string" office:string-value="" calcext:value-type="error">
            <text:p>#N/A</text:p>
          </table:table-cell>
          <table:table-cell table:formula="of:=VLOOKUP([kokku.A640];[ares.A$1:.E$1048576];3;0)" office:value-type="float" office:value="59" calcext:value-type="float">
            <text:p>59</text:p>
          </table:table-cell>
          <table:table-cell table:formula="of:=VLOOKUP([kokku.A640];[ares.A$1:.E$1048576];4;0)" office:value-type="float" office:value="0" calcext:value-type="float">
            <text:p>0</text:p>
          </table:table-cell>
          <table:table-cell table:formula="of:=VLOOKUP([kokku.A640];[ares.A$1:.E$1048576];5;0)" office:value-type="float" office:value="13" calcext:value-type="float">
            <text:p>13</text:p>
          </table:table-cell>
        </table:table-row>
        <table:table-row table:style-name="ro1">
          <table:table-cell table:formula="of:=[rk.A599]" office:value-type="float" office:value="701" calcext:value-type="float">
            <text:p>701</text:p>
          </table:table-cell>
          <table:table-cell table:formula="of:=VLOOKUP([kokku.A641];[rk.A$1:.D$1048576];3;0)" office:value-type="string" office:string-value="Jaanus Ojangu" calcext:value-type="string">
            <text:p>Jaanus Ojangu</text:p>
          </table:table-cell>
          <table:table-cell table:formula="of:=VLOOKUP([kokku.A641];[res.A$1:.D$1048576];3;0)" office:value-type="string" office:string-value="" calcext:value-type="error">
            <text:p>#N/A</text:p>
          </table:table-cell>
          <table:table-cell table:formula="of:=VLOOKUP([kokku.A641];[res.A$1:.E$1048576];2;0)" office:value-type="string" office:string-value="" calcext:value-type="error">
            <text:p>#N/A</text:p>
          </table:table-cell>
          <table:table-cell table:formula="of:=VLOOKUP([kokku.A641];[ares.A$1:.E$1048576];3;0)" office:value-type="float" office:value="77" calcext:value-type="float">
            <text:p>77</text:p>
          </table:table-cell>
          <table:table-cell table:formula="of:=VLOOKUP([kokku.A641];[ares.A$1:.E$1048576];4;0)" office:value-type="float" office:value="0" calcext:value-type="float">
            <text:p>0</text:p>
          </table:table-cell>
          <table:table-cell table:formula="of:=VLOOKUP([kokku.A641];[ares.A$1:.E$1048576];5;0)" office:value-type="float" office:value="27" calcext:value-type="float">
            <text:p>27</text:p>
          </table:table-cell>
        </table:table-row>
        <table:table-row table:style-name="ro1">
          <table:table-cell table:formula="of:=[rk.A604]" office:value-type="float" office:value="706" calcext:value-type="float">
            <text:p>706</text:p>
          </table:table-cell>
          <table:table-cell table:formula="of:=VLOOKUP([kokku.A642];[rk.A$1:.D$1048576];3;0)" office:value-type="string" office:string-value="Karin Tammemägi" calcext:value-type="string">
            <text:p>Karin Tammemägi</text:p>
          </table:table-cell>
          <table:table-cell table:formula="of:=VLOOKUP([kokku.A642];[res.A$1:.D$1048576];3;0)" office:value-type="string" office:string-value="" calcext:value-type="error">
            <text:p>#N/A</text:p>
          </table:table-cell>
          <table:table-cell table:formula="of:=VLOOKUP([kokku.A642];[res.A$1:.E$1048576];2;0)" office:value-type="string" office:string-value="" calcext:value-type="error">
            <text:p>#N/A</text:p>
          </table:table-cell>
          <table:table-cell table:formula="of:=VLOOKUP([kokku.A642];[ares.A$1:.E$1048576];3;0)" office:value-type="float" office:value="881" calcext:value-type="float">
            <text:p>881</text:p>
          </table:table-cell>
          <table:table-cell table:formula="of:=VLOOKUP([kokku.A642];[ares.A$1:.E$1048576];4;0)" office:value-type="float" office:value="0" calcext:value-type="float">
            <text:p>0</text:p>
          </table:table-cell>
          <table:table-cell table:formula="of:=VLOOKUP([kokku.A642];[ares.A$1:.E$1048576];5;0)" office:value-type="float" office:value="66" calcext:value-type="float">
            <text:p>66</text:p>
          </table:table-cell>
        </table:table-row>
        <table:table-row table:style-name="ro1">
          <table:table-cell table:formula="of:=[rk.A605]" office:value-type="float" office:value="707" calcext:value-type="float">
            <text:p>707</text:p>
          </table:table-cell>
          <table:table-cell table:formula="of:=VLOOKUP([kokku.A643];[rk.A$1:.D$1048576];3;0)" office:value-type="string" office:string-value="Andrei Novikov" calcext:value-type="string">
            <text:p>Andrei Novikov</text:p>
          </table:table-cell>
          <table:table-cell table:formula="of:=VLOOKUP([kokku.A643];[res.A$1:.D$1048576];3;0)" office:value-type="string" office:string-value="" calcext:value-type="error">
            <text:p>#N/A</text:p>
          </table:table-cell>
          <table:table-cell table:formula="of:=VLOOKUP([kokku.A643];[res.A$1:.E$1048576];2;0)" office:value-type="string" office:string-value="" calcext:value-type="error">
            <text:p>#N/A</text:p>
          </table:table-cell>
          <table:table-cell table:formula="of:=VLOOKUP([kokku.A643];[ares.A$1:.E$1048576];3;0)" office:value-type="float" office:value="1096" calcext:value-type="float">
            <text:p>1096</text:p>
          </table:table-cell>
          <table:table-cell table:formula="of:=VLOOKUP([kokku.A643];[ares.A$1:.E$1048576];4;0)" office:value-type="float" office:value="2" calcext:value-type="float">
            <text:p>2</text:p>
          </table:table-cell>
          <table:table-cell table:formula="of:=VLOOKUP([kokku.A643];[ares.A$1:.E$1048576];5;0)" office:value-type="float" office:value="90" calcext:value-type="float">
            <text:p>90</text:p>
          </table:table-cell>
        </table:table-row>
        <table:table-row table:style-name="ro1">
          <table:table-cell table:formula="of:=[rk.A606]" office:value-type="float" office:value="708" calcext:value-type="float">
            <text:p>708</text:p>
          </table:table-cell>
          <table:table-cell table:formula="of:=VLOOKUP([kokku.A644];[rk.A$1:.D$1048576];3;0)" office:value-type="string" office:string-value="Marek Jürgenson" calcext:value-type="string">
            <text:p>Marek Jürgenson</text:p>
          </table:table-cell>
          <table:table-cell table:formula="of:=VLOOKUP([kokku.A644];[res.A$1:.D$1048576];3;0)" office:value-type="string" office:string-value="" calcext:value-type="error">
            <text:p>#N/A</text:p>
          </table:table-cell>
          <table:table-cell table:formula="of:=VLOOKUP([kokku.A644];[res.A$1:.E$1048576];2;0)" office:value-type="string" office:string-value="" calcext:value-type="error">
            <text:p>#N/A</text:p>
          </table:table-cell>
          <table:table-cell table:formula="of:=VLOOKUP([kokku.A644];[ares.A$1:.E$1048576];3;0)" office:value-type="float" office:value="687" calcext:value-type="float">
            <text:p>687</text:p>
          </table:table-cell>
          <table:table-cell table:formula="of:=VLOOKUP([kokku.A644];[ares.A$1:.E$1048576];4;0)" office:value-type="float" office:value="4" calcext:value-type="float">
            <text:p>4</text:p>
          </table:table-cell>
          <table:table-cell table:formula="of:=VLOOKUP([kokku.A644];[ares.A$1:.E$1048576];5;0)" office:value-type="float" office:value="107" calcext:value-type="float">
            <text:p>107</text:p>
          </table:table-cell>
        </table:table-row>
        <table:table-row table:style-name="ro1">
          <table:table-cell table:formula="of:=[rk.A607]" office:value-type="float" office:value="709" calcext:value-type="float">
            <text:p>709</text:p>
          </table:table-cell>
          <table:table-cell table:formula="of:=VLOOKUP([kokku.A645];[rk.A$1:.D$1048576];3;0)" office:value-type="string" office:string-value="Irina Antonjuk" calcext:value-type="string">
            <text:p>Irina Antonjuk</text:p>
          </table:table-cell>
          <table:table-cell table:formula="of:=VLOOKUP([kokku.A645];[res.A$1:.D$1048576];3;0)" office:value-type="string" office:string-value="" calcext:value-type="error">
            <text:p>#N/A</text:p>
          </table:table-cell>
          <table:table-cell table:formula="of:=VLOOKUP([kokku.A645];[res.A$1:.E$1048576];2;0)" office:value-type="string" office:string-value="" calcext:value-type="error">
            <text:p>#N/A</text:p>
          </table:table-cell>
          <table:table-cell table:formula="of:=VLOOKUP([kokku.A645];[ares.A$1:.E$1048576];3;0)" office:value-type="float" office:value="290" calcext:value-type="float">
            <text:p>290</text:p>
          </table:table-cell>
          <table:table-cell table:formula="of:=VLOOKUP([kokku.A645];[ares.A$1:.E$1048576];4;0)" office:value-type="float" office:value="3" calcext:value-type="float">
            <text:p>3</text:p>
          </table:table-cell>
          <table:table-cell table:formula="of:=VLOOKUP([kokku.A645];[ares.A$1:.E$1048576];5;0)" office:value-type="float" office:value="27" calcext:value-type="float">
            <text:p>27</text:p>
          </table:table-cell>
        </table:table-row>
        <table:table-row table:style-name="ro1">
          <table:table-cell table:formula="of:=[rk.A608]" office:value-type="float" office:value="710" calcext:value-type="float">
            <text:p>710</text:p>
          </table:table-cell>
          <table:table-cell table:formula="of:=VLOOKUP([kokku.A646];[rk.A$1:.D$1048576];3;0)" office:value-type="string" office:string-value="Enno Tamm" calcext:value-type="string">
            <text:p>Enno Tamm</text:p>
          </table:table-cell>
          <table:table-cell table:formula="of:=VLOOKUP([kokku.A646];[res.A$1:.D$1048576];3;0)" office:value-type="string" office:string-value="" calcext:value-type="error">
            <text:p>#N/A</text:p>
          </table:table-cell>
          <table:table-cell table:formula="of:=VLOOKUP([kokku.A646];[res.A$1:.E$1048576];2;0)" office:value-type="string" office:string-value="" calcext:value-type="error">
            <text:p>#N/A</text:p>
          </table:table-cell>
          <table:table-cell table:formula="of:=VLOOKUP([kokku.A646];[ares.A$1:.E$1048576];3;0)" office:value-type="float" office:value="346" calcext:value-type="float">
            <text:p>346</text:p>
          </table:table-cell>
          <table:table-cell table:formula="of:=VLOOKUP([kokku.A646];[ares.A$1:.E$1048576];4;0)" office:value-type="float" office:value="0" calcext:value-type="float">
            <text:p>0</text:p>
          </table:table-cell>
          <table:table-cell table:formula="of:=VLOOKUP([kokku.A646];[ares.A$1:.E$1048576];5;0)" office:value-type="float" office:value="55" calcext:value-type="float">
            <text:p>55</text:p>
          </table:table-cell>
        </table:table-row>
        <table:table-row table:style-name="ro1">
          <table:table-cell table:formula="of:=[rk.A609]" office:value-type="float" office:value="711" calcext:value-type="float">
            <text:p>711</text:p>
          </table:table-cell>
          <table:table-cell table:formula="of:=VLOOKUP([kokku.A647];[rk.A$1:.D$1048576];3;0)" office:value-type="string" office:string-value="Anton Stalnuhhin" calcext:value-type="string">
            <text:p>Anton Stalnuhhin</text:p>
          </table:table-cell>
          <table:table-cell table:formula="of:=VLOOKUP([kokku.A647];[res.A$1:.D$1048576];3;0)" office:value-type="string" office:string-value="" calcext:value-type="error">
            <text:p>#N/A</text:p>
          </table:table-cell>
          <table:table-cell table:formula="of:=VLOOKUP([kokku.A647];[res.A$1:.E$1048576];2;0)" office:value-type="string" office:string-value="" calcext:value-type="error">
            <text:p>#N/A</text:p>
          </table:table-cell>
          <table:table-cell table:formula="of:=VLOOKUP([kokku.A647];[ares.A$1:.E$1048576];3;0)" office:value-type="float" office:value="491" calcext:value-type="float">
            <text:p>491</text:p>
          </table:table-cell>
          <table:table-cell table:formula="of:=VLOOKUP([kokku.A647];[ares.A$1:.E$1048576];4;0)" office:value-type="float" office:value="0" calcext:value-type="float">
            <text:p>0</text:p>
          </table:table-cell>
          <table:table-cell table:formula="of:=VLOOKUP([kokku.A647];[ares.A$1:.E$1048576];5;0)" office:value-type="float" office:value="62" calcext:value-type="float">
            <text:p>62</text:p>
          </table:table-cell>
        </table:table-row>
        <table:table-row table:style-name="ro1">
          <table:table-cell table:formula="of:=[rk.A614]" office:value-type="float" office:value="716" calcext:value-type="float">
            <text:p>716</text:p>
          </table:table-cell>
          <table:table-cell table:formula="of:=VLOOKUP([kokku.A648];[rk.A$1:.D$1048576];3;0)" office:value-type="string" office:string-value="Elena Glebova" calcext:value-type="string">
            <text:p>Elena Glebova</text:p>
          </table:table-cell>
          <table:table-cell table:formula="of:=VLOOKUP([kokku.A648];[res.A$1:.D$1048576];3;0)" office:value-type="string" office:string-value="" calcext:value-type="error">
            <text:p>#N/A</text:p>
          </table:table-cell>
          <table:table-cell table:formula="of:=VLOOKUP([kokku.A648];[res.A$1:.E$1048576];2;0)" office:value-type="string" office:string-value="" calcext:value-type="error">
            <text:p>#N/A</text:p>
          </table:table-cell>
          <table:table-cell table:formula="of:=VLOOKUP([kokku.A648];[ares.A$1:.E$1048576];3;0)" office:value-type="float" office:value="310" calcext:value-type="float">
            <text:p>310</text:p>
          </table:table-cell>
          <table:table-cell table:formula="of:=VLOOKUP([kokku.A648];[ares.A$1:.E$1048576];4;0)" office:value-type="float" office:value="0" calcext:value-type="float">
            <text:p>0</text:p>
          </table:table-cell>
          <table:table-cell table:formula="of:=VLOOKUP([kokku.A648];[ares.A$1:.E$1048576];5;0)" office:value-type="float" office:value="51" calcext:value-type="float">
            <text:p>51</text:p>
          </table:table-cell>
        </table:table-row>
        <table:table-row table:style-name="ro1">
          <table:table-cell table:formula="of:=[rk.A615]" office:value-type="float" office:value="717" calcext:value-type="float">
            <text:p>717</text:p>
          </table:table-cell>
          <table:table-cell table:formula="of:=VLOOKUP([kokku.A649];[rk.A$1:.D$1048576];3;0)" office:value-type="string" office:string-value="Kalle Klandorf" calcext:value-type="string">
            <text:p>Kalle Klandorf</text:p>
          </table:table-cell>
          <table:table-cell table:formula="of:=VLOOKUP([kokku.A649];[res.A$1:.D$1048576];3;0)" office:value-type="string" office:string-value="" calcext:value-type="error">
            <text:p>#N/A</text:p>
          </table:table-cell>
          <table:table-cell table:formula="of:=VLOOKUP([kokku.A649];[res.A$1:.E$1048576];2;0)" office:value-type="string" office:string-value="" calcext:value-type="error">
            <text:p>#N/A</text:p>
          </table:table-cell>
          <table:table-cell table:formula="of:=VLOOKUP([kokku.A649];[ares.A$1:.E$1048576];3;0)" office:value-type="float" office:value="400" calcext:value-type="float">
            <text:p>400</text:p>
          </table:table-cell>
          <table:table-cell table:formula="of:=VLOOKUP([kokku.A649];[ares.A$1:.E$1048576];4;0)" office:value-type="float" office:value="0" calcext:value-type="float">
            <text:p>0</text:p>
          </table:table-cell>
          <table:table-cell table:formula="of:=VLOOKUP([kokku.A649];[ares.A$1:.E$1048576];5;0)" office:value-type="float" office:value="73" calcext:value-type="float">
            <text:p>73</text:p>
          </table:table-cell>
        </table:table-row>
        <table:table-row table:style-name="ro1">
          <table:table-cell table:formula="of:=[rk.A616]" office:value-type="float" office:value="718" calcext:value-type="float">
            <text:p>718</text:p>
          </table:table-cell>
          <table:table-cell table:formula="of:=VLOOKUP([kokku.A650];[rk.A$1:.D$1048576];3;0)" office:value-type="string" office:string-value="Taavi Aas" calcext:value-type="string">
            <text:p>Taavi Aas</text:p>
          </table:table-cell>
          <table:table-cell table:formula="of:=VLOOKUP([kokku.A650];[res.A$1:.D$1048576];3;0)" office:value-type="string" office:string-value="" calcext:value-type="error">
            <text:p>#N/A</text:p>
          </table:table-cell>
          <table:table-cell table:formula="of:=VLOOKUP([kokku.A650];[res.A$1:.E$1048576];2;0)" office:value-type="string" office:string-value="" calcext:value-type="error">
            <text:p>#N/A</text:p>
          </table:table-cell>
          <table:table-cell table:formula="of:=VLOOKUP([kokku.A650];[ares.A$1:.E$1048576];3;0)" office:value-type="float" office:value="156" calcext:value-type="float">
            <text:p>156</text:p>
          </table:table-cell>
          <table:table-cell table:formula="of:=VLOOKUP([kokku.A650];[ares.A$1:.E$1048576];4;0)" office:value-type="float" office:value="0" calcext:value-type="float">
            <text:p>0</text:p>
          </table:table-cell>
          <table:table-cell table:formula="of:=VLOOKUP([kokku.A650];[ares.A$1:.E$1048576];5;0)" office:value-type="float" office:value="19" calcext:value-type="float">
            <text:p>19</text:p>
          </table:table-cell>
        </table:table-row>
        <table:table-row table:style-name="ro1">
          <table:table-cell table:formula="of:=[rk.A617]" office:value-type="float" office:value="719" calcext:value-type="float">
            <text:p>719</text:p>
          </table:table-cell>
          <table:table-cell table:formula="of:=VLOOKUP([kokku.A651];[rk.A$1:.D$1048576];3;0)" office:value-type="string" office:string-value="Tarmo Kriis" calcext:value-type="string">
            <text:p>Tarmo Kriis</text:p>
          </table:table-cell>
          <table:table-cell table:formula="of:=VLOOKUP([kokku.A651];[res.A$1:.D$1048576];3;0)" office:value-type="string" office:string-value="" calcext:value-type="error">
            <text:p>#N/A</text:p>
          </table:table-cell>
          <table:table-cell table:formula="of:=VLOOKUP([kokku.A651];[res.A$1:.E$1048576];2;0)" office:value-type="string" office:string-value="" calcext:value-type="error">
            <text:p>#N/A</text:p>
          </table:table-cell>
          <table:table-cell table:formula="of:=VLOOKUP([kokku.A651];[ares.A$1:.E$1048576];3;0)" office:value-type="float" office:value="215" calcext:value-type="float">
            <text:p>215</text:p>
          </table:table-cell>
          <table:table-cell table:formula="of:=VLOOKUP([kokku.A651];[ares.A$1:.E$1048576];4;0)" office:value-type="float" office:value="0" calcext:value-type="float">
            <text:p>0</text:p>
          </table:table-cell>
          <table:table-cell table:formula="of:=VLOOKUP([kokku.A651];[ares.A$1:.E$1048576];5;0)" office:value-type="float" office:value="34" calcext:value-type="float">
            <text:p>34</text:p>
          </table:table-cell>
        </table:table-row>
        <table:table-row table:style-name="ro1">
          <table:table-cell table:formula="of:=[rk.A618]" office:value-type="float" office:value="720" calcext:value-type="float">
            <text:p>720</text:p>
          </table:table-cell>
          <table:table-cell table:formula="of:=VLOOKUP([kokku.A652];[rk.A$1:.D$1048576];3;0)" office:value-type="string" office:string-value="Aini Härm" calcext:value-type="string">
            <text:p>Aini Härm</text:p>
          </table:table-cell>
          <table:table-cell table:formula="of:=VLOOKUP([kokku.A652];[res.A$1:.D$1048576];3;0)" office:value-type="string" office:string-value="" calcext:value-type="error">
            <text:p>#N/A</text:p>
          </table:table-cell>
          <table:table-cell table:formula="of:=VLOOKUP([kokku.A652];[res.A$1:.E$1048576];2;0)" office:value-type="string" office:string-value="" calcext:value-type="error">
            <text:p>#N/A</text:p>
          </table:table-cell>
          <table:table-cell table:formula="of:=VLOOKUP([kokku.A652];[ares.A$1:.E$1048576];3;0)" office:value-type="float" office:value="218" calcext:value-type="float">
            <text:p>218</text:p>
          </table:table-cell>
          <table:table-cell table:formula="of:=VLOOKUP([kokku.A652];[ares.A$1:.E$1048576];4;0)" office:value-type="float" office:value="0" calcext:value-type="float">
            <text:p>0</text:p>
          </table:table-cell>
          <table:table-cell table:formula="of:=VLOOKUP([kokku.A652];[ares.A$1:.E$1048576];5;0)" office:value-type="float" office:value="27" calcext:value-type="float">
            <text:p>27</text:p>
          </table:table-cell>
        </table:table-row>
        <table:table-row table:style-name="ro1">
          <table:table-cell table:formula="of:=[rk.A619]" office:value-type="float" office:value="721" calcext:value-type="float">
            <text:p>721</text:p>
          </table:table-cell>
          <table:table-cell table:formula="of:=VLOOKUP([kokku.A653];[rk.A$1:.D$1048576];3;0)" office:value-type="string" office:string-value="Tõnis Mölder" calcext:value-type="string">
            <text:p>Tõnis Mölder</text:p>
          </table:table-cell>
          <table:table-cell table:formula="of:=VLOOKUP([kokku.A653];[res.A$1:.D$1048576];3;0)" office:value-type="string" office:string-value="" calcext:value-type="error">
            <text:p>#N/A</text:p>
          </table:table-cell>
          <table:table-cell table:formula="of:=VLOOKUP([kokku.A653];[res.A$1:.E$1048576];2;0)" office:value-type="string" office:string-value="" calcext:value-type="error">
            <text:p>#N/A</text:p>
          </table:table-cell>
          <table:table-cell table:formula="of:=VLOOKUP([kokku.A653];[ares.A$1:.E$1048576];3;0)" office:value-type="float" office:value="169" calcext:value-type="float">
            <text:p>169</text:p>
          </table:table-cell>
          <table:table-cell table:formula="of:=VLOOKUP([kokku.A653];[ares.A$1:.E$1048576];4;0)" office:value-type="float" office:value="0" calcext:value-type="float">
            <text:p>0</text:p>
          </table:table-cell>
          <table:table-cell table:formula="of:=VLOOKUP([kokku.A653];[ares.A$1:.E$1048576];5;0)" office:value-type="float" office:value="33" calcext:value-type="float">
            <text:p>33</text:p>
          </table:table-cell>
        </table:table-row>
        <table:table-row table:style-name="ro1">
          <table:table-cell table:formula="of:=[rk.A620]" office:value-type="float" office:value="722" calcext:value-type="float">
            <text:p>722</text:p>
          </table:table-cell>
          <table:table-cell table:formula="of:=VLOOKUP([kokku.A654];[rk.A$1:.D$1048576];3;0)" office:value-type="string" office:string-value="Maria Jufereva" calcext:value-type="string">
            <text:p>Maria Jufereva</text:p>
          </table:table-cell>
          <table:table-cell table:formula="of:=VLOOKUP([kokku.A654];[res.A$1:.D$1048576];3;0)" office:value-type="string" office:string-value="" calcext:value-type="error">
            <text:p>#N/A</text:p>
          </table:table-cell>
          <table:table-cell table:formula="of:=VLOOKUP([kokku.A654];[res.A$1:.E$1048576];2;0)" office:value-type="string" office:string-value="" calcext:value-type="error">
            <text:p>#N/A</text:p>
          </table:table-cell>
          <table:table-cell table:formula="of:=VLOOKUP([kokku.A654];[ares.A$1:.E$1048576];3;0)" office:value-type="float" office:value="376" calcext:value-type="float">
            <text:p>376</text:p>
          </table:table-cell>
          <table:table-cell table:formula="of:=VLOOKUP([kokku.A654];[ares.A$1:.E$1048576];4;0)" office:value-type="float" office:value="0" calcext:value-type="float">
            <text:p>0</text:p>
          </table:table-cell>
          <table:table-cell table:formula="of:=VLOOKUP([kokku.A654];[ares.A$1:.E$1048576];5;0)" office:value-type="float" office:value="58" calcext:value-type="float">
            <text:p>58</text:p>
          </table:table-cell>
        </table:table-row>
        <table:table-row table:style-name="ro1">
          <table:table-cell table:formula="of:=[rk.A621]" office:value-type="float" office:value="723" calcext:value-type="float">
            <text:p>723</text:p>
          </table:table-cell>
          <table:table-cell table:formula="of:=VLOOKUP([kokku.A655];[rk.A$1:.D$1048576];3;0)" office:value-type="string" office:string-value="Juri Danilov" calcext:value-type="string">
            <text:p>Juri Danilov</text:p>
          </table:table-cell>
          <table:table-cell table:formula="of:=VLOOKUP([kokku.A655];[res.A$1:.D$1048576];3;0)" office:value-type="string" office:string-value="" calcext:value-type="error">
            <text:p>#N/A</text:p>
          </table:table-cell>
          <table:table-cell table:formula="of:=VLOOKUP([kokku.A655];[res.A$1:.E$1048576];2;0)" office:value-type="string" office:string-value="" calcext:value-type="error">
            <text:p>#N/A</text:p>
          </table:table-cell>
          <table:table-cell table:formula="of:=VLOOKUP([kokku.A655];[ares.A$1:.E$1048576];3;0)" office:value-type="float" office:value="173" calcext:value-type="float">
            <text:p>173</text:p>
          </table:table-cell>
          <table:table-cell table:formula="of:=VLOOKUP([kokku.A655];[ares.A$1:.E$1048576];4;0)" office:value-type="float" office:value="1" calcext:value-type="float">
            <text:p>1</text:p>
          </table:table-cell>
          <table:table-cell table:formula="of:=VLOOKUP([kokku.A655];[ares.A$1:.E$1048576];5;0)" office:value-type="float" office:value="16" calcext:value-type="float">
            <text:p>16</text:p>
          </table:table-cell>
        </table:table-row>
        <table:table-row table:style-name="ro1">
          <table:table-cell table:formula="of:=[rk.A622]" office:value-type="float" office:value="724" calcext:value-type="float">
            <text:p>724</text:p>
          </table:table-cell>
          <table:table-cell table:formula="of:=VLOOKUP([kokku.A656];[rk.A$1:.D$1048576];3;0)" office:value-type="string" office:string-value="Helen Lausma-Saar" calcext:value-type="string">
            <text:p>Helen Lausma-Saar</text:p>
          </table:table-cell>
          <table:table-cell table:formula="of:=VLOOKUP([kokku.A656];[res.A$1:.D$1048576];3;0)" office:value-type="string" office:string-value="" calcext:value-type="error">
            <text:p>#N/A</text:p>
          </table:table-cell>
          <table:table-cell table:formula="of:=VLOOKUP([kokku.A656];[res.A$1:.E$1048576];2;0)" office:value-type="string" office:string-value="" calcext:value-type="error">
            <text:p>#N/A</text:p>
          </table:table-cell>
          <table:table-cell table:formula="of:=VLOOKUP([kokku.A656];[ares.A$1:.E$1048576];3;0)" office:value-type="float" office:value="49" calcext:value-type="float">
            <text:p>49</text:p>
          </table:table-cell>
          <table:table-cell table:formula="of:=VLOOKUP([kokku.A656];[ares.A$1:.E$1048576];4;0)" office:value-type="float" office:value="0" calcext:value-type="float">
            <text:p>0</text:p>
          </table:table-cell>
          <table:table-cell table:formula="of:=VLOOKUP([kokku.A656];[ares.A$1:.E$1048576];5;0)" office:value-type="float" office:value="9" calcext:value-type="float">
            <text:p>9</text:p>
          </table:table-cell>
        </table:table-row>
        <table:table-row table:style-name="ro1">
          <table:table-cell table:formula="of:=[rk.A623]" office:value-type="float" office:value="725" calcext:value-type="float">
            <text:p>725</text:p>
          </table:table-cell>
          <table:table-cell table:formula="of:=VLOOKUP([kokku.A657];[rk.A$1:.D$1048576];3;0)" office:value-type="string" office:string-value="Nelli Privalova" calcext:value-type="string">
            <text:p>Nelli Privalova</text:p>
          </table:table-cell>
          <table:table-cell table:formula="of:=VLOOKUP([kokku.A657];[res.A$1:.D$1048576];3;0)" office:value-type="string" office:string-value="" calcext:value-type="error">
            <text:p>#N/A</text:p>
          </table:table-cell>
          <table:table-cell table:formula="of:=VLOOKUP([kokku.A657];[res.A$1:.E$1048576];2;0)" office:value-type="string" office:string-value="" calcext:value-type="error">
            <text:p>#N/A</text:p>
          </table:table-cell>
          <table:table-cell table:formula="of:=VLOOKUP([kokku.A657];[ares.A$1:.E$1048576];3;0)" office:value-type="float" office:value="228" calcext:value-type="float">
            <text:p>228</text:p>
          </table:table-cell>
          <table:table-cell table:formula="of:=VLOOKUP([kokku.A657];[ares.A$1:.E$1048576];4;0)" office:value-type="float" office:value="1" calcext:value-type="float">
            <text:p>1</text:p>
          </table:table-cell>
          <table:table-cell table:formula="of:=VLOOKUP([kokku.A657];[ares.A$1:.E$1048576];5;0)" office:value-type="float" office:value="36" calcext:value-type="float">
            <text:p>36</text:p>
          </table:table-cell>
        </table:table-row>
        <table:table-row table:style-name="ro1">
          <table:table-cell table:formula="of:=[rk.A625]" office:value-type="float" office:value="727" calcext:value-type="float">
            <text:p>727</text:p>
          </table:table-cell>
          <table:table-cell table:formula="of:=VLOOKUP([kokku.A658];[rk.A$1:.D$1048576];3;0)" office:value-type="string" office:string-value="Arvo Sarapuu" calcext:value-type="string">
            <text:p>Arvo Sarapuu</text:p>
          </table:table-cell>
          <table:table-cell table:formula="of:=VLOOKUP([kokku.A658];[res.A$1:.D$1048576];3;0)" office:value-type="string" office:string-value="" calcext:value-type="error">
            <text:p>#N/A</text:p>
          </table:table-cell>
          <table:table-cell table:formula="of:=VLOOKUP([kokku.A658];[res.A$1:.E$1048576];2;0)" office:value-type="string" office:string-value="" calcext:value-type="error">
            <text:p>#N/A</text:p>
          </table:table-cell>
          <table:table-cell table:formula="of:=VLOOKUP([kokku.A658];[ares.A$1:.E$1048576];3;0)" office:value-type="float" office:value="1662" calcext:value-type="float">
            <text:p>1662</text:p>
          </table:table-cell>
          <table:table-cell table:formula="of:=VLOOKUP([kokku.A658];[ares.A$1:.E$1048576];4;0)" office:value-type="float" office:value="1" calcext:value-type="float">
            <text:p>1</text:p>
          </table:table-cell>
          <table:table-cell table:formula="of:=VLOOKUP([kokku.A658];[ares.A$1:.E$1048576];5;0)" office:value-type="float" office:value="128" calcext:value-type="float">
            <text:p>128</text:p>
          </table:table-cell>
        </table:table-row>
        <table:table-row table:style-name="ro1">
          <table:table-cell table:formula="of:=[rk.A626]" office:value-type="float" office:value="728" calcext:value-type="float">
            <text:p>728</text:p>
          </table:table-cell>
          <table:table-cell table:formula="of:=VLOOKUP([kokku.A659];[rk.A$1:.D$1048576];3;0)" office:value-type="string" office:string-value="Merike Martinson" calcext:value-type="string">
            <text:p>Merike Martinson</text:p>
          </table:table-cell>
          <table:table-cell table:formula="of:=VLOOKUP([kokku.A659];[res.A$1:.D$1048576];3;0)" office:value-type="string" office:string-value="" calcext:value-type="error">
            <text:p>#N/A</text:p>
          </table:table-cell>
          <table:table-cell table:formula="of:=VLOOKUP([kokku.A659];[res.A$1:.E$1048576];2;0)" office:value-type="string" office:string-value="" calcext:value-type="error">
            <text:p>#N/A</text:p>
          </table:table-cell>
          <table:table-cell table:formula="of:=VLOOKUP([kokku.A659];[ares.A$1:.E$1048576];3;0)" office:value-type="float" office:value="946" calcext:value-type="float">
            <text:p>946</text:p>
          </table:table-cell>
          <table:table-cell table:formula="of:=VLOOKUP([kokku.A659];[ares.A$1:.E$1048576];4;0)" office:value-type="float" office:value="0" calcext:value-type="float">
            <text:p>0</text:p>
          </table:table-cell>
          <table:table-cell table:formula="of:=VLOOKUP([kokku.A659];[ares.A$1:.E$1048576];5;0)" office:value-type="float" office:value="106" calcext:value-type="float">
            <text:p>106</text:p>
          </table:table-cell>
        </table:table-row>
        <table:table-row table:style-name="ro1">
          <table:table-cell table:formula="of:=[rk.A629]" office:value-type="float" office:value="731" calcext:value-type="float">
            <text:p>731</text:p>
          </table:table-cell>
          <table:table-cell table:formula="of:=VLOOKUP([kokku.A660];[rk.A$1:.D$1048576];3;0)" office:value-type="string" office:string-value="Helle Kalda" calcext:value-type="string">
            <text:p>Helle Kalda</text:p>
          </table:table-cell>
          <table:table-cell table:formula="of:=VLOOKUP([kokku.A660];[res.A$1:.D$1048576];3;0)" office:value-type="string" office:string-value="" calcext:value-type="error">
            <text:p>#N/A</text:p>
          </table:table-cell>
          <table:table-cell table:formula="of:=VLOOKUP([kokku.A660];[res.A$1:.E$1048576];2;0)" office:value-type="string" office:string-value="" calcext:value-type="error">
            <text:p>#N/A</text:p>
          </table:table-cell>
          <table:table-cell table:formula="of:=VLOOKUP([kokku.A660];[ares.A$1:.E$1048576];3;0)" office:value-type="float" office:value="771" calcext:value-type="float">
            <text:p>771</text:p>
          </table:table-cell>
          <table:table-cell table:formula="of:=VLOOKUP([kokku.A660];[ares.A$1:.E$1048576];4;0)" office:value-type="float" office:value="1" calcext:value-type="float">
            <text:p>1</text:p>
          </table:table-cell>
          <table:table-cell table:formula="of:=VLOOKUP([kokku.A660];[ares.A$1:.E$1048576];5;0)" office:value-type="float" office:value="60" calcext:value-type="float">
            <text:p>60</text:p>
          </table:table-cell>
        </table:table-row>
        <table:table-row table:style-name="ro1">
          <table:table-cell table:formula="of:=[rk.A630]" office:value-type="float" office:value="732" calcext:value-type="float">
            <text:p>732</text:p>
          </table:table-cell>
          <table:table-cell table:formula="of:=VLOOKUP([kokku.A661];[rk.A$1:.D$1048576];3;0)" office:value-type="string" office:string-value="Tiit Terik" calcext:value-type="string">
            <text:p>Tiit Terik</text:p>
          </table:table-cell>
          <table:table-cell table:formula="of:=VLOOKUP([kokku.A661];[res.A$1:.D$1048576];3;0)" office:value-type="string" office:string-value="" calcext:value-type="error">
            <text:p>#N/A</text:p>
          </table:table-cell>
          <table:table-cell table:formula="of:=VLOOKUP([kokku.A661];[res.A$1:.E$1048576];2;0)" office:value-type="string" office:string-value="" calcext:value-type="error">
            <text:p>#N/A</text:p>
          </table:table-cell>
          <table:table-cell table:formula="of:=VLOOKUP([kokku.A661];[ares.A$1:.E$1048576];3;0)" office:value-type="float" office:value="389" calcext:value-type="float">
            <text:p>389</text:p>
          </table:table-cell>
          <table:table-cell table:formula="of:=VLOOKUP([kokku.A661];[ares.A$1:.E$1048576];4;0)" office:value-type="float" office:value="0" calcext:value-type="float">
            <text:p>0</text:p>
          </table:table-cell>
          <table:table-cell table:formula="of:=VLOOKUP([kokku.A661];[ares.A$1:.E$1048576];5;0)" office:value-type="float" office:value="46" calcext:value-type="float">
            <text:p>46</text:p>
          </table:table-cell>
        </table:table-row>
        <table:table-row table:style-name="ro1">
          <table:table-cell table:formula="of:=[rk.A631]" office:value-type="float" office:value="733" calcext:value-type="float">
            <text:p>733</text:p>
          </table:table-cell>
          <table:table-cell table:formula="of:=VLOOKUP([kokku.A662];[rk.A$1:.D$1048576];3;0)" office:value-type="string" office:string-value="Margarita Tšernogorova" calcext:value-type="string">
            <text:p>Margarita Tšernogorova</text:p>
          </table:table-cell>
          <table:table-cell table:formula="of:=VLOOKUP([kokku.A662];[res.A$1:.D$1048576];3;0)" office:value-type="string" office:string-value="" calcext:value-type="error">
            <text:p>#N/A</text:p>
          </table:table-cell>
          <table:table-cell table:formula="of:=VLOOKUP([kokku.A662];[res.A$1:.E$1048576];2;0)" office:value-type="string" office:string-value="" calcext:value-type="error">
            <text:p>#N/A</text:p>
          </table:table-cell>
          <table:table-cell table:formula="of:=VLOOKUP([kokku.A662];[ares.A$1:.E$1048576];3;0)" office:value-type="float" office:value="1159" calcext:value-type="float">
            <text:p>1159</text:p>
          </table:table-cell>
          <table:table-cell table:formula="of:=VLOOKUP([kokku.A662];[ares.A$1:.E$1048576];4;0)" office:value-type="float" office:value="2" calcext:value-type="float">
            <text:p>2</text:p>
          </table:table-cell>
          <table:table-cell table:formula="of:=VLOOKUP([kokku.A662];[ares.A$1:.E$1048576];5;0)" office:value-type="float" office:value="87" calcext:value-type="float">
            <text:p>87</text:p>
          </table:table-cell>
        </table:table-row>
        <table:table-row table:style-name="ro1">
          <table:table-cell table:formula="of:=[rk.A632]" office:value-type="float" office:value="734" calcext:value-type="float">
            <text:p>734</text:p>
          </table:table-cell>
          <table:table-cell table:formula="of:=VLOOKUP([kokku.A663];[rk.A$1:.D$1048576];3;0)" office:value-type="string" office:string-value="Irina Embrich" calcext:value-type="string">
            <text:p>Irina Embrich</text:p>
          </table:table-cell>
          <table:table-cell table:formula="of:=VLOOKUP([kokku.A663];[res.A$1:.D$1048576];3;0)" office:value-type="string" office:string-value="" calcext:value-type="error">
            <text:p>#N/A</text:p>
          </table:table-cell>
          <table:table-cell table:formula="of:=VLOOKUP([kokku.A663];[res.A$1:.E$1048576];2;0)" office:value-type="string" office:string-value="" calcext:value-type="error">
            <text:p>#N/A</text:p>
          </table:table-cell>
          <table:table-cell table:formula="of:=VLOOKUP([kokku.A663];[ares.A$1:.E$1048576];3;0)" office:value-type="float" office:value="217" calcext:value-type="float">
            <text:p>217</text:p>
          </table:table-cell>
          <table:table-cell table:formula="of:=VLOOKUP([kokku.A663];[ares.A$1:.E$1048576];4;0)" office:value-type="float" office:value="0" calcext:value-type="float">
            <text:p>0</text:p>
          </table:table-cell>
          <table:table-cell table:formula="of:=VLOOKUP([kokku.A663];[ares.A$1:.E$1048576];5;0)" office:value-type="float" office:value="31" calcext:value-type="float">
            <text:p>31</text:p>
          </table:table-cell>
        </table:table-row>
        <table:table-row table:style-name="ro1">
          <table:table-cell table:formula="of:=[rk.A633]" office:value-type="float" office:value="735" calcext:value-type="float">
            <text:p>735</text:p>
          </table:table-cell>
          <table:table-cell table:formula="of:=VLOOKUP([kokku.A664];[rk.A$1:.D$1048576];3;0)" office:value-type="string" office:string-value="Eduard Toman" calcext:value-type="string">
            <text:p>Eduard Toman</text:p>
          </table:table-cell>
          <table:table-cell table:formula="of:=VLOOKUP([kokku.A664];[res.A$1:.D$1048576];3;0)" office:value-type="string" office:string-value="" calcext:value-type="error">
            <text:p>#N/A</text:p>
          </table:table-cell>
          <table:table-cell table:formula="of:=VLOOKUP([kokku.A664];[res.A$1:.E$1048576];2;0)" office:value-type="string" office:string-value="" calcext:value-type="error">
            <text:p>#N/A</text:p>
          </table:table-cell>
          <table:table-cell table:formula="of:=VLOOKUP([kokku.A664];[ares.A$1:.E$1048576];3;0)" office:value-type="float" office:value="953" calcext:value-type="float">
            <text:p>953</text:p>
          </table:table-cell>
          <table:table-cell table:formula="of:=VLOOKUP([kokku.A664];[ares.A$1:.E$1048576];4;0)" office:value-type="float" office:value="0" calcext:value-type="float">
            <text:p>0</text:p>
          </table:table-cell>
          <table:table-cell table:formula="of:=VLOOKUP([kokku.A664];[ares.A$1:.E$1048576];5;0)" office:value-type="float" office:value="118" calcext:value-type="float">
            <text:p>118</text:p>
          </table:table-cell>
        </table:table-row>
        <table:table-row table:style-name="ro1">
          <table:table-cell table:formula="of:=[rk.A634]" office:value-type="float" office:value="736" calcext:value-type="float">
            <text:p>736</text:p>
          </table:table-cell>
          <table:table-cell table:formula="of:=VLOOKUP([kokku.A665];[rk.A$1:.D$1048576];3;0)" office:value-type="string" office:string-value="Igor Kravtšenko" calcext:value-type="string">
            <text:p>Igor Kravtšenko</text:p>
          </table:table-cell>
          <table:table-cell table:formula="of:=VLOOKUP([kokku.A665];[res.A$1:.D$1048576];3;0)" office:value-type="string" office:string-value="" calcext:value-type="error">
            <text:p>#N/A</text:p>
          </table:table-cell>
          <table:table-cell table:formula="of:=VLOOKUP([kokku.A665];[res.A$1:.E$1048576];2;0)" office:value-type="string" office:string-value="" calcext:value-type="error">
            <text:p>#N/A</text:p>
          </table:table-cell>
          <table:table-cell table:formula="of:=VLOOKUP([kokku.A665];[ares.A$1:.E$1048576];3;0)" office:value-type="float" office:value="1360" calcext:value-type="float">
            <text:p>1360</text:p>
          </table:table-cell>
          <table:table-cell table:formula="of:=VLOOKUP([kokku.A665];[ares.A$1:.E$1048576];4;0)" office:value-type="float" office:value="3" calcext:value-type="float">
            <text:p>3</text:p>
          </table:table-cell>
          <table:table-cell table:formula="of:=VLOOKUP([kokku.A665];[ares.A$1:.E$1048576];5;0)" office:value-type="float" office:value="92" calcext:value-type="float">
            <text:p>92</text:p>
          </table:table-cell>
        </table:table-row>
        <table:table-row table:style-name="ro1">
          <table:table-cell table:formula="of:=[rk.A636]" office:value-type="float" office:value="738" calcext:value-type="float">
            <text:p>738</text:p>
          </table:table-cell>
          <table:table-cell table:formula="of:=VLOOKUP([kokku.A666];[rk.A$1:.D$1048576];3;0)" office:value-type="string" office:string-value="Kerstin-Oudekki Loone" calcext:value-type="string">
            <text:p>Kerstin-Oudekki Loone</text:p>
          </table:table-cell>
          <table:table-cell table:formula="of:=VLOOKUP([kokku.A666];[res.A$1:.D$1048576];3;0)" office:value-type="string" office:string-value="" calcext:value-type="error">
            <text:p>#N/A</text:p>
          </table:table-cell>
          <table:table-cell table:formula="of:=VLOOKUP([kokku.A666];[res.A$1:.E$1048576];2;0)" office:value-type="string" office:string-value="" calcext:value-type="error">
            <text:p>#N/A</text:p>
          </table:table-cell>
          <table:table-cell table:formula="of:=VLOOKUP([kokku.A666];[ares.A$1:.E$1048576];3;0)" office:value-type="float" office:value="354" calcext:value-type="float">
            <text:p>354</text:p>
          </table:table-cell>
          <table:table-cell table:formula="of:=VLOOKUP([kokku.A666];[ares.A$1:.E$1048576];4;0)" office:value-type="float" office:value="0" calcext:value-type="float">
            <text:p>0</text:p>
          </table:table-cell>
          <table:table-cell table:formula="of:=VLOOKUP([kokku.A666];[ares.A$1:.E$1048576];5;0)" office:value-type="float" office:value="64" calcext:value-type="float">
            <text:p>64</text:p>
          </table:table-cell>
        </table:table-row>
        <table:table-row table:style-name="ro1">
          <table:table-cell table:formula="of:=[rk.A637]" office:value-type="float" office:value="739" calcext:value-type="float">
            <text:p>739</text:p>
          </table:table-cell>
          <table:table-cell table:formula="of:=VLOOKUP([kokku.A667];[rk.A$1:.D$1048576];3;0)" office:value-type="string" office:string-value="Värner Lootsmann" calcext:value-type="string">
            <text:p>Värner Lootsmann</text:p>
          </table:table-cell>
          <table:table-cell table:formula="of:=VLOOKUP([kokku.A667];[res.A$1:.D$1048576];3;0)" office:value-type="string" office:string-value="" calcext:value-type="error">
            <text:p>#N/A</text:p>
          </table:table-cell>
          <table:table-cell table:formula="of:=VLOOKUP([kokku.A667];[res.A$1:.E$1048576];2;0)" office:value-type="string" office:string-value="" calcext:value-type="error">
            <text:p>#N/A</text:p>
          </table:table-cell>
          <table:table-cell table:formula="of:=VLOOKUP([kokku.A667];[ares.A$1:.E$1048576];3;0)" office:value-type="float" office:value="136" calcext:value-type="float">
            <text:p>136</text:p>
          </table:table-cell>
          <table:table-cell table:formula="of:=VLOOKUP([kokku.A667];[ares.A$1:.E$1048576];4;0)" office:value-type="float" office:value="0" calcext:value-type="float">
            <text:p>0</text:p>
          </table:table-cell>
          <table:table-cell table:formula="of:=VLOOKUP([kokku.A667];[ares.A$1:.E$1048576];5;0)" office:value-type="float" office:value="22" calcext:value-type="float">
            <text:p>22</text:p>
          </table:table-cell>
        </table:table-row>
        <table:table-row table:style-name="ro1">
          <table:table-cell table:formula="of:=[rk.A639]" office:value-type="float" office:value="741" calcext:value-type="float">
            <text:p>741</text:p>
          </table:table-cell>
          <table:table-cell table:formula="of:=VLOOKUP([kokku.A668];[rk.A$1:.D$1048576];3;0)" office:value-type="string" office:string-value="René Toomse" calcext:value-type="string">
            <text:p>René Toomse</text:p>
          </table:table-cell>
          <table:table-cell table:formula="of:=VLOOKUP([kokku.A668];[res.A$1:.D$1048576];3;0)" office:value-type="string" office:string-value="" calcext:value-type="error">
            <text:p>#N/A</text:p>
          </table:table-cell>
          <table:table-cell table:formula="of:=VLOOKUP([kokku.A668];[res.A$1:.E$1048576];2;0)" office:value-type="string" office:string-value="" calcext:value-type="error">
            <text:p>#N/A</text:p>
          </table:table-cell>
          <table:table-cell table:formula="of:=VLOOKUP([kokku.A668];[ares.A$1:.E$1048576];3;0)" office:value-type="float" office:value="167" calcext:value-type="float">
            <text:p>167</text:p>
          </table:table-cell>
          <table:table-cell table:formula="of:=VLOOKUP([kokku.A668];[ares.A$1:.E$1048576];4;0)" office:value-type="float" office:value="0" calcext:value-type="float">
            <text:p>0</text:p>
          </table:table-cell>
          <table:table-cell table:formula="of:=VLOOKUP([kokku.A668];[ares.A$1:.E$1048576];5;0)" office:value-type="float" office:value="33" calcext:value-type="float">
            <text:p>33</text:p>
          </table:table-cell>
        </table:table-row>
        <table:table-row table:style-name="ro1">
          <table:table-cell table:formula="of:=[rk.A640]" office:value-type="float" office:value="742" calcext:value-type="float">
            <text:p>742</text:p>
          </table:table-cell>
          <table:table-cell table:formula="of:=VLOOKUP([kokku.A669];[rk.A$1:.D$1048576];3;0)" office:value-type="string" office:string-value="Jüri Võigemast" calcext:value-type="string">
            <text:p>Jüri Võigemast</text:p>
          </table:table-cell>
          <table:table-cell table:formula="of:=VLOOKUP([kokku.A669];[res.A$1:.D$1048576];3;0)" office:value-type="string" office:string-value="" calcext:value-type="error">
            <text:p>#N/A</text:p>
          </table:table-cell>
          <table:table-cell table:formula="of:=VLOOKUP([kokku.A669];[res.A$1:.E$1048576];2;0)" office:value-type="string" office:string-value="" calcext:value-type="error">
            <text:p>#N/A</text:p>
          </table:table-cell>
          <table:table-cell table:formula="of:=VLOOKUP([kokku.A669];[ares.A$1:.E$1048576];3;0)" office:value-type="float" office:value="169" calcext:value-type="float">
            <text:p>169</text:p>
          </table:table-cell>
          <table:table-cell table:formula="of:=VLOOKUP([kokku.A669];[ares.A$1:.E$1048576];4;0)" office:value-type="float" office:value="0" calcext:value-type="float">
            <text:p>0</text:p>
          </table:table-cell>
          <table:table-cell table:formula="of:=VLOOKUP([kokku.A669];[ares.A$1:.E$1048576];5;0)" office:value-type="float" office:value="21" calcext:value-type="float">
            <text:p>21</text:p>
          </table:table-cell>
        </table:table-row>
        <table:table-row table:style-name="ro1">
          <table:table-cell table:formula="of:=[rk.A641]" office:value-type="float" office:value="743" calcext:value-type="float">
            <text:p>743</text:p>
          </table:table-cell>
          <table:table-cell table:formula="of:=VLOOKUP([kokku.A670];[rk.A$1:.D$1048576];3;0)" office:value-type="string" office:string-value="Vladimir Arhipov" calcext:value-type="string">
            <text:p>Vladimir Arhipov</text:p>
          </table:table-cell>
          <table:table-cell table:formula="of:=VLOOKUP([kokku.A670];[res.A$1:.D$1048576];3;0)" office:value-type="string" office:string-value="" calcext:value-type="error">
            <text:p>#N/A</text:p>
          </table:table-cell>
          <table:table-cell table:formula="of:=VLOOKUP([kokku.A670];[res.A$1:.E$1048576];2;0)" office:value-type="string" office:string-value="" calcext:value-type="error">
            <text:p>#N/A</text:p>
          </table:table-cell>
          <table:table-cell table:formula="of:=VLOOKUP([kokku.A670];[ares.A$1:.E$1048576];3;0)" office:value-type="float" office:value="838" calcext:value-type="float">
            <text:p>838</text:p>
          </table:table-cell>
          <table:table-cell table:formula="of:=VLOOKUP([kokku.A670];[ares.A$1:.E$1048576];4;0)" office:value-type="float" office:value="0" calcext:value-type="float">
            <text:p>0</text:p>
          </table:table-cell>
          <table:table-cell table:formula="of:=VLOOKUP([kokku.A670];[ares.A$1:.E$1048576];5;0)" office:value-type="float" office:value="63" calcext:value-type="float">
            <text:p>63</text:p>
          </table:table-cell>
        </table:table-row>
        <table:table-row table:style-name="ro1">
          <table:table-cell table:formula="of:=[rk.A642]" office:value-type="float" office:value="744" calcext:value-type="float">
            <text:p>744</text:p>
          </table:table-cell>
          <table:table-cell table:formula="of:=VLOOKUP([kokku.A671];[rk.A$1:.D$1048576];3;0)" office:value-type="string" office:string-value="Oleg Tšubarov" calcext:value-type="string">
            <text:p>Oleg Tšubarov</text:p>
          </table:table-cell>
          <table:table-cell table:formula="of:=VLOOKUP([kokku.A671];[res.A$1:.D$1048576];3;0)" office:value-type="string" office:string-value="" calcext:value-type="error">
            <text:p>#N/A</text:p>
          </table:table-cell>
          <table:table-cell table:formula="of:=VLOOKUP([kokku.A671];[res.A$1:.E$1048576];2;0)" office:value-type="string" office:string-value="" calcext:value-type="error">
            <text:p>#N/A</text:p>
          </table:table-cell>
          <table:table-cell table:formula="of:=VLOOKUP([kokku.A671];[ares.A$1:.E$1048576];3;0)" office:value-type="float" office:value="351" calcext:value-type="float">
            <text:p>351</text:p>
          </table:table-cell>
          <table:table-cell table:formula="of:=VLOOKUP([kokku.A671];[ares.A$1:.E$1048576];4;0)" office:value-type="float" office:value="0" calcext:value-type="float">
            <text:p>0</text:p>
          </table:table-cell>
          <table:table-cell table:formula="of:=VLOOKUP([kokku.A671];[ares.A$1:.E$1048576];5;0)" office:value-type="float" office:value="36" calcext:value-type="float">
            <text:p>36</text:p>
          </table:table-cell>
        </table:table-row>
        <table:table-row table:style-name="ro1">
          <table:table-cell table:formula="of:=[rk.A643]" office:value-type="float" office:value="745" calcext:value-type="float">
            <text:p>745</text:p>
          </table:table-cell>
          <table:table-cell table:formula="of:=VLOOKUP([kokku.A672];[rk.A$1:.D$1048576];3;0)" office:value-type="string" office:string-value="Ago Kokser" calcext:value-type="string">
            <text:p>Ago Kokser</text:p>
          </table:table-cell>
          <table:table-cell table:formula="of:=VLOOKUP([kokku.A672];[res.A$1:.D$1048576];3;0)" office:value-type="string" office:string-value="" calcext:value-type="error">
            <text:p>#N/A</text:p>
          </table:table-cell>
          <table:table-cell table:formula="of:=VLOOKUP([kokku.A672];[res.A$1:.E$1048576];2;0)" office:value-type="string" office:string-value="" calcext:value-type="error">
            <text:p>#N/A</text:p>
          </table:table-cell>
          <table:table-cell table:formula="of:=VLOOKUP([kokku.A672];[ares.A$1:.E$1048576];3;0)" office:value-type="float" office:value="116" calcext:value-type="float">
            <text:p>116</text:p>
          </table:table-cell>
          <table:table-cell table:formula="of:=VLOOKUP([kokku.A672];[ares.A$1:.E$1048576];4;0)" office:value-type="float" office:value="0" calcext:value-type="float">
            <text:p>0</text:p>
          </table:table-cell>
          <table:table-cell table:formula="of:=VLOOKUP([kokku.A672];[ares.A$1:.E$1048576];5;0)" office:value-type="float" office:value="14" calcext:value-type="float">
            <text:p>14</text:p>
          </table:table-cell>
        </table:table-row>
        <table:table-row table:style-name="ro1">
          <table:table-cell table:formula="of:=[rk.A644]" office:value-type="float" office:value="746" calcext:value-type="float">
            <text:p>746</text:p>
          </table:table-cell>
          <table:table-cell table:formula="of:=VLOOKUP([kokku.A673];[rk.A$1:.D$1048576];3;0)" office:value-type="string" office:string-value="Natalia Malleus" calcext:value-type="string">
            <text:p>Natalia Malleus</text:p>
          </table:table-cell>
          <table:table-cell table:formula="of:=VLOOKUP([kokku.A673];[res.A$1:.D$1048576];3;0)" office:value-type="string" office:string-value="" calcext:value-type="error">
            <text:p>#N/A</text:p>
          </table:table-cell>
          <table:table-cell table:formula="of:=VLOOKUP([kokku.A673];[res.A$1:.E$1048576];2;0)" office:value-type="string" office:string-value="" calcext:value-type="error">
            <text:p>#N/A</text:p>
          </table:table-cell>
          <table:table-cell table:formula="of:=VLOOKUP([kokku.A673];[ares.A$1:.E$1048576];3;0)" office:value-type="float" office:value="555" calcext:value-type="float">
            <text:p>555</text:p>
          </table:table-cell>
          <table:table-cell table:formula="of:=VLOOKUP([kokku.A673];[ares.A$1:.E$1048576];4;0)" office:value-type="float" office:value="1" calcext:value-type="float">
            <text:p>1</text:p>
          </table:table-cell>
          <table:table-cell table:formula="of:=VLOOKUP([kokku.A673];[ares.A$1:.E$1048576];5;0)" office:value-type="float" office:value="61" calcext:value-type="float">
            <text:p>61</text:p>
          </table:table-cell>
        </table:table-row>
        <table:table-row table:style-name="ro1">
          <table:table-cell table:formula="of:=[rk.A645]" office:value-type="float" office:value="747" calcext:value-type="float">
            <text:p>747</text:p>
          </table:table-cell>
          <table:table-cell table:formula="of:=VLOOKUP([kokku.A674];[rk.A$1:.D$1048576];3;0)" office:value-type="string" office:string-value="Peeter Rebane" calcext:value-type="string">
            <text:p>Peeter Rebane</text:p>
          </table:table-cell>
          <table:table-cell table:formula="of:=VLOOKUP([kokku.A674];[res.A$1:.D$1048576];3;0)" office:value-type="string" office:string-value="" calcext:value-type="error">
            <text:p>#N/A</text:p>
          </table:table-cell>
          <table:table-cell table:formula="of:=VLOOKUP([kokku.A674];[res.A$1:.E$1048576];2;0)" office:value-type="string" office:string-value="" calcext:value-type="error">
            <text:p>#N/A</text:p>
          </table:table-cell>
          <table:table-cell table:formula="of:=VLOOKUP([kokku.A674];[ares.A$1:.E$1048576];3;0)" office:value-type="float" office:value="88" calcext:value-type="float">
            <text:p>88</text:p>
          </table:table-cell>
          <table:table-cell table:formula="of:=VLOOKUP([kokku.A674];[ares.A$1:.E$1048576];4;0)" office:value-type="float" office:value="0" calcext:value-type="float">
            <text:p>0</text:p>
          </table:table-cell>
          <table:table-cell table:formula="of:=VLOOKUP([kokku.A674];[ares.A$1:.E$1048576];5;0)" office:value-type="float" office:value="24" calcext:value-type="float">
            <text:p>24</text:p>
          </table:table-cell>
        </table:table-row>
        <table:table-row table:style-name="ro1">
          <table:table-cell table:formula="of:=[rk.A646]" office:value-type="float" office:value="748" calcext:value-type="float">
            <text:p>748</text:p>
          </table:table-cell>
          <table:table-cell table:formula="of:=VLOOKUP([kokku.A675];[rk.A$1:.D$1048576];3;0)" office:value-type="string" office:string-value="Meelis Pai" calcext:value-type="string">
            <text:p>Meelis Pai</text:p>
          </table:table-cell>
          <table:table-cell table:formula="of:=VLOOKUP([kokku.A675];[res.A$1:.D$1048576];3;0)" office:value-type="string" office:string-value="" calcext:value-type="error">
            <text:p>#N/A</text:p>
          </table:table-cell>
          <table:table-cell table:formula="of:=VLOOKUP([kokku.A675];[res.A$1:.E$1048576];2;0)" office:value-type="string" office:string-value="" calcext:value-type="error">
            <text:p>#N/A</text:p>
          </table:table-cell>
          <table:table-cell table:formula="of:=VLOOKUP([kokku.A675];[ares.A$1:.E$1048576];3;0)" office:value-type="float" office:value="67" calcext:value-type="float">
            <text:p>67</text:p>
          </table:table-cell>
          <table:table-cell table:formula="of:=VLOOKUP([kokku.A675];[ares.A$1:.E$1048576];4;0)" office:value-type="float" office:value="0" calcext:value-type="float">
            <text:p>0</text:p>
          </table:table-cell>
          <table:table-cell table:formula="of:=VLOOKUP([kokku.A675];[ares.A$1:.E$1048576];5;0)" office:value-type="float" office:value="11" calcext:value-type="float">
            <text:p>11</text:p>
          </table:table-cell>
        </table:table-row>
        <table:table-row table:style-name="ro1">
          <table:table-cell table:formula="of:=[rk.A647]" office:value-type="float" office:value="749" calcext:value-type="float">
            <text:p>749</text:p>
          </table:table-cell>
          <table:table-cell table:formula="of:=VLOOKUP([kokku.A676];[rk.A$1:.D$1048576];3;0)" office:value-type="string" office:string-value="Indrek Uuemaa" calcext:value-type="string">
            <text:p>Indrek Uuemaa</text:p>
          </table:table-cell>
          <table:table-cell table:formula="of:=VLOOKUP([kokku.A676];[res.A$1:.D$1048576];3;0)" office:value-type="string" office:string-value="" calcext:value-type="error">
            <text:p>#N/A</text:p>
          </table:table-cell>
          <table:table-cell table:formula="of:=VLOOKUP([kokku.A676];[res.A$1:.E$1048576];2;0)" office:value-type="string" office:string-value="" calcext:value-type="error">
            <text:p>#N/A</text:p>
          </table:table-cell>
          <table:table-cell table:formula="of:=VLOOKUP([kokku.A676];[ares.A$1:.E$1048576];3;0)" office:value-type="float" office:value="95" calcext:value-type="float">
            <text:p>95</text:p>
          </table:table-cell>
          <table:table-cell table:formula="of:=VLOOKUP([kokku.A676];[ares.A$1:.E$1048576];4;0)" office:value-type="float" office:value="0" calcext:value-type="float">
            <text:p>0</text:p>
          </table:table-cell>
          <table:table-cell table:formula="of:=VLOOKUP([kokku.A676];[ares.A$1:.E$1048576];5;0)" office:value-type="float" office:value="10" calcext:value-type="float">
            <text:p>10</text:p>
          </table:table-cell>
        </table:table-row>
        <table:table-row table:style-name="ro1">
          <table:table-cell table:formula="of:=[rk.A648]" office:value-type="float" office:value="750" calcext:value-type="float">
            <text:p>750</text:p>
          </table:table-cell>
          <table:table-cell table:formula="of:=VLOOKUP([kokku.A677];[rk.A$1:.D$1048576];3;0)" office:value-type="string" office:string-value="Väino Sassi" calcext:value-type="string">
            <text:p>Väino Sassi</text:p>
          </table:table-cell>
          <table:table-cell table:formula="of:=VLOOKUP([kokku.A677];[res.A$1:.D$1048576];3;0)" office:value-type="string" office:string-value="" calcext:value-type="error">
            <text:p>#N/A</text:p>
          </table:table-cell>
          <table:table-cell table:formula="of:=VLOOKUP([kokku.A677];[res.A$1:.E$1048576];2;0)" office:value-type="string" office:string-value="" calcext:value-type="error">
            <text:p>#N/A</text:p>
          </table:table-cell>
          <table:table-cell table:formula="of:=VLOOKUP([kokku.A677];[ares.A$1:.E$1048576];3;0)" office:value-type="float" office:value="54" calcext:value-type="float">
            <text:p>54</text:p>
          </table:table-cell>
          <table:table-cell table:formula="of:=VLOOKUP([kokku.A677];[ares.A$1:.E$1048576];4;0)" office:value-type="float" office:value="0" calcext:value-type="float">
            <text:p>0</text:p>
          </table:table-cell>
          <table:table-cell table:formula="of:=VLOOKUP([kokku.A677];[ares.A$1:.E$1048576];5;0)" office:value-type="float" office:value="14" calcext:value-type="float">
            <text:p>14</text:p>
          </table:table-cell>
        </table:table-row>
        <table:table-row table:style-name="ro1">
          <table:table-cell table:formula="of:=[rk.A649]" office:value-type="float" office:value="751" calcext:value-type="float">
            <text:p>751</text:p>
          </table:table-cell>
          <table:table-cell table:formula="of:=VLOOKUP([kokku.A678];[rk.A$1:.D$1048576];3;0)" office:value-type="string" office:string-value="Oliver Liidemann" calcext:value-type="string">
            <text:p>Oliver Liidemann</text:p>
          </table:table-cell>
          <table:table-cell table:formula="of:=VLOOKUP([kokku.A678];[res.A$1:.D$1048576];3;0)" office:value-type="string" office:string-value="" calcext:value-type="error">
            <text:p>#N/A</text:p>
          </table:table-cell>
          <table:table-cell table:formula="of:=VLOOKUP([kokku.A678];[res.A$1:.E$1048576];2;0)" office:value-type="string" office:string-value="" calcext:value-type="error">
            <text:p>#N/A</text:p>
          </table:table-cell>
          <table:table-cell table:formula="of:=VLOOKUP([kokku.A678];[ares.A$1:.E$1048576];3;0)" office:value-type="float" office:value="81" calcext:value-type="float">
            <text:p>81</text:p>
          </table:table-cell>
          <table:table-cell table:formula="of:=VLOOKUP([kokku.A678];[ares.A$1:.E$1048576];4;0)" office:value-type="float" office:value="0" calcext:value-type="float">
            <text:p>0</text:p>
          </table:table-cell>
          <table:table-cell table:formula="of:=VLOOKUP([kokku.A678];[ares.A$1:.E$1048576];5;0)" office:value-type="float" office:value="2" calcext:value-type="float">
            <text:p>2</text:p>
          </table:table-cell>
        </table:table-row>
        <table:table-row table:style-name="ro1">
          <table:table-cell table:formula="of:=[rk.A650]" office:value-type="float" office:value="752" calcext:value-type="float">
            <text:p>752</text:p>
          </table:table-cell>
          <table:table-cell table:formula="of:=VLOOKUP([kokku.A679];[rk.A$1:.D$1048576];3;0)" office:value-type="string" office:string-value="Vello Jõgisoo" calcext:value-type="string">
            <text:p>Vello Jõgisoo</text:p>
          </table:table-cell>
          <table:table-cell table:formula="of:=VLOOKUP([kokku.A679];[res.A$1:.D$1048576];3;0)" office:value-type="string" office:string-value="" calcext:value-type="error">
            <text:p>#N/A</text:p>
          </table:table-cell>
          <table:table-cell table:formula="of:=VLOOKUP([kokku.A679];[res.A$1:.E$1048576];2;0)" office:value-type="string" office:string-value="" calcext:value-type="error">
            <text:p>#N/A</text:p>
          </table:table-cell>
          <table:table-cell table:formula="of:=VLOOKUP([kokku.A679];[ares.A$1:.E$1048576];3;0)" office:value-type="float" office:value="100" calcext:value-type="float">
            <text:p>100</text:p>
          </table:table-cell>
          <table:table-cell table:formula="of:=VLOOKUP([kokku.A679];[ares.A$1:.E$1048576];4;0)" office:value-type="float" office:value="0" calcext:value-type="float">
            <text:p>0</text:p>
          </table:table-cell>
          <table:table-cell table:formula="of:=VLOOKUP([kokku.A679];[ares.A$1:.E$1048576];5;0)" office:value-type="float" office:value="26" calcext:value-type="float">
            <text:p>26</text:p>
          </table:table-cell>
        </table:table-row>
        <table:table-row table:style-name="ro1">
          <table:table-cell table:formula="of:=[rk.A652]" office:value-type="float" office:value="754" calcext:value-type="float">
            <text:p>754</text:p>
          </table:table-cell>
          <table:table-cell table:formula="of:=VLOOKUP([kokku.A680];[rk.A$1:.D$1048576];3;0)" office:value-type="string" office:string-value="Jaanus Karilaid" calcext:value-type="string">
            <text:p>Jaanus Karilaid</text:p>
          </table:table-cell>
          <table:table-cell table:formula="of:=VLOOKUP([kokku.A680];[res.A$1:.D$1048576];3;0)" office:value-type="string" office:string-value="" calcext:value-type="error">
            <text:p>#N/A</text:p>
          </table:table-cell>
          <table:table-cell table:formula="of:=VLOOKUP([kokku.A680];[res.A$1:.E$1048576];2;0)" office:value-type="string" office:string-value="" calcext:value-type="error">
            <text:p>#N/A</text:p>
          </table:table-cell>
          <table:table-cell table:formula="of:=VLOOKUP([kokku.A680];[ares.A$1:.E$1048576];3;0)" office:value-type="float" office:value="1056" calcext:value-type="float">
            <text:p>1056</text:p>
          </table:table-cell>
          <table:table-cell table:formula="of:=VLOOKUP([kokku.A680];[ares.A$1:.E$1048576];4;0)" office:value-type="float" office:value="1" calcext:value-type="float">
            <text:p>1</text:p>
          </table:table-cell>
          <table:table-cell table:formula="of:=VLOOKUP([kokku.A680];[ares.A$1:.E$1048576];5;0)" office:value-type="float" office:value="106" calcext:value-type="float">
            <text:p>106</text:p>
          </table:table-cell>
        </table:table-row>
        <table:table-row table:style-name="ro1">
          <table:table-cell table:formula="of:=[rk.A653]" office:value-type="float" office:value="755" calcext:value-type="float">
            <text:p>755</text:p>
          </table:table-cell>
          <table:table-cell table:formula="of:=VLOOKUP([kokku.A681];[rk.A$1:.D$1048576];3;0)" office:value-type="string" office:string-value="Janne Nurmik" calcext:value-type="string">
            <text:p>Janne Nurmik</text:p>
          </table:table-cell>
          <table:table-cell table:formula="of:=VLOOKUP([kokku.A681];[res.A$1:.D$1048576];3;0)" office:value-type="string" office:string-value="" calcext:value-type="error">
            <text:p>#N/A</text:p>
          </table:table-cell>
          <table:table-cell table:formula="of:=VLOOKUP([kokku.A681];[res.A$1:.E$1048576];2;0)" office:value-type="string" office:string-value="" calcext:value-type="error">
            <text:p>#N/A</text:p>
          </table:table-cell>
          <table:table-cell table:formula="of:=VLOOKUP([kokku.A681];[ares.A$1:.E$1048576];3;0)" office:value-type="float" office:value="245" calcext:value-type="float">
            <text:p>245</text:p>
          </table:table-cell>
          <table:table-cell table:formula="of:=VLOOKUP([kokku.A681];[ares.A$1:.E$1048576];4;0)" office:value-type="float" office:value="2" calcext:value-type="float">
            <text:p>2</text:p>
          </table:table-cell>
          <table:table-cell table:formula="of:=VLOOKUP([kokku.A681];[ares.A$1:.E$1048576];5;0)" office:value-type="float" office:value="42" calcext:value-type="float">
            <text:p>42</text:p>
          </table:table-cell>
        </table:table-row>
        <table:table-row table:style-name="ro1">
          <table:table-cell table:formula="of:=[rk.A654]" office:value-type="float" office:value="756" calcext:value-type="float">
            <text:p>756</text:p>
          </table:table-cell>
          <table:table-cell table:formula="of:=VLOOKUP([kokku.A682];[rk.A$1:.D$1048576];3;0)" office:value-type="string" office:string-value="Andres Kampmann" calcext:value-type="string">
            <text:p>Andres Kampmann</text:p>
          </table:table-cell>
          <table:table-cell table:formula="of:=VLOOKUP([kokku.A682];[res.A$1:.D$1048576];3;0)" office:value-type="string" office:string-value="" calcext:value-type="error">
            <text:p>#N/A</text:p>
          </table:table-cell>
          <table:table-cell table:formula="of:=VLOOKUP([kokku.A682];[res.A$1:.E$1048576];2;0)" office:value-type="string" office:string-value="" calcext:value-type="error">
            <text:p>#N/A</text:p>
          </table:table-cell>
          <table:table-cell table:formula="of:=VLOOKUP([kokku.A682];[ares.A$1:.E$1048576];3;0)" office:value-type="float" office:value="65" calcext:value-type="float">
            <text:p>65</text:p>
          </table:table-cell>
          <table:table-cell table:formula="of:=VLOOKUP([kokku.A682];[ares.A$1:.E$1048576];4;0)" office:value-type="float" office:value="0" calcext:value-type="float">
            <text:p>0</text:p>
          </table:table-cell>
          <table:table-cell table:formula="of:=VLOOKUP([kokku.A682];[ares.A$1:.E$1048576];5;0)" office:value-type="float" office:value="18" calcext:value-type="float">
            <text:p>18</text:p>
          </table:table-cell>
        </table:table-row>
        <table:table-row table:style-name="ro1">
          <table:table-cell table:formula="of:=[rk.A655]" office:value-type="float" office:value="757" calcext:value-type="float">
            <text:p>757</text:p>
          </table:table-cell>
          <table:table-cell table:formula="of:=VLOOKUP([kokku.A683];[rk.A$1:.D$1048576];3;0)" office:value-type="string" office:string-value="Ants Vahtras" calcext:value-type="string">
            <text:p>Ants Vahtras</text:p>
          </table:table-cell>
          <table:table-cell table:formula="of:=VLOOKUP([kokku.A683];[res.A$1:.D$1048576];3;0)" office:value-type="string" office:string-value="" calcext:value-type="error">
            <text:p>#N/A</text:p>
          </table:table-cell>
          <table:table-cell table:formula="of:=VLOOKUP([kokku.A683];[res.A$1:.E$1048576];2;0)" office:value-type="string" office:string-value="" calcext:value-type="error">
            <text:p>#N/A</text:p>
          </table:table-cell>
          <table:table-cell table:formula="of:=VLOOKUP([kokku.A683];[ares.A$1:.E$1048576];3;0)" office:value-type="float" office:value="192" calcext:value-type="float">
            <text:p>192</text:p>
          </table:table-cell>
          <table:table-cell table:formula="of:=VLOOKUP([kokku.A683];[ares.A$1:.E$1048576];4;0)" office:value-type="float" office:value="0" calcext:value-type="float">
            <text:p>0</text:p>
          </table:table-cell>
          <table:table-cell table:formula="of:=VLOOKUP([kokku.A683];[ares.A$1:.E$1048576];5;0)" office:value-type="float" office:value="28" calcext:value-type="float">
            <text:p>28</text:p>
          </table:table-cell>
        </table:table-row>
        <table:table-row table:style-name="ro1">
          <table:table-cell table:formula="of:=[rk.A656]" office:value-type="float" office:value="758" calcext:value-type="float">
            <text:p>758</text:p>
          </table:table-cell>
          <table:table-cell table:formula="of:=VLOOKUP([kokku.A684];[rk.A$1:.D$1048576];3;0)" office:value-type="string" office:string-value="Mart Mäeker" calcext:value-type="string">
            <text:p>Mart Mäeker</text:p>
          </table:table-cell>
          <table:table-cell table:formula="of:=VLOOKUP([kokku.A684];[res.A$1:.D$1048576];3;0)" office:value-type="string" office:string-value="" calcext:value-type="error">
            <text:p>#N/A</text:p>
          </table:table-cell>
          <table:table-cell table:formula="of:=VLOOKUP([kokku.A684];[res.A$1:.E$1048576];2;0)" office:value-type="string" office:string-value="" calcext:value-type="error">
            <text:p>#N/A</text:p>
          </table:table-cell>
          <table:table-cell table:formula="of:=VLOOKUP([kokku.A684];[ares.A$1:.E$1048576];3;0)" office:value-type="float" office:value="321" calcext:value-type="float">
            <text:p>321</text:p>
          </table:table-cell>
          <table:table-cell table:formula="of:=VLOOKUP([kokku.A684];[ares.A$1:.E$1048576];4;0)" office:value-type="float" office:value="0" calcext:value-type="float">
            <text:p>0</text:p>
          </table:table-cell>
          <table:table-cell table:formula="of:=VLOOKUP([kokku.A684];[ares.A$1:.E$1048576];5;0)" office:value-type="float" office:value="48" calcext:value-type="float">
            <text:p>48</text:p>
          </table:table-cell>
        </table:table-row>
        <table:table-row table:style-name="ro1">
          <table:table-cell table:formula="of:=[rk.A657]" office:value-type="float" office:value="759" calcext:value-type="float">
            <text:p>759</text:p>
          </table:table-cell>
          <table:table-cell table:formula="of:=VLOOKUP([kokku.A685];[rk.A$1:.D$1048576];3;0)" office:value-type="string" office:string-value="Harald Tõru" calcext:value-type="string">
            <text:p>Harald Tõru</text:p>
          </table:table-cell>
          <table:table-cell table:formula="of:=VLOOKUP([kokku.A685];[res.A$1:.D$1048576];3;0)" office:value-type="string" office:string-value="" calcext:value-type="error">
            <text:p>#N/A</text:p>
          </table:table-cell>
          <table:table-cell table:formula="of:=VLOOKUP([kokku.A685];[res.A$1:.E$1048576];2;0)" office:value-type="string" office:string-value="" calcext:value-type="error">
            <text:p>#N/A</text:p>
          </table:table-cell>
          <table:table-cell table:formula="of:=VLOOKUP([kokku.A685];[ares.A$1:.E$1048576];3;0)" office:value-type="float" office:value="68" calcext:value-type="float">
            <text:p>68</text:p>
          </table:table-cell>
          <table:table-cell table:formula="of:=VLOOKUP([kokku.A685];[ares.A$1:.E$1048576];4;0)" office:value-type="float" office:value="1" calcext:value-type="float">
            <text:p>1</text:p>
          </table:table-cell>
          <table:table-cell table:formula="of:=VLOOKUP([kokku.A685];[ares.A$1:.E$1048576];5;0)" office:value-type="float" office:value="8" calcext:value-type="float">
            <text:p>8</text:p>
          </table:table-cell>
        </table:table-row>
        <table:table-row table:style-name="ro1">
          <table:table-cell table:formula="of:=[rk.A658]" office:value-type="float" office:value="760" calcext:value-type="float">
            <text:p>760</text:p>
          </table:table-cell>
          <table:table-cell table:formula="of:=VLOOKUP([kokku.A686];[rk.A$1:.D$1048576];3;0)" office:value-type="string" office:string-value="Jüri Kuuskemaa" calcext:value-type="string">
            <text:p>Jüri Kuuskemaa</text:p>
          </table:table-cell>
          <table:table-cell table:formula="of:=VLOOKUP([kokku.A686];[res.A$1:.D$1048576];3;0)" office:value-type="string" office:string-value="" calcext:value-type="error">
            <text:p>#N/A</text:p>
          </table:table-cell>
          <table:table-cell table:formula="of:=VLOOKUP([kokku.A686];[res.A$1:.E$1048576];2;0)" office:value-type="string" office:string-value="" calcext:value-type="error">
            <text:p>#N/A</text:p>
          </table:table-cell>
          <table:table-cell table:formula="of:=VLOOKUP([kokku.A686];[ares.A$1:.E$1048576];3;0)" office:value-type="float" office:value="202" calcext:value-type="float">
            <text:p>202</text:p>
          </table:table-cell>
          <table:table-cell table:formula="of:=VLOOKUP([kokku.A686];[ares.A$1:.E$1048576];4;0)" office:value-type="float" office:value="0" calcext:value-type="float">
            <text:p>0</text:p>
          </table:table-cell>
          <table:table-cell table:formula="of:=VLOOKUP([kokku.A686];[ares.A$1:.E$1048576];5;0)" office:value-type="float" office:value="41" calcext:value-type="float">
            <text:p>41</text:p>
          </table:table-cell>
        </table:table-row>
        <table:table-row table:style-name="ro1">
          <table:table-cell table:formula="of:=[rk.A660]" office:value-type="float" office:value="762" calcext:value-type="float">
            <text:p>762</text:p>
          </table:table-cell>
          <table:table-cell table:formula="of:=VLOOKUP([kokku.A687];[rk.A$1:.D$1048576];3;0)" office:value-type="string" office:string-value="Toomas Väinaste" calcext:value-type="string">
            <text:p>Toomas Väinaste</text:p>
          </table:table-cell>
          <table:table-cell table:formula="of:=VLOOKUP([kokku.A687];[res.A$1:.D$1048576];3;0)" office:value-type="string" office:string-value="" calcext:value-type="error">
            <text:p>#N/A</text:p>
          </table:table-cell>
          <table:table-cell table:formula="of:=VLOOKUP([kokku.A687];[res.A$1:.E$1048576];2;0)" office:value-type="string" office:string-value="" calcext:value-type="error">
            <text:p>#N/A</text:p>
          </table:table-cell>
          <table:table-cell table:formula="of:=VLOOKUP([kokku.A687];[ares.A$1:.E$1048576];3;0)" office:value-type="float" office:value="773" calcext:value-type="float">
            <text:p>773</text:p>
          </table:table-cell>
          <table:table-cell table:formula="of:=VLOOKUP([kokku.A687];[ares.A$1:.E$1048576];4;0)" office:value-type="float" office:value="0" calcext:value-type="float">
            <text:p>0</text:p>
          </table:table-cell>
          <table:table-cell table:formula="of:=VLOOKUP([kokku.A687];[ares.A$1:.E$1048576];5;0)" office:value-type="float" office:value="95" calcext:value-type="float">
            <text:p>95</text:p>
          </table:table-cell>
        </table:table-row>
        <table:table-row table:style-name="ro1">
          <table:table-cell table:formula="of:=[rk.A661]" office:value-type="float" office:value="763" calcext:value-type="float">
            <text:p>763</text:p>
          </table:table-cell>
          <table:table-cell table:formula="of:=VLOOKUP([kokku.A688];[rk.A$1:.D$1048576];3;0)" office:value-type="string" office:string-value="Andres Jaadla" calcext:value-type="string">
            <text:p>Andres Jaadla</text:p>
          </table:table-cell>
          <table:table-cell table:formula="of:=VLOOKUP([kokku.A688];[res.A$1:.D$1048576];3;0)" office:value-type="string" office:string-value="" calcext:value-type="error">
            <text:p>#N/A</text:p>
          </table:table-cell>
          <table:table-cell table:formula="of:=VLOOKUP([kokku.A688];[res.A$1:.E$1048576];2;0)" office:value-type="string" office:string-value="" calcext:value-type="error">
            <text:p>#N/A</text:p>
          </table:table-cell>
          <table:table-cell table:formula="of:=VLOOKUP([kokku.A688];[ares.A$1:.E$1048576];3;0)" office:value-type="float" office:value="298" calcext:value-type="float">
            <text:p>298</text:p>
          </table:table-cell>
          <table:table-cell table:formula="of:=VLOOKUP([kokku.A688];[ares.A$1:.E$1048576];4;0)" office:value-type="float" office:value="0" calcext:value-type="float">
            <text:p>0</text:p>
          </table:table-cell>
          <table:table-cell table:formula="of:=VLOOKUP([kokku.A688];[ares.A$1:.E$1048576];5;0)" office:value-type="float" office:value="36" calcext:value-type="float">
            <text:p>36</text:p>
          </table:table-cell>
        </table:table-row>
        <table:table-row table:style-name="ro1">
          <table:table-cell table:formula="of:=[rk.A662]" office:value-type="float" office:value="764" calcext:value-type="float">
            <text:p>764</text:p>
          </table:table-cell>
          <table:table-cell table:formula="of:=VLOOKUP([kokku.A689];[rk.A$1:.D$1048576];3;0)" office:value-type="string" office:string-value="Jelena Fjodorova" calcext:value-type="string">
            <text:p>Jelena Fjodorova</text:p>
          </table:table-cell>
          <table:table-cell table:formula="of:=VLOOKUP([kokku.A689];[res.A$1:.D$1048576];3;0)" office:value-type="string" office:string-value="" calcext:value-type="error">
            <text:p>#N/A</text:p>
          </table:table-cell>
          <table:table-cell table:formula="of:=VLOOKUP([kokku.A689];[res.A$1:.E$1048576];2;0)" office:value-type="string" office:string-value="" calcext:value-type="error">
            <text:p>#N/A</text:p>
          </table:table-cell>
          <table:table-cell table:formula="of:=VLOOKUP([kokku.A689];[ares.A$1:.E$1048576];3;0)" office:value-type="float" office:value="455" calcext:value-type="float">
            <text:p>455</text:p>
          </table:table-cell>
          <table:table-cell table:formula="of:=VLOOKUP([kokku.A689];[ares.A$1:.E$1048576];4;0)" office:value-type="float" office:value="1" calcext:value-type="float">
            <text:p>1</text:p>
          </table:table-cell>
          <table:table-cell table:formula="of:=VLOOKUP([kokku.A689];[ares.A$1:.E$1048576];5;0)" office:value-type="float" office:value="61" calcext:value-type="float">
            <text:p>61</text:p>
          </table:table-cell>
        </table:table-row>
        <table:table-row table:style-name="ro1">
          <table:table-cell table:formula="of:=[rk.A663]" office:value-type="float" office:value="765" calcext:value-type="float">
            <text:p>765</text:p>
          </table:table-cell>
          <table:table-cell table:formula="of:=VLOOKUP([kokku.A690];[rk.A$1:.D$1048576];3;0)" office:value-type="string" office:string-value="Jaanus Mutli" calcext:value-type="string">
            <text:p>Jaanus Mutli</text:p>
          </table:table-cell>
          <table:table-cell table:formula="of:=VLOOKUP([kokku.A690];[res.A$1:.D$1048576];3;0)" office:value-type="string" office:string-value="" calcext:value-type="error">
            <text:p>#N/A</text:p>
          </table:table-cell>
          <table:table-cell table:formula="of:=VLOOKUP([kokku.A690];[res.A$1:.E$1048576];2;0)" office:value-type="string" office:string-value="" calcext:value-type="error">
            <text:p>#N/A</text:p>
          </table:table-cell>
          <table:table-cell table:formula="of:=VLOOKUP([kokku.A690];[ares.A$1:.E$1048576];3;0)" office:value-type="float" office:value="262" calcext:value-type="float">
            <text:p>262</text:p>
          </table:table-cell>
          <table:table-cell table:formula="of:=VLOOKUP([kokku.A690];[ares.A$1:.E$1048576];4;0)" office:value-type="float" office:value="1" calcext:value-type="float">
            <text:p>1</text:p>
          </table:table-cell>
          <table:table-cell table:formula="of:=VLOOKUP([kokku.A690];[ares.A$1:.E$1048576];5;0)" office:value-type="float" office:value="31" calcext:value-type="float">
            <text:p>31</text:p>
          </table:table-cell>
        </table:table-row>
        <table:table-row table:style-name="ro1">
          <table:table-cell table:formula="of:=[rk.A664]" office:value-type="float" office:value="766" calcext:value-type="float">
            <text:p>766</text:p>
          </table:table-cell>
          <table:table-cell table:formula="of:=VLOOKUP([kokku.A691];[rk.A$1:.D$1048576];3;0)" office:value-type="string" office:string-value="Andres Sõber" calcext:value-type="string">
            <text:p>Andres Sõber</text:p>
          </table:table-cell>
          <table:table-cell table:formula="of:=VLOOKUP([kokku.A691];[res.A$1:.D$1048576];3;0)" office:value-type="string" office:string-value="" calcext:value-type="error">
            <text:p>#N/A</text:p>
          </table:table-cell>
          <table:table-cell table:formula="of:=VLOOKUP([kokku.A691];[res.A$1:.E$1048576];2;0)" office:value-type="string" office:string-value="" calcext:value-type="error">
            <text:p>#N/A</text:p>
          </table:table-cell>
          <table:table-cell table:formula="of:=VLOOKUP([kokku.A691];[ares.A$1:.E$1048576];3;0)" office:value-type="float" office:value="530" calcext:value-type="float">
            <text:p>530</text:p>
          </table:table-cell>
          <table:table-cell table:formula="of:=VLOOKUP([kokku.A691];[ares.A$1:.E$1048576];4;0)" office:value-type="float" office:value="1" calcext:value-type="float">
            <text:p>1</text:p>
          </table:table-cell>
          <table:table-cell table:formula="of:=VLOOKUP([kokku.A691];[ares.A$1:.E$1048576];5;0)" office:value-type="float" office:value="91" calcext:value-type="float">
            <text:p>91</text:p>
          </table:table-cell>
        </table:table-row>
        <table:table-row table:style-name="ro1">
          <table:table-cell table:formula="of:=[rk.A665]" office:value-type="float" office:value="767" calcext:value-type="float">
            <text:p>767</text:p>
          </table:table-cell>
          <table:table-cell table:formula="of:=VLOOKUP([kokku.A692];[rk.A$1:.D$1048576];3;0)" office:value-type="string" office:string-value="Urmas Tamm" calcext:value-type="string">
            <text:p>Urmas Tamm</text:p>
          </table:table-cell>
          <table:table-cell table:formula="of:=VLOOKUP([kokku.A692];[res.A$1:.D$1048576];3;0)" office:value-type="string" office:string-value="" calcext:value-type="error">
            <text:p>#N/A</text:p>
          </table:table-cell>
          <table:table-cell table:formula="of:=VLOOKUP([kokku.A692];[res.A$1:.E$1048576];2;0)" office:value-type="string" office:string-value="" calcext:value-type="error">
            <text:p>#N/A</text:p>
          </table:table-cell>
          <table:table-cell table:formula="of:=VLOOKUP([kokku.A692];[ares.A$1:.E$1048576];3;0)" office:value-type="float" office:value="365" calcext:value-type="float">
            <text:p>365</text:p>
          </table:table-cell>
          <table:table-cell table:formula="of:=VLOOKUP([kokku.A692];[ares.A$1:.E$1048576];4;0)" office:value-type="float" office:value="1" calcext:value-type="float">
            <text:p>1</text:p>
          </table:table-cell>
          <table:table-cell table:formula="of:=VLOOKUP([kokku.A692];[ares.A$1:.E$1048576];5;0)" office:value-type="float" office:value="44" calcext:value-type="float">
            <text:p>44</text:p>
          </table:table-cell>
        </table:table-row>
        <table:table-row table:style-name="ro1">
          <table:table-cell table:formula="of:=[rk.A669]" office:value-type="float" office:value="771" calcext:value-type="float">
            <text:p>771</text:p>
          </table:table-cell>
          <table:table-cell table:formula="of:=VLOOKUP([kokku.A693];[rk.A$1:.D$1048576];3;0)" office:value-type="string" office:string-value="Eldar Efendijev" calcext:value-type="string">
            <text:p>Eldar Efendijev</text:p>
          </table:table-cell>
          <table:table-cell table:formula="of:=VLOOKUP([kokku.A693];[res.A$1:.D$1048576];3;0)" office:value-type="string" office:string-value="" calcext:value-type="error">
            <text:p>#N/A</text:p>
          </table:table-cell>
          <table:table-cell table:formula="of:=VLOOKUP([kokku.A693];[res.A$1:.E$1048576];2;0)" office:value-type="string" office:string-value="" calcext:value-type="error">
            <text:p>#N/A</text:p>
          </table:table-cell>
          <table:table-cell table:formula="of:=VLOOKUP([kokku.A693];[ares.A$1:.E$1048576];3;0)" office:value-type="float" office:value="607" calcext:value-type="float">
            <text:p>607</text:p>
          </table:table-cell>
          <table:table-cell table:formula="of:=VLOOKUP([kokku.A693];[ares.A$1:.E$1048576];4;0)" office:value-type="float" office:value="0" calcext:value-type="float">
            <text:p>0</text:p>
          </table:table-cell>
          <table:table-cell table:formula="of:=VLOOKUP([kokku.A693];[ares.A$1:.E$1048576];5;0)" office:value-type="float" office:value="77" calcext:value-type="float">
            <text:p>77</text:p>
          </table:table-cell>
        </table:table-row>
        <table:table-row table:style-name="ro1">
          <table:table-cell table:formula="of:=[rk.A670]" office:value-type="float" office:value="772" calcext:value-type="float">
            <text:p>772</text:p>
          </table:table-cell>
          <table:table-cell table:formula="of:=VLOOKUP([kokku.A694];[rk.A$1:.D$1048576];3;0)" office:value-type="string" office:string-value="Tarmo Tammiste" calcext:value-type="string">
            <text:p>Tarmo Tammiste</text:p>
          </table:table-cell>
          <table:table-cell table:formula="of:=VLOOKUP([kokku.A694];[res.A$1:.D$1048576];3;0)" office:value-type="string" office:string-value="" calcext:value-type="error">
            <text:p>#N/A</text:p>
          </table:table-cell>
          <table:table-cell table:formula="of:=VLOOKUP([kokku.A694];[res.A$1:.E$1048576];2;0)" office:value-type="string" office:string-value="" calcext:value-type="error">
            <text:p>#N/A</text:p>
          </table:table-cell>
          <table:table-cell table:formula="of:=VLOOKUP([kokku.A694];[ares.A$1:.E$1048576];3;0)" office:value-type="float" office:value="429" calcext:value-type="float">
            <text:p>429</text:p>
          </table:table-cell>
          <table:table-cell table:formula="of:=VLOOKUP([kokku.A694];[ares.A$1:.E$1048576];4;0)" office:value-type="float" office:value="1" calcext:value-type="float">
            <text:p>1</text:p>
          </table:table-cell>
          <table:table-cell table:formula="of:=VLOOKUP([kokku.A694];[ares.A$1:.E$1048576];5;0)" office:value-type="float" office:value="55" calcext:value-type="float">
            <text:p>55</text:p>
          </table:table-cell>
        </table:table-row>
        <table:table-row table:style-name="ro1">
          <table:table-cell table:formula="of:=[rk.A671]" office:value-type="float" office:value="773" calcext:value-type="float">
            <text:p>773</text:p>
          </table:table-cell>
          <table:table-cell table:formula="of:=VLOOKUP([kokku.A695];[rk.A$1:.D$1048576];3;0)" office:value-type="string" office:string-value="Eevi Paasmäe" calcext:value-type="string">
            <text:p>Eevi Paasmäe</text:p>
          </table:table-cell>
          <table:table-cell table:formula="of:=VLOOKUP([kokku.A695];[res.A$1:.D$1048576];3;0)" office:value-type="string" office:string-value="" calcext:value-type="error">
            <text:p>#N/A</text:p>
          </table:table-cell>
          <table:table-cell table:formula="of:=VLOOKUP([kokku.A695];[res.A$1:.E$1048576];2;0)" office:value-type="string" office:string-value="" calcext:value-type="error">
            <text:p>#N/A</text:p>
          </table:table-cell>
          <table:table-cell table:formula="of:=VLOOKUP([kokku.A695];[ares.A$1:.E$1048576];3;0)" office:value-type="float" office:value="639" calcext:value-type="float">
            <text:p>639</text:p>
          </table:table-cell>
          <table:table-cell table:formula="of:=VLOOKUP([kokku.A695];[ares.A$1:.E$1048576];4;0)" office:value-type="float" office:value="1" calcext:value-type="float">
            <text:p>1</text:p>
          </table:table-cell>
          <table:table-cell table:formula="of:=VLOOKUP([kokku.A695];[ares.A$1:.E$1048576];5;0)" office:value-type="float" office:value="42" calcext:value-type="float">
            <text:p>42</text:p>
          </table:table-cell>
        </table:table-row>
        <table:table-row table:style-name="ro1">
          <table:table-cell table:formula="of:=[rk.A672]" office:value-type="float" office:value="774" calcext:value-type="float">
            <text:p>774</text:p>
          </table:table-cell>
          <table:table-cell table:formula="of:=VLOOKUP([kokku.A696];[rk.A$1:.D$1048576];3;0)" office:value-type="string" office:string-value="Dmitri Dmitrijev" calcext:value-type="string">
            <text:p>Dmitri Dmitrijev</text:p>
          </table:table-cell>
          <table:table-cell table:formula="of:=VLOOKUP([kokku.A696];[res.A$1:.D$1048576];3;0)" office:value-type="string" office:string-value="" calcext:value-type="error">
            <text:p>#N/A</text:p>
          </table:table-cell>
          <table:table-cell table:formula="of:=VLOOKUP([kokku.A696];[res.A$1:.E$1048576];2;0)" office:value-type="string" office:string-value="" calcext:value-type="error">
            <text:p>#N/A</text:p>
          </table:table-cell>
          <table:table-cell table:formula="of:=VLOOKUP([kokku.A696];[ares.A$1:.E$1048576];3;0)" office:value-type="float" office:value="677" calcext:value-type="float">
            <text:p>677</text:p>
          </table:table-cell>
          <table:table-cell table:formula="of:=VLOOKUP([kokku.A696];[ares.A$1:.E$1048576];4;0)" office:value-type="float" office:value="0" calcext:value-type="float">
            <text:p>0</text:p>
          </table:table-cell>
          <table:table-cell table:formula="of:=VLOOKUP([kokku.A696];[ares.A$1:.E$1048576];5;0)" office:value-type="float" office:value="57" calcext:value-type="float">
            <text:p>57</text:p>
          </table:table-cell>
        </table:table-row>
        <table:table-row table:style-name="ro1">
          <table:table-cell table:formula="of:=[rk.A673]" office:value-type="float" office:value="775" calcext:value-type="float">
            <text:p>775</text:p>
          </table:table-cell>
          <table:table-cell table:formula="of:=VLOOKUP([kokku.A697];[rk.A$1:.D$1048576];3;0)" office:value-type="string" office:string-value="Riho Kutsar" calcext:value-type="string">
            <text:p>Riho Kutsar</text:p>
          </table:table-cell>
          <table:table-cell table:formula="of:=VLOOKUP([kokku.A697];[res.A$1:.D$1048576];3;0)" office:value-type="string" office:string-value="" calcext:value-type="error">
            <text:p>#N/A</text:p>
          </table:table-cell>
          <table:table-cell table:formula="of:=VLOOKUP([kokku.A697];[res.A$1:.E$1048576];2;0)" office:value-type="string" office:string-value="" calcext:value-type="error">
            <text:p>#N/A</text:p>
          </table:table-cell>
          <table:table-cell table:formula="of:=VLOOKUP([kokku.A697];[ares.A$1:.E$1048576];3;0)" office:value-type="float" office:value="152" calcext:value-type="float">
            <text:p>152</text:p>
          </table:table-cell>
          <table:table-cell table:formula="of:=VLOOKUP([kokku.A697];[ares.A$1:.E$1048576];4;0)" office:value-type="float" office:value="0" calcext:value-type="float">
            <text:p>0</text:p>
          </table:table-cell>
          <table:table-cell table:formula="of:=VLOOKUP([kokku.A697];[ares.A$1:.E$1048576];5;0)" office:value-type="float" office:value="16" calcext:value-type="float">
            <text:p>16</text:p>
          </table:table-cell>
        </table:table-row>
        <table:table-row table:style-name="ro1">
          <table:table-cell table:formula="of:=[rk.A678]" office:value-type="float" office:value="780" calcext:value-type="float">
            <text:p>780</text:p>
          </table:table-cell>
          <table:table-cell table:formula="of:=VLOOKUP([kokku.A698];[rk.A$1:.D$1048576];3;0)" office:value-type="string" office:string-value="Helmut Hallemaa" calcext:value-type="string">
            <text:p>Helmut Hallemaa</text:p>
          </table:table-cell>
          <table:table-cell table:formula="of:=VLOOKUP([kokku.A698];[res.A$1:.D$1048576];3;0)" office:value-type="string" office:string-value="" calcext:value-type="error">
            <text:p>#N/A</text:p>
          </table:table-cell>
          <table:table-cell table:formula="of:=VLOOKUP([kokku.A698];[res.A$1:.E$1048576];2;0)" office:value-type="string" office:string-value="" calcext:value-type="error">
            <text:p>#N/A</text:p>
          </table:table-cell>
          <table:table-cell table:formula="of:=VLOOKUP([kokku.A698];[ares.A$1:.E$1048576];3;0)" office:value-type="float" office:value="435" calcext:value-type="float">
            <text:p>435</text:p>
          </table:table-cell>
          <table:table-cell table:formula="of:=VLOOKUP([kokku.A698];[ares.A$1:.E$1048576];4;0)" office:value-type="float" office:value="0" calcext:value-type="float">
            <text:p>0</text:p>
          </table:table-cell>
          <table:table-cell table:formula="of:=VLOOKUP([kokku.A698];[ares.A$1:.E$1048576];5;0)" office:value-type="float" office:value="44" calcext:value-type="float">
            <text:p>44</text:p>
          </table:table-cell>
        </table:table-row>
        <table:table-row table:style-name="ro1">
          <table:table-cell table:formula="of:=[rk.A679]" office:value-type="float" office:value="781" calcext:value-type="float">
            <text:p>781</text:p>
          </table:table-cell>
          <table:table-cell table:formula="of:=VLOOKUP([kokku.A699];[rk.A$1:.D$1048576];3;0)" office:value-type="string" office:string-value="Raivo Matsina" calcext:value-type="string">
            <text:p>Raivo Matsina</text:p>
          </table:table-cell>
          <table:table-cell table:formula="of:=VLOOKUP([kokku.A699];[res.A$1:.D$1048576];3;0)" office:value-type="string" office:string-value="" calcext:value-type="error">
            <text:p>#N/A</text:p>
          </table:table-cell>
          <table:table-cell table:formula="of:=VLOOKUP([kokku.A699];[res.A$1:.E$1048576];2;0)" office:value-type="string" office:string-value="" calcext:value-type="error">
            <text:p>#N/A</text:p>
          </table:table-cell>
          <table:table-cell table:formula="of:=VLOOKUP([kokku.A699];[ares.A$1:.E$1048576];3;0)" office:value-type="float" office:value="140" calcext:value-type="float">
            <text:p>140</text:p>
          </table:table-cell>
          <table:table-cell table:formula="of:=VLOOKUP([kokku.A699];[ares.A$1:.E$1048576];4;0)" office:value-type="float" office:value="0" calcext:value-type="float">
            <text:p>0</text:p>
          </table:table-cell>
          <table:table-cell table:formula="of:=VLOOKUP([kokku.A699];[ares.A$1:.E$1048576];5;0)" office:value-type="float" office:value="8" calcext:value-type="float">
            <text:p>8</text:p>
          </table:table-cell>
        </table:table-row>
        <table:table-row table:style-name="ro1">
          <table:table-cell table:formula="of:=[rk.A680]" office:value-type="float" office:value="782" calcext:value-type="float">
            <text:p>782</text:p>
          </table:table-cell>
          <table:table-cell table:formula="of:=VLOOKUP([kokku.A700];[rk.A$1:.D$1048576];3;0)" office:value-type="string" office:string-value="Hannes Männik" calcext:value-type="string">
            <text:p>Hannes Männik</text:p>
          </table:table-cell>
          <table:table-cell table:formula="of:=VLOOKUP([kokku.A700];[res.A$1:.D$1048576];3;0)" office:value-type="string" office:string-value="" calcext:value-type="error">
            <text:p>#N/A</text:p>
          </table:table-cell>
          <table:table-cell table:formula="of:=VLOOKUP([kokku.A700];[res.A$1:.E$1048576];2;0)" office:value-type="string" office:string-value="" calcext:value-type="error">
            <text:p>#N/A</text:p>
          </table:table-cell>
          <table:table-cell table:formula="of:=VLOOKUP([kokku.A700];[ares.A$1:.E$1048576];3;0)" office:value-type="float" office:value="105" calcext:value-type="float">
            <text:p>105</text:p>
          </table:table-cell>
          <table:table-cell table:formula="of:=VLOOKUP([kokku.A700];[ares.A$1:.E$1048576];4;0)" office:value-type="float" office:value="0" calcext:value-type="float">
            <text:p>0</text:p>
          </table:table-cell>
          <table:table-cell table:formula="of:=VLOOKUP([kokku.A700];[ares.A$1:.E$1048576];5;0)" office:value-type="float" office:value="20" calcext:value-type="float">
            <text:p>20</text:p>
          </table:table-cell>
        </table:table-row>
        <table:table-row table:style-name="ro1">
          <table:table-cell table:formula="of:=[rk.A681]" office:value-type="float" office:value="783" calcext:value-type="float">
            <text:p>783</text:p>
          </table:table-cell>
          <table:table-cell table:formula="of:=VLOOKUP([kokku.A701];[rk.A$1:.D$1048576];3;0)" office:value-type="string" office:string-value="Are Riistan" calcext:value-type="string">
            <text:p>Are Riistan</text:p>
          </table:table-cell>
          <table:table-cell table:formula="of:=VLOOKUP([kokku.A701];[res.A$1:.D$1048576];3;0)" office:value-type="string" office:string-value="" calcext:value-type="error">
            <text:p>#N/A</text:p>
          </table:table-cell>
          <table:table-cell table:formula="of:=VLOOKUP([kokku.A701];[res.A$1:.E$1048576];2;0)" office:value-type="string" office:string-value="" calcext:value-type="error">
            <text:p>#N/A</text:p>
          </table:table-cell>
          <table:table-cell table:formula="of:=VLOOKUP([kokku.A701];[ares.A$1:.E$1048576];3;0)" office:value-type="float" office:value="49" calcext:value-type="float">
            <text:p>49</text:p>
          </table:table-cell>
          <table:table-cell table:formula="of:=VLOOKUP([kokku.A701];[ares.A$1:.E$1048576];4;0)" office:value-type="float" office:value="0" calcext:value-type="float">
            <text:p>0</text:p>
          </table:table-cell>
          <table:table-cell table:formula="of:=VLOOKUP([kokku.A701];[ares.A$1:.E$1048576];5;0)" office:value-type="float" office:value="18" calcext:value-type="float">
            <text:p>18</text:p>
          </table:table-cell>
        </table:table-row>
        <table:table-row table:style-name="ro1">
          <table:table-cell table:formula="of:=[rk.A682]" office:value-type="float" office:value="784" calcext:value-type="float">
            <text:p>784</text:p>
          </table:table-cell>
          <table:table-cell table:formula="of:=VLOOKUP([kokku.A702];[rk.A$1:.D$1048576];3;0)" office:value-type="string" office:string-value="Ülle Leesmaa" calcext:value-type="string">
            <text:p>Ülle Leesmaa</text:p>
          </table:table-cell>
          <table:table-cell table:formula="of:=VLOOKUP([kokku.A702];[res.A$1:.D$1048576];3;0)" office:value-type="string" office:string-value="" calcext:value-type="error">
            <text:p>#N/A</text:p>
          </table:table-cell>
          <table:table-cell table:formula="of:=VLOOKUP([kokku.A702];[res.A$1:.E$1048576];2;0)" office:value-type="string" office:string-value="" calcext:value-type="error">
            <text:p>#N/A</text:p>
          </table:table-cell>
          <table:table-cell table:formula="of:=VLOOKUP([kokku.A702];[ares.A$1:.E$1048576];3;0)" office:value-type="float" office:value="79" calcext:value-type="float">
            <text:p>79</text:p>
          </table:table-cell>
          <table:table-cell table:formula="of:=VLOOKUP([kokku.A702];[ares.A$1:.E$1048576];4;0)" office:value-type="float" office:value="0" calcext:value-type="float">
            <text:p>0</text:p>
          </table:table-cell>
          <table:table-cell table:formula="of:=VLOOKUP([kokku.A702];[ares.A$1:.E$1048576];5;0)" office:value-type="float" office:value="18" calcext:value-type="float">
            <text:p>18</text:p>
          </table:table-cell>
        </table:table-row>
        <table:table-row table:style-name="ro1">
          <table:table-cell table:formula="of:=[rk.A683]" office:value-type="float" office:value="785" calcext:value-type="float">
            <text:p>785</text:p>
          </table:table-cell>
          <table:table-cell table:formula="of:=VLOOKUP([kokku.A703];[rk.A$1:.D$1048576];3;0)" office:value-type="string" office:string-value="Mait Maltis" calcext:value-type="string">
            <text:p>Mait Maltis</text:p>
          </table:table-cell>
          <table:table-cell table:formula="of:=VLOOKUP([kokku.A703];[res.A$1:.D$1048576];3;0)" office:value-type="string" office:string-value="" calcext:value-type="error">
            <text:p>#N/A</text:p>
          </table:table-cell>
          <table:table-cell table:formula="of:=VLOOKUP([kokku.A703];[res.A$1:.E$1048576];2;0)" office:value-type="string" office:string-value="" calcext:value-type="error">
            <text:p>#N/A</text:p>
          </table:table-cell>
          <table:table-cell table:formula="of:=VLOOKUP([kokku.A703];[ares.A$1:.E$1048576];3;0)" office:value-type="float" office:value="129" calcext:value-type="float">
            <text:p>129</text:p>
          </table:table-cell>
          <table:table-cell table:formula="of:=VLOOKUP([kokku.A703];[ares.A$1:.E$1048576];4;0)" office:value-type="float" office:value="1" calcext:value-type="float">
            <text:p>1</text:p>
          </table:table-cell>
          <table:table-cell table:formula="of:=VLOOKUP([kokku.A703];[ares.A$1:.E$1048576];5;0)" office:value-type="float" office:value="22" calcext:value-type="float">
            <text:p>22</text:p>
          </table:table-cell>
        </table:table-row>
        <table:table-row table:style-name="ro1">
          <table:table-cell table:formula="of:=[rk.A685]" office:value-type="float" office:value="787" calcext:value-type="float">
            <text:p>787</text:p>
          </table:table-cell>
          <table:table-cell table:formula="of:=VLOOKUP([kokku.A704];[rk.A$1:.D$1048576];3;0)" office:value-type="string" office:string-value="Urbo Vaarmann" calcext:value-type="string">
            <text:p>Urbo Vaarmann</text:p>
          </table:table-cell>
          <table:table-cell table:formula="of:=VLOOKUP([kokku.A704];[res.A$1:.D$1048576];3;0)" office:value-type="string" office:string-value="" calcext:value-type="error">
            <text:p>#N/A</text:p>
          </table:table-cell>
          <table:table-cell table:formula="of:=VLOOKUP([kokku.A704];[res.A$1:.E$1048576];2;0)" office:value-type="string" office:string-value="" calcext:value-type="error">
            <text:p>#N/A</text:p>
          </table:table-cell>
          <table:table-cell table:formula="of:=VLOOKUP([kokku.A704];[ares.A$1:.E$1048576];3;0)" office:value-type="float" office:value="431" calcext:value-type="float">
            <text:p>431</text:p>
          </table:table-cell>
          <table:table-cell table:formula="of:=VLOOKUP([kokku.A704];[ares.A$1:.E$1048576];4;0)" office:value-type="float" office:value="0" calcext:value-type="float">
            <text:p>0</text:p>
          </table:table-cell>
          <table:table-cell table:formula="of:=VLOOKUP([kokku.A704];[ares.A$1:.E$1048576];5;0)" office:value-type="float" office:value="28" calcext:value-type="float">
            <text:p>28</text:p>
          </table:table-cell>
        </table:table-row>
        <table:table-row table:style-name="ro1">
          <table:table-cell table:formula="of:=[rk.A686]" office:value-type="float" office:value="788" calcext:value-type="float">
            <text:p>788</text:p>
          </table:table-cell>
          <table:table-cell table:formula="of:=VLOOKUP([kokku.A705];[rk.A$1:.D$1048576];3;0)" office:value-type="string" office:string-value="Peeter Ernits" calcext:value-type="string">
            <text:p>Peeter Ernits</text:p>
          </table:table-cell>
          <table:table-cell table:formula="of:=VLOOKUP([kokku.A705];[res.A$1:.D$1048576];3;0)" office:value-type="string" office:string-value="" calcext:value-type="error">
            <text:p>#N/A</text:p>
          </table:table-cell>
          <table:table-cell table:formula="of:=VLOOKUP([kokku.A705];[res.A$1:.E$1048576];2;0)" office:value-type="string" office:string-value="" calcext:value-type="error">
            <text:p>#N/A</text:p>
          </table:table-cell>
          <table:table-cell table:formula="of:=VLOOKUP([kokku.A705];[ares.A$1:.E$1048576];3;0)" office:value-type="float" office:value="824" calcext:value-type="float">
            <text:p>824</text:p>
          </table:table-cell>
          <table:table-cell table:formula="of:=VLOOKUP([kokku.A705];[ares.A$1:.E$1048576];4;0)" office:value-type="float" office:value="1" calcext:value-type="float">
            <text:p>1</text:p>
          </table:table-cell>
          <table:table-cell table:formula="of:=VLOOKUP([kokku.A705];[ares.A$1:.E$1048576];5;0)" office:value-type="float" office:value="86" calcext:value-type="float">
            <text:p>86</text:p>
          </table:table-cell>
        </table:table-row>
        <table:table-row table:style-name="ro1">
          <table:table-cell table:formula="of:=[rk.A687]" office:value-type="float" office:value="789" calcext:value-type="float">
            <text:p>789</text:p>
          </table:table-cell>
          <table:table-cell table:formula="of:=VLOOKUP([kokku.A706];[rk.A$1:.D$1048576];3;0)" office:value-type="string" office:string-value="Peeter Võsa" calcext:value-type="string">
            <text:p>Peeter Võsa</text:p>
          </table:table-cell>
          <table:table-cell table:formula="of:=VLOOKUP([kokku.A706];[res.A$1:.D$1048576];3;0)" office:value-type="string" office:string-value="" calcext:value-type="error">
            <text:p>#N/A</text:p>
          </table:table-cell>
          <table:table-cell table:formula="of:=VLOOKUP([kokku.A706];[res.A$1:.E$1048576];2;0)" office:value-type="string" office:string-value="" calcext:value-type="error">
            <text:p>#N/A</text:p>
          </table:table-cell>
          <table:table-cell table:formula="of:=VLOOKUP([kokku.A706];[ares.A$1:.E$1048576];3;0)" office:value-type="float" office:value="1235" calcext:value-type="float">
            <text:p>1235</text:p>
          </table:table-cell>
          <table:table-cell table:formula="of:=VLOOKUP([kokku.A706];[ares.A$1:.E$1048576];4;0)" office:value-type="float" office:value="2" calcext:value-type="float">
            <text:p>2</text:p>
          </table:table-cell>
          <table:table-cell table:formula="of:=VLOOKUP([kokku.A706];[ares.A$1:.E$1048576];5;0)" office:value-type="float" office:value="148" calcext:value-type="float">
            <text:p>148</text:p>
          </table:table-cell>
        </table:table-row>
        <table:table-row table:style-name="ro1">
          <table:table-cell table:formula="of:=[rk.A688]" office:value-type="float" office:value="790" calcext:value-type="float">
            <text:p>790</text:p>
          </table:table-cell>
          <table:table-cell table:formula="of:=VLOOKUP([kokku.A707];[rk.A$1:.D$1048576];3;0)" office:value-type="string" office:string-value="Aare Olgo" calcext:value-type="string">
            <text:p>Aare Olgo</text:p>
          </table:table-cell>
          <table:table-cell table:formula="of:=VLOOKUP([kokku.A707];[res.A$1:.D$1048576];3;0)" office:value-type="string" office:string-value="" calcext:value-type="error">
            <text:p>#N/A</text:p>
          </table:table-cell>
          <table:table-cell table:formula="of:=VLOOKUP([kokku.A707];[res.A$1:.E$1048576];2;0)" office:value-type="string" office:string-value="" calcext:value-type="error">
            <text:p>#N/A</text:p>
          </table:table-cell>
          <table:table-cell table:formula="of:=VLOOKUP([kokku.A707];[ares.A$1:.E$1048576];3;0)" office:value-type="float" office:value="270" calcext:value-type="float">
            <text:p>270</text:p>
          </table:table-cell>
          <table:table-cell table:formula="of:=VLOOKUP([kokku.A707];[ares.A$1:.E$1048576];4;0)" office:value-type="float" office:value="0" calcext:value-type="float">
            <text:p>0</text:p>
          </table:table-cell>
          <table:table-cell table:formula="of:=VLOOKUP([kokku.A707];[ares.A$1:.E$1048576];5;0)" office:value-type="float" office:value="24" calcext:value-type="float">
            <text:p>24</text:p>
          </table:table-cell>
        </table:table-row>
        <table:table-row table:style-name="ro1">
          <table:table-cell table:formula="of:=[rk.A689]" office:value-type="float" office:value="791" calcext:value-type="float">
            <text:p>791</text:p>
          </table:table-cell>
          <table:table-cell table:formula="of:=VLOOKUP([kokku.A708];[rk.A$1:.D$1048576];3;0)" office:value-type="string" office:string-value="Max Kaur" calcext:value-type="string">
            <text:p>Max Kaur</text:p>
          </table:table-cell>
          <table:table-cell table:formula="of:=VLOOKUP([kokku.A708];[res.A$1:.D$1048576];3;0)" office:value-type="string" office:string-value="" calcext:value-type="error">
            <text:p>#N/A</text:p>
          </table:table-cell>
          <table:table-cell table:formula="of:=VLOOKUP([kokku.A708];[res.A$1:.E$1048576];2;0)" office:value-type="string" office:string-value="" calcext:value-type="error">
            <text:p>#N/A</text:p>
          </table:table-cell>
          <table:table-cell table:formula="of:=VLOOKUP([kokku.A708];[ares.A$1:.E$1048576];3;0)" office:value-type="float" office:value="269" calcext:value-type="float">
            <text:p>269</text:p>
          </table:table-cell>
          <table:table-cell table:formula="of:=VLOOKUP([kokku.A708];[ares.A$1:.E$1048576];4;0)" office:value-type="float" office:value="0" calcext:value-type="float">
            <text:p>0</text:p>
          </table:table-cell>
          <table:table-cell table:formula="of:=VLOOKUP([kokku.A708];[ares.A$1:.E$1048576];5;0)" office:value-type="float" office:value="23" calcext:value-type="float">
            <text:p>23</text:p>
          </table:table-cell>
        </table:table-row>
        <table:table-row table:style-name="ro1">
          <table:table-cell table:formula="of:=[rk.A690]" office:value-type="float" office:value="792" calcext:value-type="float">
            <text:p>792</text:p>
          </table:table-cell>
          <table:table-cell table:formula="of:=VLOOKUP([kokku.A709];[rk.A$1:.D$1048576];3;0)" office:value-type="string" office:string-value="Andres Vään" calcext:value-type="string">
            <text:p>Andres Vään</text:p>
          </table:table-cell>
          <table:table-cell table:formula="of:=VLOOKUP([kokku.A709];[res.A$1:.D$1048576];3;0)" office:value-type="string" office:string-value="" calcext:value-type="error">
            <text:p>#N/A</text:p>
          </table:table-cell>
          <table:table-cell table:formula="of:=VLOOKUP([kokku.A709];[res.A$1:.E$1048576];2;0)" office:value-type="string" office:string-value="" calcext:value-type="error">
            <text:p>#N/A</text:p>
          </table:table-cell>
          <table:table-cell table:formula="of:=VLOOKUP([kokku.A709];[ares.A$1:.E$1048576];3;0)" office:value-type="float" office:value="162" calcext:value-type="float">
            <text:p>162</text:p>
          </table:table-cell>
          <table:table-cell table:formula="of:=VLOOKUP([kokku.A709];[ares.A$1:.E$1048576];4;0)" office:value-type="float" office:value="0" calcext:value-type="float">
            <text:p>0</text:p>
          </table:table-cell>
          <table:table-cell table:formula="of:=VLOOKUP([kokku.A709];[ares.A$1:.E$1048576];5;0)" office:value-type="float" office:value="31" calcext:value-type="float">
            <text:p>31</text:p>
          </table:table-cell>
        </table:table-row>
        <table:table-row table:style-name="ro1">
          <table:table-cell table:formula="of:=[rk.A691]" office:value-type="float" office:value="793" calcext:value-type="float">
            <text:p>793</text:p>
          </table:table-cell>
          <table:table-cell table:formula="of:=VLOOKUP([kokku.A710];[rk.A$1:.D$1048576];3;0)" office:value-type="string" office:string-value="Andres Raid" calcext:value-type="string">
            <text:p>Andres Raid</text:p>
          </table:table-cell>
          <table:table-cell table:formula="of:=VLOOKUP([kokku.A710];[res.A$1:.D$1048576];3;0)" office:value-type="string" office:string-value="" calcext:value-type="error">
            <text:p>#N/A</text:p>
          </table:table-cell>
          <table:table-cell table:formula="of:=VLOOKUP([kokku.A710];[res.A$1:.E$1048576];2;0)" office:value-type="string" office:string-value="" calcext:value-type="error">
            <text:p>#N/A</text:p>
          </table:table-cell>
          <table:table-cell table:formula="of:=VLOOKUP([kokku.A710];[ares.A$1:.E$1048576];3;0)" office:value-type="float" office:value="295" calcext:value-type="float">
            <text:p>295</text:p>
          </table:table-cell>
          <table:table-cell table:formula="of:=VLOOKUP([kokku.A710];[ares.A$1:.E$1048576];4;0)" office:value-type="float" office:value="0" calcext:value-type="float">
            <text:p>0</text:p>
          </table:table-cell>
          <table:table-cell table:formula="of:=VLOOKUP([kokku.A710];[ares.A$1:.E$1048576];5;0)" office:value-type="float" office:value="54" calcext:value-type="float">
            <text:p>54</text:p>
          </table:table-cell>
        </table:table-row>
        <table:table-row table:style-name="ro1">
          <table:table-cell table:formula="of:=[rk.A692]" office:value-type="float" office:value="794" calcext:value-type="float">
            <text:p>794</text:p>
          </table:table-cell>
          <table:table-cell table:formula="of:=VLOOKUP([kokku.A711];[rk.A$1:.D$1048576];3;0)" office:value-type="string" office:string-value="Kalle Mihkels" calcext:value-type="string">
            <text:p>Kalle Mihkels</text:p>
          </table:table-cell>
          <table:table-cell table:formula="of:=VLOOKUP([kokku.A711];[res.A$1:.D$1048576];3;0)" office:value-type="string" office:string-value="" calcext:value-type="error">
            <text:p>#N/A</text:p>
          </table:table-cell>
          <table:table-cell table:formula="of:=VLOOKUP([kokku.A711];[res.A$1:.E$1048576];2;0)" office:value-type="string" office:string-value="" calcext:value-type="error">
            <text:p>#N/A</text:p>
          </table:table-cell>
          <table:table-cell table:formula="of:=VLOOKUP([kokku.A711];[ares.A$1:.E$1048576];3;0)" office:value-type="float" office:value="117" calcext:value-type="float">
            <text:p>117</text:p>
          </table:table-cell>
          <table:table-cell table:formula="of:=VLOOKUP([kokku.A711];[ares.A$1:.E$1048576];4;0)" office:value-type="float" office:value="0" calcext:value-type="float">
            <text:p>0</text:p>
          </table:table-cell>
          <table:table-cell table:formula="of:=VLOOKUP([kokku.A711];[ares.A$1:.E$1048576];5;0)" office:value-type="float" office:value="19" calcext:value-type="float">
            <text:p>19</text:p>
          </table:table-cell>
        </table:table-row>
        <table:table-row table:style-name="ro1">
          <table:table-cell table:formula="of:=[rk.A693]" office:value-type="float" office:value="795" calcext:value-type="float">
            <text:p>795</text:p>
          </table:table-cell>
          <table:table-cell table:formula="of:=VLOOKUP([kokku.A712];[rk.A$1:.D$1048576];3;0)" office:value-type="string" office:string-value="Aleksandr Širokov" calcext:value-type="string">
            <text:p>Aleksandr Širokov</text:p>
          </table:table-cell>
          <table:table-cell table:formula="of:=VLOOKUP([kokku.A712];[res.A$1:.D$1048576];3;0)" office:value-type="string" office:string-value="" calcext:value-type="error">
            <text:p>#N/A</text:p>
          </table:table-cell>
          <table:table-cell table:formula="of:=VLOOKUP([kokku.A712];[res.A$1:.E$1048576];2;0)" office:value-type="string" office:string-value="" calcext:value-type="error">
            <text:p>#N/A</text:p>
          </table:table-cell>
          <table:table-cell table:formula="of:=VLOOKUP([kokku.A712];[ares.A$1:.E$1048576];3;0)" office:value-type="float" office:value="1137" calcext:value-type="float">
            <text:p>1137</text:p>
          </table:table-cell>
          <table:table-cell table:formula="of:=VLOOKUP([kokku.A712];[ares.A$1:.E$1048576];4;0)" office:value-type="float" office:value="1" calcext:value-type="float">
            <text:p>1</text:p>
          </table:table-cell>
          <table:table-cell table:formula="of:=VLOOKUP([kokku.A712];[ares.A$1:.E$1048576];5;0)" office:value-type="float" office:value="88" calcext:value-type="float">
            <text:p>88</text:p>
          </table:table-cell>
        </table:table-row>
        <table:table-row table:style-name="ro1">
          <table:table-cell table:formula="of:=[rk.A695]" office:value-type="float" office:value="797" calcext:value-type="float">
            <text:p>797</text:p>
          </table:table-cell>
          <table:table-cell table:formula="of:=VLOOKUP([kokku.A713];[rk.A$1:.D$1048576];3;0)" office:value-type="string" office:string-value="Marina Riisalu" calcext:value-type="string">
            <text:p>Marina Riisalu</text:p>
          </table:table-cell>
          <table:table-cell table:formula="of:=VLOOKUP([kokku.A713];[res.A$1:.D$1048576];3;0)" office:value-type="string" office:string-value="" calcext:value-type="error">
            <text:p>#N/A</text:p>
          </table:table-cell>
          <table:table-cell table:formula="of:=VLOOKUP([kokku.A713];[res.A$1:.E$1048576];2;0)" office:value-type="string" office:string-value="" calcext:value-type="error">
            <text:p>#N/A</text:p>
          </table:table-cell>
          <table:table-cell table:formula="of:=VLOOKUP([kokku.A713];[ares.A$1:.E$1048576];3;0)" office:value-type="float" office:value="1284" calcext:value-type="float">
            <text:p>1284</text:p>
          </table:table-cell>
          <table:table-cell table:formula="of:=VLOOKUP([kokku.A713];[ares.A$1:.E$1048576];4;0)" office:value-type="float" office:value="1" calcext:value-type="float">
            <text:p>1</text:p>
          </table:table-cell>
          <table:table-cell table:formula="of:=VLOOKUP([kokku.A713];[ares.A$1:.E$1048576];5;0)" office:value-type="float" office:value="72" calcext:value-type="float">
            <text:p>72</text:p>
          </table:table-cell>
        </table:table-row>
        <table:table-row table:style-name="ro1">
          <table:table-cell table:formula="of:=[rk.A696]" office:value-type="float" office:value="798" calcext:value-type="float">
            <text:p>798</text:p>
          </table:table-cell>
          <table:table-cell table:formula="of:=VLOOKUP([kokku.A714];[rk.A$1:.D$1048576];3;0)" office:value-type="string" office:string-value="Nikolai Põdramägi" calcext:value-type="string">
            <text:p>Nikolai Põdramägi</text:p>
          </table:table-cell>
          <table:table-cell table:formula="of:=VLOOKUP([kokku.A714];[res.A$1:.D$1048576];3;0)" office:value-type="string" office:string-value="" calcext:value-type="error">
            <text:p>#N/A</text:p>
          </table:table-cell>
          <table:table-cell table:formula="of:=VLOOKUP([kokku.A714];[res.A$1:.E$1048576];2;0)" office:value-type="string" office:string-value="" calcext:value-type="error">
            <text:p>#N/A</text:p>
          </table:table-cell>
          <table:table-cell table:formula="of:=VLOOKUP([kokku.A714];[ares.A$1:.E$1048576];3;0)" office:value-type="float" office:value="1105" calcext:value-type="float">
            <text:p>1105</text:p>
          </table:table-cell>
          <table:table-cell table:formula="of:=VLOOKUP([kokku.A714];[ares.A$1:.E$1048576];4;0)" office:value-type="float" office:value="2" calcext:value-type="float">
            <text:p>2</text:p>
          </table:table-cell>
          <table:table-cell table:formula="of:=VLOOKUP([kokku.A714];[ares.A$1:.E$1048576];5;0)" office:value-type="float" office:value="68" calcext:value-type="float">
            <text:p>68</text:p>
          </table:table-cell>
        </table:table-row>
        <table:table-row table:style-name="ro1">
          <table:table-cell table:formula="of:=[rk.A697]" office:value-type="float" office:value="799" calcext:value-type="float">
            <text:p>799</text:p>
          </table:table-cell>
          <table:table-cell table:formula="of:=VLOOKUP([kokku.A715];[rk.A$1:.D$1048576];3;0)" office:value-type="string" office:string-value="Artjom Suvorov" calcext:value-type="string">
            <text:p>Artjom Suvorov</text:p>
          </table:table-cell>
          <table:table-cell table:formula="of:=VLOOKUP([kokku.A715];[res.A$1:.D$1048576];3;0)" office:value-type="string" office:string-value="" calcext:value-type="error">
            <text:p>#N/A</text:p>
          </table:table-cell>
          <table:table-cell table:formula="of:=VLOOKUP([kokku.A715];[res.A$1:.E$1048576];2;0)" office:value-type="string" office:string-value="" calcext:value-type="error">
            <text:p>#N/A</text:p>
          </table:table-cell>
          <table:table-cell table:formula="of:=VLOOKUP([kokku.A715];[ares.A$1:.E$1048576];3;0)" office:value-type="float" office:value="699" calcext:value-type="float">
            <text:p>699</text:p>
          </table:table-cell>
          <table:table-cell table:formula="of:=VLOOKUP([kokku.A715];[ares.A$1:.E$1048576];4;0)" office:value-type="float" office:value="0" calcext:value-type="float">
            <text:p>0</text:p>
          </table:table-cell>
          <table:table-cell table:formula="of:=VLOOKUP([kokku.A715];[ares.A$1:.E$1048576];5;0)" office:value-type="float" office:value="59" calcext:value-type="float">
            <text:p>59</text:p>
          </table:table-cell>
        </table:table-row>
        <table:table-row table:style-name="ro1">
          <table:table-cell table:formula="of:=[rk.A698]" office:value-type="float" office:value="800" calcext:value-type="float">
            <text:p>800</text:p>
          </table:table-cell>
          <table:table-cell table:formula="of:=VLOOKUP([kokku.A716];[rk.A$1:.D$1048576];3;0)" office:value-type="string" office:string-value="Natalja Trošina" calcext:value-type="string">
            <text:p>Natalja Trošina</text:p>
          </table:table-cell>
          <table:table-cell table:formula="of:=VLOOKUP([kokku.A716];[res.A$1:.D$1048576];3;0)" office:value-type="string" office:string-value="" calcext:value-type="error">
            <text:p>#N/A</text:p>
          </table:table-cell>
          <table:table-cell table:formula="of:=VLOOKUP([kokku.A716];[res.A$1:.E$1048576];2;0)" office:value-type="string" office:string-value="" calcext:value-type="error">
            <text:p>#N/A</text:p>
          </table:table-cell>
          <table:table-cell table:formula="of:=VLOOKUP([kokku.A716];[ares.A$1:.E$1048576];3;0)" office:value-type="float" office:value="354" calcext:value-type="float">
            <text:p>354</text:p>
          </table:table-cell>
          <table:table-cell table:formula="of:=VLOOKUP([kokku.A716];[ares.A$1:.E$1048576];4;0)" office:value-type="float" office:value="2" calcext:value-type="float">
            <text:p>2</text:p>
          </table:table-cell>
          <table:table-cell table:formula="of:=VLOOKUP([kokku.A716];[ares.A$1:.E$1048576];5;0)" office:value-type="float" office:value="16" calcext:value-type="float">
            <text:p>16</text:p>
          </table:table-cell>
        </table:table-row>
        <table:table-row table:style-name="ro1">
          <table:table-cell table:formula="of:=[rk.A699]" office:value-type="float" office:value="801" calcext:value-type="float">
            <text:p>801</text:p>
          </table:table-cell>
          <table:table-cell table:formula="of:=VLOOKUP([kokku.A717];[rk.A$1:.D$1048576];3;0)" office:value-type="string" office:string-value="Igor Abarenkov" calcext:value-type="string">
            <text:p>Igor Abarenkov</text:p>
          </table:table-cell>
          <table:table-cell table:formula="of:=VLOOKUP([kokku.A717];[res.A$1:.D$1048576];3;0)" office:value-type="string" office:string-value="" calcext:value-type="error">
            <text:p>#N/A</text:p>
          </table:table-cell>
          <table:table-cell table:formula="of:=VLOOKUP([kokku.A717];[res.A$1:.E$1048576];2;0)" office:value-type="string" office:string-value="" calcext:value-type="error">
            <text:p>#N/A</text:p>
          </table:table-cell>
          <table:table-cell table:formula="of:=VLOOKUP([kokku.A717];[ares.A$1:.E$1048576];3;0)" office:value-type="float" office:value="507" calcext:value-type="float">
            <text:p>507</text:p>
          </table:table-cell>
          <table:table-cell table:formula="of:=VLOOKUP([kokku.A717];[ares.A$1:.E$1048576];4;0)" office:value-type="float" office:value="0" calcext:value-type="float">
            <text:p>0</text:p>
          </table:table-cell>
          <table:table-cell table:formula="of:=VLOOKUP([kokku.A717];[ares.A$1:.E$1048576];5;0)" office:value-type="float" office:value="36" calcext:value-type="float">
            <text:p>36</text:p>
          </table:table-cell>
        </table:table-row>
        <table:table-row table:style-name="ro1">
          <table:table-cell table:formula="of:=[rk.A700]" office:value-type="float" office:value="802" calcext:value-type="float">
            <text:p>802</text:p>
          </table:table-cell>
          <table:table-cell table:formula="of:=VLOOKUP([kokku.A718];[rk.A$1:.D$1048576];3;0)" office:value-type="string" office:string-value="Diana Klas" calcext:value-type="string">
            <text:p>Diana Klas</text:p>
          </table:table-cell>
          <table:table-cell table:formula="of:=VLOOKUP([kokku.A718];[res.A$1:.D$1048576];3;0)" office:value-type="string" office:string-value="" calcext:value-type="error">
            <text:p>#N/A</text:p>
          </table:table-cell>
          <table:table-cell table:formula="of:=VLOOKUP([kokku.A718];[res.A$1:.E$1048576];2;0)" office:value-type="string" office:string-value="" calcext:value-type="error">
            <text:p>#N/A</text:p>
          </table:table-cell>
          <table:table-cell table:formula="of:=VLOOKUP([kokku.A718];[ares.A$1:.E$1048576];3;0)" office:value-type="float" office:value="163" calcext:value-type="float">
            <text:p>163</text:p>
          </table:table-cell>
          <table:table-cell table:formula="of:=VLOOKUP([kokku.A718];[ares.A$1:.E$1048576];4;0)" office:value-type="float" office:value="1" calcext:value-type="float">
            <text:p>1</text:p>
          </table:table-cell>
          <table:table-cell table:formula="of:=VLOOKUP([kokku.A718];[ares.A$1:.E$1048576];5;0)" office:value-type="float" office:value="27" calcext:value-type="float">
            <text:p>27</text:p>
          </table:table-cell>
        </table:table-row>
        <table:table-row table:style-name="ro1">
          <table:table-cell table:formula="of:=[rk.A701]" office:value-type="float" office:value="803" calcext:value-type="float">
            <text:p>803</text:p>
          </table:table-cell>
          <table:table-cell table:formula="of:=VLOOKUP([kokku.A719];[rk.A$1:.D$1048576];3;0)" office:value-type="string" office:string-value="Rain Suursaar" calcext:value-type="string">
            <text:p>Rain Suursaar</text:p>
          </table:table-cell>
          <table:table-cell table:formula="of:=VLOOKUP([kokku.A719];[res.A$1:.D$1048576];3;0)" office:value-type="string" office:string-value="" calcext:value-type="error">
            <text:p>#N/A</text:p>
          </table:table-cell>
          <table:table-cell table:formula="of:=VLOOKUP([kokku.A719];[res.A$1:.E$1048576];2;0)" office:value-type="string" office:string-value="" calcext:value-type="error">
            <text:p>#N/A</text:p>
          </table:table-cell>
          <table:table-cell table:formula="of:=VLOOKUP([kokku.A719];[ares.A$1:.E$1048576];3;0)" office:value-type="float" office:value="65" calcext:value-type="float">
            <text:p>65</text:p>
          </table:table-cell>
          <table:table-cell table:formula="of:=VLOOKUP([kokku.A719];[ares.A$1:.E$1048576];4;0)" office:value-type="float" office:value="0" calcext:value-type="float">
            <text:p>0</text:p>
          </table:table-cell>
          <table:table-cell table:formula="of:=VLOOKUP([kokku.A719];[ares.A$1:.E$1048576];5;0)" office:value-type="float" office:value="14" calcext:value-type="float">
            <text:p>14</text:p>
          </table:table-cell>
        </table:table-row>
        <table:table-row table:style-name="ro1">
          <table:table-cell table:formula="of:=[rk.A702]" office:value-type="float" office:value="804" calcext:value-type="float">
            <text:p>804</text:p>
          </table:table-cell>
          <table:table-cell table:formula="of:=VLOOKUP([kokku.A720];[rk.A$1:.D$1048576];3;0)" office:value-type="string" office:string-value="Kätlin Takis" calcext:value-type="string">
            <text:p>Kätlin Takis</text:p>
          </table:table-cell>
          <table:table-cell table:formula="of:=VLOOKUP([kokku.A720];[res.A$1:.D$1048576];3;0)" office:value-type="string" office:string-value="" calcext:value-type="error">
            <text:p>#N/A</text:p>
          </table:table-cell>
          <table:table-cell table:formula="of:=VLOOKUP([kokku.A720];[res.A$1:.E$1048576];2;0)" office:value-type="string" office:string-value="" calcext:value-type="error">
            <text:p>#N/A</text:p>
          </table:table-cell>
          <table:table-cell table:formula="of:=VLOOKUP([kokku.A720];[ares.A$1:.E$1048576];3;0)" office:value-type="float" office:value="81" calcext:value-type="float">
            <text:p>81</text:p>
          </table:table-cell>
          <table:table-cell table:formula="of:=VLOOKUP([kokku.A720];[ares.A$1:.E$1048576];4;0)" office:value-type="float" office:value="0" calcext:value-type="float">
            <text:p>0</text:p>
          </table:table-cell>
          <table:table-cell table:formula="of:=VLOOKUP([kokku.A720];[ares.A$1:.E$1048576];5;0)" office:value-type="float" office:value="5" calcext:value-type="float">
            <text:p>5</text:p>
          </table:table-cell>
        </table:table-row>
        <table:table-row table:style-name="ro1">
          <table:table-cell table:formula="of:=[rk.A703]" office:value-type="float" office:value="805" calcext:value-type="float">
            <text:p>805</text:p>
          </table:table-cell>
          <table:table-cell table:formula="of:=VLOOKUP([kokku.A721];[rk.A$1:.D$1048576];3;0)" office:value-type="string" office:string-value="Vladimir Šokman" calcext:value-type="string">
            <text:p>Vladimir Šokman</text:p>
          </table:table-cell>
          <table:table-cell table:formula="of:=VLOOKUP([kokku.A721];[res.A$1:.D$1048576];3;0)" office:value-type="string" office:string-value="" calcext:value-type="error">
            <text:p>#N/A</text:p>
          </table:table-cell>
          <table:table-cell table:formula="of:=VLOOKUP([kokku.A721];[res.A$1:.E$1048576];2;0)" office:value-type="string" office:string-value="" calcext:value-type="error">
            <text:p>#N/A</text:p>
          </table:table-cell>
          <table:table-cell table:formula="of:=VLOOKUP([kokku.A721];[ares.A$1:.E$1048576];3;0)" office:value-type="float" office:value="390" calcext:value-type="float">
            <text:p>390</text:p>
          </table:table-cell>
          <table:table-cell table:formula="of:=VLOOKUP([kokku.A721];[ares.A$1:.E$1048576];4;0)" office:value-type="float" office:value="1" calcext:value-type="float">
            <text:p>1</text:p>
          </table:table-cell>
          <table:table-cell table:formula="of:=VLOOKUP([kokku.A721];[ares.A$1:.E$1048576];5;0)" office:value-type="float" office:value="30" calcext:value-type="float">
            <text:p>30</text:p>
          </table:table-cell>
        </table:table-row>
        <table:table-row table:style-name="ro1">
          <table:table-cell table:formula="of:=[rk.A705]" office:value-type="float" office:value="807" calcext:value-type="float">
            <text:p>807</text:p>
          </table:table-cell>
          <table:table-cell table:formula="of:=VLOOKUP([kokku.A722];[rk.A$1:.D$1048576];3;0)" office:value-type="string" office:string-value="Anneli Ott" calcext:value-type="string">
            <text:p>Anneli Ott</text:p>
          </table:table-cell>
          <table:table-cell table:formula="of:=VLOOKUP([kokku.A722];[res.A$1:.D$1048576];3;0)" office:value-type="string" office:string-value="" calcext:value-type="error">
            <text:p>#N/A</text:p>
          </table:table-cell>
          <table:table-cell table:formula="of:=VLOOKUP([kokku.A722];[res.A$1:.E$1048576];2;0)" office:value-type="string" office:string-value="" calcext:value-type="error">
            <text:p>#N/A</text:p>
          </table:table-cell>
          <table:table-cell table:formula="of:=VLOOKUP([kokku.A722];[ares.A$1:.E$1048576];3;0)" office:value-type="float" office:value="1119" calcext:value-type="float">
            <text:p>1119</text:p>
          </table:table-cell>
          <table:table-cell table:formula="of:=VLOOKUP([kokku.A722];[ares.A$1:.E$1048576];4;0)" office:value-type="float" office:value="1" calcext:value-type="float">
            <text:p>1</text:p>
          </table:table-cell>
          <table:table-cell table:formula="of:=VLOOKUP([kokku.A722];[ares.A$1:.E$1048576];5;0)" office:value-type="float" office:value="129" calcext:value-type="float">
            <text:p>129</text:p>
          </table:table-cell>
        </table:table-row>
        <table:table-row table:style-name="ro1">
          <table:table-cell table:formula="of:=[rk.A707]" office:value-type="float" office:value="809" calcext:value-type="float">
            <text:p>809</text:p>
          </table:table-cell>
          <table:table-cell table:formula="of:=VLOOKUP([kokku.A723];[rk.A$1:.D$1048576];3;0)" office:value-type="string" office:string-value="Janika Usin" calcext:value-type="string">
            <text:p>Janika Usin</text:p>
          </table:table-cell>
          <table:table-cell table:formula="of:=VLOOKUP([kokku.A723];[res.A$1:.D$1048576];3;0)" office:value-type="string" office:string-value="" calcext:value-type="error">
            <text:p>#N/A</text:p>
          </table:table-cell>
          <table:table-cell table:formula="of:=VLOOKUP([kokku.A723];[res.A$1:.E$1048576];2;0)" office:value-type="string" office:string-value="" calcext:value-type="error">
            <text:p>#N/A</text:p>
          </table:table-cell>
          <table:table-cell table:formula="of:=VLOOKUP([kokku.A723];[ares.A$1:.E$1048576];3;0)" office:value-type="float" office:value="200" calcext:value-type="float">
            <text:p>200</text:p>
          </table:table-cell>
          <table:table-cell table:formula="of:=VLOOKUP([kokku.A723];[ares.A$1:.E$1048576];4;0)" office:value-type="float" office:value="0" calcext:value-type="float">
            <text:p>0</text:p>
          </table:table-cell>
          <table:table-cell table:formula="of:=VLOOKUP([kokku.A723];[ares.A$1:.E$1048576];5;0)" office:value-type="float" office:value="28" calcext:value-type="float">
            <text:p>28</text:p>
          </table:table-cell>
        </table:table-row>
        <table:table-row table:style-name="ro1">
          <table:table-cell table:formula="of:=[rk.A708]" office:value-type="float" office:value="810" calcext:value-type="float">
            <text:p>810</text:p>
          </table:table-cell>
          <table:table-cell table:formula="of:=VLOOKUP([kokku.A724];[rk.A$1:.D$1048576];3;0)" office:value-type="string" office:string-value="Alar Nääme" calcext:value-type="string">
            <text:p>Alar Nääme</text:p>
          </table:table-cell>
          <table:table-cell table:formula="of:=VLOOKUP([kokku.A724];[res.A$1:.D$1048576];3;0)" office:value-type="string" office:string-value="" calcext:value-type="error">
            <text:p>#N/A</text:p>
          </table:table-cell>
          <table:table-cell table:formula="of:=VLOOKUP([kokku.A724];[res.A$1:.E$1048576];2;0)" office:value-type="string" office:string-value="" calcext:value-type="error">
            <text:p>#N/A</text:p>
          </table:table-cell>
          <table:table-cell table:formula="of:=VLOOKUP([kokku.A724];[ares.A$1:.E$1048576];3;0)" office:value-type="float" office:value="798" calcext:value-type="float">
            <text:p>798</text:p>
          </table:table-cell>
          <table:table-cell table:formula="of:=VLOOKUP([kokku.A724];[ares.A$1:.E$1048576];4;0)" office:value-type="float" office:value="0" calcext:value-type="float">
            <text:p>0</text:p>
          </table:table-cell>
          <table:table-cell table:formula="of:=VLOOKUP([kokku.A724];[ares.A$1:.E$1048576];5;0)" office:value-type="float" office:value="98" calcext:value-type="float">
            <text:p>98</text:p>
          </table:table-cell>
        </table:table-row>
        <table:table-row table:style-name="ro1">
          <table:table-cell table:formula="of:=[rk.A709]" office:value-type="float" office:value="811" calcext:value-type="float">
            <text:p>811</text:p>
          </table:table-cell>
          <table:table-cell table:formula="of:=VLOOKUP([kokku.A725];[rk.A$1:.D$1048576];3;0)" office:value-type="string" office:string-value="Eve Salundi" calcext:value-type="string">
            <text:p>Eve Salundi</text:p>
          </table:table-cell>
          <table:table-cell table:formula="of:=VLOOKUP([kokku.A725];[res.A$1:.D$1048576];3;0)" office:value-type="string" office:string-value="" calcext:value-type="error">
            <text:p>#N/A</text:p>
          </table:table-cell>
          <table:table-cell table:formula="of:=VLOOKUP([kokku.A725];[res.A$1:.E$1048576];2;0)" office:value-type="string" office:string-value="" calcext:value-type="error">
            <text:p>#N/A</text:p>
          </table:table-cell>
          <table:table-cell table:formula="of:=VLOOKUP([kokku.A725];[ares.A$1:.E$1048576];3;0)" office:value-type="float" office:value="224" calcext:value-type="float">
            <text:p>224</text:p>
          </table:table-cell>
          <table:table-cell table:formula="of:=VLOOKUP([kokku.A725];[ares.A$1:.E$1048576];4;0)" office:value-type="float" office:value="1" calcext:value-type="float">
            <text:p>1</text:p>
          </table:table-cell>
          <table:table-cell table:formula="of:=VLOOKUP([kokku.A725];[ares.A$1:.E$1048576];5;0)" office:value-type="float" office:value="22" calcext:value-type="float">
            <text:p>22</text:p>
          </table:table-cell>
        </table:table-row>
        <table:table-row table:style-name="ro1">
          <table:table-cell table:formula="of:=[rk.A710]" office:value-type="float" office:value="812" calcext:value-type="float">
            <text:p>812</text:p>
          </table:table-cell>
          <table:table-cell table:formula="of:=VLOOKUP([kokku.A726];[rk.A$1:.D$1048576];3;0)" office:value-type="string" office:string-value="Andre Laine" calcext:value-type="string">
            <text:p>Andre Laine</text:p>
          </table:table-cell>
          <table:table-cell table:formula="of:=VLOOKUP([kokku.A726];[res.A$1:.D$1048576];3;0)" office:value-type="string" office:string-value="" calcext:value-type="error">
            <text:p>#N/A</text:p>
          </table:table-cell>
          <table:table-cell table:formula="of:=VLOOKUP([kokku.A726];[res.A$1:.E$1048576];2;0)" office:value-type="string" office:string-value="" calcext:value-type="error">
            <text:p>#N/A</text:p>
          </table:table-cell>
          <table:table-cell table:formula="of:=VLOOKUP([kokku.A726];[ares.A$1:.E$1048576];3;0)" office:value-type="float" office:value="197" calcext:value-type="float">
            <text:p>197</text:p>
          </table:table-cell>
          <table:table-cell table:formula="of:=VLOOKUP([kokku.A726];[ares.A$1:.E$1048576];4;0)" office:value-type="float" office:value="0" calcext:value-type="float">
            <text:p>0</text:p>
          </table:table-cell>
          <table:table-cell table:formula="of:=VLOOKUP([kokku.A726];[ares.A$1:.E$1048576];5;0)" office:value-type="float" office:value="49" calcext:value-type="float">
            <text:p>49</text:p>
          </table:table-cell>
        </table:table-row>
        <table:table-row table:style-name="ro1">
          <table:table-cell table:formula="of:=[rk.A711]" office:value-type="float" office:value="813" calcext:value-type="float">
            <text:p>813</text:p>
          </table:table-cell>
          <table:table-cell table:formula="of:=VLOOKUP([kokku.A727];[rk.A$1:.D$1048576];3;0)" office:value-type="string" office:string-value="Liis Tappo-Treial" calcext:value-type="string">
            <text:p>Liis Tappo-Treial</text:p>
          </table:table-cell>
          <table:table-cell table:formula="of:=VLOOKUP([kokku.A727];[res.A$1:.D$1048576];3;0)" office:value-type="string" office:string-value="" calcext:value-type="error">
            <text:p>#N/A</text:p>
          </table:table-cell>
          <table:table-cell table:formula="of:=VLOOKUP([kokku.A727];[res.A$1:.E$1048576];2;0)" office:value-type="string" office:string-value="" calcext:value-type="error">
            <text:p>#N/A</text:p>
          </table:table-cell>
          <table:table-cell table:formula="of:=VLOOKUP([kokku.A727];[ares.A$1:.E$1048576];3;0)" office:value-type="float" office:value="155" calcext:value-type="float">
            <text:p>155</text:p>
          </table:table-cell>
          <table:table-cell table:formula="of:=VLOOKUP([kokku.A727];[ares.A$1:.E$1048576];4;0)" office:value-type="float" office:value="0" calcext:value-type="float">
            <text:p>0</text:p>
          </table:table-cell>
          <table:table-cell table:formula="of:=VLOOKUP([kokku.A727];[ares.A$1:.E$1048576];5;0)" office:value-type="float" office:value="19" calcext:value-type="float">
            <text:p>19</text:p>
          </table:table-cell>
        </table:table-row>
        <table:table-row table:style-name="ro1">
          <table:table-cell table:formula="of:=[rk.A712]" office:value-type="float" office:value="814" calcext:value-type="float">
            <text:p>814</text:p>
          </table:table-cell>
          <table:table-cell table:formula="of:=VLOOKUP([kokku.A728];[rk.A$1:.D$1048576];3;0)" office:value-type="string" office:string-value="Toivo Tootsen" calcext:value-type="string">
            <text:p>Toivo Tootsen</text:p>
          </table:table-cell>
          <table:table-cell table:formula="of:=VLOOKUP([kokku.A728];[res.A$1:.D$1048576];3;0)" office:value-type="string" office:string-value="" calcext:value-type="error">
            <text:p>#N/A</text:p>
          </table:table-cell>
          <table:table-cell table:formula="of:=VLOOKUP([kokku.A728];[res.A$1:.E$1048576];2;0)" office:value-type="string" office:string-value="" calcext:value-type="error">
            <text:p>#N/A</text:p>
          </table:table-cell>
          <table:table-cell table:formula="of:=VLOOKUP([kokku.A728];[ares.A$1:.E$1048576];3;0)" office:value-type="float" office:value="232" calcext:value-type="float">
            <text:p>232</text:p>
          </table:table-cell>
          <table:table-cell table:formula="of:=VLOOKUP([kokku.A728];[ares.A$1:.E$1048576];4;0)" office:value-type="float" office:value="0" calcext:value-type="float">
            <text:p>0</text:p>
          </table:table-cell>
          <table:table-cell table:formula="of:=VLOOKUP([kokku.A728];[ares.A$1:.E$1048576];5;0)" office:value-type="float" office:value="29" calcext:value-type="float">
            <text:p>29</text:p>
          </table:table-cell>
        </table:table-row>
        <table:table-row table:style-name="ro1">
          <table:table-cell table:formula="of:=[rk.A713]" office:value-type="float" office:value="815" calcext:value-type="float">
            <text:p>815</text:p>
          </table:table-cell>
          <table:table-cell table:formula="of:=VLOOKUP([kokku.A729];[rk.A$1:.D$1048576];3;0)" office:value-type="string" office:string-value="Heidy Tamme" calcext:value-type="string">
            <text:p>Heidy Tamme</text:p>
          </table:table-cell>
          <table:table-cell table:formula="of:=VLOOKUP([kokku.A729];[res.A$1:.D$1048576];3;0)" office:value-type="string" office:string-value="" calcext:value-type="error">
            <text:p>#N/A</text:p>
          </table:table-cell>
          <table:table-cell table:formula="of:=VLOOKUP([kokku.A729];[res.A$1:.E$1048576];2;0)" office:value-type="string" office:string-value="" calcext:value-type="error">
            <text:p>#N/A</text:p>
          </table:table-cell>
          <table:table-cell table:formula="of:=VLOOKUP([kokku.A729];[ares.A$1:.E$1048576];3;0)" office:value-type="float" office:value="115" calcext:value-type="float">
            <text:p>115</text:p>
          </table:table-cell>
          <table:table-cell table:formula="of:=VLOOKUP([kokku.A729];[ares.A$1:.E$1048576];4;0)" office:value-type="float" office:value="2" calcext:value-type="float">
            <text:p>2</text:p>
          </table:table-cell>
          <table:table-cell table:formula="of:=VLOOKUP([kokku.A729];[ares.A$1:.E$1048576];5;0)" office:value-type="float" office:value="13" calcext:value-type="float">
            <text:p>13</text:p>
          </table:table-cell>
        </table:table-row>
        <table:table-row table:style-name="ro1">
          <table:table-cell table:formula="of:=[rk.A714]" office:value-type="float" office:value="816" calcext:value-type="float">
            <text:p>816</text:p>
          </table:table-cell>
          <table:table-cell table:formula="of:=VLOOKUP([kokku.A730];[rk.A$1:.D$1048576];3;0)" office:value-type="string" office:string-value="Toomas Paur" calcext:value-type="string">
            <text:p>Toomas Paur</text:p>
          </table:table-cell>
          <table:table-cell table:formula="of:=VLOOKUP([kokku.A730];[res.A$1:.D$1048576];3;0)" office:value-type="string" office:string-value="" calcext:value-type="error">
            <text:p>#N/A</text:p>
          </table:table-cell>
          <table:table-cell table:formula="of:=VLOOKUP([kokku.A730];[res.A$1:.E$1048576];2;0)" office:value-type="string" office:string-value="" calcext:value-type="error">
            <text:p>#N/A</text:p>
          </table:table-cell>
          <table:table-cell table:formula="of:=VLOOKUP([kokku.A730];[ares.A$1:.E$1048576];3;0)" office:value-type="float" office:value="511" calcext:value-type="float">
            <text:p>511</text:p>
          </table:table-cell>
          <table:table-cell table:formula="of:=VLOOKUP([kokku.A730];[ares.A$1:.E$1048576];4;0)" office:value-type="float" office:value="0" calcext:value-type="float">
            <text:p>0</text:p>
          </table:table-cell>
          <table:table-cell table:formula="of:=VLOOKUP([kokku.A730];[ares.A$1:.E$1048576];5;0)" office:value-type="float" office:value="42" calcext:value-type="float">
            <text:p>42</text:p>
          </table:table-cell>
        </table:table-row>
        <table:table-row table:style-name="ro1">
          <table:table-cell table:formula="of:=[rk.A716]" office:value-type="float" office:value="818" calcext:value-type="float">
            <text:p>818</text:p>
          </table:table-cell>
          <table:table-cell table:formula="of:=VLOOKUP([kokku.A731];[rk.A$1:.D$1048576];3;0)" office:value-type="string" office:string-value="Marko Šorin" calcext:value-type="string">
            <text:p>Marko Šorin</text:p>
          </table:table-cell>
          <table:table-cell table:formula="of:=VLOOKUP([kokku.A731];[res.A$1:.D$1048576];3;0)" office:value-type="string" office:string-value="" calcext:value-type="error">
            <text:p>#N/A</text:p>
          </table:table-cell>
          <table:table-cell table:formula="of:=VLOOKUP([kokku.A731];[res.A$1:.E$1048576];2;0)" office:value-type="string" office:string-value="" calcext:value-type="error">
            <text:p>#N/A</text:p>
          </table:table-cell>
          <table:table-cell table:formula="of:=VLOOKUP([kokku.A731];[ares.A$1:.E$1048576];3;0)" office:value-type="float" office:value="464" calcext:value-type="float">
            <text:p>464</text:p>
          </table:table-cell>
          <table:table-cell table:formula="of:=VLOOKUP([kokku.A731];[ares.A$1:.E$1048576];4;0)" office:value-type="float" office:value="0" calcext:value-type="float">
            <text:p>0</text:p>
          </table:table-cell>
          <table:table-cell table:formula="of:=VLOOKUP([kokku.A731];[ares.A$1:.E$1048576];5;0)" office:value-type="float" office:value="46" calcext:value-type="float">
            <text:p>46</text:p>
          </table:table-cell>
        </table:table-row>
        <table:table-row table:style-name="ro1">
          <table:table-cell table:formula="of:=[rk.A717]" office:value-type="float" office:value="819" calcext:value-type="float">
            <text:p>819</text:p>
          </table:table-cell>
          <table:table-cell table:formula="of:=VLOOKUP([kokku.A732];[rk.A$1:.D$1048576];3;0)" office:value-type="string" office:string-value="Hillar Talvik" calcext:value-type="string">
            <text:p>Hillar Talvik</text:p>
          </table:table-cell>
          <table:table-cell table:formula="of:=VLOOKUP([kokku.A732];[res.A$1:.D$1048576];3;0)" office:value-type="string" office:string-value="" calcext:value-type="error">
            <text:p>#N/A</text:p>
          </table:table-cell>
          <table:table-cell table:formula="of:=VLOOKUP([kokku.A732];[res.A$1:.E$1048576];2;0)" office:value-type="string" office:string-value="" calcext:value-type="error">
            <text:p>#N/A</text:p>
          </table:table-cell>
          <table:table-cell table:formula="of:=VLOOKUP([kokku.A732];[ares.A$1:.E$1048576];3;0)" office:value-type="float" office:value="265" calcext:value-type="float">
            <text:p>265</text:p>
          </table:table-cell>
          <table:table-cell table:formula="of:=VLOOKUP([kokku.A732];[ares.A$1:.E$1048576];4;0)" office:value-type="float" office:value="2" calcext:value-type="float">
            <text:p>2</text:p>
          </table:table-cell>
          <table:table-cell table:formula="of:=VLOOKUP([kokku.A732];[ares.A$1:.E$1048576];5;0)" office:value-type="float" office:value="21" calcext:value-type="float">
            <text:p>21</text:p>
          </table:table-cell>
        </table:table-row>
        <table:table-row table:style-name="ro1">
          <table:table-cell table:formula="of:=[rk.A718]" office:value-type="float" office:value="820" calcext:value-type="float">
            <text:p>820</text:p>
          </table:table-cell>
          <table:table-cell table:formula="of:=VLOOKUP([kokku.A733];[rk.A$1:.D$1048576];3;0)" office:value-type="string" office:string-value="Riho Alliksoo" calcext:value-type="string">
            <text:p>Riho Alliksoo</text:p>
          </table:table-cell>
          <table:table-cell table:formula="of:=VLOOKUP([kokku.A733];[res.A$1:.D$1048576];3;0)" office:value-type="string" office:string-value="" calcext:value-type="error">
            <text:p>#N/A</text:p>
          </table:table-cell>
          <table:table-cell table:formula="of:=VLOOKUP([kokku.A733];[res.A$1:.E$1048576];2;0)" office:value-type="string" office:string-value="" calcext:value-type="error">
            <text:p>#N/A</text:p>
          </table:table-cell>
          <table:table-cell table:formula="of:=VLOOKUP([kokku.A733];[ares.A$1:.E$1048576];3;0)" office:value-type="float" office:value="264" calcext:value-type="float">
            <text:p>264</text:p>
          </table:table-cell>
          <table:table-cell table:formula="of:=VLOOKUP([kokku.A733];[ares.A$1:.E$1048576];4;0)" office:value-type="float" office:value="0" calcext:value-type="float">
            <text:p>0</text:p>
          </table:table-cell>
          <table:table-cell table:formula="of:=VLOOKUP([kokku.A733];[ares.A$1:.E$1048576];5;0)" office:value-type="float" office:value="27" calcext:value-type="float">
            <text:p>27</text:p>
          </table:table-cell>
        </table:table-row>
        <table:table-row table:style-name="ro1">
          <table:table-cell table:formula="of:=[rk.A719]" office:value-type="float" office:value="821" calcext:value-type="float">
            <text:p>821</text:p>
          </table:table-cell>
          <table:table-cell table:formula="of:=VLOOKUP([kokku.A734];[rk.A$1:.D$1048576];3;0)" office:value-type="string" office:string-value="Kalle Song" calcext:value-type="string">
            <text:p>Kalle Song</text:p>
          </table:table-cell>
          <table:table-cell table:formula="of:=VLOOKUP([kokku.A734];[res.A$1:.D$1048576];3;0)" office:value-type="string" office:string-value="" calcext:value-type="error">
            <text:p>#N/A</text:p>
          </table:table-cell>
          <table:table-cell table:formula="of:=VLOOKUP([kokku.A734];[res.A$1:.E$1048576];2;0)" office:value-type="string" office:string-value="" calcext:value-type="error">
            <text:p>#N/A</text:p>
          </table:table-cell>
          <table:table-cell table:formula="of:=VLOOKUP([kokku.A734];[ares.A$1:.E$1048576];3;0)" office:value-type="float" office:value="184" calcext:value-type="float">
            <text:p>184</text:p>
          </table:table-cell>
          <table:table-cell table:formula="of:=VLOOKUP([kokku.A734];[ares.A$1:.E$1048576];4;0)" office:value-type="float" office:value="0" calcext:value-type="float">
            <text:p>0</text:p>
          </table:table-cell>
          <table:table-cell table:formula="of:=VLOOKUP([kokku.A734];[ares.A$1:.E$1048576];5;0)" office:value-type="float" office:value="34" calcext:value-type="float">
            <text:p>34</text:p>
          </table:table-cell>
        </table:table-row>
        <table:table-row table:style-name="ro1">
          <table:table-cell table:formula="of:=[rk.A720]" office:value-type="float" office:value="822" calcext:value-type="float">
            <text:p>822</text:p>
          </table:table-cell>
          <table:table-cell table:formula="of:=VLOOKUP([kokku.A735];[rk.A$1:.D$1048576];3;0)" office:value-type="string" office:string-value="Svetlana Tšipurina" calcext:value-type="string">
            <text:p>Svetlana Tšipurina</text:p>
          </table:table-cell>
          <table:table-cell table:formula="of:=VLOOKUP([kokku.A735];[res.A$1:.D$1048576];3;0)" office:value-type="string" office:string-value="" calcext:value-type="error">
            <text:p>#N/A</text:p>
          </table:table-cell>
          <table:table-cell table:formula="of:=VLOOKUP([kokku.A735];[res.A$1:.E$1048576];2;0)" office:value-type="string" office:string-value="" calcext:value-type="error">
            <text:p>#N/A</text:p>
          </table:table-cell>
          <table:table-cell table:formula="of:=VLOOKUP([kokku.A735];[ares.A$1:.E$1048576];3;0)" office:value-type="float" office:value="248" calcext:value-type="float">
            <text:p>248</text:p>
          </table:table-cell>
          <table:table-cell table:formula="of:=VLOOKUP([kokku.A735];[ares.A$1:.E$1048576];4;0)" office:value-type="float" office:value="1" calcext:value-type="float">
            <text:p>1</text:p>
          </table:table-cell>
          <table:table-cell table:formula="of:=VLOOKUP([kokku.A735];[ares.A$1:.E$1048576];5;0)" office:value-type="float" office:value="23" calcext:value-type="float">
            <text:p>23</text:p>
          </table:table-cell>
        </table:table-row>
        <table:table-row table:style-name="ro1">
          <table:table-cell table:formula="of:=[rk.A721]" office:value-type="float" office:value="823" calcext:value-type="float">
            <text:p>823</text:p>
          </table:table-cell>
          <table:table-cell table:formula="of:=VLOOKUP([kokku.A736];[rk.A$1:.D$1048576];3;0)" office:value-type="string" office:string-value="Avo Keel" calcext:value-type="string">
            <text:p>Avo Keel</text:p>
          </table:table-cell>
          <table:table-cell table:formula="of:=VLOOKUP([kokku.A736];[res.A$1:.D$1048576];3;0)" office:value-type="string" office:string-value="" calcext:value-type="error">
            <text:p>#N/A</text:p>
          </table:table-cell>
          <table:table-cell table:formula="of:=VLOOKUP([kokku.A736];[res.A$1:.E$1048576];2;0)" office:value-type="string" office:string-value="" calcext:value-type="error">
            <text:p>#N/A</text:p>
          </table:table-cell>
          <table:table-cell table:formula="of:=VLOOKUP([kokku.A736];[ares.A$1:.E$1048576];3;0)" office:value-type="float" office:value="102" calcext:value-type="float">
            <text:p>102</text:p>
          </table:table-cell>
          <table:table-cell table:formula="of:=VLOOKUP([kokku.A736];[ares.A$1:.E$1048576];4;0)" office:value-type="float" office:value="1" calcext:value-type="float">
            <text:p>1</text:p>
          </table:table-cell>
          <table:table-cell table:formula="of:=VLOOKUP([kokku.A736];[ares.A$1:.E$1048576];5;0)" office:value-type="float" office:value="15" calcext:value-type="float">
            <text:p>15</text:p>
          </table:table-cell>
        </table:table-row>
        <table:table-row table:style-name="ro1">
          <table:table-cell table:formula="of:=[rk.A722]" office:value-type="float" office:value="824" calcext:value-type="float">
            <text:p>824</text:p>
          </table:table-cell>
          <table:table-cell table:formula="of:=VLOOKUP([kokku.A737];[rk.A$1:.D$1048576];3;0)" office:value-type="string" office:string-value="Ants Lopsik" calcext:value-type="string">
            <text:p>Ants Lopsik</text:p>
          </table:table-cell>
          <table:table-cell table:formula="of:=VLOOKUP([kokku.A737];[res.A$1:.D$1048576];3;0)" office:value-type="string" office:string-value="" calcext:value-type="error">
            <text:p>#N/A</text:p>
          </table:table-cell>
          <table:table-cell table:formula="of:=VLOOKUP([kokku.A737];[res.A$1:.E$1048576];2;0)" office:value-type="string" office:string-value="" calcext:value-type="error">
            <text:p>#N/A</text:p>
          </table:table-cell>
          <table:table-cell table:formula="of:=VLOOKUP([kokku.A737];[ares.A$1:.E$1048576];3;0)" office:value-type="float" office:value="100" calcext:value-type="float">
            <text:p>100</text:p>
          </table:table-cell>
          <table:table-cell table:formula="of:=VLOOKUP([kokku.A737];[ares.A$1:.E$1048576];4;0)" office:value-type="float" office:value="0" calcext:value-type="float">
            <text:p>0</text:p>
          </table:table-cell>
          <table:table-cell table:formula="of:=VLOOKUP([kokku.A737];[ares.A$1:.E$1048576];5;0)" office:value-type="float" office:value="14" calcext:value-type="float">
            <text:p>14</text:p>
          </table:table-cell>
        </table:table-row>
        <table:table-row table:style-name="ro1">
          <table:table-cell table:formula="of:=[rk.A723]" office:value-type="float" office:value="825" calcext:value-type="float">
            <text:p>825</text:p>
          </table:table-cell>
          <table:table-cell table:formula="of:=VLOOKUP([kokku.A738];[rk.A$1:.D$1048576];3;0)" office:value-type="string" office:string-value="Anne Betker" calcext:value-type="string">
            <text:p>Anne Betker</text:p>
          </table:table-cell>
          <table:table-cell table:formula="of:=VLOOKUP([kokku.A738];[res.A$1:.D$1048576];3;0)" office:value-type="string" office:string-value="" calcext:value-type="error">
            <text:p>#N/A</text:p>
          </table:table-cell>
          <table:table-cell table:formula="of:=VLOOKUP([kokku.A738];[res.A$1:.E$1048576];2;0)" office:value-type="string" office:string-value="" calcext:value-type="error">
            <text:p>#N/A</text:p>
          </table:table-cell>
          <table:table-cell table:formula="of:=VLOOKUP([kokku.A738];[ares.A$1:.E$1048576];3;0)" office:value-type="float" office:value="115" calcext:value-type="float">
            <text:p>115</text:p>
          </table:table-cell>
          <table:table-cell table:formula="of:=VLOOKUP([kokku.A738];[ares.A$1:.E$1048576];4;0)" office:value-type="float" office:value="4" calcext:value-type="float">
            <text:p>4</text:p>
          </table:table-cell>
          <table:table-cell table:formula="of:=VLOOKUP([kokku.A738];[ares.A$1:.E$1048576];5;0)" office:value-type="float" office:value="7" calcext:value-type="float">
            <text:p>7</text:p>
          </table:table-cell>
        </table:table-row>
        <table:table-row table:style-name="ro1">
          <table:table-cell table:formula="of:=[rk.A724]" office:value-type="float" office:value="826" calcext:value-type="float">
            <text:p>826</text:p>
          </table:table-cell>
          <table:table-cell table:formula="of:=VLOOKUP([kokku.A739];[rk.A$1:.D$1048576];3;0)" office:value-type="string" office:string-value="Argo Mengel" calcext:value-type="string">
            <text:p>Argo Mengel</text:p>
          </table:table-cell>
          <table:table-cell table:formula="of:=VLOOKUP([kokku.A739];[res.A$1:.D$1048576];3;0)" office:value-type="string" office:string-value="" calcext:value-type="error">
            <text:p>#N/A</text:p>
          </table:table-cell>
          <table:table-cell table:formula="of:=VLOOKUP([kokku.A739];[res.A$1:.E$1048576];2;0)" office:value-type="string" office:string-value="" calcext:value-type="error">
            <text:p>#N/A</text:p>
          </table:table-cell>
          <table:table-cell table:formula="of:=VLOOKUP([kokku.A739];[ares.A$1:.E$1048576];3;0)" office:value-type="float" office:value="76" calcext:value-type="float">
            <text:p>76</text:p>
          </table:table-cell>
          <table:table-cell table:formula="of:=VLOOKUP([kokku.A739];[ares.A$1:.E$1048576];4;0)" office:value-type="float" office:value="0" calcext:value-type="float">
            <text:p>0</text:p>
          </table:table-cell>
          <table:table-cell table:formula="of:=VLOOKUP([kokku.A739];[ares.A$1:.E$1048576];5;0)" office:value-type="float" office:value="8" calcext:value-type="float">
            <text:p>8</text:p>
          </table:table-cell>
        </table:table-row>
        <table:table-row table:style-name="ro1">
          <table:table-cell table:formula="of:=[rk.A726]" office:value-type="float" office:value="828" calcext:value-type="float">
            <text:p>828</text:p>
          </table:table-cell>
          <table:table-cell table:formula="of:=VLOOKUP([kokku.A740];[rk.A$1:.D$1048576];3;0)" office:value-type="string" office:string-value="Marianne Mikko" calcext:value-type="string">
            <text:p>Marianne Mikko</text:p>
          </table:table-cell>
          <table:table-cell table:formula="of:=VLOOKUP([kokku.A740];[res.A$1:.D$1048576];3;0)" office:value-type="string" office:string-value="" calcext:value-type="error">
            <text:p>#N/A</text:p>
          </table:table-cell>
          <table:table-cell table:formula="of:=VLOOKUP([kokku.A740];[res.A$1:.E$1048576];2;0)" office:value-type="string" office:string-value="" calcext:value-type="error">
            <text:p>#N/A</text:p>
          </table:table-cell>
          <table:table-cell table:formula="of:=VLOOKUP([kokku.A740];[ares.A$1:.E$1048576];3;0)" office:value-type="float" office:value="859" calcext:value-type="float">
            <text:p>859</text:p>
          </table:table-cell>
          <table:table-cell table:formula="of:=VLOOKUP([kokku.A740];[ares.A$1:.E$1048576];4;0)" office:value-type="float" office:value="9" calcext:value-type="float">
            <text:p>9</text:p>
          </table:table-cell>
          <table:table-cell table:formula="of:=VLOOKUP([kokku.A740];[ares.A$1:.E$1048576];5;0)" office:value-type="float" office:value="402" calcext:value-type="float">
            <text:p>402</text:p>
          </table:table-cell>
        </table:table-row>
        <table:table-row table:style-name="ro1">
          <table:table-cell table:formula="of:=[rk.A727]" office:value-type="float" office:value="829" calcext:value-type="float">
            <text:p>829</text:p>
          </table:table-cell>
          <table:table-cell table:formula="of:=VLOOKUP([kokku.A741];[rk.A$1:.D$1048576];3;0)" office:value-type="string" office:string-value="Aleksei Turovski" calcext:value-type="string">
            <text:p>Aleksei Turovski</text:p>
          </table:table-cell>
          <table:table-cell table:formula="of:=VLOOKUP([kokku.A741];[res.A$1:.D$1048576];3;0)" office:value-type="string" office:string-value="" calcext:value-type="error">
            <text:p>#N/A</text:p>
          </table:table-cell>
          <table:table-cell table:formula="of:=VLOOKUP([kokku.A741];[res.A$1:.E$1048576];2;0)" office:value-type="string" office:string-value="" calcext:value-type="error">
            <text:p>#N/A</text:p>
          </table:table-cell>
          <table:table-cell table:formula="of:=VLOOKUP([kokku.A741];[ares.A$1:.E$1048576];3;0)" office:value-type="float" office:value="1787" calcext:value-type="float">
            <text:p>1787</text:p>
          </table:table-cell>
          <table:table-cell table:formula="of:=VLOOKUP([kokku.A741];[ares.A$1:.E$1048576];4;0)" office:value-type="float" office:value="3" calcext:value-type="float">
            <text:p>3</text:p>
          </table:table-cell>
          <table:table-cell table:formula="of:=VLOOKUP([kokku.A741];[ares.A$1:.E$1048576];5;0)" office:value-type="float" office:value="758" calcext:value-type="float">
            <text:p>758</text:p>
          </table:table-cell>
        </table:table-row>
        <table:table-row table:style-name="ro1">
          <table:table-cell table:formula="of:=[rk.A728]" office:value-type="float" office:value="830" calcext:value-type="float">
            <text:p>830</text:p>
          </table:table-cell>
          <table:table-cell table:formula="of:=VLOOKUP([kokku.A742];[rk.A$1:.D$1048576];3;0)" office:value-type="string" office:string-value="Jaak Juske" calcext:value-type="string">
            <text:p>Jaak Juske</text:p>
          </table:table-cell>
          <table:table-cell table:formula="of:=VLOOKUP([kokku.A742];[res.A$1:.D$1048576];3;0)" office:value-type="string" office:string-value="" calcext:value-type="error">
            <text:p>#N/A</text:p>
          </table:table-cell>
          <table:table-cell table:formula="of:=VLOOKUP([kokku.A742];[res.A$1:.E$1048576];2;0)" office:value-type="string" office:string-value="" calcext:value-type="error">
            <text:p>#N/A</text:p>
          </table:table-cell>
          <table:table-cell table:formula="of:=VLOOKUP([kokku.A742];[ares.A$1:.E$1048576];3;0)" office:value-type="float" office:value="476" calcext:value-type="float">
            <text:p>476</text:p>
          </table:table-cell>
          <table:table-cell table:formula="of:=VLOOKUP([kokku.A742];[ares.A$1:.E$1048576];4;0)" office:value-type="float" office:value="0" calcext:value-type="float">
            <text:p>0</text:p>
          </table:table-cell>
          <table:table-cell table:formula="of:=VLOOKUP([kokku.A742];[ares.A$1:.E$1048576];5;0)" office:value-type="float" office:value="234" calcext:value-type="float">
            <text:p>234</text:p>
          </table:table-cell>
        </table:table-row>
        <table:table-row table:style-name="ro1">
          <table:table-cell table:formula="of:=[rk.A729]" office:value-type="float" office:value="831" calcext:value-type="float">
            <text:p>831</text:p>
          </table:table-cell>
          <table:table-cell table:formula="of:=VLOOKUP([kokku.A743];[rk.A$1:.D$1048576];3;0)" office:value-type="string" office:string-value="Sirje Keevallik" calcext:value-type="string">
            <text:p>Sirje Keevallik</text:p>
          </table:table-cell>
          <table:table-cell table:formula="of:=VLOOKUP([kokku.A743];[res.A$1:.D$1048576];3;0)" office:value-type="string" office:string-value="" calcext:value-type="error">
            <text:p>#N/A</text:p>
          </table:table-cell>
          <table:table-cell table:formula="of:=VLOOKUP([kokku.A743];[res.A$1:.E$1048576];2;0)" office:value-type="string" office:string-value="" calcext:value-type="error">
            <text:p>#N/A</text:p>
          </table:table-cell>
          <table:table-cell table:formula="of:=VLOOKUP([kokku.A743];[ares.A$1:.E$1048576];3;0)" office:value-type="float" office:value="166" calcext:value-type="float">
            <text:p>166</text:p>
          </table:table-cell>
          <table:table-cell table:formula="of:=VLOOKUP([kokku.A743];[ares.A$1:.E$1048576];4;0)" office:value-type="float" office:value="0" calcext:value-type="float">
            <text:p>0</text:p>
          </table:table-cell>
          <table:table-cell table:formula="of:=VLOOKUP([kokku.A743];[ares.A$1:.E$1048576];5;0)" office:value-type="float" office:value="100" calcext:value-type="float">
            <text:p>100</text:p>
          </table:table-cell>
        </table:table-row>
        <table:table-row table:style-name="ro1">
          <table:table-cell table:formula="of:=[rk.A730]" office:value-type="float" office:value="832" calcext:value-type="float">
            <text:p>832</text:p>
          </table:table-cell>
          <table:table-cell table:formula="of:=VLOOKUP([kokku.A744];[rk.A$1:.D$1048576];3;0)" office:value-type="string" office:string-value="Maris Sild" calcext:value-type="string">
            <text:p>Maris Sild</text:p>
          </table:table-cell>
          <table:table-cell table:formula="of:=VLOOKUP([kokku.A744];[res.A$1:.D$1048576];3;0)" office:value-type="string" office:string-value="" calcext:value-type="error">
            <text:p>#N/A</text:p>
          </table:table-cell>
          <table:table-cell table:formula="of:=VLOOKUP([kokku.A744];[res.A$1:.E$1048576];2;0)" office:value-type="string" office:string-value="" calcext:value-type="error">
            <text:p>#N/A</text:p>
          </table:table-cell>
          <table:table-cell table:formula="of:=VLOOKUP([kokku.A744];[ares.A$1:.E$1048576];3;0)" office:value-type="float" office:value="87" calcext:value-type="float">
            <text:p>87</text:p>
          </table:table-cell>
          <table:table-cell table:formula="of:=VLOOKUP([kokku.A744];[ares.A$1:.E$1048576];4;0)" office:value-type="float" office:value="0" calcext:value-type="float">
            <text:p>0</text:p>
          </table:table-cell>
          <table:table-cell table:formula="of:=VLOOKUP([kokku.A744];[ares.A$1:.E$1048576];5;0)" office:value-type="float" office:value="45" calcext:value-type="float">
            <text:p>45</text:p>
          </table:table-cell>
        </table:table-row>
        <table:table-row table:style-name="ro1">
          <table:table-cell table:formula="of:=[rk.A731]" office:value-type="float" office:value="833" calcext:value-type="float">
            <text:p>833</text:p>
          </table:table-cell>
          <table:table-cell table:formula="of:=VLOOKUP([kokku.A745];[rk.A$1:.D$1048576];3;0)" office:value-type="string" office:string-value="Sandra Kamilova" calcext:value-type="string">
            <text:p>Sandra Kamilova</text:p>
          </table:table-cell>
          <table:table-cell table:formula="of:=VLOOKUP([kokku.A745];[res.A$1:.D$1048576];3;0)" office:value-type="string" office:string-value="" calcext:value-type="error">
            <text:p>#N/A</text:p>
          </table:table-cell>
          <table:table-cell table:formula="of:=VLOOKUP([kokku.A745];[res.A$1:.E$1048576];2;0)" office:value-type="string" office:string-value="" calcext:value-type="error">
            <text:p>#N/A</text:p>
          </table:table-cell>
          <table:table-cell table:formula="of:=VLOOKUP([kokku.A745];[ares.A$1:.E$1048576];3;0)" office:value-type="float" office:value="126" calcext:value-type="float">
            <text:p>126</text:p>
          </table:table-cell>
          <table:table-cell table:formula="of:=VLOOKUP([kokku.A745];[ares.A$1:.E$1048576];4;0)" office:value-type="float" office:value="1" calcext:value-type="float">
            <text:p>1</text:p>
          </table:table-cell>
          <table:table-cell table:formula="of:=VLOOKUP([kokku.A745];[ares.A$1:.E$1048576];5;0)" office:value-type="float" office:value="67" calcext:value-type="float">
            <text:p>67</text:p>
          </table:table-cell>
        </table:table-row>
        <table:table-row table:style-name="ro1">
          <table:table-cell table:formula="of:=[rk.A732]" office:value-type="float" office:value="834" calcext:value-type="float">
            <text:p>834</text:p>
          </table:table-cell>
          <table:table-cell table:formula="of:=VLOOKUP([kokku.A746];[rk.A$1:.D$1048576];3;0)" office:value-type="string" office:string-value="Raiko Puustusmaa" calcext:value-type="string">
            <text:p>Raiko Puustusmaa</text:p>
          </table:table-cell>
          <table:table-cell table:formula="of:=VLOOKUP([kokku.A746];[res.A$1:.D$1048576];3;0)" office:value-type="string" office:string-value="" calcext:value-type="error">
            <text:p>#N/A</text:p>
          </table:table-cell>
          <table:table-cell table:formula="of:=VLOOKUP([kokku.A746];[res.A$1:.E$1048576];2;0)" office:value-type="string" office:string-value="" calcext:value-type="error">
            <text:p>#N/A</text:p>
          </table:table-cell>
          <table:table-cell table:formula="of:=VLOOKUP([kokku.A746];[ares.A$1:.E$1048576];3;0)" office:value-type="float" office:value="56" calcext:value-type="float">
            <text:p>56</text:p>
          </table:table-cell>
          <table:table-cell table:formula="of:=VLOOKUP([kokku.A746];[ares.A$1:.E$1048576];4;0)" office:value-type="float" office:value="1" calcext:value-type="float">
            <text:p>1</text:p>
          </table:table-cell>
          <table:table-cell table:formula="of:=VLOOKUP([kokku.A746];[ares.A$1:.E$1048576];5;0)" office:value-type="float" office:value="24" calcext:value-type="float">
            <text:p>24</text:p>
          </table:table-cell>
        </table:table-row>
        <table:table-row table:style-name="ro1">
          <table:table-cell table:formula="of:=[rk.A733]" office:value-type="float" office:value="835" calcext:value-type="float">
            <text:p>835</text:p>
          </table:table-cell>
          <table:table-cell table:formula="of:=VLOOKUP([kokku.A747];[rk.A$1:.D$1048576];3;0)" office:value-type="string" office:string-value="Tiia Tiik" calcext:value-type="string">
            <text:p>Tiia Tiik</text:p>
          </table:table-cell>
          <table:table-cell table:formula="of:=VLOOKUP([kokku.A747];[res.A$1:.D$1048576];3;0)" office:value-type="string" office:string-value="" calcext:value-type="error">
            <text:p>#N/A</text:p>
          </table:table-cell>
          <table:table-cell table:formula="of:=VLOOKUP([kokku.A747];[res.A$1:.E$1048576];2;0)" office:value-type="string" office:string-value="" calcext:value-type="error">
            <text:p>#N/A</text:p>
          </table:table-cell>
          <table:table-cell table:formula="of:=VLOOKUP([kokku.A747];[ares.A$1:.E$1048576];3;0)" office:value-type="float" office:value="78" calcext:value-type="float">
            <text:p>78</text:p>
          </table:table-cell>
          <table:table-cell table:formula="of:=VLOOKUP([kokku.A747];[ares.A$1:.E$1048576];4;0)" office:value-type="float" office:value="0" calcext:value-type="float">
            <text:p>0</text:p>
          </table:table-cell>
          <table:table-cell table:formula="of:=VLOOKUP([kokku.A747];[ares.A$1:.E$1048576];5;0)" office:value-type="float" office:value="37" calcext:value-type="float">
            <text:p>37</text:p>
          </table:table-cell>
        </table:table-row>
        <table:table-row table:style-name="ro1">
          <table:table-cell table:formula="of:=[rk.A734]" office:value-type="float" office:value="836" calcext:value-type="float">
            <text:p>836</text:p>
          </table:table-cell>
          <table:table-cell table:formula="of:=VLOOKUP([kokku.A748];[rk.A$1:.D$1048576];3;0)" office:value-type="string" office:string-value="Heinart Puhkim" calcext:value-type="string">
            <text:p>Heinart Puhkim</text:p>
          </table:table-cell>
          <table:table-cell table:formula="of:=VLOOKUP([kokku.A748];[res.A$1:.D$1048576];3;0)" office:value-type="string" office:string-value="" calcext:value-type="error">
            <text:p>#N/A</text:p>
          </table:table-cell>
          <table:table-cell table:formula="of:=VLOOKUP([kokku.A748];[res.A$1:.E$1048576];2;0)" office:value-type="string" office:string-value="" calcext:value-type="error">
            <text:p>#N/A</text:p>
          </table:table-cell>
          <table:table-cell table:formula="of:=VLOOKUP([kokku.A748];[ares.A$1:.E$1048576];3;0)" office:value-type="float" office:value="48" calcext:value-type="float">
            <text:p>48</text:p>
          </table:table-cell>
          <table:table-cell table:formula="of:=VLOOKUP([kokku.A748];[ares.A$1:.E$1048576];4;0)" office:value-type="float" office:value="0" calcext:value-type="float">
            <text:p>0</text:p>
          </table:table-cell>
          <table:table-cell table:formula="of:=VLOOKUP([kokku.A748];[ares.A$1:.E$1048576];5;0)" office:value-type="float" office:value="13" calcext:value-type="float">
            <text:p>13</text:p>
          </table:table-cell>
        </table:table-row>
        <table:table-row table:style-name="ro1">
          <table:table-cell table:formula="of:=[rk.A735]" office:value-type="float" office:value="837" calcext:value-type="float">
            <text:p>837</text:p>
          </table:table-cell>
          <table:table-cell table:formula="of:=VLOOKUP([kokku.A749];[rk.A$1:.D$1048576];3;0)" office:value-type="string" office:string-value="Katrin Saks" calcext:value-type="string">
            <text:p>Katrin Saks</text:p>
          </table:table-cell>
          <table:table-cell table:formula="of:=VLOOKUP([kokku.A749];[res.A$1:.D$1048576];3;0)" office:value-type="string" office:string-value="" calcext:value-type="error">
            <text:p>#N/A</text:p>
          </table:table-cell>
          <table:table-cell table:formula="of:=VLOOKUP([kokku.A749];[res.A$1:.E$1048576];2;0)" office:value-type="string" office:string-value="" calcext:value-type="error">
            <text:p>#N/A</text:p>
          </table:table-cell>
          <table:table-cell table:formula="of:=VLOOKUP([kokku.A749];[ares.A$1:.E$1048576];3;0)" office:value-type="float" office:value="291" calcext:value-type="float">
            <text:p>291</text:p>
          </table:table-cell>
          <table:table-cell table:formula="of:=VLOOKUP([kokku.A749];[ares.A$1:.E$1048576];4;0)" office:value-type="float" office:value="0" calcext:value-type="float">
            <text:p>0</text:p>
          </table:table-cell>
          <table:table-cell table:formula="of:=VLOOKUP([kokku.A749];[ares.A$1:.E$1048576];5;0)" office:value-type="float" office:value="138" calcext:value-type="float">
            <text:p>138</text:p>
          </table:table-cell>
        </table:table-row>
        <table:table-row table:style-name="ro1">
          <table:table-cell table:formula="of:=[rk.A737]" office:value-type="float" office:value="839" calcext:value-type="float">
            <text:p>839</text:p>
          </table:table-cell>
          <table:table-cell table:formula="of:=VLOOKUP([kokku.A750];[rk.A$1:.D$1048576];3;0)" office:value-type="string" office:string-value="Barbi-Jenny Pilvre-Storgard" calcext:value-type="string">
            <text:p>Barbi-Jenny Pilvre-Storgard</text:p>
          </table:table-cell>
          <table:table-cell table:formula="of:=VLOOKUP([kokku.A750];[res.A$1:.D$1048576];3;0)" office:value-type="string" office:string-value="" calcext:value-type="error">
            <text:p>#N/A</text:p>
          </table:table-cell>
          <table:table-cell table:formula="of:=VLOOKUP([kokku.A750];[res.A$1:.E$1048576];2;0)" office:value-type="string" office:string-value="" calcext:value-type="error">
            <text:p>#N/A</text:p>
          </table:table-cell>
          <table:table-cell table:formula="of:=VLOOKUP([kokku.A750];[ares.A$1:.E$1048576];3;0)" office:value-type="float" office:value="909" calcext:value-type="float">
            <text:p>909</text:p>
          </table:table-cell>
          <table:table-cell table:formula="of:=VLOOKUP([kokku.A750];[ares.A$1:.E$1048576];4;0)" office:value-type="float" office:value="8" calcext:value-type="float">
            <text:p>8</text:p>
          </table:table-cell>
          <table:table-cell table:formula="of:=VLOOKUP([kokku.A750];[ares.A$1:.E$1048576];5;0)" office:value-type="float" office:value="483" calcext:value-type="float">
            <text:p>483</text:p>
          </table:table-cell>
        </table:table-row>
        <table:table-row table:style-name="ro1">
          <table:table-cell table:formula="of:=[rk.A738]" office:value-type="float" office:value="840" calcext:value-type="float">
            <text:p>840</text:p>
          </table:table-cell>
          <table:table-cell table:formula="of:=VLOOKUP([kokku.A751];[rk.A$1:.D$1048576];3;0)" office:value-type="string" office:string-value="Jelena Poverina-Tšernõh" calcext:value-type="string">
            <text:p>Jelena Poverina-Tšernõh</text:p>
          </table:table-cell>
          <table:table-cell table:formula="of:=VLOOKUP([kokku.A751];[res.A$1:.D$1048576];3;0)" office:value-type="string" office:string-value="" calcext:value-type="error">
            <text:p>#N/A</text:p>
          </table:table-cell>
          <table:table-cell table:formula="of:=VLOOKUP([kokku.A751];[res.A$1:.E$1048576];2;0)" office:value-type="string" office:string-value="" calcext:value-type="error">
            <text:p>#N/A</text:p>
          </table:table-cell>
          <table:table-cell table:formula="of:=VLOOKUP([kokku.A751];[ares.A$1:.E$1048576];3;0)" office:value-type="float" office:value="167" calcext:value-type="float">
            <text:p>167</text:p>
          </table:table-cell>
          <table:table-cell table:formula="of:=VLOOKUP([kokku.A751];[ares.A$1:.E$1048576];4;0)" office:value-type="float" office:value="1" calcext:value-type="float">
            <text:p>1</text:p>
          </table:table-cell>
          <table:table-cell table:formula="of:=VLOOKUP([kokku.A751];[ares.A$1:.E$1048576];5;0)" office:value-type="float" office:value="65" calcext:value-type="float">
            <text:p>65</text:p>
          </table:table-cell>
        </table:table-row>
        <table:table-row table:style-name="ro1">
          <table:table-cell table:formula="of:=[rk.A739]" office:value-type="float" office:value="841" calcext:value-type="float">
            <text:p>841</text:p>
          </table:table-cell>
          <table:table-cell table:formula="of:=VLOOKUP([kokku.A752];[rk.A$1:.D$1048576];3;0)" office:value-type="string" office:string-value="Vadim Belobrovtsev" calcext:value-type="string">
            <text:p>Vadim Belobrovtsev</text:p>
          </table:table-cell>
          <table:table-cell table:formula="of:=VLOOKUP([kokku.A752];[res.A$1:.D$1048576];3;0)" office:value-type="string" office:string-value="" calcext:value-type="error">
            <text:p>#N/A</text:p>
          </table:table-cell>
          <table:table-cell table:formula="of:=VLOOKUP([kokku.A752];[res.A$1:.E$1048576];2;0)" office:value-type="string" office:string-value="" calcext:value-type="error">
            <text:p>#N/A</text:p>
          </table:table-cell>
          <table:table-cell table:formula="of:=VLOOKUP([kokku.A752];[ares.A$1:.E$1048576];3;0)" office:value-type="float" office:value="387" calcext:value-type="float">
            <text:p>387</text:p>
          </table:table-cell>
          <table:table-cell table:formula="of:=VLOOKUP([kokku.A752];[ares.A$1:.E$1048576];4;0)" office:value-type="float" office:value="0" calcext:value-type="float">
            <text:p>0</text:p>
          </table:table-cell>
          <table:table-cell table:formula="of:=VLOOKUP([kokku.A752];[ares.A$1:.E$1048576];5;0)" office:value-type="float" office:value="124" calcext:value-type="float">
            <text:p>124</text:p>
          </table:table-cell>
        </table:table-row>
        <table:table-row table:style-name="ro1">
          <table:table-cell table:formula="of:=[rk.A740]" office:value-type="float" office:value="842" calcext:value-type="float">
            <text:p>842</text:p>
          </table:table-cell>
          <table:table-cell table:formula="of:=VLOOKUP([kokku.A753];[rk.A$1:.D$1048576];3;0)" office:value-type="string" office:string-value="Andra Veidemann" calcext:value-type="string">
            <text:p>Andra Veidemann</text:p>
          </table:table-cell>
          <table:table-cell table:formula="of:=VLOOKUP([kokku.A753];[res.A$1:.D$1048576];3;0)" office:value-type="string" office:string-value="" calcext:value-type="error">
            <text:p>#N/A</text:p>
          </table:table-cell>
          <table:table-cell table:formula="of:=VLOOKUP([kokku.A753];[res.A$1:.E$1048576];2;0)" office:value-type="string" office:string-value="" calcext:value-type="error">
            <text:p>#N/A</text:p>
          </table:table-cell>
          <table:table-cell table:formula="of:=VLOOKUP([kokku.A753];[ares.A$1:.E$1048576];3;0)" office:value-type="float" office:value="235" calcext:value-type="float">
            <text:p>235</text:p>
          </table:table-cell>
          <table:table-cell table:formula="of:=VLOOKUP([kokku.A753];[ares.A$1:.E$1048576];4;0)" office:value-type="float" office:value="3" calcext:value-type="float">
            <text:p>3</text:p>
          </table:table-cell>
          <table:table-cell table:formula="of:=VLOOKUP([kokku.A753];[ares.A$1:.E$1048576];5;0)" office:value-type="float" office:value="105" calcext:value-type="float">
            <text:p>105</text:p>
          </table:table-cell>
        </table:table-row>
        <table:table-row table:style-name="ro1">
          <table:table-cell table:formula="of:=[rk.A741]" office:value-type="float" office:value="843" calcext:value-type="float">
            <text:p>843</text:p>
          </table:table-cell>
          <table:table-cell table:formula="of:=VLOOKUP([kokku.A754];[rk.A$1:.D$1048576];3;0)" office:value-type="string" office:string-value="Ott Pärna" calcext:value-type="string">
            <text:p>Ott Pärna</text:p>
          </table:table-cell>
          <table:table-cell table:formula="of:=VLOOKUP([kokku.A754];[res.A$1:.D$1048576];3;0)" office:value-type="string" office:string-value="" calcext:value-type="error">
            <text:p>#N/A</text:p>
          </table:table-cell>
          <table:table-cell table:formula="of:=VLOOKUP([kokku.A754];[res.A$1:.E$1048576];2;0)" office:value-type="string" office:string-value="" calcext:value-type="error">
            <text:p>#N/A</text:p>
          </table:table-cell>
          <table:table-cell table:formula="of:=VLOOKUP([kokku.A754];[ares.A$1:.E$1048576];3;0)" office:value-type="float" office:value="268" calcext:value-type="float">
            <text:p>268</text:p>
          </table:table-cell>
          <table:table-cell table:formula="of:=VLOOKUP([kokku.A754];[ares.A$1:.E$1048576];4;0)" office:value-type="float" office:value="0" calcext:value-type="float">
            <text:p>0</text:p>
          </table:table-cell>
          <table:table-cell table:formula="of:=VLOOKUP([kokku.A754];[ares.A$1:.E$1048576];5;0)" office:value-type="float" office:value="155" calcext:value-type="float">
            <text:p>155</text:p>
          </table:table-cell>
        </table:table-row>
        <table:table-row table:style-name="ro1">
          <table:table-cell table:formula="of:=[rk.A742]" office:value-type="float" office:value="844" calcext:value-type="float">
            <text:p>844</text:p>
          </table:table-cell>
          <table:table-cell table:formula="of:=VLOOKUP([kokku.A755];[rk.A$1:.D$1048576];3;0)" office:value-type="string" office:string-value="Toomas Alatalu" calcext:value-type="string">
            <text:p>Toomas Alatalu</text:p>
          </table:table-cell>
          <table:table-cell table:formula="of:=VLOOKUP([kokku.A755];[res.A$1:.D$1048576];3;0)" office:value-type="string" office:string-value="" calcext:value-type="error">
            <text:p>#N/A</text:p>
          </table:table-cell>
          <table:table-cell table:formula="of:=VLOOKUP([kokku.A755];[res.A$1:.E$1048576];2;0)" office:value-type="string" office:string-value="" calcext:value-type="error">
            <text:p>#N/A</text:p>
          </table:table-cell>
          <table:table-cell table:formula="of:=VLOOKUP([kokku.A755];[ares.A$1:.E$1048576];3;0)" office:value-type="float" office:value="253" calcext:value-type="float">
            <text:p>253</text:p>
          </table:table-cell>
          <table:table-cell table:formula="of:=VLOOKUP([kokku.A755];[ares.A$1:.E$1048576];4;0)" office:value-type="float" office:value="1" calcext:value-type="float">
            <text:p>1</text:p>
          </table:table-cell>
          <table:table-cell table:formula="of:=VLOOKUP([kokku.A755];[ares.A$1:.E$1048576];5;0)" office:value-type="float" office:value="86" calcext:value-type="float">
            <text:p>86</text:p>
          </table:table-cell>
        </table:table-row>
        <table:table-row table:style-name="ro1">
          <table:table-cell table:formula="of:=[rk.A743]" office:value-type="float" office:value="845" calcext:value-type="float">
            <text:p>845</text:p>
          </table:table-cell>
          <table:table-cell table:formula="of:=VLOOKUP([kokku.A756];[rk.A$1:.D$1048576];3;0)" office:value-type="string" office:string-value="Siim Tuisk" calcext:value-type="string">
            <text:p>Siim Tuisk</text:p>
          </table:table-cell>
          <table:table-cell table:formula="of:=VLOOKUP([kokku.A756];[res.A$1:.D$1048576];3;0)" office:value-type="string" office:string-value="" calcext:value-type="error">
            <text:p>#N/A</text:p>
          </table:table-cell>
          <table:table-cell table:formula="of:=VLOOKUP([kokku.A756];[res.A$1:.E$1048576];2;0)" office:value-type="string" office:string-value="" calcext:value-type="error">
            <text:p>#N/A</text:p>
          </table:table-cell>
          <table:table-cell table:formula="of:=VLOOKUP([kokku.A756];[ares.A$1:.E$1048576];3;0)" office:value-type="float" office:value="268" calcext:value-type="float">
            <text:p>268</text:p>
          </table:table-cell>
          <table:table-cell table:formula="of:=VLOOKUP([kokku.A756];[ares.A$1:.E$1048576];4;0)" office:value-type="float" office:value="2" calcext:value-type="float">
            <text:p>2</text:p>
          </table:table-cell>
          <table:table-cell table:formula="of:=VLOOKUP([kokku.A756];[ares.A$1:.E$1048576];5;0)" office:value-type="float" office:value="165" calcext:value-type="float">
            <text:p>165</text:p>
          </table:table-cell>
        </table:table-row>
        <table:table-row table:style-name="ro1">
          <table:table-cell table:formula="of:=[rk.A744]" office:value-type="float" office:value="846" calcext:value-type="float">
            <text:p>846</text:p>
          </table:table-cell>
          <table:table-cell table:formula="of:=VLOOKUP([kokku.A757];[rk.A$1:.D$1048576];3;0)" office:value-type="string" office:string-value="Reet Laja" calcext:value-type="string">
            <text:p>Reet Laja</text:p>
          </table:table-cell>
          <table:table-cell table:formula="of:=VLOOKUP([kokku.A757];[res.A$1:.D$1048576];3;0)" office:value-type="string" office:string-value="" calcext:value-type="error">
            <text:p>#N/A</text:p>
          </table:table-cell>
          <table:table-cell table:formula="of:=VLOOKUP([kokku.A757];[res.A$1:.E$1048576];2;0)" office:value-type="string" office:string-value="" calcext:value-type="error">
            <text:p>#N/A</text:p>
          </table:table-cell>
          <table:table-cell table:formula="of:=VLOOKUP([kokku.A757];[ares.A$1:.E$1048576];3;0)" office:value-type="float" office:value="118" calcext:value-type="float">
            <text:p>118</text:p>
          </table:table-cell>
          <table:table-cell table:formula="of:=VLOOKUP([kokku.A757];[ares.A$1:.E$1048576];4;0)" office:value-type="float" office:value="0" calcext:value-type="float">
            <text:p>0</text:p>
          </table:table-cell>
          <table:table-cell table:formula="of:=VLOOKUP([kokku.A757];[ares.A$1:.E$1048576];5;0)" office:value-type="float" office:value="57" calcext:value-type="float">
            <text:p>57</text:p>
          </table:table-cell>
        </table:table-row>
        <table:table-row table:style-name="ro1">
          <table:table-cell table:formula="of:=[rk.A745]" office:value-type="float" office:value="847" calcext:value-type="float">
            <text:p>847</text:p>
          </table:table-cell>
          <table:table-cell table:formula="of:=VLOOKUP([kokku.A758];[rk.A$1:.D$1048576];3;0)" office:value-type="string" office:string-value="Jevgenia Kirilova" calcext:value-type="string">
            <text:p>Jevgenia Kirilova</text:p>
          </table:table-cell>
          <table:table-cell table:formula="of:=VLOOKUP([kokku.A758];[res.A$1:.D$1048576];3;0)" office:value-type="string" office:string-value="" calcext:value-type="error">
            <text:p>#N/A</text:p>
          </table:table-cell>
          <table:table-cell table:formula="of:=VLOOKUP([kokku.A758];[res.A$1:.E$1048576];2;0)" office:value-type="string" office:string-value="" calcext:value-type="error">
            <text:p>#N/A</text:p>
          </table:table-cell>
          <table:table-cell table:formula="of:=VLOOKUP([kokku.A758];[ares.A$1:.E$1048576];3;0)" office:value-type="float" office:value="67" calcext:value-type="float">
            <text:p>67</text:p>
          </table:table-cell>
          <table:table-cell table:formula="of:=VLOOKUP([kokku.A758];[ares.A$1:.E$1048576];4;0)" office:value-type="float" office:value="0" calcext:value-type="float">
            <text:p>0</text:p>
          </table:table-cell>
          <table:table-cell table:formula="of:=VLOOKUP([kokku.A758];[ares.A$1:.E$1048576];5;0)" office:value-type="float" office:value="17" calcext:value-type="float">
            <text:p>17</text:p>
          </table:table-cell>
        </table:table-row>
        <table:table-row table:style-name="ro1">
          <table:table-cell table:formula="of:=[rk.A746]" office:value-type="float" office:value="848" calcext:value-type="float">
            <text:p>848</text:p>
          </table:table-cell>
          <table:table-cell table:formula="of:=VLOOKUP([kokku.A759];[rk.A$1:.D$1048576];3;0)" office:value-type="string" office:string-value="Tiiu Kuurme" calcext:value-type="string">
            <text:p>Tiiu Kuurme</text:p>
          </table:table-cell>
          <table:table-cell table:formula="of:=VLOOKUP([kokku.A759];[res.A$1:.D$1048576];3;0)" office:value-type="string" office:string-value="" calcext:value-type="error">
            <text:p>#N/A</text:p>
          </table:table-cell>
          <table:table-cell table:formula="of:=VLOOKUP([kokku.A759];[res.A$1:.E$1048576];2;0)" office:value-type="string" office:string-value="" calcext:value-type="error">
            <text:p>#N/A</text:p>
          </table:table-cell>
          <table:table-cell table:formula="of:=VLOOKUP([kokku.A759];[ares.A$1:.E$1048576];3;0)" office:value-type="float" office:value="197" calcext:value-type="float">
            <text:p>197</text:p>
          </table:table-cell>
          <table:table-cell table:formula="of:=VLOOKUP([kokku.A759];[ares.A$1:.E$1048576];4;0)" office:value-type="float" office:value="2" calcext:value-type="float">
            <text:p>2</text:p>
          </table:table-cell>
          <table:table-cell table:formula="of:=VLOOKUP([kokku.A759];[ares.A$1:.E$1048576];5;0)" office:value-type="float" office:value="84" calcext:value-type="float">
            <text:p>84</text:p>
          </table:table-cell>
        </table:table-row>
        <table:table-row table:style-name="ro1">
          <table:table-cell table:formula="of:=[rk.A747]" office:value-type="float" office:value="849" calcext:value-type="float">
            <text:p>849</text:p>
          </table:table-cell>
          <table:table-cell table:formula="of:=VLOOKUP([kokku.A760];[rk.A$1:.D$1048576];3;0)" office:value-type="string" office:string-value="Reigo Kimmel" calcext:value-type="string">
            <text:p>Reigo Kimmel</text:p>
          </table:table-cell>
          <table:table-cell table:formula="of:=VLOOKUP([kokku.A760];[res.A$1:.D$1048576];3;0)" office:value-type="string" office:string-value="" calcext:value-type="error">
            <text:p>#N/A</text:p>
          </table:table-cell>
          <table:table-cell table:formula="of:=VLOOKUP([kokku.A760];[res.A$1:.E$1048576];2;0)" office:value-type="string" office:string-value="" calcext:value-type="error">
            <text:p>#N/A</text:p>
          </table:table-cell>
          <table:table-cell table:formula="of:=VLOOKUP([kokku.A760];[ares.A$1:.E$1048576];3;0)" office:value-type="float" office:value="95" calcext:value-type="float">
            <text:p>95</text:p>
          </table:table-cell>
          <table:table-cell table:formula="of:=VLOOKUP([kokku.A760];[ares.A$1:.E$1048576];4;0)" office:value-type="float" office:value="0" calcext:value-type="float">
            <text:p>0</text:p>
          </table:table-cell>
          <table:table-cell table:formula="of:=VLOOKUP([kokku.A760];[ares.A$1:.E$1048576];5;0)" office:value-type="float" office:value="60" calcext:value-type="float">
            <text:p>60</text:p>
          </table:table-cell>
        </table:table-row>
        <table:table-row table:style-name="ro1">
          <table:table-cell table:formula="of:=[rk.A748]" office:value-type="float" office:value="850" calcext:value-type="float">
            <text:p>850</text:p>
          </table:table-cell>
          <table:table-cell table:formula="of:=VLOOKUP([kokku.A761];[rk.A$1:.D$1048576];3;0)" office:value-type="string" office:string-value="Karl-Martin Sinijärv" calcext:value-type="string">
            <text:p>Karl-Martin Sinijärv</text:p>
          </table:table-cell>
          <table:table-cell table:formula="of:=VLOOKUP([kokku.A761];[res.A$1:.D$1048576];3;0)" office:value-type="string" office:string-value="" calcext:value-type="error">
            <text:p>#N/A</text:p>
          </table:table-cell>
          <table:table-cell table:formula="of:=VLOOKUP([kokku.A761];[res.A$1:.E$1048576];2;0)" office:value-type="string" office:string-value="" calcext:value-type="error">
            <text:p>#N/A</text:p>
          </table:table-cell>
          <table:table-cell table:formula="of:=VLOOKUP([kokku.A761];[ares.A$1:.E$1048576];3;0)" office:value-type="float" office:value="565" calcext:value-type="float">
            <text:p>565</text:p>
          </table:table-cell>
          <table:table-cell table:formula="of:=VLOOKUP([kokku.A761];[ares.A$1:.E$1048576];4;0)" office:value-type="float" office:value="5" calcext:value-type="float">
            <text:p>5</text:p>
          </table:table-cell>
          <table:table-cell table:formula="of:=VLOOKUP([kokku.A761];[ares.A$1:.E$1048576];5;0)" office:value-type="float" office:value="283" calcext:value-type="float">
            <text:p>283</text:p>
          </table:table-cell>
        </table:table-row>
        <table:table-row table:style-name="ro1">
          <table:table-cell table:formula="of:=[rk.A749]" office:value-type="float" office:value="851" calcext:value-type="float">
            <text:p>851</text:p>
          </table:table-cell>
          <table:table-cell table:formula="of:=VLOOKUP([kokku.A762];[rk.A$1:.D$1048576];3;0)" office:value-type="string" office:string-value="Andrei Hvostov" calcext:value-type="string">
            <text:p>Andrei Hvostov</text:p>
          </table:table-cell>
          <table:table-cell table:formula="of:=VLOOKUP([kokku.A762];[res.A$1:.D$1048576];3;0)" office:value-type="string" office:string-value="" calcext:value-type="error">
            <text:p>#N/A</text:p>
          </table:table-cell>
          <table:table-cell table:formula="of:=VLOOKUP([kokku.A762];[res.A$1:.E$1048576];2;0)" office:value-type="string" office:string-value="" calcext:value-type="error">
            <text:p>#N/A</text:p>
          </table:table-cell>
          <table:table-cell table:formula="of:=VLOOKUP([kokku.A762];[ares.A$1:.E$1048576];3;0)" office:value-type="float" office:value="740" calcext:value-type="float">
            <text:p>740</text:p>
          </table:table-cell>
          <table:table-cell table:formula="of:=VLOOKUP([kokku.A762];[ares.A$1:.E$1048576];4;0)" office:value-type="float" office:value="2" calcext:value-type="float">
            <text:p>2</text:p>
          </table:table-cell>
          <table:table-cell table:formula="of:=VLOOKUP([kokku.A762];[ares.A$1:.E$1048576];5;0)" office:value-type="float" office:value="329" calcext:value-type="float">
            <text:p>329</text:p>
          </table:table-cell>
        </table:table-row>
        <table:table-row table:style-name="ro1">
          <table:table-cell table:formula="of:=[rk.A751]" office:value-type="float" office:value="853" calcext:value-type="float">
            <text:p>853</text:p>
          </table:table-cell>
          <table:table-cell table:formula="of:=VLOOKUP([kokku.A763];[rk.A$1:.D$1048576];3;0)" office:value-type="string" office:string-value="Mart Meri" calcext:value-type="string">
            <text:p>Mart Meri</text:p>
          </table:table-cell>
          <table:table-cell table:formula="of:=VLOOKUP([kokku.A763];[res.A$1:.D$1048576];3;0)" office:value-type="string" office:string-value="" calcext:value-type="error">
            <text:p>#N/A</text:p>
          </table:table-cell>
          <table:table-cell table:formula="of:=VLOOKUP([kokku.A763];[res.A$1:.E$1048576];2;0)" office:value-type="string" office:string-value="" calcext:value-type="error">
            <text:p>#N/A</text:p>
          </table:table-cell>
          <table:table-cell table:formula="of:=VLOOKUP([kokku.A763];[ares.A$1:.E$1048576];3;0)" office:value-type="float" office:value="788" calcext:value-type="float">
            <text:p>788</text:p>
          </table:table-cell>
          <table:table-cell table:formula="of:=VLOOKUP([kokku.A763];[ares.A$1:.E$1048576];4;0)" office:value-type="float" office:value="1" calcext:value-type="float">
            <text:p>1</text:p>
          </table:table-cell>
          <table:table-cell table:formula="of:=VLOOKUP([kokku.A763];[ares.A$1:.E$1048576];5;0)" office:value-type="float" office:value="355" calcext:value-type="float">
            <text:p>355</text:p>
          </table:table-cell>
        </table:table-row>
        <table:table-row table:style-name="ro1">
          <table:table-cell table:formula="of:=[rk.A752]" office:value-type="float" office:value="854" calcext:value-type="float">
            <text:p>854</text:p>
          </table:table-cell>
          <table:table-cell table:formula="of:=VLOOKUP([kokku.A764];[rk.A$1:.D$1048576];3;0)" office:value-type="string" office:string-value="Olga Sõtnik" calcext:value-type="string">
            <text:p>Olga Sõtnik</text:p>
          </table:table-cell>
          <table:table-cell table:formula="of:=VLOOKUP([kokku.A764];[res.A$1:.D$1048576];3;0)" office:value-type="string" office:string-value="" calcext:value-type="error">
            <text:p>#N/A</text:p>
          </table:table-cell>
          <table:table-cell table:formula="of:=VLOOKUP([kokku.A764];[res.A$1:.E$1048576];2;0)" office:value-type="string" office:string-value="" calcext:value-type="error">
            <text:p>#N/A</text:p>
          </table:table-cell>
          <table:table-cell table:formula="of:=VLOOKUP([kokku.A764];[ares.A$1:.E$1048576];3;0)" office:value-type="float" office:value="358" calcext:value-type="float">
            <text:p>358</text:p>
          </table:table-cell>
          <table:table-cell table:formula="of:=VLOOKUP([kokku.A764];[ares.A$1:.E$1048576];4;0)" office:value-type="float" office:value="1" calcext:value-type="float">
            <text:p>1</text:p>
          </table:table-cell>
          <table:table-cell table:formula="of:=VLOOKUP([kokku.A764];[ares.A$1:.E$1048576];5;0)" office:value-type="float" office:value="158" calcext:value-type="float">
            <text:p>158</text:p>
          </table:table-cell>
        </table:table-row>
        <table:table-row table:style-name="ro1">
          <table:table-cell table:formula="of:=[rk.A753]" office:value-type="float" office:value="855" calcext:value-type="float">
            <text:p>855</text:p>
          </table:table-cell>
          <table:table-cell table:formula="of:=VLOOKUP([kokku.A765];[rk.A$1:.D$1048576];3;0)" office:value-type="string" office:string-value="Lauri Laats" calcext:value-type="string">
            <text:p>Lauri Laats</text:p>
          </table:table-cell>
          <table:table-cell table:formula="of:=VLOOKUP([kokku.A765];[res.A$1:.D$1048576];3;0)" office:value-type="string" office:string-value="" calcext:value-type="error">
            <text:p>#N/A</text:p>
          </table:table-cell>
          <table:table-cell table:formula="of:=VLOOKUP([kokku.A765];[res.A$1:.E$1048576];2;0)" office:value-type="string" office:string-value="" calcext:value-type="error">
            <text:p>#N/A</text:p>
          </table:table-cell>
          <table:table-cell table:formula="of:=VLOOKUP([kokku.A765];[ares.A$1:.E$1048576];3;0)" office:value-type="float" office:value="282" calcext:value-type="float">
            <text:p>282</text:p>
          </table:table-cell>
          <table:table-cell table:formula="of:=VLOOKUP([kokku.A765];[ares.A$1:.E$1048576];4;0)" office:value-type="float" office:value="0" calcext:value-type="float">
            <text:p>0</text:p>
          </table:table-cell>
          <table:table-cell table:formula="of:=VLOOKUP([kokku.A765];[ares.A$1:.E$1048576];5;0)" office:value-type="float" office:value="76" calcext:value-type="float">
            <text:p>76</text:p>
          </table:table-cell>
        </table:table-row>
        <table:table-row table:style-name="ro1">
          <table:table-cell table:formula="of:=[rk.A754]" office:value-type="float" office:value="856" calcext:value-type="float">
            <text:p>856</text:p>
          </table:table-cell>
          <table:table-cell table:formula="of:=VLOOKUP([kokku.A766];[rk.A$1:.D$1048576];3;0)" office:value-type="string" office:string-value="Kadi Pärnits" calcext:value-type="string">
            <text:p>Kadi Pärnits</text:p>
          </table:table-cell>
          <table:table-cell table:formula="of:=VLOOKUP([kokku.A766];[res.A$1:.D$1048576];3;0)" office:value-type="string" office:string-value="" calcext:value-type="error">
            <text:p>#N/A</text:p>
          </table:table-cell>
          <table:table-cell table:formula="of:=VLOOKUP([kokku.A766];[res.A$1:.E$1048576];2;0)" office:value-type="string" office:string-value="" calcext:value-type="error">
            <text:p>#N/A</text:p>
          </table:table-cell>
          <table:table-cell table:formula="of:=VLOOKUP([kokku.A766];[ares.A$1:.E$1048576];3;0)" office:value-type="float" office:value="245" calcext:value-type="float">
            <text:p>245</text:p>
          </table:table-cell>
          <table:table-cell table:formula="of:=VLOOKUP([kokku.A766];[ares.A$1:.E$1048576];4;0)" office:value-type="float" office:value="2" calcext:value-type="float">
            <text:p>2</text:p>
          </table:table-cell>
          <table:table-cell table:formula="of:=VLOOKUP([kokku.A766];[ares.A$1:.E$1048576];5;0)" office:value-type="float" office:value="109" calcext:value-type="float">
            <text:p>109</text:p>
          </table:table-cell>
        </table:table-row>
        <table:table-row table:style-name="ro1">
          <table:table-cell table:formula="of:=[rk.A755]" office:value-type="float" office:value="857" calcext:value-type="float">
            <text:p>857</text:p>
          </table:table-cell>
          <table:table-cell table:formula="of:=VLOOKUP([kokku.A767];[rk.A$1:.D$1048576];3;0)" office:value-type="string" office:string-value="Anto Liivat" calcext:value-type="string">
            <text:p>Anto Liivat</text:p>
          </table:table-cell>
          <table:table-cell table:formula="of:=VLOOKUP([kokku.A767];[res.A$1:.D$1048576];3;0)" office:value-type="string" office:string-value="" calcext:value-type="error">
            <text:p>#N/A</text:p>
          </table:table-cell>
          <table:table-cell table:formula="of:=VLOOKUP([kokku.A767];[res.A$1:.E$1048576];2;0)" office:value-type="string" office:string-value="" calcext:value-type="error">
            <text:p>#N/A</text:p>
          </table:table-cell>
          <table:table-cell table:formula="of:=VLOOKUP([kokku.A767];[ares.A$1:.E$1048576];3;0)" office:value-type="float" office:value="353" calcext:value-type="float">
            <text:p>353</text:p>
          </table:table-cell>
          <table:table-cell table:formula="of:=VLOOKUP([kokku.A767];[ares.A$1:.E$1048576];4;0)" office:value-type="float" office:value="0" calcext:value-type="float">
            <text:p>0</text:p>
          </table:table-cell>
          <table:table-cell table:formula="of:=VLOOKUP([kokku.A767];[ares.A$1:.E$1048576];5;0)" office:value-type="float" office:value="186" calcext:value-type="float">
            <text:p>186</text:p>
          </table:table-cell>
        </table:table-row>
        <table:table-row table:style-name="ro1">
          <table:table-cell table:formula="of:=[rk.A756]" office:value-type="float" office:value="858" calcext:value-type="float">
            <text:p>858</text:p>
          </table:table-cell>
          <table:table-cell table:formula="of:=VLOOKUP([kokku.A768];[rk.A$1:.D$1048576];3;0)" office:value-type="string" office:string-value="Külli Urb" calcext:value-type="string">
            <text:p>Külli Urb</text:p>
          </table:table-cell>
          <table:table-cell table:formula="of:=VLOOKUP([kokku.A768];[res.A$1:.D$1048576];3;0)" office:value-type="string" office:string-value="" calcext:value-type="error">
            <text:p>#N/A</text:p>
          </table:table-cell>
          <table:table-cell table:formula="of:=VLOOKUP([kokku.A768];[res.A$1:.E$1048576];2;0)" office:value-type="string" office:string-value="" calcext:value-type="error">
            <text:p>#N/A</text:p>
          </table:table-cell>
          <table:table-cell table:formula="of:=VLOOKUP([kokku.A768];[ares.A$1:.E$1048576];3;0)" office:value-type="float" office:value="176" calcext:value-type="float">
            <text:p>176</text:p>
          </table:table-cell>
          <table:table-cell table:formula="of:=VLOOKUP([kokku.A768];[ares.A$1:.E$1048576];4;0)" office:value-type="float" office:value="1" calcext:value-type="float">
            <text:p>1</text:p>
          </table:table-cell>
          <table:table-cell table:formula="of:=VLOOKUP([kokku.A768];[ares.A$1:.E$1048576];5;0)" office:value-type="float" office:value="83" calcext:value-type="float">
            <text:p>83</text:p>
          </table:table-cell>
        </table:table-row>
        <table:table-row table:style-name="ro1">
          <table:table-cell table:formula="of:=[rk.A757]" office:value-type="float" office:value="859" calcext:value-type="float">
            <text:p>859</text:p>
          </table:table-cell>
          <table:table-cell table:formula="of:=VLOOKUP([kokku.A769];[rk.A$1:.D$1048576];3;0)" office:value-type="string" office:string-value="Jaak Kangilaski" calcext:value-type="string">
            <text:p>Jaak Kangilaski</text:p>
          </table:table-cell>
          <table:table-cell table:formula="of:=VLOOKUP([kokku.A769];[res.A$1:.D$1048576];3;0)" office:value-type="string" office:string-value="" calcext:value-type="error">
            <text:p>#N/A</text:p>
          </table:table-cell>
          <table:table-cell table:formula="of:=VLOOKUP([kokku.A769];[res.A$1:.E$1048576];2;0)" office:value-type="string" office:string-value="" calcext:value-type="error">
            <text:p>#N/A</text:p>
          </table:table-cell>
          <table:table-cell table:formula="of:=VLOOKUP([kokku.A769];[ares.A$1:.E$1048576];3;0)" office:value-type="float" office:value="142" calcext:value-type="float">
            <text:p>142</text:p>
          </table:table-cell>
          <table:table-cell table:formula="of:=VLOOKUP([kokku.A769];[ares.A$1:.E$1048576];4;0)" office:value-type="float" office:value="0" calcext:value-type="float">
            <text:p>0</text:p>
          </table:table-cell>
          <table:table-cell table:formula="of:=VLOOKUP([kokku.A769];[ares.A$1:.E$1048576];5;0)" office:value-type="float" office:value="58" calcext:value-type="float">
            <text:p>58</text:p>
          </table:table-cell>
        </table:table-row>
        <table:table-row table:style-name="ro1">
          <table:table-cell table:formula="of:=[rk.A758]" office:value-type="float" office:value="860" calcext:value-type="float">
            <text:p>860</text:p>
          </table:table-cell>
          <table:table-cell table:formula="of:=VLOOKUP([kokku.A770];[rk.A$1:.D$1048576];3;0)" office:value-type="string" office:string-value="Gerd Tarand" calcext:value-type="string">
            <text:p>Gerd Tarand</text:p>
          </table:table-cell>
          <table:table-cell table:formula="of:=VLOOKUP([kokku.A770];[res.A$1:.D$1048576];3;0)" office:value-type="string" office:string-value="" calcext:value-type="error">
            <text:p>#N/A</text:p>
          </table:table-cell>
          <table:table-cell table:formula="of:=VLOOKUP([kokku.A770];[res.A$1:.E$1048576];2;0)" office:value-type="string" office:string-value="" calcext:value-type="error">
            <text:p>#N/A</text:p>
          </table:table-cell>
          <table:table-cell table:formula="of:=VLOOKUP([kokku.A770];[ares.A$1:.E$1048576];3;0)" office:value-type="float" office:value="97" calcext:value-type="float">
            <text:p>97</text:p>
          </table:table-cell>
          <table:table-cell table:formula="of:=VLOOKUP([kokku.A770];[ares.A$1:.E$1048576];4;0)" office:value-type="float" office:value="1" calcext:value-type="float">
            <text:p>1</text:p>
          </table:table-cell>
          <table:table-cell table:formula="of:=VLOOKUP([kokku.A770];[ares.A$1:.E$1048576];5;0)" office:value-type="float" office:value="29" calcext:value-type="float">
            <text:p>29</text:p>
          </table:table-cell>
        </table:table-row>
        <table:table-row table:style-name="ro1">
          <table:table-cell table:formula="of:=[rk.A759]" office:value-type="float" office:value="861" calcext:value-type="float">
            <text:p>861</text:p>
          </table:table-cell>
          <table:table-cell table:formula="of:=VLOOKUP([kokku.A771];[rk.A$1:.D$1048576];3;0)" office:value-type="string" office:string-value="Silver Meikar" calcext:value-type="string">
            <text:p>Silver Meikar</text:p>
          </table:table-cell>
          <table:table-cell table:formula="of:=VLOOKUP([kokku.A771];[res.A$1:.D$1048576];3;0)" office:value-type="string" office:string-value="" calcext:value-type="error">
            <text:p>#N/A</text:p>
          </table:table-cell>
          <table:table-cell table:formula="of:=VLOOKUP([kokku.A771];[res.A$1:.E$1048576];2;0)" office:value-type="string" office:string-value="" calcext:value-type="error">
            <text:p>#N/A</text:p>
          </table:table-cell>
          <table:table-cell table:formula="of:=VLOOKUP([kokku.A771];[ares.A$1:.E$1048576];3;0)" office:value-type="float" office:value="738" calcext:value-type="float">
            <text:p>738</text:p>
          </table:table-cell>
          <table:table-cell table:formula="of:=VLOOKUP([kokku.A771];[ares.A$1:.E$1048576];4;0)" office:value-type="float" office:value="5" calcext:value-type="float">
            <text:p>5</text:p>
          </table:table-cell>
          <table:table-cell table:formula="of:=VLOOKUP([kokku.A771];[ares.A$1:.E$1048576];5;0)" office:value-type="float" office:value="315" calcext:value-type="float">
            <text:p>315</text:p>
          </table:table-cell>
        </table:table-row>
        <table:table-row table:style-name="ro1">
          <table:table-cell table:formula="of:=[rk.A762]" office:value-type="float" office:value="864" calcext:value-type="float">
            <text:p>864</text:p>
          </table:table-cell>
          <table:table-cell table:formula="of:=VLOOKUP([kokku.A772];[rk.A$1:.D$1048576];3;0)" office:value-type="string" office:string-value="Karel Rüütli" calcext:value-type="string">
            <text:p>Karel Rüütli</text:p>
          </table:table-cell>
          <table:table-cell table:formula="of:=VLOOKUP([kokku.A772];[res.A$1:.D$1048576];3;0)" office:value-type="string" office:string-value="" calcext:value-type="error">
            <text:p>#N/A</text:p>
          </table:table-cell>
          <table:table-cell table:formula="of:=VLOOKUP([kokku.A772];[res.A$1:.E$1048576];2;0)" office:value-type="string" office:string-value="" calcext:value-type="error">
            <text:p>#N/A</text:p>
          </table:table-cell>
          <table:table-cell table:formula="of:=VLOOKUP([kokku.A772];[ares.A$1:.E$1048576];3;0)" office:value-type="float" office:value="293" calcext:value-type="float">
            <text:p>293</text:p>
          </table:table-cell>
          <table:table-cell table:formula="of:=VLOOKUP([kokku.A772];[ares.A$1:.E$1048576];4;0)" office:value-type="float" office:value="0" calcext:value-type="float">
            <text:p>0</text:p>
          </table:table-cell>
          <table:table-cell table:formula="of:=VLOOKUP([kokku.A772];[ares.A$1:.E$1048576];5;0)" office:value-type="float" office:value="117" calcext:value-type="float">
            <text:p>117</text:p>
          </table:table-cell>
        </table:table-row>
        <table:table-row table:style-name="ro1">
          <table:table-cell table:formula="of:=[rk.A763]" office:value-type="float" office:value="865" calcext:value-type="float">
            <text:p>865</text:p>
          </table:table-cell>
          <table:table-cell table:formula="of:=VLOOKUP([kokku.A773];[rk.A$1:.D$1048576];3;0)" office:value-type="string" office:string-value="Liisa Oviir" calcext:value-type="string">
            <text:p>Liisa Oviir</text:p>
          </table:table-cell>
          <table:table-cell table:formula="of:=VLOOKUP([kokku.A773];[res.A$1:.D$1048576];3;0)" office:value-type="string" office:string-value="" calcext:value-type="error">
            <text:p>#N/A</text:p>
          </table:table-cell>
          <table:table-cell table:formula="of:=VLOOKUP([kokku.A773];[res.A$1:.E$1048576];2;0)" office:value-type="string" office:string-value="" calcext:value-type="error">
            <text:p>#N/A</text:p>
          </table:table-cell>
          <table:table-cell table:formula="of:=VLOOKUP([kokku.A773];[ares.A$1:.E$1048576];3;0)" office:value-type="float" office:value="493" calcext:value-type="float">
            <text:p>493</text:p>
          </table:table-cell>
          <table:table-cell table:formula="of:=VLOOKUP([kokku.A773];[ares.A$1:.E$1048576];4;0)" office:value-type="float" office:value="0" calcext:value-type="float">
            <text:p>0</text:p>
          </table:table-cell>
          <table:table-cell table:formula="of:=VLOOKUP([kokku.A773];[ares.A$1:.E$1048576];5;0)" office:value-type="float" office:value="223" calcext:value-type="float">
            <text:p>223</text:p>
          </table:table-cell>
        </table:table-row>
        <table:table-row table:style-name="ro1">
          <table:table-cell table:formula="of:=[rk.A764]" office:value-type="float" office:value="866" calcext:value-type="float">
            <text:p>866</text:p>
          </table:table-cell>
          <table:table-cell table:formula="of:=VLOOKUP([kokku.A774];[rk.A$1:.D$1048576];3;0)" office:value-type="string" office:string-value="Tiit Tammsaar" calcext:value-type="string">
            <text:p>Tiit Tammsaar</text:p>
          </table:table-cell>
          <table:table-cell table:formula="of:=VLOOKUP([kokku.A774];[res.A$1:.D$1048576];3;0)" office:value-type="string" office:string-value="" calcext:value-type="error">
            <text:p>#N/A</text:p>
          </table:table-cell>
          <table:table-cell table:formula="of:=VLOOKUP([kokku.A774];[res.A$1:.E$1048576];2;0)" office:value-type="string" office:string-value="" calcext:value-type="error">
            <text:p>#N/A</text:p>
          </table:table-cell>
          <table:table-cell table:formula="of:=VLOOKUP([kokku.A774];[ares.A$1:.E$1048576];3;0)" office:value-type="float" office:value="290" calcext:value-type="float">
            <text:p>290</text:p>
          </table:table-cell>
          <table:table-cell table:formula="of:=VLOOKUP([kokku.A774];[ares.A$1:.E$1048576];4;0)" office:value-type="float" office:value="0" calcext:value-type="float">
            <text:p>0</text:p>
          </table:table-cell>
          <table:table-cell table:formula="of:=VLOOKUP([kokku.A774];[ares.A$1:.E$1048576];5;0)" office:value-type="float" office:value="94" calcext:value-type="float">
            <text:p>94</text:p>
          </table:table-cell>
        </table:table-row>
        <table:table-row table:style-name="ro1">
          <table:table-cell table:formula="of:=[rk.A765]" office:value-type="float" office:value="867" calcext:value-type="float">
            <text:p>867</text:p>
          </table:table-cell>
          <table:table-cell table:formula="of:=VLOOKUP([kokku.A775];[rk.A$1:.D$1048576];3;0)" office:value-type="string" office:string-value="Mailis Alt" calcext:value-type="string">
            <text:p>Mailis Alt</text:p>
          </table:table-cell>
          <table:table-cell table:formula="of:=VLOOKUP([kokku.A775];[res.A$1:.D$1048576];3;0)" office:value-type="string" office:string-value="" calcext:value-type="error">
            <text:p>#N/A</text:p>
          </table:table-cell>
          <table:table-cell table:formula="of:=VLOOKUP([kokku.A775];[res.A$1:.E$1048576];2;0)" office:value-type="string" office:string-value="" calcext:value-type="error">
            <text:p>#N/A</text:p>
          </table:table-cell>
          <table:table-cell table:formula="of:=VLOOKUP([kokku.A775];[ares.A$1:.E$1048576];3;0)" office:value-type="float" office:value="137" calcext:value-type="float">
            <text:p>137</text:p>
          </table:table-cell>
          <table:table-cell table:formula="of:=VLOOKUP([kokku.A775];[ares.A$1:.E$1048576];4;0)" office:value-type="float" office:value="0" calcext:value-type="float">
            <text:p>0</text:p>
          </table:table-cell>
          <table:table-cell table:formula="of:=VLOOKUP([kokku.A775];[ares.A$1:.E$1048576];5;0)" office:value-type="float" office:value="53" calcext:value-type="float">
            <text:p>53</text:p>
          </table:table-cell>
        </table:table-row>
        <table:table-row table:style-name="ro1">
          <table:table-cell table:formula="of:=[rk.A766]" office:value-type="float" office:value="868" calcext:value-type="float">
            <text:p>868</text:p>
          </table:table-cell>
          <table:table-cell table:formula="of:=VLOOKUP([kokku.A776];[rk.A$1:.D$1048576];3;0)" office:value-type="string" office:string-value="Raivo Uukkivi" calcext:value-type="string">
            <text:p>Raivo Uukkivi</text:p>
          </table:table-cell>
          <table:table-cell table:formula="of:=VLOOKUP([kokku.A776];[res.A$1:.D$1048576];3;0)" office:value-type="string" office:string-value="" calcext:value-type="error">
            <text:p>#N/A</text:p>
          </table:table-cell>
          <table:table-cell table:formula="of:=VLOOKUP([kokku.A776];[res.A$1:.E$1048576];2;0)" office:value-type="string" office:string-value="" calcext:value-type="error">
            <text:p>#N/A</text:p>
          </table:table-cell>
          <table:table-cell table:formula="of:=VLOOKUP([kokku.A776];[ares.A$1:.E$1048576];3;0)" office:value-type="float" office:value="578" calcext:value-type="float">
            <text:p>578</text:p>
          </table:table-cell>
          <table:table-cell table:formula="of:=VLOOKUP([kokku.A776];[ares.A$1:.E$1048576];4;0)" office:value-type="float" office:value="2" calcext:value-type="float">
            <text:p>2</text:p>
          </table:table-cell>
          <table:table-cell table:formula="of:=VLOOKUP([kokku.A776];[ares.A$1:.E$1048576];5;0)" office:value-type="float" office:value="192" calcext:value-type="float">
            <text:p>192</text:p>
          </table:table-cell>
        </table:table-row>
        <table:table-row table:style-name="ro1">
          <table:table-cell table:formula="of:=[rk.A767]" office:value-type="float" office:value="869" calcext:value-type="float">
            <text:p>869</text:p>
          </table:table-cell>
          <table:table-cell table:formula="of:=VLOOKUP([kokku.A777];[rk.A$1:.D$1048576];3;0)" office:value-type="string" office:string-value="Stanislav Tšerepanov" calcext:value-type="string">
            <text:p>Stanislav Tšerepanov</text:p>
          </table:table-cell>
          <table:table-cell table:formula="of:=VLOOKUP([kokku.A777];[res.A$1:.D$1048576];3;0)" office:value-type="string" office:string-value="" calcext:value-type="error">
            <text:p>#N/A</text:p>
          </table:table-cell>
          <table:table-cell table:formula="of:=VLOOKUP([kokku.A777];[res.A$1:.E$1048576];2;0)" office:value-type="string" office:string-value="" calcext:value-type="error">
            <text:p>#N/A</text:p>
          </table:table-cell>
          <table:table-cell table:formula="of:=VLOOKUP([kokku.A777];[ares.A$1:.E$1048576];3;0)" office:value-type="float" office:value="111" calcext:value-type="float">
            <text:p>111</text:p>
          </table:table-cell>
          <table:table-cell table:formula="of:=VLOOKUP([kokku.A777];[ares.A$1:.E$1048576];4;0)" office:value-type="float" office:value="0" calcext:value-type="float">
            <text:p>0</text:p>
          </table:table-cell>
          <table:table-cell table:formula="of:=VLOOKUP([kokku.A777];[ares.A$1:.E$1048576];5;0)" office:value-type="float" office:value="24" calcext:value-type="float">
            <text:p>24</text:p>
          </table:table-cell>
        </table:table-row>
        <table:table-row table:style-name="ro1">
          <table:table-cell table:formula="of:=[rk.A768]" office:value-type="float" office:value="870" calcext:value-type="float">
            <text:p>870</text:p>
          </table:table-cell>
          <table:table-cell table:formula="of:=VLOOKUP([kokku.A778];[rk.A$1:.D$1048576];3;0)" office:value-type="string" office:string-value="Astrid Ojasoon" calcext:value-type="string">
            <text:p>Astrid Ojasoon</text:p>
          </table:table-cell>
          <table:table-cell table:formula="of:=VLOOKUP([kokku.A778];[res.A$1:.D$1048576];3;0)" office:value-type="string" office:string-value="" calcext:value-type="error">
            <text:p>#N/A</text:p>
          </table:table-cell>
          <table:table-cell table:formula="of:=VLOOKUP([kokku.A778];[res.A$1:.E$1048576];2;0)" office:value-type="string" office:string-value="" calcext:value-type="error">
            <text:p>#N/A</text:p>
          </table:table-cell>
          <table:table-cell table:formula="of:=VLOOKUP([kokku.A778];[ares.A$1:.E$1048576];3;0)" office:value-type="float" office:value="287" calcext:value-type="float">
            <text:p>287</text:p>
          </table:table-cell>
          <table:table-cell table:formula="of:=VLOOKUP([kokku.A778];[ares.A$1:.E$1048576];4;0)" office:value-type="float" office:value="0" calcext:value-type="float">
            <text:p>0</text:p>
          </table:table-cell>
          <table:table-cell table:formula="of:=VLOOKUP([kokku.A778];[ares.A$1:.E$1048576];5;0)" office:value-type="float" office:value="84" calcext:value-type="float">
            <text:p>84</text:p>
          </table:table-cell>
        </table:table-row>
        <table:table-row table:style-name="ro1">
          <table:table-cell table:formula="of:=[rk.A769]" office:value-type="float" office:value="871" calcext:value-type="float">
            <text:p>871</text:p>
          </table:table-cell>
          <table:table-cell table:formula="of:=VLOOKUP([kokku.A779];[rk.A$1:.D$1048576];3;0)" office:value-type="string" office:string-value="Tõnis Blank" calcext:value-type="string">
            <text:p>Tõnis Blank</text:p>
          </table:table-cell>
          <table:table-cell table:formula="of:=VLOOKUP([kokku.A779];[res.A$1:.D$1048576];3;0)" office:value-type="string" office:string-value="" calcext:value-type="error">
            <text:p>#N/A</text:p>
          </table:table-cell>
          <table:table-cell table:formula="of:=VLOOKUP([kokku.A779];[res.A$1:.E$1048576];2;0)" office:value-type="string" office:string-value="" calcext:value-type="error">
            <text:p>#N/A</text:p>
          </table:table-cell>
          <table:table-cell table:formula="of:=VLOOKUP([kokku.A779];[ares.A$1:.E$1048576];3;0)" office:value-type="float" office:value="268" calcext:value-type="float">
            <text:p>268</text:p>
          </table:table-cell>
          <table:table-cell table:formula="of:=VLOOKUP([kokku.A779];[ares.A$1:.E$1048576];4;0)" office:value-type="float" office:value="0" calcext:value-type="float">
            <text:p>0</text:p>
          </table:table-cell>
          <table:table-cell table:formula="of:=VLOOKUP([kokku.A779];[ares.A$1:.E$1048576];5;0)" office:value-type="float" office:value="103" calcext:value-type="float">
            <text:p>103</text:p>
          </table:table-cell>
        </table:table-row>
        <table:table-row table:style-name="ro1">
          <table:table-cell table:formula="of:=[rk.A770]" office:value-type="float" office:value="872" calcext:value-type="float">
            <text:p>872</text:p>
          </table:table-cell>
          <table:table-cell table:formula="of:=VLOOKUP([kokku.A780];[rk.A$1:.D$1048576];3;0)" office:value-type="string" office:string-value="Eve Kislov" calcext:value-type="string">
            <text:p>Eve Kislov</text:p>
          </table:table-cell>
          <table:table-cell table:formula="of:=VLOOKUP([kokku.A780];[res.A$1:.D$1048576];3;0)" office:value-type="string" office:string-value="" calcext:value-type="error">
            <text:p>#N/A</text:p>
          </table:table-cell>
          <table:table-cell table:formula="of:=VLOOKUP([kokku.A780];[res.A$1:.E$1048576];2;0)" office:value-type="string" office:string-value="" calcext:value-type="error">
            <text:p>#N/A</text:p>
          </table:table-cell>
          <table:table-cell table:formula="of:=VLOOKUP([kokku.A780];[ares.A$1:.E$1048576];3;0)" office:value-type="float" office:value="108" calcext:value-type="float">
            <text:p>108</text:p>
          </table:table-cell>
          <table:table-cell table:formula="of:=VLOOKUP([kokku.A780];[ares.A$1:.E$1048576];4;0)" office:value-type="float" office:value="0" calcext:value-type="float">
            <text:p>0</text:p>
          </table:table-cell>
          <table:table-cell table:formula="of:=VLOOKUP([kokku.A780];[ares.A$1:.E$1048576];5;0)" office:value-type="float" office:value="30" calcext:value-type="float">
            <text:p>30</text:p>
          </table:table-cell>
        </table:table-row>
        <table:table-row table:style-name="ro1">
          <table:table-cell table:formula="of:=[rk.A771]" office:value-type="float" office:value="873" calcext:value-type="float">
            <text:p>873</text:p>
          </table:table-cell>
          <table:table-cell table:formula="of:=VLOOKUP([kokku.A781];[rk.A$1:.D$1048576];3;0)" office:value-type="string" office:string-value="Madis Roodla" calcext:value-type="string">
            <text:p>Madis Roodla</text:p>
          </table:table-cell>
          <table:table-cell table:formula="of:=VLOOKUP([kokku.A781];[res.A$1:.D$1048576];3;0)" office:value-type="string" office:string-value="" calcext:value-type="error">
            <text:p>#N/A</text:p>
          </table:table-cell>
          <table:table-cell table:formula="of:=VLOOKUP([kokku.A781];[res.A$1:.E$1048576];2;0)" office:value-type="string" office:string-value="" calcext:value-type="error">
            <text:p>#N/A</text:p>
          </table:table-cell>
          <table:table-cell table:formula="of:=VLOOKUP([kokku.A781];[ares.A$1:.E$1048576];3;0)" office:value-type="float" office:value="146" calcext:value-type="float">
            <text:p>146</text:p>
          </table:table-cell>
          <table:table-cell table:formula="of:=VLOOKUP([kokku.A781];[ares.A$1:.E$1048576];4;0)" office:value-type="float" office:value="1" calcext:value-type="float">
            <text:p>1</text:p>
          </table:table-cell>
          <table:table-cell table:formula="of:=VLOOKUP([kokku.A781];[ares.A$1:.E$1048576];5;0)" office:value-type="float" office:value="46" calcext:value-type="float">
            <text:p>46</text:p>
          </table:table-cell>
        </table:table-row>
        <table:table-row table:style-name="ro1">
          <table:table-cell table:formula="of:=[rk.A772]" office:value-type="float" office:value="874" calcext:value-type="float">
            <text:p>874</text:p>
          </table:table-cell>
          <table:table-cell table:formula="of:=VLOOKUP([kokku.A782];[rk.A$1:.D$1048576];3;0)" office:value-type="string" office:string-value="Anne Leht" calcext:value-type="string">
            <text:p>Anne Leht</text:p>
          </table:table-cell>
          <table:table-cell table:formula="of:=VLOOKUP([kokku.A782];[res.A$1:.D$1048576];3;0)" office:value-type="string" office:string-value="" calcext:value-type="error">
            <text:p>#N/A</text:p>
          </table:table-cell>
          <table:table-cell table:formula="of:=VLOOKUP([kokku.A782];[res.A$1:.E$1048576];2;0)" office:value-type="string" office:string-value="" calcext:value-type="error">
            <text:p>#N/A</text:p>
          </table:table-cell>
          <table:table-cell table:formula="of:=VLOOKUP([kokku.A782];[ares.A$1:.E$1048576];3;0)" office:value-type="float" office:value="118" calcext:value-type="float">
            <text:p>118</text:p>
          </table:table-cell>
          <table:table-cell table:formula="of:=VLOOKUP([kokku.A782];[ares.A$1:.E$1048576];4;0)" office:value-type="float" office:value="0" calcext:value-type="float">
            <text:p>0</text:p>
          </table:table-cell>
          <table:table-cell table:formula="of:=VLOOKUP([kokku.A782];[ares.A$1:.E$1048576];5;0)" office:value-type="float" office:value="49" calcext:value-type="float">
            <text:p>49</text:p>
          </table:table-cell>
        </table:table-row>
        <table:table-row table:style-name="ro1">
          <table:table-cell table:formula="of:=[rk.A773]" office:value-type="float" office:value="875" calcext:value-type="float">
            <text:p>875</text:p>
          </table:table-cell>
          <table:table-cell table:formula="of:=VLOOKUP([kokku.A783];[rk.A$1:.D$1048576];3;0)" office:value-type="string" office:string-value="Mati Õunloo" calcext:value-type="string">
            <text:p>Mati Õunloo</text:p>
          </table:table-cell>
          <table:table-cell table:formula="of:=VLOOKUP([kokku.A783];[res.A$1:.D$1048576];3;0)" office:value-type="string" office:string-value="" calcext:value-type="error">
            <text:p>#N/A</text:p>
          </table:table-cell>
          <table:table-cell table:formula="of:=VLOOKUP([kokku.A783];[res.A$1:.E$1048576];2;0)" office:value-type="string" office:string-value="" calcext:value-type="error">
            <text:p>#N/A</text:p>
          </table:table-cell>
          <table:table-cell table:formula="of:=VLOOKUP([kokku.A783];[ares.A$1:.E$1048576];3;0)" office:value-type="float" office:value="98" calcext:value-type="float">
            <text:p>98</text:p>
          </table:table-cell>
          <table:table-cell table:formula="of:=VLOOKUP([kokku.A783];[ares.A$1:.E$1048576];4;0)" office:value-type="float" office:value="1" calcext:value-type="float">
            <text:p>1</text:p>
          </table:table-cell>
          <table:table-cell table:formula="of:=VLOOKUP([kokku.A783];[ares.A$1:.E$1048576];5;0)" office:value-type="float" office:value="29" calcext:value-type="float">
            <text:p>29</text:p>
          </table:table-cell>
        </table:table-row>
        <table:table-row table:style-name="ro1">
          <table:table-cell table:formula="of:=[rk.A774]" office:value-type="float" office:value="876" calcext:value-type="float">
            <text:p>876</text:p>
          </table:table-cell>
          <table:table-cell table:formula="of:=VLOOKUP([kokku.A784];[rk.A$1:.D$1048576];3;0)" office:value-type="string" office:string-value="Evely Purre" calcext:value-type="string">
            <text:p>Evely Purre</text:p>
          </table:table-cell>
          <table:table-cell table:formula="of:=VLOOKUP([kokku.A784];[res.A$1:.D$1048576];3;0)" office:value-type="string" office:string-value="" calcext:value-type="error">
            <text:p>#N/A</text:p>
          </table:table-cell>
          <table:table-cell table:formula="of:=VLOOKUP([kokku.A784];[res.A$1:.E$1048576];2;0)" office:value-type="string" office:string-value="" calcext:value-type="error">
            <text:p>#N/A</text:p>
          </table:table-cell>
          <table:table-cell table:formula="of:=VLOOKUP([kokku.A784];[ares.A$1:.E$1048576];3;0)" office:value-type="float" office:value="160" calcext:value-type="float">
            <text:p>160</text:p>
          </table:table-cell>
          <table:table-cell table:formula="of:=VLOOKUP([kokku.A784];[ares.A$1:.E$1048576];4;0)" office:value-type="float" office:value="0" calcext:value-type="float">
            <text:p>0</text:p>
          </table:table-cell>
          <table:table-cell table:formula="of:=VLOOKUP([kokku.A784];[ares.A$1:.E$1048576];5;0)" office:value-type="float" office:value="47" calcext:value-type="float">
            <text:p>47</text:p>
          </table:table-cell>
        </table:table-row>
        <table:table-row table:style-name="ro1">
          <table:table-cell table:formula="of:=[rk.A775]" office:value-type="float" office:value="877" calcext:value-type="float">
            <text:p>877</text:p>
          </table:table-cell>
          <table:table-cell table:formula="of:=VLOOKUP([kokku.A785];[rk.A$1:.D$1048576];3;0)" office:value-type="string" office:string-value="Hardi Volmer" calcext:value-type="string">
            <text:p>Hardi Volmer</text:p>
          </table:table-cell>
          <table:table-cell table:formula="of:=VLOOKUP([kokku.A785];[res.A$1:.D$1048576];3;0)" office:value-type="string" office:string-value="" calcext:value-type="error">
            <text:p>#N/A</text:p>
          </table:table-cell>
          <table:table-cell table:formula="of:=VLOOKUP([kokku.A785];[res.A$1:.E$1048576];2;0)" office:value-type="string" office:string-value="" calcext:value-type="error">
            <text:p>#N/A</text:p>
          </table:table-cell>
          <table:table-cell table:formula="of:=VLOOKUP([kokku.A785];[ares.A$1:.E$1048576];3;0)" office:value-type="float" office:value="818" calcext:value-type="float">
            <text:p>818</text:p>
          </table:table-cell>
          <table:table-cell table:formula="of:=VLOOKUP([kokku.A785];[ares.A$1:.E$1048576];4;0)" office:value-type="float" office:value="0" calcext:value-type="float">
            <text:p>0</text:p>
          </table:table-cell>
          <table:table-cell table:formula="of:=VLOOKUP([kokku.A785];[ares.A$1:.E$1048576];5;0)" office:value-type="float" office:value="307" calcext:value-type="float">
            <text:p>307</text:p>
          </table:table-cell>
        </table:table-row>
        <table:table-row table:style-name="ro1">
          <table:table-cell table:formula="of:=[rk.A777]" office:value-type="float" office:value="879" calcext:value-type="float">
            <text:p>879</text:p>
          </table:table-cell>
          <table:table-cell table:formula="of:=VLOOKUP([kokku.A786];[rk.A$1:.D$1048576];3;0)" office:value-type="string" office:string-value="Neeme Suur" calcext:value-type="string">
            <text:p>Neeme Suur</text:p>
          </table:table-cell>
          <table:table-cell table:formula="of:=VLOOKUP([kokku.A786];[res.A$1:.D$1048576];3;0)" office:value-type="string" office:string-value="" calcext:value-type="error">
            <text:p>#N/A</text:p>
          </table:table-cell>
          <table:table-cell table:formula="of:=VLOOKUP([kokku.A786];[res.A$1:.E$1048576];2;0)" office:value-type="string" office:string-value="" calcext:value-type="error">
            <text:p>#N/A</text:p>
          </table:table-cell>
          <table:table-cell table:formula="of:=VLOOKUP([kokku.A786];[ares.A$1:.E$1048576];3;0)" office:value-type="float" office:value="1213" calcext:value-type="float">
            <text:p>1213</text:p>
          </table:table-cell>
          <table:table-cell table:formula="of:=VLOOKUP([kokku.A786];[ares.A$1:.E$1048576];4;0)" office:value-type="float" office:value="2" calcext:value-type="float">
            <text:p>2</text:p>
          </table:table-cell>
          <table:table-cell table:formula="of:=VLOOKUP([kokku.A786];[ares.A$1:.E$1048576];5;0)" office:value-type="float" office:value="375" calcext:value-type="float">
            <text:p>375</text:p>
          </table:table-cell>
        </table:table-row>
        <table:table-row table:style-name="ro1">
          <table:table-cell table:formula="of:=[rk.A778]" office:value-type="float" office:value="880" calcext:value-type="float">
            <text:p>880</text:p>
          </table:table-cell>
          <table:table-cell table:formula="of:=VLOOKUP([kokku.A787];[rk.A$1:.D$1048576];3;0)" office:value-type="string" office:string-value="Kalev Kotkas" calcext:value-type="string">
            <text:p>Kalev Kotkas</text:p>
          </table:table-cell>
          <table:table-cell table:formula="of:=VLOOKUP([kokku.A787];[res.A$1:.D$1048576];3;0)" office:value-type="string" office:string-value="" calcext:value-type="error">
            <text:p>#N/A</text:p>
          </table:table-cell>
          <table:table-cell table:formula="of:=VLOOKUP([kokku.A787];[res.A$1:.E$1048576];2;0)" office:value-type="string" office:string-value="" calcext:value-type="error">
            <text:p>#N/A</text:p>
          </table:table-cell>
          <table:table-cell table:formula="of:=VLOOKUP([kokku.A787];[ares.A$1:.E$1048576];3;0)" office:value-type="float" office:value="649" calcext:value-type="float">
            <text:p>649</text:p>
          </table:table-cell>
          <table:table-cell table:formula="of:=VLOOKUP([kokku.A787];[ares.A$1:.E$1048576];4;0)" office:value-type="float" office:value="0" calcext:value-type="float">
            <text:p>0</text:p>
          </table:table-cell>
          <table:table-cell table:formula="of:=VLOOKUP([kokku.A787];[ares.A$1:.E$1048576];5;0)" office:value-type="float" office:value="243" calcext:value-type="float">
            <text:p>243</text:p>
          </table:table-cell>
        </table:table-row>
        <table:table-row table:style-name="ro1">
          <table:table-cell table:formula="of:=[rk.A779]" office:value-type="float" office:value="881" calcext:value-type="float">
            <text:p>881</text:p>
          </table:table-cell>
          <table:table-cell table:formula="of:=VLOOKUP([kokku.A788];[rk.A$1:.D$1048576];3;0)" office:value-type="string" office:string-value="Veeve Kaasik" calcext:value-type="string">
            <text:p>Veeve Kaasik</text:p>
          </table:table-cell>
          <table:table-cell table:formula="of:=VLOOKUP([kokku.A788];[res.A$1:.D$1048576];3;0)" office:value-type="string" office:string-value="" calcext:value-type="error">
            <text:p>#N/A</text:p>
          </table:table-cell>
          <table:table-cell table:formula="of:=VLOOKUP([kokku.A788];[res.A$1:.E$1048576];2;0)" office:value-type="string" office:string-value="" calcext:value-type="error">
            <text:p>#N/A</text:p>
          </table:table-cell>
          <table:table-cell table:formula="of:=VLOOKUP([kokku.A788];[ares.A$1:.E$1048576];3;0)" office:value-type="float" office:value="232" calcext:value-type="float">
            <text:p>232</text:p>
          </table:table-cell>
          <table:table-cell table:formula="of:=VLOOKUP([kokku.A788];[ares.A$1:.E$1048576];4;0)" office:value-type="float" office:value="0" calcext:value-type="float">
            <text:p>0</text:p>
          </table:table-cell>
          <table:table-cell table:formula="of:=VLOOKUP([kokku.A788];[ares.A$1:.E$1048576];5;0)" office:value-type="float" office:value="54" calcext:value-type="float">
            <text:p>54</text:p>
          </table:table-cell>
        </table:table-row>
        <table:table-row table:style-name="ro1">
          <table:table-cell table:formula="of:=[rk.A780]" office:value-type="float" office:value="882" calcext:value-type="float">
            <text:p>882</text:p>
          </table:table-cell>
          <table:table-cell table:formula="of:=VLOOKUP([kokku.A789];[rk.A$1:.D$1048576];3;0)" office:value-type="string" office:string-value="Jaanus Sahk" calcext:value-type="string">
            <text:p>Jaanus Sahk</text:p>
          </table:table-cell>
          <table:table-cell table:formula="of:=VLOOKUP([kokku.A789];[res.A$1:.D$1048576];3;0)" office:value-type="string" office:string-value="" calcext:value-type="error">
            <text:p>#N/A</text:p>
          </table:table-cell>
          <table:table-cell table:formula="of:=VLOOKUP([kokku.A789];[res.A$1:.E$1048576];2;0)" office:value-type="string" office:string-value="" calcext:value-type="error">
            <text:p>#N/A</text:p>
          </table:table-cell>
          <table:table-cell table:formula="of:=VLOOKUP([kokku.A789];[ares.A$1:.E$1048576];3;0)" office:value-type="float" office:value="97" calcext:value-type="float">
            <text:p>97</text:p>
          </table:table-cell>
          <table:table-cell table:formula="of:=VLOOKUP([kokku.A789];[ares.A$1:.E$1048576];4;0)" office:value-type="float" office:value="0" calcext:value-type="float">
            <text:p>0</text:p>
          </table:table-cell>
          <table:table-cell table:formula="of:=VLOOKUP([kokku.A789];[ares.A$1:.E$1048576];5;0)" office:value-type="float" office:value="24" calcext:value-type="float">
            <text:p>24</text:p>
          </table:table-cell>
        </table:table-row>
        <table:table-row table:style-name="ro1">
          <table:table-cell table:formula="of:=[rk.A781]" office:value-type="float" office:value="883" calcext:value-type="float">
            <text:p>883</text:p>
          </table:table-cell>
          <table:table-cell table:formula="of:=VLOOKUP([kokku.A790];[rk.A$1:.D$1048576];3;0)" office:value-type="string" office:string-value="Reili Rand" calcext:value-type="string">
            <text:p>Reili Rand</text:p>
          </table:table-cell>
          <table:table-cell table:formula="of:=VLOOKUP([kokku.A790];[res.A$1:.D$1048576];3;0)" office:value-type="string" office:string-value="" calcext:value-type="error">
            <text:p>#N/A</text:p>
          </table:table-cell>
          <table:table-cell table:formula="of:=VLOOKUP([kokku.A790];[res.A$1:.E$1048576];2;0)" office:value-type="string" office:string-value="" calcext:value-type="error">
            <text:p>#N/A</text:p>
          </table:table-cell>
          <table:table-cell table:formula="of:=VLOOKUP([kokku.A790];[ares.A$1:.E$1048576];3;0)" office:value-type="float" office:value="342" calcext:value-type="float">
            <text:p>342</text:p>
          </table:table-cell>
          <table:table-cell table:formula="of:=VLOOKUP([kokku.A790];[ares.A$1:.E$1048576];4;0)" office:value-type="float" office:value="0" calcext:value-type="float">
            <text:p>0</text:p>
          </table:table-cell>
          <table:table-cell table:formula="of:=VLOOKUP([kokku.A790];[ares.A$1:.E$1048576];5;0)" office:value-type="float" office:value="154" calcext:value-type="float">
            <text:p>154</text:p>
          </table:table-cell>
        </table:table-row>
        <table:table-row table:style-name="ro1">
          <table:table-cell table:formula="of:=[rk.A782]" office:value-type="float" office:value="884" calcext:value-type="float">
            <text:p>884</text:p>
          </table:table-cell>
          <table:table-cell table:formula="of:=VLOOKUP([kokku.A791];[rk.A$1:.D$1048576];3;0)" office:value-type="string" office:string-value="Arno Peksar" calcext:value-type="string">
            <text:p>Arno Peksar</text:p>
          </table:table-cell>
          <table:table-cell table:formula="of:=VLOOKUP([kokku.A791];[res.A$1:.D$1048576];3;0)" office:value-type="string" office:string-value="" calcext:value-type="error">
            <text:p>#N/A</text:p>
          </table:table-cell>
          <table:table-cell table:formula="of:=VLOOKUP([kokku.A791];[res.A$1:.E$1048576];2;0)" office:value-type="string" office:string-value="" calcext:value-type="error">
            <text:p>#N/A</text:p>
          </table:table-cell>
          <table:table-cell table:formula="of:=VLOOKUP([kokku.A791];[ares.A$1:.E$1048576];3;0)" office:value-type="float" office:value="132" calcext:value-type="float">
            <text:p>132</text:p>
          </table:table-cell>
          <table:table-cell table:formula="of:=VLOOKUP([kokku.A791];[ares.A$1:.E$1048576];4;0)" office:value-type="float" office:value="0" calcext:value-type="float">
            <text:p>0</text:p>
          </table:table-cell>
          <table:table-cell table:formula="of:=VLOOKUP([kokku.A791];[ares.A$1:.E$1048576];5;0)" office:value-type="float" office:value="40" calcext:value-type="float">
            <text:p>40</text:p>
          </table:table-cell>
        </table:table-row>
        <table:table-row table:style-name="ro1">
          <table:table-cell table:formula="of:=[rk.A783]" office:value-type="float" office:value="885" calcext:value-type="float">
            <text:p>885</text:p>
          </table:table-cell>
          <table:table-cell table:formula="of:=VLOOKUP([kokku.A792];[rk.A$1:.D$1048576];3;0)" office:value-type="string" office:string-value="Raimu Aardam" calcext:value-type="string">
            <text:p>Raimu Aardam</text:p>
          </table:table-cell>
          <table:table-cell table:formula="of:=VLOOKUP([kokku.A792];[res.A$1:.D$1048576];3;0)" office:value-type="string" office:string-value="" calcext:value-type="error">
            <text:p>#N/A</text:p>
          </table:table-cell>
          <table:table-cell table:formula="of:=VLOOKUP([kokku.A792];[res.A$1:.E$1048576];2;0)" office:value-type="string" office:string-value="" calcext:value-type="error">
            <text:p>#N/A</text:p>
          </table:table-cell>
          <table:table-cell table:formula="of:=VLOOKUP([kokku.A792];[ares.A$1:.E$1048576];3;0)" office:value-type="float" office:value="315" calcext:value-type="float">
            <text:p>315</text:p>
          </table:table-cell>
          <table:table-cell table:formula="of:=VLOOKUP([kokku.A792];[ares.A$1:.E$1048576];4;0)" office:value-type="float" office:value="2" calcext:value-type="float">
            <text:p>2</text:p>
          </table:table-cell>
          <table:table-cell table:formula="of:=VLOOKUP([kokku.A792];[ares.A$1:.E$1048576];5;0)" office:value-type="float" office:value="79" calcext:value-type="float">
            <text:p>79</text:p>
          </table:table-cell>
        </table:table-row>
        <table:table-row table:style-name="ro1">
          <table:table-cell table:formula="of:=[rk.A784]" office:value-type="float" office:value="886" calcext:value-type="float">
            <text:p>886</text:p>
          </table:table-cell>
          <table:table-cell table:formula="of:=VLOOKUP([kokku.A793];[rk.A$1:.D$1048576];3;0)" office:value-type="string" office:string-value="Rannar Vassiljev" calcext:value-type="string">
            <text:p>Rannar Vassiljev</text:p>
          </table:table-cell>
          <table:table-cell table:formula="of:=VLOOKUP([kokku.A793];[res.A$1:.D$1048576];3;0)" office:value-type="string" office:string-value="" calcext:value-type="error">
            <text:p>#N/A</text:p>
          </table:table-cell>
          <table:table-cell table:formula="of:=VLOOKUP([kokku.A793];[res.A$1:.E$1048576];2;0)" office:value-type="string" office:string-value="" calcext:value-type="error">
            <text:p>#N/A</text:p>
          </table:table-cell>
          <table:table-cell table:formula="of:=VLOOKUP([kokku.A793];[ares.A$1:.E$1048576];3;0)" office:value-type="float" office:value="2172" calcext:value-type="float">
            <text:p>2172</text:p>
          </table:table-cell>
          <table:table-cell table:formula="of:=VLOOKUP([kokku.A793];[ares.A$1:.E$1048576];4;0)" office:value-type="float" office:value="3" calcext:value-type="float">
            <text:p>3</text:p>
          </table:table-cell>
          <table:table-cell table:formula="of:=VLOOKUP([kokku.A793];[ares.A$1:.E$1048576];5;0)" office:value-type="float" office:value="623" calcext:value-type="float">
            <text:p>623</text:p>
          </table:table-cell>
        </table:table-row>
        <table:table-row table:style-name="ro1">
          <table:table-cell table:formula="of:=[rk.A785]" office:value-type="float" office:value="887" calcext:value-type="float">
            <text:p>887</text:p>
          </table:table-cell>
          <table:table-cell table:formula="of:=VLOOKUP([kokku.A794];[rk.A$1:.D$1048576];3;0)" office:value-type="string" office:string-value="Kairit Pihlak" calcext:value-type="string">
            <text:p>Kairit Pihlak</text:p>
          </table:table-cell>
          <table:table-cell table:formula="of:=VLOOKUP([kokku.A794];[res.A$1:.D$1048576];3;0)" office:value-type="string" office:string-value="" calcext:value-type="error">
            <text:p>#N/A</text:p>
          </table:table-cell>
          <table:table-cell table:formula="of:=VLOOKUP([kokku.A794];[res.A$1:.E$1048576];2;0)" office:value-type="string" office:string-value="" calcext:value-type="error">
            <text:p>#N/A</text:p>
          </table:table-cell>
          <table:table-cell table:formula="of:=VLOOKUP([kokku.A794];[ares.A$1:.E$1048576];3;0)" office:value-type="float" office:value="537" calcext:value-type="float">
            <text:p>537</text:p>
          </table:table-cell>
          <table:table-cell table:formula="of:=VLOOKUP([kokku.A794];[ares.A$1:.E$1048576];4;0)" office:value-type="float" office:value="0" calcext:value-type="float">
            <text:p>0</text:p>
          </table:table-cell>
          <table:table-cell table:formula="of:=VLOOKUP([kokku.A794];[ares.A$1:.E$1048576];5;0)" office:value-type="float" office:value="174" calcext:value-type="float">
            <text:p>174</text:p>
          </table:table-cell>
        </table:table-row>
        <table:table-row table:style-name="ro1">
          <table:table-cell table:formula="of:=[rk.A786]" office:value-type="float" office:value="888" calcext:value-type="float">
            <text:p>888</text:p>
          </table:table-cell>
          <table:table-cell table:formula="of:=VLOOKUP([kokku.A795];[rk.A$1:.D$1048576];3;0)" office:value-type="string" office:string-value="Eerik Lumiste" calcext:value-type="string">
            <text:p>Eerik Lumiste</text:p>
          </table:table-cell>
          <table:table-cell table:formula="of:=VLOOKUP([kokku.A795];[res.A$1:.D$1048576];3;0)" office:value-type="string" office:string-value="" calcext:value-type="error">
            <text:p>#N/A</text:p>
          </table:table-cell>
          <table:table-cell table:formula="of:=VLOOKUP([kokku.A795];[res.A$1:.E$1048576];2;0)" office:value-type="string" office:string-value="" calcext:value-type="error">
            <text:p>#N/A</text:p>
          </table:table-cell>
          <table:table-cell table:formula="of:=VLOOKUP([kokku.A795];[ares.A$1:.E$1048576];3;0)" office:value-type="float" office:value="371" calcext:value-type="float">
            <text:p>371</text:p>
          </table:table-cell>
          <table:table-cell table:formula="of:=VLOOKUP([kokku.A795];[ares.A$1:.E$1048576];4;0)" office:value-type="float" office:value="1" calcext:value-type="float">
            <text:p>1</text:p>
          </table:table-cell>
          <table:table-cell table:formula="of:=VLOOKUP([kokku.A795];[ares.A$1:.E$1048576];5;0)" office:value-type="float" office:value="92" calcext:value-type="float">
            <text:p>92</text:p>
          </table:table-cell>
        </table:table-row>
        <table:table-row table:style-name="ro1">
          <table:table-cell table:formula="of:=[rk.A787]" office:value-type="float" office:value="889" calcext:value-type="float">
            <text:p>889</text:p>
          </table:table-cell>
          <table:table-cell table:formula="of:=VLOOKUP([kokku.A796];[rk.A$1:.D$1048576];3;0)" office:value-type="string" office:string-value="Ene Augasmägi" calcext:value-type="string">
            <text:p>Ene Augasmägi</text:p>
          </table:table-cell>
          <table:table-cell table:formula="of:=VLOOKUP([kokku.A796];[res.A$1:.D$1048576];3;0)" office:value-type="string" office:string-value="" calcext:value-type="error">
            <text:p>#N/A</text:p>
          </table:table-cell>
          <table:table-cell table:formula="of:=VLOOKUP([kokku.A796];[res.A$1:.E$1048576];2;0)" office:value-type="string" office:string-value="" calcext:value-type="error">
            <text:p>#N/A</text:p>
          </table:table-cell>
          <table:table-cell table:formula="of:=VLOOKUP([kokku.A796];[ares.A$1:.E$1048576];3;0)" office:value-type="float" office:value="342" calcext:value-type="float">
            <text:p>342</text:p>
          </table:table-cell>
          <table:table-cell table:formula="of:=VLOOKUP([kokku.A796];[ares.A$1:.E$1048576];4;0)" office:value-type="float" office:value="0" calcext:value-type="float">
            <text:p>0</text:p>
          </table:table-cell>
          <table:table-cell table:formula="of:=VLOOKUP([kokku.A796];[ares.A$1:.E$1048576];5;0)" office:value-type="float" office:value="80" calcext:value-type="float">
            <text:p>80</text:p>
          </table:table-cell>
        </table:table-row>
        <table:table-row table:style-name="ro1">
          <table:table-cell table:formula="of:=[rk.A788]" office:value-type="float" office:value="890" calcext:value-type="float">
            <text:p>890</text:p>
          </table:table-cell>
          <table:table-cell table:formula="of:=VLOOKUP([kokku.A797];[rk.A$1:.D$1048576];3;0)" office:value-type="string" office:string-value="Paul Lettens" calcext:value-type="string">
            <text:p>Paul Lettens</text:p>
          </table:table-cell>
          <table:table-cell table:formula="of:=VLOOKUP([kokku.A797];[res.A$1:.D$1048576];3;0)" office:value-type="string" office:string-value="" calcext:value-type="error">
            <text:p>#N/A</text:p>
          </table:table-cell>
          <table:table-cell table:formula="of:=VLOOKUP([kokku.A797];[res.A$1:.E$1048576];2;0)" office:value-type="string" office:string-value="" calcext:value-type="error">
            <text:p>#N/A</text:p>
          </table:table-cell>
          <table:table-cell table:formula="of:=VLOOKUP([kokku.A797];[ares.A$1:.E$1048576];3;0)" office:value-type="float" office:value="65" calcext:value-type="float">
            <text:p>65</text:p>
          </table:table-cell>
          <table:table-cell table:formula="of:=VLOOKUP([kokku.A797];[ares.A$1:.E$1048576];4;0)" office:value-type="float" office:value="0" calcext:value-type="float">
            <text:p>0</text:p>
          </table:table-cell>
          <table:table-cell table:formula="of:=VLOOKUP([kokku.A797];[ares.A$1:.E$1048576];5;0)" office:value-type="float" office:value="17" calcext:value-type="float">
            <text:p>17</text:p>
          </table:table-cell>
        </table:table-row>
        <table:table-row table:style-name="ro1">
          <table:table-cell table:formula="of:=[rk.A789]" office:value-type="float" office:value="891" calcext:value-type="float">
            <text:p>891</text:p>
          </table:table-cell>
          <table:table-cell table:formula="of:=VLOOKUP([kokku.A798];[rk.A$1:.D$1048576];3;0)" office:value-type="string" office:string-value="Garri Raagmaa" calcext:value-type="string">
            <text:p>Garri Raagmaa</text:p>
          </table:table-cell>
          <table:table-cell table:formula="of:=VLOOKUP([kokku.A798];[res.A$1:.D$1048576];3;0)" office:value-type="string" office:string-value="" calcext:value-type="error">
            <text:p>#N/A</text:p>
          </table:table-cell>
          <table:table-cell table:formula="of:=VLOOKUP([kokku.A798];[res.A$1:.E$1048576];2;0)" office:value-type="string" office:string-value="" calcext:value-type="error">
            <text:p>#N/A</text:p>
          </table:table-cell>
          <table:table-cell table:formula="of:=VLOOKUP([kokku.A798];[ares.A$1:.E$1048576];3;0)" office:value-type="float" office:value="214" calcext:value-type="float">
            <text:p>214</text:p>
          </table:table-cell>
          <table:table-cell table:formula="of:=VLOOKUP([kokku.A798];[ares.A$1:.E$1048576];4;0)" office:value-type="float" office:value="0" calcext:value-type="float">
            <text:p>0</text:p>
          </table:table-cell>
          <table:table-cell table:formula="of:=VLOOKUP([kokku.A798];[ares.A$1:.E$1048576];5;0)" office:value-type="float" office:value="94" calcext:value-type="float">
            <text:p>94</text:p>
          </table:table-cell>
        </table:table-row>
        <table:table-row table:style-name="ro1">
          <table:table-cell table:formula="of:=[rk.A790]" office:value-type="float" office:value="892" calcext:value-type="float">
            <text:p>892</text:p>
          </table:table-cell>
          <table:table-cell table:formula="of:=VLOOKUP([kokku.A799];[rk.A$1:.D$1048576];3;0)" office:value-type="string" office:string-value="Maimu Berg" calcext:value-type="string">
            <text:p>Maimu Berg</text:p>
          </table:table-cell>
          <table:table-cell table:formula="of:=VLOOKUP([kokku.A799];[res.A$1:.D$1048576];3;0)" office:value-type="string" office:string-value="" calcext:value-type="error">
            <text:p>#N/A</text:p>
          </table:table-cell>
          <table:table-cell table:formula="of:=VLOOKUP([kokku.A799];[res.A$1:.E$1048576];2;0)" office:value-type="string" office:string-value="" calcext:value-type="error">
            <text:p>#N/A</text:p>
          </table:table-cell>
          <table:table-cell table:formula="of:=VLOOKUP([kokku.A799];[ares.A$1:.E$1048576];3;0)" office:value-type="float" office:value="299" calcext:value-type="float">
            <text:p>299</text:p>
          </table:table-cell>
          <table:table-cell table:formula="of:=VLOOKUP([kokku.A799];[ares.A$1:.E$1048576];4;0)" office:value-type="float" office:value="1" calcext:value-type="float">
            <text:p>1</text:p>
          </table:table-cell>
          <table:table-cell table:formula="of:=VLOOKUP([kokku.A799];[ares.A$1:.E$1048576];5;0)" office:value-type="float" office:value="105" calcext:value-type="float">
            <text:p>105</text:p>
          </table:table-cell>
        </table:table-row>
        <table:table-row table:style-name="ro1">
          <table:table-cell table:formula="of:=[rk.A792]" office:value-type="float" office:value="894" calcext:value-type="float">
            <text:p>894</text:p>
          </table:table-cell>
          <table:table-cell table:formula="of:=VLOOKUP([kokku.A800];[rk.A$1:.D$1048576];3;0)" office:value-type="string" office:string-value="Etti Kagarov" calcext:value-type="string">
            <text:p>Etti Kagarov</text:p>
          </table:table-cell>
          <table:table-cell table:formula="of:=VLOOKUP([kokku.A800];[res.A$1:.D$1048576];3;0)" office:value-type="string" office:string-value="" calcext:value-type="error">
            <text:p>#N/A</text:p>
          </table:table-cell>
          <table:table-cell table:formula="of:=VLOOKUP([kokku.A800];[res.A$1:.E$1048576];2;0)" office:value-type="string" office:string-value="" calcext:value-type="error">
            <text:p>#N/A</text:p>
          </table:table-cell>
          <table:table-cell table:formula="of:=VLOOKUP([kokku.A800];[ares.A$1:.E$1048576];3;0)" office:value-type="float" office:value="569" calcext:value-type="float">
            <text:p>569</text:p>
          </table:table-cell>
          <table:table-cell table:formula="of:=VLOOKUP([kokku.A800];[ares.A$1:.E$1048576];4;0)" office:value-type="float" office:value="1" calcext:value-type="float">
            <text:p>1</text:p>
          </table:table-cell>
          <table:table-cell table:formula="of:=VLOOKUP([kokku.A800];[ares.A$1:.E$1048576];5;0)" office:value-type="float" office:value="178" calcext:value-type="float">
            <text:p>178</text:p>
          </table:table-cell>
        </table:table-row>
        <table:table-row table:style-name="ro1">
          <table:table-cell table:formula="of:=[rk.A793]" office:value-type="float" office:value="895" calcext:value-type="float">
            <text:p>895</text:p>
          </table:table-cell>
          <table:table-cell table:formula="of:=VLOOKUP([kokku.A801];[rk.A$1:.D$1048576];3;0)" office:value-type="string" office:string-value="Jaak Allik" calcext:value-type="string">
            <text:p>Jaak Allik</text:p>
          </table:table-cell>
          <table:table-cell table:formula="of:=VLOOKUP([kokku.A801];[res.A$1:.D$1048576];3;0)" office:value-type="string" office:string-value="" calcext:value-type="error">
            <text:p>#N/A</text:p>
          </table:table-cell>
          <table:table-cell table:formula="of:=VLOOKUP([kokku.A801];[res.A$1:.E$1048576];2;0)" office:value-type="string" office:string-value="" calcext:value-type="error">
            <text:p>#N/A</text:p>
          </table:table-cell>
          <table:table-cell table:formula="of:=VLOOKUP([kokku.A801];[ares.A$1:.E$1048576];3;0)" office:value-type="float" office:value="369" calcext:value-type="float">
            <text:p>369</text:p>
          </table:table-cell>
          <table:table-cell table:formula="of:=VLOOKUP([kokku.A801];[ares.A$1:.E$1048576];4;0)" office:value-type="float" office:value="1" calcext:value-type="float">
            <text:p>1</text:p>
          </table:table-cell>
          <table:table-cell table:formula="of:=VLOOKUP([kokku.A801];[ares.A$1:.E$1048576];5;0)" office:value-type="float" office:value="93" calcext:value-type="float">
            <text:p>93</text:p>
          </table:table-cell>
        </table:table-row>
        <table:table-row table:style-name="ro1">
          <table:table-cell table:formula="of:=[rk.A794]" office:value-type="float" office:value="896" calcext:value-type="float">
            <text:p>896</text:p>
          </table:table-cell>
          <table:table-cell table:formula="of:=VLOOKUP([kokku.A802];[rk.A$1:.D$1048576];3;0)" office:value-type="string" office:string-value="Eduard Odinets" calcext:value-type="string">
            <text:p>Eduard Odinets</text:p>
          </table:table-cell>
          <table:table-cell table:formula="of:=VLOOKUP([kokku.A802];[res.A$1:.D$1048576];3;0)" office:value-type="string" office:string-value="" calcext:value-type="error">
            <text:p>#N/A</text:p>
          </table:table-cell>
          <table:table-cell table:formula="of:=VLOOKUP([kokku.A802];[res.A$1:.E$1048576];2;0)" office:value-type="string" office:string-value="" calcext:value-type="error">
            <text:p>#N/A</text:p>
          </table:table-cell>
          <table:table-cell table:formula="of:=VLOOKUP([kokku.A802];[ares.A$1:.E$1048576];3;0)" office:value-type="float" office:value="173" calcext:value-type="float">
            <text:p>173</text:p>
          </table:table-cell>
          <table:table-cell table:formula="of:=VLOOKUP([kokku.A802];[ares.A$1:.E$1048576];4;0)" office:value-type="float" office:value="0" calcext:value-type="float">
            <text:p>0</text:p>
          </table:table-cell>
          <table:table-cell table:formula="of:=VLOOKUP([kokku.A802];[ares.A$1:.E$1048576];5;0)" office:value-type="float" office:value="49" calcext:value-type="float">
            <text:p>49</text:p>
          </table:table-cell>
        </table:table-row>
        <table:table-row table:style-name="ro1">
          <table:table-cell table:formula="of:=[rk.A795]" office:value-type="float" office:value="897" calcext:value-type="float">
            <text:p>897</text:p>
          </table:table-cell>
          <table:table-cell table:formula="of:=VLOOKUP([kokku.A803];[rk.A$1:.D$1048576];3;0)" office:value-type="string" office:string-value="Inna Nazarova" calcext:value-type="string">
            <text:p>Inna Nazarova</text:p>
          </table:table-cell>
          <table:table-cell table:formula="of:=VLOOKUP([kokku.A803];[res.A$1:.D$1048576];3;0)" office:value-type="string" office:string-value="" calcext:value-type="error">
            <text:p>#N/A</text:p>
          </table:table-cell>
          <table:table-cell table:formula="of:=VLOOKUP([kokku.A803];[res.A$1:.E$1048576];2;0)" office:value-type="string" office:string-value="" calcext:value-type="error">
            <text:p>#N/A</text:p>
          </table:table-cell>
          <table:table-cell table:formula="of:=VLOOKUP([kokku.A803];[ares.A$1:.E$1048576];3;0)" office:value-type="float" office:value="207" calcext:value-type="float">
            <text:p>207</text:p>
          </table:table-cell>
          <table:table-cell table:formula="of:=VLOOKUP([kokku.A803];[ares.A$1:.E$1048576];4;0)" office:value-type="float" office:value="0" calcext:value-type="float">
            <text:p>0</text:p>
          </table:table-cell>
          <table:table-cell table:formula="of:=VLOOKUP([kokku.A803];[ares.A$1:.E$1048576];5;0)" office:value-type="float" office:value="30" calcext:value-type="float">
            <text:p>30</text:p>
          </table:table-cell>
        </table:table-row>
        <table:table-row table:style-name="ro1">
          <table:table-cell table:formula="of:=[rk.A796]" office:value-type="float" office:value="898" calcext:value-type="float">
            <text:p>898</text:p>
          </table:table-cell>
          <table:table-cell table:formula="of:=VLOOKUP([kokku.A804];[rk.A$1:.D$1048576];3;0)" office:value-type="string" office:string-value="Kristina Kallas" calcext:value-type="string">
            <text:p>Kristina Kallas</text:p>
          </table:table-cell>
          <table:table-cell table:formula="of:=VLOOKUP([kokku.A804];[res.A$1:.D$1048576];3;0)" office:value-type="string" office:string-value="" calcext:value-type="error">
            <text:p>#N/A</text:p>
          </table:table-cell>
          <table:table-cell table:formula="of:=VLOOKUP([kokku.A804];[res.A$1:.E$1048576];2;0)" office:value-type="string" office:string-value="" calcext:value-type="error">
            <text:p>#N/A</text:p>
          </table:table-cell>
          <table:table-cell table:formula="of:=VLOOKUP([kokku.A804];[ares.A$1:.E$1048576];3;0)" office:value-type="float" office:value="291" calcext:value-type="float">
            <text:p>291</text:p>
          </table:table-cell>
          <table:table-cell table:formula="of:=VLOOKUP([kokku.A804];[ares.A$1:.E$1048576];4;0)" office:value-type="float" office:value="0" calcext:value-type="float">
            <text:p>0</text:p>
          </table:table-cell>
          <table:table-cell table:formula="of:=VLOOKUP([kokku.A804];[ares.A$1:.E$1048576];5;0)" office:value-type="float" office:value="64" calcext:value-type="float">
            <text:p>64</text:p>
          </table:table-cell>
        </table:table-row>
        <table:table-row table:style-name="ro1">
          <table:table-cell table:formula="of:=[rk.A797]" office:value-type="float" office:value="899" calcext:value-type="float">
            <text:p>899</text:p>
          </table:table-cell>
          <table:table-cell table:formula="of:=VLOOKUP([kokku.A805];[rk.A$1:.D$1048576];3;0)" office:value-type="string" office:string-value="Genadi Afanassjev" calcext:value-type="string">
            <text:p>Genadi Afanassjev</text:p>
          </table:table-cell>
          <table:table-cell table:formula="of:=VLOOKUP([kokku.A805];[res.A$1:.D$1048576];3;0)" office:value-type="string" office:string-value="" calcext:value-type="error">
            <text:p>#N/A</text:p>
          </table:table-cell>
          <table:table-cell table:formula="of:=VLOOKUP([kokku.A805];[res.A$1:.E$1048576];2;0)" office:value-type="string" office:string-value="" calcext:value-type="error">
            <text:p>#N/A</text:p>
          </table:table-cell>
          <table:table-cell table:formula="of:=VLOOKUP([kokku.A805];[ares.A$1:.E$1048576];3;0)" office:value-type="float" office:value="37" calcext:value-type="float">
            <text:p>37</text:p>
          </table:table-cell>
          <table:table-cell table:formula="of:=VLOOKUP([kokku.A805];[ares.A$1:.E$1048576];4;0)" office:value-type="float" office:value="0" calcext:value-type="float">
            <text:p>0</text:p>
          </table:table-cell>
          <table:table-cell table:formula="of:=VLOOKUP([kokku.A805];[ares.A$1:.E$1048576];5;0)" office:value-type="float" office:value="7" calcext:value-type="float">
            <text:p>7</text:p>
          </table:table-cell>
        </table:table-row>
        <table:table-row table:style-name="ro1">
          <table:table-cell table:formula="of:=[rk.A798]" office:value-type="float" office:value="900" calcext:value-type="float">
            <text:p>900</text:p>
          </table:table-cell>
          <table:table-cell table:formula="of:=VLOOKUP([kokku.A806];[rk.A$1:.D$1048576];3;0)" office:value-type="string" office:string-value="Ants Kutti" calcext:value-type="string">
            <text:p>Ants Kutti</text:p>
          </table:table-cell>
          <table:table-cell table:formula="of:=VLOOKUP([kokku.A806];[res.A$1:.D$1048576];3;0)" office:value-type="string" office:string-value="" calcext:value-type="error">
            <text:p>#N/A</text:p>
          </table:table-cell>
          <table:table-cell table:formula="of:=VLOOKUP([kokku.A806];[res.A$1:.E$1048576];2;0)" office:value-type="string" office:string-value="" calcext:value-type="error">
            <text:p>#N/A</text:p>
          </table:table-cell>
          <table:table-cell table:formula="of:=VLOOKUP([kokku.A806];[ares.A$1:.E$1048576];3;0)" office:value-type="float" office:value="254" calcext:value-type="float">
            <text:p>254</text:p>
          </table:table-cell>
          <table:table-cell table:formula="of:=VLOOKUP([kokku.A806];[ares.A$1:.E$1048576];4;0)" office:value-type="float" office:value="0" calcext:value-type="float">
            <text:p>0</text:p>
          </table:table-cell>
          <table:table-cell table:formula="of:=VLOOKUP([kokku.A806];[ares.A$1:.E$1048576];5;0)" office:value-type="float" office:value="79" calcext:value-type="float">
            <text:p>79</text:p>
          </table:table-cell>
        </table:table-row>
        <table:table-row table:style-name="ro1">
          <table:table-cell table:formula="of:=[rk.A799]" office:value-type="float" office:value="901" calcext:value-type="float">
            <text:p>901</text:p>
          </table:table-cell>
          <table:table-cell table:formula="of:=VLOOKUP([kokku.A807];[rk.A$1:.D$1048576];3;0)" office:value-type="string" office:string-value="Toomas Nõmmiste" calcext:value-type="string">
            <text:p>Toomas Nõmmiste</text:p>
          </table:table-cell>
          <table:table-cell table:formula="of:=VLOOKUP([kokku.A807];[res.A$1:.D$1048576];3;0)" office:value-type="string" office:string-value="" calcext:value-type="error">
            <text:p>#N/A</text:p>
          </table:table-cell>
          <table:table-cell table:formula="of:=VLOOKUP([kokku.A807];[res.A$1:.E$1048576];2;0)" office:value-type="string" office:string-value="" calcext:value-type="error">
            <text:p>#N/A</text:p>
          </table:table-cell>
          <table:table-cell table:formula="of:=VLOOKUP([kokku.A807];[ares.A$1:.E$1048576];3;0)" office:value-type="float" office:value="251" calcext:value-type="float">
            <text:p>251</text:p>
          </table:table-cell>
          <table:table-cell table:formula="of:=VLOOKUP([kokku.A807];[ares.A$1:.E$1048576];4;0)" office:value-type="float" office:value="0" calcext:value-type="float">
            <text:p>0</text:p>
          </table:table-cell>
          <table:table-cell table:formula="of:=VLOOKUP([kokku.A807];[ares.A$1:.E$1048576];5;0)" office:value-type="float" office:value="92" calcext:value-type="float">
            <text:p>92</text:p>
          </table:table-cell>
        </table:table-row>
        <table:table-row table:style-name="ro1">
          <table:table-cell table:formula="of:=[rk.A802]" office:value-type="float" office:value="904" calcext:value-type="float">
            <text:p>904</text:p>
          </table:table-cell>
          <table:table-cell table:formula="of:=VLOOKUP([kokku.A808];[rk.A$1:.D$1048576];3;0)" office:value-type="string" office:string-value="Ülle Lumi" calcext:value-type="string">
            <text:p>Ülle Lumi</text:p>
          </table:table-cell>
          <table:table-cell table:formula="of:=VLOOKUP([kokku.A808];[res.A$1:.D$1048576];3;0)" office:value-type="string" office:string-value="" calcext:value-type="error">
            <text:p>#N/A</text:p>
          </table:table-cell>
          <table:table-cell table:formula="of:=VLOOKUP([kokku.A808];[res.A$1:.E$1048576];2;0)" office:value-type="string" office:string-value="" calcext:value-type="error">
            <text:p>#N/A</text:p>
          </table:table-cell>
          <table:table-cell table:formula="of:=VLOOKUP([kokku.A808];[ares.A$1:.E$1048576];3;0)" office:value-type="float" office:value="684" calcext:value-type="float">
            <text:p>684</text:p>
          </table:table-cell>
          <table:table-cell table:formula="of:=VLOOKUP([kokku.A808];[ares.A$1:.E$1048576];4;0)" office:value-type="float" office:value="1" calcext:value-type="float">
            <text:p>1</text:p>
          </table:table-cell>
          <table:table-cell table:formula="of:=VLOOKUP([kokku.A808];[ares.A$1:.E$1048576];5;0)" office:value-type="float" office:value="125" calcext:value-type="float">
            <text:p>125</text:p>
          </table:table-cell>
        </table:table-row>
        <table:table-row table:style-name="ro1">
          <table:table-cell table:formula="of:=[rk.A803]" office:value-type="float" office:value="905" calcext:value-type="float">
            <text:p>905</text:p>
          </table:table-cell>
          <table:table-cell table:formula="of:=VLOOKUP([kokku.A809];[rk.A$1:.D$1048576];3;0)" office:value-type="string" office:string-value="Alo Aasma" calcext:value-type="string">
            <text:p>Alo Aasma</text:p>
          </table:table-cell>
          <table:table-cell table:formula="of:=VLOOKUP([kokku.A809];[res.A$1:.D$1048576];3;0)" office:value-type="string" office:string-value="" calcext:value-type="error">
            <text:p>#N/A</text:p>
          </table:table-cell>
          <table:table-cell table:formula="of:=VLOOKUP([kokku.A809];[res.A$1:.E$1048576];2;0)" office:value-type="string" office:string-value="" calcext:value-type="error">
            <text:p>#N/A</text:p>
          </table:table-cell>
          <table:table-cell table:formula="of:=VLOOKUP([kokku.A809];[ares.A$1:.E$1048576];3;0)" office:value-type="float" office:value="857" calcext:value-type="float">
            <text:p>857</text:p>
          </table:table-cell>
          <table:table-cell table:formula="of:=VLOOKUP([kokku.A809];[ares.A$1:.E$1048576];4;0)" office:value-type="float" office:value="1" calcext:value-type="float">
            <text:p>1</text:p>
          </table:table-cell>
          <table:table-cell table:formula="of:=VLOOKUP([kokku.A809];[ares.A$1:.E$1048576];5;0)" office:value-type="float" office:value="269" calcext:value-type="float">
            <text:p>269</text:p>
          </table:table-cell>
        </table:table-row>
        <table:table-row table:style-name="ro1">
          <table:table-cell table:formula="of:=[rk.A804]" office:value-type="float" office:value="906" calcext:value-type="float">
            <text:p>906</text:p>
          </table:table-cell>
          <table:table-cell table:formula="of:=VLOOKUP([kokku.A810];[rk.A$1:.D$1048576];3;0)" office:value-type="string" office:string-value="Randel Länts" calcext:value-type="string">
            <text:p>Randel Länts</text:p>
          </table:table-cell>
          <table:table-cell table:formula="of:=VLOOKUP([kokku.A810];[res.A$1:.D$1048576];3;0)" office:value-type="string" office:string-value="" calcext:value-type="error">
            <text:p>#N/A</text:p>
          </table:table-cell>
          <table:table-cell table:formula="of:=VLOOKUP([kokku.A810];[res.A$1:.E$1048576];2;0)" office:value-type="string" office:string-value="" calcext:value-type="error">
            <text:p>#N/A</text:p>
          </table:table-cell>
          <table:table-cell table:formula="of:=VLOOKUP([kokku.A810];[ares.A$1:.E$1048576];3;0)" office:value-type="float" office:value="584" calcext:value-type="float">
            <text:p>584</text:p>
          </table:table-cell>
          <table:table-cell table:formula="of:=VLOOKUP([kokku.A810];[ares.A$1:.E$1048576];4;0)" office:value-type="float" office:value="3" calcext:value-type="float">
            <text:p>3</text:p>
          </table:table-cell>
          <table:table-cell table:formula="of:=VLOOKUP([kokku.A810];[ares.A$1:.E$1048576];5;0)" office:value-type="float" office:value="205" calcext:value-type="float">
            <text:p>205</text:p>
          </table:table-cell>
        </table:table-row>
        <table:table-row table:style-name="ro1">
          <table:table-cell table:formula="of:=[rk.A805]" office:value-type="float" office:value="907" calcext:value-type="float">
            <text:p>907</text:p>
          </table:table-cell>
          <table:table-cell table:formula="of:=VLOOKUP([kokku.A811];[rk.A$1:.D$1048576];3;0)" office:value-type="string" office:string-value="Arto Saar" calcext:value-type="string">
            <text:p>Arto Saar</text:p>
          </table:table-cell>
          <table:table-cell table:formula="of:=VLOOKUP([kokku.A811];[res.A$1:.D$1048576];3;0)" office:value-type="string" office:string-value="" calcext:value-type="error">
            <text:p>#N/A</text:p>
          </table:table-cell>
          <table:table-cell table:formula="of:=VLOOKUP([kokku.A811];[res.A$1:.E$1048576];2;0)" office:value-type="string" office:string-value="" calcext:value-type="error">
            <text:p>#N/A</text:p>
          </table:table-cell>
          <table:table-cell table:formula="of:=VLOOKUP([kokku.A811];[ares.A$1:.E$1048576];3;0)" office:value-type="float" office:value="621" calcext:value-type="float">
            <text:p>621</text:p>
          </table:table-cell>
          <table:table-cell table:formula="of:=VLOOKUP([kokku.A811];[ares.A$1:.E$1048576];4;0)" office:value-type="float" office:value="0" calcext:value-type="float">
            <text:p>0</text:p>
          </table:table-cell>
          <table:table-cell table:formula="of:=VLOOKUP([kokku.A811];[ares.A$1:.E$1048576];5;0)" office:value-type="float" office:value="219" calcext:value-type="float">
            <text:p>219</text:p>
          </table:table-cell>
        </table:table-row>
        <table:table-row table:style-name="ro1">
          <table:table-cell table:formula="of:=[rk.A806]" office:value-type="float" office:value="908" calcext:value-type="float">
            <text:p>908</text:p>
          </table:table-cell>
          <table:table-cell table:formula="of:=VLOOKUP([kokku.A812];[rk.A$1:.D$1048576];3;0)" office:value-type="string" office:string-value="Erich Palm" calcext:value-type="string">
            <text:p>Erich Palm</text:p>
          </table:table-cell>
          <table:table-cell table:formula="of:=VLOOKUP([kokku.A812];[res.A$1:.D$1048576];3;0)" office:value-type="string" office:string-value="" calcext:value-type="error">
            <text:p>#N/A</text:p>
          </table:table-cell>
          <table:table-cell table:formula="of:=VLOOKUP([kokku.A812];[res.A$1:.E$1048576];2;0)" office:value-type="string" office:string-value="" calcext:value-type="error">
            <text:p>#N/A</text:p>
          </table:table-cell>
          <table:table-cell table:formula="of:=VLOOKUP([kokku.A812];[ares.A$1:.E$1048576];3;0)" office:value-type="float" office:value="260" calcext:value-type="float">
            <text:p>260</text:p>
          </table:table-cell>
          <table:table-cell table:formula="of:=VLOOKUP([kokku.A812];[ares.A$1:.E$1048576];4;0)" office:value-type="float" office:value="0" calcext:value-type="float">
            <text:p>0</text:p>
          </table:table-cell>
          <table:table-cell table:formula="of:=VLOOKUP([kokku.A812];[ares.A$1:.E$1048576];5;0)" office:value-type="float" office:value="104" calcext:value-type="float">
            <text:p>104</text:p>
          </table:table-cell>
        </table:table-row>
        <table:table-row table:style-name="ro1">
          <table:table-cell table:formula="of:=[rk.A807]" office:value-type="float" office:value="909" calcext:value-type="float">
            <text:p>909</text:p>
          </table:table-cell>
          <table:table-cell table:formula="of:=VLOOKUP([kokku.A813];[rk.A$1:.D$1048576];3;0)" office:value-type="string" office:string-value="Kaupo Känd" calcext:value-type="string">
            <text:p>Kaupo Känd</text:p>
          </table:table-cell>
          <table:table-cell table:formula="of:=VLOOKUP([kokku.A813];[res.A$1:.D$1048576];3;0)" office:value-type="string" office:string-value="" calcext:value-type="error">
            <text:p>#N/A</text:p>
          </table:table-cell>
          <table:table-cell table:formula="of:=VLOOKUP([kokku.A813];[res.A$1:.E$1048576];2;0)" office:value-type="string" office:string-value="" calcext:value-type="error">
            <text:p>#N/A</text:p>
          </table:table-cell>
          <table:table-cell table:formula="of:=VLOOKUP([kokku.A813];[ares.A$1:.E$1048576];3;0)" office:value-type="float" office:value="251" calcext:value-type="float">
            <text:p>251</text:p>
          </table:table-cell>
          <table:table-cell table:formula="of:=VLOOKUP([kokku.A813];[ares.A$1:.E$1048576];4;0)" office:value-type="float" office:value="2" calcext:value-type="float">
            <text:p>2</text:p>
          </table:table-cell>
          <table:table-cell table:formula="of:=VLOOKUP([kokku.A813];[ares.A$1:.E$1048576];5;0)" office:value-type="float" office:value="69" calcext:value-type="float">
            <text:p>69</text:p>
          </table:table-cell>
        </table:table-row>
        <table:table-row table:style-name="ro1">
          <table:table-cell table:formula="of:=[rk.A808]" office:value-type="float" office:value="910" calcext:value-type="float">
            <text:p>910</text:p>
          </table:table-cell>
          <table:table-cell table:formula="of:=VLOOKUP([kokku.A814];[rk.A$1:.D$1048576];3;0)" office:value-type="string" office:string-value="Liina Raud" calcext:value-type="string">
            <text:p>Liina Raud</text:p>
          </table:table-cell>
          <table:table-cell table:formula="of:=VLOOKUP([kokku.A814];[res.A$1:.D$1048576];3;0)" office:value-type="string" office:string-value="" calcext:value-type="error">
            <text:p>#N/A</text:p>
          </table:table-cell>
          <table:table-cell table:formula="of:=VLOOKUP([kokku.A814];[res.A$1:.E$1048576];2;0)" office:value-type="string" office:string-value="" calcext:value-type="error">
            <text:p>#N/A</text:p>
          </table:table-cell>
          <table:table-cell table:formula="of:=VLOOKUP([kokku.A814];[ares.A$1:.E$1048576];3;0)" office:value-type="float" office:value="774" calcext:value-type="float">
            <text:p>774</text:p>
          </table:table-cell>
          <table:table-cell table:formula="of:=VLOOKUP([kokku.A814];[ares.A$1:.E$1048576];4;0)" office:value-type="float" office:value="0" calcext:value-type="float">
            <text:p>0</text:p>
          </table:table-cell>
          <table:table-cell table:formula="of:=VLOOKUP([kokku.A814];[ares.A$1:.E$1048576];5;0)" office:value-type="float" office:value="291" calcext:value-type="float">
            <text:p>291</text:p>
          </table:table-cell>
        </table:table-row>
        <table:table-row table:style-name="ro1">
          <table:table-cell table:formula="of:=[rk.A809]" office:value-type="float" office:value="911" calcext:value-type="float">
            <text:p>911</text:p>
          </table:table-cell>
          <table:table-cell table:formula="of:=VLOOKUP([kokku.A815];[rk.A$1:.D$1048576];3;0)" office:value-type="string" office:string-value="Jaan Õunapuu" calcext:value-type="string">
            <text:p>Jaan Õunapuu</text:p>
          </table:table-cell>
          <table:table-cell table:formula="of:=VLOOKUP([kokku.A815];[res.A$1:.D$1048576];3;0)" office:value-type="string" office:string-value="" calcext:value-type="error">
            <text:p>#N/A</text:p>
          </table:table-cell>
          <table:table-cell table:formula="of:=VLOOKUP([kokku.A815];[res.A$1:.E$1048576];2;0)" office:value-type="string" office:string-value="" calcext:value-type="error">
            <text:p>#N/A</text:p>
          </table:table-cell>
          <table:table-cell table:formula="of:=VLOOKUP([kokku.A815];[ares.A$1:.E$1048576];3;0)" office:value-type="float" office:value="1447" calcext:value-type="float">
            <text:p>1447</text:p>
          </table:table-cell>
          <table:table-cell table:formula="of:=VLOOKUP([kokku.A815];[ares.A$1:.E$1048576];4;0)" office:value-type="float" office:value="3" calcext:value-type="float">
            <text:p>3</text:p>
          </table:table-cell>
          <table:table-cell table:formula="of:=VLOOKUP([kokku.A815];[ares.A$1:.E$1048576];5;0)" office:value-type="float" office:value="413" calcext:value-type="float">
            <text:p>413</text:p>
          </table:table-cell>
        </table:table-row>
        <table:table-row table:style-name="ro1">
          <table:table-cell table:formula="of:=[rk.A811]" office:value-type="float" office:value="913" calcext:value-type="float">
            <text:p>913</text:p>
          </table:table-cell>
          <table:table-cell table:formula="of:=VLOOKUP([kokku.A816];[rk.A$1:.D$1048576];3;0)" office:value-type="string" office:string-value="Jüri Morozov" calcext:value-type="string">
            <text:p>Jüri Morozov</text:p>
          </table:table-cell>
          <table:table-cell table:formula="of:=VLOOKUP([kokku.A816];[res.A$1:.D$1048576];3;0)" office:value-type="string" office:string-value="" calcext:value-type="error">
            <text:p>#N/A</text:p>
          </table:table-cell>
          <table:table-cell table:formula="of:=VLOOKUP([kokku.A816];[res.A$1:.E$1048576];2;0)" office:value-type="string" office:string-value="" calcext:value-type="error">
            <text:p>#N/A</text:p>
          </table:table-cell>
          <table:table-cell table:formula="of:=VLOOKUP([kokku.A816];[ares.A$1:.E$1048576];3;0)" office:value-type="float" office:value="870" calcext:value-type="float">
            <text:p>870</text:p>
          </table:table-cell>
          <table:table-cell table:formula="of:=VLOOKUP([kokku.A816];[ares.A$1:.E$1048576];4;0)" office:value-type="float" office:value="0" calcext:value-type="float">
            <text:p>0</text:p>
          </table:table-cell>
          <table:table-cell table:formula="of:=VLOOKUP([kokku.A816];[ares.A$1:.E$1048576];5;0)" office:value-type="float" office:value="226" calcext:value-type="float">
            <text:p>226</text:p>
          </table:table-cell>
        </table:table-row>
        <table:table-row table:style-name="ro1">
          <table:table-cell table:formula="of:=[rk.A812]" office:value-type="float" office:value="914" calcext:value-type="float">
            <text:p>914</text:p>
          </table:table-cell>
          <table:table-cell table:formula="of:=VLOOKUP([kokku.A817];[rk.A$1:.D$1048576];3;0)" office:value-type="string" office:string-value="Priit Lomp" calcext:value-type="string">
            <text:p>Priit Lomp</text:p>
          </table:table-cell>
          <table:table-cell table:formula="of:=VLOOKUP([kokku.A817];[res.A$1:.D$1048576];3;0)" office:value-type="string" office:string-value="" calcext:value-type="error">
            <text:p>#N/A</text:p>
          </table:table-cell>
          <table:table-cell table:formula="of:=VLOOKUP([kokku.A817];[res.A$1:.E$1048576];2;0)" office:value-type="string" office:string-value="" calcext:value-type="error">
            <text:p>#N/A</text:p>
          </table:table-cell>
          <table:table-cell table:formula="of:=VLOOKUP([kokku.A817];[ares.A$1:.E$1048576];3;0)" office:value-type="float" office:value="543" calcext:value-type="float">
            <text:p>543</text:p>
          </table:table-cell>
          <table:table-cell table:formula="of:=VLOOKUP([kokku.A817];[ares.A$1:.E$1048576];4;0)" office:value-type="float" office:value="0" calcext:value-type="float">
            <text:p>0</text:p>
          </table:table-cell>
          <table:table-cell table:formula="of:=VLOOKUP([kokku.A817];[ares.A$1:.E$1048576];5;0)" office:value-type="float" office:value="166" calcext:value-type="float">
            <text:p>166</text:p>
          </table:table-cell>
        </table:table-row>
        <table:table-row table:style-name="ro1">
          <table:table-cell table:formula="of:=[rk.A813]" office:value-type="float" office:value="915" calcext:value-type="float">
            <text:p>915</text:p>
          </table:table-cell>
          <table:table-cell table:formula="of:=VLOOKUP([kokku.A818];[rk.A$1:.D$1048576];3;0)" office:value-type="string" office:string-value="Triin Pärsim" calcext:value-type="string">
            <text:p>Triin Pärsim</text:p>
          </table:table-cell>
          <table:table-cell table:formula="of:=VLOOKUP([kokku.A818];[res.A$1:.D$1048576];3;0)" office:value-type="string" office:string-value="" calcext:value-type="error">
            <text:p>#N/A</text:p>
          </table:table-cell>
          <table:table-cell table:formula="of:=VLOOKUP([kokku.A818];[res.A$1:.E$1048576];2;0)" office:value-type="string" office:string-value="" calcext:value-type="error">
            <text:p>#N/A</text:p>
          </table:table-cell>
          <table:table-cell table:formula="of:=VLOOKUP([kokku.A818];[ares.A$1:.E$1048576];3;0)" office:value-type="float" office:value="311" calcext:value-type="float">
            <text:p>311</text:p>
          </table:table-cell>
          <table:table-cell table:formula="of:=VLOOKUP([kokku.A818];[ares.A$1:.E$1048576];4;0)" office:value-type="float" office:value="2" calcext:value-type="float">
            <text:p>2</text:p>
          </table:table-cell>
          <table:table-cell table:formula="of:=VLOOKUP([kokku.A818];[ares.A$1:.E$1048576];5;0)" office:value-type="float" office:value="123" calcext:value-type="float">
            <text:p>123</text:p>
          </table:table-cell>
        </table:table-row>
        <table:table-row table:style-name="ro1">
          <table:table-cell table:formula="of:=[rk.A814]" office:value-type="float" office:value="916" calcext:value-type="float">
            <text:p>916</text:p>
          </table:table-cell>
          <table:table-cell table:formula="of:=VLOOKUP([kokku.A819];[rk.A$1:.D$1048576];3;0)" office:value-type="string" office:string-value="Kairi Kell" calcext:value-type="string">
            <text:p>Kairi Kell</text:p>
          </table:table-cell>
          <table:table-cell table:formula="of:=VLOOKUP([kokku.A819];[res.A$1:.D$1048576];3;0)" office:value-type="string" office:string-value="" calcext:value-type="error">
            <text:p>#N/A</text:p>
          </table:table-cell>
          <table:table-cell table:formula="of:=VLOOKUP([kokku.A819];[res.A$1:.E$1048576];2;0)" office:value-type="string" office:string-value="" calcext:value-type="error">
            <text:p>#N/A</text:p>
          </table:table-cell>
          <table:table-cell table:formula="of:=VLOOKUP([kokku.A819];[ares.A$1:.E$1048576];3;0)" office:value-type="float" office:value="176" calcext:value-type="float">
            <text:p>176</text:p>
          </table:table-cell>
          <table:table-cell table:formula="of:=VLOOKUP([kokku.A819];[ares.A$1:.E$1048576];4;0)" office:value-type="float" office:value="0" calcext:value-type="float">
            <text:p>0</text:p>
          </table:table-cell>
          <table:table-cell table:formula="of:=VLOOKUP([kokku.A819];[ares.A$1:.E$1048576];5;0)" office:value-type="float" office:value="80" calcext:value-type="float">
            <text:p>80</text:p>
          </table:table-cell>
        </table:table-row>
        <table:table-row table:style-name="ro1">
          <table:table-cell table:formula="of:=[rk.A815]" office:value-type="float" office:value="917" calcext:value-type="float">
            <text:p>917</text:p>
          </table:table-cell>
          <table:table-cell table:formula="of:=VLOOKUP([kokku.A820];[rk.A$1:.D$1048576];3;0)" office:value-type="string" office:string-value="Jaan Aiaots" calcext:value-type="string">
            <text:p>Jaan Aiaots</text:p>
          </table:table-cell>
          <table:table-cell table:formula="of:=VLOOKUP([kokku.A820];[res.A$1:.D$1048576];3;0)" office:value-type="string" office:string-value="" calcext:value-type="error">
            <text:p>#N/A</text:p>
          </table:table-cell>
          <table:table-cell table:formula="of:=VLOOKUP([kokku.A820];[res.A$1:.E$1048576];2;0)" office:value-type="string" office:string-value="" calcext:value-type="error">
            <text:p>#N/A</text:p>
          </table:table-cell>
          <table:table-cell table:formula="of:=VLOOKUP([kokku.A820];[ares.A$1:.E$1048576];3;0)" office:value-type="float" office:value="654" calcext:value-type="float">
            <text:p>654</text:p>
          </table:table-cell>
          <table:table-cell table:formula="of:=VLOOKUP([kokku.A820];[ares.A$1:.E$1048576];4;0)" office:value-type="float" office:value="1" calcext:value-type="float">
            <text:p>1</text:p>
          </table:table-cell>
          <table:table-cell table:formula="of:=VLOOKUP([kokku.A820];[ares.A$1:.E$1048576];5;0)" office:value-type="float" office:value="168" calcext:value-type="float">
            <text:p>168</text:p>
          </table:table-cell>
        </table:table-row>
        <table:table-row table:style-name="ro1">
          <table:table-cell table:formula="of:=[rk.A816]" office:value-type="float" office:value="918" calcext:value-type="float">
            <text:p>918</text:p>
          </table:table-cell>
          <table:table-cell table:formula="of:=VLOOKUP([kokku.A821];[rk.A$1:.D$1048576];3;0)" office:value-type="string" office:string-value="Meelis Karro" calcext:value-type="string">
            <text:p>Meelis Karro</text:p>
          </table:table-cell>
          <table:table-cell table:formula="of:=VLOOKUP([kokku.A821];[res.A$1:.D$1048576];3;0)" office:value-type="string" office:string-value="" calcext:value-type="error">
            <text:p>#N/A</text:p>
          </table:table-cell>
          <table:table-cell table:formula="of:=VLOOKUP([kokku.A821];[res.A$1:.E$1048576];2;0)" office:value-type="string" office:string-value="" calcext:value-type="error">
            <text:p>#N/A</text:p>
          </table:table-cell>
          <table:table-cell table:formula="of:=VLOOKUP([kokku.A821];[ares.A$1:.E$1048576];3;0)" office:value-type="float" office:value="242" calcext:value-type="float">
            <text:p>242</text:p>
          </table:table-cell>
          <table:table-cell table:formula="of:=VLOOKUP([kokku.A821];[ares.A$1:.E$1048576];4;0)" office:value-type="float" office:value="0" calcext:value-type="float">
            <text:p>0</text:p>
          </table:table-cell>
          <table:table-cell table:formula="of:=VLOOKUP([kokku.A821];[ares.A$1:.E$1048576];5;0)" office:value-type="float" office:value="75" calcext:value-type="float">
            <text:p>75</text:p>
          </table:table-cell>
        </table:table-row>
        <table:table-row table:style-name="ro1">
          <table:table-cell table:formula="of:=[rk.A817]" office:value-type="float" office:value="919" calcext:value-type="float">
            <text:p>919</text:p>
          </table:table-cell>
          <table:table-cell table:formula="of:=VLOOKUP([kokku.A822];[rk.A$1:.D$1048576];3;0)" office:value-type="string" office:string-value="Asso Nettan" calcext:value-type="string">
            <text:p>Asso Nettan</text:p>
          </table:table-cell>
          <table:table-cell table:formula="of:=VLOOKUP([kokku.A822];[res.A$1:.D$1048576];3;0)" office:value-type="string" office:string-value="" calcext:value-type="error">
            <text:p>#N/A</text:p>
          </table:table-cell>
          <table:table-cell table:formula="of:=VLOOKUP([kokku.A822];[res.A$1:.E$1048576];2;0)" office:value-type="string" office:string-value="" calcext:value-type="error">
            <text:p>#N/A</text:p>
          </table:table-cell>
          <table:table-cell table:formula="of:=VLOOKUP([kokku.A822];[ares.A$1:.E$1048576];3;0)" office:value-type="float" office:value="500" calcext:value-type="float">
            <text:p>500</text:p>
          </table:table-cell>
          <table:table-cell table:formula="of:=VLOOKUP([kokku.A822];[ares.A$1:.E$1048576];4;0)" office:value-type="float" office:value="0" calcext:value-type="float">
            <text:p>0</text:p>
          </table:table-cell>
          <table:table-cell table:formula="of:=VLOOKUP([kokku.A822];[ares.A$1:.E$1048576];5;0)" office:value-type="float" office:value="218" calcext:value-type="float">
            <text:p>218</text:p>
          </table:table-cell>
        </table:table-row>
        <table:table-row table:style-name="ro1">
          <table:table-cell table:formula="of:=[rk.A818]" office:value-type="float" office:value="920" calcext:value-type="float">
            <text:p>920</text:p>
          </table:table-cell>
          <table:table-cell table:formula="of:=VLOOKUP([kokku.A823];[rk.A$1:.D$1048576];3;0)" office:value-type="string" office:string-value="Jaan Sõrra" calcext:value-type="string">
            <text:p>Jaan Sõrra</text:p>
          </table:table-cell>
          <table:table-cell table:formula="of:=VLOOKUP([kokku.A823];[res.A$1:.D$1048576];3;0)" office:value-type="string" office:string-value="" calcext:value-type="error">
            <text:p>#N/A</text:p>
          </table:table-cell>
          <table:table-cell table:formula="of:=VLOOKUP([kokku.A823];[res.A$1:.E$1048576];2;0)" office:value-type="string" office:string-value="" calcext:value-type="error">
            <text:p>#N/A</text:p>
          </table:table-cell>
          <table:table-cell table:formula="of:=VLOOKUP([kokku.A823];[ares.A$1:.E$1048576];3;0)" office:value-type="float" office:value="546" calcext:value-type="float">
            <text:p>546</text:p>
          </table:table-cell>
          <table:table-cell table:formula="of:=VLOOKUP([kokku.A823];[ares.A$1:.E$1048576];4;0)" office:value-type="float" office:value="1" calcext:value-type="float">
            <text:p>1</text:p>
          </table:table-cell>
          <table:table-cell table:formula="of:=VLOOKUP([kokku.A823];[ares.A$1:.E$1048576];5;0)" office:value-type="float" office:value="189" calcext:value-type="float">
            <text:p>189</text:p>
          </table:table-cell>
        </table:table-row>
        <table:table-row table:style-name="ro1">
          <table:table-cell table:formula="of:=[rk.A821]" office:value-type="float" office:value="923" calcext:value-type="float">
            <text:p>923</text:p>
          </table:table-cell>
          <table:table-cell table:formula="of:=VLOOKUP([kokku.A824];[rk.A$1:.D$1048576];3;0)" office:value-type="string" office:string-value="Toomas Jürgenstein" calcext:value-type="string">
            <text:p>Toomas Jürgenstein</text:p>
          </table:table-cell>
          <table:table-cell table:formula="of:=VLOOKUP([kokku.A824];[res.A$1:.D$1048576];3;0)" office:value-type="string" office:string-value="" calcext:value-type="error">
            <text:p>#N/A</text:p>
          </table:table-cell>
          <table:table-cell table:formula="of:=VLOOKUP([kokku.A824];[res.A$1:.E$1048576];2;0)" office:value-type="string" office:string-value="" calcext:value-type="error">
            <text:p>#N/A</text:p>
          </table:table-cell>
          <table:table-cell table:formula="of:=VLOOKUP([kokku.A824];[ares.A$1:.E$1048576];3;0)" office:value-type="float" office:value="817" calcext:value-type="float">
            <text:p>817</text:p>
          </table:table-cell>
          <table:table-cell table:formula="of:=VLOOKUP([kokku.A824];[ares.A$1:.E$1048576];4;0)" office:value-type="float" office:value="4" calcext:value-type="float">
            <text:p>4</text:p>
          </table:table-cell>
          <table:table-cell table:formula="of:=VLOOKUP([kokku.A824];[ares.A$1:.E$1048576];5;0)" office:value-type="float" office:value="381" calcext:value-type="float">
            <text:p>381</text:p>
          </table:table-cell>
        </table:table-row>
        <table:table-row table:style-name="ro1">
          <table:table-cell table:formula="of:=[rk.A822]" office:value-type="float" office:value="924" calcext:value-type="float">
            <text:p>924</text:p>
          </table:table-cell>
          <table:table-cell table:formula="of:=VLOOKUP([kokku.A825];[rk.A$1:.D$1048576];3;0)" office:value-type="string" office:string-value="Kadri Leetmaa" calcext:value-type="string">
            <text:p>Kadri Leetmaa</text:p>
          </table:table-cell>
          <table:table-cell table:formula="of:=VLOOKUP([kokku.A825];[res.A$1:.D$1048576];3;0)" office:value-type="string" office:string-value="" calcext:value-type="error">
            <text:p>#N/A</text:p>
          </table:table-cell>
          <table:table-cell table:formula="of:=VLOOKUP([kokku.A825];[res.A$1:.E$1048576];2;0)" office:value-type="string" office:string-value="" calcext:value-type="error">
            <text:p>#N/A</text:p>
          </table:table-cell>
          <table:table-cell table:formula="of:=VLOOKUP([kokku.A825];[ares.A$1:.E$1048576];3;0)" office:value-type="float" office:value="281" calcext:value-type="float">
            <text:p>281</text:p>
          </table:table-cell>
          <table:table-cell table:formula="of:=VLOOKUP([kokku.A825];[ares.A$1:.E$1048576];4;0)" office:value-type="float" office:value="1" calcext:value-type="float">
            <text:p>1</text:p>
          </table:table-cell>
          <table:table-cell table:formula="of:=VLOOKUP([kokku.A825];[ares.A$1:.E$1048576];5;0)" office:value-type="float" office:value="144" calcext:value-type="float">
            <text:p>144</text:p>
          </table:table-cell>
        </table:table-row>
        <table:table-row table:style-name="ro1">
          <table:table-cell table:formula="of:=[rk.A823]" office:value-type="float" office:value="925" calcext:value-type="float">
            <text:p>925</text:p>
          </table:table-cell>
          <table:table-cell table:formula="of:=VLOOKUP([kokku.A826];[rk.A$1:.D$1048576];3;0)" office:value-type="string" office:string-value="Gea Kangilaski" calcext:value-type="string">
            <text:p>Gea Kangilaski</text:p>
          </table:table-cell>
          <table:table-cell table:formula="of:=VLOOKUP([kokku.A826];[res.A$1:.D$1048576];3;0)" office:value-type="string" office:string-value="" calcext:value-type="error">
            <text:p>#N/A</text:p>
          </table:table-cell>
          <table:table-cell table:formula="of:=VLOOKUP([kokku.A826];[res.A$1:.E$1048576];2;0)" office:value-type="string" office:string-value="" calcext:value-type="error">
            <text:p>#N/A</text:p>
          </table:table-cell>
          <table:table-cell table:formula="of:=VLOOKUP([kokku.A826];[ares.A$1:.E$1048576];3;0)" office:value-type="float" office:value="595" calcext:value-type="float">
            <text:p>595</text:p>
          </table:table-cell>
          <table:table-cell table:formula="of:=VLOOKUP([kokku.A826];[ares.A$1:.E$1048576];4;0)" office:value-type="float" office:value="7" calcext:value-type="float">
            <text:p>7</text:p>
          </table:table-cell>
          <table:table-cell table:formula="of:=VLOOKUP([kokku.A826];[ares.A$1:.E$1048576];5;0)" office:value-type="float" office:value="303" calcext:value-type="float">
            <text:p>303</text:p>
          </table:table-cell>
        </table:table-row>
        <table:table-row table:style-name="ro1">
          <table:table-cell table:formula="of:=[rk.A824]" office:value-type="float" office:value="926" calcext:value-type="float">
            <text:p>926</text:p>
          </table:table-cell>
          <table:table-cell table:formula="of:=VLOOKUP([kokku.A827];[rk.A$1:.D$1048576];3;0)" office:value-type="string" office:string-value="Tõnu Ints" calcext:value-type="string">
            <text:p>Tõnu Ints</text:p>
          </table:table-cell>
          <table:table-cell table:formula="of:=VLOOKUP([kokku.A827];[res.A$1:.D$1048576];3;0)" office:value-type="string" office:string-value="" calcext:value-type="error">
            <text:p>#N/A</text:p>
          </table:table-cell>
          <table:table-cell table:formula="of:=VLOOKUP([kokku.A827];[res.A$1:.E$1048576];2;0)" office:value-type="string" office:string-value="" calcext:value-type="error">
            <text:p>#N/A</text:p>
          </table:table-cell>
          <table:table-cell table:formula="of:=VLOOKUP([kokku.A827];[ares.A$1:.E$1048576];3;0)" office:value-type="float" office:value="80" calcext:value-type="float">
            <text:p>80</text:p>
          </table:table-cell>
          <table:table-cell table:formula="of:=VLOOKUP([kokku.A827];[ares.A$1:.E$1048576];4;0)" office:value-type="float" office:value="0" calcext:value-type="float">
            <text:p>0</text:p>
          </table:table-cell>
          <table:table-cell table:formula="of:=VLOOKUP([kokku.A827];[ares.A$1:.E$1048576];5;0)" office:value-type="float" office:value="21" calcext:value-type="float">
            <text:p>21</text:p>
          </table:table-cell>
        </table:table-row>
        <table:table-row table:style-name="ro1">
          <table:table-cell table:formula="of:=[rk.A825]" office:value-type="float" office:value="927" calcext:value-type="float">
            <text:p>927</text:p>
          </table:table-cell>
          <table:table-cell table:formula="of:=VLOOKUP([kokku.A828];[rk.A$1:.D$1048576];3;0)" office:value-type="string" office:string-value="Henri Kaselo" calcext:value-type="string">
            <text:p>Henri Kaselo</text:p>
          </table:table-cell>
          <table:table-cell table:formula="of:=VLOOKUP([kokku.A828];[res.A$1:.D$1048576];3;0)" office:value-type="string" office:string-value="" calcext:value-type="error">
            <text:p>#N/A</text:p>
          </table:table-cell>
          <table:table-cell table:formula="of:=VLOOKUP([kokku.A828];[res.A$1:.E$1048576];2;0)" office:value-type="string" office:string-value="" calcext:value-type="error">
            <text:p>#N/A</text:p>
          </table:table-cell>
          <table:table-cell table:formula="of:=VLOOKUP([kokku.A828];[ares.A$1:.E$1048576];3;0)" office:value-type="float" office:value="149" calcext:value-type="float">
            <text:p>149</text:p>
          </table:table-cell>
          <table:table-cell table:formula="of:=VLOOKUP([kokku.A828];[ares.A$1:.E$1048576];4;0)" office:value-type="float" office:value="1" calcext:value-type="float">
            <text:p>1</text:p>
          </table:table-cell>
          <table:table-cell table:formula="of:=VLOOKUP([kokku.A828];[ares.A$1:.E$1048576];5;0)" office:value-type="float" office:value="38" calcext:value-type="float">
            <text:p>38</text:p>
          </table:table-cell>
        </table:table-row>
        <table:table-row table:style-name="ro1">
          <table:table-cell table:formula="of:=[rk.A826]" office:value-type="float" office:value="928" calcext:value-type="float">
            <text:p>928</text:p>
          </table:table-cell>
          <table:table-cell table:formula="of:=VLOOKUP([kokku.A829];[rk.A$1:.D$1048576];3;0)" office:value-type="string" office:string-value="Tiina Merkuljeva" calcext:value-type="string">
            <text:p>Tiina Merkuljeva</text:p>
          </table:table-cell>
          <table:table-cell table:formula="of:=VLOOKUP([kokku.A829];[res.A$1:.D$1048576];3;0)" office:value-type="string" office:string-value="" calcext:value-type="error">
            <text:p>#N/A</text:p>
          </table:table-cell>
          <table:table-cell table:formula="of:=VLOOKUP([kokku.A829];[res.A$1:.E$1048576];2;0)" office:value-type="string" office:string-value="" calcext:value-type="error">
            <text:p>#N/A</text:p>
          </table:table-cell>
          <table:table-cell table:formula="of:=VLOOKUP([kokku.A829];[ares.A$1:.E$1048576];3;0)" office:value-type="float" office:value="61" calcext:value-type="float">
            <text:p>61</text:p>
          </table:table-cell>
          <table:table-cell table:formula="of:=VLOOKUP([kokku.A829];[ares.A$1:.E$1048576];4;0)" office:value-type="float" office:value="0" calcext:value-type="float">
            <text:p>0</text:p>
          </table:table-cell>
          <table:table-cell table:formula="of:=VLOOKUP([kokku.A829];[ares.A$1:.E$1048576];5;0)" office:value-type="float" office:value="18" calcext:value-type="float">
            <text:p>18</text:p>
          </table:table-cell>
        </table:table-row>
        <table:table-row table:style-name="ro1">
          <table:table-cell table:formula="of:=[rk.A827]" office:value-type="float" office:value="929" calcext:value-type="float">
            <text:p>929</text:p>
          </table:table-cell>
          <table:table-cell table:formula="of:=VLOOKUP([kokku.A830];[rk.A$1:.D$1048576];3;0)" office:value-type="string" office:string-value="Jarno Laur" calcext:value-type="string">
            <text:p>Jarno Laur</text:p>
          </table:table-cell>
          <table:table-cell table:formula="of:=VLOOKUP([kokku.A830];[res.A$1:.D$1048576];3;0)" office:value-type="string" office:string-value="" calcext:value-type="error">
            <text:p>#N/A</text:p>
          </table:table-cell>
          <table:table-cell table:formula="of:=VLOOKUP([kokku.A830];[res.A$1:.E$1048576];2;0)" office:value-type="string" office:string-value="" calcext:value-type="error">
            <text:p>#N/A</text:p>
          </table:table-cell>
          <table:table-cell table:formula="of:=VLOOKUP([kokku.A830];[ares.A$1:.E$1048576];3;0)" office:value-type="float" office:value="96" calcext:value-type="float">
            <text:p>96</text:p>
          </table:table-cell>
          <table:table-cell table:formula="of:=VLOOKUP([kokku.A830];[ares.A$1:.E$1048576];4;0)" office:value-type="float" office:value="0" calcext:value-type="float">
            <text:p>0</text:p>
          </table:table-cell>
          <table:table-cell table:formula="of:=VLOOKUP([kokku.A830];[ares.A$1:.E$1048576];5;0)" office:value-type="float" office:value="36" calcext:value-type="float">
            <text:p>36</text:p>
          </table:table-cell>
        </table:table-row>
        <table:table-row table:style-name="ro1">
          <table:table-cell table:formula="of:=[rk.A828]" office:value-type="float" office:value="930" calcext:value-type="float">
            <text:p>930</text:p>
          </table:table-cell>
          <table:table-cell table:formula="of:=VLOOKUP([kokku.A831];[rk.A$1:.D$1048576];3;0)" office:value-type="string" office:string-value="Kajar Lember" calcext:value-type="string">
            <text:p>Kajar Lember</text:p>
          </table:table-cell>
          <table:table-cell table:formula="of:=VLOOKUP([kokku.A831];[res.A$1:.D$1048576];3;0)" office:value-type="string" office:string-value="" calcext:value-type="error">
            <text:p>#N/A</text:p>
          </table:table-cell>
          <table:table-cell table:formula="of:=VLOOKUP([kokku.A831];[res.A$1:.E$1048576];2;0)" office:value-type="string" office:string-value="" calcext:value-type="error">
            <text:p>#N/A</text:p>
          </table:table-cell>
          <table:table-cell table:formula="of:=VLOOKUP([kokku.A831];[ares.A$1:.E$1048576];3;0)" office:value-type="float" office:value="191" calcext:value-type="float">
            <text:p>191</text:p>
          </table:table-cell>
          <table:table-cell table:formula="of:=VLOOKUP([kokku.A831];[ares.A$1:.E$1048576];4;0)" office:value-type="float" office:value="0" calcext:value-type="float">
            <text:p>0</text:p>
          </table:table-cell>
          <table:table-cell table:formula="of:=VLOOKUP([kokku.A831];[ares.A$1:.E$1048576];5;0)" office:value-type="float" office:value="61" calcext:value-type="float">
            <text:p>61</text:p>
          </table:table-cell>
        </table:table-row>
        <table:table-row table:style-name="ro1">
          <table:table-cell table:formula="of:=[rk.A830]" office:value-type="float" office:value="932" calcext:value-type="float">
            <text:p>932</text:p>
          </table:table-cell>
          <table:table-cell table:formula="of:=VLOOKUP([kokku.A832];[rk.A$1:.D$1048576];3;0)" office:value-type="string" office:string-value="Sirje Tobreluts" calcext:value-type="string">
            <text:p>Sirje Tobreluts</text:p>
          </table:table-cell>
          <table:table-cell table:formula="of:=VLOOKUP([kokku.A832];[res.A$1:.D$1048576];3;0)" office:value-type="string" office:string-value="" calcext:value-type="error">
            <text:p>#N/A</text:p>
          </table:table-cell>
          <table:table-cell table:formula="of:=VLOOKUP([kokku.A832];[res.A$1:.E$1048576];2;0)" office:value-type="string" office:string-value="" calcext:value-type="error">
            <text:p>#N/A</text:p>
          </table:table-cell>
          <table:table-cell table:formula="of:=VLOOKUP([kokku.A832];[ares.A$1:.E$1048576];3;0)" office:value-type="float" office:value="849" calcext:value-type="float">
            <text:p>849</text:p>
          </table:table-cell>
          <table:table-cell table:formula="of:=VLOOKUP([kokku.A832];[ares.A$1:.E$1048576];4;0)" office:value-type="float" office:value="1" calcext:value-type="float">
            <text:p>1</text:p>
          </table:table-cell>
          <table:table-cell table:formula="of:=VLOOKUP([kokku.A832];[ares.A$1:.E$1048576];5;0)" office:value-type="float" office:value="217" calcext:value-type="float">
            <text:p>217</text:p>
          </table:table-cell>
        </table:table-row>
        <table:table-row table:style-name="ro1">
          <table:table-cell table:formula="of:=[rk.A831]" office:value-type="float" office:value="933" calcext:value-type="float">
            <text:p>933</text:p>
          </table:table-cell>
          <table:table-cell table:formula="of:=VLOOKUP([kokku.A833];[rk.A$1:.D$1048576];3;0)" office:value-type="string" office:string-value="Rein Randver" calcext:value-type="string">
            <text:p>Rein Randver</text:p>
          </table:table-cell>
          <table:table-cell table:formula="of:=VLOOKUP([kokku.A833];[res.A$1:.D$1048576];3;0)" office:value-type="string" office:string-value="" calcext:value-type="error">
            <text:p>#N/A</text:p>
          </table:table-cell>
          <table:table-cell table:formula="of:=VLOOKUP([kokku.A833];[res.A$1:.E$1048576];2;0)" office:value-type="string" office:string-value="" calcext:value-type="error">
            <text:p>#N/A</text:p>
          </table:table-cell>
          <table:table-cell table:formula="of:=VLOOKUP([kokku.A833];[ares.A$1:.E$1048576];3;0)" office:value-type="float" office:value="1003" calcext:value-type="float">
            <text:p>1003</text:p>
          </table:table-cell>
          <table:table-cell table:formula="of:=VLOOKUP([kokku.A833];[ares.A$1:.E$1048576];4;0)" office:value-type="float" office:value="2" calcext:value-type="float">
            <text:p>2</text:p>
          </table:table-cell>
          <table:table-cell table:formula="of:=VLOOKUP([kokku.A833];[ares.A$1:.E$1048576];5;0)" office:value-type="float" office:value="230" calcext:value-type="float">
            <text:p>230</text:p>
          </table:table-cell>
        </table:table-row>
        <table:table-row table:style-name="ro1">
          <table:table-cell table:formula="of:=[rk.A833]" office:value-type="float" office:value="935" calcext:value-type="float">
            <text:p>935</text:p>
          </table:table-cell>
          <table:table-cell table:formula="of:=VLOOKUP([kokku.A834];[rk.A$1:.D$1048576];3;0)" office:value-type="string" office:string-value="Raul Kudre" calcext:value-type="string">
            <text:p>Raul Kudre</text:p>
          </table:table-cell>
          <table:table-cell table:formula="of:=VLOOKUP([kokku.A834];[res.A$1:.D$1048576];3;0)" office:value-type="string" office:string-value="" calcext:value-type="error">
            <text:p>#N/A</text:p>
          </table:table-cell>
          <table:table-cell table:formula="of:=VLOOKUP([kokku.A834];[res.A$1:.E$1048576];2;0)" office:value-type="string" office:string-value="" calcext:value-type="error">
            <text:p>#N/A</text:p>
          </table:table-cell>
          <table:table-cell table:formula="of:=VLOOKUP([kokku.A834];[ares.A$1:.E$1048576];3;0)" office:value-type="float" office:value="245" calcext:value-type="float">
            <text:p>245</text:p>
          </table:table-cell>
          <table:table-cell table:formula="of:=VLOOKUP([kokku.A834];[ares.A$1:.E$1048576];4;0)" office:value-type="float" office:value="0" calcext:value-type="float">
            <text:p>0</text:p>
          </table:table-cell>
          <table:table-cell table:formula="of:=VLOOKUP([kokku.A834];[ares.A$1:.E$1048576];5;0)" office:value-type="float" office:value="59" calcext:value-type="float">
            <text:p>59</text:p>
          </table:table-cell>
        </table:table-row>
        <table:table-row table:style-name="ro1">
          <table:table-cell table:formula="of:=[rk.A834]" office:value-type="float" office:value="936" calcext:value-type="float">
            <text:p>936</text:p>
          </table:table-cell>
          <table:table-cell table:formula="of:=VLOOKUP([kokku.A835];[rk.A$1:.D$1048576];3;0)" office:value-type="string" office:string-value="Tarmo Tamm" calcext:value-type="string">
            <text:p>Tarmo Tamm</text:p>
          </table:table-cell>
          <table:table-cell table:formula="of:=VLOOKUP([kokku.A835];[res.A$1:.D$1048576];3;0)" office:value-type="string" office:string-value="" calcext:value-type="error">
            <text:p>#N/A</text:p>
          </table:table-cell>
          <table:table-cell table:formula="of:=VLOOKUP([kokku.A835];[res.A$1:.E$1048576];2;0)" office:value-type="string" office:string-value="" calcext:value-type="error">
            <text:p>#N/A</text:p>
          </table:table-cell>
          <table:table-cell table:formula="of:=VLOOKUP([kokku.A835];[ares.A$1:.E$1048576];3;0)" office:value-type="float" office:value="452" calcext:value-type="float">
            <text:p>452</text:p>
          </table:table-cell>
          <table:table-cell table:formula="of:=VLOOKUP([kokku.A835];[ares.A$1:.E$1048576];4;0)" office:value-type="float" office:value="1" calcext:value-type="float">
            <text:p>1</text:p>
          </table:table-cell>
          <table:table-cell table:formula="of:=VLOOKUP([kokku.A835];[ares.A$1:.E$1048576];5;0)" office:value-type="float" office:value="99" calcext:value-type="float">
            <text:p>99</text:p>
          </table:table-cell>
        </table:table-row>
        <table:table-row table:style-name="ro1">
          <table:table-cell table:formula="of:=[rk.A835]" office:value-type="float" office:value="937" calcext:value-type="float">
            <text:p>937</text:p>
          </table:table-cell>
          <table:table-cell table:formula="of:=VLOOKUP([kokku.A836];[rk.A$1:.D$1048576];3;0)" office:value-type="string" office:string-value="Silja Suija" calcext:value-type="string">
            <text:p>Silja Suija</text:p>
          </table:table-cell>
          <table:table-cell table:formula="of:=VLOOKUP([kokku.A836];[res.A$1:.D$1048576];3;0)" office:value-type="string" office:string-value="" calcext:value-type="error">
            <text:p>#N/A</text:p>
          </table:table-cell>
          <table:table-cell table:formula="of:=VLOOKUP([kokku.A836];[res.A$1:.E$1048576];2;0)" office:value-type="string" office:string-value="" calcext:value-type="error">
            <text:p>#N/A</text:p>
          </table:table-cell>
          <table:table-cell table:formula="of:=VLOOKUP([kokku.A836];[ares.A$1:.E$1048576];3;0)" office:value-type="float" office:value="390" calcext:value-type="float">
            <text:p>390</text:p>
          </table:table-cell>
          <table:table-cell table:formula="of:=VLOOKUP([kokku.A836];[ares.A$1:.E$1048576];4;0)" office:value-type="float" office:value="2" calcext:value-type="float">
            <text:p>2</text:p>
          </table:table-cell>
          <table:table-cell table:formula="of:=VLOOKUP([kokku.A836];[ares.A$1:.E$1048576];5;0)" office:value-type="float" office:value="139" calcext:value-type="float">
            <text:p>139</text:p>
          </table:table-cell>
        </table:table-row>
        <table:table-row table:style-name="ro1">
          <table:table-cell table:formula="of:=[rk.A836]" office:value-type="float" office:value="938" calcext:value-type="float">
            <text:p>938</text:p>
          </table:table-cell>
          <table:table-cell table:formula="of:=VLOOKUP([kokku.A837];[rk.A$1:.D$1048576];3;0)" office:value-type="string" office:string-value="Rein Järvelill" calcext:value-type="string">
            <text:p>Rein Järvelill</text:p>
          </table:table-cell>
          <table:table-cell table:formula="of:=VLOOKUP([kokku.A837];[res.A$1:.D$1048576];3;0)" office:value-type="string" office:string-value="" calcext:value-type="error">
            <text:p>#N/A</text:p>
          </table:table-cell>
          <table:table-cell table:formula="of:=VLOOKUP([kokku.A837];[res.A$1:.E$1048576];2;0)" office:value-type="string" office:string-value="" calcext:value-type="error">
            <text:p>#N/A</text:p>
          </table:table-cell>
          <table:table-cell table:formula="of:=VLOOKUP([kokku.A837];[ares.A$1:.E$1048576];3;0)" office:value-type="float" office:value="218" calcext:value-type="float">
            <text:p>218</text:p>
          </table:table-cell>
          <table:table-cell table:formula="of:=VLOOKUP([kokku.A837];[ares.A$1:.E$1048576];4;0)" office:value-type="float" office:value="0" calcext:value-type="float">
            <text:p>0</text:p>
          </table:table-cell>
          <table:table-cell table:formula="of:=VLOOKUP([kokku.A837];[ares.A$1:.E$1048576];5;0)" office:value-type="float" office:value="62" calcext:value-type="float">
            <text:p>62</text:p>
          </table:table-cell>
        </table:table-row>
        <table:table-row table:style-name="ro1">
          <table:table-cell table:formula="of:=[rk.A837]" office:value-type="float" office:value="939" calcext:value-type="float">
            <text:p>939</text:p>
          </table:table-cell>
          <table:table-cell table:formula="of:=VLOOKUP([kokku.A838];[rk.A$1:.D$1048576];3;0)" office:value-type="string" office:string-value="Kalev Härk" calcext:value-type="string">
            <text:p>Kalev Härk</text:p>
          </table:table-cell>
          <table:table-cell table:formula="of:=VLOOKUP([kokku.A838];[res.A$1:.D$1048576];3;0)" office:value-type="string" office:string-value="" calcext:value-type="error">
            <text:p>#N/A</text:p>
          </table:table-cell>
          <table:table-cell table:formula="of:=VLOOKUP([kokku.A838];[res.A$1:.E$1048576];2;0)" office:value-type="string" office:string-value="" calcext:value-type="error">
            <text:p>#N/A</text:p>
          </table:table-cell>
          <table:table-cell table:formula="of:=VLOOKUP([kokku.A838];[ares.A$1:.E$1048576];3;0)" office:value-type="float" office:value="191" calcext:value-type="float">
            <text:p>191</text:p>
          </table:table-cell>
          <table:table-cell table:formula="of:=VLOOKUP([kokku.A838];[ares.A$1:.E$1048576];4;0)" office:value-type="float" office:value="0" calcext:value-type="float">
            <text:p>0</text:p>
          </table:table-cell>
          <table:table-cell table:formula="of:=VLOOKUP([kokku.A838];[ares.A$1:.E$1048576];5;0)" office:value-type="float" office:value="68" calcext:value-type="float">
            <text:p>68</text:p>
          </table:table-cell>
        </table:table-row>
        <table:table-row table:style-name="ro1">
          <table:table-cell table:formula="of:=[rk.A838]" office:value-type="float" office:value="940" calcext:value-type="float">
            <text:p>940</text:p>
          </table:table-cell>
          <table:table-cell table:formula="of:=VLOOKUP([kokku.A839];[rk.A$1:.D$1048576];3;0)" office:value-type="string" office:string-value="Sixten Sild" calcext:value-type="string">
            <text:p>Sixten Sild</text:p>
          </table:table-cell>
          <table:table-cell table:formula="of:=VLOOKUP([kokku.A839];[res.A$1:.D$1048576];3;0)" office:value-type="string" office:string-value="" calcext:value-type="error">
            <text:p>#N/A</text:p>
          </table:table-cell>
          <table:table-cell table:formula="of:=VLOOKUP([kokku.A839];[res.A$1:.E$1048576];2;0)" office:value-type="string" office:string-value="" calcext:value-type="error">
            <text:p>#N/A</text:p>
          </table:table-cell>
          <table:table-cell table:formula="of:=VLOOKUP([kokku.A839];[ares.A$1:.E$1048576];3;0)" office:value-type="float" office:value="203" calcext:value-type="float">
            <text:p>203</text:p>
          </table:table-cell>
          <table:table-cell table:formula="of:=VLOOKUP([kokku.A839];[ares.A$1:.E$1048576];4;0)" office:value-type="float" office:value="0" calcext:value-type="float">
            <text:p>0</text:p>
          </table:table-cell>
          <table:table-cell table:formula="of:=VLOOKUP([kokku.A839];[ares.A$1:.E$1048576];5;0)" office:value-type="float" office:value="83" calcext:value-type="float">
            <text:p>83</text:p>
          </table:table-cell>
        </table:table-row>
        <table:table-row table:style-name="ro1">
          <table:table-cell table:formula="of:=[rk.A839]" office:value-type="float" office:value="941" calcext:value-type="float">
            <text:p>941</text:p>
          </table:table-cell>
          <table:table-cell table:formula="of:=VLOOKUP([kokku.A840];[rk.A$1:.D$1048576];3;0)" office:value-type="string" office:string-value="Inara Luigas" calcext:value-type="string">
            <text:p>Inara Luigas</text:p>
          </table:table-cell>
          <table:table-cell table:formula="of:=VLOOKUP([kokku.A840];[res.A$1:.D$1048576];3;0)" office:value-type="string" office:string-value="" calcext:value-type="error">
            <text:p>#N/A</text:p>
          </table:table-cell>
          <table:table-cell table:formula="of:=VLOOKUP([kokku.A840];[res.A$1:.E$1048576];2;0)" office:value-type="string" office:string-value="" calcext:value-type="error">
            <text:p>#N/A</text:p>
          </table:table-cell>
          <table:table-cell table:formula="of:=VLOOKUP([kokku.A840];[ares.A$1:.E$1048576];3;0)" office:value-type="float" office:value="1192" calcext:value-type="float">
            <text:p>1192</text:p>
          </table:table-cell>
          <table:table-cell table:formula="of:=VLOOKUP([kokku.A840];[ares.A$1:.E$1048576];4;0)" office:value-type="float" office:value="2" calcext:value-type="float">
            <text:p>2</text:p>
          </table:table-cell>
          <table:table-cell table:formula="of:=VLOOKUP([kokku.A840];[ares.A$1:.E$1048576];5;0)" office:value-type="float" office:value="257" calcext:value-type="float">
            <text:p>257</text:p>
          </table:table-cell>
        </table:table-row>
        <table:table-row table:style-name="ro1">
          <table:table-cell table:formula="of:=[rk.A841]" office:value-type="float" office:value="943" calcext:value-type="float">
            <text:p>943</text:p>
          </table:table-cell>
          <table:table-cell table:formula="of:=VLOOKUP([kokku.A841];[rk.A$1:.D$1048576];3;0)" office:value-type="string" office:string-value="Tatjana Jaanson" calcext:value-type="string">
            <text:p>Tatjana Jaanson</text:p>
          </table:table-cell>
          <table:table-cell table:formula="of:=VLOOKUP([kokku.A841];[res.A$1:.D$1048576];3;0)" office:value-type="string" office:string-value="" calcext:value-type="error">
            <text:p>#N/A</text:p>
          </table:table-cell>
          <table:table-cell table:formula="of:=VLOOKUP([kokku.A841];[res.A$1:.E$1048576];2;0)" office:value-type="string" office:string-value="" calcext:value-type="error">
            <text:p>#N/A</text:p>
          </table:table-cell>
          <table:table-cell table:formula="of:=VLOOKUP([kokku.A841];[ares.A$1:.E$1048576];3;0)" office:value-type="float" office:value="230" calcext:value-type="float">
            <text:p>230</text:p>
          </table:table-cell>
          <table:table-cell table:formula="of:=VLOOKUP([kokku.A841];[ares.A$1:.E$1048576];4;0)" office:value-type="float" office:value="1" calcext:value-type="float">
            <text:p>1</text:p>
          </table:table-cell>
          <table:table-cell table:formula="of:=VLOOKUP([kokku.A841];[ares.A$1:.E$1048576];5;0)" office:value-type="float" office:value="64" calcext:value-type="float">
            <text:p>64</text:p>
          </table:table-cell>
        </table:table-row>
        <table:table-row table:style-name="ro1">
          <table:table-cell table:formula="of:=[rk.A842]" office:value-type="float" office:value="944" calcext:value-type="float">
            <text:p>944</text:p>
          </table:table-cell>
          <table:table-cell table:formula="of:=VLOOKUP([kokku.A842];[rk.A$1:.D$1048576];3;0)" office:value-type="string" office:string-value="Aet Maatee" calcext:value-type="string">
            <text:p>Aet Maatee</text:p>
          </table:table-cell>
          <table:table-cell table:formula="of:=VLOOKUP([kokku.A842];[res.A$1:.D$1048576];3;0)" office:value-type="string" office:string-value="" calcext:value-type="error">
            <text:p>#N/A</text:p>
          </table:table-cell>
          <table:table-cell table:formula="of:=VLOOKUP([kokku.A842];[res.A$1:.E$1048576];2;0)" office:value-type="string" office:string-value="" calcext:value-type="error">
            <text:p>#N/A</text:p>
          </table:table-cell>
          <table:table-cell table:formula="of:=VLOOKUP([kokku.A842];[ares.A$1:.E$1048576];3;0)" office:value-type="float" office:value="504" calcext:value-type="float">
            <text:p>504</text:p>
          </table:table-cell>
          <table:table-cell table:formula="of:=VLOOKUP([kokku.A842];[ares.A$1:.E$1048576];4;0)" office:value-type="float" office:value="0" calcext:value-type="float">
            <text:p>0</text:p>
          </table:table-cell>
          <table:table-cell table:formula="of:=VLOOKUP([kokku.A842];[ares.A$1:.E$1048576];5;0)" office:value-type="float" office:value="189" calcext:value-type="float">
            <text:p>189</text:p>
          </table:table-cell>
        </table:table-row>
        <table:table-row table:style-name="ro1">
          <table:table-cell table:formula="of:=[rk.A843]" office:value-type="float" office:value="945" calcext:value-type="float">
            <text:p>945</text:p>
          </table:table-cell>
          <table:table-cell table:formula="of:=VLOOKUP([kokku.A843];[rk.A$1:.D$1048576];3;0)" office:value-type="string" office:string-value="Mark Soosaar" calcext:value-type="string">
            <text:p>Mark Soosaar</text:p>
          </table:table-cell>
          <table:table-cell table:formula="of:=VLOOKUP([kokku.A843];[res.A$1:.D$1048576];3;0)" office:value-type="string" office:string-value="" calcext:value-type="error">
            <text:p>#N/A</text:p>
          </table:table-cell>
          <table:table-cell table:formula="of:=VLOOKUP([kokku.A843];[res.A$1:.E$1048576];2;0)" office:value-type="string" office:string-value="" calcext:value-type="error">
            <text:p>#N/A</text:p>
          </table:table-cell>
          <table:table-cell table:formula="of:=VLOOKUP([kokku.A843];[ares.A$1:.E$1048576];3;0)" office:value-type="float" office:value="613" calcext:value-type="float">
            <text:p>613</text:p>
          </table:table-cell>
          <table:table-cell table:formula="of:=VLOOKUP([kokku.A843];[ares.A$1:.E$1048576];4;0)" office:value-type="float" office:value="2" calcext:value-type="float">
            <text:p>2</text:p>
          </table:table-cell>
          <table:table-cell table:formula="of:=VLOOKUP([kokku.A843];[ares.A$1:.E$1048576];5;0)" office:value-type="float" office:value="177" calcext:value-type="float">
            <text:p>177</text:p>
          </table:table-cell>
        </table:table-row>
        <table:table-row table:style-name="ro1">
          <table:table-cell table:formula="of:=[rk.A844]" office:value-type="float" office:value="946" calcext:value-type="float">
            <text:p>946</text:p>
          </table:table-cell>
          <table:table-cell table:formula="of:=VLOOKUP([kokku.A844];[rk.A$1:.D$1048576];3;0)" office:value-type="string" office:string-value="Mercedes Merimaa" calcext:value-type="string">
            <text:p>Mercedes Merimaa</text:p>
          </table:table-cell>
          <table:table-cell table:formula="of:=VLOOKUP([kokku.A844];[res.A$1:.D$1048576];3;0)" office:value-type="string" office:string-value="" calcext:value-type="error">
            <text:p>#N/A</text:p>
          </table:table-cell>
          <table:table-cell table:formula="of:=VLOOKUP([kokku.A844];[res.A$1:.E$1048576];2;0)" office:value-type="string" office:string-value="" calcext:value-type="error">
            <text:p>#N/A</text:p>
          </table:table-cell>
          <table:table-cell table:formula="of:=VLOOKUP([kokku.A844];[ares.A$1:.E$1048576];3;0)" office:value-type="float" office:value="249" calcext:value-type="float">
            <text:p>249</text:p>
          </table:table-cell>
          <table:table-cell table:formula="of:=VLOOKUP([kokku.A844];[ares.A$1:.E$1048576];4;0)" office:value-type="float" office:value="2" calcext:value-type="float">
            <text:p>2</text:p>
          </table:table-cell>
          <table:table-cell table:formula="of:=VLOOKUP([kokku.A844];[ares.A$1:.E$1048576];5;0)" office:value-type="float" office:value="92" calcext:value-type="float">
            <text:p>92</text:p>
          </table:table-cell>
        </table:table-row>
        <table:table-row table:style-name="ro1">
          <table:table-cell table:formula="of:=[rk.A845]" office:value-type="float" office:value="947" calcext:value-type="float">
            <text:p>947</text:p>
          </table:table-cell>
          <table:table-cell table:formula="of:=VLOOKUP([kokku.A845];[rk.A$1:.D$1048576];3;0)" office:value-type="string" office:string-value="Valter Parve" calcext:value-type="string">
            <text:p>Valter Parve</text:p>
          </table:table-cell>
          <table:table-cell table:formula="of:=VLOOKUP([kokku.A845];[res.A$1:.D$1048576];3;0)" office:value-type="string" office:string-value="" calcext:value-type="error">
            <text:p>#N/A</text:p>
          </table:table-cell>
          <table:table-cell table:formula="of:=VLOOKUP([kokku.A845];[res.A$1:.E$1048576];2;0)" office:value-type="string" office:string-value="" calcext:value-type="error">
            <text:p>#N/A</text:p>
          </table:table-cell>
          <table:table-cell table:formula="of:=VLOOKUP([kokku.A845];[ares.A$1:.E$1048576];3;0)" office:value-type="float" office:value="363" calcext:value-type="float">
            <text:p>363</text:p>
          </table:table-cell>
          <table:table-cell table:formula="of:=VLOOKUP([kokku.A845];[ares.A$1:.E$1048576];4;0)" office:value-type="float" office:value="1" calcext:value-type="float">
            <text:p>1</text:p>
          </table:table-cell>
          <table:table-cell table:formula="of:=VLOOKUP([kokku.A845];[ares.A$1:.E$1048576];5;0)" office:value-type="float" office:value="119" calcext:value-type="float">
            <text:p>119</text:p>
          </table:table-cell>
        </table:table-row>
        <table:table-row table:style-name="ro1">
          <table:table-cell table:formula="of:=[rk.A846]" office:value-type="float" office:value="948" calcext:value-type="float">
            <text:p>948</text:p>
          </table:table-cell>
          <table:table-cell table:formula="of:=VLOOKUP([kokku.A846];[rk.A$1:.D$1048576];3;0)" office:value-type="string" office:string-value="Priit Ruut" calcext:value-type="string">
            <text:p>Priit Ruut</text:p>
          </table:table-cell>
          <table:table-cell table:formula="of:=VLOOKUP([kokku.A846];[res.A$1:.D$1048576];3;0)" office:value-type="string" office:string-value="" calcext:value-type="error">
            <text:p>#N/A</text:p>
          </table:table-cell>
          <table:table-cell table:formula="of:=VLOOKUP([kokku.A846];[res.A$1:.E$1048576];2;0)" office:value-type="string" office:string-value="" calcext:value-type="error">
            <text:p>#N/A</text:p>
          </table:table-cell>
          <table:table-cell table:formula="of:=VLOOKUP([kokku.A846];[ares.A$1:.E$1048576];3;0)" office:value-type="float" office:value="191" calcext:value-type="float">
            <text:p>191</text:p>
          </table:table-cell>
          <table:table-cell table:formula="of:=VLOOKUP([kokku.A846];[ares.A$1:.E$1048576];4;0)" office:value-type="float" office:value="1" calcext:value-type="float">
            <text:p>1</text:p>
          </table:table-cell>
          <table:table-cell table:formula="of:=VLOOKUP([kokku.A846];[ares.A$1:.E$1048576];5;0)" office:value-type="float" office:value="61" calcext:value-type="float">
            <text:p>61</text:p>
          </table:table-cell>
        </table:table-row>
        <table:table-row table:style-name="ro1">
          <table:table-cell table:formula="of:=[rk.A847]" office:value-type="float" office:value="949" calcext:value-type="float">
            <text:p>949</text:p>
          </table:table-cell>
          <table:table-cell table:formula="of:=VLOOKUP([kokku.A847];[rk.A$1:.D$1048576];3;0)" office:value-type="string" office:string-value="Kalev Kaljuste" calcext:value-type="string">
            <text:p>Kalev Kaljuste</text:p>
          </table:table-cell>
          <table:table-cell table:formula="of:=VLOOKUP([kokku.A847];[res.A$1:.D$1048576];3;0)" office:value-type="string" office:string-value="" calcext:value-type="error">
            <text:p>#N/A</text:p>
          </table:table-cell>
          <table:table-cell table:formula="of:=VLOOKUP([kokku.A847];[res.A$1:.E$1048576];2;0)" office:value-type="string" office:string-value="" calcext:value-type="error">
            <text:p>#N/A</text:p>
          </table:table-cell>
          <table:table-cell table:formula="of:=VLOOKUP([kokku.A847];[ares.A$1:.E$1048576];3;0)" office:value-type="float" office:value="182" calcext:value-type="float">
            <text:p>182</text:p>
          </table:table-cell>
          <table:table-cell table:formula="of:=VLOOKUP([kokku.A847];[ares.A$1:.E$1048576];4;0)" office:value-type="float" office:value="1" calcext:value-type="float">
            <text:p>1</text:p>
          </table:table-cell>
          <table:table-cell table:formula="of:=VLOOKUP([kokku.A847];[ares.A$1:.E$1048576];5;0)" office:value-type="float" office:value="50" calcext:value-type="float">
            <text:p>50</text:p>
          </table:table-cell>
        </table:table-row>
        <table:table-row table:style-name="ro1">
          <table:table-cell table:formula="of:=[rk.A848]" office:value-type="float" office:value="950" calcext:value-type="float">
            <text:p>950</text:p>
          </table:table-cell>
          <table:table-cell table:formula="of:=VLOOKUP([kokku.A848];[rk.A$1:.D$1048576];3;0)" office:value-type="string" office:string-value="Andres Hirvela" calcext:value-type="string">
            <text:p>Andres Hirvela</text:p>
          </table:table-cell>
          <table:table-cell table:formula="of:=VLOOKUP([kokku.A848];[res.A$1:.D$1048576];3;0)" office:value-type="string" office:string-value="" calcext:value-type="error">
            <text:p>#N/A</text:p>
          </table:table-cell>
          <table:table-cell table:formula="of:=VLOOKUP([kokku.A848];[res.A$1:.E$1048576];2;0)" office:value-type="string" office:string-value="" calcext:value-type="error">
            <text:p>#N/A</text:p>
          </table:table-cell>
          <table:table-cell table:formula="of:=VLOOKUP([kokku.A848];[ares.A$1:.E$1048576];3;0)" office:value-type="float" office:value="144" calcext:value-type="float">
            <text:p>144</text:p>
          </table:table-cell>
          <table:table-cell table:formula="of:=VLOOKUP([kokku.A848];[ares.A$1:.E$1048576];4;0)" office:value-type="float" office:value="0" calcext:value-type="float">
            <text:p>0</text:p>
          </table:table-cell>
          <table:table-cell table:formula="of:=VLOOKUP([kokku.A848];[ares.A$1:.E$1048576];5;0)" office:value-type="float" office:value="48" calcext:value-type="float">
            <text:p>48</text:p>
          </table:table-cell>
        </table:table-row>
        <table:table-row table:style-name="ro1">
          <table:table-cell table:formula="of:=[rk.A849]" office:value-type="float" office:value="951" calcext:value-type="float">
            <text:p>951</text:p>
          </table:table-cell>
          <table:table-cell table:formula="of:=VLOOKUP([kokku.A849];[rk.A$1:.D$1048576];3;0)" office:value-type="string" office:string-value="Kadri-Aija Viik" calcext:value-type="string">
            <text:p>Kadri-Aija Viik</text:p>
          </table:table-cell>
          <table:table-cell table:formula="of:=VLOOKUP([kokku.A849];[res.A$1:.D$1048576];3;0)" office:value-type="string" office:string-value="" calcext:value-type="error">
            <text:p>#N/A</text:p>
          </table:table-cell>
          <table:table-cell table:formula="of:=VLOOKUP([kokku.A849];[res.A$1:.E$1048576];2;0)" office:value-type="string" office:string-value="" calcext:value-type="error">
            <text:p>#N/A</text:p>
          </table:table-cell>
          <table:table-cell table:formula="of:=VLOOKUP([kokku.A849];[ares.A$1:.E$1048576];3;0)" office:value-type="float" office:value="221" calcext:value-type="float">
            <text:p>221</text:p>
          </table:table-cell>
          <table:table-cell table:formula="of:=VLOOKUP([kokku.A849];[ares.A$1:.E$1048576];4;0)" office:value-type="float" office:value="0" calcext:value-type="float">
            <text:p>0</text:p>
          </table:table-cell>
          <table:table-cell table:formula="of:=VLOOKUP([kokku.A849];[ares.A$1:.E$1048576];5;0)" office:value-type="float" office:value="65" calcext:value-type="float">
            <text:p>65</text:p>
          </table:table-cell>
        </table:table-row>
        <table:table-row table:style-name="ro1">
          <table:table-cell table:formula="of:=[rk.A850]" office:value-type="float" office:value="952" calcext:value-type="float">
            <text:p>952</text:p>
          </table:table-cell>
          <table:table-cell table:formula="of:=VLOOKUP([kokku.A850];[rk.A$1:.D$1048576];3;0)" office:value-type="string" office:string-value="Raivo Orgusaar" calcext:value-type="string">
            <text:p>Raivo Orgusaar</text:p>
          </table:table-cell>
          <table:table-cell table:formula="of:=VLOOKUP([kokku.A850];[res.A$1:.D$1048576];3;0)" office:value-type="string" office:string-value="" calcext:value-type="error">
            <text:p>#N/A</text:p>
          </table:table-cell>
          <table:table-cell table:formula="of:=VLOOKUP([kokku.A850];[res.A$1:.E$1048576];2;0)" office:value-type="string" office:string-value="" calcext:value-type="error">
            <text:p>#N/A</text:p>
          </table:table-cell>
          <table:table-cell table:formula="of:=VLOOKUP([kokku.A850];[ares.A$1:.E$1048576];3;0)" office:value-type="float" office:value="107" calcext:value-type="float">
            <text:p>107</text:p>
          </table:table-cell>
          <table:table-cell table:formula="of:=VLOOKUP([kokku.A850];[ares.A$1:.E$1048576];4;0)" office:value-type="float" office:value="0" calcext:value-type="float">
            <text:p>0</text:p>
          </table:table-cell>
          <table:table-cell table:formula="of:=VLOOKUP([kokku.A850];[ares.A$1:.E$1048576];5;0)" office:value-type="float" office:value="23" calcext:value-type="float">
            <text:p>23</text:p>
          </table:table-cell>
        </table:table-row>
        <table:table-row table:style-name="ro1">
          <table:table-cell table:formula="of:=[rk.A851]" office:value-type="float" office:value="953" calcext:value-type="float">
            <text:p>953</text:p>
          </table:table-cell>
          <table:table-cell table:formula="of:=VLOOKUP([kokku.A851];[rk.A$1:.D$1048576];3;0)" office:value-type="string" office:string-value="Lauri Liikane" calcext:value-type="string">
            <text:p>Lauri Liikane</text:p>
          </table:table-cell>
          <table:table-cell table:formula="of:=VLOOKUP([kokku.A851];[res.A$1:.D$1048576];3;0)" office:value-type="string" office:string-value="" calcext:value-type="error">
            <text:p>#N/A</text:p>
          </table:table-cell>
          <table:table-cell table:formula="of:=VLOOKUP([kokku.A851];[res.A$1:.E$1048576];2;0)" office:value-type="string" office:string-value="" calcext:value-type="error">
            <text:p>#N/A</text:p>
          </table:table-cell>
          <table:table-cell table:formula="of:=VLOOKUP([kokku.A851];[ares.A$1:.E$1048576];3;0)" office:value-type="float" office:value="58" calcext:value-type="float">
            <text:p>58</text:p>
          </table:table-cell>
          <table:table-cell table:formula="of:=VLOOKUP([kokku.A851];[ares.A$1:.E$1048576];4;0)" office:value-type="float" office:value="1" calcext:value-type="float">
            <text:p>1</text:p>
          </table:table-cell>
          <table:table-cell table:formula="of:=VLOOKUP([kokku.A851];[ares.A$1:.E$1048576];5;0)" office:value-type="float" office:value="8" calcext:value-type="float">
            <text:p>8</text:p>
          </table:table-cell>
        </table:table-row>
        <table:table-row table:style-name="ro1">
          <table:table-cell table:formula="of:=[rk.A852]" office:value-type="float" office:value="954" calcext:value-type="float">
            <text:p>954</text:p>
          </table:table-cell>
          <table:table-cell table:formula="of:=VLOOKUP([kokku.A852];[rk.A$1:.D$1048576];3;0)" office:value-type="string" office:string-value="Merle Otsmaa" calcext:value-type="string">
            <text:p>Merle Otsmaa</text:p>
          </table:table-cell>
          <table:table-cell table:formula="of:=VLOOKUP([kokku.A852];[res.A$1:.D$1048576];3;0)" office:value-type="string" office:string-value="" calcext:value-type="error">
            <text:p>#N/A</text:p>
          </table:table-cell>
          <table:table-cell table:formula="of:=VLOOKUP([kokku.A852];[res.A$1:.E$1048576];2;0)" office:value-type="string" office:string-value="" calcext:value-type="error">
            <text:p>#N/A</text:p>
          </table:table-cell>
          <table:table-cell table:formula="of:=VLOOKUP([kokku.A852];[ares.A$1:.E$1048576];3;0)" office:value-type="float" office:value="67" calcext:value-type="float">
            <text:p>67</text:p>
          </table:table-cell>
          <table:table-cell table:formula="of:=VLOOKUP([kokku.A852];[ares.A$1:.E$1048576];4;0)" office:value-type="float" office:value="1" calcext:value-type="float">
            <text:p>1</text:p>
          </table:table-cell>
          <table:table-cell table:formula="of:=VLOOKUP([kokku.A852];[ares.A$1:.E$1048576];5;0)" office:value-type="float" office:value="12" calcext:value-type="float">
            <text:p>12</text:p>
          </table:table-cell>
        </table:table-row>
        <table:table-row table:style-name="ro1">
          <table:table-cell table:formula="of:=[rk.A853]" office:value-type="float" office:value="955" calcext:value-type="float">
            <text:p>955</text:p>
          </table:table-cell>
          <table:table-cell table:formula="of:=VLOOKUP([kokku.A853];[rk.A$1:.D$1048576];3;0)" office:value-type="string" office:string-value="Vello Leito" calcext:value-type="string">
            <text:p>Vello Leito</text:p>
          </table:table-cell>
          <table:table-cell table:formula="of:=VLOOKUP([kokku.A853];[res.A$1:.D$1048576];3;0)" office:value-type="string" office:string-value="" calcext:value-type="error">
            <text:p>#N/A</text:p>
          </table:table-cell>
          <table:table-cell table:formula="of:=VLOOKUP([kokku.A853];[res.A$1:.E$1048576];2;0)" office:value-type="string" office:string-value="" calcext:value-type="error">
            <text:p>#N/A</text:p>
          </table:table-cell>
          <table:table-cell table:formula="of:=VLOOKUP([kokku.A853];[ares.A$1:.E$1048576];3;0)" office:value-type="float" office:value="133" calcext:value-type="float">
            <text:p>133</text:p>
          </table:table-cell>
          <table:table-cell table:formula="of:=VLOOKUP([kokku.A853];[ares.A$1:.E$1048576];4;0)" office:value-type="float" office:value="0" calcext:value-type="float">
            <text:p>0</text:p>
          </table:table-cell>
          <table:table-cell table:formula="of:=VLOOKUP([kokku.A853];[ares.A$1:.E$1048576];5;0)" office:value-type="float" office:value="16" calcext:value-type="float">
            <text:p>16</text:p>
          </table:table-cell>
        </table:table-row>
        <table:table-row table:style-name="ro1">
          <table:table-cell table:formula="of:=[rk.A854]" office:value-type="float" office:value="956" calcext:value-type="float">
            <text:p>956</text:p>
          </table:table-cell>
          <table:table-cell table:formula="of:=VLOOKUP([kokku.A854];[rk.A$1:.D$1048576];3;0)" office:value-type="string" office:string-value="Olev Ait" calcext:value-type="string">
            <text:p>Olev Ait</text:p>
          </table:table-cell>
          <table:table-cell table:formula="of:=VLOOKUP([kokku.A854];[res.A$1:.D$1048576];3;0)" office:value-type="string" office:string-value="" calcext:value-type="error">
            <text:p>#N/A</text:p>
          </table:table-cell>
          <table:table-cell table:formula="of:=VLOOKUP([kokku.A854];[res.A$1:.E$1048576];2;0)" office:value-type="string" office:string-value="" calcext:value-type="error">
            <text:p>#N/A</text:p>
          </table:table-cell>
          <table:table-cell table:formula="of:=VLOOKUP([kokku.A854];[ares.A$1:.E$1048576];3;0)" office:value-type="float" office:value="113" calcext:value-type="float">
            <text:p>113</text:p>
          </table:table-cell>
          <table:table-cell table:formula="of:=VLOOKUP([kokku.A854];[ares.A$1:.E$1048576];4;0)" office:value-type="float" office:value="1" calcext:value-type="float">
            <text:p>1</text:p>
          </table:table-cell>
          <table:table-cell table:formula="of:=VLOOKUP([kokku.A854];[ares.A$1:.E$1048576];5;0)" office:value-type="float" office:value="28" calcext:value-type="float">
            <text:p>28</text:p>
          </table:table-cell>
        </table:table-row>
        <table:table-row table:style-name="ro1">
          <table:table-cell table:formula="of:=[rk.A855]" office:value-type="float" office:value="957" calcext:value-type="float">
            <text:p>957</text:p>
          </table:table-cell>
          <table:table-cell table:formula="of:=VLOOKUP([kokku.A855];[rk.A$1:.D$1048576];3;0)" office:value-type="string" office:string-value="Toomas Tamm" calcext:value-type="string">
            <text:p>Toomas Tamm</text:p>
          </table:table-cell>
          <table:table-cell table:formula="of:=VLOOKUP([kokku.A855];[res.A$1:.D$1048576];3;0)" office:value-type="string" office:string-value="" calcext:value-type="error">
            <text:p>#N/A</text:p>
          </table:table-cell>
          <table:table-cell table:formula="of:=VLOOKUP([kokku.A855];[res.A$1:.E$1048576];2;0)" office:value-type="string" office:string-value="" calcext:value-type="error">
            <text:p>#N/A</text:p>
          </table:table-cell>
          <table:table-cell table:formula="of:=VLOOKUP([kokku.A855];[ares.A$1:.E$1048576];3;0)" office:value-type="float" office:value="83" calcext:value-type="float">
            <text:p>83</text:p>
          </table:table-cell>
          <table:table-cell table:formula="of:=VLOOKUP([kokku.A855];[ares.A$1:.E$1048576];4;0)" office:value-type="float" office:value="0" calcext:value-type="float">
            <text:p>0</text:p>
          </table:table-cell>
          <table:table-cell table:formula="of:=VLOOKUP([kokku.A855];[ares.A$1:.E$1048576];5;0)" office:value-type="float" office:value="14" calcext:value-type="float">
            <text:p>14</text:p>
          </table:table-cell>
        </table:table-row>
        <table:table-row table:style-name="ro1">
          <table:table-cell table:formula="of:=[rk.A856]" office:value-type="float" office:value="958" calcext:value-type="float">
            <text:p>958</text:p>
          </table:table-cell>
          <table:table-cell table:formula="of:=VLOOKUP([kokku.A856];[rk.A$1:.D$1048576];3;0)" office:value-type="string" office:string-value="Hele Kängsepp" calcext:value-type="string">
            <text:p>Hele Kängsepp</text:p>
          </table:table-cell>
          <table:table-cell table:formula="of:=VLOOKUP([kokku.A856];[res.A$1:.D$1048576];3;0)" office:value-type="string" office:string-value="" calcext:value-type="error">
            <text:p>#N/A</text:p>
          </table:table-cell>
          <table:table-cell table:formula="of:=VLOOKUP([kokku.A856];[res.A$1:.E$1048576];2;0)" office:value-type="string" office:string-value="" calcext:value-type="error">
            <text:p>#N/A</text:p>
          </table:table-cell>
          <table:table-cell table:formula="of:=VLOOKUP([kokku.A856];[ares.A$1:.E$1048576];3;0)" office:value-type="float" office:value="54" calcext:value-type="float">
            <text:p>54</text:p>
          </table:table-cell>
          <table:table-cell table:formula="of:=VLOOKUP([kokku.A856];[ares.A$1:.E$1048576];4;0)" office:value-type="float" office:value="0" calcext:value-type="float">
            <text:p>0</text:p>
          </table:table-cell>
          <table:table-cell table:formula="of:=VLOOKUP([kokku.A856];[ares.A$1:.E$1048576];5;0)" office:value-type="float" office:value="10" calcext:value-type="float">
            <text:p>10</text:p>
          </table:table-cell>
        </table:table-row>
        <table:table-row table:style-name="ro1">
          <table:table-cell table:formula="of:=[rk.A857]" office:value-type="float" office:value="959" calcext:value-type="float">
            <text:p>959</text:p>
          </table:table-cell>
          <table:table-cell table:formula="of:=VLOOKUP([kokku.A857];[rk.A$1:.D$1048576];3;0)" office:value-type="string" office:string-value="Jaanus Kruusmaa" calcext:value-type="string">
            <text:p>Jaanus Kruusmaa</text:p>
          </table:table-cell>
          <table:table-cell table:formula="of:=VLOOKUP([kokku.A857];[res.A$1:.D$1048576];3;0)" office:value-type="string" office:string-value="" calcext:value-type="error">
            <text:p>#N/A</text:p>
          </table:table-cell>
          <table:table-cell table:formula="of:=VLOOKUP([kokku.A857];[res.A$1:.E$1048576];2;0)" office:value-type="string" office:string-value="" calcext:value-type="error">
            <text:p>#N/A</text:p>
          </table:table-cell>
          <table:table-cell table:formula="of:=VLOOKUP([kokku.A857];[ares.A$1:.E$1048576];3;0)" office:value-type="float" office:value="67" calcext:value-type="float">
            <text:p>67</text:p>
          </table:table-cell>
          <table:table-cell table:formula="of:=VLOOKUP([kokku.A857];[ares.A$1:.E$1048576];4;0)" office:value-type="float" office:value="1" calcext:value-type="float">
            <text:p>1</text:p>
          </table:table-cell>
          <table:table-cell table:formula="of:=VLOOKUP([kokku.A857];[ares.A$1:.E$1048576];5;0)" office:value-type="float" office:value="11" calcext:value-type="float">
            <text:p>11</text:p>
          </table:table-cell>
        </table:table-row>
        <table:table-row table:style-name="ro1">
          <table:table-cell table:formula="of:=[rk.A858]" office:value-type="float" office:value="960" calcext:value-type="float">
            <text:p>960</text:p>
          </table:table-cell>
          <table:table-cell table:formula="of:=VLOOKUP([kokku.A858];[rk.A$1:.D$1048576];3;0)" office:value-type="string" office:string-value="Toivo Õunapuu" calcext:value-type="string">
            <text:p>Toivo Õunapuu</text:p>
          </table:table-cell>
          <table:table-cell table:formula="of:=VLOOKUP([kokku.A858];[res.A$1:.D$1048576];3;0)" office:value-type="string" office:string-value="" calcext:value-type="error">
            <text:p>#N/A</text:p>
          </table:table-cell>
          <table:table-cell table:formula="of:=VLOOKUP([kokku.A858];[res.A$1:.E$1048576];2;0)" office:value-type="string" office:string-value="" calcext:value-type="error">
            <text:p>#N/A</text:p>
          </table:table-cell>
          <table:table-cell table:formula="of:=VLOOKUP([kokku.A858];[ares.A$1:.E$1048576];3;0)" office:value-type="float" office:value="127" calcext:value-type="float">
            <text:p>127</text:p>
          </table:table-cell>
          <table:table-cell table:formula="of:=VLOOKUP([kokku.A858];[ares.A$1:.E$1048576];4;0)" office:value-type="float" office:value="1" calcext:value-type="float">
            <text:p>1</text:p>
          </table:table-cell>
          <table:table-cell table:formula="of:=VLOOKUP([kokku.A858];[ares.A$1:.E$1048576];5;0)" office:value-type="float" office:value="23" calcext:value-type="float">
            <text:p>23</text:p>
          </table:table-cell>
        </table:table-row>
        <table:table-row table:style-name="ro1">
          <table:table-cell table:formula="of:=[rk.A859]" office:value-type="float" office:value="961" calcext:value-type="float">
            <text:p>961</text:p>
          </table:table-cell>
          <table:table-cell table:formula="of:=VLOOKUP([kokku.A859];[rk.A$1:.D$1048576];3;0)" office:value-type="string" office:string-value="Veiko Rämmel" calcext:value-type="string">
            <text:p>Veiko Rämmel</text:p>
          </table:table-cell>
          <table:table-cell table:formula="of:=VLOOKUP([kokku.A859];[res.A$1:.D$1048576];3;0)" office:value-type="string" office:string-value="" calcext:value-type="error">
            <text:p>#N/A</text:p>
          </table:table-cell>
          <table:table-cell table:formula="of:=VLOOKUP([kokku.A859];[res.A$1:.E$1048576];2;0)" office:value-type="string" office:string-value="" calcext:value-type="error">
            <text:p>#N/A</text:p>
          </table:table-cell>
          <table:table-cell table:formula="of:=VLOOKUP([kokku.A859];[ares.A$1:.E$1048576];3;0)" office:value-type="float" office:value="39" calcext:value-type="float">
            <text:p>39</text:p>
          </table:table-cell>
          <table:table-cell table:formula="of:=VLOOKUP([kokku.A859];[ares.A$1:.E$1048576];4;0)" office:value-type="float" office:value="1" calcext:value-type="float">
            <text:p>1</text:p>
          </table:table-cell>
          <table:table-cell table:formula="of:=VLOOKUP([kokku.A859];[ares.A$1:.E$1048576];5;0)" office:value-type="float" office:value="6" calcext:value-type="float">
            <text:p>6</text:p>
          </table:table-cell>
        </table:table-row>
        <table:table-row table:style-name="ro1">
          <table:table-cell table:formula="of:=[rk.A860]" office:value-type="float" office:value="962" calcext:value-type="float">
            <text:p>962</text:p>
          </table:table-cell>
          <table:table-cell table:formula="of:=VLOOKUP([kokku.A860];[rk.A$1:.D$1048576];3;0)" office:value-type="string" office:string-value="Argo Mõttus" calcext:value-type="string">
            <text:p>Argo Mõttus</text:p>
          </table:table-cell>
          <table:table-cell table:formula="of:=VLOOKUP([kokku.A860];[res.A$1:.D$1048576];3;0)" office:value-type="string" office:string-value="" calcext:value-type="error">
            <text:p>#N/A</text:p>
          </table:table-cell>
          <table:table-cell table:formula="of:=VLOOKUP([kokku.A860];[res.A$1:.E$1048576];2;0)" office:value-type="string" office:string-value="" calcext:value-type="error">
            <text:p>#N/A</text:p>
          </table:table-cell>
          <table:table-cell table:formula="of:=VLOOKUP([kokku.A860];[ares.A$1:.E$1048576];3;0)" office:value-type="float" office:value="111" calcext:value-type="float">
            <text:p>111</text:p>
          </table:table-cell>
          <table:table-cell table:formula="of:=VLOOKUP([kokku.A860];[ares.A$1:.E$1048576];4;0)" office:value-type="float" office:value="0" calcext:value-type="float">
            <text:p>0</text:p>
          </table:table-cell>
          <table:table-cell table:formula="of:=VLOOKUP([kokku.A860];[ares.A$1:.E$1048576];5;0)" office:value-type="float" office:value="19" calcext:value-type="float">
            <text:p>19</text:p>
          </table:table-cell>
        </table:table-row>
        <table:table-row table:style-name="ro1">
          <table:table-cell table:formula="of:=[rk.A861]" office:value-type="float" office:value="963" calcext:value-type="float">
            <text:p>963</text:p>
          </table:table-cell>
          <table:table-cell table:formula="of:=VLOOKUP([kokku.A861];[rk.A$1:.D$1048576];3;0)" office:value-type="string" office:string-value="Peeter Paemurru" calcext:value-type="string">
            <text:p>Peeter Paemurru</text:p>
          </table:table-cell>
          <table:table-cell table:formula="of:=VLOOKUP([kokku.A861];[res.A$1:.D$1048576];3;0)" office:value-type="string" office:string-value="" calcext:value-type="error">
            <text:p>#N/A</text:p>
          </table:table-cell>
          <table:table-cell table:formula="of:=VLOOKUP([kokku.A861];[res.A$1:.E$1048576];2;0)" office:value-type="string" office:string-value="" calcext:value-type="error">
            <text:p>#N/A</text:p>
          </table:table-cell>
          <table:table-cell table:formula="of:=VLOOKUP([kokku.A861];[ares.A$1:.E$1048576];3;0)" office:value-type="float" office:value="88" calcext:value-type="float">
            <text:p>88</text:p>
          </table:table-cell>
          <table:table-cell table:formula="of:=VLOOKUP([kokku.A861];[ares.A$1:.E$1048576];4;0)" office:value-type="float" office:value="0" calcext:value-type="float">
            <text:p>0</text:p>
          </table:table-cell>
          <table:table-cell table:formula="of:=VLOOKUP([kokku.A861];[ares.A$1:.E$1048576];5;0)" office:value-type="float" office:value="15" calcext:value-type="float">
            <text:p>15</text:p>
          </table:table-cell>
        </table:table-row>
        <table:table-row table:style-name="ro1">
          <table:table-cell table:formula="of:=[rk.A862]" office:value-type="float" office:value="964" calcext:value-type="float">
            <text:p>964</text:p>
          </table:table-cell>
          <table:table-cell table:formula="of:=VLOOKUP([kokku.A862];[rk.A$1:.D$1048576];3;0)" office:value-type="string" office:string-value="Ilmar Ibragimov" calcext:value-type="string">
            <text:p>Ilmar Ibragimov</text:p>
          </table:table-cell>
          <table:table-cell table:formula="of:=VLOOKUP([kokku.A862];[res.A$1:.D$1048576];3;0)" office:value-type="string" office:string-value="" calcext:value-type="error">
            <text:p>#N/A</text:p>
          </table:table-cell>
          <table:table-cell table:formula="of:=VLOOKUP([kokku.A862];[res.A$1:.E$1048576];2;0)" office:value-type="string" office:string-value="" calcext:value-type="error">
            <text:p>#N/A</text:p>
          </table:table-cell>
          <table:table-cell table:formula="of:=VLOOKUP([kokku.A862];[ares.A$1:.E$1048576];3;0)" office:value-type="float" office:value="26" calcext:value-type="float">
            <text:p>26</text:p>
          </table:table-cell>
          <table:table-cell table:formula="of:=VLOOKUP([kokku.A862];[ares.A$1:.E$1048576];4;0)" office:value-type="float" office:value="0" calcext:value-type="float">
            <text:p>0</text:p>
          </table:table-cell>
          <table:table-cell table:formula="of:=VLOOKUP([kokku.A862];[ares.A$1:.E$1048576];5;0)" office:value-type="float" office:value="6" calcext:value-type="float">
            <text:p>6</text:p>
          </table:table-cell>
        </table:table-row>
        <table:table-row table:style-name="ro1">
          <table:table-cell table:formula="of:=[rk.A863]" office:value-type="float" office:value="965" calcext:value-type="float">
            <text:p>965</text:p>
          </table:table-cell>
          <table:table-cell table:formula="of:=VLOOKUP([kokku.A863];[rk.A$1:.D$1048576];3;0)" office:value-type="string" office:string-value="Jaak Vackermann" calcext:value-type="string">
            <text:p>Jaak Vackermann</text:p>
          </table:table-cell>
          <table:table-cell table:formula="of:=VLOOKUP([kokku.A863];[res.A$1:.D$1048576];3;0)" office:value-type="string" office:string-value="" calcext:value-type="error">
            <text:p>#N/A</text:p>
          </table:table-cell>
          <table:table-cell table:formula="of:=VLOOKUP([kokku.A863];[res.A$1:.E$1048576];2;0)" office:value-type="string" office:string-value="" calcext:value-type="error">
            <text:p>#N/A</text:p>
          </table:table-cell>
          <table:table-cell table:formula="of:=VLOOKUP([kokku.A863];[ares.A$1:.E$1048576];3;0)" office:value-type="float" office:value="79" calcext:value-type="float">
            <text:p>79</text:p>
          </table:table-cell>
          <table:table-cell table:formula="of:=VLOOKUP([kokku.A863];[ares.A$1:.E$1048576];4;0)" office:value-type="float" office:value="0" calcext:value-type="float">
            <text:p>0</text:p>
          </table:table-cell>
          <table:table-cell table:formula="of:=VLOOKUP([kokku.A863];[ares.A$1:.E$1048576];5;0)" office:value-type="float" office:value="28" calcext:value-type="float">
            <text:p>28</text:p>
          </table:table-cell>
        </table:table-row>
        <table:table-row table:style-name="ro1">
          <table:table-cell table:formula="of:=[rk.A864]" office:value-type="float" office:value="966" calcext:value-type="float">
            <text:p>966</text:p>
          </table:table-cell>
          <table:table-cell table:formula="of:=VLOOKUP([kokku.A864];[rk.A$1:.D$1048576];3;0)" office:value-type="string" office:string-value="Greete Reinson" calcext:value-type="string">
            <text:p>Greete Reinson</text:p>
          </table:table-cell>
          <table:table-cell table:formula="of:=VLOOKUP([kokku.A864];[res.A$1:.D$1048576];3;0)" office:value-type="string" office:string-value="" calcext:value-type="error">
            <text:p>#N/A</text:p>
          </table:table-cell>
          <table:table-cell table:formula="of:=VLOOKUP([kokku.A864];[res.A$1:.E$1048576];2;0)" office:value-type="string" office:string-value="" calcext:value-type="error">
            <text:p>#N/A</text:p>
          </table:table-cell>
          <table:table-cell table:formula="of:=VLOOKUP([kokku.A864];[ares.A$1:.E$1048576];3;0)" office:value-type="float" office:value="42" calcext:value-type="float">
            <text:p>42</text:p>
          </table:table-cell>
          <table:table-cell table:formula="of:=VLOOKUP([kokku.A864];[ares.A$1:.E$1048576];4;0)" office:value-type="float" office:value="0" calcext:value-type="float">
            <text:p>0</text:p>
          </table:table-cell>
          <table:table-cell table:formula="of:=VLOOKUP([kokku.A864];[ares.A$1:.E$1048576];5;0)" office:value-type="float" office:value="18" calcext:value-type="float">
            <text:p>18</text:p>
          </table:table-cell>
        </table:table-row>
        <table:table-row table:style-name="ro1">
          <table:table-cell table:formula="of:=[rk.A865]" office:value-type="float" office:value="967" calcext:value-type="float">
            <text:p>967</text:p>
          </table:table-cell>
          <table:table-cell table:formula="of:=VLOOKUP([kokku.A865];[rk.A$1:.D$1048576];3;0)" office:value-type="string" office:string-value="Marek Ranne" calcext:value-type="string">
            <text:p>Marek Ranne</text:p>
          </table:table-cell>
          <table:table-cell table:formula="of:=VLOOKUP([kokku.A865];[res.A$1:.D$1048576];3;0)" office:value-type="string" office:string-value="" calcext:value-type="error">
            <text:p>#N/A</text:p>
          </table:table-cell>
          <table:table-cell table:formula="of:=VLOOKUP([kokku.A865];[res.A$1:.E$1048576];2;0)" office:value-type="string" office:string-value="" calcext:value-type="error">
            <text:p>#N/A</text:p>
          </table:table-cell>
          <table:table-cell table:formula="of:=VLOOKUP([kokku.A865];[ares.A$1:.E$1048576];3;0)" office:value-type="float" office:value="114" calcext:value-type="float">
            <text:p>114</text:p>
          </table:table-cell>
          <table:table-cell table:formula="of:=VLOOKUP([kokku.A865];[ares.A$1:.E$1048576];4;0)" office:value-type="float" office:value="0" calcext:value-type="float">
            <text:p>0</text:p>
          </table:table-cell>
          <table:table-cell table:formula="of:=VLOOKUP([kokku.A865];[ares.A$1:.E$1048576];5;0)" office:value-type="float" office:value="48" calcext:value-type="float">
            <text:p>48</text:p>
          </table:table-cell>
        </table:table-row>
        <table:table-row table:style-name="ro1">
          <table:table-cell table:formula="of:=[rk.A866]" office:value-type="float" office:value="968" calcext:value-type="float">
            <text:p>968</text:p>
          </table:table-cell>
          <table:table-cell table:formula="of:=VLOOKUP([kokku.A866];[rk.A$1:.D$1048576];3;0)" office:value-type="string" office:string-value="Henn Leetna" calcext:value-type="string">
            <text:p>Henn Leetna</text:p>
          </table:table-cell>
          <table:table-cell table:formula="of:=VLOOKUP([kokku.A866];[res.A$1:.D$1048576];3;0)" office:value-type="string" office:string-value="" calcext:value-type="error">
            <text:p>#N/A</text:p>
          </table:table-cell>
          <table:table-cell table:formula="of:=VLOOKUP([kokku.A866];[res.A$1:.E$1048576];2;0)" office:value-type="string" office:string-value="" calcext:value-type="error">
            <text:p>#N/A</text:p>
          </table:table-cell>
          <table:table-cell table:formula="of:=VLOOKUP([kokku.A866];[ares.A$1:.E$1048576];3;0)" office:value-type="float" office:value="42" calcext:value-type="float">
            <text:p>42</text:p>
          </table:table-cell>
          <table:table-cell table:formula="of:=VLOOKUP([kokku.A866];[ares.A$1:.E$1048576];4;0)" office:value-type="float" office:value="0" calcext:value-type="float">
            <text:p>0</text:p>
          </table:table-cell>
          <table:table-cell table:formula="of:=VLOOKUP([kokku.A866];[ares.A$1:.E$1048576];5;0)" office:value-type="float" office:value="8" calcext:value-type="float">
            <text:p>8</text:p>
          </table:table-cell>
        </table:table-row>
        <table:table-row table:style-name="ro1">
          <table:table-cell table:formula="of:=[rk.A867]" office:value-type="float" office:value="969" calcext:value-type="float">
            <text:p>969</text:p>
          </table:table-cell>
          <table:table-cell table:formula="of:=VLOOKUP([kokku.A867];[rk.A$1:.D$1048576];3;0)" office:value-type="string" office:string-value="Urmo Karusoo" calcext:value-type="string">
            <text:p>Urmo Karusoo</text:p>
          </table:table-cell>
          <table:table-cell table:formula="of:=VLOOKUP([kokku.A867];[res.A$1:.D$1048576];3;0)" office:value-type="string" office:string-value="" calcext:value-type="error">
            <text:p>#N/A</text:p>
          </table:table-cell>
          <table:table-cell table:formula="of:=VLOOKUP([kokku.A867];[res.A$1:.E$1048576];2;0)" office:value-type="string" office:string-value="" calcext:value-type="error">
            <text:p>#N/A</text:p>
          </table:table-cell>
          <table:table-cell table:formula="of:=VLOOKUP([kokku.A867];[ares.A$1:.E$1048576];3;0)" office:value-type="float" office:value="111" calcext:value-type="float">
            <text:p>111</text:p>
          </table:table-cell>
          <table:table-cell table:formula="of:=VLOOKUP([kokku.A867];[ares.A$1:.E$1048576];4;0)" office:value-type="float" office:value="0" calcext:value-type="float">
            <text:p>0</text:p>
          </table:table-cell>
          <table:table-cell table:formula="of:=VLOOKUP([kokku.A867];[ares.A$1:.E$1048576];5;0)" office:value-type="float" office:value="23" calcext:value-type="float">
            <text:p>23</text:p>
          </table:table-cell>
        </table:table-row>
        <table:table-row table:style-name="ro1">
          <table:table-cell table:formula="of:=[rk.A868]" office:value-type="float" office:value="970" calcext:value-type="float">
            <text:p>970</text:p>
          </table:table-cell>
          <table:table-cell table:formula="of:=VLOOKUP([kokku.A868];[rk.A$1:.D$1048576];3;0)" office:value-type="string" office:string-value="Svetlana Ivnitskaja" calcext:value-type="string">
            <text:p>Svetlana Ivnitskaja</text:p>
          </table:table-cell>
          <table:table-cell table:formula="of:=VLOOKUP([kokku.A868];[res.A$1:.D$1048576];3;0)" office:value-type="string" office:string-value="" calcext:value-type="error">
            <text:p>#N/A</text:p>
          </table:table-cell>
          <table:table-cell table:formula="of:=VLOOKUP([kokku.A868];[res.A$1:.E$1048576];2;0)" office:value-type="string" office:string-value="" calcext:value-type="error">
            <text:p>#N/A</text:p>
          </table:table-cell>
          <table:table-cell table:formula="of:=VLOOKUP([kokku.A868];[ares.A$1:.E$1048576];3;0)" office:value-type="float" office:value="46" calcext:value-type="float">
            <text:p>46</text:p>
          </table:table-cell>
          <table:table-cell table:formula="of:=VLOOKUP([kokku.A868];[ares.A$1:.E$1048576];4;0)" office:value-type="float" office:value="0" calcext:value-type="float">
            <text:p>0</text:p>
          </table:table-cell>
          <table:table-cell table:formula="of:=VLOOKUP([kokku.A868];[ares.A$1:.E$1048576];5;0)" office:value-type="float" office:value="8" calcext:value-type="float">
            <text:p>8</text:p>
          </table:table-cell>
        </table:table-row>
        <table:table-row table:style-name="ro1">
          <table:table-cell table:formula="of:=[rk.A869]" office:value-type="float" office:value="971" calcext:value-type="float">
            <text:p>971</text:p>
          </table:table-cell>
          <table:table-cell table:formula="of:=VLOOKUP([kokku.A869];[rk.A$1:.D$1048576];3;0)" office:value-type="string" office:string-value="Maarika Pähklemäe" calcext:value-type="string">
            <text:p>Maarika Pähklemäe</text:p>
          </table:table-cell>
          <table:table-cell table:formula="of:=VLOOKUP([kokku.A869];[res.A$1:.D$1048576];3;0)" office:value-type="string" office:string-value="" calcext:value-type="error">
            <text:p>#N/A</text:p>
          </table:table-cell>
          <table:table-cell table:formula="of:=VLOOKUP([kokku.A869];[res.A$1:.E$1048576];2;0)" office:value-type="string" office:string-value="" calcext:value-type="error">
            <text:p>#N/A</text:p>
          </table:table-cell>
          <table:table-cell table:formula="of:=VLOOKUP([kokku.A869];[ares.A$1:.E$1048576];3;0)" office:value-type="float" office:value="82" calcext:value-type="float">
            <text:p>82</text:p>
          </table:table-cell>
          <table:table-cell table:formula="of:=VLOOKUP([kokku.A869];[ares.A$1:.E$1048576];4;0)" office:value-type="float" office:value="0" calcext:value-type="float">
            <text:p>0</text:p>
          </table:table-cell>
          <table:table-cell table:formula="of:=VLOOKUP([kokku.A869];[ares.A$1:.E$1048576];5;0)" office:value-type="float" office:value="24" calcext:value-type="float">
            <text:p>24</text:p>
          </table:table-cell>
        </table:table-row>
        <table:table-row table:style-name="ro1">
          <table:table-cell table:formula="of:=[rk.A870]" office:value-type="float" office:value="972" calcext:value-type="float">
            <text:p>972</text:p>
          </table:table-cell>
          <table:table-cell table:formula="of:=VLOOKUP([kokku.A870];[rk.A$1:.D$1048576];3;0)" office:value-type="string" office:string-value="Tarmo Porroson" calcext:value-type="string">
            <text:p>Tarmo Porroson</text:p>
          </table:table-cell>
          <table:table-cell table:formula="of:=VLOOKUP([kokku.A870];[res.A$1:.D$1048576];3;0)" office:value-type="string" office:string-value="" calcext:value-type="error">
            <text:p>#N/A</text:p>
          </table:table-cell>
          <table:table-cell table:formula="of:=VLOOKUP([kokku.A870];[res.A$1:.E$1048576];2;0)" office:value-type="string" office:string-value="" calcext:value-type="error">
            <text:p>#N/A</text:p>
          </table:table-cell>
          <table:table-cell table:formula="of:=VLOOKUP([kokku.A870];[ares.A$1:.E$1048576];3;0)" office:value-type="float" office:value="59" calcext:value-type="float">
            <text:p>59</text:p>
          </table:table-cell>
          <table:table-cell table:formula="of:=VLOOKUP([kokku.A870];[ares.A$1:.E$1048576];4;0)" office:value-type="float" office:value="0" calcext:value-type="float">
            <text:p>0</text:p>
          </table:table-cell>
          <table:table-cell table:formula="of:=VLOOKUP([kokku.A870];[ares.A$1:.E$1048576];5;0)" office:value-type="float" office:value="16" calcext:value-type="float">
            <text:p>16</text:p>
          </table:table-cell>
        </table:table-row>
        <table:table-row table:style-name="ro1">
          <table:table-cell table:formula="of:=[rk.A871]" office:value-type="float" office:value="973" calcext:value-type="float">
            <text:p>973</text:p>
          </table:table-cell>
          <table:table-cell table:formula="of:=VLOOKUP([kokku.A871];[rk.A$1:.D$1048576];3;0)" office:value-type="string" office:string-value="Ege Hirv" calcext:value-type="string">
            <text:p>Ege Hirv</text:p>
          </table:table-cell>
          <table:table-cell table:formula="of:=VLOOKUP([kokku.A871];[res.A$1:.D$1048576];3;0)" office:value-type="string" office:string-value="" calcext:value-type="error">
            <text:p>#N/A</text:p>
          </table:table-cell>
          <table:table-cell table:formula="of:=VLOOKUP([kokku.A871];[res.A$1:.E$1048576];2;0)" office:value-type="string" office:string-value="" calcext:value-type="error">
            <text:p>#N/A</text:p>
          </table:table-cell>
          <table:table-cell table:formula="of:=VLOOKUP([kokku.A871];[ares.A$1:.E$1048576];3;0)" office:value-type="float" office:value="110" calcext:value-type="float">
            <text:p>110</text:p>
          </table:table-cell>
          <table:table-cell table:formula="of:=VLOOKUP([kokku.A871];[ares.A$1:.E$1048576];4;0)" office:value-type="float" office:value="0" calcext:value-type="float">
            <text:p>0</text:p>
          </table:table-cell>
          <table:table-cell table:formula="of:=VLOOKUP([kokku.A871];[ares.A$1:.E$1048576];5;0)" office:value-type="float" office:value="26" calcext:value-type="float">
            <text:p>26</text:p>
          </table:table-cell>
        </table:table-row>
        <table:table-row table:style-name="ro1">
          <table:table-cell table:formula="of:=[rk.A872]" office:value-type="float" office:value="974" calcext:value-type="float">
            <text:p>974</text:p>
          </table:table-cell>
          <table:table-cell table:formula="of:=VLOOKUP([kokku.A872];[rk.A$1:.D$1048576];3;0)" office:value-type="string" office:string-value="Heli Koit" calcext:value-type="string">
            <text:p>Heli Koit</text:p>
          </table:table-cell>
          <table:table-cell table:formula="of:=VLOOKUP([kokku.A872];[res.A$1:.D$1048576];3;0)" office:value-type="string" office:string-value="" calcext:value-type="error">
            <text:p>#N/A</text:p>
          </table:table-cell>
          <table:table-cell table:formula="of:=VLOOKUP([kokku.A872];[res.A$1:.E$1048576];2;0)" office:value-type="string" office:string-value="" calcext:value-type="error">
            <text:p>#N/A</text:p>
          </table:table-cell>
          <table:table-cell table:formula="of:=VLOOKUP([kokku.A872];[ares.A$1:.E$1048576];3;0)" office:value-type="float" office:value="176" calcext:value-type="float">
            <text:p>176</text:p>
          </table:table-cell>
          <table:table-cell table:formula="of:=VLOOKUP([kokku.A872];[ares.A$1:.E$1048576];4;0)" office:value-type="float" office:value="1" calcext:value-type="float">
            <text:p>1</text:p>
          </table:table-cell>
          <table:table-cell table:formula="of:=VLOOKUP([kokku.A872];[ares.A$1:.E$1048576];5;0)" office:value-type="float" office:value="58" calcext:value-type="float">
            <text:p>58</text:p>
          </table:table-cell>
        </table:table-row>
        <table:table-row table:style-name="ro1">
          <table:table-cell table:formula="of:=[rk.A873]" office:value-type="float" office:value="0" calcext:value-type="float">
            <text:p>0</text:p>
          </table:table-cell>
          <table:table-cell table:formula="of:=VLOOKUP([kokku.A873];[res.A$1:.D$1048576];4;0)" office:value-type="string" office:string-value="" calcext:value-type="error">
            <text:p>#N/A</text:p>
          </table:table-cell>
          <table:table-cell table:formula="of:=VLOOKUP([kokku.A873];[res.A$1:.D$1048576];3;0)" office:value-type="string" office:string-value="" calcext:value-type="error">
            <text:p>#N/A</text:p>
          </table:table-cell>
          <table:table-cell table:formula="of:=VLOOKUP([kokku.A873];[res.A$1:.E$1048576];2;0)" office:value-type="string" office:string-value="" calcext:value-type="error">
            <text:p>#N/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rk.A874]" office:value-type="float" office:value="0" calcext:value-type="float">
            <text:p>0</text:p>
          </table:table-cell>
          <table:table-cell table:formula="of:=VLOOKUP([kokku.A874];[res.A$1:.D$1048576];4;0)" office:value-type="string" office:string-value="" calcext:value-type="error">
            <text:p>#N/A</text:p>
          </table:table-cell>
          <table:table-cell table:formula="of:=VLOOKUP([kokku.A874];[res.A$1:.D$1048576];3;0)" office:value-type="string" office:string-value="" calcext:value-type="error">
            <text:p>#N/A</text:p>
          </table:table-cell>
          <table:table-cell table:formula="of:=VLOOKUP([kokku.A874];[res.A$1:.E$1048576];2;0)" office:value-type="string" office:string-value="" calcext:value-type="error">
            <text:p>#N/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rk.A875]" office:value-type="float" office:value="0" calcext:value-type="float">
            <text:p>0</text:p>
          </table:table-cell>
          <table:table-cell table:formula="of:=VLOOKUP([kokku.A875];[res.A$1:.D$1048576];4;0)" office:value-type="string" office:string-value="" calcext:value-type="error">
            <text:p>#N/A</text:p>
          </table:table-cell>
          <table:table-cell table:formula="of:=VLOOKUP([kokku.A875];[res.A$1:.D$1048576];3;0)" office:value-type="string" office:string-value="" calcext:value-type="error">
            <text:p>#N/A</text:p>
          </table:table-cell>
          <table:table-cell table:formula="of:=VLOOKUP([kokku.A875];[res.A$1:.E$1048576];2;0)" office:value-type="string" office:string-value="" calcext:value-type="error">
            <text:p>#N/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rk.A876]" office:value-type="float" office:value="0" calcext:value-type="float">
            <text:p>0</text:p>
          </table:table-cell>
          <table:table-cell table:formula="of:=VLOOKUP([kokku.A876];[res.A$1:.D$1048576];4;0)" office:value-type="string" office:string-value="" calcext:value-type="error">
            <text:p>#N/A</text:p>
          </table:table-cell>
          <table:table-cell table:formula="of:=VLOOKUP([kokku.A876];[res.A$1:.D$1048576];3;0)" office:value-type="string" office:string-value="" calcext:value-type="error">
            <text:p>#N/A</text:p>
          </table:table-cell>
          <table:table-cell table:formula="of:=VLOOKUP([kokku.A876];[res.A$1:.E$1048576];2;0)" office:value-type="string" office:string-value="" calcext:value-type="error">
            <text:p>#N/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rk.A877]" office:value-type="float" office:value="0" calcext:value-type="float">
            <text:p>0</text:p>
          </table:table-cell>
          <table:table-cell table:formula="of:=VLOOKUP([kokku.A877];[res.A$1:.D$1048576];4;0)" office:value-type="string" office:string-value="" calcext:value-type="error">
            <text:p>#N/A</text:p>
          </table:table-cell>
          <table:table-cell table:formula="of:=VLOOKUP([kokku.A877];[res.A$1:.D$1048576];3;0)" office:value-type="string" office:string-value="" calcext:value-type="error">
            <text:p>#N/A</text:p>
          </table:table-cell>
          <table:table-cell table:formula="of:=VLOOKUP([kokku.A877];[res.A$1:.E$1048576];2;0)" office:value-type="string" office:string-value="" calcext:value-type="error">
            <text:p>#N/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rk.A878]" office:value-type="float" office:value="0" calcext:value-type="float">
            <text:p>0</text:p>
          </table:table-cell>
          <table:table-cell table:formula="of:=VLOOKUP([kokku.A878];[res.A$1:.D$1048576];4;0)" office:value-type="string" office:string-value="" calcext:value-type="error">
            <text:p>#N/A</text:p>
          </table:table-cell>
          <table:table-cell table:formula="of:=VLOOKUP([kokku.A878];[res.A$1:.D$1048576];3;0)" office:value-type="string" office:string-value="" calcext:value-type="error">
            <text:p>#N/A</text:p>
          </table:table-cell>
          <table:table-cell table:formula="of:=VLOOKUP([kokku.A878];[res.A$1:.E$1048576];2;0)" office:value-type="string" office:string-value="" calcext:value-type="error">
            <text:p>#N/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rk.A879]" office:value-type="float" office:value="0" calcext:value-type="float">
            <text:p>0</text:p>
          </table:table-cell>
          <table:table-cell table:formula="of:=VLOOKUP([kokku.A879];[res.A$1:.D$1048576];4;0)" office:value-type="string" office:string-value="" calcext:value-type="error">
            <text:p>#N/A</text:p>
          </table:table-cell>
          <table:table-cell table:formula="of:=VLOOKUP([kokku.A879];[res.A$1:.D$1048576];3;0)" office:value-type="string" office:string-value="" calcext:value-type="error">
            <text:p>#N/A</text:p>
          </table:table-cell>
          <table:table-cell table:formula="of:=VLOOKUP([kokku.A879];[res.A$1:.E$1048576];2;0)" office:value-type="string" office:string-value="" calcext:value-type="error">
            <text:p>#N/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rk.A880]" office:value-type="float" office:value="0" calcext:value-type="float">
            <text:p>0</text:p>
          </table:table-cell>
          <table:table-cell table:formula="of:=VLOOKUP([kokku.A880];[res.A$1:.D$1048576];4;0)" office:value-type="string" office:string-value="" calcext:value-type="error">
            <text:p>#N/A</text:p>
          </table:table-cell>
          <table:table-cell table:formula="of:=VLOOKUP([kokku.A880];[res.A$1:.D$1048576];3;0)" office:value-type="string" office:string-value="" calcext:value-type="error">
            <text:p>#N/A</text:p>
          </table:table-cell>
          <table:table-cell table:formula="of:=VLOOKUP([kokku.A880];[res.A$1:.E$1048576];2;0)" office:value-type="string" office:string-value="" calcext:value-type="error">
            <text:p>#N/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rk.A881]" office:value-type="float" office:value="0" calcext:value-type="float">
            <text:p>0</text:p>
          </table:table-cell>
          <table:table-cell table:formula="of:=VLOOKUP([kokku.A881];[res.A$1:.D$1048576];4;0)" office:value-type="string" office:string-value="" calcext:value-type="error">
            <text:p>#N/A</text:p>
          </table:table-cell>
          <table:table-cell table:formula="of:=VLOOKUP([kokku.A881];[res.A$1:.D$1048576];3;0)" office:value-type="string" office:string-value="" calcext:value-type="error">
            <text:p>#N/A</text:p>
          </table:table-cell>
          <table:table-cell table:formula="of:=VLOOKUP([kokku.A881];[res.A$1:.E$1048576];2;0)" office:value-type="string" office:string-value="" calcext:value-type="error">
            <text:p>#N/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rk.A882]" office:value-type="float" office:value="0" calcext:value-type="float">
            <text:p>0</text:p>
          </table:table-cell>
          <table:table-cell table:formula="of:=VLOOKUP([kokku.A882];[res.A$1:.D$1048576];4;0)" office:value-type="string" office:string-value="" calcext:value-type="error">
            <text:p>#N/A</text:p>
          </table:table-cell>
          <table:table-cell table:formula="of:=VLOOKUP([kokku.A882];[res.A$1:.D$1048576];3;0)" office:value-type="string" office:string-value="" calcext:value-type="error">
            <text:p>#N/A</text:p>
          </table:table-cell>
          <table:table-cell table:formula="of:=VLOOKUP([kokku.A882];[res.A$1:.E$1048576];2;0)" office:value-type="string" office:string-value="" calcext:value-type="error">
            <text:p>#N/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rk.A883]" office:value-type="float" office:value="0" calcext:value-type="float">
            <text:p>0</text:p>
          </table:table-cell>
          <table:table-cell table:formula="of:=VLOOKUP([kokku.A883];[res.A$1:.D$1048576];4;0)" office:value-type="string" office:string-value="" calcext:value-type="error">
            <text:p>#N/A</text:p>
          </table:table-cell>
          <table:table-cell table:formula="of:=VLOOKUP([kokku.A883];[res.A$1:.D$1048576];3;0)" office:value-type="string" office:string-value="" calcext:value-type="error">
            <text:p>#N/A</text:p>
          </table:table-cell>
          <table:table-cell table:formula="of:=VLOOKUP([kokku.A883];[res.A$1:.E$1048576];2;0)" office:value-type="string" office:string-value="" calcext:value-type="error">
            <text:p>#N/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rk.A884]" office:value-type="float" office:value="0" calcext:value-type="float">
            <text:p>0</text:p>
          </table:table-cell>
          <table:table-cell table:formula="of:=VLOOKUP([kokku.A884];[res.A$1:.D$1048576];4;0)" office:value-type="string" office:string-value="" calcext:value-type="error">
            <text:p>#N/A</text:p>
          </table:table-cell>
          <table:table-cell table:formula="of:=VLOOKUP([kokku.A884];[res.A$1:.D$1048576];3;0)" office:value-type="string" office:string-value="" calcext:value-type="error">
            <text:p>#N/A</text:p>
          </table:table-cell>
          <table:table-cell table:formula="of:=VLOOKUP([kokku.A884];[res.A$1:.E$1048576];2;0)" office:value-type="string" office:string-value="" calcext:value-type="error">
            <text:p>#N/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rk.A885]" office:value-type="float" office:value="0" calcext:value-type="float">
            <text:p>0</text:p>
          </table:table-cell>
          <table:table-cell table:formula="of:=VLOOKUP([kokku.A885];[res.A$1:.D$1048576];4;0)" office:value-type="string" office:string-value="" calcext:value-type="error">
            <text:p>#N/A</text:p>
          </table:table-cell>
          <table:table-cell table:formula="of:=VLOOKUP([kokku.A885];[res.A$1:.D$1048576];3;0)" office:value-type="string" office:string-value="" calcext:value-type="error">
            <text:p>#N/A</text:p>
          </table:table-cell>
          <table:table-cell table:formula="of:=VLOOKUP([kokku.A885];[res.A$1:.E$1048576];2;0)" office:value-type="string" office:string-value="" calcext:value-type="error">
            <text:p>#N/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rk.A886]" office:value-type="float" office:value="0" calcext:value-type="float">
            <text:p>0</text:p>
          </table:table-cell>
          <table:table-cell table:formula="of:=VLOOKUP([kokku.A886];[res.A$1:.D$1048576];4;0)" office:value-type="string" office:string-value="" calcext:value-type="error">
            <text:p>#N/A</text:p>
          </table:table-cell>
          <table:table-cell table:formula="of:=VLOOKUP([kokku.A886];[res.A$1:.D$1048576];3;0)" office:value-type="string" office:string-value="" calcext:value-type="error">
            <text:p>#N/A</text:p>
          </table:table-cell>
          <table:table-cell table:formula="of:=VLOOKUP([kokku.A886];[res.A$1:.E$1048576];2;0)" office:value-type="string" office:string-value="" calcext:value-type="error">
            <text:p>#N/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rk.A887]" office:value-type="float" office:value="0" calcext:value-type="float">
            <text:p>0</text:p>
          </table:table-cell>
          <table:table-cell table:formula="of:=VLOOKUP([kokku.A887];[res.A$1:.D$1048576];4;0)" office:value-type="string" office:string-value="" calcext:value-type="error">
            <text:p>#N/A</text:p>
          </table:table-cell>
          <table:table-cell table:formula="of:=VLOOKUP([kokku.A887];[res.A$1:.D$1048576];3;0)" office:value-type="string" office:string-value="" calcext:value-type="error">
            <text:p>#N/A</text:p>
          </table:table-cell>
          <table:table-cell table:formula="of:=VLOOKUP([kokku.A887];[res.A$1:.E$1048576];2;0)" office:value-type="string" office:string-value="" calcext:value-type="error">
            <text:p>#N/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rk.A888]" office:value-type="float" office:value="0" calcext:value-type="float">
            <text:p>0</text:p>
          </table:table-cell>
          <table:table-cell table:formula="of:=VLOOKUP([kokku.A888];[res.A$1:.D$1048576];4;0)" office:value-type="string" office:string-value="" calcext:value-type="error">
            <text:p>#N/A</text:p>
          </table:table-cell>
          <table:table-cell table:formula="of:=VLOOKUP([kokku.A888];[res.A$1:.D$1048576];3;0)" office:value-type="string" office:string-value="" calcext:value-type="error">
            <text:p>#N/A</text:p>
          </table:table-cell>
          <table:table-cell table:formula="of:=VLOOKUP([kokku.A888];[res.A$1:.E$1048576];2;0)" office:value-type="string" office:string-value="" calcext:value-type="error">
            <text:p>#N/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rk.A889]" office:value-type="float" office:value="0" calcext:value-type="float">
            <text:p>0</text:p>
          </table:table-cell>
          <table:table-cell table:formula="of:=VLOOKUP([kokku.A889];[res.A$1:.D$1048576];4;0)" office:value-type="string" office:string-value="" calcext:value-type="error">
            <text:p>#N/A</text:p>
          </table:table-cell>
          <table:table-cell table:formula="of:=VLOOKUP([kokku.A889];[res.A$1:.D$1048576];3;0)" office:value-type="string" office:string-value="" calcext:value-type="error">
            <text:p>#N/A</text:p>
          </table:table-cell>
          <table:table-cell table:formula="of:=VLOOKUP([kokku.A889];[res.A$1:.E$1048576];2;0)" office:value-type="string" office:string-value="" calcext:value-type="error">
            <text:p>#N/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rk.A890]" office:value-type="float" office:value="0" calcext:value-type="float">
            <text:p>0</text:p>
          </table:table-cell>
          <table:table-cell table:formula="of:=VLOOKUP([kokku.A890];[res.A$1:.D$1048576];4;0)" office:value-type="string" office:string-value="" calcext:value-type="error">
            <text:p>#N/A</text:p>
          </table:table-cell>
          <table:table-cell table:formula="of:=VLOOKUP([kokku.A890];[res.A$1:.D$1048576];3;0)" office:value-type="string" office:string-value="" calcext:value-type="error">
            <text:p>#N/A</text:p>
          </table:table-cell>
          <table:table-cell table:formula="of:=VLOOKUP([kokku.A890];[res.A$1:.E$1048576];2;0)" office:value-type="string" office:string-value="" calcext:value-type="error">
            <text:p>#N/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rk.A891]" office:value-type="float" office:value="0" calcext:value-type="float">
            <text:p>0</text:p>
          </table:table-cell>
          <table:table-cell table:formula="of:=VLOOKUP([kokku.A891];[res.A$1:.D$1048576];4;0)" office:value-type="string" office:string-value="" calcext:value-type="error">
            <text:p>#N/A</text:p>
          </table:table-cell>
          <table:table-cell table:formula="of:=VLOOKUP([kokku.A891];[res.A$1:.D$1048576];3;0)" office:value-type="string" office:string-value="" calcext:value-type="error">
            <text:p>#N/A</text:p>
          </table:table-cell>
          <table:table-cell table:formula="of:=VLOOKUP([kokku.A891];[res.A$1:.E$1048576];2;0)" office:value-type="string" office:string-value="" calcext:value-type="error">
            <text:p>#N/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rk.A892]" office:value-type="float" office:value="0" calcext:value-type="float">
            <text:p>0</text:p>
          </table:table-cell>
          <table:table-cell table:formula="of:=VLOOKUP([kokku.A892];[res.A$1:.D$1048576];4;0)" office:value-type="string" office:string-value="" calcext:value-type="error">
            <text:p>#N/A</text:p>
          </table:table-cell>
          <table:table-cell table:formula="of:=VLOOKUP([kokku.A892];[res.A$1:.D$1048576];3;0)" office:value-type="string" office:string-value="" calcext:value-type="error">
            <text:p>#N/A</text:p>
          </table:table-cell>
          <table:table-cell table:formula="of:=VLOOKUP([kokku.A892];[res.A$1:.E$1048576];2;0)" office:value-type="string" office:string-value="" calcext:value-type="error">
            <text:p>#N/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rk.A893]" office:value-type="float" office:value="0" calcext:value-type="float">
            <text:p>0</text:p>
          </table:table-cell>
          <table:table-cell table:formula="of:=VLOOKUP([kokku.A893];[res.A$1:.D$1048576];4;0)" office:value-type="string" office:string-value="" calcext:value-type="error">
            <text:p>#N/A</text:p>
          </table:table-cell>
          <table:table-cell table:formula="of:=VLOOKUP([kokku.A893];[res.A$1:.D$1048576];3;0)" office:value-type="string" office:string-value="" calcext:value-type="error">
            <text:p>#N/A</text:p>
          </table:table-cell>
          <table:table-cell table:formula="of:=VLOOKUP([kokku.A893];[res.A$1:.E$1048576];2;0)" office:value-type="string" office:string-value="" calcext:value-type="error">
            <text:p>#N/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rk.A894]" office:value-type="float" office:value="0" calcext:value-type="float">
            <text:p>0</text:p>
          </table:table-cell>
          <table:table-cell table:formula="of:=VLOOKUP([kokku.A894];[res.A$1:.D$1048576];4;0)" office:value-type="string" office:string-value="" calcext:value-type="error">
            <text:p>#N/A</text:p>
          </table:table-cell>
          <table:table-cell table:formula="of:=VLOOKUP([kokku.A894];[res.A$1:.D$1048576];3;0)" office:value-type="string" office:string-value="" calcext:value-type="error">
            <text:p>#N/A</text:p>
          </table:table-cell>
          <table:table-cell table:formula="of:=VLOOKUP([kokku.A894];[res.A$1:.E$1048576];2;0)" office:value-type="string" office:string-value="" calcext:value-type="error">
            <text:p>#N/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rk.A895]" office:value-type="float" office:value="0" calcext:value-type="float">
            <text:p>0</text:p>
          </table:table-cell>
          <table:table-cell table:formula="of:=VLOOKUP([kokku.A895];[res.A$1:.D$1048576];4;0)" office:value-type="string" office:string-value="" calcext:value-type="error">
            <text:p>#N/A</text:p>
          </table:table-cell>
          <table:table-cell table:formula="of:=VLOOKUP([kokku.A895];[res.A$1:.D$1048576];3;0)" office:value-type="string" office:string-value="" calcext:value-type="error">
            <text:p>#N/A</text:p>
          </table:table-cell>
          <table:table-cell table:formula="of:=VLOOKUP([kokku.A895];[res.A$1:.E$1048576];2;0)" office:value-type="string" office:string-value="" calcext:value-type="error">
            <text:p>#N/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rk.A896]" office:value-type="float" office:value="0" calcext:value-type="float">
            <text:p>0</text:p>
          </table:table-cell>
          <table:table-cell table:formula="of:=VLOOKUP([kokku.A896];[res.A$1:.D$1048576];4;0)" office:value-type="string" office:string-value="" calcext:value-type="error">
            <text:p>#N/A</text:p>
          </table:table-cell>
          <table:table-cell table:formula="of:=VLOOKUP([kokku.A896];[res.A$1:.D$1048576];3;0)" office:value-type="string" office:string-value="" calcext:value-type="error">
            <text:p>#N/A</text:p>
          </table:table-cell>
          <table:table-cell table:formula="of:=VLOOKUP([kokku.A896];[res.A$1:.E$1048576];2;0)" office:value-type="string" office:string-value="" calcext:value-type="error">
            <text:p>#N/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rk.A897]" office:value-type="float" office:value="0" calcext:value-type="float">
            <text:p>0</text:p>
          </table:table-cell>
          <table:table-cell table:formula="of:=VLOOKUP([kokku.A897];[res.A$1:.D$1048576];4;0)" office:value-type="string" office:string-value="" calcext:value-type="error">
            <text:p>#N/A</text:p>
          </table:table-cell>
          <table:table-cell table:formula="of:=VLOOKUP([kokku.A897];[res.A$1:.D$1048576];3;0)" office:value-type="string" office:string-value="" calcext:value-type="error">
            <text:p>#N/A</text:p>
          </table:table-cell>
          <table:table-cell table:formula="of:=VLOOKUP([kokku.A897];[res.A$1:.E$1048576];2;0)" office:value-type="string" office:string-value="" calcext:value-type="error">
            <text:p>#N/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rk.A898]" office:value-type="float" office:value="0" calcext:value-type="float">
            <text:p>0</text:p>
          </table:table-cell>
          <table:table-cell table:formula="of:=VLOOKUP([kokku.A898];[res.A$1:.D$1048576];4;0)" office:value-type="string" office:string-value="" calcext:value-type="error">
            <text:p>#N/A</text:p>
          </table:table-cell>
          <table:table-cell table:formula="of:=VLOOKUP([kokku.A898];[res.A$1:.D$1048576];3;0)" office:value-type="string" office:string-value="" calcext:value-type="error">
            <text:p>#N/A</text:p>
          </table:table-cell>
          <table:table-cell table:formula="of:=VLOOKUP([kokku.A898];[res.A$1:.E$1048576];2;0)" office:value-type="string" office:string-value="" calcext:value-type="error">
            <text:p>#N/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rk.A899]" office:value-type="float" office:value="0" calcext:value-type="float">
            <text:p>0</text:p>
          </table:table-cell>
          <table:table-cell table:formula="of:=VLOOKUP([kokku.A899];[res.A$1:.D$1048576];4;0)" office:value-type="string" office:string-value="" calcext:value-type="error">
            <text:p>#N/A</text:p>
          </table:table-cell>
          <table:table-cell table:formula="of:=VLOOKUP([kokku.A899];[res.A$1:.D$1048576];3;0)" office:value-type="string" office:string-value="" calcext:value-type="error">
            <text:p>#N/A</text:p>
          </table:table-cell>
          <table:table-cell table:formula="of:=VLOOKUP([kokku.A899];[res.A$1:.E$1048576];2;0)" office:value-type="string" office:string-value="" calcext:value-type="error">
            <text:p>#N/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rk.A900]" office:value-type="float" office:value="0" calcext:value-type="float">
            <text:p>0</text:p>
          </table:table-cell>
          <table:table-cell table:formula="of:=VLOOKUP([kokku.A900];[res.A$1:.D$1048576];4;0)" office:value-type="string" office:string-value="" calcext:value-type="error">
            <text:p>#N/A</text:p>
          </table:table-cell>
          <table:table-cell table:formula="of:=VLOOKUP([kokku.A900];[res.A$1:.D$1048576];3;0)" office:value-type="string" office:string-value="" calcext:value-type="error">
            <text:p>#N/A</text:p>
          </table:table-cell>
          <table:table-cell table:formula="of:=VLOOKUP([kokku.A900];[res.A$1:.E$1048576];2;0)" office:value-type="string" office:string-value="" calcext:value-type="error">
            <text:p>#N/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rk.A901]" office:value-type="float" office:value="0" calcext:value-type="float">
            <text:p>0</text:p>
          </table:table-cell>
          <table:table-cell table:formula="of:=VLOOKUP([kokku.A901];[res.A$1:.D$1048576];4;0)" office:value-type="string" office:string-value="" calcext:value-type="error">
            <text:p>#N/A</text:p>
          </table:table-cell>
          <table:table-cell table:formula="of:=VLOOKUP([kokku.A901];[res.A$1:.D$1048576];3;0)" office:value-type="string" office:string-value="" calcext:value-type="error">
            <text:p>#N/A</text:p>
          </table:table-cell>
          <table:table-cell table:formula="of:=VLOOKUP([kokku.A901];[res.A$1:.E$1048576];2;0)" office:value-type="string" office:string-value="" calcext:value-type="error">
            <text:p>#N/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rk.A902]" office:value-type="float" office:value="0" calcext:value-type="float">
            <text:p>0</text:p>
          </table:table-cell>
          <table:table-cell table:formula="of:=VLOOKUP([kokku.A902];[res.A$1:.D$1048576];4;0)" office:value-type="string" office:string-value="" calcext:value-type="error">
            <text:p>#N/A</text:p>
          </table:table-cell>
          <table:table-cell table:formula="of:=VLOOKUP([kokku.A902];[res.A$1:.D$1048576];3;0)" office:value-type="string" office:string-value="" calcext:value-type="error">
            <text:p>#N/A</text:p>
          </table:table-cell>
          <table:table-cell table:formula="of:=VLOOKUP([kokku.A902];[res.A$1:.E$1048576];2;0)" office:value-type="string" office:string-value="" calcext:value-type="error">
            <text:p>#N/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rk.A903]" office:value-type="float" office:value="0" calcext:value-type="float">
            <text:p>0</text:p>
          </table:table-cell>
          <table:table-cell table:formula="of:=VLOOKUP([kokku.A903];[res.A$1:.D$1048576];4;0)" office:value-type="string" office:string-value="" calcext:value-type="error">
            <text:p>#N/A</text:p>
          </table:table-cell>
          <table:table-cell table:formula="of:=VLOOKUP([kokku.A903];[res.A$1:.D$1048576];3;0)" office:value-type="string" office:string-value="" calcext:value-type="error">
            <text:p>#N/A</text:p>
          </table:table-cell>
          <table:table-cell table:formula="of:=VLOOKUP([kokku.A903];[res.A$1:.E$1048576];2;0)" office:value-type="string" office:string-value="" calcext:value-type="error">
            <text:p>#N/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rk.A904]" office:value-type="float" office:value="0" calcext:value-type="float">
            <text:p>0</text:p>
          </table:table-cell>
          <table:table-cell table:formula="of:=VLOOKUP([kokku.A904];[res.A$1:.D$1048576];4;0)" office:value-type="string" office:string-value="" calcext:value-type="error">
            <text:p>#N/A</text:p>
          </table:table-cell>
          <table:table-cell table:formula="of:=VLOOKUP([kokku.A904];[res.A$1:.D$1048576];3;0)" office:value-type="string" office:string-value="" calcext:value-type="error">
            <text:p>#N/A</text:p>
          </table:table-cell>
          <table:table-cell table:formula="of:=VLOOKUP([kokku.A904];[res.A$1:.E$1048576];2;0)" office:value-type="string" office:string-value="" calcext:value-type="error">
            <text:p>#N/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rk.A905]" office:value-type="float" office:value="0" calcext:value-type="float">
            <text:p>0</text:p>
          </table:table-cell>
          <table:table-cell table:formula="of:=VLOOKUP([kokku.A905];[res.A$1:.D$1048576];4;0)" office:value-type="string" office:string-value="" calcext:value-type="error">
            <text:p>#N/A</text:p>
          </table:table-cell>
          <table:table-cell table:formula="of:=VLOOKUP([kokku.A905];[res.A$1:.D$1048576];3;0)" office:value-type="string" office:string-value="" calcext:value-type="error">
            <text:p>#N/A</text:p>
          </table:table-cell>
          <table:table-cell table:formula="of:=VLOOKUP([kokku.A905];[res.A$1:.E$1048576];2;0)" office:value-type="string" office:string-value="" calcext:value-type="error">
            <text:p>#N/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rk.A906]" office:value-type="float" office:value="0" calcext:value-type="float">
            <text:p>0</text:p>
          </table:table-cell>
          <table:table-cell table:formula="of:=VLOOKUP([kokku.A906];[res.A$1:.D$1048576];4;0)" office:value-type="string" office:string-value="" calcext:value-type="error">
            <text:p>#N/A</text:p>
          </table:table-cell>
          <table:table-cell table:formula="of:=VLOOKUP([kokku.A906];[res.A$1:.D$1048576];3;0)" office:value-type="string" office:string-value="" calcext:value-type="error">
            <text:p>#N/A</text:p>
          </table:table-cell>
          <table:table-cell table:formula="of:=VLOOKUP([kokku.A906];[res.A$1:.E$1048576];2;0)" office:value-type="string" office:string-value="" calcext:value-type="error">
            <text:p>#N/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rk.A907]" office:value-type="float" office:value="0" calcext:value-type="float">
            <text:p>0</text:p>
          </table:table-cell>
          <table:table-cell table:formula="of:=VLOOKUP([kokku.A907];[res.A$1:.D$1048576];4;0)" office:value-type="string" office:string-value="" calcext:value-type="error">
            <text:p>#N/A</text:p>
          </table:table-cell>
          <table:table-cell table:formula="of:=VLOOKUP([kokku.A907];[res.A$1:.D$1048576];3;0)" office:value-type="string" office:string-value="" calcext:value-type="error">
            <text:p>#N/A</text:p>
          </table:table-cell>
          <table:table-cell table:formula="of:=VLOOKUP([kokku.A907];[res.A$1:.E$1048576];2;0)" office:value-type="string" office:string-value="" calcext:value-type="error">
            <text:p>#N/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rk.A908]" office:value-type="float" office:value="0" calcext:value-type="float">
            <text:p>0</text:p>
          </table:table-cell>
          <table:table-cell table:formula="of:=VLOOKUP([kokku.A908];[res.A$1:.D$1048576];4;0)" office:value-type="string" office:string-value="" calcext:value-type="error">
            <text:p>#N/A</text:p>
          </table:table-cell>
          <table:table-cell table:formula="of:=VLOOKUP([kokku.A908];[res.A$1:.D$1048576];3;0)" office:value-type="string" office:string-value="" calcext:value-type="error">
            <text:p>#N/A</text:p>
          </table:table-cell>
          <table:table-cell table:formula="of:=VLOOKUP([kokku.A908];[res.A$1:.E$1048576];2;0)" office:value-type="string" office:string-value="" calcext:value-type="error">
            <text:p>#N/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rk.A909]" office:value-type="float" office:value="0" calcext:value-type="float">
            <text:p>0</text:p>
          </table:table-cell>
          <table:table-cell table:formula="of:=VLOOKUP([kokku.A909];[res.A$1:.D$1048576];4;0)" office:value-type="string" office:string-value="" calcext:value-type="error">
            <text:p>#N/A</text:p>
          </table:table-cell>
          <table:table-cell table:formula="of:=VLOOKUP([kokku.A909];[res.A$1:.D$1048576];3;0)" office:value-type="string" office:string-value="" calcext:value-type="error">
            <text:p>#N/A</text:p>
          </table:table-cell>
          <table:table-cell table:formula="of:=VLOOKUP([kokku.A909];[res.A$1:.E$1048576];2;0)" office:value-type="string" office:string-value="" calcext:value-type="error">
            <text:p>#N/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rk.A910]" office:value-type="float" office:value="0" calcext:value-type="float">
            <text:p>0</text:p>
          </table:table-cell>
          <table:table-cell table:formula="of:=VLOOKUP([kokku.A910];[res.A$1:.D$1048576];4;0)" office:value-type="string" office:string-value="" calcext:value-type="error">
            <text:p>#N/A</text:p>
          </table:table-cell>
          <table:table-cell table:formula="of:=VLOOKUP([kokku.A910];[res.A$1:.D$1048576];3;0)" office:value-type="string" office:string-value="" calcext:value-type="error">
            <text:p>#N/A</text:p>
          </table:table-cell>
          <table:table-cell table:formula="of:=VLOOKUP([kokku.A910];[res.A$1:.E$1048576];2;0)" office:value-type="string" office:string-value="" calcext:value-type="error">
            <text:p>#N/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rk.A911]" office:value-type="float" office:value="0" calcext:value-type="float">
            <text:p>0</text:p>
          </table:table-cell>
          <table:table-cell table:formula="of:=VLOOKUP([kokku.A911];[res.A$1:.D$1048576];4;0)" office:value-type="string" office:string-value="" calcext:value-type="error">
            <text:p>#N/A</text:p>
          </table:table-cell>
          <table:table-cell table:formula="of:=VLOOKUP([kokku.A911];[res.A$1:.D$1048576];3;0)" office:value-type="string" office:string-value="" calcext:value-type="error">
            <text:p>#N/A</text:p>
          </table:table-cell>
          <table:table-cell table:formula="of:=VLOOKUP([kokku.A911];[res.A$1:.E$1048576];2;0)" office:value-type="string" office:string-value="" calcext:value-type="error">
            <text:p>#N/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rk.A912]" office:value-type="float" office:value="0" calcext:value-type="float">
            <text:p>0</text:p>
          </table:table-cell>
          <table:table-cell table:formula="of:=VLOOKUP([kokku.A912];[res.A$1:.D$1048576];4;0)" office:value-type="string" office:string-value="" calcext:value-type="error">
            <text:p>#N/A</text:p>
          </table:table-cell>
          <table:table-cell table:formula="of:=VLOOKUP([kokku.A912];[res.A$1:.D$1048576];3;0)" office:value-type="string" office:string-value="" calcext:value-type="error">
            <text:p>#N/A</text:p>
          </table:table-cell>
          <table:table-cell table:formula="of:=VLOOKUP([kokku.A912];[res.A$1:.E$1048576];2;0)" office:value-type="string" office:string-value="" calcext:value-type="error">
            <text:p>#N/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rk.A913]" office:value-type="float" office:value="0" calcext:value-type="float">
            <text:p>0</text:p>
          </table:table-cell>
          <table:table-cell table:formula="of:=VLOOKUP([kokku.A913];[res.A$1:.D$1048576];4;0)" office:value-type="string" office:string-value="" calcext:value-type="error">
            <text:p>#N/A</text:p>
          </table:table-cell>
          <table:table-cell table:formula="of:=VLOOKUP([kokku.A913];[res.A$1:.D$1048576];3;0)" office:value-type="string" office:string-value="" calcext:value-type="error">
            <text:p>#N/A</text:p>
          </table:table-cell>
          <table:table-cell table:formula="of:=VLOOKUP([kokku.A913];[res.A$1:.E$1048576];2;0)" office:value-type="string" office:string-value="" calcext:value-type="error">
            <text:p>#N/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rk.A914]" office:value-type="float" office:value="0" calcext:value-type="float">
            <text:p>0</text:p>
          </table:table-cell>
          <table:table-cell table:formula="of:=VLOOKUP([kokku.A914];[res.A$1:.D$1048576];4;0)" office:value-type="string" office:string-value="" calcext:value-type="error">
            <text:p>#N/A</text:p>
          </table:table-cell>
          <table:table-cell table:formula="of:=VLOOKUP([kokku.A914];[res.A$1:.D$1048576];3;0)" office:value-type="string" office:string-value="" calcext:value-type="error">
            <text:p>#N/A</text:p>
          </table:table-cell>
          <table:table-cell table:formula="of:=VLOOKUP([kokku.A914];[res.A$1:.E$1048576];2;0)" office:value-type="string" office:string-value="" calcext:value-type="error">
            <text:p>#N/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rk.A915]" office:value-type="float" office:value="0" calcext:value-type="float">
            <text:p>0</text:p>
          </table:table-cell>
          <table:table-cell table:formula="of:=VLOOKUP([kokku.A915];[res.A$1:.D$1048576];4;0)" office:value-type="string" office:string-value="" calcext:value-type="error">
            <text:p>#N/A</text:p>
          </table:table-cell>
          <table:table-cell table:formula="of:=VLOOKUP([kokku.A915];[res.A$1:.D$1048576];3;0)" office:value-type="string" office:string-value="" calcext:value-type="error">
            <text:p>#N/A</text:p>
          </table:table-cell>
          <table:table-cell table:formula="of:=VLOOKUP([kokku.A915];[res.A$1:.E$1048576];2;0)" office:value-type="string" office:string-value="" calcext:value-type="error">
            <text:p>#N/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rk.A916]" office:value-type="float" office:value="0" calcext:value-type="float">
            <text:p>0</text:p>
          </table:table-cell>
          <table:table-cell table:formula="of:=VLOOKUP([kokku.A916];[res.A$1:.D$1048576];4;0)" office:value-type="string" office:string-value="" calcext:value-type="error">
            <text:p>#N/A</text:p>
          </table:table-cell>
          <table:table-cell table:formula="of:=VLOOKUP([kokku.A916];[res.A$1:.D$1048576];3;0)" office:value-type="string" office:string-value="" calcext:value-type="error">
            <text:p>#N/A</text:p>
          </table:table-cell>
          <table:table-cell table:formula="of:=VLOOKUP([kokku.A916];[res.A$1:.E$1048576];2;0)" office:value-type="string" office:string-value="" calcext:value-type="error">
            <text:p>#N/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rk.A917]" office:value-type="float" office:value="0" calcext:value-type="float">
            <text:p>0</text:p>
          </table:table-cell>
          <table:table-cell table:formula="of:=VLOOKUP([kokku.A917];[res.A$1:.D$1048576];4;0)" office:value-type="string" office:string-value="" calcext:value-type="error">
            <text:p>#N/A</text:p>
          </table:table-cell>
          <table:table-cell table:formula="of:=VLOOKUP([kokku.A917];[res.A$1:.D$1048576];3;0)" office:value-type="string" office:string-value="" calcext:value-type="error">
            <text:p>#N/A</text:p>
          </table:table-cell>
          <table:table-cell table:formula="of:=VLOOKUP([kokku.A917];[res.A$1:.E$1048576];2;0)" office:value-type="string" office:string-value="" calcext:value-type="error">
            <text:p>#N/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rk.A918]" office:value-type="float" office:value="0" calcext:value-type="float">
            <text:p>0</text:p>
          </table:table-cell>
          <table:table-cell table:formula="of:=VLOOKUP([kokku.A918];[res.A$1:.D$1048576];4;0)" office:value-type="string" office:string-value="" calcext:value-type="error">
            <text:p>#N/A</text:p>
          </table:table-cell>
          <table:table-cell table:formula="of:=VLOOKUP([kokku.A918];[res.A$1:.D$1048576];3;0)" office:value-type="string" office:string-value="" calcext:value-type="error">
            <text:p>#N/A</text:p>
          </table:table-cell>
          <table:table-cell table:formula="of:=VLOOKUP([kokku.A918];[res.A$1:.E$1048576];2;0)" office:value-type="string" office:string-value="" calcext:value-type="error">
            <text:p>#N/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rk.A919]" office:value-type="float" office:value="0" calcext:value-type="float">
            <text:p>0</text:p>
          </table:table-cell>
          <table:table-cell table:formula="of:=VLOOKUP([kokku.A919];[res.A$1:.D$1048576];4;0)" office:value-type="string" office:string-value="" calcext:value-type="error">
            <text:p>#N/A</text:p>
          </table:table-cell>
          <table:table-cell table:formula="of:=VLOOKUP([kokku.A919];[res.A$1:.D$1048576];3;0)" office:value-type="string" office:string-value="" calcext:value-type="error">
            <text:p>#N/A</text:p>
          </table:table-cell>
          <table:table-cell table:formula="of:=VLOOKUP([kokku.A919];[res.A$1:.E$1048576];2;0)" office:value-type="string" office:string-value="" calcext:value-type="error">
            <text:p>#N/A</text:p>
          </table:table-cell>
          <table:table-cell table:number-columns-repeated="2"/>
          <table:table-cell table:style-name="Default"/>
        </table:table-row>
      </table:table>
      <table:named-expressions/>
      <table:database-ranges>
        <table:database-range table:name="__Anonymous_Sheet_DB__1" table:target-range-address="res.A1:res.AMJ10485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ares.A1:ares.AMJ104857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kokku.A1:kokku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t" fo:country="E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Bitstream Vera Sans" style:font-family-complex="'Bitstream Ver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Lehekül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2">00.00.0000</text:date>, <text:time>00:00:00</text:time></text:p>
        </style:region-right>
      </style:header>
      <style:header-left style:display="false"/>
      <style:footer>
        <text:p>Lehekülg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01:09:11.939525644</meta:creation-date>
    <dc:date>2019-03-02T07:39:03.594452518</dc:date>
    <meta:editing-duration>PT3S</meta:editing-duration>
    <meta:editing-cycles>1</meta:editing-cycles>
    <meta:generator>LibreOffice/6.0.7.3.0$Linux_X86_64 LibreOffice_project/00m0$Build-3</meta:generator>
    <meta:document-statistic meta:table-count="4" meta:cell-count="18903" meta:object-count="0"/>
  </office:meta>
</office:document-meta>
</file>